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6646in"/>
    </style:style>
    <style:style style:name="co19" style:family="table-column">
      <style:table-column-properties fo:break-before="auto" style:column-width="0.5217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791in"/>
    </style:style>
    <style:style style:name="co23" style:family="table-column">
      <style:table-column-properties fo:break-before="auto" style:column-width="0.4354in"/>
    </style:style>
    <style:style style:name="co24" style:family="table-column">
      <style:table-column-properties fo:break-before="auto" style:column-width="1.05in"/>
    </style:style>
    <style:style style:name="co25" style:family="table-column">
      <style:table-column-properties fo:break-before="auto" style:column-width="0.65in"/>
    </style:style>
    <style:style style:name="co26" style:family="table-column">
      <style:table-column-properties fo:break-before="auto" style:column-width="0.4925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3717in"/>
    </style:style>
    <style:style style:name="co29" style:family="table-column">
      <style:table-column-properties fo:break-before="auto" style:column-width="0.7575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146in"/>
    </style:style>
    <style:style style:name="co33" style:family="table-column">
      <style:table-column-properties fo:break-before="auto" style:column-width="0.5638in"/>
    </style:style>
    <style:style style:name="co34" style:family="table-column">
      <style:table-column-properties fo:break-before="auto" style:column-width="0.2799in"/>
    </style:style>
    <style:style style:name="co35" style:family="table-column">
      <style:table-column-properties fo:break-before="auto" style:column-width="0.2425in"/>
    </style:style>
    <style:style style:name="co36" style:family="table-column">
      <style:table-column-properties fo:break-before="auto" style:column-width="0.4693in"/>
    </style:style>
    <style:style style:name="co37" style:family="table-column">
      <style:table-column-properties fo:break-before="auto" style:column-width="0.4311in"/>
    </style:style>
    <style:style style:name="co38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808080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transparent"/>
    </style:style>
    <style:style style:name="ce55" style:family="table-cell" style:parent-style-name="Default" style:data-style-name="N99"/>
    <style:style style:name="ce60" style:family="table-cell" style:parent-style-name="Default" style:data-style-name="N99">
      <style:table-cell-properties fo:background-color="transparent"/>
    </style:style>
    <style:style style:name="ce63" style:family="table-cell" style:parent-style-name="Default" style:data-style-name="N100"/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4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1" style:family="table-cell" style:parent-style-name="Default" style:data-style-name="N12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8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9" style:family="table-cell" style:parent-style-name="Default" style:data-style-name="N2"/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43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7" style:family="table-cell" style:parent-style-name="Default">
      <style:table-cell-properties fo:background-color="#808080"/>
    </style:style>
    <style:style style:name="ce53" style:family="table-cell" style:parent-style-name="Default" style:data-style-name="N2">
      <style:text-properties fo:color="#000000"/>
    </style:style>
    <style:style style:name="ce9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0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2">
      <style:table-cell-properties fo:background-color="#ececec"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00" style:family="table-cell" style:parent-style-name="Default">
      <style:table-cell-properties fo:wrap-option="wrap"/>
    </style:style>
    <style:style style:name="ce2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cel sta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1" table:number-columns-repeated="9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9" table:number-rows-spanned="1">
            <text:p>10% Parcels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  <table:table-cell table:number-columns-repeated="4"/>
          <table:table-cell table:style-name="ce63"/>
          <table:table-cell table:number-columns-repeated="4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grubhub-10-0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16" calcext:value-type="float">
            <text:p>46.816</text:p>
          </table:table-cell>
          <table:table-cell table:style-name="Default" office:value-type="float" office:value="39.4588" calcext:value-type="float">
            <text:p>39.45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7.3572" calcext:value-type="float">
            <text:p>7.357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1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89" calcext:value-type="float">
            <text:p>11.289</text:p>
          </table:table-cell>
          <table:table-cell table:style-name="Default" office:value-type="float" office:value="9.9176" calcext:value-type="float">
            <text:p>9.91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714" calcext:value-type="float">
            <text:p>1.37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89" calcext:value-type="float">
            <text:p>11.289</text:p>
          </table:table-cell>
          <table:table-cell table:style-name="Default" office:value-type="float" office:value="9.9176" calcext:value-type="float">
            <text:p>9.91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714" calcext:value-type="float">
            <text:p>1.37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1424" calcext:value-type="float">
            <text:p>23.1424</text:p>
          </table:table-cell>
          <table:table-cell table:style-name="Default" office:value-type="float" office:value="20.286" calcext:value-type="float">
            <text:p>20.2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564" calcext:value-type="float">
            <text:p>2.856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918" calcext:value-type="float">
            <text:p>48.6918</text:p>
          </table:table-cell>
          <table:table-cell table:style-name="Default" office:value-type="float" office:value="37.7568" calcext:value-type="float">
            <text:p>37.75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0.935" calcext:value-type="float">
            <text:p>10.935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2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3508" calcext:value-type="float">
            <text:p>8.3508</text:p>
          </table:table-cell>
          <table:table-cell table:style-name="Default" office:value-type="float" office:value="8.2248" calcext:value-type="float">
            <text:p>8.22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6" calcext:value-type="float">
            <text:p>0.12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0044" calcext:value-type="float">
            <text:p>37.0044</text:p>
          </table:table-cell>
          <table:table-cell table:style-name="Default" office:value-type="float" office:value="32.2092" calcext:value-type="float">
            <text:p>32.20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4.7952" calcext:value-type="float">
            <text:p>4.795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6952" calcext:value-type="float">
            <text:p>43.6952</text:p>
          </table:table-cell>
          <table:table-cell table:style-name="Default" office:value-type="float" office:value="35.834" calcext:value-type="float">
            <text:p>35.8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7.8612" calcext:value-type="float">
            <text:p>7.86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3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104" calcext:value-type="float">
            <text:p>16.104</text:p>
          </table:table-cell>
          <table:table-cell table:style-name="Default" office:value-type="float" office:value="13.5792" calcext:value-type="float">
            <text:p>13.57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248" calcext:value-type="float">
            <text:p>2.524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4508" calcext:value-type="float">
            <text:p>25.4508</text:p>
          </table:table-cell>
          <table:table-cell table:style-name="Default" office:value-type="float" office:value="20.7184" calcext:value-type="float">
            <text:p>20.71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4.7324" calcext:value-type="float">
            <text:p>4.732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5624" calcext:value-type="float">
            <text:p>43.5624</text:p>
          </table:table-cell>
          <table:table-cell table:style-name="Default" office:value-type="float" office:value="32.6416" calcext:value-type="float">
            <text:p>32.64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0.9208" calcext:value-type="float">
            <text:p>10.920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4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4646" calcext:value-type="float">
            <text:p>34.4646</text:p>
          </table:table-cell>
          <table:table-cell table:style-name="Default" office:value-type="float" office:value="28.8328" calcext:value-type="float">
            <text:p>28.83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5.6318" calcext:value-type="float">
            <text:p>5.631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5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2232" calcext:value-type="float">
            <text:p>15.2232</text:p>
          </table:table-cell>
          <table:table-cell table:style-name="Default" office:value-type="float" office:value="14.1956" calcext:value-type="float">
            <text:p>14.19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276" calcext:value-type="float">
            <text:p>1.02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9106" calcext:value-type="float">
            <text:p>26.9106</text:p>
          </table:table-cell>
          <table:table-cell table:style-name="Default" office:value-type="float" office:value="21.436" calcext:value-type="float">
            <text:p>21.4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746" calcext:value-type="float">
            <text:p>5.474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4572" calcext:value-type="float">
            <text:p>40.4572</text:p>
          </table:table-cell>
          <table:table-cell table:style-name="Default" office:value-type="float" office:value="24.426" calcext:value-type="float">
            <text:p>24.42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6.0312" calcext:value-type="float">
            <text:p>16.031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2396" calcext:value-type="float">
            <text:p>49.2396</text:p>
          </table:table-cell>
          <table:table-cell table:style-name="Default" office:value-type="float" office:value="32.7796" calcext:value-type="float">
            <text:p>32.77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6.46" calcext:value-type="float">
            <text:p>16.4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6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3308" calcext:value-type="float">
            <text:p>13.3308</text:p>
          </table:table-cell>
          <table:table-cell table:style-name="Default" office:value-type="float" office:value="10.8008" calcext:value-type="float">
            <text:p>10.80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3" calcext:value-type="float">
            <text:p>2.5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5196" calcext:value-type="float">
            <text:p>20.5196</text:p>
          </table:table-cell>
          <table:table-cell table:style-name="Default" office:value-type="float" office:value="15.87" calcext:value-type="float">
            <text:p>15.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496" calcext:value-type="float">
            <text:p>4.649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122" calcext:value-type="float">
            <text:p>30.9122</text:p>
          </table:table-cell>
          <table:table-cell table:style-name="Default" office:value-type="float" office:value="18.6208" calcext:value-type="float">
            <text:p>18.62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2914" calcext:value-type="float">
            <text:p>12.291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6522" calcext:value-type="float">
            <text:p>33.6522</text:p>
          </table:table-cell>
          <table:table-cell table:style-name="Default" office:value-type="float" office:value="20.976" calcext:value-type="float">
            <text:p>20.9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2.6762" calcext:value-type="float">
            <text:p>12.676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7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7" calcext:value-type="float">
            <text:p>11.87</text:p>
          </table:table-cell>
          <table:table-cell table:style-name="Default" office:value-type="float" office:value="11.086" calcext:value-type="float">
            <text:p>11.0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84" calcext:value-type="float">
            <text:p>0.78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7" calcext:value-type="float">
            <text:p>11.87</text:p>
          </table:table-cell>
          <table:table-cell table:style-name="Default" office:value-type="float" office:value="11.086" calcext:value-type="float">
            <text:p>11.0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84" calcext:value-type="float">
            <text:p>0.7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7" calcext:value-type="float">
            <text:p>11.87</text:p>
          </table:table-cell>
          <table:table-cell table:style-name="Default" office:value-type="float" office:value="11.086" calcext:value-type="float">
            <text:p>11.0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84" calcext:value-type="float">
            <text:p>0.78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8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078" calcext:value-type="float">
            <text:p>6.6078</text:p>
          </table:table-cell>
          <table:table-cell table:style-name="Default" office:value-type="float" office:value="4.1768" calcext:value-type="float">
            <text:p>4.17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31" calcext:value-type="float">
            <text:p>2.43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7514" calcext:value-type="float">
            <text:p>16.7514</text:p>
          </table:table-cell>
          <table:table-cell table:style-name="Default" office:value-type="float" office:value="12.9996" calcext:value-type="float">
            <text:p>12.99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518" calcext:value-type="float">
            <text:p>3.751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73" calcext:value-type="float">
            <text:p>32.373</text:p>
          </table:table-cell>
          <table:table-cell table:style-name="Default" office:value-type="float" office:value="21.16" calcext:value-type="float">
            <text:p>21.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13" calcext:value-type="float">
            <text:p>11.2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73" calcext:value-type="float">
            <text:p>32.373</text:p>
          </table:table-cell>
          <table:table-cell table:style-name="Default" office:value-type="float" office:value="21.16" calcext:value-type="float">
            <text:p>21.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1.213" calcext:value-type="float">
            <text:p>11.213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9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168" calcext:value-type="float">
            <text:p>12.9168</text:p>
          </table:table-cell>
          <table:table-cell table:style-name="Default" office:value-type="float" office:value="10.0832" calcext:value-type="float">
            <text:p>10.08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336" calcext:value-type="float">
            <text:p>2.833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5944" calcext:value-type="float">
            <text:p>35.5944</text:p>
          </table:table-cell>
          <table:table-cell table:style-name="Default" office:value-type="float" office:value="25.9164" calcext:value-type="float">
            <text:p>25.91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678" calcext:value-type="float">
            <text:p>9.67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0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322" calcext:value-type="float">
            <text:p>17.1322</text:p>
          </table:table-cell>
          <table:table-cell table:style-name="Default" office:value-type="float" office:value="12.7144" calcext:value-type="float">
            <text:p>12.7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178" calcext:value-type="float">
            <text:p>4.417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322" calcext:value-type="float">
            <text:p>17.1322</text:p>
          </table:table-cell>
          <table:table-cell table:style-name="Default" office:value-type="float" office:value="12.7144" calcext:value-type="float">
            <text:p>12.7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178" calcext:value-type="float">
            <text:p>4.417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322" calcext:value-type="float">
            <text:p>17.1322</text:p>
          </table:table-cell>
          <table:table-cell table:style-name="Default" office:value-type="float" office:value="12.7144" calcext:value-type="float">
            <text:p>12.7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178" calcext:value-type="float">
            <text:p>4.417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1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9958" calcext:value-type="float">
            <text:p>34.9958</text:p>
          </table:table-cell>
          <table:table-cell table:style-name="Default" office:value-type="float" office:value="25.4288" calcext:value-type="float">
            <text:p>25.42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9.567" calcext:value-type="float">
            <text:p>9.567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2568" calcext:value-type="float">
            <text:p>53.2568</text:p>
          </table:table-cell>
          <table:table-cell table:style-name="Default" office:value-type="float" office:value="37.8856" calcext:value-type="float">
            <text:p>37.88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5.3712" calcext:value-type="float">
            <text:p>15.37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2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8" calcext:value-type="float">
            <text:p>30.38</text:p>
          </table:table-cell>
          <table:table-cell table:style-name="Default" office:value-type="float" office:value="30.2496" calcext:value-type="float">
            <text:p>30.24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04" calcext:value-type="float">
            <text:p>0.130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688" calcext:value-type="float">
            <text:p>37.5688</text:p>
          </table:table-cell>
          <table:table-cell table:style-name="Default" office:value-type="float" office:value="33.12" calcext:value-type="float">
            <text:p>33.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4.4488" calcext:value-type="float">
            <text:p>4.448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8086" calcext:value-type="float">
            <text:p>52.8086</text:p>
          </table:table-cell>
          <table:table-cell table:style-name="Default" office:value-type="float" office:value="41.906" calcext:value-type="float">
            <text:p>41.9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0.9026" calcext:value-type="float">
            <text:p>10.902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3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10.0648" calcext:value-type="float">
            <text:p>10.06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024" calcext:value-type="float">
            <text:p>2.502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10.0648" calcext:value-type="float">
            <text:p>10.06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024" calcext:value-type="float">
            <text:p>2.502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10.0648" calcext:value-type="float">
            <text:p>10.06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024" calcext:value-type="float">
            <text:p>2.50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0016" calcext:value-type="float">
            <text:p>25.0016</text:p>
          </table:table-cell>
          <table:table-cell table:style-name="Default" office:value-type="float" office:value="16.4404" calcext:value-type="float">
            <text:p>16.44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612" calcext:value-type="float">
            <text:p>8.56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4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945" calcext:value-type="float">
            <text:p>13.945</text:p>
          </table:table-cell>
          <table:table-cell table:style-name="Default" office:value-type="float" office:value="11.9784" calcext:value-type="float">
            <text:p>11.97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666" calcext:value-type="float">
            <text:p>1.966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945" calcext:value-type="float">
            <text:p>13.945</text:p>
          </table:table-cell>
          <table:table-cell table:style-name="Default" office:value-type="float" office:value="11.9784" calcext:value-type="float">
            <text:p>11.97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666" calcext:value-type="float">
            <text:p>1.966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7034" calcext:value-type="float">
            <text:p>28.7034</text:p>
          </table:table-cell>
          <table:table-cell table:style-name="Default" office:value-type="float" office:value="20.3228" calcext:value-type="float">
            <text:p>20.32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8.3806" calcext:value-type="float">
            <text:p>8.380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7034" calcext:value-type="float">
            <text:p>28.7034</text:p>
          </table:table-cell>
          <table:table-cell table:style-name="Default" office:value-type="float" office:value="20.3228" calcext:value-type="float">
            <text:p>20.32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3806" calcext:value-type="float">
            <text:p>8.380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5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926" calcext:value-type="float">
            <text:p>39.926</text:p>
          </table:table-cell>
          <table:table-cell table:style-name="Default" office:value-type="float" office:value="39.2196" calcext:value-type="float">
            <text:p>39.2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7064" calcext:value-type="float">
            <text:p>0.706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3936" calcext:value-type="float">
            <text:p>52.3936</text:p>
          </table:table-cell>
          <table:table-cell table:style-name="Default" office:value-type="float" office:value="44.8868" calcext:value-type="float">
            <text:p>44.88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7.5068" calcext:value-type="float">
            <text:p>7.506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6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7308" calcext:value-type="float">
            <text:p>17.7308</text:p>
          </table:table-cell>
          <table:table-cell table:style-name="Default" office:value-type="float" office:value="17.6732" calcext:value-type="float">
            <text:p>17.67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76" calcext:value-type="float">
            <text:p>0.05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8252" calcext:value-type="float">
            <text:p>31.8252</text:p>
          </table:table-cell>
          <table:table-cell table:style-name="Default" office:value-type="float" office:value="31.1328" calcext:value-type="float">
            <text:p>31.13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0.6924" calcext:value-type="float">
            <text:p>0.69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63" calcext:value-type="float">
            <text:p>30.63</text:p>
          </table:table-cell>
          <table:table-cell table:style-name="Default" office:value-type="float" office:value="22.5308" calcext:value-type="float">
            <text:p>22.53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8.0992" calcext:value-type="float">
            <text:p>8.099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7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455" calcext:value-type="float">
            <text:p>11.455</text:p>
          </table:table-cell>
          <table:table-cell table:style-name="Default" office:value-type="float" office:value="9.706" calcext:value-type="float">
            <text:p>9.7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9" calcext:value-type="float">
            <text:p>1.74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455" calcext:value-type="float">
            <text:p>11.455</text:p>
          </table:table-cell>
          <table:table-cell table:style-name="Default" office:value-type="float" office:value="9.706" calcext:value-type="float">
            <text:p>9.7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9" calcext:value-type="float">
            <text:p>1.74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782" calcext:value-type="float">
            <text:p>18.3782</text:p>
          </table:table-cell>
          <table:table-cell table:style-name="Default" office:value-type="float" office:value="15.87" calcext:value-type="float">
            <text:p>15.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082" calcext:value-type="float">
            <text:p>2.508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924" calcext:value-type="float">
            <text:p>18.9924</text:p>
          </table:table-cell>
          <table:table-cell table:style-name="Default" office:value-type="float" office:value="13.708" calcext:value-type="float">
            <text:p>13.7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5.2844" calcext:value-type="float">
            <text:p>5.284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8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098" calcext:value-type="float">
            <text:p>6.1098</text:p>
          </table:table-cell>
          <table:table-cell table:style-name="Default" office:value-type="float" office:value="3.6984" calcext:value-type="float">
            <text:p>3.69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114" calcext:value-type="float">
            <text:p>2.41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7096" calcext:value-type="float">
            <text:p>14.7096</text:p>
          </table:table-cell>
          <table:table-cell table:style-name="Default" office:value-type="float" office:value="10.2304" calcext:value-type="float">
            <text:p>10.23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792" calcext:value-type="float">
            <text:p>4.479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018" calcext:value-type="float">
            <text:p>37.9018</text:p>
          </table:table-cell>
          <table:table-cell table:style-name="Default" office:value-type="float" office:value="27.7656" calcext:value-type="float">
            <text:p>27.76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0.1362" calcext:value-type="float">
            <text:p>10.136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9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202" calcext:value-type="float">
            <text:p>11.8202</text:p>
          </table:table-cell>
          <table:table-cell table:style-name="Default" office:value-type="float" office:value="9.706" calcext:value-type="float">
            <text:p>9.7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142" calcext:value-type="float">
            <text:p>2.114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202" calcext:value-type="float">
            <text:p>11.8202</text:p>
          </table:table-cell>
          <table:table-cell table:style-name="Default" office:value-type="float" office:value="9.706" calcext:value-type="float">
            <text:p>9.7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142" calcext:value-type="float">
            <text:p>2.114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0542" calcext:value-type="float">
            <text:p>37.0542</text:p>
          </table:table-cell>
          <table:table-cell table:style-name="Default" office:value-type="float" office:value="33.7364" calcext:value-type="float">
            <text:p>33.73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.3178" calcext:value-type="float">
            <text:p>3.317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454" calcext:value-type="float">
            <text:p>39.2454</text:p>
          </table:table-cell>
          <table:table-cell table:style-name="Default" office:value-type="float" office:value="29.992" calcext:value-type="float">
            <text:p>29.9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2534" calcext:value-type="float">
            <text:p>9.253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0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215" calcext:value-type="float">
            <text:p>30.215</text:p>
          </table:table-cell>
          <table:table-cell table:style-name="Default" office:value-type="float" office:value="24.196" calcext:value-type="float">
            <text:p>24.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.019" calcext:value-type="float">
            <text:p>6.01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5412" calcext:value-type="float">
            <text:p>40.5412</text:p>
          </table:table-cell>
          <table:table-cell table:style-name="Default" office:value-type="float" office:value="31.5008" calcext:value-type="float">
            <text:p>31.50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9.0404" calcext:value-type="float">
            <text:p>9.040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1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815" calcext:value-type="float">
            <text:p>25.815</text:p>
          </table:table-cell>
          <table:table-cell table:style-name="Default" office:value-type="float" office:value="25.5668" calcext:value-type="float">
            <text:p>25.56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82" calcext:value-type="float">
            <text:p>0.248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2076" calcext:value-type="float">
            <text:p>36.2076</text:p>
          </table:table-cell>
          <table:table-cell table:style-name="Default" office:value-type="float" office:value="29.7344" calcext:value-type="float">
            <text:p>29.73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.4732" calcext:value-type="float">
            <text:p>6.473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168" calcext:value-type="float">
            <text:p>42.168</text:p>
          </table:table-cell>
          <table:table-cell table:style-name="Default" office:value-type="float" office:value="35.4936" calcext:value-type="float">
            <text:p>35.49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6.6744" calcext:value-type="float">
            <text:p>6.674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2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4738" calcext:value-type="float">
            <text:p>19.4738</text:p>
          </table:table-cell>
          <table:table-cell table:style-name="Default" office:value-type="float" office:value="15.9436" calcext:value-type="float">
            <text:p>15.94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302" calcext:value-type="float">
            <text:p>3.530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8578" calcext:value-type="float">
            <text:p>27.8578</text:p>
          </table:table-cell>
          <table:table-cell table:style-name="Default" office:value-type="float" office:value="20.5528" calcext:value-type="float">
            <text:p>20.55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305" calcext:value-type="float">
            <text:p>7.30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2458" calcext:value-type="float">
            <text:p>56.2458</text:p>
          </table:table-cell>
          <table:table-cell table:style-name="Default" office:value-type="float" office:value="36.8" calcext:value-type="float">
            <text:p>36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9.4458" calcext:value-type="float">
            <text:p>19.445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3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39" calcext:value-type="float">
            <text:p>32.539</text:p>
          </table:table-cell>
          <table:table-cell table:style-name="Default" office:value-type="float" office:value="28.0968" calcext:value-type="float">
            <text:p>28.09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.4422" calcext:value-type="float">
            <text:p>4.442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34.6656" calcext:value-type="float">
            <text:p>34.66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0.6076" calcext:value-type="float">
            <text:p>10.607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4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4" calcext:value-type="float">
            <text:p>25.4</text:p>
          </table:table-cell>
          <table:table-cell table:style-name="Default" office:value-type="float" office:value="18.7772" calcext:value-type="float">
            <text:p>18.77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228" calcext:value-type="float">
            <text:p>6.622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6272" calcext:value-type="float">
            <text:p>39.6272</text:p>
          </table:table-cell>
          <table:table-cell table:style-name="Default" office:value-type="float" office:value="32.476" calcext:value-type="float">
            <text:p>32.4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7.1512" calcext:value-type="float">
            <text:p>7.15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5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8596" calcext:value-type="float">
            <text:p>39.8596</text:p>
          </table:table-cell>
          <table:table-cell table:style-name="Default" office:value-type="float" office:value="31.0224" calcext:value-type="float">
            <text:p>31.02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8.8372" calcext:value-type="float">
            <text:p>8.837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6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2872" calcext:value-type="float">
            <text:p>20.2872</text:p>
          </table:table-cell>
          <table:table-cell table:style-name="Default" office:value-type="float" office:value="20.2216" calcext:value-type="float">
            <text:p>20.2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56" calcext:value-type="float">
            <text:p>0.065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2872" calcext:value-type="float">
            <text:p>20.2872</text:p>
          </table:table-cell>
          <table:table-cell table:style-name="Default" office:value-type="float" office:value="20.2216" calcext:value-type="float">
            <text:p>20.2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56" calcext:value-type="float">
            <text:p>0.065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0106" calcext:value-type="float">
            <text:p>44.0106</text:p>
          </table:table-cell>
          <table:table-cell table:style-name="Default" office:value-type="float" office:value="34.0584" calcext:value-type="float">
            <text:p>34.05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9522" calcext:value-type="float">
            <text:p>9.952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7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2272" calcext:value-type="float">
            <text:p>35.2272</text:p>
          </table:table-cell>
          <table:table-cell table:style-name="Default" office:value-type="float" office:value="22.3652" calcext:value-type="float">
            <text:p>22.36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62" calcext:value-type="float">
            <text:p>12.86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9724" calcext:value-type="float">
            <text:p>44.9724</text:p>
          </table:table-cell>
          <table:table-cell table:style-name="Default" office:value-type="float" office:value="29.5228" calcext:value-type="float">
            <text:p>29.52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5.4496" calcext:value-type="float">
            <text:p>15.449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1388" calcext:value-type="float">
            <text:p>62.1388</text:p>
          </table:table-cell>
          <table:table-cell table:style-name="Default" office:value-type="float" office:value="35.1624" calcext:value-type="float">
            <text:p>35.16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6.9764" calcext:value-type="float">
            <text:p>26.976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8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0394" calcext:value-type="float">
            <text:p>28.0394</text:p>
          </table:table-cell>
          <table:table-cell table:style-name="Default" office:value-type="float" office:value="24.2604" calcext:value-type="float">
            <text:p>24.26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79" calcext:value-type="float">
            <text:p>3.779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827" calcext:value-type="float">
            <text:p>43.827</text:p>
          </table:table-cell>
          <table:table-cell table:style-name="Default" office:value-type="float" office:value="35.42" calcext:value-type="float">
            <text:p>35.4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407" calcext:value-type="float">
            <text:p>8.407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3512" calcext:value-type="float">
            <text:p>67.3512</text:p>
          </table:table-cell>
          <table:table-cell table:style-name="Default" office:value-type="float" office:value="43.6356" calcext:value-type="float">
            <text:p>43.63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3.7156" calcext:value-type="float">
            <text:p>23.715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9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0142" calcext:value-type="float">
            <text:p>26.0142</text:p>
          </table:table-cell>
          <table:table-cell table:style-name="Default" office:value-type="float" office:value="24.2144" calcext:value-type="float">
            <text:p>24.2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998" calcext:value-type="float">
            <text:p>1.799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2374" calcext:value-type="float">
            <text:p>41.2374</text:p>
          </table:table-cell>
          <table:table-cell table:style-name="Default" office:value-type="float" office:value="30.0288" calcext:value-type="float">
            <text:p>30.02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1.2086" calcext:value-type="float">
            <text:p>11.208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5882" calcext:value-type="float">
            <text:p>49.5882</text:p>
          </table:table-cell>
          <table:table-cell table:style-name="Default" office:value-type="float" office:value="34.3528" calcext:value-type="float">
            <text:p>34.35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5.2354" calcext:value-type="float">
            <text:p>15.235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0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096" calcext:value-type="float">
            <text:p>10.3096</text:p>
          </table:table-cell>
          <table:table-cell table:style-name="Default" office:value-type="float" office:value="7.3968" calcext:value-type="float">
            <text:p>7.39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128" calcext:value-type="float">
            <text:p>2.912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52" calcext:value-type="float">
            <text:p>37.852</text:p>
          </table:table-cell>
          <table:table-cell table:style-name="Default" office:value-type="float" office:value="32.9084" calcext:value-type="float">
            <text:p>32.90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.9436" calcext:value-type="float">
            <text:p>4.943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37.2048" calcext:value-type="float">
            <text:p>37.20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8.0684" calcext:value-type="float">
            <text:p>8.068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1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6106" calcext:value-type="float">
            <text:p>39.6106</text:p>
          </table:table-cell>
          <table:table-cell table:style-name="Default" office:value-type="float" office:value="34.224" calcext:value-type="float">
            <text:p>34.2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5.3866" calcext:value-type="float">
            <text:p>5.386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3896" calcext:value-type="float">
            <text:p>53.3896</text:p>
          </table:table-cell>
          <table:table-cell table:style-name="Default" office:value-type="float" office:value="39.146" calcext:value-type="float">
            <text:p>39.14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14.2436" calcext:value-type="float">
            <text:p>14.243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2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5036" calcext:value-type="float">
            <text:p>24.5036</text:p>
          </table:table-cell>
          <table:table-cell table:style-name="Default" office:value-type="float" office:value="18.4644" calcext:value-type="float">
            <text:p>18.46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0392" calcext:value-type="float">
            <text:p>6.039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0232" calcext:value-type="float">
            <text:p>45.0232</text:p>
          </table:table-cell>
          <table:table-cell table:style-name="Default" office:value-type="float" office:value="33.8744" calcext:value-type="float">
            <text:p>33.87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1.1488" calcext:value-type="float">
            <text:p>11.148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9058" calcext:value-type="float">
            <text:p>57.9058</text:p>
          </table:table-cell>
          <table:table-cell table:style-name="Default" office:value-type="float" office:value="40.1764" calcext:value-type="float">
            <text:p>40.17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7.7294" calcext:value-type="float">
            <text:p>17.729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3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471" calcext:value-type="float">
            <text:p>7.471</text:p>
          </table:table-cell>
          <table:table-cell table:style-name="Default" office:value-type="float" office:value="7.2404" calcext:value-type="float">
            <text:p>7.24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06" calcext:value-type="float">
            <text:p>0.230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332" calcext:value-type="float">
            <text:p>17.1332</text:p>
          </table:table-cell>
          <table:table-cell table:style-name="Default" office:value-type="float" office:value="9.6784" calcext:value-type="float">
            <text:p>9.67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4548" calcext:value-type="float">
            <text:p>7.454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267" calcext:value-type="float">
            <text:p>38.267</text:p>
          </table:table-cell>
          <table:table-cell table:style-name="Default" office:value-type="float" office:value="29.9368" calcext:value-type="float">
            <text:p>29.93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8.3302" calcext:value-type="float">
            <text:p>8.330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5188" calcext:value-type="float">
            <text:p>50.5188</text:p>
          </table:table-cell>
          <table:table-cell table:style-name="Default" office:value-type="float" office:value="41.1056" calcext:value-type="float">
            <text:p>41.10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9.4132" calcext:value-type="float">
            <text:p>9.413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4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9.9084" calcext:value-type="float">
            <text:p>9.90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1" calcext:value-type="float">
            <text:p>0.45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1768" calcext:value-type="float">
            <text:p>10.1768</text:p>
          </table:table-cell>
          <table:table-cell table:style-name="Default" office:value-type="float" office:value="6.1732" calcext:value-type="float">
            <text:p>6.17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036" calcext:value-type="float">
            <text:p>4.003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97" calcext:value-type="float">
            <text:p>28.97</text:p>
          </table:table-cell>
          <table:table-cell table:style-name="Default" office:value-type="float" office:value="23.7636" calcext:value-type="float">
            <text:p>23.76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064" calcext:value-type="float">
            <text:p>5.206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4084" calcext:value-type="float">
            <text:p>40.4084</text:p>
          </table:table-cell>
          <table:table-cell table:style-name="Default" office:value-type="float" office:value="32.1172" calcext:value-type="float">
            <text:p>32.11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8.2912" calcext:value-type="float">
            <text:p>8.29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5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9662" calcext:value-type="float">
            <text:p>16.9662</text:p>
          </table:table-cell>
          <table:table-cell table:style-name="Default" office:value-type="float" office:value="13.9196" calcext:value-type="float">
            <text:p>13.9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466" calcext:value-type="float">
            <text:p>3.046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9662" calcext:value-type="float">
            <text:p>16.9662</text:p>
          </table:table-cell>
          <table:table-cell table:style-name="Default" office:value-type="float" office:value="13.9196" calcext:value-type="float">
            <text:p>13.9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466" calcext:value-type="float">
            <text:p>3.046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4692" calcext:value-type="float">
            <text:p>37.4692</text:p>
          </table:table-cell>
          <table:table-cell table:style-name="Default" office:value-type="float" office:value="34.1412" calcext:value-type="float">
            <text:p>34.14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.328" calcext:value-type="float">
            <text:p>3.32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0702" calcext:value-type="float">
            <text:p>54.0702</text:p>
          </table:table-cell>
          <table:table-cell table:style-name="Default" office:value-type="float" office:value="41.8692" calcext:value-type="float">
            <text:p>41.86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12.201" calcext:value-type="float">
            <text:p>12.201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6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0406" calcext:value-type="float">
            <text:p>15.0406</text:p>
          </table:table-cell>
          <table:table-cell table:style-name="Default" office:value-type="float" office:value="13.7908" calcext:value-type="float">
            <text:p>13.79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498" calcext:value-type="float">
            <text:p>1.249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9856" calcext:value-type="float">
            <text:p>28.9856</text:p>
          </table:table-cell>
          <table:table-cell table:style-name="Default" office:value-type="float" office:value="26.7628" calcext:value-type="float">
            <text:p>26.76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228" calcext:value-type="float">
            <text:p>2.222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596" calcext:value-type="float">
            <text:p>52.5596</text:p>
          </table:table-cell>
          <table:table-cell table:style-name="Default" office:value-type="float" office:value="31.786" calcext:value-type="float">
            <text:p>31.7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7736" calcext:value-type="float">
            <text:p>20.773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0026" calcext:value-type="float">
            <text:p>67.0026</text:p>
          </table:table-cell>
          <table:table-cell table:style-name="Default" office:value-type="float" office:value="43.5896" calcext:value-type="float">
            <text:p>43.58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23.413" calcext:value-type="float">
            <text:p>23.413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7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3666" calcext:value-type="float">
            <text:p>38.3666</text:p>
          </table:table-cell>
          <table:table-cell table:style-name="Default" office:value-type="float" office:value="27.2504" calcext:value-type="float">
            <text:p>27.25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1162" calcext:value-type="float">
            <text:p>11.116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592" calcext:value-type="float">
            <text:p>48.7592</text:p>
          </table:table-cell>
          <table:table-cell table:style-name="Default" office:value-type="float" office:value="31.4456" calcext:value-type="float">
            <text:p>31.44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7.3136" calcext:value-type="float">
            <text:p>17.313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8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5704" calcext:value-type="float">
            <text:p>41.5704</text:p>
          </table:table-cell>
          <table:table-cell table:style-name="Default" office:value-type="float" office:value="37.6832" calcext:value-type="float">
            <text:p>37.68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3.8872" calcext:value-type="float">
            <text:p>3.887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963" calcext:value-type="float">
            <text:p>51.963</text:p>
          </table:table-cell>
          <table:table-cell table:style-name="Default" office:value-type="float" office:value="47.8216" calcext:value-type="float">
            <text:p>47.8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4.1414" calcext:value-type="float">
            <text:p>4.1414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9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376" calcext:value-type="float">
            <text:p>11.6376</text:p>
          </table:table-cell>
          <table:table-cell table:style-name="Default" office:value-type="float" office:value="8.096" calcext:value-type="float">
            <text:p>8.0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416" calcext:value-type="float">
            <text:p>3.54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8572" calcext:value-type="float">
            <text:p>23.8572</text:p>
          </table:table-cell>
          <table:table-cell table:style-name="Default" office:value-type="float" office:value="18.814" calcext:value-type="float">
            <text:p>18.8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5.0432" calcext:value-type="float">
            <text:p>5.043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5732" calcext:value-type="float">
            <text:p>53.5732</text:p>
          </table:table-cell>
          <table:table-cell table:style-name="Default" office:value-type="float" office:value="45.3192" calcext:value-type="float">
            <text:p>45.31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8.254" calcext:value-type="float">
            <text:p>8.254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0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1498" calcext:value-type="float">
            <text:p>38.1498</text:p>
          </table:table-cell>
          <table:table-cell table:style-name="Default" office:value-type="float" office:value="28.0968" calcext:value-type="float">
            <text:p>28.09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53" calcext:value-type="float">
            <text:p>10.053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5996" calcext:value-type="float">
            <text:p>42.5996</text:p>
          </table:table-cell>
          <table:table-cell table:style-name="Default" office:value-type="float" office:value="28.7776" calcext:value-type="float">
            <text:p>28.77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3.822" calcext:value-type="float">
            <text:p>13.82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9098" calcext:value-type="float">
            <text:p>56.9098</text:p>
          </table:table-cell>
          <table:table-cell table:style-name="Default" office:value-type="float" office:value="31.7216" calcext:value-type="float">
            <text:p>31.7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25.1882" calcext:value-type="float">
            <text:p>25.188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1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288" calcext:value-type="float">
            <text:p>30.9288</text:p>
          </table:table-cell>
          <table:table-cell table:style-name="Default" office:value-type="float" office:value="20.2216" calcext:value-type="float">
            <text:p>20.2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072" calcext:value-type="float">
            <text:p>10.707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8526" calcext:value-type="float">
            <text:p>41.8526</text:p>
          </table:table-cell>
          <table:table-cell table:style-name="Default" office:value-type="float" office:value="27.3424" calcext:value-type="float">
            <text:p>27.34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4.5102" calcext:value-type="float">
            <text:p>14.510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3464" calcext:value-type="float">
            <text:p>56.3464</text:p>
          </table:table-cell>
          <table:table-cell table:style-name="Default" office:value-type="float" office:value="36.2664" calcext:value-type="float">
            <text:p>36.26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20.08" calcext:value-type="float">
            <text:p>20.0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2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0628" calcext:value-type="float">
            <text:p>18.0628</text:p>
          </table:table-cell>
          <table:table-cell table:style-name="Default" office:value-type="float" office:value="16.8084" calcext:value-type="float">
            <text:p>16.80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544" calcext:value-type="float">
            <text:p>1.254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8492" calcext:value-type="float">
            <text:p>25.8492</text:p>
          </table:table-cell>
          <table:table-cell table:style-name="Default" office:value-type="float" office:value="23.874" calcext:value-type="float">
            <text:p>23.8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752" calcext:value-type="float">
            <text:p>1.975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8196" calcext:value-type="float">
            <text:p>7.8196</text:p>
          </table:table-cell>
          <table:table-cell table:style-name="Default" office:value-type="float" office:value="5.5936" calcext:value-type="float">
            <text:p>5.59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.226" calcext:value-type="float">
            <text:p>2.22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3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6644" calcext:value-type="float">
            <text:p>38.6644</text:p>
          </table:table-cell>
          <table:table-cell table:style-name="Default" office:value-type="float" office:value="28.7684" calcext:value-type="float">
            <text:p>28.76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896" calcext:value-type="float">
            <text:p>9.89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0318" calcext:value-type="float">
            <text:p>47.0318</text:p>
          </table:table-cell>
          <table:table-cell table:style-name="Default" office:value-type="float" office:value="34.5828" calcext:value-type="float">
            <text:p>34.58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2.449" calcext:value-type="float">
            <text:p>12.44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0472" calcext:value-type="float">
            <text:p>60.0472</text:p>
          </table:table-cell>
          <table:table-cell table:style-name="Default" office:value-type="float" office:value="35.8616" calcext:value-type="float">
            <text:p>35.8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4.1856" calcext:value-type="float">
            <text:p>24.185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4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178" calcext:value-type="float">
            <text:p>37.8178</text:p>
          </table:table-cell>
          <table:table-cell table:style-name="Default" office:value-type="float" office:value="32.6508" calcext:value-type="float">
            <text:p>32.65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5.167" calcext:value-type="float">
            <text:p>5.167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4308" calcext:value-type="float">
            <text:p>51.4308</text:p>
          </table:table-cell>
          <table:table-cell table:style-name="Default" office:value-type="float" office:value="40.6732" calcext:value-type="float">
            <text:p>40.67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0.7576" calcext:value-type="float">
            <text:p>10.75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3946" calcext:value-type="float">
            <text:p>73.3946</text:p>
          </table:table-cell>
          <table:table-cell table:style-name="Default" office:value-type="float" office:value="52.7528" calcext:value-type="float">
            <text:p>52.75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20.6418" calcext:value-type="float">
            <text:p>20.641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5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29" calcext:value-type="float">
            <text:p>35.029</text:p>
          </table:table-cell>
          <table:table-cell table:style-name="Default" office:value-type="float" office:value="24.8492" calcext:value-type="float">
            <text:p>24.84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0.1798" calcext:value-type="float">
            <text:p>10.179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9368" calcext:value-type="float">
            <text:p>49.9368</text:p>
          </table:table-cell>
          <table:table-cell table:style-name="Default" office:value-type="float" office:value="32.8532" calcext:value-type="float">
            <text:p>32.85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17.0836" calcext:value-type="float">
            <text:p>17.083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548" calcext:value-type="float">
            <text:p>72.548</text:p>
          </table:table-cell>
          <table:table-cell table:style-name="Default" office:value-type="float" office:value="43.746" calcext:value-type="float">
            <text:p>43.74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28.802" calcext:value-type="float">
            <text:p>28.80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6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9.476" calcext:value-type="float">
            <text:p>9.4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834" calcext:value-type="float">
            <text:p>0.883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9918" calcext:value-type="float">
            <text:p>35.9918</text:p>
          </table:table-cell>
          <table:table-cell table:style-name="Default" office:value-type="float" office:value="28.5016" calcext:value-type="float">
            <text:p>28.5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7.4902" calcext:value-type="float">
            <text:p>7.490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2894" calcext:value-type="float">
            <text:p>49.2894</text:p>
          </table:table-cell>
          <table:table-cell table:style-name="Default" office:value-type="float" office:value="38.5664" calcext:value-type="float">
            <text:p>38.56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0.723" calcext:value-type="float">
            <text:p>10.72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4484" calcext:value-type="float">
            <text:p>72.4484</text:p>
          </table:table-cell>
          <table:table-cell table:style-name="Default" office:value-type="float" office:value="44.1876" calcext:value-type="float">
            <text:p>44.18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8.2608" calcext:value-type="float">
            <text:p>28.260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7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494" calcext:value-type="float">
            <text:p>12.8494</text:p>
          </table:table-cell>
          <table:table-cell table:style-name="Default" office:value-type="float" office:value="11.8128" calcext:value-type="float">
            <text:p>11.81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366" calcext:value-type="float">
            <text:p>1.036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644" calcext:value-type="float">
            <text:p>30.3644</text:p>
          </table:table-cell>
          <table:table-cell table:style-name="Default" office:value-type="float" office:value="26.588" calcext:value-type="float">
            <text:p>26.5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3.7764" calcext:value-type="float">
            <text:p>3.776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644" calcext:value-type="float">
            <text:p>30.3644</text:p>
          </table:table-cell>
          <table:table-cell table:style-name="Default" office:value-type="float" office:value="26.588" calcext:value-type="float">
            <text:p>26.5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.7764" calcext:value-type="float">
            <text:p>3.776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652" calcext:value-type="float">
            <text:p>42.8652</text:p>
          </table:table-cell>
          <table:table-cell table:style-name="Default" office:value-type="float" office:value="32.5036" calcext:value-type="float">
            <text:p>32.5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10.3616" calcext:value-type="float">
            <text:p>10.361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8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5.9616" calcext:value-type="float">
            <text:p>5.9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592" calcext:value-type="float">
            <text:p>1.559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5.9616" calcext:value-type="float">
            <text:p>5.9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592" calcext:value-type="float">
            <text:p>1.559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5.9616" calcext:value-type="float">
            <text:p>5.9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592" calcext:value-type="float">
            <text:p>1.559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5.9616" calcext:value-type="float">
            <text:p>5.9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.5592" calcext:value-type="float">
            <text:p>1.559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9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6.6424" calcext:value-type="float">
            <text:p>6.64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902" calcext:value-type="float">
            <text:p>2.090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7096" calcext:value-type="float">
            <text:p>35.7096</text:p>
          </table:table-cell>
          <table:table-cell table:style-name="Default" office:value-type="float" office:value="19.3476" calcext:value-type="float">
            <text:p>19.34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6.362" calcext:value-type="float">
            <text:p>16.36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32" calcext:value-type="float">
            <text:p>42.832</text:p>
          </table:table-cell>
          <table:table-cell table:style-name="Default" office:value-type="float" office:value="25.9992" calcext:value-type="float">
            <text:p>25.99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6.8328" calcext:value-type="float">
            <text:p>16.832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145" calcext:value-type="float">
            <text:p>69.145</text:p>
          </table:table-cell>
          <table:table-cell table:style-name="Default" office:value-type="float" office:value="36.8092" calcext:value-type="float">
            <text:p>36.80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2" calcext:value-type="float">
            <text:p>1.52</text:p>
          </table:table-cell>
          <table:table-cell table:style-name="Default" office:value-type="float" office:value="32.3358" calcext:value-type="float">
            <text:p>32.335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0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8254" calcext:value-type="float">
            <text:p>18.8254</text:p>
          </table:table-cell>
          <table:table-cell table:style-name="Default" office:value-type="float" office:value="17.112" calcext:value-type="float">
            <text:p>17.1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134" calcext:value-type="float">
            <text:p>1.713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8608" calcext:value-type="float">
            <text:p>47.8608</text:p>
          </table:table-cell>
          <table:table-cell table:style-name="Default" office:value-type="float" office:value="35.3924" calcext:value-type="float">
            <text:p>35.39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4684" calcext:value-type="float">
            <text:p>12.468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0456" calcext:value-type="float">
            <text:p>56.0456</text:p>
          </table:table-cell>
          <table:table-cell table:style-name="Default" office:value-type="float" office:value="37.9684" calcext:value-type="float">
            <text:p>37.96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18.0772" calcext:value-type="float">
            <text:p>18.077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5074" calcext:value-type="float">
            <text:p>78.5074</text:p>
          </table:table-cell>
          <table:table-cell table:style-name="Default" office:value-type="float" office:value="57.7944" calcext:value-type="float">
            <text:p>57.79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16" calcext:value-type="float">
            <text:p>2.16</text:p>
          </table:table-cell>
          <table:table-cell table:style-name="Default" office:value-type="float" office:value="20.713" calcext:value-type="float">
            <text:p>20.713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1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2478" calcext:value-type="float">
            <text:p>13.2478</text:p>
          </table:table-cell>
          <table:table-cell table:style-name="Default" office:value-type="float" office:value="9.5772" calcext:value-type="float">
            <text:p>9.57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706" calcext:value-type="float">
            <text:p>3.6706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6094" calcext:value-type="float">
            <text:p>31.6094</text:p>
          </table:table-cell>
          <table:table-cell table:style-name="Default" office:value-type="float" office:value="21.8408" calcext:value-type="float">
            <text:p>21.84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7686" calcext:value-type="float">
            <text:p>9.768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7244" calcext:value-type="float">
            <text:p>44.7244</text:p>
          </table:table-cell>
          <table:table-cell table:style-name="Default" office:value-type="float" office:value="30.4888" calcext:value-type="float">
            <text:p>30.48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4.2356" calcext:value-type="float">
            <text:p>14.235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8634" calcext:value-type="float">
            <text:p>72.8634</text:p>
          </table:table-cell>
          <table:table-cell table:style-name="Default" office:value-type="float" office:value="46.8832" calcext:value-type="float">
            <text:p>46.88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5.9802" calcext:value-type="float">
            <text:p>25.980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2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722" calcext:value-type="float">
            <text:p>32.5722</text:p>
          </table:table-cell>
          <table:table-cell table:style-name="Default" office:value-type="float" office:value="24.5916" calcext:value-type="float">
            <text:p>24.59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7.9806" calcext:value-type="float">
            <text:p>7.980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0604" calcext:value-type="float">
            <text:p>44.0604</text:p>
          </table:table-cell>
          <table:table-cell table:style-name="Default" office:value-type="float" office:value="32.0804" calcext:value-type="float">
            <text:p>32.08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1.98" calcext:value-type="float">
            <text:p>11.9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394" calcext:value-type="float">
            <text:p>69.394</text:p>
          </table:table-cell>
          <table:table-cell table:style-name="Default" office:value-type="float" office:value="42.3844" calcext:value-type="float">
            <text:p>42.38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27.0096" calcext:value-type="float">
            <text:p>27.009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3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9828" calcext:value-type="float">
            <text:p>16.9828</text:p>
          </table:table-cell>
          <table:table-cell table:style-name="Default" office:value-type="float" office:value="16.6244" calcext:value-type="float">
            <text:p>16.62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84" calcext:value-type="float">
            <text:p>0.358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886" calcext:value-type="float">
            <text:p>32.3886</text:p>
          </table:table-cell>
          <table:table-cell table:style-name="Default" office:value-type="float" office:value="23.6532" calcext:value-type="float">
            <text:p>23.65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7354" calcext:value-type="float">
            <text:p>8.735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886" calcext:value-type="float">
            <text:p>32.3886</text:p>
          </table:table-cell>
          <table:table-cell table:style-name="Default" office:value-type="float" office:value="23.6532" calcext:value-type="float">
            <text:p>23.65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8.7354" calcext:value-type="float">
            <text:p>8.735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6158" calcext:value-type="float">
            <text:p>46.6158</text:p>
          </table:table-cell>
          <table:table-cell table:style-name="Default" office:value-type="float" office:value="27.0112" calcext:value-type="float">
            <text:p>27.01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9.6046" calcext:value-type="float">
            <text:p>19.604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4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58" calcext:value-type="float">
            <text:p>27.558</text:p>
          </table:table-cell>
          <table:table-cell table:style-name="Default" office:value-type="float" office:value="21.4268" calcext:value-type="float">
            <text:p>21.42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.1312" calcext:value-type="float">
            <text:p>6.131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0456" calcext:value-type="float">
            <text:p>56.0456</text:p>
          </table:table-cell>
          <table:table-cell table:style-name="Default" office:value-type="float" office:value="38.0788" calcext:value-type="float">
            <text:p>38.07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7.9668" calcext:value-type="float">
            <text:p>17.966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6436" calcext:value-type="float">
            <text:p>73.6436</text:p>
          </table:table-cell>
          <table:table-cell table:style-name="Default" office:value-type="float" office:value="48.2908" calcext:value-type="float">
            <text:p>48.29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5.3528" calcext:value-type="float">
            <text:p>25.352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5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9346" calcext:value-type="float">
            <text:p>41.9346</text:p>
          </table:table-cell>
          <table:table-cell table:style-name="Default" office:value-type="float" office:value="31.9608" calcext:value-type="float">
            <text:p>31.96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9.9738" calcext:value-type="float">
            <text:p>9.973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381" calcext:value-type="float">
            <text:p>51.381</text:p>
          </table:table-cell>
          <table:table-cell table:style-name="Default" office:value-type="float" office:value="40.1856" calcext:value-type="float">
            <text:p>40.18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1.1954" calcext:value-type="float">
            <text:p>11.195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196" calcext:value-type="float">
            <text:p>77.196</text:p>
          </table:table-cell>
          <table:table-cell table:style-name="Default" office:value-type="float" office:value="46.7544" calcext:value-type="float">
            <text:p>46.75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30.4416" calcext:value-type="float">
            <text:p>30.441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6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3438" calcext:value-type="float">
            <text:p>31.3438</text:p>
          </table:table-cell>
          <table:table-cell table:style-name="Default" office:value-type="float" office:value="24.702" calcext:value-type="float">
            <text:p>24.7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6.6418" calcext:value-type="float">
            <text:p>6.641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125" calcext:value-type="float">
            <text:p>53.125</text:p>
          </table:table-cell>
          <table:table-cell table:style-name="Default" office:value-type="float" office:value="36.6804" calcext:value-type="float">
            <text:p>36.68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6.4446" calcext:value-type="float">
            <text:p>16.444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7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6828" calcext:value-type="float">
            <text:p>8.6828</text:p>
          </table:table-cell>
          <table:table-cell table:style-name="Default" office:value-type="float" office:value="7.8476" calcext:value-type="float">
            <text:p>7.84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52" calcext:value-type="float">
            <text:p>0.835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2488" calcext:value-type="float">
            <text:p>34.2488</text:p>
          </table:table-cell>
          <table:table-cell table:style-name="Default" office:value-type="float" office:value="26.8456" calcext:value-type="float">
            <text:p>26.84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7.4032" calcext:value-type="float">
            <text:p>7.403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6866" calcext:value-type="float">
            <text:p>41.6866</text:p>
          </table:table-cell>
          <table:table-cell table:style-name="Default" office:value-type="float" office:value="32.614" calcext:value-type="float">
            <text:p>32.6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9.0726" calcext:value-type="float">
            <text:p>9.072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5622" calcext:value-type="float">
            <text:p>56.5622</text:p>
          </table:table-cell>
          <table:table-cell table:style-name="Default" office:value-type="float" office:value="40.71" calcext:value-type="float">
            <text:p>40.7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15.8522" calcext:value-type="float">
            <text:p>15.852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8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88" calcext:value-type="float">
            <text:p>15.688</text:p>
          </table:table-cell>
          <table:table-cell table:style-name="Default" office:value-type="float" office:value="10.7548" calcext:value-type="float">
            <text:p>10.75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332" calcext:value-type="float">
            <text:p>4.933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384" calcext:value-type="float">
            <text:p>29.384</text:p>
          </table:table-cell>
          <table:table-cell table:style-name="Default" office:value-type="float" office:value="17.3972" calcext:value-type="float">
            <text:p>17.39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1.9868" calcext:value-type="float">
            <text:p>11.986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3078" calcext:value-type="float">
            <text:p>40.3078</text:p>
          </table:table-cell>
          <table:table-cell table:style-name="Default" office:value-type="float" office:value="22.8712" calcext:value-type="float">
            <text:p>22.87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7.4366" calcext:value-type="float">
            <text:p>17.436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364" calcext:value-type="float">
            <text:p>62.7364</text:p>
          </table:table-cell>
          <table:table-cell table:style-name="Default" office:value-type="float" office:value="32.8992" calcext:value-type="float">
            <text:p>32.89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29.8372" calcext:value-type="float">
            <text:p>29.837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9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356" calcext:value-type="float">
            <text:p>37.5356</text:p>
          </table:table-cell>
          <table:table-cell table:style-name="Default" office:value-type="float" office:value="34.0768" calcext:value-type="float">
            <text:p>34.07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3.4588" calcext:value-type="float">
            <text:p>3.458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356" calcext:value-type="float">
            <text:p>37.5356</text:p>
          </table:table-cell>
          <table:table-cell table:style-name="Default" office:value-type="float" office:value="34.0768" calcext:value-type="float">
            <text:p>34.07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3.4588" calcext:value-type="float">
            <text:p>3.458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0072" calcext:value-type="float">
            <text:p>49.0072</text:p>
          </table:table-cell>
          <table:table-cell table:style-name="Default" office:value-type="float" office:value="43.5804" calcext:value-type="float">
            <text:p>43.58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5.4268" calcext:value-type="float">
            <text:p>5.426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 table:number-rows-repeated="13">
          <table:table-cell/>
          <table:table-cell table:style-name="Default" table:number-columns-repeated="11"/>
          <table:table-cell table:number-columns-repeated="6"/>
          <table:table-cell table:style-name="ce57" table:number-columns-repeated="19"/>
          <table:table-cell table:style-name="ce58" table:number-columns-repeated="9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34"/>
        </table:table-row>
        <table:table-row table:style-name="ro1">
          <table:table-cell/>
          <table:table-cell table:style-name="Default" table:number-columns-repeated="13"/>
          <table:table-cell table:number-columns-repeated="32"/>
        </table:table-row>
        <table:table-row table:style-name="ro1" table:number-rows-repeated="47">
          <table:table-cell/>
          <table:table-cell table:style-name="Default" table:number-columns-repeated="11"/>
          <table:table-cell table:number-columns-repeated="34"/>
        </table:table-row>
        <table:table-row table:style-name="ro1" table:number-rows-repeated="1048450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Parcel Time_2" table:style-name="ta1">
        <office:forms form:automatic-focus="false" form:apply-design-mode="false"/>
        <table:table-column table:style-name="co1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2" table:default-cell-style-name="ce3"/>
        <table:table-column table:style-name="co14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number-columns-repeated="2" table:default-cell-style-name="ce3"/>
        <table:table-column table:style-name="co11" table:number-columns-repeated="48" table:default-cell-style-name="Default"/>
        <table:table-row table:style-name="ro1">
          <table:table-cell/>
          <table:table-cell table:style-name="ce12" office:value-type="percentage" office:value="0.1" calcext:value-type="percentage" table:number-columns-spanned="13" table:number-rows-spanned="1">
            <text:p>1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2" calcext:value-type="percentage" table:number-columns-spanned="13" table:number-rows-spanned="1">
            <text:p>20.00%</text:p>
          </table:table-cell>
          <table:covered-table-cell table:number-columns-repeated="12"/>
          <table:table-cell table:style-name="ce12" office:value-type="percentage" office:value="0.3" calcext:value-type="percentage" table:number-columns-spanned="13" table:number-rows-spanned="1">
            <text:p>3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4" calcext:value-type="percentage" table:number-columns-spanned="13" table:number-rows-spanned="1">
            <text:p>40.00%</text:p>
          </table:table-cell>
          <table:covered-table-cell table:number-columns-repeated="12"/>
          <table:table-cell table:number-columns-repeated="48"/>
        </table:table-row>
        <table:table-row table:style-name="ro1">
          <table:table-cell table:style-name="ce13" office:value-type="string" calcext:value-type="string">
            <text:p>Instance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3" office:value-type="string" calcext:value-type="string">
            <text:p>waitp(%)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number-columns-repeated="48"/>
        </table:table-row>
        <table:table-row table:style-name="ro1">
          <table:table-cell table:style-name="ce13" office:value-type="string" calcext:value-type="string">
            <text:p>grubhub-10-0.tsp </text:p>
          </table:table-cell>
          <table:table-cell table:style-name="Default" table:formula="of:=[$'Parcel Time'.B3]+[.BD3]" office:value-type="float" office:value="3.91951" calcext:value-type="float">
            <text:p>3.91951</text:p>
          </table:table-cell>
          <table:table-cell table:style-name="Default" table:formula="of:=[$'Parcel Time'.C3]+[.BE3]" office:value-type="float" office:value="0" calcext:value-type="float">
            <text:p>0</text:p>
          </table:table-cell>
          <table:table-cell table:style-name="Default" table:formula="of:=[$'Parcel Time'.D3]+[.BF3]" office:value-type="float" office:value="0" calcext:value-type="float">
            <text:p>0</text:p>
          </table:table-cell>
          <table:table-cell table:style-name="Default" table:formula="of:=[$'Parcel Time'.E3]+[.BG3]" office:value-type="float" office:value="3.95756" calcext:value-type="float">
            <text:p>3.95756</text:p>
          </table:table-cell>
          <table:table-cell table:style-name="Default" table:formula="of:=[$'Parcel Time'.F3]+[.BH3]" office:value-type="float" office:value="0" calcext:value-type="float">
            <text:p>0</text:p>
          </table:table-cell>
          <table:table-cell table:style-name="Default" table:formula="of:=[$'Parcel Time'.G3]+[.BI3]" office:value-type="float" office:value="0" calcext:value-type="float">
            <text:p>0</text:p>
          </table:table-cell>
          <table:table-cell table:style-name="Default" table:formula="of:=[$'Parcel Time'.H3]+[.BJ3]" office:value-type="float" office:value="7.87707" calcext:value-type="float">
            <text:p>7.87707</text:p>
          </table:table-cell>
          <table:table-cell table:style-name="Default" table:formula="of:=[.B3]/[.$H3]*100" office:value-type="float" office:value="49.7584761846727" calcext:value-type="float">
            <text:p>49.7584761846727</text:p>
          </table:table-cell>
          <table:table-cell table:style-name="Default" table:formula="of:=[.C3]/[.$H3]*100" office:value-type="float" office:value="0" calcext:value-type="float">
            <text:p>0</text:p>
          </table:table-cell>
          <table:table-cell table:style-name="Default" table:formula="of:=[.D3]/[.$H3]*100" office:value-type="float" office:value="0" calcext:value-type="float">
            <text:p>0</text:p>
          </table:table-cell>
          <table:table-cell table:style-name="Default" table:formula="of:=[.E3]/[.$H3]*100" office:value-type="float" office:value="50.2415238153273" calcext:value-type="float">
            <text:p>50.2415238153273</text:p>
          </table:table-cell>
          <table:table-cell table:style-name="Default" table:formula="of:=[.F3]/[.$H3]*100" office:value-type="float" office:value="0" calcext:value-type="float">
            <text:p>0</text:p>
          </table:table-cell>
          <table:table-cell table:style-name="Default" table:formula="of:=[.G3]/[.$H3]*100" office:value-type="float" office:value="0" calcext:value-type="float">
            <text:p>0</text:p>
          </table:table-cell>
          <table:table-cell table:style-name="Default" table:formula="of:=[$'Parcel Time'.O3]+[.BQ3]" office:value-type="float" office:value="3.61919" calcext:value-type="float">
            <text:p>3.61919</text:p>
          </table:table-cell>
          <table:table-cell table:style-name="Default" table:formula="of:=[$'Parcel Time'.P3]+[.BR3]" office:value-type="float" office:value="0" calcext:value-type="float">
            <text:p>0</text:p>
          </table:table-cell>
          <table:table-cell table:style-name="Default" table:formula="of:=[$'Parcel Time'.Q3]+[.BS3]" office:value-type="float" office:value="0" calcext:value-type="float">
            <text:p>0</text:p>
          </table:table-cell>
          <table:table-cell table:style-name="Default" table:formula="of:=[$'Parcel Time'.R3]+[.BT3]" office:value-type="float" office:value="3.64488" calcext:value-type="float">
            <text:p>3.64488</text:p>
          </table:table-cell>
          <table:table-cell table:style-name="Default" table:formula="of:=[$'Parcel Time'.S3]+[.BU3]" office:value-type="float" office:value="26.1315" calcext:value-type="float">
            <text:p>26.1315</text:p>
          </table:table-cell>
          <table:table-cell table:style-name="Default" table:formula="of:=[$'Parcel Time'.T3]+[.BV3]" office:value-type="float" office:value="0" calcext:value-type="float">
            <text:p>0</text:p>
          </table:table-cell>
          <table:table-cell table:style-name="Default" table:formula="of:=[$'Parcel Time'.U3]+[.BW3]" office:value-type="float" office:value="33.3955" calcext:value-type="float">
            <text:p>33.3955</text:p>
          </table:table-cell>
          <table:table-cell table:style-name="Default" table:formula="of:=[.O3]/[.$U3]*100" office:value-type="float" office:value="10.8373583267207" calcext:value-type="float">
            <text:p>10.8373583267207</text:p>
          </table:table-cell>
          <table:table-cell table:style-name="Default" table:formula="of:=[.P3]/[.$U3]*100" office:value-type="float" office:value="0" calcext:value-type="float">
            <text:p>0</text:p>
          </table:table-cell>
          <table:table-cell table:style-name="Default" table:formula="of:=[.Q3]/[.$U3]*100" office:value-type="float" office:value="0" calcext:value-type="float">
            <text:p>0</text:p>
          </table:table-cell>
          <table:table-cell table:style-name="Default" table:formula="of:=[.R3]/[.$U3]*100" office:value-type="float" office:value="10.9142848587385" calcext:value-type="float">
            <text:p>10.9142848587385</text:p>
          </table:table-cell>
          <table:table-cell table:style-name="Default" table:formula="of:=[.S3]/[.$U3]*100" office:value-type="float" office:value="78.24856642362" calcext:value-type="float">
            <text:p>78.24856642362</text:p>
          </table:table-cell>
          <table:table-cell table:style-name="Default" table:formula="of:=[.T3]/[.$U3]*100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4.3715E-015" calcext:value-type="float">
            <text:p>-4.3715E-15</text:p>
          </table:table-cell>
          <table:table-cell table:style-name="Default" table:formula="of:=[.AB3]/[.$AH3]*100" office:value-type="float" office:value="-0" calcext:value-type="float">
            <text:p>0</text:p>
          </table:table-cell>
          <table:table-cell table:style-name="Default" table:formula="of:=[.AC3]/[.$AH3]*100" office:value-type="float" office:value="-0" calcext:value-type="float">
            <text:p>0</text:p>
          </table:table-cell>
          <table:table-cell table:style-name="Default" table:formula="of:=[.AD3]/[.$AH3]*100" office:value-type="float" office:value="-0" calcext:value-type="float">
            <text:p>0</text:p>
          </table:table-cell>
          <table:table-cell table:style-name="Default" table:formula="of:=[.AE3]/[.$AH3]*100" office:value-type="float" office:value="-0" calcext:value-type="float">
            <text:p>0</text:p>
          </table:table-cell>
          <table:table-cell table:style-name="Default" table:formula="of:=[.AF3]/[.$AH3]*100" office:value-type="float" office:value="-0" calcext:value-type="float">
            <text:p>0</text:p>
          </table:table-cell>
          <table:table-cell table:style-name="Default" table:formula="of:=[.AG3]/[.$AH3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2033" calcext:value-type="float">
            <text:p>1.720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3854" calcext:value-type="float">
            <text:p>1.03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9317" calcext:value-type="float">
            <text:p>5.69317</text:p>
          </table:table-cell>
          <table:table-cell table:style-name="Default" office:value-type="float" office:value="8.45203" calcext:value-type="float">
            <text:p>8.45203</text:p>
          </table:table-cell>
          <table:table-cell table:style-name="Default" table:formula="of:=[.AO3]/[.$AU3]*100" office:value-type="float" office:value="0" calcext:value-type="float">
            <text:p>0</text:p>
          </table:table-cell>
          <table:table-cell table:style-name="Default" table:formula="of:=[.AP3]/[.$AU3]*100" office:value-type="float" office:value="20.3540451228876" calcext:value-type="float">
            <text:p>20.3540451228876</text:p>
          </table:table-cell>
          <table:table-cell table:style-name="Default" table:formula="of:=[.AQ3]/[.$AU3]*100" office:value-type="float" office:value="0" calcext:value-type="float">
            <text:p>0</text:p>
          </table:table-cell>
          <table:table-cell table:style-name="Default" table:formula="of:=[.AR3]/[.$AU3]*100" office:value-type="float" office:value="12.2874623019559" calcext:value-type="float">
            <text:p>12.2874623019559</text:p>
          </table:table-cell>
          <table:table-cell table:style-name="Default" table:formula="of:=[.AS3]/[.$AU3]*100" office:value-type="float" office:value="0" calcext:value-type="float">
            <text:p>0</text:p>
          </table:table-cell>
          <table:table-cell table:style-name="Default" table:formula="of:=[.AT3]/[.$AU3]*100" office:value-type="float" office:value="67.3586108899282" calcext:value-type="float">
            <text:p>67.3586108899282</text:p>
          </table:table-cell>
          <table:table-cell table:number-columns-repeated="2"/>
          <table:table-cell office:value-type="float" office:value="3.91951" calcext:value-type="float">
            <text:p>3.91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5756" calcext:value-type="float">
            <text:p>3.95756</text:p>
          </table:table-cell>
          <table:table-cell table:number-columns-repeated="2" table:style-name="ce63" office:value-type="string" calcext:value-type="string">
            <text:p>6.90729e-310</text:p>
          </table:table-cell>
          <table:table-cell office:value-type="float" office:value="7.87707" calcext:value-type="float">
            <text:p>7.87707</text:p>
          </table:table-cell>
          <table:table-cell table:number-columns-repeated="6"/>
          <table:table-cell office:value-type="float" office:value="3.61919" calcext:value-type="float">
            <text:p>3.61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488" calcext:value-type="float">
            <text:p>3.64488</text:p>
          </table:table-cell>
          <table:table-cell office:value-type="float" office:value="26.1315" calcext:value-type="float">
            <text:p>26.1315</text:p>
          </table:table-cell>
          <table:table-cell office:value-type="float" office:value="0" calcext:value-type="float">
            <text:p>0</text:p>
          </table:table-cell>
          <table:table-cell office:value-type="float" office:value="33.3955" calcext:value-type="float">
            <text:p>33.3955</text:p>
          </table:table-cell>
          <table:table-cell table:number-columns-repeated="6"/>
          <table:table-cell office:value-type="float" office:value="3.13447" calcext:value-type="float">
            <text:p>3.13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317" calcext:value-type="float">
            <text:p>2.97317</text:p>
          </table:table-cell>
          <table:table-cell office:value-type="float" office:value="34.6852" calcext:value-type="float">
            <text:p>34.6852</text:p>
          </table:table-cell>
          <table:table-cell office:value-type="float" office:value="0" calcext:value-type="float">
            <text:p>0</text:p>
          </table:table-cell>
          <table:table-cell office:value-type="float" office:value="40.7928" calcext:value-type="float">
            <text:p>40.7928</text:p>
          </table:table-cell>
          <table:table-cell table:number-columns-repeated="6"/>
          <table:table-cell office:value-type="float" office:value="2.52927" calcext:value-type="float">
            <text:p>2.52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146" calcext:value-type="float">
            <text:p>2.54146</text:p>
          </table:table-cell>
          <table:table-cell office:value-type="float" office:value="24.977" calcext:value-type="float">
            <text:p>24.977</text:p>
          </table:table-cell>
          <table:table-cell office:value-type="float" office:value="0" calcext:value-type="float">
            <text:p>0</text:p>
          </table:table-cell>
          <table:table-cell office:value-type="float" office:value="30.0477" calcext:value-type="float">
            <text:p>30.0477</text:p>
          </table:table-cell>
        </table:table-row>
        <table:table-row table:style-name="ro1">
          <table:table-cell table:style-name="ce13" office:value-type="string" calcext:value-type="string">
            <text:p>grubhub-10-1.tsp </text:p>
          </table:table-cell>
          <table:table-cell table:style-name="Default" table:formula="of:=[$'Parcel Time'.B4]+[.BD4]" office:value-type="float" office:value="3.63951" calcext:value-type="float">
            <text:p>3.63951</text:p>
          </table:table-cell>
          <table:table-cell table:style-name="Default" table:formula="of:=[$'Parcel Time'.C4]+[.BE4]" office:value-type="float" office:value="0.417886" calcext:value-type="float">
            <text:p>0.417886</text:p>
          </table:table-cell>
          <table:table-cell table:style-name="Default" table:formula="of:=[$'Parcel Time'.D4]+[.BF4]" office:value-type="float" office:value="0" calcext:value-type="float">
            <text:p>0</text:p>
          </table:table-cell>
          <table:table-cell table:style-name="Default" table:formula="of:=[$'Parcel Time'.E4]+[.BG4]" office:value-type="float" office:value="3.093654" calcext:value-type="float">
            <text:p>3.093654</text:p>
          </table:table-cell>
          <table:table-cell table:style-name="Default" table:formula="of:=[$'Parcel Time'.F4]+[.BH4]" office:value-type="float" office:value="14.4972" calcext:value-type="float">
            <text:p>14.4972</text:p>
          </table:table-cell>
          <table:table-cell table:style-name="Default" table:formula="of:=[$'Parcel Time'.G4]+[.BI4]" office:value-type="float" office:value="0" calcext:value-type="float">
            <text:p>0</text:p>
          </table:table-cell>
          <table:table-cell table:style-name="Default" table:formula="of:=[$'Parcel Time'.H4]+[.BJ4]" office:value-type="float" office:value="21.64822" calcext:value-type="float">
            <text:p>21.64822</text:p>
          </table:table-cell>
          <table:table-cell table:style-name="Default" table:formula="of:=[.B4]/[.$H4]*100" office:value-type="float" office:value="16.8120519839506" calcext:value-type="float">
            <text:p>16.8120519839506</text:p>
          </table:table-cell>
          <table:table-cell table:style-name="Default" table:formula="of:=[.C4]/[.$H4]*100" office:value-type="float" office:value="1.93034808404571" calcext:value-type="float">
            <text:p>1.93034808404571</text:p>
          </table:table-cell>
          <table:table-cell table:style-name="Default" table:formula="of:=[.D4]/[.$H4]*100" office:value-type="float" office:value="0" calcext:value-type="float">
            <text:p>0</text:p>
          </table:table-cell>
          <table:table-cell table:style-name="Default" table:formula="of:=[.E4]/[.$H4]*100" office:value-type="float" office:value="14.2905698482369" calcext:value-type="float">
            <text:p>14.2905698482369</text:p>
          </table:table-cell>
          <table:table-cell table:style-name="Default" table:formula="of:=[.F4]/[.$H4]*100" office:value-type="float" office:value="66.9671686632896" calcext:value-type="float">
            <text:p>66.9671686632896</text:p>
          </table:table-cell>
          <table:table-cell table:style-name="Default" table:formula="of:=[.G4]/[.$H4]*100" office:value-type="float" office:value="0" calcext:value-type="float">
            <text:p>0</text:p>
          </table:table-cell>
          <table:table-cell table:style-name="Default" table:formula="of:=[$'Parcel Time'.O4]+[.BQ4]" office:value-type="float" office:value="3.21333" calcext:value-type="float">
            <text:p>3.21333</text:p>
          </table:table-cell>
          <table:table-cell table:style-name="Default" table:formula="of:=[$'Parcel Time'.P4]+[.BR4]" office:value-type="float" office:value="0.417886" calcext:value-type="float">
            <text:p>0.417886</text:p>
          </table:table-cell>
          <table:table-cell table:style-name="Default" table:formula="of:=[$'Parcel Time'.Q4]+[.BS4]" office:value-type="float" office:value="0" calcext:value-type="float">
            <text:p>0</text:p>
          </table:table-cell>
          <table:table-cell table:style-name="Default" table:formula="of:=[$'Parcel Time'.R4]+[.BT4]" office:value-type="float" office:value="2.877074" calcext:value-type="float">
            <text:p>2.877074</text:p>
          </table:table-cell>
          <table:table-cell table:style-name="Default" table:formula="of:=[$'Parcel Time'.S4]+[.BU4]" office:value-type="float" office:value="23.9412" calcext:value-type="float">
            <text:p>23.9412</text:p>
          </table:table-cell>
          <table:table-cell table:style-name="Default" table:formula="of:=[$'Parcel Time'.T4]+[.BV4]" office:value-type="float" office:value="0" calcext:value-type="float">
            <text:p>0</text:p>
          </table:table-cell>
          <table:table-cell table:style-name="Default" table:formula="of:=[$'Parcel Time'.U4]+[.BW4]" office:value-type="float" office:value="30.44952" calcext:value-type="float">
            <text:p>30.44952</text:p>
          </table:table-cell>
          <table:table-cell table:style-name="Default" table:formula="of:=[.O4]/[.$U4]*100" office:value-type="float" office:value="10.5529742340766" calcext:value-type="float">
            <text:p>10.5529742340766</text:p>
          </table:table-cell>
          <table:table-cell table:style-name="Default" table:formula="of:=[.P4]/[.$U4]*100" office:value-type="float" office:value="1.37238944981727" calcext:value-type="float">
            <text:p>1.37238944981727</text:p>
          </table:table-cell>
          <table:table-cell table:style-name="Default" table:formula="of:=[.Q4]/[.$U4]*100" office:value-type="float" office:value="0" calcext:value-type="float">
            <text:p>0</text:p>
          </table:table-cell>
          <table:table-cell table:style-name="Default" table:formula="of:=[.R4]/[.$U4]*100" office:value-type="float" office:value="9.44866782793292" calcext:value-type="float">
            <text:p>9.44866782793292</text:p>
          </table:table-cell>
          <table:table-cell table:style-name="Default" table:formula="of:=[.S4]/[.$U4]*100" office:value-type="float" office:value="78.6258699644526" calcext:value-type="float">
            <text:p>78.6258699644526</text:p>
          </table:table-cell>
          <table:table-cell table:style-name="Default" table:formula="of:=[.T4]/[.$U4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2358" calcext:value-type="float">
            <text:p>0.8523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6585" calcext:value-type="float">
            <text:p>0.5565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40894" calcext:value-type="float">
            <text:p>1.40894</text:p>
          </table:table-cell>
          <table:table-cell table:style-name="Default" table:formula="of:=[.AB4]/[.$AH4]*100" office:value-type="float" office:value="0" calcext:value-type="float">
            <text:p>0</text:p>
          </table:table-cell>
          <table:table-cell table:style-name="Default" table:formula="of:=[.AC4]/[.$AH4]*100" office:value-type="float" office:value="60.4964015501015" calcext:value-type="float">
            <text:p>60.4964015501015</text:p>
          </table:table-cell>
          <table:table-cell table:style-name="Default" table:formula="of:=[.AD4]/[.$AH4]*100" office:value-type="float" office:value="0" calcext:value-type="float">
            <text:p>0</text:p>
          </table:table-cell>
          <table:table-cell table:style-name="Default" table:formula="of:=[.AE4]/[.$AH4]*100" office:value-type="float" office:value="39.503811375928" calcext:value-type="float">
            <text:p>39.503811375928</text:p>
          </table:table-cell>
          <table:table-cell table:style-name="Default" table:formula="of:=[.AF4]/[.$AH4]*100" office:value-type="float" office:value="0" calcext:value-type="float">
            <text:p>0</text:p>
          </table:table-cell>
          <table:table-cell table:style-name="Default" table:formula="of:=[.AG4]/[.$AH4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135" calcext:value-type="float">
            <text:p>2.2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5122" calcext:value-type="float">
            <text:p>0.45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4114" calcext:value-type="float">
            <text:p>5.24114</text:p>
          </table:table-cell>
          <table:table-cell table:style-name="Default" office:value-type="float" office:value="7.90976" calcext:value-type="float">
            <text:p>7.90976</text:p>
          </table:table-cell>
          <table:table-cell table:style-name="Default" table:formula="of:=[.AO4]/[.$AU4]*100" office:value-type="float" office:value="0" calcext:value-type="float">
            <text:p>0</text:p>
          </table:table-cell>
          <table:table-cell table:style-name="Default" table:formula="of:=[.AP4]/[.$AU4]*100" office:value-type="float" office:value="27.9844141920867" calcext:value-type="float">
            <text:p>27.9844141920867</text:p>
          </table:table-cell>
          <table:table-cell table:style-name="Default" table:formula="of:=[.AQ4]/[.$AU4]*100" office:value-type="float" office:value="0" calcext:value-type="float">
            <text:p>0</text:p>
          </table:table-cell>
          <table:table-cell table:style-name="Default" table:formula="of:=[.AR4]/[.$AU4]*100" office:value-type="float" office:value="5.75392932276074" calcext:value-type="float">
            <text:p>5.75392932276074</text:p>
          </table:table-cell>
          <table:table-cell table:style-name="Default" table:formula="of:=[.AS4]/[.$AU4]*100" office:value-type="float" office:value="0" calcext:value-type="float">
            <text:p>0</text:p>
          </table:table-cell>
          <table:table-cell table:style-name="Default" table:formula="of:=[.AT4]/[.$AU4]*100" office:value-type="float" office:value="66.2616817703698" calcext:value-type="float">
            <text:p>66.2616817703698</text:p>
          </table:table-cell>
          <table:table-cell table:number-columns-repeated="2"/>
          <table:table-cell office:value-type="float" office:value="3.63951" calcext:value-type="float">
            <text:p>3.63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902" calcext:value-type="float">
            <text:p>2.81902</text:p>
          </table:table-cell>
          <table:table-cell office:value-type="float" office:value="14.4972" calcext:value-type="float">
            <text:p>14.4972</text:p>
          </table:table-cell>
          <table:table-cell office:value-type="float" office:value="0" calcext:value-type="float">
            <text:p>0</text:p>
          </table:table-cell>
          <table:table-cell office:value-type="float" office:value="20.9557" calcext:value-type="float">
            <text:p>20.9557</text:p>
          </table:table-cell>
          <table:table-cell table:number-columns-repeated="6"/>
          <table:table-cell office:value-type="float" office:value="3.21333" calcext:value-type="float">
            <text:p>3.2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0244" calcext:value-type="float">
            <text:p>2.60244</text:p>
          </table:table-cell>
          <table:table-cell office:value-type="float" office:value="23.9412" calcext:value-type="float">
            <text:p>23.9412</text:p>
          </table:table-cell>
          <table:table-cell office:value-type="float" office:value="0" calcext:value-type="float">
            <text:p>0</text:p>
          </table:table-cell>
          <table:table-cell office:value-type="float" office:value="29.757" calcext:value-type="float">
            <text:p>29.757</text:p>
          </table:table-cell>
          <table:table-cell table:number-columns-repeated="6"/>
          <table:table-cell office:value-type="float" office:value="2.77886" calcext:value-type="float">
            <text:p>2.77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976" calcext:value-type="float">
            <text:p>2.64976</text:p>
          </table:table-cell>
          <table:table-cell office:value-type="float" office:value="25.0976" calcext:value-type="float">
            <text:p>25.0976</text:p>
          </table:table-cell>
          <table:table-cell office:value-type="float" office:value="0" calcext:value-type="float">
            <text:p>0</text:p>
          </table:table-cell>
          <table:table-cell office:value-type="float" office:value="30.5263" calcext:value-type="float">
            <text:p>30.5263</text:p>
          </table:table-cell>
          <table:table-cell table:number-columns-repeated="6"/>
          <table:table-cell office:value-type="float" office:value="2.28195" calcext:value-type="float">
            <text:p>2.28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78" calcext:value-type="float">
            <text:p>2.2078</text:p>
          </table:table-cell>
          <table:table-cell office:value-type="float" office:value="18.5785" calcext:value-type="float">
            <text:p>18.5785</text:p>
          </table:table-cell>
          <table:table-cell office:value-type="float" office:value="0" calcext:value-type="float">
            <text:p>0</text:p>
          </table:table-cell>
          <table:table-cell office:value-type="float" office:value="23.0683" calcext:value-type="float">
            <text:p>23.0683</text:p>
          </table:table-cell>
        </table:table-row>
        <table:table-row table:style-name="ro1">
          <table:table-cell table:style-name="ce13" office:value-type="string" calcext:value-type="string">
            <text:p>grubhub-10-2.tsp </text:p>
          </table:table-cell>
          <table:table-cell table:style-name="Default" table:formula="of:=[$'Parcel Time'.B5]+[.BD5]" office:value-type="float" office:value="3.48341" calcext:value-type="float">
            <text:p>3.48341</text:p>
          </table:table-cell>
          <table:table-cell table:style-name="Default" table:formula="of:=[$'Parcel Time'.C5]+[.BE5]" office:value-type="float" office:value="0" calcext:value-type="float">
            <text:p>0</text:p>
          </table:table-cell>
          <table:table-cell table:style-name="Default" table:formula="of:=[$'Parcel Time'.D5]+[.BF5]" office:value-type="float" office:value="0" calcext:value-type="float">
            <text:p>0</text:p>
          </table:table-cell>
          <table:table-cell table:style-name="Default" table:formula="of:=[$'Parcel Time'.E5]+[.BG5]" office:value-type="float" office:value="3.07805" calcext:value-type="float">
            <text:p>3.07805</text:p>
          </table:table-cell>
          <table:table-cell table:style-name="Default" table:formula="of:=[$'Parcel Time'.F5]+[.BH5]" office:value-type="float" office:value="11.3798" calcext:value-type="float">
            <text:p>11.3798</text:p>
          </table:table-cell>
          <table:table-cell table:style-name="Default" table:formula="of:=[$'Parcel Time'.G5]+[.BI5]" office:value-type="float" office:value="1.52656E-016" calcext:value-type="float">
            <text:p>1.52656E-16</text:p>
          </table:table-cell>
          <table:table-cell table:style-name="Default" table:formula="of:=[$'Parcel Time'.H5]+[.BJ5]" office:value-type="float" office:value="17.9413" calcext:value-type="float">
            <text:p>17.9413</text:p>
          </table:table-cell>
          <table:table-cell table:style-name="Default" table:formula="of:=[.B5]/[.$H5]*100" office:value-type="float" office:value="19.4155941877122" calcext:value-type="float">
            <text:p>19.4155941877122</text:p>
          </table:table-cell>
          <table:table-cell table:style-name="Default" table:formula="of:=[.C5]/[.$H5]*100" office:value-type="float" office:value="0" calcext:value-type="float">
            <text:p>0</text:p>
          </table:table-cell>
          <table:table-cell table:style-name="Default" table:formula="of:=[.D5]/[.$H5]*100" office:value-type="float" office:value="0" calcext:value-type="float">
            <text:p>0</text:p>
          </table:table-cell>
          <table:table-cell table:style-name="Default" table:formula="of:=[.E5]/[.$H5]*100" office:value-type="float" office:value="17.1562261374594" calcext:value-type="float">
            <text:p>17.1562261374594</text:p>
          </table:table-cell>
          <table:table-cell table:style-name="Default" table:formula="of:=[.F5]/[.$H5]*100" office:value-type="float" office:value="63.4279567255439" calcext:value-type="float">
            <text:p>63.4279567255439</text:p>
          </table:table-cell>
          <table:table-cell table:style-name="Default" table:formula="of:=[.G5]/[.$H5]*100" office:value-type="float" office:value="8.50863649791264E-016" calcext:value-type="float">
            <text:p>8.50863649791264E-16</text:p>
          </table:table-cell>
          <table:table-cell table:style-name="Default" table:formula="of:=[$'Parcel Time'.O5]+[.BQ5]" office:value-type="float" office:value="3.15187" calcext:value-type="float">
            <text:p>3.15187</text:p>
          </table:table-cell>
          <table:table-cell table:style-name="Default" table:formula="of:=[$'Parcel Time'.P5]+[.BR5]" office:value-type="float" office:value="0.331545" calcext:value-type="float">
            <text:p>0.331545</text:p>
          </table:table-cell>
          <table:table-cell table:style-name="Default" table:formula="of:=[$'Parcel Time'.Q5]+[.BS5]" office:value-type="float" office:value="0" calcext:value-type="float">
            <text:p>0</text:p>
          </table:table-cell>
          <table:table-cell table:style-name="Default" table:formula="of:=[$'Parcel Time'.R5]+[.BT5]" office:value-type="float" office:value="2.98" calcext:value-type="float">
            <text:p>2.98</text:p>
          </table:table-cell>
          <table:table-cell table:style-name="Default" table:formula="of:=[$'Parcel Time'.S5]+[.BU5]" office:value-type="float" office:value="12.0226" calcext:value-type="float">
            <text:p>12.0226</text:p>
          </table:table-cell>
          <table:table-cell table:style-name="Default" table:formula="of:=[$'Parcel Time'.T5]+[.BV5]" office:value-type="float" office:value="1.52656E-016" calcext:value-type="float">
            <text:p>1.52656E-16</text:p>
          </table:table-cell>
          <table:table-cell table:style-name="Default" table:formula="of:=[$'Parcel Time'.U5]+[.BW5]" office:value-type="float" office:value="18.486064" calcext:value-type="float">
            <text:p>18.486064</text:p>
          </table:table-cell>
          <table:table-cell table:style-name="Default" table:formula="of:=[.O5]/[.$U5]*100" office:value-type="float" office:value="17.0499788381129" calcext:value-type="float">
            <text:p>17.0499788381129</text:p>
          </table:table-cell>
          <table:table-cell table:style-name="Default" table:formula="of:=[.P5]/[.$U5]*100" office:value-type="float" office:value="1.79348616341478" calcext:value-type="float">
            <text:p>1.79348616341478</text:p>
          </table:table-cell>
          <table:table-cell table:style-name="Default" table:formula="of:=[.Q5]/[.$U5]*100" office:value-type="float" office:value="0" calcext:value-type="float">
            <text:p>0</text:p>
          </table:table-cell>
          <table:table-cell table:style-name="Default" table:formula="of:=[.R5]/[.$U5]*100" office:value-type="float" office:value="16.1202514499571" calcext:value-type="float">
            <text:p>16.1202514499571</text:p>
          </table:table-cell>
          <table:table-cell table:style-name="Default" table:formula="of:=[.S5]/[.$U5]*100" office:value-type="float" office:value="65.036018483978" calcext:value-type="float">
            <text:p>65.036018483978</text:p>
          </table:table-cell>
          <table:table-cell table:style-name="Default" table:formula="of:=[.T5]/[.$U5]*100" office:value-type="float" office:value="8.25789632665991E-016" calcext:value-type="float">
            <text:p>8.25789632665991E-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1171" calcext:value-type="float">
            <text:p>1.81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6098" calcext:value-type="float">
            <text:p>0.39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9106" calcext:value-type="float">
            <text:p>6.59106</text:p>
          </table:table-cell>
          <table:table-cell table:style-name="Default" office:value-type="float" office:value="8.79886" calcext:value-type="float">
            <text:p>8.79886</text:p>
          </table:table-cell>
          <table:table-cell table:style-name="Default" table:formula="of:=[.AB5]/[.$AH5]*100" office:value-type="float" office:value="0" calcext:value-type="float">
            <text:p>0</text:p>
          </table:table-cell>
          <table:table-cell table:style-name="Default" table:formula="of:=[.AC5]/[.$AH5]*100" office:value-type="float" office:value="20.5902810136768" calcext:value-type="float">
            <text:p>20.5902810136768</text:p>
          </table:table-cell>
          <table:table-cell table:style-name="Default" table:formula="of:=[.AD5]/[.$AH5]*100" office:value-type="float" office:value="0" calcext:value-type="float">
            <text:p>0</text:p>
          </table:table-cell>
          <table:table-cell table:style-name="Default" table:formula="of:=[.AE5]/[.$AH5]*100" office:value-type="float" office:value="4.50169681072321" calcext:value-type="float">
            <text:p>4.50169681072321</text:p>
          </table:table-cell>
          <table:table-cell table:style-name="Default" table:formula="of:=[.AF5]/[.$AH5]*100" office:value-type="float" office:value="0" calcext:value-type="float">
            <text:p>0</text:p>
          </table:table-cell>
          <table:table-cell table:style-name="Default" table:formula="of:=[.AG5]/[.$AH5]*100" office:value-type="float" office:value="74.9081130964693" calcext:value-type="float">
            <text:p>74.90811309646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057" calcext:value-type="float">
            <text:p>2.170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6098" calcext:value-type="float">
            <text:p>0.39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3138" calcext:value-type="float">
            <text:p>5.33138</text:p>
          </table:table-cell>
          <table:table-cell table:style-name="Default" office:value-type="float" office:value="7.89805" calcext:value-type="float">
            <text:p>7.89805</text:p>
          </table:table-cell>
          <table:table-cell table:style-name="Default" table:formula="of:=[.AO5]/[.$AU5]*100" office:value-type="float" office:value="0" calcext:value-type="float">
            <text:p>0</text:p>
          </table:table-cell>
          <table:table-cell table:style-name="Default" table:formula="of:=[.AP5]/[.$AU5]*100" office:value-type="float" office:value="27.4823532390907" calcext:value-type="float">
            <text:p>27.4823532390907</text:p>
          </table:table-cell>
          <table:table-cell table:style-name="Default" table:formula="of:=[.AQ5]/[.$AU5]*100" office:value-type="float" office:value="0" calcext:value-type="float">
            <text:p>0</text:p>
          </table:table-cell>
          <table:table-cell table:style-name="Default" table:formula="of:=[.AR5]/[.$AU5]*100" office:value-type="float" office:value="5.01513664765353" calcext:value-type="float">
            <text:p>5.01513664765353</text:p>
          </table:table-cell>
          <table:table-cell table:style-name="Default" table:formula="of:=[.AS5]/[.$AU5]*100" office:value-type="float" office:value="0" calcext:value-type="float">
            <text:p>0</text:p>
          </table:table-cell>
          <table:table-cell table:style-name="Default" table:formula="of:=[.AT5]/[.$AU5]*100" office:value-type="float" office:value="67.5024847905496" calcext:value-type="float">
            <text:p>67.5024847905496</text:p>
          </table:table-cell>
          <table:table-cell table:number-columns-repeated="2"/>
          <table:table-cell office:value-type="float" office:value="3.48341" calcext:value-type="float">
            <text:p>3.48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805" calcext:value-type="float">
            <text:p>3.07805</text:p>
          </table:table-cell>
          <table:table-cell office:value-type="float" office:value="11.3798" calcext:value-type="float">
            <text:p>11.3798</text:p>
          </table:table-cell>
          <table:table-cell office:value-type="float" office:value="0" calcext:value-type="float">
            <text:p>0</text:p>
          </table:table-cell>
          <table:table-cell office:value-type="float" office:value="17.9413" calcext:value-type="float">
            <text:p>17.9413</text:p>
          </table:table-cell>
          <table:table-cell table:number-columns-repeated="6"/>
          <table:table-cell office:value-type="float" office:value="3.15187" calcext:value-type="float">
            <text:p>3.15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878" calcext:value-type="float">
            <text:p>2.70878</text:p>
          </table:table-cell>
          <table:table-cell office:value-type="float" office:value="12.0226" calcext:value-type="float">
            <text:p>12.0226</text:p>
          </table:table-cell>
          <table:table-cell office:value-type="float" office:value="0" calcext:value-type="float">
            <text:p>0</text:p>
          </table:table-cell>
          <table:table-cell office:value-type="float" office:value="17.8833" calcext:value-type="float">
            <text:p>17.8833</text:p>
          </table:table-cell>
          <table:table-cell table:number-columns-repeated="6"/>
          <table:table-cell office:value-type="float" office:value="2.65398" calcext:value-type="float">
            <text:p>2.65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9.26358" calcext:value-type="float">
            <text:p>9.26358</text:p>
          </table:table-cell>
          <table:table-cell office:value-type="float" office:value="0" calcext:value-type="float">
            <text:p>0</text:p>
          </table:table-cell>
          <table:table-cell office:value-type="float" office:value="14.2976" calcext:value-type="float">
            <text:p>14.2976</text:p>
          </table:table-cell>
          <table:table-cell table:number-columns-repeated="6"/>
          <table:table-cell office:value-type="float" office:value="2.37122" calcext:value-type="float">
            <text:p>2.37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732" calcext:value-type="float">
            <text:p>2.20732</text:p>
          </table:table-cell>
          <table:table-cell office:value-type="float" office:value="10.2024" calcext:value-type="float">
            <text:p>10.2024</text:p>
          </table:table-cell>
          <table:table-cell office:value-type="float" office:value="0" calcext:value-type="float">
            <text:p>0</text:p>
          </table:table-cell>
          <table:table-cell office:value-type="float" office:value="14.781" calcext:value-type="float">
            <text:p>14.781</text:p>
          </table:table-cell>
        </table:table-row>
        <table:table-row table:style-name="ro1">
          <table:table-cell table:style-name="ce13" office:value-type="string" calcext:value-type="string">
            <text:p>grubhub-10-3.tsp </text:p>
          </table:table-cell>
          <table:table-cell table:style-name="Default" table:formula="of:=[$'Parcel Time'.B6]+[.BD6]" office:value-type="float" office:value="3.20976" calcext:value-type="float">
            <text:p>3.20976</text:p>
          </table:table-cell>
          <table:table-cell table:style-name="Default" table:formula="of:=[$'Parcel Time'.C6]+[.BE6]" office:value-type="float" office:value="0" calcext:value-type="float">
            <text:p>0</text:p>
          </table:table-cell>
          <table:table-cell table:style-name="Default" table:formula="of:=[$'Parcel Time'.D6]+[.BF6]" office:value-type="float" office:value="0" calcext:value-type="float">
            <text:p>0</text:p>
          </table:table-cell>
          <table:table-cell table:style-name="Default" table:formula="of:=[$'Parcel Time'.E6]+[.BG6]" office:value-type="float" office:value="3.20488" calcext:value-type="float">
            <text:p>3.20488</text:p>
          </table:table-cell>
          <table:table-cell table:style-name="Default" table:formula="of:=[$'Parcel Time'.F6]+[.BH6]" office:value-type="float" office:value="10.7951" calcext:value-type="float">
            <text:p>10.7951</text:p>
          </table:table-cell>
          <table:table-cell table:style-name="Default" table:formula="of:=[$'Parcel Time'.G6]+[.BI6]" office:value-type="float" office:value="0" calcext:value-type="float">
            <text:p>0</text:p>
          </table:table-cell>
          <table:table-cell table:style-name="Default" table:formula="of:=[$'Parcel Time'.H6]+[.BJ6]" office:value-type="float" office:value="17.2098" calcext:value-type="float">
            <text:p>17.2098</text:p>
          </table:table-cell>
          <table:table-cell table:style-name="Default" table:formula="of:=[.B6]/[.$H6]*100" office:value-type="float" office:value="18.6507687480389" calcext:value-type="float">
            <text:p>18.6507687480389</text:p>
          </table:table-cell>
          <table:table-cell table:style-name="Default" table:formula="of:=[.C6]/[.$H6]*100" office:value-type="float" office:value="0" calcext:value-type="float">
            <text:p>0</text:p>
          </table:table-cell>
          <table:table-cell table:style-name="Default" table:formula="of:=[.D6]/[.$H6]*100" office:value-type="float" office:value="0" calcext:value-type="float">
            <text:p>0</text:p>
          </table:table-cell>
          <table:table-cell table:style-name="Default" table:formula="of:=[.E6]/[.$H6]*100" office:value-type="float" office:value="18.6224128113052" calcext:value-type="float">
            <text:p>18.6224128113052</text:p>
          </table:table-cell>
          <table:table-cell table:style-name="Default" table:formula="of:=[.F6]/[.$H6]*100" office:value-type="float" office:value="62.7264698020895" calcext:value-type="float">
            <text:p>62.7264698020895</text:p>
          </table:table-cell>
          <table:table-cell table:style-name="Default" table:formula="of:=[.G6]/[.$H6]*100" office:value-type="float" office:value="0" calcext:value-type="float">
            <text:p>0</text:p>
          </table:table-cell>
          <table:table-cell table:style-name="Default" table:formula="of:=[$'Parcel Time'.O6]+[.BQ6]" office:value-type="float" office:value="2.92309" calcext:value-type="float">
            <text:p>2.92309</text:p>
          </table:table-cell>
          <table:table-cell table:style-name="Default" table:formula="of:=[$'Parcel Time'.P6]+[.BR6]" office:value-type="float" office:value="0.645528" calcext:value-type="float">
            <text:p>0.645528</text:p>
          </table:table-cell>
          <table:table-cell table:style-name="Default" table:formula="of:=[$'Parcel Time'.Q6]+[.BS6]" office:value-type="float" office:value="0" calcext:value-type="float">
            <text:p>0</text:p>
          </table:table-cell>
          <table:table-cell table:style-name="Default" table:formula="of:=[$'Parcel Time'.R6]+[.BT6]" office:value-type="float" office:value="3.222435" calcext:value-type="float">
            <text:p>3.222435</text:p>
          </table:table-cell>
          <table:table-cell table:style-name="Default" table:formula="of:=[$'Parcel Time'.S6]+[.BU6]" office:value-type="float" office:value="14.7039" calcext:value-type="float">
            <text:p>14.7039</text:p>
          </table:table-cell>
          <table:table-cell table:style-name="Default" table:formula="of:=[$'Parcel Time'.T6]+[.BV6]" office:value-type="float" office:value="3.67761E-015" calcext:value-type="float">
            <text:p>3.67761E-15</text:p>
          </table:table-cell>
          <table:table-cell table:style-name="Default" table:formula="of:=[$'Parcel Time'.U6]+[.BW6]" office:value-type="float" office:value="21.49493" calcext:value-type="float">
            <text:p>21.49493</text:p>
          </table:table-cell>
          <table:table-cell table:style-name="Default" table:formula="of:=[.O6]/[.$U6]*100" office:value-type="float" office:value="13.5989742697464" calcext:value-type="float">
            <text:p>13.5989742697464</text:p>
          </table:table-cell>
          <table:table-cell table:style-name="Default" table:formula="of:=[.P6]/[.$U6]*100" office:value-type="float" office:value="3.00316400192976" calcext:value-type="float">
            <text:p>3.00316400192976</text:p>
          </table:table-cell>
          <table:table-cell table:style-name="Default" table:formula="of:=[.Q6]/[.$U6]*100" office:value-type="float" office:value="0" calcext:value-type="float">
            <text:p>0</text:p>
          </table:table-cell>
          <table:table-cell table:style-name="Default" table:formula="of:=[.R6]/[.$U6]*100" office:value-type="float" office:value="14.9916049970854" calcext:value-type="float">
            <text:p>14.9916049970854</text:p>
          </table:table-cell>
          <table:table-cell table:style-name="Default" table:formula="of:=[.S6]/[.$U6]*100" office:value-type="float" office:value="68.4063637332152" calcext:value-type="float">
            <text:p>68.4063637332152</text:p>
          </table:table-cell>
          <table:table-cell table:style-name="Default" table:formula="of:=[.T6]/[.$U6]*100" office:value-type="float" office:value="0.0000000000000171091973781724" calcext:value-type="float">
            <text:p>1.7109197378172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073" calcext:value-type="float">
            <text:p>1.19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805" calcext:value-type="float">
            <text:p>0.40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9035E-015" calcext:value-type="float">
            <text:p>8.59035E-15</text:p>
          </table:table-cell>
          <table:table-cell table:style-name="Default" office:value-type="float" office:value="1.59854" calcext:value-type="float">
            <text:p>1.59854</text:p>
          </table:table-cell>
          <table:table-cell table:style-name="Default" table:formula="of:=[.AB6]/[.$AH6]*100" office:value-type="float" office:value="0" calcext:value-type="float">
            <text:p>0</text:p>
          </table:table-cell>
          <table:table-cell table:style-name="Default" table:formula="of:=[.AC6]/[.$AH6]*100" office:value-type="float" office:value="74.4885958437074" calcext:value-type="float">
            <text:p>74.4885958437074</text:p>
          </table:table-cell>
          <table:table-cell table:style-name="Default" table:formula="of:=[.AD6]/[.$AH6]*100" office:value-type="float" office:value="0" calcext:value-type="float">
            <text:p>0</text:p>
          </table:table-cell>
          <table:table-cell table:style-name="Default" table:formula="of:=[.AE6]/[.$AH6]*100" office:value-type="float" office:value="25.5110913708759" calcext:value-type="float">
            <text:p>25.5110913708759</text:p>
          </table:table-cell>
          <table:table-cell table:style-name="Default" table:formula="of:=[.AF6]/[.$AH6]*100" office:value-type="float" office:value="0" calcext:value-type="float">
            <text:p>0</text:p>
          </table:table-cell>
          <table:table-cell table:style-name="Default" table:formula="of:=[.AG6]/[.$AH6]*100" office:value-type="float" office:value="0.000000000000537387240857282" calcext:value-type="float">
            <text:p>5.3738724085728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8667" calcext:value-type="float">
            <text:p>2.08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0732" calcext:value-type="float">
            <text:p>0.31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51962" calcext:value-type="float">
            <text:p>1.51962E-14</text:p>
          </table:table-cell>
          <table:table-cell table:style-name="Default" office:value-type="float" office:value="2.3974" calcext:value-type="float">
            <text:p>2.3974</text:p>
          </table:table-cell>
          <table:table-cell table:style-name="Default" table:formula="of:=[.AO6]/[.$AU6]*100" office:value-type="float" office:value="0" calcext:value-type="float">
            <text:p>0</text:p>
          </table:table-cell>
          <table:table-cell table:style-name="Default" table:formula="of:=[.AP6]/[.$AU6]*100" office:value-type="float" office:value="87.0388754484024" calcext:value-type="float">
            <text:p>87.0388754484024</text:p>
          </table:table-cell>
          <table:table-cell table:style-name="Default" table:formula="of:=[.AQ6]/[.$AU6]*100" office:value-type="float" office:value="0" calcext:value-type="float">
            <text:p>0</text:p>
          </table:table-cell>
          <table:table-cell table:style-name="Default" table:formula="of:=[.AR6]/[.$AU6]*100" office:value-type="float" office:value="12.9612079753066" calcext:value-type="float">
            <text:p>12.9612079753066</text:p>
          </table:table-cell>
          <table:table-cell table:style-name="Default" table:formula="of:=[.AS6]/[.$AU6]*100" office:value-type="float" office:value="0" calcext:value-type="float">
            <text:p>0</text:p>
          </table:table-cell>
          <table:table-cell table:style-name="Default" table:formula="of:=[.AT6]/[.$AU6]*100" office:value-type="float" office:value="0.000000000000633861683490448" calcext:value-type="float">
            <text:p>6.33861683490448E-13</text:p>
          </table:table-cell>
          <table:table-cell table:number-columns-repeated="2"/>
          <table:table-cell office:value-type="float" office:value="3.20976" calcext:value-type="float">
            <text:p>3.20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488" calcext:value-type="float">
            <text:p>3.20488</text:p>
          </table:table-cell>
          <table:table-cell office:value-type="float" office:value="10.7951" calcext:value-type="float">
            <text:p>10.7951</text:p>
          </table:table-cell>
          <table:table-cell office:value-type="float" office:value="0" calcext:value-type="float">
            <text:p>0</text:p>
          </table:table-cell>
          <table:table-cell office:value-type="float" office:value="17.2098" calcext:value-type="float">
            <text:p>17.2098</text:p>
          </table:table-cell>
          <table:table-cell table:number-columns-repeated="6"/>
          <table:table-cell office:value-type="float" office:value="2.92309" calcext:value-type="float">
            <text:p>2.92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463" calcext:value-type="float">
            <text:p>2.81463</text:p>
          </table:table-cell>
          <table:table-cell office:value-type="float" office:value="14.7039" calcext:value-type="float">
            <text:p>14.7039</text:p>
          </table:table-cell>
          <table:table-cell office:value-type="float" office:value="0" calcext:value-type="float">
            <text:p>0</text:p>
          </table:table-cell>
          <table:table-cell office:value-type="float" office:value="20.4416" calcext:value-type="float">
            <text:p>20.4416</text:p>
          </table:table-cell>
          <table:table-cell table:number-columns-repeated="6"/>
          <table:table-cell office:value-type="float" office:value="2.56228" calcext:value-type="float">
            <text:p>2.56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463" calcext:value-type="float">
            <text:p>2.59463</text:p>
          </table:table-cell>
          <table:table-cell office:value-type="float" office:value="12.0654" calcext:value-type="float">
            <text:p>12.0654</text:p>
          </table:table-cell>
          <table:table-cell office:value-type="float" office:value="0" calcext:value-type="float">
            <text:p>0</text:p>
          </table:table-cell>
          <table:table-cell office:value-type="float" office:value="17.2223" calcext:value-type="float">
            <text:p>17.2223</text:p>
          </table:table-cell>
          <table:table-cell table:number-columns-repeated="6"/>
          <table:table-cell office:value-type="float" office:value="1.9439" calcext:value-type="float">
            <text:p>1.9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024" calcext:value-type="float">
            <text:p>2.07024</text:p>
          </table:table-cell>
          <table:table-cell office:value-type="float" office:value="14.3457" calcext:value-type="float">
            <text:p>14.3457</text:p>
          </table:table-cell>
          <table:table-cell office:value-type="float" office:value="0" calcext:value-type="float">
            <text:p>0</text:p>
          </table:table-cell>
          <table:table-cell office:value-type="float" office:value="18.3598" calcext:value-type="float">
            <text:p>18.3598</text:p>
          </table:table-cell>
        </table:table-row>
        <table:table-row table:style-name="ro1">
          <table:table-cell table:style-name="ce13" office:value-type="string" calcext:value-type="string">
            <text:p>grubhub-10-4.tsp </text:p>
          </table:table-cell>
          <table:table-cell table:style-name="Default" table:formula="of:=[$'Parcel Time'.B7]+[.BD7]" office:value-type="float" office:value="4.20439" calcext:value-type="float">
            <text:p>4.20439</text:p>
          </table:table-cell>
          <table:table-cell table:style-name="Default" table:formula="of:=[$'Parcel Time'.C7]+[.BE7]" office:value-type="float" office:value="0" calcext:value-type="float">
            <text:p>0</text:p>
          </table:table-cell>
          <table:table-cell table:style-name="Default" table:formula="of:=[$'Parcel Time'.D7]+[.BF7]" office:value-type="float" office:value="0" calcext:value-type="float">
            <text:p>0</text:p>
          </table:table-cell>
          <table:table-cell table:style-name="Default" table:formula="of:=[$'Parcel Time'.E7]+[.BG7]" office:value-type="float" office:value="3.57951" calcext:value-type="float">
            <text:p>3.57951</text:p>
          </table:table-cell>
          <table:table-cell table:style-name="Default" table:formula="of:=[$'Parcel Time'.F7]+[.BH7]" office:value-type="float" office:value="10.9583" calcext:value-type="float">
            <text:p>10.9583</text:p>
          </table:table-cell>
          <table:table-cell table:style-name="Default" table:formula="of:=[$'Parcel Time'.G7]+[.BI7]" office:value-type="float" office:value="0" calcext:value-type="float">
            <text:p>0</text:p>
          </table:table-cell>
          <table:table-cell table:style-name="Default" table:formula="of:=[$'Parcel Time'.H7]+[.BJ7]" office:value-type="float" office:value="18.7422" calcext:value-type="float">
            <text:p>18.7422</text:p>
          </table:table-cell>
          <table:table-cell table:style-name="Default" table:formula="of:=[.B7]/[.$H7]*100" office:value-type="float" office:value="22.4327453554012" calcext:value-type="float">
            <text:p>22.4327453554012</text:p>
          </table:table-cell>
          <table:table-cell table:style-name="Default" table:formula="of:=[.C7]/[.$H7]*100" office:value-type="float" office:value="0" calcext:value-type="float">
            <text:p>0</text:p>
          </table:table-cell>
          <table:table-cell table:style-name="Default" table:formula="of:=[.D7]/[.$H7]*100" office:value-type="float" office:value="0" calcext:value-type="float">
            <text:p>0</text:p>
          </table:table-cell>
          <table:table-cell table:style-name="Default" table:formula="of:=[.E7]/[.$H7]*100" office:value-type="float" office:value="19.0986650446586" calcext:value-type="float">
            <text:p>19.0986650446586</text:p>
          </table:table-cell>
          <table:table-cell table:style-name="Default" table:formula="of:=[.F7]/[.$H7]*100" office:value-type="float" office:value="58.4685895999402" calcext:value-type="float">
            <text:p>58.4685895999402</text:p>
          </table:table-cell>
          <table:table-cell table:style-name="Default" table:formula="of:=[.G7]/[.$H7]*100" office:value-type="float" office:value="0" calcext:value-type="float">
            <text:p>0</text:p>
          </table:table-cell>
          <table:table-cell table:style-name="Default" table:formula="of:=[$'Parcel Time'.O7]+[.BQ7]" office:value-type="float" office:value="3.80407" calcext:value-type="float">
            <text:p>3.80407</text:p>
          </table:table-cell>
          <table:table-cell table:style-name="Default" table:formula="of:=[$'Parcel Time'.P7]+[.BR7]" office:value-type="float" office:value="0" calcext:value-type="float">
            <text:p>0</text:p>
          </table:table-cell>
          <table:table-cell table:style-name="Default" table:formula="of:=[$'Parcel Time'.Q7]+[.BS7]" office:value-type="float" office:value="0" calcext:value-type="float">
            <text:p>0</text:p>
          </table:table-cell>
          <table:table-cell table:style-name="Default" table:formula="of:=[$'Parcel Time'.R7]+[.BT7]" office:value-type="float" office:value="3.28878" calcext:value-type="float">
            <text:p>3.28878</text:p>
          </table:table-cell>
          <table:table-cell table:style-name="Default" table:formula="of:=[$'Parcel Time'.S7]+[.BU7]" office:value-type="float" office:value="11.6352" calcext:value-type="float">
            <text:p>11.6352</text:p>
          </table:table-cell>
          <table:table-cell table:style-name="Default" table:formula="of:=[$'Parcel Time'.T7]+[.BV7]" office:value-type="float" office:value="-1.1241E-015" calcext:value-type="float">
            <text:p>-1.1241E-15</text:p>
          </table:table-cell>
          <table:table-cell table:style-name="Default" table:formula="of:=[$'Parcel Time'.U7]+[.BW7]" office:value-type="float" office:value="18.728" calcext:value-type="float">
            <text:p>18.728</text:p>
          </table:table-cell>
          <table:table-cell table:style-name="Default" table:formula="of:=[.O7]/[.$U7]*100" office:value-type="float" office:value="20.3122063220846" calcext:value-type="float">
            <text:p>20.3122063220846</text:p>
          </table:table-cell>
          <table:table-cell table:style-name="Default" table:formula="of:=[.P7]/[.$U7]*100" office:value-type="float" office:value="0" calcext:value-type="float">
            <text:p>0</text:p>
          </table:table-cell>
          <table:table-cell table:style-name="Default" table:formula="of:=[.Q7]/[.$U7]*100" office:value-type="float" office:value="0" calcext:value-type="float">
            <text:p>0</text:p>
          </table:table-cell>
          <table:table-cell table:style-name="Default" table:formula="of:=[.R7]/[.$U7]*100" office:value-type="float" office:value="17.5607646304998" calcext:value-type="float">
            <text:p>17.5607646304998</text:p>
          </table:table-cell>
          <table:table-cell table:style-name="Default" table:formula="of:=[.S7]/[.$U7]*100" office:value-type="float" office:value="62.1272960273388" calcext:value-type="float">
            <text:p>62.1272960273388</text:p>
          </table:table-cell>
          <table:table-cell table:style-name="Default" table:formula="of:=[.T7]/[.$U7]*100" office:value-type="float" office:value="-6.00224263135412E-015" calcext:value-type="float">
            <text:p>-6.00224263135412E-1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.40146" calcext:value-type="float">
            <text:p>6.40146</text:p>
          </table:table-cell>
          <table:table-cell table:style-name="Default" table:formula="of:=[.AB7]/[.$AH7]*100" office:value-type="float" office:value="0" calcext:value-type="float">
            <text:p>0</text:p>
          </table:table-cell>
          <table:table-cell table:style-name="Default" table:formula="of:=[.AC7]/[.$AH7]*100" office:value-type="float" office:value="0" calcext:value-type="float">
            <text:p>0</text:p>
          </table:table-cell>
          <table:table-cell table:style-name="Default" table:formula="of:=[.AD7]/[.$AH7]*100" office:value-type="float" office:value="0" calcext:value-type="float">
            <text:p>0</text:p>
          </table:table-cell>
          <table:table-cell table:style-name="Default" table:formula="of:=[.AE7]/[.$AH7]*100" office:value-type="float" office:value="0" calcext:value-type="float">
            <text:p>0</text:p>
          </table:table-cell>
          <table:table-cell table:style-name="Default" table:formula="of:=[.AF7]/[.$AH7]*100" office:value-type="float" office:value="0" calcext:value-type="float">
            <text:p>0</text:p>
          </table:table-cell>
          <table:table-cell table:style-name="Default" table:formula="of:=[.AG7]/[.$AH7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8293" calcext:value-type="float">
            <text:p>1.2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45854" calcext:value-type="float">
            <text:p>0.74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1765E-015" calcext:value-type="float">
            <text:p>5.71765E-15</text:p>
          </table:table-cell>
          <table:table-cell table:style-name="Default" office:value-type="float" office:value="2.02878" calcext:value-type="float">
            <text:p>2.02878</text:p>
          </table:table-cell>
          <table:table-cell table:style-name="Default" table:formula="of:=[.AO7]/[.$AU7]*100" office:value-type="float" office:value="0" calcext:value-type="float">
            <text:p>0</text:p>
          </table:table-cell>
          <table:table-cell table:style-name="Default" table:formula="of:=[.AP7]/[.$AU7]*100" office:value-type="float" office:value="63.2365263853153" calcext:value-type="float">
            <text:p>63.2365263853153</text:p>
          </table:table-cell>
          <table:table-cell table:style-name="Default" table:formula="of:=[.AQ7]/[.$AU7]*100" office:value-type="float" office:value="0" calcext:value-type="float">
            <text:p>0</text:p>
          </table:table-cell>
          <table:table-cell table:style-name="Default" table:formula="of:=[.AR7]/[.$AU7]*100" office:value-type="float" office:value="36.7636707775116" calcext:value-type="float">
            <text:p>36.7636707775116</text:p>
          </table:table-cell>
          <table:table-cell table:style-name="Default" table:formula="of:=[.AS7]/[.$AU7]*100" office:value-type="float" office:value="0" calcext:value-type="float">
            <text:p>0</text:p>
          </table:table-cell>
          <table:table-cell table:style-name="Default" table:formula="of:=[.AT7]/[.$AU7]*100" office:value-type="float" office:value="0.00000000000028182700933566" calcext:value-type="float">
            <text:p>2.8182700933566E-13</text:p>
          </table:table-cell>
          <table:table-cell table:number-columns-repeated="2"/>
          <table:table-cell office:value-type="float" office:value="4.20439" calcext:value-type="float">
            <text:p>4.20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951" calcext:value-type="float">
            <text:p>3.57951</text:p>
          </table:table-cell>
          <table:table-cell office:value-type="float" office:value="10.9583" calcext:value-type="float">
            <text:p>10.9583</text:p>
          </table:table-cell>
          <table:table-cell office:value-type="float" office:value="0" calcext:value-type="float">
            <text:p>0</text:p>
          </table:table-cell>
          <table:table-cell office:value-type="float" office:value="18.7422" calcext:value-type="float">
            <text:p>18.7422</text:p>
          </table:table-cell>
          <table:table-cell table:number-columns-repeated="6"/>
          <table:table-cell office:value-type="float" office:value="3.80407" calcext:value-type="float">
            <text:p>3.80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878" calcext:value-type="float">
            <text:p>3.28878</text:p>
          </table:table-cell>
          <table:table-cell office:value-type="float" office:value="11.6352" calcext:value-type="float">
            <text:p>11.6352</text:p>
          </table:table-cell>
          <table:table-cell office:value-type="float" office:value="0" calcext:value-type="float">
            <text:p>0</text:p>
          </table:table-cell>
          <table:table-cell office:value-type="float" office:value="18.728" calcext:value-type="float">
            <text:p>18.728</text:p>
          </table:table-cell>
          <table:table-cell table:number-columns-repeated="6"/>
          <table:table-cell office:value-type="float" office:value="3.37642" calcext:value-type="float">
            <text:p>3.37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7707" calcext:value-type="float">
            <text:p>2.87707</text:p>
          </table:table-cell>
          <table:table-cell office:value-type="float" office:value="13.1533" calcext:value-type="float">
            <text:p>13.1533</text:p>
          </table:table-cell>
          <table:table-cell office:value-type="float" office:value="0" calcext:value-type="float">
            <text:p>0</text:p>
          </table:table-cell>
          <table:table-cell office:value-type="float" office:value="19.4068" calcext:value-type="float">
            <text:p>19.4068</text:p>
          </table:table-cell>
          <table:table-cell table:number-columns-repeated="6"/>
          <table:table-cell office:value-type="float" office:value="2.93024" calcext:value-type="float">
            <text:p>2.93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366" calcext:value-type="float">
            <text:p>2.51366</text:p>
          </table:table-cell>
          <table:table-cell office:value-type="float" office:value="8.4287" calcext:value-type="float">
            <text:p>8.4287</text:p>
          </table:table-cell>
          <table:table-cell office:value-type="float" office:value="0" calcext:value-type="float">
            <text:p>0</text:p>
          </table:table-cell>
          <table:table-cell office:value-type="float" office:value="13.8726" calcext:value-type="float">
            <text:p>13.8726</text:p>
          </table:table-cell>
        </table:table-row>
        <table:table-row table:style-name="ro1">
          <table:table-cell table:style-name="ce13" office:value-type="string" calcext:value-type="string">
            <text:p>grubhub-10-5.tsp </text:p>
          </table:table-cell>
          <table:table-cell table:style-name="Default" table:formula="of:=[$'Parcel Time'.B8]+[.BD8]" office:value-type="float" office:value="3.8439" calcext:value-type="float">
            <text:p>3.8439</text:p>
          </table:table-cell>
          <table:table-cell table:style-name="Default" table:formula="of:=[$'Parcel Time'.C8]+[.BE8]" office:value-type="float" office:value="0.533496" calcext:value-type="float">
            <text:p>0.533496</text:p>
          </table:table-cell>
          <table:table-cell table:style-name="Default" table:formula="of:=[$'Parcel Time'.D8]+[.BF8]" office:value-type="float" office:value="0" calcext:value-type="float">
            <text:p>0</text:p>
          </table:table-cell>
          <table:table-cell table:style-name="Default" table:formula="of:=[$'Parcel Time'.E8]+[.BG8]" office:value-type="float" office:value="4.420004" calcext:value-type="float">
            <text:p>4.420004</text:p>
          </table:table-cell>
          <table:table-cell table:style-name="Default" table:formula="of:=[$'Parcel Time'.F8]+[.BH8]" office:value-type="float" office:value="11.3667" calcext:value-type="float">
            <text:p>11.3667</text:p>
          </table:table-cell>
          <table:table-cell table:style-name="Default" table:formula="of:=[$'Parcel Time'.G8]+[.BI8]" office:value-type="float" office:value="0" calcext:value-type="float">
            <text:p>0</text:p>
          </table:table-cell>
          <table:table-cell table:style-name="Default" table:formula="of:=[$'Parcel Time'.H8]+[.BJ8]" office:value-type="float" office:value="20.16415" calcext:value-type="float">
            <text:p>20.16415</text:p>
          </table:table-cell>
          <table:table-cell table:style-name="Default" table:formula="of:=[.B8]/[.$H8]*100" office:value-type="float" office:value="19.0630400983924" calcext:value-type="float">
            <text:p>19.0630400983924</text:p>
          </table:table-cell>
          <table:table-cell table:style-name="Default" table:formula="of:=[.C8]/[.$H8]*100" office:value-type="float" office:value="2.64576488470875" calcext:value-type="float">
            <text:p>2.64576488470875</text:p>
          </table:table-cell>
          <table:table-cell table:style-name="Default" table:formula="of:=[.D8]/[.$H8]*100" office:value-type="float" office:value="0" calcext:value-type="float">
            <text:p>0</text:p>
          </table:table-cell>
          <table:table-cell table:style-name="Default" table:formula="of:=[.E8]/[.$H8]*100" office:value-type="float" office:value="21.9201106914995" calcext:value-type="float">
            <text:p>21.9201106914995</text:p>
          </table:table-cell>
          <table:table-cell table:style-name="Default" table:formula="of:=[.F8]/[.$H8]*100" office:value-type="float" office:value="56.3708363605706" calcext:value-type="float">
            <text:p>56.3708363605706</text:p>
          </table:table-cell>
          <table:table-cell table:style-name="Default" table:formula="of:=[.G8]/[.$H8]*100" office:value-type="float" office:value="0" calcext:value-type="float">
            <text:p>0</text:p>
          </table:table-cell>
          <table:table-cell table:style-name="Default" table:formula="of:=[$'Parcel Time'.O8]+[.BQ8]" office:value-type="float" office:value="3.41431" calcext:value-type="float">
            <text:p>3.41431</text:p>
          </table:table-cell>
          <table:table-cell table:style-name="Default" table:formula="of:=[$'Parcel Time'.P8]+[.BR8]" office:value-type="float" office:value="1.08407" calcext:value-type="float">
            <text:p>1.08407</text:p>
          </table:table-cell>
          <table:table-cell table:style-name="Default" table:formula="of:=[$'Parcel Time'.Q8]+[.BS8]" office:value-type="float" office:value="0" calcext:value-type="float">
            <text:p>0</text:p>
          </table:table-cell>
          <table:table-cell table:style-name="Default" table:formula="of:=[$'Parcel Time'.R8]+[.BT8]" office:value-type="float" office:value="4.029264" calcext:value-type="float">
            <text:p>4.029264</text:p>
          </table:table-cell>
          <table:table-cell table:style-name="Default" table:formula="of:=[$'Parcel Time'.S8]+[.BU8]" office:value-type="float" office:value="16.1706" calcext:value-type="float">
            <text:p>16.1706</text:p>
          </table:table-cell>
          <table:table-cell table:style-name="Default" table:formula="of:=[$'Parcel Time'.T8]+[.BV8]" office:value-type="float" office:value="0" calcext:value-type="float">
            <text:p>0</text:p>
          </table:table-cell>
          <table:table-cell table:style-name="Default" table:formula="of:=[$'Parcel Time'.U8]+[.BW8]" office:value-type="float" office:value="24.69822" calcext:value-type="float">
            <text:p>24.69822</text:p>
          </table:table-cell>
          <table:table-cell table:style-name="Default" table:formula="of:=[.O8]/[.$U8]*100" office:value-type="float" office:value="13.8241136405781" calcext:value-type="float">
            <text:p>13.8241136405781</text:p>
          </table:table-cell>
          <table:table-cell table:style-name="Default" table:formula="of:=[.P8]/[.$U8]*100" office:value-type="float" office:value="4.38926367973077" calcext:value-type="float">
            <text:p>4.38926367973077</text:p>
          </table:table-cell>
          <table:table-cell table:style-name="Default" table:formula="of:=[.Q8]/[.$U8]*100" office:value-type="float" office:value="0" calcext:value-type="float">
            <text:p>0</text:p>
          </table:table-cell>
          <table:table-cell table:style-name="Default" table:formula="of:=[.R8]/[.$U8]*100" office:value-type="float" office:value="16.313985380323" calcext:value-type="float">
            <text:p>16.313985380323</text:p>
          </table:table-cell>
          <table:table-cell table:style-name="Default" table:formula="of:=[.S8]/[.$U8]*100" office:value-type="float" office:value="65.4727344723628" calcext:value-type="float">
            <text:p>65.4727344723628</text:p>
          </table:table-cell>
          <table:table-cell table:style-name="Default" table:formula="of:=[.T8]/[.$U8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0927" calcext:value-type="float">
            <text:p>1.40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5854" calcext:value-type="float">
            <text:p>0.3858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79512" calcext:value-type="float">
            <text:p>1.79512</text:p>
          </table:table-cell>
          <table:table-cell table:style-name="Default" table:formula="of:=[.AB8]/[.$AH8]*100" office:value-type="float" office:value="0" calcext:value-type="float">
            <text:p>0</text:p>
          </table:table-cell>
          <table:table-cell table:style-name="Default" table:formula="of:=[.AC8]/[.$AH8]*100" office:value-type="float" office:value="78.5056152234948" calcext:value-type="float">
            <text:p>78.5056152234948</text:p>
          </table:table-cell>
          <table:table-cell table:style-name="Default" table:formula="of:=[.AD8]/[.$AH8]*100" office:value-type="float" office:value="0" calcext:value-type="float">
            <text:p>0</text:p>
          </table:table-cell>
          <table:table-cell table:style-name="Default" table:formula="of:=[.AE8]/[.$AH8]*100" office:value-type="float" office:value="21.4946076028343" calcext:value-type="float">
            <text:p>21.4946076028343</text:p>
          </table:table-cell>
          <table:table-cell table:style-name="Default" table:formula="of:=[.AF8]/[.$AH8]*100" office:value-type="float" office:value="0" calcext:value-type="float">
            <text:p>0</text:p>
          </table:table-cell>
          <table:table-cell table:style-name="Default" table:formula="of:=[.AG8]/[.$AH8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535" calcext:value-type="float">
            <text:p>1.75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122" calcext:value-type="float">
            <text:p>0.6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43496" calcext:value-type="float">
            <text:p>-1.43496E-14</text:p>
          </table:table-cell>
          <table:table-cell table:style-name="Default" office:value-type="float" office:value="2.40472" calcext:value-type="float">
            <text:p>2.40472</text:p>
          </table:table-cell>
          <table:table-cell table:style-name="Default" table:formula="of:=[.AO8]/[.$AU8]*100" office:value-type="float" office:value="0" calcext:value-type="float">
            <text:p>0</text:p>
          </table:table-cell>
          <table:table-cell table:style-name="Default" table:formula="of:=[.AP8]/[.$AU8]*100" office:value-type="float" office:value="72.919092451512" calcext:value-type="float">
            <text:p>72.919092451512</text:p>
          </table:table-cell>
          <table:table-cell table:style-name="Default" table:formula="of:=[.AQ8]/[.$AU8]*100" office:value-type="float" office:value="0" calcext:value-type="float">
            <text:p>0</text:p>
          </table:table-cell>
          <table:table-cell table:style-name="Default" table:formula="of:=[.AR8]/[.$AU8]*100" office:value-type="float" office:value="27.080907548488" calcext:value-type="float">
            <text:p>27.080907548488</text:p>
          </table:table-cell>
          <table:table-cell table:style-name="Default" table:formula="of:=[.AS8]/[.$AU8]*100" office:value-type="float" office:value="0" calcext:value-type="float">
            <text:p>0</text:p>
          </table:table-cell>
          <table:table-cell table:style-name="Default" table:formula="of:=[.AT8]/[.$AU8]*100" office:value-type="float" office:value="-0.000000000000596726438005256" calcext:value-type="float">
            <text:p>-5.96726438005256E-13</text:p>
          </table:table-cell>
          <table:table-cell table:number-columns-repeated="2"/>
          <table:table-cell office:value-type="float" office:value="3.8439" calcext:value-type="float">
            <text:p>3.8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415" calcext:value-type="float">
            <text:p>4.03415</text:p>
          </table:table-cell>
          <table:table-cell office:value-type="float" office:value="11.3667" calcext:value-type="float">
            <text:p>11.3667</text:p>
          </table:table-cell>
          <table:table-cell office:value-type="float" office:value="0" calcext:value-type="float">
            <text:p>0</text:p>
          </table:table-cell>
          <table:table-cell office:value-type="float" office:value="19.2448" calcext:value-type="float">
            <text:p>19.2448</text:p>
          </table:table-cell>
          <table:table-cell table:number-columns-repeated="6"/>
          <table:table-cell office:value-type="float" office:value="3.41431" calcext:value-type="float">
            <text:p>3.41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341" calcext:value-type="float">
            <text:p>3.64341</text:p>
          </table:table-cell>
          <table:table-cell office:value-type="float" office:value="16.1706" calcext:value-type="float">
            <text:p>16.1706</text:p>
          </table:table-cell>
          <table:table-cell office:value-type="float" office:value="0" calcext:value-type="float">
            <text:p>0</text:p>
          </table:table-cell>
          <table:table-cell office:value-type="float" office:value="23.2283" calcext:value-type="float">
            <text:p>23.2283</text:p>
          </table:table-cell>
          <table:table-cell table:number-columns-repeated="6"/>
          <table:table-cell office:value-type="float" office:value="2.93008" calcext:value-type="float">
            <text:p>2.9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683" calcext:value-type="float">
            <text:p>2.44683</text:p>
          </table:table-cell>
          <table:table-cell office:value-type="float" office:value="17.0099" calcext:value-type="float">
            <text:p>17.0099</text:p>
          </table:table-cell>
          <table:table-cell office:value-type="float" office:value="0" calcext:value-type="float">
            <text:p>0</text:p>
          </table:table-cell>
          <table:table-cell office:value-type="float" office:value="22.3868" calcext:value-type="float">
            <text:p>22.3868</text:p>
          </table:table-cell>
          <table:table-cell table:number-columns-repeated="6"/>
          <table:table-cell office:value-type="float" office:value="2.58585" calcext:value-type="float">
            <text:p>2.58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951" calcext:value-type="float">
            <text:p>2.23951</text:p>
          </table:table-cell>
          <table:table-cell office:value-type="float" office:value="5.94561" calcext:value-type="float">
            <text:p>5.94561</text:p>
          </table:table-cell>
          <table:table-cell office:value-type="float" office:value="0" calcext:value-type="float">
            <text:p>0</text:p>
          </table:table-cell>
          <table:table-cell office:value-type="float" office:value="10.771" calcext:value-type="float">
            <text:p>10.771</text:p>
          </table:table-cell>
        </table:table-row>
        <table:table-row table:style-name="ro1">
          <table:table-cell table:style-name="ce13" office:value-type="string" calcext:value-type="string">
            <text:p>grubhub-10-6.tsp </text:p>
          </table:table-cell>
          <table:table-cell table:style-name="Default" table:formula="of:=[$'Parcel Time'.B9]+[.BD9]" office:value-type="float" office:value="3.51659" calcext:value-type="float">
            <text:p>3.51659</text:p>
          </table:table-cell>
          <table:table-cell table:style-name="Default" table:formula="of:=[$'Parcel Time'.C9]+[.BE9]" office:value-type="float" office:value="0.477886" calcext:value-type="float">
            <text:p>0.477886</text:p>
          </table:table-cell>
          <table:table-cell table:style-name="Default" table:formula="of:=[$'Parcel Time'.D9]+[.BF9]" office:value-type="float" office:value="0" calcext:value-type="float">
            <text:p>0</text:p>
          </table:table-cell>
          <table:table-cell table:style-name="Default" table:formula="of:=[$'Parcel Time'.E9]+[.BG9]" office:value-type="float" office:value="2.979513" calcext:value-type="float">
            <text:p>2.979513</text:p>
          </table:table-cell>
          <table:table-cell table:style-name="Default" table:formula="of:=[$'Parcel Time'.F9]+[.BH9]" office:value-type="float" office:value="18.4976" calcext:value-type="float">
            <text:p>18.4976</text:p>
          </table:table-cell>
          <table:table-cell table:style-name="Default" table:formula="of:=[$'Parcel Time'.G9]+[.BI9]" office:value-type="float" office:value="-6.93889E-017" calcext:value-type="float">
            <text:p>-6.93889E-17</text:p>
          </table:table-cell>
          <table:table-cell table:style-name="Default" table:formula="of:=[$'Parcel Time'.H9]+[.BJ9]" office:value-type="float" office:value="25.47165" calcext:value-type="float">
            <text:p>25.47165</text:p>
          </table:table-cell>
          <table:table-cell table:style-name="Default" table:formula="of:=[.B9]/[.$H9]*100" office:value-type="float" office:value="13.8058979296591" calcext:value-type="float">
            <text:p>13.8058979296591</text:p>
          </table:table-cell>
          <table:table-cell table:style-name="Default" table:formula="of:=[.C9]/[.$H9]*100" office:value-type="float" office:value="1.87614858087325" calcext:value-type="float">
            <text:p>1.87614858087325</text:p>
          </table:table-cell>
          <table:table-cell table:style-name="Default" table:formula="of:=[.D9]/[.$H9]*100" office:value-type="float" office:value="0" calcext:value-type="float">
            <text:p>0</text:p>
          </table:table-cell>
          <table:table-cell table:style-name="Default" table:formula="of:=[.E9]/[.$H9]*100" office:value-type="float" office:value="11.6973694283645" calcext:value-type="float">
            <text:p>11.6973694283645</text:p>
          </table:table-cell>
          <table:table-cell table:style-name="Default" table:formula="of:=[.F9]/[.$H9]*100" office:value-type="float" office:value="72.6203445791694" calcext:value-type="float">
            <text:p>72.6203445791694</text:p>
          </table:table-cell>
          <table:table-cell table:style-name="Default" table:formula="of:=[.G9]/[.$H9]*100" office:value-type="float" office:value="-2.72416196045407E-016" calcext:value-type="float">
            <text:p>-2.72416196045407E-16</text:p>
          </table:table-cell>
          <table:table-cell table:style-name="Default" table:formula="of:=[$'Parcel Time'.O9]+[.BQ9]" office:value-type="float" office:value="3.21919" calcext:value-type="float">
            <text:p>3.21919</text:p>
          </table:table-cell>
          <table:table-cell table:style-name="Default" table:formula="of:=[$'Parcel Time'.P9]+[.BR9]" office:value-type="float" office:value="0.775285" calcext:value-type="float">
            <text:p>0.775285</text:p>
          </table:table-cell>
          <table:table-cell table:style-name="Default" table:formula="of:=[$'Parcel Time'.Q9]+[.BS9]" office:value-type="float" office:value="0" calcext:value-type="float">
            <text:p>0</text:p>
          </table:table-cell>
          <table:table-cell table:style-name="Default" table:formula="of:=[$'Parcel Time'.R9]+[.BT9]" office:value-type="float" office:value="2.756102" calcext:value-type="float">
            <text:p>2.756102</text:p>
          </table:table-cell>
          <table:table-cell table:style-name="Default" table:formula="of:=[$'Parcel Time'.S9]+[.BU9]" office:value-type="float" office:value="19.0555" calcext:value-type="float">
            <text:p>19.0555</text:p>
          </table:table-cell>
          <table:table-cell table:style-name="Default" table:formula="of:=[$'Parcel Time'.T9]+[.BV9]" office:value-type="float" office:value="-3.45557E-015" calcext:value-type="float">
            <text:p>-3.45557E-15</text:p>
          </table:table-cell>
          <table:table-cell table:style-name="Default" table:formula="of:=[$'Parcel Time'.U9]+[.BW9]" office:value-type="float" office:value="25.8061" calcext:value-type="float">
            <text:p>25.8061</text:p>
          </table:table-cell>
          <table:table-cell table:style-name="Default" table:formula="of:=[.O9]/[.$U9]*100" office:value-type="float" office:value="12.4745312154878" calcext:value-type="float">
            <text:p>12.4745312154878</text:p>
          </table:table-cell>
          <table:table-cell table:style-name="Default" table:formula="of:=[.P9]/[.$U9]*100" office:value-type="float" office:value="3.00427030818295" calcext:value-type="float">
            <text:p>3.00427030818295</text:p>
          </table:table-cell>
          <table:table-cell table:style-name="Default" table:formula="of:=[.Q9]/[.$U9]*100" office:value-type="float" office:value="0" calcext:value-type="float">
            <text:p>0</text:p>
          </table:table-cell>
          <table:table-cell table:style-name="Default" table:formula="of:=[.R9]/[.$U9]*100" office:value-type="float" office:value="10.6800407655554" calcext:value-type="float">
            <text:p>10.6800407655554</text:p>
          </table:table-cell>
          <table:table-cell table:style-name="Default" table:formula="of:=[.S9]/[.$U9]*100" office:value-type="float" office:value="73.8410685845595" calcext:value-type="float">
            <text:p>73.8410685845595</text:p>
          </table:table-cell>
          <table:table-cell table:style-name="Default" table:formula="of:=[.T9]/[.$U9]*100" office:value-type="float" office:value="-0.0000000000000133905161957832" calcext:value-type="float">
            <text:p>-1.3390516195783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2585" calcext:value-type="float">
            <text:p>1.22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1463" calcext:value-type="float">
            <text:p>0.26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0488" calcext:value-type="float">
            <text:p>6.20488</text:p>
          </table:table-cell>
          <table:table-cell table:style-name="Default" office:value-type="float" office:value="7.6922" calcext:value-type="float">
            <text:p>7.6922</text:p>
          </table:table-cell>
          <table:table-cell table:style-name="Default" table:formula="of:=[.AB9]/[.$AH9]*100" office:value-type="float" office:value="0" calcext:value-type="float">
            <text:p>0</text:p>
          </table:table-cell>
          <table:table-cell table:style-name="Default" table:formula="of:=[.AC9]/[.$AH9]*100" office:value-type="float" office:value="15.9362731078235" calcext:value-type="float">
            <text:p>15.9362731078235</text:p>
          </table:table-cell>
          <table:table-cell table:style-name="Default" table:formula="of:=[.AD9]/[.$AH9]*100" office:value-type="float" office:value="0" calcext:value-type="float">
            <text:p>0</text:p>
          </table:table-cell>
          <table:table-cell table:style-name="Default" table:formula="of:=[.AE9]/[.$AH9]*100" office:value-type="float" office:value="3.39906658693222" calcext:value-type="float">
            <text:p>3.39906658693222</text:p>
          </table:table-cell>
          <table:table-cell table:style-name="Default" table:formula="of:=[.AF9]/[.$AH9]*100" office:value-type="float" office:value="0" calcext:value-type="float">
            <text:p>0</text:p>
          </table:table-cell>
          <table:table-cell table:style-name="Default" table:formula="of:=[.AG9]/[.$AH9]*100" office:value-type="float" office:value="80.6645693039703" calcext:value-type="float">
            <text:p>80.66456930397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9252" calcext:value-type="float">
            <text:p>1.39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6341" calcext:value-type="float">
            <text:p>0.38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9528" calcext:value-type="float">
            <text:p>5.59528</text:p>
          </table:table-cell>
          <table:table-cell table:style-name="Default" office:value-type="float" office:value="7.37415" calcext:value-type="float">
            <text:p>7.37415</text:p>
          </table:table-cell>
          <table:table-cell table:style-name="Default" table:formula="of:=[.AO9]/[.$AU9]*100" office:value-type="float" office:value="0" calcext:value-type="float">
            <text:p>0</text:p>
          </table:table-cell>
          <table:table-cell table:style-name="Default" table:formula="of:=[.AP9]/[.$AU9]*100" office:value-type="float" office:value="18.8838035570201" calcext:value-type="float">
            <text:p>18.8838035570201</text:p>
          </table:table-cell>
          <table:table-cell table:style-name="Default" table:formula="of:=[.AQ9]/[.$AU9]*100" office:value-type="float" office:value="0" calcext:value-type="float">
            <text:p>0</text:p>
          </table:table-cell>
          <table:table-cell table:style-name="Default" table:formula="of:=[.AR9]/[.$AU9]*100" office:value-type="float" office:value="5.23912586535397" calcext:value-type="float">
            <text:p>5.23912586535397</text:p>
          </table:table-cell>
          <table:table-cell table:style-name="Default" table:formula="of:=[.AS9]/[.$AU9]*100" office:value-type="float" office:value="0" calcext:value-type="float">
            <text:p>0</text:p>
          </table:table-cell>
          <table:table-cell table:style-name="Default" table:formula="of:=[.AT9]/[.$AU9]*100" office:value-type="float" office:value="75.876948529661" calcext:value-type="float">
            <text:p>75.876948529661</text:p>
          </table:table-cell>
          <table:table-cell table:number-columns-repeated="2"/>
          <table:table-cell office:value-type="float" office:value="3.51659" calcext:value-type="float">
            <text:p>3.51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805" calcext:value-type="float">
            <text:p>2.71805</text:p>
          </table:table-cell>
          <table:table-cell office:value-type="float" office:value="18.4976" calcext:value-type="float">
            <text:p>18.4976</text:p>
          </table:table-cell>
          <table:table-cell office:value-type="float" office:value="0" calcext:value-type="float">
            <text:p>0</text:p>
          </table:table-cell>
          <table:table-cell office:value-type="float" office:value="24.7323" calcext:value-type="float">
            <text:p>24.7323</text:p>
          </table:table-cell>
          <table:table-cell table:number-columns-repeated="6"/>
          <table:table-cell office:value-type="float" office:value="3.21919" calcext:value-type="float">
            <text:p>3.21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659" calcext:value-type="float">
            <text:p>2.35659</text:p>
          </table:table-cell>
          <table:table-cell office:value-type="float" office:value="19.0555" calcext:value-type="float">
            <text:p>19.0555</text:p>
          </table:table-cell>
          <table:table-cell office:value-type="float" office:value="0" calcext:value-type="float">
            <text:p>0</text:p>
          </table:table-cell>
          <table:table-cell office:value-type="float" office:value="24.6313" calcext:value-type="float">
            <text:p>24.6313</text:p>
          </table:table-cell>
          <table:table-cell table:number-columns-repeated="6"/>
          <table:table-cell office:value-type="float" office:value="2.82764" calcext:value-type="float">
            <text:p>2.82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463" calcext:value-type="float">
            <text:p>1.97463</text:p>
          </table:table-cell>
          <table:table-cell office:value-type="float" office:value="18.0973" calcext:value-type="float">
            <text:p>18.0973</text:p>
          </table:table-cell>
          <table:table-cell office:value-type="float" office:value="0" calcext:value-type="float">
            <text:p>0</text:p>
          </table:table-cell>
          <table:table-cell office:value-type="float" office:value="22.8996" calcext:value-type="float">
            <text:p>22.8996</text:p>
          </table:table-cell>
          <table:table-cell table:number-columns-repeated="6"/>
          <table:table-cell office:value-type="float" office:value="2.66098" calcext:value-type="float">
            <text:p>2.66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756" calcext:value-type="float">
            <text:p>1.81756</text:p>
          </table:table-cell>
          <table:table-cell office:value-type="float" office:value="17.0237" calcext:value-type="float">
            <text:p>17.0237</text:p>
          </table:table-cell>
          <table:table-cell office:value-type="float" office:value="0" calcext:value-type="float">
            <text:p>0</text:p>
          </table:table-cell>
          <table:table-cell office:value-type="float" office:value="21.5023" calcext:value-type="float">
            <text:p>21.5023</text:p>
          </table:table-cell>
        </table:table-row>
        <table:table-row table:style-name="ro1">
          <table:table-cell table:style-name="ce13" office:value-type="string" calcext:value-type="string">
            <text:p>grubhub-10-7.tsp </text:p>
          </table:table-cell>
          <table:table-cell table:style-name="Default" table:formula="of:=[$'Parcel Time'.B10]+[.BD10]" office:value-type="float" office:value="3.12146" calcext:value-type="float">
            <text:p>3.12146</text:p>
          </table:table-cell>
          <table:table-cell table:style-name="Default" table:formula="of:=[$'Parcel Time'.C10]+[.BE10]" office:value-type="float" office:value="0" calcext:value-type="float">
            <text:p>0</text:p>
          </table:table-cell>
          <table:table-cell table:style-name="Default" table:formula="of:=[$'Parcel Time'.D10]+[.BF10]" office:value-type="float" office:value="0" calcext:value-type="float">
            <text:p>0</text:p>
          </table:table-cell>
          <table:table-cell table:style-name="Default" table:formula="of:=[$'Parcel Time'.E10]+[.BG10]" office:value-type="float" office:value="2.83073" calcext:value-type="float">
            <text:p>2.83073</text:p>
          </table:table-cell>
          <table:table-cell table:style-name="Default" table:formula="of:=[$'Parcel Time'.F10]+[.BH10]" office:value-type="float" office:value="14.2273" calcext:value-type="float">
            <text:p>14.2273</text:p>
          </table:table-cell>
          <table:table-cell table:style-name="Default" table:formula="of:=[$'Parcel Time'.G10]+[.BI10]" office:value-type="float" office:value="-6.89726E-015" calcext:value-type="float">
            <text:p>-6.89726E-15</text:p>
          </table:table-cell>
          <table:table-cell table:style-name="Default" table:formula="of:=[$'Parcel Time'.H10]+[.BJ10]" office:value-type="float" office:value="20.1795" calcext:value-type="float">
            <text:p>20.1795</text:p>
          </table:table-cell>
          <table:table-cell table:style-name="Default" table:formula="of:=[.B10]/[.$H10]*100" office:value-type="float" office:value="15.4684704774648" calcext:value-type="float">
            <text:p>15.4684704774648</text:p>
          </table:table-cell>
          <table:table-cell table:style-name="Default" table:formula="of:=[.C10]/[.$H10]*100" office:value-type="float" office:value="0" calcext:value-type="float">
            <text:p>0</text:p>
          </table:table-cell>
          <table:table-cell table:style-name="Default" table:formula="of:=[.D10]/[.$H10]*100" office:value-type="float" office:value="0" calcext:value-type="float">
            <text:p>0</text:p>
          </table:table-cell>
          <table:table-cell table:style-name="Default" table:formula="of:=[.E10]/[.$H10]*100" office:value-type="float" office:value="14.0277509353552" calcext:value-type="float">
            <text:p>14.0277509353552</text:p>
          </table:table-cell>
          <table:table-cell table:style-name="Default" table:formula="of:=[.F10]/[.$H10]*100" office:value-type="float" office:value="70.5037290319384" calcext:value-type="float">
            <text:p>70.5037290319384</text:p>
          </table:table-cell>
          <table:table-cell table:style-name="Default" table:formula="of:=[.G10]/[.$H10]*100" office:value-type="float" office:value="-0.0000000000000341795386406997" calcext:value-type="float">
            <text:p>-3.41795386406997E-14</text:p>
          </table:table-cell>
          <table:table-cell table:style-name="Default" table:formula="of:=[$'Parcel Time'.O10]+[.BQ10]" office:value-type="float" office:value="2.6865" calcext:value-type="float">
            <text:p>2.6865</text:p>
          </table:table-cell>
          <table:table-cell table:style-name="Default" table:formula="of:=[$'Parcel Time'.P10]+[.BR10]" office:value-type="float" office:value="0.434959" calcext:value-type="float">
            <text:p>0.434959</text:p>
          </table:table-cell>
          <table:table-cell table:style-name="Default" table:formula="of:=[$'Parcel Time'.Q10]+[.BS10]" office:value-type="float" office:value="0" calcext:value-type="float">
            <text:p>0</text:p>
          </table:table-cell>
          <table:table-cell table:style-name="Default" table:formula="of:=[$'Parcel Time'.R10]+[.BT10]" office:value-type="float" office:value="2.936102" calcext:value-type="float">
            <text:p>2.936102</text:p>
          </table:table-cell>
          <table:table-cell table:style-name="Default" table:formula="of:=[$'Parcel Time'.S10]+[.BU10]" office:value-type="float" office:value="13.335" calcext:value-type="float">
            <text:p>13.335</text:p>
          </table:table-cell>
          <table:table-cell table:style-name="Default" table:formula="of:=[$'Parcel Time'.T10]+[.BV10]" office:value-type="float" office:value="-0.0000000000000121431" calcext:value-type="float">
            <text:p>-1.21431E-14</text:p>
          </table:table-cell>
          <table:table-cell table:style-name="Default" table:formula="of:=[$'Parcel Time'.U10]+[.BW10]" office:value-type="float" office:value="19.392572" calcext:value-type="float">
            <text:p>19.392572</text:p>
          </table:table-cell>
          <table:table-cell table:style-name="Default" table:formula="of:=[.O10]/[.$U10]*100" office:value-type="float" office:value="13.8532423651695" calcext:value-type="float">
            <text:p>13.8532423651695</text:p>
          </table:table-cell>
          <table:table-cell table:style-name="Default" table:formula="of:=[.P10]/[.$U10]*100" office:value-type="float" office:value="2.24291548330979" calcext:value-type="float">
            <text:p>2.24291548330979</text:p>
          </table:table-cell>
          <table:table-cell table:style-name="Default" table:formula="of:=[.Q10]/[.$U10]*100" office:value-type="float" office:value="0" calcext:value-type="float">
            <text:p>0</text:p>
          </table:table-cell>
          <table:table-cell table:style-name="Default" table:formula="of:=[.R10]/[.$U10]*100" office:value-type="float" office:value="15.1403434263387" calcext:value-type="float">
            <text:p>15.1403434263387</text:p>
          </table:table-cell>
          <table:table-cell table:style-name="Default" table:formula="of:=[.S10]/[.$U10]*100" office:value-type="float" office:value="68.7634420024327" calcext:value-type="float">
            <text:p>68.7634420024327</text:p>
          </table:table-cell>
          <table:table-cell table:style-name="Default" table:formula="of:=[.T10]/[.$U10]*100" office:value-type="float" office:value="-0.000000000000062617274284195" calcext:value-type="float">
            <text:p>-6.2617274284195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4959" calcext:value-type="float">
            <text:p>0.43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9512" calcext:value-type="float">
            <text:p>0.31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96905E-015" calcext:value-type="float">
            <text:p>-3.96905E-15</text:p>
          </table:table-cell>
          <table:table-cell table:style-name="Default" office:value-type="float" office:value="0.754472" calcext:value-type="float">
            <text:p>0.754472</text:p>
          </table:table-cell>
          <table:table-cell table:style-name="Default" table:formula="of:=[.AB10]/[.$AH10]*100" office:value-type="float" office:value="0" calcext:value-type="float">
            <text:p>0</text:p>
          </table:table-cell>
          <table:table-cell table:style-name="Default" table:formula="of:=[.AC10]/[.$AH10]*100" office:value-type="float" office:value="57.6507809434943" calcext:value-type="float">
            <text:p>57.6507809434943</text:p>
          </table:table-cell>
          <table:table-cell table:style-name="Default" table:formula="of:=[.AD10]/[.$AH10]*100" office:value-type="float" office:value="0" calcext:value-type="float">
            <text:p>0</text:p>
          </table:table-cell>
          <table:table-cell table:style-name="Default" table:formula="of:=[.AE10]/[.$AH10]*100" office:value-type="float" office:value="42.3490865134823" calcext:value-type="float">
            <text:p>42.3490865134823</text:p>
          </table:table-cell>
          <table:table-cell table:style-name="Default" table:formula="of:=[.AF10]/[.$AH10]*100" office:value-type="float" office:value="0" calcext:value-type="float">
            <text:p>0</text:p>
          </table:table-cell>
          <table:table-cell table:style-name="Default" table:formula="of:=[.AG10]/[.$AH10]*100" office:value-type="float" office:value="-0.000000000000526069887285413" calcext:value-type="float">
            <text:p>-5.26069887285413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4959" calcext:value-type="float">
            <text:p>0.43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9512" calcext:value-type="float">
            <text:p>0.31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76088E-015" calcext:value-type="float">
            <text:p>-3.76088E-15</text:p>
          </table:table-cell>
          <table:table-cell table:style-name="Default" office:value-type="float" office:value="0.754472" calcext:value-type="float">
            <text:p>0.754472</text:p>
          </table:table-cell>
          <table:table-cell table:style-name="Default" table:formula="of:=[.AO10]/[.$AU10]*100" office:value-type="float" office:value="0" calcext:value-type="float">
            <text:p>0</text:p>
          </table:table-cell>
          <table:table-cell table:style-name="Default" table:formula="of:=[.AP10]/[.$AU10]*100" office:value-type="float" office:value="57.6507809434943" calcext:value-type="float">
            <text:p>57.6507809434943</text:p>
          </table:table-cell>
          <table:table-cell table:style-name="Default" table:formula="of:=[.AQ10]/[.$AU10]*100" office:value-type="float" office:value="0" calcext:value-type="float">
            <text:p>0</text:p>
          </table:table-cell>
          <table:table-cell table:style-name="Default" table:formula="of:=[.AR10]/[.$AU10]*100" office:value-type="float" office:value="42.3490865134823" calcext:value-type="float">
            <text:p>42.3490865134823</text:p>
          </table:table-cell>
          <table:table-cell table:style-name="Default" table:formula="of:=[.AS10]/[.$AU10]*100" office:value-type="float" office:value="0" calcext:value-type="float">
            <text:p>0</text:p>
          </table:table-cell>
          <table:table-cell table:style-name="Default" table:formula="of:=[.AT10]/[.$AU10]*100" office:value-type="float" office:value="-0.000000000000498478406090617" calcext:value-type="float">
            <text:p>-4.98478406090617E-13</text:p>
          </table:table-cell>
          <table:table-cell table:number-columns-repeated="2"/>
          <table:table-cell office:value-type="float" office:value="3.12146" calcext:value-type="float">
            <text:p>3.12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073" calcext:value-type="float">
            <text:p>2.83073</text:p>
          </table:table-cell>
          <table:table-cell office:value-type="float" office:value="14.2273" calcext:value-type="float">
            <text:p>14.2273</text:p>
          </table:table-cell>
          <table:table-cell office:value-type="float" office:value="0" calcext:value-type="float">
            <text:p>0</text:p>
          </table:table-cell>
          <table:table-cell office:value-type="float" office:value="20.1795" calcext:value-type="float">
            <text:p>20.1795</text:p>
          </table:table-cell>
          <table:table-cell table:number-columns-repeated="6"/>
          <table:table-cell office:value-type="float" office:value="2.6865" calcext:value-type="float">
            <text:p>2.6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659" calcext:value-type="float">
            <text:p>2.61659</text:p>
          </table:table-cell>
          <table:table-cell office:value-type="float" office:value="13.335" calcext:value-type="float">
            <text:p>13.335</text:p>
          </table:table-cell>
          <table:table-cell office:value-type="float" office:value="0" calcext:value-type="float">
            <text:p>0</text:p>
          </table:table-cell>
          <table:table-cell office:value-type="float" office:value="18.6381" calcext:value-type="float">
            <text:p>18.6381</text:p>
          </table:table-cell>
          <table:table-cell table:number-columns-repeated="6"/>
          <table:table-cell office:value-type="float" office:value="2.38081" calcext:value-type="float">
            <text:p>2.38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22" calcext:value-type="float">
            <text:p>2.4922</text:p>
          </table:table-cell>
          <table:table-cell office:value-type="float" office:value="18.9471" calcext:value-type="float">
            <text:p>18.9471</text:p>
          </table:table-cell>
          <table:table-cell office:value-type="float" office:value="0" calcext:value-type="float">
            <text:p>0</text:p>
          </table:table-cell>
          <table:table-cell office:value-type="float" office:value="23.8201" calcext:value-type="float">
            <text:p>23.8201</text:p>
          </table:table-cell>
          <table:table-cell table:number-columns-repeated="6"/>
          <table:table-cell office:value-type="float" office:value="1.96829" calcext:value-type="float">
            <text:p>1.96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098" calcext:value-type="float">
            <text:p>2.04098</text:p>
          </table:table-cell>
          <table:table-cell office:value-type="float" office:value="15.0976" calcext:value-type="float">
            <text:p>15.0976</text:p>
          </table:table-cell>
          <table:table-cell office:value-type="float" office:value="0" calcext:value-type="float">
            <text:p>0</text:p>
          </table:table-cell>
          <table:table-cell office:value-type="float" office:value="19.1069" calcext:value-type="float">
            <text:p>19.1069</text:p>
          </table:table-cell>
        </table:table-row>
        <table:table-row table:style-name="ro1">
          <table:table-cell table:style-name="ce13" office:value-type="string" calcext:value-type="string">
            <text:p>grubhub-10-8.tsp </text:p>
          </table:table-cell>
          <table:table-cell table:style-name="Default" table:formula="of:=[$'Parcel Time'.B11]+[.BD11]" office:value-type="float" office:value="4.06195" calcext:value-type="float">
            <text:p>4.06195</text:p>
          </table:table-cell>
          <table:table-cell table:style-name="Default" table:formula="of:=[$'Parcel Time'.C11]+[.BE11]" office:value-type="float" office:value="0.280325" calcext:value-type="float">
            <text:p>0.280325</text:p>
          </table:table-cell>
          <table:table-cell table:style-name="Default" table:formula="of:=[$'Parcel Time'.D11]+[.BF11]" office:value-type="float" office:value="0" calcext:value-type="float">
            <text:p>0</text:p>
          </table:table-cell>
          <table:table-cell table:style-name="Default" table:formula="of:=[$'Parcel Time'.E11]+[.BG11]" office:value-type="float" office:value="3.418535" calcext:value-type="float">
            <text:p>3.418535</text:p>
          </table:table-cell>
          <table:table-cell table:style-name="Default" table:formula="of:=[$'Parcel Time'.F11]+[.BH11]" office:value-type="float" office:value="14.1845" calcext:value-type="float">
            <text:p>14.1845</text:p>
          </table:table-cell>
          <table:table-cell table:style-name="Default" table:formula="of:=[$'Parcel Time'.G11]+[.BI11]" office:value-type="float" office:value="0" calcext:value-type="float">
            <text:p>0</text:p>
          </table:table-cell>
          <table:table-cell table:style-name="Default" table:formula="of:=[$'Parcel Time'.H11]+[.BJ11]" office:value-type="float" office:value="21.94533" calcext:value-type="float">
            <text:p>21.94533</text:p>
          </table:table-cell>
          <table:table-cell table:style-name="Default" table:formula="of:=[.B11]/[.$H11]*100" office:value-type="float" office:value="18.5094049622403" calcext:value-type="float">
            <text:p>18.5094049622403</text:p>
          </table:table-cell>
          <table:table-cell table:style-name="Default" table:formula="of:=[.C11]/[.$H11]*100" office:value-type="float" office:value="1.2773788318517" calcext:value-type="float">
            <text:p>1.2773788318517</text:p>
          </table:table-cell>
          <table:table-cell table:style-name="Default" table:formula="of:=[.D11]/[.$H11]*100" office:value-type="float" office:value="0" calcext:value-type="float">
            <text:p>0</text:p>
          </table:table-cell>
          <table:table-cell table:style-name="Default" table:formula="of:=[.E11]/[.$H11]*100" office:value-type="float" office:value="15.5775055558517" calcext:value-type="float">
            <text:p>15.5775055558517</text:p>
          </table:table-cell>
          <table:table-cell table:style-name="Default" table:formula="of:=[.F11]/[.$H11]*100" office:value-type="float" office:value="64.6356195144935" calcext:value-type="float">
            <text:p>64.6356195144935</text:p>
          </table:table-cell>
          <table:table-cell table:style-name="Default" table:formula="of:=[.G11]/[.$H11]*100" office:value-type="float" office:value="0" calcext:value-type="float">
            <text:p>0</text:p>
          </table:table-cell>
          <table:table-cell table:style-name="Default" table:formula="of:=[$'Parcel Time'.O11]+[.BQ11]" office:value-type="float" office:value="3.67772" calcext:value-type="float">
            <text:p>3.67772</text:p>
          </table:table-cell>
          <table:table-cell table:style-name="Default" table:formula="of:=[$'Parcel Time'.P11]+[.BR11]" office:value-type="float" office:value="0.664553" calcext:value-type="float">
            <text:p>0.664553</text:p>
          </table:table-cell>
          <table:table-cell table:style-name="Default" table:formula="of:=[$'Parcel Time'.Q11]+[.BS11]" office:value-type="float" office:value="0" calcext:value-type="float">
            <text:p>0</text:p>
          </table:table-cell>
          <table:table-cell table:style-name="Default" table:formula="of:=[$'Parcel Time'.R11]+[.BT11]" office:value-type="float" office:value="3.321459" calcext:value-type="float">
            <text:p>3.321459</text:p>
          </table:table-cell>
          <table:table-cell table:style-name="Default" table:formula="of:=[$'Parcel Time'.S11]+[.BU11]" office:value-type="float" office:value="14.4086" calcext:value-type="float">
            <text:p>14.4086</text:p>
          </table:table-cell>
          <table:table-cell table:style-name="Default" table:formula="of:=[$'Parcel Time'.T11]+[.BV11]" office:value-type="float" office:value="6.52256E-016" calcext:value-type="float">
            <text:p>6.52256E-16</text:p>
          </table:table-cell>
          <table:table-cell table:style-name="Default" table:formula="of:=[$'Parcel Time'.U11]+[.BW11]" office:value-type="float" office:value="22.0723" calcext:value-type="float">
            <text:p>22.0723</text:p>
          </table:table-cell>
          <table:table-cell table:style-name="Default" table:formula="of:=[.O11]/[.$U11]*100" office:value-type="float" office:value="16.6621512030917" calcext:value-type="float">
            <text:p>16.6621512030917</text:p>
          </table:table-cell>
          <table:table-cell table:style-name="Default" table:formula="of:=[.P11]/[.$U11]*100" office:value-type="float" office:value="3.01080086805634" calcext:value-type="float">
            <text:p>3.01080086805634</text:p>
          </table:table-cell>
          <table:table-cell table:style-name="Default" table:formula="of:=[.Q11]/[.$U11]*100" office:value-type="float" office:value="0" calcext:value-type="float">
            <text:p>0</text:p>
          </table:table-cell>
          <table:table-cell table:style-name="Default" table:formula="of:=[.R11]/[.$U11]*100" office:value-type="float" office:value="15.0480874217911" calcext:value-type="float">
            <text:p>15.0480874217911</text:p>
          </table:table-cell>
          <table:table-cell table:style-name="Default" table:formula="of:=[.S11]/[.$U11]*100" office:value-type="float" office:value="65.2791054851556" calcext:value-type="float">
            <text:p>65.2791054851556</text:p>
          </table:table-cell>
          <table:table-cell table:style-name="Default" table:formula="of:=[.T11]/[.$U11]*100" office:value-type="float" office:value="2.95508850459626E-015" calcext:value-type="float">
            <text:p>2.95508850459626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415" calcext:value-type="float">
            <text:p>1.29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7805" calcext:value-type="float">
            <text:p>0.32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2256E-016" calcext:value-type="float">
            <text:p>6.52256E-16</text:p>
          </table:table-cell>
          <table:table-cell table:style-name="Default" office:value-type="float" office:value="1.62195" calcext:value-type="float">
            <text:p>1.62195</text:p>
          </table:table-cell>
          <table:table-cell table:style-name="Default" table:formula="of:=[.AB11]/[.$AH11]*100" office:value-type="float" office:value="0" calcext:value-type="float">
            <text:p>0</text:p>
          </table:table-cell>
          <table:table-cell table:style-name="Default" table:formula="of:=[.AC11]/[.$AH11]*100" office:value-type="float" office:value="79.7897592404205" calcext:value-type="float">
            <text:p>79.7897592404205</text:p>
          </table:table-cell>
          <table:table-cell table:style-name="Default" table:formula="of:=[.AD11]/[.$AH11]*100" office:value-type="float" office:value="0" calcext:value-type="float">
            <text:p>0</text:p>
          </table:table-cell>
          <table:table-cell table:style-name="Default" table:formula="of:=[.AE11]/[.$AH11]*100" office:value-type="float" office:value="20.210549030488" calcext:value-type="float">
            <text:p>20.210549030488</text:p>
          </table:table-cell>
          <table:table-cell table:style-name="Default" table:formula="of:=[.AF11]/[.$AH11]*100" office:value-type="float" office:value="0" calcext:value-type="float">
            <text:p>0</text:p>
          </table:table-cell>
          <table:table-cell table:style-name="Default" table:formula="of:=[.AG11]/[.$AH11]*100" office:value-type="float" office:value="0.0000000000000402143099355714" calcext:value-type="float">
            <text:p>4.0214309935571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415" calcext:value-type="float">
            <text:p>1.29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7805" calcext:value-type="float">
            <text:p>0.32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2256E-016" calcext:value-type="float">
            <text:p>6.52256E-16</text:p>
          </table:table-cell>
          <table:table-cell table:style-name="Default" office:value-type="float" office:value="1.62195" calcext:value-type="float">
            <text:p>1.62195</text:p>
          </table:table-cell>
          <table:table-cell table:style-name="Default" table:formula="of:=[.AO11]/[.$AU11]*100" office:value-type="float" office:value="0" calcext:value-type="float">
            <text:p>0</text:p>
          </table:table-cell>
          <table:table-cell table:style-name="Default" table:formula="of:=[.AP11]/[.$AU11]*100" office:value-type="float" office:value="79.7897592404205" calcext:value-type="float">
            <text:p>79.7897592404205</text:p>
          </table:table-cell>
          <table:table-cell table:style-name="Default" table:formula="of:=[.AQ11]/[.$AU11]*100" office:value-type="float" office:value="0" calcext:value-type="float">
            <text:p>0</text:p>
          </table:table-cell>
          <table:table-cell table:style-name="Default" table:formula="of:=[.AR11]/[.$AU11]*100" office:value-type="float" office:value="20.210549030488" calcext:value-type="float">
            <text:p>20.210549030488</text:p>
          </table:table-cell>
          <table:table-cell table:style-name="Default" table:formula="of:=[.AS11]/[.$AU11]*100" office:value-type="float" office:value="0" calcext:value-type="float">
            <text:p>0</text:p>
          </table:table-cell>
          <table:table-cell table:style-name="Default" table:formula="of:=[.AT11]/[.$AU11]*100" office:value-type="float" office:value="0.0000000000000402143099355714" calcext:value-type="float">
            <text:p>4.02143099355714E-14</text:p>
          </table:table-cell>
          <table:table-cell table:number-columns-repeated="2"/>
          <table:table-cell office:value-type="float" office:value="4.06195" calcext:value-type="float">
            <text:p>4.06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1073" calcext:value-type="float">
            <text:p>3.31073</text:p>
          </table:table-cell>
          <table:table-cell office:value-type="float" office:value="14.1845" calcext:value-type="float">
            <text:p>14.1845</text:p>
          </table:table-cell>
          <table:table-cell office:value-type="float" office:value="0" calcext:value-type="float">
            <text:p>0</text:p>
          </table:table-cell>
          <table:table-cell office:value-type="float" office:value="21.5572" calcext:value-type="float">
            <text:p>21.5572</text:p>
          </table:table-cell>
          <table:table-cell table:number-columns-repeated="6"/>
          <table:table-cell office:value-type="float" office:value="3.67772" calcext:value-type="float">
            <text:p>3.67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341" calcext:value-type="float">
            <text:p>2.96341</text:p>
          </table:table-cell>
          <table:table-cell office:value-type="float" office:value="14.4086" calcext:value-type="float">
            <text:p>14.4086</text:p>
          </table:table-cell>
          <table:table-cell office:value-type="float" office:value="0" calcext:value-type="float">
            <text:p>0</text:p>
          </table:table-cell>
          <table:table-cell office:value-type="float" office:value="21.0497" calcext:value-type="float">
            <text:p>21.0497</text:p>
          </table:table-cell>
          <table:table-cell table:number-columns-repeated="6"/>
          <table:table-cell office:value-type="float" office:value="3.13252" calcext:value-type="float">
            <text:p>3.13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951" calcext:value-type="float">
            <text:p>2.51951</text:p>
          </table:table-cell>
          <table:table-cell office:value-type="float" office:value="7.26366" calcext:value-type="float">
            <text:p>7.26366</text:p>
          </table:table-cell>
          <table:table-cell office:value-type="float" office:value="0" calcext:value-type="float">
            <text:p>0</text:p>
          </table:table-cell>
          <table:table-cell office:value-type="float" office:value="12.9157" calcext:value-type="float">
            <text:p>12.9157</text:p>
          </table:table-cell>
          <table:table-cell table:number-columns-repeated="6"/>
          <table:table-cell office:value-type="float" office:value="2.83561" calcext:value-type="float">
            <text:p>2.83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732" calcext:value-type="float">
            <text:p>2.22732</text:p>
          </table:table-cell>
          <table:table-cell office:value-type="float" office:value="8.1274" calcext:value-type="float">
            <text:p>8.1274</text:p>
          </table:table-cell>
          <table:table-cell office:value-type="float" office:value="0" calcext:value-type="float">
            <text:p>0</text:p>
          </table:table-cell>
          <table:table-cell office:value-type="float" office:value="13.1903" calcext:value-type="float">
            <text:p>13.1903</text:p>
          </table:table-cell>
        </table:table-row>
        <table:table-row table:style-name="ro1">
          <table:table-cell table:style-name="ce13" office:value-type="string" calcext:value-type="string">
            <text:p>grubhub-10-9.tsp </text:p>
          </table:table-cell>
          <table:table-cell table:style-name="Default" table:formula="of:=[$'Parcel Time'.B12]+[.BD12]" office:value-type="float" office:value="3.20585" calcext:value-type="float">
            <text:p>3.20585</text:p>
          </table:table-cell>
          <table:table-cell table:style-name="Default" table:formula="of:=[$'Parcel Time'.C12]+[.BE12]" office:value-type="float" office:value="0" calcext:value-type="float">
            <text:p>0</text:p>
          </table:table-cell>
          <table:table-cell table:style-name="Default" table:formula="of:=[$'Parcel Time'.D12]+[.BF12]" office:value-type="float" office:value="0" calcext:value-type="float">
            <text:p>0</text:p>
          </table:table-cell>
          <table:table-cell table:style-name="Default" table:formula="of:=[$'Parcel Time'.E12]+[.BG12]" office:value-type="float" office:value="2.65122" calcext:value-type="float">
            <text:p>2.65122</text:p>
          </table:table-cell>
          <table:table-cell table:style-name="Default" table:formula="of:=[$'Parcel Time'.F12]+[.BH12]" office:value-type="float" office:value="24.6273" calcext:value-type="float">
            <text:p>24.6273</text:p>
          </table:table-cell>
          <table:table-cell table:style-name="Default" table:formula="of:=[$'Parcel Time'.G12]+[.BI12]" office:value-type="float" office:value="-9.71445E-017" calcext:value-type="float">
            <text:p>-9.71445E-17</text:p>
          </table:table-cell>
          <table:table-cell table:style-name="Default" table:formula="of:=[$'Parcel Time'.H12]+[.BJ12]" office:value-type="float" office:value="30.4844" calcext:value-type="float">
            <text:p>30.4844</text:p>
          </table:table-cell>
          <table:table-cell table:style-name="Default" table:formula="of:=[.B12]/[.$H12]*100" office:value-type="float" office:value="10.5163624673604" calcext:value-type="float">
            <text:p>10.5163624673604</text:p>
          </table:table-cell>
          <table:table-cell table:style-name="Default" table:formula="of:=[.C12]/[.$H12]*100" office:value-type="float" office:value="0" calcext:value-type="float">
            <text:p>0</text:p>
          </table:table-cell>
          <table:table-cell table:style-name="Default" table:formula="of:=[.D12]/[.$H12]*100" office:value-type="float" office:value="0" calcext:value-type="float">
            <text:p>0</text:p>
          </table:table-cell>
          <table:table-cell table:style-name="Default" table:formula="of:=[.E12]/[.$H12]*100" office:value-type="float" office:value="8.69697287793101" calcext:value-type="float">
            <text:p>8.69697287793101</text:p>
          </table:table-cell>
          <table:table-cell table:style-name="Default" table:formula="of:=[.F12]/[.$H12]*100" office:value-type="float" office:value="80.7865662437181" calcext:value-type="float">
            <text:p>80.7865662437181</text:p>
          </table:table-cell>
          <table:table-cell table:style-name="Default" table:formula="of:=[.G12]/[.$H12]*100" office:value-type="float" office:value="-3.18669549015234E-016" calcext:value-type="float">
            <text:p>-3.18669549015234E-16</text:p>
          </table:table-cell>
          <table:table-cell table:style-name="Default" table:formula="of:=[$'Parcel Time'.O12]+[.BQ12]" office:value-type="float" office:value="2.94748" calcext:value-type="float">
            <text:p>2.94748</text:p>
          </table:table-cell>
          <table:table-cell table:style-name="Default" table:formula="of:=[$'Parcel Time'.P12]+[.BR12]" office:value-type="float" office:value="0" calcext:value-type="float">
            <text:p>0</text:p>
          </table:table-cell>
          <table:table-cell table:style-name="Default" table:formula="of:=[$'Parcel Time'.Q12]+[.BS12]" office:value-type="float" office:value="0" calcext:value-type="float">
            <text:p>0</text:p>
          </table:table-cell>
          <table:table-cell table:style-name="Default" table:formula="of:=[$'Parcel Time'.R12]+[.BT12]" office:value-type="float" office:value="2.42" calcext:value-type="float">
            <text:p>2.42</text:p>
          </table:table-cell>
          <table:table-cell table:style-name="Default" table:formula="of:=[$'Parcel Time'.S12]+[.BU12]" office:value-type="float" office:value="14.24" calcext:value-type="float">
            <text:p>14.24</text:p>
          </table:table-cell>
          <table:table-cell table:style-name="Default" table:formula="of:=[$'Parcel Time'.T12]+[.BV12]" office:value-type="float" office:value="5.50948E-015" calcext:value-type="float">
            <text:p>5.50948E-15</text:p>
          </table:table-cell>
          <table:table-cell table:style-name="Default" table:formula="of:=[$'Parcel Time'.U12]+[.BW12]" office:value-type="float" office:value="19.6075" calcext:value-type="float">
            <text:p>19.6075</text:p>
          </table:table-cell>
          <table:table-cell table:style-name="Default" table:formula="of:=[.O12]/[.$U12]*100" office:value-type="float" office:value="15.0324110671937" calcext:value-type="float">
            <text:p>15.0324110671937</text:p>
          </table:table-cell>
          <table:table-cell table:style-name="Default" table:formula="of:=[.P12]/[.$U12]*100" office:value-type="float" office:value="0" calcext:value-type="float">
            <text:p>0</text:p>
          </table:table-cell>
          <table:table-cell table:style-name="Default" table:formula="of:=[.Q12]/[.$U12]*100" office:value-type="float" office:value="0" calcext:value-type="float">
            <text:p>0</text:p>
          </table:table-cell>
          <table:table-cell table:style-name="Default" table:formula="of:=[.R12]/[.$U12]*100" office:value-type="float" office:value="12.3422159887798" calcext:value-type="float">
            <text:p>12.3422159887798</text:p>
          </table:table-cell>
          <table:table-cell table:style-name="Default" table:formula="of:=[.S12]/[.$U12]*100" office:value-type="float" office:value="72.6252709422415" calcext:value-type="float">
            <text:p>72.6252709422415</text:p>
          </table:table-cell>
          <table:table-cell table:style-name="Default" table:formula="of:=[.T12]/[.$U12]*100" office:value-type="float" office:value="0.0000000000000280988397296953" calcext:value-type="float">
            <text:p>2.8098839729695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187" calcext:value-type="float">
            <text:p>0.55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6098" calcext:value-type="float">
            <text:p>0.31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70297E-015" calcext:value-type="float">
            <text:p>-6.70297E-15</text:p>
          </table:table-cell>
          <table:table-cell table:style-name="Default" office:value-type="float" office:value="0.867967" calcext:value-type="float">
            <text:p>0.867967</text:p>
          </table:table-cell>
          <table:table-cell table:style-name="Default" table:formula="of:=[.AB12]/[.$AH12]*100" office:value-type="float" office:value="0" calcext:value-type="float">
            <text:p>0</text:p>
          </table:table-cell>
          <table:table-cell table:style-name="Default" table:formula="of:=[.AC12]/[.$AH12]*100" office:value-type="float" office:value="63.5819103721685" calcext:value-type="float">
            <text:p>63.5819103721685</text:p>
          </table:table-cell>
          <table:table-cell table:style-name="Default" table:formula="of:=[.AD12]/[.$AH12]*100" office:value-type="float" office:value="0" calcext:value-type="float">
            <text:p>0</text:p>
          </table:table-cell>
          <table:table-cell table:style-name="Default" table:formula="of:=[.AE12]/[.$AH12]*100" office:value-type="float" office:value="36.4182048395849" calcext:value-type="float">
            <text:p>36.4182048395849</text:p>
          </table:table-cell>
          <table:table-cell table:style-name="Default" table:formula="of:=[.AF12]/[.$AH12]*100" office:value-type="float" office:value="0" calcext:value-type="float">
            <text:p>0</text:p>
          </table:table-cell>
          <table:table-cell table:style-name="Default" table:formula="of:=[.AG12]/[.$AH12]*100" office:value-type="float" office:value="-0.000000000000772260926970726" calcext:value-type="float">
            <text:p>-7.7226092697072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8228" calcext:value-type="float">
            <text:p>1.48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8537" calcext:value-type="float">
            <text:p>0.5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70297E-015" calcext:value-type="float">
            <text:p>-6.70297E-15</text:p>
          </table:table-cell>
          <table:table-cell table:style-name="Default" office:value-type="float" office:value="2.04081" calcext:value-type="float">
            <text:p>2.04081</text:p>
          </table:table-cell>
          <table:table-cell table:style-name="Default" table:formula="of:=[.AO12]/[.$AU12]*100" office:value-type="float" office:value="0" calcext:value-type="float">
            <text:p>0</text:p>
          </table:table-cell>
          <table:table-cell table:style-name="Default" table:formula="of:=[.AP12]/[.$AU12]*100" office:value-type="float" office:value="72.63194515903" calcext:value-type="float">
            <text:p>72.63194515903</text:p>
          </table:table-cell>
          <table:table-cell table:style-name="Default" table:formula="of:=[.AQ12]/[.$AU12]*100" office:value-type="float" office:value="0" calcext:value-type="float">
            <text:p>0</text:p>
          </table:table-cell>
          <table:table-cell table:style-name="Default" table:formula="of:=[.AR12]/[.$AU12]*100" office:value-type="float" office:value="27.3683978420333" calcext:value-type="float">
            <text:p>27.3683978420333</text:p>
          </table:table-cell>
          <table:table-cell table:style-name="Default" table:formula="of:=[.AS12]/[.$AU12]*100" office:value-type="float" office:value="0" calcext:value-type="float">
            <text:p>0</text:p>
          </table:table-cell>
          <table:table-cell table:style-name="Default" table:formula="of:=[.AT12]/[.$AU12]*100" office:value-type="float" office:value="-0.000000000000328446548184299" calcext:value-type="float">
            <text:p>-3.28446548184299E-13</text:p>
          </table:table-cell>
          <table:table-cell table:number-columns-repeated="2"/>
          <table:table-cell office:value-type="float" office:value="3.20585" calcext:value-type="float">
            <text:p>3.20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122" calcext:value-type="float">
            <text:p>2.65122</text:p>
          </table:table-cell>
          <table:table-cell office:value-type="float" office:value="24.6273" calcext:value-type="float">
            <text:p>24.6273</text:p>
          </table:table-cell>
          <table:table-cell office:value-type="float" office:value="0" calcext:value-type="float">
            <text:p>0</text:p>
          </table:table-cell>
          <table:table-cell office:value-type="float" office:value="30.4844" calcext:value-type="float">
            <text:p>30.4844</text:p>
          </table:table-cell>
          <table:table-cell table:number-columns-repeated="6"/>
          <table:table-cell office:value-type="float" office:value="2.94748" calcext:value-type="float">
            <text:p>2.94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14.24" calcext:value-type="float">
            <text:p>14.24</text:p>
          </table:table-cell>
          <table:table-cell office:value-type="float" office:value="0" calcext:value-type="float">
            <text:p>0</text:p>
          </table:table-cell>
          <table:table-cell office:value-type="float" office:value="19.6075" calcext:value-type="float">
            <text:p>19.6075</text:p>
          </table:table-cell>
          <table:table-cell table:number-columns-repeated="6"/>
          <table:table-cell office:value-type="float" office:value="2.65398" calcext:value-type="float">
            <text:p>2.65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13.0648" calcext:value-type="float">
            <text:p>13.0648</text:p>
          </table:table-cell>
          <table:table-cell office:value-type="float" office:value="0" calcext:value-type="float">
            <text:p>0</text:p>
          </table:table-cell>
          <table:table-cell office:value-type="float" office:value="17.6988" calcext:value-type="float">
            <text:p>17.6988</text:p>
          </table:table-cell>
          <table:table-cell table:number-columns-repeated="6"/>
          <table:table-cell office:value-type="float" office:value="2.17268" calcext:value-type="float">
            <text:p>2.17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268" calcext:value-type="float">
            <text:p>2.27268</text:p>
          </table:table-cell>
          <table:table-cell office:value-type="float" office:value="4.83724" calcext:value-type="float">
            <text:p>4.83724</text:p>
          </table:table-cell>
          <table:table-cell office:value-type="float" office:value="0" calcext:value-type="float">
            <text:p>0</text:p>
          </table:table-cell>
          <table:table-cell office:value-type="float" office:value="9.2826" calcext:value-type="float">
            <text:p>9.2826</text:p>
          </table:table-cell>
        </table:table-row>
        <table:table-row table:style-name="ro1">
          <table:table-cell table:style-name="ce13" office:value-type="string" calcext:value-type="string">
            <text:p>grubhub-11-0.tsp </text:p>
          </table:table-cell>
          <table:table-cell table:style-name="Default" table:formula="of:=[$'Parcel Time'.B13]+[.BD13]" office:value-type="float" office:value="5.23447" calcext:value-type="float">
            <text:p>5.23447</text:p>
          </table:table-cell>
          <table:table-cell table:style-name="Default" table:formula="of:=[$'Parcel Time'.C13]+[.BE13]" office:value-type="float" office:value="0" calcext:value-type="float">
            <text:p>0</text:p>
          </table:table-cell>
          <table:table-cell table:style-name="Default" table:formula="of:=[$'Parcel Time'.D13]+[.BF13]" office:value-type="float" office:value="0" calcext:value-type="float">
            <text:p>0</text:p>
          </table:table-cell>
          <table:table-cell table:style-name="Default" table:formula="of:=[$'Parcel Time'.E13]+[.BG13]" office:value-type="float" office:value="3.79463" calcext:value-type="float">
            <text:p>3.79463</text:p>
          </table:table-cell>
          <table:table-cell table:style-name="Default" table:formula="of:=[$'Parcel Time'.F13]+[.BH13]" office:value-type="float" office:value="16.3343" calcext:value-type="float">
            <text:p>16.3343</text:p>
          </table:table-cell>
          <table:table-cell table:style-name="Default" table:formula="of:=[$'Parcel Time'.G13]+[.BI13]" office:value-type="float" office:value="0" calcext:value-type="float">
            <text:p>0</text:p>
          </table:table-cell>
          <table:table-cell table:style-name="Default" table:formula="of:=[$'Parcel Time'.H13]+[.BJ13]" office:value-type="float" office:value="25.3634" calcext:value-type="float">
            <text:p>25.3634</text:p>
          </table:table-cell>
          <table:table-cell table:style-name="Default" table:formula="of:=[.B13]/[.$H13]*100" office:value-type="float" office:value="20.637887664903" calcext:value-type="float">
            <text:p>20.637887664903</text:p>
          </table:table-cell>
          <table:table-cell table:style-name="Default" table:formula="of:=[.C13]/[.$H13]*100" office:value-type="float" office:value="0" calcext:value-type="float">
            <text:p>0</text:p>
          </table:table-cell>
          <table:table-cell table:style-name="Default" table:formula="of:=[.D13]/[.$H13]*100" office:value-type="float" office:value="0" calcext:value-type="float">
            <text:p>0</text:p>
          </table:table-cell>
          <table:table-cell table:style-name="Default" table:formula="of:=[.E13]/[.$H13]*100" office:value-type="float" office:value="14.9610462319721" calcext:value-type="float">
            <text:p>14.9610462319721</text:p>
          </table:table-cell>
          <table:table-cell table:style-name="Default" table:formula="of:=[.F13]/[.$H13]*100" office:value-type="float" office:value="64.401066103125" calcext:value-type="float">
            <text:p>64.401066103125</text:p>
          </table:table-cell>
          <table:table-cell table:style-name="Default" table:formula="of:=[.G13]/[.$H13]*100" office:value-type="float" office:value="0" calcext:value-type="float">
            <text:p>0</text:p>
          </table:table-cell>
          <table:table-cell table:style-name="Default" table:formula="of:=[$'Parcel Time'.O13]+[.BQ13]" office:value-type="float" office:value="4.64488" calcext:value-type="float">
            <text:p>4.64488</text:p>
          </table:table-cell>
          <table:table-cell table:style-name="Default" table:formula="of:=[$'Parcel Time'.P13]+[.BR13]" office:value-type="float" office:value="0.589593" calcext:value-type="float">
            <text:p>0.589593</text:p>
          </table:table-cell>
          <table:table-cell table:style-name="Default" table:formula="of:=[$'Parcel Time'.Q13]+[.BS13]" office:value-type="float" office:value="0" calcext:value-type="float">
            <text:p>0</text:p>
          </table:table-cell>
          <table:table-cell table:style-name="Default" table:formula="of:=[$'Parcel Time'.R13]+[.BT13]" office:value-type="float" office:value="3.68732" calcext:value-type="float">
            <text:p>3.68732</text:p>
          </table:table-cell>
          <table:table-cell table:style-name="Default" table:formula="of:=[$'Parcel Time'.S13]+[.BU13]" office:value-type="float" office:value="16.8239" calcext:value-type="float">
            <text:p>16.8239</text:p>
          </table:table-cell>
          <table:table-cell table:style-name="Default" table:formula="of:=[$'Parcel Time'.T13]+[.BV13]" office:value-type="float" office:value="0" calcext:value-type="float">
            <text:p>0</text:p>
          </table:table-cell>
          <table:table-cell table:style-name="Default" table:formula="of:=[$'Parcel Time'.U13]+[.BW13]" office:value-type="float" office:value="25.745713" calcext:value-type="float">
            <text:p>25.745713</text:p>
          </table:table-cell>
          <table:table-cell table:style-name="Default" table:formula="of:=[.O13]/[.$U13]*100" office:value-type="float" office:value="18.0413725578313" calcext:value-type="float">
            <text:p>18.0413725578313</text:p>
          </table:table-cell>
          <table:table-cell table:style-name="Default" table:formula="of:=[.P13]/[.$U13]*100" office:value-type="float" office:value="2.29006281550641" calcext:value-type="float">
            <text:p>2.29006281550641</text:p>
          </table:table-cell>
          <table:table-cell table:style-name="Default" table:formula="of:=[.Q13]/[.$U13]*100" office:value-type="float" office:value="0" calcext:value-type="float">
            <text:p>0</text:p>
          </table:table-cell>
          <table:table-cell table:style-name="Default" table:formula="of:=[.R13]/[.$U13]*100" office:value-type="float" office:value="14.3220737370917" calcext:value-type="float">
            <text:p>14.3220737370917</text:p>
          </table:table-cell>
          <table:table-cell table:style-name="Default" table:formula="of:=[.S13]/[.$U13]*100" office:value-type="float" office:value="65.3464132067347" calcext:value-type="float">
            <text:p>65.3464132067347</text:p>
          </table:table-cell>
          <table:table-cell table:style-name="Default" table:formula="of:=[.T13]/[.$U13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9593" calcext:value-type="float">
            <text:p>0.58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122" calcext:value-type="float">
            <text:p>0.2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03924E-015" calcext:value-type="float">
            <text:p>-3.03924E-15</text:p>
          </table:table-cell>
          <table:table-cell table:style-name="Default" office:value-type="float" office:value="0.840813" calcext:value-type="float">
            <text:p>0.840813</text:p>
          </table:table-cell>
          <table:table-cell table:style-name="Default" table:formula="of:=[.AB13]/[.$AH13]*100" office:value-type="float" office:value="0" calcext:value-type="float">
            <text:p>0</text:p>
          </table:table-cell>
          <table:table-cell table:style-name="Default" table:formula="of:=[.AC13]/[.$AH13]*100" office:value-type="float" office:value="70.1217749963428" calcext:value-type="float">
            <text:p>70.1217749963428</text:p>
          </table:table-cell>
          <table:table-cell table:style-name="Default" table:formula="of:=[.AD13]/[.$AH13]*100" office:value-type="float" office:value="0" calcext:value-type="float">
            <text:p>0</text:p>
          </table:table-cell>
          <table:table-cell table:style-name="Default" table:formula="of:=[.AE13]/[.$AH13]*100" office:value-type="float" office:value="29.8782250036572" calcext:value-type="float">
            <text:p>29.8782250036572</text:p>
          </table:table-cell>
          <table:table-cell table:style-name="Default" table:formula="of:=[.AF13]/[.$AH13]*100" office:value-type="float" office:value="0" calcext:value-type="float">
            <text:p>0</text:p>
          </table:table-cell>
          <table:table-cell table:style-name="Default" table:formula="of:=[.AG13]/[.$AH13]*100" office:value-type="float" office:value="-0.000000000000361464439774361" calcext:value-type="float">
            <text:p>-3.6146443977436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9593" calcext:value-type="float">
            <text:p>0.58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122" calcext:value-type="float">
            <text:p>0.2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5919" calcext:value-type="float">
            <text:p>5.95919</text:p>
          </table:table-cell>
          <table:table-cell table:style-name="Default" office:value-type="float" office:value="6.8" calcext:value-type="float">
            <text:p>6.8</text:p>
          </table:table-cell>
          <table:table-cell table:style-name="Default" table:formula="of:=[.AO13]/[.$AU13]*100" office:value-type="float" office:value="0" calcext:value-type="float">
            <text:p>0</text:p>
          </table:table-cell>
          <table:table-cell table:style-name="Default" table:formula="of:=[.AP13]/[.$AU13]*100" office:value-type="float" office:value="8.67048529411765" calcext:value-type="float">
            <text:p>8.67048529411765</text:p>
          </table:table-cell>
          <table:table-cell table:style-name="Default" table:formula="of:=[.AQ13]/[.$AU13]*100" office:value-type="float" office:value="0" calcext:value-type="float">
            <text:p>0</text:p>
          </table:table-cell>
          <table:table-cell table:style-name="Default" table:formula="of:=[.AR13]/[.$AU13]*100" office:value-type="float" office:value="3.69441176470588" calcext:value-type="float">
            <text:p>3.69441176470588</text:p>
          </table:table-cell>
          <table:table-cell table:style-name="Default" table:formula="of:=[.AS13]/[.$AU13]*100" office:value-type="float" office:value="0" calcext:value-type="float">
            <text:p>0</text:p>
          </table:table-cell>
          <table:table-cell table:style-name="Default" table:formula="of:=[.AT13]/[.$AU13]*100" office:value-type="float" office:value="87.6351470588235" calcext:value-type="float">
            <text:p>87.6351470588235</text:p>
          </table:table-cell>
          <table:table-cell table:number-columns-repeated="2"/>
          <table:table-cell office:value-type="float" office:value="5.23447" calcext:value-type="float">
            <text:p>5.23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463" calcext:value-type="float">
            <text:p>3.79463</text:p>
          </table:table-cell>
          <table:table-cell office:value-type="float" office:value="16.3343" calcext:value-type="float">
            <text:p>16.3343</text:p>
          </table:table-cell>
          <table:table-cell office:value-type="float" office:value="0" calcext:value-type="float">
            <text:p>0</text:p>
          </table:table-cell>
          <table:table-cell office:value-type="float" office:value="25.3634" calcext:value-type="float">
            <text:p>25.3634</text:p>
          </table:table-cell>
          <table:table-cell table:number-columns-repeated="6"/>
          <table:table-cell office:value-type="float" office:value="4.64488" calcext:value-type="float">
            <text:p>4.6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361" calcext:value-type="float">
            <text:p>3.4361</text:p>
          </table:table-cell>
          <table:table-cell office:value-type="float" office:value="16.8239" calcext:value-type="float">
            <text:p>16.8239</text:p>
          </table:table-cell>
          <table:table-cell office:value-type="float" office:value="0" calcext:value-type="float">
            <text:p>0</text:p>
          </table:table-cell>
          <table:table-cell office:value-type="float" office:value="24.9049" calcext:value-type="float">
            <text:p>24.9049</text:p>
          </table:table-cell>
          <table:table-cell table:number-columns-repeated="6"/>
          <table:table-cell office:value-type="float" office:value="4.19772" calcext:value-type="float">
            <text:p>4.19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537" calcext:value-type="float">
            <text:p>3.20537</text:p>
          </table:table-cell>
          <table:table-cell office:value-type="float" office:value="17.0233" calcext:value-type="float">
            <text:p>17.0233</text:p>
          </table:table-cell>
          <table:table-cell office:value-type="float" office:value="0" calcext:value-type="float">
            <text:p>0</text:p>
          </table:table-cell>
          <table:table-cell office:value-type="float" office:value="24.4263" calcext:value-type="float">
            <text:p>24.4263</text:p>
          </table:table-cell>
          <table:table-cell table:number-columns-repeated="6"/>
          <table:table-cell office:value-type="float" office:value="3.67106" calcext:value-type="float">
            <text:p>3.67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951" calcext:value-type="float">
            <text:p>2.91951</text:p>
          </table:table-cell>
          <table:table-cell office:value-type="float" office:value="8.75805" calcext:value-type="float">
            <text:p>8.75805</text:p>
          </table:table-cell>
          <table:table-cell office:value-type="float" office:value="0" calcext:value-type="float">
            <text:p>0</text:p>
          </table:table-cell>
          <table:table-cell office:value-type="float" office:value="15.3486" calcext:value-type="float">
            <text:p>15.3486</text:p>
          </table:table-cell>
        </table:table-row>
        <table:table-row table:style-name="ro1">
          <table:table-cell table:style-name="ce13" office:value-type="string" calcext:value-type="string">
            <text:p>grubhub-11-1.tsp </text:p>
          </table:table-cell>
          <table:table-cell table:style-name="Default" table:formula="of:=[$'Parcel Time'.B14]+[.BD14]" office:value-type="float" office:value="4.16959" calcext:value-type="float">
            <text:p>4.16959</text:p>
          </table:table-cell>
          <table:table-cell table:style-name="Default" table:formula="of:=[$'Parcel Time'.C14]+[.BE14]" office:value-type="float" office:value="0" calcext:value-type="float">
            <text:p>0</text:p>
          </table:table-cell>
          <table:table-cell table:style-name="Default" table:formula="of:=[$'Parcel Time'.D14]+[.BF14]" office:value-type="float" office:value="0" calcext:value-type="float">
            <text:p>0</text:p>
          </table:table-cell>
          <table:table-cell table:style-name="Default" table:formula="of:=[$'Parcel Time'.E14]+[.BG14]" office:value-type="float" office:value="3.16439" calcext:value-type="float">
            <text:p>3.16439</text:p>
          </table:table-cell>
          <table:table-cell table:style-name="Default" table:formula="of:=[$'Parcel Time'.F14]+[.BH14]" office:value-type="float" office:value="20.5171" calcext:value-type="float">
            <text:p>20.5171</text:p>
          </table:table-cell>
          <table:table-cell table:style-name="Default" table:formula="of:=[$'Parcel Time'.G14]+[.BI14]" office:value-type="float" office:value="0" calcext:value-type="float">
            <text:p>0</text:p>
          </table:table-cell>
          <table:table-cell table:style-name="Default" table:formula="of:=[$'Parcel Time'.H14]+[.BJ14]" office:value-type="float" office:value="27.8511" calcext:value-type="float">
            <text:p>27.8511</text:p>
          </table:table-cell>
          <table:table-cell table:style-name="Default" table:formula="of:=[.B14]/[.$H14]*100" office:value-type="float" office:value="14.9710065311604" calcext:value-type="float">
            <text:p>14.9710065311604</text:p>
          </table:table-cell>
          <table:table-cell table:style-name="Default" table:formula="of:=[.C14]/[.$H14]*100" office:value-type="float" office:value="0" calcext:value-type="float">
            <text:p>0</text:p>
          </table:table-cell>
          <table:table-cell table:style-name="Default" table:formula="of:=[.D14]/[.$H14]*100" office:value-type="float" office:value="0" calcext:value-type="float">
            <text:p>0</text:p>
          </table:table-cell>
          <table:table-cell table:style-name="Default" table:formula="of:=[.E14]/[.$H14]*100" office:value-type="float" office:value="11.3618133574616" calcext:value-type="float">
            <text:p>11.3618133574616</text:p>
          </table:table-cell>
          <table:table-cell table:style-name="Default" table:formula="of:=[.F14]/[.$H14]*100" office:value-type="float" office:value="73.6671083009289" calcext:value-type="float">
            <text:p>73.6671083009289</text:p>
          </table:table-cell>
          <table:table-cell table:style-name="Default" table:formula="of:=[.G14]/[.$H14]*100" office:value-type="float" office:value="0" calcext:value-type="float">
            <text:p>0</text:p>
          </table:table-cell>
          <table:table-cell table:style-name="Default" table:formula="of:=[$'Parcel Time'.O14]+[.BQ14]" office:value-type="float" office:value="3.87073" calcext:value-type="float">
            <text:p>3.87073</text:p>
          </table:table-cell>
          <table:table-cell table:style-name="Default" table:formula="of:=[$'Parcel Time'.P14]+[.BR14]" office:value-type="float" office:value="0" calcext:value-type="float">
            <text:p>0</text:p>
          </table:table-cell>
          <table:table-cell table:style-name="Default" table:formula="of:=[$'Parcel Time'.Q14]+[.BS14]" office:value-type="float" office:value="0" calcext:value-type="float">
            <text:p>0</text:p>
          </table:table-cell>
          <table:table-cell table:style-name="Default" table:formula="of:=[$'Parcel Time'.R14]+[.BT14]" office:value-type="float" office:value="3.01854" calcext:value-type="float">
            <text:p>3.01854</text:p>
          </table:table-cell>
          <table:table-cell table:style-name="Default" table:formula="of:=[$'Parcel Time'.S14]+[.BU14]" office:value-type="float" office:value="21.4652" calcext:value-type="float">
            <text:p>21.4652</text:p>
          </table:table-cell>
          <table:table-cell table:style-name="Default" table:formula="of:=[$'Parcel Time'.T14]+[.BV14]" office:value-type="float" office:value="3.19189E-016" calcext:value-type="float">
            <text:p>3.19189E-16</text:p>
          </table:table-cell>
          <table:table-cell table:style-name="Default" table:formula="of:=[$'Parcel Time'.U14]+[.BW14]" office:value-type="float" office:value="28.3545" calcext:value-type="float">
            <text:p>28.3545</text:p>
          </table:table-cell>
          <table:table-cell table:style-name="Default" table:formula="of:=[.O14]/[.$U14]*100" office:value-type="float" office:value="13.6512017492814" calcext:value-type="float">
            <text:p>13.6512017492814</text:p>
          </table:table-cell>
          <table:table-cell table:style-name="Default" table:formula="of:=[.P14]/[.$U14]*100" office:value-type="float" office:value="0" calcext:value-type="float">
            <text:p>0</text:p>
          </table:table-cell>
          <table:table-cell table:style-name="Default" table:formula="of:=[.Q14]/[.$U14]*100" office:value-type="float" office:value="0" calcext:value-type="float">
            <text:p>0</text:p>
          </table:table-cell>
          <table:table-cell table:style-name="Default" table:formula="of:=[.R14]/[.$U14]*100" office:value-type="float" office:value="10.6457176109612" calcext:value-type="float">
            <text:p>10.6457176109612</text:p>
          </table:table-cell>
          <table:table-cell table:style-name="Default" table:formula="of:=[.S14]/[.$U14]*100" office:value-type="float" office:value="75.7029748364457" calcext:value-type="float">
            <text:p>75.7029748364457</text:p>
          </table:table-cell>
          <table:table-cell table:style-name="Default" table:formula="of:=[.T14]/[.$U14]*100" office:value-type="float" office:value="1.12570844134088E-015" calcext:value-type="float">
            <text:p>1.12570844134088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0878" calcext:value-type="float">
            <text:p>1.20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9512" calcext:value-type="float">
            <text:p>0.63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9189E-016" calcext:value-type="float">
            <text:p>3.19189E-16</text:p>
          </table:table-cell>
          <table:table-cell table:style-name="Default" office:value-type="float" office:value="1.84829" calcext:value-type="float">
            <text:p>1.84829</text:p>
          </table:table-cell>
          <table:table-cell table:style-name="Default" table:formula="of:=[.AB14]/[.$AH14]*100" office:value-type="float" office:value="0" calcext:value-type="float">
            <text:p>0</text:p>
          </table:table-cell>
          <table:table-cell table:style-name="Default" table:formula="of:=[.AC14]/[.$AH14]*100" office:value-type="float" office:value="65.3999101872542" calcext:value-type="float">
            <text:p>65.3999101872542</text:p>
          </table:table-cell>
          <table:table-cell table:style-name="Default" table:formula="of:=[.AD14]/[.$AH14]*100" office:value-type="float" office:value="0" calcext:value-type="float">
            <text:p>0</text:p>
          </table:table-cell>
          <table:table-cell table:style-name="Default" table:formula="of:=[.AE14]/[.$AH14]*100" office:value-type="float" office:value="34.6001980208733" calcext:value-type="float">
            <text:p>34.6001980208733</text:p>
          </table:table-cell>
          <table:table-cell table:style-name="Default" table:formula="of:=[.AF14]/[.$AH14]*100" office:value-type="float" office:value="0" calcext:value-type="float">
            <text:p>0</text:p>
          </table:table-cell>
          <table:table-cell table:style-name="Default" table:formula="of:=[.AG14]/[.$AH14]*100" office:value-type="float" office:value="0.0000000000000172694220062869" calcext:value-type="float">
            <text:p>1.72694220062869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3154" calcext:value-type="float">
            <text:p>1.83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43902" calcext:value-type="float">
            <text:p>0.8439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9189E-016" calcext:value-type="float">
            <text:p>3.19189E-16</text:p>
          </table:table-cell>
          <table:table-cell table:style-name="Default" office:value-type="float" office:value="2.67545" calcext:value-type="float">
            <text:p>2.67545</text:p>
          </table:table-cell>
          <table:table-cell table:style-name="Default" table:formula="of:=[.AO14]/[.$AU14]*100" office:value-type="float" office:value="0" calcext:value-type="float">
            <text:p>0</text:p>
          </table:table-cell>
          <table:table-cell table:style-name="Default" table:formula="of:=[.AP14]/[.$AU14]*100" office:value-type="float" office:value="68.4572688706573" calcext:value-type="float">
            <text:p>68.4572688706573</text:p>
          </table:table-cell>
          <table:table-cell table:style-name="Default" table:formula="of:=[.AQ14]/[.$AU14]*100" office:value-type="float" office:value="0" calcext:value-type="float">
            <text:p>0</text:p>
          </table:table-cell>
          <table:table-cell table:style-name="Default" table:formula="of:=[.AR14]/[.$AU14]*100" office:value-type="float" office:value="31.5424321142238" calcext:value-type="float">
            <text:p>31.5424321142238</text:p>
          </table:table-cell>
          <table:table-cell table:style-name="Default" table:formula="of:=[.AS14]/[.$AU14]*100" office:value-type="float" office:value="0" calcext:value-type="float">
            <text:p>0</text:p>
          </table:table-cell>
          <table:table-cell table:style-name="Default" table:formula="of:=[.AT14]/[.$AU14]*100" office:value-type="float" office:value="0.0000000000000119302921003943" calcext:value-type="float">
            <text:p>1.19302921003943E-14</text:p>
          </table:table-cell>
          <table:table-cell table:number-columns-repeated="2"/>
          <table:table-cell office:value-type="float" office:value="4.16959" calcext:value-type="float">
            <text:p>4.16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6439" calcext:value-type="float">
            <text:p>3.16439</text:p>
          </table:table-cell>
          <table:table-cell office:value-type="float" office:value="20.5171" calcext:value-type="float">
            <text:p>20.5171</text:p>
          </table:table-cell>
          <table:table-cell office:value-type="float" office:value="0" calcext:value-type="float">
            <text:p>0</text:p>
          </table:table-cell>
          <table:table-cell office:value-type="float" office:value="27.8511" calcext:value-type="float">
            <text:p>27.8511</text:p>
          </table:table-cell>
          <table:table-cell table:number-columns-repeated="6"/>
          <table:table-cell office:value-type="float" office:value="3.87073" calcext:value-type="float">
            <text:p>3.87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854" calcext:value-type="float">
            <text:p>3.01854</text:p>
          </table:table-cell>
          <table:table-cell office:value-type="float" office:value="21.4652" calcext:value-type="float">
            <text:p>21.4652</text:p>
          </table:table-cell>
          <table:table-cell office:value-type="float" office:value="0" calcext:value-type="float">
            <text:p>0</text:p>
          </table:table-cell>
          <table:table-cell office:value-type="float" office:value="28.3545" calcext:value-type="float">
            <text:p>28.3545</text:p>
          </table:table-cell>
          <table:table-cell table:number-columns-repeated="6"/>
          <table:table-cell office:value-type="float" office:value="3.30016" calcext:value-type="float">
            <text:p>3.3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488" calcext:value-type="float">
            <text:p>2.52488</text:p>
          </table:table-cell>
          <table:table-cell office:value-type="float" office:value="15.2511" calcext:value-type="float">
            <text:p>15.2511</text:p>
          </table:table-cell>
          <table:table-cell office:value-type="float" office:value="0" calcext:value-type="float">
            <text:p>0</text:p>
          </table:table-cell>
          <table:table-cell office:value-type="float" office:value="21.0762" calcext:value-type="float">
            <text:p>21.0762</text:p>
          </table:table-cell>
          <table:table-cell table:number-columns-repeated="6"/>
          <table:table-cell office:value-type="float" office:value="2.6774" calcext:value-type="float">
            <text:p>2.6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073" calcext:value-type="float">
            <text:p>1.83073</text:p>
          </table:table-cell>
          <table:table-cell office:value-type="float" office:value="17.4094" calcext:value-type="float">
            <text:p>17.4094</text:p>
          </table:table-cell>
          <table:table-cell office:value-type="float" office:value="0" calcext:value-type="float">
            <text:p>0</text:p>
          </table:table-cell>
          <table:table-cell office:value-type="float" office:value="21.9176" calcext:value-type="float">
            <text:p>21.9176</text:p>
          </table:table-cell>
        </table:table-row>
        <table:table-row table:style-name="ro1">
          <table:table-cell table:style-name="ce13" office:value-type="string" calcext:value-type="string">
            <text:p>grubhub-11-2.tsp </text:p>
          </table:table-cell>
          <table:table-cell table:style-name="Default" table:formula="of:=[$'Parcel Time'.B15]+[.BD15]" office:value-type="float" office:value="4.52911" calcext:value-type="float">
            <text:p>4.52911</text:p>
          </table:table-cell>
          <table:table-cell table:style-name="Default" table:formula="of:=[$'Parcel Time'.C15]+[.BE15]" office:value-type="float" office:value="0" calcext:value-type="float">
            <text:p>0</text:p>
          </table:table-cell>
          <table:table-cell table:style-name="Default" table:formula="of:=[$'Parcel Time'.D15]+[.BF15]" office:value-type="float" office:value="0" calcext:value-type="float">
            <text:p>0</text:p>
          </table:table-cell>
          <table:table-cell table:style-name="Default" table:formula="of:=[$'Parcel Time'.E15]+[.BG15]" office:value-type="float" office:value="5.39024" calcext:value-type="float">
            <text:p>5.39024</text:p>
          </table:table-cell>
          <table:table-cell table:style-name="Default" table:formula="of:=[$'Parcel Time'.F15]+[.BH15]" office:value-type="float" office:value="12.5182" calcext:value-type="float">
            <text:p>12.5182</text:p>
          </table:table-cell>
          <table:table-cell table:style-name="Default" table:formula="of:=[$'Parcel Time'.G15]+[.BI15]" office:value-type="float" office:value="0" calcext:value-type="float">
            <text:p>0</text:p>
          </table:table-cell>
          <table:table-cell table:style-name="Default" table:formula="of:=[$'Parcel Time'.H15]+[.BJ15]" office:value-type="float" office:value="22.4376" calcext:value-type="float">
            <text:p>22.4376</text:p>
          </table:table-cell>
          <table:table-cell table:style-name="Default" table:formula="of:=[.B15]/[.$H15]*100" office:value-type="float" office:value="20.185358505366" calcext:value-type="float">
            <text:p>20.185358505366</text:p>
          </table:table-cell>
          <table:table-cell table:style-name="Default" table:formula="of:=[.C15]/[.$H15]*100" office:value-type="float" office:value="0" calcext:value-type="float">
            <text:p>0</text:p>
          </table:table-cell>
          <table:table-cell table:style-name="Default" table:formula="of:=[.D15]/[.$H15]*100" office:value-type="float" office:value="0" calcext:value-type="float">
            <text:p>0</text:p>
          </table:table-cell>
          <table:table-cell table:style-name="Default" table:formula="of:=[.E15]/[.$H15]*100" office:value-type="float" office:value="24.0232466930509" calcext:value-type="float">
            <text:p>24.0232466930509</text:p>
          </table:table-cell>
          <table:table-cell table:style-name="Default" table:formula="of:=[.F15]/[.$H15]*100" office:value-type="float" office:value="55.7911719613506" calcext:value-type="float">
            <text:p>55.7911719613506</text:p>
          </table:table-cell>
          <table:table-cell table:style-name="Default" table:formula="of:=[.G15]/[.$H15]*100" office:value-type="float" office:value="0" calcext:value-type="float">
            <text:p>0</text:p>
          </table:table-cell>
          <table:table-cell table:style-name="Default" table:formula="of:=[$'Parcel Time'.O15]+[.BQ15]" office:value-type="float" office:value="3.99561" calcext:value-type="float">
            <text:p>3.99561</text:p>
          </table:table-cell>
          <table:table-cell table:style-name="Default" table:formula="of:=[$'Parcel Time'.P15]+[.BR15]" office:value-type="float" office:value="1.08455" calcext:value-type="float">
            <text:p>1.08455</text:p>
          </table:table-cell>
          <table:table-cell table:style-name="Default" table:formula="of:=[$'Parcel Time'.Q15]+[.BS15]" office:value-type="float" office:value="0" calcext:value-type="float">
            <text:p>0</text:p>
          </table:table-cell>
          <table:table-cell table:style-name="Default" table:formula="of:=[$'Parcel Time'.R15]+[.BT15]" office:value-type="float" office:value="5.884393" calcext:value-type="float">
            <text:p>5.884393</text:p>
          </table:table-cell>
          <table:table-cell table:style-name="Default" table:formula="of:=[$'Parcel Time'.S15]+[.BU15]" office:value-type="float" office:value="18.4276" calcext:value-type="float">
            <text:p>18.4276</text:p>
          </table:table-cell>
          <table:table-cell table:style-name="Default" table:formula="of:=[$'Parcel Time'.T15]+[.BV15]" office:value-type="float" office:value="0" calcext:value-type="float">
            <text:p>0</text:p>
          </table:table-cell>
          <table:table-cell table:style-name="Default" table:formula="of:=[$'Parcel Time'.U15]+[.BW15]" office:value-type="float" office:value="29.39224" calcext:value-type="float">
            <text:p>29.39224</text:p>
          </table:table-cell>
          <table:table-cell table:style-name="Default" table:formula="of:=[.O15]/[.$U15]*100" office:value-type="float" office:value="13.5940983062196" calcext:value-type="float">
            <text:p>13.5940983062196</text:p>
          </table:table-cell>
          <table:table-cell table:style-name="Default" table:formula="of:=[.P15]/[.$U15]*100" office:value-type="float" office:value="3.68991951617161" calcext:value-type="float">
            <text:p>3.68991951617161</text:p>
          </table:table-cell>
          <table:table-cell table:style-name="Default" table:formula="of:=[.Q15]/[.$U15]*100" office:value-type="float" office:value="0" calcext:value-type="float">
            <text:p>0</text:p>
          </table:table-cell>
          <table:table-cell table:style-name="Default" table:formula="of:=[.R15]/[.$U15]*100" office:value-type="float" office:value="20.0202264271114" calcext:value-type="float">
            <text:p>20.0202264271114</text:p>
          </table:table-cell>
          <table:table-cell table:style-name="Default" table:formula="of:=[.S15]/[.$U15]*100" office:value-type="float" office:value="62.6954597540031" calcext:value-type="float">
            <text:p>62.6954597540031</text:p>
          </table:table-cell>
          <table:table-cell table:style-name="Default" table:formula="of:=[.T15]/[.$U15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9317" calcext:value-type="float">
            <text:p>1.49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2927" calcext:value-type="float">
            <text:p>0.7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5171" calcext:value-type="float">
            <text:p>6.15171</text:p>
          </table:table-cell>
          <table:table-cell table:style-name="Default" office:value-type="float" office:value="8.4078" calcext:value-type="float">
            <text:p>8.4078</text:p>
          </table:table-cell>
          <table:table-cell table:style-name="Default" table:formula="of:=[.AB15]/[.$AH15]*100" office:value-type="float" office:value="0" calcext:value-type="float">
            <text:p>0</text:p>
          </table:table-cell>
          <table:table-cell table:style-name="Default" table:formula="of:=[.AC15]/[.$AH15]*100" office:value-type="float" office:value="17.7593425152834" calcext:value-type="float">
            <text:p>17.7593425152834</text:p>
          </table:table-cell>
          <table:table-cell table:style-name="Default" table:formula="of:=[.AD15]/[.$AH15]*100" office:value-type="float" office:value="0" calcext:value-type="float">
            <text:p>0</text:p>
          </table:table-cell>
          <table:table-cell table:style-name="Default" table:formula="of:=[.AE15]/[.$AH15]*100" office:value-type="float" office:value="9.07403839292086" calcext:value-type="float">
            <text:p>9.07403839292086</text:p>
          </table:table-cell>
          <table:table-cell table:style-name="Default" table:formula="of:=[.AF15]/[.$AH15]*100" office:value-type="float" office:value="0" calcext:value-type="float">
            <text:p>0</text:p>
          </table:table-cell>
          <table:table-cell table:style-name="Default" table:formula="of:=[.AG15]/[.$AH15]*100" office:value-type="float" office:value="73.1667023478199" calcext:value-type="float">
            <text:p>73.1667023478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2569" calcext:value-type="float">
            <text:p>2.12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2927" calcext:value-type="float">
            <text:p>0.7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6875E-015" calcext:value-type="float">
            <text:p>8.6875E-15</text:p>
          </table:table-cell>
          <table:table-cell table:style-name="Default" office:value-type="float" office:value="2.88862" calcext:value-type="float">
            <text:p>2.88862</text:p>
          </table:table-cell>
          <table:table-cell table:style-name="Default" table:formula="of:=[.AO15]/[.$AU15]*100" office:value-type="float" office:value="0" calcext:value-type="float">
            <text:p>0</text:p>
          </table:table-cell>
          <table:table-cell table:style-name="Default" table:formula="of:=[.AP15]/[.$AU15]*100" office:value-type="float" office:value="73.5884263073717" calcext:value-type="float">
            <text:p>73.5884263073717</text:p>
          </table:table-cell>
          <table:table-cell table:style-name="Default" table:formula="of:=[.AQ15]/[.$AU15]*100" office:value-type="float" office:value="0" calcext:value-type="float">
            <text:p>0</text:p>
          </table:table-cell>
          <table:table-cell table:style-name="Default" table:formula="of:=[.AR15]/[.$AU15]*100" office:value-type="float" office:value="26.4114698368079" calcext:value-type="float">
            <text:p>26.4114698368079</text:p>
          </table:table-cell>
          <table:table-cell table:style-name="Default" table:formula="of:=[.AS15]/[.$AU15]*100" office:value-type="float" office:value="0" calcext:value-type="float">
            <text:p>0</text:p>
          </table:table-cell>
          <table:table-cell table:style-name="Default" table:formula="of:=[.AT15]/[.$AU15]*100" office:value-type="float" office:value="0.000000000000300749146651342" calcext:value-type="float">
            <text:p>3.00749146651342E-13</text:p>
          </table:table-cell>
          <table:table-cell table:number-columns-repeated="2"/>
          <table:table-cell office:value-type="float" office:value="4.52911" calcext:value-type="float">
            <text:p>4.52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9024" calcext:value-type="float">
            <text:p>5.39024</text:p>
          </table:table-cell>
          <table:table-cell office:value-type="float" office:value="12.5182" calcext:value-type="float">
            <text:p>12.5182</text:p>
          </table:table-cell>
          <table:table-cell office:value-type="float" office:value="0" calcext:value-type="float">
            <text:p>0</text:p>
          </table:table-cell>
          <table:table-cell office:value-type="float" office:value="22.4376" calcext:value-type="float">
            <text:p>22.4376</text:p>
          </table:table-cell>
          <table:table-cell table:number-columns-repeated="6"/>
          <table:table-cell office:value-type="float" office:value="3.99561" calcext:value-type="float">
            <text:p>3.99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3171" calcext:value-type="float">
            <text:p>5.03171</text:p>
          </table:table-cell>
          <table:table-cell office:value-type="float" office:value="18.4276" calcext:value-type="float">
            <text:p>18.4276</text:p>
          </table:table-cell>
          <table:table-cell office:value-type="float" office:value="0" calcext:value-type="float">
            <text:p>0</text:p>
          </table:table-cell>
          <table:table-cell office:value-type="float" office:value="27.455" calcext:value-type="float">
            <text:p>27.455</text:p>
          </table:table-cell>
          <table:table-cell table:number-columns-repeated="6"/>
          <table:table-cell office:value-type="float" office:value="3.69821" calcext:value-type="float">
            <text:p>3.69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1561" calcext:value-type="float">
            <text:p>3.41561</text:p>
          </table:table-cell>
          <table:table-cell office:value-type="float" office:value="11.4919" calcext:value-type="float">
            <text:p>11.4919</text:p>
          </table:table-cell>
          <table:table-cell office:value-type="float" office:value="0" calcext:value-type="float">
            <text:p>0</text:p>
          </table:table-cell>
          <table:table-cell office:value-type="float" office:value="18.6057" calcext:value-type="float">
            <text:p>18.6057</text:p>
          </table:table-cell>
          <table:table-cell table:number-columns-repeated="6"/>
          <table:table-cell office:value-type="float" office:value="3.16423" calcext:value-type="float">
            <text:p>3.16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678" calcext:value-type="float">
            <text:p>3.1678</text:p>
          </table:table-cell>
          <table:table-cell office:value-type="float" office:value="7.86293" calcext:value-type="float">
            <text:p>7.86293</text:p>
          </table:table-cell>
          <table:table-cell office:value-type="float" office:value="0" calcext:value-type="float">
            <text:p>0</text:p>
          </table:table-cell>
          <table:table-cell office:value-type="float" office:value="14.195" calcext:value-type="float">
            <text:p>14.195</text:p>
          </table:table-cell>
        </table:table-row>
        <table:table-row table:style-name="ro1">
          <table:table-cell table:style-name="ce13" office:value-type="string" calcext:value-type="string">
            <text:p>grubhub-11-3.tsp </text:p>
          </table:table-cell>
          <table:table-cell table:style-name="Default" table:formula="of:=[$'Parcel Time'.B16]+[.BD16]" office:value-type="float" office:value="4.40959" calcext:value-type="float">
            <text:p>4.40959</text:p>
          </table:table-cell>
          <table:table-cell table:style-name="Default" table:formula="of:=[$'Parcel Time'.C16]+[.BE16]" office:value-type="float" office:value="0.455447" calcext:value-type="float">
            <text:p>0.455447</text:p>
          </table:table-cell>
          <table:table-cell table:style-name="Default" table:formula="of:=[$'Parcel Time'.D16]+[.BF16]" office:value-type="float" office:value="0" calcext:value-type="float">
            <text:p>0</text:p>
          </table:table-cell>
          <table:table-cell table:style-name="Default" table:formula="of:=[$'Parcel Time'.E16]+[.BG16]" office:value-type="float" office:value="2.979998" calcext:value-type="float">
            <text:p>2.979998</text:p>
          </table:table-cell>
          <table:table-cell table:style-name="Default" table:formula="of:=[$'Parcel Time'.F16]+[.BH16]" office:value-type="float" office:value="13.7361" calcext:value-type="float">
            <text:p>13.7361</text:p>
          </table:table-cell>
          <table:table-cell table:style-name="Default" table:formula="of:=[$'Parcel Time'.G16]+[.BI16]" office:value-type="float" office:value="0" calcext:value-type="float">
            <text:p>0</text:p>
          </table:table-cell>
          <table:table-cell table:style-name="Default" table:formula="of:=[$'Parcel Time'.H16]+[.BJ16]" office:value-type="float" office:value="21.581125" calcext:value-type="float">
            <text:p>21.581125</text:p>
          </table:table-cell>
          <table:table-cell table:style-name="Default" table:formula="of:=[.B16]/[.$H16]*100" office:value-type="float" office:value="20.4326234151371" calcext:value-type="float">
            <text:p>20.4326234151371</text:p>
          </table:table-cell>
          <table:table-cell table:style-name="Default" table:formula="of:=[.C16]/[.$H16]*100" office:value-type="float" office:value="2.11039507903318" calcext:value-type="float">
            <text:p>2.11039507903318</text:p>
          </table:table-cell>
          <table:table-cell table:style-name="Default" table:formula="of:=[.D16]/[.$H16]*100" office:value-type="float" office:value="0" calcext:value-type="float">
            <text:p>0</text:p>
          </table:table-cell>
          <table:table-cell table:style-name="Default" table:formula="of:=[.E16]/[.$H16]*100" office:value-type="float" office:value="13.8083533643404" calcext:value-type="float">
            <text:p>13.8083533643404</text:p>
          </table:table-cell>
          <table:table-cell table:style-name="Default" table:formula="of:=[.F16]/[.$H16]*100" office:value-type="float" office:value="63.6486744782767" calcext:value-type="float">
            <text:p>63.6486744782767</text:p>
          </table:table-cell>
          <table:table-cell table:style-name="Default" table:formula="of:=[.G16]/[.$H16]*100" office:value-type="float" office:value="0" calcext:value-type="float">
            <text:p>0</text:p>
          </table:table-cell>
          <table:table-cell table:style-name="Default" table:formula="of:=[$'Parcel Time'.O16]+[.BQ16]" office:value-type="float" office:value="3.93268" calcext:value-type="float">
            <text:p>3.93268</text:p>
          </table:table-cell>
          <table:table-cell table:style-name="Default" table:formula="of:=[$'Parcel Time'.P16]+[.BR16]" office:value-type="float" office:value="0.455447" calcext:value-type="float">
            <text:p>0.455447</text:p>
          </table:table-cell>
          <table:table-cell table:style-name="Default" table:formula="of:=[$'Parcel Time'.Q16]+[.BS16]" office:value-type="float" office:value="0" calcext:value-type="float">
            <text:p>0</text:p>
          </table:table-cell>
          <table:table-cell table:style-name="Default" table:formula="of:=[$'Parcel Time'.R16]+[.BT16]" office:value-type="float" office:value="2.620978" calcext:value-type="float">
            <text:p>2.620978</text:p>
          </table:table-cell>
          <table:table-cell table:style-name="Default" table:formula="of:=[$'Parcel Time'.S16]+[.BU16]" office:value-type="float" office:value="14.6281" calcext:value-type="float">
            <text:p>14.6281</text:p>
          </table:table-cell>
          <table:table-cell table:style-name="Default" table:formula="of:=[$'Parcel Time'.T16]+[.BV16]" office:value-type="float" office:value="-2.1233E-015" calcext:value-type="float">
            <text:p>-2.1233E-15</text:p>
          </table:table-cell>
          <table:table-cell table:style-name="Default" table:formula="of:=[$'Parcel Time'.U16]+[.BW16]" office:value-type="float" office:value="21.637225" calcext:value-type="float">
            <text:p>21.637225</text:p>
          </table:table-cell>
          <table:table-cell table:style-name="Default" table:formula="of:=[.O16]/[.$U16]*100" office:value-type="float" office:value="18.1755285162492" calcext:value-type="float">
            <text:p>18.1755285162492</text:p>
          </table:table-cell>
          <table:table-cell table:style-name="Default" table:formula="of:=[.P16]/[.$U16]*100" office:value-type="float" office:value="2.10492334391309" calcext:value-type="float">
            <text:p>2.10492334391309</text:p>
          </table:table-cell>
          <table:table-cell table:style-name="Default" table:formula="of:=[.Q16]/[.$U16]*100" office:value-type="float" office:value="0" calcext:value-type="float">
            <text:p>0</text:p>
          </table:table-cell>
          <table:table-cell table:style-name="Default" table:formula="of:=[.R16]/[.$U16]*100" office:value-type="float" office:value="12.1132816246076" calcext:value-type="float">
            <text:p>12.1132816246076</text:p>
          </table:table-cell>
          <table:table-cell table:style-name="Default" table:formula="of:=[.S16]/[.$U16]*100" office:value-type="float" office:value="67.6061740819352" calcext:value-type="float">
            <text:p>67.6061740819352</text:p>
          </table:table-cell>
          <table:table-cell table:style-name="Default" table:formula="of:=[.T16]/[.$U16]*100" office:value-type="float" office:value="-9.81318075677449E-015" calcext:value-type="float">
            <text:p>-9.81318075677449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5447" calcext:value-type="float">
            <text:p>0.45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4878" calcext:value-type="float">
            <text:p>0.24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439" calcext:value-type="float">
            <text:p>5.7439</text:p>
          </table:table-cell>
          <table:table-cell table:style-name="Default" office:value-type="float" office:value="6.44423" calcext:value-type="float">
            <text:p>6.44423</text:p>
          </table:table-cell>
          <table:table-cell table:style-name="Default" table:formula="of:=[.AB16]/[.$AH16]*100" office:value-type="float" office:value="0" calcext:value-type="float">
            <text:p>0</text:p>
          </table:table-cell>
          <table:table-cell table:style-name="Default" table:formula="of:=[.AC16]/[.$AH16]*100" office:value-type="float" office:value="7.06751621217741" calcext:value-type="float">
            <text:p>7.06751621217741</text:p>
          </table:table-cell>
          <table:table-cell table:style-name="Default" table:formula="of:=[.AD16]/[.$AH16]*100" office:value-type="float" office:value="0" calcext:value-type="float">
            <text:p>0</text:p>
          </table:table-cell>
          <table:table-cell table:style-name="Default" table:formula="of:=[.AE16]/[.$AH16]*100" office:value-type="float" office:value="3.79995748134378" calcext:value-type="float">
            <text:p>3.79995748134378</text:p>
          </table:table-cell>
          <table:table-cell table:style-name="Default" table:formula="of:=[.AF16]/[.$AH16]*100" office:value-type="float" office:value="0" calcext:value-type="float">
            <text:p>0</text:p>
          </table:table-cell>
          <table:table-cell table:style-name="Default" table:formula="of:=[.AG16]/[.$AH16]*100" office:value-type="float" office:value="89.1324487176901" calcext:value-type="float">
            <text:p>89.13244871769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6992" calcext:value-type="float">
            <text:p>0.9069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98049" calcext:value-type="float">
            <text:p>0.29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0583E-015" calcext:value-type="float">
            <text:p>6.60583E-15</text:p>
          </table:table-cell>
          <table:table-cell table:style-name="Default" office:value-type="float" office:value="1.20504" calcext:value-type="float">
            <text:p>1.20504</text:p>
          </table:table-cell>
          <table:table-cell table:style-name="Default" table:formula="of:=[.AO16]/[.$AU16]*100" office:value-type="float" office:value="0" calcext:value-type="float">
            <text:p>0</text:p>
          </table:table-cell>
          <table:table-cell table:style-name="Default" table:formula="of:=[.AP16]/[.$AU16]*100" office:value-type="float" office:value="75.2665471685587" calcext:value-type="float">
            <text:p>75.2665471685587</text:p>
          </table:table-cell>
          <table:table-cell table:style-name="Default" table:formula="of:=[.AQ16]/[.$AU16]*100" office:value-type="float" office:value="0" calcext:value-type="float">
            <text:p>0</text:p>
          </table:table-cell>
          <table:table-cell table:style-name="Default" table:formula="of:=[.AR16]/[.$AU16]*100" office:value-type="float" office:value="24.7335358162385" calcext:value-type="float">
            <text:p>24.7335358162385</text:p>
          </table:table-cell>
          <table:table-cell table:style-name="Default" table:formula="of:=[.AS16]/[.$AU16]*100" office:value-type="float" office:value="0" calcext:value-type="float">
            <text:p>0</text:p>
          </table:table-cell>
          <table:table-cell table:style-name="Default" table:formula="of:=[.AT16]/[.$AU16]*100" office:value-type="float" office:value="0.000000000000548183462789617" calcext:value-type="float">
            <text:p>5.48183462789617E-13</text:p>
          </table:table-cell>
          <table:table-cell table:number-columns-repeated="2"/>
          <table:table-cell office:value-type="float" office:value="4.40959" calcext:value-type="float">
            <text:p>4.40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512" calcext:value-type="float">
            <text:p>2.73512</text:p>
          </table:table-cell>
          <table:table-cell office:value-type="float" office:value="13.7361" calcext:value-type="float">
            <text:p>13.7361</text:p>
          </table:table-cell>
          <table:table-cell office:value-type="float" office:value="0" calcext:value-type="float">
            <text:p>0</text:p>
          </table:table-cell>
          <table:table-cell office:value-type="float" office:value="20.8808" calcext:value-type="float">
            <text:p>20.8808</text:p>
          </table:table-cell>
          <table:table-cell table:number-columns-repeated="6"/>
          <table:table-cell office:value-type="float" office:value="3.93268" calcext:value-type="float">
            <text:p>3.93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61" calcext:value-type="float">
            <text:p>2.3761</text:p>
          </table:table-cell>
          <table:table-cell office:value-type="float" office:value="14.6281" calcext:value-type="float">
            <text:p>14.6281</text:p>
          </table:table-cell>
          <table:table-cell office:value-type="float" office:value="0" calcext:value-type="float">
            <text:p>0</text:p>
          </table:table-cell>
          <table:table-cell office:value-type="float" office:value="20.9369" calcext:value-type="float">
            <text:p>20.9369</text:p>
          </table:table-cell>
          <table:table-cell table:number-columns-repeated="6"/>
          <table:table-cell office:value-type="float" office:value="3.59333" calcext:value-type="float">
            <text:p>3.59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439" calcext:value-type="float">
            <text:p>1.96439</text:p>
          </table:table-cell>
          <table:table-cell office:value-type="float" office:value="16.6159" calcext:value-type="float">
            <text:p>16.6159</text:p>
          </table:table-cell>
          <table:table-cell office:value-type="float" office:value="0" calcext:value-type="float">
            <text:p>0</text:p>
          </table:table-cell>
          <table:table-cell office:value-type="float" office:value="22.1736" calcext:value-type="float">
            <text:p>22.1736</text:p>
          </table:table-cell>
          <table:table-cell table:number-columns-repeated="6"/>
          <table:table-cell office:value-type="float" office:value="3.14179" calcext:value-type="float">
            <text:p>3.14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9.87732" calcext:value-type="float">
            <text:p>9.87732</text:p>
          </table:table-cell>
          <table:table-cell office:value-type="float" office:value="0" calcext:value-type="float">
            <text:p>0</text:p>
          </table:table-cell>
          <table:table-cell office:value-type="float" office:value="14.8391" calcext:value-type="float">
            <text:p>14.8391</text:p>
          </table:table-cell>
        </table:table-row>
        <table:table-row table:style-name="ro1">
          <table:table-cell table:style-name="ce13" office:value-type="string" calcext:value-type="string">
            <text:p>grubhub-11-4.tsp </text:p>
          </table:table-cell>
          <table:table-cell table:style-name="Default" table:formula="of:=[$'Parcel Time'.B17]+[.BD17]" office:value-type="float" office:value="4.12764" calcext:value-type="float">
            <text:p>4.12764</text:p>
          </table:table-cell>
          <table:table-cell table:style-name="Default" table:formula="of:=[$'Parcel Time'.C17]+[.BE17]" office:value-type="float" office:value="0.495935" calcext:value-type="float">
            <text:p>0.495935</text:p>
          </table:table-cell>
          <table:table-cell table:style-name="Default" table:formula="of:=[$'Parcel Time'.D17]+[.BF17]" office:value-type="float" office:value="0" calcext:value-type="float">
            <text:p>0</text:p>
          </table:table-cell>
          <table:table-cell table:style-name="Default" table:formula="of:=[$'Parcel Time'.E17]+[.BG17]" office:value-type="float" office:value="3.450244" calcext:value-type="float">
            <text:p>3.450244</text:p>
          </table:table-cell>
          <table:table-cell table:style-name="Default" table:formula="of:=[$'Parcel Time'.F17]+[.BH17]" office:value-type="float" office:value="21.4043" calcext:value-type="float">
            <text:p>21.4043</text:p>
          </table:table-cell>
          <table:table-cell table:style-name="Default" table:formula="of:=[$'Parcel Time'.G17]+[.BI17]" office:value-type="float" office:value="2.35922E-016" calcext:value-type="float">
            <text:p>2.35922E-16</text:p>
          </table:table-cell>
          <table:table-cell table:style-name="Default" table:formula="of:=[$'Parcel Time'.H17]+[.BJ17]" office:value-type="float" office:value="29.478089" calcext:value-type="float">
            <text:p>29.478089</text:p>
          </table:table-cell>
          <table:table-cell table:style-name="Default" table:formula="of:=[.B17]/[.$H17]*100" office:value-type="float" office:value="14.0024002234338" calcext:value-type="float">
            <text:p>14.0024002234338</text:p>
          </table:table-cell>
          <table:table-cell table:style-name="Default" table:formula="of:=[.C17]/[.$H17]*100" office:value-type="float" office:value="1.68238517768231" calcext:value-type="float">
            <text:p>1.68238517768231</text:p>
          </table:table-cell>
          <table:table-cell table:style-name="Default" table:formula="of:=[.D17]/[.$H17]*100" office:value-type="float" office:value="0" calcext:value-type="float">
            <text:p>0</text:p>
          </table:table-cell>
          <table:table-cell table:style-name="Default" table:formula="of:=[.E17]/[.$H17]*100" office:value-type="float" office:value="11.7044357929715" calcext:value-type="float">
            <text:p>11.7044357929715</text:p>
          </table:table-cell>
          <table:table-cell table:style-name="Default" table:formula="of:=[.F17]/[.$H17]*100" office:value-type="float" office:value="72.6108805764173" calcext:value-type="float">
            <text:p>72.6108805764173</text:p>
          </table:table-cell>
          <table:table-cell table:style-name="Default" table:formula="of:=[.G17]/[.$H17]*100" office:value-type="float" office:value="8.00330034962578E-016" calcext:value-type="float">
            <text:p>8.00330034962578E-16</text:p>
          </table:table-cell>
          <table:table-cell table:style-name="Default" table:formula="of:=[$'Parcel Time'.O17]+[.BQ17]" office:value-type="float" office:value="3.79659" calcext:value-type="float">
            <text:p>3.79659</text:p>
          </table:table-cell>
          <table:table-cell table:style-name="Default" table:formula="of:=[$'Parcel Time'.P17]+[.BR17]" office:value-type="float" office:value="0.495935" calcext:value-type="float">
            <text:p>0.495935</text:p>
          </table:table-cell>
          <table:table-cell table:style-name="Default" table:formula="of:=[$'Parcel Time'.Q17]+[.BS17]" office:value-type="float" office:value="0" calcext:value-type="float">
            <text:p>0</text:p>
          </table:table-cell>
          <table:table-cell table:style-name="Default" table:formula="of:=[$'Parcel Time'.R17]+[.BT17]" office:value-type="float" office:value="3.242924" calcext:value-type="float">
            <text:p>3.242924</text:p>
          </table:table-cell>
          <table:table-cell table:style-name="Default" table:formula="of:=[$'Parcel Time'.S17]+[.BU17]" office:value-type="float" office:value="17.361" calcext:value-type="float">
            <text:p>17.361</text:p>
          </table:table-cell>
          <table:table-cell table:style-name="Default" table:formula="of:=[$'Parcel Time'.T17]+[.BV17]" office:value-type="float" office:value="2.35922E-016" calcext:value-type="float">
            <text:p>2.35922E-16</text:p>
          </table:table-cell>
          <table:table-cell table:style-name="Default" table:formula="of:=[$'Parcel Time'.U17]+[.BW17]" office:value-type="float" office:value="24.896389" calcext:value-type="float">
            <text:p>24.896389</text:p>
          </table:table-cell>
          <table:table-cell table:style-name="Default" table:formula="of:=[.O17]/[.$U17]*100" office:value-type="float" office:value="15.2495608901355" calcext:value-type="float">
            <text:p>15.2495608901355</text:p>
          </table:table-cell>
          <table:table-cell table:style-name="Default" table:formula="of:=[.P17]/[.$U17]*100" office:value-type="float" office:value="1.99199570668662" calcext:value-type="float">
            <text:p>1.99199570668662</text:p>
          </table:table-cell>
          <table:table-cell table:style-name="Default" table:formula="of:=[.Q17]/[.$U17]*100" office:value-type="float" office:value="0" calcext:value-type="float">
            <text:p>0</text:p>
          </table:table-cell>
          <table:table-cell table:style-name="Default" table:formula="of:=[.R17]/[.$U17]*100" office:value-type="float" office:value="13.0256801498402" calcext:value-type="float">
            <text:p>13.0256801498402</text:p>
          </table:table-cell>
          <table:table-cell table:style-name="Default" table:formula="of:=[.S17]/[.$U17]*100" office:value-type="float" office:value="69.7330042521428" calcext:value-type="float">
            <text:p>69.7330042521428</text:p>
          </table:table-cell>
          <table:table-cell table:style-name="Default" table:formula="of:=[.T17]/[.$U17]*100" office:value-type="float" office:value="9.47615334898567E-016" calcext:value-type="float">
            <text:p>9.47615334898567E-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1577" calcext:value-type="float">
            <text:p>1.015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5122" calcext:value-type="float">
            <text:p>0.39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5922E-016" calcext:value-type="float">
            <text:p>2.35922E-16</text:p>
          </table:table-cell>
          <table:table-cell table:style-name="Default" office:value-type="float" office:value="1.41089" calcext:value-type="float">
            <text:p>1.41089</text:p>
          </table:table-cell>
          <table:table-cell table:style-name="Default" table:formula="of:=[.AB17]/[.$AH17]*100" office:value-type="float" office:value="0" calcext:value-type="float">
            <text:p>0</text:p>
          </table:table-cell>
          <table:table-cell table:style-name="Default" table:formula="of:=[.AC17]/[.$AH17]*100" office:value-type="float" office:value="71.9949818908632" calcext:value-type="float">
            <text:p>71.9949818908632</text:p>
          </table:table-cell>
          <table:table-cell table:style-name="Default" table:formula="of:=[.AD17]/[.$AH17]*100" office:value-type="float" office:value="0" calcext:value-type="float">
            <text:p>0</text:p>
          </table:table-cell>
          <table:table-cell table:style-name="Default" table:formula="of:=[.AE17]/[.$AH17]*100" office:value-type="float" office:value="28.0051598636322" calcext:value-type="float">
            <text:p>28.0051598636322</text:p>
          </table:table-cell>
          <table:table-cell table:style-name="Default" table:formula="of:=[.AF17]/[.$AH17]*100" office:value-type="float" office:value="0" calcext:value-type="float">
            <text:p>0</text:p>
          </table:table-cell>
          <table:table-cell table:style-name="Default" table:formula="of:=[.AG17]/[.$AH17]*100" office:value-type="float" office:value="0.0000000000000167215020306331" calcext:value-type="float">
            <text:p>1.67215020306331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1577" calcext:value-type="float">
            <text:p>1.015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5122" calcext:value-type="float">
            <text:p>0.39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79496" calcext:value-type="float">
            <text:p>6.79496</text:p>
          </table:table-cell>
          <table:table-cell table:style-name="Default" office:value-type="float" office:value="8.20585" calcext:value-type="float">
            <text:p>8.20585</text:p>
          </table:table-cell>
          <table:table-cell table:style-name="Default" table:formula="of:=[.AO17]/[.$AU17]*100" office:value-type="float" office:value="0" calcext:value-type="float">
            <text:p>0</text:p>
          </table:table-cell>
          <table:table-cell table:style-name="Default" table:formula="of:=[.AP17]/[.$AU17]*100" office:value-type="float" office:value="12.3786079443324" calcext:value-type="float">
            <text:p>12.3786079443324</text:p>
          </table:table-cell>
          <table:table-cell table:style-name="Default" table:formula="of:=[.AQ17]/[.$AU17]*100" office:value-type="float" office:value="0" calcext:value-type="float">
            <text:p>0</text:p>
          </table:table-cell>
          <table:table-cell table:style-name="Default" table:formula="of:=[.AR17]/[.$AU17]*100" office:value-type="float" office:value="4.81512579440277" calcext:value-type="float">
            <text:p>4.81512579440277</text:p>
          </table:table-cell>
          <table:table-cell table:style-name="Default" table:formula="of:=[.AS17]/[.$AU17]*100" office:value-type="float" office:value="0" calcext:value-type="float">
            <text:p>0</text:p>
          </table:table-cell>
          <table:table-cell table:style-name="Default" table:formula="of:=[.AT17]/[.$AU17]*100" office:value-type="float" office:value="82.8062906341208" calcext:value-type="float">
            <text:p>82.8062906341208</text:p>
          </table:table-cell>
          <table:table-cell table:number-columns-repeated="2"/>
          <table:table-cell office:value-type="float" office:value="4.12764" calcext:value-type="float">
            <text:p>4.12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439" calcext:value-type="float">
            <text:p>3.14439</text:p>
          </table:table-cell>
          <table:table-cell office:value-type="float" office:value="21.4043" calcext:value-type="float">
            <text:p>21.4043</text:p>
          </table:table-cell>
          <table:table-cell office:value-type="float" office:value="0" calcext:value-type="float">
            <text:p>0</text:p>
          </table:table-cell>
          <table:table-cell office:value-type="float" office:value="28.6763" calcext:value-type="float">
            <text:p>28.6763</text:p>
          </table:table-cell>
          <table:table-cell table:number-columns-repeated="6"/>
          <table:table-cell office:value-type="float" office:value="3.79659" calcext:value-type="float">
            <text:p>3.79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707" calcext:value-type="float">
            <text:p>2.93707</text:p>
          </table:table-cell>
          <table:table-cell office:value-type="float" office:value="17.361" calcext:value-type="float">
            <text:p>17.361</text:p>
          </table:table-cell>
          <table:table-cell office:value-type="float" office:value="0" calcext:value-type="float">
            <text:p>0</text:p>
          </table:table-cell>
          <table:table-cell office:value-type="float" office:value="24.0946" calcext:value-type="float">
            <text:p>24.0946</text:p>
          </table:table-cell>
          <table:table-cell table:number-columns-repeated="6"/>
          <table:table-cell office:value-type="float" office:value="3.27675" calcext:value-type="float">
            <text:p>3.27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732" calcext:value-type="float">
            <text:p>2.70732</text:p>
          </table:table-cell>
          <table:table-cell office:value-type="float" office:value="17.2937" calcext:value-type="float">
            <text:p>17.2937</text:p>
          </table:table-cell>
          <table:table-cell office:value-type="float" office:value="0" calcext:value-type="float">
            <text:p>0</text:p>
          </table:table-cell>
          <table:table-cell office:value-type="float" office:value="23.2777" calcext:value-type="float">
            <text:p>23.2777</text:p>
          </table:table-cell>
          <table:table-cell table:number-columns-repeated="6"/>
          <table:table-cell office:value-type="float" office:value="2.88472" calcext:value-type="float">
            <text:p>2.88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22" calcext:value-type="float">
            <text:p>2.3322</text:p>
          </table:table-cell>
          <table:table-cell office:value-type="float" office:value="17.8896" calcext:value-type="float">
            <text:p>17.8896</text:p>
          </table:table-cell>
          <table:table-cell office:value-type="float" office:value="0" calcext:value-type="float">
            <text:p>0</text:p>
          </table:table-cell>
          <table:table-cell office:value-type="float" office:value="23.1065" calcext:value-type="float">
            <text:p>23.1065</text:p>
          </table:table-cell>
        </table:table-row>
        <table:table-row table:style-name="ro1">
          <table:table-cell table:style-name="ce13" office:value-type="string" calcext:value-type="string">
            <text:p>grubhub-11-5.tsp </text:p>
          </table:table-cell>
          <table:table-cell table:style-name="Default" table:formula="of:=[$'Parcel Time'.B18]+[.BD18]" office:value-type="float" office:value="4.81398" calcext:value-type="float">
            <text:p>4.81398</text:p>
          </table:table-cell>
          <table:table-cell table:style-name="Default" table:formula="of:=[$'Parcel Time'.C18]+[.BE18]" office:value-type="float" office:value="0" calcext:value-type="float">
            <text:p>0</text:p>
          </table:table-cell>
          <table:table-cell table:style-name="Default" table:formula="of:=[$'Parcel Time'.D18]+[.BF18]" office:value-type="float" office:value="0" calcext:value-type="float">
            <text:p>0</text:p>
          </table:table-cell>
          <table:table-cell table:style-name="Default" table:formula="of:=[$'Parcel Time'.E18]+[.BG18]" office:value-type="float" office:value="3.49073" calcext:value-type="float">
            <text:p>3.49073</text:p>
          </table:table-cell>
          <table:table-cell table:style-name="Default" table:formula="of:=[$'Parcel Time'.F18]+[.BH18]" office:value-type="float" office:value="19.6045" calcext:value-type="float">
            <text:p>19.6045</text:p>
          </table:table-cell>
          <table:table-cell table:style-name="Default" table:formula="of:=[$'Parcel Time'.G18]+[.BI18]" office:value-type="float" office:value="2.63678E-016" calcext:value-type="float">
            <text:p>2.63678E-16</text:p>
          </table:table-cell>
          <table:table-cell table:style-name="Default" table:formula="of:=[$'Parcel Time'.H18]+[.BJ18]" office:value-type="float" office:value="27.9092" calcext:value-type="float">
            <text:p>27.9092</text:p>
          </table:table-cell>
          <table:table-cell table:style-name="Default" table:formula="of:=[.B18]/[.$H18]*100" office:value-type="float" office:value="17.2487208519055" calcext:value-type="float">
            <text:p>17.2487208519055</text:p>
          </table:table-cell>
          <table:table-cell table:style-name="Default" table:formula="of:=[.C18]/[.$H18]*100" office:value-type="float" office:value="0" calcext:value-type="float">
            <text:p>0</text:p>
          </table:table-cell>
          <table:table-cell table:style-name="Default" table:formula="of:=[.D18]/[.$H18]*100" office:value-type="float" office:value="0" calcext:value-type="float">
            <text:p>0</text:p>
          </table:table-cell>
          <table:table-cell table:style-name="Default" table:formula="of:=[.E18]/[.$H18]*100" office:value-type="float" office:value="12.5074527395984" calcext:value-type="float">
            <text:p>12.5074527395984</text:p>
          </table:table-cell>
          <table:table-cell table:style-name="Default" table:formula="of:=[.F18]/[.$H18]*100" office:value-type="float" office:value="70.243862238975" calcext:value-type="float">
            <text:p>70.243862238975</text:p>
          </table:table-cell>
          <table:table-cell table:style-name="Default" table:formula="of:=[.G18]/[.$H18]*100" office:value-type="float" office:value="9.44770899918307E-016" calcext:value-type="float">
            <text:p>9.44770899918307E-16</text:p>
          </table:table-cell>
          <table:table-cell table:style-name="Default" table:formula="of:=[$'Parcel Time'.O18]+[.BQ18]" office:value-type="float" office:value="4.28488" calcext:value-type="float">
            <text:p>4.28488</text:p>
          </table:table-cell>
          <table:table-cell table:style-name="Default" table:formula="of:=[$'Parcel Time'.P18]+[.BR18]" office:value-type="float" office:value="0" calcext:value-type="float">
            <text:p>0</text:p>
          </table:table-cell>
          <table:table-cell table:style-name="Default" table:formula="of:=[$'Parcel Time'.Q18]+[.BS18]" office:value-type="float" office:value="0" calcext:value-type="float">
            <text:p>0</text:p>
          </table:table-cell>
          <table:table-cell table:style-name="Default" table:formula="of:=[$'Parcel Time'.R18]+[.BT18]" office:value-type="float" office:value="3.4" calcext:value-type="float">
            <text:p>3.4</text:p>
          </table:table-cell>
          <table:table-cell table:style-name="Default" table:formula="of:=[$'Parcel Time'.S18]+[.BU18]" office:value-type="float" office:value="20.1428" calcext:value-type="float">
            <text:p>20.1428</text:p>
          </table:table-cell>
          <table:table-cell table:style-name="Default" table:formula="of:=[$'Parcel Time'.T18]+[.BV18]" office:value-type="float" office:value="2.63678E-016" calcext:value-type="float">
            <text:p>2.63678E-16</text:p>
          </table:table-cell>
          <table:table-cell table:style-name="Default" table:formula="of:=[$'Parcel Time'.U18]+[.BW18]" office:value-type="float" office:value="27.8277" calcext:value-type="float">
            <text:p>27.8277</text:p>
          </table:table-cell>
          <table:table-cell table:style-name="Default" table:formula="of:=[.O18]/[.$U18]*100" office:value-type="float" office:value="15.3978949032798" calcext:value-type="float">
            <text:p>15.3978949032798</text:p>
          </table:table-cell>
          <table:table-cell table:style-name="Default" table:formula="of:=[.P18]/[.$U18]*100" office:value-type="float" office:value="0" calcext:value-type="float">
            <text:p>0</text:p>
          </table:table-cell>
          <table:table-cell table:style-name="Default" table:formula="of:=[.Q18]/[.$U18]*100" office:value-type="float" office:value="0" calcext:value-type="float">
            <text:p>0</text:p>
          </table:table-cell>
          <table:table-cell table:style-name="Default" table:formula="of:=[.R18]/[.$U18]*100" office:value-type="float" office:value="12.2180417353932" calcext:value-type="float">
            <text:p>12.2180417353932</text:p>
          </table:table-cell>
          <table:table-cell table:style-name="Default" table:formula="of:=[.S18]/[.$U18]*100" office:value-type="float" office:value="72.3839914904933" calcext:value-type="float">
            <text:p>72.3839914904933</text:p>
          </table:table-cell>
          <table:table-cell table:style-name="Default" table:formula="of:=[.T18]/[.$U18]*100" office:value-type="float" office:value="9.47537884913234E-016" calcext:value-type="float">
            <text:p>9.47537884913234E-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3171" calcext:value-type="float">
            <text:p>1.4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478" calcext:value-type="float">
            <text:p>1.14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1845E-016" calcext:value-type="float">
            <text:p>4.71845E-16</text:p>
          </table:table-cell>
          <table:table-cell table:style-name="Default" office:value-type="float" office:value="2.57951" calcext:value-type="float">
            <text:p>2.57951</text:p>
          </table:table-cell>
          <table:table-cell table:style-name="Default" table:formula="of:=[.AB18]/[.$AH18]*100" office:value-type="float" office:value="0" calcext:value-type="float">
            <text:p>0</text:p>
          </table:table-cell>
          <table:table-cell table:style-name="Default" table:formula="of:=[.AC18]/[.$AH18]*100" office:value-type="float" office:value="55.5031769599653" calcext:value-type="float">
            <text:p>55.5031769599653</text:p>
          </table:table-cell>
          <table:table-cell table:style-name="Default" table:formula="of:=[.AD18]/[.$AH18]*100" office:value-type="float" office:value="0" calcext:value-type="float">
            <text:p>0</text:p>
          </table:table-cell>
          <table:table-cell table:style-name="Default" table:formula="of:=[.AE18]/[.$AH18]*100" office:value-type="float" office:value="44.4968230400347" calcext:value-type="float">
            <text:p>44.4968230400347</text:p>
          </table:table-cell>
          <table:table-cell table:style-name="Default" table:formula="of:=[.AF18]/[.$AH18]*100" office:value-type="float" office:value="0" calcext:value-type="float">
            <text:p>0</text:p>
          </table:table-cell>
          <table:table-cell table:style-name="Default" table:formula="of:=[.AG18]/[.$AH18]*100" office:value-type="float" office:value="0.0000000000000182920399610779" calcext:value-type="float">
            <text:p>1.82920399610779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4179" calcext:value-type="float">
            <text:p>2.14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4878" calcext:value-type="float">
            <text:p>0.90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1845E-016" calcext:value-type="float">
            <text:p>4.71845E-16</text:p>
          </table:table-cell>
          <table:table-cell table:style-name="Default" office:value-type="float" office:value="3.04667" calcext:value-type="float">
            <text:p>3.04667</text:p>
          </table:table-cell>
          <table:table-cell table:style-name="Default" table:formula="of:=[.AO18]/[.$AU18]*100" office:value-type="float" office:value="0" calcext:value-type="float">
            <text:p>0</text:p>
          </table:table-cell>
          <table:table-cell table:style-name="Default" table:formula="of:=[.AP18]/[.$AU18]*100" office:value-type="float" office:value="70.29937604007" calcext:value-type="float">
            <text:p>70.29937604007</text:p>
          </table:table-cell>
          <table:table-cell table:style-name="Default" table:formula="of:=[.AQ18]/[.$AU18]*100" office:value-type="float" office:value="0" calcext:value-type="float">
            <text:p>0</text:p>
          </table:table-cell>
          <table:table-cell table:style-name="Default" table:formula="of:=[.AR18]/[.$AU18]*100" office:value-type="float" office:value="29.7005583144876" calcext:value-type="float">
            <text:p>29.7005583144876</text:p>
          </table:table-cell>
          <table:table-cell table:style-name="Default" table:formula="of:=[.AS18]/[.$AU18]*100" office:value-type="float" office:value="0" calcext:value-type="float">
            <text:p>0</text:p>
          </table:table-cell>
          <table:table-cell table:style-name="Default" table:formula="of:=[.AT18]/[.$AU18]*100" office:value-type="float" office:value="0.0000000000000154872368848612" calcext:value-type="float">
            <text:p>1.54872368848612E-14</text:p>
          </table:table-cell>
          <table:table-cell table:number-columns-repeated="2"/>
          <table:table-cell office:value-type="float" office:value="4.81398" calcext:value-type="float">
            <text:p>4.81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9073" calcext:value-type="float">
            <text:p>3.49073</text:p>
          </table:table-cell>
          <table:table-cell office:value-type="float" office:value="19.6045" calcext:value-type="float">
            <text:p>19.6045</text:p>
          </table:table-cell>
          <table:table-cell office:value-type="float" office:value="0" calcext:value-type="float">
            <text:p>0</text:p>
          </table:table-cell>
          <table:table-cell office:value-type="float" office:value="27.9092" calcext:value-type="float">
            <text:p>27.9092</text:p>
          </table:table-cell>
          <table:table-cell table:number-columns-repeated="6"/>
          <table:table-cell office:value-type="float" office:value="4.28488" calcext:value-type="float">
            <text:p>4.28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20.1428" calcext:value-type="float">
            <text:p>20.1428</text:p>
          </table:table-cell>
          <table:table-cell office:value-type="float" office:value="0" calcext:value-type="float">
            <text:p>0</text:p>
          </table:table-cell>
          <table:table-cell office:value-type="float" office:value="27.8277" calcext:value-type="float">
            <text:p>27.8277</text:p>
          </table:table-cell>
          <table:table-cell table:number-columns-repeated="6"/>
          <table:table-cell office:value-type="float" office:value="3.78016" calcext:value-type="float">
            <text:p>3.78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039" calcext:value-type="float">
            <text:p>3.1039</text:p>
          </table:table-cell>
          <table:table-cell office:value-type="float" office:value="9.23504" calcext:value-type="float">
            <text:p>9.23504</text:p>
          </table:table-cell>
          <table:table-cell office:value-type="float" office:value="0" calcext:value-type="float">
            <text:p>0</text:p>
          </table:table-cell>
          <table:table-cell office:value-type="float" office:value="16.1191" calcext:value-type="float">
            <text:p>16.1191</text:p>
          </table:table-cell>
          <table:table-cell table:number-columns-repeated="6"/>
          <table:table-cell office:value-type="float" office:value="3.32764" calcext:value-type="float">
            <text:p>3.32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073" calcext:value-type="float">
            <text:p>2.81073</text:p>
          </table:table-cell>
          <table:table-cell office:value-type="float" office:value="8.12065" calcext:value-type="float">
            <text:p>8.12065</text:p>
          </table:table-cell>
          <table:table-cell office:value-type="float" office:value="0" calcext:value-type="float">
            <text:p>0</text:p>
          </table:table-cell>
          <table:table-cell office:value-type="float" office:value="14.259" calcext:value-type="float">
            <text:p>14.259</text:p>
          </table:table-cell>
        </table:table-row>
        <table:table-row table:style-name="ro1">
          <table:table-cell table:style-name="ce13" office:value-type="string" calcext:value-type="string">
            <text:p>grubhub-11-6.tsp </text:p>
          </table:table-cell>
          <table:table-cell table:style-name="Default" table:formula="of:=[$'Parcel Time'.B19]+[.BD19]" office:value-type="float" office:value="4.07106" calcext:value-type="float">
            <text:p>4.07106</text:p>
          </table:table-cell>
          <table:table-cell table:style-name="Default" table:formula="of:=[$'Parcel Time'.C19]+[.BE19]" office:value-type="float" office:value="0" calcext:value-type="float">
            <text:p>0</text:p>
          </table:table-cell>
          <table:table-cell table:style-name="Default" table:formula="of:=[$'Parcel Time'.D19]+[.BF19]" office:value-type="float" office:value="0" calcext:value-type="float">
            <text:p>0</text:p>
          </table:table-cell>
          <table:table-cell table:style-name="Default" table:formula="of:=[$'Parcel Time'.E19]+[.BG19]" office:value-type="float" office:value="3.16585" calcext:value-type="float">
            <text:p>3.16585</text:p>
          </table:table-cell>
          <table:table-cell table:style-name="Default" table:formula="of:=[$'Parcel Time'.F19]+[.BH19]" office:value-type="float" office:value="19.2548" calcext:value-type="float">
            <text:p>19.2548</text:p>
          </table:table-cell>
          <table:table-cell table:style-name="Default" table:formula="of:=[$'Parcel Time'.G19]+[.BI19]" office:value-type="float" office:value="0" calcext:value-type="float">
            <text:p>0</text:p>
          </table:table-cell>
          <table:table-cell table:style-name="Default" table:formula="of:=[$'Parcel Time'.H19]+[.BJ19]" office:value-type="float" office:value="26.4917" calcext:value-type="float">
            <text:p>26.4917</text:p>
          </table:table-cell>
          <table:table-cell table:style-name="Default" table:formula="of:=[.B19]/[.$H19]*100" office:value-type="float" office:value="15.367303721543" calcext:value-type="float">
            <text:p>15.367303721543</text:p>
          </table:table-cell>
          <table:table-cell table:style-name="Default" table:formula="of:=[.C19]/[.$H19]*100" office:value-type="float" office:value="0" calcext:value-type="float">
            <text:p>0</text:p>
          </table:table-cell>
          <table:table-cell table:style-name="Default" table:formula="of:=[.D19]/[.$H19]*100" office:value-type="float" office:value="0" calcext:value-type="float">
            <text:p>0</text:p>
          </table:table-cell>
          <table:table-cell table:style-name="Default" table:formula="of:=[.E19]/[.$H19]*100" office:value-type="float" office:value="11.9503467123665" calcext:value-type="float">
            <text:p>11.9503467123665</text:p>
          </table:table-cell>
          <table:table-cell table:style-name="Default" table:formula="of:=[.F19]/[.$H19]*100" office:value-type="float" office:value="72.6823873137624" calcext:value-type="float">
            <text:p>72.6823873137624</text:p>
          </table:table-cell>
          <table:table-cell table:style-name="Default" table:formula="of:=[.G19]/[.$H19]*100" office:value-type="float" office:value="0" calcext:value-type="float">
            <text:p>0</text:p>
          </table:table-cell>
          <table:table-cell table:style-name="Default" table:formula="of:=[$'Parcel Time'.O19]+[.BQ19]" office:value-type="float" office:value="3.72049" calcext:value-type="float">
            <text:p>3.72049</text:p>
          </table:table-cell>
          <table:table-cell table:style-name="Default" table:formula="of:=[$'Parcel Time'.P19]+[.BR19]" office:value-type="float" office:value="0.693333" calcext:value-type="float">
            <text:p>0.693333</text:p>
          </table:table-cell>
          <table:table-cell table:style-name="Default" table:formula="of:=[$'Parcel Time'.Q19]+[.BS19]" office:value-type="float" office:value="0" calcext:value-type="float">
            <text:p>0</text:p>
          </table:table-cell>
          <table:table-cell table:style-name="Default" table:formula="of:=[$'Parcel Time'.R19]+[.BT19]" office:value-type="float" office:value="3.457563" calcext:value-type="float">
            <text:p>3.457563</text:p>
          </table:table-cell>
          <table:table-cell table:style-name="Default" table:formula="of:=[$'Parcel Time'.S19]+[.BU19]" office:value-type="float" office:value="19.8746" calcext:value-type="float">
            <text:p>19.8746</text:p>
          </table:table-cell>
          <table:table-cell table:style-name="Default" table:formula="of:=[$'Parcel Time'.T19]+[.BV19]" office:value-type="float" office:value="0" calcext:value-type="float">
            <text:p>0</text:p>
          </table:table-cell>
          <table:table-cell table:style-name="Default" table:formula="of:=[$'Parcel Time'.U19]+[.BW19]" office:value-type="float" office:value="27.74601" calcext:value-type="float">
            <text:p>27.74601</text:p>
          </table:table-cell>
          <table:table-cell table:style-name="Default" table:formula="of:=[.O19]/[.$U19]*100" office:value-type="float" office:value="13.4090991821887" calcext:value-type="float">
            <text:p>13.4090991821887</text:p>
          </table:table-cell>
          <table:table-cell table:style-name="Default" table:formula="of:=[.P19]/[.$U19]*100" office:value-type="float" office:value="2.49885659235328" calcext:value-type="float">
            <text:p>2.49885659235328</text:p>
          </table:table-cell>
          <table:table-cell table:style-name="Default" table:formula="of:=[.Q19]/[.$U19]*100" office:value-type="float" office:value="0" calcext:value-type="float">
            <text:p>0</text:p>
          </table:table-cell>
          <table:table-cell table:style-name="Default" table:formula="of:=[.R19]/[.$U19]*100" office:value-type="float" office:value="12.4614782449801" calcext:value-type="float">
            <text:p>12.4614782449801</text:p>
          </table:table-cell>
          <table:table-cell table:style-name="Default" table:formula="of:=[.S19]/[.$U19]*100" office:value-type="float" office:value="71.6304794815543" calcext:value-type="float">
            <text:p>71.6304794815543</text:p>
          </table:table-cell>
          <table:table-cell table:style-name="Default" table:formula="of:=[.T19]/[.$U19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366" calcext:value-type="float">
            <text:p>1.19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57073" calcext:value-type="float">
            <text:p>0.957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64986E-015" calcext:value-type="float">
            <text:p>-3.64986E-15</text:p>
          </table:table-cell>
          <table:table-cell table:style-name="Default" office:value-type="float" office:value="2.15073" calcext:value-type="float">
            <text:p>2.15073</text:p>
          </table:table-cell>
          <table:table-cell table:style-name="Default" table:formula="of:=[.AB19]/[.$AH19]*100" office:value-type="float" office:value="0" calcext:value-type="float">
            <text:p>0</text:p>
          </table:table-cell>
          <table:table-cell table:style-name="Default" table:formula="of:=[.AC19]/[.$AH19]*100" office:value-type="float" office:value="55.5002255048286" calcext:value-type="float">
            <text:p>55.5002255048286</text:p>
          </table:table-cell>
          <table:table-cell table:style-name="Default" table:formula="of:=[.AD19]/[.$AH19]*100" office:value-type="float" office:value="0" calcext:value-type="float">
            <text:p>0</text:p>
          </table:table-cell>
          <table:table-cell table:style-name="Default" table:formula="of:=[.AE19]/[.$AH19]*100" office:value-type="float" office:value="44.4999139826943" calcext:value-type="float">
            <text:p>44.4999139826943</text:p>
          </table:table-cell>
          <table:table-cell table:style-name="Default" table:formula="of:=[.AF19]/[.$AH19]*100" office:value-type="float" office:value="0" calcext:value-type="float">
            <text:p>0</text:p>
          </table:table-cell>
          <table:table-cell table:style-name="Default" table:formula="of:=[.AG19]/[.$AH19]*100" office:value-type="float" office:value="-0.000000000000169703310038917" calcext:value-type="float">
            <text:p>-1.6970331003891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707" calcext:value-type="float">
            <text:p>1.29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561" calcext:value-type="float">
            <text:p>0.39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5333" calcext:value-type="float">
            <text:p>4.95333</text:p>
          </table:table-cell>
          <table:table-cell table:style-name="Default" office:value-type="float" office:value="6.64797" calcext:value-type="float">
            <text:p>6.64797</text:p>
          </table:table-cell>
          <table:table-cell table:style-name="Default" table:formula="of:=[.AO19]/[.$AU19]*100" office:value-type="float" office:value="0" calcext:value-type="float">
            <text:p>0</text:p>
          </table:table-cell>
          <table:table-cell table:style-name="Default" table:formula="of:=[.AP19]/[.$AU19]*100" office:value-type="float" office:value="19.5107679487122" calcext:value-type="float">
            <text:p>19.5107679487122</text:p>
          </table:table-cell>
          <table:table-cell table:style-name="Default" table:formula="of:=[.AQ19]/[.$AU19]*100" office:value-type="float" office:value="0" calcext:value-type="float">
            <text:p>0</text:p>
          </table:table-cell>
          <table:table-cell table:style-name="Default" table:formula="of:=[.AR19]/[.$AU19]*100" office:value-type="float" office:value="5.98018643285093" calcext:value-type="float">
            <text:p>5.98018643285093</text:p>
          </table:table-cell>
          <table:table-cell table:style-name="Default" table:formula="of:=[.AS19]/[.$AU19]*100" office:value-type="float" office:value="0" calcext:value-type="float">
            <text:p>0</text:p>
          </table:table-cell>
          <table:table-cell table:style-name="Default" table:formula="of:=[.AT19]/[.$AU19]*100" office:value-type="float" office:value="74.5089102387646" calcext:value-type="float">
            <text:p>74.5089102387646</text:p>
          </table:table-cell>
          <table:table-cell table:number-columns-repeated="2"/>
          <table:table-cell office:value-type="float" office:value="4.07106" calcext:value-type="float">
            <text:p>4.07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6585" calcext:value-type="float">
            <text:p>3.16585</text:p>
          </table:table-cell>
          <table:table-cell office:value-type="float" office:value="19.2548" calcext:value-type="float">
            <text:p>19.2548</text:p>
          </table:table-cell>
          <table:table-cell office:value-type="float" office:value="0" calcext:value-type="float">
            <text:p>0</text:p>
          </table:table-cell>
          <table:table-cell office:value-type="float" office:value="26.4917" calcext:value-type="float">
            <text:p>26.4917</text:p>
          </table:table-cell>
          <table:table-cell table:number-columns-repeated="6"/>
          <table:table-cell office:value-type="float" office:value="3.72049" calcext:value-type="float">
            <text:p>3.72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049" calcext:value-type="float">
            <text:p>2.88049</text:p>
          </table:table-cell>
          <table:table-cell office:value-type="float" office:value="19.8746" calcext:value-type="float">
            <text:p>19.8746</text:p>
          </table:table-cell>
          <table:table-cell office:value-type="float" office:value="0" calcext:value-type="float">
            <text:p>0</text:p>
          </table:table-cell>
          <table:table-cell office:value-type="float" office:value="26.4756" calcext:value-type="float">
            <text:p>26.4756</text:p>
          </table:table-cell>
          <table:table-cell table:number-columns-repeated="6"/>
          <table:table-cell office:value-type="float" office:value="3.22016" calcext:value-type="float">
            <text:p>3.2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902" calcext:value-type="float">
            <text:p>3.05902</text:p>
          </table:table-cell>
          <table:table-cell office:value-type="float" office:value="20.6754" calcext:value-type="float">
            <text:p>20.6754</text:p>
          </table:table-cell>
          <table:table-cell office:value-type="float" office:value="0" calcext:value-type="float">
            <text:p>0</text:p>
          </table:table-cell>
          <table:table-cell office:value-type="float" office:value="26.9546" calcext:value-type="float">
            <text:p>26.9546</text:p>
          </table:table-cell>
          <table:table-cell table:number-columns-repeated="6"/>
          <table:table-cell office:value-type="float" office:value="2.75496" calcext:value-type="float">
            <text:p>2.75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707" calcext:value-type="float">
            <text:p>2.45707</text:p>
          </table:table-cell>
          <table:table-cell office:value-type="float" office:value="10.5441" calcext:value-type="float">
            <text:p>10.5441</text:p>
          </table:table-cell>
          <table:table-cell office:value-type="float" office:value="0" calcext:value-type="float">
            <text:p>0</text:p>
          </table:table-cell>
          <table:table-cell office:value-type="float" office:value="15.7562" calcext:value-type="float">
            <text:p>15.7562</text:p>
          </table:table-cell>
        </table:table-row>
        <table:table-row table:style-name="ro1">
          <table:table-cell table:style-name="ce13" office:value-type="string" calcext:value-type="string">
            <text:p>grubhub-11-7.tsp </text:p>
          </table:table-cell>
          <table:table-cell table:style-name="Default" table:formula="of:=[$'Parcel Time'.B20]+[.BD20]" office:value-type="float" office:value="3.68276" calcext:value-type="float">
            <text:p>3.68276</text:p>
          </table:table-cell>
          <table:table-cell table:style-name="Default" table:formula="of:=[$'Parcel Time'.C20]+[.BE20]" office:value-type="float" office:value="0.422764" calcext:value-type="float">
            <text:p>0.422764</text:p>
          </table:table-cell>
          <table:table-cell table:style-name="Default" table:formula="of:=[$'Parcel Time'.D20]+[.BF20]" office:value-type="float" office:value="0" calcext:value-type="float">
            <text:p>0</text:p>
          </table:table-cell>
          <table:table-cell table:style-name="Default" table:formula="of:=[$'Parcel Time'.E20]+[.BG20]" office:value-type="float" office:value="3.977077" calcext:value-type="float">
            <text:p>3.977077</text:p>
          </table:table-cell>
          <table:table-cell table:style-name="Default" table:formula="of:=[$'Parcel Time'.F20]+[.BH20]" office:value-type="float" office:value="24.7016" calcext:value-type="float">
            <text:p>24.7016</text:p>
          </table:table-cell>
          <table:table-cell table:style-name="Default" table:formula="of:=[$'Parcel Time'.G20]+[.BI20]" office:value-type="float" office:value="0" calcext:value-type="float">
            <text:p>0</text:p>
          </table:table-cell>
          <table:table-cell table:style-name="Default" table:formula="of:=[$'Parcel Time'.H20]+[.BJ20]" office:value-type="float" office:value="32.784201" calcext:value-type="float">
            <text:p>32.784201</text:p>
          </table:table-cell>
          <table:table-cell table:style-name="Default" table:formula="of:=[.B20]/[.$H20]*100" office:value-type="float" office:value="11.2333376677382" calcext:value-type="float">
            <text:p>11.2333376677382</text:p>
          </table:table-cell>
          <table:table-cell table:style-name="Default" table:formula="of:=[.C20]/[.$H20]*100" office:value-type="float" office:value="1.28953577364902" calcext:value-type="float">
            <text:p>1.28953577364902</text:p>
          </table:table-cell>
          <table:table-cell table:style-name="Default" table:formula="of:=[.D20]/[.$H20]*100" office:value-type="float" office:value="0" calcext:value-type="float">
            <text:p>0</text:p>
          </table:table-cell>
          <table:table-cell table:style-name="Default" table:formula="of:=[.E20]/[.$H20]*100" office:value-type="float" office:value="12.1310780152916" calcext:value-type="float">
            <text:p>12.1310780152916</text:p>
          </table:table-cell>
          <table:table-cell table:style-name="Default" table:formula="of:=[.F20]/[.$H20]*100" office:value-type="float" office:value="75.3460485433212" calcext:value-type="float">
            <text:p>75.3460485433212</text:p>
          </table:table-cell>
          <table:table-cell table:style-name="Default" table:formula="of:=[.G20]/[.$H20]*100" office:value-type="float" office:value="0" calcext:value-type="float">
            <text:p>0</text:p>
          </table:table-cell>
          <table:table-cell table:style-name="Default" table:formula="of:=[$'Parcel Time'.O20]+[.BQ20]" office:value-type="float" office:value="3.4" calcext:value-type="float">
            <text:p>3.4</text:p>
          </table:table-cell>
          <table:table-cell table:style-name="Default" table:formula="of:=[$'Parcel Time'.P20]+[.BR20]" office:value-type="float" office:value="0.422764" calcext:value-type="float">
            <text:p>0.422764</text:p>
          </table:table-cell>
          <table:table-cell table:style-name="Default" table:formula="of:=[$'Parcel Time'.Q20]+[.BS20]" office:value-type="float" office:value="0" calcext:value-type="float">
            <text:p>0</text:p>
          </table:table-cell>
          <table:table-cell table:style-name="Default" table:formula="of:=[$'Parcel Time'.R20]+[.BT20]" office:value-type="float" office:value="3.710247" calcext:value-type="float">
            <text:p>3.710247</text:p>
          </table:table-cell>
          <table:table-cell table:style-name="Default" table:formula="of:=[$'Parcel Time'.S20]+[.BU20]" office:value-type="float" office:value="23.6189" calcext:value-type="float">
            <text:p>23.6189</text:p>
          </table:table-cell>
          <table:table-cell table:style-name="Default" table:formula="of:=[$'Parcel Time'.T20]+[.BV20]" office:value-type="float" office:value="3.747E-016" calcext:value-type="float">
            <text:p>3.747E-16</text:p>
          </table:table-cell>
          <table:table-cell table:style-name="Default" table:formula="of:=[$'Parcel Time'.U20]+[.BW20]" office:value-type="float" office:value="31.151901" calcext:value-type="float">
            <text:p>31.151901</text:p>
          </table:table-cell>
          <table:table-cell table:style-name="Default" table:formula="of:=[.O20]/[.$U20]*100" office:value-type="float" office:value="10.9142617010756" calcext:value-type="float">
            <text:p>10.9142617010756</text:p>
          </table:table-cell>
          <table:table-cell table:style-name="Default" table:formula="of:=[.P20]/[.$U20]*100" office:value-type="float" office:value="1.35710498052751" calcext:value-type="float">
            <text:p>1.35710498052751</text:p>
          </table:table-cell>
          <table:table-cell table:style-name="Default" table:formula="of:=[.Q20]/[.$U20]*100" office:value-type="float" office:value="0" calcext:value-type="float">
            <text:p>0</text:p>
          </table:table-cell>
          <table:table-cell table:style-name="Default" table:formula="of:=[.R20]/[.$U20]*100" office:value-type="float" office:value="11.9101784510679" calcext:value-type="float">
            <text:p>11.9101784510679</text:p>
          </table:table-cell>
          <table:table-cell table:style-name="Default" table:formula="of:=[.S20]/[.$U20]*100" office:value-type="float" office:value="75.8184869680987" calcext:value-type="float">
            <text:p>75.8184869680987</text:p>
          </table:table-cell>
          <table:table-cell table:style-name="Default" table:formula="of:=[.T20]/[.$U20]*100" office:value-type="float" office:value="1.20281584099795E-015" calcext:value-type="float">
            <text:p>1.20281584099795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626" calcext:value-type="float">
            <text:p>0.91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8537" calcext:value-type="float">
            <text:p>0.2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48253E-015" calcext:value-type="float">
            <text:p>-4.48253E-15</text:p>
          </table:table-cell>
          <table:table-cell table:style-name="Default" office:value-type="float" office:value="1.1748" calcext:value-type="float">
            <text:p>1.1748</text:p>
          </table:table-cell>
          <table:table-cell table:style-name="Default" table:formula="of:=[.AB20]/[.$AH20]*100" office:value-type="float" office:value="0" calcext:value-type="float">
            <text:p>0</text:p>
          </table:table-cell>
          <table:table-cell table:style-name="Default" table:formula="of:=[.AC20]/[.$AH20]*100" office:value-type="float" office:value="77.9928498467824" calcext:value-type="float">
            <text:p>77.9928498467824</text:p>
          </table:table-cell>
          <table:table-cell table:style-name="Default" table:formula="of:=[.AD20]/[.$AH20]*100" office:value-type="float" office:value="0" calcext:value-type="float">
            <text:p>0</text:p>
          </table:table-cell>
          <table:table-cell table:style-name="Default" table:formula="of:=[.AE20]/[.$AH20]*100" office:value-type="float" office:value="22.0068947906026" calcext:value-type="float">
            <text:p>22.0068947906026</text:p>
          </table:table-cell>
          <table:table-cell table:style-name="Default" table:formula="of:=[.AF20]/[.$AH20]*100" office:value-type="float" office:value="0" calcext:value-type="float">
            <text:p>0</text:p>
          </table:table-cell>
          <table:table-cell table:style-name="Default" table:formula="of:=[.AG20]/[.$AH20]*100" office:value-type="float" office:value="-0.000000000000381556860742254" calcext:value-type="float">
            <text:p>-3.8155686074225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1626" calcext:value-type="float">
            <text:p>0.801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8537" calcext:value-type="float">
            <text:p>0.2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30537" calcext:value-type="float">
            <text:p>6.30537</text:p>
          </table:table-cell>
          <table:table-cell table:style-name="Default" office:value-type="float" office:value="7.36553" calcext:value-type="float">
            <text:p>7.36553</text:p>
          </table:table-cell>
          <table:table-cell table:style-name="Default" table:formula="of:=[.AO20]/[.$AU20]*100" office:value-type="float" office:value="0" calcext:value-type="float">
            <text:p>0</text:p>
          </table:table-cell>
          <table:table-cell table:style-name="Default" table:formula="of:=[.AP20]/[.$AU20]*100" office:value-type="float" office:value="10.8834802112" calcext:value-type="float">
            <text:p>10.8834802112</text:p>
          </table:table-cell>
          <table:table-cell table:style-name="Default" table:formula="of:=[.AQ20]/[.$AU20]*100" office:value-type="float" office:value="0" calcext:value-type="float">
            <text:p>0</text:p>
          </table:table-cell>
          <table:table-cell table:style-name="Default" table:formula="of:=[.AR20]/[.$AU20]*100" office:value-type="float" office:value="3.51009363888274" calcext:value-type="float">
            <text:p>3.51009363888274</text:p>
          </table:table-cell>
          <table:table-cell table:style-name="Default" table:formula="of:=[.AS20]/[.$AU20]*100" office:value-type="float" office:value="0" calcext:value-type="float">
            <text:p>0</text:p>
          </table:table-cell>
          <table:table-cell table:style-name="Default" table:formula="of:=[.AT20]/[.$AU20]*100" office:value-type="float" office:value="85.6064668801838" calcext:value-type="float">
            <text:p>85.6064668801838</text:p>
          </table:table-cell>
          <table:table-cell table:number-columns-repeated="2"/>
          <table:table-cell office:value-type="float" office:value="3.68276" calcext:value-type="float">
            <text:p>3.68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854" calcext:value-type="float">
            <text:p>3.71854</text:p>
          </table:table-cell>
          <table:table-cell office:value-type="float" office:value="24.7016" calcext:value-type="float">
            <text:p>24.7016</text:p>
          </table:table-cell>
          <table:table-cell office:value-type="float" office:value="0" calcext:value-type="float">
            <text:p>0</text:p>
          </table:table-cell>
          <table:table-cell office:value-type="float" office:value="32.1029" calcext:value-type="float">
            <text:p>32.1029</text:p>
          </table:table-cell>
          <table:table-cell table:number-columns-repeated="6"/>
          <table:table-cell office:value-type="float" office:value="3.4" calcext:value-type="float">
            <text:p>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171" calcext:value-type="float">
            <text:p>3.45171</text:p>
          </table:table-cell>
          <table:table-cell office:value-type="float" office:value="23.6189" calcext:value-type="float">
            <text:p>23.6189</text:p>
          </table:table-cell>
          <table:table-cell office:value-type="float" office:value="0" calcext:value-type="float">
            <text:p>0</text:p>
          </table:table-cell>
          <table:table-cell office:value-type="float" office:value="30.4706" calcext:value-type="float">
            <text:p>30.4706</text:p>
          </table:table-cell>
          <table:table-cell table:number-columns-repeated="6"/>
          <table:table-cell office:value-type="float" office:value="3.11041" calcext:value-type="float">
            <text:p>3.1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16.3365" calcext:value-type="float">
            <text:p>16.3365</text:p>
          </table:table-cell>
          <table:table-cell office:value-type="float" office:value="0" calcext:value-type="float">
            <text:p>0</text:p>
          </table:table-cell>
          <table:table-cell office:value-type="float" office:value="22.3376" calcext:value-type="float">
            <text:p>22.3376</text:p>
          </table:table-cell>
          <table:table-cell table:number-columns-repeated="6"/>
          <table:table-cell office:value-type="float" office:value="2.80276" calcext:value-type="float">
            <text:p>2.80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902" calcext:value-type="float">
            <text:p>2.73902</text:p>
          </table:table-cell>
          <table:table-cell office:value-type="float" office:value="15.5337" calcext:value-type="float">
            <text:p>15.5337</text:p>
          </table:table-cell>
          <table:table-cell office:value-type="float" office:value="0" calcext:value-type="float">
            <text:p>0</text:p>
          </table:table-cell>
          <table:table-cell office:value-type="float" office:value="21.0754" calcext:value-type="float">
            <text:p>21.0754</text:p>
          </table:table-cell>
        </table:table-row>
        <table:table-row table:style-name="ro1">
          <table:table-cell table:style-name="ce13" office:value-type="string" calcext:value-type="string">
            <text:p>grubhub-11-8.tsp </text:p>
          </table:table-cell>
          <table:table-cell table:style-name="Default" table:formula="of:=[$'Parcel Time'.B21]+[.BD21]" office:value-type="float" office:value="4.07447" calcext:value-type="float">
            <text:p>4.07447</text:p>
          </table:table-cell>
          <table:table-cell table:style-name="Default" table:formula="of:=[$'Parcel Time'.C21]+[.BE21]" office:value-type="float" office:value="0" calcext:value-type="float">
            <text:p>0</text:p>
          </table:table-cell>
          <table:table-cell table:style-name="Default" table:formula="of:=[$'Parcel Time'.D21]+[.BF21]" office:value-type="float" office:value="0" calcext:value-type="float">
            <text:p>0</text:p>
          </table:table-cell>
          <table:table-cell table:style-name="Default" table:formula="of:=[$'Parcel Time'.E21]+[.BG21]" office:value-type="float" office:value="2.61073" calcext:value-type="float">
            <text:p>2.61073</text:p>
          </table:table-cell>
          <table:table-cell table:style-name="Default" table:formula="of:=[$'Parcel Time'.F21]+[.BH21]" office:value-type="float" office:value="19.379" calcext:value-type="float">
            <text:p>19.379</text:p>
          </table:table-cell>
          <table:table-cell table:style-name="Default" table:formula="of:=[$'Parcel Time'.G21]+[.BI21]" office:value-type="float" office:value="-3.84415E-015" calcext:value-type="float">
            <text:p>-3.84415E-15</text:p>
          </table:table-cell>
          <table:table-cell table:style-name="Default" table:formula="of:=[$'Parcel Time'.H21]+[.BJ21]" office:value-type="float" office:value="26.0642" calcext:value-type="float">
            <text:p>26.0642</text:p>
          </table:table-cell>
          <table:table-cell table:style-name="Default" table:formula="of:=[.B21]/[.$H21]*100" office:value-type="float" office:value="15.6324383637326" calcext:value-type="float">
            <text:p>15.6324383637326</text:p>
          </table:table-cell>
          <table:table-cell table:style-name="Default" table:formula="of:=[.C21]/[.$H21]*100" office:value-type="float" office:value="0" calcext:value-type="float">
            <text:p>0</text:p>
          </table:table-cell>
          <table:table-cell table:style-name="Default" table:formula="of:=[.D21]/[.$H21]*100" office:value-type="float" office:value="0" calcext:value-type="float">
            <text:p>0</text:p>
          </table:table-cell>
          <table:table-cell table:style-name="Default" table:formula="of:=[.E21]/[.$H21]*100" office:value-type="float" office:value="10.0165360916506" calcext:value-type="float">
            <text:p>10.0165360916506</text:p>
          </table:table-cell>
          <table:table-cell table:style-name="Default" table:formula="of:=[.F21]/[.$H21]*100" office:value-type="float" office:value="74.3510255446168" calcext:value-type="float">
            <text:p>74.3510255446168</text:p>
          </table:table-cell>
          <table:table-cell table:style-name="Default" table:formula="of:=[.G21]/[.$H21]*100" office:value-type="float" office:value="-0.0000000000000147487741806769" calcext:value-type="float">
            <text:p>-1.47487741806769E-14</text:p>
          </table:table-cell>
          <table:table-cell table:style-name="Default" table:formula="of:=[$'Parcel Time'.O21]+[.BQ21]" office:value-type="float" office:value="3.80878" calcext:value-type="float">
            <text:p>3.80878</text:p>
          </table:table-cell>
          <table:table-cell table:style-name="Default" table:formula="of:=[$'Parcel Time'.P21]+[.BR21]" office:value-type="float" office:value="0.265691" calcext:value-type="float">
            <text:p>0.265691</text:p>
          </table:table-cell>
          <table:table-cell table:style-name="Default" table:formula="of:=[$'Parcel Time'.Q21]+[.BS21]" office:value-type="float" office:value="0" calcext:value-type="float">
            <text:p>0</text:p>
          </table:table-cell>
          <table:table-cell table:style-name="Default" table:formula="of:=[$'Parcel Time'.R21]+[.BT21]" office:value-type="float" office:value="2.4712232" calcext:value-type="float">
            <text:p>2.4712232</text:p>
          </table:table-cell>
          <table:table-cell table:style-name="Default" table:formula="of:=[$'Parcel Time'.S21]+[.BU21]" office:value-type="float" office:value="15.4421" calcext:value-type="float">
            <text:p>15.4421</text:p>
          </table:table-cell>
          <table:table-cell table:style-name="Default" table:formula="of:=[$'Parcel Time'.T21]+[.BV21]" office:value-type="float" office:value="-3.84415E-015" calcext:value-type="float">
            <text:p>-3.84415E-15</text:p>
          </table:table-cell>
          <table:table-cell table:style-name="Default" table:formula="of:=[$'Parcel Time'.U21]+[.BW21]" office:value-type="float" office:value="21.987764" calcext:value-type="float">
            <text:p>21.987764</text:p>
          </table:table-cell>
          <table:table-cell table:style-name="Default" table:formula="of:=[.O21]/[.$U21]*100" office:value-type="float" office:value="17.3222706956469" calcext:value-type="float">
            <text:p>17.3222706956469</text:p>
          </table:table-cell>
          <table:table-cell table:style-name="Default" table:formula="of:=[.P21]/[.$U21]*100" office:value-type="float" office:value="1.20835843062532" calcext:value-type="float">
            <text:p>1.20835843062532</text:p>
          </table:table-cell>
          <table:table-cell table:style-name="Default" table:formula="of:=[.Q21]/[.$U21]*100" office:value-type="float" office:value="0" calcext:value-type="float">
            <text:p>0</text:p>
          </table:table-cell>
          <table:table-cell table:style-name="Default" table:formula="of:=[.R21]/[.$U21]*100" office:value-type="float" office:value="11.2390837012804" calcext:value-type="float">
            <text:p>11.2390837012804</text:p>
          </table:table-cell>
          <table:table-cell table:style-name="Default" table:formula="of:=[.S21]/[.$U21]*100" office:value-type="float" office:value="70.2304245215657" calcext:value-type="float">
            <text:p>70.2304245215657</text:p>
          </table:table-cell>
          <table:table-cell table:style-name="Default" table:formula="of:=[.T21]/[.$U21]*100" office:value-type="float" office:value="-0.0000000000000174831328915482" calcext:value-type="float">
            <text:p>-1.7483132891548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4553" calcext:value-type="float">
            <text:p>0.604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122" calcext:value-type="float">
            <text:p>0.27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03764E-015" calcext:value-type="float">
            <text:p>-5.03764E-15</text:p>
          </table:table-cell>
          <table:table-cell table:style-name="Default" office:value-type="float" office:value="0.875772" calcext:value-type="float">
            <text:p>0.875772</text:p>
          </table:table-cell>
          <table:table-cell table:style-name="Default" table:formula="of:=[.AB21]/[.$AH21]*100" office:value-type="float" office:value="0" calcext:value-type="float">
            <text:p>0</text:p>
          </table:table-cell>
          <table:table-cell table:style-name="Default" table:formula="of:=[.AC21]/[.$AH21]*100" office:value-type="float" office:value="69.0308664812303" calcext:value-type="float">
            <text:p>69.0308664812303</text:p>
          </table:table-cell>
          <table:table-cell table:style-name="Default" table:formula="of:=[.AD21]/[.$AH21]*100" office:value-type="float" office:value="0" calcext:value-type="float">
            <text:p>0</text:p>
          </table:table-cell>
          <table:table-cell table:style-name="Default" table:formula="of:=[.AE21]/[.$AH21]*100" office:value-type="float" office:value="30.9692477037402" calcext:value-type="float">
            <text:p>30.9692477037402</text:p>
          </table:table-cell>
          <table:table-cell table:style-name="Default" table:formula="of:=[.AF21]/[.$AH21]*100" office:value-type="float" office:value="0" calcext:value-type="float">
            <text:p>0</text:p>
          </table:table-cell>
          <table:table-cell table:style-name="Default" table:formula="of:=[.AG21]/[.$AH21]*100" office:value-type="float" office:value="-0.00000000000057522277487748" calcext:value-type="float">
            <text:p>-5.752227748774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5837" calcext:value-type="float">
            <text:p>1.458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80488" calcext:value-type="float">
            <text:p>0.680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93984" calcext:value-type="float">
            <text:p>6.93984</text:p>
          </table:table-cell>
          <table:table-cell table:style-name="Default" office:value-type="float" office:value="9.0787" calcext:value-type="float">
            <text:p>9.0787</text:p>
          </table:table-cell>
          <table:table-cell table:style-name="Default" table:formula="of:=[.AO21]/[.$AU21]*100" office:value-type="float" office:value="0" calcext:value-type="float">
            <text:p>0</text:p>
          </table:table-cell>
          <table:table-cell table:style-name="Default" table:formula="of:=[.AP21]/[.$AU21]*100" office:value-type="float" office:value="16.0636434731845" calcext:value-type="float">
            <text:p>16.0636434731845</text:p>
          </table:table-cell>
          <table:table-cell table:style-name="Default" table:formula="of:=[.AQ21]/[.$AU21]*100" office:value-type="float" office:value="0" calcext:value-type="float">
            <text:p>0</text:p>
          </table:table-cell>
          <table:table-cell table:style-name="Default" table:formula="of:=[.AR21]/[.$AU21]*100" office:value-type="float" office:value="7.4954343683567" calcext:value-type="float">
            <text:p>7.4954343683567</text:p>
          </table:table-cell>
          <table:table-cell table:style-name="Default" table:formula="of:=[.AS21]/[.$AU21]*100" office:value-type="float" office:value="0" calcext:value-type="float">
            <text:p>0</text:p>
          </table:table-cell>
          <table:table-cell table:style-name="Default" table:formula="of:=[.AT21]/[.$AU21]*100" office:value-type="float" office:value="76.4409001288731" calcext:value-type="float">
            <text:p>76.4409001288731</text:p>
          </table:table-cell>
          <table:table-cell table:number-columns-repeated="2"/>
          <table:table-cell office:value-type="float" office:value="4.07447" calcext:value-type="float">
            <text:p>4.07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073" calcext:value-type="float">
            <text:p>2.61073</text:p>
          </table:table-cell>
          <table:table-cell office:value-type="float" office:value="19.379" calcext:value-type="float">
            <text:p>19.379</text:p>
          </table:table-cell>
          <table:table-cell office:value-type="float" office:value="0" calcext:value-type="float">
            <text:p>0</text:p>
          </table:table-cell>
          <table:table-cell office:value-type="float" office:value="26.0642" calcext:value-type="float">
            <text:p>26.0642</text:p>
          </table:table-cell>
          <table:table-cell table:number-columns-repeated="6"/>
          <table:table-cell office:value-type="float" office:value="3.80878" calcext:value-type="float">
            <text:p>3.80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415" calcext:value-type="float">
            <text:p>2.37415</text:p>
          </table:table-cell>
          <table:table-cell office:value-type="float" office:value="15.4421" calcext:value-type="float">
            <text:p>15.4421</text:p>
          </table:table-cell>
          <table:table-cell office:value-type="float" office:value="0" calcext:value-type="float">
            <text:p>0</text:p>
          </table:table-cell>
          <table:table-cell office:value-type="float" office:value="21.625" calcext:value-type="float">
            <text:p>21.625</text:p>
          </table:table-cell>
          <table:table-cell table:number-columns-repeated="6"/>
          <table:table-cell office:value-type="float" office:value="3.46992" calcext:value-type="float">
            <text:p>3.4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634" calcext:value-type="float">
            <text:p>2.32634</text:p>
          </table:table-cell>
          <table:table-cell office:value-type="float" office:value="13.9818" calcext:value-type="float">
            <text:p>13.9818</text:p>
          </table:table-cell>
          <table:table-cell office:value-type="float" office:value="0" calcext:value-type="float">
            <text:p>0</text:p>
          </table:table-cell>
          <table:table-cell office:value-type="float" office:value="19.778" calcext:value-type="float">
            <text:p>19.778</text:p>
          </table:table-cell>
          <table:table-cell table:number-columns-repeated="6"/>
          <table:table-cell office:value-type="float" office:value="2.91252" calcext:value-type="float">
            <text:p>2.9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439" calcext:value-type="float">
            <text:p>2.08439</text:p>
          </table:table-cell>
          <table:table-cell office:value-type="float" office:value="11.3867" calcext:value-type="float">
            <text:p>11.3867</text:p>
          </table:table-cell>
          <table:table-cell office:value-type="float" office:value="0" calcext:value-type="float">
            <text:p>0</text:p>
          </table:table-cell>
          <table:table-cell office:value-type="float" office:value="16.3837" calcext:value-type="float">
            <text:p>16.3837</text:p>
          </table:table-cell>
        </table:table-row>
        <table:table-row table:style-name="ro1">
          <table:table-cell table:style-name="ce13" office:value-type="string" calcext:value-type="string">
            <text:p>grubhub-11-9.tsp </text:p>
          </table:table-cell>
          <table:table-cell table:style-name="Default" table:formula="of:=[$'Parcel Time'.B22]+[.BD22]" office:value-type="float" office:value="4.31545" calcext:value-type="float">
            <text:p>4.31545</text:p>
          </table:table-cell>
          <table:table-cell table:style-name="Default" table:formula="of:=[$'Parcel Time'.C22]+[.BE22]" office:value-type="float" office:value="0.433496" calcext:value-type="float">
            <text:p>0.433496</text:p>
          </table:table-cell>
          <table:table-cell table:style-name="Default" table:formula="of:=[$'Parcel Time'.D22]+[.BF22]" office:value-type="float" office:value="0" calcext:value-type="float">
            <text:p>0</text:p>
          </table:table-cell>
          <table:table-cell table:style-name="Default" table:formula="of:=[$'Parcel Time'.E22]+[.BG22]" office:value-type="float" office:value="2.917075" calcext:value-type="float">
            <text:p>2.917075</text:p>
          </table:table-cell>
          <table:table-cell table:style-name="Default" table:formula="of:=[$'Parcel Time'.F22]+[.BH22]" office:value-type="float" office:value="18.9328" calcext:value-type="float">
            <text:p>18.9328</text:p>
          </table:table-cell>
          <table:table-cell table:style-name="Default" table:formula="of:=[$'Parcel Time'.G22]+[.BI22]" office:value-type="float" office:value="0" calcext:value-type="float">
            <text:p>0</text:p>
          </table:table-cell>
          <table:table-cell table:style-name="Default" table:formula="of:=[$'Parcel Time'.H22]+[.BJ22]" office:value-type="float" office:value="26.598901" calcext:value-type="float">
            <text:p>26.598901</text:p>
          </table:table-cell>
          <table:table-cell table:style-name="Default" table:formula="of:=[.B22]/[.$H22]*100" office:value-type="float" office:value="16.2241665548513" calcext:value-type="float">
            <text:p>16.2241665548513</text:p>
          </table:table-cell>
          <table:table-cell table:style-name="Default" table:formula="of:=[.C22]/[.$H22]*100" office:value-type="float" office:value="1.62975154499804" calcext:value-type="float">
            <text:p>1.62975154499804</text:p>
          </table:table-cell>
          <table:table-cell table:style-name="Default" table:formula="of:=[.D22]/[.$H22]*100" office:value-type="float" office:value="0" calcext:value-type="float">
            <text:p>0</text:p>
          </table:table-cell>
          <table:table-cell table:style-name="Default" table:formula="of:=[.E22]/[.$H22]*100" office:value-type="float" office:value="10.9669004745722" calcext:value-type="float">
            <text:p>10.9669004745722</text:p>
          </table:table-cell>
          <table:table-cell table:style-name="Default" table:formula="of:=[.F22]/[.$H22]*100" office:value-type="float" office:value="71.1788806612724" calcext:value-type="float">
            <text:p>71.1788806612724</text:p>
          </table:table-cell>
          <table:table-cell table:style-name="Default" table:formula="of:=[.G22]/[.$H22]*100" office:value-type="float" office:value="0" calcext:value-type="float">
            <text:p>0</text:p>
          </table:table-cell>
          <table:table-cell table:style-name="Default" table:formula="of:=[$'Parcel Time'.O22]+[.BQ22]" office:value-type="float" office:value="3.86537" calcext:value-type="float">
            <text:p>3.86537</text:p>
          </table:table-cell>
          <table:table-cell table:style-name="Default" table:formula="of:=[$'Parcel Time'.P22]+[.BR22]" office:value-type="float" office:value="0.433496" calcext:value-type="float">
            <text:p>0.433496</text:p>
          </table:table-cell>
          <table:table-cell table:style-name="Default" table:formula="of:=[$'Parcel Time'.Q22]+[.BS22]" office:value-type="float" office:value="0" calcext:value-type="float">
            <text:p>0</text:p>
          </table:table-cell>
          <table:table-cell table:style-name="Default" table:formula="of:=[$'Parcel Time'.R22]+[.BT22]" office:value-type="float" office:value="2.614635" calcext:value-type="float">
            <text:p>2.614635</text:p>
          </table:table-cell>
          <table:table-cell table:style-name="Default" table:formula="of:=[$'Parcel Time'.S22]+[.BU22]" office:value-type="float" office:value="15.3457" calcext:value-type="float">
            <text:p>15.3457</text:p>
          </table:table-cell>
          <table:table-cell table:style-name="Default" table:formula="of:=[$'Parcel Time'.T22]+[.BV22]" office:value-type="float" office:value="-5.44009E-015" calcext:value-type="float">
            <text:p>-5.44009E-15</text:p>
          </table:table-cell>
          <table:table-cell table:style-name="Default" table:formula="of:=[$'Parcel Time'.U22]+[.BW22]" office:value-type="float" office:value="22.259201" calcext:value-type="float">
            <text:p>22.259201</text:p>
          </table:table-cell>
          <table:table-cell table:style-name="Default" table:formula="of:=[.O22]/[.$U22]*100" office:value-type="float" office:value="17.3652684119255" calcext:value-type="float">
            <text:p>17.3652684119255</text:p>
          </table:table-cell>
          <table:table-cell table:style-name="Default" table:formula="of:=[.P22]/[.$U22]*100" office:value-type="float" office:value="1.94749128686155" calcext:value-type="float">
            <text:p>1.94749128686155</text:p>
          </table:table-cell>
          <table:table-cell table:style-name="Default" table:formula="of:=[.Q22]/[.$U22]*100" office:value-type="float" office:value="0" calcext:value-type="float">
            <text:p>0</text:p>
          </table:table-cell>
          <table:table-cell table:style-name="Default" table:formula="of:=[.R22]/[.$U22]*100" office:value-type="float" office:value="11.7463111097294" calcext:value-type="float">
            <text:p>11.7463111097294</text:p>
          </table:table-cell>
          <table:table-cell table:style-name="Default" table:formula="of:=[.S22]/[.$U22]*100" office:value-type="float" office:value="68.9409291914836" calcext:value-type="float">
            <text:p>68.9409291914836</text:p>
          </table:table-cell>
          <table:table-cell table:style-name="Default" table:formula="of:=[.T22]/[.$U22]*100" office:value-type="float" office:value="-0.0000000000000244397361792097" calcext:value-type="float">
            <text:p>-2.44397361792097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5659" calcext:value-type="float">
            <text:p>1.55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32195" calcext:value-type="float">
            <text:p>0.732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02536E-015" calcext:value-type="float">
            <text:p>-3.02536E-15</text:p>
          </table:table-cell>
          <table:table-cell table:style-name="Default" office:value-type="float" office:value="2.28878" calcext:value-type="float">
            <text:p>2.28878</text:p>
          </table:table-cell>
          <table:table-cell table:style-name="Default" table:formula="of:=[.AB22]/[.$AH22]*100" office:value-type="float" office:value="0" calcext:value-type="float">
            <text:p>0</text:p>
          </table:table-cell>
          <table:table-cell table:style-name="Default" table:formula="of:=[.AC22]/[.$AH22]*100" office:value-type="float" office:value="68.0095946312009" calcext:value-type="float">
            <text:p>68.0095946312009</text:p>
          </table:table-cell>
          <table:table-cell table:style-name="Default" table:formula="of:=[.AD22]/[.$AH22]*100" office:value-type="float" office:value="0" calcext:value-type="float">
            <text:p>0</text:p>
          </table:table-cell>
          <table:table-cell table:style-name="Default" table:formula="of:=[.AE22]/[.$AH22]*100" office:value-type="float" office:value="31.9906238257937" calcext:value-type="float">
            <text:p>31.9906238257937</text:p>
          </table:table-cell>
          <table:table-cell table:style-name="Default" table:formula="of:=[.AF22]/[.$AH22]*100" office:value-type="float" office:value="0" calcext:value-type="float">
            <text:p>0</text:p>
          </table:table-cell>
          <table:table-cell table:style-name="Default" table:formula="of:=[.AG22]/[.$AH22]*100" office:value-type="float" office:value="-0.000000000000132182210610019" calcext:value-type="float">
            <text:p>-1.3218221061001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8195" calcext:value-type="float">
            <text:p>1.78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8293" calcext:value-type="float">
            <text:p>0.30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86114" calcext:value-type="float">
            <text:p>5.86114</text:p>
          </table:table-cell>
          <table:table-cell table:style-name="Default" office:value-type="float" office:value="7.95138" calcext:value-type="float">
            <text:p>7.95138</text:p>
          </table:table-cell>
          <table:table-cell table:style-name="Default" table:formula="of:=[.AO22]/[.$AU22]*100" office:value-type="float" office:value="0" calcext:value-type="float">
            <text:p>0</text:p>
          </table:table-cell>
          <table:table-cell table:style-name="Default" table:formula="of:=[.AP22]/[.$AU22]*100" office:value-type="float" office:value="22.4105752712108" calcext:value-type="float">
            <text:p>22.4105752712108</text:p>
          </table:table-cell>
          <table:table-cell table:style-name="Default" table:formula="of:=[.AQ22]/[.$AU22]*100" office:value-type="float" office:value="0" calcext:value-type="float">
            <text:p>0</text:p>
          </table:table-cell>
          <table:table-cell table:style-name="Default" table:formula="of:=[.AR22]/[.$AU22]*100" office:value-type="float" office:value="3.87722634310019" calcext:value-type="float">
            <text:p>3.87722634310019</text:p>
          </table:table-cell>
          <table:table-cell table:style-name="Default" table:formula="of:=[.AS22]/[.$AU22]*100" office:value-type="float" office:value="0" calcext:value-type="float">
            <text:p>0</text:p>
          </table:table-cell>
          <table:table-cell table:style-name="Default" table:formula="of:=[.AT22]/[.$AU22]*100" office:value-type="float" office:value="73.7122361149888" calcext:value-type="float">
            <text:p>73.7122361149888</text:p>
          </table:table-cell>
          <table:table-cell table:number-columns-repeated="2"/>
          <table:table-cell office:value-type="float" office:value="4.31545" calcext:value-type="float">
            <text:p>4.3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927" calcext:value-type="float">
            <text:p>2.66927</text:p>
          </table:table-cell>
          <table:table-cell office:value-type="float" office:value="18.9328" calcext:value-type="float">
            <text:p>18.9328</text:p>
          </table:table-cell>
          <table:table-cell office:value-type="float" office:value="0" calcext:value-type="float">
            <text:p>0</text:p>
          </table:table-cell>
          <table:table-cell office:value-type="float" office:value="25.9176" calcext:value-type="float">
            <text:p>25.9176</text:p>
          </table:table-cell>
          <table:table-cell table:number-columns-repeated="6"/>
          <table:table-cell office:value-type="float" office:value="3.86537" calcext:value-type="float">
            <text:p>3.86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683" calcext:value-type="float">
            <text:p>2.36683</text:p>
          </table:table-cell>
          <table:table-cell office:value-type="float" office:value="15.3457" calcext:value-type="float">
            <text:p>15.3457</text:p>
          </table:table-cell>
          <table:table-cell office:value-type="float" office:value="0" calcext:value-type="float">
            <text:p>0</text:p>
          </table:table-cell>
          <table:table-cell office:value-type="float" office:value="21.5779" calcext:value-type="float">
            <text:p>21.5779</text:p>
          </table:table-cell>
          <table:table-cell table:number-columns-repeated="6"/>
          <table:table-cell office:value-type="float" office:value="3.40163" calcext:value-type="float">
            <text:p>3.40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488" calcext:value-type="float">
            <text:p>2.12488</text:p>
          </table:table-cell>
          <table:table-cell office:value-type="float" office:value="12.9388" calcext:value-type="float">
            <text:p>12.9388</text:p>
          </table:table-cell>
          <table:table-cell office:value-type="float" office:value="0" calcext:value-type="float">
            <text:p>0</text:p>
          </table:table-cell>
          <table:table-cell office:value-type="float" office:value="18.4653" calcext:value-type="float">
            <text:p>18.4653</text:p>
          </table:table-cell>
          <table:table-cell table:number-columns-repeated="6"/>
          <table:table-cell office:value-type="float" office:value="2.90374" calcext:value-type="float">
            <text:p>2.90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146" calcext:value-type="float">
            <text:p>1.62146</text:p>
          </table:table-cell>
          <table:table-cell office:value-type="float" office:value="12.6211" calcext:value-type="float">
            <text:p>12.6211</text:p>
          </table:table-cell>
          <table:table-cell office:value-type="float" office:value="0" calcext:value-type="float">
            <text:p>0</text:p>
          </table:table-cell>
          <table:table-cell office:value-type="float" office:value="17.1463" calcext:value-type="float">
            <text:p>17.1463</text:p>
          </table:table-cell>
        </table:table-row>
        <table:table-row table:style-name="ro1">
          <table:table-cell table:style-name="ce13" office:value-type="string" calcext:value-type="string">
            <text:p>grubhub-12-0.tsp </text:p>
          </table:table-cell>
          <table:table-cell table:style-name="Default" table:formula="of:=[$'Parcel Time'.B23]+[.BD23]" office:value-type="float" office:value="4.6065" calcext:value-type="float">
            <text:p>4.6065</text:p>
          </table:table-cell>
          <table:table-cell table:style-name="Default" table:formula="of:=[$'Parcel Time'.C23]+[.BE23]" office:value-type="float" office:value="0" calcext:value-type="float">
            <text:p>0</text:p>
          </table:table-cell>
          <table:table-cell table:style-name="Default" table:formula="of:=[$'Parcel Time'.D23]+[.BF23]" office:value-type="float" office:value="0" calcext:value-type="float">
            <text:p>0</text:p>
          </table:table-cell>
          <table:table-cell table:style-name="Default" table:formula="of:=[$'Parcel Time'.E23]+[.BG23]" office:value-type="float" office:value="4.41317" calcext:value-type="float">
            <text:p>4.41317</text:p>
          </table:table-cell>
          <table:table-cell table:style-name="Default" table:formula="of:=[$'Parcel Time'.F23]+[.BH23]" office:value-type="float" office:value="22.3302" calcext:value-type="float">
            <text:p>22.3302</text:p>
          </table:table-cell>
          <table:table-cell table:style-name="Default" table:formula="of:=[$'Parcel Time'.G23]+[.BI23]" office:value-type="float" office:value="3.26128E-015" calcext:value-type="float">
            <text:p>3.26128E-15</text:p>
          </table:table-cell>
          <table:table-cell table:style-name="Default" table:formula="of:=[$'Parcel Time'.H23]+[.BJ23]" office:value-type="float" office:value="31.3499" calcext:value-type="float">
            <text:p>31.3499</text:p>
          </table:table-cell>
          <table:table-cell table:style-name="Default" table:formula="of:=[.B23]/[.$H23]*100" office:value-type="float" office:value="14.6938267745671" calcext:value-type="float">
            <text:p>14.6938267745671</text:p>
          </table:table-cell>
          <table:table-cell table:style-name="Default" table:formula="of:=[.C23]/[.$H23]*100" office:value-type="float" office:value="0" calcext:value-type="float">
            <text:p>0</text:p>
          </table:table-cell>
          <table:table-cell table:style-name="Default" table:formula="of:=[.D23]/[.$H23]*100" office:value-type="float" office:value="0" calcext:value-type="float">
            <text:p>0</text:p>
          </table:table-cell>
          <table:table-cell table:style-name="Default" table:formula="of:=[.E23]/[.$H23]*100" office:value-type="float" office:value="14.0771421918411" calcext:value-type="float">
            <text:p>14.0771421918411</text:p>
          </table:table-cell>
          <table:table-cell table:style-name="Default" table:formula="of:=[.F23]/[.$H23]*100" office:value-type="float" office:value="71.2289353395067" calcext:value-type="float">
            <text:p>71.2289353395067</text:p>
          </table:table-cell>
          <table:table-cell table:style-name="Default" table:formula="of:=[.G23]/[.$H23]*100" office:value-type="float" office:value="0.0000000000000104028402004472" calcext:value-type="float">
            <text:p>1.04028402004472E-14</text:p>
          </table:table-cell>
          <table:table-cell table:style-name="Default" table:formula="of:=[$'Parcel Time'.O23]+[.BQ23]" office:value-type="float" office:value="4.29642" calcext:value-type="float">
            <text:p>4.29642</text:p>
          </table:table-cell>
          <table:table-cell table:style-name="Default" table:formula="of:=[$'Parcel Time'.P23]+[.BR23]" office:value-type="float" office:value="0" calcext:value-type="float">
            <text:p>0</text:p>
          </table:table-cell>
          <table:table-cell table:style-name="Default" table:formula="of:=[$'Parcel Time'.Q23]+[.BS23]" office:value-type="float" office:value="0" calcext:value-type="float">
            <text:p>0</text:p>
          </table:table-cell>
          <table:table-cell table:style-name="Default" table:formula="of:=[$'Parcel Time'.R23]+[.BT23]" office:value-type="float" office:value="4.12439" calcext:value-type="float">
            <text:p>4.12439</text:p>
          </table:table-cell>
          <table:table-cell table:style-name="Default" table:formula="of:=[$'Parcel Time'.S23]+[.BU23]" office:value-type="float" office:value="23.0154" calcext:value-type="float">
            <text:p>23.0154</text:p>
          </table:table-cell>
          <table:table-cell table:style-name="Default" table:formula="of:=[$'Parcel Time'.T23]+[.BV23]" office:value-type="float" office:value="3.26128E-015" calcext:value-type="float">
            <text:p>3.26128E-15</text:p>
          </table:table-cell>
          <table:table-cell table:style-name="Default" table:formula="of:=[$'Parcel Time'.U23]+[.BW23]" office:value-type="float" office:value="31.4362" calcext:value-type="float">
            <text:p>31.4362</text:p>
          </table:table-cell>
          <table:table-cell table:style-name="Default" table:formula="of:=[.O23]/[.$U23]*100" office:value-type="float" office:value="13.667109892417" calcext:value-type="float">
            <text:p>13.667109892417</text:p>
          </table:table-cell>
          <table:table-cell table:style-name="Default" table:formula="of:=[.P23]/[.$U23]*100" office:value-type="float" office:value="0" calcext:value-type="float">
            <text:p>0</text:p>
          </table:table-cell>
          <table:table-cell table:style-name="Default" table:formula="of:=[.Q23]/[.$U23]*100" office:value-type="float" office:value="0" calcext:value-type="float">
            <text:p>0</text:p>
          </table:table-cell>
          <table:table-cell table:style-name="Default" table:formula="of:=[.R23]/[.$U23]*100" office:value-type="float" office:value="13.1198745395436" calcext:value-type="float">
            <text:p>13.1198745395436</text:p>
          </table:table-cell>
          <table:table-cell table:style-name="Default" table:formula="of:=[.S23]/[.$U23]*100" office:value-type="float" office:value="73.2130473784999" calcext:value-type="float">
            <text:p>73.2130473784999</text:p>
          </table:table-cell>
          <table:table-cell table:style-name="Default" table:formula="of:=[.T23]/[.$U23]*100" office:value-type="float" office:value="0.000000000000010374281878853" calcext:value-type="float">
            <text:p>1.037428187885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878" calcext:value-type="float">
            <text:p>1.0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5122" calcext:value-type="float">
            <text:p>0.69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3764E-015" calcext:value-type="float">
            <text:p>5.03764E-15</text:p>
          </table:table-cell>
          <table:table-cell table:style-name="Default" office:value-type="float" office:value="1.78293" calcext:value-type="float">
            <text:p>1.78293</text:p>
          </table:table-cell>
          <table:table-cell table:style-name="Default" table:formula="of:=[.AB23]/[.$AH23]*100" office:value-type="float" office:value="0" calcext:value-type="float">
            <text:p>0</text:p>
          </table:table-cell>
          <table:table-cell table:style-name="Default" table:formula="of:=[.AC23]/[.$AH23]*100" office:value-type="float" office:value="61.0119298009457" calcext:value-type="float">
            <text:p>61.0119298009457</text:p>
          </table:table-cell>
          <table:table-cell table:style-name="Default" table:formula="of:=[.AD23]/[.$AH23]*100" office:value-type="float" office:value="0" calcext:value-type="float">
            <text:p>0</text:p>
          </table:table-cell>
          <table:table-cell table:style-name="Default" table:formula="of:=[.AE23]/[.$AH23]*100" office:value-type="float" office:value="38.9876214994419" calcext:value-type="float">
            <text:p>38.9876214994419</text:p>
          </table:table-cell>
          <table:table-cell table:style-name="Default" table:formula="of:=[.AF23]/[.$AH23]*100" office:value-type="float" office:value="0" calcext:value-type="float">
            <text:p>0</text:p>
          </table:table-cell>
          <table:table-cell table:style-name="Default" table:formula="of:=[.AG23]/[.$AH23]*100" office:value-type="float" office:value="0.000000000000282548389448829" calcext:value-type="float">
            <text:p>2.8254838944882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774" calcext:value-type="float">
            <text:p>1.47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9512" calcext:value-type="float">
            <text:p>0.85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25888E-015" calcext:value-type="float">
            <text:p>-6.25888E-15</text:p>
          </table:table-cell>
          <table:table-cell table:style-name="Default" office:value-type="float" office:value="2.33691" calcext:value-type="float">
            <text:p>2.33691</text:p>
          </table:table-cell>
          <table:table-cell table:style-name="Default" table:formula="of:=[.AO23]/[.$AU23]*100" office:value-type="float" office:value="0" calcext:value-type="float">
            <text:p>0</text:p>
          </table:table-cell>
          <table:table-cell table:style-name="Default" table:formula="of:=[.AP23]/[.$AU23]*100" office:value-type="float" office:value="63.2202352679393" calcext:value-type="float">
            <text:p>63.2202352679393</text:p>
          </table:table-cell>
          <table:table-cell table:style-name="Default" table:formula="of:=[.AQ23]/[.$AU23]*100" office:value-type="float" office:value="0" calcext:value-type="float">
            <text:p>0</text:p>
          </table:table-cell>
          <table:table-cell table:style-name="Default" table:formula="of:=[.AR23]/[.$AU23]*100" office:value-type="float" office:value="36.7798503151598" calcext:value-type="float">
            <text:p>36.7798503151598</text:p>
          </table:table-cell>
          <table:table-cell table:style-name="Default" table:formula="of:=[.AS23]/[.$AU23]*100" office:value-type="float" office:value="0" calcext:value-type="float">
            <text:p>0</text:p>
          </table:table-cell>
          <table:table-cell table:style-name="Default" table:formula="of:=[.AT23]/[.$AU23]*100" office:value-type="float" office:value="-0.000000000000267827173489779" calcext:value-type="float">
            <text:p>-2.67827173489779E-13</text:p>
          </table:table-cell>
          <table:table-cell table:number-columns-repeated="2"/>
          <table:table-cell office:value-type="float" office:value="4.6065" calcext:value-type="float">
            <text:p>4.6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1317" calcext:value-type="float">
            <text:p>4.41317</text:p>
          </table:table-cell>
          <table:table-cell office:value-type="float" office:value="22.3302" calcext:value-type="float">
            <text:p>22.3302</text:p>
          </table:table-cell>
          <table:table-cell office:value-type="float" office:value="0" calcext:value-type="float">
            <text:p>0</text:p>
          </table:table-cell>
          <table:table-cell office:value-type="float" office:value="31.3499" calcext:value-type="float">
            <text:p>31.3499</text:p>
          </table:table-cell>
          <table:table-cell table:number-columns-repeated="6"/>
          <table:table-cell office:value-type="float" office:value="4.29642" calcext:value-type="float">
            <text:p>4.29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2439" calcext:value-type="float">
            <text:p>4.12439</text:p>
          </table:table-cell>
          <table:table-cell office:value-type="float" office:value="23.0154" calcext:value-type="float">
            <text:p>23.0154</text:p>
          </table:table-cell>
          <table:table-cell office:value-type="float" office:value="0" calcext:value-type="float">
            <text:p>0</text:p>
          </table:table-cell>
          <table:table-cell office:value-type="float" office:value="31.4362" calcext:value-type="float">
            <text:p>31.4362</text:p>
          </table:table-cell>
          <table:table-cell table:number-columns-repeated="6"/>
          <table:table-cell office:value-type="float" office:value="3.74293" calcext:value-type="float">
            <text:p>3.74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6293" calcext:value-type="float">
            <text:p>3.76293</text:p>
          </table:table-cell>
          <table:table-cell office:value-type="float" office:value="16.5004" calcext:value-type="float">
            <text:p>16.5004</text:p>
          </table:table-cell>
          <table:table-cell office:value-type="float" office:value="0" calcext:value-type="float">
            <text:p>0</text:p>
          </table:table-cell>
          <table:table-cell office:value-type="float" office:value="24.0063" calcext:value-type="float">
            <text:p>24.0063</text:p>
          </table:table-cell>
          <table:table-cell table:number-columns-repeated="6"/>
          <table:table-cell office:value-type="float" office:value="2.97203" calcext:value-type="float">
            <text:p>2.97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341" calcext:value-type="float">
            <text:p>2.80341</text:p>
          </table:table-cell>
          <table:table-cell office:value-type="float" office:value="17.5017" calcext:value-type="float">
            <text:p>17.5017</text:p>
          </table:table-cell>
          <table:table-cell office:value-type="float" office:value="0" calcext:value-type="float">
            <text:p>0</text:p>
          </table:table-cell>
          <table:table-cell office:value-type="float" office:value="23.2772" calcext:value-type="float">
            <text:p>23.2772</text:p>
          </table:table-cell>
        </table:table-row>
        <table:table-row table:style-name="ro1">
          <table:table-cell table:style-name="ce13" office:value-type="string" calcext:value-type="string">
            <text:p>grubhub-12-1.tsp </text:p>
          </table:table-cell>
          <table:table-cell table:style-name="Default" table:formula="of:=[$'Parcel Time'.B24]+[.BD24]" office:value-type="float" office:value="4.40211" calcext:value-type="float">
            <text:p>4.40211</text:p>
          </table:table-cell>
          <table:table-cell table:style-name="Default" table:formula="of:=[$'Parcel Time'.C24]+[.BE24]" office:value-type="float" office:value="0" calcext:value-type="float">
            <text:p>0</text:p>
          </table:table-cell>
          <table:table-cell table:style-name="Default" table:formula="of:=[$'Parcel Time'.D24]+[.BF24]" office:value-type="float" office:value="0" calcext:value-type="float">
            <text:p>0</text:p>
          </table:table-cell>
          <table:table-cell table:style-name="Default" table:formula="of:=[$'Parcel Time'.E24]+[.BG24]" office:value-type="float" office:value="4.10683" calcext:value-type="float">
            <text:p>4.10683</text:p>
          </table:table-cell>
          <table:table-cell table:style-name="Default" table:formula="of:=[$'Parcel Time'.F24]+[.BH24]" office:value-type="float" office:value="20.0062" calcext:value-type="float">
            <text:p>20.0062</text:p>
          </table:table-cell>
          <table:table-cell table:style-name="Default" table:formula="of:=[$'Parcel Time'.G24]+[.BI24]" office:value-type="float" office:value="0" calcext:value-type="float">
            <text:p>0</text:p>
          </table:table-cell>
          <table:table-cell table:style-name="Default" table:formula="of:=[$'Parcel Time'.H24]+[.BJ24]" office:value-type="float" office:value="28.5151" calcext:value-type="float">
            <text:p>28.5151</text:p>
          </table:table-cell>
          <table:table-cell table:style-name="Default" table:formula="of:=[.B24]/[.$H24]*100" office:value-type="float" office:value="15.437820663438" calcext:value-type="float">
            <text:p>15.437820663438</text:p>
          </table:table-cell>
          <table:table-cell table:style-name="Default" table:formula="of:=[.C24]/[.$H24]*100" office:value-type="float" office:value="0" calcext:value-type="float">
            <text:p>0</text:p>
          </table:table-cell>
          <table:table-cell table:style-name="Default" table:formula="of:=[.D24]/[.$H24]*100" office:value-type="float" office:value="0" calcext:value-type="float">
            <text:p>0</text:p>
          </table:table-cell>
          <table:table-cell table:style-name="Default" table:formula="of:=[.E24]/[.$H24]*100" office:value-type="float" office:value="14.4022991327402" calcext:value-type="float">
            <text:p>14.4022991327402</text:p>
          </table:table-cell>
          <table:table-cell table:style-name="Default" table:formula="of:=[.F24]/[.$H24]*100" office:value-type="float" office:value="70.1600204803771" calcext:value-type="float">
            <text:p>70.1600204803771</text:p>
          </table:table-cell>
          <table:table-cell table:style-name="Default" table:formula="of:=[.G24]/[.$H24]*100" office:value-type="float" office:value="0" calcext:value-type="float">
            <text:p>0</text:p>
          </table:table-cell>
          <table:table-cell table:style-name="Default" table:formula="of:=[$'Parcel Time'.O24]+[.BQ24]" office:value-type="float" office:value="3.91057" calcext:value-type="float">
            <text:p>3.91057</text:p>
          </table:table-cell>
          <table:table-cell table:style-name="Default" table:formula="of:=[$'Parcel Time'.P24]+[.BR24]" office:value-type="float" office:value="1.26797" calcext:value-type="float">
            <text:p>1.26797</text:p>
          </table:table-cell>
          <table:table-cell table:style-name="Default" table:formula="of:=[$'Parcel Time'.Q24]+[.BS24]" office:value-type="float" office:value="0" calcext:value-type="float">
            <text:p>0</text:p>
          </table:table-cell>
          <table:table-cell table:style-name="Default" table:formula="of:=[$'Parcel Time'.R24]+[.BT24]" office:value-type="float" office:value="4.245366" calcext:value-type="float">
            <text:p>4.245366</text:p>
          </table:table-cell>
          <table:table-cell table:style-name="Default" table:formula="of:=[$'Parcel Time'.S24]+[.BU24]" office:value-type="float" office:value="18.6407" calcext:value-type="float">
            <text:p>18.6407</text:p>
          </table:table-cell>
          <table:table-cell table:style-name="Default" table:formula="of:=[$'Parcel Time'.T24]+[.BV24]" office:value-type="float" office:value="0" calcext:value-type="float">
            <text:p>0</text:p>
          </table:table-cell>
          <table:table-cell table:style-name="Default" table:formula="of:=[$'Parcel Time'.U24]+[.BW24]" office:value-type="float" office:value="28.06454" calcext:value-type="float">
            <text:p>28.06454</text:p>
          </table:table-cell>
          <table:table-cell table:style-name="Default" table:formula="of:=[.O24]/[.$U24]*100" office:value-type="float" office:value="13.9342030904479" calcext:value-type="float">
            <text:p>13.9342030904479</text:p>
          </table:table-cell>
          <table:table-cell table:style-name="Default" table:formula="of:=[.P24]/[.$U24]*100" office:value-type="float" office:value="4.51805018004927" calcext:value-type="float">
            <text:p>4.51805018004927</text:p>
          </table:table-cell>
          <table:table-cell table:style-name="Default" table:formula="of:=[.Q24]/[.$U24]*100" office:value-type="float" office:value="0" calcext:value-type="float">
            <text:p>0</text:p>
          </table:table-cell>
          <table:table-cell table:style-name="Default" table:formula="of:=[.R24]/[.$U24]*100" office:value-type="float" office:value="15.1271533401224" calcext:value-type="float">
            <text:p>15.1271533401224</text:p>
          </table:table-cell>
          <table:table-cell table:style-name="Default" table:formula="of:=[.S24]/[.$U24]*100" office:value-type="float" office:value="66.4208285615941" calcext:value-type="float">
            <text:p>66.4208285615941</text:p>
          </table:table-cell>
          <table:table-cell table:style-name="Default" table:formula="of:=[.T24]/[.$U24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5561" calcext:value-type="float">
            <text:p>1.65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0976" calcext:value-type="float">
            <text:p>0.42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1707" calcext:value-type="float">
            <text:p>6.21707</text:p>
          </table:table-cell>
          <table:table-cell table:style-name="Default" office:value-type="float" office:value="8.29366" calcext:value-type="float">
            <text:p>8.29366</text:p>
          </table:table-cell>
          <table:table-cell table:style-name="Default" table:formula="of:=[.AB24]/[.$AH24]*100" office:value-type="float" office:value="0" calcext:value-type="float">
            <text:p>0</text:p>
          </table:table-cell>
          <table:table-cell table:style-name="Default" table:formula="of:=[.AC24]/[.$AH24]*100" office:value-type="float" office:value="19.9623567881973" calcext:value-type="float">
            <text:p>19.9623567881973</text:p>
          </table:table-cell>
          <table:table-cell table:style-name="Default" table:formula="of:=[.AD24]/[.$AH24]*100" office:value-type="float" office:value="0" calcext:value-type="float">
            <text:p>0</text:p>
          </table:table-cell>
          <table:table-cell table:style-name="Default" table:formula="of:=[.AE24]/[.$AH24]*100" office:value-type="float" office:value="5.0758772363468" calcext:value-type="float">
            <text:p>5.0758772363468</text:p>
          </table:table-cell>
          <table:table-cell table:style-name="Default" table:formula="of:=[.AF24]/[.$AH24]*100" office:value-type="float" office:value="0" calcext:value-type="float">
            <text:p>0</text:p>
          </table:table-cell>
          <table:table-cell table:style-name="Default" table:formula="of:=[.AG24]/[.$AH24]*100" office:value-type="float" office:value="74.9617177458444" calcext:value-type="float">
            <text:p>74.9617177458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1691" calcext:value-type="float">
            <text:p>1.91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1707" calcext:value-type="float">
            <text:p>0.63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26128E-015" calcext:value-type="float">
            <text:p>-3.26128E-15</text:p>
          </table:table-cell>
          <table:table-cell table:style-name="Default" office:value-type="float" office:value="2.54862" calcext:value-type="float">
            <text:p>2.54862</text:p>
          </table:table-cell>
          <table:table-cell table:style-name="Default" table:formula="of:=[.AO24]/[.$AU24]*100" office:value-type="float" office:value="0" calcext:value-type="float">
            <text:p>0</text:p>
          </table:table-cell>
          <table:table-cell table:style-name="Default" table:formula="of:=[.AP24]/[.$AU24]*100" office:value-type="float" office:value="75.2136450314288" calcext:value-type="float">
            <text:p>75.2136450314288</text:p>
          </table:table-cell>
          <table:table-cell table:style-name="Default" table:formula="of:=[.AQ24]/[.$AU24]*100" office:value-type="float" office:value="0" calcext:value-type="float">
            <text:p>0</text:p>
          </table:table-cell>
          <table:table-cell table:style-name="Default" table:formula="of:=[.AR24]/[.$AU24]*100" office:value-type="float" office:value="24.7862372578101" calcext:value-type="float">
            <text:p>24.7862372578101</text:p>
          </table:table-cell>
          <table:table-cell table:style-name="Default" table:formula="of:=[.AS24]/[.$AU24]*100" office:value-type="float" office:value="0" calcext:value-type="float">
            <text:p>0</text:p>
          </table:table-cell>
          <table:table-cell table:style-name="Default" table:formula="of:=[.AT24]/[.$AU24]*100" office:value-type="float" office:value="-0.000000000000127962583672733" calcext:value-type="float">
            <text:p>-1.27962583672733E-13</text:p>
          </table:table-cell>
          <table:table-cell table:number-columns-repeated="2"/>
          <table:table-cell office:value-type="float" office:value="4.40211" calcext:value-type="float">
            <text:p>4.40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0683" calcext:value-type="float">
            <text:p>4.10683</text:p>
          </table:table-cell>
          <table:table-cell office:value-type="float" office:value="20.0062" calcext:value-type="float">
            <text:p>20.0062</text:p>
          </table:table-cell>
          <table:table-cell office:value-type="float" office:value="0" calcext:value-type="float">
            <text:p>0</text:p>
          </table:table-cell>
          <table:table-cell office:value-type="float" office:value="28.5151" calcext:value-type="float">
            <text:p>28.5151</text:p>
          </table:table-cell>
          <table:table-cell table:number-columns-repeated="6"/>
          <table:table-cell office:value-type="float" office:value="3.91057" calcext:value-type="float">
            <text:p>3.9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2439" calcext:value-type="float">
            <text:p>3.82439</text:p>
          </table:table-cell>
          <table:table-cell office:value-type="float" office:value="18.6407" calcext:value-type="float">
            <text:p>18.6407</text:p>
          </table:table-cell>
          <table:table-cell office:value-type="float" office:value="0" calcext:value-type="float">
            <text:p>0</text:p>
          </table:table-cell>
          <table:table-cell office:value-type="float" office:value="26.3756" calcext:value-type="float">
            <text:p>26.3756</text:p>
          </table:table-cell>
          <table:table-cell table:number-columns-repeated="6"/>
          <table:table-cell office:value-type="float" office:value="3.51902" calcext:value-type="float">
            <text:p>3.51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0439" calcext:value-type="float">
            <text:p>3.50439</text:p>
          </table:table-cell>
          <table:table-cell office:value-type="float" office:value="19.441" calcext:value-type="float">
            <text:p>19.441</text:p>
          </table:table-cell>
          <table:table-cell office:value-type="float" office:value="0" calcext:value-type="float">
            <text:p>0</text:p>
          </table:table-cell>
          <table:table-cell office:value-type="float" office:value="26.4644" calcext:value-type="float">
            <text:p>26.4644</text:p>
          </table:table-cell>
          <table:table-cell table:number-columns-repeated="6"/>
          <table:table-cell office:value-type="float" office:value="2.95398" calcext:value-type="float">
            <text:p>2.95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927" calcext:value-type="float">
            <text:p>2.84927</text:p>
          </table:table-cell>
          <table:table-cell office:value-type="float" office:value="19.1571" calcext:value-type="float">
            <text:p>19.1571</text:p>
          </table:table-cell>
          <table:table-cell office:value-type="float" office:value="0" calcext:value-type="float">
            <text:p>0</text:p>
          </table:table-cell>
          <table:table-cell office:value-type="float" office:value="24.9603" calcext:value-type="float">
            <text:p>24.9603</text:p>
          </table:table-cell>
        </table:table-row>
        <table:table-row table:style-name="ro1">
          <table:table-cell table:style-name="ce13" office:value-type="string" calcext:value-type="string">
            <text:p>grubhub-12-2.tsp </text:p>
          </table:table-cell>
          <table:table-cell table:style-name="Default" table:formula="of:=[$'Parcel Time'.B25]+[.BD25]" office:value-type="float" office:value="4.11528" calcext:value-type="float">
            <text:p>4.11528</text:p>
          </table:table-cell>
          <table:table-cell table:style-name="Default" table:formula="of:=[$'Parcel Time'.C25]+[.BE25]" office:value-type="float" office:value="0" calcext:value-type="float">
            <text:p>0</text:p>
          </table:table-cell>
          <table:table-cell table:style-name="Default" table:formula="of:=[$'Parcel Time'.D25]+[.BF25]" office:value-type="float" office:value="0" calcext:value-type="float">
            <text:p>0</text:p>
          </table:table-cell>
          <table:table-cell table:style-name="Default" table:formula="of:=[$'Parcel Time'.E25]+[.BG25]" office:value-type="float" office:value="2.66927" calcext:value-type="float">
            <text:p>2.66927</text:p>
          </table:table-cell>
          <table:table-cell table:style-name="Default" table:formula="of:=[$'Parcel Time'.F25]+[.BH25]" office:value-type="float" office:value="18.9485" calcext:value-type="float">
            <text:p>18.9485</text:p>
          </table:table-cell>
          <table:table-cell table:style-name="Default" table:formula="of:=[$'Parcel Time'.G25]+[.BI25]" office:value-type="float" office:value="0" calcext:value-type="float">
            <text:p>0</text:p>
          </table:table-cell>
          <table:table-cell table:style-name="Default" table:formula="of:=[$'Parcel Time'.H25]+[.BJ25]" office:value-type="float" office:value="25.7331" calcext:value-type="float">
            <text:p>25.7331</text:p>
          </table:table-cell>
          <table:table-cell table:style-name="Default" table:formula="of:=[.B25]/[.$H25]*100" office:value-type="float" office:value="15.9921657320727" calcext:value-type="float">
            <text:p>15.9921657320727</text:p>
          </table:table-cell>
          <table:table-cell table:style-name="Default" table:formula="of:=[.C25]/[.$H25]*100" office:value-type="float" office:value="0" calcext:value-type="float">
            <text:p>0</text:p>
          </table:table-cell>
          <table:table-cell table:style-name="Default" table:formula="of:=[.D25]/[.$H25]*100" office:value-type="float" office:value="0" calcext:value-type="float">
            <text:p>0</text:p>
          </table:table-cell>
          <table:table-cell table:style-name="Default" table:formula="of:=[.E25]/[.$H25]*100" office:value-type="float" office:value="10.3729049356665" calcext:value-type="float">
            <text:p>10.3729049356665</text:p>
          </table:table-cell>
          <table:table-cell table:style-name="Default" table:formula="of:=[.F25]/[.$H25]*100" office:value-type="float" office:value="73.6347350299808" calcext:value-type="float">
            <text:p>73.6347350299808</text:p>
          </table:table-cell>
          <table:table-cell table:style-name="Default" table:formula="of:=[.G25]/[.$H25]*100" office:value-type="float" office:value="0" calcext:value-type="float">
            <text:p>0</text:p>
          </table:table-cell>
          <table:table-cell table:style-name="Default" table:formula="of:=[$'Parcel Time'.O25]+[.BQ25]" office:value-type="float" office:value="3.76618" calcext:value-type="float">
            <text:p>3.76618</text:p>
          </table:table-cell>
          <table:table-cell table:style-name="Default" table:formula="of:=[$'Parcel Time'.P25]+[.BR25]" office:value-type="float" office:value="0.972846" calcext:value-type="float">
            <text:p>0.972846</text:p>
          </table:table-cell>
          <table:table-cell table:style-name="Default" table:formula="of:=[$'Parcel Time'.Q25]+[.BS25]" office:value-type="float" office:value="0" calcext:value-type="float">
            <text:p>0</text:p>
          </table:table-cell>
          <table:table-cell table:style-name="Default" table:formula="of:=[$'Parcel Time'.R25]+[.BT25]" office:value-type="float" office:value="2.848784" calcext:value-type="float">
            <text:p>2.848784</text:p>
          </table:table-cell>
          <table:table-cell table:style-name="Default" table:formula="of:=[$'Parcel Time'.S25]+[.BU25]" office:value-type="float" office:value="20.4932" calcext:value-type="float">
            <text:p>20.4932</text:p>
          </table:table-cell>
          <table:table-cell table:style-name="Default" table:formula="of:=[$'Parcel Time'.T25]+[.BV25]" office:value-type="float" office:value="0.0000000000000105194" calcext:value-type="float">
            <text:p>1.05194E-14</text:p>
          </table:table-cell>
          <table:table-cell table:style-name="Default" table:formula="of:=[$'Parcel Time'.U25]+[.BW25]" office:value-type="float" office:value="28.081" calcext:value-type="float">
            <text:p>28.081</text:p>
          </table:table-cell>
          <table:table-cell table:style-name="Default" table:formula="of:=[.O25]/[.$U25]*100" office:value-type="float" office:value="13.4118443075389" calcext:value-type="float">
            <text:p>13.4118443075389</text:p>
          </table:table-cell>
          <table:table-cell table:style-name="Default" table:formula="of:=[.P25]/[.$U25]*100" office:value-type="float" office:value="3.46442790498914" calcext:value-type="float">
            <text:p>3.46442790498914</text:p>
          </table:table-cell>
          <table:table-cell table:style-name="Default" table:formula="of:=[.Q25]/[.$U25]*100" office:value-type="float" office:value="0" calcext:value-type="float">
            <text:p>0</text:p>
          </table:table-cell>
          <table:table-cell table:style-name="Default" table:formula="of:=[.R25]/[.$U25]*100" office:value-type="float" office:value="10.1448808803105" calcext:value-type="float">
            <text:p>10.1448808803105</text:p>
          </table:table-cell>
          <table:table-cell table:style-name="Default" table:formula="of:=[.S25]/[.$U25]*100" office:value-type="float" office:value="72.9788825184288" calcext:value-type="float">
            <text:p>72.9788825184288</text:p>
          </table:table-cell>
          <table:table-cell table:style-name="Default" table:formula="of:=[.T25]/[.$U25]*100" office:value-type="float" office:value="0.000000000000037460916634023" calcext:value-type="float">
            <text:p>3.746091663402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839" calcext:value-type="float">
            <text:p>1.38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05854" calcext:value-type="float">
            <text:p>0.20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31561" calcext:value-type="float">
            <text:p>1.31561E-14</text:p>
          </table:table-cell>
          <table:table-cell table:style-name="Default" office:value-type="float" office:value="1.58976" calcext:value-type="float">
            <text:p>1.58976</text:p>
          </table:table-cell>
          <table:table-cell table:style-name="Default" table:formula="of:=[.AB25]/[.$AH25]*100" office:value-type="float" office:value="0" calcext:value-type="float">
            <text:p>0</text:p>
          </table:table-cell>
          <table:table-cell table:style-name="Default" table:formula="of:=[.AC25]/[.$AH25]*100" office:value-type="float" office:value="87.0508756038647" calcext:value-type="float">
            <text:p>87.0508756038647</text:p>
          </table:table-cell>
          <table:table-cell table:style-name="Default" table:formula="of:=[.AD25]/[.$AH25]*100" office:value-type="float" office:value="0" calcext:value-type="float">
            <text:p>0</text:p>
          </table:table-cell>
          <table:table-cell table:style-name="Default" table:formula="of:=[.AE25]/[.$AH25]*100" office:value-type="float" office:value="12.9487469806763" calcext:value-type="float">
            <text:p>12.9487469806763</text:p>
          </table:table-cell>
          <table:table-cell table:style-name="Default" table:formula="of:=[.AF25]/[.$AH25]*100" office:value-type="float" office:value="0" calcext:value-type="float">
            <text:p>0</text:p>
          </table:table-cell>
          <table:table-cell table:style-name="Default" table:formula="of:=[.AG25]/[.$AH25]*100" office:value-type="float" office:value="0.000000000000827552586553945" calcext:value-type="float">
            <text:p>8.2755258655394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5285" calcext:value-type="float">
            <text:p>2.45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1707" calcext:value-type="float">
            <text:p>0.33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86795" calcext:value-type="float">
            <text:p>1.86795E-14</text:p>
          </table:table-cell>
          <table:table-cell table:style-name="Default" office:value-type="float" office:value="2.78455" calcext:value-type="float">
            <text:p>2.78455</text:p>
          </table:table-cell>
          <table:table-cell table:style-name="Default" table:formula="of:=[.AO25]/[.$AU25]*100" office:value-type="float" office:value="0" calcext:value-type="float">
            <text:p>0</text:p>
          </table:table-cell>
          <table:table-cell table:style-name="Default" table:formula="of:=[.AP25]/[.$AU25]*100" office:value-type="float" office:value="88.0878418415902" calcext:value-type="float">
            <text:p>88.0878418415902</text:p>
          </table:table-cell>
          <table:table-cell table:style-name="Default" table:formula="of:=[.AQ25]/[.$AU25]*100" office:value-type="float" office:value="0" calcext:value-type="float">
            <text:p>0</text:p>
          </table:table-cell>
          <table:table-cell table:style-name="Default" table:formula="of:=[.AR25]/[.$AU25]*100" office:value-type="float" office:value="11.912409545528" calcext:value-type="float">
            <text:p>11.912409545528</text:p>
          </table:table-cell>
          <table:table-cell table:style-name="Default" table:formula="of:=[.AS25]/[.$AU25]*100" office:value-type="float" office:value="0" calcext:value-type="float">
            <text:p>0</text:p>
          </table:table-cell>
          <table:table-cell table:style-name="Default" table:formula="of:=[.AT25]/[.$AU25]*100" office:value-type="float" office:value="0.000000000000670826524932215" calcext:value-type="float">
            <text:p>6.70826524932215E-13</text:p>
          </table:table-cell>
          <table:table-cell table:number-columns-repeated="2"/>
          <table:table-cell office:value-type="float" office:value="4.11528" calcext:value-type="float">
            <text:p>4.11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927" calcext:value-type="float">
            <text:p>2.66927</text:p>
          </table:table-cell>
          <table:table-cell office:value-type="float" office:value="18.9485" calcext:value-type="float">
            <text:p>18.9485</text:p>
          </table:table-cell>
          <table:table-cell office:value-type="float" office:value="0" calcext:value-type="float">
            <text:p>0</text:p>
          </table:table-cell>
          <table:table-cell office:value-type="float" office:value="25.7331" calcext:value-type="float">
            <text:p>25.7331</text:p>
          </table:table-cell>
          <table:table-cell table:number-columns-repeated="6"/>
          <table:table-cell office:value-type="float" office:value="3.76618" calcext:value-type="float">
            <text:p>3.76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293" calcext:value-type="float">
            <text:p>2.64293</text:p>
          </table:table-cell>
          <table:table-cell office:value-type="float" office:value="20.4932" calcext:value-type="float">
            <text:p>20.4932</text:p>
          </table:table-cell>
          <table:table-cell office:value-type="float" office:value="0" calcext:value-type="float">
            <text:p>0</text:p>
          </table:table-cell>
          <table:table-cell office:value-type="float" office:value="26.9023" calcext:value-type="float">
            <text:p>26.9023</text:p>
          </table:table-cell>
          <table:table-cell table:number-columns-repeated="6"/>
          <table:table-cell office:value-type="float" office:value="3.43366" calcext:value-type="float">
            <text:p>3.43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073" calcext:value-type="float">
            <text:p>2.15073</text:p>
          </table:table-cell>
          <table:table-cell office:value-type="float" office:value="20.3745" calcext:value-type="float">
            <text:p>20.3745</text:p>
          </table:table-cell>
          <table:table-cell office:value-type="float" office:value="0" calcext:value-type="float">
            <text:p>0</text:p>
          </table:table-cell>
          <table:table-cell office:value-type="float" office:value="25.9589" calcext:value-type="float">
            <text:p>25.9589</text:p>
          </table:table-cell>
          <table:table-cell table:number-columns-repeated="6"/>
          <table:table-cell office:value-type="float" office:value="2.42715" calcext:value-type="float">
            <text:p>2.4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341" calcext:value-type="float">
            <text:p>1.92341</text:p>
          </table:table-cell>
          <table:table-cell office:value-type="float" office:value="19.1259" calcext:value-type="float">
            <text:p>19.1259</text:p>
          </table:table-cell>
          <table:table-cell office:value-type="float" office:value="0" calcext:value-type="float">
            <text:p>0</text:p>
          </table:table-cell>
          <table:table-cell office:value-type="float" office:value="23.4764" calcext:value-type="float">
            <text:p>23.4764</text:p>
          </table:table-cell>
        </table:table-row>
        <table:table-row table:style-name="ro1">
          <table:table-cell table:style-name="ce13" office:value-type="string" calcext:value-type="string">
            <text:p>grubhub-12-3.tsp </text:p>
          </table:table-cell>
          <table:table-cell table:style-name="Default" table:formula="of:=[$'Parcel Time'.B26]+[.BD26]" office:value-type="float" office:value="4.21382" calcext:value-type="float">
            <text:p>4.21382</text:p>
          </table:table-cell>
          <table:table-cell table:style-name="Default" table:formula="of:=[$'Parcel Time'.C26]+[.BE26]" office:value-type="float" office:value="0" calcext:value-type="float">
            <text:p>0</text:p>
          </table:table-cell>
          <table:table-cell table:style-name="Default" table:formula="of:=[$'Parcel Time'.D26]+[.BF26]" office:value-type="float" office:value="0" calcext:value-type="float">
            <text:p>0</text:p>
          </table:table-cell>
          <table:table-cell table:style-name="Default" table:formula="of:=[$'Parcel Time'.E26]+[.BG26]" office:value-type="float" office:value="4.16244" calcext:value-type="float">
            <text:p>4.16244</text:p>
          </table:table-cell>
          <table:table-cell table:style-name="Default" table:formula="of:=[$'Parcel Time'.F26]+[.BH26]" office:value-type="float" office:value="25.124" calcext:value-type="float">
            <text:p>25.124</text:p>
          </table:table-cell>
          <table:table-cell table:style-name="Default" table:formula="of:=[$'Parcel Time'.G26]+[.BI26]" office:value-type="float" office:value="0" calcext:value-type="float">
            <text:p>0</text:p>
          </table:table-cell>
          <table:table-cell table:style-name="Default" table:formula="of:=[$'Parcel Time'.H26]+[.BJ26]" office:value-type="float" office:value="33.5002" calcext:value-type="float">
            <text:p>33.5002</text:p>
          </table:table-cell>
          <table:table-cell table:style-name="Default" table:formula="of:=[.B26]/[.$H26]*100" office:value-type="float" office:value="12.5784920687041" calcext:value-type="float">
            <text:p>12.5784920687041</text:p>
          </table:table-cell>
          <table:table-cell table:style-name="Default" table:formula="of:=[.C26]/[.$H26]*100" office:value-type="float" office:value="0" calcext:value-type="float">
            <text:p>0</text:p>
          </table:table-cell>
          <table:table-cell table:style-name="Default" table:formula="of:=[.D26]/[.$H26]*100" office:value-type="float" office:value="0" calcext:value-type="float">
            <text:p>0</text:p>
          </table:table-cell>
          <table:table-cell table:style-name="Default" table:formula="of:=[.E26]/[.$H26]*100" office:value-type="float" office:value="12.4251198500307" calcext:value-type="float">
            <text:p>12.4251198500307</text:p>
          </table:table-cell>
          <table:table-cell table:style-name="Default" table:formula="of:=[.F26]/[.$H26]*100" office:value-type="float" office:value="74.9965671846735" calcext:value-type="float">
            <text:p>74.9965671846735</text:p>
          </table:table-cell>
          <table:table-cell table:style-name="Default" table:formula="of:=[.G26]/[.$H26]*100" office:value-type="float" office:value="0" calcext:value-type="float">
            <text:p>0</text:p>
          </table:table-cell>
          <table:table-cell table:style-name="Default" table:formula="of:=[$'Parcel Time'.O26]+[.BQ26]" office:value-type="float" office:value="3.7174" calcext:value-type="float">
            <text:p>3.7174</text:p>
          </table:table-cell>
          <table:table-cell table:style-name="Default" table:formula="of:=[$'Parcel Time'.P26]+[.BR26]" office:value-type="float" office:value="0" calcext:value-type="float">
            <text:p>0</text:p>
          </table:table-cell>
          <table:table-cell table:style-name="Default" table:formula="of:=[$'Parcel Time'.Q26]+[.BS26]" office:value-type="float" office:value="0" calcext:value-type="float">
            <text:p>0</text:p>
          </table:table-cell>
          <table:table-cell table:style-name="Default" table:formula="of:=[$'Parcel Time'.R26]+[.BT26]" office:value-type="float" office:value="3.59073" calcext:value-type="float">
            <text:p>3.59073</text:p>
          </table:table-cell>
          <table:table-cell table:style-name="Default" table:formula="of:=[$'Parcel Time'.S26]+[.BU26]" office:value-type="float" office:value="23.5021" calcext:value-type="float">
            <text:p>23.5021</text:p>
          </table:table-cell>
          <table:table-cell table:style-name="Default" table:formula="of:=[$'Parcel Time'.T26]+[.BV26]" office:value-type="float" office:value="6.8213" calcext:value-type="float">
            <text:p>6.8213</text:p>
          </table:table-cell>
          <table:table-cell table:style-name="Default" table:formula="of:=[$'Parcel Time'.U26]+[.BW26]" office:value-type="float" office:value="37.6315" calcext:value-type="float">
            <text:p>37.6315</text:p>
          </table:table-cell>
          <table:table-cell table:style-name="Default" table:formula="of:=[.O26]/[.$U26]*100" office:value-type="float" office:value="9.87842631837689" calcext:value-type="float">
            <text:p>9.87842631837689</text:p>
          </table:table-cell>
          <table:table-cell table:style-name="Default" table:formula="of:=[.P26]/[.$U26]*100" office:value-type="float" office:value="0" calcext:value-type="float">
            <text:p>0</text:p>
          </table:table-cell>
          <table:table-cell table:style-name="Default" table:formula="of:=[.Q26]/[.$U26]*100" office:value-type="float" office:value="0" calcext:value-type="float">
            <text:p>0</text:p>
          </table:table-cell>
          <table:table-cell table:style-name="Default" table:formula="of:=[.R26]/[.$U26]*100" office:value-type="float" office:value="9.54182001780423" calcext:value-type="float">
            <text:p>9.54182001780423</text:p>
          </table:table-cell>
          <table:table-cell table:style-name="Default" table:formula="of:=[.S26]/[.$U26]*100" office:value-type="float" office:value="62.4532638879662" calcext:value-type="float">
            <text:p>62.4532638879662</text:p>
          </table:table-cell>
          <table:table-cell table:style-name="Default" table:formula="of:=[.T26]/[.$U26]*100" office:value-type="float" office:value="18.1265694962996" calcext:value-type="float">
            <text:p>18.12656949629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171" calcext:value-type="float">
            <text:p>1.29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8049" calcext:value-type="float">
            <text:p>0.69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3707E-015" calcext:value-type="float">
            <text:p>-5.3707E-15</text:p>
          </table:table-cell>
          <table:table-cell table:style-name="Default" office:value-type="float" office:value="1.98976" calcext:value-type="float">
            <text:p>1.98976</text:p>
          </table:table-cell>
          <table:table-cell table:style-name="Default" table:formula="of:=[.AB26]/[.$AH26]*100" office:value-type="float" office:value="0" calcext:value-type="float">
            <text:p>0</text:p>
          </table:table-cell>
          <table:table-cell table:style-name="Default" table:formula="of:=[.AC26]/[.$AH26]*100" office:value-type="float" office:value="64.9178795432615" calcext:value-type="float">
            <text:p>64.9178795432615</text:p>
          </table:table-cell>
          <table:table-cell table:style-name="Default" table:formula="of:=[.AD26]/[.$AH26]*100" office:value-type="float" office:value="0" calcext:value-type="float">
            <text:p>0</text:p>
          </table:table-cell>
          <table:table-cell table:style-name="Default" table:formula="of:=[.AE26]/[.$AH26]*100" office:value-type="float" office:value="35.082070199421" calcext:value-type="float">
            <text:p>35.082070199421</text:p>
          </table:table-cell>
          <table:table-cell table:style-name="Default" table:formula="of:=[.AF26]/[.$AH26]*100" office:value-type="float" office:value="0" calcext:value-type="float">
            <text:p>0</text:p>
          </table:table-cell>
          <table:table-cell table:style-name="Default" table:formula="of:=[.AG26]/[.$AH26]*100" office:value-type="float" office:value="-0.000000000000269916974911547" calcext:value-type="float">
            <text:p>-2.6991697491154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4894" calcext:value-type="float">
            <text:p>2.14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22439" calcext:value-type="float">
            <text:p>0.522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06026" calcext:value-type="float">
            <text:p>1.06026E-14</text:p>
          </table:table-cell>
          <table:table-cell table:style-name="Default" office:value-type="float" office:value="2.67138" calcext:value-type="float">
            <text:p>2.67138</text:p>
          </table:table-cell>
          <table:table-cell table:style-name="Default" table:formula="of:=[.AO26]/[.$AU26]*100" office:value-type="float" office:value="0" calcext:value-type="float">
            <text:p>0</text:p>
          </table:table-cell>
          <table:table-cell table:style-name="Default" table:formula="of:=[.AP26]/[.$AU26]*100" office:value-type="float" office:value="80.4430668792909" calcext:value-type="float">
            <text:p>80.4430668792909</text:p>
          </table:table-cell>
          <table:table-cell table:style-name="Default" table:formula="of:=[.AQ26]/[.$AU26]*100" office:value-type="float" office:value="0" calcext:value-type="float">
            <text:p>0</text:p>
          </table:table-cell>
          <table:table-cell table:style-name="Default" table:formula="of:=[.AR26]/[.$AU26]*100" office:value-type="float" office:value="19.5568956868735" calcext:value-type="float">
            <text:p>19.5568956868735</text:p>
          </table:table-cell>
          <table:table-cell table:style-name="Default" table:formula="of:=[.AS26]/[.$AU26]*100" office:value-type="float" office:value="0" calcext:value-type="float">
            <text:p>0</text:p>
          </table:table-cell>
          <table:table-cell table:style-name="Default" table:formula="of:=[.AT26]/[.$AU26]*100" office:value-type="float" office:value="0.000000000000396895986344137" calcext:value-type="float">
            <text:p>3.96895986344137E-13</text:p>
          </table:table-cell>
          <table:table-cell table:number-columns-repeated="2"/>
          <table:table-cell office:value-type="float" office:value="4.21382" calcext:value-type="float">
            <text:p>4.21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244" calcext:value-type="float">
            <text:p>4.16244</text:p>
          </table:table-cell>
          <table:table-cell office:value-type="float" office:value="25.124" calcext:value-type="float">
            <text:p>25.124</text:p>
          </table:table-cell>
          <table:table-cell office:value-type="float" office:value="0" calcext:value-type="float">
            <text:p>0</text:p>
          </table:table-cell>
          <table:table-cell office:value-type="float" office:value="33.5002" calcext:value-type="float">
            <text:p>33.5002</text:p>
          </table:table-cell>
          <table:table-cell table:number-columns-repeated="6"/>
          <table:table-cell office:value-type="float" office:value="3.7174" calcext:value-type="float">
            <text:p>3.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9073" calcext:value-type="float">
            <text:p>3.59073</text:p>
          </table:table-cell>
          <table:table-cell office:value-type="float" office:value="23.5021" calcext:value-type="float">
            <text:p>23.5021</text:p>
          </table:table-cell>
          <table:table-cell office:value-type="float" office:value="0" calcext:value-type="float">
            <text:p>0</text:p>
          </table:table-cell>
          <table:table-cell office:value-type="float" office:value="30.8102" calcext:value-type="float">
            <text:p>30.8102</text:p>
          </table:table-cell>
          <table:table-cell table:number-columns-repeated="6"/>
          <table:table-cell office:value-type="float" office:value="3.26537" calcext:value-type="float">
            <text:p>3.26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0976" calcext:value-type="float">
            <text:p>3.50976</text:p>
          </table:table-cell>
          <table:table-cell office:value-type="float" office:value="20.995" calcext:value-type="float">
            <text:p>20.995</text:p>
          </table:table-cell>
          <table:table-cell office:value-type="float" office:value="0" calcext:value-type="float">
            <text:p>0</text:p>
          </table:table-cell>
          <table:table-cell office:value-type="float" office:value="27.7702" calcext:value-type="float">
            <text:p>27.7702</text:p>
          </table:table-cell>
          <table:table-cell table:number-columns-repeated="6"/>
          <table:table-cell office:value-type="float" office:value="2.71886" calcext:value-type="float">
            <text:p>2.71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561" calcext:value-type="float">
            <text:p>3.03561</text:p>
          </table:table-cell>
          <table:table-cell office:value-type="float" office:value="18.303" calcext:value-type="float">
            <text:p>18.303</text:p>
          </table:table-cell>
          <table:table-cell office:value-type="float" office:value="0" calcext:value-type="float">
            <text:p>0</text:p>
          </table:table-cell>
          <table:table-cell office:value-type="float" office:value="24.0575" calcext:value-type="float">
            <text:p>24.0575</text:p>
          </table:table-cell>
        </table:table-row>
        <table:table-row table:style-name="ro1">
          <table:table-cell table:style-name="ce13" office:value-type="string" calcext:value-type="string">
            <text:p>grubhub-12-4.tsp </text:p>
          </table:table-cell>
          <table:table-cell table:style-name="Default" table:formula="of:=[$'Parcel Time'.B27]+[.BD27]" office:value-type="float" office:value="4.17285" calcext:value-type="float">
            <text:p>4.17285</text:p>
          </table:table-cell>
          <table:table-cell table:style-name="Default" table:formula="of:=[$'Parcel Time'.C27]+[.BE27]" office:value-type="float" office:value="0" calcext:value-type="float">
            <text:p>0</text:p>
          </table:table-cell>
          <table:table-cell table:style-name="Default" table:formula="of:=[$'Parcel Time'.D27]+[.BF27]" office:value-type="float" office:value="0" calcext:value-type="float">
            <text:p>0</text:p>
          </table:table-cell>
          <table:table-cell table:style-name="Default" table:formula="of:=[$'Parcel Time'.E27]+[.BG27]" office:value-type="float" office:value="4.24634" calcext:value-type="float">
            <text:p>4.24634</text:p>
          </table:table-cell>
          <table:table-cell table:style-name="Default" table:formula="of:=[$'Parcel Time'.F27]+[.BH27]" office:value-type="float" office:value="28.2489" calcext:value-type="float">
            <text:p>28.2489</text:p>
          </table:table-cell>
          <table:table-cell table:style-name="Default" table:formula="of:=[$'Parcel Time'.G27]+[.BI27]" office:value-type="float" office:value="0" calcext:value-type="float">
            <text:p>0</text:p>
          </table:table-cell>
          <table:table-cell table:style-name="Default" table:formula="of:=[$'Parcel Time'.H27]+[.BJ27]" office:value-type="float" office:value="36.668" calcext:value-type="float">
            <text:p>36.668</text:p>
          </table:table-cell>
          <table:table-cell table:style-name="Default" table:formula="of:=[.B27]/[.$H27]*100" office:value-type="float" office:value="11.3800861786844" calcext:value-type="float">
            <text:p>11.3800861786844</text:p>
          </table:table-cell>
          <table:table-cell table:style-name="Default" table:formula="of:=[.C27]/[.$H27]*100" office:value-type="float" office:value="0" calcext:value-type="float">
            <text:p>0</text:p>
          </table:table-cell>
          <table:table-cell table:style-name="Default" table:formula="of:=[.D27]/[.$H27]*100" office:value-type="float" office:value="0" calcext:value-type="float">
            <text:p>0</text:p>
          </table:table-cell>
          <table:table-cell table:style-name="Default" table:formula="of:=[.E27]/[.$H27]*100" office:value-type="float" office:value="11.5805061634122" calcext:value-type="float">
            <text:p>11.5805061634122</text:p>
          </table:table-cell>
          <table:table-cell table:style-name="Default" table:formula="of:=[.F27]/[.$H27]*100" office:value-type="float" office:value="77.0396531035235" calcext:value-type="float">
            <text:p>77.0396531035235</text:p>
          </table:table-cell>
          <table:table-cell table:style-name="Default" table:formula="of:=[.G27]/[.$H27]*100" office:value-type="float" office:value="0" calcext:value-type="float">
            <text:p>0</text:p>
          </table:table-cell>
          <table:table-cell table:style-name="Default" table:formula="of:=[$'Parcel Time'.O27]+[.BQ27]" office:value-type="float" office:value="3.76423" calcext:value-type="float">
            <text:p>3.76423</text:p>
          </table:table-cell>
          <table:table-cell table:style-name="Default" table:formula="of:=[$'Parcel Time'.P27]+[.BR27]" office:value-type="float" office:value="0" calcext:value-type="float">
            <text:p>0</text:p>
          </table:table-cell>
          <table:table-cell table:style-name="Default" table:formula="of:=[$'Parcel Time'.Q27]+[.BS27]" office:value-type="float" office:value="0" calcext:value-type="float">
            <text:p>0</text:p>
          </table:table-cell>
          <table:table-cell table:style-name="Default" table:formula="of:=[$'Parcel Time'.R27]+[.BT27]" office:value-type="float" office:value="3.84927" calcext:value-type="float">
            <text:p>3.84927</text:p>
          </table:table-cell>
          <table:table-cell table:style-name="Default" table:formula="of:=[$'Parcel Time'.S27]+[.BU27]" office:value-type="float" office:value="23.0122" calcext:value-type="float">
            <text:p>23.0122</text:p>
          </table:table-cell>
          <table:table-cell table:style-name="Default" table:formula="of:=[$'Parcel Time'.T27]+[.BV27]" office:value-type="float" office:value="0" calcext:value-type="float">
            <text:p>0</text:p>
          </table:table-cell>
          <table:table-cell table:style-name="Default" table:formula="of:=[$'Parcel Time'.U27]+[.BW27]" office:value-type="float" office:value="30.6257" calcext:value-type="float">
            <text:p>30.6257</text:p>
          </table:table-cell>
          <table:table-cell table:style-name="Default" table:formula="of:=[.O27]/[.$U27]*100" office:value-type="float" office:value="12.2910823262815" calcext:value-type="float">
            <text:p>12.2910823262815</text:p>
          </table:table-cell>
          <table:table-cell table:style-name="Default" table:formula="of:=[.P27]/[.$U27]*100" office:value-type="float" office:value="0" calcext:value-type="float">
            <text:p>0</text:p>
          </table:table-cell>
          <table:table-cell table:style-name="Default" table:formula="of:=[.Q27]/[.$U27]*100" office:value-type="float" office:value="0" calcext:value-type="float">
            <text:p>0</text:p>
          </table:table-cell>
          <table:table-cell table:style-name="Default" table:formula="of:=[.R27]/[.$U27]*100" office:value-type="float" office:value="12.5687576120709" calcext:value-type="float">
            <text:p>12.5687576120709</text:p>
          </table:table-cell>
          <table:table-cell table:style-name="Default" table:formula="of:=[.S27]/[.$U27]*100" office:value-type="float" office:value="75.1401600616476" calcext:value-type="float">
            <text:p>75.1401600616476</text:p>
          </table:table-cell>
          <table:table-cell table:style-name="Default" table:formula="of:=[.T27]/[.$U27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8699" calcext:value-type="float">
            <text:p>0.9186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244" calcext:value-type="float">
            <text:p>0.41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01024" calcext:value-type="float">
            <text:p>6.01024</text:p>
          </table:table-cell>
          <table:table-cell table:style-name="Default" office:value-type="float" office:value="7.33919" calcext:value-type="float">
            <text:p>7.33919</text:p>
          </table:table-cell>
          <table:table-cell table:style-name="Default" table:formula="of:=[.AB27]/[.$AH27]*100" office:value-type="float" office:value="0" calcext:value-type="float">
            <text:p>0</text:p>
          </table:table-cell>
          <table:table-cell table:style-name="Default" table:formula="of:=[.AC27]/[.$AH27]*100" office:value-type="float" office:value="12.5177165327509" calcext:value-type="float">
            <text:p>12.5177165327509</text:p>
          </table:table-cell>
          <table:table-cell table:style-name="Default" table:formula="of:=[.AD27]/[.$AH27]*100" office:value-type="float" office:value="0" calcext:value-type="float">
            <text:p>0</text:p>
          </table:table-cell>
          <table:table-cell table:style-name="Default" table:formula="of:=[.AE27]/[.$AH27]*100" office:value-type="float" office:value="5.5897721683183" calcext:value-type="float">
            <text:p>5.5897721683183</text:p>
          </table:table-cell>
          <table:table-cell table:style-name="Default" table:formula="of:=[.AF27]/[.$AH27]*100" office:value-type="float" office:value="0" calcext:value-type="float">
            <text:p>0</text:p>
          </table:table-cell>
          <table:table-cell table:style-name="Default" table:formula="of:=[.AG27]/[.$AH27]*100" office:value-type="float" office:value="81.892415920558" calcext:value-type="float">
            <text:p>81.8924159205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8976" calcext:value-type="float">
            <text:p>1.68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32195" calcext:value-type="float">
            <text:p>0.532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2862" calcext:value-type="float">
            <text:p>5.32862</text:p>
          </table:table-cell>
          <table:table-cell table:style-name="Default" office:value-type="float" office:value="7.55057" calcext:value-type="float">
            <text:p>7.55057</text:p>
          </table:table-cell>
          <table:table-cell table:style-name="Default" table:formula="of:=[.AO27]/[.$AU27]*100" office:value-type="float" office:value="0" calcext:value-type="float">
            <text:p>0</text:p>
          </table:table-cell>
          <table:table-cell table:style-name="Default" table:formula="of:=[.AP27]/[.$AU27]*100" office:value-type="float" office:value="22.379237593983" calcext:value-type="float">
            <text:p>22.379237593983</text:p>
          </table:table-cell>
          <table:table-cell table:style-name="Default" table:formula="of:=[.AQ27]/[.$AU27]*100" office:value-type="float" office:value="0" calcext:value-type="float">
            <text:p>0</text:p>
          </table:table-cell>
          <table:table-cell table:style-name="Default" table:formula="of:=[.AR27]/[.$AU27]*100" office:value-type="float" office:value="7.04840826586602" calcext:value-type="float">
            <text:p>7.04840826586602</text:p>
          </table:table-cell>
          <table:table-cell table:style-name="Default" table:formula="of:=[.AS27]/[.$AU27]*100" office:value-type="float" office:value="0" calcext:value-type="float">
            <text:p>0</text:p>
          </table:table-cell>
          <table:table-cell table:style-name="Default" table:formula="of:=[.AT27]/[.$AU27]*100" office:value-type="float" office:value="70.5724203603172" calcext:value-type="float">
            <text:p>70.5724203603172</text:p>
          </table:table-cell>
          <table:table-cell table:number-columns-repeated="2"/>
          <table:table-cell office:value-type="float" office:value="4.17285" calcext:value-type="float">
            <text:p>4.17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634" calcext:value-type="float">
            <text:p>4.24634</text:p>
          </table:table-cell>
          <table:table-cell office:value-type="float" office:value="28.2489" calcext:value-type="float">
            <text:p>28.2489</text:p>
          </table:table-cell>
          <table:table-cell office:value-type="float" office:value="0" calcext:value-type="float">
            <text:p>0</text:p>
          </table:table-cell>
          <table:table-cell office:value-type="float" office:value="36.668" calcext:value-type="float">
            <text:p>36.668</text:p>
          </table:table-cell>
          <table:table-cell table:number-columns-repeated="6"/>
          <table:table-cell office:value-type="float" office:value="3.76423" calcext:value-type="float">
            <text:p>3.76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4927" calcext:value-type="float">
            <text:p>3.84927</text:p>
          </table:table-cell>
          <table:table-cell office:value-type="float" office:value="23.0122" calcext:value-type="float">
            <text:p>23.0122</text:p>
          </table:table-cell>
          <table:table-cell office:value-type="float" office:value="0" calcext:value-type="float">
            <text:p>0</text:p>
          </table:table-cell>
          <table:table-cell office:value-type="float" office:value="30.6257" calcext:value-type="float">
            <text:p>30.6257</text:p>
          </table:table-cell>
          <table:table-cell table:number-columns-repeated="6"/>
          <table:table-cell office:value-type="float" office:value="3.25415" calcext:value-type="float">
            <text:p>3.25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4585" calcext:value-type="float">
            <text:p>3.84585</text:p>
          </table:table-cell>
          <table:table-cell office:value-type="float" office:value="23.4924" calcext:value-type="float">
            <text:p>23.4924</text:p>
          </table:table-cell>
          <table:table-cell office:value-type="float" office:value="0" calcext:value-type="float">
            <text:p>0</text:p>
          </table:table-cell>
          <table:table-cell office:value-type="float" office:value="30.5924" calcext:value-type="float">
            <text:p>30.5924</text:p>
          </table:table-cell>
          <table:table-cell table:number-columns-repeated="6"/>
          <table:table-cell office:value-type="float" office:value="2.45203" calcext:value-type="float">
            <text:p>2.45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659" calcext:value-type="float">
            <text:p>2.95659</text:p>
          </table:table-cell>
          <table:table-cell office:value-type="float" office:value="24.2001" calcext:value-type="float">
            <text:p>24.2001</text:p>
          </table:table-cell>
          <table:table-cell office:value-type="float" office:value="0" calcext:value-type="float">
            <text:p>0</text:p>
          </table:table-cell>
          <table:table-cell office:value-type="float" office:value="29.6088" calcext:value-type="float">
            <text:p>29.6088</text:p>
          </table:table-cell>
        </table:table-row>
        <table:table-row table:style-name="ro1">
          <table:table-cell table:style-name="ce13" office:value-type="string" calcext:value-type="string">
            <text:p>grubhub-12-5.tsp </text:p>
          </table:table-cell>
          <table:table-cell table:style-name="Default" table:formula="of:=[$'Parcel Time'.B28]+[.BD28]" office:value-type="float" office:value="4.75528" calcext:value-type="float">
            <text:p>4.75528</text:p>
          </table:table-cell>
          <table:table-cell table:style-name="Default" table:formula="of:=[$'Parcel Time'.C28]+[.BE28]" office:value-type="float" office:value="0" calcext:value-type="float">
            <text:p>0</text:p>
          </table:table-cell>
          <table:table-cell table:style-name="Default" table:formula="of:=[$'Parcel Time'.D28]+[.BF28]" office:value-type="float" office:value="0" calcext:value-type="float">
            <text:p>0</text:p>
          </table:table-cell>
          <table:table-cell table:style-name="Default" table:formula="of:=[$'Parcel Time'.E28]+[.BG28]" office:value-type="float" office:value="3.28878" calcext:value-type="float">
            <text:p>3.28878</text:p>
          </table:table-cell>
          <table:table-cell table:style-name="Default" table:formula="of:=[$'Parcel Time'.F28]+[.BH28]" office:value-type="float" office:value="21.5044" calcext:value-type="float">
            <text:p>21.5044</text:p>
          </table:table-cell>
          <table:table-cell table:style-name="Default" table:formula="of:=[$'Parcel Time'.G28]+[.BI28]" office:value-type="float" office:value="0" calcext:value-type="float">
            <text:p>0</text:p>
          </table:table-cell>
          <table:table-cell table:style-name="Default" table:formula="of:=[$'Parcel Time'.H28]+[.BJ28]" office:value-type="float" office:value="29.5485" calcext:value-type="float">
            <text:p>29.5485</text:p>
          </table:table-cell>
          <table:table-cell table:style-name="Default" table:formula="of:=[.B28]/[.$H28]*100" office:value-type="float" office:value="16.0931350153138" calcext:value-type="float">
            <text:p>16.0931350153138</text:p>
          </table:table-cell>
          <table:table-cell table:style-name="Default" table:formula="of:=[.C28]/[.$H28]*100" office:value-type="float" office:value="0" calcext:value-type="float">
            <text:p>0</text:p>
          </table:table-cell>
          <table:table-cell table:style-name="Default" table:formula="of:=[.D28]/[.$H28]*100" office:value-type="float" office:value="0" calcext:value-type="float">
            <text:p>0</text:p>
          </table:table-cell>
          <table:table-cell table:style-name="Default" table:formula="of:=[.E28]/[.$H28]*100" office:value-type="float" office:value="11.1301081273161" calcext:value-type="float">
            <text:p>11.1301081273161</text:p>
          </table:table-cell>
          <table:table-cell table:style-name="Default" table:formula="of:=[.F28]/[.$H28]*100" office:value-type="float" office:value="72.7766214867083" calcext:value-type="float">
            <text:p>72.7766214867083</text:p>
          </table:table-cell>
          <table:table-cell table:style-name="Default" table:formula="of:=[.G28]/[.$H28]*100" office:value-type="float" office:value="0" calcext:value-type="float">
            <text:p>0</text:p>
          </table:table-cell>
          <table:table-cell table:style-name="Default" table:formula="of:=[$'Parcel Time'.O28]+[.BQ28]" office:value-type="float" office:value="4.4774" calcext:value-type="float">
            <text:p>4.4774</text:p>
          </table:table-cell>
          <table:table-cell table:style-name="Default" table:formula="of:=[$'Parcel Time'.P28]+[.BR28]" office:value-type="float" office:value="0" calcext:value-type="float">
            <text:p>0</text:p>
          </table:table-cell>
          <table:table-cell table:style-name="Default" table:formula="of:=[$'Parcel Time'.Q28]+[.BS28]" office:value-type="float" office:value="0" calcext:value-type="float">
            <text:p>0</text:p>
          </table:table-cell>
          <table:table-cell table:style-name="Default" table:formula="of:=[$'Parcel Time'.R28]+[.BT28]" office:value-type="float" office:value="3.65122" calcext:value-type="float">
            <text:p>3.65122</text:p>
          </table:table-cell>
          <table:table-cell table:style-name="Default" table:formula="of:=[$'Parcel Time'.S28]+[.BU28]" office:value-type="float" office:value="20.8466" calcext:value-type="float">
            <text:p>20.8466</text:p>
          </table:table-cell>
          <table:table-cell table:style-name="Default" table:formula="of:=[$'Parcel Time'.T28]+[.BV28]" office:value-type="float" office:value="0" calcext:value-type="float">
            <text:p>0</text:p>
          </table:table-cell>
          <table:table-cell table:style-name="Default" table:formula="of:=[$'Parcel Time'.U28]+[.BW28]" office:value-type="float" office:value="28.9752" calcext:value-type="float">
            <text:p>28.9752</text:p>
          </table:table-cell>
          <table:table-cell table:style-name="Default" table:formula="of:=[.O28]/[.$U28]*100" office:value-type="float" office:value="15.4525249178608" calcext:value-type="float">
            <text:p>15.4525249178608</text:p>
          </table:table-cell>
          <table:table-cell table:style-name="Default" table:formula="of:=[.P28]/[.$U28]*100" office:value-type="float" office:value="0" calcext:value-type="float">
            <text:p>0</text:p>
          </table:table-cell>
          <table:table-cell table:style-name="Default" table:formula="of:=[.Q28]/[.$U28]*100" office:value-type="float" office:value="0" calcext:value-type="float">
            <text:p>0</text:p>
          </table:table-cell>
          <table:table-cell table:style-name="Default" table:formula="of:=[.R28]/[.$U28]*100" office:value-type="float" office:value="12.601189983158" calcext:value-type="float">
            <text:p>12.601189983158</text:p>
          </table:table-cell>
          <table:table-cell table:style-name="Default" table:formula="of:=[.S28]/[.$U28]*100" office:value-type="float" office:value="71.9463541235263" calcext:value-type="float">
            <text:p>71.9463541235263</text:p>
          </table:table-cell>
          <table:table-cell table:style-name="Default" table:formula="of:=[.T28]/[.$U28]*100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.98293E-015" calcext:value-type="float">
            <text:p>3.98293E-15</text:p>
          </table:table-cell>
          <table:table-cell table:style-name="Default" table:formula="of:=[.AB28]/[.$AH28]*100" office:value-type="float" office:value="0" calcext:value-type="float">
            <text:p>0</text:p>
          </table:table-cell>
          <table:table-cell table:style-name="Default" table:formula="of:=[.AC28]/[.$AH28]*100" office:value-type="float" office:value="0" calcext:value-type="float">
            <text:p>0</text:p>
          </table:table-cell>
          <table:table-cell table:style-name="Default" table:formula="of:=[.AD28]/[.$AH28]*100" office:value-type="float" office:value="0" calcext:value-type="float">
            <text:p>0</text:p>
          </table:table-cell>
          <table:table-cell table:style-name="Default" table:formula="of:=[.AE28]/[.$AH28]*100" office:value-type="float" office:value="0" calcext:value-type="float">
            <text:p>0</text:p>
          </table:table-cell>
          <table:table-cell table:style-name="Default" table:formula="of:=[.AF28]/[.$AH28]*100" office:value-type="float" office:value="0" calcext:value-type="float">
            <text:p>0</text:p>
          </table:table-cell>
          <table:table-cell table:style-name="Default" table:formula="of:=[.AG28]/[.$AH28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0732" calcext:value-type="float">
            <text:p>1.4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37561" calcext:value-type="float">
            <text:p>0.73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92342E-015" calcext:value-type="float">
            <text:p>8.92342E-15</text:p>
          </table:table-cell>
          <table:table-cell table:style-name="Default" office:value-type="float" office:value="2.14488" calcext:value-type="float">
            <text:p>2.14488</text:p>
          </table:table-cell>
          <table:table-cell table:style-name="Default" table:formula="of:=[.AO28]/[.$AU28]*100" office:value-type="float" office:value="0" calcext:value-type="float">
            <text:p>0</text:p>
          </table:table-cell>
          <table:table-cell table:style-name="Default" table:formula="of:=[.AP28]/[.$AU28]*100" office:value-type="float" office:value="65.6129946663683" calcext:value-type="float">
            <text:p>65.6129946663683</text:p>
          </table:table-cell>
          <table:table-cell table:style-name="Default" table:formula="of:=[.AQ28]/[.$AU28]*100" office:value-type="float" office:value="0" calcext:value-type="float">
            <text:p>0</text:p>
          </table:table-cell>
          <table:table-cell table:style-name="Default" table:formula="of:=[.AR28]/[.$AU28]*100" office:value-type="float" office:value="34.3870519562866" calcext:value-type="float">
            <text:p>34.3870519562866</text:p>
          </table:table-cell>
          <table:table-cell table:style-name="Default" table:formula="of:=[.AS28]/[.$AU28]*100" office:value-type="float" office:value="0" calcext:value-type="float">
            <text:p>0</text:p>
          </table:table-cell>
          <table:table-cell table:style-name="Default" table:formula="of:=[.AT28]/[.$AU28]*100" office:value-type="float" office:value="0.00000000000041603353101339" calcext:value-type="float">
            <text:p>4.1603353101339E-13</text:p>
          </table:table-cell>
          <table:table-cell table:number-columns-repeated="2"/>
          <table:table-cell office:value-type="float" office:value="4.75528" calcext:value-type="float">
            <text:p>4.75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878" calcext:value-type="float">
            <text:p>3.28878</text:p>
          </table:table-cell>
          <table:table-cell office:value-type="float" office:value="21.5044" calcext:value-type="float">
            <text:p>21.5044</text:p>
          </table:table-cell>
          <table:table-cell office:value-type="float" office:value="0" calcext:value-type="float">
            <text:p>0</text:p>
          </table:table-cell>
          <table:table-cell office:value-type="float" office:value="29.5485" calcext:value-type="float">
            <text:p>29.5485</text:p>
          </table:table-cell>
          <table:table-cell table:number-columns-repeated="6"/>
          <table:table-cell office:value-type="float" office:value="4.4774" calcext:value-type="float">
            <text:p>4.4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5122" calcext:value-type="float">
            <text:p>3.65122</text:p>
          </table:table-cell>
          <table:table-cell office:value-type="float" office:value="20.8466" calcext:value-type="float">
            <text:p>20.8466</text:p>
          </table:table-cell>
          <table:table-cell office:value-type="float" office:value="0" calcext:value-type="float">
            <text:p>0</text:p>
          </table:table-cell>
          <table:table-cell office:value-type="float" office:value="28.9752" calcext:value-type="float">
            <text:p>28.9752</text:p>
          </table:table-cell>
          <table:table-cell table:number-columns-repeated="6"/>
          <table:table-cell office:value-type="float" office:value="3.90439" calcext:value-type="float">
            <text:p>3.90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512" calcext:value-type="float">
            <text:p>3.23512</text:p>
          </table:table-cell>
          <table:table-cell office:value-type="float" office:value="15.9586" calcext:value-type="float">
            <text:p>15.9586</text:p>
          </table:table-cell>
          <table:table-cell office:value-type="float" office:value="0" calcext:value-type="float">
            <text:p>0</text:p>
          </table:table-cell>
          <table:table-cell office:value-type="float" office:value="23.0981" calcext:value-type="float">
            <text:p>23.0981</text:p>
          </table:table-cell>
          <table:table-cell table:number-columns-repeated="6"/>
          <table:table-cell office:value-type="float" office:value="3.04764" calcext:value-type="float">
            <text:p>3.04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22" calcext:value-type="float">
            <text:p>2.5322</text:p>
          </table:table-cell>
          <table:table-cell office:value-type="float" office:value="8.97927" calcext:value-type="float">
            <text:p>8.97927</text:p>
          </table:table-cell>
          <table:table-cell office:value-type="float" office:value="0" calcext:value-type="float">
            <text:p>0</text:p>
          </table:table-cell>
          <table:table-cell office:value-type="float" office:value="14.5591" calcext:value-type="float">
            <text:p>14.5591</text:p>
          </table:table-cell>
        </table:table-row>
        <table:table-row table:style-name="ro1">
          <table:table-cell table:style-name="ce13" office:value-type="string" calcext:value-type="string">
            <text:p>grubhub-12-6.tsp </text:p>
          </table:table-cell>
          <table:table-cell table:style-name="Default" table:formula="of:=[$'Parcel Time'.B29]+[.BD29]" office:value-type="float" office:value="4.84211" calcext:value-type="float">
            <text:p>4.84211</text:p>
          </table:table-cell>
          <table:table-cell table:style-name="Default" table:formula="of:=[$'Parcel Time'.C29]+[.BE29]" office:value-type="float" office:value="0" calcext:value-type="float">
            <text:p>0</text:p>
          </table:table-cell>
          <table:table-cell table:style-name="Default" table:formula="of:=[$'Parcel Time'.D29]+[.BF29]" office:value-type="float" office:value="0" calcext:value-type="float">
            <text:p>0</text:p>
          </table:table-cell>
          <table:table-cell table:style-name="Default" table:formula="of:=[$'Parcel Time'.E29]+[.BG29]" office:value-type="float" office:value="3.49707" calcext:value-type="float">
            <text:p>3.49707</text:p>
          </table:table-cell>
          <table:table-cell table:style-name="Default" table:formula="of:=[$'Parcel Time'.F29]+[.BH29]" office:value-type="float" office:value="31.7811" calcext:value-type="float">
            <text:p>31.7811</text:p>
          </table:table-cell>
          <table:table-cell table:style-name="Default" table:formula="of:=[$'Parcel Time'.G29]+[.BI29]" office:value-type="float" office:value="0" calcext:value-type="float">
            <text:p>0</text:p>
          </table:table-cell>
          <table:table-cell table:style-name="Default" table:formula="of:=[$'Parcel Time'.H29]+[.BJ29]" office:value-type="float" office:value="40.1203" calcext:value-type="float">
            <text:p>40.1203</text:p>
          </table:table-cell>
          <table:table-cell table:style-name="Default" table:formula="of:=[.B29]/[.$H29]*100" office:value-type="float" office:value="12.0689775500183" calcext:value-type="float">
            <text:p>12.0689775500183</text:p>
          </table:table-cell>
          <table:table-cell table:style-name="Default" table:formula="of:=[.C29]/[.$H29]*100" office:value-type="float" office:value="0" calcext:value-type="float">
            <text:p>0</text:p>
          </table:table-cell>
          <table:table-cell table:style-name="Default" table:formula="of:=[.D29]/[.$H29]*100" office:value-type="float" office:value="0" calcext:value-type="float">
            <text:p>0</text:p>
          </table:table-cell>
          <table:table-cell table:style-name="Default" table:formula="of:=[.E29]/[.$H29]*100" office:value-type="float" office:value="8.71646024581072" calcext:value-type="float">
            <text:p>8.71646024581072</text:p>
          </table:table-cell>
          <table:table-cell table:style-name="Default" table:formula="of:=[.F29]/[.$H29]*100" office:value-type="float" office:value="79.2145123540951" calcext:value-type="float">
            <text:p>79.2145123540951</text:p>
          </table:table-cell>
          <table:table-cell table:style-name="Default" table:formula="of:=[.G29]/[.$H29]*100" office:value-type="float" office:value="0" calcext:value-type="float">
            <text:p>0</text:p>
          </table:table-cell>
          <table:table-cell table:style-name="Default" table:formula="of:=[$'Parcel Time'.O29]+[.BQ29]" office:value-type="float" office:value="4.32618" calcext:value-type="float">
            <text:p>4.32618</text:p>
          </table:table-cell>
          <table:table-cell table:style-name="Default" table:formula="of:=[$'Parcel Time'.P29]+[.BR29]" office:value-type="float" office:value="0.768455" calcext:value-type="float">
            <text:p>0.768455</text:p>
          </table:table-cell>
          <table:table-cell table:style-name="Default" table:formula="of:=[$'Parcel Time'.Q29]+[.BS29]" office:value-type="float" office:value="0" calcext:value-type="float">
            <text:p>0</text:p>
          </table:table-cell>
          <table:table-cell table:style-name="Default" table:formula="of:=[$'Parcel Time'.R29]+[.BT29]" office:value-type="float" office:value="3.614143" calcext:value-type="float">
            <text:p>3.614143</text:p>
          </table:table-cell>
          <table:table-cell table:style-name="Default" table:formula="of:=[$'Parcel Time'.S29]+[.BU29]" office:value-type="float" office:value="23.145" calcext:value-type="float">
            <text:p>23.145</text:p>
          </table:table-cell>
          <table:table-cell table:style-name="Default" table:formula="of:=[$'Parcel Time'.T29]+[.BV29]" office:value-type="float" office:value="0" calcext:value-type="float">
            <text:p>0</text:p>
          </table:table-cell>
          <table:table-cell table:style-name="Default" table:formula="of:=[$'Parcel Time'.U29]+[.BW29]" office:value-type="float" office:value="31.85373" calcext:value-type="float">
            <text:p>31.85373</text:p>
          </table:table-cell>
          <table:table-cell table:style-name="Default" table:formula="of:=[.O29]/[.$U29]*100" office:value-type="float" office:value="13.5813921948858" calcext:value-type="float">
            <text:p>13.5813921948858</text:p>
          </table:table-cell>
          <table:table-cell table:style-name="Default" table:formula="of:=[.P29]/[.$U29]*100" office:value-type="float" office:value="2.41244902873227" calcext:value-type="float">
            <text:p>2.41244902873227</text:p>
          </table:table-cell>
          <table:table-cell table:style-name="Default" table:formula="of:=[.Q29]/[.$U29]*100" office:value-type="float" office:value="0" calcext:value-type="float">
            <text:p>0</text:p>
          </table:table-cell>
          <table:table-cell table:style-name="Default" table:formula="of:=[.R29]/[.$U29]*100" office:value-type="float" office:value="11.3460590015675" calcext:value-type="float">
            <text:p>11.3460590015675</text:p>
          </table:table-cell>
          <table:table-cell table:style-name="Default" table:formula="of:=[.S29]/[.$U29]*100" office:value-type="float" office:value="72.6602504636035" calcext:value-type="float">
            <text:p>72.6602504636035</text:p>
          </table:table-cell>
          <table:table-cell table:style-name="Default" table:formula="of:=[.T29]/[.$U29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8455" calcext:value-type="float">
            <text:p>0.768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7073" calcext:value-type="float">
            <text:p>0.6370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40553" calcext:value-type="float">
            <text:p>1.40553</text:p>
          </table:table-cell>
          <table:table-cell table:style-name="Default" table:formula="of:=[.AB29]/[.$AH29]*100" office:value-type="float" office:value="0" calcext:value-type="float">
            <text:p>0</text:p>
          </table:table-cell>
          <table:table-cell table:style-name="Default" table:formula="of:=[.AC29]/[.$AH29]*100" office:value-type="float" office:value="54.6736818139776" calcext:value-type="float">
            <text:p>54.6736818139776</text:p>
          </table:table-cell>
          <table:table-cell table:style-name="Default" table:formula="of:=[.AD29]/[.$AH29]*100" office:value-type="float" office:value="0" calcext:value-type="float">
            <text:p>0</text:p>
          </table:table-cell>
          <table:table-cell table:style-name="Default" table:formula="of:=[.AE29]/[.$AH29]*100" office:value-type="float" office:value="45.3261758909451" calcext:value-type="float">
            <text:p>45.3261758909451</text:p>
          </table:table-cell>
          <table:table-cell table:style-name="Default" table:formula="of:=[.AF29]/[.$AH29]*100" office:value-type="float" office:value="0" calcext:value-type="float">
            <text:p>0</text:p>
          </table:table-cell>
          <table:table-cell table:style-name="Default" table:formula="of:=[.AG29]/[.$AH29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8911" calcext:value-type="float">
            <text:p>1.78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83415" calcext:value-type="float">
            <text:p>0.683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85512" calcext:value-type="float">
            <text:p>5.85512</text:p>
          </table:table-cell>
          <table:table-cell table:style-name="Default" office:value-type="float" office:value="8.32764" calcext:value-type="float">
            <text:p>8.32764</text:p>
          </table:table-cell>
          <table:table-cell table:style-name="Default" table:formula="of:=[.AO29]/[.$AU29]*100" office:value-type="float" office:value="0" calcext:value-type="float">
            <text:p>0</text:p>
          </table:table-cell>
          <table:table-cell table:style-name="Default" table:formula="of:=[.AP29]/[.$AU29]*100" office:value-type="float" office:value="21.483997867343" calcext:value-type="float">
            <text:p>21.483997867343</text:p>
          </table:table-cell>
          <table:table-cell table:style-name="Default" table:formula="of:=[.AQ29]/[.$AU29]*100" office:value-type="float" office:value="0" calcext:value-type="float">
            <text:p>0</text:p>
          </table:table-cell>
          <table:table-cell table:style-name="Default" table:formula="of:=[.AR29]/[.$AU29]*100" office:value-type="float" office:value="8.20658674006081" calcext:value-type="float">
            <text:p>8.20658674006081</text:p>
          </table:table-cell>
          <table:table-cell table:style-name="Default" table:formula="of:=[.AS29]/[.$AU29]*100" office:value-type="float" office:value="0" calcext:value-type="float">
            <text:p>0</text:p>
          </table:table-cell>
          <table:table-cell table:style-name="Default" table:formula="of:=[.AT29]/[.$AU29]*100" office:value-type="float" office:value="70.3094754336162" calcext:value-type="float">
            <text:p>70.3094754336162</text:p>
          </table:table-cell>
          <table:table-cell table:number-columns-repeated="2"/>
          <table:table-cell office:value-type="float" office:value="4.84211" calcext:value-type="float">
            <text:p>4.84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9707" calcext:value-type="float">
            <text:p>3.49707</text:p>
          </table:table-cell>
          <table:table-cell office:value-type="float" office:value="31.7811" calcext:value-type="float">
            <text:p>31.7811</text:p>
          </table:table-cell>
          <table:table-cell office:value-type="float" office:value="0" calcext:value-type="float">
            <text:p>0</text:p>
          </table:table-cell>
          <table:table-cell office:value-type="float" office:value="40.1203" calcext:value-type="float">
            <text:p>40.1203</text:p>
          </table:table-cell>
          <table:table-cell table:number-columns-repeated="6"/>
          <table:table-cell office:value-type="float" office:value="4.32618" calcext:value-type="float">
            <text:p>4.32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707" calcext:value-type="float">
            <text:p>2.97707</text:p>
          </table:table-cell>
          <table:table-cell office:value-type="float" office:value="23.145" calcext:value-type="float">
            <text:p>23.145</text:p>
          </table:table-cell>
          <table:table-cell office:value-type="float" office:value="0" calcext:value-type="float">
            <text:p>0</text:p>
          </table:table-cell>
          <table:table-cell office:value-type="float" office:value="30.4482" calcext:value-type="float">
            <text:p>30.4482</text:p>
          </table:table-cell>
          <table:table-cell table:number-columns-repeated="6"/>
          <table:table-cell office:value-type="float" office:value="3.99268" calcext:value-type="float">
            <text:p>3.9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634" calcext:value-type="float">
            <text:p>2.82634</text:p>
          </table:table-cell>
          <table:table-cell office:value-type="float" office:value="18.1744" calcext:value-type="float">
            <text:p>18.1744</text:p>
          </table:table-cell>
          <table:table-cell office:value-type="float" office:value="0" calcext:value-type="float">
            <text:p>0</text:p>
          </table:table-cell>
          <table:table-cell office:value-type="float" office:value="24.9934" calcext:value-type="float">
            <text:p>24.9934</text:p>
          </table:table-cell>
          <table:table-cell table:number-columns-repeated="6"/>
          <table:table-cell office:value-type="float" office:value="3.12325" calcext:value-type="float">
            <text:p>3.12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415" calcext:value-type="float">
            <text:p>2.33415</text:p>
          </table:table-cell>
          <table:table-cell office:value-type="float" office:value="23.7655" calcext:value-type="float">
            <text:p>23.7655</text:p>
          </table:table-cell>
          <table:table-cell office:value-type="float" office:value="0" calcext:value-type="float">
            <text:p>0</text:p>
          </table:table-cell>
          <table:table-cell office:value-type="float" office:value="29.2229" calcext:value-type="float">
            <text:p>29.2229</text:p>
          </table:table-cell>
        </table:table-row>
        <table:table-row table:style-name="ro1">
          <table:table-cell table:style-name="ce13" office:value-type="string" calcext:value-type="string">
            <text:p>grubhub-12-7.tsp </text:p>
          </table:table-cell>
          <table:table-cell table:style-name="Default" table:formula="of:=[$'Parcel Time'.B30]+[.BD30]" office:value-type="float" office:value="5.22943" calcext:value-type="float">
            <text:p>5.22943</text:p>
          </table:table-cell>
          <table:table-cell table:style-name="Default" table:formula="of:=[$'Parcel Time'.C30]+[.BE30]" office:value-type="float" office:value="0" calcext:value-type="float">
            <text:p>0</text:p>
          </table:table-cell>
          <table:table-cell table:style-name="Default" table:formula="of:=[$'Parcel Time'.D30]+[.BF30]" office:value-type="float" office:value="0" calcext:value-type="float">
            <text:p>0</text:p>
          </table:table-cell>
          <table:table-cell table:style-name="Default" table:formula="of:=[$'Parcel Time'.E30]+[.BG30]" office:value-type="float" office:value="2.76439" calcext:value-type="float">
            <text:p>2.76439</text:p>
          </table:table-cell>
          <table:table-cell table:style-name="Default" table:formula="of:=[$'Parcel Time'.F30]+[.BH30]" office:value-type="float" office:value="15.1544" calcext:value-type="float">
            <text:p>15.1544</text:p>
          </table:table-cell>
          <table:table-cell table:style-name="Default" table:formula="of:=[$'Parcel Time'.G30]+[.BI30]" office:value-type="float" office:value="0" calcext:value-type="float">
            <text:p>0</text:p>
          </table:table-cell>
          <table:table-cell table:style-name="Default" table:formula="of:=[$'Parcel Time'.H30]+[.BJ30]" office:value-type="float" office:value="23.1482" calcext:value-type="float">
            <text:p>23.1482</text:p>
          </table:table-cell>
          <table:table-cell table:style-name="Default" table:formula="of:=[.B30]/[.$H30]*100" office:value-type="float" office:value="22.5910869959651" calcext:value-type="float">
            <text:p>22.5910869959651</text:p>
          </table:table-cell>
          <table:table-cell table:style-name="Default" table:formula="of:=[.C30]/[.$H30]*100" office:value-type="float" office:value="0" calcext:value-type="float">
            <text:p>0</text:p>
          </table:table-cell>
          <table:table-cell table:style-name="Default" table:formula="of:=[.D30]/[.$H30]*100" office:value-type="float" office:value="0" calcext:value-type="float">
            <text:p>0</text:p>
          </table:table-cell>
          <table:table-cell table:style-name="Default" table:formula="of:=[.E30]/[.$H30]*100" office:value-type="float" office:value="11.9421380496108" calcext:value-type="float">
            <text:p>11.9421380496108</text:p>
          </table:table-cell>
          <table:table-cell table:style-name="Default" table:formula="of:=[.F30]/[.$H30]*100" office:value-type="float" office:value="65.4668613542306" calcext:value-type="float">
            <text:p>65.4668613542306</text:p>
          </table:table-cell>
          <table:table-cell table:style-name="Default" table:formula="of:=[.G30]/[.$H30]*100" office:value-type="float" office:value="0" calcext:value-type="float">
            <text:p>0</text:p>
          </table:table-cell>
          <table:table-cell table:style-name="Default" table:formula="of:=[$'Parcel Time'.O30]+[.BQ30]" office:value-type="float" office:value="4.34179" calcext:value-type="float">
            <text:p>4.34179</text:p>
          </table:table-cell>
          <table:table-cell table:style-name="Default" table:formula="of:=[$'Parcel Time'.P30]+[.BR30]" office:value-type="float" office:value="1.14602" calcext:value-type="float">
            <text:p>1.14602</text:p>
          </table:table-cell>
          <table:table-cell table:style-name="Default" table:formula="of:=[$'Parcel Time'.Q30]+[.BS30]" office:value-type="float" office:value="0" calcext:value-type="float">
            <text:p>0</text:p>
          </table:table-cell>
          <table:table-cell table:style-name="Default" table:formula="of:=[$'Parcel Time'.R30]+[.BT30]" office:value-type="float" office:value="2.667321" calcext:value-type="float">
            <text:p>2.667321</text:p>
          </table:table-cell>
          <table:table-cell table:style-name="Default" table:formula="of:=[$'Parcel Time'.S30]+[.BU30]" office:value-type="float" office:value="16.1903" calcext:value-type="float">
            <text:p>16.1903</text:p>
          </table:table-cell>
          <table:table-cell table:style-name="Default" table:formula="of:=[$'Parcel Time'.T30]+[.BV30]" office:value-type="float" office:value="-1.72085E-015" calcext:value-type="float">
            <text:p>-1.72085E-15</text:p>
          </table:table-cell>
          <table:table-cell table:style-name="Default" table:formula="of:=[$'Parcel Time'.U30]+[.BW30]" office:value-type="float" office:value="24.34549" calcext:value-type="float">
            <text:p>24.34549</text:p>
          </table:table-cell>
          <table:table-cell table:style-name="Default" table:formula="of:=[.O30]/[.$U30]*100" office:value-type="float" office:value="17.8340629003565" calcext:value-type="float">
            <text:p>17.8340629003565</text:p>
          </table:table-cell>
          <table:table-cell table:style-name="Default" table:formula="of:=[.P30]/[.$U30]*100" office:value-type="float" office:value="4.70731950763776" calcext:value-type="float">
            <text:p>4.70731950763776</text:p>
          </table:table-cell>
          <table:table-cell table:style-name="Default" table:formula="of:=[.Q30]/[.$U30]*100" office:value-type="float" office:value="0" calcext:value-type="float">
            <text:p>0</text:p>
          </table:table-cell>
          <table:table-cell table:style-name="Default" table:formula="of:=[.R30]/[.$U30]*100" office:value-type="float" office:value="10.9561195934031" calcext:value-type="float">
            <text:p>10.9561195934031</text:p>
          </table:table-cell>
          <table:table-cell table:style-name="Default" table:formula="of:=[.S30]/[.$U30]*100" office:value-type="float" office:value="66.502255653922" calcext:value-type="float">
            <text:p>66.502255653922</text:p>
          </table:table-cell>
          <table:table-cell table:style-name="Default" table:formula="of:=[.T30]/[.$U30]*100" office:value-type="float" office:value="-7.06845497872501E-015" calcext:value-type="float">
            <text:p>-7.06845497872501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1854" calcext:value-type="float">
            <text:p>1.51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46829" calcext:value-type="float">
            <text:p>0.54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72085E-015" calcext:value-type="float">
            <text:p>-1.72085E-15</text:p>
          </table:table-cell>
          <table:table-cell table:style-name="Default" office:value-type="float" office:value="2.06537" calcext:value-type="float">
            <text:p>2.06537</text:p>
          </table:table-cell>
          <table:table-cell table:style-name="Default" table:formula="of:=[.AB30]/[.$AH30]*100" office:value-type="float" office:value="0" calcext:value-type="float">
            <text:p>0</text:p>
          </table:table-cell>
          <table:table-cell table:style-name="Default" table:formula="of:=[.AC30]/[.$AH30]*100" office:value-type="float" office:value="73.5238722359674" calcext:value-type="float">
            <text:p>73.5238722359674</text:p>
          </table:table-cell>
          <table:table-cell table:style-name="Default" table:formula="of:=[.AD30]/[.$AH30]*100" office:value-type="float" office:value="0" calcext:value-type="float">
            <text:p>0</text:p>
          </table:table-cell>
          <table:table-cell table:style-name="Default" table:formula="of:=[.AE30]/[.$AH30]*100" office:value-type="float" office:value="26.4760793465578" calcext:value-type="float">
            <text:p>26.4760793465578</text:p>
          </table:table-cell>
          <table:table-cell table:style-name="Default" table:formula="of:=[.AF30]/[.$AH30]*100" office:value-type="float" office:value="0" calcext:value-type="float">
            <text:p>0</text:p>
          </table:table-cell>
          <table:table-cell table:style-name="Default" table:formula="of:=[.AG30]/[.$AH30]*100" office:value-type="float" office:value="-0.0000000000000833192115698398" calcext:value-type="float">
            <text:p>-8.33192115698398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387" calcext:value-type="float">
            <text:p>2.1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9024" calcext:value-type="float">
            <text:p>0.55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0451E-015" calcext:value-type="float">
            <text:p>1.30451E-15</text:p>
          </table:table-cell>
          <table:table-cell table:style-name="Default" office:value-type="float" office:value="2.69772" calcext:value-type="float">
            <text:p>2.69772</text:p>
          </table:table-cell>
          <table:table-cell table:style-name="Default" table:formula="of:=[.AO30]/[.$AU30]*100" office:value-type="float" office:value="0" calcext:value-type="float">
            <text:p>0</text:p>
          </table:table-cell>
          <table:table-cell table:style-name="Default" table:formula="of:=[.AP30]/[.$AU30]*100" office:value-type="float" office:value="79.278057025933" calcext:value-type="float">
            <text:p>79.278057025933</text:p>
          </table:table-cell>
          <table:table-cell table:style-name="Default" table:formula="of:=[.AQ30]/[.$AU30]*100" office:value-type="float" office:value="0" calcext:value-type="float">
            <text:p>0</text:p>
          </table:table-cell>
          <table:table-cell table:style-name="Default" table:formula="of:=[.AR30]/[.$AU30]*100" office:value-type="float" office:value="20.7220912474237" calcext:value-type="float">
            <text:p>20.7220912474237</text:p>
          </table:table-cell>
          <table:table-cell table:style-name="Default" table:formula="of:=[.AS30]/[.$AU30]*100" office:value-type="float" office:value="0" calcext:value-type="float">
            <text:p>0</text:p>
          </table:table-cell>
          <table:table-cell table:style-name="Default" table:formula="of:=[.AT30]/[.$AU30]*100" office:value-type="float" office:value="0.0000000000000483560191569177" calcext:value-type="float">
            <text:p>4.83560191569177E-14</text:p>
          </table:table-cell>
          <table:table-cell table:number-columns-repeated="2"/>
          <table:table-cell office:value-type="float" office:value="5.22943" calcext:value-type="float">
            <text:p>5.22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439" calcext:value-type="float">
            <text:p>2.76439</text:p>
          </table:table-cell>
          <table:table-cell office:value-type="float" office:value="15.1544" calcext:value-type="float">
            <text:p>15.1544</text:p>
          </table:table-cell>
          <table:table-cell office:value-type="float" office:value="0" calcext:value-type="float">
            <text:p>0</text:p>
          </table:table-cell>
          <table:table-cell office:value-type="float" office:value="23.1482" calcext:value-type="float">
            <text:p>23.1482</text:p>
          </table:table-cell>
          <table:table-cell table:number-columns-repeated="6"/>
          <table:table-cell office:value-type="float" office:value="4.34179" calcext:value-type="float">
            <text:p>4.34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415" calcext:value-type="float">
            <text:p>2.29415</text:p>
          </table:table-cell>
          <table:table-cell office:value-type="float" office:value="16.1903" calcext:value-type="float">
            <text:p>16.1903</text:p>
          </table:table-cell>
          <table:table-cell office:value-type="float" office:value="0" calcext:value-type="float">
            <text:p>0</text:p>
          </table:table-cell>
          <table:table-cell office:value-type="float" office:value="22.8263" calcext:value-type="float">
            <text:p>22.8263</text:p>
          </table:table-cell>
          <table:table-cell table:number-columns-repeated="6"/>
          <table:table-cell office:value-type="float" office:value="3.96927" calcext:value-type="float">
            <text:p>3.96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537" calcext:value-type="float">
            <text:p>2.18537</text:p>
          </table:table-cell>
          <table:table-cell office:value-type="float" office:value="16.3933" calcext:value-type="float">
            <text:p>16.3933</text:p>
          </table:table-cell>
          <table:table-cell office:value-type="float" office:value="0" calcext:value-type="float">
            <text:p>0</text:p>
          </table:table-cell>
          <table:table-cell office:value-type="float" office:value="22.548" calcext:value-type="float">
            <text:p>22.548</text:p>
          </table:table-cell>
          <table:table-cell table:number-columns-repeated="6"/>
          <table:table-cell office:value-type="float" office:value="3.29252" calcext:value-type="float">
            <text:p>3.29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049" calcext:value-type="float">
            <text:p>1.66049</text:p>
          </table:table-cell>
          <table:table-cell office:value-type="float" office:value="16.6459" calcext:value-type="float">
            <text:p>16.6459</text:p>
          </table:table-cell>
          <table:table-cell office:value-type="float" office:value="0" calcext:value-type="float">
            <text:p>0</text:p>
          </table:table-cell>
          <table:table-cell office:value-type="float" office:value="21.5989" calcext:value-type="float">
            <text:p>21.5989</text:p>
          </table:table-cell>
        </table:table-row>
        <table:table-row table:style-name="ro1">
          <table:table-cell table:style-name="ce13" office:value-type="string" calcext:value-type="string">
            <text:p>grubhub-12-8.tsp </text:p>
          </table:table-cell>
          <table:table-cell table:style-name="Default" table:formula="of:=[$'Parcel Time'.B31]+[.BD31]" office:value-type="float" office:value="4.52455" calcext:value-type="float">
            <text:p>4.52455</text:p>
          </table:table-cell>
          <table:table-cell table:style-name="Default" table:formula="of:=[$'Parcel Time'.C31]+[.BE31]" office:value-type="float" office:value="0" calcext:value-type="float">
            <text:p>0</text:p>
          </table:table-cell>
          <table:table-cell table:style-name="Default" table:formula="of:=[$'Parcel Time'.D31]+[.BF31]" office:value-type="float" office:value="0" calcext:value-type="float">
            <text:p>0</text:p>
          </table:table-cell>
          <table:table-cell table:style-name="Default" table:formula="of:=[$'Parcel Time'.E31]+[.BG31]" office:value-type="float" office:value="2.86585" calcext:value-type="float">
            <text:p>2.86585</text:p>
          </table:table-cell>
          <table:table-cell table:style-name="Default" table:formula="of:=[$'Parcel Time'.F31]+[.BH31]" office:value-type="float" office:value="17.7884" calcext:value-type="float">
            <text:p>17.7884</text:p>
          </table:table-cell>
          <table:table-cell table:style-name="Default" table:formula="of:=[$'Parcel Time'.G31]+[.BI31]" office:value-type="float" office:value="0" calcext:value-type="float">
            <text:p>0</text:p>
          </table:table-cell>
          <table:table-cell table:style-name="Default" table:formula="of:=[$'Parcel Time'.H31]+[.BJ31]" office:value-type="float" office:value="25.1788" calcext:value-type="float">
            <text:p>25.1788</text:p>
          </table:table-cell>
          <table:table-cell table:style-name="Default" table:formula="of:=[.B31]/[.$H31]*100" office:value-type="float" office:value="17.9696808426136" calcext:value-type="float">
            <text:p>17.9696808426136</text:p>
          </table:table-cell>
          <table:table-cell table:style-name="Default" table:formula="of:=[.C31]/[.$H31]*100" office:value-type="float" office:value="0" calcext:value-type="float">
            <text:p>0</text:p>
          </table:table-cell>
          <table:table-cell table:style-name="Default" table:formula="of:=[.D31]/[.$H31]*100" office:value-type="float" office:value="0" calcext:value-type="float">
            <text:p>0</text:p>
          </table:table-cell>
          <table:table-cell table:style-name="Default" table:formula="of:=[.E31]/[.$H31]*100" office:value-type="float" office:value="11.3819959648593" calcext:value-type="float">
            <text:p>11.3819959648593</text:p>
          </table:table-cell>
          <table:table-cell table:style-name="Default" table:formula="of:=[.F31]/[.$H31]*100" office:value-type="float" office:value="70.648323192527" calcext:value-type="float">
            <text:p>70.648323192527</text:p>
          </table:table-cell>
          <table:table-cell table:style-name="Default" table:formula="of:=[.G31]/[.$H31]*100" office:value-type="float" office:value="0" calcext:value-type="float">
            <text:p>0</text:p>
          </table:table-cell>
          <table:table-cell table:style-name="Default" table:formula="of:=[$'Parcel Time'.O31]+[.BQ31]" office:value-type="float" office:value="3.96374" calcext:value-type="float">
            <text:p>3.96374</text:p>
          </table:table-cell>
          <table:table-cell table:style-name="Default" table:formula="of:=[$'Parcel Time'.P31]+[.BR31]" office:value-type="float" office:value="1.30699" calcext:value-type="float">
            <text:p>1.30699</text:p>
          </table:table-cell>
          <table:table-cell table:style-name="Default" table:formula="of:=[$'Parcel Time'.Q31]+[.BS31]" office:value-type="float" office:value="0" calcext:value-type="float">
            <text:p>0</text:p>
          </table:table-cell>
          <table:table-cell table:style-name="Default" table:formula="of:=[$'Parcel Time'.R31]+[.BT31]" office:value-type="float" office:value="3.240973" calcext:value-type="float">
            <text:p>3.240973</text:p>
          </table:table-cell>
          <table:table-cell table:style-name="Default" table:formula="of:=[$'Parcel Time'.S31]+[.BU31]" office:value-type="float" office:value="26.119" calcext:value-type="float">
            <text:p>26.119</text:p>
          </table:table-cell>
          <table:table-cell table:style-name="Default" table:formula="of:=[$'Parcel Time'.T31]+[.BV31]" office:value-type="float" office:value="1.48492E-015" calcext:value-type="float">
            <text:p>1.48492E-15</text:p>
          </table:table-cell>
          <table:table-cell table:style-name="Default" table:formula="of:=[$'Parcel Time'.U31]+[.BW31]" office:value-type="float" office:value="34.63077" calcext:value-type="float">
            <text:p>34.63077</text:p>
          </table:table-cell>
          <table:table-cell table:style-name="Default" table:formula="of:=[.O31]/[.$U31]*100" office:value-type="float" office:value="11.4457172046709" calcext:value-type="float">
            <text:p>11.4457172046709</text:p>
          </table:table-cell>
          <table:table-cell table:style-name="Default" table:formula="of:=[.P31]/[.$U31]*100" office:value-type="float" office:value="3.77407143993622" calcext:value-type="float">
            <text:p>3.77407143993622</text:p>
          </table:table-cell>
          <table:table-cell table:style-name="Default" table:formula="of:=[.Q31]/[.$U31]*100" office:value-type="float" office:value="0" calcext:value-type="float">
            <text:p>0</text:p>
          </table:table-cell>
          <table:table-cell table:style-name="Default" table:formula="of:=[.R31]/[.$U31]*100" office:value-type="float" office:value="9.35865128034982" calcext:value-type="float">
            <text:p>9.35865128034982</text:p>
          </table:table-cell>
          <table:table-cell table:style-name="Default" table:formula="of:=[.S31]/[.$U31]*100" office:value-type="float" office:value="75.4213666054783" calcext:value-type="float">
            <text:p>75.4213666054783</text:p>
          </table:table-cell>
          <table:table-cell table:style-name="Default" table:formula="of:=[.T31]/[.$U31]*100" office:value-type="float" office:value="4.28786307668007E-015" calcext:value-type="float">
            <text:p>4.28786307668007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6537" calcext:value-type="float">
            <text:p>2.06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2683" calcext:value-type="float">
            <text:p>0.3126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9269E-015" calcext:value-type="float">
            <text:p>2.19269E-15</text:p>
          </table:table-cell>
          <table:table-cell table:style-name="Default" office:value-type="float" office:value="2.37805" calcext:value-type="float">
            <text:p>2.37805</text:p>
          </table:table-cell>
          <table:table-cell table:style-name="Default" table:formula="of:=[.AB31]/[.$AH31]*100" office:value-type="float" office:value="0" calcext:value-type="float">
            <text:p>0</text:p>
          </table:table-cell>
          <table:table-cell table:style-name="Default" table:formula="of:=[.AC31]/[.$AH31]*100" office:value-type="float" office:value="86.8514118710708" calcext:value-type="float">
            <text:p>86.8514118710708</text:p>
          </table:table-cell>
          <table:table-cell table:style-name="Default" table:formula="of:=[.AD31]/[.$AH31]*100" office:value-type="float" office:value="0" calcext:value-type="float">
            <text:p>0</text:p>
          </table:table-cell>
          <table:table-cell table:style-name="Default" table:formula="of:=[.AE31]/[.$AH31]*100" office:value-type="float" office:value="13.1487142827106" calcext:value-type="float">
            <text:p>13.1487142827106</text:p>
          </table:table-cell>
          <table:table-cell table:style-name="Default" table:formula="of:=[.AF31]/[.$AH31]*100" office:value-type="float" office:value="0" calcext:value-type="float">
            <text:p>0</text:p>
          </table:table-cell>
          <table:table-cell table:style-name="Default" table:formula="of:=[.AG31]/[.$AH31]*100" office:value-type="float" office:value="0.0000000000000922053783562162" calcext:value-type="float">
            <text:p>9.2205378356216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7675" calcext:value-type="float">
            <text:p>2.77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0244" calcext:value-type="float">
            <text:p>0.37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85403E-015" calcext:value-type="float">
            <text:p>8.85403E-15</text:p>
          </table:table-cell>
          <table:table-cell table:style-name="Default" office:value-type="float" office:value="3.14699" calcext:value-type="float">
            <text:p>3.14699</text:p>
          </table:table-cell>
          <table:table-cell table:style-name="Default" table:formula="of:=[.AO31]/[.$AU31]*100" office:value-type="float" office:value="0" calcext:value-type="float">
            <text:p>0</text:p>
          </table:table-cell>
          <table:table-cell table:style-name="Default" table:formula="of:=[.AP31]/[.$AU31]*100" office:value-type="float" office:value="88.2351071976714" calcext:value-type="float">
            <text:p>88.2351071976714</text:p>
          </table:table-cell>
          <table:table-cell table:style-name="Default" table:formula="of:=[.AQ31]/[.$AU31]*100" office:value-type="float" office:value="0" calcext:value-type="float">
            <text:p>0</text:p>
          </table:table-cell>
          <table:table-cell table:style-name="Default" table:formula="of:=[.AR31]/[.$AU31]*100" office:value-type="float" office:value="11.765019907912" calcext:value-type="float">
            <text:p>11.765019907912</text:p>
          </table:table-cell>
          <table:table-cell table:style-name="Default" table:formula="of:=[.AS31]/[.$AU31]*100" office:value-type="float" office:value="0" calcext:value-type="float">
            <text:p>0</text:p>
          </table:table-cell>
          <table:table-cell table:style-name="Default" table:formula="of:=[.AT31]/[.$AU31]*100" office:value-type="float" office:value="0.000000000000281349162215323" calcext:value-type="float">
            <text:p>2.81349162215323E-13</text:p>
          </table:table-cell>
          <table:table-cell table:number-columns-repeated="2"/>
          <table:table-cell office:value-type="float" office:value="4.52455" calcext:value-type="float">
            <text:p>4.52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585" calcext:value-type="float">
            <text:p>2.86585</text:p>
          </table:table-cell>
          <table:table-cell office:value-type="float" office:value="17.7884" calcext:value-type="float">
            <text:p>17.7884</text:p>
          </table:table-cell>
          <table:table-cell office:value-type="float" office:value="0" calcext:value-type="float">
            <text:p>0</text:p>
          </table:table-cell>
          <table:table-cell office:value-type="float" office:value="25.1788" calcext:value-type="float">
            <text:p>25.1788</text:p>
          </table:table-cell>
          <table:table-cell table:number-columns-repeated="6"/>
          <table:table-cell office:value-type="float" office:value="3.96374" calcext:value-type="float">
            <text:p>3.96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829" calcext:value-type="float">
            <text:p>2.92829</text:p>
          </table:table-cell>
          <table:table-cell office:value-type="float" office:value="26.119" calcext:value-type="float">
            <text:p>26.119</text:p>
          </table:table-cell>
          <table:table-cell office:value-type="float" office:value="0" calcext:value-type="float">
            <text:p>0</text:p>
          </table:table-cell>
          <table:table-cell office:value-type="float" office:value="33.0111" calcext:value-type="float">
            <text:p>33.0111</text:p>
          </table:table-cell>
          <table:table-cell table:number-columns-repeated="6"/>
          <table:table-cell office:value-type="float" office:value="3.41366" calcext:value-type="float">
            <text:p>3.4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244" calcext:value-type="float">
            <text:p>2.92244</text:p>
          </table:table-cell>
          <table:table-cell office:value-type="float" office:value="23.5474" calcext:value-type="float">
            <text:p>23.5474</text:p>
          </table:table-cell>
          <table:table-cell office:value-type="float" office:value="0" calcext:value-type="float">
            <text:p>0</text:p>
          </table:table-cell>
          <table:table-cell office:value-type="float" office:value="29.8835" calcext:value-type="float">
            <text:p>29.8835</text:p>
          </table:table-cell>
          <table:table-cell table:number-columns-repeated="6"/>
          <table:table-cell office:value-type="float" office:value="2.55008" calcext:value-type="float">
            <text:p>2.55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13.5822" calcext:value-type="float">
            <text:p>13.5822</text:p>
          </table:table-cell>
          <table:table-cell office:value-type="float" office:value="0" calcext:value-type="float">
            <text:p>0</text:p>
          </table:table-cell>
          <table:table-cell office:value-type="float" office:value="18.5923" calcext:value-type="float">
            <text:p>18.5923</text:p>
          </table:table-cell>
        </table:table-row>
        <table:table-row table:style-name="ro1">
          <table:table-cell table:style-name="ce13" office:value-type="string" calcext:value-type="string">
            <text:p>grubhub-12-9.tsp </text:p>
          </table:table-cell>
          <table:table-cell table:style-name="Default" table:formula="of:=[$'Parcel Time'.B32]+[.BD32]" office:value-type="float" office:value="4.94748" calcext:value-type="float">
            <text:p>4.94748</text:p>
          </table:table-cell>
          <table:table-cell table:style-name="Default" table:formula="of:=[$'Parcel Time'.C32]+[.BE32]" office:value-type="float" office:value="0" calcext:value-type="float">
            <text:p>0</text:p>
          </table:table-cell>
          <table:table-cell table:style-name="Default" table:formula="of:=[$'Parcel Time'.D32]+[.BF32]" office:value-type="float" office:value="0" calcext:value-type="float">
            <text:p>0</text:p>
          </table:table-cell>
          <table:table-cell table:style-name="Default" table:formula="of:=[$'Parcel Time'.E32]+[.BG32]" office:value-type="float" office:value="4.5" calcext:value-type="float">
            <text:p>4.5</text:p>
          </table:table-cell>
          <table:table-cell table:style-name="Default" table:formula="of:=[$'Parcel Time'.F32]+[.BH32]" office:value-type="float" office:value="25.2137" calcext:value-type="float">
            <text:p>25.2137</text:p>
          </table:table-cell>
          <table:table-cell table:style-name="Default" table:formula="of:=[$'Parcel Time'.G32]+[.BI32]" office:value-type="float" office:value="0" calcext:value-type="float">
            <text:p>0</text:p>
          </table:table-cell>
          <table:table-cell table:style-name="Default" table:formula="of:=[$'Parcel Time'.H32]+[.BJ32]" office:value-type="float" office:value="34.6612" calcext:value-type="float">
            <text:p>34.6612</text:p>
          </table:table-cell>
          <table:table-cell table:style-name="Default" table:formula="of:=[.B32]/[.$H32]*100" office:value-type="float" office:value="14.2738277959217" calcext:value-type="float">
            <text:p>14.2738277959217</text:p>
          </table:table-cell>
          <table:table-cell table:style-name="Default" table:formula="of:=[.C32]/[.$H32]*100" office:value-type="float" office:value="0" calcext:value-type="float">
            <text:p>0</text:p>
          </table:table-cell>
          <table:table-cell table:style-name="Default" table:formula="of:=[.D32]/[.$H32]*100" office:value-type="float" office:value="0" calcext:value-type="float">
            <text:p>0</text:p>
          </table:table-cell>
          <table:table-cell table:style-name="Default" table:formula="of:=[.E32]/[.$H32]*100" office:value-type="float" office:value="12.9828165210668" calcext:value-type="float">
            <text:p>12.9828165210668</text:p>
          </table:table-cell>
          <table:table-cell table:style-name="Default" table:formula="of:=[.F32]/[.$H32]*100" office:value-type="float" office:value="72.7432979816048" calcext:value-type="float">
            <text:p>72.7432979816048</text:p>
          </table:table-cell>
          <table:table-cell table:style-name="Default" table:formula="of:=[.G32]/[.$H32]*100" office:value-type="float" office:value="0" calcext:value-type="float">
            <text:p>0</text:p>
          </table:table-cell>
          <table:table-cell table:style-name="Default" table:formula="of:=[$'Parcel Time'.O32]+[.BQ32]" office:value-type="float" office:value="4.41789" calcext:value-type="float">
            <text:p>4.41789</text:p>
          </table:table-cell>
          <table:table-cell table:style-name="Default" table:formula="of:=[$'Parcel Time'.P32]+[.BR32]" office:value-type="float" office:value="0.942114" calcext:value-type="float">
            <text:p>0.942114</text:p>
          </table:table-cell>
          <table:table-cell table:style-name="Default" table:formula="of:=[$'Parcel Time'.Q32]+[.BS32]" office:value-type="float" office:value="0" calcext:value-type="float">
            <text:p>0</text:p>
          </table:table-cell>
          <table:table-cell table:style-name="Default" table:formula="of:=[$'Parcel Time'.R32]+[.BT32]" office:value-type="float" office:value="4.444392" calcext:value-type="float">
            <text:p>4.444392</text:p>
          </table:table-cell>
          <table:table-cell table:style-name="Default" table:formula="of:=[$'Parcel Time'.S32]+[.BU32]" office:value-type="float" office:value="25.7121" calcext:value-type="float">
            <text:p>25.7121</text:p>
          </table:table-cell>
          <table:table-cell table:style-name="Default" table:formula="of:=[$'Parcel Time'.T32]+[.BV32]" office:value-type="float" office:value="2.42861E-015" calcext:value-type="float">
            <text:p>2.42861E-15</text:p>
          </table:table-cell>
          <table:table-cell table:style-name="Default" table:formula="of:=[$'Parcel Time'.U32]+[.BW32]" office:value-type="float" office:value="35.51654" calcext:value-type="float">
            <text:p>35.51654</text:p>
          </table:table-cell>
          <table:table-cell table:style-name="Default" table:formula="of:=[.O32]/[.$U32]*100" office:value-type="float" office:value="12.4389650568439" calcext:value-type="float">
            <text:p>12.4389650568439</text:p>
          </table:table-cell>
          <table:table-cell table:style-name="Default" table:formula="of:=[.P32]/[.$U32]*100" office:value-type="float" office:value="2.65260636311983" calcext:value-type="float">
            <text:p>2.65260636311983</text:p>
          </table:table-cell>
          <table:table-cell table:style-name="Default" table:formula="of:=[.Q32]/[.$U32]*100" office:value-type="float" office:value="0" calcext:value-type="float">
            <text:p>0</text:p>
          </table:table-cell>
          <table:table-cell table:style-name="Default" table:formula="of:=[.R32]/[.$U32]*100" office:value-type="float" office:value="12.5135838119366" calcext:value-type="float">
            <text:p>12.5135838119366</text:p>
          </table:table-cell>
          <table:table-cell table:style-name="Default" table:formula="of:=[.S32]/[.$U32]*100" office:value-type="float" office:value="72.394720882158" calcext:value-type="float">
            <text:p>72.394720882158</text:p>
          </table:table-cell>
          <table:table-cell table:style-name="Default" table:formula="of:=[.T32]/[.$U32]*100" office:value-type="float" office:value="6.83796901387354E-015" calcext:value-type="float">
            <text:p>6.83796901387354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7561" calcext:value-type="float">
            <text:p>1.4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6585" calcext:value-type="float">
            <text:p>0.616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2901E-015" calcext:value-type="float">
            <text:p>1.92901E-15</text:p>
          </table:table-cell>
          <table:table-cell table:style-name="Default" office:value-type="float" office:value="2.0922" calcext:value-type="float">
            <text:p>2.0922</text:p>
          </table:table-cell>
          <table:table-cell table:style-name="Default" table:formula="of:=[.AB32]/[.$AH32]*100" office:value-type="float" office:value="0" calcext:value-type="float">
            <text:p>0</text:p>
          </table:table-cell>
          <table:table-cell table:style-name="Default" table:formula="of:=[.AC32]/[.$AH32]*100" office:value-type="float" office:value="70.5291081158589" calcext:value-type="float">
            <text:p>70.5291081158589</text:p>
          </table:table-cell>
          <table:table-cell table:style-name="Default" table:formula="of:=[.AD32]/[.$AH32]*100" office:value-type="float" office:value="0" calcext:value-type="float">
            <text:p>0</text:p>
          </table:table-cell>
          <table:table-cell table:style-name="Default" table:formula="of:=[.AE32]/[.$AH32]*100" office:value-type="float" office:value="29.4706529012523" calcext:value-type="float">
            <text:p>29.4706529012523</text:p>
          </table:table-cell>
          <table:table-cell table:style-name="Default" table:formula="of:=[.AF32]/[.$AH32]*100" office:value-type="float" office:value="0" calcext:value-type="float">
            <text:p>0</text:p>
          </table:table-cell>
          <table:table-cell table:style-name="Default" table:formula="of:=[.AG32]/[.$AH32]*100" office:value-type="float" office:value="0.0000000000000922000764745244" calcext:value-type="float">
            <text:p>9.2200076474524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4959" calcext:value-type="float">
            <text:p>2.2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8537" calcext:value-type="float">
            <text:p>0.23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5301" calcext:value-type="float">
            <text:p>4.85301</text:p>
          </table:table-cell>
          <table:table-cell table:style-name="Default" office:value-type="float" office:value="7.34114" calcext:value-type="float">
            <text:p>7.34114</text:p>
          </table:table-cell>
          <table:table-cell table:style-name="Default" table:formula="of:=[.AO32]/[.$AU32]*100" office:value-type="float" office:value="0" calcext:value-type="float">
            <text:p>0</text:p>
          </table:table-cell>
          <table:table-cell table:style-name="Default" table:formula="of:=[.AP32]/[.$AU32]*100" office:value-type="float" office:value="30.643605761503" calcext:value-type="float">
            <text:p>30.643605761503</text:p>
          </table:table-cell>
          <table:table-cell table:style-name="Default" table:formula="of:=[.AQ32]/[.$AU32]*100" office:value-type="float" office:value="0" calcext:value-type="float">
            <text:p>0</text:p>
          </table:table-cell>
          <table:table-cell table:style-name="Default" table:formula="of:=[.AR32]/[.$AU32]*100" office:value-type="float" office:value="3.24931822577965" calcext:value-type="float">
            <text:p>3.24931822577965</text:p>
          </table:table-cell>
          <table:table-cell table:style-name="Default" table:formula="of:=[.AS32]/[.$AU32]*100" office:value-type="float" office:value="0" calcext:value-type="float">
            <text:p>0</text:p>
          </table:table-cell>
          <table:table-cell table:style-name="Default" table:formula="of:=[.AT32]/[.$AU32]*100" office:value-type="float" office:value="66.1070351471297" calcext:value-type="float">
            <text:p>66.1070351471297</text:p>
          </table:table-cell>
          <table:table-cell table:number-columns-repeated="2"/>
          <table:table-cell office:value-type="float" office:value="4.94748" calcext:value-type="float">
            <text:p>4.94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5.2137" calcext:value-type="float">
            <text:p>25.2137</text:p>
          </table:table-cell>
          <table:table-cell office:value-type="float" office:value="0" calcext:value-type="float">
            <text:p>0</text:p>
          </table:table-cell>
          <table:table-cell office:value-type="float" office:value="34.6612" calcext:value-type="float">
            <text:p>34.6612</text:p>
          </table:table-cell>
          <table:table-cell table:number-columns-repeated="6"/>
          <table:table-cell office:value-type="float" office:value="4.41789" calcext:value-type="float">
            <text:p>4.41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6927" calcext:value-type="float">
            <text:p>3.76927</text:p>
          </table:table-cell>
          <table:table-cell office:value-type="float" office:value="25.7121" calcext:value-type="float">
            <text:p>25.7121</text:p>
          </table:table-cell>
          <table:table-cell office:value-type="float" office:value="0" calcext:value-type="float">
            <text:p>0</text:p>
          </table:table-cell>
          <table:table-cell office:value-type="float" office:value="33.8993" calcext:value-type="float">
            <text:p>33.8993</text:p>
          </table:table-cell>
          <table:table-cell table:number-columns-repeated="6"/>
          <table:table-cell office:value-type="float" office:value="3.88439" calcext:value-type="float">
            <text:p>3.88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0634" calcext:value-type="float">
            <text:p>3.70634</text:p>
          </table:table-cell>
          <table:table-cell office:value-type="float" office:value="26.268" calcext:value-type="float">
            <text:p>26.268</text:p>
          </table:table-cell>
          <table:table-cell office:value-type="float" office:value="0" calcext:value-type="float">
            <text:p>0</text:p>
          </table:table-cell>
          <table:table-cell office:value-type="float" office:value="33.8588" calcext:value-type="float">
            <text:p>33.8588</text:p>
          </table:table-cell>
          <table:table-cell table:number-columns-repeated="6"/>
          <table:table-cell office:value-type="float" office:value="3.14081" calcext:value-type="float">
            <text:p>3.14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439" calcext:value-type="float">
            <text:p>3.08439</text:p>
          </table:table-cell>
          <table:table-cell office:value-type="float" office:value="24.7202" calcext:value-type="float">
            <text:p>24.7202</text:p>
          </table:table-cell>
          <table:table-cell office:value-type="float" office:value="0" calcext:value-type="float">
            <text:p>0</text:p>
          </table:table-cell>
          <table:table-cell office:value-type="float" office:value="30.9454" calcext:value-type="float">
            <text:p>30.9454</text:p>
          </table:table-cell>
        </table:table-row>
        <table:table-row table:style-name="ro1">
          <table:table-cell table:style-name="ce13" office:value-type="string" calcext:value-type="string">
            <text:p>grubhub-13-0.tsp </text:p>
          </table:table-cell>
          <table:table-cell table:style-name="Default" table:formula="of:=[$'Parcel Time'.B33]+[.BD33]" office:value-type="float" office:value="4.4439" calcext:value-type="float">
            <text:p>4.4439</text:p>
          </table:table-cell>
          <table:table-cell table:style-name="Default" table:formula="of:=[$'Parcel Time'.C33]+[.BE33]" office:value-type="float" office:value="0" calcext:value-type="float">
            <text:p>0</text:p>
          </table:table-cell>
          <table:table-cell table:style-name="Default" table:formula="of:=[$'Parcel Time'.D33]+[.BF33]" office:value-type="float" office:value="0" calcext:value-type="float">
            <text:p>0</text:p>
          </table:table-cell>
          <table:table-cell table:style-name="Default" table:formula="of:=[$'Parcel Time'.E33]+[.BG33]" office:value-type="float" office:value="4.31317" calcext:value-type="float">
            <text:p>4.31317</text:p>
          </table:table-cell>
          <table:table-cell table:style-name="Default" table:formula="of:=[$'Parcel Time'.F33]+[.BH33]" office:value-type="float" office:value="36.0348" calcext:value-type="float">
            <text:p>36.0348</text:p>
          </table:table-cell>
          <table:table-cell table:style-name="Default" table:formula="of:=[$'Parcel Time'.G33]+[.BI33]" office:value-type="float" office:value="0" calcext:value-type="float">
            <text:p>0</text:p>
          </table:table-cell>
          <table:table-cell table:style-name="Default" table:formula="of:=[$'Parcel Time'.H33]+[.BJ33]" office:value-type="float" office:value="44.7919" calcext:value-type="float">
            <text:p>44.7919</text:p>
          </table:table-cell>
          <table:table-cell table:style-name="Default" table:formula="of:=[.B33]/[.$H33]*100" office:value-type="float" office:value="9.92121343367886" calcext:value-type="float">
            <text:p>9.92121343367886</text:p>
          </table:table-cell>
          <table:table-cell table:style-name="Default" table:formula="of:=[.C33]/[.$H33]*100" office:value-type="float" office:value="0" calcext:value-type="float">
            <text:p>0</text:p>
          </table:table-cell>
          <table:table-cell table:style-name="Default" table:formula="of:=[.D33]/[.$H33]*100" office:value-type="float" office:value="0" calcext:value-type="float">
            <text:p>0</text:p>
          </table:table-cell>
          <table:table-cell table:style-name="Default" table:formula="of:=[.E33]/[.$H33]*100" office:value-type="float" office:value="9.62935262848863" calcext:value-type="float">
            <text:p>9.62935262848863</text:p>
          </table:table-cell>
          <table:table-cell table:style-name="Default" table:formula="of:=[.F33]/[.$H33]*100" office:value-type="float" office:value="80.4493669614372" calcext:value-type="float">
            <text:p>80.4493669614372</text:p>
          </table:table-cell>
          <table:table-cell table:style-name="Default" table:formula="of:=[.G33]/[.$H33]*100" office:value-type="float" office:value="0" calcext:value-type="float">
            <text:p>0</text:p>
          </table:table-cell>
          <table:table-cell table:style-name="Default" table:formula="of:=[$'Parcel Time'.O33]+[.BQ33]" office:value-type="float" office:value="4.0548" calcext:value-type="float">
            <text:p>4.0548</text:p>
          </table:table-cell>
          <table:table-cell table:style-name="Default" table:formula="of:=[$'Parcel Time'.P33]+[.BR33]" office:value-type="float" office:value="0.389106" calcext:value-type="float">
            <text:p>0.389106</text:p>
          </table:table-cell>
          <table:table-cell table:style-name="Default" table:formula="of:=[$'Parcel Time'.Q33]+[.BS33]" office:value-type="float" office:value="0" calcext:value-type="float">
            <text:p>0</text:p>
          </table:table-cell>
          <table:table-cell table:style-name="Default" table:formula="of:=[$'Parcel Time'.R33]+[.BT33]" office:value-type="float" office:value="3.846346" calcext:value-type="float">
            <text:p>3.846346</text:p>
          </table:table-cell>
          <table:table-cell table:style-name="Default" table:formula="of:=[$'Parcel Time'.S33]+[.BU33]" office:value-type="float" office:value="29.3595" calcext:value-type="float">
            <text:p>29.3595</text:p>
          </table:table-cell>
          <table:table-cell table:style-name="Default" table:formula="of:=[$'Parcel Time'.T33]+[.BV33]" office:value-type="float" office:value="-2.42861E-015" calcext:value-type="float">
            <text:p>-2.42861E-15</text:p>
          </table:table-cell>
          <table:table-cell table:style-name="Default" table:formula="of:=[$'Parcel Time'.U33]+[.BW33]" office:value-type="float" office:value="37.649762" calcext:value-type="float">
            <text:p>37.649762</text:p>
          </table:table-cell>
          <table:table-cell table:style-name="Default" table:formula="of:=[.O33]/[.$U33]*100" office:value-type="float" office:value="10.7697891954802" calcext:value-type="float">
            <text:p>10.7697891954802</text:p>
          </table:table-cell>
          <table:table-cell table:style-name="Default" table:formula="of:=[.P33]/[.$U33]*100" office:value-type="float" office:value="1.03348860478852" calcext:value-type="float">
            <text:p>1.03348860478852</text:p>
          </table:table-cell>
          <table:table-cell table:style-name="Default" table:formula="of:=[.Q33]/[.$U33]*100" office:value-type="float" office:value="0" calcext:value-type="float">
            <text:p>0</text:p>
          </table:table-cell>
          <table:table-cell table:style-name="Default" table:formula="of:=[.R33]/[.$U33]*100" office:value-type="float" office:value="10.2161230129423" calcext:value-type="float">
            <text:p>10.2161230129423</text:p>
          </table:table-cell>
          <table:table-cell table:style-name="Default" table:formula="of:=[.S33]/[.$U33]*100" office:value-type="float" office:value="77.9805726261962" calcext:value-type="float">
            <text:p>77.9805726261962</text:p>
          </table:table-cell>
          <table:table-cell table:style-name="Default" table:formula="of:=[.T33]/[.$U33]*100" office:value-type="float" office:value="-6.45053214413414E-015" calcext:value-type="float">
            <text:p>-6.45053214413414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3789" calcext:value-type="float">
            <text:p>1.43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73659" calcext:value-type="float">
            <text:p>0.973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078" calcext:value-type="float">
            <text:p>5.9078</text:p>
          </table:table-cell>
          <table:table-cell table:style-name="Default" office:value-type="float" office:value="8.31935" calcext:value-type="float">
            <text:p>8.31935</text:p>
          </table:table-cell>
          <table:table-cell table:style-name="Default" table:formula="of:=[.AB33]/[.$AH33]*100" office:value-type="float" office:value="0" calcext:value-type="float">
            <text:p>0</text:p>
          </table:table-cell>
          <table:table-cell table:style-name="Default" table:formula="of:=[.AC33]/[.$AH33]*100" office:value-type="float" office:value="17.2836820184269" calcext:value-type="float">
            <text:p>17.2836820184269</text:p>
          </table:table-cell>
          <table:table-cell table:style-name="Default" table:formula="of:=[.AD33]/[.$AH33]*100" office:value-type="float" office:value="0" calcext:value-type="float">
            <text:p>0</text:p>
          </table:table-cell>
          <table:table-cell table:style-name="Default" table:formula="of:=[.AE33]/[.$AH33]*100" office:value-type="float" office:value="11.7035465511128" calcext:value-type="float">
            <text:p>11.7035465511128</text:p>
          </table:table-cell>
          <table:table-cell table:style-name="Default" table:formula="of:=[.AF33]/[.$AH33]*100" office:value-type="float" office:value="0" calcext:value-type="float">
            <text:p>0</text:p>
          </table:table-cell>
          <table:table-cell table:style-name="Default" table:formula="of:=[.AG33]/[.$AH33]*100" office:value-type="float" office:value="71.0127594102905" calcext:value-type="float">
            <text:p>71.01275941029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3236" calcext:value-type="float">
            <text:p>1.83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73659" calcext:value-type="float">
            <text:p>0.973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1187" calcext:value-type="float">
            <text:p>5.51187</text:p>
          </table:table-cell>
          <table:table-cell table:style-name="Default" office:value-type="float" office:value="8.31789" calcext:value-type="float">
            <text:p>8.31789</text:p>
          </table:table-cell>
          <table:table-cell table:style-name="Default" table:formula="of:=[.AO33]/[.$AU33]*100" office:value-type="float" office:value="0" calcext:value-type="float">
            <text:p>0</text:p>
          </table:table-cell>
          <table:table-cell table:style-name="Default" table:formula="of:=[.AP33]/[.$AU33]*100" office:value-type="float" office:value="22.0291444104214" calcext:value-type="float">
            <text:p>22.0291444104214</text:p>
          </table:table-cell>
          <table:table-cell table:style-name="Default" table:formula="of:=[.AQ33]/[.$AU33]*100" office:value-type="float" office:value="0" calcext:value-type="float">
            <text:p>0</text:p>
          </table:table-cell>
          <table:table-cell table:style-name="Default" table:formula="of:=[.AR33]/[.$AU33]*100" office:value-type="float" office:value="11.7056008194386" calcext:value-type="float">
            <text:p>11.7056008194386</text:p>
          </table:table-cell>
          <table:table-cell table:style-name="Default" table:formula="of:=[.AS33]/[.$AU33]*100" office:value-type="float" office:value="0" calcext:value-type="float">
            <text:p>0</text:p>
          </table:table-cell>
          <table:table-cell table:style-name="Default" table:formula="of:=[.AT33]/[.$AU33]*100" office:value-type="float" office:value="66.2652427478603" calcext:value-type="float">
            <text:p>66.2652427478603</text:p>
          </table:table-cell>
          <table:table-cell table:number-columns-repeated="2"/>
          <table:table-cell office:value-type="float" office:value="4.4439" calcext:value-type="float">
            <text:p>4.4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1317" calcext:value-type="float">
            <text:p>4.31317</text:p>
          </table:table-cell>
          <table:table-cell office:value-type="float" office:value="36.0348" calcext:value-type="float">
            <text:p>36.0348</text:p>
          </table:table-cell>
          <table:table-cell office:value-type="float" office:value="0" calcext:value-type="float">
            <text:p>0</text:p>
          </table:table-cell>
          <table:table-cell office:value-type="float" office:value="44.7919" calcext:value-type="float">
            <text:p>44.7919</text:p>
          </table:table-cell>
          <table:table-cell table:number-columns-repeated="6"/>
          <table:table-cell office:value-type="float" office:value="4.0548" calcext:value-type="float">
            <text:p>4.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7659" calcext:value-type="float">
            <text:p>3.67659</text:p>
          </table:table-cell>
          <table:table-cell office:value-type="float" office:value="29.3595" calcext:value-type="float">
            <text:p>29.3595</text:p>
          </table:table-cell>
          <table:table-cell office:value-type="float" office:value="0" calcext:value-type="float">
            <text:p>0</text:p>
          </table:table-cell>
          <table:table-cell office:value-type="float" office:value="37.0909" calcext:value-type="float">
            <text:p>37.0909</text:p>
          </table:table-cell>
          <table:table-cell table:number-columns-repeated="6"/>
          <table:table-cell office:value-type="float" office:value="3.32537" calcext:value-type="float">
            <text:p>3.32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293" calcext:value-type="float">
            <text:p>3.06293</text:p>
          </table:table-cell>
          <table:table-cell office:value-type="float" office:value="29.9559" calcext:value-type="float">
            <text:p>29.9559</text:p>
          </table:table-cell>
          <table:table-cell office:value-type="float" office:value="0" calcext:value-type="float">
            <text:p>0</text:p>
          </table:table-cell>
          <table:table-cell office:value-type="float" office:value="36.3442" calcext:value-type="float">
            <text:p>36.3442</text:p>
          </table:table-cell>
          <table:table-cell table:number-columns-repeated="6"/>
          <table:table-cell office:value-type="float" office:value="3.02114" calcext:value-type="float">
            <text:p>3.02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463" calcext:value-type="float">
            <text:p>2.39463</text:p>
          </table:table-cell>
          <table:table-cell office:value-type="float" office:value="9.21374" calcext:value-type="float">
            <text:p>9.21374</text:p>
          </table:table-cell>
          <table:table-cell office:value-type="float" office:value="0" calcext:value-type="float">
            <text:p>0</text:p>
          </table:table-cell>
          <table:table-cell office:value-type="float" office:value="14.6295" calcext:value-type="float">
            <text:p>14.6295</text:p>
          </table:table-cell>
        </table:table-row>
        <table:table-row table:style-name="ro1">
          <table:table-cell table:style-name="ce13" office:value-type="string" calcext:value-type="string">
            <text:p>grubhub-13-1.tsp </text:p>
          </table:table-cell>
          <table:table-cell table:style-name="Default" table:formula="of:=[$'Parcel Time'.B34]+[.BD34]" office:value-type="float" office:value="5.08634" calcext:value-type="float">
            <text:p>5.08634</text:p>
          </table:table-cell>
          <table:table-cell table:style-name="Default" table:formula="of:=[$'Parcel Time'.C34]+[.BE34]" office:value-type="float" office:value="0" calcext:value-type="float">
            <text:p>0</text:p>
          </table:table-cell>
          <table:table-cell table:style-name="Default" table:formula="of:=[$'Parcel Time'.D34]+[.BF34]" office:value-type="float" office:value="0" calcext:value-type="float">
            <text:p>0</text:p>
          </table:table-cell>
          <table:table-cell table:style-name="Default" table:formula="of:=[$'Parcel Time'.E34]+[.BG34]" office:value-type="float" office:value="4.88732" calcext:value-type="float">
            <text:p>4.88732</text:p>
          </table:table-cell>
          <table:table-cell table:style-name="Default" table:formula="of:=[$'Parcel Time'.F34]+[.BH34]" office:value-type="float" office:value="19.0145" calcext:value-type="float">
            <text:p>19.0145</text:p>
          </table:table-cell>
          <table:table-cell table:style-name="Default" table:formula="of:=[$'Parcel Time'.G34]+[.BI34]" office:value-type="float" office:value="0" calcext:value-type="float">
            <text:p>0</text:p>
          </table:table-cell>
          <table:table-cell table:style-name="Default" table:formula="of:=[$'Parcel Time'.H34]+[.BJ34]" office:value-type="float" office:value="28.9881" calcext:value-type="float">
            <text:p>28.9881</text:p>
          </table:table-cell>
          <table:table-cell table:style-name="Default" table:formula="of:=[.B34]/[.$H34]*100" office:value-type="float" office:value="17.5463034831534" calcext:value-type="float">
            <text:p>17.5463034831534</text:p>
          </table:table-cell>
          <table:table-cell table:style-name="Default" table:formula="of:=[.C34]/[.$H34]*100" office:value-type="float" office:value="0" calcext:value-type="float">
            <text:p>0</text:p>
          </table:table-cell>
          <table:table-cell table:style-name="Default" table:formula="of:=[.D34]/[.$H34]*100" office:value-type="float" office:value="0" calcext:value-type="float">
            <text:p>0</text:p>
          </table:table-cell>
          <table:table-cell table:style-name="Default" table:formula="of:=[.E34]/[.$H34]*100" office:value-type="float" office:value="16.8597458957296" calcext:value-type="float">
            <text:p>16.8597458957296</text:p>
          </table:table-cell>
          <table:table-cell table:style-name="Default" table:formula="of:=[.F34]/[.$H34]*100" office:value-type="float" office:value="65.5941576026025" calcext:value-type="float">
            <text:p>65.5941576026025</text:p>
          </table:table-cell>
          <table:table-cell table:style-name="Default" table:formula="of:=[.G34]/[.$H34]*100" office:value-type="float" office:value="0" calcext:value-type="float">
            <text:p>0</text:p>
          </table:table-cell>
          <table:table-cell table:style-name="Default" table:formula="of:=[$'Parcel Time'.O34]+[.BQ34]" office:value-type="float" office:value="4.74358" calcext:value-type="float">
            <text:p>4.74358</text:p>
          </table:table-cell>
          <table:table-cell table:style-name="Default" table:formula="of:=[$'Parcel Time'.P34]+[.BR34]" office:value-type="float" office:value="0" calcext:value-type="float">
            <text:p>0</text:p>
          </table:table-cell>
          <table:table-cell table:style-name="Default" table:formula="of:=[$'Parcel Time'.Q34]+[.BS34]" office:value-type="float" office:value="0" calcext:value-type="float">
            <text:p>0</text:p>
          </table:table-cell>
          <table:table-cell table:style-name="Default" table:formula="of:=[$'Parcel Time'.R34]+[.BT34]" office:value-type="float" office:value="4.72146" calcext:value-type="float">
            <text:p>4.72146</text:p>
          </table:table-cell>
          <table:table-cell table:style-name="Default" table:formula="of:=[$'Parcel Time'.S34]+[.BU34]" office:value-type="float" office:value="13.1711" calcext:value-type="float">
            <text:p>13.1711</text:p>
          </table:table-cell>
          <table:table-cell table:style-name="Default" table:formula="of:=[$'Parcel Time'.T34]+[.BV34]" office:value-type="float" office:value="9.57567E-016" calcext:value-type="float">
            <text:p>9.57567E-16</text:p>
          </table:table-cell>
          <table:table-cell table:style-name="Default" table:formula="of:=[$'Parcel Time'.U34]+[.BW34]" office:value-type="float" office:value="22.6362" calcext:value-type="float">
            <text:p>22.6362</text:p>
          </table:table-cell>
          <table:table-cell table:style-name="Default" table:formula="of:=[.O34]/[.$U34]*100" office:value-type="float" office:value="20.9557257843631" calcext:value-type="float">
            <text:p>20.9557257843631</text:p>
          </table:table-cell>
          <table:table-cell table:style-name="Default" table:formula="of:=[.P34]/[.$U34]*100" office:value-type="float" office:value="0" calcext:value-type="float">
            <text:p>0</text:p>
          </table:table-cell>
          <table:table-cell table:style-name="Default" table:formula="of:=[.Q34]/[.$U34]*100" office:value-type="float" office:value="0" calcext:value-type="float">
            <text:p>0</text:p>
          </table:table-cell>
          <table:table-cell table:style-name="Default" table:formula="of:=[.R34]/[.$U34]*100" office:value-type="float" office:value="20.8580062024545" calcext:value-type="float">
            <text:p>20.8580062024545</text:p>
          </table:table-cell>
          <table:table-cell table:style-name="Default" table:formula="of:=[.S34]/[.$U34]*100" office:value-type="float" office:value="58.1860029510254" calcext:value-type="float">
            <text:p>58.1860029510254</text:p>
          </table:table-cell>
          <table:table-cell table:style-name="Default" table:formula="of:=[.T34]/[.$U34]*100" office:value-type="float" office:value="4.23024624274392E-015" calcext:value-type="float">
            <text:p>4.23024624274392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8976" calcext:value-type="float">
            <text:p>2.08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4878" calcext:value-type="float">
            <text:p>0.22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8846" calcext:value-type="float">
            <text:p>5.58846</text:p>
          </table:table-cell>
          <table:table-cell table:style-name="Default" office:value-type="float" office:value="7.90309" calcext:value-type="float">
            <text:p>7.90309</text:p>
          </table:table-cell>
          <table:table-cell table:style-name="Default" table:formula="of:=[.AB34]/[.$AH34]*100" office:value-type="float" office:value="0" calcext:value-type="float">
            <text:p>0</text:p>
          </table:table-cell>
          <table:table-cell table:style-name="Default" table:formula="of:=[.AC34]/[.$AH34]*100" office:value-type="float" office:value="26.4423156006069" calcext:value-type="float">
            <text:p>26.4423156006069</text:p>
          </table:table-cell>
          <table:table-cell table:style-name="Default" table:formula="of:=[.AD34]/[.$AH34]*100" office:value-type="float" office:value="0" calcext:value-type="float">
            <text:p>0</text:p>
          </table:table-cell>
          <table:table-cell table:style-name="Default" table:formula="of:=[.AE34]/[.$AH34]*100" office:value-type="float" office:value="2.84544399722134" calcext:value-type="float">
            <text:p>2.84544399722134</text:p>
          </table:table-cell>
          <table:table-cell table:style-name="Default" table:formula="of:=[.AF34]/[.$AH34]*100" office:value-type="float" office:value="0" calcext:value-type="float">
            <text:p>0</text:p>
          </table:table-cell>
          <table:table-cell table:style-name="Default" table:formula="of:=[.AG34]/[.$AH34]*100" office:value-type="float" office:value="70.712341628401" calcext:value-type="float">
            <text:p>70.7123416284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9642" calcext:value-type="float">
            <text:p>2.296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5854" calcext:value-type="float">
            <text:p>0.44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9398" calcext:value-type="float">
            <text:p>5.19398</text:p>
          </table:table-cell>
          <table:table-cell table:style-name="Default" office:value-type="float" office:value="7.93626" calcext:value-type="float">
            <text:p>7.93626</text:p>
          </table:table-cell>
          <table:table-cell table:style-name="Default" table:formula="of:=[.AO34]/[.$AU34]*100" office:value-type="float" office:value="0" calcext:value-type="float">
            <text:p>0</text:p>
          </table:table-cell>
          <table:table-cell table:style-name="Default" table:formula="of:=[.AP34]/[.$AU34]*100" office:value-type="float" office:value="28.9357959542656" calcext:value-type="float">
            <text:p>28.9357959542656</text:p>
          </table:table-cell>
          <table:table-cell table:style-name="Default" table:formula="of:=[.AQ34]/[.$AU34]*100" office:value-type="float" office:value="0" calcext:value-type="float">
            <text:p>0</text:p>
          </table:table-cell>
          <table:table-cell table:style-name="Default" table:formula="of:=[.AR34]/[.$AU34]*100" office:value-type="float" office:value="5.61793590431765" calcext:value-type="float">
            <text:p>5.61793590431765</text:p>
          </table:table-cell>
          <table:table-cell table:style-name="Default" table:formula="of:=[.AS34]/[.$AU34]*100" office:value-type="float" office:value="0" calcext:value-type="float">
            <text:p>0</text:p>
          </table:table-cell>
          <table:table-cell table:style-name="Default" table:formula="of:=[.AT34]/[.$AU34]*100" office:value-type="float" office:value="65.4461925390549" calcext:value-type="float">
            <text:p>65.4461925390549</text:p>
          </table:table-cell>
          <table:table-cell table:number-columns-repeated="2"/>
          <table:table-cell office:value-type="float" office:value="5.08634" calcext:value-type="float">
            <text:p>5.08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8732" calcext:value-type="float">
            <text:p>4.88732</text:p>
          </table:table-cell>
          <table:table-cell office:value-type="float" office:value="19.0145" calcext:value-type="float">
            <text:p>19.0145</text:p>
          </table:table-cell>
          <table:table-cell office:value-type="float" office:value="0" calcext:value-type="float">
            <text:p>0</text:p>
          </table:table-cell>
          <table:table-cell office:value-type="float" office:value="28.9881" calcext:value-type="float">
            <text:p>28.9881</text:p>
          </table:table-cell>
          <table:table-cell table:number-columns-repeated="6"/>
          <table:table-cell office:value-type="float" office:value="4.74358" calcext:value-type="float">
            <text:p>4.74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2146" calcext:value-type="float">
            <text:p>4.72146</text:p>
          </table:table-cell>
          <table:table-cell office:value-type="float" office:value="13.1711" calcext:value-type="float">
            <text:p>13.1711</text:p>
          </table:table-cell>
          <table:table-cell office:value-type="float" office:value="0" calcext:value-type="float">
            <text:p>0</text:p>
          </table:table-cell>
          <table:table-cell office:value-type="float" office:value="22.6362" calcext:value-type="float">
            <text:p>22.6362</text:p>
          </table:table-cell>
          <table:table-cell table:number-columns-repeated="6"/>
          <table:table-cell office:value-type="float" office:value="3.80244" calcext:value-type="float">
            <text:p>3.80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659" calcext:value-type="float">
            <text:p>3.83659</text:p>
          </table:table-cell>
          <table:table-cell office:value-type="float" office:value="11.487" calcext:value-type="float">
            <text:p>11.487</text:p>
          </table:table-cell>
          <table:table-cell office:value-type="float" office:value="0" calcext:value-type="float">
            <text:p>0</text:p>
          </table:table-cell>
          <table:table-cell office:value-type="float" office:value="19.126" calcext:value-type="float">
            <text:p>19.126</text:p>
          </table:table-cell>
          <table:table-cell table:number-columns-repeated="6"/>
          <table:table-cell office:value-type="float" office:value="3.31138" calcext:value-type="float">
            <text:p>3.31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0439" calcext:value-type="float">
            <text:p>3.10439</text:p>
          </table:table-cell>
          <table:table-cell office:value-type="float" office:value="11.4815" calcext:value-type="float">
            <text:p>11.4815</text:p>
          </table:table-cell>
          <table:table-cell office:value-type="float" office:value="0" calcext:value-type="float">
            <text:p>0</text:p>
          </table:table-cell>
          <table:table-cell office:value-type="float" office:value="17.8972" calcext:value-type="float">
            <text:p>17.8972</text:p>
          </table:table-cell>
        </table:table-row>
        <table:table-row table:style-name="ro1">
          <table:table-cell table:style-name="ce13" office:value-type="string" calcext:value-type="string">
            <text:p>grubhub-13-2.tsp </text:p>
          </table:table-cell>
          <table:table-cell table:style-name="Default" table:formula="of:=[$'Parcel Time'.B35]+[.BD35]" office:value-type="float" office:value="4.96" calcext:value-type="float">
            <text:p>4.96</text:p>
          </table:table-cell>
          <table:table-cell table:style-name="Default" table:formula="of:=[$'Parcel Time'.C35]+[.BE35]" office:value-type="float" office:value="0" calcext:value-type="float">
            <text:p>0</text:p>
          </table:table-cell>
          <table:table-cell table:style-name="Default" table:formula="of:=[$'Parcel Time'.D35]+[.BF35]" office:value-type="float" office:value="0" calcext:value-type="float">
            <text:p>0</text:p>
          </table:table-cell>
          <table:table-cell table:style-name="Default" table:formula="of:=[$'Parcel Time'.E35]+[.BG35]" office:value-type="float" office:value="3.99561" calcext:value-type="float">
            <text:p>3.99561</text:p>
          </table:table-cell>
          <table:table-cell table:style-name="Default" table:formula="of:=[$'Parcel Time'.F35]+[.BH35]" office:value-type="float" office:value="20.9958" calcext:value-type="float">
            <text:p>20.9958</text:p>
          </table:table-cell>
          <table:table-cell table:style-name="Default" table:formula="of:=[$'Parcel Time'.G35]+[.BI35]" office:value-type="float" office:value="0" calcext:value-type="float">
            <text:p>0</text:p>
          </table:table-cell>
          <table:table-cell table:style-name="Default" table:formula="of:=[$'Parcel Time'.H35]+[.BJ35]" office:value-type="float" office:value="29.9514" calcext:value-type="float">
            <text:p>29.9514</text:p>
          </table:table-cell>
          <table:table-cell table:style-name="Default" table:formula="of:=[.B35]/[.$H35]*100" office:value-type="float" office:value="16.5601607938193" calcext:value-type="float">
            <text:p>16.5601607938193</text:p>
          </table:table-cell>
          <table:table-cell table:style-name="Default" table:formula="of:=[.C35]/[.$H35]*100" office:value-type="float" office:value="0" calcext:value-type="float">
            <text:p>0</text:p>
          </table:table-cell>
          <table:table-cell table:style-name="Default" table:formula="of:=[.D35]/[.$H35]*100" office:value-type="float" office:value="0" calcext:value-type="float">
            <text:p>0</text:p>
          </table:table-cell>
          <table:table-cell table:style-name="Default" table:formula="of:=[.E35]/[.$H35]*100" office:value-type="float" office:value="13.340311304313" calcext:value-type="float">
            <text:p>13.340311304313</text:p>
          </table:table-cell>
          <table:table-cell table:style-name="Default" table:formula="of:=[.F35]/[.$H35]*100" office:value-type="float" office:value="70.0995612892887" calcext:value-type="float">
            <text:p>70.0995612892887</text:p>
          </table:table-cell>
          <table:table-cell table:style-name="Default" table:formula="of:=[.G35]/[.$H35]*100" office:value-type="float" office:value="0" calcext:value-type="float">
            <text:p>0</text:p>
          </table:table-cell>
          <table:table-cell table:style-name="Default" table:formula="of:=[$'Parcel Time'.O35]+[.BQ35]" office:value-type="float" office:value="4.53772" calcext:value-type="float">
            <text:p>4.53772</text:p>
          </table:table-cell>
          <table:table-cell table:style-name="Default" table:formula="of:=[$'Parcel Time'.P35]+[.BR35]" office:value-type="float" office:value="1.05089" calcext:value-type="float">
            <text:p>1.05089</text:p>
          </table:table-cell>
          <table:table-cell table:style-name="Default" table:formula="of:=[$'Parcel Time'.Q35]+[.BS35]" office:value-type="float" office:value="0" calcext:value-type="float">
            <text:p>0</text:p>
          </table:table-cell>
          <table:table-cell table:style-name="Default" table:formula="of:=[$'Parcel Time'.R35]+[.BT35]" office:value-type="float" office:value="4.056093" calcext:value-type="float">
            <text:p>4.056093</text:p>
          </table:table-cell>
          <table:table-cell table:style-name="Default" table:formula="of:=[$'Parcel Time'.S35]+[.BU35]" office:value-type="float" office:value="12.2487" calcext:value-type="float">
            <text:p>12.2487</text:p>
          </table:table-cell>
          <table:table-cell table:style-name="Default" table:formula="of:=[$'Parcel Time'.T35]+[.BV35]" office:value-type="float" office:value="0" calcext:value-type="float">
            <text:p>0</text:p>
          </table:table-cell>
          <table:table-cell table:style-name="Default" table:formula="of:=[$'Parcel Time'.U35]+[.BW35]" office:value-type="float" office:value="21.89346" calcext:value-type="float">
            <text:p>21.89346</text:p>
          </table:table-cell>
          <table:table-cell table:style-name="Default" table:formula="of:=[.O35]/[.$U35]*100" office:value-type="float" office:value="20.7263721677615" calcext:value-type="float">
            <text:p>20.7263721677615</text:p>
          </table:table-cell>
          <table:table-cell table:style-name="Default" table:formula="of:=[.P35]/[.$U35]*100" office:value-type="float" office:value="4.80001790489032" calcext:value-type="float">
            <text:p>4.80001790489032</text:p>
          </table:table-cell>
          <table:table-cell table:style-name="Default" table:formula="of:=[.Q35]/[.$U35]*100" office:value-type="float" office:value="0" calcext:value-type="float">
            <text:p>0</text:p>
          </table:table-cell>
          <table:table-cell table:style-name="Default" table:formula="of:=[.R35]/[.$U35]*100" office:value-type="float" office:value="18.5265051755182" calcext:value-type="float">
            <text:p>18.5265051755182</text:p>
          </table:table-cell>
          <table:table-cell table:style-name="Default" table:formula="of:=[.S35]/[.$U35]*100" office:value-type="float" office:value="55.9468444001085" calcext:value-type="float">
            <text:p>55.9468444001085</text:p>
          </table:table-cell>
          <table:table-cell table:style-name="Default" table:formula="of:=[.T35]/[.$U35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1447" calcext:value-type="float">
            <text:p>2.01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8293" calcext:value-type="float">
            <text:p>0.44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6168E-015" calcext:value-type="float">
            <text:p>2.76168E-15</text:p>
          </table:table-cell>
          <table:table-cell table:style-name="Default" office:value-type="float" office:value="2.46276" calcext:value-type="float">
            <text:p>2.46276</text:p>
          </table:table-cell>
          <table:table-cell table:style-name="Default" table:formula="of:=[.AB35]/[.$AH35]*100" office:value-type="float" office:value="0" calcext:value-type="float">
            <text:p>0</text:p>
          </table:table-cell>
          <table:table-cell table:style-name="Default" table:formula="of:=[.AC35]/[.$AH35]*100" office:value-type="float" office:value="81.7972518637626" calcext:value-type="float">
            <text:p>81.7972518637626</text:p>
          </table:table-cell>
          <table:table-cell table:style-name="Default" table:formula="of:=[.AD35]/[.$AH35]*100" office:value-type="float" office:value="0" calcext:value-type="float">
            <text:p>0</text:p>
          </table:table-cell>
          <table:table-cell table:style-name="Default" table:formula="of:=[.AE35]/[.$AH35]*100" office:value-type="float" office:value="18.2028699507869" calcext:value-type="float">
            <text:p>18.2028699507869</text:p>
          </table:table-cell>
          <table:table-cell table:style-name="Default" table:formula="of:=[.AF35]/[.$AH35]*100" office:value-type="float" office:value="0" calcext:value-type="float">
            <text:p>0</text:p>
          </table:table-cell>
          <table:table-cell table:style-name="Default" table:formula="of:=[.AG35]/[.$AH35]*100" office:value-type="float" office:value="0.000000000000112137601715149" calcext:value-type="float">
            <text:p>1.1213760171514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1528" calcext:value-type="float">
            <text:p>2.51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8293" calcext:value-type="float">
            <text:p>0.44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58955E-015" calcext:value-type="float">
            <text:p>-9.58955E-15</text:p>
          </table:table-cell>
          <table:table-cell table:style-name="Default" office:value-type="float" office:value="2.96358" calcext:value-type="float">
            <text:p>2.96358</text:p>
          </table:table-cell>
          <table:table-cell table:style-name="Default" table:formula="of:=[.AO35]/[.$AU35]*100" office:value-type="float" office:value="0" calcext:value-type="float">
            <text:p>0</text:p>
          </table:table-cell>
          <table:table-cell table:style-name="Default" table:formula="of:=[.AP35]/[.$AU35]*100" office:value-type="float" office:value="84.8730251925037" calcext:value-type="float">
            <text:p>84.8730251925037</text:p>
          </table:table-cell>
          <table:table-cell table:style-name="Default" table:formula="of:=[.AQ35]/[.$AU35]*100" office:value-type="float" office:value="0" calcext:value-type="float">
            <text:p>0</text:p>
          </table:table-cell>
          <table:table-cell table:style-name="Default" table:formula="of:=[.AR35]/[.$AU35]*100" office:value-type="float" office:value="15.1267386066852" calcext:value-type="float">
            <text:p>15.1267386066852</text:p>
          </table:table-cell>
          <table:table-cell table:style-name="Default" table:formula="of:=[.AS35]/[.$AU35]*100" office:value-type="float" office:value="0" calcext:value-type="float">
            <text:p>0</text:p>
          </table:table-cell>
          <table:table-cell table:style-name="Default" table:formula="of:=[.AT35]/[.$AU35]*100" office:value-type="float" office:value="-0.000000000000323579926980206" calcext:value-type="float">
            <text:p>-3.23579926980206E-13</text:p>
          </table:table-cell>
          <table:table-cell table:number-columns-repeated="2"/>
          <table:table-cell office:value-type="float" office:value="4.96" calcext:value-type="float">
            <text:p>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9561" calcext:value-type="float">
            <text:p>3.99561</text:p>
          </table:table-cell>
          <table:table-cell office:value-type="float" office:value="20.9958" calcext:value-type="float">
            <text:p>20.9958</text:p>
          </table:table-cell>
          <table:table-cell office:value-type="float" office:value="0" calcext:value-type="float">
            <text:p>0</text:p>
          </table:table-cell>
          <table:table-cell office:value-type="float" office:value="29.9514" calcext:value-type="float">
            <text:p>29.9514</text:p>
          </table:table-cell>
          <table:table-cell table:number-columns-repeated="6"/>
          <table:table-cell office:value-type="float" office:value="4.53772" calcext:value-type="float">
            <text:p>4.53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463" calcext:value-type="float">
            <text:p>3.79463</text:p>
          </table:table-cell>
          <table:table-cell office:value-type="float" office:value="12.2487" calcext:value-type="float">
            <text:p>12.2487</text:p>
          </table:table-cell>
          <table:table-cell office:value-type="float" office:value="0" calcext:value-type="float">
            <text:p>0</text:p>
          </table:table-cell>
          <table:table-cell office:value-type="float" office:value="20.5811" calcext:value-type="float">
            <text:p>20.5811</text:p>
          </table:table-cell>
          <table:table-cell table:number-columns-repeated="6"/>
          <table:table-cell office:value-type="float" office:value="3.76244" calcext:value-type="float">
            <text:p>3.76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878" calcext:value-type="float">
            <text:p>3.14878</text:p>
          </table:table-cell>
          <table:table-cell office:value-type="float" office:value="15.125" calcext:value-type="float">
            <text:p>15.125</text:p>
          </table:table-cell>
          <table:table-cell office:value-type="float" office:value="0" calcext:value-type="float">
            <text:p>0</text:p>
          </table:table-cell>
          <table:table-cell office:value-type="float" office:value="22.0363" calcext:value-type="float">
            <text:p>22.0363</text:p>
          </table:table-cell>
          <table:table-cell table:number-columns-repeated="6"/>
          <table:table-cell office:value-type="float" office:value="3.29772" calcext:value-type="float">
            <text:p>3.29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439" calcext:value-type="float">
            <text:p>2.68439</text:p>
          </table:table-cell>
          <table:table-cell office:value-type="float" office:value="16.3483" calcext:value-type="float">
            <text:p>16.3483</text:p>
          </table:table-cell>
          <table:table-cell office:value-type="float" office:value="0" calcext:value-type="float">
            <text:p>0</text:p>
          </table:table-cell>
          <table:table-cell office:value-type="float" office:value="22.3304" calcext:value-type="float">
            <text:p>22.3304</text:p>
          </table:table-cell>
        </table:table-row>
        <table:table-row table:style-name="ro1">
          <table:table-cell table:style-name="ce13" office:value-type="string" calcext:value-type="string">
            <text:p>grubhub-13-3.tsp </text:p>
          </table:table-cell>
          <table:table-cell table:style-name="Default" table:formula="of:=[$'Parcel Time'.B36]+[.BD36]" office:value-type="float" office:value="4.92683" calcext:value-type="float">
            <text:p>4.92683</text:p>
          </table:table-cell>
          <table:table-cell table:style-name="Default" table:formula="of:=[$'Parcel Time'.C36]+[.BE36]" office:value-type="float" office:value="0.305691" calcext:value-type="float">
            <text:p>0.305691</text:p>
          </table:table-cell>
          <table:table-cell table:style-name="Default" table:formula="of:=[$'Parcel Time'.D36]+[.BF36]" office:value-type="float" office:value="0" calcext:value-type="float">
            <text:p>0</text:p>
          </table:table-cell>
          <table:table-cell table:style-name="Default" table:formula="of:=[$'Parcel Time'.E36]+[.BG36]" office:value-type="float" office:value="4.252678" calcext:value-type="float">
            <text:p>4.252678</text:p>
          </table:table-cell>
          <table:table-cell table:style-name="Default" table:formula="of:=[$'Parcel Time'.F36]+[.BH36]" office:value-type="float" office:value="27.2051" calcext:value-type="float">
            <text:p>27.2051</text:p>
          </table:table-cell>
          <table:table-cell table:style-name="Default" table:formula="of:=[$'Parcel Time'.G36]+[.BI36]" office:value-type="float" office:value="0" calcext:value-type="float">
            <text:p>0</text:p>
          </table:table-cell>
          <table:table-cell table:style-name="Default" table:formula="of:=[$'Parcel Time'.H36]+[.BJ36]" office:value-type="float" office:value="36.690369" calcext:value-type="float">
            <text:p>36.690369</text:p>
          </table:table-cell>
          <table:table-cell table:style-name="Default" table:formula="of:=[.B36]/[.$H36]*100" office:value-type="float" office:value="13.4281287822426" calcext:value-type="float">
            <text:p>13.4281287822426</text:p>
          </table:table-cell>
          <table:table-cell table:style-name="Default" table:formula="of:=[.C36]/[.$H36]*100" office:value-type="float" office:value="0.833164147245289" calcext:value-type="float">
            <text:p>0.833164147245289</text:p>
          </table:table-cell>
          <table:table-cell table:style-name="Default" table:formula="of:=[.D36]/[.$H36]*100" office:value-type="float" office:value="0" calcext:value-type="float">
            <text:p>0</text:p>
          </table:table-cell>
          <table:table-cell table:style-name="Default" table:formula="of:=[.E36]/[.$H36]*100" office:value-type="float" office:value="11.5907201696445" calcext:value-type="float">
            <text:p>11.5907201696445</text:p>
          </table:table-cell>
          <table:table-cell table:style-name="Default" table:formula="of:=[.F36]/[.$H36]*100" office:value-type="float" office:value="74.1477961151058" calcext:value-type="float">
            <text:p>74.1477961151058</text:p>
          </table:table-cell>
          <table:table-cell table:style-name="Default" table:formula="of:=[.G36]/[.$H36]*100" office:value-type="float" office:value="0" calcext:value-type="float">
            <text:p>0</text:p>
          </table:table-cell>
          <table:table-cell table:style-name="Default" table:formula="of:=[$'Parcel Time'.O36]+[.BQ36]" office:value-type="float" office:value="4.55675" calcext:value-type="float">
            <text:p>4.55675</text:p>
          </table:table-cell>
          <table:table-cell table:style-name="Default" table:formula="of:=[$'Parcel Time'.P36]+[.BR36]" office:value-type="float" office:value="0.601626" calcext:value-type="float">
            <text:p>0.601626</text:p>
          </table:table-cell>
          <table:table-cell table:style-name="Default" table:formula="of:=[$'Parcel Time'.Q36]+[.BS36]" office:value-type="float" office:value="0" calcext:value-type="float">
            <text:p>0</text:p>
          </table:table-cell>
          <table:table-cell table:style-name="Default" table:formula="of:=[$'Parcel Time'.R36]+[.BT36]" office:value-type="float" office:value="3.992678" calcext:value-type="float">
            <text:p>3.992678</text:p>
          </table:table-cell>
          <table:table-cell table:style-name="Default" table:formula="of:=[$'Parcel Time'.S36]+[.BU36]" office:value-type="float" office:value="23.694" calcext:value-type="float">
            <text:p>23.694</text:p>
          </table:table-cell>
          <table:table-cell table:style-name="Default" table:formula="of:=[$'Parcel Time'.T36]+[.BV36]" office:value-type="float" office:value="6.68764" calcext:value-type="float">
            <text:p>6.68764</text:p>
          </table:table-cell>
          <table:table-cell table:style-name="Default" table:formula="of:=[$'Parcel Time'.U36]+[.BW36]" office:value-type="float" office:value="39.53265" calcext:value-type="float">
            <text:p>39.53265</text:p>
          </table:table-cell>
          <table:table-cell table:style-name="Default" table:formula="of:=[.O36]/[.$U36]*100" office:value-type="float" office:value="11.526548308803" calcext:value-type="float">
            <text:p>11.526548308803</text:p>
          </table:table-cell>
          <table:table-cell table:style-name="Default" table:formula="of:=[.P36]/[.$U36]*100" office:value-type="float" office:value="1.52184586664441" calcext:value-type="float">
            <text:p>1.52184586664441</text:p>
          </table:table-cell>
          <table:table-cell table:style-name="Default" table:formula="of:=[.Q36]/[.$U36]*100" office:value-type="float" office:value="0" calcext:value-type="float">
            <text:p>0</text:p>
          </table:table-cell>
          <table:table-cell table:style-name="Default" table:formula="of:=[.R36]/[.$U36]*100" office:value-type="float" office:value="10.099697338782" calcext:value-type="float">
            <text:p>10.099697338782</text:p>
          </table:table-cell>
          <table:table-cell table:style-name="Default" table:formula="of:=[.S36]/[.$U36]*100" office:value-type="float" office:value="59.9352686956225" calcext:value-type="float">
            <text:p>59.9352686956225</text:p>
          </table:table-cell>
          <table:table-cell table:style-name="Default" table:formula="of:=[.T36]/[.$U36]*100" office:value-type="float" office:value="16.9167510905543" calcext:value-type="float">
            <text:p>16.91675109055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9496" calcext:value-type="float">
            <text:p>1.39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9024" calcext:value-type="float">
            <text:p>0.85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11022" calcext:value-type="float">
            <text:p>-1.11022E-14</text:p>
          </table:table-cell>
          <table:table-cell table:style-name="Default" office:value-type="float" office:value="2.25398" calcext:value-type="float">
            <text:p>2.25398</text:p>
          </table:table-cell>
          <table:table-cell table:style-name="Default" table:formula="of:=[.AB36]/[.$AH36]*100" office:value-type="float" office:value="0" calcext:value-type="float">
            <text:p>0</text:p>
          </table:table-cell>
          <table:table-cell table:style-name="Default" table:formula="of:=[.AC36]/[.$AH36]*100" office:value-type="float" office:value="61.8887479037081" calcext:value-type="float">
            <text:p>61.8887479037081</text:p>
          </table:table-cell>
          <table:table-cell table:style-name="Default" table:formula="of:=[.AD36]/[.$AH36]*100" office:value-type="float" office:value="0" calcext:value-type="float">
            <text:p>0</text:p>
          </table:table-cell>
          <table:table-cell table:style-name="Default" table:formula="of:=[.AE36]/[.$AH36]*100" office:value-type="float" office:value="38.1114295601558" calcext:value-type="float">
            <text:p>38.1114295601558</text:p>
          </table:table-cell>
          <table:table-cell table:style-name="Default" table:formula="of:=[.AF36]/[.$AH36]*100" office:value-type="float" office:value="0" calcext:value-type="float">
            <text:p>0</text:p>
          </table:table-cell>
          <table:table-cell table:style-name="Default" table:formula="of:=[.AG36]/[.$AH36]*100" office:value-type="float" office:value="-0.000000000000492559827505124" calcext:value-type="float">
            <text:p>-4.9255982750512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4114" calcext:value-type="float">
            <text:p>1.841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7171" calcext:value-type="float">
            <text:p>1.17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1759E-015" calcext:value-type="float">
            <text:p>2.31759E-15</text:p>
          </table:table-cell>
          <table:table-cell table:style-name="Default" office:value-type="float" office:value="3.01285" calcext:value-type="float">
            <text:p>3.01285</text:p>
          </table:table-cell>
          <table:table-cell table:style-name="Default" table:formula="of:=[.AO36]/[.$AU36]*100" office:value-type="float" office:value="0" calcext:value-type="float">
            <text:p>0</text:p>
          </table:table-cell>
          <table:table-cell table:style-name="Default" table:formula="of:=[.AP36]/[.$AU36]*100" office:value-type="float" office:value="61.1095806296364" calcext:value-type="float">
            <text:p>61.1095806296364</text:p>
          </table:table-cell>
          <table:table-cell table:style-name="Default" table:formula="of:=[.AQ36]/[.$AU36]*100" office:value-type="float" office:value="0" calcext:value-type="float">
            <text:p>0</text:p>
          </table:table-cell>
          <table:table-cell table:style-name="Default" table:formula="of:=[.AR36]/[.$AU36]*100" office:value-type="float" office:value="38.8904193703636" calcext:value-type="float">
            <text:p>38.8904193703636</text:p>
          </table:table-cell>
          <table:table-cell table:style-name="Default" table:formula="of:=[.AS36]/[.$AU36]*100" office:value-type="float" office:value="0" calcext:value-type="float">
            <text:p>0</text:p>
          </table:table-cell>
          <table:table-cell table:style-name="Default" table:formula="of:=[.AT36]/[.$AU36]*100" office:value-type="float" office:value="0.0000000000000769235109613821" calcext:value-type="float">
            <text:p>7.69235109613821E-14</text:p>
          </table:table-cell>
          <table:table-cell table:number-columns-repeated="2"/>
          <table:table-cell office:value-type="float" office:value="4.92683" calcext:value-type="float">
            <text:p>4.92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078" calcext:value-type="float">
            <text:p>4.0078</text:p>
          </table:table-cell>
          <table:table-cell office:value-type="float" office:value="27.2051" calcext:value-type="float">
            <text:p>27.2051</text:p>
          </table:table-cell>
          <table:table-cell office:value-type="float" office:value="0" calcext:value-type="float">
            <text:p>0</text:p>
          </table:table-cell>
          <table:table-cell office:value-type="float" office:value="36.1398" calcext:value-type="float">
            <text:p>36.1398</text:p>
          </table:table-cell>
          <table:table-cell table:number-columns-repeated="6"/>
          <table:table-cell office:value-type="float" office:value="4.55675" calcext:value-type="float">
            <text:p>4.55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478" calcext:value-type="float">
            <text:p>3.7478</text:p>
          </table:table-cell>
          <table:table-cell office:value-type="float" office:value="23.694" calcext:value-type="float">
            <text:p>23.694</text:p>
          </table:table-cell>
          <table:table-cell office:value-type="float" office:value="0" calcext:value-type="float">
            <text:p>0</text:p>
          </table:table-cell>
          <table:table-cell office:value-type="float" office:value="31.9985" calcext:value-type="float">
            <text:p>31.9985</text:p>
          </table:table-cell>
          <table:table-cell table:number-columns-repeated="6"/>
          <table:table-cell office:value-type="float" office:value="3.76341" calcext:value-type="float">
            <text:p>3.76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8293" calcext:value-type="float">
            <text:p>3.38293</text:p>
          </table:table-cell>
          <table:table-cell office:value-type="float" office:value="15.7262" calcext:value-type="float">
            <text:p>15.7262</text:p>
          </table:table-cell>
          <table:table-cell office:value-type="float" office:value="0" calcext:value-type="float">
            <text:p>0</text:p>
          </table:table-cell>
          <table:table-cell office:value-type="float" office:value="22.8725" calcext:value-type="float">
            <text:p>22.8725</text:p>
          </table:table-cell>
          <table:table-cell table:number-columns-repeated="6"/>
          <table:table-cell office:value-type="float" office:value="3.31724" calcext:value-type="float">
            <text:p>3.31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16.6553" calcext:value-type="float">
            <text:p>16.6553</text:p>
          </table:table-cell>
          <table:table-cell office:value-type="float" office:value="0" calcext:value-type="float">
            <text:p>0</text:p>
          </table:table-cell>
          <table:table-cell office:value-type="float" office:value="23.0125" calcext:value-type="float">
            <text:p>23.0125</text:p>
          </table:table-cell>
        </table:table-row>
        <table:table-row table:style-name="ro1">
          <table:table-cell table:style-name="ce13" office:value-type="string" calcext:value-type="string">
            <text:p>grubhub-13-4.tsp </text:p>
          </table:table-cell>
          <table:table-cell table:style-name="Default" table:formula="of:=[$'Parcel Time'.B37]+[.BD37]" office:value-type="float" office:value="4.89561" calcext:value-type="float">
            <text:p>4.89561</text:p>
          </table:table-cell>
          <table:table-cell table:style-name="Default" table:formula="of:=[$'Parcel Time'.C37]+[.BE37]" office:value-type="float" office:value="0.390569" calcext:value-type="float">
            <text:p>0.390569</text:p>
          </table:table-cell>
          <table:table-cell table:style-name="Default" table:formula="of:=[$'Parcel Time'.D37]+[.BF37]" office:value-type="float" office:value="0" calcext:value-type="float">
            <text:p>0</text:p>
          </table:table-cell>
          <table:table-cell table:style-name="Default" table:formula="of:=[$'Parcel Time'.E37]+[.BG37]" office:value-type="float" office:value="3.618053" calcext:value-type="float">
            <text:p>3.618053</text:p>
          </table:table-cell>
          <table:table-cell table:style-name="Default" table:formula="of:=[$'Parcel Time'.F37]+[.BH37]" office:value-type="float" office:value="19.5329" calcext:value-type="float">
            <text:p>19.5329</text:p>
          </table:table-cell>
          <table:table-cell table:style-name="Default" table:formula="of:=[$'Parcel Time'.G37]+[.BI37]" office:value-type="float" office:value="-5.70377E-015" calcext:value-type="float">
            <text:p>-5.70377E-15</text:p>
          </table:table-cell>
          <table:table-cell table:style-name="Default" table:formula="of:=[$'Parcel Time'.H37]+[.BJ37]" office:value-type="float" office:value="28.437133" calcext:value-type="float">
            <text:p>28.437133</text:p>
          </table:table-cell>
          <table:table-cell table:style-name="Default" table:formula="of:=[.B37]/[.$H37]*100" office:value-type="float" office:value="17.21555404337" calcext:value-type="float">
            <text:p>17.21555404337</text:p>
          </table:table-cell>
          <table:table-cell table:style-name="Default" table:formula="of:=[.C37]/[.$H37]*100" office:value-type="float" office:value="1.37344717556443" calcext:value-type="float">
            <text:p>1.37344717556443</text:p>
          </table:table-cell>
          <table:table-cell table:style-name="Default" table:formula="of:=[.D37]/[.$H37]*100" office:value-type="float" office:value="0" calcext:value-type="float">
            <text:p>0</text:p>
          </table:table-cell>
          <table:table-cell table:style-name="Default" table:formula="of:=[.E37]/[.$H37]*100" office:value-type="float" office:value="12.7229879327146" calcext:value-type="float">
            <text:p>12.7229879327146</text:p>
          </table:table-cell>
          <table:table-cell table:style-name="Default" table:formula="of:=[.F37]/[.$H37]*100" office:value-type="float" office:value="68.6880073318221" calcext:value-type="float">
            <text:p>68.6880073318221</text:p>
          </table:table-cell>
          <table:table-cell table:style-name="Default" table:formula="of:=[.G37]/[.$H37]*100" office:value-type="float" office:value="-0.0000000000000200574720384084" calcext:value-type="float">
            <text:p>-2.00574720384084E-14</text:p>
          </table:table-cell>
          <table:table-cell table:style-name="Default" table:formula="of:=[$'Parcel Time'.O37]+[.BQ37]" office:value-type="float" office:value="4.51041" calcext:value-type="float">
            <text:p>4.51041</text:p>
          </table:table-cell>
          <table:table-cell table:style-name="Default" table:formula="of:=[$'Parcel Time'.P37]+[.BR37]" office:value-type="float" office:value="0.385203" calcext:value-type="float">
            <text:p>0.385203</text:p>
          </table:table-cell>
          <table:table-cell table:style-name="Default" table:formula="of:=[$'Parcel Time'.Q37]+[.BS37]" office:value-type="float" office:value="0" calcext:value-type="float">
            <text:p>0</text:p>
          </table:table-cell>
          <table:table-cell table:style-name="Default" table:formula="of:=[$'Parcel Time'.R37]+[.BT37]" office:value-type="float" office:value="3.32732" calcext:value-type="float">
            <text:p>3.32732</text:p>
          </table:table-cell>
          <table:table-cell table:style-name="Default" table:formula="of:=[$'Parcel Time'.S37]+[.BU37]" office:value-type="float" office:value="17.8896" calcext:value-type="float">
            <text:p>17.8896</text:p>
          </table:table-cell>
          <table:table-cell table:style-name="Default" table:formula="of:=[$'Parcel Time'.T37]+[.BV37]" office:value-type="float" office:value="7.1535" calcext:value-type="float">
            <text:p>7.1535</text:p>
          </table:table-cell>
          <table:table-cell table:style-name="Default" table:formula="of:=[$'Parcel Time'.U37]+[.BW37]" office:value-type="float" office:value="33.26598" calcext:value-type="float">
            <text:p>33.26598</text:p>
          </table:table-cell>
          <table:table-cell table:style-name="Default" table:formula="of:=[.O37]/[.$U37]*100" office:value-type="float" office:value="13.5586265608288" calcext:value-type="float">
            <text:p>13.5586265608288</text:p>
          </table:table-cell>
          <table:table-cell table:style-name="Default" table:formula="of:=[.P37]/[.$U37]*100" office:value-type="float" office:value="1.15794875124677" calcext:value-type="float">
            <text:p>1.15794875124677</text:p>
          </table:table-cell>
          <table:table-cell table:style-name="Default" table:formula="of:=[.Q37]/[.$U37]*100" office:value-type="float" office:value="0" calcext:value-type="float">
            <text:p>0</text:p>
          </table:table-cell>
          <table:table-cell table:style-name="Default" table:formula="of:=[.R37]/[.$U37]*100" office:value-type="float" office:value="10.0021703854809" calcext:value-type="float">
            <text:p>10.0021703854809</text:p>
          </table:table-cell>
          <table:table-cell table:style-name="Default" table:formula="of:=[.S37]/[.$U37]*100" office:value-type="float" office:value="53.7774627412149" calcext:value-type="float">
            <text:p>53.7774627412149</text:p>
          </table:table-cell>
          <table:table-cell table:style-name="Default" table:formula="of:=[.T37]/[.$U37]*100" office:value-type="float" office:value="21.5039508831545" calcext:value-type="float">
            <text:p>21.50395088315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0976" calcext:value-type="float">
            <text:p>1.1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0244" calcext:value-type="float">
            <text:p>0.65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349E-015" calcext:value-type="float">
            <text:p>1.19349E-15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table:formula="of:=[.AB37]/[.$AH37]*100" office:value-type="float" office:value="0" calcext:value-type="float">
            <text:p>0</text:p>
          </table:table-cell>
          <table:table-cell table:style-name="Default" table:formula="of:=[.AC37]/[.$AH37]*100" office:value-type="float" office:value="63.0545454545455" calcext:value-type="float">
            <text:p>63.0545454545455</text:p>
          </table:table-cell>
          <table:table-cell table:style-name="Default" table:formula="of:=[.AD37]/[.$AH37]*100" office:value-type="float" office:value="0" calcext:value-type="float">
            <text:p>0</text:p>
          </table:table-cell>
          <table:table-cell table:style-name="Default" table:formula="of:=[.AE37]/[.$AH37]*100" office:value-type="float" office:value="36.9456818181818" calcext:value-type="float">
            <text:p>36.9456818181818</text:p>
          </table:table-cell>
          <table:table-cell table:style-name="Default" table:formula="of:=[.AF37]/[.$AH37]*100" office:value-type="float" office:value="0" calcext:value-type="float">
            <text:p>0</text:p>
          </table:table-cell>
          <table:table-cell table:style-name="Default" table:formula="of:=[.AG37]/[.$AH37]*100" office:value-type="float" office:value="0.0000000000000678119318181818" calcext:value-type="float">
            <text:p>6.78119318181818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3203" calcext:value-type="float">
            <text:p>1.53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7561" calcext:value-type="float">
            <text:p>0.83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8715" calcext:value-type="float">
            <text:p>4.98715</text:p>
          </table:table-cell>
          <table:table-cell table:style-name="Default" office:value-type="float" office:value="7.35675" calcext:value-type="float">
            <text:p>7.35675</text:p>
          </table:table-cell>
          <table:table-cell table:style-name="Default" table:formula="of:=[.AO37]/[.$AU37]*100" office:value-type="float" office:value="0" calcext:value-type="float">
            <text:p>0</text:p>
          </table:table-cell>
          <table:table-cell table:style-name="Default" table:formula="of:=[.AP37]/[.$AU37]*100" office:value-type="float" office:value="20.8248207428552" calcext:value-type="float">
            <text:p>20.8248207428552</text:p>
          </table:table-cell>
          <table:table-cell table:style-name="Default" table:formula="of:=[.AQ37]/[.$AU37]*100" office:value-type="float" office:value="0" calcext:value-type="float">
            <text:p>0</text:p>
          </table:table-cell>
          <table:table-cell table:style-name="Default" table:formula="of:=[.AR37]/[.$AU37]*100" office:value-type="float" office:value="11.3849322051178" calcext:value-type="float">
            <text:p>11.3849322051178</text:p>
          </table:table-cell>
          <table:table-cell table:style-name="Default" table:formula="of:=[.AS37]/[.$AU37]*100" office:value-type="float" office:value="0" calcext:value-type="float">
            <text:p>0</text:p>
          </table:table-cell>
          <table:table-cell table:style-name="Default" table:formula="of:=[.AT37]/[.$AU37]*100" office:value-type="float" office:value="67.7901247153974" calcext:value-type="float">
            <text:p>67.7901247153974</text:p>
          </table:table-cell>
          <table:table-cell table:number-columns-repeated="2"/>
          <table:table-cell office:value-type="float" office:value="4.89561" calcext:value-type="float">
            <text:p>4.89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1659" calcext:value-type="float">
            <text:p>3.31659</text:p>
          </table:table-cell>
          <table:table-cell office:value-type="float" office:value="19.5329" calcext:value-type="float">
            <text:p>19.5329</text:p>
          </table:table-cell>
          <table:table-cell office:value-type="float" office:value="0" calcext:value-type="float">
            <text:p>0</text:p>
          </table:table-cell>
          <table:table-cell office:value-type="float" office:value="27.7451" calcext:value-type="float">
            <text:p>27.7451</text:p>
          </table:table-cell>
          <table:table-cell table:number-columns-repeated="6"/>
          <table:table-cell office:value-type="float" office:value="4.51041" calcext:value-type="float">
            <text:p>4.5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1854" calcext:value-type="float">
            <text:p>3.21854</text:p>
          </table:table-cell>
          <table:table-cell office:value-type="float" office:value="17.8896" calcext:value-type="float">
            <text:p>17.8896</text:p>
          </table:table-cell>
          <table:table-cell office:value-type="float" office:value="0" calcext:value-type="float">
            <text:p>0</text:p>
          </table:table-cell>
          <table:table-cell office:value-type="float" office:value="25.6185" calcext:value-type="float">
            <text:p>25.6185</text:p>
          </table:table-cell>
          <table:table-cell table:number-columns-repeated="6"/>
          <table:table-cell office:value-type="float" office:value="3.84878" calcext:value-type="float">
            <text:p>3.84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4585" calcext:value-type="float">
            <text:p>2.74585</text:p>
          </table:table-cell>
          <table:table-cell office:value-type="float" office:value="18.825" calcext:value-type="float">
            <text:p>18.825</text:p>
          </table:table-cell>
          <table:table-cell office:value-type="float" office:value="0" calcext:value-type="float">
            <text:p>0</text:p>
          </table:table-cell>
          <table:table-cell office:value-type="float" office:value="25.4196" calcext:value-type="float">
            <text:p>25.4196</text:p>
          </table:table-cell>
          <table:table-cell table:number-columns-repeated="6"/>
          <table:table-cell office:value-type="float" office:value="3.4265" calcext:value-type="float">
            <text:p>3.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float" office:value="18.5664" calcext:value-type="float">
            <text:p>18.5664</text:p>
          </table:table-cell>
          <table:table-cell office:value-type="float" office:value="0" calcext:value-type="float">
            <text:p>0</text:p>
          </table:table-cell>
          <table:table-cell office:value-type="float" office:value="24.5729" calcext:value-type="float">
            <text:p>24.5729</text:p>
          </table:table-cell>
        </table:table-row>
        <table:table-row table:style-name="ro1">
          <table:table-cell table:style-name="ce13" office:value-type="string" calcext:value-type="string">
            <text:p>grubhub-13-5.tsp </text:p>
          </table:table-cell>
          <table:table-cell table:style-name="Default" table:formula="of:=[$'Parcel Time'.B38]+[.BD38]" office:value-type="float" office:value="5.05366" calcext:value-type="float">
            <text:p>5.05366</text:p>
          </table:table-cell>
          <table:table-cell table:style-name="Default" table:formula="of:=[$'Parcel Time'.C38]+[.BE38]" office:value-type="float" office:value="0.584715" calcext:value-type="float">
            <text:p>0.584715</text:p>
          </table:table-cell>
          <table:table-cell table:style-name="Default" table:formula="of:=[$'Parcel Time'.D38]+[.BF38]" office:value-type="float" office:value="0" calcext:value-type="float">
            <text:p>0</text:p>
          </table:table-cell>
          <table:table-cell table:style-name="Default" table:formula="of:=[$'Parcel Time'.E38]+[.BG38]" office:value-type="float" office:value="5.86683" calcext:value-type="float">
            <text:p>5.86683</text:p>
          </table:table-cell>
          <table:table-cell table:style-name="Default" table:formula="of:=[$'Parcel Time'.F38]+[.BH38]" office:value-type="float" office:value="18.6621" calcext:value-type="float">
            <text:p>18.6621</text:p>
          </table:table-cell>
          <table:table-cell table:style-name="Default" table:formula="of:=[$'Parcel Time'.G38]+[.BI38]" office:value-type="float" office:value="6.245E-016" calcext:value-type="float">
            <text:p>6.245E-16</text:p>
          </table:table-cell>
          <table:table-cell table:style-name="Default" table:formula="of:=[$'Parcel Time'.H38]+[.BJ38]" office:value-type="float" office:value="30.167315" calcext:value-type="float">
            <text:p>30.167315</text:p>
          </table:table-cell>
          <table:table-cell table:style-name="Default" table:formula="of:=[.B38]/[.$H38]*100" office:value-type="float" office:value="16.7521040569902" calcext:value-type="float">
            <text:p>16.7521040569902</text:p>
          </table:table-cell>
          <table:table-cell table:style-name="Default" table:formula="of:=[.C38]/[.$H38]*100" office:value-type="float" office:value="1.93824011185616" calcext:value-type="float">
            <text:p>1.93824011185616</text:p>
          </table:table-cell>
          <table:table-cell table:style-name="Default" table:formula="of:=[.D38]/[.$H38]*100" office:value-type="float" office:value="0" calcext:value-type="float">
            <text:p>0</text:p>
          </table:table-cell>
          <table:table-cell table:style-name="Default" table:formula="of:=[.E38]/[.$H38]*100" office:value-type="float" office:value="19.4476372855854" calcext:value-type="float">
            <text:p>19.4476372855854</text:p>
          </table:table-cell>
          <table:table-cell table:style-name="Default" table:formula="of:=[.F38]/[.$H38]*100" office:value-type="float" office:value="61.8619853971094" calcext:value-type="float">
            <text:p>61.8619853971094</text:p>
          </table:table-cell>
          <table:table-cell table:style-name="Default" table:formula="of:=[.G38]/[.$H38]*100" office:value-type="float" office:value="2.07012125540506E-015" calcext:value-type="float">
            <text:p>2.07012125540506E-15</text:p>
          </table:table-cell>
          <table:table-cell table:style-name="Default" table:formula="of:=[$'Parcel Time'.O38]+[.BQ38]" office:value-type="float" office:value="4.77089" calcext:value-type="float">
            <text:p>4.77089</text:p>
          </table:table-cell>
          <table:table-cell table:style-name="Default" table:formula="of:=[$'Parcel Time'.P38]+[.BR38]" office:value-type="float" office:value="0.584715" calcext:value-type="float">
            <text:p>0.584715</text:p>
          </table:table-cell>
          <table:table-cell table:style-name="Default" table:formula="of:=[$'Parcel Time'.Q38]+[.BS38]" office:value-type="float" office:value="0" calcext:value-type="float">
            <text:p>0</text:p>
          </table:table-cell>
          <table:table-cell table:style-name="Default" table:formula="of:=[$'Parcel Time'.R38]+[.BT38]" office:value-type="float" office:value="5.22244" calcext:value-type="float">
            <text:p>5.22244</text:p>
          </table:table-cell>
          <table:table-cell table:style-name="Default" table:formula="of:=[$'Parcel Time'.S38]+[.BU38]" office:value-type="float" office:value="22.8174" calcext:value-type="float">
            <text:p>22.8174</text:p>
          </table:table-cell>
          <table:table-cell table:style-name="Default" table:formula="of:=[$'Parcel Time'.T38]+[.BV38]" office:value-type="float" office:value="3.08087E-015" calcext:value-type="float">
            <text:p>3.08087E-15</text:p>
          </table:table-cell>
          <table:table-cell table:style-name="Default" table:formula="of:=[$'Parcel Time'.U38]+[.BW38]" office:value-type="float" office:value="33.395415" calcext:value-type="float">
            <text:p>33.395415</text:p>
          </table:table-cell>
          <table:table-cell table:style-name="Default" table:formula="of:=[.O38]/[.$U38]*100" office:value-type="float" office:value="14.2860629221107" calcext:value-type="float">
            <text:p>14.2860629221107</text:p>
          </table:table-cell>
          <table:table-cell table:style-name="Default" table:formula="of:=[.P38]/[.$U38]*100" office:value-type="float" office:value="1.75088406597133" calcext:value-type="float">
            <text:p>1.75088406597133</text:p>
          </table:table-cell>
          <table:table-cell table:style-name="Default" table:formula="of:=[.Q38]/[.$U38]*100" office:value-type="float" office:value="0" calcext:value-type="float">
            <text:p>0</text:p>
          </table:table-cell>
          <table:table-cell table:style-name="Default" table:formula="of:=[.R38]/[.$U38]*100" office:value-type="float" office:value="15.6381946443846" calcext:value-type="float">
            <text:p>15.6381946443846</text:p>
          </table:table-cell>
          <table:table-cell table:style-name="Default" table:formula="of:=[.S38]/[.$U38]*100" office:value-type="float" office:value="68.3249482002245" calcext:value-type="float">
            <text:p>68.3249482002245</text:p>
          </table:table-cell>
          <table:table-cell table:style-name="Default" table:formula="of:=[.T38]/[.$U38]*100" office:value-type="float" office:value="9.22542810143249E-015" calcext:value-type="float">
            <text:p>9.22542810143249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9024" calcext:value-type="float">
            <text:p>1.9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2005E-015" calcext:value-type="float">
            <text:p>2.72005E-15</text:p>
          </table:table-cell>
          <table:table-cell table:style-name="Default" office:value-type="float" office:value="2.31024" calcext:value-type="float">
            <text:p>2.31024</text:p>
          </table:table-cell>
          <table:table-cell table:style-name="Default" table:formula="of:=[.AB38]/[.$AH38]*100" office:value-type="float" office:value="0" calcext:value-type="float">
            <text:p>0</text:p>
          </table:table-cell>
          <table:table-cell table:style-name="Default" table:formula="of:=[.AC38]/[.$AH38]*100" office:value-type="float" office:value="86.1486252510562" calcext:value-type="float">
            <text:p>86.1486252510562</text:p>
          </table:table-cell>
          <table:table-cell table:style-name="Default" table:formula="of:=[.AD38]/[.$AH38]*100" office:value-type="float" office:value="0" calcext:value-type="float">
            <text:p>0</text:p>
          </table:table-cell>
          <table:table-cell table:style-name="Default" table:formula="of:=[.AE38]/[.$AH38]*100" office:value-type="float" office:value="13.8513747489438" calcext:value-type="float">
            <text:p>13.8513747489438</text:p>
          </table:table-cell>
          <table:table-cell table:style-name="Default" table:formula="of:=[.AF38]/[.$AH38]*100" office:value-type="float" office:value="0" calcext:value-type="float">
            <text:p>0</text:p>
          </table:table-cell>
          <table:table-cell table:style-name="Default" table:formula="of:=[.AG38]/[.$AH38]*100" office:value-type="float" office:value="0.000000000000117738849643327" calcext:value-type="float">
            <text:p>1.1773884964332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6667" calcext:value-type="float">
            <text:p>2.56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98E-015" calcext:value-type="float">
            <text:p>2.498E-15</text:p>
          </table:table-cell>
          <table:table-cell table:style-name="Default" office:value-type="float" office:value="2.88667" calcext:value-type="float">
            <text:p>2.88667</text:p>
          </table:table-cell>
          <table:table-cell table:style-name="Default" table:formula="of:=[.AO38]/[.$AU38]*100" office:value-type="float" office:value="0" calcext:value-type="float">
            <text:p>0</text:p>
          </table:table-cell>
          <table:table-cell table:style-name="Default" table:formula="of:=[.AP38]/[.$AU38]*100" office:value-type="float" office:value="88.9145624543159" calcext:value-type="float">
            <text:p>88.9145624543159</text:p>
          </table:table-cell>
          <table:table-cell table:style-name="Default" table:formula="of:=[.AQ38]/[.$AU38]*100" office:value-type="float" office:value="0" calcext:value-type="float">
            <text:p>0</text:p>
          </table:table-cell>
          <table:table-cell table:style-name="Default" table:formula="of:=[.AR38]/[.$AU38]*100" office:value-type="float" office:value="11.0854375456841" calcext:value-type="float">
            <text:p>11.0854375456841</text:p>
          </table:table-cell>
          <table:table-cell table:style-name="Default" table:formula="of:=[.AS38]/[.$AU38]*100" office:value-type="float" office:value="0" calcext:value-type="float">
            <text:p>0</text:p>
          </table:table-cell>
          <table:table-cell table:style-name="Default" table:formula="of:=[.AT38]/[.$AU38]*100" office:value-type="float" office:value="0.0000000000000865356968409967" calcext:value-type="float">
            <text:p>8.65356968409967E-14</text:p>
          </table:table-cell>
          <table:table-cell table:number-columns-repeated="2"/>
          <table:table-cell office:value-type="float" office:value="5.05366" calcext:value-type="float">
            <text:p>5.05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4683" calcext:value-type="float">
            <text:p>5.54683</text:p>
          </table:table-cell>
          <table:table-cell office:value-type="float" office:value="18.6621" calcext:value-type="float">
            <text:p>18.6621</text:p>
          </table:table-cell>
          <table:table-cell office:value-type="float" office:value="0" calcext:value-type="float">
            <text:p>0</text:p>
          </table:table-cell>
          <table:table-cell office:value-type="float" office:value="29.2626" calcext:value-type="float">
            <text:p>29.2626</text:p>
          </table:table-cell>
          <table:table-cell table:number-columns-repeated="6"/>
          <table:table-cell office:value-type="float" office:value="4.77089" calcext:value-type="float">
            <text:p>4.77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0244" calcext:value-type="float">
            <text:p>4.90244</text:p>
          </table:table-cell>
          <table:table-cell office:value-type="float" office:value="22.8174" calcext:value-type="float">
            <text:p>22.8174</text:p>
          </table:table-cell>
          <table:table-cell office:value-type="float" office:value="0" calcext:value-type="float">
            <text:p>0</text:p>
          </table:table-cell>
          <table:table-cell office:value-type="float" office:value="32.4907" calcext:value-type="float">
            <text:p>32.4907</text:p>
          </table:table-cell>
          <table:table-cell table:number-columns-repeated="6"/>
          <table:table-cell office:value-type="float" office:value="3.80195" calcext:value-type="float">
            <text:p>3.80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854" calcext:value-type="float">
            <text:p>3.45854</text:p>
          </table:table-cell>
          <table:table-cell office:value-type="float" office:value="12.8342" calcext:value-type="float">
            <text:p>12.8342</text:p>
          </table:table-cell>
          <table:table-cell office:value-type="float" office:value="0" calcext:value-type="float">
            <text:p>0</text:p>
          </table:table-cell>
          <table:table-cell office:value-type="float" office:value="20.0947" calcext:value-type="float">
            <text:p>20.0947</text:p>
          </table:table-cell>
          <table:table-cell table:number-columns-repeated="6"/>
          <table:table-cell office:value-type="float" office:value="3.22797" calcext:value-type="float">
            <text:p>3.22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976" calcext:value-type="float">
            <text:p>3.36976</text:p>
          </table:table-cell>
          <table:table-cell office:value-type="float" office:value="13.4224" calcext:value-type="float">
            <text:p>13.4224</text:p>
          </table:table-cell>
          <table:table-cell office:value-type="float" office:value="0" calcext:value-type="float">
            <text:p>0</text:p>
          </table:table-cell>
          <table:table-cell office:value-type="float" office:value="20.0201" calcext:value-type="float">
            <text:p>20.0201</text:p>
          </table:table-cell>
        </table:table-row>
        <table:table-row table:style-name="ro1">
          <table:table-cell table:style-name="ce13" office:value-type="string" calcext:value-type="string">
            <text:p>grubhub-13-6.tsp </text:p>
          </table:table-cell>
          <table:table-cell table:style-name="Default" table:formula="of:=[$'Parcel Time'.B39]+[.BD39]" office:value-type="float" office:value="4.90195" calcext:value-type="float">
            <text:p>4.90195</text:p>
          </table:table-cell>
          <table:table-cell table:style-name="Default" table:formula="of:=[$'Parcel Time'.C39]+[.BE39]" office:value-type="float" office:value="0.52813" calcext:value-type="float">
            <text:p>0.52813</text:p>
          </table:table-cell>
          <table:table-cell table:style-name="Default" table:formula="of:=[$'Parcel Time'.D39]+[.BF39]" office:value-type="float" office:value="0" calcext:value-type="float">
            <text:p>0</text:p>
          </table:table-cell>
          <table:table-cell table:style-name="Default" table:formula="of:=[$'Parcel Time'.E39]+[.BG39]" office:value-type="float" office:value="6.101466" calcext:value-type="float">
            <text:p>6.101466</text:p>
          </table:table-cell>
          <table:table-cell table:style-name="Default" table:formula="of:=[$'Parcel Time'.F39]+[.BH39]" office:value-type="float" office:value="24.5733" calcext:value-type="float">
            <text:p>24.5733</text:p>
          </table:table-cell>
          <table:table-cell table:style-name="Default" table:formula="of:=[$'Parcel Time'.G39]+[.BI39]" office:value-type="float" office:value="-1.01308E-015" calcext:value-type="float">
            <text:p>-1.01308E-15</text:p>
          </table:table-cell>
          <table:table-cell table:style-name="Default" table:formula="of:=[$'Parcel Time'.H39]+[.BJ39]" office:value-type="float" office:value="36.104786" calcext:value-type="float">
            <text:p>36.104786</text:p>
          </table:table-cell>
          <table:table-cell table:style-name="Default" table:formula="of:=[.B39]/[.$H39]*100" office:value-type="float" office:value="13.5770088763301" calcext:value-type="float">
            <text:p>13.5770088763301</text:p>
          </table:table-cell>
          <table:table-cell table:style-name="Default" table:formula="of:=[.C39]/[.$H39]*100" office:value-type="float" office:value="1.4627700604568" calcext:value-type="float">
            <text:p>1.4627700604568</text:p>
          </table:table-cell>
          <table:table-cell table:style-name="Default" table:formula="of:=[.D39]/[.$H39]*100" office:value-type="float" office:value="0" calcext:value-type="float">
            <text:p>0</text:p>
          </table:table-cell>
          <table:table-cell table:style-name="Default" table:formula="of:=[.E39]/[.$H39]*100" office:value-type="float" office:value="16.8993274188081" calcext:value-type="float">
            <text:p>16.8993274188081</text:p>
          </table:table-cell>
          <table:table-cell table:style-name="Default" table:formula="of:=[.F39]/[.$H39]*100" office:value-type="float" office:value="68.0610598273592" calcext:value-type="float">
            <text:p>68.0610598273592</text:p>
          </table:table-cell>
          <table:table-cell table:style-name="Default" table:formula="of:=[.G39]/[.$H39]*100" office:value-type="float" office:value="-2.80594378817257E-015" calcext:value-type="float">
            <text:p>-2.80594378817257E-15</text:p>
          </table:table-cell>
          <table:table-cell table:style-name="Default" table:formula="of:=[$'Parcel Time'.O39]+[.BQ39]" office:value-type="float" office:value="4.40602" calcext:value-type="float">
            <text:p>4.40602</text:p>
          </table:table-cell>
          <table:table-cell table:style-name="Default" table:formula="of:=[$'Parcel Time'.P39]+[.BR39]" office:value-type="float" office:value="1.02407" calcext:value-type="float">
            <text:p>1.02407</text:p>
          </table:table-cell>
          <table:table-cell table:style-name="Default" table:formula="of:=[$'Parcel Time'.Q39]+[.BS39]" office:value-type="float" office:value="0" calcext:value-type="float">
            <text:p>0</text:p>
          </table:table-cell>
          <table:table-cell table:style-name="Default" table:formula="of:=[$'Parcel Time'.R39]+[.BT39]" office:value-type="float" office:value="6.160003" calcext:value-type="float">
            <text:p>6.160003</text:p>
          </table:table-cell>
          <table:table-cell table:style-name="Default" table:formula="of:=[$'Parcel Time'.S39]+[.BU39]" office:value-type="float" office:value="30.794" calcext:value-type="float">
            <text:p>30.794</text:p>
          </table:table-cell>
          <table:table-cell table:style-name="Default" table:formula="of:=[$'Parcel Time'.T39]+[.BV39]" office:value-type="float" office:value="-1.01308E-015" calcext:value-type="float">
            <text:p>-1.01308E-15</text:p>
          </table:table-cell>
          <table:table-cell table:style-name="Default" table:formula="of:=[$'Parcel Time'.U39]+[.BW39]" office:value-type="float" office:value="42.38406" calcext:value-type="float">
            <text:p>42.38406</text:p>
          </table:table-cell>
          <table:table-cell table:style-name="Default" table:formula="of:=[.O39]/[.$U39]*100" office:value-type="float" office:value="10.395464710082" calcext:value-type="float">
            <text:p>10.395464710082</text:p>
          </table:table-cell>
          <table:table-cell table:style-name="Default" table:formula="of:=[.P39]/[.$U39]*100" office:value-type="float" office:value="2.41616777628193" calcext:value-type="float">
            <text:p>2.41616777628193</text:p>
          </table:table-cell>
          <table:table-cell table:style-name="Default" table:formula="of:=[.Q39]/[.$U39]*100" office:value-type="float" office:value="0" calcext:value-type="float">
            <text:p>0</text:p>
          </table:table-cell>
          <table:table-cell table:style-name="Default" table:formula="of:=[.R39]/[.$U39]*100" office:value-type="float" office:value="14.5337728381849" calcext:value-type="float">
            <text:p>14.5337728381849</text:p>
          </table:table-cell>
          <table:table-cell table:style-name="Default" table:formula="of:=[.S39]/[.$U39]*100" office:value-type="float" office:value="72.6546725349105" calcext:value-type="float">
            <text:p>72.6546725349105</text:p>
          </table:table-cell>
          <table:table-cell table:style-name="Default" table:formula="of:=[.T39]/[.$U39]*100" office:value-type="float" office:value="-2.39023821691457E-015" calcext:value-type="float">
            <text:p>-2.39023821691457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2325" calcext:value-type="float">
            <text:p>1.72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2878" calcext:value-type="float">
            <text:p>0.62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19189E-016" calcext:value-type="float">
            <text:p>-3.19189E-16</text:p>
          </table:table-cell>
          <table:table-cell table:style-name="Default" office:value-type="float" office:value="2.35203" calcext:value-type="float">
            <text:p>2.35203</text:p>
          </table:table-cell>
          <table:table-cell table:style-name="Default" table:formula="of:=[.AB39]/[.$AH39]*100" office:value-type="float" office:value="0" calcext:value-type="float">
            <text:p>0</text:p>
          </table:table-cell>
          <table:table-cell table:style-name="Default" table:formula="of:=[.AC39]/[.$AH39]*100" office:value-type="float" office:value="73.266497451138" calcext:value-type="float">
            <text:p>73.266497451138</text:p>
          </table:table-cell>
          <table:table-cell table:style-name="Default" table:formula="of:=[.AD39]/[.$AH39]*100" office:value-type="float" office:value="0" calcext:value-type="float">
            <text:p>0</text:p>
          </table:table-cell>
          <table:table-cell table:style-name="Default" table:formula="of:=[.AE39]/[.$AH39]*100" office:value-type="float" office:value="26.733502548862" calcext:value-type="float">
            <text:p>26.733502548862</text:p>
          </table:table-cell>
          <table:table-cell table:style-name="Default" table:formula="of:=[.AF39]/[.$AH39]*100" office:value-type="float" office:value="0" calcext:value-type="float">
            <text:p>0</text:p>
          </table:table-cell>
          <table:table-cell table:style-name="Default" table:formula="of:=[.AG39]/[.$AH39]*100" office:value-type="float" office:value="-0.0000000000000135707877875707" calcext:value-type="float">
            <text:p>-1.35707877875707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3138" calcext:value-type="float">
            <text:p>2.431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13171" calcext:value-type="float">
            <text:p>0.71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1333" calcext:value-type="float">
            <text:p>5.11333</text:p>
          </table:table-cell>
          <table:table-cell table:style-name="Default" office:value-type="float" office:value="8.25789" calcext:value-type="float">
            <text:p>8.25789</text:p>
          </table:table-cell>
          <table:table-cell table:style-name="Default" table:formula="of:=[.AO39]/[.$AU39]*100" office:value-type="float" office:value="0" calcext:value-type="float">
            <text:p>0</text:p>
          </table:table-cell>
          <table:table-cell table:style-name="Default" table:formula="of:=[.AP39]/[.$AU39]*100" office:value-type="float" office:value="29.4431144033161" calcext:value-type="float">
            <text:p>29.4431144033161</text:p>
          </table:table-cell>
          <table:table-cell table:style-name="Default" table:formula="of:=[.AQ39]/[.$AU39]*100" office:value-type="float" office:value="0" calcext:value-type="float">
            <text:p>0</text:p>
          </table:table-cell>
          <table:table-cell table:style-name="Default" table:formula="of:=[.AR39]/[.$AU39]*100" office:value-type="float" office:value="8.63623758611461" calcext:value-type="float">
            <text:p>8.63623758611461</text:p>
          </table:table-cell>
          <table:table-cell table:style-name="Default" table:formula="of:=[.AS39]/[.$AU39]*100" office:value-type="float" office:value="0" calcext:value-type="float">
            <text:p>0</text:p>
          </table:table-cell>
          <table:table-cell table:style-name="Default" table:formula="of:=[.AT39]/[.$AU39]*100" office:value-type="float" office:value="61.9205390238911" calcext:value-type="float">
            <text:p>61.9205390238911</text:p>
          </table:table-cell>
          <table:table-cell table:number-columns-repeated="2"/>
          <table:table-cell office:value-type="float" office:value="4.90195" calcext:value-type="float">
            <text:p>4.90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3171" calcext:value-type="float">
            <text:p>5.73171</text:p>
          </table:table-cell>
          <table:table-cell office:value-type="float" office:value="24.5733" calcext:value-type="float">
            <text:p>24.5733</text:p>
          </table:table-cell>
          <table:table-cell office:value-type="float" office:value="0" calcext:value-type="float">
            <text:p>0</text:p>
          </table:table-cell>
          <table:table-cell office:value-type="float" office:value="35.2069" calcext:value-type="float">
            <text:p>35.2069</text:p>
          </table:table-cell>
          <table:table-cell table:number-columns-repeated="6"/>
          <table:table-cell office:value-type="float" office:value="4.40602" calcext:value-type="float">
            <text:p>4.40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3171" calcext:value-type="float">
            <text:p>5.43171</text:p>
          </table:table-cell>
          <table:table-cell office:value-type="float" office:value="30.794" calcext:value-type="float">
            <text:p>30.794</text:p>
          </table:table-cell>
          <table:table-cell office:value-type="float" office:value="0" calcext:value-type="float">
            <text:p>0</text:p>
          </table:table-cell>
          <table:table-cell office:value-type="float" office:value="40.6317" calcext:value-type="float">
            <text:p>40.6317</text:p>
          </table:table-cell>
          <table:table-cell table:number-columns-repeated="6"/>
          <table:table-cell office:value-type="float" office:value="3.54098" calcext:value-type="float">
            <text:p>3.5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439" calcext:value-type="float">
            <text:p>4.16439</text:p>
          </table:table-cell>
          <table:table-cell office:value-type="float" office:value="25.8686" calcext:value-type="float">
            <text:p>25.8686</text:p>
          </table:table-cell>
          <table:table-cell office:value-type="float" office:value="0" calcext:value-type="float">
            <text:p>0</text:p>
          </table:table-cell>
          <table:table-cell office:value-type="float" office:value="33.574" calcext:value-type="float">
            <text:p>33.574</text:p>
          </table:table-cell>
          <table:table-cell table:number-columns-repeated="6"/>
          <table:table-cell office:value-type="float" office:value="3.03041" calcext:value-type="float">
            <text:p>3.03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415" calcext:value-type="float">
            <text:p>4.03415</text:p>
          </table:table-cell>
          <table:table-cell office:value-type="float" office:value="11.0882" calcext:value-type="float">
            <text:p>11.0882</text:p>
          </table:table-cell>
          <table:table-cell office:value-type="float" office:value="0" calcext:value-type="float">
            <text:p>0</text:p>
          </table:table-cell>
          <table:table-cell office:value-type="float" office:value="18.1528" calcext:value-type="float">
            <text:p>18.1528</text:p>
          </table:table-cell>
        </table:table-row>
        <table:table-row table:style-name="ro1">
          <table:table-cell table:style-name="ce13" office:value-type="string" calcext:value-type="string">
            <text:p>grubhub-13-7.tsp </text:p>
          </table:table-cell>
          <table:table-cell table:style-name="Default" table:formula="of:=[$'Parcel Time'.B40]+[.BD40]" office:value-type="float" office:value="5.20049" calcext:value-type="float">
            <text:p>5.20049</text:p>
          </table:table-cell>
          <table:table-cell table:style-name="Default" table:formula="of:=[$'Parcel Time'.C40]+[.BE40]" office:value-type="float" office:value="0" calcext:value-type="float">
            <text:p>0</text:p>
          </table:table-cell>
          <table:table-cell table:style-name="Default" table:formula="of:=[$'Parcel Time'.D40]+[.BF40]" office:value-type="float" office:value="0" calcext:value-type="float">
            <text:p>0</text:p>
          </table:table-cell>
          <table:table-cell table:style-name="Default" table:formula="of:=[$'Parcel Time'.E40]+[.BG40]" office:value-type="float" office:value="5.30146" calcext:value-type="float">
            <text:p>5.30146</text:p>
          </table:table-cell>
          <table:table-cell table:style-name="Default" table:formula="of:=[$'Parcel Time'.F40]+[.BH40]" office:value-type="float" office:value="27.1358" calcext:value-type="float">
            <text:p>27.1358</text:p>
          </table:table-cell>
          <table:table-cell table:style-name="Default" table:formula="of:=[$'Parcel Time'.G40]+[.BI40]" office:value-type="float" office:value="-1.84575E-015" calcext:value-type="float">
            <text:p>-1.84575E-15</text:p>
          </table:table-cell>
          <table:table-cell table:style-name="Default" table:formula="of:=[$'Parcel Time'.H40]+[.BJ40]" office:value-type="float" office:value="37.6377" calcext:value-type="float">
            <text:p>37.6377</text:p>
          </table:table-cell>
          <table:table-cell table:style-name="Default" table:formula="of:=[.B40]/[.$H40]*100" office:value-type="float" office:value="13.8172364411215" calcext:value-type="float">
            <text:p>13.8172364411215</text:p>
          </table:table-cell>
          <table:table-cell table:style-name="Default" table:formula="of:=[.C40]/[.$H40]*100" office:value-type="float" office:value="0" calcext:value-type="float">
            <text:p>0</text:p>
          </table:table-cell>
          <table:table-cell table:style-name="Default" table:formula="of:=[.D40]/[.$H40]*100" office:value-type="float" office:value="0" calcext:value-type="float">
            <text:p>0</text:p>
          </table:table-cell>
          <table:table-cell table:style-name="Default" table:formula="of:=[.E40]/[.$H40]*100" office:value-type="float" office:value="14.0855046934324" calcext:value-type="float">
            <text:p>14.0855046934324</text:p>
          </table:table-cell>
          <table:table-cell table:style-name="Default" table:formula="of:=[.F40]/[.$H40]*100" office:value-type="float" office:value="72.0973917109707" calcext:value-type="float">
            <text:p>72.0973917109707</text:p>
          </table:table-cell>
          <table:table-cell table:style-name="Default" table:formula="of:=[.G40]/[.$H40]*100" office:value-type="float" office:value="-4.90399253939534E-015" calcext:value-type="float">
            <text:p>-4.90399253939534E-15</text:p>
          </table:table-cell>
          <table:table-cell table:style-name="Default" table:formula="of:=[$'Parcel Time'.O40]+[.BQ40]" office:value-type="float" office:value="4.86455" calcext:value-type="float">
            <text:p>4.86455</text:p>
          </table:table-cell>
          <table:table-cell table:style-name="Default" table:formula="of:=[$'Parcel Time'.P40]+[.BR40]" office:value-type="float" office:value="0" calcext:value-type="float">
            <text:p>0</text:p>
          </table:table-cell>
          <table:table-cell table:style-name="Default" table:formula="of:=[$'Parcel Time'.Q40]+[.BS40]" office:value-type="float" office:value="0" calcext:value-type="float">
            <text:p>0</text:p>
          </table:table-cell>
          <table:table-cell table:style-name="Default" table:formula="of:=[$'Parcel Time'.R40]+[.BT40]" office:value-type="float" office:value="4.58146" calcext:value-type="float">
            <text:p>4.58146</text:p>
          </table:table-cell>
          <table:table-cell table:style-name="Default" table:formula="of:=[$'Parcel Time'.S40]+[.BU40]" office:value-type="float" office:value="27.9317" calcext:value-type="float">
            <text:p>27.9317</text:p>
          </table:table-cell>
          <table:table-cell table:style-name="Default" table:formula="of:=[$'Parcel Time'.T40]+[.BV40]" office:value-type="float" office:value="2.6229E-015" calcext:value-type="float">
            <text:p>2.6229E-15</text:p>
          </table:table-cell>
          <table:table-cell table:style-name="Default" table:formula="of:=[$'Parcel Time'.U40]+[.BW40]" office:value-type="float" office:value="37.3777" calcext:value-type="float">
            <text:p>37.3777</text:p>
          </table:table-cell>
          <table:table-cell table:style-name="Default" table:formula="of:=[.O40]/[.$U40]*100" office:value-type="float" office:value="13.0145782110724" calcext:value-type="float">
            <text:p>13.0145782110724</text:p>
          </table:table-cell>
          <table:table-cell table:style-name="Default" table:formula="of:=[.P40]/[.$U40]*100" office:value-type="float" office:value="0" calcext:value-type="float">
            <text:p>0</text:p>
          </table:table-cell>
          <table:table-cell table:style-name="Default" table:formula="of:=[.Q40]/[.$U40]*100" office:value-type="float" office:value="0" calcext:value-type="float">
            <text:p>0</text:p>
          </table:table-cell>
          <table:table-cell table:style-name="Default" table:formula="of:=[.R40]/[.$U40]*100" office:value-type="float" office:value="12.2572014864478" calcext:value-type="float">
            <text:p>12.2572014864478</text:p>
          </table:table-cell>
          <table:table-cell table:style-name="Default" table:formula="of:=[.S40]/[.$U40]*100" office:value-type="float" office:value="74.7282470563999" calcext:value-type="float">
            <text:p>74.7282470563999</text:p>
          </table:table-cell>
          <table:table-cell table:style-name="Default" table:formula="of:=[.T40]/[.$U40]*100" office:value-type="float" office:value="7.01728570778833E-015" calcext:value-type="float">
            <text:p>7.01728570778833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2081" calcext:value-type="float">
            <text:p>1.720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0732" calcext:value-type="float">
            <text:p>0.39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73392E-015" calcext:value-type="float">
            <text:p>-2.73392E-15</text:p>
          </table:table-cell>
          <table:table-cell table:style-name="Default" office:value-type="float" office:value="2.11154" calcext:value-type="float">
            <text:p>2.11154</text:p>
          </table:table-cell>
          <table:table-cell table:style-name="Default" table:formula="of:=[.AB40]/[.$AH40]*100" office:value-type="float" office:value="0" calcext:value-type="float">
            <text:p>0</text:p>
          </table:table-cell>
          <table:table-cell table:style-name="Default" table:formula="of:=[.AC40]/[.$AH40]*100" office:value-type="float" office:value="81.4954961781449" calcext:value-type="float">
            <text:p>81.4954961781449</text:p>
          </table:table-cell>
          <table:table-cell table:style-name="Default" table:formula="of:=[.AD40]/[.$AH40]*100" office:value-type="float" office:value="0" calcext:value-type="float">
            <text:p>0</text:p>
          </table:table-cell>
          <table:table-cell table:style-name="Default" table:formula="of:=[.AE40]/[.$AH40]*100" office:value-type="float" office:value="18.5045985394546" calcext:value-type="float">
            <text:p>18.5045985394546</text:p>
          </table:table-cell>
          <table:table-cell table:style-name="Default" table:formula="of:=[.AF40]/[.$AH40]*100" office:value-type="float" office:value="0" calcext:value-type="float">
            <text:p>0</text:p>
          </table:table-cell>
          <table:table-cell table:style-name="Default" table:formula="of:=[.AG40]/[.$AH40]*100" office:value-type="float" office:value="-0.000000000000129475169781297" calcext:value-type="float">
            <text:p>-1.2947516978129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0992" calcext:value-type="float">
            <text:p>2.109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0732" calcext:value-type="float">
            <text:p>0.39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5186E-015" calcext:value-type="float">
            <text:p>1.15186E-15</text:p>
          </table:table-cell>
          <table:table-cell table:style-name="Default" office:value-type="float" office:value="2.50065" calcext:value-type="float">
            <text:p>2.50065</text:p>
          </table:table-cell>
          <table:table-cell table:style-name="Default" table:formula="of:=[.AO40]/[.$AU40]*100" office:value-type="float" office:value="0" calcext:value-type="float">
            <text:p>0</text:p>
          </table:table-cell>
          <table:table-cell table:style-name="Default" table:formula="of:=[.AP40]/[.$AU40]*100" office:value-type="float" office:value="84.3748625357407" calcext:value-type="float">
            <text:p>84.3748625357407</text:p>
          </table:table-cell>
          <table:table-cell table:style-name="Default" table:formula="of:=[.AQ40]/[.$AU40]*100" office:value-type="float" office:value="0" calcext:value-type="float">
            <text:p>0</text:p>
          </table:table-cell>
          <table:table-cell table:style-name="Default" table:formula="of:=[.AR40]/[.$AU40]*100" office:value-type="float" office:value="15.6252174434647" calcext:value-type="float">
            <text:p>15.6252174434647</text:p>
          </table:table-cell>
          <table:table-cell table:style-name="Default" table:formula="of:=[.AS40]/[.$AU40]*100" office:value-type="float" office:value="0" calcext:value-type="float">
            <text:p>0</text:p>
          </table:table-cell>
          <table:table-cell table:style-name="Default" table:formula="of:=[.AT40]/[.$AU40]*100" office:value-type="float" office:value="0.0000000000000460624237698198" calcext:value-type="float">
            <text:p>4.60624237698198E-14</text:p>
          </table:table-cell>
          <table:table-cell table:number-columns-repeated="2"/>
          <table:table-cell office:value-type="float" office:value="5.20049" calcext:value-type="float">
            <text:p>5.2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46" calcext:value-type="float">
            <text:p>5.30146</text:p>
          </table:table-cell>
          <table:table-cell office:value-type="float" office:value="27.1358" calcext:value-type="float">
            <text:p>27.1358</text:p>
          </table:table-cell>
          <table:table-cell office:value-type="float" office:value="0" calcext:value-type="float">
            <text:p>0</text:p>
          </table:table-cell>
          <table:table-cell office:value-type="float" office:value="37.6377" calcext:value-type="float">
            <text:p>37.6377</text:p>
          </table:table-cell>
          <table:table-cell table:number-columns-repeated="6"/>
          <table:table-cell office:value-type="float" office:value="4.86455" calcext:value-type="float">
            <text:p>4.86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8146" calcext:value-type="float">
            <text:p>4.58146</text:p>
          </table:table-cell>
          <table:table-cell office:value-type="float" office:value="27.9317" calcext:value-type="float">
            <text:p>27.9317</text:p>
          </table:table-cell>
          <table:table-cell office:value-type="float" office:value="0" calcext:value-type="float">
            <text:p>0</text:p>
          </table:table-cell>
          <table:table-cell office:value-type="float" office:value="37.3777" calcext:value-type="float">
            <text:p>37.3777</text:p>
          </table:table-cell>
          <table:table-cell table:number-columns-repeated="6"/>
          <table:table-cell office:value-type="float" office:value="4.04683" calcext:value-type="float">
            <text:p>4.04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732" calcext:value-type="float">
            <text:p>3.78732</text:p>
          </table:table-cell>
          <table:table-cell office:value-type="float" office:value="28.7975" calcext:value-type="float">
            <text:p>28.7975</text:p>
          </table:table-cell>
          <table:table-cell office:value-type="float" office:value="0" calcext:value-type="float">
            <text:p>0</text:p>
          </table:table-cell>
          <table:table-cell office:value-type="float" office:value="36.6316" calcext:value-type="float">
            <text:p>36.6316</text:p>
          </table:table-cell>
          <table:table-cell table:number-columns-repeated="6"/>
          <table:table-cell office:value-type="float" office:value="3.65528" calcext:value-type="float">
            <text:p>3.65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268" calcext:value-type="float">
            <text:p>3.85268</text:p>
          </table:table-cell>
          <table:table-cell office:value-type="float" office:value="30.6787" calcext:value-type="float">
            <text:p>30.6787</text:p>
          </table:table-cell>
          <table:table-cell office:value-type="float" office:value="0" calcext:value-type="float">
            <text:p>0</text:p>
          </table:table-cell>
          <table:table-cell office:value-type="float" office:value="38.1867" calcext:value-type="float">
            <text:p>38.1867</text:p>
          </table:table-cell>
        </table:table-row>
        <table:table-row table:style-name="ro1">
          <table:table-cell table:style-name="ce13" office:value-type="string" calcext:value-type="string">
            <text:p>grubhub-13-8.tsp </text:p>
          </table:table-cell>
          <table:table-cell table:style-name="Default" table:formula="of:=[$'Parcel Time'.B41]+[.BD41]" office:value-type="float" office:value="5.03805" calcext:value-type="float">
            <text:p>5.03805</text:p>
          </table:table-cell>
          <table:table-cell table:style-name="Default" table:formula="of:=[$'Parcel Time'.C41]+[.BE41]" office:value-type="float" office:value="0" calcext:value-type="float">
            <text:p>0</text:p>
          </table:table-cell>
          <table:table-cell table:style-name="Default" table:formula="of:=[$'Parcel Time'.D41]+[.BF41]" office:value-type="float" office:value="0" calcext:value-type="float">
            <text:p>0</text:p>
          </table:table-cell>
          <table:table-cell table:style-name="Default" table:formula="of:=[$'Parcel Time'.E41]+[.BG41]" office:value-type="float" office:value="3.82488" calcext:value-type="float">
            <text:p>3.82488</text:p>
          </table:table-cell>
          <table:table-cell table:style-name="Default" table:formula="of:=[$'Parcel Time'.F41]+[.BH41]" office:value-type="float" office:value="20.2802" calcext:value-type="float">
            <text:p>20.2802</text:p>
          </table:table-cell>
          <table:table-cell table:style-name="Default" table:formula="of:=[$'Parcel Time'.G41]+[.BI41]" office:value-type="float" office:value="0" calcext:value-type="float">
            <text:p>0</text:p>
          </table:table-cell>
          <table:table-cell table:style-name="Default" table:formula="of:=[$'Parcel Time'.H41]+[.BJ41]" office:value-type="float" office:value="29.1432" calcext:value-type="float">
            <text:p>29.1432</text:p>
          </table:table-cell>
          <table:table-cell table:style-name="Default" table:formula="of:=[.B41]/[.$H41]*100" office:value-type="float" office:value="17.287223091493" calcext:value-type="float">
            <text:p>17.287223091493</text:p>
          </table:table-cell>
          <table:table-cell table:style-name="Default" table:formula="of:=[.C41]/[.$H41]*100" office:value-type="float" office:value="0" calcext:value-type="float">
            <text:p>0</text:p>
          </table:table-cell>
          <table:table-cell table:style-name="Default" table:formula="of:=[.D41]/[.$H41]*100" office:value-type="float" office:value="0" calcext:value-type="float">
            <text:p>0</text:p>
          </table:table-cell>
          <table:table-cell table:style-name="Default" table:formula="of:=[.E41]/[.$H41]*100" office:value-type="float" office:value="13.1244338301902" calcext:value-type="float">
            <text:p>13.1244338301902</text:p>
          </table:table-cell>
          <table:table-cell table:style-name="Default" table:formula="of:=[.F41]/[.$H41]*100" office:value-type="float" office:value="69.5881028850641" calcext:value-type="float">
            <text:p>69.5881028850641</text:p>
          </table:table-cell>
          <table:table-cell table:style-name="Default" table:formula="of:=[.G41]/[.$H41]*100" office:value-type="float" office:value="0" calcext:value-type="float">
            <text:p>0</text:p>
          </table:table-cell>
          <table:table-cell table:style-name="Default" table:formula="of:=[$'Parcel Time'.O41]+[.BQ41]" office:value-type="float" office:value="4.73138" calcext:value-type="float">
            <text:p>4.73138</text:p>
          </table:table-cell>
          <table:table-cell table:style-name="Default" table:formula="of:=[$'Parcel Time'.P41]+[.BR41]" office:value-type="float" office:value="0" calcext:value-type="float">
            <text:p>0</text:p>
          </table:table-cell>
          <table:table-cell table:style-name="Default" table:formula="of:=[$'Parcel Time'.Q41]+[.BS41]" office:value-type="float" office:value="0" calcext:value-type="float">
            <text:p>0</text:p>
          </table:table-cell>
          <table:table-cell table:style-name="Default" table:formula="of:=[$'Parcel Time'.R41]+[.BT41]" office:value-type="float" office:value="3.67463" calcext:value-type="float">
            <text:p>3.67463</text:p>
          </table:table-cell>
          <table:table-cell table:style-name="Default" table:formula="of:=[$'Parcel Time'.S41]+[.BU41]" office:value-type="float" office:value="18.1363" calcext:value-type="float">
            <text:p>18.1363</text:p>
          </table:table-cell>
          <table:table-cell table:style-name="Default" table:formula="of:=[$'Parcel Time'.T41]+[.BV41]" office:value-type="float" office:value="0" calcext:value-type="float">
            <text:p>0</text:p>
          </table:table-cell>
          <table:table-cell table:style-name="Default" table:formula="of:=[$'Parcel Time'.U41]+[.BW41]" office:value-type="float" office:value="26.5423" calcext:value-type="float">
            <text:p>26.5423</text:p>
          </table:table-cell>
          <table:table-cell table:style-name="Default" table:formula="of:=[.O41]/[.$U41]*100" office:value-type="float" office:value="17.8258101219563" calcext:value-type="float">
            <text:p>17.8258101219563</text:p>
          </table:table-cell>
          <table:table-cell table:style-name="Default" table:formula="of:=[.P41]/[.$U41]*100" office:value-type="float" office:value="0" calcext:value-type="float">
            <text:p>0</text:p>
          </table:table-cell>
          <table:table-cell table:style-name="Default" table:formula="of:=[.Q41]/[.$U41]*100" office:value-type="float" office:value="0" calcext:value-type="float">
            <text:p>0</text:p>
          </table:table-cell>
          <table:table-cell table:style-name="Default" table:formula="of:=[.R41]/[.$U41]*100" office:value-type="float" office:value="13.8444294578842" calcext:value-type="float">
            <text:p>13.8444294578842</text:p>
          </table:table-cell>
          <table:table-cell table:style-name="Default" table:formula="of:=[.S41]/[.$U41]*100" office:value-type="float" office:value="68.3297980958696" calcext:value-type="float">
            <text:p>68.3297980958696</text:p>
          </table:table-cell>
          <table:table-cell table:style-name="Default" table:formula="of:=[.T41]/[.$U41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0911" calcext:value-type="float">
            <text:p>1.80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561" calcext:value-type="float">
            <text:p>0.85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3392E-015" calcext:value-type="float">
            <text:p>2.73392E-15</text:p>
          </table:table-cell>
          <table:table-cell table:style-name="Default" office:value-type="float" office:value="2.66472" calcext:value-type="float">
            <text:p>2.66472</text:p>
          </table:table-cell>
          <table:table-cell table:style-name="Default" table:formula="of:=[.AB41]/[.$AH41]*100" office:value-type="float" office:value="0" calcext:value-type="float">
            <text:p>0</text:p>
          </table:table-cell>
          <table:table-cell table:style-name="Default" table:formula="of:=[.AC41]/[.$AH41]*100" office:value-type="float" office:value="67.8911855654628" calcext:value-type="float">
            <text:p>67.8911855654628</text:p>
          </table:table-cell>
          <table:table-cell table:style-name="Default" table:formula="of:=[.AD41]/[.$AH41]*100" office:value-type="float" office:value="0" calcext:value-type="float">
            <text:p>0</text:p>
          </table:table-cell>
          <table:table-cell table:style-name="Default" table:formula="of:=[.AE41]/[.$AH41]*100" office:value-type="float" office:value="32.1088144345372" calcext:value-type="float">
            <text:p>32.1088144345372</text:p>
          </table:table-cell>
          <table:table-cell table:style-name="Default" table:formula="of:=[.AF41]/[.$AH41]*100" office:value-type="float" office:value="0" calcext:value-type="float">
            <text:p>0</text:p>
          </table:table-cell>
          <table:table-cell table:style-name="Default" table:formula="of:=[.AG41]/[.$AH41]*100" office:value-type="float" office:value="0.000000000000102596895733886" calcext:value-type="float">
            <text:p>1.0259689573388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1333" calcext:value-type="float">
            <text:p>2.51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561" calcext:value-type="float">
            <text:p>0.85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9935" calcext:value-type="float">
            <text:p>5.49935</text:p>
          </table:table-cell>
          <table:table-cell table:style-name="Default" office:value-type="float" office:value="8.86829" calcext:value-type="float">
            <text:p>8.86829</text:p>
          </table:table-cell>
          <table:table-cell table:style-name="Default" table:formula="of:=[.AO41]/[.$AU41]*100" office:value-type="float" office:value="0" calcext:value-type="float">
            <text:p>0</text:p>
          </table:table-cell>
          <table:table-cell table:style-name="Default" table:formula="of:=[.AP41]/[.$AU41]*100" office:value-type="float" office:value="28.3406383868818" calcext:value-type="float">
            <text:p>28.3406383868818</text:p>
          </table:table-cell>
          <table:table-cell table:style-name="Default" table:formula="of:=[.AQ41]/[.$AU41]*100" office:value-type="float" office:value="0" calcext:value-type="float">
            <text:p>0</text:p>
          </table:table-cell>
          <table:table-cell table:style-name="Default" table:formula="of:=[.AR41]/[.$AU41]*100" office:value-type="float" office:value="9.64797046555762" calcext:value-type="float">
            <text:p>9.64797046555762</text:p>
          </table:table-cell>
          <table:table-cell table:style-name="Default" table:formula="of:=[.AS41]/[.$AU41]*100" office:value-type="float" office:value="0" calcext:value-type="float">
            <text:p>0</text:p>
          </table:table-cell>
          <table:table-cell table:style-name="Default" table:formula="of:=[.AT41]/[.$AU41]*100" office:value-type="float" office:value="62.0113911475606" calcext:value-type="float">
            <text:p>62.0113911475606</text:p>
          </table:table-cell>
          <table:table-cell table:number-columns-repeated="2"/>
          <table:table-cell office:value-type="float" office:value="5.03805" calcext:value-type="float">
            <text:p>5.03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2488" calcext:value-type="float">
            <text:p>3.82488</text:p>
          </table:table-cell>
          <table:table-cell office:value-type="float" office:value="20.2802" calcext:value-type="float">
            <text:p>20.2802</text:p>
          </table:table-cell>
          <table:table-cell office:value-type="float" office:value="0" calcext:value-type="float">
            <text:p>0</text:p>
          </table:table-cell>
          <table:table-cell office:value-type="float" office:value="29.1432" calcext:value-type="float">
            <text:p>29.1432</text:p>
          </table:table-cell>
          <table:table-cell table:number-columns-repeated="6"/>
          <table:table-cell office:value-type="float" office:value="4.73138" calcext:value-type="float">
            <text:p>4.73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7463" calcext:value-type="float">
            <text:p>3.67463</text:p>
          </table:table-cell>
          <table:table-cell office:value-type="float" office:value="18.1363" calcext:value-type="float">
            <text:p>18.1363</text:p>
          </table:table-cell>
          <table:table-cell office:value-type="float" office:value="0" calcext:value-type="float">
            <text:p>0</text:p>
          </table:table-cell>
          <table:table-cell office:value-type="float" office:value="26.5423" calcext:value-type="float">
            <text:p>26.5423</text:p>
          </table:table-cell>
          <table:table-cell table:number-columns-repeated="6"/>
          <table:table-cell office:value-type="float" office:value="3.78878" calcext:value-type="float">
            <text:p>3.78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049" calcext:value-type="float">
            <text:p>3.18049</text:p>
          </table:table-cell>
          <table:table-cell office:value-type="float" office:value="15.6101" calcext:value-type="float">
            <text:p>15.6101</text:p>
          </table:table-cell>
          <table:table-cell office:value-type="float" office:value="0" calcext:value-type="float">
            <text:p>0</text:p>
          </table:table-cell>
          <table:table-cell office:value-type="float" office:value="22.5793" calcext:value-type="float">
            <text:p>22.5793</text:p>
          </table:table-cell>
          <table:table-cell table:number-columns-repeated="6"/>
          <table:table-cell office:value-type="float" office:value="3.39724" calcext:value-type="float">
            <text:p>3.39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341" calcext:value-type="float">
            <text:p>2.40341</text:p>
          </table:table-cell>
          <table:table-cell office:value-type="float" office:value="9.4865" calcext:value-type="float">
            <text:p>9.4865</text:p>
          </table:table-cell>
          <table:table-cell office:value-type="float" office:value="0" calcext:value-type="float">
            <text:p>0</text:p>
          </table:table-cell>
          <table:table-cell office:value-type="float" office:value="15.2872" calcext:value-type="float">
            <text:p>15.2872</text:p>
          </table:table-cell>
        </table:table-row>
        <table:table-row table:style-name="ro1">
          <table:table-cell table:style-name="ce13" office:value-type="string" calcext:value-type="string">
            <text:p>grubhub-13-9.tsp </text:p>
          </table:table-cell>
          <table:table-cell table:style-name="Default" table:formula="of:=[$'Parcel Time'.B42]+[.BD42]" office:value-type="float" office:value="4.73463" calcext:value-type="float">
            <text:p>4.73463</text:p>
          </table:table-cell>
          <table:table-cell table:style-name="Default" table:formula="of:=[$'Parcel Time'.C42]+[.BE42]" office:value-type="float" office:value="0" calcext:value-type="float">
            <text:p>0</text:p>
          </table:table-cell>
          <table:table-cell table:style-name="Default" table:formula="of:=[$'Parcel Time'.D42]+[.BF42]" office:value-type="float" office:value="0" calcext:value-type="float">
            <text:p>0</text:p>
          </table:table-cell>
          <table:table-cell table:style-name="Default" table:formula="of:=[$'Parcel Time'.E42]+[.BG42]" office:value-type="float" office:value="3.49366" calcext:value-type="float">
            <text:p>3.49366</text:p>
          </table:table-cell>
          <table:table-cell table:style-name="Default" table:formula="of:=[$'Parcel Time'.F42]+[.BH42]" office:value-type="float" office:value="18.3438" calcext:value-type="float">
            <text:p>18.3438</text:p>
          </table:table-cell>
          <table:table-cell table:style-name="Default" table:formula="of:=[$'Parcel Time'.G42]+[.BI42]" office:value-type="float" office:value="0" calcext:value-type="float">
            <text:p>0</text:p>
          </table:table-cell>
          <table:table-cell table:style-name="Default" table:formula="of:=[$'Parcel Time'.H42]+[.BJ42]" office:value-type="float" office:value="26.5721" calcext:value-type="float">
            <text:p>26.5721</text:p>
          </table:table-cell>
          <table:table-cell table:style-name="Default" table:formula="of:=[.B42]/[.$H42]*100" office:value-type="float" office:value="17.8180497589577" calcext:value-type="float">
            <text:p>17.8180497589577</text:p>
          </table:table-cell>
          <table:table-cell table:style-name="Default" table:formula="of:=[.C42]/[.$H42]*100" office:value-type="float" office:value="0" calcext:value-type="float">
            <text:p>0</text:p>
          </table:table-cell>
          <table:table-cell table:style-name="Default" table:formula="of:=[.D42]/[.$H42]*100" office:value-type="float" office:value="0" calcext:value-type="float">
            <text:p>0</text:p>
          </table:table-cell>
          <table:table-cell table:style-name="Default" table:formula="of:=[.E42]/[.$H42]*100" office:value-type="float" office:value="13.1478505650664" calcext:value-type="float">
            <text:p>13.1478505650664</text:p>
          </table:table-cell>
          <table:table-cell table:style-name="Default" table:formula="of:=[.F42]/[.$H42]*100" office:value-type="float" office:value="69.0340620425183" calcext:value-type="float">
            <text:p>69.0340620425183</text:p>
          </table:table-cell>
          <table:table-cell table:style-name="Default" table:formula="of:=[.G42]/[.$H42]*100" office:value-type="float" office:value="0" calcext:value-type="float">
            <text:p>0</text:p>
          </table:table-cell>
          <table:table-cell table:style-name="Default" table:formula="of:=[$'Parcel Time'.O42]+[.BQ42]" office:value-type="float" office:value="4.3065" calcext:value-type="float">
            <text:p>4.3065</text:p>
          </table:table-cell>
          <table:table-cell table:style-name="Default" table:formula="of:=[$'Parcel Time'.P42]+[.BR42]" office:value-type="float" office:value="0.42813" calcext:value-type="float">
            <text:p>0.42813</text:p>
          </table:table-cell>
          <table:table-cell table:style-name="Default" table:formula="of:=[$'Parcel Time'.Q42]+[.BS42]" office:value-type="float" office:value="0" calcext:value-type="float">
            <text:p>0</text:p>
          </table:table-cell>
          <table:table-cell table:style-name="Default" table:formula="of:=[$'Parcel Time'.R42]+[.BT42]" office:value-type="float" office:value="3.793175" calcext:value-type="float">
            <text:p>3.793175</text:p>
          </table:table-cell>
          <table:table-cell table:style-name="Default" table:formula="of:=[$'Parcel Time'.S42]+[.BU42]" office:value-type="float" office:value="19.0526" calcext:value-type="float">
            <text:p>19.0526</text:p>
          </table:table-cell>
          <table:table-cell table:style-name="Default" table:formula="of:=[$'Parcel Time'.T42]+[.BV42]" office:value-type="float" office:value="0" calcext:value-type="float">
            <text:p>0</text:p>
          </table:table-cell>
          <table:table-cell table:style-name="Default" table:formula="of:=[$'Parcel Time'.U42]+[.BW42]" office:value-type="float" office:value="27.580435" calcext:value-type="float">
            <text:p>27.580435</text:p>
          </table:table-cell>
          <table:table-cell table:style-name="Default" table:formula="of:=[.O42]/[.$U42]*100" office:value-type="float" office:value="15.6143295056804" calcext:value-type="float">
            <text:p>15.6143295056804</text:p>
          </table:table-cell>
          <table:table-cell table:style-name="Default" table:formula="of:=[.P42]/[.$U42]*100" office:value-type="float" office:value="1.55229603884058" calcext:value-type="float">
            <text:p>1.55229603884058</text:p>
          </table:table-cell>
          <table:table-cell table:style-name="Default" table:formula="of:=[.Q42]/[.$U42]*100" office:value-type="float" office:value="0" calcext:value-type="float">
            <text:p>0</text:p>
          </table:table-cell>
          <table:table-cell table:style-name="Default" table:formula="of:=[.R42]/[.$U42]*100" office:value-type="float" office:value="13.7531369610378" calcext:value-type="float">
            <text:p>13.7531369610378</text:p>
          </table:table-cell>
          <table:table-cell table:style-name="Default" table:formula="of:=[.S42]/[.$U42]*100" office:value-type="float" office:value="69.0801287216826" calcext:value-type="float">
            <text:p>69.0801287216826</text:p>
          </table:table-cell>
          <table:table-cell table:style-name="Default" table:formula="of:=[.T42]/[.$U42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59512" calcext:value-type="float">
            <text:p>0.95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38049" calcext:value-type="float">
            <text:p>0.53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6539E-015" calcext:value-type="float">
            <text:p>5.06539E-15</text:p>
          </table:table-cell>
          <table:table-cell table:style-name="Default" office:value-type="float" office:value="1.49756" calcext:value-type="float">
            <text:p>1.49756</text:p>
          </table:table-cell>
          <table:table-cell table:style-name="Default" table:formula="of:=[.AB42]/[.$AH42]*100" office:value-type="float" office:value="0" calcext:value-type="float">
            <text:p>0</text:p>
          </table:table-cell>
          <table:table-cell table:style-name="Default" table:formula="of:=[.AC42]/[.$AH42]*100" office:value-type="float" office:value="64.0716899489837" calcext:value-type="float">
            <text:p>64.0716899489837</text:p>
          </table:table-cell>
          <table:table-cell table:style-name="Default" table:formula="of:=[.AD42]/[.$AH42]*100" office:value-type="float" office:value="0" calcext:value-type="float">
            <text:p>0</text:p>
          </table:table-cell>
          <table:table-cell table:style-name="Default" table:formula="of:=[.AE42]/[.$AH42]*100" office:value-type="float" office:value="35.9283768263041" calcext:value-type="float">
            <text:p>35.9283768263041</text:p>
          </table:table-cell>
          <table:table-cell table:style-name="Default" table:formula="of:=[.AF42]/[.$AH42]*100" office:value-type="float" office:value="0" calcext:value-type="float">
            <text:p>0</text:p>
          </table:table-cell>
          <table:table-cell table:style-name="Default" table:formula="of:=[.AG42]/[.$AH42]*100" office:value-type="float" office:value="0.000000000000338242875076792" calcext:value-type="float">
            <text:p>3.3824287507679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426" calcext:value-type="float">
            <text:p>2.04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366" calcext:value-type="float">
            <text:p>1.19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92741E-015" calcext:value-type="float">
            <text:p>-3.92741E-15</text:p>
          </table:table-cell>
          <table:table-cell table:style-name="Default" office:value-type="float" office:value="3.23626" calcext:value-type="float">
            <text:p>3.23626</text:p>
          </table:table-cell>
          <table:table-cell table:style-name="Default" table:formula="of:=[.AO42]/[.$AU42]*100" office:value-type="float" office:value="0" calcext:value-type="float">
            <text:p>0</text:p>
          </table:table-cell>
          <table:table-cell table:style-name="Default" table:formula="of:=[.AP42]/[.$AU42]*100" office:value-type="float" office:value="63.1160660762732" calcext:value-type="float">
            <text:p>63.1160660762732</text:p>
          </table:table-cell>
          <table:table-cell table:style-name="Default" table:formula="of:=[.AQ42]/[.$AU42]*100" office:value-type="float" office:value="0" calcext:value-type="float">
            <text:p>0</text:p>
          </table:table-cell>
          <table:table-cell table:style-name="Default" table:formula="of:=[.AR42]/[.$AU42]*100" office:value-type="float" office:value="36.8839339237268" calcext:value-type="float">
            <text:p>36.8839339237268</text:p>
          </table:table-cell>
          <table:table-cell table:style-name="Default" table:formula="of:=[.AS42]/[.$AU42]*100" office:value-type="float" office:value="0" calcext:value-type="float">
            <text:p>0</text:p>
          </table:table-cell>
          <table:table-cell table:style-name="Default" table:formula="of:=[.AT42]/[.$AU42]*100" office:value-type="float" office:value="-0.00000000000012135644231304" calcext:value-type="float">
            <text:p>-1.2135644231304E-13</text:p>
          </table:table-cell>
          <table:table-cell table:number-columns-repeated="2"/>
          <table:table-cell office:value-type="float" office:value="4.73463" calcext:value-type="float">
            <text:p>4.73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9366" calcext:value-type="float">
            <text:p>3.49366</text:p>
          </table:table-cell>
          <table:table-cell office:value-type="float" office:value="18.3438" calcext:value-type="float">
            <text:p>18.3438</text:p>
          </table:table-cell>
          <table:table-cell office:value-type="float" office:value="0" calcext:value-type="float">
            <text:p>0</text:p>
          </table:table-cell>
          <table:table-cell office:value-type="float" office:value="26.5721" calcext:value-type="float">
            <text:p>26.5721</text:p>
          </table:table-cell>
          <table:table-cell table:number-columns-repeated="6"/>
          <table:table-cell office:value-type="float" office:value="4.3065" calcext:value-type="float">
            <text:p>4.3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537" calcext:value-type="float">
            <text:p>3.62537</text:p>
          </table:table-cell>
          <table:table-cell office:value-type="float" office:value="19.0526" calcext:value-type="float">
            <text:p>19.0526</text:p>
          </table:table-cell>
          <table:table-cell office:value-type="float" office:value="0" calcext:value-type="float">
            <text:p>0</text:p>
          </table:table-cell>
          <table:table-cell office:value-type="float" office:value="26.9845" calcext:value-type="float">
            <text:p>26.9845</text:p>
          </table:table-cell>
          <table:table-cell table:number-columns-repeated="6"/>
          <table:table-cell office:value-type="float" office:value="3.53902" calcext:value-type="float">
            <text:p>3.53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268" calcext:value-type="float">
            <text:p>3.13268</text:p>
          </table:table-cell>
          <table:table-cell office:value-type="float" office:value="20.7011" calcext:value-type="float">
            <text:p>20.7011</text:p>
          </table:table-cell>
          <table:table-cell office:value-type="float" office:value="0" calcext:value-type="float">
            <text:p>0</text:p>
          </table:table-cell>
          <table:table-cell office:value-type="float" office:value="27.3728" calcext:value-type="float">
            <text:p>27.3728</text:p>
          </table:table-cell>
          <table:table-cell table:number-columns-repeated="6"/>
          <table:table-cell office:value-type="float" office:value="2.92163" calcext:value-type="float">
            <text:p>2.92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366" calcext:value-type="float">
            <text:p>2.53366</text:p>
          </table:table-cell>
          <table:table-cell office:value-type="float" office:value="21.732" calcext:value-type="float">
            <text:p>21.732</text:p>
          </table:table-cell>
          <table:table-cell office:value-type="float" office:value="0" calcext:value-type="float">
            <text:p>0</text:p>
          </table:table-cell>
          <table:table-cell office:value-type="float" office:value="27.1872" calcext:value-type="float">
            <text:p>27.1872</text:p>
          </table:table-cell>
        </table:table-row>
        <table:table-row table:style-name="ro1">
          <table:table-cell table:style-name="ce13" office:value-type="string" calcext:value-type="string">
            <text:p>grubhub-14-0.tsp </text:p>
          </table:table-cell>
          <table:table-cell table:style-name="Default" table:formula="of:=[$'Parcel Time'.B43]+[.BD43]" office:value-type="float" office:value="5.27106" calcext:value-type="float">
            <text:p>5.27106</text:p>
          </table:table-cell>
          <table:table-cell table:style-name="Default" table:formula="of:=[$'Parcel Time'.C43]+[.BE43]" office:value-type="float" office:value="0" calcext:value-type="float">
            <text:p>0</text:p>
          </table:table-cell>
          <table:table-cell table:style-name="Default" table:formula="of:=[$'Parcel Time'.D43]+[.BF43]" office:value-type="float" office:value="0" calcext:value-type="float">
            <text:p>0</text:p>
          </table:table-cell>
          <table:table-cell table:style-name="Default" table:formula="of:=[$'Parcel Time'.E43]+[.BG43]" office:value-type="float" office:value="4.24341" calcext:value-type="float">
            <text:p>4.24341</text:p>
          </table:table-cell>
          <table:table-cell table:style-name="Default" table:formula="of:=[$'Parcel Time'.F43]+[.BH43]" office:value-type="float" office:value="25.0677" calcext:value-type="float">
            <text:p>25.0677</text:p>
          </table:table-cell>
          <table:table-cell table:style-name="Default" table:formula="of:=[$'Parcel Time'.G43]+[.BI43]" office:value-type="float" office:value="0" calcext:value-type="float">
            <text:p>0</text:p>
          </table:table-cell>
          <table:table-cell table:style-name="Default" table:formula="of:=[$'Parcel Time'.H43]+[.BJ43]" office:value-type="float" office:value="34.5822" calcext:value-type="float">
            <text:p>34.5822</text:p>
          </table:table-cell>
          <table:table-cell table:style-name="Default" table:formula="of:=[.B43]/[.$H43]*100" office:value-type="float" office:value="15.2421187778684" calcext:value-type="float">
            <text:p>15.2421187778684</text:p>
          </table:table-cell>
          <table:table-cell table:style-name="Default" table:formula="of:=[.C43]/[.$H43]*100" office:value-type="float" office:value="0" calcext:value-type="float">
            <text:p>0</text:p>
          </table:table-cell>
          <table:table-cell table:style-name="Default" table:formula="of:=[.D43]/[.$H43]*100" office:value-type="float" office:value="0" calcext:value-type="float">
            <text:p>0</text:p>
          </table:table-cell>
          <table:table-cell table:style-name="Default" table:formula="of:=[.E43]/[.$H43]*100" office:value-type="float" office:value="12.2705033225185" calcext:value-type="float">
            <text:p>12.2705033225185</text:p>
          </table:table-cell>
          <table:table-cell table:style-name="Default" table:formula="of:=[.F43]/[.$H43]*100" office:value-type="float" office:value="72.4872911497823" calcext:value-type="float">
            <text:p>72.4872911497823</text:p>
          </table:table-cell>
          <table:table-cell table:style-name="Default" table:formula="of:=[.G43]/[.$H43]*100" office:value-type="float" office:value="0" calcext:value-type="float">
            <text:p>0</text:p>
          </table:table-cell>
          <table:table-cell table:style-name="Default" table:formula="of:=[$'Parcel Time'.O43]+[.BQ43]" office:value-type="float" office:value="4.28114" calcext:value-type="float">
            <text:p>4.28114</text:p>
          </table:table-cell>
          <table:table-cell table:style-name="Default" table:formula="of:=[$'Parcel Time'.P43]+[.BR43]" office:value-type="float" office:value="1.54341" calcext:value-type="float">
            <text:p>1.54341</text:p>
          </table:table-cell>
          <table:table-cell table:style-name="Default" table:formula="of:=[$'Parcel Time'.Q43]+[.BS43]" office:value-type="float" office:value="0" calcext:value-type="float">
            <text:p>0</text:p>
          </table:table-cell>
          <table:table-cell table:style-name="Default" table:formula="of:=[$'Parcel Time'.R43]+[.BT43]" office:value-type="float" office:value="3.876101" calcext:value-type="float">
            <text:p>3.876101</text:p>
          </table:table-cell>
          <table:table-cell table:style-name="Default" table:formula="of:=[$'Parcel Time'.S43]+[.BU43]" office:value-type="float" office:value="28.9402" calcext:value-type="float">
            <text:p>28.9402</text:p>
          </table:table-cell>
          <table:table-cell table:style-name="Default" table:formula="of:=[$'Parcel Time'.T43]+[.BV43]" office:value-type="float" office:value="-4.3715E-015" calcext:value-type="float">
            <text:p>-4.3715E-15</text:p>
          </table:table-cell>
          <table:table-cell table:style-name="Default" table:formula="of:=[$'Parcel Time'.U43]+[.BW43]" office:value-type="float" office:value="38.64086" calcext:value-type="float">
            <text:p>38.64086</text:p>
          </table:table-cell>
          <table:table-cell table:style-name="Default" table:formula="of:=[.O43]/[.$U43]*100" office:value-type="float" office:value="11.0793082762651" calcext:value-type="float">
            <text:p>11.0793082762651</text:p>
          </table:table-cell>
          <table:table-cell table:style-name="Default" table:formula="of:=[.P43]/[.$U43]*100" office:value-type="float" office:value="3.99424339934463" calcext:value-type="float">
            <text:p>3.99424339934463</text:p>
          </table:table-cell>
          <table:table-cell table:style-name="Default" table:formula="of:=[.Q43]/[.$U43]*100" office:value-type="float" office:value="0" calcext:value-type="float">
            <text:p>0</text:p>
          </table:table-cell>
          <table:table-cell table:style-name="Default" table:formula="of:=[.R43]/[.$U43]*100" office:value-type="float" office:value="10.0310940284455" calcext:value-type="float">
            <text:p>10.0310940284455</text:p>
          </table:table-cell>
          <table:table-cell table:style-name="Default" table:formula="of:=[.S43]/[.$U43]*100" office:value-type="float" office:value="74.8953310045377" calcext:value-type="float">
            <text:p>74.8953310045377</text:p>
          </table:table-cell>
          <table:table-cell table:style-name="Default" table:formula="of:=[.T43]/[.$U43]*100" office:value-type="float" office:value="-0.0000000000000113131540033012" calcext:value-type="float">
            <text:p>-1.1313154003301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618" calcext:value-type="float">
            <text:p>1.746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6341" calcext:value-type="float">
            <text:p>0.44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25808E-015" calcext:value-type="float">
            <text:p>-7.25808E-15</text:p>
          </table:table-cell>
          <table:table-cell table:style-name="Default" office:value-type="float" office:value="2.19252" calcext:value-type="float">
            <text:p>2.19252</text:p>
          </table:table-cell>
          <table:table-cell table:style-name="Default" table:formula="of:=[.AB43]/[.$AH43]*100" office:value-type="float" office:value="0" calcext:value-type="float">
            <text:p>0</text:p>
          </table:table-cell>
          <table:table-cell table:style-name="Default" table:formula="of:=[.AC43]/[.$AH43]*100" office:value-type="float" office:value="79.6426030321274" calcext:value-type="float">
            <text:p>79.6426030321274</text:p>
          </table:table-cell>
          <table:table-cell table:style-name="Default" table:formula="of:=[.AD43]/[.$AH43]*100" office:value-type="float" office:value="0" calcext:value-type="float">
            <text:p>0</text:p>
          </table:table-cell>
          <table:table-cell table:style-name="Default" table:formula="of:=[.AE43]/[.$AH43]*100" office:value-type="float" office:value="20.3574425774907" calcext:value-type="float">
            <text:p>20.3574425774907</text:p>
          </table:table-cell>
          <table:table-cell table:style-name="Default" table:formula="of:=[.AF43]/[.$AH43]*100" office:value-type="float" office:value="0" calcext:value-type="float">
            <text:p>0</text:p>
          </table:table-cell>
          <table:table-cell table:style-name="Default" table:formula="of:=[.AG43]/[.$AH43]*100" office:value-type="float" office:value="-0.00000000000033103825734771" calcext:value-type="float">
            <text:p>-3.310382573477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6894" calcext:value-type="float">
            <text:p>2.06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6341" calcext:value-type="float">
            <text:p>0.44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6374" calcext:value-type="float">
            <text:p>4.76374</text:p>
          </table:table-cell>
          <table:table-cell table:style-name="Default" office:value-type="float" office:value="7.27902" calcext:value-type="float">
            <text:p>7.27902</text:p>
          </table:table-cell>
          <table:table-cell table:style-name="Default" table:formula="of:=[.AO43]/[.$AU43]*100" office:value-type="float" office:value="0" calcext:value-type="float">
            <text:p>0</text:p>
          </table:table-cell>
          <table:table-cell table:style-name="Default" table:formula="of:=[.AP43]/[.$AU43]*100" office:value-type="float" office:value="28.423331712236" calcext:value-type="float">
            <text:p>28.423331712236</text:p>
          </table:table-cell>
          <table:table-cell table:style-name="Default" table:formula="of:=[.AQ43]/[.$AU43]*100" office:value-type="float" office:value="0" calcext:value-type="float">
            <text:p>0</text:p>
          </table:table-cell>
          <table:table-cell table:style-name="Default" table:formula="of:=[.AR43]/[.$AU43]*100" office:value-type="float" office:value="6.13188313811475" calcext:value-type="float">
            <text:p>6.13188313811475</text:p>
          </table:table-cell>
          <table:table-cell table:style-name="Default" table:formula="of:=[.AS43]/[.$AU43]*100" office:value-type="float" office:value="0" calcext:value-type="float">
            <text:p>0</text:p>
          </table:table-cell>
          <table:table-cell table:style-name="Default" table:formula="of:=[.AT43]/[.$AU43]*100" office:value-type="float" office:value="65.4447988877624" calcext:value-type="float">
            <text:p>65.4447988877624</text:p>
          </table:table-cell>
          <table:table-cell table:number-columns-repeated="2"/>
          <table:table-cell office:value-type="float" office:value="5.27106" calcext:value-type="float">
            <text:p>5.27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341" calcext:value-type="float">
            <text:p>4.24341</text:p>
          </table:table-cell>
          <table:table-cell office:value-type="float" office:value="25.0677" calcext:value-type="float">
            <text:p>25.0677</text:p>
          </table:table-cell>
          <table:table-cell office:value-type="float" office:value="0" calcext:value-type="float">
            <text:p>0</text:p>
          </table:table-cell>
          <table:table-cell office:value-type="float" office:value="34.5822" calcext:value-type="float">
            <text:p>34.5822</text:p>
          </table:table-cell>
          <table:table-cell table:number-columns-repeated="6"/>
          <table:table-cell office:value-type="float" office:value="4.28114" calcext:value-type="float">
            <text:p>4.28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2976" calcext:value-type="float">
            <text:p>3.42976</text:p>
          </table:table-cell>
          <table:table-cell office:value-type="float" office:value="28.9402" calcext:value-type="float">
            <text:p>28.9402</text:p>
          </table:table-cell>
          <table:table-cell office:value-type="float" office:value="0" calcext:value-type="float">
            <text:p>0</text:p>
          </table:table-cell>
          <table:table-cell office:value-type="float" office:value="36.6511" calcext:value-type="float">
            <text:p>36.6511</text:p>
          </table:table-cell>
          <table:table-cell table:number-columns-repeated="6"/>
          <table:table-cell office:value-type="float" office:value="4.06423" calcext:value-type="float">
            <text:p>4.06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756" calcext:value-type="float">
            <text:p>3.23756</text:p>
          </table:table-cell>
          <table:table-cell office:value-type="float" office:value="22.4111" calcext:value-type="float">
            <text:p>22.4111</text:p>
          </table:table-cell>
          <table:table-cell office:value-type="float" office:value="0" calcext:value-type="float">
            <text:p>0</text:p>
          </table:table-cell>
          <table:table-cell office:value-type="float" office:value="29.7128" calcext:value-type="float">
            <text:p>29.7128</text:p>
          </table:table-cell>
          <table:table-cell table:number-columns-repeated="6"/>
          <table:table-cell office:value-type="float" office:value="3.06846" calcext:value-type="float">
            <text:p>3.06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341" calcext:value-type="float">
            <text:p>2.68341</text:p>
          </table:table-cell>
          <table:table-cell office:value-type="float" office:value="14.2104" calcext:value-type="float">
            <text:p>14.2104</text:p>
          </table:table-cell>
          <table:table-cell office:value-type="float" office:value="0" calcext:value-type="float">
            <text:p>0</text:p>
          </table:table-cell>
          <table:table-cell office:value-type="float" office:value="19.9623" calcext:value-type="float">
            <text:p>19.9623</text:p>
          </table:table-cell>
        </table:table-row>
        <table:table-row table:style-name="ro1">
          <table:table-cell table:style-name="ce13" office:value-type="string" calcext:value-type="string">
            <text:p>grubhub-14-1.tsp </text:p>
          </table:table-cell>
          <table:table-cell table:style-name="Default" table:formula="of:=[$'Parcel Time'.B44]+[.BD44]" office:value-type="float" office:value="5.46764" calcext:value-type="float">
            <text:p>5.46764</text:p>
          </table:table-cell>
          <table:table-cell table:style-name="Default" table:formula="of:=[$'Parcel Time'.C44]+[.BE44]" office:value-type="float" office:value="0" calcext:value-type="float">
            <text:p>0</text:p>
          </table:table-cell>
          <table:table-cell table:style-name="Default" table:formula="of:=[$'Parcel Time'.D44]+[.BF44]" office:value-type="float" office:value="0" calcext:value-type="float">
            <text:p>0</text:p>
          </table:table-cell>
          <table:table-cell table:style-name="Default" table:formula="of:=[$'Parcel Time'.E44]+[.BG44]" office:value-type="float" office:value="4.4322" calcext:value-type="float">
            <text:p>4.4322</text:p>
          </table:table-cell>
          <table:table-cell table:style-name="Default" table:formula="of:=[$'Parcel Time'.F44]+[.BH44]" office:value-type="float" office:value="13.6924" calcext:value-type="float">
            <text:p>13.6924</text:p>
          </table:table-cell>
          <table:table-cell table:style-name="Default" table:formula="of:=[$'Parcel Time'.G44]+[.BI44]" office:value-type="float" office:value="0" calcext:value-type="float">
            <text:p>0</text:p>
          </table:table-cell>
          <table:table-cell table:style-name="Default" table:formula="of:=[$'Parcel Time'.H44]+[.BJ44]" office:value-type="float" office:value="23.5923" calcext:value-type="float">
            <text:p>23.5923</text:p>
          </table:table-cell>
          <table:table-cell table:style-name="Default" table:formula="of:=[.B44]/[.$H44]*100" office:value-type="float" office:value="23.1755276085842" calcext:value-type="float">
            <text:p>23.1755276085842</text:p>
          </table:table-cell>
          <table:table-cell table:style-name="Default" table:formula="of:=[.C44]/[.$H44]*100" office:value-type="float" office:value="0" calcext:value-type="float">
            <text:p>0</text:p>
          </table:table-cell>
          <table:table-cell table:style-name="Default" table:formula="of:=[.D44]/[.$H44]*100" office:value-type="float" office:value="0" calcext:value-type="float">
            <text:p>0</text:p>
          </table:table-cell>
          <table:table-cell table:style-name="Default" table:formula="of:=[.E44]/[.$H44]*100" office:value-type="float" office:value="18.7866380132501" calcext:value-type="float">
            <text:p>18.7866380132501</text:p>
          </table:table-cell>
          <table:table-cell table:style-name="Default" table:formula="of:=[.F44]/[.$H44]*100" office:value-type="float" office:value="58.0375800579002" calcext:value-type="float">
            <text:p>58.0375800579002</text:p>
          </table:table-cell>
          <table:table-cell table:style-name="Default" table:formula="of:=[.G44]/[.$H44]*100" office:value-type="float" office:value="0" calcext:value-type="float">
            <text:p>0</text:p>
          </table:table-cell>
          <table:table-cell table:style-name="Default" table:formula="of:=[$'Parcel Time'.O44]+[.BQ44]" office:value-type="float" office:value="4.6226" calcext:value-type="float">
            <text:p>4.6226</text:p>
          </table:table-cell>
          <table:table-cell table:style-name="Default" table:formula="of:=[$'Parcel Time'.P44]+[.BR44]" office:value-type="float" office:value="1.28" calcext:value-type="float">
            <text:p>1.28</text:p>
          </table:table-cell>
          <table:table-cell table:style-name="Default" table:formula="of:=[$'Parcel Time'.Q44]+[.BS44]" office:value-type="float" office:value="0" calcext:value-type="float">
            <text:p>0</text:p>
          </table:table-cell>
          <table:table-cell table:style-name="Default" table:formula="of:=[$'Parcel Time'.R44]+[.BT44]" office:value-type="float" office:value="4.410245" calcext:value-type="float">
            <text:p>4.410245</text:p>
          </table:table-cell>
          <table:table-cell table:style-name="Default" table:formula="of:=[$'Parcel Time'.S44]+[.BU44]" office:value-type="float" office:value="18.9317" calcext:value-type="float">
            <text:p>18.9317</text:p>
          </table:table-cell>
          <table:table-cell table:style-name="Default" table:formula="of:=[$'Parcel Time'.T44]+[.BV44]" office:value-type="float" office:value="-7.24421E-015" calcext:value-type="float">
            <text:p>-7.24421E-15</text:p>
          </table:table-cell>
          <table:table-cell table:style-name="Default" table:formula="of:=[$'Parcel Time'.U44]+[.BW44]" office:value-type="float" office:value="29.2446" calcext:value-type="float">
            <text:p>29.2446</text:p>
          </table:table-cell>
          <table:table-cell table:style-name="Default" table:formula="of:=[.O44]/[.$U44]*100" office:value-type="float" office:value="15.8066788398542" calcext:value-type="float">
            <text:p>15.8066788398542</text:p>
          </table:table-cell>
          <table:table-cell table:style-name="Default" table:formula="of:=[.P44]/[.$U44]*100" office:value-type="float" office:value="4.37687641479111" calcext:value-type="float">
            <text:p>4.37687641479111</text:p>
          </table:table-cell>
          <table:table-cell table:style-name="Default" table:formula="of:=[.Q44]/[.$U44]*100" office:value-type="float" office:value="0" calcext:value-type="float">
            <text:p>0</text:p>
          </table:table-cell>
          <table:table-cell table:style-name="Default" table:formula="of:=[.R44]/[.$U44]*100" office:value-type="float" office:value="15.0805447843363" calcext:value-type="float">
            <text:p>15.0805447843363</text:p>
          </table:table-cell>
          <table:table-cell table:style-name="Default" table:formula="of:=[.S44]/[.$U44]*100" office:value-type="float" office:value="64.73571189211" calcext:value-type="float">
            <text:p>64.73571189211</text:p>
          </table:table-cell>
          <table:table-cell table:style-name="Default" table:formula="of:=[.T44]/[.$U44]*100" office:value-type="float" office:value="-0.0000000000000247711030412452" calcext:value-type="float">
            <text:p>-2.4771103041245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3691" calcext:value-type="float">
            <text:p>1.73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9512" calcext:value-type="float">
            <text:p>0.37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92502E-015" calcext:value-type="float">
            <text:p>-6.92502E-15</text:p>
          </table:table-cell>
          <table:table-cell table:style-name="Default" office:value-type="float" office:value="2.11642" calcext:value-type="float">
            <text:p>2.11642</text:p>
          </table:table-cell>
          <table:table-cell table:style-name="Default" table:formula="of:=[.AB44]/[.$AH44]*100" office:value-type="float" office:value="0" calcext:value-type="float">
            <text:p>0</text:p>
          </table:table-cell>
          <table:table-cell table:style-name="Default" table:formula="of:=[.AC44]/[.$AH44]*100" office:value-type="float" office:value="82.068304022831" calcext:value-type="float">
            <text:p>82.068304022831</text:p>
          </table:table-cell>
          <table:table-cell table:style-name="Default" table:formula="of:=[.AD44]/[.$AH44]*100" office:value-type="float" office:value="0" calcext:value-type="float">
            <text:p>0</text:p>
          </table:table-cell>
          <table:table-cell table:style-name="Default" table:formula="of:=[.AE44]/[.$AH44]*100" office:value-type="float" office:value="17.9317904763705" calcext:value-type="float">
            <text:p>17.9317904763705</text:p>
          </table:table-cell>
          <table:table-cell table:style-name="Default" table:formula="of:=[.AF44]/[.$AH44]*100" office:value-type="float" office:value="0" calcext:value-type="float">
            <text:p>0</text:p>
          </table:table-cell>
          <table:table-cell table:style-name="Default" table:formula="of:=[.AG44]/[.$AH44]*100" office:value-type="float" office:value="-0.000000000000327204430122565" calcext:value-type="float">
            <text:p>-3.2720443012256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0439" calcext:value-type="float">
            <text:p>2.40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18537" calcext:value-type="float">
            <text:p>0.51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8472" calcext:value-type="float">
            <text:p>5.48472</text:p>
          </table:table-cell>
          <table:table-cell table:style-name="Default" office:value-type="float" office:value="8.40764" calcext:value-type="float">
            <text:p>8.40764</text:p>
          </table:table-cell>
          <table:table-cell table:style-name="Default" table:formula="of:=[.AO44]/[.$AU44]*100" office:value-type="float" office:value="0" calcext:value-type="float">
            <text:p>0</text:p>
          </table:table-cell>
          <table:table-cell table:style-name="Default" table:formula="of:=[.AP44]/[.$AU44]*100" office:value-type="float" office:value="28.5976802051467" calcext:value-type="float">
            <text:p>28.5976802051467</text:p>
          </table:table-cell>
          <table:table-cell table:style-name="Default" table:formula="of:=[.AQ44]/[.$AU44]*100" office:value-type="float" office:value="0" calcext:value-type="float">
            <text:p>0</text:p>
          </table:table-cell>
          <table:table-cell table:style-name="Default" table:formula="of:=[.AR44]/[.$AU44]*100" office:value-type="float" office:value="6.1674500811167" calcext:value-type="float">
            <text:p>6.1674500811167</text:p>
          </table:table-cell>
          <table:table-cell table:style-name="Default" table:formula="of:=[.AS44]/[.$AU44]*100" office:value-type="float" office:value="0" calcext:value-type="float">
            <text:p>0</text:p>
          </table:table-cell>
          <table:table-cell table:style-name="Default" table:formula="of:=[.AT44]/[.$AU44]*100" office:value-type="float" office:value="65.2349529713451" calcext:value-type="float">
            <text:p>65.2349529713451</text:p>
          </table:table-cell>
          <table:table-cell table:number-columns-repeated="2"/>
          <table:table-cell office:value-type="float" office:value="5.46764" calcext:value-type="float">
            <text:p>5.46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322" calcext:value-type="float">
            <text:p>4.4322</text:p>
          </table:table-cell>
          <table:table-cell office:value-type="float" office:value="13.6924" calcext:value-type="float">
            <text:p>13.6924</text:p>
          </table:table-cell>
          <table:table-cell office:value-type="float" office:value="0" calcext:value-type="float">
            <text:p>0</text:p>
          </table:table-cell>
          <table:table-cell office:value-type="float" office:value="23.5923" calcext:value-type="float">
            <text:p>23.5923</text:p>
          </table:table-cell>
          <table:table-cell table:number-columns-repeated="6"/>
          <table:table-cell office:value-type="float" office:value="4.6226" calcext:value-type="float">
            <text:p>4.6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1805" calcext:value-type="float">
            <text:p>4.11805</text:p>
          </table:table-cell>
          <table:table-cell office:value-type="float" office:value="18.9317" calcext:value-type="float">
            <text:p>18.9317</text:p>
          </table:table-cell>
          <table:table-cell office:value-type="float" office:value="0" calcext:value-type="float">
            <text:p>0</text:p>
          </table:table-cell>
          <table:table-cell office:value-type="float" office:value="27.6724" calcext:value-type="float">
            <text:p>27.6724</text:p>
          </table:table-cell>
          <table:table-cell table:number-columns-repeated="6"/>
          <table:table-cell office:value-type="float" office:value="4.21545" calcext:value-type="float">
            <text:p>4.2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4488" calcext:value-type="float">
            <text:p>3.84488</text:p>
          </table:table-cell>
          <table:table-cell office:value-type="float" office:value="9.14235" calcext:value-type="float">
            <text:p>9.14235</text:p>
          </table:table-cell>
          <table:table-cell office:value-type="float" office:value="0" calcext:value-type="float">
            <text:p>0</text:p>
          </table:table-cell>
          <table:table-cell office:value-type="float" office:value="17.2027" calcext:value-type="float">
            <text:p>17.2027</text:p>
          </table:table-cell>
          <table:table-cell table:number-columns-repeated="6"/>
          <table:table-cell office:value-type="float" office:value="3.61724" calcext:value-type="float">
            <text:p>3.61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39" calcext:value-type="float">
            <text:p>3.0439</text:p>
          </table:table-cell>
          <table:table-cell office:value-type="float" office:value="25.5057" calcext:value-type="float">
            <text:p>25.5057</text:p>
          </table:table-cell>
          <table:table-cell office:value-type="float" office:value="0" calcext:value-type="float">
            <text:p>0</text:p>
          </table:table-cell>
          <table:table-cell office:value-type="float" office:value="32.1668" calcext:value-type="float">
            <text:p>32.1668</text:p>
          </table:table-cell>
        </table:table-row>
        <table:table-row table:style-name="ro1">
          <table:table-cell table:style-name="ce13" office:value-type="string" calcext:value-type="string">
            <text:p>grubhub-14-2.tsp </text:p>
          </table:table-cell>
          <table:table-cell table:style-name="Default" table:formula="of:=[$'Parcel Time'.B45]+[.BD45]" office:value-type="float" office:value="5.66667" calcext:value-type="float">
            <text:p>5.66667</text:p>
          </table:table-cell>
          <table:table-cell table:style-name="Default" table:formula="of:=[$'Parcel Time'.C45]+[.BE45]" office:value-type="float" office:value="0" calcext:value-type="float">
            <text:p>0</text:p>
          </table:table-cell>
          <table:table-cell table:style-name="Default" table:formula="of:=[$'Parcel Time'.D45]+[.BF45]" office:value-type="float" office:value="0" calcext:value-type="float">
            <text:p>0</text:p>
          </table:table-cell>
          <table:table-cell table:style-name="Default" table:formula="of:=[$'Parcel Time'.E45]+[.BG45]" office:value-type="float" office:value="5.71902" calcext:value-type="float">
            <text:p>5.71902</text:p>
          </table:table-cell>
          <table:table-cell table:style-name="Default" table:formula="of:=[$'Parcel Time'.F45]+[.BH45]" office:value-type="float" office:value="33.362" calcext:value-type="float">
            <text:p>33.362</text:p>
          </table:table-cell>
          <table:table-cell table:style-name="Default" table:formula="of:=[$'Parcel Time'.G45]+[.BI45]" office:value-type="float" office:value="0" calcext:value-type="float">
            <text:p>0</text:p>
          </table:table-cell>
          <table:table-cell table:style-name="Default" table:formula="of:=[$'Parcel Time'.H45]+[.BJ45]" office:value-type="float" office:value="44.7477" calcext:value-type="float">
            <text:p>44.7477</text:p>
          </table:table-cell>
          <table:table-cell table:style-name="Default" table:formula="of:=[.B45]/[.$H45]*100" office:value-type="float" office:value="12.6636005872928" calcext:value-type="float">
            <text:p>12.6636005872928</text:p>
          </table:table-cell>
          <table:table-cell table:style-name="Default" table:formula="of:=[.C45]/[.$H45]*100" office:value-type="float" office:value="0" calcext:value-type="float">
            <text:p>0</text:p>
          </table:table-cell>
          <table:table-cell table:style-name="Default" table:formula="of:=[.D45]/[.$H45]*100" office:value-type="float" office:value="0" calcext:value-type="float">
            <text:p>0</text:p>
          </table:table-cell>
          <table:table-cell table:style-name="Default" table:formula="of:=[.E45]/[.$H45]*100" office:value-type="float" office:value="12.7805898403717" calcext:value-type="float">
            <text:p>12.7805898403717</text:p>
          </table:table-cell>
          <table:table-cell table:style-name="Default" table:formula="of:=[.F45]/[.$H45]*100" office:value-type="float" office:value="74.5557872248183" calcext:value-type="float">
            <text:p>74.5557872248183</text:p>
          </table:table-cell>
          <table:table-cell table:style-name="Default" table:formula="of:=[.G45]/[.$H45]*100" office:value-type="float" office:value="0" calcext:value-type="float">
            <text:p>0</text:p>
          </table:table-cell>
          <table:table-cell table:style-name="Default" table:formula="of:=[$'Parcel Time'.O45]+[.BQ45]" office:value-type="float" office:value="4.96358" calcext:value-type="float">
            <text:p>4.96358</text:p>
          </table:table-cell>
          <table:table-cell table:style-name="Default" table:formula="of:=[$'Parcel Time'.P45]+[.BR45]" office:value-type="float" office:value="0.703089" calcext:value-type="float">
            <text:p>0.703089</text:p>
          </table:table-cell>
          <table:table-cell table:style-name="Default" table:formula="of:=[$'Parcel Time'.Q45]+[.BS45]" office:value-type="float" office:value="0" calcext:value-type="float">
            <text:p>0</text:p>
          </table:table-cell>
          <table:table-cell table:style-name="Default" table:formula="of:=[$'Parcel Time'.R45]+[.BT45]" office:value-type="float" office:value="5.227313" calcext:value-type="float">
            <text:p>5.227313</text:p>
          </table:table-cell>
          <table:table-cell table:style-name="Default" table:formula="of:=[$'Parcel Time'.S45]+[.BU45]" office:value-type="float" office:value="25.6036" calcext:value-type="float">
            <text:p>25.6036</text:p>
          </table:table-cell>
          <table:table-cell table:style-name="Default" table:formula="of:=[$'Parcel Time'.T45]+[.BV45]" office:value-type="float" office:value="3.01148E-015" calcext:value-type="float">
            <text:p>3.01148E-15</text:p>
          </table:table-cell>
          <table:table-cell table:style-name="Default" table:formula="of:=[$'Parcel Time'.U45]+[.BW45]" office:value-type="float" office:value="36.49755" calcext:value-type="float">
            <text:p>36.49755</text:p>
          </table:table-cell>
          <table:table-cell table:style-name="Default" table:formula="of:=[.O45]/[.$U45]*100" office:value-type="float" office:value="13.5997621758173" calcext:value-type="float">
            <text:p>13.5997621758173</text:p>
          </table:table-cell>
          <table:table-cell table:style-name="Default" table:formula="of:=[.P45]/[.$U45]*100" office:value-type="float" office:value="1.92640053921428" calcext:value-type="float">
            <text:p>1.92640053921428</text:p>
          </table:table-cell>
          <table:table-cell table:style-name="Default" table:formula="of:=[.Q45]/[.$U45]*100" office:value-type="float" office:value="0" calcext:value-type="float">
            <text:p>0</text:p>
          </table:table-cell>
          <table:table-cell table:style-name="Default" table:formula="of:=[.R45]/[.$U45]*100" office:value-type="float" office:value="14.3223668438018" calcext:value-type="float">
            <text:p>14.3223668438018</text:p>
          </table:table-cell>
          <table:table-cell table:style-name="Default" table:formula="of:=[.S45]/[.$U45]*100" office:value-type="float" office:value="70.1515581182846" calcext:value-type="float">
            <text:p>70.1515581182846</text:p>
          </table:table-cell>
          <table:table-cell table:style-name="Default" table:formula="of:=[.T45]/[.$U45]*100" office:value-type="float" office:value="8.25118398358246E-015" calcext:value-type="float">
            <text:p>8.25118398358246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1805" calcext:value-type="float">
            <text:p>1.01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47805" calcext:value-type="float">
            <text:p>0.74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21431" calcext:value-type="float">
            <text:p>1.21431E-14</text:p>
          </table:table-cell>
          <table:table-cell table:style-name="Default" office:value-type="float" office:value="1.76585" calcext:value-type="float">
            <text:p>1.76585</text:p>
          </table:table-cell>
          <table:table-cell table:style-name="Default" table:formula="of:=[.AB45]/[.$AH45]*100" office:value-type="float" office:value="0" calcext:value-type="float">
            <text:p>0</text:p>
          </table:table-cell>
          <table:table-cell table:style-name="Default" table:formula="of:=[.AC45]/[.$AH45]*100" office:value-type="float" office:value="57.6521222074355" calcext:value-type="float">
            <text:p>57.6521222074355</text:p>
          </table:table-cell>
          <table:table-cell table:style-name="Default" table:formula="of:=[.AD45]/[.$AH45]*100" office:value-type="float" office:value="0" calcext:value-type="float">
            <text:p>0</text:p>
          </table:table-cell>
          <table:table-cell table:style-name="Default" table:formula="of:=[.AE45]/[.$AH45]*100" office:value-type="float" office:value="42.3481609423224" calcext:value-type="float">
            <text:p>42.3481609423224</text:p>
          </table:table-cell>
          <table:table-cell table:style-name="Default" table:formula="of:=[.AF45]/[.$AH45]*100" office:value-type="float" office:value="0" calcext:value-type="float">
            <text:p>0</text:p>
          </table:table-cell>
          <table:table-cell table:style-name="Default" table:formula="of:=[.AG45]/[.$AH45]*100" office:value-type="float" office:value="0.000000000000687663165047994" calcext:value-type="float">
            <text:p>6.8766316504799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5935" calcext:value-type="float">
            <text:p>0.315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47317" calcext:value-type="float">
            <text:p>0.147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7707" calcext:value-type="float">
            <text:p>5.07707</text:p>
          </table:table-cell>
          <table:table-cell table:style-name="Default" office:value-type="float" office:value="5.54033" calcext:value-type="float">
            <text:p>5.54033</text:p>
          </table:table-cell>
          <table:table-cell table:style-name="Default" table:formula="of:=[.AO45]/[.$AU45]*100" office:value-type="float" office:value="0" calcext:value-type="float">
            <text:p>0</text:p>
          </table:table-cell>
          <table:table-cell table:style-name="Default" table:formula="of:=[.AP45]/[.$AU45]*100" office:value-type="float" office:value="5.70245815682459" calcext:value-type="float">
            <text:p>5.70245815682459</text:p>
          </table:table-cell>
          <table:table-cell table:style-name="Default" table:formula="of:=[.AQ45]/[.$AU45]*100" office:value-type="float" office:value="0" calcext:value-type="float">
            <text:p>0</text:p>
          </table:table-cell>
          <table:table-cell table:style-name="Default" table:formula="of:=[.AR45]/[.$AU45]*100" office:value-type="float" office:value="2.65899323686495" calcext:value-type="float">
            <text:p>2.65899323686495</text:p>
          </table:table-cell>
          <table:table-cell table:style-name="Default" table:formula="of:=[.AS45]/[.$AU45]*100" office:value-type="float" office:value="0" calcext:value-type="float">
            <text:p>0</text:p>
          </table:table-cell>
          <table:table-cell table:style-name="Default" table:formula="of:=[.AT45]/[.$AU45]*100" office:value-type="float" office:value="91.6384042105795" calcext:value-type="float">
            <text:p>91.6384042105795</text:p>
          </table:table-cell>
          <table:table-cell table:number-columns-repeated="2"/>
          <table:table-cell office:value-type="float" office:value="5.66667" calcext:value-type="float">
            <text:p>5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1902" calcext:value-type="float">
            <text:p>5.71902</text:p>
          </table:table-cell>
          <table:table-cell office:value-type="float" office:value="33.362" calcext:value-type="float">
            <text:p>33.362</text:p>
          </table:table-cell>
          <table:table-cell office:value-type="float" office:value="0" calcext:value-type="float">
            <text:p>0</text:p>
          </table:table-cell>
          <table:table-cell office:value-type="float" office:value="44.7477" calcext:value-type="float">
            <text:p>44.7477</text:p>
          </table:table-cell>
          <table:table-cell table:number-columns-repeated="6"/>
          <table:table-cell office:value-type="float" office:value="4.96358" calcext:value-type="float">
            <text:p>4.9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0585" calcext:value-type="float">
            <text:p>4.70585</text:p>
          </table:table-cell>
          <table:table-cell office:value-type="float" office:value="25.6036" calcext:value-type="float">
            <text:p>25.6036</text:p>
          </table:table-cell>
          <table:table-cell office:value-type="float" office:value="0" calcext:value-type="float">
            <text:p>0</text:p>
          </table:table-cell>
          <table:table-cell office:value-type="float" office:value="35.273" calcext:value-type="float">
            <text:p>35.273</text:p>
          </table:table-cell>
          <table:table-cell table:number-columns-repeated="6"/>
          <table:table-cell office:value-type="float" office:value="4.64862" calcext:value-type="float">
            <text:p>4.64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8634" calcext:value-type="float">
            <text:p>4.58634</text:p>
          </table:table-cell>
          <table:table-cell office:value-type="float" office:value="25.5388" calcext:value-type="float">
            <text:p>25.5388</text:p>
          </table:table-cell>
          <table:table-cell office:value-type="float" office:value="0" calcext:value-type="float">
            <text:p>0</text:p>
          </table:table-cell>
          <table:table-cell office:value-type="float" office:value="34.7737" calcext:value-type="float">
            <text:p>34.7737</text:p>
          </table:table-cell>
          <table:table-cell table:number-columns-repeated="6"/>
          <table:table-cell office:value-type="float" office:value="4.04699" calcext:value-type="float">
            <text:p>4.04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3268" calcext:value-type="float">
            <text:p>3.93268</text:p>
          </table:table-cell>
          <table:table-cell office:value-type="float" office:value="24.8881" calcext:value-type="float">
            <text:p>24.8881</text:p>
          </table:table-cell>
          <table:table-cell office:value-type="float" office:value="0" calcext:value-type="float">
            <text:p>0</text:p>
          </table:table-cell>
          <table:table-cell office:value-type="float" office:value="32.8677" calcext:value-type="float">
            <text:p>32.8677</text:p>
          </table:table-cell>
        </table:table-row>
        <table:table-row table:style-name="ro1">
          <table:table-cell table:style-name="ce13" office:value-type="string" calcext:value-type="string">
            <text:p>grubhub-14-3.tsp </text:p>
          </table:table-cell>
          <table:table-cell table:style-name="Default" table:formula="of:=[$'Parcel Time'.B46]+[.BD46]" office:value-type="float" office:value="5.74715" calcext:value-type="float">
            <text:p>5.74715</text:p>
          </table:table-cell>
          <table:table-cell table:style-name="Default" table:formula="of:=[$'Parcel Time'.C46]+[.BE46]" office:value-type="float" office:value="0" calcext:value-type="float">
            <text:p>0</text:p>
          </table:table-cell>
          <table:table-cell table:style-name="Default" table:formula="of:=[$'Parcel Time'.D46]+[.BF46]" office:value-type="float" office:value="0" calcext:value-type="float">
            <text:p>0</text:p>
          </table:table-cell>
          <table:table-cell table:style-name="Default" table:formula="of:=[$'Parcel Time'.E46]+[.BG46]" office:value-type="float" office:value="4.85171" calcext:value-type="float">
            <text:p>4.85171</text:p>
          </table:table-cell>
          <table:table-cell table:style-name="Default" table:formula="of:=[$'Parcel Time'.F46]+[.BH46]" office:value-type="float" office:value="19.5659" calcext:value-type="float">
            <text:p>19.5659</text:p>
          </table:table-cell>
          <table:table-cell table:style-name="Default" table:formula="of:=[$'Parcel Time'.G46]+[.BI46]" office:value-type="float" office:value="0" calcext:value-type="float">
            <text:p>0</text:p>
          </table:table-cell>
          <table:table-cell table:style-name="Default" table:formula="of:=[$'Parcel Time'.H46]+[.BJ46]" office:value-type="float" office:value="30.1648" calcext:value-type="float">
            <text:p>30.1648</text:p>
          </table:table-cell>
          <table:table-cell table:style-name="Default" table:formula="of:=[.B46]/[.$H46]*100" office:value-type="float" office:value="19.0525049063809" calcext:value-type="float">
            <text:p>19.0525049063809</text:p>
          </table:table-cell>
          <table:table-cell table:style-name="Default" table:formula="of:=[.C46]/[.$H46]*100" office:value-type="float" office:value="0" calcext:value-type="float">
            <text:p>0</text:p>
          </table:table-cell>
          <table:table-cell table:style-name="Default" table:formula="of:=[.D46]/[.$H46]*100" office:value-type="float" office:value="0" calcext:value-type="float">
            <text:p>0</text:p>
          </table:table-cell>
          <table:table-cell table:style-name="Default" table:formula="of:=[.E46]/[.$H46]*100" office:value-type="float" office:value="16.0840118283562" calcext:value-type="float">
            <text:p>16.0840118283562</text:p>
          </table:table-cell>
          <table:table-cell table:style-name="Default" table:formula="of:=[.F46]/[.$H46]*100" office:value-type="float" office:value="64.8633506603724" calcext:value-type="float">
            <text:p>64.8633506603724</text:p>
          </table:table-cell>
          <table:table-cell table:style-name="Default" table:formula="of:=[.G46]/[.$H46]*100" office:value-type="float" office:value="0" calcext:value-type="float">
            <text:p>0</text:p>
          </table:table-cell>
          <table:table-cell table:style-name="Default" table:formula="of:=[$'Parcel Time'.O46]+[.BQ46]" office:value-type="float" office:value="4.75577" calcext:value-type="float">
            <text:p>4.75577</text:p>
          </table:table-cell>
          <table:table-cell table:style-name="Default" table:formula="of:=[$'Parcel Time'.P46]+[.BR46]" office:value-type="float" office:value="1.65902" calcext:value-type="float">
            <text:p>1.65902</text:p>
          </table:table-cell>
          <table:table-cell table:style-name="Default" table:formula="of:=[$'Parcel Time'.Q46]+[.BS46]" office:value-type="float" office:value="0" calcext:value-type="float">
            <text:p>0</text:p>
          </table:table-cell>
          <table:table-cell table:style-name="Default" table:formula="of:=[$'Parcel Time'.R46]+[.BT46]" office:value-type="float" office:value="4.673661" calcext:value-type="float">
            <text:p>4.673661</text:p>
          </table:table-cell>
          <table:table-cell table:style-name="Default" table:formula="of:=[$'Parcel Time'.S46]+[.BU46]" office:value-type="float" office:value="21.8468" calcext:value-type="float">
            <text:p>21.8468</text:p>
          </table:table-cell>
          <table:table-cell table:style-name="Default" table:formula="of:=[$'Parcel Time'.T46]+[.BV46]" office:value-type="float" office:value="6.56419E-015" calcext:value-type="float">
            <text:p>6.56419E-15</text:p>
          </table:table-cell>
          <table:table-cell table:style-name="Default" table:formula="of:=[$'Parcel Time'.U46]+[.BW46]" office:value-type="float" office:value="32.93527" calcext:value-type="float">
            <text:p>32.93527</text:p>
          </table:table-cell>
          <table:table-cell table:style-name="Default" table:formula="of:=[.O46]/[.$U46]*100" office:value-type="float" office:value="14.4397480269632" calcext:value-type="float">
            <text:p>14.4397480269632</text:p>
          </table:table-cell>
          <table:table-cell table:style-name="Default" table:formula="of:=[.P46]/[.$U46]*100" office:value-type="float" office:value="5.03721390472888" calcext:value-type="float">
            <text:p>5.03721390472888</text:p>
          </table:table-cell>
          <table:table-cell table:style-name="Default" table:formula="of:=[.Q46]/[.$U46]*100" office:value-type="float" office:value="0" calcext:value-type="float">
            <text:p>0</text:p>
          </table:table-cell>
          <table:table-cell table:style-name="Default" table:formula="of:=[.R46]/[.$U46]*100" office:value-type="float" office:value="14.1904438615502" calcext:value-type="float">
            <text:p>14.1904438615502</text:p>
          </table:table-cell>
          <table:table-cell table:style-name="Default" table:formula="of:=[.S46]/[.$U46]*100" office:value-type="float" office:value="66.3325365178424" calcext:value-type="float">
            <text:p>66.3325365178424</text:p>
          </table:table-cell>
          <table:table-cell table:style-name="Default" table:formula="of:=[.T46]/[.$U46]*100" office:value-type="float" office:value="0.0000000000000199305789811348" calcext:value-type="float">
            <text:p>1.99305789811348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9935" calcext:value-type="float">
            <text:p>1.79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976" calcext:value-type="float">
            <text:p>0.70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16712" calcext:value-type="float">
            <text:p>1.16712E-14</text:p>
          </table:table-cell>
          <table:table-cell table:style-name="Default" office:value-type="float" office:value="2.50033" calcext:value-type="float">
            <text:p>2.50033</text:p>
          </table:table-cell>
          <table:table-cell table:style-name="Default" table:formula="of:=[.AB46]/[.$AH46]*100" office:value-type="float" office:value="0" calcext:value-type="float">
            <text:p>0</text:p>
          </table:table-cell>
          <table:table-cell table:style-name="Default" table:formula="of:=[.AC46]/[.$AH46]*100" office:value-type="float" office:value="71.9645006859095" calcext:value-type="float">
            <text:p>71.9645006859095</text:p>
          </table:table-cell>
          <table:table-cell table:style-name="Default" table:formula="of:=[.AD46]/[.$AH46]*100" office:value-type="float" office:value="0" calcext:value-type="float">
            <text:p>0</text:p>
          </table:table-cell>
          <table:table-cell table:style-name="Default" table:formula="of:=[.AE46]/[.$AH46]*100" office:value-type="float" office:value="28.0353393352077" calcext:value-type="float">
            <text:p>28.0353393352077</text:p>
          </table:table-cell>
          <table:table-cell table:style-name="Default" table:formula="of:=[.AF46]/[.$AH46]*100" office:value-type="float" office:value="0" calcext:value-type="float">
            <text:p>0</text:p>
          </table:table-cell>
          <table:table-cell table:style-name="Default" table:formula="of:=[.AG46]/[.$AH46]*100" office:value-type="float" office:value="0.000000000000466786384197286" calcext:value-type="float">
            <text:p>4.6678638419728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9431" calcext:value-type="float">
            <text:p>2.09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40488" calcext:value-type="float">
            <text:p>0.640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5066E-015" calcext:value-type="float">
            <text:p>2.65066E-15</text:p>
          </table:table-cell>
          <table:table-cell table:style-name="Default" office:value-type="float" office:value="2.7348" calcext:value-type="float">
            <text:p>2.7348</text:p>
          </table:table-cell>
          <table:table-cell table:style-name="Default" table:formula="of:=[.AO46]/[.$AU46]*100" office:value-type="float" office:value="0" calcext:value-type="float">
            <text:p>0</text:p>
          </table:table-cell>
          <table:table-cell table:style-name="Default" table:formula="of:=[.AP46]/[.$AU46]*100" office:value-type="float" office:value="76.5800058505192" calcext:value-type="float">
            <text:p>76.5800058505192</text:p>
          </table:table-cell>
          <table:table-cell table:style-name="Default" table:formula="of:=[.AQ46]/[.$AU46]*100" office:value-type="float" office:value="0" calcext:value-type="float">
            <text:p>0</text:p>
          </table:table-cell>
          <table:table-cell table:style-name="Default" table:formula="of:=[.AR46]/[.$AU46]*100" office:value-type="float" office:value="23.4199210179903" calcext:value-type="float">
            <text:p>23.4199210179903</text:p>
          </table:table-cell>
          <table:table-cell table:style-name="Default" table:formula="of:=[.AS46]/[.$AU46]*100" office:value-type="float" office:value="0" calcext:value-type="float">
            <text:p>0</text:p>
          </table:table-cell>
          <table:table-cell table:style-name="Default" table:formula="of:=[.AT46]/[.$AU46]*100" office:value-type="float" office:value="0.0000000000000969233581980401" calcext:value-type="float">
            <text:p>9.69233581980401E-14</text:p>
          </table:table-cell>
          <table:table-cell table:number-columns-repeated="2"/>
          <table:table-cell office:value-type="float" office:value="5.74715" calcext:value-type="float">
            <text:p>5.74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5171" calcext:value-type="float">
            <text:p>4.85171</text:p>
          </table:table-cell>
          <table:table-cell office:value-type="float" office:value="19.5659" calcext:value-type="float">
            <text:p>19.5659</text:p>
          </table:table-cell>
          <table:table-cell office:value-type="float" office:value="0" calcext:value-type="float">
            <text:p>0</text:p>
          </table:table-cell>
          <table:table-cell office:value-type="float" office:value="30.1648" calcext:value-type="float">
            <text:p>30.1648</text:p>
          </table:table-cell>
          <table:table-cell table:number-columns-repeated="6"/>
          <table:table-cell office:value-type="float" office:value="4.75577" calcext:value-type="float">
            <text:p>4.75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0732" calcext:value-type="float">
            <text:p>4.30732</text:p>
          </table:table-cell>
          <table:table-cell office:value-type="float" office:value="21.8468" calcext:value-type="float">
            <text:p>21.8468</text:p>
          </table:table-cell>
          <table:table-cell office:value-type="float" office:value="0" calcext:value-type="float">
            <text:p>0</text:p>
          </table:table-cell>
          <table:table-cell office:value-type="float" office:value="30.9099" calcext:value-type="float">
            <text:p>30.9099</text:p>
          </table:table-cell>
          <table:table-cell table:number-columns-repeated="6"/>
          <table:table-cell office:value-type="float" office:value="4.42374" calcext:value-type="float">
            <text:p>4.42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756" calcext:value-type="float">
            <text:p>4.03756</text:p>
          </table:table-cell>
          <table:table-cell office:value-type="float" office:value="19.0449" calcext:value-type="float">
            <text:p>19.0449</text:p>
          </table:table-cell>
          <table:table-cell office:value-type="float" office:value="0" calcext:value-type="float">
            <text:p>0</text:p>
          </table:table-cell>
          <table:table-cell office:value-type="float" office:value="27.5062" calcext:value-type="float">
            <text:p>27.5062</text:p>
          </table:table-cell>
          <table:table-cell table:number-columns-repeated="6"/>
          <table:table-cell office:value-type="float" office:value="3.70211" calcext:value-type="float">
            <text:p>3.70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6341" calcext:value-type="float">
            <text:p>3.46341</text:p>
          </table:table-cell>
          <table:table-cell office:value-type="float" office:value="15.0972" calcext:value-type="float">
            <text:p>15.0972</text:p>
          </table:table-cell>
          <table:table-cell office:value-type="float" office:value="0" calcext:value-type="float">
            <text:p>0</text:p>
          </table:table-cell>
          <table:table-cell office:value-type="float" office:value="22.2627" calcext:value-type="float">
            <text:p>22.2627</text:p>
          </table:table-cell>
        </table:table-row>
        <table:table-row table:style-name="ro1">
          <table:table-cell table:style-name="ce13" office:value-type="string" calcext:value-type="string">
            <text:p>grubhub-14-4.tsp </text:p>
          </table:table-cell>
          <table:table-cell table:style-name="Default" table:formula="of:=[$'Parcel Time'.B47]+[.BD47]" office:value-type="float" office:value="5.81301" calcext:value-type="float">
            <text:p>5.81301</text:p>
          </table:table-cell>
          <table:table-cell table:style-name="Default" table:formula="of:=[$'Parcel Time'.C47]+[.BE47]" office:value-type="float" office:value="0" calcext:value-type="float">
            <text:p>0</text:p>
          </table:table-cell>
          <table:table-cell table:style-name="Default" table:formula="of:=[$'Parcel Time'.D47]+[.BF47]" office:value-type="float" office:value="0" calcext:value-type="float">
            <text:p>0</text:p>
          </table:table-cell>
          <table:table-cell table:style-name="Default" table:formula="of:=[$'Parcel Time'.E47]+[.BG47]" office:value-type="float" office:value="5.05512" calcext:value-type="float">
            <text:p>5.05512</text:p>
          </table:table-cell>
          <table:table-cell table:style-name="Default" table:formula="of:=[$'Parcel Time'.F47]+[.BH47]" office:value-type="float" office:value="19.1934" calcext:value-type="float">
            <text:p>19.1934</text:p>
          </table:table-cell>
          <table:table-cell table:style-name="Default" table:formula="of:=[$'Parcel Time'.G47]+[.BI47]" office:value-type="float" office:value="0" calcext:value-type="float">
            <text:p>0</text:p>
          </table:table-cell>
          <table:table-cell table:style-name="Default" table:formula="of:=[$'Parcel Time'.H47]+[.BJ47]" office:value-type="float" office:value="30.0615" calcext:value-type="float">
            <text:p>30.0615</text:p>
          </table:table-cell>
          <table:table-cell table:style-name="Default" table:formula="of:=[.B47]/[.$H47]*100" office:value-type="float" office:value="19.3370590289906" calcext:value-type="float">
            <text:p>19.3370590289906</text:p>
          </table:table-cell>
          <table:table-cell table:style-name="Default" table:formula="of:=[.C47]/[.$H47]*100" office:value-type="float" office:value="0" calcext:value-type="float">
            <text:p>0</text:p>
          </table:table-cell>
          <table:table-cell table:style-name="Default" table:formula="of:=[.D47]/[.$H47]*100" office:value-type="float" office:value="0" calcext:value-type="float">
            <text:p>0</text:p>
          </table:table-cell>
          <table:table-cell table:style-name="Default" table:formula="of:=[.E47]/[.$H47]*100" office:value-type="float" office:value="16.8159273489347" calcext:value-type="float">
            <text:p>16.8159273489347</text:p>
          </table:table-cell>
          <table:table-cell table:style-name="Default" table:formula="of:=[.F47]/[.$H47]*100" office:value-type="float" office:value="63.8471134174941" calcext:value-type="float">
            <text:p>63.8471134174941</text:p>
          </table:table-cell>
          <table:table-cell table:style-name="Default" table:formula="of:=[.G47]/[.$H47]*100" office:value-type="float" office:value="0" calcext:value-type="float">
            <text:p>0</text:p>
          </table:table-cell>
          <table:table-cell table:style-name="Default" table:formula="of:=[$'Parcel Time'.O47]+[.BQ47]" office:value-type="float" office:value="4.80016" calcext:value-type="float">
            <text:p>4.80016</text:p>
          </table:table-cell>
          <table:table-cell table:style-name="Default" table:formula="of:=[$'Parcel Time'.P47]+[.BR47]" office:value-type="float" office:value="1.61707" calcext:value-type="float">
            <text:p>1.61707</text:p>
          </table:table-cell>
          <table:table-cell table:style-name="Default" table:formula="of:=[$'Parcel Time'.Q47]+[.BS47]" office:value-type="float" office:value="0" calcext:value-type="float">
            <text:p>0</text:p>
          </table:table-cell>
          <table:table-cell table:style-name="Default" table:formula="of:=[$'Parcel Time'.R47]+[.BT47]" office:value-type="float" office:value="5.075606" calcext:value-type="float">
            <text:p>5.075606</text:p>
          </table:table-cell>
          <table:table-cell table:style-name="Default" table:formula="of:=[$'Parcel Time'.S47]+[.BU47]" office:value-type="float" office:value="20.6808" calcext:value-type="float">
            <text:p>20.6808</text:p>
          </table:table-cell>
          <table:table-cell table:style-name="Default" table:formula="of:=[$'Parcel Time'.T47]+[.BV47]" office:value-type="float" office:value="5.97463" calcext:value-type="float">
            <text:p>5.97463</text:p>
          </table:table-cell>
          <table:table-cell table:style-name="Default" table:formula="of:=[$'Parcel Time'.U47]+[.BW47]" office:value-type="float" office:value="38.14825" calcext:value-type="float">
            <text:p>38.14825</text:p>
          </table:table-cell>
          <table:table-cell table:style-name="Default" table:formula="of:=[.O47]/[.$U47]*100" office:value-type="float" office:value="12.5829100941721" calcext:value-type="float">
            <text:p>12.5829100941721</text:p>
          </table:table-cell>
          <table:table-cell table:style-name="Default" table:formula="of:=[.P47]/[.$U47]*100" office:value-type="float" office:value="4.23891004174504" calcext:value-type="float">
            <text:p>4.23891004174504</text:p>
          </table:table-cell>
          <table:table-cell table:style-name="Default" table:formula="of:=[.Q47]/[.$U47]*100" office:value-type="float" office:value="0" calcext:value-type="float">
            <text:p>0</text:p>
          </table:table-cell>
          <table:table-cell table:style-name="Default" table:formula="of:=[.R47]/[.$U47]*100" office:value-type="float" office:value="13.3049510790141" calcext:value-type="float">
            <text:p>13.3049510790141</text:p>
          </table:table-cell>
          <table:table-cell table:style-name="Default" table:formula="of:=[.S47]/[.$U47]*100" office:value-type="float" office:value="54.2116610853709" calcext:value-type="float">
            <text:p>54.2116610853709</text:p>
          </table:table-cell>
          <table:table-cell table:style-name="Default" table:formula="of:=[.T47]/[.$U47]*100" office:value-type="float" office:value="15.6616096413335" calcext:value-type="float">
            <text:p>15.66160964133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0911" calcext:value-type="float">
            <text:p>2.20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4146" calcext:value-type="float">
            <text:p>0.614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328348" calcext:value-type="float">
            <text:p>3.28348E-14</text:p>
          </table:table-cell>
          <table:table-cell table:style-name="Default" office:value-type="float" office:value="2.82325" calcext:value-type="float">
            <text:p>2.82325</text:p>
          </table:table-cell>
          <table:table-cell table:style-name="Default" table:formula="of:=[.AB47]/[.$AH47]*100" office:value-type="float" office:value="0" calcext:value-type="float">
            <text:p>0</text:p>
          </table:table-cell>
          <table:table-cell table:style-name="Default" table:formula="of:=[.AC47]/[.$AH47]*100" office:value-type="float" office:value="78.2470556982201" calcext:value-type="float">
            <text:p>78.2470556982201</text:p>
          </table:table-cell>
          <table:table-cell table:style-name="Default" table:formula="of:=[.AD47]/[.$AH47]*100" office:value-type="float" office:value="0" calcext:value-type="float">
            <text:p>0</text:p>
          </table:table-cell>
          <table:table-cell table:style-name="Default" table:formula="of:=[.AE47]/[.$AH47]*100" office:value-type="float" office:value="21.7531568228106" calcext:value-type="float">
            <text:p>21.7531568228106</text:p>
          </table:table-cell>
          <table:table-cell table:style-name="Default" table:formula="of:=[.AF47]/[.$AH47]*100" office:value-type="float" office:value="0" calcext:value-type="float">
            <text:p>0</text:p>
          </table:table-cell>
          <table:table-cell table:style-name="Default" table:formula="of:=[.AG47]/[.$AH47]*100" office:value-type="float" office:value="0.00000000000116301425661914" calcext:value-type="float">
            <text:p>1.16301425661914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278" calcext:value-type="float">
            <text:p>3.32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9268" calcext:value-type="float">
            <text:p>0.469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652" calcext:value-type="float">
            <text:p>5.2652</text:p>
          </table:table-cell>
          <table:table-cell table:style-name="Default" office:value-type="float" office:value="9.06228" calcext:value-type="float">
            <text:p>9.06228</text:p>
          </table:table-cell>
          <table:table-cell table:style-name="Default" table:formula="of:=[.AO47]/[.$AU47]*100" office:value-type="float" office:value="0" calcext:value-type="float">
            <text:p>0</text:p>
          </table:table-cell>
          <table:table-cell table:style-name="Default" table:formula="of:=[.AP47]/[.$AU47]*100" office:value-type="float" office:value="36.7214431688273" calcext:value-type="float">
            <text:p>36.7214431688273</text:p>
          </table:table-cell>
          <table:table-cell table:style-name="Default" table:formula="of:=[.AQ47]/[.$AU47]*100" office:value-type="float" office:value="0" calcext:value-type="float">
            <text:p>0</text:p>
          </table:table-cell>
          <table:table-cell table:style-name="Default" table:formula="of:=[.AR47]/[.$AU47]*100" office:value-type="float" office:value="5.17825536178533" calcext:value-type="float">
            <text:p>5.17825536178533</text:p>
          </table:table-cell>
          <table:table-cell table:style-name="Default" table:formula="of:=[.AS47]/[.$AU47]*100" office:value-type="float" office:value="0" calcext:value-type="float">
            <text:p>0</text:p>
          </table:table-cell>
          <table:table-cell table:style-name="Default" table:formula="of:=[.AT47]/[.$AU47]*100" office:value-type="float" office:value="58.1001690523798" calcext:value-type="float">
            <text:p>58.1001690523798</text:p>
          </table:table-cell>
          <table:table-cell table:number-columns-repeated="2"/>
          <table:table-cell office:value-type="float" office:value="5.81301" calcext:value-type="float">
            <text:p>5.81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5512" calcext:value-type="float">
            <text:p>5.05512</text:p>
          </table:table-cell>
          <table:table-cell office:value-type="float" office:value="19.1934" calcext:value-type="float">
            <text:p>19.1934</text:p>
          </table:table-cell>
          <table:table-cell office:value-type="float" office:value="0" calcext:value-type="float">
            <text:p>0</text:p>
          </table:table-cell>
          <table:table-cell office:value-type="float" office:value="30.0615" calcext:value-type="float">
            <text:p>30.0615</text:p>
          </table:table-cell>
          <table:table-cell table:number-columns-repeated="6"/>
          <table:table-cell office:value-type="float" office:value="4.80016" calcext:value-type="float">
            <text:p>4.8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6146" calcext:value-type="float">
            <text:p>4.46146</text:p>
          </table:table-cell>
          <table:table-cell office:value-type="float" office:value="20.6808" calcext:value-type="float">
            <text:p>20.6808</text:p>
          </table:table-cell>
          <table:table-cell office:value-type="float" office:value="0" calcext:value-type="float">
            <text:p>0</text:p>
          </table:table-cell>
          <table:table-cell office:value-type="float" office:value="29.9424" calcext:value-type="float">
            <text:p>29.9424</text:p>
          </table:table-cell>
          <table:table-cell table:number-columns-repeated="6"/>
          <table:table-cell office:value-type="float" office:value="4.31398" calcext:value-type="float">
            <text:p>4.31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5415" calcext:value-type="float">
            <text:p>3.35415</text:p>
          </table:table-cell>
          <table:table-cell office:value-type="float" office:value="19.4801" calcext:value-type="float">
            <text:p>19.4801</text:p>
          </table:table-cell>
          <table:table-cell office:value-type="float" office:value="0" calcext:value-type="float">
            <text:p>0</text:p>
          </table:table-cell>
          <table:table-cell office:value-type="float" office:value="27.1482" calcext:value-type="float">
            <text:p>27.1482</text:p>
          </table:table-cell>
          <table:table-cell table:number-columns-repeated="6"/>
          <table:table-cell office:value-type="float" office:value="3.49626" calcext:value-type="float">
            <text:p>3.49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122" calcext:value-type="float">
            <text:p>2.91122</text:p>
          </table:table-cell>
          <table:table-cell office:value-type="float" office:value="17.9083" calcext:value-type="float">
            <text:p>17.9083</text:p>
          </table:table-cell>
          <table:table-cell office:value-type="float" office:value="0" calcext:value-type="float">
            <text:p>0</text:p>
          </table:table-cell>
          <table:table-cell office:value-type="float" office:value="24.3158" calcext:value-type="float">
            <text:p>24.3158</text:p>
          </table:table-cell>
        </table:table-row>
        <table:table-row table:style-name="ro1">
          <table:table-cell table:style-name="ce13" office:value-type="string" calcext:value-type="string">
            <text:p>grubhub-14-5.tsp </text:p>
          </table:table-cell>
          <table:table-cell table:style-name="Default" table:formula="of:=[$'Parcel Time'.B48]+[.BD48]" office:value-type="float" office:value="5.62472" calcext:value-type="float">
            <text:p>5.62472</text:p>
          </table:table-cell>
          <table:table-cell table:style-name="Default" table:formula="of:=[$'Parcel Time'.C48]+[.BE48]" office:value-type="float" office:value="0" calcext:value-type="float">
            <text:p>0</text:p>
          </table:table-cell>
          <table:table-cell table:style-name="Default" table:formula="of:=[$'Parcel Time'.D48]+[.BF48]" office:value-type="float" office:value="0" calcext:value-type="float">
            <text:p>0</text:p>
          </table:table-cell>
          <table:table-cell table:style-name="Default" table:formula="of:=[$'Parcel Time'.E48]+[.BG48]" office:value-type="float" office:value="3.54244" calcext:value-type="float">
            <text:p>3.54244</text:p>
          </table:table-cell>
          <table:table-cell table:style-name="Default" table:formula="of:=[$'Parcel Time'.F48]+[.BH48]" office:value-type="float" office:value="10.9037" calcext:value-type="float">
            <text:p>10.9037</text:p>
          </table:table-cell>
          <table:table-cell table:style-name="Default" table:formula="of:=[$'Parcel Time'.G48]+[.BI48]" office:value-type="float" office:value="0" calcext:value-type="float">
            <text:p>0</text:p>
          </table:table-cell>
          <table:table-cell table:style-name="Default" table:formula="of:=[$'Parcel Time'.H48]+[.BJ48]" office:value-type="float" office:value="20.0708" calcext:value-type="float">
            <text:p>20.0708</text:p>
          </table:table-cell>
          <table:table-cell table:style-name="Default" table:formula="of:=[.B48]/[.$H48]*100" office:value-type="float" office:value="28.0243936464914" calcext:value-type="float">
            <text:p>28.0243936464914</text:p>
          </table:table-cell>
          <table:table-cell table:style-name="Default" table:formula="of:=[.C48]/[.$H48]*100" office:value-type="float" office:value="0" calcext:value-type="float">
            <text:p>0</text:p>
          </table:table-cell>
          <table:table-cell table:style-name="Default" table:formula="of:=[.D48]/[.$H48]*100" office:value-type="float" office:value="0" calcext:value-type="float">
            <text:p>0</text:p>
          </table:table-cell>
          <table:table-cell table:style-name="Default" table:formula="of:=[.E48]/[.$H48]*100" office:value-type="float" office:value="17.649719991231" calcext:value-type="float">
            <text:p>17.649719991231</text:p>
          </table:table-cell>
          <table:table-cell table:style-name="Default" table:formula="of:=[.F48]/[.$H48]*100" office:value-type="float" office:value="54.3261853040238" calcext:value-type="float">
            <text:p>54.3261853040238</text:p>
          </table:table-cell>
          <table:table-cell table:style-name="Default" table:formula="of:=[.G48]/[.$H48]*100" office:value-type="float" office:value="0" calcext:value-type="float">
            <text:p>0</text:p>
          </table:table-cell>
          <table:table-cell table:style-name="Default" table:formula="of:=[$'Parcel Time'.O48]+[.BQ48]" office:value-type="float" office:value="4.55431" calcext:value-type="float">
            <text:p>4.55431</text:p>
          </table:table-cell>
          <table:table-cell table:style-name="Default" table:formula="of:=[$'Parcel Time'.P48]+[.BR48]" office:value-type="float" office:value="1.56341" calcext:value-type="float">
            <text:p>1.56341</text:p>
          </table:table-cell>
          <table:table-cell table:style-name="Default" table:formula="of:=[$'Parcel Time'.Q48]+[.BS48]" office:value-type="float" office:value="0" calcext:value-type="float">
            <text:p>0</text:p>
          </table:table-cell>
          <table:table-cell table:style-name="Default" table:formula="of:=[$'Parcel Time'.R48]+[.BT48]" office:value-type="float" office:value="3.606826" calcext:value-type="float">
            <text:p>3.606826</text:p>
          </table:table-cell>
          <table:table-cell table:style-name="Default" table:formula="of:=[$'Parcel Time'.S48]+[.BU48]" office:value-type="float" office:value="11.1264" calcext:value-type="float">
            <text:p>11.1264</text:p>
          </table:table-cell>
          <table:table-cell table:style-name="Default" table:formula="of:=[$'Parcel Time'.T48]+[.BV48]" office:value-type="float" office:value="5.41234E-016" calcext:value-type="float">
            <text:p>5.41234E-16</text:p>
          </table:table-cell>
          <table:table-cell table:style-name="Default" table:formula="of:=[$'Parcel Time'.U48]+[.BW48]" office:value-type="float" office:value="20.85096" calcext:value-type="float">
            <text:p>20.85096</text:p>
          </table:table-cell>
          <table:table-cell table:style-name="Default" table:formula="of:=[.O48]/[.$U48]*100" office:value-type="float" office:value="21.8422077448712" calcext:value-type="float">
            <text:p>21.8422077448712</text:p>
          </table:table-cell>
          <table:table-cell table:style-name="Default" table:formula="of:=[.P48]/[.$U48]*100" office:value-type="float" office:value="7.49802407179334" calcext:value-type="float">
            <text:p>7.49802407179334</text:p>
          </table:table-cell>
          <table:table-cell table:style-name="Default" table:formula="of:=[.Q48]/[.$U48]*100" office:value-type="float" office:value="0" calcext:value-type="float">
            <text:p>0</text:p>
          </table:table-cell>
          <table:table-cell table:style-name="Default" table:formula="of:=[.R48]/[.$U48]*100" office:value-type="float" office:value="17.2981291988474" calcext:value-type="float">
            <text:p>17.2981291988474</text:p>
          </table:table-cell>
          <table:table-cell table:style-name="Default" table:formula="of:=[.S48]/[.$U48]*100" office:value-type="float" office:value="53.3615718412965" calcext:value-type="float">
            <text:p>53.3615718412965</text:p>
          </table:table-cell>
          <table:table-cell table:style-name="Default" table:formula="of:=[.T48]/[.$U48]*100" office:value-type="float" office:value="2.59572700729367E-015" calcext:value-type="float">
            <text:p>2.59572700729367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5447" calcext:value-type="float">
            <text:p>2.1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4146" calcext:value-type="float">
            <text:p>0.254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7675" calcext:value-type="float">
            <text:p>5.17675</text:p>
          </table:table-cell>
          <table:table-cell table:style-name="Default" office:value-type="float" office:value="7.58537" calcext:value-type="float">
            <text:p>7.58537</text:p>
          </table:table-cell>
          <table:table-cell table:style-name="Default" table:formula="of:=[.AB48]/[.$AH48]*100" office:value-type="float" office:value="0" calcext:value-type="float">
            <text:p>0</text:p>
          </table:table-cell>
          <table:table-cell table:style-name="Default" table:formula="of:=[.AC48]/[.$AH48]*100" office:value-type="float" office:value="28.4029651816589" calcext:value-type="float">
            <text:p>28.4029651816589</text:p>
          </table:table-cell>
          <table:table-cell table:style-name="Default" table:formula="of:=[.AD48]/[.$AH48]*100" office:value-type="float" office:value="0" calcext:value-type="float">
            <text:p>0</text:p>
          </table:table-cell>
          <table:table-cell table:style-name="Default" table:formula="of:=[.AE48]/[.$AH48]*100" office:value-type="float" office:value="3.35047598205493" calcext:value-type="float">
            <text:p>3.35047598205493</text:p>
          </table:table-cell>
          <table:table-cell table:style-name="Default" table:formula="of:=[.AF48]/[.$AH48]*100" office:value-type="float" office:value="0" calcext:value-type="float">
            <text:p>0</text:p>
          </table:table-cell>
          <table:table-cell table:style-name="Default" table:formula="of:=[.AG48]/[.$AH48]*100" office:value-type="float" office:value="68.246506103196" calcext:value-type="float">
            <text:p>68.2465061031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922" calcext:value-type="float">
            <text:p>2.99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7317" calcext:value-type="float">
            <text:p>0.327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20293" calcext:value-type="float">
            <text:p>4.20293</text:p>
          </table:table-cell>
          <table:table-cell table:style-name="Default" office:value-type="float" office:value="7.52244" calcext:value-type="float">
            <text:p>7.52244</text:p>
          </table:table-cell>
          <table:table-cell table:style-name="Default" table:formula="of:=[.AO48]/[.$AU48]*100" office:value-type="float" office:value="0" calcext:value-type="float">
            <text:p>0</text:p>
          </table:table-cell>
          <table:table-cell table:style-name="Default" table:formula="of:=[.AP48]/[.$AU48]*100" office:value-type="float" office:value="39.7769872541356" calcext:value-type="float">
            <text:p>39.7769872541356</text:p>
          </table:table-cell>
          <table:table-cell table:style-name="Default" table:formula="of:=[.AQ48]/[.$AU48]*100" office:value-type="float" office:value="0" calcext:value-type="float">
            <text:p>0</text:p>
          </table:table-cell>
          <table:table-cell table:style-name="Default" table:formula="of:=[.AR48]/[.$AU48]*100" office:value-type="float" office:value="4.35120785277118" calcext:value-type="float">
            <text:p>4.35120785277118</text:p>
          </table:table-cell>
          <table:table-cell table:style-name="Default" table:formula="of:=[.AS48]/[.$AU48]*100" office:value-type="float" office:value="0" calcext:value-type="float">
            <text:p>0</text:p>
          </table:table-cell>
          <table:table-cell table:style-name="Default" table:formula="of:=[.AT48]/[.$AU48]*100" office:value-type="float" office:value="55.8718979480062" calcext:value-type="float">
            <text:p>55.8718979480062</text:p>
          </table:table-cell>
          <table:table-cell table:number-columns-repeated="2"/>
          <table:table-cell office:value-type="float" office:value="5.62472" calcext:value-type="float">
            <text:p>5.62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244" calcext:value-type="float">
            <text:p>3.54244</text:p>
          </table:table-cell>
          <table:table-cell office:value-type="float" office:value="10.9037" calcext:value-type="float">
            <text:p>10.9037</text:p>
          </table:table-cell>
          <table:table-cell office:value-type="float" office:value="0" calcext:value-type="float">
            <text:p>0</text:p>
          </table:table-cell>
          <table:table-cell office:value-type="float" office:value="20.0708" calcext:value-type="float">
            <text:p>20.0708</text:p>
          </table:table-cell>
          <table:table-cell table:number-columns-repeated="6"/>
          <table:table-cell office:value-type="float" office:value="4.55431" calcext:value-type="float">
            <text:p>4.55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5268" calcext:value-type="float">
            <text:p>3.35268</text:p>
          </table:table-cell>
          <table:table-cell office:value-type="float" office:value="11.1264" calcext:value-type="float">
            <text:p>11.1264</text:p>
          </table:table-cell>
          <table:table-cell office:value-type="float" office:value="0" calcext:value-type="float">
            <text:p>0</text:p>
          </table:table-cell>
          <table:table-cell office:value-type="float" office:value="19.0334" calcext:value-type="float">
            <text:p>19.0334</text:p>
          </table:table-cell>
          <table:table-cell table:number-columns-repeated="6"/>
          <table:table-cell office:value-type="float" office:value="4.03008" calcext:value-type="float">
            <text:p>4.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732" calcext:value-type="float">
            <text:p>3.14732</text:p>
          </table:table-cell>
          <table:table-cell office:value-type="float" office:value="12.6944" calcext:value-type="float">
            <text:p>12.6944</text:p>
          </table:table-cell>
          <table:table-cell office:value-type="float" office:value="0" calcext:value-type="float">
            <text:p>0</text:p>
          </table:table-cell>
          <table:table-cell office:value-type="float" office:value="19.8718" calcext:value-type="float">
            <text:p>19.8718</text:p>
          </table:table-cell>
          <table:table-cell table:number-columns-repeated="6"/>
          <table:table-cell office:value-type="float" office:value="3.19333" calcext:value-type="float">
            <text:p>3.19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829" calcext:value-type="float">
            <text:p>2.80829</text:p>
          </table:table-cell>
          <table:table-cell office:value-type="float" office:value="11.443" calcext:value-type="float">
            <text:p>11.443</text:p>
          </table:table-cell>
          <table:table-cell office:value-type="float" office:value="0" calcext:value-type="float">
            <text:p>0</text:p>
          </table:table-cell>
          <table:table-cell office:value-type="float" office:value="17.4446" calcext:value-type="float">
            <text:p>17.4446</text:p>
          </table:table-cell>
        </table:table-row>
        <table:table-row table:style-name="ro1">
          <table:table-cell table:style-name="ce13" office:value-type="string" calcext:value-type="string">
            <text:p>grubhub-14-6.tsp </text:p>
          </table:table-cell>
          <table:table-cell table:style-name="Default" table:formula="of:=[$'Parcel Time'.B49]+[.BD49]" office:value-type="float" office:value="6.00423" calcext:value-type="float">
            <text:p>6.00423</text:p>
          </table:table-cell>
          <table:table-cell table:style-name="Default" table:formula="of:=[$'Parcel Time'.C49]+[.BE49]" office:value-type="float" office:value="0.390569" calcext:value-type="float">
            <text:p>0.390569</text:p>
          </table:table-cell>
          <table:table-cell table:style-name="Default" table:formula="of:=[$'Parcel Time'.D49]+[.BF49]" office:value-type="float" office:value="0" calcext:value-type="float">
            <text:p>0</text:p>
          </table:table-cell>
          <table:table-cell table:style-name="Default" table:formula="of:=[$'Parcel Time'.E49]+[.BG49]" office:value-type="float" office:value="5.023417" calcext:value-type="float">
            <text:p>5.023417</text:p>
          </table:table-cell>
          <table:table-cell table:style-name="Default" table:formula="of:=[$'Parcel Time'.F49]+[.BH49]" office:value-type="float" office:value="36.844" calcext:value-type="float">
            <text:p>36.844</text:p>
          </table:table-cell>
          <table:table-cell table:style-name="Default" table:formula="of:=[$'Parcel Time'.G49]+[.BI49]" office:value-type="float" office:value="0" calcext:value-type="float">
            <text:p>0</text:p>
          </table:table-cell>
          <table:table-cell table:style-name="Default" table:formula="of:=[$'Parcel Time'.H49]+[.BJ49]" office:value-type="float" office:value="48.262206" calcext:value-type="float">
            <text:p>48.262206</text:p>
          </table:table-cell>
          <table:table-cell table:style-name="Default" table:formula="of:=[.B49]/[.$H49]*100" office:value-type="float" office:value="12.4408527865469" calcext:value-type="float">
            <text:p>12.4408527865469</text:p>
          </table:table-cell>
          <table:table-cell table:style-name="Default" table:formula="of:=[.C49]/[.$H49]*100" office:value-type="float" office:value="0.809264707046338" calcext:value-type="float">
            <text:p>0.809264707046338</text:p>
          </table:table-cell>
          <table:table-cell table:style-name="Default" table:formula="of:=[.D49]/[.$H49]*100" office:value-type="float" office:value="0" calcext:value-type="float">
            <text:p>0</text:p>
          </table:table-cell>
          <table:table-cell table:style-name="Default" table:formula="of:=[.E49]/[.$H49]*100" office:value-type="float" office:value="10.4085938384168" calcext:value-type="float">
            <text:p>10.4085938384168</text:p>
          </table:table-cell>
          <table:table-cell table:style-name="Default" table:formula="of:=[.F49]/[.$H49]*100" office:value-type="float" office:value="76.341309388137" calcext:value-type="float">
            <text:p>76.341309388137</text:p>
          </table:table-cell>
          <table:table-cell table:style-name="Default" table:formula="of:=[.G49]/[.$H49]*100" office:value-type="float" office:value="0" calcext:value-type="float">
            <text:p>0</text:p>
          </table:table-cell>
          <table:table-cell table:style-name="Default" table:formula="of:=[$'Parcel Time'.O49]+[.BQ49]" office:value-type="float" office:value="5.0787" calcext:value-type="float">
            <text:p>5.0787</text:p>
          </table:table-cell>
          <table:table-cell table:style-name="Default" table:formula="of:=[$'Parcel Time'.P49]+[.BR49]" office:value-type="float" office:value="1.3161" calcext:value-type="float">
            <text:p>1.3161</text:p>
          </table:table-cell>
          <table:table-cell table:style-name="Default" table:formula="of:=[$'Parcel Time'.Q49]+[.BS49]" office:value-type="float" office:value="0" calcext:value-type="float">
            <text:p>0</text:p>
          </table:table-cell>
          <table:table-cell table:style-name="Default" table:formula="of:=[$'Parcel Time'.R49]+[.BT49]" office:value-type="float" office:value="5.560002" calcext:value-type="float">
            <text:p>5.560002</text:p>
          </table:table-cell>
          <table:table-cell table:style-name="Default" table:formula="of:=[$'Parcel Time'.S49]+[.BU49]" office:value-type="float" office:value="30.1041" calcext:value-type="float">
            <text:p>30.1041</text:p>
          </table:table-cell>
          <table:table-cell table:style-name="Default" table:formula="of:=[$'Parcel Time'.T49]+[.BV49]" office:value-type="float" office:value="-0.0000000000000322381" calcext:value-type="float">
            <text:p>-3.22381E-14</text:p>
          </table:table-cell>
          <table:table-cell table:style-name="Default" table:formula="of:=[$'Parcel Time'.U49]+[.BW49]" office:value-type="float" office:value="42.05892" calcext:value-type="float">
            <text:p>42.05892</text:p>
          </table:table-cell>
          <table:table-cell table:style-name="Default" table:formula="of:=[.O49]/[.$U49]*100" office:value-type="float" office:value="12.0752030722615" calcext:value-type="float">
            <text:p>12.0752030722615</text:p>
          </table:table-cell>
          <table:table-cell table:style-name="Default" table:formula="of:=[.P49]/[.$U49]*100" office:value-type="float" office:value="3.1291816337652" calcext:value-type="float">
            <text:p>3.1291816337652</text:p>
          </table:table-cell>
          <table:table-cell table:style-name="Default" table:formula="of:=[.Q49]/[.$U49]*100" office:value-type="float" office:value="0" calcext:value-type="float">
            <text:p>0</text:p>
          </table:table-cell>
          <table:table-cell table:style-name="Default" table:formula="of:=[.R49]/[.$U49]*100" office:value-type="float" office:value="13.219554853049" calcext:value-type="float">
            <text:p>13.219554853049</text:p>
          </table:table-cell>
          <table:table-cell table:style-name="Default" table:formula="of:=[.S49]/[.$U49]*100" office:value-type="float" office:value="71.5760176438197" calcext:value-type="float">
            <text:p>71.5760176438197</text:p>
          </table:table-cell>
          <table:table-cell table:style-name="Default" table:formula="of:=[.T49]/[.$U49]*100" office:value-type="float" office:value="-0.0000000000000766498521597797" calcext:value-type="float">
            <text:p>-7.66498521597797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9301" calcext:value-type="float">
            <text:p>1.79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8537" calcext:value-type="float">
            <text:p>0.91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9138" calcext:value-type="float">
            <text:p>5.59138</text:p>
          </table:table-cell>
          <table:table-cell table:style-name="Default" office:value-type="float" office:value="8.30293" calcext:value-type="float">
            <text:p>8.30293</text:p>
          </table:table-cell>
          <table:table-cell table:style-name="Default" table:formula="of:=[.AB49]/[.$AH49]*100" office:value-type="float" office:value="0" calcext:value-type="float">
            <text:p>0</text:p>
          </table:table-cell>
          <table:table-cell table:style-name="Default" table:formula="of:=[.AC49]/[.$AH49]*100" office:value-type="float" office:value="21.5949068581814" calcext:value-type="float">
            <text:p>21.5949068581814</text:p>
          </table:table-cell>
          <table:table-cell table:style-name="Default" table:formula="of:=[.AD49]/[.$AH49]*100" office:value-type="float" office:value="0" calcext:value-type="float">
            <text:p>0</text:p>
          </table:table-cell>
          <table:table-cell table:style-name="Default" table:formula="of:=[.AE49]/[.$AH49]*100" office:value-type="float" office:value="11.0628055397312" calcext:value-type="float">
            <text:p>11.0628055397312</text:p>
          </table:table-cell>
          <table:table-cell table:style-name="Default" table:formula="of:=[.AF49]/[.$AH49]*100" office:value-type="float" office:value="0" calcext:value-type="float">
            <text:p>0</text:p>
          </table:table-cell>
          <table:table-cell table:style-name="Default" table:formula="of:=[.AG49]/[.$AH49]*100" office:value-type="float" office:value="67.3422514702641" calcext:value-type="float">
            <text:p>67.34225147026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4439" calcext:value-type="float">
            <text:p>2.74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8537" calcext:value-type="float">
            <text:p>0.59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8049" calcext:value-type="float">
            <text:p>4.68049</text:p>
          </table:table-cell>
          <table:table-cell table:style-name="Default" office:value-type="float" office:value="8.02341" calcext:value-type="float">
            <text:p>8.02341</text:p>
          </table:table-cell>
          <table:table-cell table:style-name="Default" table:formula="of:=[.AO49]/[.$AU49]*100" office:value-type="float" office:value="0" calcext:value-type="float">
            <text:p>0</text:p>
          </table:table-cell>
          <table:table-cell table:style-name="Default" table:formula="of:=[.AP49]/[.$AU49]*100" office:value-type="float" office:value="34.2047832530059" calcext:value-type="float">
            <text:p>34.2047832530059</text:p>
          </table:table-cell>
          <table:table-cell table:style-name="Default" table:formula="of:=[.AQ49]/[.$AU49]*100" office:value-type="float" office:value="0" calcext:value-type="float">
            <text:p>0</text:p>
          </table:table-cell>
          <table:table-cell table:style-name="Default" table:formula="of:=[.AR49]/[.$AU49]*100" office:value-type="float" office:value="7.45988301732057" calcext:value-type="float">
            <text:p>7.45988301732057</text:p>
          </table:table-cell>
          <table:table-cell table:style-name="Default" table:formula="of:=[.AS49]/[.$AU49]*100" office:value-type="float" office:value="0" calcext:value-type="float">
            <text:p>0</text:p>
          </table:table-cell>
          <table:table-cell table:style-name="Default" table:formula="of:=[.AT49]/[.$AU49]*100" office:value-type="float" office:value="58.3354209743737" calcext:value-type="float">
            <text:p>58.3354209743737</text:p>
          </table:table-cell>
          <table:table-cell table:number-columns-repeated="2"/>
          <table:table-cell office:value-type="float" office:value="6.00423" calcext:value-type="float">
            <text:p>6.00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4488" calcext:value-type="float">
            <text:p>4.74488</text:p>
          </table:table-cell>
          <table:table-cell office:value-type="float" office:value="36.844" calcext:value-type="float">
            <text:p>36.844</text:p>
          </table:table-cell>
          <table:table-cell office:value-type="float" office:value="0" calcext:value-type="float">
            <text:p>0</text:p>
          </table:table-cell>
          <table:table-cell office:value-type="float" office:value="47.5931" calcext:value-type="float">
            <text:p>47.5931</text:p>
          </table:table-cell>
          <table:table-cell table:number-columns-repeated="6"/>
          <table:table-cell office:value-type="float" office:value="5.0787" calcext:value-type="float">
            <text:p>5.0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6488" calcext:value-type="float">
            <text:p>4.86488</text:p>
          </table:table-cell>
          <table:table-cell office:value-type="float" office:value="30.1041" calcext:value-type="float">
            <text:p>30.1041</text:p>
          </table:table-cell>
          <table:table-cell office:value-type="float" office:value="0" calcext:value-type="float">
            <text:p>0</text:p>
          </table:table-cell>
          <table:table-cell office:value-type="float" office:value="40.0477" calcext:value-type="float">
            <text:p>40.0477</text:p>
          </table:table-cell>
          <table:table-cell table:number-columns-repeated="6"/>
          <table:table-cell office:value-type="float" office:value="4.60179" calcext:value-type="float">
            <text:p>4.60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0049" calcext:value-type="float">
            <text:p>4.20049</text:p>
          </table:table-cell>
          <table:table-cell office:value-type="float" office:value="22.8337" calcext:value-type="float">
            <text:p>22.8337</text:p>
          </table:table-cell>
          <table:table-cell office:value-type="float" office:value="0" calcext:value-type="float">
            <text:p>0</text:p>
          </table:table-cell>
          <table:table-cell office:value-type="float" office:value="31.636" calcext:value-type="float">
            <text:p>31.636</text:p>
          </table:table-cell>
          <table:table-cell table:number-columns-repeated="6"/>
          <table:table-cell office:value-type="float" office:value="3.74894" calcext:value-type="float">
            <text:p>3.74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5024" calcext:value-type="float">
            <text:p>3.75024</text:p>
          </table:table-cell>
          <table:table-cell office:value-type="float" office:value="13.5394" calcext:value-type="float">
            <text:p>13.5394</text:p>
          </table:table-cell>
          <table:table-cell office:value-type="float" office:value="0" calcext:value-type="float">
            <text:p>0</text:p>
          </table:table-cell>
          <table:table-cell office:value-type="float" office:value="21.0386" calcext:value-type="float">
            <text:p>21.0386</text:p>
          </table:table-cell>
        </table:table-row>
        <table:table-row table:style-name="ro1">
          <table:table-cell table:style-name="ce13" office:value-type="string" calcext:value-type="string">
            <text:p>grubhub-14-7.tsp </text:p>
          </table:table-cell>
          <table:table-cell table:style-name="Default" table:formula="of:=[$'Parcel Time'.B50]+[.BD50]" office:value-type="float" office:value="4.70715" calcext:value-type="float">
            <text:p>4.70715</text:p>
          </table:table-cell>
          <table:table-cell table:style-name="Default" table:formula="of:=[$'Parcel Time'.C50]+[.BE50]" office:value-type="float" office:value="0.46374" calcext:value-type="float">
            <text:p>0.46374</text:p>
          </table:table-cell>
          <table:table-cell table:style-name="Default" table:formula="of:=[$'Parcel Time'.D50]+[.BF50]" office:value-type="float" office:value="0" calcext:value-type="float">
            <text:p>0</text:p>
          </table:table-cell>
          <table:table-cell table:style-name="Default" table:formula="of:=[$'Parcel Time'.E50]+[.BG50]" office:value-type="float" office:value="4.588778" calcext:value-type="float">
            <text:p>4.588778</text:p>
          </table:table-cell>
          <table:table-cell table:style-name="Default" table:formula="of:=[$'Parcel Time'.F50]+[.BH50]" office:value-type="float" office:value="14.4054" calcext:value-type="float">
            <text:p>14.4054</text:p>
          </table:table-cell>
          <table:table-cell table:style-name="Default" table:formula="of:=[$'Parcel Time'.G50]+[.BI50]" office:value-type="float" office:value="1.249E-016" calcext:value-type="float">
            <text:p>1.249E-16</text:p>
          </table:table-cell>
          <table:table-cell table:style-name="Default" table:formula="of:=[$'Parcel Time'.H50]+[.BJ50]" office:value-type="float" office:value="24.165008" calcext:value-type="float">
            <text:p>24.165008</text:p>
          </table:table-cell>
          <table:table-cell table:style-name="Default" table:formula="of:=[.B50]/[.$H50]*100" office:value-type="float" office:value="19.4791990137144" calcext:value-type="float">
            <text:p>19.4791990137144</text:p>
          </table:table-cell>
          <table:table-cell table:style-name="Default" table:formula="of:=[.C50]/[.$H50]*100" office:value-type="float" office:value="1.91905585133678" calcext:value-type="float">
            <text:p>1.91905585133678</text:p>
          </table:table-cell>
          <table:table-cell table:style-name="Default" table:formula="of:=[.D50]/[.$H50]*100" office:value-type="float" office:value="0" calcext:value-type="float">
            <text:p>0</text:p>
          </table:table-cell>
          <table:table-cell table:style-name="Default" table:formula="of:=[.E50]/[.$H50]*100" office:value-type="float" office:value="18.989350220782" calcext:value-type="float">
            <text:p>18.989350220782</text:p>
          </table:table-cell>
          <table:table-cell table:style-name="Default" table:formula="of:=[.F50]/[.$H50]*100" office:value-type="float" office:value="59.6126432070703" calcext:value-type="float">
            <text:p>59.6126432070703</text:p>
          </table:table-cell>
          <table:table-cell table:style-name="Default" table:formula="of:=[.G50]/[.$H50]*100" office:value-type="float" office:value="5.16863060835734E-016" calcext:value-type="float">
            <text:p>5.16863060835734E-16</text:p>
          </table:table-cell>
          <table:table-cell table:style-name="Default" table:formula="of:=[$'Parcel Time'.O50]+[.BQ50]" office:value-type="float" office:value="4.02016" calcext:value-type="float">
            <text:p>4.02016</text:p>
          </table:table-cell>
          <table:table-cell table:style-name="Default" table:formula="of:=[$'Parcel Time'.P50]+[.BR50]" office:value-type="float" office:value="1.15073" calcext:value-type="float">
            <text:p>1.15073</text:p>
          </table:table-cell>
          <table:table-cell table:style-name="Default" table:formula="of:=[$'Parcel Time'.Q50]+[.BS50]" office:value-type="float" office:value="0" calcext:value-type="float">
            <text:p>0</text:p>
          </table:table-cell>
          <table:table-cell table:style-name="Default" table:formula="of:=[$'Parcel Time'.R50]+[.BT50]" office:value-type="float" office:value="3.958044" calcext:value-type="float">
            <text:p>3.958044</text:p>
          </table:table-cell>
          <table:table-cell table:style-name="Default" table:formula="of:=[$'Parcel Time'.S50]+[.BU50]" office:value-type="float" office:value="13.6198" calcext:value-type="float">
            <text:p>13.6198</text:p>
          </table:table-cell>
          <table:table-cell table:style-name="Default" table:formula="of:=[$'Parcel Time'.T50]+[.BV50]" office:value-type="float" office:value="2.53964E-015" calcext:value-type="float">
            <text:p>2.53964E-15</text:p>
          </table:table-cell>
          <table:table-cell table:style-name="Default" table:formula="of:=[$'Parcel Time'.U50]+[.BW50]" office:value-type="float" office:value="22.74866" calcext:value-type="float">
            <text:p>22.74866</text:p>
          </table:table-cell>
          <table:table-cell table:style-name="Default" table:formula="of:=[.O50]/[.$U50]*100" office:value-type="float" office:value="17.6720738716039" calcext:value-type="float">
            <text:p>17.6720738716039</text:p>
          </table:table-cell>
          <table:table-cell table:style-name="Default" table:formula="of:=[.P50]/[.$U50]*100" office:value-type="float" office:value="5.05845179452328" calcext:value-type="float">
            <text:p>5.05845179452328</text:p>
          </table:table-cell>
          <table:table-cell table:style-name="Default" table:formula="of:=[.Q50]/[.$U50]*100" office:value-type="float" office:value="0" calcext:value-type="float">
            <text:p>0</text:p>
          </table:table-cell>
          <table:table-cell table:style-name="Default" table:formula="of:=[.R50]/[.$U50]*100" office:value-type="float" office:value="17.3990204258185" calcext:value-type="float">
            <text:p>17.3990204258185</text:p>
          </table:table-cell>
          <table:table-cell table:style-name="Default" table:formula="of:=[.S50]/[.$U50]*100" office:value-type="float" office:value="59.8707792019398" calcext:value-type="float">
            <text:p>59.8707792019398</text:p>
          </table:table-cell>
          <table:table-cell table:style-name="Default" table:formula="of:=[.T50]/[.$U50]*100" office:value-type="float" office:value="0.0000000000000111639103138383" calcext:value-type="float">
            <text:p>1.1163910313838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5073" calcext:value-type="float">
            <text:p>1.15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59024" calcext:value-type="float">
            <text:p>0.75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242167" calcext:value-type="float">
            <text:p>-2.42167E-14</text:p>
          </table:table-cell>
          <table:table-cell table:style-name="Default" office:value-type="float" office:value="1.90976" calcext:value-type="float">
            <text:p>1.90976</text:p>
          </table:table-cell>
          <table:table-cell table:style-name="Default" table:formula="of:=[.AB50]/[.$AH50]*100" office:value-type="float" office:value="0" calcext:value-type="float">
            <text:p>0</text:p>
          </table:table-cell>
          <table:table-cell table:style-name="Default" table:formula="of:=[.AC50]/[.$AH50]*100" office:value-type="float" office:value="60.2552153150134" calcext:value-type="float">
            <text:p>60.2552153150134</text:p>
          </table:table-cell>
          <table:table-cell table:style-name="Default" table:formula="of:=[.AD50]/[.$AH50]*100" office:value-type="float" office:value="0" calcext:value-type="float">
            <text:p>0</text:p>
          </table:table-cell>
          <table:table-cell table:style-name="Default" table:formula="of:=[.AE50]/[.$AH50]*100" office:value-type="float" office:value="39.7444705093834" calcext:value-type="float">
            <text:p>39.7444705093834</text:p>
          </table:table-cell>
          <table:table-cell table:style-name="Default" table:formula="of:=[.AF50]/[.$AH50]*100" office:value-type="float" office:value="0" calcext:value-type="float">
            <text:p>0</text:p>
          </table:table-cell>
          <table:table-cell table:style-name="Default" table:formula="of:=[.AG50]/[.$AH50]*100" office:value-type="float" office:value="-0.00000000000126804938840483" calcext:value-type="float">
            <text:p>-1.26804938840483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2325" calcext:value-type="float">
            <text:p>1.62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6829" calcext:value-type="float">
            <text:p>0.76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5707" calcext:value-type="float">
            <text:p>4.65707</text:p>
          </table:table-cell>
          <table:table-cell table:style-name="Default" office:value-type="float" office:value="7.04715" calcext:value-type="float">
            <text:p>7.04715</text:p>
          </table:table-cell>
          <table:table-cell table:style-name="Default" table:formula="of:=[.AO50]/[.$AU50]*100" office:value-type="float" office:value="0" calcext:value-type="float">
            <text:p>0</text:p>
          </table:table-cell>
          <table:table-cell table:style-name="Default" table:formula="of:=[.AP50]/[.$AU50]*100" office:value-type="float" office:value="23.0341343663751" calcext:value-type="float">
            <text:p>23.0341343663751</text:p>
          </table:table-cell>
          <table:table-cell table:style-name="Default" table:formula="of:=[.AQ50]/[.$AU50]*100" office:value-type="float" office:value="0" calcext:value-type="float">
            <text:p>0</text:p>
          </table:table-cell>
          <table:table-cell table:style-name="Default" table:formula="of:=[.AR50]/[.$AU50]*100" office:value-type="float" office:value="10.8814059584371" calcext:value-type="float">
            <text:p>10.8814059584371</text:p>
          </table:table-cell>
          <table:table-cell table:style-name="Default" table:formula="of:=[.AS50]/[.$AU50]*100" office:value-type="float" office:value="0" calcext:value-type="float">
            <text:p>0</text:p>
          </table:table-cell>
          <table:table-cell table:style-name="Default" table:formula="of:=[.AT50]/[.$AU50]*100" office:value-type="float" office:value="66.0844454850542" calcext:value-type="float">
            <text:p>66.0844454850542</text:p>
          </table:table-cell>
          <table:table-cell table:number-columns-repeated="2"/>
          <table:table-cell office:value-type="float" office:value="4.70715" calcext:value-type="float">
            <text:p>4.70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951" calcext:value-type="float">
            <text:p>4.25951</text:p>
          </table:table-cell>
          <table:table-cell office:value-type="float" office:value="14.4054" calcext:value-type="float">
            <text:p>14.4054</text:p>
          </table:table-cell>
          <table:table-cell office:value-type="float" office:value="0" calcext:value-type="float">
            <text:p>0</text:p>
          </table:table-cell>
          <table:table-cell office:value-type="float" office:value="23.372" calcext:value-type="float">
            <text:p>23.372</text:p>
          </table:table-cell>
          <table:table-cell table:number-columns-repeated="6"/>
          <table:table-cell office:value-type="float" office:value="4.02016" calcext:value-type="float">
            <text:p>4.0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902" calcext:value-type="float">
            <text:p>3.19902</text:p>
          </table:table-cell>
          <table:table-cell office:value-type="float" office:value="13.6198" calcext:value-type="float">
            <text:p>13.6198</text:p>
          </table:table-cell>
          <table:table-cell office:value-type="float" office:value="0" calcext:value-type="float">
            <text:p>0</text:p>
          </table:table-cell>
          <table:table-cell office:value-type="float" office:value="20.8389" calcext:value-type="float">
            <text:p>20.8389</text:p>
          </table:table-cell>
          <table:table-cell table:number-columns-repeated="6"/>
          <table:table-cell office:value-type="float" office:value="3.80667" calcext:value-type="float">
            <text:p>3.8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902" calcext:value-type="float">
            <text:p>2.85902</text:p>
          </table:table-cell>
          <table:table-cell office:value-type="float" office:value="13.9746" calcext:value-type="float">
            <text:p>13.9746</text:p>
          </table:table-cell>
          <table:table-cell office:value-type="float" office:value="0" calcext:value-type="float">
            <text:p>0</text:p>
          </table:table-cell>
          <table:table-cell office:value-type="float" office:value="20.6403" calcext:value-type="float">
            <text:p>20.6403</text:p>
          </table:table-cell>
          <table:table-cell table:number-columns-repeated="6"/>
          <table:table-cell office:value-type="float" office:value="3.01041" calcext:value-type="float">
            <text:p>3.0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927" calcext:value-type="float">
            <text:p>2.64927</text:p>
          </table:table-cell>
          <table:table-cell office:value-type="float" office:value="14.7615" calcext:value-type="float">
            <text:p>14.7615</text:p>
          </table:table-cell>
          <table:table-cell office:value-type="float" office:value="0" calcext:value-type="float">
            <text:p>0</text:p>
          </table:table-cell>
          <table:table-cell office:value-type="float" office:value="20.4211" calcext:value-type="float">
            <text:p>20.4211</text:p>
          </table:table-cell>
        </table:table-row>
        <table:table-row table:style-name="ro1">
          <table:table-cell table:style-name="ce13" office:value-type="string" calcext:value-type="string">
            <text:p>grubhub-14-8.tsp </text:p>
          </table:table-cell>
          <table:table-cell table:style-name="Default" table:formula="of:=[$'Parcel Time'.B51]+[.BD51]" office:value-type="float" office:value="5.70179" calcext:value-type="float">
            <text:p>5.70179</text:p>
          </table:table-cell>
          <table:table-cell table:style-name="Default" table:formula="of:=[$'Parcel Time'.C51]+[.BE51]" office:value-type="float" office:value="0.307154" calcext:value-type="float">
            <text:p>0.307154</text:p>
          </table:table-cell>
          <table:table-cell table:style-name="Default" table:formula="of:=[$'Parcel Time'.D51]+[.BF51]" office:value-type="float" office:value="0" calcext:value-type="float">
            <text:p>0</text:p>
          </table:table-cell>
          <table:table-cell table:style-name="Default" table:formula="of:=[$'Parcel Time'.E51]+[.BG51]" office:value-type="float" office:value="4.87122" calcext:value-type="float">
            <text:p>4.87122</text:p>
          </table:table-cell>
          <table:table-cell table:style-name="Default" table:formula="of:=[$'Parcel Time'.F51]+[.BH51]" office:value-type="float" office:value="29.6626" calcext:value-type="float">
            <text:p>29.6626</text:p>
          </table:table-cell>
          <table:table-cell table:style-name="Default" table:formula="of:=[$'Parcel Time'.G51]+[.BI51]" office:value-type="float" office:value="1.15186E-015" calcext:value-type="float">
            <text:p>1.15186E-15</text:p>
          </table:table-cell>
          <table:table-cell table:style-name="Default" table:formula="of:=[$'Parcel Time'.H51]+[.BJ51]" office:value-type="float" office:value="40.542764" calcext:value-type="float">
            <text:p>40.542764</text:p>
          </table:table-cell>
          <table:table-cell table:style-name="Default" table:formula="of:=[.B51]/[.$H51]*100" office:value-type="float" office:value="14.0636440080898" calcext:value-type="float">
            <text:p>14.0636440080898</text:p>
          </table:table-cell>
          <table:table-cell table:style-name="Default" table:formula="of:=[.C51]/[.$H51]*100" office:value-type="float" office:value="0.757604982235547" calcext:value-type="float">
            <text:p>0.757604982235547</text:p>
          </table:table-cell>
          <table:table-cell table:style-name="Default" table:formula="of:=[.D51]/[.$H51]*100" office:value-type="float" office:value="0" calcext:value-type="float">
            <text:p>0</text:p>
          </table:table-cell>
          <table:table-cell table:style-name="Default" table:formula="of:=[.E51]/[.$H51]*100" office:value-type="float" office:value="12.0150170323859" calcext:value-type="float">
            <text:p>12.0150170323859</text:p>
          </table:table-cell>
          <table:table-cell table:style-name="Default" table:formula="of:=[.F51]/[.$H51]*100" office:value-type="float" office:value="73.1637339772888" calcext:value-type="float">
            <text:p>73.1637339772888</text:p>
          </table:table-cell>
          <table:table-cell table:style-name="Default" table:formula="of:=[.G51]/[.$H51]*100" office:value-type="float" office:value="2.84109884565344E-015" calcext:value-type="float">
            <text:p>2.84109884565344E-15</text:p>
          </table:table-cell>
          <table:table-cell table:style-name="Default" table:formula="of:=[$'Parcel Time'.O51]+[.BQ51]" office:value-type="float" office:value="4.85967" calcext:value-type="float">
            <text:p>4.85967</text:p>
          </table:table-cell>
          <table:table-cell table:style-name="Default" table:formula="of:=[$'Parcel Time'.P51]+[.BR51]" office:value-type="float" office:value="0.307154" calcext:value-type="float">
            <text:p>0.307154</text:p>
          </table:table-cell>
          <table:table-cell table:style-name="Default" table:formula="of:=[$'Parcel Time'.Q51]+[.BS51]" office:value-type="float" office:value="0" calcext:value-type="float">
            <text:p>0</text:p>
          </table:table-cell>
          <table:table-cell table:style-name="Default" table:formula="of:=[$'Parcel Time'.R51]+[.BT51]" office:value-type="float" office:value="4.37171" calcext:value-type="float">
            <text:p>4.37171</text:p>
          </table:table-cell>
          <table:table-cell table:style-name="Default" table:formula="of:=[$'Parcel Time'.S51]+[.BU51]" office:value-type="float" office:value="31.4101" calcext:value-type="float">
            <text:p>31.4101</text:p>
          </table:table-cell>
          <table:table-cell table:style-name="Default" table:formula="of:=[$'Parcel Time'.T51]+[.BV51]" office:value-type="float" office:value="6.09024" calcext:value-type="float">
            <text:p>6.09024</text:p>
          </table:table-cell>
          <table:table-cell table:style-name="Default" table:formula="of:=[$'Parcel Time'.U51]+[.BW51]" office:value-type="float" office:value="47.03891" calcext:value-type="float">
            <text:p>47.03891</text:p>
          </table:table-cell>
          <table:table-cell table:style-name="Default" table:formula="of:=[.O51]/[.$U51]*100" office:value-type="float" office:value="10.3311705139426" calcext:value-type="float">
            <text:p>10.3311705139426</text:p>
          </table:table-cell>
          <table:table-cell table:style-name="Default" table:formula="of:=[.P51]/[.$U51]*100" office:value-type="float" office:value="0.652978566042453" calcext:value-type="float">
            <text:p>0.652978566042453</text:p>
          </table:table-cell>
          <table:table-cell table:style-name="Default" table:formula="of:=[.Q51]/[.$U51]*100" office:value-type="float" office:value="0" calcext:value-type="float">
            <text:p>0</text:p>
          </table:table-cell>
          <table:table-cell table:style-name="Default" table:formula="of:=[.R51]/[.$U51]*100" office:value-type="float" office:value="9.29381654464357" calcext:value-type="float">
            <text:p>9.29381654464357</text:p>
          </table:table-cell>
          <table:table-cell table:style-name="Default" table:formula="of:=[.S51]/[.$U51]*100" office:value-type="float" office:value="66.774719057053" calcext:value-type="float">
            <text:p>66.774719057053</text:p>
          </table:table-cell>
          <table:table-cell table:style-name="Default" table:formula="of:=[.T51]/[.$U51]*100" office:value-type="float" office:value="12.9472387859328" calcext:value-type="float">
            <text:p>12.9472387859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7154" calcext:value-type="float">
            <text:p>0.3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561" calcext:value-type="float">
            <text:p>0.1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6819E-015" calcext:value-type="float">
            <text:p>1.56819E-15</text:p>
          </table:table-cell>
          <table:table-cell table:style-name="Default" office:value-type="float" office:value="0.482764" calcext:value-type="float">
            <text:p>0.482764</text:p>
          </table:table-cell>
          <table:table-cell table:style-name="Default" table:formula="of:=[.AB51]/[.$AH51]*100" office:value-type="float" office:value="0" calcext:value-type="float">
            <text:p>0</text:p>
          </table:table-cell>
          <table:table-cell table:style-name="Default" table:formula="of:=[.AC51]/[.$AH51]*100" office:value-type="float" office:value="63.6240481891773" calcext:value-type="float">
            <text:p>63.6240481891773</text:p>
          </table:table-cell>
          <table:table-cell table:style-name="Default" table:formula="of:=[.AD51]/[.$AH51]*100" office:value-type="float" office:value="0" calcext:value-type="float">
            <text:p>0</text:p>
          </table:table-cell>
          <table:table-cell table:style-name="Default" table:formula="of:=[.AE51]/[.$AH51]*100" office:value-type="float" office:value="36.3759518108227" calcext:value-type="float">
            <text:p>36.3759518108227</text:p>
          </table:table-cell>
          <table:table-cell table:style-name="Default" table:formula="of:=[.AF51]/[.$AH51]*100" office:value-type="float" office:value="0" calcext:value-type="float">
            <text:p>0</text:p>
          </table:table-cell>
          <table:table-cell table:style-name="Default" table:formula="of:=[.AG51]/[.$AH51]*100" office:value-type="float" office:value="0.000000000000324835737544639" calcext:value-type="float">
            <text:p>3.2483573754463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7154" calcext:value-type="float">
            <text:p>0.3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561" calcext:value-type="float">
            <text:p>0.1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0992" calcext:value-type="float">
            <text:p>5.60992</text:p>
          </table:table-cell>
          <table:table-cell table:style-name="Default" office:value-type="float" office:value="6.09268" calcext:value-type="float">
            <text:p>6.09268</text:p>
          </table:table-cell>
          <table:table-cell table:style-name="Default" table:formula="of:=[.AO51]/[.$AU51]*100" office:value-type="float" office:value="0" calcext:value-type="float">
            <text:p>0</text:p>
          </table:table-cell>
          <table:table-cell table:style-name="Default" table:formula="of:=[.AP51]/[.$AU51]*100" office:value-type="float" office:value="5.04136110874032" calcext:value-type="float">
            <text:p>5.04136110874032</text:p>
          </table:table-cell>
          <table:table-cell table:style-name="Default" table:formula="of:=[.AQ51]/[.$AU51]*100" office:value-type="float" office:value="0" calcext:value-type="float">
            <text:p>0</text:p>
          </table:table-cell>
          <table:table-cell table:style-name="Default" table:formula="of:=[.AR51]/[.$AU51]*100" office:value-type="float" office:value="2.88231123249539" calcext:value-type="float">
            <text:p>2.88231123249539</text:p>
          </table:table-cell>
          <table:table-cell table:style-name="Default" table:formula="of:=[.AS51]/[.$AU51]*100" office:value-type="float" office:value="0" calcext:value-type="float">
            <text:p>0</text:p>
          </table:table-cell>
          <table:table-cell table:style-name="Default" table:formula="of:=[.AT51]/[.$AU51]*100" office:value-type="float" office:value="92.0763933113178" calcext:value-type="float">
            <text:p>92.0763933113178</text:p>
          </table:table-cell>
          <table:table-cell table:number-columns-repeated="2"/>
          <table:table-cell office:value-type="float" office:value="5.70179" calcext:value-type="float">
            <text:p>5.70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9561" calcext:value-type="float">
            <text:p>4.69561</text:p>
          </table:table-cell>
          <table:table-cell office:value-type="float" office:value="29.6626" calcext:value-type="float">
            <text:p>29.6626</text:p>
          </table:table-cell>
          <table:table-cell office:value-type="float" office:value="0" calcext:value-type="float">
            <text:p>0</text:p>
          </table:table-cell>
          <table:table-cell office:value-type="float" office:value="40.06" calcext:value-type="float">
            <text:p>40.06</text:p>
          </table:table-cell>
          <table:table-cell table:number-columns-repeated="6"/>
          <table:table-cell office:value-type="float" office:value="4.85967" calcext:value-type="float">
            <text:p>4.85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961" calcext:value-type="float">
            <text:p>4.1961</text:p>
          </table:table-cell>
          <table:table-cell office:value-type="float" office:value="31.4101" calcext:value-type="float">
            <text:p>31.4101</text:p>
          </table:table-cell>
          <table:table-cell office:value-type="float" office:value="0" calcext:value-type="float">
            <text:p>0</text:p>
          </table:table-cell>
          <table:table-cell office:value-type="float" office:value="40.4659" calcext:value-type="float">
            <text:p>40.4659</text:p>
          </table:table-cell>
          <table:table-cell table:number-columns-repeated="6"/>
          <table:table-cell office:value-type="float" office:value="4.3535" calcext:value-type="float">
            <text:p>4.3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756" calcext:value-type="float">
            <text:p>3.73756</text:p>
          </table:table-cell>
          <table:table-cell office:value-type="float" office:value="30.249" calcext:value-type="float">
            <text:p>30.249</text:p>
          </table:table-cell>
          <table:table-cell office:value-type="float" office:value="0" calcext:value-type="float">
            <text:p>0</text:p>
          </table:table-cell>
          <table:table-cell office:value-type="float" office:value="38.3401" calcext:value-type="float">
            <text:p>38.3401</text:p>
          </table:table-cell>
          <table:table-cell table:number-columns-repeated="6"/>
          <table:table-cell office:value-type="float" office:value="3.77138" calcext:value-type="float">
            <text:p>3.77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146" calcext:value-type="float">
            <text:p>2.86146</text:p>
          </table:table-cell>
          <table:table-cell office:value-type="float" office:value="19.6311" calcext:value-type="float">
            <text:p>19.6311</text:p>
          </table:table-cell>
          <table:table-cell office:value-type="float" office:value="0" calcext:value-type="float">
            <text:p>0</text:p>
          </table:table-cell>
          <table:table-cell office:value-type="float" office:value="26.2639" calcext:value-type="float">
            <text:p>26.2639</text:p>
          </table:table-cell>
        </table:table-row>
        <table:table-row table:style-name="ro1">
          <table:table-cell table:style-name="ce13" office:value-type="string" calcext:value-type="string">
            <text:p>grubhub-14-9.tsp </text:p>
          </table:table-cell>
          <table:table-cell table:style-name="Default" table:formula="of:=[$'Parcel Time'.B52]+[.BD52]" office:value-type="float" office:value="5.6613" calcext:value-type="float">
            <text:p>5.6613</text:p>
          </table:table-cell>
          <table:table-cell table:style-name="Default" table:formula="of:=[$'Parcel Time'.C52]+[.BE52]" office:value-type="float" office:value="0.342764" calcext:value-type="float">
            <text:p>0.342764</text:p>
          </table:table-cell>
          <table:table-cell table:style-name="Default" table:formula="of:=[$'Parcel Time'.D52]+[.BF52]" office:value-type="float" office:value="0" calcext:value-type="float">
            <text:p>0</text:p>
          </table:table-cell>
          <table:table-cell table:style-name="Default" table:formula="of:=[$'Parcel Time'.E52]+[.BG52]" office:value-type="float" office:value="4.759028" calcext:value-type="float">
            <text:p>4.759028</text:p>
          </table:table-cell>
          <table:table-cell table:style-name="Default" table:formula="of:=[$'Parcel Time'.F52]+[.BH52]" office:value-type="float" office:value="27.8403" calcext:value-type="float">
            <text:p>27.8403</text:p>
          </table:table-cell>
          <table:table-cell table:style-name="Default" table:formula="of:=[$'Parcel Time'.G52]+[.BI52]" office:value-type="float" office:value="-9.02056E-016" calcext:value-type="float">
            <text:p>-9.02056E-16</text:p>
          </table:table-cell>
          <table:table-cell table:style-name="Default" table:formula="of:=[$'Parcel Time'.H52]+[.BJ52]" office:value-type="float" office:value="38.603462" calcext:value-type="float">
            <text:p>38.603462</text:p>
          </table:table-cell>
          <table:table-cell table:style-name="Default" table:formula="of:=[.B52]/[.$H52]*100" office:value-type="float" office:value="14.6652649961809" calcext:value-type="float">
            <text:p>14.6652649961809</text:p>
          </table:table-cell>
          <table:table-cell table:style-name="Default" table:formula="of:=[.C52]/[.$H52]*100" office:value-type="float" office:value="0.887910001439767" calcext:value-type="float">
            <text:p>0.887910001439767</text:p>
          </table:table-cell>
          <table:table-cell table:style-name="Default" table:formula="of:=[.D52]/[.$H52]*100" office:value-type="float" office:value="0" calcext:value-type="float">
            <text:p>0</text:p>
          </table:table-cell>
          <table:table-cell table:style-name="Default" table:formula="of:=[.E52]/[.$H52]*100" office:value-type="float" office:value="12.3279823970192" calcext:value-type="float">
            <text:p>12.3279823970192</text:p>
          </table:table-cell>
          <table:table-cell table:style-name="Default" table:formula="of:=[.F52]/[.$H52]*100" office:value-type="float" office:value="72.1186612744733" calcext:value-type="float">
            <text:p>72.1186612744733</text:p>
          </table:table-cell>
          <table:table-cell table:style-name="Default" table:formula="of:=[.G52]/[.$H52]*100" office:value-type="float" office:value="-2.3367230638537E-015" calcext:value-type="float">
            <text:p>-2.3367230638537E-15</text:p>
          </table:table-cell>
          <table:table-cell table:style-name="Default" table:formula="of:=[$'Parcel Time'.O52]+[.BQ52]" office:value-type="float" office:value="4.69626" calcext:value-type="float">
            <text:p>4.69626</text:p>
          </table:table-cell>
          <table:table-cell table:style-name="Default" table:formula="of:=[$'Parcel Time'.P52]+[.BR52]" office:value-type="float" office:value="1.34976" calcext:value-type="float">
            <text:p>1.34976</text:p>
          </table:table-cell>
          <table:table-cell table:style-name="Default" table:formula="of:=[$'Parcel Time'.Q52]+[.BS52]" office:value-type="float" office:value="0" calcext:value-type="float">
            <text:p>0</text:p>
          </table:table-cell>
          <table:table-cell table:style-name="Default" table:formula="of:=[$'Parcel Time'.R52]+[.BT52]" office:value-type="float" office:value="4.579998" calcext:value-type="float">
            <text:p>4.579998</text:p>
          </table:table-cell>
          <table:table-cell table:style-name="Default" table:formula="of:=[$'Parcel Time'.S52]+[.BU52]" office:value-type="float" office:value="19.5993" calcext:value-type="float">
            <text:p>19.5993</text:p>
          </table:table-cell>
          <table:table-cell table:style-name="Default" table:formula="of:=[$'Parcel Time'.T52]+[.BV52]" office:value-type="float" office:value="-9.02056E-016" calcext:value-type="float">
            <text:p>-9.02056E-16</text:p>
          </table:table-cell>
          <table:table-cell table:style-name="Default" table:formula="of:=[$'Parcel Time'.U52]+[.BW52]" office:value-type="float" office:value="30.22535" calcext:value-type="float">
            <text:p>30.22535</text:p>
          </table:table-cell>
          <table:table-cell table:style-name="Default" table:formula="of:=[.O52]/[.$U52]*100" office:value-type="float" office:value="15.5374875725178" calcext:value-type="float">
            <text:p>15.5374875725178</text:p>
          </table:table-cell>
          <table:table-cell table:style-name="Default" table:formula="of:=[.P52]/[.$U52]*100" office:value-type="float" office:value="4.46565548455188" calcext:value-type="float">
            <text:p>4.46565548455188</text:p>
          </table:table-cell>
          <table:table-cell table:style-name="Default" table:formula="of:=[.Q52]/[.$U52]*100" office:value-type="float" office:value="0" calcext:value-type="float">
            <text:p>0</text:p>
          </table:table-cell>
          <table:table-cell table:style-name="Default" table:formula="of:=[.R52]/[.$U52]*100" office:value-type="float" office:value="15.1528369398535" calcext:value-type="float">
            <text:p>15.1528369398535</text:p>
          </table:table-cell>
          <table:table-cell table:style-name="Default" table:formula="of:=[.S52]/[.$U52]*100" office:value-type="float" office:value="64.8439141316809" calcext:value-type="float">
            <text:p>64.8439141316809</text:p>
          </table:table-cell>
          <table:table-cell table:style-name="Default" table:formula="of:=[.T52]/[.$U52]*100" office:value-type="float" office:value="-2.984435250543E-015" calcext:value-type="float">
            <text:p>-2.984435250543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452" calcext:value-type="float">
            <text:p>1.6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02056E-016" calcext:value-type="float">
            <text:p>-9.02056E-16</text:p>
          </table:table-cell>
          <table:table-cell table:style-name="Default" office:value-type="float" office:value="2.0452" calcext:value-type="float">
            <text:p>2.0452</text:p>
          </table:table-cell>
          <table:table-cell table:style-name="Default" table:formula="of:=[.AB52]/[.$AH52]*100" office:value-type="float" office:value="0" calcext:value-type="float">
            <text:p>0</text:p>
          </table:table-cell>
          <table:table-cell table:style-name="Default" table:formula="of:=[.AC52]/[.$AH52]*100" office:value-type="float" office:value="80.4420105613143" calcext:value-type="float">
            <text:p>80.4420105613143</text:p>
          </table:table-cell>
          <table:table-cell table:style-name="Default" table:formula="of:=[.AD52]/[.$AH52]*100" office:value-type="float" office:value="0" calcext:value-type="float">
            <text:p>0</text:p>
          </table:table-cell>
          <table:table-cell table:style-name="Default" table:formula="of:=[.AE52]/[.$AH52]*100" office:value-type="float" office:value="19.5579894386857" calcext:value-type="float">
            <text:p>19.5579894386857</text:p>
          </table:table-cell>
          <table:table-cell table:style-name="Default" table:formula="of:=[.AF52]/[.$AH52]*100" office:value-type="float" office:value="0" calcext:value-type="float">
            <text:p>0</text:p>
          </table:table-cell>
          <table:table-cell table:style-name="Default" table:formula="of:=[.AG52]/[.$AH52]*100" office:value-type="float" office:value="-0.0000000000000441060043027577" calcext:value-type="float">
            <text:p>-4.41060043027577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1854" calcext:value-type="float">
            <text:p>2.61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3171" calcext:value-type="float">
            <text:p>0.33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02056E-016" calcext:value-type="float">
            <text:p>-9.02056E-16</text:p>
          </table:table-cell>
          <table:table-cell table:style-name="Default" office:value-type="float" office:value="2.95171" calcext:value-type="float">
            <text:p>2.95171</text:p>
          </table:table-cell>
          <table:table-cell table:style-name="Default" table:formula="of:=[.AO52]/[.$AU52]*100" office:value-type="float" office:value="0" calcext:value-type="float">
            <text:p>0</text:p>
          </table:table-cell>
          <table:table-cell table:style-name="Default" table:formula="of:=[.AP52]/[.$AU52]*100" office:value-type="float" office:value="88.7126445348628" calcext:value-type="float">
            <text:p>88.7126445348628</text:p>
          </table:table-cell>
          <table:table-cell table:style-name="Default" table:formula="of:=[.AQ52]/[.$AU52]*100" office:value-type="float" office:value="0" calcext:value-type="float">
            <text:p>0</text:p>
          </table:table-cell>
          <table:table-cell table:style-name="Default" table:formula="of:=[.AR52]/[.$AU52]*100" office:value-type="float" office:value="11.2873893438041" calcext:value-type="float">
            <text:p>11.2873893438041</text:p>
          </table:table-cell>
          <table:table-cell table:style-name="Default" table:formula="of:=[.AS52]/[.$AU52]*100" office:value-type="float" office:value="0" calcext:value-type="float">
            <text:p>0</text:p>
          </table:table-cell>
          <table:table-cell table:style-name="Default" table:formula="of:=[.AT52]/[.$AU52]*100" office:value-type="float" office:value="-0.000000000000030560454787225" calcext:value-type="float">
            <text:p>-3.0560454787225E-14</text:p>
          </table:table-cell>
          <table:table-cell table:number-columns-repeated="2"/>
          <table:table-cell office:value-type="float" office:value="5.6613" calcext:value-type="float">
            <text:p>5.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8293" calcext:value-type="float">
            <text:p>4.58293</text:p>
          </table:table-cell>
          <table:table-cell office:value-type="float" office:value="27.8403" calcext:value-type="float">
            <text:p>27.8403</text:p>
          </table:table-cell>
          <table:table-cell office:value-type="float" office:value="0" calcext:value-type="float">
            <text:p>0</text:p>
          </table:table-cell>
          <table:table-cell office:value-type="float" office:value="38.0846" calcext:value-type="float">
            <text:p>38.0846</text:p>
          </table:table-cell>
          <table:table-cell table:number-columns-repeated="6"/>
          <table:table-cell office:value-type="float" office:value="4.69626" calcext:value-type="float">
            <text:p>4.69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039" calcext:value-type="float">
            <text:p>4.4039</text:p>
          </table:table-cell>
          <table:table-cell office:value-type="float" office:value="19.5993" calcext:value-type="float">
            <text:p>19.5993</text:p>
          </table:table-cell>
          <table:table-cell office:value-type="float" office:value="0" calcext:value-type="float">
            <text:p>0</text:p>
          </table:table-cell>
          <table:table-cell office:value-type="float" office:value="28.6995" calcext:value-type="float">
            <text:p>28.6995</text:p>
          </table:table-cell>
          <table:table-cell table:number-columns-repeated="6"/>
          <table:table-cell office:value-type="float" office:value="4.40081" calcext:value-type="float">
            <text:p>4.40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805" calcext:value-type="float">
            <text:p>3.79805</text:p>
          </table:table-cell>
          <table:table-cell office:value-type="float" office:value="18.6504" calcext:value-type="float">
            <text:p>18.6504</text:p>
          </table:table-cell>
          <table:table-cell office:value-type="float" office:value="0" calcext:value-type="float">
            <text:p>0</text:p>
          </table:table-cell>
          <table:table-cell office:value-type="float" office:value="26.8493" calcext:value-type="float">
            <text:p>26.8493</text:p>
          </table:table-cell>
          <table:table-cell table:number-columns-repeated="6"/>
          <table:table-cell office:value-type="float" office:value="3.45528" calcext:value-type="float">
            <text:p>3.45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float" office:value="11.662" calcext:value-type="float">
            <text:p>11.662</text:p>
          </table:table-cell>
          <table:table-cell office:value-type="float" office:value="0" calcext:value-type="float">
            <text:p>0</text:p>
          </table:table-cell>
          <table:table-cell office:value-type="float" office:value="17.6973" calcext:value-type="float">
            <text:p>17.6973</text:p>
          </table:table-cell>
        </table:table-row>
        <table:table-row table:style-name="ro1">
          <table:table-cell table:style-name="ce13" office:value-type="string" calcext:value-type="string">
            <text:p>grubhub-15-0.tsp </text:p>
          </table:table-cell>
          <table:table-cell table:style-name="Default" table:formula="of:=[$'Parcel Time'.B53]+[.BD53]" office:value-type="float" office:value="6.10407" calcext:value-type="float">
            <text:p>6.10407</text:p>
          </table:table-cell>
          <table:table-cell table:style-name="Default" table:formula="of:=[$'Parcel Time'.C53]+[.BE53]" office:value-type="float" office:value="0.63935" calcext:value-type="float">
            <text:p>0.63935</text:p>
          </table:table-cell>
          <table:table-cell table:style-name="Default" table:formula="of:=[$'Parcel Time'.D53]+[.BF53]" office:value-type="float" office:value="0" calcext:value-type="float">
            <text:p>0</text:p>
          </table:table-cell>
          <table:table-cell table:style-name="Default" table:formula="of:=[$'Parcel Time'.E53]+[.BG53]" office:value-type="float" office:value="6.162924" calcext:value-type="float">
            <text:p>6.162924</text:p>
          </table:table-cell>
          <table:table-cell table:style-name="Default" table:formula="of:=[$'Parcel Time'.F53]+[.BH53]" office:value-type="float" office:value="19.1749" calcext:value-type="float">
            <text:p>19.1749</text:p>
          </table:table-cell>
          <table:table-cell table:style-name="Default" table:formula="of:=[$'Parcel Time'.G53]+[.BI53]" office:value-type="float" office:value="1.81799E-015" calcext:value-type="float">
            <text:p>1.81799E-15</text:p>
          </table:table-cell>
          <table:table-cell table:style-name="Default" table:formula="of:=[$'Parcel Time'.H53]+[.BJ53]" office:value-type="float" office:value="32.08118" calcext:value-type="float">
            <text:p>32.08118</text:p>
          </table:table-cell>
          <table:table-cell table:style-name="Default" table:formula="of:=[.B53]/[.$H53]*100" office:value-type="float" office:value="19.0269497568356" calcext:value-type="float">
            <text:p>19.0269497568356</text:p>
          </table:table-cell>
          <table:table-cell table:style-name="Default" table:formula="of:=[.C53]/[.$H53]*100" office:value-type="float" office:value="1.99291297888669" calcext:value-type="float">
            <text:p>1.99291297888669</text:p>
          </table:table-cell>
          <table:table-cell table:style-name="Default" table:formula="of:=[.D53]/[.$H53]*100" office:value-type="float" office:value="0" calcext:value-type="float">
            <text:p>0</text:p>
          </table:table-cell>
          <table:table-cell table:style-name="Default" table:formula="of:=[.E53]/[.$H53]*100" office:value-type="float" office:value="19.2104031086138" calcext:value-type="float">
            <text:p>19.2104031086138</text:p>
          </table:table-cell>
          <table:table-cell table:style-name="Default" table:formula="of:=[.F53]/[.$H53]*100" office:value-type="float" office:value="59.7699336495727" calcext:value-type="float">
            <text:p>59.7699336495727</text:p>
          </table:table-cell>
          <table:table-cell table:style-name="Default" table:formula="of:=[.G53]/[.$H53]*100" office:value-type="float" office:value="5.66684267848003E-015" calcext:value-type="float">
            <text:p>5.66684267848003E-15</text:p>
          </table:table-cell>
          <table:table-cell table:style-name="Default" table:formula="of:=[$'Parcel Time'.O53]+[.BQ53]" office:value-type="float" office:value="5.07854" calcext:value-type="float">
            <text:p>5.07854</text:p>
          </table:table-cell>
          <table:table-cell table:style-name="Default" table:formula="of:=[$'Parcel Time'.P53]+[.BR53]" office:value-type="float" office:value="1.66488" calcext:value-type="float">
            <text:p>1.66488</text:p>
          </table:table-cell>
          <table:table-cell table:style-name="Default" table:formula="of:=[$'Parcel Time'.Q53]+[.BS53]" office:value-type="float" office:value="0" calcext:value-type="float">
            <text:p>0</text:p>
          </table:table-cell>
          <table:table-cell table:style-name="Default" table:formula="of:=[$'Parcel Time'.R53]+[.BT53]" office:value-type="float" office:value="5.732197" calcext:value-type="float">
            <text:p>5.732197</text:p>
          </table:table-cell>
          <table:table-cell table:style-name="Default" table:formula="of:=[$'Parcel Time'.S53]+[.BU53]" office:value-type="float" office:value="13.6881" calcext:value-type="float">
            <text:p>13.6881</text:p>
          </table:table-cell>
          <table:table-cell table:style-name="Default" table:formula="of:=[$'Parcel Time'.T53]+[.BV53]" office:value-type="float" office:value="6.47415" calcext:value-type="float">
            <text:p>6.47415</text:p>
          </table:table-cell>
          <table:table-cell table:style-name="Default" table:formula="of:=[$'Parcel Time'.U53]+[.BW53]" office:value-type="float" office:value="32.63793" calcext:value-type="float">
            <text:p>32.63793</text:p>
          </table:table-cell>
          <table:table-cell table:style-name="Default" table:formula="of:=[.O53]/[.$U53]*100" office:value-type="float" office:value="15.5602392676251" calcext:value-type="float">
            <text:p>15.5602392676251</text:p>
          </table:table-cell>
          <table:table-cell table:style-name="Default" table:formula="of:=[.P53]/[.$U53]*100" office:value-type="float" office:value="5.10105879876573" calcext:value-type="float">
            <text:p>5.10105879876573</text:p>
          </table:table-cell>
          <table:table-cell table:style-name="Default" table:formula="of:=[.Q53]/[.$U53]*100" office:value-type="float" office:value="0" calcext:value-type="float">
            <text:p>0</text:p>
          </table:table-cell>
          <table:table-cell table:style-name="Default" table:formula="of:=[.R53]/[.$U53]*100" office:value-type="float" office:value="17.5629918931746" calcext:value-type="float">
            <text:p>17.5629918931746</text:p>
          </table:table-cell>
          <table:table-cell table:style-name="Default" table:formula="of:=[.S53]/[.$U53]*100" office:value-type="float" office:value="41.9392406319886" calcext:value-type="float">
            <text:p>41.9392406319886</text:p>
          </table:table-cell>
          <table:table-cell table:style-name="Default" table:formula="of:=[.T53]/[.$U53]*100" office:value-type="float" office:value="19.8362763814985" calcext:value-type="float">
            <text:p>19.8362763814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1154" calcext:value-type="float">
            <text:p>2.11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8293" calcext:value-type="float">
            <text:p>0.56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548" calcext:value-type="float">
            <text:p>5.9548</text:p>
          </table:table-cell>
          <table:table-cell table:style-name="Default" office:value-type="float" office:value="8.63463" calcext:value-type="float">
            <text:p>8.63463</text:p>
          </table:table-cell>
          <table:table-cell table:style-name="Default" table:formula="of:=[.AB53]/[.$AH53]*100" office:value-type="float" office:value="0" calcext:value-type="float">
            <text:p>0</text:p>
          </table:table-cell>
          <table:table-cell table:style-name="Default" table:formula="of:=[.AC53]/[.$AH53]*100" office:value-type="float" office:value="24.4543194091698" calcext:value-type="float">
            <text:p>24.4543194091698</text:p>
          </table:table-cell>
          <table:table-cell table:style-name="Default" table:formula="of:=[.AD53]/[.$AH53]*100" office:value-type="float" office:value="0" calcext:value-type="float">
            <text:p>0</text:p>
          </table:table-cell>
          <table:table-cell table:style-name="Default" table:formula="of:=[.AE53]/[.$AH53]*100" office:value-type="float" office:value="6.58155589758913" calcext:value-type="float">
            <text:p>6.58155589758913</text:p>
          </table:table-cell>
          <table:table-cell table:style-name="Default" table:formula="of:=[.AF53]/[.$AH53]*100" office:value-type="float" office:value="0" calcext:value-type="float">
            <text:p>0</text:p>
          </table:table-cell>
          <table:table-cell table:style-name="Default" table:formula="of:=[.AG53]/[.$AH53]*100" office:value-type="float" office:value="68.9641594370575" calcext:value-type="float">
            <text:p>68.9641594370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439" calcext:value-type="float">
            <text:p>2.9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2049" calcext:value-type="float">
            <text:p>1.12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4829" calcext:value-type="float">
            <text:p>5.04829</text:p>
          </table:table-cell>
          <table:table-cell table:style-name="Default" office:value-type="float" office:value="9.11268" calcext:value-type="float">
            <text:p>9.11268</text:p>
          </table:table-cell>
          <table:table-cell table:style-name="Default" table:formula="of:=[.AO53]/[.$AU53]*100" office:value-type="float" office:value="0" calcext:value-type="float">
            <text:p>0</text:p>
          </table:table-cell>
          <table:table-cell table:style-name="Default" table:formula="of:=[.AP53]/[.$AU53]*100" office:value-type="float" office:value="32.3055347054873" calcext:value-type="float">
            <text:p>32.3055347054873</text:p>
          </table:table-cell>
          <table:table-cell table:style-name="Default" table:formula="of:=[.AQ53]/[.$AU53]*100" office:value-type="float" office:value="0" calcext:value-type="float">
            <text:p>0</text:p>
          </table:table-cell>
          <table:table-cell table:style-name="Default" table:formula="of:=[.AR53]/[.$AU53]*100" office:value-type="float" office:value="12.2959436740893" calcext:value-type="float">
            <text:p>12.2959436740893</text:p>
          </table:table-cell>
          <table:table-cell table:style-name="Default" table:formula="of:=[.AS53]/[.$AU53]*100" office:value-type="float" office:value="0" calcext:value-type="float">
            <text:p>0</text:p>
          </table:table-cell>
          <table:table-cell table:style-name="Default" table:formula="of:=[.AT53]/[.$AU53]*100" office:value-type="float" office:value="55.3985216204234" calcext:value-type="float">
            <text:p>55.3985216204234</text:p>
          </table:table-cell>
          <table:table-cell table:number-columns-repeated="2"/>
          <table:table-cell office:value-type="float" office:value="6.10407" calcext:value-type="float">
            <text:p>6.10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2829" calcext:value-type="float">
            <text:p>5.72829</text:p>
          </table:table-cell>
          <table:table-cell office:value-type="float" office:value="19.1749" calcext:value-type="float">
            <text:p>19.1749</text:p>
          </table:table-cell>
          <table:table-cell office:value-type="float" office:value="0" calcext:value-type="float">
            <text:p>0</text:p>
          </table:table-cell>
          <table:table-cell office:value-type="float" office:value="31.0072" calcext:value-type="float">
            <text:p>31.0072</text:p>
          </table:table-cell>
          <table:table-cell table:number-columns-repeated="6"/>
          <table:table-cell office:value-type="float" office:value="5.07854" calcext:value-type="float">
            <text:p>5.0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2049" calcext:value-type="float">
            <text:p>5.02049</text:p>
          </table:table-cell>
          <table:table-cell office:value-type="float" office:value="13.6881" calcext:value-type="float">
            <text:p>13.6881</text:p>
          </table:table-cell>
          <table:table-cell office:value-type="float" office:value="0" calcext:value-type="float">
            <text:p>0</text:p>
          </table:table-cell>
          <table:table-cell office:value-type="float" office:value="23.7872" calcext:value-type="float">
            <text:p>23.7872</text:p>
          </table:table-cell>
          <table:table-cell table:number-columns-repeated="6"/>
          <table:table-cell office:value-type="float" office:value="4.75187" calcext:value-type="float">
            <text:p>4.75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854" calcext:value-type="float">
            <text:p>4.21854</text:p>
          </table:table-cell>
          <table:table-cell office:value-type="float" office:value="14.5894" calcext:value-type="float">
            <text:p>14.5894</text:p>
          </table:table-cell>
          <table:table-cell office:value-type="float" office:value="0" calcext:value-type="float">
            <text:p>0</text:p>
          </table:table-cell>
          <table:table-cell office:value-type="float" office:value="23.5598" calcext:value-type="float">
            <text:p>23.5598</text:p>
          </table:table-cell>
          <table:table-cell table:number-columns-repeated="6"/>
          <table:table-cell office:value-type="float" office:value="3.91951" calcext:value-type="float">
            <text:p>3.91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439" calcext:value-type="float">
            <text:p>2.92439</text:p>
          </table:table-cell>
          <table:table-cell office:value-type="float" office:value="15.9159" calcext:value-type="float">
            <text:p>15.9159</text:p>
          </table:table-cell>
          <table:table-cell office:value-type="float" office:value="0" calcext:value-type="float">
            <text:p>0</text:p>
          </table:table-cell>
          <table:table-cell office:value-type="float" office:value="22.7598" calcext:value-type="float">
            <text:p>22.7598</text:p>
          </table:table-cell>
        </table:table-row>
        <table:table-row table:style-name="ro1">
          <table:table-cell table:style-name="ce13" office:value-type="string" calcext:value-type="string">
            <text:p>grubhub-15-1.tsp </text:p>
          </table:table-cell>
          <table:table-cell table:style-name="Default" table:formula="of:=[$'Parcel Time'.B54]+[.BD54]" office:value-type="float" office:value="5.65675" calcext:value-type="float">
            <text:p>5.65675</text:p>
          </table:table-cell>
          <table:table-cell table:style-name="Default" table:formula="of:=[$'Parcel Time'.C54]+[.BE54]" office:value-type="float" office:value="0.475447" calcext:value-type="float">
            <text:p>0.475447</text:p>
          </table:table-cell>
          <table:table-cell table:style-name="Default" table:formula="of:=[$'Parcel Time'.D54]+[.BF54]" office:value-type="float" office:value="0" calcext:value-type="float">
            <text:p>0</text:p>
          </table:table-cell>
          <table:table-cell table:style-name="Default" table:formula="of:=[$'Parcel Time'.E54]+[.BG54]" office:value-type="float" office:value="4.032684" calcext:value-type="float">
            <text:p>4.032684</text:p>
          </table:table-cell>
          <table:table-cell table:style-name="Default" table:formula="of:=[$'Parcel Time'.F54]+[.BH54]" office:value-type="float" office:value="19.3572" calcext:value-type="float">
            <text:p>19.3572</text:p>
          </table:table-cell>
          <table:table-cell table:style-name="Default" table:formula="of:=[$'Parcel Time'.G54]+[.BI54]" office:value-type="float" office:value="1.42941E-015" calcext:value-type="float">
            <text:p>1.42941E-15</text:p>
          </table:table-cell>
          <table:table-cell table:style-name="Default" table:formula="of:=[$'Parcel Time'.H54]+[.BJ54]" office:value-type="float" office:value="29.522072" calcext:value-type="float">
            <text:p>29.522072</text:p>
          </table:table-cell>
          <table:table-cell table:style-name="Default" table:formula="of:=[.B54]/[.$H54]*100" office:value-type="float" office:value="19.1610873383142" calcext:value-type="float">
            <text:p>19.1610873383142</text:p>
          </table:table-cell>
          <table:table-cell table:style-name="Default" table:formula="of:=[.C54]/[.$H54]*100" office:value-type="float" office:value="1.61047977933256" calcext:value-type="float">
            <text:p>1.61047977933256</text:p>
          </table:table-cell>
          <table:table-cell table:style-name="Default" table:formula="of:=[.D54]/[.$H54]*100" office:value-type="float" office:value="0" calcext:value-type="float">
            <text:p>0</text:p>
          </table:table-cell>
          <table:table-cell table:style-name="Default" table:formula="of:=[.E54]/[.$H54]*100" office:value-type="float" office:value="13.6598948745874" calcext:value-type="float">
            <text:p>13.6598948745874</text:p>
          </table:table-cell>
          <table:table-cell table:style-name="Default" table:formula="of:=[.F54]/[.$H54]*100" office:value-type="float" office:value="65.5685684934309" calcext:value-type="float">
            <text:p>65.5685684934309</text:p>
          </table:table-cell>
          <table:table-cell table:style-name="Default" table:formula="of:=[.G54]/[.$H54]*100" office:value-type="float" office:value="4.84183494979621E-015" calcext:value-type="float">
            <text:p>4.84183494979621E-15</text:p>
          </table:table-cell>
          <table:table-cell table:style-name="Default" table:formula="of:=[$'Parcel Time'.O54]+[.BQ54]" office:value-type="float" office:value="4.94488" calcext:value-type="float">
            <text:p>4.94488</text:p>
          </table:table-cell>
          <table:table-cell table:style-name="Default" table:formula="of:=[$'Parcel Time'.P54]+[.BR54]" office:value-type="float" office:value="1.30634" calcext:value-type="float">
            <text:p>1.30634</text:p>
          </table:table-cell>
          <table:table-cell table:style-name="Default" table:formula="of:=[$'Parcel Time'.Q54]+[.BS54]" office:value-type="float" office:value="0" calcext:value-type="float">
            <text:p>0</text:p>
          </table:table-cell>
          <table:table-cell table:style-name="Default" table:formula="of:=[$'Parcel Time'.R54]+[.BT54]" office:value-type="float" office:value="3.907807" calcext:value-type="float">
            <text:p>3.907807</text:p>
          </table:table-cell>
          <table:table-cell table:style-name="Default" table:formula="of:=[$'Parcel Time'.S54]+[.BU54]" office:value-type="float" office:value="23.5664" calcext:value-type="float">
            <text:p>23.5664</text:p>
          </table:table-cell>
          <table:table-cell table:style-name="Default" table:formula="of:=[$'Parcel Time'.T54]+[.BV54]" office:value-type="float" office:value="5.62341" calcext:value-type="float">
            <text:p>5.62341</text:p>
          </table:table-cell>
          <table:table-cell table:style-name="Default" table:formula="of:=[$'Parcel Time'.U54]+[.BW54]" office:value-type="float" office:value="39.34886" calcext:value-type="float">
            <text:p>39.34886</text:p>
          </table:table-cell>
          <table:table-cell table:style-name="Default" table:formula="of:=[.O54]/[.$U54]*100" office:value-type="float" office:value="12.566768135087" calcext:value-type="float">
            <text:p>12.566768135087</text:p>
          </table:table-cell>
          <table:table-cell table:style-name="Default" table:formula="of:=[.P54]/[.$U54]*100" office:value-type="float" office:value="3.31989287618498" calcext:value-type="float">
            <text:p>3.31989287618498</text:p>
          </table:table-cell>
          <table:table-cell table:style-name="Default" table:formula="of:=[.Q54]/[.$U54]*100" office:value-type="float" office:value="0" calcext:value-type="float">
            <text:p>0</text:p>
          </table:table-cell>
          <table:table-cell table:style-name="Default" table:formula="of:=[.R54]/[.$U54]*100" office:value-type="float" office:value="9.93118225026087" calcext:value-type="float">
            <text:p>9.93118225026087</text:p>
          </table:table-cell>
          <table:table-cell table:style-name="Default" table:formula="of:=[.S54]/[.$U54]*100" office:value-type="float" office:value="59.8909345785367" calcext:value-type="float">
            <text:p>59.8909345785367</text:p>
          </table:table-cell>
          <table:table-cell table:style-name="Default" table:formula="of:=[.T54]/[.$U54]*100" office:value-type="float" office:value="14.2911637084276" calcext:value-type="float">
            <text:p>14.29116370842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7789" calcext:value-type="float">
            <text:p>1.77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5366" calcext:value-type="float">
            <text:p>0.50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2016" calcext:value-type="float">
            <text:p>5.32016</text:p>
          </table:table-cell>
          <table:table-cell table:style-name="Default" office:value-type="float" office:value="7.60341" calcext:value-type="float">
            <text:p>7.60341</text:p>
          </table:table-cell>
          <table:table-cell table:style-name="Default" table:formula="of:=[.AB54]/[.$AH54]*100" office:value-type="float" office:value="0" calcext:value-type="float">
            <text:p>0</text:p>
          </table:table-cell>
          <table:table-cell table:style-name="Default" table:formula="of:=[.AC54]/[.$AH54]*100" office:value-type="float" office:value="23.382797981432" calcext:value-type="float">
            <text:p>23.382797981432</text:p>
          </table:table-cell>
          <table:table-cell table:style-name="Default" table:formula="of:=[.AD54]/[.$AH54]*100" office:value-type="float" office:value="0" calcext:value-type="float">
            <text:p>0</text:p>
          </table:table-cell>
          <table:table-cell table:style-name="Default" table:formula="of:=[.AE54]/[.$AH54]*100" office:value-type="float" office:value="6.64657042037717" calcext:value-type="float">
            <text:p>6.64657042037717</text:p>
          </table:table-cell>
          <table:table-cell table:style-name="Default" table:formula="of:=[.AF54]/[.$AH54]*100" office:value-type="float" office:value="0" calcext:value-type="float">
            <text:p>0</text:p>
          </table:table-cell>
          <table:table-cell table:style-name="Default" table:formula="of:=[.AG54]/[.$AH54]*100" office:value-type="float" office:value="69.9707105101527" calcext:value-type="float">
            <text:p>69.97071051015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3415" calcext:value-type="float">
            <text:p>3.13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1707" calcext:value-type="float">
            <text:p>0.35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3561" calcext:value-type="float">
            <text:p>3.93561</text:p>
          </table:table-cell>
          <table:table-cell table:style-name="Default" office:value-type="float" office:value="7.42146" calcext:value-type="float">
            <text:p>7.42146</text:p>
          </table:table-cell>
          <table:table-cell table:style-name="Default" table:formula="of:=[.AO54]/[.$AU54]*100" office:value-type="float" office:value="0" calcext:value-type="float">
            <text:p>0</text:p>
          </table:table-cell>
          <table:table-cell table:style-name="Default" table:formula="of:=[.AP54]/[.$AU54]*100" office:value-type="float" office:value="42.2309087430236" calcext:value-type="float">
            <text:p>42.2309087430236</text:p>
          </table:table-cell>
          <table:table-cell table:style-name="Default" table:formula="of:=[.AQ54]/[.$AU54]*100" office:value-type="float" office:value="0" calcext:value-type="float">
            <text:p>0</text:p>
          </table:table-cell>
          <table:table-cell table:style-name="Default" table:formula="of:=[.AR54]/[.$AU54]*100" office:value-type="float" office:value="4.73905404057962" calcext:value-type="float">
            <text:p>4.73905404057962</text:p>
          </table:table-cell>
          <table:table-cell table:style-name="Default" table:formula="of:=[.AS54]/[.$AU54]*100" office:value-type="float" office:value="0" calcext:value-type="float">
            <text:p>0</text:p>
          </table:table-cell>
          <table:table-cell table:style-name="Default" table:formula="of:=[.AT54]/[.$AU54]*100" office:value-type="float" office:value="53.0301315374603" calcext:value-type="float">
            <text:p>53.0301315374603</text:p>
          </table:table-cell>
          <table:table-cell table:number-columns-repeated="2"/>
          <table:table-cell office:value-type="float" office:value="5.65675" calcext:value-type="float">
            <text:p>5.65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366" calcext:value-type="float">
            <text:p>3.83366</text:p>
          </table:table-cell>
          <table:table-cell office:value-type="float" office:value="19.3572" calcext:value-type="float">
            <text:p>19.3572</text:p>
          </table:table-cell>
          <table:table-cell office:value-type="float" office:value="0" calcext:value-type="float">
            <text:p>0</text:p>
          </table:table-cell>
          <table:table-cell office:value-type="float" office:value="28.8476" calcext:value-type="float">
            <text:p>28.8476</text:p>
          </table:table-cell>
          <table:table-cell table:number-columns-repeated="6"/>
          <table:table-cell office:value-type="float" office:value="4.94488" calcext:value-type="float">
            <text:p>4.9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561" calcext:value-type="float">
            <text:p>3.5561</text:p>
          </table:table-cell>
          <table:table-cell office:value-type="float" office:value="23.5664" calcext:value-type="float">
            <text:p>23.5664</text:p>
          </table:table-cell>
          <table:table-cell office:value-type="float" office:value="0" calcext:value-type="float">
            <text:p>0</text:p>
          </table:table-cell>
          <table:table-cell office:value-type="float" office:value="32.0674" calcext:value-type="float">
            <text:p>32.0674</text:p>
          </table:table-cell>
          <table:table-cell table:number-columns-repeated="6"/>
          <table:table-cell office:value-type="float" office:value="4.47333" calcext:value-type="float">
            <text:p>4.4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317" calcext:value-type="float">
            <text:p>3.13317</text:p>
          </table:table-cell>
          <table:table-cell office:value-type="float" office:value="20.7396" calcext:value-type="float">
            <text:p>20.7396</text:p>
          </table:table-cell>
          <table:table-cell office:value-type="float" office:value="0" calcext:value-type="float">
            <text:p>0</text:p>
          </table:table-cell>
          <table:table-cell office:value-type="float" office:value="28.3461" calcext:value-type="float">
            <text:p>28.3461</text:p>
          </table:table-cell>
          <table:table-cell table:number-columns-repeated="6"/>
          <table:table-cell office:value-type="float" office:value="3.47415" calcext:value-type="float">
            <text:p>3.47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976" calcext:value-type="float">
            <text:p>2.54976</text:p>
          </table:table-cell>
          <table:table-cell office:value-type="float" office:value="26.1545" calcext:value-type="float">
            <text:p>26.1545</text:p>
          </table:table-cell>
          <table:table-cell office:value-type="float" office:value="0" calcext:value-type="float">
            <text:p>0</text:p>
          </table:table-cell>
          <table:table-cell office:value-type="float" office:value="32.1784" calcext:value-type="float">
            <text:p>32.1784</text:p>
          </table:table-cell>
        </table:table-row>
        <table:table-row table:style-name="ro1">
          <table:table-cell table:style-name="ce13" office:value-type="string" calcext:value-type="string">
            <text:p>grubhub-15-2.tsp </text:p>
          </table:table-cell>
          <table:table-cell table:style-name="Default" table:formula="of:=[$'Parcel Time'.B55]+[.BD55]" office:value-type="float" office:value="5.83919" calcext:value-type="float">
            <text:p>5.83919</text:p>
          </table:table-cell>
          <table:table-cell table:style-name="Default" table:formula="of:=[$'Parcel Time'.C55]+[.BE55]" office:value-type="float" office:value="0" calcext:value-type="float">
            <text:p>0</text:p>
          </table:table-cell>
          <table:table-cell table:style-name="Default" table:formula="of:=[$'Parcel Time'.D55]+[.BF55]" office:value-type="float" office:value="0" calcext:value-type="float">
            <text:p>0</text:p>
          </table:table-cell>
          <table:table-cell table:style-name="Default" table:formula="of:=[$'Parcel Time'.E55]+[.BG55]" office:value-type="float" office:value="5.85024" calcext:value-type="float">
            <text:p>5.85024</text:p>
          </table:table-cell>
          <table:table-cell table:style-name="Default" table:formula="of:=[$'Parcel Time'.F55]+[.BH55]" office:value-type="float" office:value="28.9239" calcext:value-type="float">
            <text:p>28.9239</text:p>
          </table:table-cell>
          <table:table-cell table:style-name="Default" table:formula="of:=[$'Parcel Time'.G55]+[.BI55]" office:value-type="float" office:value="-4.73233E-015" calcext:value-type="float">
            <text:p>-4.73233E-15</text:p>
          </table:table-cell>
          <table:table-cell table:style-name="Default" table:formula="of:=[$'Parcel Time'.H55]+[.BJ55]" office:value-type="float" office:value="40.6133" calcext:value-type="float">
            <text:p>40.6133</text:p>
          </table:table-cell>
          <table:table-cell table:style-name="Default" table:formula="of:=[.B55]/[.$H55]*100" office:value-type="float" office:value="14.3775314983023" calcext:value-type="float">
            <text:p>14.3775314983023</text:p>
          </table:table-cell>
          <table:table-cell table:style-name="Default" table:formula="of:=[.C55]/[.$H55]*100" office:value-type="float" office:value="0" calcext:value-type="float">
            <text:p>0</text:p>
          </table:table-cell>
          <table:table-cell table:style-name="Default" table:formula="of:=[.D55]/[.$H55]*100" office:value-type="float" office:value="0" calcext:value-type="float">
            <text:p>0</text:p>
          </table:table-cell>
          <table:table-cell table:style-name="Default" table:formula="of:=[.E55]/[.$H55]*100" office:value-type="float" office:value="14.404739334159" calcext:value-type="float">
            <text:p>14.404739334159</text:p>
          </table:table-cell>
          <table:table-cell table:style-name="Default" table:formula="of:=[.F55]/[.$H55]*100" office:value-type="float" office:value="71.2178030349664" calcext:value-type="float">
            <text:p>71.2178030349664</text:p>
          </table:table-cell>
          <table:table-cell table:style-name="Default" table:formula="of:=[.G55]/[.$H55]*100" office:value-type="float" office:value="-0.0000000000000116521681321144" calcext:value-type="float">
            <text:p>-1.16521681321144E-14</text:p>
          </table:table-cell>
          <table:table-cell table:style-name="Default" table:formula="of:=[$'Parcel Time'.O55]+[.BQ55]" office:value-type="float" office:value="5.19268" calcext:value-type="float">
            <text:p>5.19268</text:p>
          </table:table-cell>
          <table:table-cell table:style-name="Default" table:formula="of:=[$'Parcel Time'.P55]+[.BR55]" office:value-type="float" office:value="1.32634" calcext:value-type="float">
            <text:p>1.32634</text:p>
          </table:table-cell>
          <table:table-cell table:style-name="Default" table:formula="of:=[$'Parcel Time'.Q55]+[.BS55]" office:value-type="float" office:value="0" calcext:value-type="float">
            <text:p>0</text:p>
          </table:table-cell>
          <table:table-cell table:style-name="Default" table:formula="of:=[$'Parcel Time'.R55]+[.BT55]" office:value-type="float" office:value="5.291711" calcext:value-type="float">
            <text:p>5.291711</text:p>
          </table:table-cell>
          <table:table-cell table:style-name="Default" table:formula="of:=[$'Parcel Time'.S55]+[.BU55]" office:value-type="float" office:value="28.3432" calcext:value-type="float">
            <text:p>28.3432</text:p>
          </table:table-cell>
          <table:table-cell table:style-name="Default" table:formula="of:=[$'Parcel Time'.T55]+[.BV55]" office:value-type="float" office:value="4.57967E-016" calcext:value-type="float">
            <text:p>4.57967E-16</text:p>
          </table:table-cell>
          <table:table-cell table:style-name="Default" table:formula="of:=[$'Parcel Time'.U55]+[.BW55]" office:value-type="float" office:value="40.1539" calcext:value-type="float">
            <text:p>40.1539</text:p>
          </table:table-cell>
          <table:table-cell table:style-name="Default" table:formula="of:=[.O55]/[.$U55]*100" office:value-type="float" office:value="12.9319443441359" calcext:value-type="float">
            <text:p>12.9319443441359</text:p>
          </table:table-cell>
          <table:table-cell table:style-name="Default" table:formula="of:=[.P55]/[.$U55]*100" office:value-type="float" office:value="3.30314116437009" calcext:value-type="float">
            <text:p>3.30314116437009</text:p>
          </table:table-cell>
          <table:table-cell table:style-name="Default" table:formula="of:=[.Q55]/[.$U55]*100" office:value-type="float" office:value="0" calcext:value-type="float">
            <text:p>0</text:p>
          </table:table-cell>
          <table:table-cell table:style-name="Default" table:formula="of:=[.R55]/[.$U55]*100" office:value-type="float" office:value="13.178572940611" calcext:value-type="float">
            <text:p>13.178572940611</text:p>
          </table:table-cell>
          <table:table-cell table:style-name="Default" table:formula="of:=[.S55]/[.$U55]*100" office:value-type="float" office:value="70.5864187538446" calcext:value-type="float">
            <text:p>70.5864187538446</text:p>
          </table:table-cell>
          <table:table-cell table:style-name="Default" table:formula="of:=[.T55]/[.$U55]*100" office:value-type="float" office:value="1.14052931346644E-015" calcext:value-type="float">
            <text:p>1.14052931346644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9008" calcext:value-type="float">
            <text:p>1.890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7561" calcext:value-type="float">
            <text:p>0.47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242723" calcext:value-type="float">
            <text:p>2.42723E-14</text:p>
          </table:table-cell>
          <table:table-cell table:style-name="Default" office:value-type="float" office:value="2.36764" calcext:value-type="float">
            <text:p>2.36764</text:p>
          </table:table-cell>
          <table:table-cell table:style-name="Default" table:formula="of:=[.AB55]/[.$AH55]*100" office:value-type="float" office:value="0" calcext:value-type="float">
            <text:p>0</text:p>
          </table:table-cell>
          <table:table-cell table:style-name="Default" table:formula="of:=[.AC55]/[.$AH55]*100" office:value-type="float" office:value="79.8297038401108" calcext:value-type="float">
            <text:p>79.8297038401108</text:p>
          </table:table-cell>
          <table:table-cell table:style-name="Default" table:formula="of:=[.AD55]/[.$AH55]*100" office:value-type="float" office:value="0" calcext:value-type="float">
            <text:p>0</text:p>
          </table:table-cell>
          <table:table-cell table:style-name="Default" table:formula="of:=[.AE55]/[.$AH55]*100" office:value-type="float" office:value="20.1703383960399" calcext:value-type="float">
            <text:p>20.1703383960399</text:p>
          </table:table-cell>
          <table:table-cell table:style-name="Default" table:formula="of:=[.AF55]/[.$AH55]*100" office:value-type="float" office:value="0" calcext:value-type="float">
            <text:p>0</text:p>
          </table:table-cell>
          <table:table-cell table:style-name="Default" table:formula="of:=[.AG55]/[.$AH55]*100" office:value-type="float" office:value="0.00000000000102516852224156" calcext:value-type="float">
            <text:p>1.02516852224156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639" calcext:value-type="float">
            <text:p>2.96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3415" calcext:value-type="float">
            <text:p>0.283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1394E-015" calcext:value-type="float">
            <text:p>3.41394E-15</text:p>
          </table:table-cell>
          <table:table-cell table:style-name="Default" office:value-type="float" office:value="3.24732" calcext:value-type="float">
            <text:p>3.24732</text:p>
          </table:table-cell>
          <table:table-cell table:style-name="Default" table:formula="of:=[.AO55]/[.$AU55]*100" office:value-type="float" office:value="0" calcext:value-type="float">
            <text:p>0</text:p>
          </table:table-cell>
          <table:table-cell table:style-name="Default" table:formula="of:=[.AP55]/[.$AU55]*100" office:value-type="float" office:value="91.2721875269453" calcext:value-type="float">
            <text:p>91.2721875269453</text:p>
          </table:table-cell>
          <table:table-cell table:style-name="Default" table:formula="of:=[.AQ55]/[.$AU55]*100" office:value-type="float" office:value="0" calcext:value-type="float">
            <text:p>0</text:p>
          </table:table-cell>
          <table:table-cell table:style-name="Default" table:formula="of:=[.AR55]/[.$AU55]*100" office:value-type="float" office:value="8.72765849993225" calcext:value-type="float">
            <text:p>8.72765849993225</text:p>
          </table:table-cell>
          <table:table-cell table:style-name="Default" table:formula="of:=[.AS55]/[.$AU55]*100" office:value-type="float" office:value="0" calcext:value-type="float">
            <text:p>0</text:p>
          </table:table-cell>
          <table:table-cell table:style-name="Default" table:formula="of:=[.AT55]/[.$AU55]*100" office:value-type="float" office:value="0.000000000000105131000332582" calcext:value-type="float">
            <text:p>1.05131000332582E-13</text:p>
          </table:table-cell>
          <table:table-cell table:number-columns-repeated="2"/>
          <table:table-cell office:value-type="float" office:value="5.83919" calcext:value-type="float">
            <text:p>5.83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5024" calcext:value-type="float">
            <text:p>5.85024</text:p>
          </table:table-cell>
          <table:table-cell office:value-type="float" office:value="28.9239" calcext:value-type="float">
            <text:p>28.9239</text:p>
          </table:table-cell>
          <table:table-cell office:value-type="float" office:value="0" calcext:value-type="float">
            <text:p>0</text:p>
          </table:table-cell>
          <table:table-cell office:value-type="float" office:value="40.6133" calcext:value-type="float">
            <text:p>40.6133</text:p>
          </table:table-cell>
          <table:table-cell table:number-columns-repeated="6"/>
          <table:table-cell office:value-type="float" office:value="5.19268" calcext:value-type="float">
            <text:p>5.1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1415" calcext:value-type="float">
            <text:p>4.81415</text:p>
          </table:table-cell>
          <table:table-cell office:value-type="float" office:value="28.3432" calcext:value-type="float">
            <text:p>28.3432</text:p>
          </table:table-cell>
          <table:table-cell office:value-type="float" office:value="0" calcext:value-type="float">
            <text:p>0</text:p>
          </table:table-cell>
          <table:table-cell office:value-type="float" office:value="38.35" calcext:value-type="float">
            <text:p>38.35</text:p>
          </table:table-cell>
          <table:table-cell table:number-columns-repeated="6"/>
          <table:table-cell office:value-type="float" office:value="4.76894" calcext:value-type="float">
            <text:p>4.76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171" calcext:value-type="float">
            <text:p>4.33171</text:p>
          </table:table-cell>
          <table:table-cell office:value-type="float" office:value="19.135" calcext:value-type="float">
            <text:p>19.135</text:p>
          </table:table-cell>
          <table:table-cell office:value-type="float" office:value="0" calcext:value-type="float">
            <text:p>0</text:p>
          </table:table-cell>
          <table:table-cell office:value-type="float" office:value="28.2357" calcext:value-type="float">
            <text:p>28.2357</text:p>
          </table:table-cell>
          <table:table-cell table:number-columns-repeated="6"/>
          <table:table-cell office:value-type="float" office:value="3.8522" calcext:value-type="float">
            <text:p>3.8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6049" calcext:value-type="float">
            <text:p>3.86049</text:p>
          </table:table-cell>
          <table:table-cell office:value-type="float" office:value="19.8553" calcext:value-type="float">
            <text:p>19.8553</text:p>
          </table:table-cell>
          <table:table-cell office:value-type="float" office:value="0" calcext:value-type="float">
            <text:p>0</text:p>
          </table:table-cell>
          <table:table-cell office:value-type="float" office:value="27.568" calcext:value-type="float">
            <text:p>27.568</text:p>
          </table:table-cell>
        </table:table-row>
        <table:table-row table:style-name="ro1">
          <table:table-cell table:style-name="ce13" office:value-type="string" calcext:value-type="string">
            <text:p>grubhub-15-3.tsp </text:p>
          </table:table-cell>
          <table:table-cell table:style-name="Default" table:formula="of:=[$'Parcel Time'.B56]+[.BD56]" office:value-type="float" office:value="5.98553" calcext:value-type="float">
            <text:p>5.98553</text:p>
          </table:table-cell>
          <table:table-cell table:style-name="Default" table:formula="of:=[$'Parcel Time'.C56]+[.BE56]" office:value-type="float" office:value="0.585203" calcext:value-type="float">
            <text:p>0.585203</text:p>
          </table:table-cell>
          <table:table-cell table:style-name="Default" table:formula="of:=[$'Parcel Time'.D56]+[.BF56]" office:value-type="float" office:value="0" calcext:value-type="float">
            <text:p>0</text:p>
          </table:table-cell>
          <table:table-cell table:style-name="Default" table:formula="of:=[$'Parcel Time'.E56]+[.BG56]" office:value-type="float" office:value="5.993167" calcext:value-type="float">
            <text:p>5.993167</text:p>
          </table:table-cell>
          <table:table-cell table:style-name="Default" table:formula="of:=[$'Parcel Time'.F56]+[.BH56]" office:value-type="float" office:value="12.1174" calcext:value-type="float">
            <text:p>12.1174</text:p>
          </table:table-cell>
          <table:table-cell table:style-name="Default" table:formula="of:=[$'Parcel Time'.G56]+[.BI56]" office:value-type="float" office:value="0" calcext:value-type="float">
            <text:p>0</text:p>
          </table:table-cell>
          <table:table-cell table:style-name="Default" table:formula="of:=[$'Parcel Time'.H56]+[.BJ56]" office:value-type="float" office:value="24.68133" calcext:value-type="float">
            <text:p>24.68133</text:p>
          </table:table-cell>
          <table:table-cell table:style-name="Default" table:formula="of:=[.B56]/[.$H56]*100" office:value-type="float" office:value="24.2512457797047" calcext:value-type="float">
            <text:p>24.2512457797047</text:p>
          </table:table-cell>
          <table:table-cell table:style-name="Default" table:formula="of:=[.C56]/[.$H56]*100" office:value-type="float" office:value="2.37103511034454" calcext:value-type="float">
            <text:p>2.37103511034454</text:p>
          </table:table-cell>
          <table:table-cell table:style-name="Default" table:formula="of:=[.D56]/[.$H56]*100" office:value-type="float" office:value="0" calcext:value-type="float">
            <text:p>0</text:p>
          </table:table-cell>
          <table:table-cell table:style-name="Default" table:formula="of:=[.E56]/[.$H56]*100" office:value-type="float" office:value="24.2821881965032" calcext:value-type="float">
            <text:p>24.2821881965032</text:p>
          </table:table-cell>
          <table:table-cell table:style-name="Default" table:formula="of:=[.F56]/[.$H56]*100" office:value-type="float" office:value="49.0954093640821" calcext:value-type="float">
            <text:p>49.0954093640821</text:p>
          </table:table-cell>
          <table:table-cell table:style-name="Default" table:formula="of:=[.G56]/[.$H56]*100" office:value-type="float" office:value="0" calcext:value-type="float">
            <text:p>0</text:p>
          </table:table-cell>
          <table:table-cell table:style-name="Default" table:formula="of:=[$'Parcel Time'.O56]+[.BQ56]" office:value-type="float" office:value="5.08098" calcext:value-type="float">
            <text:p>5.08098</text:p>
          </table:table-cell>
          <table:table-cell table:style-name="Default" table:formula="of:=[$'Parcel Time'.P56]+[.BR56]" office:value-type="float" office:value="1.12455" calcext:value-type="float">
            <text:p>1.12455</text:p>
          </table:table-cell>
          <table:table-cell table:style-name="Default" table:formula="of:=[$'Parcel Time'.Q56]+[.BS56]" office:value-type="float" office:value="0" calcext:value-type="float">
            <text:p>0</text:p>
          </table:table-cell>
          <table:table-cell table:style-name="Default" table:formula="of:=[$'Parcel Time'.R56]+[.BT56]" office:value-type="float" office:value="5.273167" calcext:value-type="float">
            <text:p>5.273167</text:p>
          </table:table-cell>
          <table:table-cell table:style-name="Default" table:formula="of:=[$'Parcel Time'.S56]+[.BU56]" office:value-type="float" office:value="12.8446" calcext:value-type="float">
            <text:p>12.8446</text:p>
          </table:table-cell>
          <table:table-cell table:style-name="Default" table:formula="of:=[$'Parcel Time'.T56]+[.BV56]" office:value-type="float" office:value="-1.59595E-015" calcext:value-type="float">
            <text:p>-1.59595E-15</text:p>
          </table:table-cell>
          <table:table-cell table:style-name="Default" table:formula="of:=[$'Parcel Time'.U56]+[.BW56]" office:value-type="float" office:value="24.32328" calcext:value-type="float">
            <text:p>24.32328</text:p>
          </table:table-cell>
          <table:table-cell table:style-name="Default" table:formula="of:=[.O56]/[.$U56]*100" office:value-type="float" office:value="20.8893701836265" calcext:value-type="float">
            <text:p>20.8893701836265</text:p>
          </table:table-cell>
          <table:table-cell table:style-name="Default" table:formula="of:=[.P56]/[.$U56]*100" office:value-type="float" office:value="4.62334849576208" calcext:value-type="float">
            <text:p>4.62334849576208</text:p>
          </table:table-cell>
          <table:table-cell table:style-name="Default" table:formula="of:=[.Q56]/[.$U56]*100" office:value-type="float" office:value="0" calcext:value-type="float">
            <text:p>0</text:p>
          </table:table-cell>
          <table:table-cell table:style-name="Default" table:formula="of:=[.R56]/[.$U56]*100" office:value-type="float" office:value="21.6795062179114" calcext:value-type="float">
            <text:p>21.6795062179114</text:p>
          </table:table-cell>
          <table:table-cell table:style-name="Default" table:formula="of:=[.S56]/[.$U56]*100" office:value-type="float" office:value="52.8078449945896" calcext:value-type="float">
            <text:p>52.8078449945896</text:p>
          </table:table-cell>
          <table:table-cell table:style-name="Default" table:formula="of:=[.T56]/[.$U56]*100" office:value-type="float" office:value="-6.56140948095816E-015" calcext:value-type="float">
            <text:p>-6.56140948095816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2455" calcext:value-type="float">
            <text:p>1.12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927" calcext:value-type="float">
            <text:p>0.4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8744E-015" calcext:value-type="float">
            <text:p>5.28744E-15</text:p>
          </table:table-cell>
          <table:table-cell table:style-name="Default" office:value-type="float" office:value="1.58748" calcext:value-type="float">
            <text:p>1.58748</text:p>
          </table:table-cell>
          <table:table-cell table:style-name="Default" table:formula="of:=[.AB56]/[.$AH56]*100" office:value-type="float" office:value="0" calcext:value-type="float">
            <text:p>0</text:p>
          </table:table-cell>
          <table:table-cell table:style-name="Default" table:formula="of:=[.AC56]/[.$AH56]*100" office:value-type="float" office:value="70.838687731499" calcext:value-type="float">
            <text:p>70.838687731499</text:p>
          </table:table-cell>
          <table:table-cell table:style-name="Default" table:formula="of:=[.AD56]/[.$AH56]*100" office:value-type="float" office:value="0" calcext:value-type="float">
            <text:p>0</text:p>
          </table:table-cell>
          <table:table-cell table:style-name="Default" table:formula="of:=[.AE56]/[.$AH56]*100" office:value-type="float" office:value="29.1611232897422" calcext:value-type="float">
            <text:p>29.1611232897422</text:p>
          </table:table-cell>
          <table:table-cell table:style-name="Default" table:formula="of:=[.AF56]/[.$AH56]*100" office:value-type="float" office:value="0" calcext:value-type="float">
            <text:p>0</text:p>
          </table:table-cell>
          <table:table-cell table:style-name="Default" table:formula="of:=[.AG56]/[.$AH56]*100" office:value-type="float" office:value="0.000000000000333071282787815" calcext:value-type="float">
            <text:p>3.3307128278781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6927" calcext:value-type="float">
            <text:p>1.46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927" calcext:value-type="float">
            <text:p>0.4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5268" calcext:value-type="float">
            <text:p>4.75268</text:p>
          </table:table-cell>
          <table:table-cell table:style-name="Default" office:value-type="float" office:value="6.68488" calcext:value-type="float">
            <text:p>6.68488</text:p>
          </table:table-cell>
          <table:table-cell table:style-name="Default" table:formula="of:=[.AO56]/[.$AU56]*100" office:value-type="float" office:value="0" calcext:value-type="float">
            <text:p>0</text:p>
          </table:table-cell>
          <table:table-cell table:style-name="Default" table:formula="of:=[.AP56]/[.$AU56]*100" office:value-type="float" office:value="21.9790033628128" calcext:value-type="float">
            <text:p>21.9790033628128</text:p>
          </table:table-cell>
          <table:table-cell table:style-name="Default" table:formula="of:=[.AQ56]/[.$AU56]*100" office:value-type="float" office:value="0" calcext:value-type="float">
            <text:p>0</text:p>
          </table:table-cell>
          <table:table-cell table:style-name="Default" table:formula="of:=[.AR56]/[.$AU56]*100" office:value-type="float" office:value="6.92498593841625" calcext:value-type="float">
            <text:p>6.92498593841625</text:p>
          </table:table-cell>
          <table:table-cell table:style-name="Default" table:formula="of:=[.AS56]/[.$AU56]*100" office:value-type="float" office:value="0" calcext:value-type="float">
            <text:p>0</text:p>
          </table:table-cell>
          <table:table-cell table:style-name="Default" table:formula="of:=[.AT56]/[.$AU56]*100" office:value-type="float" office:value="71.095965821376" calcext:value-type="float">
            <text:p>71.095965821376</text:p>
          </table:table-cell>
          <table:table-cell table:number-columns-repeated="2"/>
          <table:table-cell office:value-type="float" office:value="5.98553" calcext:value-type="float">
            <text:p>5.98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3024" calcext:value-type="float">
            <text:p>5.53024</text:p>
          </table:table-cell>
          <table:table-cell office:value-type="float" office:value="12.1174" calcext:value-type="float">
            <text:p>12.1174</text:p>
          </table:table-cell>
          <table:table-cell office:value-type="float" office:value="0" calcext:value-type="float">
            <text:p>0</text:p>
          </table:table-cell>
          <table:table-cell office:value-type="float" office:value="23.6332" calcext:value-type="float">
            <text:p>23.6332</text:p>
          </table:table-cell>
          <table:table-cell table:number-columns-repeated="6"/>
          <table:table-cell office:value-type="float" office:value="5.08098" calcext:value-type="float">
            <text:p>5.08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1024" calcext:value-type="float">
            <text:p>4.81024</text:p>
          </table:table-cell>
          <table:table-cell office:value-type="float" office:value="12.8446" calcext:value-type="float">
            <text:p>12.8446</text:p>
          </table:table-cell>
          <table:table-cell office:value-type="float" office:value="0" calcext:value-type="float">
            <text:p>0</text:p>
          </table:table-cell>
          <table:table-cell office:value-type="float" office:value="22.7358" calcext:value-type="float">
            <text:p>22.7358</text:p>
          </table:table-cell>
          <table:table-cell table:number-columns-repeated="6"/>
          <table:table-cell office:value-type="float" office:value="4.70407" calcext:value-type="float">
            <text:p>4.70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7659" calcext:value-type="float">
            <text:p>4.07659</text:p>
          </table:table-cell>
          <table:table-cell office:value-type="float" office:value="13.7507" calcext:value-type="float">
            <text:p>13.7507</text:p>
          </table:table-cell>
          <table:table-cell office:value-type="float" office:value="0" calcext:value-type="float">
            <text:p>0</text:p>
          </table:table-cell>
          <table:table-cell office:value-type="float" office:value="22.5314" calcext:value-type="float">
            <text:p>22.5314</text:p>
          </table:table-cell>
          <table:table-cell table:number-columns-repeated="6"/>
          <table:table-cell office:value-type="float" office:value="3.81024" calcext:value-type="float">
            <text:p>3.8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2683" calcext:value-type="float">
            <text:p>3.42683</text:p>
          </table:table-cell>
          <table:table-cell office:value-type="float" office:value="12.4341" calcext:value-type="float">
            <text:p>12.4341</text:p>
          </table:table-cell>
          <table:table-cell office:value-type="float" office:value="0" calcext:value-type="float">
            <text:p>0</text:p>
          </table:table-cell>
          <table:table-cell office:value-type="float" office:value="19.6711" calcext:value-type="float">
            <text:p>19.6711</text:p>
          </table:table-cell>
        </table:table-row>
        <table:table-row table:style-name="ro1">
          <table:table-cell table:style-name="ce13" office:value-type="string" calcext:value-type="string">
            <text:p>grubhub-15-4.tsp </text:p>
          </table:table-cell>
          <table:table-cell table:style-name="Default" table:formula="of:=[$'Parcel Time'.B57]+[.BD57]" office:value-type="float" office:value="5.51138" calcext:value-type="float">
            <text:p>5.51138</text:p>
          </table:table-cell>
          <table:table-cell table:style-name="Default" table:formula="of:=[$'Parcel Time'.C57]+[.BE57]" office:value-type="float" office:value="0" calcext:value-type="float">
            <text:p>0</text:p>
          </table:table-cell>
          <table:table-cell table:style-name="Default" table:formula="of:=[$'Parcel Time'.D57]+[.BF57]" office:value-type="float" office:value="0" calcext:value-type="float">
            <text:p>0</text:p>
          </table:table-cell>
          <table:table-cell table:style-name="Default" table:formula="of:=[$'Parcel Time'.E57]+[.BG57]" office:value-type="float" office:value="4.9722" calcext:value-type="float">
            <text:p>4.9722</text:p>
          </table:table-cell>
          <table:table-cell table:style-name="Default" table:formula="of:=[$'Parcel Time'.F57]+[.BH57]" office:value-type="float" office:value="16.3354" calcext:value-type="float">
            <text:p>16.3354</text:p>
          </table:table-cell>
          <table:table-cell table:style-name="Default" table:formula="of:=[$'Parcel Time'.G57]+[.BI57]" office:value-type="float" office:value="-3.51108E-015" calcext:value-type="float">
            <text:p>-3.51108E-15</text:p>
          </table:table-cell>
          <table:table-cell table:style-name="Default" table:formula="of:=[$'Parcel Time'.H57]+[.BJ57]" office:value-type="float" office:value="26.8189" calcext:value-type="float">
            <text:p>26.8189</text:p>
          </table:table-cell>
          <table:table-cell table:style-name="Default" table:formula="of:=[.B57]/[.$H57]*100" office:value-type="float" office:value="20.5503581429514" calcext:value-type="float">
            <text:p>20.5503581429514</text:p>
          </table:table-cell>
          <table:table-cell table:style-name="Default" table:formula="of:=[.C57]/[.$H57]*100" office:value-type="float" office:value="0" calcext:value-type="float">
            <text:p>0</text:p>
          </table:table-cell>
          <table:table-cell table:style-name="Default" table:formula="of:=[.D57]/[.$H57]*100" office:value-type="float" office:value="0" calcext:value-type="float">
            <text:p>0</text:p>
          </table:table-cell>
          <table:table-cell table:style-name="Default" table:formula="of:=[.E57]/[.$H57]*100" office:value-type="float" office:value="18.5399102871482" calcext:value-type="float">
            <text:p>18.5399102871482</text:p>
          </table:table-cell>
          <table:table-cell table:style-name="Default" table:formula="of:=[.F57]/[.$H57]*100" office:value-type="float" office:value="60.9100298669968" calcext:value-type="float">
            <text:p>60.9100298669968</text:p>
          </table:table-cell>
          <table:table-cell table:style-name="Default" table:formula="of:=[.G57]/[.$H57]*100" office:value-type="float" office:value="-0.0000000000000130918121175738" calcext:value-type="float">
            <text:p>-1.30918121175738E-14</text:p>
          </table:table-cell>
          <table:table-cell table:style-name="Default" table:formula="of:=[$'Parcel Time'.O57]+[.BQ57]" office:value-type="float" office:value="4.52927" calcext:value-type="float">
            <text:p>4.52927</text:p>
          </table:table-cell>
          <table:table-cell table:style-name="Default" table:formula="of:=[$'Parcel Time'.P57]+[.BR57]" office:value-type="float" office:value="1.02894" calcext:value-type="float">
            <text:p>1.02894</text:p>
          </table:table-cell>
          <table:table-cell table:style-name="Default" table:formula="of:=[$'Parcel Time'.Q57]+[.BS57]" office:value-type="float" office:value="0" calcext:value-type="float">
            <text:p>0</text:p>
          </table:table-cell>
          <table:table-cell table:style-name="Default" table:formula="of:=[$'Parcel Time'.R57]+[.BT57]" office:value-type="float" office:value="4.446828" calcext:value-type="float">
            <text:p>4.446828</text:p>
          </table:table-cell>
          <table:table-cell table:style-name="Default" table:formula="of:=[$'Parcel Time'.S57]+[.BU57]" office:value-type="float" office:value="14.0144" calcext:value-type="float">
            <text:p>14.0144</text:p>
          </table:table-cell>
          <table:table-cell table:style-name="Default" table:formula="of:=[$'Parcel Time'.T57]+[.BV57]" office:value-type="float" office:value="-3.76088E-015" calcext:value-type="float">
            <text:p>-3.76088E-15</text:p>
          </table:table-cell>
          <table:table-cell table:style-name="Default" table:formula="of:=[$'Parcel Time'.U57]+[.BW57]" office:value-type="float" office:value="24.01943" calcext:value-type="float">
            <text:p>24.01943</text:p>
          </table:table-cell>
          <table:table-cell table:style-name="Default" table:formula="of:=[.O57]/[.$U57]*100" office:value-type="float" office:value="18.8566922695501" calcext:value-type="float">
            <text:p>18.8566922695501</text:p>
          </table:table-cell>
          <table:table-cell table:style-name="Default" table:formula="of:=[.P57]/[.$U57]*100" office:value-type="float" office:value="4.28378192155268" calcext:value-type="float">
            <text:p>4.28378192155268</text:p>
          </table:table-cell>
          <table:table-cell table:style-name="Default" table:formula="of:=[.Q57]/[.$U57]*100" office:value-type="float" office:value="0" calcext:value-type="float">
            <text:p>0</text:p>
          </table:table-cell>
          <table:table-cell table:style-name="Default" table:formula="of:=[.R57]/[.$U57]*100" office:value-type="float" office:value="18.5134618098764" calcext:value-type="float">
            <text:p>18.5134618098764</text:p>
          </table:table-cell>
          <table:table-cell table:style-name="Default" table:formula="of:=[.S57]/[.$U57]*100" office:value-type="float" office:value="58.3460973053898" calcext:value-type="float">
            <text:p>58.3460973053898</text:p>
          </table:table-cell>
          <table:table-cell table:style-name="Default" table:formula="of:=[.T57]/[.$U57]*100" office:value-type="float" office:value="-0.0000000000000156576571550616" calcext:value-type="float">
            <text:p>-1.56576571550616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4569" calcext:value-type="float">
            <text:p>1.94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8711E-015" calcext:value-type="float">
            <text:p>-4.8711E-15</text:p>
          </table:table-cell>
          <table:table-cell table:style-name="Default" office:value-type="float" office:value="2.68569" calcext:value-type="float">
            <text:p>2.68569</text:p>
          </table:table-cell>
          <table:table-cell table:style-name="Default" table:formula="of:=[.AB57]/[.$AH57]*100" office:value-type="float" office:value="0" calcext:value-type="float">
            <text:p>0</text:p>
          </table:table-cell>
          <table:table-cell table:style-name="Default" table:formula="of:=[.AC57]/[.$AH57]*100" office:value-type="float" office:value="72.4465593571857" calcext:value-type="float">
            <text:p>72.4465593571857</text:p>
          </table:table-cell>
          <table:table-cell table:style-name="Default" table:formula="of:=[.AD57]/[.$AH57]*100" office:value-type="float" office:value="0" calcext:value-type="float">
            <text:p>0</text:p>
          </table:table-cell>
          <table:table-cell table:style-name="Default" table:formula="of:=[.AE57]/[.$AH57]*100" office:value-type="float" office:value="27.5534406428143" calcext:value-type="float">
            <text:p>27.5534406428143</text:p>
          </table:table-cell>
          <table:table-cell table:style-name="Default" table:formula="of:=[.AF57]/[.$AH57]*100" office:value-type="float" office:value="0" calcext:value-type="float">
            <text:p>0</text:p>
          </table:table-cell>
          <table:table-cell table:style-name="Default" table:formula="of:=[.AG57]/[.$AH57]*100" office:value-type="float" office:value="-0.000000000000181372384750288" calcext:value-type="float">
            <text:p>-1.8137238475028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3512" calcext:value-type="float">
            <text:p>2.63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25366" calcext:value-type="float">
            <text:p>0.92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69069E-015" calcext:value-type="float">
            <text:p>-4.69069E-15</text:p>
          </table:table-cell>
          <table:table-cell table:style-name="Default" office:value-type="float" office:value="3.56049" calcext:value-type="float">
            <text:p>3.56049</text:p>
          </table:table-cell>
          <table:table-cell table:style-name="Default" table:formula="of:=[.AO57]/[.$AU57]*100" office:value-type="float" office:value="0" calcext:value-type="float">
            <text:p>0</text:p>
          </table:table-cell>
          <table:table-cell table:style-name="Default" table:formula="of:=[.AP57]/[.$AU57]*100" office:value-type="float" office:value="74.0100379442155" calcext:value-type="float">
            <text:p>74.0100379442155</text:p>
          </table:table-cell>
          <table:table-cell table:style-name="Default" table:formula="of:=[.AQ57]/[.$AU57]*100" office:value-type="float" office:value="0" calcext:value-type="float">
            <text:p>0</text:p>
          </table:table-cell>
          <table:table-cell table:style-name="Default" table:formula="of:=[.AR57]/[.$AU57]*100" office:value-type="float" office:value="25.989849711697" calcext:value-type="float">
            <text:p>25.989849711697</text:p>
          </table:table-cell>
          <table:table-cell table:style-name="Default" table:formula="of:=[.AS57]/[.$AU57]*100" office:value-type="float" office:value="0" calcext:value-type="float">
            <text:p>0</text:p>
          </table:table-cell>
          <table:table-cell table:style-name="Default" table:formula="of:=[.AT57]/[.$AU57]*100" office:value-type="float" office:value="-0.000000000000131742821914961" calcext:value-type="float">
            <text:p>-1.31742821914961E-13</text:p>
          </table:table-cell>
          <table:table-cell table:number-columns-repeated="2"/>
          <table:table-cell office:value-type="float" office:value="5.51138" calcext:value-type="float">
            <text:p>5.51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722" calcext:value-type="float">
            <text:p>4.9722</text:p>
          </table:table-cell>
          <table:table-cell office:value-type="float" office:value="16.3354" calcext:value-type="float">
            <text:p>16.3354</text:p>
          </table:table-cell>
          <table:table-cell office:value-type="float" office:value="0" calcext:value-type="float">
            <text:p>0</text:p>
          </table:table-cell>
          <table:table-cell office:value-type="float" office:value="26.8189" calcext:value-type="float">
            <text:p>26.8189</text:p>
          </table:table-cell>
          <table:table-cell table:number-columns-repeated="6"/>
          <table:table-cell office:value-type="float" office:value="4.52927" calcext:value-type="float">
            <text:p>4.52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0634" calcext:value-type="float">
            <text:p>4.00634</text:p>
          </table:table-cell>
          <table:table-cell office:value-type="float" office:value="14.0144" calcext:value-type="float">
            <text:p>14.0144</text:p>
          </table:table-cell>
          <table:table-cell office:value-type="float" office:value="0" calcext:value-type="float">
            <text:p>0</text:p>
          </table:table-cell>
          <table:table-cell office:value-type="float" office:value="22.55" calcext:value-type="float">
            <text:p>22.55</text:p>
          </table:table-cell>
          <table:table-cell table:number-columns-repeated="6"/>
          <table:table-cell office:value-type="float" office:value="3.86894" calcext:value-type="float">
            <text:p>3.86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6537" calcext:value-type="float">
            <text:p>3.86537</text:p>
          </table:table-cell>
          <table:table-cell office:value-type="float" office:value="10.5175" calcext:value-type="float">
            <text:p>10.5175</text:p>
          </table:table-cell>
          <table:table-cell office:value-type="float" office:value="0" calcext:value-type="float">
            <text:p>0</text:p>
          </table:table-cell>
          <table:table-cell office:value-type="float" office:value="18.2518" calcext:value-type="float">
            <text:p>18.2518</text:p>
          </table:table-cell>
          <table:table-cell table:number-columns-repeated="6"/>
          <table:table-cell office:value-type="float" office:value="3.17951" calcext:value-type="float">
            <text:p>3.17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22" calcext:value-type="float">
            <text:p>3.2522</text:p>
          </table:table-cell>
          <table:table-cell office:value-type="float" office:value="19.1309" calcext:value-type="float">
            <text:p>19.1309</text:p>
          </table:table-cell>
          <table:table-cell office:value-type="float" office:value="0" calcext:value-type="float">
            <text:p>0</text:p>
          </table:table-cell>
          <table:table-cell office:value-type="float" office:value="25.5626" calcext:value-type="float">
            <text:p>25.5626</text:p>
          </table:table-cell>
        </table:table-row>
        <table:table-row table:style-name="ro1">
          <table:table-cell table:style-name="ce13" office:value-type="string" calcext:value-type="string">
            <text:p>grubhub-15-5.tsp </text:p>
          </table:table-cell>
          <table:table-cell table:style-name="Default" table:formula="of:=[$'Parcel Time'.B58]+[.BD58]" office:value-type="float" office:value="6.2987" calcext:value-type="float">
            <text:p>6.2987</text:p>
          </table:table-cell>
          <table:table-cell table:style-name="Default" table:formula="of:=[$'Parcel Time'.C58]+[.BE58]" office:value-type="float" office:value="0" calcext:value-type="float">
            <text:p>0</text:p>
          </table:table-cell>
          <table:table-cell table:style-name="Default" table:formula="of:=[$'Parcel Time'.D58]+[.BF58]" office:value-type="float" office:value="0" calcext:value-type="float">
            <text:p>0</text:p>
          </table:table-cell>
          <table:table-cell table:style-name="Default" table:formula="of:=[$'Parcel Time'.E58]+[.BG58]" office:value-type="float" office:value="4.95122" calcext:value-type="float">
            <text:p>4.95122</text:p>
          </table:table-cell>
          <table:table-cell table:style-name="Default" table:formula="of:=[$'Parcel Time'.F58]+[.BH58]" office:value-type="float" office:value="14.9143" calcext:value-type="float">
            <text:p>14.9143</text:p>
          </table:table-cell>
          <table:table-cell table:style-name="Default" table:formula="of:=[$'Parcel Time'.G58]+[.BI58]" office:value-type="float" office:value="0" calcext:value-type="float">
            <text:p>0</text:p>
          </table:table-cell>
          <table:table-cell table:style-name="Default" table:formula="of:=[$'Parcel Time'.H58]+[.BJ58]" office:value-type="float" office:value="26.1642" calcext:value-type="float">
            <text:p>26.1642</text:p>
          </table:table-cell>
          <table:table-cell table:style-name="Default" table:formula="of:=[.B58]/[.$H58]*100" office:value-type="float" office:value="24.073734339288" calcext:value-type="float">
            <text:p>24.073734339288</text:p>
          </table:table-cell>
          <table:table-cell table:style-name="Default" table:formula="of:=[.C58]/[.$H58]*100" office:value-type="float" office:value="0" calcext:value-type="float">
            <text:p>0</text:p>
          </table:table-cell>
          <table:table-cell table:style-name="Default" table:formula="of:=[.D58]/[.$H58]*100" office:value-type="float" office:value="0" calcext:value-type="float">
            <text:p>0</text:p>
          </table:table-cell>
          <table:table-cell table:style-name="Default" table:formula="of:=[.E58]/[.$H58]*100" office:value-type="float" office:value="18.9236437575007" calcext:value-type="float">
            <text:p>18.9236437575007</text:p>
          </table:table-cell>
          <table:table-cell table:style-name="Default" table:formula="of:=[.F58]/[.$H58]*100" office:value-type="float" office:value="57.0026983435381" calcext:value-type="float">
            <text:p>57.0026983435381</text:p>
          </table:table-cell>
          <table:table-cell table:style-name="Default" table:formula="of:=[.G58]/[.$H58]*100" office:value-type="float" office:value="0" calcext:value-type="float">
            <text:p>0</text:p>
          </table:table-cell>
          <table:table-cell table:style-name="Default" table:formula="of:=[$'Parcel Time'.O58]+[.BQ58]" office:value-type="float" office:value="5.29951" calcext:value-type="float">
            <text:p>5.29951</text:p>
          </table:table-cell>
          <table:table-cell table:style-name="Default" table:formula="of:=[$'Parcel Time'.P58]+[.BR58]" office:value-type="float" office:value="1.59268" calcext:value-type="float">
            <text:p>1.59268</text:p>
          </table:table-cell>
          <table:table-cell table:style-name="Default" table:formula="of:=[$'Parcel Time'.Q58]+[.BS58]" office:value-type="float" office:value="0" calcext:value-type="float">
            <text:p>0</text:p>
          </table:table-cell>
          <table:table-cell table:style-name="Default" table:formula="of:=[$'Parcel Time'.R58]+[.BT58]" office:value-type="float" office:value="5.757561" calcext:value-type="float">
            <text:p>5.757561</text:p>
          </table:table-cell>
          <table:table-cell table:style-name="Default" table:formula="of:=[$'Parcel Time'.S58]+[.BU58]" office:value-type="float" office:value="14.947" calcext:value-type="float">
            <text:p>14.947</text:p>
          </table:table-cell>
          <table:table-cell table:style-name="Default" table:formula="of:=[$'Parcel Time'.T58]+[.BV58]" office:value-type="float" office:value="6.245E-016" calcext:value-type="float">
            <text:p>6.245E-16</text:p>
          </table:table-cell>
          <table:table-cell table:style-name="Default" table:formula="of:=[$'Parcel Time'.U58]+[.BW58]" office:value-type="float" office:value="27.59673" calcext:value-type="float">
            <text:p>27.59673</text:p>
          </table:table-cell>
          <table:table-cell table:style-name="Default" table:formula="of:=[.O58]/[.$U58]*100" office:value-type="float" office:value="19.2033983736479" calcext:value-type="float">
            <text:p>19.2033983736479</text:p>
          </table:table-cell>
          <table:table-cell table:style-name="Default" table:formula="of:=[.P58]/[.$U58]*100" office:value-type="float" office:value="5.77126347940499" calcext:value-type="float">
            <text:p>5.77126347940499</text:p>
          </table:table-cell>
          <table:table-cell table:style-name="Default" table:formula="of:=[.Q58]/[.$U58]*100" office:value-type="float" office:value="0" calcext:value-type="float">
            <text:p>0</text:p>
          </table:table-cell>
          <table:table-cell table:style-name="Default" table:formula="of:=[.R58]/[.$U58]*100" office:value-type="float" office:value="20.8632000965332" calcext:value-type="float">
            <text:p>20.8632000965332</text:p>
          </table:table-cell>
          <table:table-cell table:style-name="Default" table:formula="of:=[.S58]/[.$U58]*100" office:value-type="float" office:value="54.1622141463862" calcext:value-type="float">
            <text:p>54.1622141463862</text:p>
          </table:table-cell>
          <table:table-cell table:style-name="Default" table:formula="of:=[.T58]/[.$U58]*100" office:value-type="float" office:value="2.2629492697142E-015" calcext:value-type="float">
            <text:p>2.2629492697142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5642" calcext:value-type="float">
            <text:p>1.956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40976" calcext:value-type="float">
            <text:p>0.84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63278E-016" calcext:value-type="float">
            <text:p>-7.63278E-16</text:p>
          </table:table-cell>
          <table:table-cell table:style-name="Default" office:value-type="float" office:value="2.7974" calcext:value-type="float">
            <text:p>2.7974</text:p>
          </table:table-cell>
          <table:table-cell table:style-name="Default" table:formula="of:=[.AB58]/[.$AH58]*100" office:value-type="float" office:value="0" calcext:value-type="float">
            <text:p>0</text:p>
          </table:table-cell>
          <table:table-cell table:style-name="Default" table:formula="of:=[.AC58]/[.$AH58]*100" office:value-type="float" office:value="69.9370844355473" calcext:value-type="float">
            <text:p>69.9370844355473</text:p>
          </table:table-cell>
          <table:table-cell table:style-name="Default" table:formula="of:=[.AD58]/[.$AH58]*100" office:value-type="float" office:value="0" calcext:value-type="float">
            <text:p>0</text:p>
          </table:table-cell>
          <table:table-cell table:style-name="Default" table:formula="of:=[.AE58]/[.$AH58]*100" office:value-type="float" office:value="30.0627725745335" calcext:value-type="float">
            <text:p>30.0627725745335</text:p>
          </table:table-cell>
          <table:table-cell table:style-name="Default" table:formula="of:=[.AF58]/[.$AH58]*100" office:value-type="float" office:value="0" calcext:value-type="float">
            <text:p>0</text:p>
          </table:table-cell>
          <table:table-cell table:style-name="Default" table:formula="of:=[.AG58]/[.$AH58]*100" office:value-type="float" office:value="-0.0000000000000272852648888253" calcext:value-type="float">
            <text:p>-2.7285264888825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922" calcext:value-type="float">
            <text:p>3.39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68293" calcext:value-type="float">
            <text:p>0.086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3951" calcext:value-type="float">
            <text:p>4.43951</text:p>
          </table:table-cell>
          <table:table-cell table:style-name="Default" office:value-type="float" office:value="7.91854" calcext:value-type="float">
            <text:p>7.91854</text:p>
          </table:table-cell>
          <table:table-cell table:style-name="Default" table:formula="of:=[.AO58]/[.$AU58]*100" office:value-type="float" office:value="0" calcext:value-type="float">
            <text:p>0</text:p>
          </table:table-cell>
          <table:table-cell table:style-name="Default" table:formula="of:=[.AP58]/[.$AU58]*100" office:value-type="float" office:value="42.8387051148318" calcext:value-type="float">
            <text:p>42.8387051148318</text:p>
          </table:table-cell>
          <table:table-cell table:style-name="Default" table:formula="of:=[.AQ58]/[.$AU58]*100" office:value-type="float" office:value="0" calcext:value-type="float">
            <text:p>0</text:p>
          </table:table-cell>
          <table:table-cell table:style-name="Default" table:formula="of:=[.AR58]/[.$AU58]*100" office:value-type="float" office:value="1.09653168387102" calcext:value-type="float">
            <text:p>1.09653168387102</text:p>
          </table:table-cell>
          <table:table-cell table:style-name="Default" table:formula="of:=[.AS58]/[.$AU58]*100" office:value-type="float" office:value="0" calcext:value-type="float">
            <text:p>0</text:p>
          </table:table-cell>
          <table:table-cell table:style-name="Default" table:formula="of:=[.AT58]/[.$AU58]*100" office:value-type="float" office:value="56.0647543612838" calcext:value-type="float">
            <text:p>56.0647543612838</text:p>
          </table:table-cell>
          <table:table-cell table:number-columns-repeated="2"/>
          <table:table-cell office:value-type="float" office:value="6.2987" calcext:value-type="float">
            <text:p>6.2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5122" calcext:value-type="float">
            <text:p>4.95122</text:p>
          </table:table-cell>
          <table:table-cell office:value-type="float" office:value="14.9143" calcext:value-type="float">
            <text:p>14.9143</text:p>
          </table:table-cell>
          <table:table-cell office:value-type="float" office:value="0" calcext:value-type="float">
            <text:p>0</text:p>
          </table:table-cell>
          <table:table-cell office:value-type="float" office:value="26.1642" calcext:value-type="float">
            <text:p>26.1642</text:p>
          </table:table-cell>
          <table:table-cell table:number-columns-repeated="6"/>
          <table:table-cell office:value-type="float" office:value="5.29951" calcext:value-type="float">
            <text:p>5.29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5561" calcext:value-type="float">
            <text:p>5.15561</text:p>
          </table:table-cell>
          <table:table-cell office:value-type="float" office:value="14.947" calcext:value-type="float">
            <text:p>14.947</text:p>
          </table:table-cell>
          <table:table-cell office:value-type="float" office:value="0" calcext:value-type="float">
            <text:p>0</text:p>
          </table:table-cell>
          <table:table-cell office:value-type="float" office:value="25.4021" calcext:value-type="float">
            <text:p>25.4021</text:p>
          </table:table-cell>
          <table:table-cell table:number-columns-repeated="6"/>
          <table:table-cell office:value-type="float" office:value="4.93577" calcext:value-type="float">
            <text:p>4.93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146" calcext:value-type="float">
            <text:p>4.24146</text:p>
          </table:table-cell>
          <table:table-cell office:value-type="float" office:value="13.5927" calcext:value-type="float">
            <text:p>13.5927</text:p>
          </table:table-cell>
          <table:table-cell office:value-type="float" office:value="0" calcext:value-type="float">
            <text:p>0</text:p>
          </table:table-cell>
          <table:table-cell office:value-type="float" office:value="22.7699" calcext:value-type="float">
            <text:p>22.7699</text:p>
          </table:table-cell>
          <table:table-cell table:number-columns-repeated="6"/>
          <table:table-cell office:value-type="float" office:value="4.00488" calcext:value-type="float">
            <text:p>4.0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8683" calcext:value-type="float">
            <text:p>3.48683</text:p>
          </table:table-cell>
          <table:table-cell office:value-type="float" office:value="13.4115" calcext:value-type="float">
            <text:p>13.4115</text:p>
          </table:table-cell>
          <table:table-cell office:value-type="float" office:value="0" calcext:value-type="float">
            <text:p>0</text:p>
          </table:table-cell>
          <table:table-cell office:value-type="float" office:value="20.9032" calcext:value-type="float">
            <text:p>20.9032</text:p>
          </table:table-cell>
        </table:table-row>
        <table:table-row table:style-name="ro1">
          <table:table-cell table:style-name="ce13" office:value-type="string" calcext:value-type="string">
            <text:p>grubhub-15-6.tsp </text:p>
          </table:table-cell>
          <table:table-cell table:style-name="Default" table:formula="of:=[$'Parcel Time'.B59]+[.BD59]" office:value-type="float" office:value="5.78504" calcext:value-type="float">
            <text:p>5.78504</text:p>
          </table:table-cell>
          <table:table-cell table:style-name="Default" table:formula="of:=[$'Parcel Time'.C59]+[.BE59]" office:value-type="float" office:value="0" calcext:value-type="float">
            <text:p>0</text:p>
          </table:table-cell>
          <table:table-cell table:style-name="Default" table:formula="of:=[$'Parcel Time'.D59]+[.BF59]" office:value-type="float" office:value="0" calcext:value-type="float">
            <text:p>0</text:p>
          </table:table-cell>
          <table:table-cell table:style-name="Default" table:formula="of:=[$'Parcel Time'.E59]+[.BG59]" office:value-type="float" office:value="5.12341" calcext:value-type="float">
            <text:p>5.12341</text:p>
          </table:table-cell>
          <table:table-cell table:style-name="Default" table:formula="of:=[$'Parcel Time'.F59]+[.BH59]" office:value-type="float" office:value="27.2099" calcext:value-type="float">
            <text:p>27.2099</text:p>
          </table:table-cell>
          <table:table-cell table:style-name="Default" table:formula="of:=[$'Parcel Time'.G59]+[.BI59]" office:value-type="float" office:value="0" calcext:value-type="float">
            <text:p>0</text:p>
          </table:table-cell>
          <table:table-cell table:style-name="Default" table:formula="of:=[$'Parcel Time'.H59]+[.BJ59]" office:value-type="float" office:value="38.1184" calcext:value-type="float">
            <text:p>38.1184</text:p>
          </table:table-cell>
          <table:table-cell table:style-name="Default" table:formula="of:=[.B59]/[.$H59]*100" office:value-type="float" office:value="15.1765026863667" calcext:value-type="float">
            <text:p>15.1765026863667</text:p>
          </table:table-cell>
          <table:table-cell table:style-name="Default" table:formula="of:=[.C59]/[.$H59]*100" office:value-type="float" office:value="0" calcext:value-type="float">
            <text:p>0</text:p>
          </table:table-cell>
          <table:table-cell table:style-name="Default" table:formula="of:=[.D59]/[.$H59]*100" office:value-type="float" office:value="0" calcext:value-type="float">
            <text:p>0</text:p>
          </table:table-cell>
          <table:table-cell table:style-name="Default" table:formula="of:=[.E59]/[.$H59]*100" office:value-type="float" office:value="13.4407792562122" calcext:value-type="float">
            <text:p>13.4407792562122</text:p>
          </table:table-cell>
          <table:table-cell table:style-name="Default" table:formula="of:=[.F59]/[.$H59]*100" office:value-type="float" office:value="71.3825868871726" calcext:value-type="float">
            <text:p>71.3825868871726</text:p>
          </table:table-cell>
          <table:table-cell table:style-name="Default" table:formula="of:=[.G59]/[.$H59]*100" office:value-type="float" office:value="0" calcext:value-type="float">
            <text:p>0</text:p>
          </table:table-cell>
          <table:table-cell table:style-name="Default" table:formula="of:=[$'Parcel Time'.O59]+[.BQ59]" office:value-type="float" office:value="5.1439" calcext:value-type="float">
            <text:p>5.1439</text:p>
          </table:table-cell>
          <table:table-cell table:style-name="Default" table:formula="of:=[$'Parcel Time'.P59]+[.BR59]" office:value-type="float" office:value="0" calcext:value-type="float">
            <text:p>0</text:p>
          </table:table-cell>
          <table:table-cell table:style-name="Default" table:formula="of:=[$'Parcel Time'.Q59]+[.BS59]" office:value-type="float" office:value="0" calcext:value-type="float">
            <text:p>0</text:p>
          </table:table-cell>
          <table:table-cell table:style-name="Default" table:formula="of:=[$'Parcel Time'.R59]+[.BT59]" office:value-type="float" office:value="4.53902" calcext:value-type="float">
            <text:p>4.53902</text:p>
          </table:table-cell>
          <table:table-cell table:style-name="Default" table:formula="of:=[$'Parcel Time'.S59]+[.BU59]" office:value-type="float" office:value="21.0524" calcext:value-type="float">
            <text:p>21.0524</text:p>
          </table:table-cell>
          <table:table-cell table:style-name="Default" table:formula="of:=[$'Parcel Time'.T59]+[.BV59]" office:value-type="float" office:value="-1.7486E-015" calcext:value-type="float">
            <text:p>-1.7486E-15</text:p>
          </table:table-cell>
          <table:table-cell table:style-name="Default" table:formula="of:=[$'Parcel Time'.U59]+[.BW59]" office:value-type="float" office:value="30.7353" calcext:value-type="float">
            <text:p>30.7353</text:p>
          </table:table-cell>
          <table:table-cell table:style-name="Default" table:formula="of:=[.O59]/[.$U59]*100" office:value-type="float" office:value="16.7361307682046" calcext:value-type="float">
            <text:p>16.7361307682046</text:p>
          </table:table-cell>
          <table:table-cell table:style-name="Default" table:formula="of:=[.P59]/[.$U59]*100" office:value-type="float" office:value="0" calcext:value-type="float">
            <text:p>0</text:p>
          </table:table-cell>
          <table:table-cell table:style-name="Default" table:formula="of:=[.Q59]/[.$U59]*100" office:value-type="float" office:value="0" calcext:value-type="float">
            <text:p>0</text:p>
          </table:table-cell>
          <table:table-cell table:style-name="Default" table:formula="of:=[.R59]/[.$U59]*100" office:value-type="float" office:value="14.7681005228516" calcext:value-type="float">
            <text:p>14.7681005228516</text:p>
          </table:table-cell>
          <table:table-cell table:style-name="Default" table:formula="of:=[.S59]/[.$U59]*100" office:value-type="float" office:value="68.4958337807017" calcext:value-type="float">
            <text:p>68.4958337807017</text:p>
          </table:table-cell>
          <table:table-cell table:style-name="Default" table:formula="of:=[.T59]/[.$U59]*100" office:value-type="float" office:value="-5.68922379153612E-015" calcext:value-type="float">
            <text:p>-5.68922379153612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024" calcext:value-type="float">
            <text:p>1.2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19512" calcext:value-type="float">
            <text:p>0.51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85882E-015" calcext:value-type="float">
            <text:p>-2.85882E-15</text:p>
          </table:table-cell>
          <table:table-cell table:style-name="Default" office:value-type="float" office:value="1.80976" calcext:value-type="float">
            <text:p>1.80976</text:p>
          </table:table-cell>
          <table:table-cell table:style-name="Default" table:formula="of:=[.AB59]/[.$AH59]*100" office:value-type="float" office:value="0" calcext:value-type="float">
            <text:p>0</text:p>
          </table:table-cell>
          <table:table-cell table:style-name="Default" table:formula="of:=[.AC59]/[.$AH59]*100" office:value-type="float" office:value="71.2934311731942" calcext:value-type="float">
            <text:p>71.2934311731942</text:p>
          </table:table-cell>
          <table:table-cell table:style-name="Default" table:formula="of:=[.AD59]/[.$AH59]*100" office:value-type="float" office:value="0" calcext:value-type="float">
            <text:p>0</text:p>
          </table:table-cell>
          <table:table-cell table:style-name="Default" table:formula="of:=[.AE59]/[.$AH59]*100" office:value-type="float" office:value="28.7061267792414" calcext:value-type="float">
            <text:p>28.7061267792414</text:p>
          </table:table-cell>
          <table:table-cell table:style-name="Default" table:formula="of:=[.AF59]/[.$AH59]*100" office:value-type="float" office:value="0" calcext:value-type="float">
            <text:p>0</text:p>
          </table:table-cell>
          <table:table-cell table:style-name="Default" table:formula="of:=[.AG59]/[.$AH59]*100" office:value-type="float" office:value="-0.00000000000015796680222792" calcext:value-type="float">
            <text:p>-1.579668022279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4455" calcext:value-type="float">
            <text:p>2.14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3659" calcext:value-type="float">
            <text:p>0.633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2098" calcext:value-type="float">
            <text:p>4.52098</text:p>
          </table:table-cell>
          <table:table-cell table:style-name="Default" office:value-type="float" office:value="7.29919" calcext:value-type="float">
            <text:p>7.29919</text:p>
          </table:table-cell>
          <table:table-cell table:style-name="Default" table:formula="of:=[.AO59]/[.$AU59]*100" office:value-type="float" office:value="0" calcext:value-type="float">
            <text:p>0</text:p>
          </table:table-cell>
          <table:table-cell table:style-name="Default" table:formula="of:=[.AP59]/[.$AU59]*100" office:value-type="float" office:value="29.3806573058106" calcext:value-type="float">
            <text:p>29.3806573058106</text:p>
          </table:table-cell>
          <table:table-cell table:style-name="Default" table:formula="of:=[.AQ59]/[.$AU59]*100" office:value-type="float" office:value="0" calcext:value-type="float">
            <text:p>0</text:p>
          </table:table-cell>
          <table:table-cell table:style-name="Default" table:formula="of:=[.AR59]/[.$AU59]*100" office:value-type="float" office:value="8.68122353302216" calcext:value-type="float">
            <text:p>8.68122353302216</text:p>
          </table:table-cell>
          <table:table-cell table:style-name="Default" table:formula="of:=[.AS59]/[.$AU59]*100" office:value-type="float" office:value="0" calcext:value-type="float">
            <text:p>0</text:p>
          </table:table-cell>
          <table:table-cell table:style-name="Default" table:formula="of:=[.AT59]/[.$AU59]*100" office:value-type="float" office:value="61.9381054610169" calcext:value-type="float">
            <text:p>61.9381054610169</text:p>
          </table:table-cell>
          <table:table-cell table:number-columns-repeated="2"/>
          <table:table-cell office:value-type="float" office:value="5.78504" calcext:value-type="float">
            <text:p>5.78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341" calcext:value-type="float">
            <text:p>5.12341</text:p>
          </table:table-cell>
          <table:table-cell office:value-type="float" office:value="27.2099" calcext:value-type="float">
            <text:p>27.2099</text:p>
          </table:table-cell>
          <table:table-cell office:value-type="float" office:value="0" calcext:value-type="float">
            <text:p>0</text:p>
          </table:table-cell>
          <table:table-cell office:value-type="float" office:value="38.1184" calcext:value-type="float">
            <text:p>38.1184</text:p>
          </table:table-cell>
          <table:table-cell table:number-columns-repeated="6"/>
          <table:table-cell office:value-type="float" office:value="5.1439" calcext:value-type="float">
            <text:p>5.1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3902" calcext:value-type="float">
            <text:p>4.53902</text:p>
          </table:table-cell>
          <table:table-cell office:value-type="float" office:value="21.0524" calcext:value-type="float">
            <text:p>21.0524</text:p>
          </table:table-cell>
          <table:table-cell office:value-type="float" office:value="0" calcext:value-type="float">
            <text:p>0</text:p>
          </table:table-cell>
          <table:table-cell office:value-type="float" office:value="30.7353" calcext:value-type="float">
            <text:p>30.7353</text:p>
          </table:table-cell>
          <table:table-cell table:number-columns-repeated="6"/>
          <table:table-cell office:value-type="float" office:value="4.61967" calcext:value-type="float">
            <text:p>4.61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161" calcext:value-type="float">
            <text:p>4.9161</text:p>
          </table:table-cell>
          <table:table-cell office:value-type="float" office:value="22.3302" calcext:value-type="float">
            <text:p>22.3302</text:p>
          </table:table-cell>
          <table:table-cell office:value-type="float" office:value="0" calcext:value-type="float">
            <text:p>0</text:p>
          </table:table-cell>
          <table:table-cell office:value-type="float" office:value="31.866" calcext:value-type="float">
            <text:p>31.866</text:p>
          </table:table-cell>
          <table:table-cell table:number-columns-repeated="6"/>
          <table:table-cell office:value-type="float" office:value="3.80732" calcext:value-type="float">
            <text:p>3.80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195" calcext:value-type="float">
            <text:p>3.62195</text:p>
          </table:table-cell>
          <table:table-cell office:value-type="float" office:value="24.0158" calcext:value-type="float">
            <text:p>24.0158</text:p>
          </table:table-cell>
          <table:table-cell office:value-type="float" office:value="0" calcext:value-type="float">
            <text:p>0</text:p>
          </table:table-cell>
          <table:table-cell office:value-type="float" office:value="31.445" calcext:value-type="float">
            <text:p>31.445</text:p>
          </table:table-cell>
        </table:table-row>
        <table:table-row table:style-name="ro1">
          <table:table-cell table:style-name="ce13" office:value-type="string" calcext:value-type="string">
            <text:p>grubhub-15-7.tsp </text:p>
          </table:table-cell>
          <table:table-cell table:style-name="Default" table:formula="of:=[$'Parcel Time'.B60]+[.BD60]" office:value-type="float" office:value="5.73772" calcext:value-type="float">
            <text:p>5.73772</text:p>
          </table:table-cell>
          <table:table-cell table:style-name="Default" table:formula="of:=[$'Parcel Time'.C60]+[.BE60]" office:value-type="float" office:value="0.341301" calcext:value-type="float">
            <text:p>0.341301</text:p>
          </table:table-cell>
          <table:table-cell table:style-name="Default" table:formula="of:=[$'Parcel Time'.D60]+[.BF60]" office:value-type="float" office:value="0" calcext:value-type="float">
            <text:p>0</text:p>
          </table:table-cell>
          <table:table-cell table:style-name="Default" table:formula="of:=[$'Parcel Time'.E60]+[.BG60]" office:value-type="float" office:value="4.519513" calcext:value-type="float">
            <text:p>4.519513</text:p>
          </table:table-cell>
          <table:table-cell table:style-name="Default" table:formula="of:=[$'Parcel Time'.F60]+[.BH60]" office:value-type="float" office:value="30.9089" calcext:value-type="float">
            <text:p>30.9089</text:p>
          </table:table-cell>
          <table:table-cell table:style-name="Default" table:formula="of:=[$'Parcel Time'.G60]+[.BI60]" office:value-type="float" office:value="0" calcext:value-type="float">
            <text:p>0</text:p>
          </table:table-cell>
          <table:table-cell table:style-name="Default" table:formula="of:=[$'Parcel Time'.H60]+[.BJ60]" office:value-type="float" office:value="41.507464" calcext:value-type="float">
            <text:p>41.507464</text:p>
          </table:table-cell>
          <table:table-cell table:style-name="Default" table:formula="of:=[.B60]/[.$H60]*100" office:value-type="float" office:value="13.8233451217352" calcext:value-type="float">
            <text:p>13.8233451217352</text:p>
          </table:table-cell>
          <table:table-cell table:style-name="Default" table:formula="of:=[.C60]/[.$H60]*100" office:value-type="float" office:value="0.822264159525622" calcext:value-type="float">
            <text:p>0.822264159525622</text:p>
          </table:table-cell>
          <table:table-cell table:style-name="Default" table:formula="of:=[.D60]/[.$H60]*100" office:value-type="float" office:value="0" calcext:value-type="float">
            <text:p>0</text:p>
          </table:table-cell>
          <table:table-cell table:style-name="Default" table:formula="of:=[.E60]/[.$H60]*100" office:value-type="float" office:value="10.8884344271189" calcext:value-type="float">
            <text:p>10.8884344271189</text:p>
          </table:table-cell>
          <table:table-cell table:style-name="Default" table:formula="of:=[.F60]/[.$H60]*100" office:value-type="float" office:value="74.4658840154629" calcext:value-type="float">
            <text:p>74.4658840154629</text:p>
          </table:table-cell>
          <table:table-cell table:style-name="Default" table:formula="of:=[.G60]/[.$H60]*100" office:value-type="float" office:value="0" calcext:value-type="float">
            <text:p>0</text:p>
          </table:table-cell>
          <table:table-cell table:style-name="Default" table:formula="of:=[$'Parcel Time'.O60]+[.BQ60]" office:value-type="float" office:value="4.81415" calcext:value-type="float">
            <text:p>4.81415</text:p>
          </table:table-cell>
          <table:table-cell table:style-name="Default" table:formula="of:=[$'Parcel Time'.P60]+[.BR60]" office:value-type="float" office:value="1.26488" calcext:value-type="float">
            <text:p>1.26488</text:p>
          </table:table-cell>
          <table:table-cell table:style-name="Default" table:formula="of:=[$'Parcel Time'.Q60]+[.BS60]" office:value-type="float" office:value="0" calcext:value-type="float">
            <text:p>0</text:p>
          </table:table-cell>
          <table:table-cell table:style-name="Default" table:formula="of:=[$'Parcel Time'.R60]+[.BT60]" office:value-type="float" office:value="4.173167" calcext:value-type="float">
            <text:p>4.173167</text:p>
          </table:table-cell>
          <table:table-cell table:style-name="Default" table:formula="of:=[$'Parcel Time'.S60]+[.BU60]" office:value-type="float" office:value="18.3889" calcext:value-type="float">
            <text:p>18.3889</text:p>
          </table:table-cell>
          <table:table-cell table:style-name="Default" table:formula="of:=[$'Parcel Time'.T60]+[.BV60]" office:value-type="float" office:value="0" calcext:value-type="float">
            <text:p>0</text:p>
          </table:table-cell>
          <table:table-cell table:style-name="Default" table:formula="of:=[$'Parcel Time'.U60]+[.BW60]" office:value-type="float" office:value="28.64111" calcext:value-type="float">
            <text:p>28.64111</text:p>
          </table:table-cell>
          <table:table-cell table:style-name="Default" table:formula="of:=[.O60]/[.$U60]*100" office:value-type="float" office:value="16.8085315129197" calcext:value-type="float">
            <text:p>16.8085315129197</text:p>
          </table:table-cell>
          <table:table-cell table:style-name="Default" table:formula="of:=[.P60]/[.$U60]*100" office:value-type="float" office:value="4.41630928410247" calcext:value-type="float">
            <text:p>4.41630928410247</text:p>
          </table:table-cell>
          <table:table-cell table:style-name="Default" table:formula="of:=[.Q60]/[.$U60]*100" office:value-type="float" office:value="0" calcext:value-type="float">
            <text:p>0</text:p>
          </table:table-cell>
          <table:table-cell table:style-name="Default" table:formula="of:=[.R60]/[.$U60]*100" office:value-type="float" office:value="14.5705491162877" calcext:value-type="float">
            <text:p>14.5705491162877</text:p>
          </table:table-cell>
          <table:table-cell table:style-name="Default" table:formula="of:=[.S60]/[.$U60]*100" office:value-type="float" office:value="64.2045646973878" calcext:value-type="float">
            <text:p>64.2045646973878</text:p>
          </table:table-cell>
          <table:table-cell table:style-name="Default" table:formula="of:=[.T60]/[.$U60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2472" calcext:value-type="float">
            <text:p>1.92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122" calcext:value-type="float">
            <text:p>0.47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9024" calcext:value-type="float">
            <text:p>6.19024</text:p>
          </table:table-cell>
          <table:table-cell table:style-name="Default" office:value-type="float" office:value="8.58618" calcext:value-type="float">
            <text:p>8.58618</text:p>
          </table:table-cell>
          <table:table-cell table:style-name="Default" table:formula="of:=[.AB60]/[.$AH60]*100" office:value-type="float" office:value="0" calcext:value-type="float">
            <text:p>0</text:p>
          </table:table-cell>
          <table:table-cell table:style-name="Default" table:formula="of:=[.AC60]/[.$AH60]*100" office:value-type="float" office:value="22.4164878910062" calcext:value-type="float">
            <text:p>22.4164878910062</text:p>
          </table:table-cell>
          <table:table-cell table:style-name="Default" table:formula="of:=[.AD60]/[.$AH60]*100" office:value-type="float" office:value="0" calcext:value-type="float">
            <text:p>0</text:p>
          </table:table-cell>
          <table:table-cell table:style-name="Default" table:formula="of:=[.AE60]/[.$AH60]*100" office:value-type="float" office:value="5.48812160937693" calcext:value-type="float">
            <text:p>5.48812160937693</text:p>
          </table:table-cell>
          <table:table-cell table:style-name="Default" table:formula="of:=[.AF60]/[.$AH60]*100" office:value-type="float" office:value="0" calcext:value-type="float">
            <text:p>0</text:p>
          </table:table-cell>
          <table:table-cell table:style-name="Default" table:formula="of:=[.AG60]/[.$AH60]*100" office:value-type="float" office:value="72.0953904996168" calcext:value-type="float">
            <text:p>72.09539049961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5073" calcext:value-type="float">
            <text:p>2.55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7805" calcext:value-type="float">
            <text:p>0.60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2179" calcext:value-type="float">
            <text:p>5.22179</text:p>
          </table:table-cell>
          <table:table-cell table:style-name="Default" office:value-type="float" office:value="8.38033" calcext:value-type="float">
            <text:p>8.38033</text:p>
          </table:table-cell>
          <table:table-cell table:style-name="Default" table:formula="of:=[.AO60]/[.$AU60]*100" office:value-type="float" office:value="0" calcext:value-type="float">
            <text:p>0</text:p>
          </table:table-cell>
          <table:table-cell table:style-name="Default" table:formula="of:=[.AP60]/[.$AU60]*100" office:value-type="float" office:value="30.437106891972" calcext:value-type="float">
            <text:p>30.437106891972</text:p>
          </table:table-cell>
          <table:table-cell table:style-name="Default" table:formula="of:=[.AQ60]/[.$AU60]*100" office:value-type="float" office:value="0" calcext:value-type="float">
            <text:p>0</text:p>
          </table:table-cell>
          <table:table-cell table:style-name="Default" table:formula="of:=[.AR60]/[.$AU60]*100" office:value-type="float" office:value="7.25275734965091" calcext:value-type="float">
            <text:p>7.25275734965091</text:p>
          </table:table-cell>
          <table:table-cell table:style-name="Default" table:formula="of:=[.AS60]/[.$AU60]*100" office:value-type="float" office:value="0" calcext:value-type="float">
            <text:p>0</text:p>
          </table:table-cell>
          <table:table-cell table:style-name="Default" table:formula="of:=[.AT60]/[.$AU60]*100" office:value-type="float" office:value="62.3100760948554" calcext:value-type="float">
            <text:p>62.3100760948554</text:p>
          </table:table-cell>
          <table:table-cell table:number-columns-repeated="2"/>
          <table:table-cell office:value-type="float" office:value="5.73772" calcext:value-type="float">
            <text:p>5.73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7805" calcext:value-type="float">
            <text:p>4.27805</text:p>
          </table:table-cell>
          <table:table-cell office:value-type="float" office:value="30.9089" calcext:value-type="float">
            <text:p>30.9089</text:p>
          </table:table-cell>
          <table:table-cell office:value-type="float" office:value="0" calcext:value-type="float">
            <text:p>0</text:p>
          </table:table-cell>
          <table:table-cell office:value-type="float" office:value="40.9247" calcext:value-type="float">
            <text:p>40.9247</text:p>
          </table:table-cell>
          <table:table-cell table:number-columns-repeated="6"/>
          <table:table-cell office:value-type="float" office:value="4.81415" calcext:value-type="float">
            <text:p>4.81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1463" calcext:value-type="float">
            <text:p>3.51463</text:p>
          </table:table-cell>
          <table:table-cell office:value-type="float" office:value="18.3889" calcext:value-type="float">
            <text:p>18.3889</text:p>
          </table:table-cell>
          <table:table-cell office:value-type="float" office:value="0" calcext:value-type="float">
            <text:p>0</text:p>
          </table:table-cell>
          <table:table-cell office:value-type="float" office:value="26.7177" calcext:value-type="float">
            <text:p>26.7177</text:p>
          </table:table-cell>
          <table:table-cell table:number-columns-repeated="6"/>
          <table:table-cell office:value-type="float" office:value="4.50943" calcext:value-type="float">
            <text:p>4.50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3512" calcext:value-type="float">
            <text:p>3.33512</text:p>
          </table:table-cell>
          <table:table-cell office:value-type="float" office:value="16.3802" calcext:value-type="float">
            <text:p>16.3802</text:p>
          </table:table-cell>
          <table:table-cell office:value-type="float" office:value="0" calcext:value-type="float">
            <text:p>0</text:p>
          </table:table-cell>
          <table:table-cell office:value-type="float" office:value="24.2248" calcext:value-type="float">
            <text:p>24.2248</text:p>
          </table:table-cell>
          <table:table-cell table:number-columns-repeated="6"/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683" calcext:value-type="float">
            <text:p>3.04683</text:p>
          </table:table-cell>
          <table:table-cell office:value-type="float" office:value="18.4867" calcext:value-type="float">
            <text:p>18.4867</text:p>
          </table:table-cell>
          <table:table-cell office:value-type="float" office:value="0" calcext:value-type="float">
            <text:p>0</text:p>
          </table:table-cell>
          <table:table-cell office:value-type="float" office:value="25.4336" calcext:value-type="float">
            <text:p>25.4336</text:p>
          </table:table-cell>
        </table:table-row>
        <table:table-row table:style-name="ro1">
          <table:table-cell table:style-name="ce13" office:value-type="string" calcext:value-type="string">
            <text:p>grubhub-15-8.tsp </text:p>
          </table:table-cell>
          <table:table-cell table:style-name="Default" table:formula="of:=[$'Parcel Time'.B61]+[.BD61]" office:value-type="float" office:value="6.20797" calcext:value-type="float">
            <text:p>6.20797</text:p>
          </table:table-cell>
          <table:table-cell table:style-name="Default" table:formula="of:=[$'Parcel Time'.C61]+[.BE61]" office:value-type="float" office:value="0.547154" calcext:value-type="float">
            <text:p>0.547154</text:p>
          </table:table-cell>
          <table:table-cell table:style-name="Default" table:formula="of:=[$'Parcel Time'.D61]+[.BF61]" office:value-type="float" office:value="0" calcext:value-type="float">
            <text:p>0</text:p>
          </table:table-cell>
          <table:table-cell table:style-name="Default" table:formula="of:=[$'Parcel Time'.E61]+[.BG61]" office:value-type="float" office:value="4.675606" calcext:value-type="float">
            <text:p>4.675606</text:p>
          </table:table-cell>
          <table:table-cell table:style-name="Default" table:formula="of:=[$'Parcel Time'.F61]+[.BH61]" office:value-type="float" office:value="24.204" calcext:value-type="float">
            <text:p>24.204</text:p>
          </table:table-cell>
          <table:table-cell table:style-name="Default" table:formula="of:=[$'Parcel Time'.G61]+[.BI61]" office:value-type="float" office:value="4.85723E-016" calcext:value-type="float">
            <text:p>4.85723E-16</text:p>
          </table:table-cell>
          <table:table-cell table:style-name="Default" table:formula="of:=[$'Parcel Time'.H61]+[.BJ61]" office:value-type="float" office:value="35.634711" calcext:value-type="float">
            <text:p>35.634711</text:p>
          </table:table-cell>
          <table:table-cell table:style-name="Default" table:formula="of:=[.B61]/[.$H61]*100" office:value-type="float" office:value="17.421131884583" calcext:value-type="float">
            <text:p>17.421131884583</text:p>
          </table:table-cell>
          <table:table-cell table:style-name="Default" table:formula="of:=[.C61]/[.$H61]*100" office:value-type="float" office:value="1.53545232905074" calcext:value-type="float">
            <text:p>1.53545232905074</text:p>
          </table:table-cell>
          <table:table-cell table:style-name="Default" table:formula="of:=[.D61]/[.$H61]*100" office:value-type="float" office:value="0" calcext:value-type="float">
            <text:p>0</text:p>
          </table:table-cell>
          <table:table-cell table:style-name="Default" table:formula="of:=[.E61]/[.$H61]*100" office:value-type="float" office:value="13.1209314423793" calcext:value-type="float">
            <text:p>13.1209314423793</text:p>
          </table:table-cell>
          <table:table-cell table:style-name="Default" table:formula="of:=[.F61]/[.$H61]*100" office:value-type="float" office:value="67.9225376627862" calcext:value-type="float">
            <text:p>67.9225376627862</text:p>
          </table:table-cell>
          <table:table-cell table:style-name="Default" table:formula="of:=[.G61]/[.$H61]*100" office:value-type="float" office:value="1.36306142625936E-015" calcext:value-type="float">
            <text:p>1.36306142625936E-15</text:p>
          </table:table-cell>
          <table:table-cell table:style-name="Default" table:formula="of:=[$'Parcel Time'.O61]+[.BQ61]" office:value-type="float" office:value="5.30976" calcext:value-type="float">
            <text:p>5.30976</text:p>
          </table:table-cell>
          <table:table-cell table:style-name="Default" table:formula="of:=[$'Parcel Time'.P61]+[.BR61]" office:value-type="float" office:value="1.06602" calcext:value-type="float">
            <text:p>1.06602</text:p>
          </table:table-cell>
          <table:table-cell table:style-name="Default" table:formula="of:=[$'Parcel Time'.Q61]+[.BS61]" office:value-type="float" office:value="0" calcext:value-type="float">
            <text:p>0</text:p>
          </table:table-cell>
          <table:table-cell table:style-name="Default" table:formula="of:=[$'Parcel Time'.R61]+[.BT61]" office:value-type="float" office:value="4.259996" calcext:value-type="float">
            <text:p>4.259996</text:p>
          </table:table-cell>
          <table:table-cell table:style-name="Default" table:formula="of:=[$'Parcel Time'.S61]+[.BU61]" office:value-type="float" office:value="19.5053" calcext:value-type="float">
            <text:p>19.5053</text:p>
          </table:table-cell>
          <table:table-cell table:style-name="Default" table:formula="of:=[$'Parcel Time'.T61]+[.BV61]" office:value-type="float" office:value="-3.76088E-015" calcext:value-type="float">
            <text:p>-3.76088E-15</text:p>
          </table:table-cell>
          <table:table-cell table:style-name="Default" table:formula="of:=[$'Parcel Time'.U61]+[.BW61]" office:value-type="float" office:value="30.14107" calcext:value-type="float">
            <text:p>30.14107</text:p>
          </table:table-cell>
          <table:table-cell table:style-name="Default" table:formula="of:=[.O61]/[.$U61]*100" office:value-type="float" office:value="17.6163619937846" calcext:value-type="float">
            <text:p>17.6163619937846</text:p>
          </table:table-cell>
          <table:table-cell table:style-name="Default" table:formula="of:=[.P61]/[.$U61]*100" office:value-type="float" office:value="3.53676893355146" calcext:value-type="float">
            <text:p>3.53676893355146</text:p>
          </table:table-cell>
          <table:table-cell table:style-name="Default" table:formula="of:=[.Q61]/[.$U61]*100" office:value-type="float" office:value="0" calcext:value-type="float">
            <text:p>0</text:p>
          </table:table-cell>
          <table:table-cell table:style-name="Default" table:formula="of:=[.R61]/[.$U61]*100" office:value-type="float" office:value="14.1335261156953" calcext:value-type="float">
            <text:p>14.1335261156953</text:p>
          </table:table-cell>
          <table:table-cell table:style-name="Default" table:formula="of:=[.S61]/[.$U61]*100" office:value-type="float" office:value="64.7133628633622" calcext:value-type="float">
            <text:p>64.7133628633622</text:p>
          </table:table-cell>
          <table:table-cell table:style-name="Default" table:formula="of:=[.T61]/[.$U61]*100" office:value-type="float" office:value="-0.000000000000012477592865814" calcext:value-type="float">
            <text:p>-1.247759286581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9122" calcext:value-type="float">
            <text:p>1.59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1463" calcext:value-type="float">
            <text:p>0.12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20257E-015" calcext:value-type="float">
            <text:p>-7.20257E-15</text:p>
          </table:table-cell>
          <table:table-cell table:style-name="Default" office:value-type="float" office:value="1.71268" calcext:value-type="float">
            <text:p>1.71268</text:p>
          </table:table-cell>
          <table:table-cell table:style-name="Default" table:formula="of:=[.AB61]/[.$AH61]*100" office:value-type="float" office:value="0" calcext:value-type="float">
            <text:p>0</text:p>
          </table:table-cell>
          <table:table-cell table:style-name="Default" table:formula="of:=[.AC61]/[.$AH61]*100" office:value-type="float" office:value="92.9081906719294" calcext:value-type="float">
            <text:p>92.9081906719294</text:p>
          </table:table-cell>
          <table:table-cell table:style-name="Default" table:formula="of:=[.AD61]/[.$AH61]*100" office:value-type="float" office:value="0" calcext:value-type="float">
            <text:p>0</text:p>
          </table:table-cell>
          <table:table-cell table:style-name="Default" table:formula="of:=[.AE61]/[.$AH61]*100" office:value-type="float" office:value="7.09198449214097" calcext:value-type="float">
            <text:p>7.09198449214097</text:p>
          </table:table-cell>
          <table:table-cell table:style-name="Default" table:formula="of:=[.AF61]/[.$AH61]*100" office:value-type="float" office:value="0" calcext:value-type="float">
            <text:p>0</text:p>
          </table:table-cell>
          <table:table-cell table:style-name="Default" table:formula="of:=[.AG61]/[.$AH61]*100" office:value-type="float" office:value="-0.000000000000420543826050401" calcext:value-type="float">
            <text:p>-4.2054382605040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5626" calcext:value-type="float">
            <text:p>2.45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1463" calcext:value-type="float">
            <text:p>0.12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4146" calcext:value-type="float">
            <text:p>4.84146</text:p>
          </table:table-cell>
          <table:table-cell table:style-name="Default" office:value-type="float" office:value="7.41919" calcext:value-type="float">
            <text:p>7.41919</text:p>
          </table:table-cell>
          <table:table-cell table:style-name="Default" table:formula="of:=[.AO61]/[.$AU61]*100" office:value-type="float" office:value="0" calcext:value-type="float">
            <text:p>0</text:p>
          </table:table-cell>
          <table:table-cell table:style-name="Default" table:formula="of:=[.AP61]/[.$AU61]*100" office:value-type="float" office:value="33.1068485912883" calcext:value-type="float">
            <text:p>33.1068485912883</text:p>
          </table:table-cell>
          <table:table-cell table:style-name="Default" table:formula="of:=[.AQ61]/[.$AU61]*100" office:value-type="float" office:value="0" calcext:value-type="float">
            <text:p>0</text:p>
          </table:table-cell>
          <table:table-cell table:style-name="Default" table:formula="of:=[.AR61]/[.$AU61]*100" office:value-type="float" office:value="1.63714637312159" calcext:value-type="float">
            <text:p>1.63714637312159</text:p>
          </table:table-cell>
          <table:table-cell table:style-name="Default" table:formula="of:=[.AS61]/[.$AU61]*100" office:value-type="float" office:value="0" calcext:value-type="float">
            <text:p>0</text:p>
          </table:table-cell>
          <table:table-cell table:style-name="Default" table:formula="of:=[.AT61]/[.$AU61]*100" office:value-type="float" office:value="65.2559106856678" calcext:value-type="float">
            <text:p>65.2559106856678</text:p>
          </table:table-cell>
          <table:table-cell table:number-columns-repeated="2"/>
          <table:table-cell office:value-type="float" office:value="6.20797" calcext:value-type="float">
            <text:p>6.20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8585" calcext:value-type="float">
            <text:p>4.48585</text:p>
          </table:table-cell>
          <table:table-cell office:value-type="float" office:value="24.204" calcext:value-type="float">
            <text:p>24.204</text:p>
          </table:table-cell>
          <table:table-cell office:value-type="float" office:value="0" calcext:value-type="float">
            <text:p>0</text:p>
          </table:table-cell>
          <table:table-cell office:value-type="float" office:value="34.8978" calcext:value-type="float">
            <text:p>34.8978</text:p>
          </table:table-cell>
          <table:table-cell table:number-columns-repeated="6"/>
          <table:table-cell office:value-type="float" office:value="5.30976" calcext:value-type="float">
            <text:p>5.30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7024" calcext:value-type="float">
            <text:p>4.07024</text:p>
          </table:table-cell>
          <table:table-cell office:value-type="float" office:value="19.5053" calcext:value-type="float">
            <text:p>19.5053</text:p>
          </table:table-cell>
          <table:table-cell office:value-type="float" office:value="0" calcext:value-type="float">
            <text:p>0</text:p>
          </table:table-cell>
          <table:table-cell office:value-type="float" office:value="28.8853" calcext:value-type="float">
            <text:p>28.8853</text:p>
          </table:table-cell>
          <table:table-cell table:number-columns-repeated="6"/>
          <table:table-cell office:value-type="float" office:value="4.9026" calcext:value-type="float">
            <text:p>4.9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7122" calcext:value-type="float">
            <text:p>3.77122</text:p>
          </table:table-cell>
          <table:table-cell office:value-type="float" office:value="19.2579" calcext:value-type="float">
            <text:p>19.2579</text:p>
          </table:table-cell>
          <table:table-cell office:value-type="float" office:value="0" calcext:value-type="float">
            <text:p>0</text:p>
          </table:table-cell>
          <table:table-cell office:value-type="float" office:value="27.9317" calcext:value-type="float">
            <text:p>27.9317</text:p>
          </table:table-cell>
          <table:table-cell table:number-columns-repeated="6"/>
          <table:table-cell office:value-type="float" office:value="4.07122" calcext:value-type="float">
            <text:p>4.07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195" calcext:value-type="float">
            <text:p>3.62195</text:p>
          </table:table-cell>
          <table:table-cell office:value-type="float" office:value="18.9917" calcext:value-type="float">
            <text:p>18.9917</text:p>
          </table:table-cell>
          <table:table-cell office:value-type="float" office:value="0" calcext:value-type="float">
            <text:p>0</text:p>
          </table:table-cell>
          <table:table-cell office:value-type="float" office:value="26.6849" calcext:value-type="float">
            <text:p>26.6849</text:p>
          </table:table-cell>
        </table:table-row>
        <table:table-row table:style-name="ro1">
          <table:table-cell table:style-name="ce13" office:value-type="string" calcext:value-type="string">
            <text:p>grubhub-15-9.tsp </text:p>
          </table:table-cell>
          <table:table-cell table:style-name="Default" table:formula="of:=[$'Parcel Time'.B62]+[.BD62]" office:value-type="float" office:value="6.04407" calcext:value-type="float">
            <text:p>6.04407</text:p>
          </table:table-cell>
          <table:table-cell table:style-name="Default" table:formula="of:=[$'Parcel Time'.C62]+[.BE62]" office:value-type="float" office:value="0" calcext:value-type="float">
            <text:p>0</text:p>
          </table:table-cell>
          <table:table-cell table:style-name="Default" table:formula="of:=[$'Parcel Time'.D62]+[.BF62]" office:value-type="float" office:value="0" calcext:value-type="float">
            <text:p>0</text:p>
          </table:table-cell>
          <table:table-cell table:style-name="Default" table:formula="of:=[$'Parcel Time'.E62]+[.BG62]" office:value-type="float" office:value="5.71317" calcext:value-type="float">
            <text:p>5.71317</text:p>
          </table:table-cell>
          <table:table-cell table:style-name="Default" table:formula="of:=[$'Parcel Time'.F62]+[.BH62]" office:value-type="float" office:value="27.672" calcext:value-type="float">
            <text:p>27.672</text:p>
          </table:table-cell>
          <table:table-cell table:style-name="Default" table:formula="of:=[$'Parcel Time'.G62]+[.BI62]" office:value-type="float" office:value="-4.67681E-015" calcext:value-type="float">
            <text:p>-4.67681E-15</text:p>
          </table:table-cell>
          <table:table-cell table:style-name="Default" table:formula="of:=[$'Parcel Time'.H62]+[.BJ62]" office:value-type="float" office:value="39.4293" calcext:value-type="float">
            <text:p>39.4293</text:p>
          </table:table-cell>
          <table:table-cell table:style-name="Default" table:formula="of:=[.B62]/[.$H62]*100" office:value-type="float" office:value="15.3288797924386" calcext:value-type="float">
            <text:p>15.3288797924386</text:p>
          </table:table-cell>
          <table:table-cell table:style-name="Default" table:formula="of:=[.C62]/[.$H62]*100" office:value-type="float" office:value="0" calcext:value-type="float">
            <text:p>0</text:p>
          </table:table-cell>
          <table:table-cell table:style-name="Default" table:formula="of:=[.D62]/[.$H62]*100" office:value-type="float" office:value="0" calcext:value-type="float">
            <text:p>0</text:p>
          </table:table-cell>
          <table:table-cell table:style-name="Default" table:formula="of:=[.E62]/[.$H62]*100" office:value-type="float" office:value="14.4896561693969" calcext:value-type="float">
            <text:p>14.4896561693969</text:p>
          </table:table-cell>
          <table:table-cell table:style-name="Default" table:formula="of:=[.F62]/[.$H62]*100" office:value-type="float" office:value="70.1813118670633" calcext:value-type="float">
            <text:p>70.1813118670633</text:p>
          </table:table-cell>
          <table:table-cell table:style-name="Default" table:formula="of:=[.G62]/[.$H62]*100" office:value-type="float" office:value="-0.0000000000000118612554623085" calcext:value-type="float">
            <text:p>-1.18612554623085E-14</text:p>
          </table:table-cell>
          <table:table-cell table:style-name="Default" table:formula="of:=[$'Parcel Time'.O62]+[.BQ62]" office:value-type="float" office:value="5.12439" calcext:value-type="float">
            <text:p>5.12439</text:p>
          </table:table-cell>
          <table:table-cell table:style-name="Default" table:formula="of:=[$'Parcel Time'.P62]+[.BR62]" office:value-type="float" office:value="1.48" calcext:value-type="float">
            <text:p>1.48</text:p>
          </table:table-cell>
          <table:table-cell table:style-name="Default" table:formula="of:=[$'Parcel Time'.Q62]+[.BS62]" office:value-type="float" office:value="0" calcext:value-type="float">
            <text:p>0</text:p>
          </table:table-cell>
          <table:table-cell table:style-name="Default" table:formula="of:=[$'Parcel Time'.R62]+[.BT62]" office:value-type="float" office:value="6.284389" calcext:value-type="float">
            <text:p>6.284389</text:p>
          </table:table-cell>
          <table:table-cell table:style-name="Default" table:formula="of:=[$'Parcel Time'.S62]+[.BU62]" office:value-type="float" office:value="26.4076" calcext:value-type="float">
            <text:p>26.4076</text:p>
          </table:table-cell>
          <table:table-cell table:style-name="Default" table:formula="of:=[$'Parcel Time'.T62]+[.BV62]" office:value-type="float" office:value="6.74423" calcext:value-type="float">
            <text:p>6.74423</text:p>
          </table:table-cell>
          <table:table-cell table:style-name="Default" table:formula="of:=[$'Parcel Time'.U62]+[.BW62]" office:value-type="float" office:value="46.04056" calcext:value-type="float">
            <text:p>46.04056</text:p>
          </table:table-cell>
          <table:table-cell table:style-name="Default" table:formula="of:=[.O62]/[.$U62]*100" office:value-type="float" office:value="11.1301643594257" calcext:value-type="float">
            <text:p>11.1301643594257</text:p>
          </table:table-cell>
          <table:table-cell table:style-name="Default" table:formula="of:=[.P62]/[.$U62]*100" office:value-type="float" office:value="3.21455690373879" calcext:value-type="float">
            <text:p>3.21455690373879</text:p>
          </table:table-cell>
          <table:table-cell table:style-name="Default" table:formula="of:=[.Q62]/[.$U62]*100" office:value-type="float" office:value="0" calcext:value-type="float">
            <text:p>0</text:p>
          </table:table-cell>
          <table:table-cell table:style-name="Default" table:formula="of:=[.R62]/[.$U62]*100" office:value-type="float" office:value="13.6496797606285" calcext:value-type="float">
            <text:p>13.6496797606285</text:p>
          </table:table-cell>
          <table:table-cell table:style-name="Default" table:formula="of:=[.S62]/[.$U62]*100" office:value-type="float" office:value="57.3572519534949" calcext:value-type="float">
            <text:p>57.3572519534949</text:p>
          </table:table-cell>
          <table:table-cell table:style-name="Default" table:formula="of:=[.T62]/[.$U62]*100" office:value-type="float" office:value="14.6484534506096" calcext:value-type="float">
            <text:p>14.64845345060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26829" calcext:value-type="float">
            <text:p>0.82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8732" calcext:value-type="float">
            <text:p>6.28732</text:p>
          </table:table-cell>
          <table:table-cell table:style-name="Default" office:value-type="float" office:value="8.59415" calcext:value-type="float">
            <text:p>8.59415</text:p>
          </table:table-cell>
          <table:table-cell table:style-name="Default" table:formula="of:=[.AB62]/[.$AH62]*100" office:value-type="float" office:value="0" calcext:value-type="float">
            <text:p>0</text:p>
          </table:table-cell>
          <table:table-cell table:style-name="Default" table:formula="of:=[.AC62]/[.$AH62]*100" office:value-type="float" office:value="17.2210166217718" calcext:value-type="float">
            <text:p>17.2210166217718</text:p>
          </table:table-cell>
          <table:table-cell table:style-name="Default" table:formula="of:=[.AD62]/[.$AH62]*100" office:value-type="float" office:value="0" calcext:value-type="float">
            <text:p>0</text:p>
          </table:table-cell>
          <table:table-cell table:style-name="Default" table:formula="of:=[.AE62]/[.$AH62]*100" office:value-type="float" office:value="9.62083510294793" calcext:value-type="float">
            <text:p>9.62083510294793</text:p>
          </table:table-cell>
          <table:table-cell table:style-name="Default" table:formula="of:=[.AF62]/[.$AH62]*100" office:value-type="float" office:value="0" calcext:value-type="float">
            <text:p>0</text:p>
          </table:table-cell>
          <table:table-cell table:style-name="Default" table:formula="of:=[.AG62]/[.$AH62]*100" office:value-type="float" office:value="73.1581366394582" calcext:value-type="float">
            <text:p>73.15813663945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0228" calcext:value-type="float">
            <text:p>1.80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7512" calcext:value-type="float">
            <text:p>1.17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02616E-015" calcext:value-type="float">
            <text:p>-2.02616E-15</text:p>
          </table:table-cell>
          <table:table-cell table:style-name="Default" office:value-type="float" office:value="2.9774" calcext:value-type="float">
            <text:p>2.9774</text:p>
          </table:table-cell>
          <table:table-cell table:style-name="Default" table:formula="of:=[.AO62]/[.$AU62]*100" office:value-type="float" office:value="0" calcext:value-type="float">
            <text:p>0</text:p>
          </table:table-cell>
          <table:table-cell table:style-name="Default" table:formula="of:=[.AP62]/[.$AU62]*100" office:value-type="float" office:value="60.5320077920333" calcext:value-type="float">
            <text:p>60.5320077920333</text:p>
          </table:table-cell>
          <table:table-cell table:style-name="Default" table:formula="of:=[.AQ62]/[.$AU62]*100" office:value-type="float" office:value="0" calcext:value-type="float">
            <text:p>0</text:p>
          </table:table-cell>
          <table:table-cell table:style-name="Default" table:formula="of:=[.AR62]/[.$AU62]*100" office:value-type="float" office:value="39.4679922079667" calcext:value-type="float">
            <text:p>39.4679922079667</text:p>
          </table:table-cell>
          <table:table-cell table:style-name="Default" table:formula="of:=[.AS62]/[.$AU62]*100" office:value-type="float" office:value="0" calcext:value-type="float">
            <text:p>0</text:p>
          </table:table-cell>
          <table:table-cell table:style-name="Default" table:formula="of:=[.AT62]/[.$AU62]*100" office:value-type="float" office:value="-0.0000000000000680513199435749" calcext:value-type="float">
            <text:p>-6.80513199435749E-14</text:p>
          </table:table-cell>
          <table:table-cell table:number-columns-repeated="2"/>
          <table:table-cell office:value-type="float" office:value="6.04407" calcext:value-type="float">
            <text:p>6.04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1317" calcext:value-type="float">
            <text:p>5.71317</text:p>
          </table:table-cell>
          <table:table-cell office:value-type="float" office:value="27.672" calcext:value-type="float">
            <text:p>27.672</text:p>
          </table:table-cell>
          <table:table-cell office:value-type="float" office:value="0" calcext:value-type="float">
            <text:p>0</text:p>
          </table:table-cell>
          <table:table-cell office:value-type="float" office:value="39.4293" calcext:value-type="float">
            <text:p>39.4293</text:p>
          </table:table-cell>
          <table:table-cell table:number-columns-repeated="6"/>
          <table:table-cell office:value-type="float" office:value="5.12439" calcext:value-type="float">
            <text:p>5.12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5756" calcext:value-type="float">
            <text:p>5.45756</text:p>
          </table:table-cell>
          <table:table-cell office:value-type="float" office:value="26.4076" calcext:value-type="float">
            <text:p>26.4076</text:p>
          </table:table-cell>
          <table:table-cell office:value-type="float" office:value="0" calcext:value-type="float">
            <text:p>0</text:p>
          </table:table-cell>
          <table:table-cell office:value-type="float" office:value="36.9895" calcext:value-type="float">
            <text:p>36.9895</text:p>
          </table:table-cell>
          <table:table-cell table:number-columns-repeated="6"/>
          <table:table-cell office:value-type="float" office:value="4.88407" calcext:value-type="float">
            <text:p>4.88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161" calcext:value-type="float">
            <text:p>4.9161</text:p>
          </table:table-cell>
          <table:table-cell office:value-type="float" office:value="27.1137" calcext:value-type="float">
            <text:p>27.1137</text:p>
          </table:table-cell>
          <table:table-cell office:value-type="float" office:value="0" calcext:value-type="float">
            <text:p>0</text:p>
          </table:table-cell>
          <table:table-cell office:value-type="float" office:value="36.9139" calcext:value-type="float">
            <text:p>36.9139</text:p>
          </table:table-cell>
          <table:table-cell table:number-columns-repeated="6"/>
          <table:table-cell office:value-type="float" office:value="4.12293" calcext:value-type="float">
            <text:p>4.12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829" calcext:value-type="float">
            <text:p>4.16829</text:p>
          </table:table-cell>
          <table:table-cell office:value-type="float" office:value="23.3379" calcext:value-type="float">
            <text:p>23.3379</text:p>
          </table:table-cell>
          <table:table-cell office:value-type="float" office:value="0" calcext:value-type="float">
            <text:p>0</text:p>
          </table:table-cell>
          <table:table-cell office:value-type="float" office:value="31.6291" calcext:value-type="float">
            <text:p>31.6291</text:p>
          </table:table-cell>
        </table:table-row>
        <table:table-row table:style-name="ro1" table:number-rows-repeated="75">
          <table:table-cell/>
          <table:table-cell table:style-name="Default" table:number-columns-repeated="14"/>
          <table:table-cell table:number-columns-repeated="86"/>
        </table:table-row>
        <table:table-row table:style-name="ro1" table:number-rows-repeated="1048438">
          <table:table-cell table:number-columns-repeated="101"/>
        </table:table-row>
        <table:table-row table:style-name="ro1">
          <table:table-cell table:number-columns-repeated="101"/>
        </table:table-row>
      </table:table>
      <table:table table:name="Parcel Time" table:style-name="ta1">
        <office:forms form:automatic-focus="false" form:apply-design-mode="false"/>
        <table:table-column table:style-name="co1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2" table:default-cell-style-name="ce3"/>
        <table:table-column table:style-name="co14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number-columns-repeated="2" table:default-cell-style-name="ce3"/>
        <table:table-row table:style-name="ro1">
          <table:table-cell/>
          <table:table-cell table:style-name="ce12" office:value-type="percentage" office:value="0.1" calcext:value-type="percentage" table:number-columns-spanned="13" table:number-rows-spanned="1">
            <text:p>1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2" calcext:value-type="percentage" table:number-columns-spanned="13" table:number-rows-spanned="1">
            <text:p>20.00%</text:p>
          </table:table-cell>
          <table:covered-table-cell table:number-columns-repeated="12"/>
          <table:table-cell table:style-name="ce12" office:value-type="percentage" office:value="0.3" calcext:value-type="percentage" table:number-columns-spanned="13" table:number-rows-spanned="1">
            <text:p>3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4" calcext:value-type="percentage" table:number-columns-spanned="13" table:number-rows-spanned="1">
            <text:p>40.00%</text:p>
          </table:table-cell>
          <table:covered-table-cell table:number-columns-repeated="12"/>
        </table:table-row>
        <table:table-row table:style-name="ro1">
          <table:table-cell table:style-name="ce13" office:value-type="string" calcext:value-type="string">
            <text:p>Instance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3" office:value-type="string" calcext:value-type="string">
            <text:p>waitp(%)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table:style-name="ce13" office:value-type="string" calcext:value-type="string">
            <text:p>grubhub-10-0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6.9425e-310</text:p>
          </table:table-cell>
          <table:table-cell table:style-name="Default" table:formula="of:=[.B3]/[.$H3]*100" office:value-type="string" office:string-value="" calcext:value-type="error">
            <text:p>#DIV/0!</text:p>
          </table:table-cell>
          <table:table-cell table:style-name="Default" table:formula="of:=[.C3]/[.$H3]*100" office:value-type="string" office:string-value="" calcext:value-type="error">
            <text:p>#DIV/0!</text:p>
          </table:table-cell>
          <table:table-cell table:style-name="Default" table:formula="of:=[.D3]/[.$H3]*100" office:value-type="string" office:string-value="" calcext:value-type="error">
            <text:p>#DIV/0!</text:p>
          </table:table-cell>
          <table:table-cell table:style-name="Default" table:formula="of:=[.E3]/[.$H3]*100" office:value-type="string" office:string-value="" calcext:value-type="error">
            <text:p>#DIV/0!</text:p>
          </table:table-cell>
          <table:table-cell table:style-name="Default" table:formula="of:=[.F3]/[.$H3]*100" office:value-type="string" office:string-value="" calcext:value-type="error">
            <text:p>#DIV/0!</text:p>
          </table:table-cell>
          <table:table-cell table:style-name="Default" table:formula="of:=[.G3]/[.$H3]*100" office:value-type="string" office:string-value="" calcext:value-type="error">
            <text:p>#DIV/0!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O3]/[.$U3]*100" office:value-type="string" office:string-value="" calcext:value-type="error">
            <text:p>#DIV/0!</text:p>
          </table:table-cell>
          <table:table-cell table:style-name="Default" table:formula="of:=[.P3]/[.$U3]*100" office:value-type="string" office:string-value="" calcext:value-type="error">
            <text:p>#DIV/0!</text:p>
          </table:table-cell>
          <table:table-cell table:style-name="Default" table:formula="of:=[.Q3]/[.$U3]*100" office:value-type="string" office:string-value="" calcext:value-type="error">
            <text:p>#DIV/0!</text:p>
          </table:table-cell>
          <table:table-cell table:style-name="Default" table:formula="of:=[.R3]/[.$U3]*100" office:value-type="string" office:string-value="" calcext:value-type="error">
            <text:p>#DIV/0!</text:p>
          </table:table-cell>
          <table:table-cell table:style-name="Default" table:formula="of:=[.S3]/[.$U3]*100" office:value-type="string" office:string-value="" calcext:value-type="error">
            <text:p>#DIV/0!</text:p>
          </table:table-cell>
          <table:table-cell table:style-name="Default" table:formula="of:=[.T3]/[.$U3]*100" office:value-type="string" office:string-value="" calcext:value-type="error">
            <text:p>#DIV/0!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4.3715E-015" calcext:value-type="float">
            <text:p>-4.3715E-15</text:p>
          </table:table-cell>
          <table:table-cell table:style-name="Default" table:formula="of:=[.AB3]/[.$AH3]*100" office:value-type="float" office:value="-0" calcext:value-type="float">
            <text:p>0</text:p>
          </table:table-cell>
          <table:table-cell table:style-name="Default" table:formula="of:=[.AC3]/[.$AH3]*100" office:value-type="float" office:value="-0" calcext:value-type="float">
            <text:p>0</text:p>
          </table:table-cell>
          <table:table-cell table:style-name="Default" table:formula="of:=[.AD3]/[.$AH3]*100" office:value-type="float" office:value="-0" calcext:value-type="float">
            <text:p>0</text:p>
          </table:table-cell>
          <table:table-cell table:style-name="Default" table:formula="of:=[.AE3]/[.$AH3]*100" office:value-type="float" office:value="-0" calcext:value-type="float">
            <text:p>0</text:p>
          </table:table-cell>
          <table:table-cell table:style-name="Default" table:formula="of:=[.AF3]/[.$AH3]*100" office:value-type="float" office:value="-0" calcext:value-type="float">
            <text:p>0</text:p>
          </table:table-cell>
          <table:table-cell table:style-name="Default" table:formula="of:=[.AG3]/[.$AH3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2033" calcext:value-type="float">
            <text:p>1.720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3854" calcext:value-type="float">
            <text:p>1.03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9317" calcext:value-type="float">
            <text:p>5.69317</text:p>
          </table:table-cell>
          <table:table-cell table:style-name="Default" office:value-type="float" office:value="8.45203" calcext:value-type="float">
            <text:p>8.45203</text:p>
          </table:table-cell>
          <table:table-cell table:style-name="Default" table:formula="of:=[.AO3]/[.$AU3]*100" office:value-type="float" office:value="0" calcext:value-type="float">
            <text:p>0</text:p>
          </table:table-cell>
          <table:table-cell table:style-name="Default" table:formula="of:=[.AP3]/[.$AU3]*100" office:value-type="float" office:value="20.3540451228876" calcext:value-type="float">
            <text:p>20.3540451228876</text:p>
          </table:table-cell>
          <table:table-cell table:style-name="Default" table:formula="of:=[.AQ3]/[.$AU3]*100" office:value-type="float" office:value="0" calcext:value-type="float">
            <text:p>0</text:p>
          </table:table-cell>
          <table:table-cell table:style-name="Default" table:formula="of:=[.AR3]/[.$AU3]*100" office:value-type="float" office:value="12.2874623019559" calcext:value-type="float">
            <text:p>12.2874623019559</text:p>
          </table:table-cell>
          <table:table-cell table:style-name="Default" table:formula="of:=[.AS3]/[.$AU3]*100" office:value-type="float" office:value="0" calcext:value-type="float">
            <text:p>0</text:p>
          </table:table-cell>
          <table:table-cell table:style-name="Default" table:formula="of:=[.AT3]/[.$AU3]*100" office:value-type="float" office:value="67.3586108899282" calcext:value-type="float">
            <text:p>67.3586108899282</text:p>
          </table:table-cell>
        </table:table-row>
        <table:table-row table:style-name="ro1">
          <table:table-cell table:style-name="ce13" office:value-type="string" calcext:value-type="string">
            <text:p>grubhub-10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7886" calcext:value-type="float">
            <text:p>0.417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4634" calcext:value-type="float">
            <text:p>0.2746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69252" calcext:value-type="float">
            <text:p>0.69252</text:p>
          </table:table-cell>
          <table:table-cell table:style-name="Default" table:formula="of:=[.B4]/[.$H4]*100" office:value-type="float" office:value="0" calcext:value-type="float">
            <text:p>0</text:p>
          </table:table-cell>
          <table:table-cell table:style-name="Default" table:formula="of:=[.C4]/[.$H4]*100" office:value-type="float" office:value="60.3428059839427" calcext:value-type="float">
            <text:p>60.3428059839427</text:p>
          </table:table-cell>
          <table:table-cell table:style-name="Default" table:formula="of:=[.D4]/[.$H4]*100" office:value-type="float" office:value="0" calcext:value-type="float">
            <text:p>0</text:p>
          </table:table-cell>
          <table:table-cell table:style-name="Default" table:formula="of:=[.E4]/[.$H4]*100" office:value-type="float" office:value="39.6571940160573" calcext:value-type="float">
            <text:p>39.6571940160573</text:p>
          </table:table-cell>
          <table:table-cell table:style-name="Default" table:formula="of:=[.F4]/[.$H4]*100" office:value-type="float" office:value="0" calcext:value-type="float">
            <text:p>0</text:p>
          </table:table-cell>
          <table:table-cell table:style-name="Default" table:formula="of:=[.G4]/[.$H4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7886" calcext:value-type="float">
            <text:p>0.417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4634" calcext:value-type="float">
            <text:p>0.2746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69252" calcext:value-type="float">
            <text:p>0.69252</text:p>
          </table:table-cell>
          <table:table-cell table:style-name="Default" table:formula="of:=[.O4]/[.$U4]*100" office:value-type="float" office:value="0" calcext:value-type="float">
            <text:p>0</text:p>
          </table:table-cell>
          <table:table-cell table:style-name="Default" table:formula="of:=[.P4]/[.$U4]*100" office:value-type="float" office:value="60.3428059839427" calcext:value-type="float">
            <text:p>60.3428059839427</text:p>
          </table:table-cell>
          <table:table-cell table:style-name="Default" table:formula="of:=[.Q4]/[.$U4]*100" office:value-type="float" office:value="0" calcext:value-type="float">
            <text:p>0</text:p>
          </table:table-cell>
          <table:table-cell table:style-name="Default" table:formula="of:=[.R4]/[.$U4]*100" office:value-type="float" office:value="39.6571940160573" calcext:value-type="float">
            <text:p>39.6571940160573</text:p>
          </table:table-cell>
          <table:table-cell table:style-name="Default" table:formula="of:=[.S4]/[.$U4]*100" office:value-type="float" office:value="0" calcext:value-type="float">
            <text:p>0</text:p>
          </table:table-cell>
          <table:table-cell table:style-name="Default" table:formula="of:=[.T4]/[.$U4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2358" calcext:value-type="float">
            <text:p>0.8523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6585" calcext:value-type="float">
            <text:p>0.5565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40894" calcext:value-type="float">
            <text:p>1.40894</text:p>
          </table:table-cell>
          <table:table-cell table:style-name="Default" table:formula="of:=[.AB4]/[.$AH4]*100" office:value-type="float" office:value="0" calcext:value-type="float">
            <text:p>0</text:p>
          </table:table-cell>
          <table:table-cell table:style-name="Default" table:formula="of:=[.AC4]/[.$AH4]*100" office:value-type="float" office:value="60.4964015501015" calcext:value-type="float">
            <text:p>60.4964015501015</text:p>
          </table:table-cell>
          <table:table-cell table:style-name="Default" table:formula="of:=[.AD4]/[.$AH4]*100" office:value-type="float" office:value="0" calcext:value-type="float">
            <text:p>0</text:p>
          </table:table-cell>
          <table:table-cell table:style-name="Default" table:formula="of:=[.AE4]/[.$AH4]*100" office:value-type="float" office:value="39.503811375928" calcext:value-type="float">
            <text:p>39.503811375928</text:p>
          </table:table-cell>
          <table:table-cell table:style-name="Default" table:formula="of:=[.AF4]/[.$AH4]*100" office:value-type="float" office:value="0" calcext:value-type="float">
            <text:p>0</text:p>
          </table:table-cell>
          <table:table-cell table:style-name="Default" table:formula="of:=[.AG4]/[.$AH4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135" calcext:value-type="float">
            <text:p>2.2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5122" calcext:value-type="float">
            <text:p>0.45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4114" calcext:value-type="float">
            <text:p>5.24114</text:p>
          </table:table-cell>
          <table:table-cell table:style-name="Default" office:value-type="float" office:value="7.90976" calcext:value-type="float">
            <text:p>7.90976</text:p>
          </table:table-cell>
          <table:table-cell table:style-name="Default" table:formula="of:=[.AO4]/[.$AU4]*100" office:value-type="float" office:value="0" calcext:value-type="float">
            <text:p>0</text:p>
          </table:table-cell>
          <table:table-cell table:style-name="Default" table:formula="of:=[.AP4]/[.$AU4]*100" office:value-type="float" office:value="27.9844141920867" calcext:value-type="float">
            <text:p>27.9844141920867</text:p>
          </table:table-cell>
          <table:table-cell table:style-name="Default" table:formula="of:=[.AQ4]/[.$AU4]*100" office:value-type="float" office:value="0" calcext:value-type="float">
            <text:p>0</text:p>
          </table:table-cell>
          <table:table-cell table:style-name="Default" table:formula="of:=[.AR4]/[.$AU4]*100" office:value-type="float" office:value="5.75392932276074" calcext:value-type="float">
            <text:p>5.75392932276074</text:p>
          </table:table-cell>
          <table:table-cell table:style-name="Default" table:formula="of:=[.AS4]/[.$AU4]*100" office:value-type="float" office:value="0" calcext:value-type="float">
            <text:p>0</text:p>
          </table:table-cell>
          <table:table-cell table:style-name="Default" table:formula="of:=[.AT4]/[.$AU4]*100" office:value-type="float" office:value="66.2616817703698" calcext:value-type="float">
            <text:p>66.2616817703698</text:p>
          </table:table-cell>
        </table:table-row>
        <table:table-row table:style-name="ro1">
          <table:table-cell table:style-name="ce13" office:value-type="string" calcext:value-type="string">
            <text:p>grubhub-10-2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.52656E-016" calcext:value-type="float">
            <text:p>1.52656E-16</text:p>
          </table:table-cell>
          <table:table-cell table:style-name="Default" table:formula="of:=[.B5]/[.$H5]*100" office:value-type="float" office:value="0" calcext:value-type="float">
            <text:p>0</text:p>
          </table:table-cell>
          <table:table-cell table:style-name="Default" table:formula="of:=[.C5]/[.$H5]*100" office:value-type="float" office:value="0" calcext:value-type="float">
            <text:p>0</text:p>
          </table:table-cell>
          <table:table-cell table:style-name="Default" table:formula="of:=[.D5]/[.$H5]*100" office:value-type="float" office:value="0" calcext:value-type="float">
            <text:p>0</text:p>
          </table:table-cell>
          <table:table-cell table:style-name="Default" table:formula="of:=[.E5]/[.$H5]*100" office:value-type="float" office:value="0" calcext:value-type="float">
            <text:p>0</text:p>
          </table:table-cell>
          <table:table-cell table:style-name="Default" table:formula="of:=[.F5]/[.$H5]*100" office:value-type="float" office:value="0" calcext:value-type="float">
            <text:p>0</text:p>
          </table:table-cell>
          <table:table-cell table:style-name="Default" table:formula="of:=[.G5]/[.$H5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1545" calcext:value-type="float">
            <text:p>0.3315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122" calcext:value-type="float">
            <text:p>0.27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2656E-016" calcext:value-type="float">
            <text:p>1.52656E-16</text:p>
          </table:table-cell>
          <table:table-cell table:style-name="Default" office:value-type="float" office:value="0.602764" calcext:value-type="float">
            <text:p>0.602764</text:p>
          </table:table-cell>
          <table:table-cell table:style-name="Default" table:formula="of:=[.O5]/[.$U5]*100" office:value-type="float" office:value="0" calcext:value-type="float">
            <text:p>0</text:p>
          </table:table-cell>
          <table:table-cell table:style-name="Default" table:formula="of:=[.P5]/[.$U5]*100" office:value-type="float" office:value="55.0041143797573" calcext:value-type="float">
            <text:p>55.0041143797573</text:p>
          </table:table-cell>
          <table:table-cell table:style-name="Default" table:formula="of:=[.Q5]/[.$U5]*100" office:value-type="float" office:value="0" calcext:value-type="float">
            <text:p>0</text:p>
          </table:table-cell>
          <table:table-cell table:style-name="Default" table:formula="of:=[.R5]/[.$U5]*100" office:value-type="float" office:value="44.9960515226523" calcext:value-type="float">
            <text:p>44.9960515226523</text:p>
          </table:table-cell>
          <table:table-cell table:style-name="Default" table:formula="of:=[.S5]/[.$U5]*100" office:value-type="float" office:value="0" calcext:value-type="float">
            <text:p>0</text:p>
          </table:table-cell>
          <table:table-cell table:style-name="Default" table:formula="of:=[.T5]/[.$U5]*100" office:value-type="float" office:value="0.0000000000000253259982347984" calcext:value-type="float">
            <text:p>2.5325998234798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1171" calcext:value-type="float">
            <text:p>1.81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6098" calcext:value-type="float">
            <text:p>0.39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9106" calcext:value-type="float">
            <text:p>6.59106</text:p>
          </table:table-cell>
          <table:table-cell table:style-name="Default" office:value-type="float" office:value="8.79886" calcext:value-type="float">
            <text:p>8.79886</text:p>
          </table:table-cell>
          <table:table-cell table:style-name="Default" table:formula="of:=[.AB5]/[.$AH5]*100" office:value-type="float" office:value="0" calcext:value-type="float">
            <text:p>0</text:p>
          </table:table-cell>
          <table:table-cell table:style-name="Default" table:formula="of:=[.AC5]/[.$AH5]*100" office:value-type="float" office:value="20.5902810136768" calcext:value-type="float">
            <text:p>20.5902810136768</text:p>
          </table:table-cell>
          <table:table-cell table:style-name="Default" table:formula="of:=[.AD5]/[.$AH5]*100" office:value-type="float" office:value="0" calcext:value-type="float">
            <text:p>0</text:p>
          </table:table-cell>
          <table:table-cell table:style-name="Default" table:formula="of:=[.AE5]/[.$AH5]*100" office:value-type="float" office:value="4.50169681072321" calcext:value-type="float">
            <text:p>4.50169681072321</text:p>
          </table:table-cell>
          <table:table-cell table:style-name="Default" table:formula="of:=[.AF5]/[.$AH5]*100" office:value-type="float" office:value="0" calcext:value-type="float">
            <text:p>0</text:p>
          </table:table-cell>
          <table:table-cell table:style-name="Default" table:formula="of:=[.AG5]/[.$AH5]*100" office:value-type="float" office:value="74.9081130964693" calcext:value-type="float">
            <text:p>74.90811309646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057" calcext:value-type="float">
            <text:p>2.170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6098" calcext:value-type="float">
            <text:p>0.39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3138" calcext:value-type="float">
            <text:p>5.33138</text:p>
          </table:table-cell>
          <table:table-cell table:style-name="Default" office:value-type="float" office:value="7.89805" calcext:value-type="float">
            <text:p>7.89805</text:p>
          </table:table-cell>
          <table:table-cell table:style-name="Default" table:formula="of:=[.AO5]/[.$AU5]*100" office:value-type="float" office:value="0" calcext:value-type="float">
            <text:p>0</text:p>
          </table:table-cell>
          <table:table-cell table:style-name="Default" table:formula="of:=[.AP5]/[.$AU5]*100" office:value-type="float" office:value="27.4823532390907" calcext:value-type="float">
            <text:p>27.4823532390907</text:p>
          </table:table-cell>
          <table:table-cell table:style-name="Default" table:formula="of:=[.AQ5]/[.$AU5]*100" office:value-type="float" office:value="0" calcext:value-type="float">
            <text:p>0</text:p>
          </table:table-cell>
          <table:table-cell table:style-name="Default" table:formula="of:=[.AR5]/[.$AU5]*100" office:value-type="float" office:value="5.01513664765353" calcext:value-type="float">
            <text:p>5.01513664765353</text:p>
          </table:table-cell>
          <table:table-cell table:style-name="Default" table:formula="of:=[.AS5]/[.$AU5]*100" office:value-type="float" office:value="0" calcext:value-type="float">
            <text:p>0</text:p>
          </table:table-cell>
          <table:table-cell table:style-name="Default" table:formula="of:=[.AT5]/[.$AU5]*100" office:value-type="float" office:value="67.5024847905496" calcext:value-type="float">
            <text:p>67.5024847905496</text:p>
          </table:table-cell>
        </table:table-row>
        <table:table-row table:style-name="ro1">
          <table:table-cell table:style-name="ce13" office:value-type="string" calcext:value-type="string">
            <text:p>grubhub-10-3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6]/[.$H6]*100" office:value-type="string" office:string-value="" calcext:value-type="error">
            <text:p>#DIV/0!</text:p>
          </table:table-cell>
          <table:table-cell table:style-name="Default" table:formula="of:=[.C6]/[.$H6]*100" office:value-type="string" office:string-value="" calcext:value-type="error">
            <text:p>#DIV/0!</text:p>
          </table:table-cell>
          <table:table-cell table:style-name="Default" table:formula="of:=[.D6]/[.$H6]*100" office:value-type="string" office:string-value="" calcext:value-type="error">
            <text:p>#DIV/0!</text:p>
          </table:table-cell>
          <table:table-cell table:style-name="Default" table:formula="of:=[.E6]/[.$H6]*100" office:value-type="string" office:string-value="" calcext:value-type="error">
            <text:p>#DIV/0!</text:p>
          </table:table-cell>
          <table:table-cell table:style-name="Default" table:formula="of:=[.F6]/[.$H6]*100" office:value-type="string" office:string-value="" calcext:value-type="error">
            <text:p>#DIV/0!</text:p>
          </table:table-cell>
          <table:table-cell table:style-name="Default" table:formula="of:=[.G6]/[.$H6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45528" calcext:value-type="float">
            <text:p>0.645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805" calcext:value-type="float">
            <text:p>0.40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7761E-015" calcext:value-type="float">
            <text:p>3.67761E-15</text:p>
          </table:table-cell>
          <table:table-cell table:style-name="Default" office:value-type="float" office:value="1.05333" calcext:value-type="float">
            <text:p>1.05333</text:p>
          </table:table-cell>
          <table:table-cell table:style-name="Default" table:formula="of:=[.O6]/[.$U6]*100" office:value-type="float" office:value="0" calcext:value-type="float">
            <text:p>0</text:p>
          </table:table-cell>
          <table:table-cell table:style-name="Default" table:formula="of:=[.P6]/[.$U6]*100" office:value-type="float" office:value="61.2844977357523" calcext:value-type="float">
            <text:p>61.2844977357523</text:p>
          </table:table-cell>
          <table:table-cell table:style-name="Default" table:formula="of:=[.Q6]/[.$U6]*100" office:value-type="float" office:value="0" calcext:value-type="float">
            <text:p>0</text:p>
          </table:table-cell>
          <table:table-cell table:style-name="Default" table:formula="of:=[.R6]/[.$U6]*100" office:value-type="float" office:value="38.7157870752755" calcext:value-type="float">
            <text:p>38.7157870752755</text:p>
          </table:table-cell>
          <table:table-cell table:style-name="Default" table:formula="of:=[.S6]/[.$U6]*100" office:value-type="float" office:value="0" calcext:value-type="float">
            <text:p>0</text:p>
          </table:table-cell>
          <table:table-cell table:style-name="Default" table:formula="of:=[.T6]/[.$U6]*100" office:value-type="float" office:value="0.000000000000349141294750933" calcext:value-type="float">
            <text:p>3.49141294750933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073" calcext:value-type="float">
            <text:p>1.19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805" calcext:value-type="float">
            <text:p>0.40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9035E-015" calcext:value-type="float">
            <text:p>8.59035E-15</text:p>
          </table:table-cell>
          <table:table-cell table:style-name="Default" office:value-type="float" office:value="1.59854" calcext:value-type="float">
            <text:p>1.59854</text:p>
          </table:table-cell>
          <table:table-cell table:style-name="Default" table:formula="of:=[.AB6]/[.$AH6]*100" office:value-type="float" office:value="0" calcext:value-type="float">
            <text:p>0</text:p>
          </table:table-cell>
          <table:table-cell table:style-name="Default" table:formula="of:=[.AC6]/[.$AH6]*100" office:value-type="float" office:value="74.4885958437074" calcext:value-type="float">
            <text:p>74.4885958437074</text:p>
          </table:table-cell>
          <table:table-cell table:style-name="Default" table:formula="of:=[.AD6]/[.$AH6]*100" office:value-type="float" office:value="0" calcext:value-type="float">
            <text:p>0</text:p>
          </table:table-cell>
          <table:table-cell table:style-name="Default" table:formula="of:=[.AE6]/[.$AH6]*100" office:value-type="float" office:value="25.5110913708759" calcext:value-type="float">
            <text:p>25.5110913708759</text:p>
          </table:table-cell>
          <table:table-cell table:style-name="Default" table:formula="of:=[.AF6]/[.$AH6]*100" office:value-type="float" office:value="0" calcext:value-type="float">
            <text:p>0</text:p>
          </table:table-cell>
          <table:table-cell table:style-name="Default" table:formula="of:=[.AG6]/[.$AH6]*100" office:value-type="float" office:value="0.000000000000537387240857282" calcext:value-type="float">
            <text:p>5.3738724085728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8667" calcext:value-type="float">
            <text:p>2.08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0732" calcext:value-type="float">
            <text:p>0.31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51962" calcext:value-type="float">
            <text:p>1.51962E-14</text:p>
          </table:table-cell>
          <table:table-cell table:style-name="Default" office:value-type="float" office:value="2.3974" calcext:value-type="float">
            <text:p>2.3974</text:p>
          </table:table-cell>
          <table:table-cell table:style-name="Default" table:formula="of:=[.AO6]/[.$AU6]*100" office:value-type="float" office:value="0" calcext:value-type="float">
            <text:p>0</text:p>
          </table:table-cell>
          <table:table-cell table:style-name="Default" table:formula="of:=[.AP6]/[.$AU6]*100" office:value-type="float" office:value="87.0388754484024" calcext:value-type="float">
            <text:p>87.0388754484024</text:p>
          </table:table-cell>
          <table:table-cell table:style-name="Default" table:formula="of:=[.AQ6]/[.$AU6]*100" office:value-type="float" office:value="0" calcext:value-type="float">
            <text:p>0</text:p>
          </table:table-cell>
          <table:table-cell table:style-name="Default" table:formula="of:=[.AR6]/[.$AU6]*100" office:value-type="float" office:value="12.9612079753066" calcext:value-type="float">
            <text:p>12.9612079753066</text:p>
          </table:table-cell>
          <table:table-cell table:style-name="Default" table:formula="of:=[.AS6]/[.$AU6]*100" office:value-type="float" office:value="0" calcext:value-type="float">
            <text:p>0</text:p>
          </table:table-cell>
          <table:table-cell table:style-name="Default" table:formula="of:=[.AT6]/[.$AU6]*100" office:value-type="float" office:value="0.000000000000633861683490448" calcext:value-type="float">
            <text:p>6.33861683490448E-13</text:p>
          </table:table-cell>
        </table:table-row>
        <table:table-row table:style-name="ro1">
          <table:table-cell table:style-name="ce13" office:value-type="string" calcext:value-type="string">
            <text:p>grubhub-10-4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7]/[.$H7]*100" office:value-type="string" office:string-value="" calcext:value-type="error">
            <text:p>#DIV/0!</text:p>
          </table:table-cell>
          <table:table-cell table:style-name="Default" table:formula="of:=[.C7]/[.$H7]*100" office:value-type="string" office:string-value="" calcext:value-type="error">
            <text:p>#DIV/0!</text:p>
          </table:table-cell>
          <table:table-cell table:style-name="Default" table:formula="of:=[.D7]/[.$H7]*100" office:value-type="string" office:string-value="" calcext:value-type="error">
            <text:p>#DIV/0!</text:p>
          </table:table-cell>
          <table:table-cell table:style-name="Default" table:formula="of:=[.E7]/[.$H7]*100" office:value-type="string" office:string-value="" calcext:value-type="error">
            <text:p>#DIV/0!</text:p>
          </table:table-cell>
          <table:table-cell table:style-name="Default" table:formula="of:=[.F7]/[.$H7]*100" office:value-type="string" office:string-value="" calcext:value-type="error">
            <text:p>#DIV/0!</text:p>
          </table:table-cell>
          <table:table-cell table:style-name="Default" table:formula="of:=[.G7]/[.$H7]*100" office:value-type="string" office:string-value="" calcext:value-type="error">
            <text:p>#DIV/0!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1.1241E-015" calcext:value-type="float">
            <text:p>-1.1241E-15</text:p>
          </table:table-cell>
          <table:table-cell table:style-name="Default" table:formula="of:=[.O7]/[.$U7]*100" office:value-type="float" office:value="-0" calcext:value-type="float">
            <text:p>0</text:p>
          </table:table-cell>
          <table:table-cell table:style-name="Default" table:formula="of:=[.P7]/[.$U7]*100" office:value-type="float" office:value="-0" calcext:value-type="float">
            <text:p>0</text:p>
          </table:table-cell>
          <table:table-cell table:style-name="Default" table:formula="of:=[.Q7]/[.$U7]*100" office:value-type="float" office:value="-0" calcext:value-type="float">
            <text:p>0</text:p>
          </table:table-cell>
          <table:table-cell table:style-name="Default" table:formula="of:=[.R7]/[.$U7]*100" office:value-type="float" office:value="-0" calcext:value-type="float">
            <text:p>0</text:p>
          </table:table-cell>
          <table:table-cell table:style-name="Default" table:formula="of:=[.S7]/[.$U7]*100" office:value-type="float" office:value="-0" calcext:value-type="float">
            <text:p>0</text:p>
          </table:table-cell>
          <table:table-cell table:style-name="Default" table:formula="of:=[.T7]/[.$U7]*100" office:value-type="float" office:value="100" calcext:value-type="float">
            <text:p>10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.40146" calcext:value-type="float">
            <text:p>6.40146</text:p>
          </table:table-cell>
          <table:table-cell table:style-name="Default" table:formula="of:=[.AB7]/[.$AH7]*100" office:value-type="float" office:value="0" calcext:value-type="float">
            <text:p>0</text:p>
          </table:table-cell>
          <table:table-cell table:style-name="Default" table:formula="of:=[.AC7]/[.$AH7]*100" office:value-type="float" office:value="0" calcext:value-type="float">
            <text:p>0</text:p>
          </table:table-cell>
          <table:table-cell table:style-name="Default" table:formula="of:=[.AD7]/[.$AH7]*100" office:value-type="float" office:value="0" calcext:value-type="float">
            <text:p>0</text:p>
          </table:table-cell>
          <table:table-cell table:style-name="Default" table:formula="of:=[.AE7]/[.$AH7]*100" office:value-type="float" office:value="0" calcext:value-type="float">
            <text:p>0</text:p>
          </table:table-cell>
          <table:table-cell table:style-name="Default" table:formula="of:=[.AF7]/[.$AH7]*100" office:value-type="float" office:value="0" calcext:value-type="float">
            <text:p>0</text:p>
          </table:table-cell>
          <table:table-cell table:style-name="Default" table:formula="of:=[.AG7]/[.$AH7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8293" calcext:value-type="float">
            <text:p>1.2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45854" calcext:value-type="float">
            <text:p>0.74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1765E-015" calcext:value-type="float">
            <text:p>5.71765E-15</text:p>
          </table:table-cell>
          <table:table-cell table:style-name="Default" office:value-type="float" office:value="2.02878" calcext:value-type="float">
            <text:p>2.02878</text:p>
          </table:table-cell>
          <table:table-cell table:style-name="Default" table:formula="of:=[.AO7]/[.$AU7]*100" office:value-type="float" office:value="0" calcext:value-type="float">
            <text:p>0</text:p>
          </table:table-cell>
          <table:table-cell table:style-name="Default" table:formula="of:=[.AP7]/[.$AU7]*100" office:value-type="float" office:value="63.2365263853153" calcext:value-type="float">
            <text:p>63.2365263853153</text:p>
          </table:table-cell>
          <table:table-cell table:style-name="Default" table:formula="of:=[.AQ7]/[.$AU7]*100" office:value-type="float" office:value="0" calcext:value-type="float">
            <text:p>0</text:p>
          </table:table-cell>
          <table:table-cell table:style-name="Default" table:formula="of:=[.AR7]/[.$AU7]*100" office:value-type="float" office:value="36.7636707775116" calcext:value-type="float">
            <text:p>36.7636707775116</text:p>
          </table:table-cell>
          <table:table-cell table:style-name="Default" table:formula="of:=[.AS7]/[.$AU7]*100" office:value-type="float" office:value="0" calcext:value-type="float">
            <text:p>0</text:p>
          </table:table-cell>
          <table:table-cell table:style-name="Default" table:formula="of:=[.AT7]/[.$AU7]*100" office:value-type="float" office:value="0.00000000000028182700933566" calcext:value-type="float">
            <text:p>2.8182700933566E-13</text:p>
          </table:table-cell>
        </table:table-row>
        <table:table-row table:style-name="ro1">
          <table:table-cell table:style-name="ce13" office:value-type="string" calcext:value-type="string">
            <text:p>grubhub-10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33496" calcext:value-type="float">
            <text:p>0.533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5854" calcext:value-type="float">
            <text:p>0.3858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1935" calcext:value-type="float">
            <text:p>0.91935</text:p>
          </table:table-cell>
          <table:table-cell table:style-name="Default" table:formula="of:=[.B8]/[.$H8]*100" office:value-type="float" office:value="0" calcext:value-type="float">
            <text:p>0</text:p>
          </table:table-cell>
          <table:table-cell table:style-name="Default" table:formula="of:=[.C8]/[.$H8]*100" office:value-type="float" office:value="58.029694893131" calcext:value-type="float">
            <text:p>58.029694893131</text:p>
          </table:table-cell>
          <table:table-cell table:style-name="Default" table:formula="of:=[.D8]/[.$H8]*100" office:value-type="float" office:value="0" calcext:value-type="float">
            <text:p>0</text:p>
          </table:table-cell>
          <table:table-cell table:style-name="Default" table:formula="of:=[.E8]/[.$H8]*100" office:value-type="float" office:value="41.970305106869" calcext:value-type="float">
            <text:p>41.970305106869</text:p>
          </table:table-cell>
          <table:table-cell table:style-name="Default" table:formula="of:=[.F8]/[.$H8]*100" office:value-type="float" office:value="0" calcext:value-type="float">
            <text:p>0</text:p>
          </table:table-cell>
          <table:table-cell table:style-name="Default" table:formula="of:=[.G8]/[.$H8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8407" calcext:value-type="float">
            <text:p>1.08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5854" calcext:value-type="float">
            <text:p>0.3858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46992" calcext:value-type="float">
            <text:p>1.46992</text:p>
          </table:table-cell>
          <table:table-cell table:style-name="Default" table:formula="of:=[.O8]/[.$U8]*100" office:value-type="float" office:value="0" calcext:value-type="float">
            <text:p>0</text:p>
          </table:table-cell>
          <table:table-cell table:style-name="Default" table:formula="of:=[.P8]/[.$U8]*100" office:value-type="float" office:value="73.750272123653" calcext:value-type="float">
            <text:p>73.750272123653</text:p>
          </table:table-cell>
          <table:table-cell table:style-name="Default" table:formula="of:=[.Q8]/[.$U8]*100" office:value-type="float" office:value="0" calcext:value-type="float">
            <text:p>0</text:p>
          </table:table-cell>
          <table:table-cell table:style-name="Default" table:formula="of:=[.R8]/[.$U8]*100" office:value-type="float" office:value="26.25" calcext:value-type="float">
            <text:p>26.25</text:p>
          </table:table-cell>
          <table:table-cell table:style-name="Default" table:formula="of:=[.S8]/[.$U8]*100" office:value-type="float" office:value="0" calcext:value-type="float">
            <text:p>0</text:p>
          </table:table-cell>
          <table:table-cell table:style-name="Default" table:formula="of:=[.T8]/[.$U8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0927" calcext:value-type="float">
            <text:p>1.40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5854" calcext:value-type="float">
            <text:p>0.3858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79512" calcext:value-type="float">
            <text:p>1.79512</text:p>
          </table:table-cell>
          <table:table-cell table:style-name="Default" table:formula="of:=[.AB8]/[.$AH8]*100" office:value-type="float" office:value="0" calcext:value-type="float">
            <text:p>0</text:p>
          </table:table-cell>
          <table:table-cell table:style-name="Default" table:formula="of:=[.AC8]/[.$AH8]*100" office:value-type="float" office:value="78.5056152234948" calcext:value-type="float">
            <text:p>78.5056152234948</text:p>
          </table:table-cell>
          <table:table-cell table:style-name="Default" table:formula="of:=[.AD8]/[.$AH8]*100" office:value-type="float" office:value="0" calcext:value-type="float">
            <text:p>0</text:p>
          </table:table-cell>
          <table:table-cell table:style-name="Default" table:formula="of:=[.AE8]/[.$AH8]*100" office:value-type="float" office:value="21.4946076028343" calcext:value-type="float">
            <text:p>21.4946076028343</text:p>
          </table:table-cell>
          <table:table-cell table:style-name="Default" table:formula="of:=[.AF8]/[.$AH8]*100" office:value-type="float" office:value="0" calcext:value-type="float">
            <text:p>0</text:p>
          </table:table-cell>
          <table:table-cell table:style-name="Default" table:formula="of:=[.AG8]/[.$AH8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535" calcext:value-type="float">
            <text:p>1.75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122" calcext:value-type="float">
            <text:p>0.6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43496" calcext:value-type="float">
            <text:p>-1.43496E-14</text:p>
          </table:table-cell>
          <table:table-cell table:style-name="Default" office:value-type="float" office:value="2.40472" calcext:value-type="float">
            <text:p>2.40472</text:p>
          </table:table-cell>
          <table:table-cell table:style-name="Default" table:formula="of:=[.AO8]/[.$AU8]*100" office:value-type="float" office:value="0" calcext:value-type="float">
            <text:p>0</text:p>
          </table:table-cell>
          <table:table-cell table:style-name="Default" table:formula="of:=[.AP8]/[.$AU8]*100" office:value-type="float" office:value="72.919092451512" calcext:value-type="float">
            <text:p>72.919092451512</text:p>
          </table:table-cell>
          <table:table-cell table:style-name="Default" table:formula="of:=[.AQ8]/[.$AU8]*100" office:value-type="float" office:value="0" calcext:value-type="float">
            <text:p>0</text:p>
          </table:table-cell>
          <table:table-cell table:style-name="Default" table:formula="of:=[.AR8]/[.$AU8]*100" office:value-type="float" office:value="27.080907548488" calcext:value-type="float">
            <text:p>27.080907548488</text:p>
          </table:table-cell>
          <table:table-cell table:style-name="Default" table:formula="of:=[.AS8]/[.$AU8]*100" office:value-type="float" office:value="0" calcext:value-type="float">
            <text:p>0</text:p>
          </table:table-cell>
          <table:table-cell table:style-name="Default" table:formula="of:=[.AT8]/[.$AU8]*100" office:value-type="float" office:value="-0.000000000000596726438005256" calcext:value-type="float">
            <text:p>-5.96726438005256E-13</text:p>
          </table:table-cell>
        </table:table-row>
        <table:table-row table:style-name="ro1">
          <table:table-cell table:style-name="ce13" office:value-type="string" calcext:value-type="string">
            <text:p>grubhub-10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7886" calcext:value-type="float">
            <text:p>0.477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1463" calcext:value-type="float">
            <text:p>0.26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93889E-017" calcext:value-type="float">
            <text:p>-6.93889E-17</text:p>
          </table:table-cell>
          <table:table-cell table:style-name="Default" office:value-type="float" office:value="0.73935" calcext:value-type="float">
            <text:p>0.73935</text:p>
          </table:table-cell>
          <table:table-cell table:style-name="Default" table:formula="of:=[.B9]/[.$H9]*100" office:value-type="float" office:value="0" calcext:value-type="float">
            <text:p>0</text:p>
          </table:table-cell>
          <table:table-cell table:style-name="Default" table:formula="of:=[.C9]/[.$H9]*100" office:value-type="float" office:value="64.6359640224521" calcext:value-type="float">
            <text:p>64.6359640224521</text:p>
          </table:table-cell>
          <table:table-cell table:style-name="Default" table:formula="of:=[.D9]/[.$H9]*100" office:value-type="float" office:value="0" calcext:value-type="float">
            <text:p>0</text:p>
          </table:table-cell>
          <table:table-cell table:style-name="Default" table:formula="of:=[.E9]/[.$H9]*100" office:value-type="float" office:value="35.3639007236086" calcext:value-type="float">
            <text:p>35.3639007236086</text:p>
          </table:table-cell>
          <table:table-cell table:style-name="Default" table:formula="of:=[.F9]/[.$H9]*100" office:value-type="float" office:value="0" calcext:value-type="float">
            <text:p>0</text:p>
          </table:table-cell>
          <table:table-cell table:style-name="Default" table:formula="of:=[.G9]/[.$H9]*100" office:value-type="float" office:value="-9.38512206668019E-015" calcext:value-type="float">
            <text:p>-9.38512206668019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75285" calcext:value-type="float">
            <text:p>0.775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9512" calcext:value-type="float">
            <text:p>0.39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45557E-015" calcext:value-type="float">
            <text:p>-3.45557E-15</text:p>
          </table:table-cell>
          <table:table-cell table:style-name="Default" office:value-type="float" office:value="1.1748" calcext:value-type="float">
            <text:p>1.1748</text:p>
          </table:table-cell>
          <table:table-cell table:style-name="Default" table:formula="of:=[.O9]/[.$U9]*100" office:value-type="float" office:value="0" calcext:value-type="float">
            <text:p>0</text:p>
          </table:table-cell>
          <table:table-cell table:style-name="Default" table:formula="of:=[.P9]/[.$U9]*100" office:value-type="float" office:value="65.9929349676541" calcext:value-type="float">
            <text:p>65.9929349676541</text:p>
          </table:table-cell>
          <table:table-cell table:style-name="Default" table:formula="of:=[.Q9]/[.$U9]*100" office:value-type="float" office:value="0" calcext:value-type="float">
            <text:p>0</text:p>
          </table:table-cell>
          <table:table-cell table:style-name="Default" table:formula="of:=[.R9]/[.$U9]*100" office:value-type="float" office:value="34.006809669731" calcext:value-type="float">
            <text:p>34.006809669731</text:p>
          </table:table-cell>
          <table:table-cell table:style-name="Default" table:formula="of:=[.S9]/[.$U9]*100" office:value-type="float" office:value="0" calcext:value-type="float">
            <text:p>0</text:p>
          </table:table-cell>
          <table:table-cell table:style-name="Default" table:formula="of:=[.T9]/[.$U9]*100" office:value-type="float" office:value="-0.000000000000294141130405175" calcext:value-type="float">
            <text:p>-2.9414113040517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2585" calcext:value-type="float">
            <text:p>1.22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1463" calcext:value-type="float">
            <text:p>0.26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0488" calcext:value-type="float">
            <text:p>6.20488</text:p>
          </table:table-cell>
          <table:table-cell table:style-name="Default" office:value-type="float" office:value="7.6922" calcext:value-type="float">
            <text:p>7.6922</text:p>
          </table:table-cell>
          <table:table-cell table:style-name="Default" table:formula="of:=[.AB9]/[.$AH9]*100" office:value-type="float" office:value="0" calcext:value-type="float">
            <text:p>0</text:p>
          </table:table-cell>
          <table:table-cell table:style-name="Default" table:formula="of:=[.AC9]/[.$AH9]*100" office:value-type="float" office:value="15.9362731078235" calcext:value-type="float">
            <text:p>15.9362731078235</text:p>
          </table:table-cell>
          <table:table-cell table:style-name="Default" table:formula="of:=[.AD9]/[.$AH9]*100" office:value-type="float" office:value="0" calcext:value-type="float">
            <text:p>0</text:p>
          </table:table-cell>
          <table:table-cell table:style-name="Default" table:formula="of:=[.AE9]/[.$AH9]*100" office:value-type="float" office:value="3.39906658693222" calcext:value-type="float">
            <text:p>3.39906658693222</text:p>
          </table:table-cell>
          <table:table-cell table:style-name="Default" table:formula="of:=[.AF9]/[.$AH9]*100" office:value-type="float" office:value="0" calcext:value-type="float">
            <text:p>0</text:p>
          </table:table-cell>
          <table:table-cell table:style-name="Default" table:formula="of:=[.AG9]/[.$AH9]*100" office:value-type="float" office:value="80.6645693039703" calcext:value-type="float">
            <text:p>80.66456930397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9252" calcext:value-type="float">
            <text:p>1.39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6341" calcext:value-type="float">
            <text:p>0.38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9528" calcext:value-type="float">
            <text:p>5.59528</text:p>
          </table:table-cell>
          <table:table-cell table:style-name="Default" office:value-type="float" office:value="7.37415" calcext:value-type="float">
            <text:p>7.37415</text:p>
          </table:table-cell>
          <table:table-cell table:style-name="Default" table:formula="of:=[.AO9]/[.$AU9]*100" office:value-type="float" office:value="0" calcext:value-type="float">
            <text:p>0</text:p>
          </table:table-cell>
          <table:table-cell table:style-name="Default" table:formula="of:=[.AP9]/[.$AU9]*100" office:value-type="float" office:value="18.8838035570201" calcext:value-type="float">
            <text:p>18.8838035570201</text:p>
          </table:table-cell>
          <table:table-cell table:style-name="Default" table:formula="of:=[.AQ9]/[.$AU9]*100" office:value-type="float" office:value="0" calcext:value-type="float">
            <text:p>0</text:p>
          </table:table-cell>
          <table:table-cell table:style-name="Default" table:formula="of:=[.AR9]/[.$AU9]*100" office:value-type="float" office:value="5.23912586535397" calcext:value-type="float">
            <text:p>5.23912586535397</text:p>
          </table:table-cell>
          <table:table-cell table:style-name="Default" table:formula="of:=[.AS9]/[.$AU9]*100" office:value-type="float" office:value="0" calcext:value-type="float">
            <text:p>0</text:p>
          </table:table-cell>
          <table:table-cell table:style-name="Default" table:formula="of:=[.AT9]/[.$AU9]*100" office:value-type="float" office:value="75.876948529661" calcext:value-type="float">
            <text:p>75.876948529661</text:p>
          </table:table-cell>
        </table:table-row>
        <table:table-row table:style-name="ro1">
          <table:table-cell table:style-name="ce13" office:value-type="string" calcext:value-type="string">
            <text:p>grubhub-10-7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6.89726E-015" calcext:value-type="float">
            <text:p>-6.89726E-15</text:p>
          </table:table-cell>
          <table:table-cell table:style-name="Default" table:formula="of:=[.B10]/[.$H10]*100" office:value-type="float" office:value="-0" calcext:value-type="float">
            <text:p>0</text:p>
          </table:table-cell>
          <table:table-cell table:style-name="Default" table:formula="of:=[.C10]/[.$H10]*100" office:value-type="float" office:value="-0" calcext:value-type="float">
            <text:p>0</text:p>
          </table:table-cell>
          <table:table-cell table:style-name="Default" table:formula="of:=[.D10]/[.$H10]*100" office:value-type="float" office:value="-0" calcext:value-type="float">
            <text:p>0</text:p>
          </table:table-cell>
          <table:table-cell table:style-name="Default" table:formula="of:=[.E10]/[.$H10]*100" office:value-type="float" office:value="-0" calcext:value-type="float">
            <text:p>0</text:p>
          </table:table-cell>
          <table:table-cell table:style-name="Default" table:formula="of:=[.F10]/[.$H10]*100" office:value-type="float" office:value="-0" calcext:value-type="float">
            <text:p>0</text:p>
          </table:table-cell>
          <table:table-cell table:style-name="Default" table:formula="of:=[.G10]/[.$H10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4959" calcext:value-type="float">
            <text:p>0.43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9512" calcext:value-type="float">
            <text:p>0.31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21431" calcext:value-type="float">
            <text:p>-1.21431E-14</text:p>
          </table:table-cell>
          <table:table-cell table:style-name="Default" office:value-type="float" office:value="0.754472" calcext:value-type="float">
            <text:p>0.754472</text:p>
          </table:table-cell>
          <table:table-cell table:style-name="Default" table:formula="of:=[.O10]/[.$U10]*100" office:value-type="float" office:value="0" calcext:value-type="float">
            <text:p>0</text:p>
          </table:table-cell>
          <table:table-cell table:style-name="Default" table:formula="of:=[.P10]/[.$U10]*100" office:value-type="float" office:value="57.6507809434943" calcext:value-type="float">
            <text:p>57.6507809434943</text:p>
          </table:table-cell>
          <table:table-cell table:style-name="Default" table:formula="of:=[.Q10]/[.$U10]*100" office:value-type="float" office:value="0" calcext:value-type="float">
            <text:p>0</text:p>
          </table:table-cell>
          <table:table-cell table:style-name="Default" table:formula="of:=[.R10]/[.$U10]*100" office:value-type="float" office:value="42.3490865134823" calcext:value-type="float">
            <text:p>42.3490865134823</text:p>
          </table:table-cell>
          <table:table-cell table:style-name="Default" table:formula="of:=[.S10]/[.$U10]*100" office:value-type="float" office:value="0" calcext:value-type="float">
            <text:p>0</text:p>
          </table:table-cell>
          <table:table-cell table:style-name="Default" table:formula="of:=[.T10]/[.$U10]*100" office:value-type="float" office:value="-0.0000000000016094831882429" calcext:value-type="float">
            <text:p>-1.6094831882429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4959" calcext:value-type="float">
            <text:p>0.43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9512" calcext:value-type="float">
            <text:p>0.31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96905E-015" calcext:value-type="float">
            <text:p>-3.96905E-15</text:p>
          </table:table-cell>
          <table:table-cell table:style-name="Default" office:value-type="float" office:value="0.754472" calcext:value-type="float">
            <text:p>0.754472</text:p>
          </table:table-cell>
          <table:table-cell table:style-name="Default" table:formula="of:=[.AB10]/[.$AH10]*100" office:value-type="float" office:value="0" calcext:value-type="float">
            <text:p>0</text:p>
          </table:table-cell>
          <table:table-cell table:style-name="Default" table:formula="of:=[.AC10]/[.$AH10]*100" office:value-type="float" office:value="57.6507809434943" calcext:value-type="float">
            <text:p>57.6507809434943</text:p>
          </table:table-cell>
          <table:table-cell table:style-name="Default" table:formula="of:=[.AD10]/[.$AH10]*100" office:value-type="float" office:value="0" calcext:value-type="float">
            <text:p>0</text:p>
          </table:table-cell>
          <table:table-cell table:style-name="Default" table:formula="of:=[.AE10]/[.$AH10]*100" office:value-type="float" office:value="42.3490865134823" calcext:value-type="float">
            <text:p>42.3490865134823</text:p>
          </table:table-cell>
          <table:table-cell table:style-name="Default" table:formula="of:=[.AF10]/[.$AH10]*100" office:value-type="float" office:value="0" calcext:value-type="float">
            <text:p>0</text:p>
          </table:table-cell>
          <table:table-cell table:style-name="Default" table:formula="of:=[.AG10]/[.$AH10]*100" office:value-type="float" office:value="-0.000000000000526069887285413" calcext:value-type="float">
            <text:p>-5.26069887285413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4959" calcext:value-type="float">
            <text:p>0.43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9512" calcext:value-type="float">
            <text:p>0.31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76088E-015" calcext:value-type="float">
            <text:p>-3.76088E-15</text:p>
          </table:table-cell>
          <table:table-cell table:style-name="Default" office:value-type="float" office:value="0.754472" calcext:value-type="float">
            <text:p>0.754472</text:p>
          </table:table-cell>
          <table:table-cell table:style-name="Default" table:formula="of:=[.AO10]/[.$AU10]*100" office:value-type="float" office:value="0" calcext:value-type="float">
            <text:p>0</text:p>
          </table:table-cell>
          <table:table-cell table:style-name="Default" table:formula="of:=[.AP10]/[.$AU10]*100" office:value-type="float" office:value="57.6507809434943" calcext:value-type="float">
            <text:p>57.6507809434943</text:p>
          </table:table-cell>
          <table:table-cell table:style-name="Default" table:formula="of:=[.AQ10]/[.$AU10]*100" office:value-type="float" office:value="0" calcext:value-type="float">
            <text:p>0</text:p>
          </table:table-cell>
          <table:table-cell table:style-name="Default" table:formula="of:=[.AR10]/[.$AU10]*100" office:value-type="float" office:value="42.3490865134823" calcext:value-type="float">
            <text:p>42.3490865134823</text:p>
          </table:table-cell>
          <table:table-cell table:style-name="Default" table:formula="of:=[.AS10]/[.$AU10]*100" office:value-type="float" office:value="0" calcext:value-type="float">
            <text:p>0</text:p>
          </table:table-cell>
          <table:table-cell table:style-name="Default" table:formula="of:=[.AT10]/[.$AU10]*100" office:value-type="float" office:value="-0.000000000000498478406090617" calcext:value-type="float">
            <text:p>-4.98478406090617E-13</text:p>
          </table:table-cell>
        </table:table-row>
        <table:table-row table:style-name="ro1">
          <table:table-cell table:style-name="ce13" office:value-type="string" calcext:value-type="string">
            <text:p>grubhub-10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0325" calcext:value-type="float">
            <text:p>0.280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07805" calcext:value-type="float">
            <text:p>0.1078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38813" calcext:value-type="float">
            <text:p>0.38813</text:p>
          </table:table-cell>
          <table:table-cell table:style-name="Default" table:formula="of:=[.B11]/[.$H11]*100" office:value-type="float" office:value="0" calcext:value-type="float">
            <text:p>0</text:p>
          </table:table-cell>
          <table:table-cell table:style-name="Default" table:formula="of:=[.C11]/[.$H11]*100" office:value-type="float" office:value="72.2245124056373" calcext:value-type="float">
            <text:p>72.2245124056373</text:p>
          </table:table-cell>
          <table:table-cell table:style-name="Default" table:formula="of:=[.D11]/[.$H11]*100" office:value-type="float" office:value="0" calcext:value-type="float">
            <text:p>0</text:p>
          </table:table-cell>
          <table:table-cell table:style-name="Default" table:formula="of:=[.E11]/[.$H11]*100" office:value-type="float" office:value="27.7754875943627" calcext:value-type="float">
            <text:p>27.7754875943627</text:p>
          </table:table-cell>
          <table:table-cell table:style-name="Default" table:formula="of:=[.F11]/[.$H11]*100" office:value-type="float" office:value="0" calcext:value-type="float">
            <text:p>0</text:p>
          </table:table-cell>
          <table:table-cell table:style-name="Default" table:formula="of:=[.G11]/[.$H11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4553" calcext:value-type="float">
            <text:p>0.664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8049" calcext:value-type="float">
            <text:p>0.35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2256E-016" calcext:value-type="float">
            <text:p>6.52256E-16</text:p>
          </table:table-cell>
          <table:table-cell table:style-name="Default" office:value-type="float" office:value="1.0226" calcext:value-type="float">
            <text:p>1.0226</text:p>
          </table:table-cell>
          <table:table-cell table:style-name="Default" table:formula="of:=[.O11]/[.$U11]*100" office:value-type="float" office:value="0" calcext:value-type="float">
            <text:p>0</text:p>
          </table:table-cell>
          <table:table-cell table:style-name="Default" table:formula="of:=[.P11]/[.$U11]*100" office:value-type="float" office:value="64.9866027772345" calcext:value-type="float">
            <text:p>64.9866027772345</text:p>
          </table:table-cell>
          <table:table-cell table:style-name="Default" table:formula="of:=[.Q11]/[.$U11]*100" office:value-type="float" office:value="0" calcext:value-type="float">
            <text:p>0</text:p>
          </table:table-cell>
          <table:table-cell table:style-name="Default" table:formula="of:=[.R11]/[.$U11]*100" office:value-type="float" office:value="35.0135928026599" calcext:value-type="float">
            <text:p>35.0135928026599</text:p>
          </table:table-cell>
          <table:table-cell table:style-name="Default" table:formula="of:=[.S11]/[.$U11]*100" office:value-type="float" office:value="0" calcext:value-type="float">
            <text:p>0</text:p>
          </table:table-cell>
          <table:table-cell table:style-name="Default" table:formula="of:=[.T11]/[.$U11]*100" office:value-type="float" office:value="0.0000000000000637840797965969" calcext:value-type="float">
            <text:p>6.37840797965969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415" calcext:value-type="float">
            <text:p>1.29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7805" calcext:value-type="float">
            <text:p>0.32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2256E-016" calcext:value-type="float">
            <text:p>6.52256E-16</text:p>
          </table:table-cell>
          <table:table-cell table:style-name="Default" office:value-type="float" office:value="1.62195" calcext:value-type="float">
            <text:p>1.62195</text:p>
          </table:table-cell>
          <table:table-cell table:style-name="Default" table:formula="of:=[.AB11]/[.$AH11]*100" office:value-type="float" office:value="0" calcext:value-type="float">
            <text:p>0</text:p>
          </table:table-cell>
          <table:table-cell table:style-name="Default" table:formula="of:=[.AC11]/[.$AH11]*100" office:value-type="float" office:value="79.7897592404205" calcext:value-type="float">
            <text:p>79.7897592404205</text:p>
          </table:table-cell>
          <table:table-cell table:style-name="Default" table:formula="of:=[.AD11]/[.$AH11]*100" office:value-type="float" office:value="0" calcext:value-type="float">
            <text:p>0</text:p>
          </table:table-cell>
          <table:table-cell table:style-name="Default" table:formula="of:=[.AE11]/[.$AH11]*100" office:value-type="float" office:value="20.210549030488" calcext:value-type="float">
            <text:p>20.210549030488</text:p>
          </table:table-cell>
          <table:table-cell table:style-name="Default" table:formula="of:=[.AF11]/[.$AH11]*100" office:value-type="float" office:value="0" calcext:value-type="float">
            <text:p>0</text:p>
          </table:table-cell>
          <table:table-cell table:style-name="Default" table:formula="of:=[.AG11]/[.$AH11]*100" office:value-type="float" office:value="0.0000000000000402143099355714" calcext:value-type="float">
            <text:p>4.0214309935571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415" calcext:value-type="float">
            <text:p>1.29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7805" calcext:value-type="float">
            <text:p>0.32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2256E-016" calcext:value-type="float">
            <text:p>6.52256E-16</text:p>
          </table:table-cell>
          <table:table-cell table:style-name="Default" office:value-type="float" office:value="1.62195" calcext:value-type="float">
            <text:p>1.62195</text:p>
          </table:table-cell>
          <table:table-cell table:style-name="Default" table:formula="of:=[.AO11]/[.$AU11]*100" office:value-type="float" office:value="0" calcext:value-type="float">
            <text:p>0</text:p>
          </table:table-cell>
          <table:table-cell table:style-name="Default" table:formula="of:=[.AP11]/[.$AU11]*100" office:value-type="float" office:value="79.7897592404205" calcext:value-type="float">
            <text:p>79.7897592404205</text:p>
          </table:table-cell>
          <table:table-cell table:style-name="Default" table:formula="of:=[.AQ11]/[.$AU11]*100" office:value-type="float" office:value="0" calcext:value-type="float">
            <text:p>0</text:p>
          </table:table-cell>
          <table:table-cell table:style-name="Default" table:formula="of:=[.AR11]/[.$AU11]*100" office:value-type="float" office:value="20.210549030488" calcext:value-type="float">
            <text:p>20.210549030488</text:p>
          </table:table-cell>
          <table:table-cell table:style-name="Default" table:formula="of:=[.AS11]/[.$AU11]*100" office:value-type="float" office:value="0" calcext:value-type="float">
            <text:p>0</text:p>
          </table:table-cell>
          <table:table-cell table:style-name="Default" table:formula="of:=[.AT11]/[.$AU11]*100" office:value-type="float" office:value="0.0000000000000402143099355714" calcext:value-type="float">
            <text:p>4.02143099355714E-14</text:p>
          </table:table-cell>
        </table:table-row>
        <table:table-row table:style-name="ro1">
          <table:table-cell table:style-name="ce13" office:value-type="string" calcext:value-type="string">
            <text:p>grubhub-10-9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9.71445E-017" calcext:value-type="float">
            <text:p>-9.71445E-17</text:p>
          </table:table-cell>
          <table:table-cell table:style-name="Default" table:formula="of:=[.B12]/[.$H12]*100" office:value-type="float" office:value="-0" calcext:value-type="float">
            <text:p>0</text:p>
          </table:table-cell>
          <table:table-cell table:style-name="Default" table:formula="of:=[.C12]/[.$H12]*100" office:value-type="float" office:value="-0" calcext:value-type="float">
            <text:p>0</text:p>
          </table:table-cell>
          <table:table-cell table:style-name="Default" table:formula="of:=[.D12]/[.$H12]*100" office:value-type="float" office:value="-0" calcext:value-type="float">
            <text:p>0</text:p>
          </table:table-cell>
          <table:table-cell table:style-name="Default" table:formula="of:=[.E12]/[.$H12]*100" office:value-type="float" office:value="-0" calcext:value-type="float">
            <text:p>0</text:p>
          </table:table-cell>
          <table:table-cell table:style-name="Default" table:formula="of:=[.F12]/[.$H12]*100" office:value-type="float" office:value="-0" calcext:value-type="float">
            <text:p>0</text:p>
          </table:table-cell>
          <table:table-cell table:style-name="Default" table:formula="of:=[.G12]/[.$H12]*100" office:value-type="float" office:value="100" calcext:value-type="float">
            <text:p>10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.50948E-015" calcext:value-type="float">
            <text:p>5.50948E-15</text:p>
          </table:table-cell>
          <table:table-cell table:style-name="Default" table:formula="of:=[.O12]/[.$U12]*100" office:value-type="float" office:value="0" calcext:value-type="float">
            <text:p>0</text:p>
          </table:table-cell>
          <table:table-cell table:style-name="Default" table:formula="of:=[.P12]/[.$U12]*100" office:value-type="float" office:value="0" calcext:value-type="float">
            <text:p>0</text:p>
          </table:table-cell>
          <table:table-cell table:style-name="Default" table:formula="of:=[.Q12]/[.$U12]*100" office:value-type="float" office:value="0" calcext:value-type="float">
            <text:p>0</text:p>
          </table:table-cell>
          <table:table-cell table:style-name="Default" table:formula="of:=[.R12]/[.$U12]*100" office:value-type="float" office:value="0" calcext:value-type="float">
            <text:p>0</text:p>
          </table:table-cell>
          <table:table-cell table:style-name="Default" table:formula="of:=[.S12]/[.$U12]*100" office:value-type="float" office:value="0" calcext:value-type="float">
            <text:p>0</text:p>
          </table:table-cell>
          <table:table-cell table:style-name="Default" table:formula="of:=[.T12]/[.$U12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187" calcext:value-type="float">
            <text:p>0.55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6098" calcext:value-type="float">
            <text:p>0.31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70297E-015" calcext:value-type="float">
            <text:p>-6.70297E-15</text:p>
          </table:table-cell>
          <table:table-cell table:style-name="Default" office:value-type="float" office:value="0.867967" calcext:value-type="float">
            <text:p>0.867967</text:p>
          </table:table-cell>
          <table:table-cell table:style-name="Default" table:formula="of:=[.AB12]/[.$AH12]*100" office:value-type="float" office:value="0" calcext:value-type="float">
            <text:p>0</text:p>
          </table:table-cell>
          <table:table-cell table:style-name="Default" table:formula="of:=[.AC12]/[.$AH12]*100" office:value-type="float" office:value="63.5819103721685" calcext:value-type="float">
            <text:p>63.5819103721685</text:p>
          </table:table-cell>
          <table:table-cell table:style-name="Default" table:formula="of:=[.AD12]/[.$AH12]*100" office:value-type="float" office:value="0" calcext:value-type="float">
            <text:p>0</text:p>
          </table:table-cell>
          <table:table-cell table:style-name="Default" table:formula="of:=[.AE12]/[.$AH12]*100" office:value-type="float" office:value="36.4182048395849" calcext:value-type="float">
            <text:p>36.4182048395849</text:p>
          </table:table-cell>
          <table:table-cell table:style-name="Default" table:formula="of:=[.AF12]/[.$AH12]*100" office:value-type="float" office:value="0" calcext:value-type="float">
            <text:p>0</text:p>
          </table:table-cell>
          <table:table-cell table:style-name="Default" table:formula="of:=[.AG12]/[.$AH12]*100" office:value-type="float" office:value="-0.000000000000772260926970726" calcext:value-type="float">
            <text:p>-7.7226092697072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8228" calcext:value-type="float">
            <text:p>1.48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8537" calcext:value-type="float">
            <text:p>0.5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70297E-015" calcext:value-type="float">
            <text:p>-6.70297E-15</text:p>
          </table:table-cell>
          <table:table-cell table:style-name="Default" office:value-type="float" office:value="2.04081" calcext:value-type="float">
            <text:p>2.04081</text:p>
          </table:table-cell>
          <table:table-cell table:style-name="Default" table:formula="of:=[.AO12]/[.$AU12]*100" office:value-type="float" office:value="0" calcext:value-type="float">
            <text:p>0</text:p>
          </table:table-cell>
          <table:table-cell table:style-name="Default" table:formula="of:=[.AP12]/[.$AU12]*100" office:value-type="float" office:value="72.63194515903" calcext:value-type="float">
            <text:p>72.63194515903</text:p>
          </table:table-cell>
          <table:table-cell table:style-name="Default" table:formula="of:=[.AQ12]/[.$AU12]*100" office:value-type="float" office:value="0" calcext:value-type="float">
            <text:p>0</text:p>
          </table:table-cell>
          <table:table-cell table:style-name="Default" table:formula="of:=[.AR12]/[.$AU12]*100" office:value-type="float" office:value="27.3683978420333" calcext:value-type="float">
            <text:p>27.3683978420333</text:p>
          </table:table-cell>
          <table:table-cell table:style-name="Default" table:formula="of:=[.AS12]/[.$AU12]*100" office:value-type="float" office:value="0" calcext:value-type="float">
            <text:p>0</text:p>
          </table:table-cell>
          <table:table-cell table:style-name="Default" table:formula="of:=[.AT12]/[.$AU12]*100" office:value-type="float" office:value="-0.000000000000328446548184299" calcext:value-type="float">
            <text:p>-3.28446548184299E-13</text:p>
          </table:table-cell>
        </table:table-row>
        <table:table-row table:style-name="ro1">
          <table:table-cell table:style-name="ce13" office:value-type="string" calcext:value-type="string">
            <text:p>grubhub-11-0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13]/[.$H13]*100" office:value-type="string" office:string-value="" calcext:value-type="error">
            <text:p>#DIV/0!</text:p>
          </table:table-cell>
          <table:table-cell table:style-name="Default" table:formula="of:=[.C13]/[.$H13]*100" office:value-type="string" office:string-value="" calcext:value-type="error">
            <text:p>#DIV/0!</text:p>
          </table:table-cell>
          <table:table-cell table:style-name="Default" table:formula="of:=[.D13]/[.$H13]*100" office:value-type="string" office:string-value="" calcext:value-type="error">
            <text:p>#DIV/0!</text:p>
          </table:table-cell>
          <table:table-cell table:style-name="Default" table:formula="of:=[.E13]/[.$H13]*100" office:value-type="string" office:string-value="" calcext:value-type="error">
            <text:p>#DIV/0!</text:p>
          </table:table-cell>
          <table:table-cell table:style-name="Default" table:formula="of:=[.F13]/[.$H13]*100" office:value-type="string" office:string-value="" calcext:value-type="error">
            <text:p>#DIV/0!</text:p>
          </table:table-cell>
          <table:table-cell table:style-name="Default" table:formula="of:=[.G13]/[.$H13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9593" calcext:value-type="float">
            <text:p>0.58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122" calcext:value-type="float">
            <text:p>0.251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40813" calcext:value-type="float">
            <text:p>0.840813</text:p>
          </table:table-cell>
          <table:table-cell table:style-name="Default" table:formula="of:=[.O13]/[.$U13]*100" office:value-type="float" office:value="0" calcext:value-type="float">
            <text:p>0</text:p>
          </table:table-cell>
          <table:table-cell table:style-name="Default" table:formula="of:=[.P13]/[.$U13]*100" office:value-type="float" office:value="70.1217749963428" calcext:value-type="float">
            <text:p>70.1217749963428</text:p>
          </table:table-cell>
          <table:table-cell table:style-name="Default" table:formula="of:=[.Q13]/[.$U13]*100" office:value-type="float" office:value="0" calcext:value-type="float">
            <text:p>0</text:p>
          </table:table-cell>
          <table:table-cell table:style-name="Default" table:formula="of:=[.R13]/[.$U13]*100" office:value-type="float" office:value="29.8782250036572" calcext:value-type="float">
            <text:p>29.8782250036572</text:p>
          </table:table-cell>
          <table:table-cell table:style-name="Default" table:formula="of:=[.S13]/[.$U13]*100" office:value-type="float" office:value="0" calcext:value-type="float">
            <text:p>0</text:p>
          </table:table-cell>
          <table:table-cell table:style-name="Default" table:formula="of:=[.T13]/[.$U13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9593" calcext:value-type="float">
            <text:p>0.58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122" calcext:value-type="float">
            <text:p>0.2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03924E-015" calcext:value-type="float">
            <text:p>-3.03924E-15</text:p>
          </table:table-cell>
          <table:table-cell table:style-name="Default" office:value-type="float" office:value="0.840813" calcext:value-type="float">
            <text:p>0.840813</text:p>
          </table:table-cell>
          <table:table-cell table:style-name="Default" table:formula="of:=[.AB13]/[.$AH13]*100" office:value-type="float" office:value="0" calcext:value-type="float">
            <text:p>0</text:p>
          </table:table-cell>
          <table:table-cell table:style-name="Default" table:formula="of:=[.AC13]/[.$AH13]*100" office:value-type="float" office:value="70.1217749963428" calcext:value-type="float">
            <text:p>70.1217749963428</text:p>
          </table:table-cell>
          <table:table-cell table:style-name="Default" table:formula="of:=[.AD13]/[.$AH13]*100" office:value-type="float" office:value="0" calcext:value-type="float">
            <text:p>0</text:p>
          </table:table-cell>
          <table:table-cell table:style-name="Default" table:formula="of:=[.AE13]/[.$AH13]*100" office:value-type="float" office:value="29.8782250036572" calcext:value-type="float">
            <text:p>29.8782250036572</text:p>
          </table:table-cell>
          <table:table-cell table:style-name="Default" table:formula="of:=[.AF13]/[.$AH13]*100" office:value-type="float" office:value="0" calcext:value-type="float">
            <text:p>0</text:p>
          </table:table-cell>
          <table:table-cell table:style-name="Default" table:formula="of:=[.AG13]/[.$AH13]*100" office:value-type="float" office:value="-0.000000000000361464439774361" calcext:value-type="float">
            <text:p>-3.6146443977436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9593" calcext:value-type="float">
            <text:p>0.58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122" calcext:value-type="float">
            <text:p>0.2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5919" calcext:value-type="float">
            <text:p>5.95919</text:p>
          </table:table-cell>
          <table:table-cell table:style-name="Default" office:value-type="float" office:value="6.8" calcext:value-type="float">
            <text:p>6.8</text:p>
          </table:table-cell>
          <table:table-cell table:style-name="Default" table:formula="of:=[.AO13]/[.$AU13]*100" office:value-type="float" office:value="0" calcext:value-type="float">
            <text:p>0</text:p>
          </table:table-cell>
          <table:table-cell table:style-name="Default" table:formula="of:=[.AP13]/[.$AU13]*100" office:value-type="float" office:value="8.67048529411765" calcext:value-type="float">
            <text:p>8.67048529411765</text:p>
          </table:table-cell>
          <table:table-cell table:style-name="Default" table:formula="of:=[.AQ13]/[.$AU13]*100" office:value-type="float" office:value="0" calcext:value-type="float">
            <text:p>0</text:p>
          </table:table-cell>
          <table:table-cell table:style-name="Default" table:formula="of:=[.AR13]/[.$AU13]*100" office:value-type="float" office:value="3.69441176470588" calcext:value-type="float">
            <text:p>3.69441176470588</text:p>
          </table:table-cell>
          <table:table-cell table:style-name="Default" table:formula="of:=[.AS13]/[.$AU13]*100" office:value-type="float" office:value="0" calcext:value-type="float">
            <text:p>0</text:p>
          </table:table-cell>
          <table:table-cell table:style-name="Default" table:formula="of:=[.AT13]/[.$AU13]*100" office:value-type="float" office:value="87.6351470588235" calcext:value-type="float">
            <text:p>87.6351470588235</text:p>
          </table:table-cell>
        </table:table-row>
        <table:table-row table:style-name="ro1">
          <table:table-cell table:style-name="ce13" office:value-type="string" calcext:value-type="string">
            <text:p>grubhub-11-1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14]/[.$H14]*100" office:value-type="string" office:string-value="" calcext:value-type="error">
            <text:p>#DIV/0!</text:p>
          </table:table-cell>
          <table:table-cell table:style-name="Default" table:formula="of:=[.C14]/[.$H14]*100" office:value-type="string" office:string-value="" calcext:value-type="error">
            <text:p>#DIV/0!</text:p>
          </table:table-cell>
          <table:table-cell table:style-name="Default" table:formula="of:=[.D14]/[.$H14]*100" office:value-type="string" office:string-value="" calcext:value-type="error">
            <text:p>#DIV/0!</text:p>
          </table:table-cell>
          <table:table-cell table:style-name="Default" table:formula="of:=[.E14]/[.$H14]*100" office:value-type="string" office:string-value="" calcext:value-type="error">
            <text:p>#DIV/0!</text:p>
          </table:table-cell>
          <table:table-cell table:style-name="Default" table:formula="of:=[.F14]/[.$H14]*100" office:value-type="string" office:string-value="" calcext:value-type="error">
            <text:p>#DIV/0!</text:p>
          </table:table-cell>
          <table:table-cell table:style-name="Default" table:formula="of:=[.G14]/[.$H14]*100" office:value-type="string" office:string-value="" calcext:value-type="error">
            <text:p>#DIV/0!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.19189E-016" calcext:value-type="float">
            <text:p>3.19189E-16</text:p>
          </table:table-cell>
          <table:table-cell table:style-name="Default" table:formula="of:=[.O14]/[.$U14]*100" office:value-type="float" office:value="0" calcext:value-type="float">
            <text:p>0</text:p>
          </table:table-cell>
          <table:table-cell table:style-name="Default" table:formula="of:=[.P14]/[.$U14]*100" office:value-type="float" office:value="0" calcext:value-type="float">
            <text:p>0</text:p>
          </table:table-cell>
          <table:table-cell table:style-name="Default" table:formula="of:=[.Q14]/[.$U14]*100" office:value-type="float" office:value="0" calcext:value-type="float">
            <text:p>0</text:p>
          </table:table-cell>
          <table:table-cell table:style-name="Default" table:formula="of:=[.R14]/[.$U14]*100" office:value-type="float" office:value="0" calcext:value-type="float">
            <text:p>0</text:p>
          </table:table-cell>
          <table:table-cell table:style-name="Default" table:formula="of:=[.S14]/[.$U14]*100" office:value-type="float" office:value="0" calcext:value-type="float">
            <text:p>0</text:p>
          </table:table-cell>
          <table:table-cell table:style-name="Default" table:formula="of:=[.T14]/[.$U14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0878" calcext:value-type="float">
            <text:p>1.20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9512" calcext:value-type="float">
            <text:p>0.63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9189E-016" calcext:value-type="float">
            <text:p>3.19189E-16</text:p>
          </table:table-cell>
          <table:table-cell table:style-name="Default" office:value-type="float" office:value="1.84829" calcext:value-type="float">
            <text:p>1.84829</text:p>
          </table:table-cell>
          <table:table-cell table:style-name="Default" table:formula="of:=[.AB14]/[.$AH14]*100" office:value-type="float" office:value="0" calcext:value-type="float">
            <text:p>0</text:p>
          </table:table-cell>
          <table:table-cell table:style-name="Default" table:formula="of:=[.AC14]/[.$AH14]*100" office:value-type="float" office:value="65.3999101872542" calcext:value-type="float">
            <text:p>65.3999101872542</text:p>
          </table:table-cell>
          <table:table-cell table:style-name="Default" table:formula="of:=[.AD14]/[.$AH14]*100" office:value-type="float" office:value="0" calcext:value-type="float">
            <text:p>0</text:p>
          </table:table-cell>
          <table:table-cell table:style-name="Default" table:formula="of:=[.AE14]/[.$AH14]*100" office:value-type="float" office:value="34.6001980208733" calcext:value-type="float">
            <text:p>34.6001980208733</text:p>
          </table:table-cell>
          <table:table-cell table:style-name="Default" table:formula="of:=[.AF14]/[.$AH14]*100" office:value-type="float" office:value="0" calcext:value-type="float">
            <text:p>0</text:p>
          </table:table-cell>
          <table:table-cell table:style-name="Default" table:formula="of:=[.AG14]/[.$AH14]*100" office:value-type="float" office:value="0.0000000000000172694220062869" calcext:value-type="float">
            <text:p>1.72694220062869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3154" calcext:value-type="float">
            <text:p>1.83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43902" calcext:value-type="float">
            <text:p>0.8439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9189E-016" calcext:value-type="float">
            <text:p>3.19189E-16</text:p>
          </table:table-cell>
          <table:table-cell table:style-name="Default" office:value-type="float" office:value="2.67545" calcext:value-type="float">
            <text:p>2.67545</text:p>
          </table:table-cell>
          <table:table-cell table:style-name="Default" table:formula="of:=[.AO14]/[.$AU14]*100" office:value-type="float" office:value="0" calcext:value-type="float">
            <text:p>0</text:p>
          </table:table-cell>
          <table:table-cell table:style-name="Default" table:formula="of:=[.AP14]/[.$AU14]*100" office:value-type="float" office:value="68.4572688706573" calcext:value-type="float">
            <text:p>68.4572688706573</text:p>
          </table:table-cell>
          <table:table-cell table:style-name="Default" table:formula="of:=[.AQ14]/[.$AU14]*100" office:value-type="float" office:value="0" calcext:value-type="float">
            <text:p>0</text:p>
          </table:table-cell>
          <table:table-cell table:style-name="Default" table:formula="of:=[.AR14]/[.$AU14]*100" office:value-type="float" office:value="31.5424321142238" calcext:value-type="float">
            <text:p>31.5424321142238</text:p>
          </table:table-cell>
          <table:table-cell table:style-name="Default" table:formula="of:=[.AS14]/[.$AU14]*100" office:value-type="float" office:value="0" calcext:value-type="float">
            <text:p>0</text:p>
          </table:table-cell>
          <table:table-cell table:style-name="Default" table:formula="of:=[.AT14]/[.$AU14]*100" office:value-type="float" office:value="0.0000000000000119302921003943" calcext:value-type="float">
            <text:p>1.19302921003943E-14</text:p>
          </table:table-cell>
        </table:table-row>
        <table:table-row table:style-name="ro1">
          <table:table-cell table:style-name="ce13" office:value-type="string" calcext:value-type="string">
            <text:p>grubhub-11-2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15]/[.$H15]*100" office:value-type="string" office:string-value="" calcext:value-type="error">
            <text:p>#DIV/0!</text:p>
          </table:table-cell>
          <table:table-cell table:style-name="Default" table:formula="of:=[.C15]/[.$H15]*100" office:value-type="string" office:string-value="" calcext:value-type="error">
            <text:p>#DIV/0!</text:p>
          </table:table-cell>
          <table:table-cell table:style-name="Default" table:formula="of:=[.D15]/[.$H15]*100" office:value-type="string" office:string-value="" calcext:value-type="error">
            <text:p>#DIV/0!</text:p>
          </table:table-cell>
          <table:table-cell table:style-name="Default" table:formula="of:=[.E15]/[.$H15]*100" office:value-type="string" office:string-value="" calcext:value-type="error">
            <text:p>#DIV/0!</text:p>
          </table:table-cell>
          <table:table-cell table:style-name="Default" table:formula="of:=[.F15]/[.$H15]*100" office:value-type="string" office:string-value="" calcext:value-type="error">
            <text:p>#DIV/0!</text:p>
          </table:table-cell>
          <table:table-cell table:style-name="Default" table:formula="of:=[.G15]/[.$H15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8455" calcext:value-type="float">
            <text:p>1.08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2683" calcext:value-type="float">
            <text:p>0.8526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93724" calcext:value-type="float">
            <text:p>1.93724</text:p>
          </table:table-cell>
          <table:table-cell table:style-name="Default" table:formula="of:=[.O15]/[.$U15]*100" office:value-type="float" office:value="0" calcext:value-type="float">
            <text:p>0</text:p>
          </table:table-cell>
          <table:table-cell table:style-name="Default" table:formula="of:=[.P15]/[.$U15]*100" office:value-type="float" office:value="55.9842869236646" calcext:value-type="float">
            <text:p>55.9842869236646</text:p>
          </table:table-cell>
          <table:table-cell table:style-name="Default" table:formula="of:=[.Q15]/[.$U15]*100" office:value-type="float" office:value="0" calcext:value-type="float">
            <text:p>0</text:p>
          </table:table-cell>
          <table:table-cell table:style-name="Default" table:formula="of:=[.R15]/[.$U15]*100" office:value-type="float" office:value="44.0153517375235" calcext:value-type="float">
            <text:p>44.0153517375235</text:p>
          </table:table-cell>
          <table:table-cell table:style-name="Default" table:formula="of:=[.S15]/[.$U15]*100" office:value-type="float" office:value="0" calcext:value-type="float">
            <text:p>0</text:p>
          </table:table-cell>
          <table:table-cell table:style-name="Default" table:formula="of:=[.T15]/[.$U15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9317" calcext:value-type="float">
            <text:p>1.49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2927" calcext:value-type="float">
            <text:p>0.7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5171" calcext:value-type="float">
            <text:p>6.15171</text:p>
          </table:table-cell>
          <table:table-cell table:style-name="Default" office:value-type="float" office:value="8.4078" calcext:value-type="float">
            <text:p>8.4078</text:p>
          </table:table-cell>
          <table:table-cell table:style-name="Default" table:formula="of:=[.AB15]/[.$AH15]*100" office:value-type="float" office:value="0" calcext:value-type="float">
            <text:p>0</text:p>
          </table:table-cell>
          <table:table-cell table:style-name="Default" table:formula="of:=[.AC15]/[.$AH15]*100" office:value-type="float" office:value="17.7593425152834" calcext:value-type="float">
            <text:p>17.7593425152834</text:p>
          </table:table-cell>
          <table:table-cell table:style-name="Default" table:formula="of:=[.AD15]/[.$AH15]*100" office:value-type="float" office:value="0" calcext:value-type="float">
            <text:p>0</text:p>
          </table:table-cell>
          <table:table-cell table:style-name="Default" table:formula="of:=[.AE15]/[.$AH15]*100" office:value-type="float" office:value="9.07403839292086" calcext:value-type="float">
            <text:p>9.07403839292086</text:p>
          </table:table-cell>
          <table:table-cell table:style-name="Default" table:formula="of:=[.AF15]/[.$AH15]*100" office:value-type="float" office:value="0" calcext:value-type="float">
            <text:p>0</text:p>
          </table:table-cell>
          <table:table-cell table:style-name="Default" table:formula="of:=[.AG15]/[.$AH15]*100" office:value-type="float" office:value="73.1667023478199" calcext:value-type="float">
            <text:p>73.1667023478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2569" calcext:value-type="float">
            <text:p>2.12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2927" calcext:value-type="float">
            <text:p>0.7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6875E-015" calcext:value-type="float">
            <text:p>8.6875E-15</text:p>
          </table:table-cell>
          <table:table-cell table:style-name="Default" office:value-type="float" office:value="2.88862" calcext:value-type="float">
            <text:p>2.88862</text:p>
          </table:table-cell>
          <table:table-cell table:style-name="Default" table:formula="of:=[.AO15]/[.$AU15]*100" office:value-type="float" office:value="0" calcext:value-type="float">
            <text:p>0</text:p>
          </table:table-cell>
          <table:table-cell table:style-name="Default" table:formula="of:=[.AP15]/[.$AU15]*100" office:value-type="float" office:value="73.5884263073717" calcext:value-type="float">
            <text:p>73.5884263073717</text:p>
          </table:table-cell>
          <table:table-cell table:style-name="Default" table:formula="of:=[.AQ15]/[.$AU15]*100" office:value-type="float" office:value="0" calcext:value-type="float">
            <text:p>0</text:p>
          </table:table-cell>
          <table:table-cell table:style-name="Default" table:formula="of:=[.AR15]/[.$AU15]*100" office:value-type="float" office:value="26.4114698368079" calcext:value-type="float">
            <text:p>26.4114698368079</text:p>
          </table:table-cell>
          <table:table-cell table:style-name="Default" table:formula="of:=[.AS15]/[.$AU15]*100" office:value-type="float" office:value="0" calcext:value-type="float">
            <text:p>0</text:p>
          </table:table-cell>
          <table:table-cell table:style-name="Default" table:formula="of:=[.AT15]/[.$AU15]*100" office:value-type="float" office:value="0.000000000000300749146651342" calcext:value-type="float">
            <text:p>3.00749146651342E-13</text:p>
          </table:table-cell>
        </table:table-row>
        <table:table-row table:style-name="ro1">
          <table:table-cell table:style-name="ce13" office:value-type="string" calcext:value-type="string">
            <text:p>grubhub-11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5447" calcext:value-type="float">
            <text:p>0.45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4878" calcext:value-type="float">
            <text:p>0.2448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700325" calcext:value-type="float">
            <text:p>0.700325</text:p>
          </table:table-cell>
          <table:table-cell table:style-name="Default" table:formula="of:=[.B16]/[.$H16]*100" office:value-type="float" office:value="0" calcext:value-type="float">
            <text:p>0</text:p>
          </table:table-cell>
          <table:table-cell table:style-name="Default" table:formula="of:=[.C16]/[.$H16]*100" office:value-type="float" office:value="65.0336629422054" calcext:value-type="float">
            <text:p>65.0336629422054</text:p>
          </table:table-cell>
          <table:table-cell table:style-name="Default" table:formula="of:=[.D16]/[.$H16]*100" office:value-type="float" office:value="0" calcext:value-type="float">
            <text:p>0</text:p>
          </table:table-cell>
          <table:table-cell table:style-name="Default" table:formula="of:=[.E16]/[.$H16]*100" office:value-type="float" office:value="34.9663370577946" calcext:value-type="float">
            <text:p>34.9663370577946</text:p>
          </table:table-cell>
          <table:table-cell table:style-name="Default" table:formula="of:=[.F16]/[.$H16]*100" office:value-type="float" office:value="0" calcext:value-type="float">
            <text:p>0</text:p>
          </table:table-cell>
          <table:table-cell table:style-name="Default" table:formula="of:=[.G16]/[.$H16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5447" calcext:value-type="float">
            <text:p>0.45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4878" calcext:value-type="float">
            <text:p>0.24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1233E-015" calcext:value-type="float">
            <text:p>-2.1233E-15</text:p>
          </table:table-cell>
          <table:table-cell table:style-name="Default" office:value-type="float" office:value="0.700325" calcext:value-type="float">
            <text:p>0.700325</text:p>
          </table:table-cell>
          <table:table-cell table:style-name="Default" table:formula="of:=[.O16]/[.$U16]*100" office:value-type="float" office:value="0" calcext:value-type="float">
            <text:p>0</text:p>
          </table:table-cell>
          <table:table-cell table:style-name="Default" table:formula="of:=[.P16]/[.$U16]*100" office:value-type="float" office:value="65.0336629422054" calcext:value-type="float">
            <text:p>65.0336629422054</text:p>
          </table:table-cell>
          <table:table-cell table:style-name="Default" table:formula="of:=[.Q16]/[.$U16]*100" office:value-type="float" office:value="0" calcext:value-type="float">
            <text:p>0</text:p>
          </table:table-cell>
          <table:table-cell table:style-name="Default" table:formula="of:=[.R16]/[.$U16]*100" office:value-type="float" office:value="34.9663370577946" calcext:value-type="float">
            <text:p>34.9663370577946</text:p>
          </table:table-cell>
          <table:table-cell table:style-name="Default" table:formula="of:=[.S16]/[.$U16]*100" office:value-type="float" office:value="0" calcext:value-type="float">
            <text:p>0</text:p>
          </table:table-cell>
          <table:table-cell table:style-name="Default" table:formula="of:=[.T16]/[.$U16]*100" office:value-type="float" office:value="-0.000000000000303187805661657" calcext:value-type="float">
            <text:p>-3.0318780566165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5447" calcext:value-type="float">
            <text:p>0.45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4878" calcext:value-type="float">
            <text:p>0.24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439" calcext:value-type="float">
            <text:p>5.7439</text:p>
          </table:table-cell>
          <table:table-cell table:style-name="Default" office:value-type="float" office:value="6.44423" calcext:value-type="float">
            <text:p>6.44423</text:p>
          </table:table-cell>
          <table:table-cell table:style-name="Default" table:formula="of:=[.AB16]/[.$AH16]*100" office:value-type="float" office:value="0" calcext:value-type="float">
            <text:p>0</text:p>
          </table:table-cell>
          <table:table-cell table:style-name="Default" table:formula="of:=[.AC16]/[.$AH16]*100" office:value-type="float" office:value="7.06751621217741" calcext:value-type="float">
            <text:p>7.06751621217741</text:p>
          </table:table-cell>
          <table:table-cell table:style-name="Default" table:formula="of:=[.AD16]/[.$AH16]*100" office:value-type="float" office:value="0" calcext:value-type="float">
            <text:p>0</text:p>
          </table:table-cell>
          <table:table-cell table:style-name="Default" table:formula="of:=[.AE16]/[.$AH16]*100" office:value-type="float" office:value="3.79995748134378" calcext:value-type="float">
            <text:p>3.79995748134378</text:p>
          </table:table-cell>
          <table:table-cell table:style-name="Default" table:formula="of:=[.AF16]/[.$AH16]*100" office:value-type="float" office:value="0" calcext:value-type="float">
            <text:p>0</text:p>
          </table:table-cell>
          <table:table-cell table:style-name="Default" table:formula="of:=[.AG16]/[.$AH16]*100" office:value-type="float" office:value="89.1324487176901" calcext:value-type="float">
            <text:p>89.13244871769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6992" calcext:value-type="float">
            <text:p>0.9069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98049" calcext:value-type="float">
            <text:p>0.29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0583E-015" calcext:value-type="float">
            <text:p>6.60583E-15</text:p>
          </table:table-cell>
          <table:table-cell table:style-name="Default" office:value-type="float" office:value="1.20504" calcext:value-type="float">
            <text:p>1.20504</text:p>
          </table:table-cell>
          <table:table-cell table:style-name="Default" table:formula="of:=[.AO16]/[.$AU16]*100" office:value-type="float" office:value="0" calcext:value-type="float">
            <text:p>0</text:p>
          </table:table-cell>
          <table:table-cell table:style-name="Default" table:formula="of:=[.AP16]/[.$AU16]*100" office:value-type="float" office:value="75.2665471685587" calcext:value-type="float">
            <text:p>75.2665471685587</text:p>
          </table:table-cell>
          <table:table-cell table:style-name="Default" table:formula="of:=[.AQ16]/[.$AU16]*100" office:value-type="float" office:value="0" calcext:value-type="float">
            <text:p>0</text:p>
          </table:table-cell>
          <table:table-cell table:style-name="Default" table:formula="of:=[.AR16]/[.$AU16]*100" office:value-type="float" office:value="24.7335358162385" calcext:value-type="float">
            <text:p>24.7335358162385</text:p>
          </table:table-cell>
          <table:table-cell table:style-name="Default" table:formula="of:=[.AS16]/[.$AU16]*100" office:value-type="float" office:value="0" calcext:value-type="float">
            <text:p>0</text:p>
          </table:table-cell>
          <table:table-cell table:style-name="Default" table:formula="of:=[.AT16]/[.$AU16]*100" office:value-type="float" office:value="0.000000000000548183462789617" calcext:value-type="float">
            <text:p>5.48183462789617E-13</text:p>
          </table:table-cell>
        </table:table-row>
        <table:table-row table:style-name="ro1">
          <table:table-cell table:style-name="ce13" office:value-type="string" calcext:value-type="string">
            <text:p>grubhub-11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95935" calcext:value-type="float">
            <text:p>0.495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5854" calcext:value-type="float">
            <text:p>0.30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5922E-016" calcext:value-type="float">
            <text:p>2.35922E-16</text:p>
          </table:table-cell>
          <table:table-cell table:style-name="Default" office:value-type="float" office:value="0.801789" calcext:value-type="float">
            <text:p>0.801789</text:p>
          </table:table-cell>
          <table:table-cell table:style-name="Default" table:formula="of:=[.B17]/[.$H17]*100" office:value-type="float" office:value="0" calcext:value-type="float">
            <text:p>0</text:p>
          </table:table-cell>
          <table:table-cell table:style-name="Default" table:formula="of:=[.C17]/[.$H17]*100" office:value-type="float" office:value="61.8535549876589" calcext:value-type="float">
            <text:p>61.8535549876589</text:p>
          </table:table-cell>
          <table:table-cell table:style-name="Default" table:formula="of:=[.D17]/[.$H17]*100" office:value-type="float" office:value="0" calcext:value-type="float">
            <text:p>0</text:p>
          </table:table-cell>
          <table:table-cell table:style-name="Default" table:formula="of:=[.E17]/[.$H17]*100" office:value-type="float" office:value="38.1464450123411" calcext:value-type="float">
            <text:p>38.1464450123411</text:p>
          </table:table-cell>
          <table:table-cell table:style-name="Default" table:formula="of:=[.F17]/[.$H17]*100" office:value-type="float" office:value="0" calcext:value-type="float">
            <text:p>0</text:p>
          </table:table-cell>
          <table:table-cell table:style-name="Default" table:formula="of:=[.G17]/[.$H17]*100" office:value-type="float" office:value="0.0000000000000294244495746387" calcext:value-type="float">
            <text:p>2.94244495746387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95935" calcext:value-type="float">
            <text:p>0.495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5854" calcext:value-type="float">
            <text:p>0.30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5922E-016" calcext:value-type="float">
            <text:p>2.35922E-16</text:p>
          </table:table-cell>
          <table:table-cell table:style-name="Default" office:value-type="float" office:value="0.801789" calcext:value-type="float">
            <text:p>0.801789</text:p>
          </table:table-cell>
          <table:table-cell table:style-name="Default" table:formula="of:=[.O17]/[.$U17]*100" office:value-type="float" office:value="0" calcext:value-type="float">
            <text:p>0</text:p>
          </table:table-cell>
          <table:table-cell table:style-name="Default" table:formula="of:=[.P17]/[.$U17]*100" office:value-type="float" office:value="61.8535549876589" calcext:value-type="float">
            <text:p>61.8535549876589</text:p>
          </table:table-cell>
          <table:table-cell table:style-name="Default" table:formula="of:=[.Q17]/[.$U17]*100" office:value-type="float" office:value="0" calcext:value-type="float">
            <text:p>0</text:p>
          </table:table-cell>
          <table:table-cell table:style-name="Default" table:formula="of:=[.R17]/[.$U17]*100" office:value-type="float" office:value="38.1464450123411" calcext:value-type="float">
            <text:p>38.1464450123411</text:p>
          </table:table-cell>
          <table:table-cell table:style-name="Default" table:formula="of:=[.S17]/[.$U17]*100" office:value-type="float" office:value="0" calcext:value-type="float">
            <text:p>0</text:p>
          </table:table-cell>
          <table:table-cell table:style-name="Default" table:formula="of:=[.T17]/[.$U17]*100" office:value-type="float" office:value="0.0000000000000294244495746387" calcext:value-type="float">
            <text:p>2.94244495746387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1577" calcext:value-type="float">
            <text:p>1.015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5122" calcext:value-type="float">
            <text:p>0.39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5922E-016" calcext:value-type="float">
            <text:p>2.35922E-16</text:p>
          </table:table-cell>
          <table:table-cell table:style-name="Default" office:value-type="float" office:value="1.41089" calcext:value-type="float">
            <text:p>1.41089</text:p>
          </table:table-cell>
          <table:table-cell table:style-name="Default" table:formula="of:=[.AB17]/[.$AH17]*100" office:value-type="float" office:value="0" calcext:value-type="float">
            <text:p>0</text:p>
          </table:table-cell>
          <table:table-cell table:style-name="Default" table:formula="of:=[.AC17]/[.$AH17]*100" office:value-type="float" office:value="71.9949818908632" calcext:value-type="float">
            <text:p>71.9949818908632</text:p>
          </table:table-cell>
          <table:table-cell table:style-name="Default" table:formula="of:=[.AD17]/[.$AH17]*100" office:value-type="float" office:value="0" calcext:value-type="float">
            <text:p>0</text:p>
          </table:table-cell>
          <table:table-cell table:style-name="Default" table:formula="of:=[.AE17]/[.$AH17]*100" office:value-type="float" office:value="28.0051598636322" calcext:value-type="float">
            <text:p>28.0051598636322</text:p>
          </table:table-cell>
          <table:table-cell table:style-name="Default" table:formula="of:=[.AF17]/[.$AH17]*100" office:value-type="float" office:value="0" calcext:value-type="float">
            <text:p>0</text:p>
          </table:table-cell>
          <table:table-cell table:style-name="Default" table:formula="of:=[.AG17]/[.$AH17]*100" office:value-type="float" office:value="0.0000000000000167215020306331" calcext:value-type="float">
            <text:p>1.67215020306331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1577" calcext:value-type="float">
            <text:p>1.015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5122" calcext:value-type="float">
            <text:p>0.39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79496" calcext:value-type="float">
            <text:p>6.79496</text:p>
          </table:table-cell>
          <table:table-cell table:style-name="Default" office:value-type="float" office:value="8.20585" calcext:value-type="float">
            <text:p>8.20585</text:p>
          </table:table-cell>
          <table:table-cell table:style-name="Default" table:formula="of:=[.AO17]/[.$AU17]*100" office:value-type="float" office:value="0" calcext:value-type="float">
            <text:p>0</text:p>
          </table:table-cell>
          <table:table-cell table:style-name="Default" table:formula="of:=[.AP17]/[.$AU17]*100" office:value-type="float" office:value="12.3786079443324" calcext:value-type="float">
            <text:p>12.3786079443324</text:p>
          </table:table-cell>
          <table:table-cell table:style-name="Default" table:formula="of:=[.AQ17]/[.$AU17]*100" office:value-type="float" office:value="0" calcext:value-type="float">
            <text:p>0</text:p>
          </table:table-cell>
          <table:table-cell table:style-name="Default" table:formula="of:=[.AR17]/[.$AU17]*100" office:value-type="float" office:value="4.81512579440277" calcext:value-type="float">
            <text:p>4.81512579440277</text:p>
          </table:table-cell>
          <table:table-cell table:style-name="Default" table:formula="of:=[.AS17]/[.$AU17]*100" office:value-type="float" office:value="0" calcext:value-type="float">
            <text:p>0</text:p>
          </table:table-cell>
          <table:table-cell table:style-name="Default" table:formula="of:=[.AT17]/[.$AU17]*100" office:value-type="float" office:value="82.8062906341208" calcext:value-type="float">
            <text:p>82.8062906341208</text:p>
          </table:table-cell>
        </table:table-row>
        <table:table-row table:style-name="ro1">
          <table:table-cell table:style-name="ce13" office:value-type="string" calcext:value-type="string">
            <text:p>grubhub-11-5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.63678E-016" calcext:value-type="float">
            <text:p>2.63678E-16</text:p>
          </table:table-cell>
          <table:table-cell table:style-name="Default" table:formula="of:=[.B18]/[.$H18]*100" office:value-type="float" office:value="0" calcext:value-type="float">
            <text:p>0</text:p>
          </table:table-cell>
          <table:table-cell table:style-name="Default" table:formula="of:=[.C18]/[.$H18]*100" office:value-type="float" office:value="0" calcext:value-type="float">
            <text:p>0</text:p>
          </table:table-cell>
          <table:table-cell table:style-name="Default" table:formula="of:=[.D18]/[.$H18]*100" office:value-type="float" office:value="0" calcext:value-type="float">
            <text:p>0</text:p>
          </table:table-cell>
          <table:table-cell table:style-name="Default" table:formula="of:=[.E18]/[.$H18]*100" office:value-type="float" office:value="0" calcext:value-type="float">
            <text:p>0</text:p>
          </table:table-cell>
          <table:table-cell table:style-name="Default" table:formula="of:=[.F18]/[.$H18]*100" office:value-type="float" office:value="0" calcext:value-type="float">
            <text:p>0</text:p>
          </table:table-cell>
          <table:table-cell table:style-name="Default" table:formula="of:=[.G18]/[.$H18]*100" office:value-type="float" office:value="100" calcext:value-type="float">
            <text:p>10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.63678E-016" calcext:value-type="float">
            <text:p>2.63678E-16</text:p>
          </table:table-cell>
          <table:table-cell table:style-name="Default" table:formula="of:=[.O18]/[.$U18]*100" office:value-type="float" office:value="0" calcext:value-type="float">
            <text:p>0</text:p>
          </table:table-cell>
          <table:table-cell table:style-name="Default" table:formula="of:=[.P18]/[.$U18]*100" office:value-type="float" office:value="0" calcext:value-type="float">
            <text:p>0</text:p>
          </table:table-cell>
          <table:table-cell table:style-name="Default" table:formula="of:=[.Q18]/[.$U18]*100" office:value-type="float" office:value="0" calcext:value-type="float">
            <text:p>0</text:p>
          </table:table-cell>
          <table:table-cell table:style-name="Default" table:formula="of:=[.R18]/[.$U18]*100" office:value-type="float" office:value="0" calcext:value-type="float">
            <text:p>0</text:p>
          </table:table-cell>
          <table:table-cell table:style-name="Default" table:formula="of:=[.S18]/[.$U18]*100" office:value-type="float" office:value="0" calcext:value-type="float">
            <text:p>0</text:p>
          </table:table-cell>
          <table:table-cell table:style-name="Default" table:formula="of:=[.T18]/[.$U18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3171" calcext:value-type="float">
            <text:p>1.4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478" calcext:value-type="float">
            <text:p>1.14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1845E-016" calcext:value-type="float">
            <text:p>4.71845E-16</text:p>
          </table:table-cell>
          <table:table-cell table:style-name="Default" office:value-type="float" office:value="2.57951" calcext:value-type="float">
            <text:p>2.57951</text:p>
          </table:table-cell>
          <table:table-cell table:style-name="Default" table:formula="of:=[.AB18]/[.$AH18]*100" office:value-type="float" office:value="0" calcext:value-type="float">
            <text:p>0</text:p>
          </table:table-cell>
          <table:table-cell table:style-name="Default" table:formula="of:=[.AC18]/[.$AH18]*100" office:value-type="float" office:value="55.5031769599653" calcext:value-type="float">
            <text:p>55.5031769599653</text:p>
          </table:table-cell>
          <table:table-cell table:style-name="Default" table:formula="of:=[.AD18]/[.$AH18]*100" office:value-type="float" office:value="0" calcext:value-type="float">
            <text:p>0</text:p>
          </table:table-cell>
          <table:table-cell table:style-name="Default" table:formula="of:=[.AE18]/[.$AH18]*100" office:value-type="float" office:value="44.4968230400347" calcext:value-type="float">
            <text:p>44.4968230400347</text:p>
          </table:table-cell>
          <table:table-cell table:style-name="Default" table:formula="of:=[.AF18]/[.$AH18]*100" office:value-type="float" office:value="0" calcext:value-type="float">
            <text:p>0</text:p>
          </table:table-cell>
          <table:table-cell table:style-name="Default" table:formula="of:=[.AG18]/[.$AH18]*100" office:value-type="float" office:value="0.0000000000000182920399610779" calcext:value-type="float">
            <text:p>1.82920399610779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4179" calcext:value-type="float">
            <text:p>2.14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4878" calcext:value-type="float">
            <text:p>0.90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1845E-016" calcext:value-type="float">
            <text:p>4.71845E-16</text:p>
          </table:table-cell>
          <table:table-cell table:style-name="Default" office:value-type="float" office:value="3.04667" calcext:value-type="float">
            <text:p>3.04667</text:p>
          </table:table-cell>
          <table:table-cell table:style-name="Default" table:formula="of:=[.AO18]/[.$AU18]*100" office:value-type="float" office:value="0" calcext:value-type="float">
            <text:p>0</text:p>
          </table:table-cell>
          <table:table-cell table:style-name="Default" table:formula="of:=[.AP18]/[.$AU18]*100" office:value-type="float" office:value="70.29937604007" calcext:value-type="float">
            <text:p>70.29937604007</text:p>
          </table:table-cell>
          <table:table-cell table:style-name="Default" table:formula="of:=[.AQ18]/[.$AU18]*100" office:value-type="float" office:value="0" calcext:value-type="float">
            <text:p>0</text:p>
          </table:table-cell>
          <table:table-cell table:style-name="Default" table:formula="of:=[.AR18]/[.$AU18]*100" office:value-type="float" office:value="29.7005583144876" calcext:value-type="float">
            <text:p>29.7005583144876</text:p>
          </table:table-cell>
          <table:table-cell table:style-name="Default" table:formula="of:=[.AS18]/[.$AU18]*100" office:value-type="float" office:value="0" calcext:value-type="float">
            <text:p>0</text:p>
          </table:table-cell>
          <table:table-cell table:style-name="Default" table:formula="of:=[.AT18]/[.$AU18]*100" office:value-type="float" office:value="0.0000000000000154872368848612" calcext:value-type="float">
            <text:p>1.54872368848612E-14</text:p>
          </table:table-cell>
        </table:table-row>
        <table:table-row table:style-name="ro1">
          <table:table-cell table:style-name="ce13" office:value-type="string" calcext:value-type="string">
            <text:p>grubhub-11-6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19]/[.$H19]*100" office:value-type="string" office:string-value="" calcext:value-type="error">
            <text:p>#DIV/0!</text:p>
          </table:table-cell>
          <table:table-cell table:style-name="Default" table:formula="of:=[.C19]/[.$H19]*100" office:value-type="string" office:string-value="" calcext:value-type="error">
            <text:p>#DIV/0!</text:p>
          </table:table-cell>
          <table:table-cell table:style-name="Default" table:formula="of:=[.D19]/[.$H19]*100" office:value-type="string" office:string-value="" calcext:value-type="error">
            <text:p>#DIV/0!</text:p>
          </table:table-cell>
          <table:table-cell table:style-name="Default" table:formula="of:=[.E19]/[.$H19]*100" office:value-type="string" office:string-value="" calcext:value-type="error">
            <text:p>#DIV/0!</text:p>
          </table:table-cell>
          <table:table-cell table:style-name="Default" table:formula="of:=[.F19]/[.$H19]*100" office:value-type="string" office:string-value="" calcext:value-type="error">
            <text:p>#DIV/0!</text:p>
          </table:table-cell>
          <table:table-cell table:style-name="Default" table:formula="of:=[.G19]/[.$H19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3333" calcext:value-type="float">
            <text:p>0.693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77073" calcext:value-type="float">
            <text:p>0.5770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27041" calcext:value-type="float">
            <text:p>1.27041</text:p>
          </table:table-cell>
          <table:table-cell table:style-name="Default" table:formula="of:=[.O19]/[.$U19]*100" office:value-type="float" office:value="0" calcext:value-type="float">
            <text:p>0</text:p>
          </table:table-cell>
          <table:table-cell table:style-name="Default" table:formula="of:=[.P19]/[.$U19]*100" office:value-type="float" office:value="54.5755307341724" calcext:value-type="float">
            <text:p>54.5755307341724</text:p>
          </table:table-cell>
          <table:table-cell table:style-name="Default" table:formula="of:=[.Q19]/[.$U19]*100" office:value-type="float" office:value="0" calcext:value-type="float">
            <text:p>0</text:p>
          </table:table-cell>
          <table:table-cell table:style-name="Default" table:formula="of:=[.R19]/[.$U19]*100" office:value-type="float" office:value="45.424154406845" calcext:value-type="float">
            <text:p>45.424154406845</text:p>
          </table:table-cell>
          <table:table-cell table:style-name="Default" table:formula="of:=[.S19]/[.$U19]*100" office:value-type="float" office:value="0" calcext:value-type="float">
            <text:p>0</text:p>
          </table:table-cell>
          <table:table-cell table:style-name="Default" table:formula="of:=[.T19]/[.$U19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366" calcext:value-type="float">
            <text:p>1.19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57073" calcext:value-type="float">
            <text:p>0.957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64986E-015" calcext:value-type="float">
            <text:p>-3.64986E-15</text:p>
          </table:table-cell>
          <table:table-cell table:style-name="Default" office:value-type="float" office:value="2.15073" calcext:value-type="float">
            <text:p>2.15073</text:p>
          </table:table-cell>
          <table:table-cell table:style-name="Default" table:formula="of:=[.AB19]/[.$AH19]*100" office:value-type="float" office:value="0" calcext:value-type="float">
            <text:p>0</text:p>
          </table:table-cell>
          <table:table-cell table:style-name="Default" table:formula="of:=[.AC19]/[.$AH19]*100" office:value-type="float" office:value="55.5002255048286" calcext:value-type="float">
            <text:p>55.5002255048286</text:p>
          </table:table-cell>
          <table:table-cell table:style-name="Default" table:formula="of:=[.AD19]/[.$AH19]*100" office:value-type="float" office:value="0" calcext:value-type="float">
            <text:p>0</text:p>
          </table:table-cell>
          <table:table-cell table:style-name="Default" table:formula="of:=[.AE19]/[.$AH19]*100" office:value-type="float" office:value="44.4999139826943" calcext:value-type="float">
            <text:p>44.4999139826943</text:p>
          </table:table-cell>
          <table:table-cell table:style-name="Default" table:formula="of:=[.AF19]/[.$AH19]*100" office:value-type="float" office:value="0" calcext:value-type="float">
            <text:p>0</text:p>
          </table:table-cell>
          <table:table-cell table:style-name="Default" table:formula="of:=[.AG19]/[.$AH19]*100" office:value-type="float" office:value="-0.000000000000169703310038917" calcext:value-type="float">
            <text:p>-1.6970331003891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707" calcext:value-type="float">
            <text:p>1.29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561" calcext:value-type="float">
            <text:p>0.39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5333" calcext:value-type="float">
            <text:p>4.95333</text:p>
          </table:table-cell>
          <table:table-cell table:style-name="Default" office:value-type="float" office:value="6.64797" calcext:value-type="float">
            <text:p>6.64797</text:p>
          </table:table-cell>
          <table:table-cell table:style-name="Default" table:formula="of:=[.AO19]/[.$AU19]*100" office:value-type="float" office:value="0" calcext:value-type="float">
            <text:p>0</text:p>
          </table:table-cell>
          <table:table-cell table:style-name="Default" table:formula="of:=[.AP19]/[.$AU19]*100" office:value-type="float" office:value="19.5107679487122" calcext:value-type="float">
            <text:p>19.5107679487122</text:p>
          </table:table-cell>
          <table:table-cell table:style-name="Default" table:formula="of:=[.AQ19]/[.$AU19]*100" office:value-type="float" office:value="0" calcext:value-type="float">
            <text:p>0</text:p>
          </table:table-cell>
          <table:table-cell table:style-name="Default" table:formula="of:=[.AR19]/[.$AU19]*100" office:value-type="float" office:value="5.98018643285093" calcext:value-type="float">
            <text:p>5.98018643285093</text:p>
          </table:table-cell>
          <table:table-cell table:style-name="Default" table:formula="of:=[.AS19]/[.$AU19]*100" office:value-type="float" office:value="0" calcext:value-type="float">
            <text:p>0</text:p>
          </table:table-cell>
          <table:table-cell table:style-name="Default" table:formula="of:=[.AT19]/[.$AU19]*100" office:value-type="float" office:value="74.5089102387646" calcext:value-type="float">
            <text:p>74.5089102387646</text:p>
          </table:table-cell>
        </table:table-row>
        <table:table-row table:style-name="ro1">
          <table:table-cell table:style-name="ce13" office:value-type="string" calcext:value-type="string">
            <text:p>grubhub-11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764" calcext:value-type="float">
            <text:p>0.42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8537" calcext:value-type="float">
            <text:p>0.258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681301" calcext:value-type="float">
            <text:p>0.681301</text:p>
          </table:table-cell>
          <table:table-cell table:style-name="Default" table:formula="of:=[.B20]/[.$H20]*100" office:value-type="float" office:value="0" calcext:value-type="float">
            <text:p>0</text:p>
          </table:table-cell>
          <table:table-cell table:style-name="Default" table:formula="of:=[.C20]/[.$H20]*100" office:value-type="float" office:value="62.0524555225957" calcext:value-type="float">
            <text:p>62.0524555225957</text:p>
          </table:table-cell>
          <table:table-cell table:style-name="Default" table:formula="of:=[.D20]/[.$H20]*100" office:value-type="float" office:value="0" calcext:value-type="float">
            <text:p>0</text:p>
          </table:table-cell>
          <table:table-cell table:style-name="Default" table:formula="of:=[.E20]/[.$H20]*100" office:value-type="float" office:value="37.9475444774043" calcext:value-type="float">
            <text:p>37.9475444774043</text:p>
          </table:table-cell>
          <table:table-cell table:style-name="Default" table:formula="of:=[.F20]/[.$H20]*100" office:value-type="float" office:value="0" calcext:value-type="float">
            <text:p>0</text:p>
          </table:table-cell>
          <table:table-cell table:style-name="Default" table:formula="of:=[.G20]/[.$H20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764" calcext:value-type="float">
            <text:p>0.42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8537" calcext:value-type="float">
            <text:p>0.2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47E-016" calcext:value-type="float">
            <text:p>3.747E-16</text:p>
          </table:table-cell>
          <table:table-cell table:style-name="Default" office:value-type="float" office:value="0.681301" calcext:value-type="float">
            <text:p>0.681301</text:p>
          </table:table-cell>
          <table:table-cell table:style-name="Default" table:formula="of:=[.O20]/[.$U20]*100" office:value-type="float" office:value="0" calcext:value-type="float">
            <text:p>0</text:p>
          </table:table-cell>
          <table:table-cell table:style-name="Default" table:formula="of:=[.P20]/[.$U20]*100" office:value-type="float" office:value="62.0524555225957" calcext:value-type="float">
            <text:p>62.0524555225957</text:p>
          </table:table-cell>
          <table:table-cell table:style-name="Default" table:formula="of:=[.Q20]/[.$U20]*100" office:value-type="float" office:value="0" calcext:value-type="float">
            <text:p>0</text:p>
          </table:table-cell>
          <table:table-cell table:style-name="Default" table:formula="of:=[.R20]/[.$U20]*100" office:value-type="float" office:value="37.9475444774043" calcext:value-type="float">
            <text:p>37.9475444774043</text:p>
          </table:table-cell>
          <table:table-cell table:style-name="Default" table:formula="of:=[.S20]/[.$U20]*100" office:value-type="float" office:value="0" calcext:value-type="float">
            <text:p>0</text:p>
          </table:table-cell>
          <table:table-cell table:style-name="Default" table:formula="of:=[.T20]/[.$U20]*100" office:value-type="float" office:value="0.0000000000000549977176020584" calcext:value-type="float">
            <text:p>5.4997717602058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626" calcext:value-type="float">
            <text:p>0.91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8537" calcext:value-type="float">
            <text:p>0.2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48253E-015" calcext:value-type="float">
            <text:p>-4.48253E-15</text:p>
          </table:table-cell>
          <table:table-cell table:style-name="Default" office:value-type="float" office:value="1.1748" calcext:value-type="float">
            <text:p>1.1748</text:p>
          </table:table-cell>
          <table:table-cell table:style-name="Default" table:formula="of:=[.AB20]/[.$AH20]*100" office:value-type="float" office:value="0" calcext:value-type="float">
            <text:p>0</text:p>
          </table:table-cell>
          <table:table-cell table:style-name="Default" table:formula="of:=[.AC20]/[.$AH20]*100" office:value-type="float" office:value="77.9928498467824" calcext:value-type="float">
            <text:p>77.9928498467824</text:p>
          </table:table-cell>
          <table:table-cell table:style-name="Default" table:formula="of:=[.AD20]/[.$AH20]*100" office:value-type="float" office:value="0" calcext:value-type="float">
            <text:p>0</text:p>
          </table:table-cell>
          <table:table-cell table:style-name="Default" table:formula="of:=[.AE20]/[.$AH20]*100" office:value-type="float" office:value="22.0068947906026" calcext:value-type="float">
            <text:p>22.0068947906026</text:p>
          </table:table-cell>
          <table:table-cell table:style-name="Default" table:formula="of:=[.AF20]/[.$AH20]*100" office:value-type="float" office:value="0" calcext:value-type="float">
            <text:p>0</text:p>
          </table:table-cell>
          <table:table-cell table:style-name="Default" table:formula="of:=[.AG20]/[.$AH20]*100" office:value-type="float" office:value="-0.000000000000381556860742254" calcext:value-type="float">
            <text:p>-3.8155686074225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1626" calcext:value-type="float">
            <text:p>0.801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8537" calcext:value-type="float">
            <text:p>0.2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30537" calcext:value-type="float">
            <text:p>6.30537</text:p>
          </table:table-cell>
          <table:table-cell table:style-name="Default" office:value-type="float" office:value="7.36553" calcext:value-type="float">
            <text:p>7.36553</text:p>
          </table:table-cell>
          <table:table-cell table:style-name="Default" table:formula="of:=[.AO20]/[.$AU20]*100" office:value-type="float" office:value="0" calcext:value-type="float">
            <text:p>0</text:p>
          </table:table-cell>
          <table:table-cell table:style-name="Default" table:formula="of:=[.AP20]/[.$AU20]*100" office:value-type="float" office:value="10.8834802112" calcext:value-type="float">
            <text:p>10.8834802112</text:p>
          </table:table-cell>
          <table:table-cell table:style-name="Default" table:formula="of:=[.AQ20]/[.$AU20]*100" office:value-type="float" office:value="0" calcext:value-type="float">
            <text:p>0</text:p>
          </table:table-cell>
          <table:table-cell table:style-name="Default" table:formula="of:=[.AR20]/[.$AU20]*100" office:value-type="float" office:value="3.51009363888274" calcext:value-type="float">
            <text:p>3.51009363888274</text:p>
          </table:table-cell>
          <table:table-cell table:style-name="Default" table:formula="of:=[.AS20]/[.$AU20]*100" office:value-type="float" office:value="0" calcext:value-type="float">
            <text:p>0</text:p>
          </table:table-cell>
          <table:table-cell table:style-name="Default" table:formula="of:=[.AT20]/[.$AU20]*100" office:value-type="float" office:value="85.6064668801838" calcext:value-type="float">
            <text:p>85.6064668801838</text:p>
          </table:table-cell>
        </table:table-row>
        <table:table-row table:style-name="ro1">
          <table:table-cell table:style-name="ce13" office:value-type="string" calcext:value-type="string">
            <text:p>grubhub-11-8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3.84415E-015" calcext:value-type="float">
            <text:p>-3.84415E-15</text:p>
          </table:table-cell>
          <table:table-cell table:style-name="Default" table:formula="of:=[.B21]/[.$H21]*100" office:value-type="float" office:value="-0" calcext:value-type="float">
            <text:p>0</text:p>
          </table:table-cell>
          <table:table-cell table:style-name="Default" table:formula="of:=[.C21]/[.$H21]*100" office:value-type="float" office:value="-0" calcext:value-type="float">
            <text:p>0</text:p>
          </table:table-cell>
          <table:table-cell table:style-name="Default" table:formula="of:=[.D21]/[.$H21]*100" office:value-type="float" office:value="-0" calcext:value-type="float">
            <text:p>0</text:p>
          </table:table-cell>
          <table:table-cell table:style-name="Default" table:formula="of:=[.E21]/[.$H21]*100" office:value-type="float" office:value="-0" calcext:value-type="float">
            <text:p>0</text:p>
          </table:table-cell>
          <table:table-cell table:style-name="Default" table:formula="of:=[.F21]/[.$H21]*100" office:value-type="float" office:value="-0" calcext:value-type="float">
            <text:p>0</text:p>
          </table:table-cell>
          <table:table-cell table:style-name="Default" table:formula="of:=[.G21]/[.$H21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5691" calcext:value-type="float">
            <text:p>0.265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70732" calcext:value-type="float">
            <text:p>0.097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84415E-015" calcext:value-type="float">
            <text:p>-3.84415E-15</text:p>
          </table:table-cell>
          <table:table-cell table:style-name="Default" office:value-type="float" office:value="0.362764" calcext:value-type="float">
            <text:p>0.362764</text:p>
          </table:table-cell>
          <table:table-cell table:style-name="Default" table:formula="of:=[.O21]/[.$U21]*100" office:value-type="float" office:value="0" calcext:value-type="float">
            <text:p>0</text:p>
          </table:table-cell>
          <table:table-cell table:style-name="Default" table:formula="of:=[.P21]/[.$U21]*100" office:value-type="float" office:value="73.2407295100947" calcext:value-type="float">
            <text:p>73.2407295100947</text:p>
          </table:table-cell>
          <table:table-cell table:style-name="Default" table:formula="of:=[.Q21]/[.$U21]*100" office:value-type="float" office:value="0" calcext:value-type="float">
            <text:p>0</text:p>
          </table:table-cell>
          <table:table-cell table:style-name="Default" table:formula="of:=[.R21]/[.$U21]*100" office:value-type="float" office:value="26.7593256221676" calcext:value-type="float">
            <text:p>26.7593256221676</text:p>
          </table:table-cell>
          <table:table-cell table:style-name="Default" table:formula="of:=[.S21]/[.$U21]*100" office:value-type="float" office:value="0" calcext:value-type="float">
            <text:p>0</text:p>
          </table:table-cell>
          <table:table-cell table:style-name="Default" table:formula="of:=[.T21]/[.$U21]*100" office:value-type="float" office:value="-0.00000000000105968343054989" calcext:value-type="float">
            <text:p>-1.05968343054989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4553" calcext:value-type="float">
            <text:p>0.604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122" calcext:value-type="float">
            <text:p>0.27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03764E-015" calcext:value-type="float">
            <text:p>-5.03764E-15</text:p>
          </table:table-cell>
          <table:table-cell table:style-name="Default" office:value-type="float" office:value="0.875772" calcext:value-type="float">
            <text:p>0.875772</text:p>
          </table:table-cell>
          <table:table-cell table:style-name="Default" table:formula="of:=[.AB21]/[.$AH21]*100" office:value-type="float" office:value="0" calcext:value-type="float">
            <text:p>0</text:p>
          </table:table-cell>
          <table:table-cell table:style-name="Default" table:formula="of:=[.AC21]/[.$AH21]*100" office:value-type="float" office:value="69.0308664812303" calcext:value-type="float">
            <text:p>69.0308664812303</text:p>
          </table:table-cell>
          <table:table-cell table:style-name="Default" table:formula="of:=[.AD21]/[.$AH21]*100" office:value-type="float" office:value="0" calcext:value-type="float">
            <text:p>0</text:p>
          </table:table-cell>
          <table:table-cell table:style-name="Default" table:formula="of:=[.AE21]/[.$AH21]*100" office:value-type="float" office:value="30.9692477037402" calcext:value-type="float">
            <text:p>30.9692477037402</text:p>
          </table:table-cell>
          <table:table-cell table:style-name="Default" table:formula="of:=[.AF21]/[.$AH21]*100" office:value-type="float" office:value="0" calcext:value-type="float">
            <text:p>0</text:p>
          </table:table-cell>
          <table:table-cell table:style-name="Default" table:formula="of:=[.AG21]/[.$AH21]*100" office:value-type="float" office:value="-0.00000000000057522277487748" calcext:value-type="float">
            <text:p>-5.752227748774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5837" calcext:value-type="float">
            <text:p>1.458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80488" calcext:value-type="float">
            <text:p>0.680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93984" calcext:value-type="float">
            <text:p>6.93984</text:p>
          </table:table-cell>
          <table:table-cell table:style-name="Default" office:value-type="float" office:value="9.0787" calcext:value-type="float">
            <text:p>9.0787</text:p>
          </table:table-cell>
          <table:table-cell table:style-name="Default" table:formula="of:=[.AO21]/[.$AU21]*100" office:value-type="float" office:value="0" calcext:value-type="float">
            <text:p>0</text:p>
          </table:table-cell>
          <table:table-cell table:style-name="Default" table:formula="of:=[.AP21]/[.$AU21]*100" office:value-type="float" office:value="16.0636434731845" calcext:value-type="float">
            <text:p>16.0636434731845</text:p>
          </table:table-cell>
          <table:table-cell table:style-name="Default" table:formula="of:=[.AQ21]/[.$AU21]*100" office:value-type="float" office:value="0" calcext:value-type="float">
            <text:p>0</text:p>
          </table:table-cell>
          <table:table-cell table:style-name="Default" table:formula="of:=[.AR21]/[.$AU21]*100" office:value-type="float" office:value="7.4954343683567" calcext:value-type="float">
            <text:p>7.4954343683567</text:p>
          </table:table-cell>
          <table:table-cell table:style-name="Default" table:formula="of:=[.AS21]/[.$AU21]*100" office:value-type="float" office:value="0" calcext:value-type="float">
            <text:p>0</text:p>
          </table:table-cell>
          <table:table-cell table:style-name="Default" table:formula="of:=[.AT21]/[.$AU21]*100" office:value-type="float" office:value="76.4409001288731" calcext:value-type="float">
            <text:p>76.4409001288731</text:p>
          </table:table-cell>
        </table:table-row>
        <table:table-row table:style-name="ro1">
          <table:table-cell table:style-name="ce13" office:value-type="string" calcext:value-type="string">
            <text:p>grubhub-11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3496" calcext:value-type="float">
            <text:p>0.433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7805" calcext:value-type="float">
            <text:p>0.2478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681301" calcext:value-type="float">
            <text:p>0.681301</text:p>
          </table:table-cell>
          <table:table-cell table:style-name="Default" table:formula="of:=[.B22]/[.$H22]*100" office:value-type="float" office:value="0" calcext:value-type="float">
            <text:p>0</text:p>
          </table:table-cell>
          <table:table-cell table:style-name="Default" table:formula="of:=[.C22]/[.$H22]*100" office:value-type="float" office:value="63.6276770472963" calcext:value-type="float">
            <text:p>63.6276770472963</text:p>
          </table:table-cell>
          <table:table-cell table:style-name="Default" table:formula="of:=[.D22]/[.$H22]*100" office:value-type="float" office:value="0" calcext:value-type="float">
            <text:p>0</text:p>
          </table:table-cell>
          <table:table-cell table:style-name="Default" table:formula="of:=[.E22]/[.$H22]*100" office:value-type="float" office:value="36.3723229527037" calcext:value-type="float">
            <text:p>36.3723229527037</text:p>
          </table:table-cell>
          <table:table-cell table:style-name="Default" table:formula="of:=[.F22]/[.$H22]*100" office:value-type="float" office:value="0" calcext:value-type="float">
            <text:p>0</text:p>
          </table:table-cell>
          <table:table-cell table:style-name="Default" table:formula="of:=[.G22]/[.$H22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3496" calcext:value-type="float">
            <text:p>0.433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7805" calcext:value-type="float">
            <text:p>0.24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44009E-015" calcext:value-type="float">
            <text:p>-5.44009E-15</text:p>
          </table:table-cell>
          <table:table-cell table:style-name="Default" office:value-type="float" office:value="0.681301" calcext:value-type="float">
            <text:p>0.681301</text:p>
          </table:table-cell>
          <table:table-cell table:style-name="Default" table:formula="of:=[.O22]/[.$U22]*100" office:value-type="float" office:value="0" calcext:value-type="float">
            <text:p>0</text:p>
          </table:table-cell>
          <table:table-cell table:style-name="Default" table:formula="of:=[.P22]/[.$U22]*100" office:value-type="float" office:value="63.6276770472963" calcext:value-type="float">
            <text:p>63.6276770472963</text:p>
          </table:table-cell>
          <table:table-cell table:style-name="Default" table:formula="of:=[.Q22]/[.$U22]*100" office:value-type="float" office:value="0" calcext:value-type="float">
            <text:p>0</text:p>
          </table:table-cell>
          <table:table-cell table:style-name="Default" table:formula="of:=[.R22]/[.$U22]*100" office:value-type="float" office:value="36.3723229527037" calcext:value-type="float">
            <text:p>36.3723229527037</text:p>
          </table:table-cell>
          <table:table-cell table:style-name="Default" table:formula="of:=[.S22]/[.$U22]*100" office:value-type="float" office:value="0" calcext:value-type="float">
            <text:p>0</text:p>
          </table:table-cell>
          <table:table-cell table:style-name="Default" table:formula="of:=[.T22]/[.$U22]*100" office:value-type="float" office:value="-0.000000000000798485544568407" calcext:value-type="float">
            <text:p>-7.9848554456840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5659" calcext:value-type="float">
            <text:p>1.55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32195" calcext:value-type="float">
            <text:p>0.732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02536E-015" calcext:value-type="float">
            <text:p>-3.02536E-15</text:p>
          </table:table-cell>
          <table:table-cell table:style-name="Default" office:value-type="float" office:value="2.28878" calcext:value-type="float">
            <text:p>2.28878</text:p>
          </table:table-cell>
          <table:table-cell table:style-name="Default" table:formula="of:=[.AB22]/[.$AH22]*100" office:value-type="float" office:value="0" calcext:value-type="float">
            <text:p>0</text:p>
          </table:table-cell>
          <table:table-cell table:style-name="Default" table:formula="of:=[.AC22]/[.$AH22]*100" office:value-type="float" office:value="68.0095946312009" calcext:value-type="float">
            <text:p>68.0095946312009</text:p>
          </table:table-cell>
          <table:table-cell table:style-name="Default" table:formula="of:=[.AD22]/[.$AH22]*100" office:value-type="float" office:value="0" calcext:value-type="float">
            <text:p>0</text:p>
          </table:table-cell>
          <table:table-cell table:style-name="Default" table:formula="of:=[.AE22]/[.$AH22]*100" office:value-type="float" office:value="31.9906238257937" calcext:value-type="float">
            <text:p>31.9906238257937</text:p>
          </table:table-cell>
          <table:table-cell table:style-name="Default" table:formula="of:=[.AF22]/[.$AH22]*100" office:value-type="float" office:value="0" calcext:value-type="float">
            <text:p>0</text:p>
          </table:table-cell>
          <table:table-cell table:style-name="Default" table:formula="of:=[.AG22]/[.$AH22]*100" office:value-type="float" office:value="-0.000000000000132182210610019" calcext:value-type="float">
            <text:p>-1.3218221061001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8195" calcext:value-type="float">
            <text:p>1.78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8293" calcext:value-type="float">
            <text:p>0.30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86114" calcext:value-type="float">
            <text:p>5.86114</text:p>
          </table:table-cell>
          <table:table-cell table:style-name="Default" office:value-type="float" office:value="7.95138" calcext:value-type="float">
            <text:p>7.95138</text:p>
          </table:table-cell>
          <table:table-cell table:style-name="Default" table:formula="of:=[.AO22]/[.$AU22]*100" office:value-type="float" office:value="0" calcext:value-type="float">
            <text:p>0</text:p>
          </table:table-cell>
          <table:table-cell table:style-name="Default" table:formula="of:=[.AP22]/[.$AU22]*100" office:value-type="float" office:value="22.4105752712108" calcext:value-type="float">
            <text:p>22.4105752712108</text:p>
          </table:table-cell>
          <table:table-cell table:style-name="Default" table:formula="of:=[.AQ22]/[.$AU22]*100" office:value-type="float" office:value="0" calcext:value-type="float">
            <text:p>0</text:p>
          </table:table-cell>
          <table:table-cell table:style-name="Default" table:formula="of:=[.AR22]/[.$AU22]*100" office:value-type="float" office:value="3.87722634310019" calcext:value-type="float">
            <text:p>3.87722634310019</text:p>
          </table:table-cell>
          <table:table-cell table:style-name="Default" table:formula="of:=[.AS22]/[.$AU22]*100" office:value-type="float" office:value="0" calcext:value-type="float">
            <text:p>0</text:p>
          </table:table-cell>
          <table:table-cell table:style-name="Default" table:formula="of:=[.AT22]/[.$AU22]*100" office:value-type="float" office:value="73.7122361149888" calcext:value-type="float">
            <text:p>73.7122361149888</text:p>
          </table:table-cell>
        </table:table-row>
        <table:table-row table:style-name="ro1">
          <table:table-cell table:style-name="ce13" office:value-type="string" calcext:value-type="string">
            <text:p>grubhub-12-0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.26128E-015" calcext:value-type="float">
            <text:p>3.26128E-15</text:p>
          </table:table-cell>
          <table:table-cell table:style-name="Default" table:formula="of:=[.B23]/[.$H23]*100" office:value-type="float" office:value="0" calcext:value-type="float">
            <text:p>0</text:p>
          </table:table-cell>
          <table:table-cell table:style-name="Default" table:formula="of:=[.C23]/[.$H23]*100" office:value-type="float" office:value="0" calcext:value-type="float">
            <text:p>0</text:p>
          </table:table-cell>
          <table:table-cell table:style-name="Default" table:formula="of:=[.D23]/[.$H23]*100" office:value-type="float" office:value="0" calcext:value-type="float">
            <text:p>0</text:p>
          </table:table-cell>
          <table:table-cell table:style-name="Default" table:formula="of:=[.E23]/[.$H23]*100" office:value-type="float" office:value="0" calcext:value-type="float">
            <text:p>0</text:p>
          </table:table-cell>
          <table:table-cell table:style-name="Default" table:formula="of:=[.F23]/[.$H23]*100" office:value-type="float" office:value="0" calcext:value-type="float">
            <text:p>0</text:p>
          </table:table-cell>
          <table:table-cell table:style-name="Default" table:formula="of:=[.G23]/[.$H23]*100" office:value-type="float" office:value="100" calcext:value-type="float">
            <text:p>10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.26128E-015" calcext:value-type="float">
            <text:p>3.26128E-15</text:p>
          </table:table-cell>
          <table:table-cell table:style-name="Default" table:formula="of:=[.O23]/[.$U23]*100" office:value-type="float" office:value="0" calcext:value-type="float">
            <text:p>0</text:p>
          </table:table-cell>
          <table:table-cell table:style-name="Default" table:formula="of:=[.P23]/[.$U23]*100" office:value-type="float" office:value="0" calcext:value-type="float">
            <text:p>0</text:p>
          </table:table-cell>
          <table:table-cell table:style-name="Default" table:formula="of:=[.Q23]/[.$U23]*100" office:value-type="float" office:value="0" calcext:value-type="float">
            <text:p>0</text:p>
          </table:table-cell>
          <table:table-cell table:style-name="Default" table:formula="of:=[.R23]/[.$U23]*100" office:value-type="float" office:value="0" calcext:value-type="float">
            <text:p>0</text:p>
          </table:table-cell>
          <table:table-cell table:style-name="Default" table:formula="of:=[.S23]/[.$U23]*100" office:value-type="float" office:value="0" calcext:value-type="float">
            <text:p>0</text:p>
          </table:table-cell>
          <table:table-cell table:style-name="Default" table:formula="of:=[.T23]/[.$U23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878" calcext:value-type="float">
            <text:p>1.0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5122" calcext:value-type="float">
            <text:p>0.69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3764E-015" calcext:value-type="float">
            <text:p>5.03764E-15</text:p>
          </table:table-cell>
          <table:table-cell table:style-name="Default" office:value-type="float" office:value="1.78293" calcext:value-type="float">
            <text:p>1.78293</text:p>
          </table:table-cell>
          <table:table-cell table:style-name="Default" table:formula="of:=[.AB23]/[.$AH23]*100" office:value-type="float" office:value="0" calcext:value-type="float">
            <text:p>0</text:p>
          </table:table-cell>
          <table:table-cell table:style-name="Default" table:formula="of:=[.AC23]/[.$AH23]*100" office:value-type="float" office:value="61.0119298009457" calcext:value-type="float">
            <text:p>61.0119298009457</text:p>
          </table:table-cell>
          <table:table-cell table:style-name="Default" table:formula="of:=[.AD23]/[.$AH23]*100" office:value-type="float" office:value="0" calcext:value-type="float">
            <text:p>0</text:p>
          </table:table-cell>
          <table:table-cell table:style-name="Default" table:formula="of:=[.AE23]/[.$AH23]*100" office:value-type="float" office:value="38.9876214994419" calcext:value-type="float">
            <text:p>38.9876214994419</text:p>
          </table:table-cell>
          <table:table-cell table:style-name="Default" table:formula="of:=[.AF23]/[.$AH23]*100" office:value-type="float" office:value="0" calcext:value-type="float">
            <text:p>0</text:p>
          </table:table-cell>
          <table:table-cell table:style-name="Default" table:formula="of:=[.AG23]/[.$AH23]*100" office:value-type="float" office:value="0.000000000000282548389448829" calcext:value-type="float">
            <text:p>2.8254838944882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774" calcext:value-type="float">
            <text:p>1.47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9512" calcext:value-type="float">
            <text:p>0.85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25888E-015" calcext:value-type="float">
            <text:p>-6.25888E-15</text:p>
          </table:table-cell>
          <table:table-cell table:style-name="Default" office:value-type="float" office:value="2.33691" calcext:value-type="float">
            <text:p>2.33691</text:p>
          </table:table-cell>
          <table:table-cell table:style-name="Default" table:formula="of:=[.AO23]/[.$AU23]*100" office:value-type="float" office:value="0" calcext:value-type="float">
            <text:p>0</text:p>
          </table:table-cell>
          <table:table-cell table:style-name="Default" table:formula="of:=[.AP23]/[.$AU23]*100" office:value-type="float" office:value="63.2202352679393" calcext:value-type="float">
            <text:p>63.2202352679393</text:p>
          </table:table-cell>
          <table:table-cell table:style-name="Default" table:formula="of:=[.AQ23]/[.$AU23]*100" office:value-type="float" office:value="0" calcext:value-type="float">
            <text:p>0</text:p>
          </table:table-cell>
          <table:table-cell table:style-name="Default" table:formula="of:=[.AR23]/[.$AU23]*100" office:value-type="float" office:value="36.7798503151598" calcext:value-type="float">
            <text:p>36.7798503151598</text:p>
          </table:table-cell>
          <table:table-cell table:style-name="Default" table:formula="of:=[.AS23]/[.$AU23]*100" office:value-type="float" office:value="0" calcext:value-type="float">
            <text:p>0</text:p>
          </table:table-cell>
          <table:table-cell table:style-name="Default" table:formula="of:=[.AT23]/[.$AU23]*100" office:value-type="float" office:value="-0.000000000000267827173489779" calcext:value-type="float">
            <text:p>-2.67827173489779E-13</text:p>
          </table:table-cell>
        </table:table-row>
        <table:table-row table:style-name="ro1">
          <table:table-cell table:style-name="ce13" office:value-type="string" calcext:value-type="string">
            <text:p>grubhub-12-1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24]/[.$H24]*100" office:value-type="string" office:string-value="" calcext:value-type="error">
            <text:p>#DIV/0!</text:p>
          </table:table-cell>
          <table:table-cell table:style-name="Default" table:formula="of:=[.C24]/[.$H24]*100" office:value-type="string" office:string-value="" calcext:value-type="error">
            <text:p>#DIV/0!</text:p>
          </table:table-cell>
          <table:table-cell table:style-name="Default" table:formula="of:=[.D24]/[.$H24]*100" office:value-type="string" office:string-value="" calcext:value-type="error">
            <text:p>#DIV/0!</text:p>
          </table:table-cell>
          <table:table-cell table:style-name="Default" table:formula="of:=[.E24]/[.$H24]*100" office:value-type="string" office:string-value="" calcext:value-type="error">
            <text:p>#DIV/0!</text:p>
          </table:table-cell>
          <table:table-cell table:style-name="Default" table:formula="of:=[.F24]/[.$H24]*100" office:value-type="string" office:string-value="" calcext:value-type="error">
            <text:p>#DIV/0!</text:p>
          </table:table-cell>
          <table:table-cell table:style-name="Default" table:formula="of:=[.G24]/[.$H24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6797" calcext:value-type="float">
            <text:p>1.267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0976" calcext:value-type="float">
            <text:p>0.4209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68894" calcext:value-type="float">
            <text:p>1.68894</text:p>
          </table:table-cell>
          <table:table-cell table:style-name="Default" table:formula="of:=[.O24]/[.$U24]*100" office:value-type="float" office:value="0" calcext:value-type="float">
            <text:p>0</text:p>
          </table:table-cell>
          <table:table-cell table:style-name="Default" table:formula="of:=[.P24]/[.$U24]*100" office:value-type="float" office:value="75.0748990491077" calcext:value-type="float">
            <text:p>75.0748990491077</text:p>
          </table:table-cell>
          <table:table-cell table:style-name="Default" table:formula="of:=[.Q24]/[.$U24]*100" office:value-type="float" office:value="0" calcext:value-type="float">
            <text:p>0</text:p>
          </table:table-cell>
          <table:table-cell table:style-name="Default" table:formula="of:=[.R24]/[.$U24]*100" office:value-type="float" office:value="24.9254562032991" calcext:value-type="float">
            <text:p>24.9254562032991</text:p>
          </table:table-cell>
          <table:table-cell table:style-name="Default" table:formula="of:=[.S24]/[.$U24]*100" office:value-type="float" office:value="0" calcext:value-type="float">
            <text:p>0</text:p>
          </table:table-cell>
          <table:table-cell table:style-name="Default" table:formula="of:=[.T24]/[.$U24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5561" calcext:value-type="float">
            <text:p>1.65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0976" calcext:value-type="float">
            <text:p>0.42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1707" calcext:value-type="float">
            <text:p>6.21707</text:p>
          </table:table-cell>
          <table:table-cell table:style-name="Default" office:value-type="float" office:value="8.29366" calcext:value-type="float">
            <text:p>8.29366</text:p>
          </table:table-cell>
          <table:table-cell table:style-name="Default" table:formula="of:=[.AB24]/[.$AH24]*100" office:value-type="float" office:value="0" calcext:value-type="float">
            <text:p>0</text:p>
          </table:table-cell>
          <table:table-cell table:style-name="Default" table:formula="of:=[.AC24]/[.$AH24]*100" office:value-type="float" office:value="19.9623567881973" calcext:value-type="float">
            <text:p>19.9623567881973</text:p>
          </table:table-cell>
          <table:table-cell table:style-name="Default" table:formula="of:=[.AD24]/[.$AH24]*100" office:value-type="float" office:value="0" calcext:value-type="float">
            <text:p>0</text:p>
          </table:table-cell>
          <table:table-cell table:style-name="Default" table:formula="of:=[.AE24]/[.$AH24]*100" office:value-type="float" office:value="5.0758772363468" calcext:value-type="float">
            <text:p>5.0758772363468</text:p>
          </table:table-cell>
          <table:table-cell table:style-name="Default" table:formula="of:=[.AF24]/[.$AH24]*100" office:value-type="float" office:value="0" calcext:value-type="float">
            <text:p>0</text:p>
          </table:table-cell>
          <table:table-cell table:style-name="Default" table:formula="of:=[.AG24]/[.$AH24]*100" office:value-type="float" office:value="74.9617177458444" calcext:value-type="float">
            <text:p>74.9617177458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1691" calcext:value-type="float">
            <text:p>1.91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1707" calcext:value-type="float">
            <text:p>0.63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26128E-015" calcext:value-type="float">
            <text:p>-3.26128E-15</text:p>
          </table:table-cell>
          <table:table-cell table:style-name="Default" office:value-type="float" office:value="2.54862" calcext:value-type="float">
            <text:p>2.54862</text:p>
          </table:table-cell>
          <table:table-cell table:style-name="Default" table:formula="of:=[.AO24]/[.$AU24]*100" office:value-type="float" office:value="0" calcext:value-type="float">
            <text:p>0</text:p>
          </table:table-cell>
          <table:table-cell table:style-name="Default" table:formula="of:=[.AP24]/[.$AU24]*100" office:value-type="float" office:value="75.2136450314288" calcext:value-type="float">
            <text:p>75.2136450314288</text:p>
          </table:table-cell>
          <table:table-cell table:style-name="Default" table:formula="of:=[.AQ24]/[.$AU24]*100" office:value-type="float" office:value="0" calcext:value-type="float">
            <text:p>0</text:p>
          </table:table-cell>
          <table:table-cell table:style-name="Default" table:formula="of:=[.AR24]/[.$AU24]*100" office:value-type="float" office:value="24.7862372578101" calcext:value-type="float">
            <text:p>24.7862372578101</text:p>
          </table:table-cell>
          <table:table-cell table:style-name="Default" table:formula="of:=[.AS24]/[.$AU24]*100" office:value-type="float" office:value="0" calcext:value-type="float">
            <text:p>0</text:p>
          </table:table-cell>
          <table:table-cell table:style-name="Default" table:formula="of:=[.AT24]/[.$AU24]*100" office:value-type="float" office:value="-0.000000000000127962583672733" calcext:value-type="float">
            <text:p>-1.27962583672733E-13</text:p>
          </table:table-cell>
        </table:table-row>
        <table:table-row table:style-name="ro1">
          <table:table-cell table:style-name="ce13" office:value-type="string" calcext:value-type="string">
            <text:p>grubhub-12-2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25]/[.$H25]*100" office:value-type="string" office:string-value="" calcext:value-type="error">
            <text:p>#DIV/0!</text:p>
          </table:table-cell>
          <table:table-cell table:style-name="Default" table:formula="of:=[.C25]/[.$H25]*100" office:value-type="string" office:string-value="" calcext:value-type="error">
            <text:p>#DIV/0!</text:p>
          </table:table-cell>
          <table:table-cell table:style-name="Default" table:formula="of:=[.D25]/[.$H25]*100" office:value-type="string" office:string-value="" calcext:value-type="error">
            <text:p>#DIV/0!</text:p>
          </table:table-cell>
          <table:table-cell table:style-name="Default" table:formula="of:=[.E25]/[.$H25]*100" office:value-type="string" office:string-value="" calcext:value-type="error">
            <text:p>#DIV/0!</text:p>
          </table:table-cell>
          <table:table-cell table:style-name="Default" table:formula="of:=[.F25]/[.$H25]*100" office:value-type="string" office:string-value="" calcext:value-type="error">
            <text:p>#DIV/0!</text:p>
          </table:table-cell>
          <table:table-cell table:style-name="Default" table:formula="of:=[.G25]/[.$H25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72846" calcext:value-type="float">
            <text:p>0.9728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05854" calcext:value-type="float">
            <text:p>0.20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05194" calcext:value-type="float">
            <text:p>1.05194E-14</text:p>
          </table:table-cell>
          <table:table-cell table:style-name="Default" office:value-type="float" office:value="1.1787" calcext:value-type="float">
            <text:p>1.1787</text:p>
          </table:table-cell>
          <table:table-cell table:style-name="Default" table:formula="of:=[.O25]/[.$U25]*100" office:value-type="float" office:value="0" calcext:value-type="float">
            <text:p>0</text:p>
          </table:table-cell>
          <table:table-cell table:style-name="Default" table:formula="of:=[.P25]/[.$U25]*100" office:value-type="float" office:value="82.5355052176126" calcext:value-type="float">
            <text:p>82.5355052176126</text:p>
          </table:table-cell>
          <table:table-cell table:style-name="Default" table:formula="of:=[.Q25]/[.$U25]*100" office:value-type="float" office:value="0" calcext:value-type="float">
            <text:p>0</text:p>
          </table:table-cell>
          <table:table-cell table:style-name="Default" table:formula="of:=[.R25]/[.$U25]*100" office:value-type="float" office:value="17.4644947823874" calcext:value-type="float">
            <text:p>17.4644947823874</text:p>
          </table:table-cell>
          <table:table-cell table:style-name="Default" table:formula="of:=[.S25]/[.$U25]*100" office:value-type="float" office:value="0" calcext:value-type="float">
            <text:p>0</text:p>
          </table:table-cell>
          <table:table-cell table:style-name="Default" table:formula="of:=[.T25]/[.$U25]*100" office:value-type="float" office:value="0.000000000000892457792483244" calcext:value-type="float">
            <text:p>8.9245779248324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839" calcext:value-type="float">
            <text:p>1.38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05854" calcext:value-type="float">
            <text:p>0.20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31561" calcext:value-type="float">
            <text:p>1.31561E-14</text:p>
          </table:table-cell>
          <table:table-cell table:style-name="Default" office:value-type="float" office:value="1.58976" calcext:value-type="float">
            <text:p>1.58976</text:p>
          </table:table-cell>
          <table:table-cell table:style-name="Default" table:formula="of:=[.AB25]/[.$AH25]*100" office:value-type="float" office:value="0" calcext:value-type="float">
            <text:p>0</text:p>
          </table:table-cell>
          <table:table-cell table:style-name="Default" table:formula="of:=[.AC25]/[.$AH25]*100" office:value-type="float" office:value="87.0508756038647" calcext:value-type="float">
            <text:p>87.0508756038647</text:p>
          </table:table-cell>
          <table:table-cell table:style-name="Default" table:formula="of:=[.AD25]/[.$AH25]*100" office:value-type="float" office:value="0" calcext:value-type="float">
            <text:p>0</text:p>
          </table:table-cell>
          <table:table-cell table:style-name="Default" table:formula="of:=[.AE25]/[.$AH25]*100" office:value-type="float" office:value="12.9487469806763" calcext:value-type="float">
            <text:p>12.9487469806763</text:p>
          </table:table-cell>
          <table:table-cell table:style-name="Default" table:formula="of:=[.AF25]/[.$AH25]*100" office:value-type="float" office:value="0" calcext:value-type="float">
            <text:p>0</text:p>
          </table:table-cell>
          <table:table-cell table:style-name="Default" table:formula="of:=[.AG25]/[.$AH25]*100" office:value-type="float" office:value="0.000000000000827552586553945" calcext:value-type="float">
            <text:p>8.2755258655394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5285" calcext:value-type="float">
            <text:p>2.45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1707" calcext:value-type="float">
            <text:p>0.33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86795" calcext:value-type="float">
            <text:p>1.86795E-14</text:p>
          </table:table-cell>
          <table:table-cell table:style-name="Default" office:value-type="float" office:value="2.78455" calcext:value-type="float">
            <text:p>2.78455</text:p>
          </table:table-cell>
          <table:table-cell table:style-name="Default" table:formula="of:=[.AO25]/[.$AU25]*100" office:value-type="float" office:value="0" calcext:value-type="float">
            <text:p>0</text:p>
          </table:table-cell>
          <table:table-cell table:style-name="Default" table:formula="of:=[.AP25]/[.$AU25]*100" office:value-type="float" office:value="88.0878418415902" calcext:value-type="float">
            <text:p>88.0878418415902</text:p>
          </table:table-cell>
          <table:table-cell table:style-name="Default" table:formula="of:=[.AQ25]/[.$AU25]*100" office:value-type="float" office:value="0" calcext:value-type="float">
            <text:p>0</text:p>
          </table:table-cell>
          <table:table-cell table:style-name="Default" table:formula="of:=[.AR25]/[.$AU25]*100" office:value-type="float" office:value="11.912409545528" calcext:value-type="float">
            <text:p>11.912409545528</text:p>
          </table:table-cell>
          <table:table-cell table:style-name="Default" table:formula="of:=[.AS25]/[.$AU25]*100" office:value-type="float" office:value="0" calcext:value-type="float">
            <text:p>0</text:p>
          </table:table-cell>
          <table:table-cell table:style-name="Default" table:formula="of:=[.AT25]/[.$AU25]*100" office:value-type="float" office:value="0.000000000000670826524932215" calcext:value-type="float">
            <text:p>6.70826524932215E-13</text:p>
          </table:table-cell>
        </table:table-row>
        <table:table-row table:style-name="ro1">
          <table:table-cell table:style-name="ce13" office:value-type="string" calcext:value-type="string">
            <text:p>grubhub-12-3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26]/[.$H26]*100" office:value-type="string" office:string-value="" calcext:value-type="error">
            <text:p>#DIV/0!</text:p>
          </table:table-cell>
          <table:table-cell table:style-name="Default" table:formula="of:=[.C26]/[.$H26]*100" office:value-type="string" office:string-value="" calcext:value-type="error">
            <text:p>#DIV/0!</text:p>
          </table:table-cell>
          <table:table-cell table:style-name="Default" table:formula="of:=[.D26]/[.$H26]*100" office:value-type="string" office:string-value="" calcext:value-type="error">
            <text:p>#DIV/0!</text:p>
          </table:table-cell>
          <table:table-cell table:style-name="Default" table:formula="of:=[.E26]/[.$H26]*100" office:value-type="string" office:string-value="" calcext:value-type="error">
            <text:p>#DIV/0!</text:p>
          </table:table-cell>
          <table:table-cell table:style-name="Default" table:formula="of:=[.F26]/[.$H26]*100" office:value-type="string" office:string-value="" calcext:value-type="error">
            <text:p>#DIV/0!</text:p>
          </table:table-cell>
          <table:table-cell table:style-name="Default" table:formula="of:=[.G26]/[.$H26]*100" office:value-type="string" office:string-value="" calcext:value-type="error">
            <text:p>#DIV/0!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.8213" calcext:value-type="float">
            <text:p>6.8213</text:p>
          </table:table-cell>
          <table:table-cell table:style-name="Default" table:formula="of:=[.O26]/[.$U26]*100" office:value-type="float" office:value="0" calcext:value-type="float">
            <text:p>0</text:p>
          </table:table-cell>
          <table:table-cell table:style-name="Default" table:formula="of:=[.P26]/[.$U26]*100" office:value-type="float" office:value="0" calcext:value-type="float">
            <text:p>0</text:p>
          </table:table-cell>
          <table:table-cell table:style-name="Default" table:formula="of:=[.Q26]/[.$U26]*100" office:value-type="float" office:value="0" calcext:value-type="float">
            <text:p>0</text:p>
          </table:table-cell>
          <table:table-cell table:style-name="Default" table:formula="of:=[.R26]/[.$U26]*100" office:value-type="float" office:value="0" calcext:value-type="float">
            <text:p>0</text:p>
          </table:table-cell>
          <table:table-cell table:style-name="Default" table:formula="of:=[.S26]/[.$U26]*100" office:value-type="float" office:value="0" calcext:value-type="float">
            <text:p>0</text:p>
          </table:table-cell>
          <table:table-cell table:style-name="Default" table:formula="of:=[.T26]/[.$U26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171" calcext:value-type="float">
            <text:p>1.29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8049" calcext:value-type="float">
            <text:p>0.69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3707E-015" calcext:value-type="float">
            <text:p>-5.3707E-15</text:p>
          </table:table-cell>
          <table:table-cell table:style-name="Default" office:value-type="float" office:value="1.98976" calcext:value-type="float">
            <text:p>1.98976</text:p>
          </table:table-cell>
          <table:table-cell table:style-name="Default" table:formula="of:=[.AB26]/[.$AH26]*100" office:value-type="float" office:value="0" calcext:value-type="float">
            <text:p>0</text:p>
          </table:table-cell>
          <table:table-cell table:style-name="Default" table:formula="of:=[.AC26]/[.$AH26]*100" office:value-type="float" office:value="64.9178795432615" calcext:value-type="float">
            <text:p>64.9178795432615</text:p>
          </table:table-cell>
          <table:table-cell table:style-name="Default" table:formula="of:=[.AD26]/[.$AH26]*100" office:value-type="float" office:value="0" calcext:value-type="float">
            <text:p>0</text:p>
          </table:table-cell>
          <table:table-cell table:style-name="Default" table:formula="of:=[.AE26]/[.$AH26]*100" office:value-type="float" office:value="35.082070199421" calcext:value-type="float">
            <text:p>35.082070199421</text:p>
          </table:table-cell>
          <table:table-cell table:style-name="Default" table:formula="of:=[.AF26]/[.$AH26]*100" office:value-type="float" office:value="0" calcext:value-type="float">
            <text:p>0</text:p>
          </table:table-cell>
          <table:table-cell table:style-name="Default" table:formula="of:=[.AG26]/[.$AH26]*100" office:value-type="float" office:value="-0.000000000000269916974911547" calcext:value-type="float">
            <text:p>-2.6991697491154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4894" calcext:value-type="float">
            <text:p>2.14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22439" calcext:value-type="float">
            <text:p>0.522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06026" calcext:value-type="float">
            <text:p>1.06026E-14</text:p>
          </table:table-cell>
          <table:table-cell table:style-name="Default" office:value-type="float" office:value="2.67138" calcext:value-type="float">
            <text:p>2.67138</text:p>
          </table:table-cell>
          <table:table-cell table:style-name="Default" table:formula="of:=[.AO26]/[.$AU26]*100" office:value-type="float" office:value="0" calcext:value-type="float">
            <text:p>0</text:p>
          </table:table-cell>
          <table:table-cell table:style-name="Default" table:formula="of:=[.AP26]/[.$AU26]*100" office:value-type="float" office:value="80.4430668792909" calcext:value-type="float">
            <text:p>80.4430668792909</text:p>
          </table:table-cell>
          <table:table-cell table:style-name="Default" table:formula="of:=[.AQ26]/[.$AU26]*100" office:value-type="float" office:value="0" calcext:value-type="float">
            <text:p>0</text:p>
          </table:table-cell>
          <table:table-cell table:style-name="Default" table:formula="of:=[.AR26]/[.$AU26]*100" office:value-type="float" office:value="19.5568956868735" calcext:value-type="float">
            <text:p>19.5568956868735</text:p>
          </table:table-cell>
          <table:table-cell table:style-name="Default" table:formula="of:=[.AS26]/[.$AU26]*100" office:value-type="float" office:value="0" calcext:value-type="float">
            <text:p>0</text:p>
          </table:table-cell>
          <table:table-cell table:style-name="Default" table:formula="of:=[.AT26]/[.$AU26]*100" office:value-type="float" office:value="0.000000000000396895986344137" calcext:value-type="float">
            <text:p>3.96895986344137E-13</text:p>
          </table:table-cell>
        </table:table-row>
        <table:table-row table:style-name="ro1">
          <table:table-cell table:style-name="ce13" office:value-type="string" calcext:value-type="string">
            <text:p>grubhub-12-4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27]/[.$H27]*100" office:value-type="string" office:string-value="" calcext:value-type="error">
            <text:p>#DIV/0!</text:p>
          </table:table-cell>
          <table:table-cell table:style-name="Default" table:formula="of:=[.C27]/[.$H27]*100" office:value-type="string" office:string-value="" calcext:value-type="error">
            <text:p>#DIV/0!</text:p>
          </table:table-cell>
          <table:table-cell table:style-name="Default" table:formula="of:=[.D27]/[.$H27]*100" office:value-type="string" office:string-value="" calcext:value-type="error">
            <text:p>#DIV/0!</text:p>
          </table:table-cell>
          <table:table-cell table:style-name="Default" table:formula="of:=[.E27]/[.$H27]*100" office:value-type="string" office:string-value="" calcext:value-type="error">
            <text:p>#DIV/0!</text:p>
          </table:table-cell>
          <table:table-cell table:style-name="Default" table:formula="of:=[.F27]/[.$H27]*100" office:value-type="string" office:string-value="" calcext:value-type="error">
            <text:p>#DIV/0!</text:p>
          </table:table-cell>
          <table:table-cell table:style-name="Default" table:formula="of:=[.G27]/[.$H27]*100" office:value-type="string" office:string-value="" calcext:value-type="error">
            <text:p>#DIV/0!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O27]/[.$U27]*100" office:value-type="string" office:string-value="" calcext:value-type="error">
            <text:p>#DIV/0!</text:p>
          </table:table-cell>
          <table:table-cell table:style-name="Default" table:formula="of:=[.P27]/[.$U27]*100" office:value-type="string" office:string-value="" calcext:value-type="error">
            <text:p>#DIV/0!</text:p>
          </table:table-cell>
          <table:table-cell table:style-name="Default" table:formula="of:=[.Q27]/[.$U27]*100" office:value-type="string" office:string-value="" calcext:value-type="error">
            <text:p>#DIV/0!</text:p>
          </table:table-cell>
          <table:table-cell table:style-name="Default" table:formula="of:=[.R27]/[.$U27]*100" office:value-type="string" office:string-value="" calcext:value-type="error">
            <text:p>#DIV/0!</text:p>
          </table:table-cell>
          <table:table-cell table:style-name="Default" table:formula="of:=[.S27]/[.$U27]*100" office:value-type="string" office:string-value="" calcext:value-type="error">
            <text:p>#DIV/0!</text:p>
          </table:table-cell>
          <table:table-cell table:style-name="Default" table:formula="of:=[.T27]/[.$U27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8699" calcext:value-type="float">
            <text:p>0.9186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244" calcext:value-type="float">
            <text:p>0.41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01024" calcext:value-type="float">
            <text:p>6.01024</text:p>
          </table:table-cell>
          <table:table-cell table:style-name="Default" office:value-type="float" office:value="7.33919" calcext:value-type="float">
            <text:p>7.33919</text:p>
          </table:table-cell>
          <table:table-cell table:style-name="Default" table:formula="of:=[.AB27]/[.$AH27]*100" office:value-type="float" office:value="0" calcext:value-type="float">
            <text:p>0</text:p>
          </table:table-cell>
          <table:table-cell table:style-name="Default" table:formula="of:=[.AC27]/[.$AH27]*100" office:value-type="float" office:value="12.5177165327509" calcext:value-type="float">
            <text:p>12.5177165327509</text:p>
          </table:table-cell>
          <table:table-cell table:style-name="Default" table:formula="of:=[.AD27]/[.$AH27]*100" office:value-type="float" office:value="0" calcext:value-type="float">
            <text:p>0</text:p>
          </table:table-cell>
          <table:table-cell table:style-name="Default" table:formula="of:=[.AE27]/[.$AH27]*100" office:value-type="float" office:value="5.5897721683183" calcext:value-type="float">
            <text:p>5.5897721683183</text:p>
          </table:table-cell>
          <table:table-cell table:style-name="Default" table:formula="of:=[.AF27]/[.$AH27]*100" office:value-type="float" office:value="0" calcext:value-type="float">
            <text:p>0</text:p>
          </table:table-cell>
          <table:table-cell table:style-name="Default" table:formula="of:=[.AG27]/[.$AH27]*100" office:value-type="float" office:value="81.892415920558" calcext:value-type="float">
            <text:p>81.8924159205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8976" calcext:value-type="float">
            <text:p>1.68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32195" calcext:value-type="float">
            <text:p>0.532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2862" calcext:value-type="float">
            <text:p>5.32862</text:p>
          </table:table-cell>
          <table:table-cell table:style-name="Default" office:value-type="float" office:value="7.55057" calcext:value-type="float">
            <text:p>7.55057</text:p>
          </table:table-cell>
          <table:table-cell table:style-name="Default" table:formula="of:=[.AO27]/[.$AU27]*100" office:value-type="float" office:value="0" calcext:value-type="float">
            <text:p>0</text:p>
          </table:table-cell>
          <table:table-cell table:style-name="Default" table:formula="of:=[.AP27]/[.$AU27]*100" office:value-type="float" office:value="22.379237593983" calcext:value-type="float">
            <text:p>22.379237593983</text:p>
          </table:table-cell>
          <table:table-cell table:style-name="Default" table:formula="of:=[.AQ27]/[.$AU27]*100" office:value-type="float" office:value="0" calcext:value-type="float">
            <text:p>0</text:p>
          </table:table-cell>
          <table:table-cell table:style-name="Default" table:formula="of:=[.AR27]/[.$AU27]*100" office:value-type="float" office:value="7.04840826586602" calcext:value-type="float">
            <text:p>7.04840826586602</text:p>
          </table:table-cell>
          <table:table-cell table:style-name="Default" table:formula="of:=[.AS27]/[.$AU27]*100" office:value-type="float" office:value="0" calcext:value-type="float">
            <text:p>0</text:p>
          </table:table-cell>
          <table:table-cell table:style-name="Default" table:formula="of:=[.AT27]/[.$AU27]*100" office:value-type="float" office:value="70.5724203603172" calcext:value-type="float">
            <text:p>70.5724203603172</text:p>
          </table:table-cell>
        </table:table-row>
        <table:table-row table:style-name="ro1">
          <table:table-cell table:style-name="ce13" office:value-type="string" calcext:value-type="string">
            <text:p>grubhub-12-5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28]/[.$H28]*100" office:value-type="string" office:string-value="" calcext:value-type="error">
            <text:p>#DIV/0!</text:p>
          </table:table-cell>
          <table:table-cell table:style-name="Default" table:formula="of:=[.C28]/[.$H28]*100" office:value-type="string" office:string-value="" calcext:value-type="error">
            <text:p>#DIV/0!</text:p>
          </table:table-cell>
          <table:table-cell table:style-name="Default" table:formula="of:=[.D28]/[.$H28]*100" office:value-type="string" office:string-value="" calcext:value-type="error">
            <text:p>#DIV/0!</text:p>
          </table:table-cell>
          <table:table-cell table:style-name="Default" table:formula="of:=[.E28]/[.$H28]*100" office:value-type="string" office:string-value="" calcext:value-type="error">
            <text:p>#DIV/0!</text:p>
          </table:table-cell>
          <table:table-cell table:style-name="Default" table:formula="of:=[.F28]/[.$H28]*100" office:value-type="string" office:string-value="" calcext:value-type="error">
            <text:p>#DIV/0!</text:p>
          </table:table-cell>
          <table:table-cell table:style-name="Default" table:formula="of:=[.G28]/[.$H28]*100" office:value-type="string" office:string-value="" calcext:value-type="error">
            <text:p>#DIV/0!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O28]/[.$U28]*100" office:value-type="string" office:string-value="" calcext:value-type="error">
            <text:p>#DIV/0!</text:p>
          </table:table-cell>
          <table:table-cell table:style-name="Default" table:formula="of:=[.P28]/[.$U28]*100" office:value-type="string" office:string-value="" calcext:value-type="error">
            <text:p>#DIV/0!</text:p>
          </table:table-cell>
          <table:table-cell table:style-name="Default" table:formula="of:=[.Q28]/[.$U28]*100" office:value-type="string" office:string-value="" calcext:value-type="error">
            <text:p>#DIV/0!</text:p>
          </table:table-cell>
          <table:table-cell table:style-name="Default" table:formula="of:=[.R28]/[.$U28]*100" office:value-type="string" office:string-value="" calcext:value-type="error">
            <text:p>#DIV/0!</text:p>
          </table:table-cell>
          <table:table-cell table:style-name="Default" table:formula="of:=[.S28]/[.$U28]*100" office:value-type="string" office:string-value="" calcext:value-type="error">
            <text:p>#DIV/0!</text:p>
          </table:table-cell>
          <table:table-cell table:style-name="Default" table:formula="of:=[.T28]/[.$U28]*100" office:value-type="string" office:string-value="" calcext:value-type="error">
            <text:p>#DIV/0!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.98293E-015" calcext:value-type="float">
            <text:p>3.98293E-15</text:p>
          </table:table-cell>
          <table:table-cell table:style-name="Default" table:formula="of:=[.AB28]/[.$AH28]*100" office:value-type="float" office:value="0" calcext:value-type="float">
            <text:p>0</text:p>
          </table:table-cell>
          <table:table-cell table:style-name="Default" table:formula="of:=[.AC28]/[.$AH28]*100" office:value-type="float" office:value="0" calcext:value-type="float">
            <text:p>0</text:p>
          </table:table-cell>
          <table:table-cell table:style-name="Default" table:formula="of:=[.AD28]/[.$AH28]*100" office:value-type="float" office:value="0" calcext:value-type="float">
            <text:p>0</text:p>
          </table:table-cell>
          <table:table-cell table:style-name="Default" table:formula="of:=[.AE28]/[.$AH28]*100" office:value-type="float" office:value="0" calcext:value-type="float">
            <text:p>0</text:p>
          </table:table-cell>
          <table:table-cell table:style-name="Default" table:formula="of:=[.AF28]/[.$AH28]*100" office:value-type="float" office:value="0" calcext:value-type="float">
            <text:p>0</text:p>
          </table:table-cell>
          <table:table-cell table:style-name="Default" table:formula="of:=[.AG28]/[.$AH28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0732" calcext:value-type="float">
            <text:p>1.4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37561" calcext:value-type="float">
            <text:p>0.73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92342E-015" calcext:value-type="float">
            <text:p>8.92342E-15</text:p>
          </table:table-cell>
          <table:table-cell table:style-name="Default" office:value-type="float" office:value="2.14488" calcext:value-type="float">
            <text:p>2.14488</text:p>
          </table:table-cell>
          <table:table-cell table:style-name="Default" table:formula="of:=[.AO28]/[.$AU28]*100" office:value-type="float" office:value="0" calcext:value-type="float">
            <text:p>0</text:p>
          </table:table-cell>
          <table:table-cell table:style-name="Default" table:formula="of:=[.AP28]/[.$AU28]*100" office:value-type="float" office:value="65.6129946663683" calcext:value-type="float">
            <text:p>65.6129946663683</text:p>
          </table:table-cell>
          <table:table-cell table:style-name="Default" table:formula="of:=[.AQ28]/[.$AU28]*100" office:value-type="float" office:value="0" calcext:value-type="float">
            <text:p>0</text:p>
          </table:table-cell>
          <table:table-cell table:style-name="Default" table:formula="of:=[.AR28]/[.$AU28]*100" office:value-type="float" office:value="34.3870519562866" calcext:value-type="float">
            <text:p>34.3870519562866</text:p>
          </table:table-cell>
          <table:table-cell table:style-name="Default" table:formula="of:=[.AS28]/[.$AU28]*100" office:value-type="float" office:value="0" calcext:value-type="float">
            <text:p>0</text:p>
          </table:table-cell>
          <table:table-cell table:style-name="Default" table:formula="of:=[.AT28]/[.$AU28]*100" office:value-type="float" office:value="0.00000000000041603353101339" calcext:value-type="float">
            <text:p>4.1603353101339E-13</text:p>
          </table:table-cell>
        </table:table-row>
        <table:table-row table:style-name="ro1">
          <table:table-cell table:style-name="ce13" office:value-type="string" calcext:value-type="string">
            <text:p>grubhub-12-6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29]/[.$H29]*100" office:value-type="string" office:string-value="" calcext:value-type="error">
            <text:p>#DIV/0!</text:p>
          </table:table-cell>
          <table:table-cell table:style-name="Default" table:formula="of:=[.C29]/[.$H29]*100" office:value-type="string" office:string-value="" calcext:value-type="error">
            <text:p>#DIV/0!</text:p>
          </table:table-cell>
          <table:table-cell table:style-name="Default" table:formula="of:=[.D29]/[.$H29]*100" office:value-type="string" office:string-value="" calcext:value-type="error">
            <text:p>#DIV/0!</text:p>
          </table:table-cell>
          <table:table-cell table:style-name="Default" table:formula="of:=[.E29]/[.$H29]*100" office:value-type="string" office:string-value="" calcext:value-type="error">
            <text:p>#DIV/0!</text:p>
          </table:table-cell>
          <table:table-cell table:style-name="Default" table:formula="of:=[.F29]/[.$H29]*100" office:value-type="string" office:string-value="" calcext:value-type="error">
            <text:p>#DIV/0!</text:p>
          </table:table-cell>
          <table:table-cell table:style-name="Default" table:formula="of:=[.G29]/[.$H29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8455" calcext:value-type="float">
            <text:p>0.768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7073" calcext:value-type="float">
            <text:p>0.6370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40553" calcext:value-type="float">
            <text:p>1.40553</text:p>
          </table:table-cell>
          <table:table-cell table:style-name="Default" table:formula="of:=[.O29]/[.$U29]*100" office:value-type="float" office:value="0" calcext:value-type="float">
            <text:p>0</text:p>
          </table:table-cell>
          <table:table-cell table:style-name="Default" table:formula="of:=[.P29]/[.$U29]*100" office:value-type="float" office:value="54.6736818139776" calcext:value-type="float">
            <text:p>54.6736818139776</text:p>
          </table:table-cell>
          <table:table-cell table:style-name="Default" table:formula="of:=[.Q29]/[.$U29]*100" office:value-type="float" office:value="0" calcext:value-type="float">
            <text:p>0</text:p>
          </table:table-cell>
          <table:table-cell table:style-name="Default" table:formula="of:=[.R29]/[.$U29]*100" office:value-type="float" office:value="45.3261758909451" calcext:value-type="float">
            <text:p>45.3261758909451</text:p>
          </table:table-cell>
          <table:table-cell table:style-name="Default" table:formula="of:=[.S29]/[.$U29]*100" office:value-type="float" office:value="0" calcext:value-type="float">
            <text:p>0</text:p>
          </table:table-cell>
          <table:table-cell table:style-name="Default" table:formula="of:=[.T29]/[.$U29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8455" calcext:value-type="float">
            <text:p>0.768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7073" calcext:value-type="float">
            <text:p>0.6370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40553" calcext:value-type="float">
            <text:p>1.40553</text:p>
          </table:table-cell>
          <table:table-cell table:style-name="Default" table:formula="of:=[.AB29]/[.$AH29]*100" office:value-type="float" office:value="0" calcext:value-type="float">
            <text:p>0</text:p>
          </table:table-cell>
          <table:table-cell table:style-name="Default" table:formula="of:=[.AC29]/[.$AH29]*100" office:value-type="float" office:value="54.6736818139776" calcext:value-type="float">
            <text:p>54.6736818139776</text:p>
          </table:table-cell>
          <table:table-cell table:style-name="Default" table:formula="of:=[.AD29]/[.$AH29]*100" office:value-type="float" office:value="0" calcext:value-type="float">
            <text:p>0</text:p>
          </table:table-cell>
          <table:table-cell table:style-name="Default" table:formula="of:=[.AE29]/[.$AH29]*100" office:value-type="float" office:value="45.3261758909451" calcext:value-type="float">
            <text:p>45.3261758909451</text:p>
          </table:table-cell>
          <table:table-cell table:style-name="Default" table:formula="of:=[.AF29]/[.$AH29]*100" office:value-type="float" office:value="0" calcext:value-type="float">
            <text:p>0</text:p>
          </table:table-cell>
          <table:table-cell table:style-name="Default" table:formula="of:=[.AG29]/[.$AH29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8911" calcext:value-type="float">
            <text:p>1.78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83415" calcext:value-type="float">
            <text:p>0.683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85512" calcext:value-type="float">
            <text:p>5.85512</text:p>
          </table:table-cell>
          <table:table-cell table:style-name="Default" office:value-type="float" office:value="8.32764" calcext:value-type="float">
            <text:p>8.32764</text:p>
          </table:table-cell>
          <table:table-cell table:style-name="Default" table:formula="of:=[.AO29]/[.$AU29]*100" office:value-type="float" office:value="0" calcext:value-type="float">
            <text:p>0</text:p>
          </table:table-cell>
          <table:table-cell table:style-name="Default" table:formula="of:=[.AP29]/[.$AU29]*100" office:value-type="float" office:value="21.483997867343" calcext:value-type="float">
            <text:p>21.483997867343</text:p>
          </table:table-cell>
          <table:table-cell table:style-name="Default" table:formula="of:=[.AQ29]/[.$AU29]*100" office:value-type="float" office:value="0" calcext:value-type="float">
            <text:p>0</text:p>
          </table:table-cell>
          <table:table-cell table:style-name="Default" table:formula="of:=[.AR29]/[.$AU29]*100" office:value-type="float" office:value="8.20658674006081" calcext:value-type="float">
            <text:p>8.20658674006081</text:p>
          </table:table-cell>
          <table:table-cell table:style-name="Default" table:formula="of:=[.AS29]/[.$AU29]*100" office:value-type="float" office:value="0" calcext:value-type="float">
            <text:p>0</text:p>
          </table:table-cell>
          <table:table-cell table:style-name="Default" table:formula="of:=[.AT29]/[.$AU29]*100" office:value-type="float" office:value="70.3094754336162" calcext:value-type="float">
            <text:p>70.3094754336162</text:p>
          </table:table-cell>
        </table:table-row>
        <table:table-row table:style-name="ro1">
          <table:table-cell table:style-name="ce13" office:value-type="string" calcext:value-type="string">
            <text:p>grubhub-12-7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30]/[.$H30]*100" office:value-type="string" office:string-value="" calcext:value-type="error">
            <text:p>#DIV/0!</text:p>
          </table:table-cell>
          <table:table-cell table:style-name="Default" table:formula="of:=[.C30]/[.$H30]*100" office:value-type="string" office:string-value="" calcext:value-type="error">
            <text:p>#DIV/0!</text:p>
          </table:table-cell>
          <table:table-cell table:style-name="Default" table:formula="of:=[.D30]/[.$H30]*100" office:value-type="string" office:string-value="" calcext:value-type="error">
            <text:p>#DIV/0!</text:p>
          </table:table-cell>
          <table:table-cell table:style-name="Default" table:formula="of:=[.E30]/[.$H30]*100" office:value-type="string" office:string-value="" calcext:value-type="error">
            <text:p>#DIV/0!</text:p>
          </table:table-cell>
          <table:table-cell table:style-name="Default" table:formula="of:=[.F30]/[.$H30]*100" office:value-type="string" office:string-value="" calcext:value-type="error">
            <text:p>#DIV/0!</text:p>
          </table:table-cell>
          <table:table-cell table:style-name="Default" table:formula="of:=[.G30]/[.$H30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4602" calcext:value-type="float">
            <text:p>1.146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3171" calcext:value-type="float">
            <text:p>0.37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72085E-015" calcext:value-type="float">
            <text:p>-1.72085E-15</text:p>
          </table:table-cell>
          <table:table-cell table:style-name="Default" office:value-type="float" office:value="1.51919" calcext:value-type="float">
            <text:p>1.51919</text:p>
          </table:table-cell>
          <table:table-cell table:style-name="Default" table:formula="of:=[.O30]/[.$U30]*100" office:value-type="float" office:value="0" calcext:value-type="float">
            <text:p>0</text:p>
          </table:table-cell>
          <table:table-cell table:style-name="Default" table:formula="of:=[.P30]/[.$U30]*100" office:value-type="float" office:value="75.4362522133505" calcext:value-type="float">
            <text:p>75.4362522133505</text:p>
          </table:table-cell>
          <table:table-cell table:style-name="Default" table:formula="of:=[.Q30]/[.$U30]*100" office:value-type="float" office:value="0" calcext:value-type="float">
            <text:p>0</text:p>
          </table:table-cell>
          <table:table-cell table:style-name="Default" table:formula="of:=[.R30]/[.$U30]*100" office:value-type="float" office:value="24.5638136112007" calcext:value-type="float">
            <text:p>24.5638136112007</text:p>
          </table:table-cell>
          <table:table-cell table:style-name="Default" table:formula="of:=[.S30]/[.$U30]*100" office:value-type="float" office:value="0" calcext:value-type="float">
            <text:p>0</text:p>
          </table:table-cell>
          <table:table-cell table:style-name="Default" table:formula="of:=[.T30]/[.$U30]*100" office:value-type="float" office:value="-0.000000000000113274179003285" calcext:value-type="float">
            <text:p>-1.1327417900328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1854" calcext:value-type="float">
            <text:p>1.51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46829" calcext:value-type="float">
            <text:p>0.54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72085E-015" calcext:value-type="float">
            <text:p>-1.72085E-15</text:p>
          </table:table-cell>
          <table:table-cell table:style-name="Default" office:value-type="float" office:value="2.06537" calcext:value-type="float">
            <text:p>2.06537</text:p>
          </table:table-cell>
          <table:table-cell table:style-name="Default" table:formula="of:=[.AB30]/[.$AH30]*100" office:value-type="float" office:value="0" calcext:value-type="float">
            <text:p>0</text:p>
          </table:table-cell>
          <table:table-cell table:style-name="Default" table:formula="of:=[.AC30]/[.$AH30]*100" office:value-type="float" office:value="73.5238722359674" calcext:value-type="float">
            <text:p>73.5238722359674</text:p>
          </table:table-cell>
          <table:table-cell table:style-name="Default" table:formula="of:=[.AD30]/[.$AH30]*100" office:value-type="float" office:value="0" calcext:value-type="float">
            <text:p>0</text:p>
          </table:table-cell>
          <table:table-cell table:style-name="Default" table:formula="of:=[.AE30]/[.$AH30]*100" office:value-type="float" office:value="26.4760793465578" calcext:value-type="float">
            <text:p>26.4760793465578</text:p>
          </table:table-cell>
          <table:table-cell table:style-name="Default" table:formula="of:=[.AF30]/[.$AH30]*100" office:value-type="float" office:value="0" calcext:value-type="float">
            <text:p>0</text:p>
          </table:table-cell>
          <table:table-cell table:style-name="Default" table:formula="of:=[.AG30]/[.$AH30]*100" office:value-type="float" office:value="-0.0000000000000833192115698398" calcext:value-type="float">
            <text:p>-8.33192115698398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387" calcext:value-type="float">
            <text:p>2.1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9024" calcext:value-type="float">
            <text:p>0.55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0451E-015" calcext:value-type="float">
            <text:p>1.30451E-15</text:p>
          </table:table-cell>
          <table:table-cell table:style-name="Default" office:value-type="float" office:value="2.69772" calcext:value-type="float">
            <text:p>2.69772</text:p>
          </table:table-cell>
          <table:table-cell table:style-name="Default" table:formula="of:=[.AO30]/[.$AU30]*100" office:value-type="float" office:value="0" calcext:value-type="float">
            <text:p>0</text:p>
          </table:table-cell>
          <table:table-cell table:style-name="Default" table:formula="of:=[.AP30]/[.$AU30]*100" office:value-type="float" office:value="79.278057025933" calcext:value-type="float">
            <text:p>79.278057025933</text:p>
          </table:table-cell>
          <table:table-cell table:style-name="Default" table:formula="of:=[.AQ30]/[.$AU30]*100" office:value-type="float" office:value="0" calcext:value-type="float">
            <text:p>0</text:p>
          </table:table-cell>
          <table:table-cell table:style-name="Default" table:formula="of:=[.AR30]/[.$AU30]*100" office:value-type="float" office:value="20.7220912474237" calcext:value-type="float">
            <text:p>20.7220912474237</text:p>
          </table:table-cell>
          <table:table-cell table:style-name="Default" table:formula="of:=[.AS30]/[.$AU30]*100" office:value-type="float" office:value="0" calcext:value-type="float">
            <text:p>0</text:p>
          </table:table-cell>
          <table:table-cell table:style-name="Default" table:formula="of:=[.AT30]/[.$AU30]*100" office:value-type="float" office:value="0.0000000000000483560191569177" calcext:value-type="float">
            <text:p>4.83560191569177E-14</text:p>
          </table:table-cell>
        </table:table-row>
        <table:table-row table:style-name="ro1">
          <table:table-cell table:style-name="ce13" office:value-type="string" calcext:value-type="string">
            <text:p>grubhub-12-8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31]/[.$H31]*100" office:value-type="string" office:string-value="" calcext:value-type="error">
            <text:p>#DIV/0!</text:p>
          </table:table-cell>
          <table:table-cell table:style-name="Default" table:formula="of:=[.C31]/[.$H31]*100" office:value-type="string" office:string-value="" calcext:value-type="error">
            <text:p>#DIV/0!</text:p>
          </table:table-cell>
          <table:table-cell table:style-name="Default" table:formula="of:=[.D31]/[.$H31]*100" office:value-type="string" office:string-value="" calcext:value-type="error">
            <text:p>#DIV/0!</text:p>
          </table:table-cell>
          <table:table-cell table:style-name="Default" table:formula="of:=[.E31]/[.$H31]*100" office:value-type="string" office:string-value="" calcext:value-type="error">
            <text:p>#DIV/0!</text:p>
          </table:table-cell>
          <table:table-cell table:style-name="Default" table:formula="of:=[.F31]/[.$H31]*100" office:value-type="string" office:string-value="" calcext:value-type="error">
            <text:p>#DIV/0!</text:p>
          </table:table-cell>
          <table:table-cell table:style-name="Default" table:formula="of:=[.G31]/[.$H31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0699" calcext:value-type="float">
            <text:p>1.306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2683" calcext:value-type="float">
            <text:p>0.3126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8492E-015" calcext:value-type="float">
            <text:p>1.48492E-15</text:p>
          </table:table-cell>
          <table:table-cell table:style-name="Default" office:value-type="float" office:value="1.61967" calcext:value-type="float">
            <text:p>1.61967</text:p>
          </table:table-cell>
          <table:table-cell table:style-name="Default" table:formula="of:=[.O31]/[.$U31]*100" office:value-type="float" office:value="0" calcext:value-type="float">
            <text:p>0</text:p>
          </table:table-cell>
          <table:table-cell table:style-name="Default" table:formula="of:=[.P31]/[.$U31]*100" office:value-type="float" office:value="80.6948328980595" calcext:value-type="float">
            <text:p>80.6948328980595</text:p>
          </table:table-cell>
          <table:table-cell table:style-name="Default" table:formula="of:=[.Q31]/[.$U31]*100" office:value-type="float" office:value="0" calcext:value-type="float">
            <text:p>0</text:p>
          </table:table-cell>
          <table:table-cell table:style-name="Default" table:formula="of:=[.R31]/[.$U31]*100" office:value-type="float" office:value="19.3053523248563" calcext:value-type="float">
            <text:p>19.3053523248563</text:p>
          </table:table-cell>
          <table:table-cell table:style-name="Default" table:formula="of:=[.S31]/[.$U31]*100" office:value-type="float" office:value="0" calcext:value-type="float">
            <text:p>0</text:p>
          </table:table-cell>
          <table:table-cell table:style-name="Default" table:formula="of:=[.T31]/[.$U31]*100" office:value-type="float" office:value="0.0000000000000916804040329203" calcext:value-type="float">
            <text:p>9.1680404032920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6537" calcext:value-type="float">
            <text:p>2.06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2683" calcext:value-type="float">
            <text:p>0.3126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9269E-015" calcext:value-type="float">
            <text:p>2.19269E-15</text:p>
          </table:table-cell>
          <table:table-cell table:style-name="Default" office:value-type="float" office:value="2.37805" calcext:value-type="float">
            <text:p>2.37805</text:p>
          </table:table-cell>
          <table:table-cell table:style-name="Default" table:formula="of:=[.AB31]/[.$AH31]*100" office:value-type="float" office:value="0" calcext:value-type="float">
            <text:p>0</text:p>
          </table:table-cell>
          <table:table-cell table:style-name="Default" table:formula="of:=[.AC31]/[.$AH31]*100" office:value-type="float" office:value="86.8514118710708" calcext:value-type="float">
            <text:p>86.8514118710708</text:p>
          </table:table-cell>
          <table:table-cell table:style-name="Default" table:formula="of:=[.AD31]/[.$AH31]*100" office:value-type="float" office:value="0" calcext:value-type="float">
            <text:p>0</text:p>
          </table:table-cell>
          <table:table-cell table:style-name="Default" table:formula="of:=[.AE31]/[.$AH31]*100" office:value-type="float" office:value="13.1487142827106" calcext:value-type="float">
            <text:p>13.1487142827106</text:p>
          </table:table-cell>
          <table:table-cell table:style-name="Default" table:formula="of:=[.AF31]/[.$AH31]*100" office:value-type="float" office:value="0" calcext:value-type="float">
            <text:p>0</text:p>
          </table:table-cell>
          <table:table-cell table:style-name="Default" table:formula="of:=[.AG31]/[.$AH31]*100" office:value-type="float" office:value="0.0000000000000922053783562162" calcext:value-type="float">
            <text:p>9.2205378356216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7675" calcext:value-type="float">
            <text:p>2.77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0244" calcext:value-type="float">
            <text:p>0.37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85403E-015" calcext:value-type="float">
            <text:p>8.85403E-15</text:p>
          </table:table-cell>
          <table:table-cell table:style-name="Default" office:value-type="float" office:value="3.14699" calcext:value-type="float">
            <text:p>3.14699</text:p>
          </table:table-cell>
          <table:table-cell table:style-name="Default" table:formula="of:=[.AO31]/[.$AU31]*100" office:value-type="float" office:value="0" calcext:value-type="float">
            <text:p>0</text:p>
          </table:table-cell>
          <table:table-cell table:style-name="Default" table:formula="of:=[.AP31]/[.$AU31]*100" office:value-type="float" office:value="88.2351071976714" calcext:value-type="float">
            <text:p>88.2351071976714</text:p>
          </table:table-cell>
          <table:table-cell table:style-name="Default" table:formula="of:=[.AQ31]/[.$AU31]*100" office:value-type="float" office:value="0" calcext:value-type="float">
            <text:p>0</text:p>
          </table:table-cell>
          <table:table-cell table:style-name="Default" table:formula="of:=[.AR31]/[.$AU31]*100" office:value-type="float" office:value="11.765019907912" calcext:value-type="float">
            <text:p>11.765019907912</text:p>
          </table:table-cell>
          <table:table-cell table:style-name="Default" table:formula="of:=[.AS31]/[.$AU31]*100" office:value-type="float" office:value="0" calcext:value-type="float">
            <text:p>0</text:p>
          </table:table-cell>
          <table:table-cell table:style-name="Default" table:formula="of:=[.AT31]/[.$AU31]*100" office:value-type="float" office:value="0.000000000000281349162215323" calcext:value-type="float">
            <text:p>2.81349162215323E-13</text:p>
          </table:table-cell>
        </table:table-row>
        <table:table-row table:style-name="ro1">
          <table:table-cell table:style-name="ce13" office:value-type="string" calcext:value-type="string">
            <text:p>grubhub-12-9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32]/[.$H32]*100" office:value-type="string" office:string-value="" calcext:value-type="error">
            <text:p>#DIV/0!</text:p>
          </table:table-cell>
          <table:table-cell table:style-name="Default" table:formula="of:=[.C32]/[.$H32]*100" office:value-type="string" office:string-value="" calcext:value-type="error">
            <text:p>#DIV/0!</text:p>
          </table:table-cell>
          <table:table-cell table:style-name="Default" table:formula="of:=[.D32]/[.$H32]*100" office:value-type="string" office:string-value="" calcext:value-type="error">
            <text:p>#DIV/0!</text:p>
          </table:table-cell>
          <table:table-cell table:style-name="Default" table:formula="of:=[.E32]/[.$H32]*100" office:value-type="string" office:string-value="" calcext:value-type="error">
            <text:p>#DIV/0!</text:p>
          </table:table-cell>
          <table:table-cell table:style-name="Default" table:formula="of:=[.F32]/[.$H32]*100" office:value-type="string" office:string-value="" calcext:value-type="error">
            <text:p>#DIV/0!</text:p>
          </table:table-cell>
          <table:table-cell table:style-name="Default" table:formula="of:=[.G32]/[.$H32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42114" calcext:value-type="float">
            <text:p>0.9421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5122" calcext:value-type="float">
            <text:p>0.67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2861E-015" calcext:value-type="float">
            <text:p>2.42861E-15</text:p>
          </table:table-cell>
          <table:table-cell table:style-name="Default" office:value-type="float" office:value="1.61724" calcext:value-type="float">
            <text:p>1.61724</text:p>
          </table:table-cell>
          <table:table-cell table:style-name="Default" table:formula="of:=[.O32]/[.$U32]*100" office:value-type="float" office:value="0" calcext:value-type="float">
            <text:p>0</text:p>
          </table:table-cell>
          <table:table-cell table:style-name="Default" table:formula="of:=[.P32]/[.$U32]*100" office:value-type="float" office:value="58.254433479261" calcext:value-type="float">
            <text:p>58.254433479261</text:p>
          </table:table-cell>
          <table:table-cell table:style-name="Default" table:formula="of:=[.Q32]/[.$U32]*100" office:value-type="float" office:value="0" calcext:value-type="float">
            <text:p>0</text:p>
          </table:table-cell>
          <table:table-cell table:style-name="Default" table:formula="of:=[.R32]/[.$U32]*100" office:value-type="float" office:value="41.7453191857733" calcext:value-type="float">
            <text:p>41.7453191857733</text:p>
          </table:table-cell>
          <table:table-cell table:style-name="Default" table:formula="of:=[.S32]/[.$U32]*100" office:value-type="float" office:value="0" calcext:value-type="float">
            <text:p>0</text:p>
          </table:table-cell>
          <table:table-cell table:style-name="Default" table:formula="of:=[.T32]/[.$U32]*100" office:value-type="float" office:value="0.000000000000150170042788949" calcext:value-type="float">
            <text:p>1.5017004278894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7561" calcext:value-type="float">
            <text:p>1.4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6585" calcext:value-type="float">
            <text:p>0.616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2901E-015" calcext:value-type="float">
            <text:p>1.92901E-15</text:p>
          </table:table-cell>
          <table:table-cell table:style-name="Default" office:value-type="float" office:value="2.0922" calcext:value-type="float">
            <text:p>2.0922</text:p>
          </table:table-cell>
          <table:table-cell table:style-name="Default" table:formula="of:=[.AB32]/[.$AH32]*100" office:value-type="float" office:value="0" calcext:value-type="float">
            <text:p>0</text:p>
          </table:table-cell>
          <table:table-cell table:style-name="Default" table:formula="of:=[.AC32]/[.$AH32]*100" office:value-type="float" office:value="70.5291081158589" calcext:value-type="float">
            <text:p>70.5291081158589</text:p>
          </table:table-cell>
          <table:table-cell table:style-name="Default" table:formula="of:=[.AD32]/[.$AH32]*100" office:value-type="float" office:value="0" calcext:value-type="float">
            <text:p>0</text:p>
          </table:table-cell>
          <table:table-cell table:style-name="Default" table:formula="of:=[.AE32]/[.$AH32]*100" office:value-type="float" office:value="29.4706529012523" calcext:value-type="float">
            <text:p>29.4706529012523</text:p>
          </table:table-cell>
          <table:table-cell table:style-name="Default" table:formula="of:=[.AF32]/[.$AH32]*100" office:value-type="float" office:value="0" calcext:value-type="float">
            <text:p>0</text:p>
          </table:table-cell>
          <table:table-cell table:style-name="Default" table:formula="of:=[.AG32]/[.$AH32]*100" office:value-type="float" office:value="0.0000000000000922000764745244" calcext:value-type="float">
            <text:p>9.2200076474524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4959" calcext:value-type="float">
            <text:p>2.2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8537" calcext:value-type="float">
            <text:p>0.23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5301" calcext:value-type="float">
            <text:p>4.85301</text:p>
          </table:table-cell>
          <table:table-cell table:style-name="Default" office:value-type="float" office:value="7.34114" calcext:value-type="float">
            <text:p>7.34114</text:p>
          </table:table-cell>
          <table:table-cell table:style-name="Default" table:formula="of:=[.AO32]/[.$AU32]*100" office:value-type="float" office:value="0" calcext:value-type="float">
            <text:p>0</text:p>
          </table:table-cell>
          <table:table-cell table:style-name="Default" table:formula="of:=[.AP32]/[.$AU32]*100" office:value-type="float" office:value="30.643605761503" calcext:value-type="float">
            <text:p>30.643605761503</text:p>
          </table:table-cell>
          <table:table-cell table:style-name="Default" table:formula="of:=[.AQ32]/[.$AU32]*100" office:value-type="float" office:value="0" calcext:value-type="float">
            <text:p>0</text:p>
          </table:table-cell>
          <table:table-cell table:style-name="Default" table:formula="of:=[.AR32]/[.$AU32]*100" office:value-type="float" office:value="3.24931822577965" calcext:value-type="float">
            <text:p>3.24931822577965</text:p>
          </table:table-cell>
          <table:table-cell table:style-name="Default" table:formula="of:=[.AS32]/[.$AU32]*100" office:value-type="float" office:value="0" calcext:value-type="float">
            <text:p>0</text:p>
          </table:table-cell>
          <table:table-cell table:style-name="Default" table:formula="of:=[.AT32]/[.$AU32]*100" office:value-type="float" office:value="66.1070351471297" calcext:value-type="float">
            <text:p>66.1070351471297</text:p>
          </table:table-cell>
        </table:table-row>
        <table:table-row table:style-name="ro1">
          <table:table-cell table:style-name="ce13" office:value-type="string" calcext:value-type="string">
            <text:p>grubhub-13-0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33]/[.$H33]*100" office:value-type="string" office:string-value="" calcext:value-type="error">
            <text:p>#DIV/0!</text:p>
          </table:table-cell>
          <table:table-cell table:style-name="Default" table:formula="of:=[.C33]/[.$H33]*100" office:value-type="string" office:string-value="" calcext:value-type="error">
            <text:p>#DIV/0!</text:p>
          </table:table-cell>
          <table:table-cell table:style-name="Default" table:formula="of:=[.D33]/[.$H33]*100" office:value-type="string" office:string-value="" calcext:value-type="error">
            <text:p>#DIV/0!</text:p>
          </table:table-cell>
          <table:table-cell table:style-name="Default" table:formula="of:=[.E33]/[.$H33]*100" office:value-type="string" office:string-value="" calcext:value-type="error">
            <text:p>#DIV/0!</text:p>
          </table:table-cell>
          <table:table-cell table:style-name="Default" table:formula="of:=[.F33]/[.$H33]*100" office:value-type="string" office:string-value="" calcext:value-type="error">
            <text:p>#DIV/0!</text:p>
          </table:table-cell>
          <table:table-cell table:style-name="Default" table:formula="of:=[.G33]/[.$H33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9106" calcext:value-type="float">
            <text:p>0.3891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9756" calcext:value-type="float">
            <text:p>0.169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42861E-015" calcext:value-type="float">
            <text:p>-2.42861E-15</text:p>
          </table:table-cell>
          <table:table-cell table:style-name="Default" office:value-type="float" office:value="0.558862" calcext:value-type="float">
            <text:p>0.558862</text:p>
          </table:table-cell>
          <table:table-cell table:style-name="Default" table:formula="of:=[.O33]/[.$U33]*100" office:value-type="float" office:value="0" calcext:value-type="float">
            <text:p>0</text:p>
          </table:table-cell>
          <table:table-cell table:style-name="Default" table:formula="of:=[.P33]/[.$U33]*100" office:value-type="float" office:value="69.6247016258039" calcext:value-type="float">
            <text:p>69.6247016258039</text:p>
          </table:table-cell>
          <table:table-cell table:style-name="Default" table:formula="of:=[.Q33]/[.$U33]*100" office:value-type="float" office:value="0" calcext:value-type="float">
            <text:p>0</text:p>
          </table:table-cell>
          <table:table-cell table:style-name="Default" table:formula="of:=[.R33]/[.$U33]*100" office:value-type="float" office:value="30.3752983741961" calcext:value-type="float">
            <text:p>30.3752983741961</text:p>
          </table:table-cell>
          <table:table-cell table:style-name="Default" table:formula="of:=[.S33]/[.$U33]*100" office:value-type="float" office:value="0" calcext:value-type="float">
            <text:p>0</text:p>
          </table:table-cell>
          <table:table-cell table:style-name="Default" table:formula="of:=[.T33]/[.$U33]*100" office:value-type="float" office:value="-0.000000000000434563452158136" calcext:value-type="float">
            <text:p>-4.3456345215813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3789" calcext:value-type="float">
            <text:p>1.43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73659" calcext:value-type="float">
            <text:p>0.973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078" calcext:value-type="float">
            <text:p>5.9078</text:p>
          </table:table-cell>
          <table:table-cell table:style-name="Default" office:value-type="float" office:value="8.31935" calcext:value-type="float">
            <text:p>8.31935</text:p>
          </table:table-cell>
          <table:table-cell table:style-name="Default" table:formula="of:=[.AB33]/[.$AH33]*100" office:value-type="float" office:value="0" calcext:value-type="float">
            <text:p>0</text:p>
          </table:table-cell>
          <table:table-cell table:style-name="Default" table:formula="of:=[.AC33]/[.$AH33]*100" office:value-type="float" office:value="17.2836820184269" calcext:value-type="float">
            <text:p>17.2836820184269</text:p>
          </table:table-cell>
          <table:table-cell table:style-name="Default" table:formula="of:=[.AD33]/[.$AH33]*100" office:value-type="float" office:value="0" calcext:value-type="float">
            <text:p>0</text:p>
          </table:table-cell>
          <table:table-cell table:style-name="Default" table:formula="of:=[.AE33]/[.$AH33]*100" office:value-type="float" office:value="11.7035465511128" calcext:value-type="float">
            <text:p>11.7035465511128</text:p>
          </table:table-cell>
          <table:table-cell table:style-name="Default" table:formula="of:=[.AF33]/[.$AH33]*100" office:value-type="float" office:value="0" calcext:value-type="float">
            <text:p>0</text:p>
          </table:table-cell>
          <table:table-cell table:style-name="Default" table:formula="of:=[.AG33]/[.$AH33]*100" office:value-type="float" office:value="71.0127594102905" calcext:value-type="float">
            <text:p>71.01275941029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3236" calcext:value-type="float">
            <text:p>1.83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73659" calcext:value-type="float">
            <text:p>0.973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1187" calcext:value-type="float">
            <text:p>5.51187</text:p>
          </table:table-cell>
          <table:table-cell table:style-name="Default" office:value-type="float" office:value="8.31789" calcext:value-type="float">
            <text:p>8.31789</text:p>
          </table:table-cell>
          <table:table-cell table:style-name="Default" table:formula="of:=[.AO33]/[.$AU33]*100" office:value-type="float" office:value="0" calcext:value-type="float">
            <text:p>0</text:p>
          </table:table-cell>
          <table:table-cell table:style-name="Default" table:formula="of:=[.AP33]/[.$AU33]*100" office:value-type="float" office:value="22.0291444104214" calcext:value-type="float">
            <text:p>22.0291444104214</text:p>
          </table:table-cell>
          <table:table-cell table:style-name="Default" table:formula="of:=[.AQ33]/[.$AU33]*100" office:value-type="float" office:value="0" calcext:value-type="float">
            <text:p>0</text:p>
          </table:table-cell>
          <table:table-cell table:style-name="Default" table:formula="of:=[.AR33]/[.$AU33]*100" office:value-type="float" office:value="11.7056008194386" calcext:value-type="float">
            <text:p>11.7056008194386</text:p>
          </table:table-cell>
          <table:table-cell table:style-name="Default" table:formula="of:=[.AS33]/[.$AU33]*100" office:value-type="float" office:value="0" calcext:value-type="float">
            <text:p>0</text:p>
          </table:table-cell>
          <table:table-cell table:style-name="Default" table:formula="of:=[.AT33]/[.$AU33]*100" office:value-type="float" office:value="66.2652427478603" calcext:value-type="float">
            <text:p>66.2652427478603</text:p>
          </table:table-cell>
        </table:table-row>
        <table:table-row table:style-name="ro1">
          <table:table-cell table:style-name="ce13" office:value-type="string" calcext:value-type="string">
            <text:p>grubhub-13-1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34]/[.$H34]*100" office:value-type="string" office:string-value="" calcext:value-type="error">
            <text:p>#DIV/0!</text:p>
          </table:table-cell>
          <table:table-cell table:style-name="Default" table:formula="of:=[.C34]/[.$H34]*100" office:value-type="string" office:string-value="" calcext:value-type="error">
            <text:p>#DIV/0!</text:p>
          </table:table-cell>
          <table:table-cell table:style-name="Default" table:formula="of:=[.D34]/[.$H34]*100" office:value-type="string" office:string-value="" calcext:value-type="error">
            <text:p>#DIV/0!</text:p>
          </table:table-cell>
          <table:table-cell table:style-name="Default" table:formula="of:=[.E34]/[.$H34]*100" office:value-type="string" office:string-value="" calcext:value-type="error">
            <text:p>#DIV/0!</text:p>
          </table:table-cell>
          <table:table-cell table:style-name="Default" table:formula="of:=[.F34]/[.$H34]*100" office:value-type="string" office:string-value="" calcext:value-type="error">
            <text:p>#DIV/0!</text:p>
          </table:table-cell>
          <table:table-cell table:style-name="Default" table:formula="of:=[.G34]/[.$H34]*100" office:value-type="string" office:string-value="" calcext:value-type="error">
            <text:p>#DIV/0!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9.57567E-016" calcext:value-type="float">
            <text:p>9.57567E-16</text:p>
          </table:table-cell>
          <table:table-cell table:style-name="Default" table:formula="of:=[.O34]/[.$U34]*100" office:value-type="float" office:value="0" calcext:value-type="float">
            <text:p>0</text:p>
          </table:table-cell>
          <table:table-cell table:style-name="Default" table:formula="of:=[.P34]/[.$U34]*100" office:value-type="float" office:value="0" calcext:value-type="float">
            <text:p>0</text:p>
          </table:table-cell>
          <table:table-cell table:style-name="Default" table:formula="of:=[.Q34]/[.$U34]*100" office:value-type="float" office:value="0" calcext:value-type="float">
            <text:p>0</text:p>
          </table:table-cell>
          <table:table-cell table:style-name="Default" table:formula="of:=[.R34]/[.$U34]*100" office:value-type="float" office:value="0" calcext:value-type="float">
            <text:p>0</text:p>
          </table:table-cell>
          <table:table-cell table:style-name="Default" table:formula="of:=[.S34]/[.$U34]*100" office:value-type="float" office:value="0" calcext:value-type="float">
            <text:p>0</text:p>
          </table:table-cell>
          <table:table-cell table:style-name="Default" table:formula="of:=[.T34]/[.$U34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8976" calcext:value-type="float">
            <text:p>2.08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4878" calcext:value-type="float">
            <text:p>0.22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8846" calcext:value-type="float">
            <text:p>5.58846</text:p>
          </table:table-cell>
          <table:table-cell table:style-name="Default" office:value-type="float" office:value="7.90309" calcext:value-type="float">
            <text:p>7.90309</text:p>
          </table:table-cell>
          <table:table-cell table:style-name="Default" table:formula="of:=[.AB34]/[.$AH34]*100" office:value-type="float" office:value="0" calcext:value-type="float">
            <text:p>0</text:p>
          </table:table-cell>
          <table:table-cell table:style-name="Default" table:formula="of:=[.AC34]/[.$AH34]*100" office:value-type="float" office:value="26.4423156006069" calcext:value-type="float">
            <text:p>26.4423156006069</text:p>
          </table:table-cell>
          <table:table-cell table:style-name="Default" table:formula="of:=[.AD34]/[.$AH34]*100" office:value-type="float" office:value="0" calcext:value-type="float">
            <text:p>0</text:p>
          </table:table-cell>
          <table:table-cell table:style-name="Default" table:formula="of:=[.AE34]/[.$AH34]*100" office:value-type="float" office:value="2.84544399722134" calcext:value-type="float">
            <text:p>2.84544399722134</text:p>
          </table:table-cell>
          <table:table-cell table:style-name="Default" table:formula="of:=[.AF34]/[.$AH34]*100" office:value-type="float" office:value="0" calcext:value-type="float">
            <text:p>0</text:p>
          </table:table-cell>
          <table:table-cell table:style-name="Default" table:formula="of:=[.AG34]/[.$AH34]*100" office:value-type="float" office:value="70.712341628401" calcext:value-type="float">
            <text:p>70.7123416284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9642" calcext:value-type="float">
            <text:p>2.296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5854" calcext:value-type="float">
            <text:p>0.44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9398" calcext:value-type="float">
            <text:p>5.19398</text:p>
          </table:table-cell>
          <table:table-cell table:style-name="Default" office:value-type="float" office:value="7.93626" calcext:value-type="float">
            <text:p>7.93626</text:p>
          </table:table-cell>
          <table:table-cell table:style-name="Default" table:formula="of:=[.AO34]/[.$AU34]*100" office:value-type="float" office:value="0" calcext:value-type="float">
            <text:p>0</text:p>
          </table:table-cell>
          <table:table-cell table:style-name="Default" table:formula="of:=[.AP34]/[.$AU34]*100" office:value-type="float" office:value="28.9357959542656" calcext:value-type="float">
            <text:p>28.9357959542656</text:p>
          </table:table-cell>
          <table:table-cell table:style-name="Default" table:formula="of:=[.AQ34]/[.$AU34]*100" office:value-type="float" office:value="0" calcext:value-type="float">
            <text:p>0</text:p>
          </table:table-cell>
          <table:table-cell table:style-name="Default" table:formula="of:=[.AR34]/[.$AU34]*100" office:value-type="float" office:value="5.61793590431765" calcext:value-type="float">
            <text:p>5.61793590431765</text:p>
          </table:table-cell>
          <table:table-cell table:style-name="Default" table:formula="of:=[.AS34]/[.$AU34]*100" office:value-type="float" office:value="0" calcext:value-type="float">
            <text:p>0</text:p>
          </table:table-cell>
          <table:table-cell table:style-name="Default" table:formula="of:=[.AT34]/[.$AU34]*100" office:value-type="float" office:value="65.4461925390549" calcext:value-type="float">
            <text:p>65.4461925390549</text:p>
          </table:table-cell>
        </table:table-row>
        <table:table-row table:style-name="ro1">
          <table:table-cell table:style-name="ce13" office:value-type="string" calcext:value-type="string">
            <text:p>grubhub-13-2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35]/[.$H35]*100" office:value-type="string" office:string-value="" calcext:value-type="error">
            <text:p>#DIV/0!</text:p>
          </table:table-cell>
          <table:table-cell table:style-name="Default" table:formula="of:=[.C35]/[.$H35]*100" office:value-type="string" office:string-value="" calcext:value-type="error">
            <text:p>#DIV/0!</text:p>
          </table:table-cell>
          <table:table-cell table:style-name="Default" table:formula="of:=[.D35]/[.$H35]*100" office:value-type="string" office:string-value="" calcext:value-type="error">
            <text:p>#DIV/0!</text:p>
          </table:table-cell>
          <table:table-cell table:style-name="Default" table:formula="of:=[.E35]/[.$H35]*100" office:value-type="string" office:string-value="" calcext:value-type="error">
            <text:p>#DIV/0!</text:p>
          </table:table-cell>
          <table:table-cell table:style-name="Default" table:formula="of:=[.F35]/[.$H35]*100" office:value-type="string" office:string-value="" calcext:value-type="error">
            <text:p>#DIV/0!</text:p>
          </table:table-cell>
          <table:table-cell table:style-name="Default" table:formula="of:=[.G35]/[.$H35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5089" calcext:value-type="float">
            <text:p>1.05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1463" calcext:value-type="float">
            <text:p>0.2614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31236" calcext:value-type="float">
            <text:p>1.31236</text:p>
          </table:table-cell>
          <table:table-cell table:style-name="Default" table:formula="of:=[.O35]/[.$U35]*100" office:value-type="float" office:value="0" calcext:value-type="float">
            <text:p>0</text:p>
          </table:table-cell>
          <table:table-cell table:style-name="Default" table:formula="of:=[.P35]/[.$U35]*100" office:value-type="float" office:value="80.0763510012497" calcext:value-type="float">
            <text:p>80.0763510012497</text:p>
          </table:table-cell>
          <table:table-cell table:style-name="Default" table:formula="of:=[.Q35]/[.$U35]*100" office:value-type="float" office:value="0" calcext:value-type="float">
            <text:p>0</text:p>
          </table:table-cell>
          <table:table-cell table:style-name="Default" table:formula="of:=[.R35]/[.$U35]*100" office:value-type="float" office:value="19.9231156085221" calcext:value-type="float">
            <text:p>19.9231156085221</text:p>
          </table:table-cell>
          <table:table-cell table:style-name="Default" table:formula="of:=[.S35]/[.$U35]*100" office:value-type="float" office:value="0" calcext:value-type="float">
            <text:p>0</text:p>
          </table:table-cell>
          <table:table-cell table:style-name="Default" table:formula="of:=[.T35]/[.$U35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1447" calcext:value-type="float">
            <text:p>2.01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8293" calcext:value-type="float">
            <text:p>0.44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6168E-015" calcext:value-type="float">
            <text:p>2.76168E-15</text:p>
          </table:table-cell>
          <table:table-cell table:style-name="Default" office:value-type="float" office:value="2.46276" calcext:value-type="float">
            <text:p>2.46276</text:p>
          </table:table-cell>
          <table:table-cell table:style-name="Default" table:formula="of:=[.AB35]/[.$AH35]*100" office:value-type="float" office:value="0" calcext:value-type="float">
            <text:p>0</text:p>
          </table:table-cell>
          <table:table-cell table:style-name="Default" table:formula="of:=[.AC35]/[.$AH35]*100" office:value-type="float" office:value="81.7972518637626" calcext:value-type="float">
            <text:p>81.7972518637626</text:p>
          </table:table-cell>
          <table:table-cell table:style-name="Default" table:formula="of:=[.AD35]/[.$AH35]*100" office:value-type="float" office:value="0" calcext:value-type="float">
            <text:p>0</text:p>
          </table:table-cell>
          <table:table-cell table:style-name="Default" table:formula="of:=[.AE35]/[.$AH35]*100" office:value-type="float" office:value="18.2028699507869" calcext:value-type="float">
            <text:p>18.2028699507869</text:p>
          </table:table-cell>
          <table:table-cell table:style-name="Default" table:formula="of:=[.AF35]/[.$AH35]*100" office:value-type="float" office:value="0" calcext:value-type="float">
            <text:p>0</text:p>
          </table:table-cell>
          <table:table-cell table:style-name="Default" table:formula="of:=[.AG35]/[.$AH35]*100" office:value-type="float" office:value="0.000000000000112137601715149" calcext:value-type="float">
            <text:p>1.1213760171514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1528" calcext:value-type="float">
            <text:p>2.51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8293" calcext:value-type="float">
            <text:p>0.44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58955E-015" calcext:value-type="float">
            <text:p>-9.58955E-15</text:p>
          </table:table-cell>
          <table:table-cell table:style-name="Default" office:value-type="float" office:value="2.96358" calcext:value-type="float">
            <text:p>2.96358</text:p>
          </table:table-cell>
          <table:table-cell table:style-name="Default" table:formula="of:=[.AO35]/[.$AU35]*100" office:value-type="float" office:value="0" calcext:value-type="float">
            <text:p>0</text:p>
          </table:table-cell>
          <table:table-cell table:style-name="Default" table:formula="of:=[.AP35]/[.$AU35]*100" office:value-type="float" office:value="84.8730251925037" calcext:value-type="float">
            <text:p>84.8730251925037</text:p>
          </table:table-cell>
          <table:table-cell table:style-name="Default" table:formula="of:=[.AQ35]/[.$AU35]*100" office:value-type="float" office:value="0" calcext:value-type="float">
            <text:p>0</text:p>
          </table:table-cell>
          <table:table-cell table:style-name="Default" table:formula="of:=[.AR35]/[.$AU35]*100" office:value-type="float" office:value="15.1267386066852" calcext:value-type="float">
            <text:p>15.1267386066852</text:p>
          </table:table-cell>
          <table:table-cell table:style-name="Default" table:formula="of:=[.AS35]/[.$AU35]*100" office:value-type="float" office:value="0" calcext:value-type="float">
            <text:p>0</text:p>
          </table:table-cell>
          <table:table-cell table:style-name="Default" table:formula="of:=[.AT35]/[.$AU35]*100" office:value-type="float" office:value="-0.000000000000323579926980206" calcext:value-type="float">
            <text:p>-3.23579926980206E-13</text:p>
          </table:table-cell>
        </table:table-row>
        <table:table-row table:style-name="ro1">
          <table:table-cell table:style-name="ce13" office:value-type="string" calcext:value-type="string">
            <text:p>grubhub-13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5691" calcext:value-type="float">
            <text:p>0.305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4878" calcext:value-type="float">
            <text:p>0.2448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50569" calcext:value-type="float">
            <text:p>0.550569</text:p>
          </table:table-cell>
          <table:table-cell table:style-name="Default" table:formula="of:=[.B36]/[.$H36]*100" office:value-type="float" office:value="0" calcext:value-type="float">
            <text:p>0</text:p>
          </table:table-cell>
          <table:table-cell table:style-name="Default" table:formula="of:=[.C36]/[.$H36]*100" office:value-type="float" office:value="55.5227410188369" calcext:value-type="float">
            <text:p>55.5227410188369</text:p>
          </table:table-cell>
          <table:table-cell table:style-name="Default" table:formula="of:=[.D36]/[.$H36]*100" office:value-type="float" office:value="0" calcext:value-type="float">
            <text:p>0</text:p>
          </table:table-cell>
          <table:table-cell table:style-name="Default" table:formula="of:=[.E36]/[.$H36]*100" office:value-type="float" office:value="44.4772589811631" calcext:value-type="float">
            <text:p>44.4772589811631</text:p>
          </table:table-cell>
          <table:table-cell table:style-name="Default" table:formula="of:=[.F36]/[.$H36]*100" office:value-type="float" office:value="0" calcext:value-type="float">
            <text:p>0</text:p>
          </table:table-cell>
          <table:table-cell table:style-name="Default" table:formula="of:=[.G36]/[.$H36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1626" calcext:value-type="float">
            <text:p>0.601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4878" calcext:value-type="float">
            <text:p>0.24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8764" calcext:value-type="float">
            <text:p>6.68764</text:p>
          </table:table-cell>
          <table:table-cell table:style-name="Default" office:value-type="float" office:value="7.53415" calcext:value-type="float">
            <text:p>7.53415</text:p>
          </table:table-cell>
          <table:table-cell table:style-name="Default" table:formula="of:=[.O36]/[.$U36]*100" office:value-type="float" office:value="0" calcext:value-type="float">
            <text:p>0</text:p>
          </table:table-cell>
          <table:table-cell table:style-name="Default" table:formula="of:=[.P36]/[.$U36]*100" office:value-type="float" office:value="7.9853201754677" calcext:value-type="float">
            <text:p>7.9853201754677</text:p>
          </table:table-cell>
          <table:table-cell table:style-name="Default" table:formula="of:=[.Q36]/[.$U36]*100" office:value-type="float" office:value="0" calcext:value-type="float">
            <text:p>0</text:p>
          </table:table-cell>
          <table:table-cell table:style-name="Default" table:formula="of:=[.R36]/[.$U36]*100" office:value-type="float" office:value="3.2502405712655" calcext:value-type="float">
            <text:p>3.2502405712655</text:p>
          </table:table-cell>
          <table:table-cell table:style-name="Default" table:formula="of:=[.S36]/[.$U36]*100" office:value-type="float" office:value="0" calcext:value-type="float">
            <text:p>0</text:p>
          </table:table-cell>
          <table:table-cell table:style-name="Default" table:formula="of:=[.T36]/[.$U36]*100" office:value-type="float" office:value="88.7643596158824" calcext:value-type="float">
            <text:p>88.76435961588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9496" calcext:value-type="float">
            <text:p>1.39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9024" calcext:value-type="float">
            <text:p>0.85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11022" calcext:value-type="float">
            <text:p>-1.11022E-14</text:p>
          </table:table-cell>
          <table:table-cell table:style-name="Default" office:value-type="float" office:value="2.25398" calcext:value-type="float">
            <text:p>2.25398</text:p>
          </table:table-cell>
          <table:table-cell table:style-name="Default" table:formula="of:=[.AB36]/[.$AH36]*100" office:value-type="float" office:value="0" calcext:value-type="float">
            <text:p>0</text:p>
          </table:table-cell>
          <table:table-cell table:style-name="Default" table:formula="of:=[.AC36]/[.$AH36]*100" office:value-type="float" office:value="61.8887479037081" calcext:value-type="float">
            <text:p>61.8887479037081</text:p>
          </table:table-cell>
          <table:table-cell table:style-name="Default" table:formula="of:=[.AD36]/[.$AH36]*100" office:value-type="float" office:value="0" calcext:value-type="float">
            <text:p>0</text:p>
          </table:table-cell>
          <table:table-cell table:style-name="Default" table:formula="of:=[.AE36]/[.$AH36]*100" office:value-type="float" office:value="38.1114295601558" calcext:value-type="float">
            <text:p>38.1114295601558</text:p>
          </table:table-cell>
          <table:table-cell table:style-name="Default" table:formula="of:=[.AF36]/[.$AH36]*100" office:value-type="float" office:value="0" calcext:value-type="float">
            <text:p>0</text:p>
          </table:table-cell>
          <table:table-cell table:style-name="Default" table:formula="of:=[.AG36]/[.$AH36]*100" office:value-type="float" office:value="-0.000000000000492559827505124" calcext:value-type="float">
            <text:p>-4.9255982750512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4114" calcext:value-type="float">
            <text:p>1.841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7171" calcext:value-type="float">
            <text:p>1.17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1759E-015" calcext:value-type="float">
            <text:p>2.31759E-15</text:p>
          </table:table-cell>
          <table:table-cell table:style-name="Default" office:value-type="float" office:value="3.01285" calcext:value-type="float">
            <text:p>3.01285</text:p>
          </table:table-cell>
          <table:table-cell table:style-name="Default" table:formula="of:=[.AO36]/[.$AU36]*100" office:value-type="float" office:value="0" calcext:value-type="float">
            <text:p>0</text:p>
          </table:table-cell>
          <table:table-cell table:style-name="Default" table:formula="of:=[.AP36]/[.$AU36]*100" office:value-type="float" office:value="61.1095806296364" calcext:value-type="float">
            <text:p>61.1095806296364</text:p>
          </table:table-cell>
          <table:table-cell table:style-name="Default" table:formula="of:=[.AQ36]/[.$AU36]*100" office:value-type="float" office:value="0" calcext:value-type="float">
            <text:p>0</text:p>
          </table:table-cell>
          <table:table-cell table:style-name="Default" table:formula="of:=[.AR36]/[.$AU36]*100" office:value-type="float" office:value="38.8904193703636" calcext:value-type="float">
            <text:p>38.8904193703636</text:p>
          </table:table-cell>
          <table:table-cell table:style-name="Default" table:formula="of:=[.AS36]/[.$AU36]*100" office:value-type="float" office:value="0" calcext:value-type="float">
            <text:p>0</text:p>
          </table:table-cell>
          <table:table-cell table:style-name="Default" table:formula="of:=[.AT36]/[.$AU36]*100" office:value-type="float" office:value="0.0000000000000769235109613821" calcext:value-type="float">
            <text:p>7.69235109613821E-14</text:p>
          </table:table-cell>
        </table:table-row>
        <table:table-row table:style-name="ro1">
          <table:table-cell table:style-name="ce13" office:value-type="string" calcext:value-type="string">
            <text:p>grubhub-13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0569" calcext:value-type="float">
            <text:p>0.390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1463" calcext:value-type="float">
            <text:p>0.30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70377E-015" calcext:value-type="float">
            <text:p>-5.70377E-15</text:p>
          </table:table-cell>
          <table:table-cell table:style-name="Default" office:value-type="float" office:value="0.692033" calcext:value-type="float">
            <text:p>0.692033</text:p>
          </table:table-cell>
          <table:table-cell table:style-name="Default" table:formula="of:=[.B37]/[.$H37]*100" office:value-type="float" office:value="0" calcext:value-type="float">
            <text:p>0</text:p>
          </table:table-cell>
          <table:table-cell table:style-name="Default" table:formula="of:=[.C37]/[.$H37]*100" office:value-type="float" office:value="56.4379155329298" calcext:value-type="float">
            <text:p>56.4379155329298</text:p>
          </table:table-cell>
          <table:table-cell table:style-name="Default" table:formula="of:=[.D37]/[.$H37]*100" office:value-type="float" office:value="0" calcext:value-type="float">
            <text:p>0</text:p>
          </table:table-cell>
          <table:table-cell table:style-name="Default" table:formula="of:=[.E37]/[.$H37]*100" office:value-type="float" office:value="43.5619399652907" calcext:value-type="float">
            <text:p>43.5619399652907</text:p>
          </table:table-cell>
          <table:table-cell table:style-name="Default" table:formula="of:=[.F37]/[.$H37]*100" office:value-type="float" office:value="0" calcext:value-type="float">
            <text:p>0</text:p>
          </table:table-cell>
          <table:table-cell table:style-name="Default" table:formula="of:=[.G37]/[.$H37]*100" office:value-type="float" office:value="-0.000000000000824204915083529" calcext:value-type="float">
            <text:p>-8.2420491508352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5203" calcext:value-type="float">
            <text:p>0.385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0878" calcext:value-type="float">
            <text:p>0.10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1535" calcext:value-type="float">
            <text:p>7.1535</text:p>
          </table:table-cell>
          <table:table-cell table:style-name="Default" office:value-type="float" office:value="7.64748" calcext:value-type="float">
            <text:p>7.64748</text:p>
          </table:table-cell>
          <table:table-cell table:style-name="Default" table:formula="of:=[.O37]/[.$U37]*100" office:value-type="float" office:value="0" calcext:value-type="float">
            <text:p>0</text:p>
          </table:table-cell>
          <table:table-cell table:style-name="Default" table:formula="of:=[.P37]/[.$U37]*100" office:value-type="float" office:value="5.03699257794724" calcext:value-type="float">
            <text:p>5.03699257794724</text:p>
          </table:table-cell>
          <table:table-cell table:style-name="Default" table:formula="of:=[.Q37]/[.$U37]*100" office:value-type="float" office:value="0" calcext:value-type="float">
            <text:p>0</text:p>
          </table:table-cell>
          <table:table-cell table:style-name="Default" table:formula="of:=[.R37]/[.$U37]*100" office:value-type="float" office:value="1.42242934927584" calcext:value-type="float">
            <text:p>1.42242934927584</text:p>
          </table:table-cell>
          <table:table-cell table:style-name="Default" table:formula="of:=[.S37]/[.$U37]*100" office:value-type="float" office:value="0" calcext:value-type="float">
            <text:p>0</text:p>
          </table:table-cell>
          <table:table-cell table:style-name="Default" table:formula="of:=[.T37]/[.$U37]*100" office:value-type="float" office:value="93.5406173013856" calcext:value-type="float">
            <text:p>93.54061730138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0976" calcext:value-type="float">
            <text:p>1.1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0244" calcext:value-type="float">
            <text:p>0.65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349E-015" calcext:value-type="float">
            <text:p>1.19349E-15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table:formula="of:=[.AB37]/[.$AH37]*100" office:value-type="float" office:value="0" calcext:value-type="float">
            <text:p>0</text:p>
          </table:table-cell>
          <table:table-cell table:style-name="Default" table:formula="of:=[.AC37]/[.$AH37]*100" office:value-type="float" office:value="63.0545454545455" calcext:value-type="float">
            <text:p>63.0545454545455</text:p>
          </table:table-cell>
          <table:table-cell table:style-name="Default" table:formula="of:=[.AD37]/[.$AH37]*100" office:value-type="float" office:value="0" calcext:value-type="float">
            <text:p>0</text:p>
          </table:table-cell>
          <table:table-cell table:style-name="Default" table:formula="of:=[.AE37]/[.$AH37]*100" office:value-type="float" office:value="36.9456818181818" calcext:value-type="float">
            <text:p>36.9456818181818</text:p>
          </table:table-cell>
          <table:table-cell table:style-name="Default" table:formula="of:=[.AF37]/[.$AH37]*100" office:value-type="float" office:value="0" calcext:value-type="float">
            <text:p>0</text:p>
          </table:table-cell>
          <table:table-cell table:style-name="Default" table:formula="of:=[.AG37]/[.$AH37]*100" office:value-type="float" office:value="0.0000000000000678119318181818" calcext:value-type="float">
            <text:p>6.78119318181818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3203" calcext:value-type="float">
            <text:p>1.53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7561" calcext:value-type="float">
            <text:p>0.83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8715" calcext:value-type="float">
            <text:p>4.98715</text:p>
          </table:table-cell>
          <table:table-cell table:style-name="Default" office:value-type="float" office:value="7.35675" calcext:value-type="float">
            <text:p>7.35675</text:p>
          </table:table-cell>
          <table:table-cell table:style-name="Default" table:formula="of:=[.AO37]/[.$AU37]*100" office:value-type="float" office:value="0" calcext:value-type="float">
            <text:p>0</text:p>
          </table:table-cell>
          <table:table-cell table:style-name="Default" table:formula="of:=[.AP37]/[.$AU37]*100" office:value-type="float" office:value="20.8248207428552" calcext:value-type="float">
            <text:p>20.8248207428552</text:p>
          </table:table-cell>
          <table:table-cell table:style-name="Default" table:formula="of:=[.AQ37]/[.$AU37]*100" office:value-type="float" office:value="0" calcext:value-type="float">
            <text:p>0</text:p>
          </table:table-cell>
          <table:table-cell table:style-name="Default" table:formula="of:=[.AR37]/[.$AU37]*100" office:value-type="float" office:value="11.3849322051178" calcext:value-type="float">
            <text:p>11.3849322051178</text:p>
          </table:table-cell>
          <table:table-cell table:style-name="Default" table:formula="of:=[.AS37]/[.$AU37]*100" office:value-type="float" office:value="0" calcext:value-type="float">
            <text:p>0</text:p>
          </table:table-cell>
          <table:table-cell table:style-name="Default" table:formula="of:=[.AT37]/[.$AU37]*100" office:value-type="float" office:value="67.7901247153974" calcext:value-type="float">
            <text:p>67.7901247153974</text:p>
          </table:table-cell>
        </table:table-row>
        <table:table-row table:style-name="ro1">
          <table:table-cell table:style-name="ce13" office:value-type="string" calcext:value-type="string">
            <text:p>grubhub-13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4715" calcext:value-type="float">
            <text:p>0.584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45E-016" calcext:value-type="float">
            <text:p>6.245E-16</text:p>
          </table:table-cell>
          <table:table-cell table:style-name="Default" office:value-type="float" office:value="0.904715" calcext:value-type="float">
            <text:p>0.904715</text:p>
          </table:table-cell>
          <table:table-cell table:style-name="Default" table:formula="of:=[.B38]/[.$H38]*100" office:value-type="float" office:value="0" calcext:value-type="float">
            <text:p>0</text:p>
          </table:table-cell>
          <table:table-cell table:style-name="Default" table:formula="of:=[.C38]/[.$H38]*100" office:value-type="float" office:value="64.6297452789" calcext:value-type="float">
            <text:p>64.6297452789</text:p>
          </table:table-cell>
          <table:table-cell table:style-name="Default" table:formula="of:=[.D38]/[.$H38]*100" office:value-type="float" office:value="0" calcext:value-type="float">
            <text:p>0</text:p>
          </table:table-cell>
          <table:table-cell table:style-name="Default" table:formula="of:=[.E38]/[.$H38]*100" office:value-type="float" office:value="35.3702547211" calcext:value-type="float">
            <text:p>35.3702547211</text:p>
          </table:table-cell>
          <table:table-cell table:style-name="Default" table:formula="of:=[.F38]/[.$H38]*100" office:value-type="float" office:value="0" calcext:value-type="float">
            <text:p>0</text:p>
          </table:table-cell>
          <table:table-cell table:style-name="Default" table:formula="of:=[.G38]/[.$H38]*100" office:value-type="float" office:value="0.0000000000000690272627291467" calcext:value-type="float">
            <text:p>6.90272627291467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4715" calcext:value-type="float">
            <text:p>0.584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8087E-015" calcext:value-type="float">
            <text:p>3.08087E-15</text:p>
          </table:table-cell>
          <table:table-cell table:style-name="Default" office:value-type="float" office:value="0.904715" calcext:value-type="float">
            <text:p>0.904715</text:p>
          </table:table-cell>
          <table:table-cell table:style-name="Default" table:formula="of:=[.O38]/[.$U38]*100" office:value-type="float" office:value="0" calcext:value-type="float">
            <text:p>0</text:p>
          </table:table-cell>
          <table:table-cell table:style-name="Default" table:formula="of:=[.P38]/[.$U38]*100" office:value-type="float" office:value="64.6297452789" calcext:value-type="float">
            <text:p>64.6297452789</text:p>
          </table:table-cell>
          <table:table-cell table:style-name="Default" table:formula="of:=[.Q38]/[.$U38]*100" office:value-type="float" office:value="0" calcext:value-type="float">
            <text:p>0</text:p>
          </table:table-cell>
          <table:table-cell table:style-name="Default" table:formula="of:=[.R38]/[.$U38]*100" office:value-type="float" office:value="35.3702547211" calcext:value-type="float">
            <text:p>35.3702547211</text:p>
          </table:table-cell>
          <table:table-cell table:style-name="Default" table:formula="of:=[.S38]/[.$U38]*100" office:value-type="float" office:value="0" calcext:value-type="float">
            <text:p>0</text:p>
          </table:table-cell>
          <table:table-cell table:style-name="Default" table:formula="of:=[.T38]/[.$U38]*100" office:value-type="float" office:value="0.000000000000340534864570611" calcext:value-type="float">
            <text:p>3.4053486457061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9024" calcext:value-type="float">
            <text:p>1.9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2005E-015" calcext:value-type="float">
            <text:p>2.72005E-15</text:p>
          </table:table-cell>
          <table:table-cell table:style-name="Default" office:value-type="float" office:value="2.31024" calcext:value-type="float">
            <text:p>2.31024</text:p>
          </table:table-cell>
          <table:table-cell table:style-name="Default" table:formula="of:=[.AB38]/[.$AH38]*100" office:value-type="float" office:value="0" calcext:value-type="float">
            <text:p>0</text:p>
          </table:table-cell>
          <table:table-cell table:style-name="Default" table:formula="of:=[.AC38]/[.$AH38]*100" office:value-type="float" office:value="86.1486252510562" calcext:value-type="float">
            <text:p>86.1486252510562</text:p>
          </table:table-cell>
          <table:table-cell table:style-name="Default" table:formula="of:=[.AD38]/[.$AH38]*100" office:value-type="float" office:value="0" calcext:value-type="float">
            <text:p>0</text:p>
          </table:table-cell>
          <table:table-cell table:style-name="Default" table:formula="of:=[.AE38]/[.$AH38]*100" office:value-type="float" office:value="13.8513747489438" calcext:value-type="float">
            <text:p>13.8513747489438</text:p>
          </table:table-cell>
          <table:table-cell table:style-name="Default" table:formula="of:=[.AF38]/[.$AH38]*100" office:value-type="float" office:value="0" calcext:value-type="float">
            <text:p>0</text:p>
          </table:table-cell>
          <table:table-cell table:style-name="Default" table:formula="of:=[.AG38]/[.$AH38]*100" office:value-type="float" office:value="0.000000000000117738849643327" calcext:value-type="float">
            <text:p>1.1773884964332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6667" calcext:value-type="float">
            <text:p>2.56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98E-015" calcext:value-type="float">
            <text:p>2.498E-15</text:p>
          </table:table-cell>
          <table:table-cell table:style-name="Default" office:value-type="float" office:value="2.88667" calcext:value-type="float">
            <text:p>2.88667</text:p>
          </table:table-cell>
          <table:table-cell table:style-name="Default" table:formula="of:=[.AO38]/[.$AU38]*100" office:value-type="float" office:value="0" calcext:value-type="float">
            <text:p>0</text:p>
          </table:table-cell>
          <table:table-cell table:style-name="Default" table:formula="of:=[.AP38]/[.$AU38]*100" office:value-type="float" office:value="88.9145624543159" calcext:value-type="float">
            <text:p>88.9145624543159</text:p>
          </table:table-cell>
          <table:table-cell table:style-name="Default" table:formula="of:=[.AQ38]/[.$AU38]*100" office:value-type="float" office:value="0" calcext:value-type="float">
            <text:p>0</text:p>
          </table:table-cell>
          <table:table-cell table:style-name="Default" table:formula="of:=[.AR38]/[.$AU38]*100" office:value-type="float" office:value="11.0854375456841" calcext:value-type="float">
            <text:p>11.0854375456841</text:p>
          </table:table-cell>
          <table:table-cell table:style-name="Default" table:formula="of:=[.AS38]/[.$AU38]*100" office:value-type="float" office:value="0" calcext:value-type="float">
            <text:p>0</text:p>
          </table:table-cell>
          <table:table-cell table:style-name="Default" table:formula="of:=[.AT38]/[.$AU38]*100" office:value-type="float" office:value="0.0000000000000865356968409967" calcext:value-type="float">
            <text:p>8.65356968409967E-14</text:p>
          </table:table-cell>
        </table:table-row>
        <table:table-row table:style-name="ro1">
          <table:table-cell table:style-name="ce13" office:value-type="string" calcext:value-type="string">
            <text:p>grubhub-13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2813" calcext:value-type="float">
            <text:p>0.52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69756" calcext:value-type="float">
            <text:p>0.369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01308E-015" calcext:value-type="float">
            <text:p>-1.01308E-15</text:p>
          </table:table-cell>
          <table:table-cell table:style-name="Default" office:value-type="float" office:value="0.897886" calcext:value-type="float">
            <text:p>0.897886</text:p>
          </table:table-cell>
          <table:table-cell table:style-name="Default" table:formula="of:=[.B39]/[.$H39]*100" office:value-type="float" office:value="0" calcext:value-type="float">
            <text:p>0</text:p>
          </table:table-cell>
          <table:table-cell table:style-name="Default" table:formula="of:=[.C39]/[.$H39]*100" office:value-type="float" office:value="58.8192710433173" calcext:value-type="float">
            <text:p>58.8192710433173</text:p>
          </table:table-cell>
          <table:table-cell table:style-name="Default" table:formula="of:=[.D39]/[.$H39]*100" office:value-type="float" office:value="0" calcext:value-type="float">
            <text:p>0</text:p>
          </table:table-cell>
          <table:table-cell table:style-name="Default" table:formula="of:=[.E39]/[.$H39]*100" office:value-type="float" office:value="41.1807289566827" calcext:value-type="float">
            <text:p>41.1807289566827</text:p>
          </table:table-cell>
          <table:table-cell table:style-name="Default" table:formula="of:=[.F39]/[.$H39]*100" office:value-type="float" office:value="0" calcext:value-type="float">
            <text:p>0</text:p>
          </table:table-cell>
          <table:table-cell table:style-name="Default" table:formula="of:=[.G39]/[.$H39]*100" office:value-type="float" office:value="-0.000000000000112829468328942" calcext:value-type="float">
            <text:p>-1.1282946832894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2407" calcext:value-type="float">
            <text:p>1.02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28293" calcext:value-type="float">
            <text:p>0.72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01308E-015" calcext:value-type="float">
            <text:p>-1.01308E-15</text:p>
          </table:table-cell>
          <table:table-cell table:style-name="Default" office:value-type="float" office:value="1.75236" calcext:value-type="float">
            <text:p>1.75236</text:p>
          </table:table-cell>
          <table:table-cell table:style-name="Default" table:formula="of:=[.O39]/[.$U39]*100" office:value-type="float" office:value="0" calcext:value-type="float">
            <text:p>0</text:p>
          </table:table-cell>
          <table:table-cell table:style-name="Default" table:formula="of:=[.P39]/[.$U39]*100" office:value-type="float" office:value="58.4394759067772" calcext:value-type="float">
            <text:p>58.4394759067772</text:p>
          </table:table-cell>
          <table:table-cell table:style-name="Default" table:formula="of:=[.Q39]/[.$U39]*100" office:value-type="float" office:value="0" calcext:value-type="float">
            <text:p>0</text:p>
          </table:table-cell>
          <table:table-cell table:style-name="Default" table:formula="of:=[.R39]/[.$U39]*100" office:value-type="float" office:value="41.560695290922" calcext:value-type="float">
            <text:p>41.560695290922</text:p>
          </table:table-cell>
          <table:table-cell table:style-name="Default" table:formula="of:=[.S39]/[.$U39]*100" office:value-type="float" office:value="0" calcext:value-type="float">
            <text:p>0</text:p>
          </table:table-cell>
          <table:table-cell table:style-name="Default" table:formula="of:=[.T39]/[.$U39]*100" office:value-type="float" office:value="-0.0000000000000578123216690634" calcext:value-type="float">
            <text:p>-5.7812321669063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2325" calcext:value-type="float">
            <text:p>1.72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2878" calcext:value-type="float">
            <text:p>0.62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19189E-016" calcext:value-type="float">
            <text:p>-3.19189E-16</text:p>
          </table:table-cell>
          <table:table-cell table:style-name="Default" office:value-type="float" office:value="2.35203" calcext:value-type="float">
            <text:p>2.35203</text:p>
          </table:table-cell>
          <table:table-cell table:style-name="Default" table:formula="of:=[.AB39]/[.$AH39]*100" office:value-type="float" office:value="0" calcext:value-type="float">
            <text:p>0</text:p>
          </table:table-cell>
          <table:table-cell table:style-name="Default" table:formula="of:=[.AC39]/[.$AH39]*100" office:value-type="float" office:value="73.266497451138" calcext:value-type="float">
            <text:p>73.266497451138</text:p>
          </table:table-cell>
          <table:table-cell table:style-name="Default" table:formula="of:=[.AD39]/[.$AH39]*100" office:value-type="float" office:value="0" calcext:value-type="float">
            <text:p>0</text:p>
          </table:table-cell>
          <table:table-cell table:style-name="Default" table:formula="of:=[.AE39]/[.$AH39]*100" office:value-type="float" office:value="26.733502548862" calcext:value-type="float">
            <text:p>26.733502548862</text:p>
          </table:table-cell>
          <table:table-cell table:style-name="Default" table:formula="of:=[.AF39]/[.$AH39]*100" office:value-type="float" office:value="0" calcext:value-type="float">
            <text:p>0</text:p>
          </table:table-cell>
          <table:table-cell table:style-name="Default" table:formula="of:=[.AG39]/[.$AH39]*100" office:value-type="float" office:value="-0.0000000000000135707877875707" calcext:value-type="float">
            <text:p>-1.35707877875707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3138" calcext:value-type="float">
            <text:p>2.431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13171" calcext:value-type="float">
            <text:p>0.71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1333" calcext:value-type="float">
            <text:p>5.11333</text:p>
          </table:table-cell>
          <table:table-cell table:style-name="Default" office:value-type="float" office:value="8.25789" calcext:value-type="float">
            <text:p>8.25789</text:p>
          </table:table-cell>
          <table:table-cell table:style-name="Default" table:formula="of:=[.AO39]/[.$AU39]*100" office:value-type="float" office:value="0" calcext:value-type="float">
            <text:p>0</text:p>
          </table:table-cell>
          <table:table-cell table:style-name="Default" table:formula="of:=[.AP39]/[.$AU39]*100" office:value-type="float" office:value="29.4431144033161" calcext:value-type="float">
            <text:p>29.4431144033161</text:p>
          </table:table-cell>
          <table:table-cell table:style-name="Default" table:formula="of:=[.AQ39]/[.$AU39]*100" office:value-type="float" office:value="0" calcext:value-type="float">
            <text:p>0</text:p>
          </table:table-cell>
          <table:table-cell table:style-name="Default" table:formula="of:=[.AR39]/[.$AU39]*100" office:value-type="float" office:value="8.63623758611461" calcext:value-type="float">
            <text:p>8.63623758611461</text:p>
          </table:table-cell>
          <table:table-cell table:style-name="Default" table:formula="of:=[.AS39]/[.$AU39]*100" office:value-type="float" office:value="0" calcext:value-type="float">
            <text:p>0</text:p>
          </table:table-cell>
          <table:table-cell table:style-name="Default" table:formula="of:=[.AT39]/[.$AU39]*100" office:value-type="float" office:value="61.9205390238911" calcext:value-type="float">
            <text:p>61.9205390238911</text:p>
          </table:table-cell>
        </table:table-row>
        <table:table-row table:style-name="ro1">
          <table:table-cell table:style-name="ce13" office:value-type="string" calcext:value-type="string">
            <text:p>grubhub-13-7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1.84575E-015" calcext:value-type="float">
            <text:p>-1.84575E-15</text:p>
          </table:table-cell>
          <table:table-cell table:style-name="Default" table:formula="of:=[.B40]/[.$H40]*100" office:value-type="float" office:value="-0" calcext:value-type="float">
            <text:p>0</text:p>
          </table:table-cell>
          <table:table-cell table:style-name="Default" table:formula="of:=[.C40]/[.$H40]*100" office:value-type="float" office:value="-0" calcext:value-type="float">
            <text:p>0</text:p>
          </table:table-cell>
          <table:table-cell table:style-name="Default" table:formula="of:=[.D40]/[.$H40]*100" office:value-type="float" office:value="-0" calcext:value-type="float">
            <text:p>0</text:p>
          </table:table-cell>
          <table:table-cell table:style-name="Default" table:formula="of:=[.E40]/[.$H40]*100" office:value-type="float" office:value="-0" calcext:value-type="float">
            <text:p>0</text:p>
          </table:table-cell>
          <table:table-cell table:style-name="Default" table:formula="of:=[.F40]/[.$H40]*100" office:value-type="float" office:value="-0" calcext:value-type="float">
            <text:p>0</text:p>
          </table:table-cell>
          <table:table-cell table:style-name="Default" table:formula="of:=[.G40]/[.$H40]*100" office:value-type="float" office:value="100" calcext:value-type="float">
            <text:p>10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.6229E-015" calcext:value-type="float">
            <text:p>2.6229E-15</text:p>
          </table:table-cell>
          <table:table-cell table:style-name="Default" table:formula="of:=[.O40]/[.$U40]*100" office:value-type="float" office:value="0" calcext:value-type="float">
            <text:p>0</text:p>
          </table:table-cell>
          <table:table-cell table:style-name="Default" table:formula="of:=[.P40]/[.$U40]*100" office:value-type="float" office:value="0" calcext:value-type="float">
            <text:p>0</text:p>
          </table:table-cell>
          <table:table-cell table:style-name="Default" table:formula="of:=[.Q40]/[.$U40]*100" office:value-type="float" office:value="0" calcext:value-type="float">
            <text:p>0</text:p>
          </table:table-cell>
          <table:table-cell table:style-name="Default" table:formula="of:=[.R40]/[.$U40]*100" office:value-type="float" office:value="0" calcext:value-type="float">
            <text:p>0</text:p>
          </table:table-cell>
          <table:table-cell table:style-name="Default" table:formula="of:=[.S40]/[.$U40]*100" office:value-type="float" office:value="0" calcext:value-type="float">
            <text:p>0</text:p>
          </table:table-cell>
          <table:table-cell table:style-name="Default" table:formula="of:=[.T40]/[.$U40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2081" calcext:value-type="float">
            <text:p>1.720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0732" calcext:value-type="float">
            <text:p>0.39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73392E-015" calcext:value-type="float">
            <text:p>-2.73392E-15</text:p>
          </table:table-cell>
          <table:table-cell table:style-name="Default" office:value-type="float" office:value="2.11154" calcext:value-type="float">
            <text:p>2.11154</text:p>
          </table:table-cell>
          <table:table-cell table:style-name="Default" table:formula="of:=[.AB40]/[.$AH40]*100" office:value-type="float" office:value="0" calcext:value-type="float">
            <text:p>0</text:p>
          </table:table-cell>
          <table:table-cell table:style-name="Default" table:formula="of:=[.AC40]/[.$AH40]*100" office:value-type="float" office:value="81.4954961781449" calcext:value-type="float">
            <text:p>81.4954961781449</text:p>
          </table:table-cell>
          <table:table-cell table:style-name="Default" table:formula="of:=[.AD40]/[.$AH40]*100" office:value-type="float" office:value="0" calcext:value-type="float">
            <text:p>0</text:p>
          </table:table-cell>
          <table:table-cell table:style-name="Default" table:formula="of:=[.AE40]/[.$AH40]*100" office:value-type="float" office:value="18.5045985394546" calcext:value-type="float">
            <text:p>18.5045985394546</text:p>
          </table:table-cell>
          <table:table-cell table:style-name="Default" table:formula="of:=[.AF40]/[.$AH40]*100" office:value-type="float" office:value="0" calcext:value-type="float">
            <text:p>0</text:p>
          </table:table-cell>
          <table:table-cell table:style-name="Default" table:formula="of:=[.AG40]/[.$AH40]*100" office:value-type="float" office:value="-0.000000000000129475169781297" calcext:value-type="float">
            <text:p>-1.2947516978129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0992" calcext:value-type="float">
            <text:p>2.109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0732" calcext:value-type="float">
            <text:p>0.39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5186E-015" calcext:value-type="float">
            <text:p>1.15186E-15</text:p>
          </table:table-cell>
          <table:table-cell table:style-name="Default" office:value-type="float" office:value="2.50065" calcext:value-type="float">
            <text:p>2.50065</text:p>
          </table:table-cell>
          <table:table-cell table:style-name="Default" table:formula="of:=[.AO40]/[.$AU40]*100" office:value-type="float" office:value="0" calcext:value-type="float">
            <text:p>0</text:p>
          </table:table-cell>
          <table:table-cell table:style-name="Default" table:formula="of:=[.AP40]/[.$AU40]*100" office:value-type="float" office:value="84.3748625357407" calcext:value-type="float">
            <text:p>84.3748625357407</text:p>
          </table:table-cell>
          <table:table-cell table:style-name="Default" table:formula="of:=[.AQ40]/[.$AU40]*100" office:value-type="float" office:value="0" calcext:value-type="float">
            <text:p>0</text:p>
          </table:table-cell>
          <table:table-cell table:style-name="Default" table:formula="of:=[.AR40]/[.$AU40]*100" office:value-type="float" office:value="15.6252174434647" calcext:value-type="float">
            <text:p>15.6252174434647</text:p>
          </table:table-cell>
          <table:table-cell table:style-name="Default" table:formula="of:=[.AS40]/[.$AU40]*100" office:value-type="float" office:value="0" calcext:value-type="float">
            <text:p>0</text:p>
          </table:table-cell>
          <table:table-cell table:style-name="Default" table:formula="of:=[.AT40]/[.$AU40]*100" office:value-type="float" office:value="0.0000000000000460624237698198" calcext:value-type="float">
            <text:p>4.60624237698198E-14</text:p>
          </table:table-cell>
        </table:table-row>
        <table:table-row table:style-name="ro1">
          <table:table-cell table:style-name="ce13" office:value-type="string" calcext:value-type="string">
            <text:p>grubhub-13-8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41]/[.$H41]*100" office:value-type="string" office:string-value="" calcext:value-type="error">
            <text:p>#DIV/0!</text:p>
          </table:table-cell>
          <table:table-cell table:style-name="Default" table:formula="of:=[.C41]/[.$H41]*100" office:value-type="string" office:string-value="" calcext:value-type="error">
            <text:p>#DIV/0!</text:p>
          </table:table-cell>
          <table:table-cell table:style-name="Default" table:formula="of:=[.D41]/[.$H41]*100" office:value-type="string" office:string-value="" calcext:value-type="error">
            <text:p>#DIV/0!</text:p>
          </table:table-cell>
          <table:table-cell table:style-name="Default" table:formula="of:=[.E41]/[.$H41]*100" office:value-type="string" office:string-value="" calcext:value-type="error">
            <text:p>#DIV/0!</text:p>
          </table:table-cell>
          <table:table-cell table:style-name="Default" table:formula="of:=[.F41]/[.$H41]*100" office:value-type="string" office:string-value="" calcext:value-type="error">
            <text:p>#DIV/0!</text:p>
          </table:table-cell>
          <table:table-cell table:style-name="Default" table:formula="of:=[.G41]/[.$H41]*100" office:value-type="string" office:string-value="" calcext:value-type="error">
            <text:p>#DIV/0!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O41]/[.$U41]*100" office:value-type="string" office:string-value="" calcext:value-type="error">
            <text:p>#DIV/0!</text:p>
          </table:table-cell>
          <table:table-cell table:style-name="Default" table:formula="of:=[.P41]/[.$U41]*100" office:value-type="string" office:string-value="" calcext:value-type="error">
            <text:p>#DIV/0!</text:p>
          </table:table-cell>
          <table:table-cell table:style-name="Default" table:formula="of:=[.Q41]/[.$U41]*100" office:value-type="string" office:string-value="" calcext:value-type="error">
            <text:p>#DIV/0!</text:p>
          </table:table-cell>
          <table:table-cell table:style-name="Default" table:formula="of:=[.R41]/[.$U41]*100" office:value-type="string" office:string-value="" calcext:value-type="error">
            <text:p>#DIV/0!</text:p>
          </table:table-cell>
          <table:table-cell table:style-name="Default" table:formula="of:=[.S41]/[.$U41]*100" office:value-type="string" office:string-value="" calcext:value-type="error">
            <text:p>#DIV/0!</text:p>
          </table:table-cell>
          <table:table-cell table:style-name="Default" table:formula="of:=[.T41]/[.$U41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0911" calcext:value-type="float">
            <text:p>1.80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561" calcext:value-type="float">
            <text:p>0.85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3392E-015" calcext:value-type="float">
            <text:p>2.73392E-15</text:p>
          </table:table-cell>
          <table:table-cell table:style-name="Default" office:value-type="float" office:value="2.66472" calcext:value-type="float">
            <text:p>2.66472</text:p>
          </table:table-cell>
          <table:table-cell table:style-name="Default" table:formula="of:=[.AB41]/[.$AH41]*100" office:value-type="float" office:value="0" calcext:value-type="float">
            <text:p>0</text:p>
          </table:table-cell>
          <table:table-cell table:style-name="Default" table:formula="of:=[.AC41]/[.$AH41]*100" office:value-type="float" office:value="67.8911855654628" calcext:value-type="float">
            <text:p>67.8911855654628</text:p>
          </table:table-cell>
          <table:table-cell table:style-name="Default" table:formula="of:=[.AD41]/[.$AH41]*100" office:value-type="float" office:value="0" calcext:value-type="float">
            <text:p>0</text:p>
          </table:table-cell>
          <table:table-cell table:style-name="Default" table:formula="of:=[.AE41]/[.$AH41]*100" office:value-type="float" office:value="32.1088144345372" calcext:value-type="float">
            <text:p>32.1088144345372</text:p>
          </table:table-cell>
          <table:table-cell table:style-name="Default" table:formula="of:=[.AF41]/[.$AH41]*100" office:value-type="float" office:value="0" calcext:value-type="float">
            <text:p>0</text:p>
          </table:table-cell>
          <table:table-cell table:style-name="Default" table:formula="of:=[.AG41]/[.$AH41]*100" office:value-type="float" office:value="0.000000000000102596895733886" calcext:value-type="float">
            <text:p>1.0259689573388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1333" calcext:value-type="float">
            <text:p>2.51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561" calcext:value-type="float">
            <text:p>0.85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9935" calcext:value-type="float">
            <text:p>5.49935</text:p>
          </table:table-cell>
          <table:table-cell table:style-name="Default" office:value-type="float" office:value="8.86829" calcext:value-type="float">
            <text:p>8.86829</text:p>
          </table:table-cell>
          <table:table-cell table:style-name="Default" table:formula="of:=[.AO41]/[.$AU41]*100" office:value-type="float" office:value="0" calcext:value-type="float">
            <text:p>0</text:p>
          </table:table-cell>
          <table:table-cell table:style-name="Default" table:formula="of:=[.AP41]/[.$AU41]*100" office:value-type="float" office:value="28.3406383868818" calcext:value-type="float">
            <text:p>28.3406383868818</text:p>
          </table:table-cell>
          <table:table-cell table:style-name="Default" table:formula="of:=[.AQ41]/[.$AU41]*100" office:value-type="float" office:value="0" calcext:value-type="float">
            <text:p>0</text:p>
          </table:table-cell>
          <table:table-cell table:style-name="Default" table:formula="of:=[.AR41]/[.$AU41]*100" office:value-type="float" office:value="9.64797046555762" calcext:value-type="float">
            <text:p>9.64797046555762</text:p>
          </table:table-cell>
          <table:table-cell table:style-name="Default" table:formula="of:=[.AS41]/[.$AU41]*100" office:value-type="float" office:value="0" calcext:value-type="float">
            <text:p>0</text:p>
          </table:table-cell>
          <table:table-cell table:style-name="Default" table:formula="of:=[.AT41]/[.$AU41]*100" office:value-type="float" office:value="62.0113911475606" calcext:value-type="float">
            <text:p>62.0113911475606</text:p>
          </table:table-cell>
        </table:table-row>
        <table:table-row table:style-name="ro1">
          <table:table-cell table:style-name="ce13" office:value-type="string" calcext:value-type="string">
            <text:p>grubhub-13-9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42]/[.$H42]*100" office:value-type="string" office:string-value="" calcext:value-type="error">
            <text:p>#DIV/0!</text:p>
          </table:table-cell>
          <table:table-cell table:style-name="Default" table:formula="of:=[.C42]/[.$H42]*100" office:value-type="string" office:string-value="" calcext:value-type="error">
            <text:p>#DIV/0!</text:p>
          </table:table-cell>
          <table:table-cell table:style-name="Default" table:formula="of:=[.D42]/[.$H42]*100" office:value-type="string" office:string-value="" calcext:value-type="error">
            <text:p>#DIV/0!</text:p>
          </table:table-cell>
          <table:table-cell table:style-name="Default" table:formula="of:=[.E42]/[.$H42]*100" office:value-type="string" office:string-value="" calcext:value-type="error">
            <text:p>#DIV/0!</text:p>
          </table:table-cell>
          <table:table-cell table:style-name="Default" table:formula="of:=[.F42]/[.$H42]*100" office:value-type="string" office:string-value="" calcext:value-type="error">
            <text:p>#DIV/0!</text:p>
          </table:table-cell>
          <table:table-cell table:style-name="Default" table:formula="of:=[.G42]/[.$H42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813" calcext:value-type="float">
            <text:p>0.42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7805" calcext:value-type="float">
            <text:p>0.1678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95935" calcext:value-type="float">
            <text:p>0.595935</text:p>
          </table:table-cell>
          <table:table-cell table:style-name="Default" table:formula="of:=[.O42]/[.$U42]*100" office:value-type="float" office:value="0" calcext:value-type="float">
            <text:p>0</text:p>
          </table:table-cell>
          <table:table-cell table:style-name="Default" table:formula="of:=[.P42]/[.$U42]*100" office:value-type="float" office:value="71.8417277052028" calcext:value-type="float">
            <text:p>71.8417277052028</text:p>
          </table:table-cell>
          <table:table-cell table:style-name="Default" table:formula="of:=[.Q42]/[.$U42]*100" office:value-type="float" office:value="0" calcext:value-type="float">
            <text:p>0</text:p>
          </table:table-cell>
          <table:table-cell table:style-name="Default" table:formula="of:=[.R42]/[.$U42]*100" office:value-type="float" office:value="28.1582722947972" calcext:value-type="float">
            <text:p>28.1582722947972</text:p>
          </table:table-cell>
          <table:table-cell table:style-name="Default" table:formula="of:=[.S42]/[.$U42]*100" office:value-type="float" office:value="0" calcext:value-type="float">
            <text:p>0</text:p>
          </table:table-cell>
          <table:table-cell table:style-name="Default" table:formula="of:=[.T42]/[.$U42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59512" calcext:value-type="float">
            <text:p>0.95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38049" calcext:value-type="float">
            <text:p>0.53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6539E-015" calcext:value-type="float">
            <text:p>5.06539E-15</text:p>
          </table:table-cell>
          <table:table-cell table:style-name="Default" office:value-type="float" office:value="1.49756" calcext:value-type="float">
            <text:p>1.49756</text:p>
          </table:table-cell>
          <table:table-cell table:style-name="Default" table:formula="of:=[.AB42]/[.$AH42]*100" office:value-type="float" office:value="0" calcext:value-type="float">
            <text:p>0</text:p>
          </table:table-cell>
          <table:table-cell table:style-name="Default" table:formula="of:=[.AC42]/[.$AH42]*100" office:value-type="float" office:value="64.0716899489837" calcext:value-type="float">
            <text:p>64.0716899489837</text:p>
          </table:table-cell>
          <table:table-cell table:style-name="Default" table:formula="of:=[.AD42]/[.$AH42]*100" office:value-type="float" office:value="0" calcext:value-type="float">
            <text:p>0</text:p>
          </table:table-cell>
          <table:table-cell table:style-name="Default" table:formula="of:=[.AE42]/[.$AH42]*100" office:value-type="float" office:value="35.9283768263041" calcext:value-type="float">
            <text:p>35.9283768263041</text:p>
          </table:table-cell>
          <table:table-cell table:style-name="Default" table:formula="of:=[.AF42]/[.$AH42]*100" office:value-type="float" office:value="0" calcext:value-type="float">
            <text:p>0</text:p>
          </table:table-cell>
          <table:table-cell table:style-name="Default" table:formula="of:=[.AG42]/[.$AH42]*100" office:value-type="float" office:value="0.000000000000338242875076792" calcext:value-type="float">
            <text:p>3.3824287507679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426" calcext:value-type="float">
            <text:p>2.04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366" calcext:value-type="float">
            <text:p>1.19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92741E-015" calcext:value-type="float">
            <text:p>-3.92741E-15</text:p>
          </table:table-cell>
          <table:table-cell table:style-name="Default" office:value-type="float" office:value="3.23626" calcext:value-type="float">
            <text:p>3.23626</text:p>
          </table:table-cell>
          <table:table-cell table:style-name="Default" table:formula="of:=[.AO42]/[.$AU42]*100" office:value-type="float" office:value="0" calcext:value-type="float">
            <text:p>0</text:p>
          </table:table-cell>
          <table:table-cell table:style-name="Default" table:formula="of:=[.AP42]/[.$AU42]*100" office:value-type="float" office:value="63.1160660762732" calcext:value-type="float">
            <text:p>63.1160660762732</text:p>
          </table:table-cell>
          <table:table-cell table:style-name="Default" table:formula="of:=[.AQ42]/[.$AU42]*100" office:value-type="float" office:value="0" calcext:value-type="float">
            <text:p>0</text:p>
          </table:table-cell>
          <table:table-cell table:style-name="Default" table:formula="of:=[.AR42]/[.$AU42]*100" office:value-type="float" office:value="36.8839339237268" calcext:value-type="float">
            <text:p>36.8839339237268</text:p>
          </table:table-cell>
          <table:table-cell table:style-name="Default" table:formula="of:=[.AS42]/[.$AU42]*100" office:value-type="float" office:value="0" calcext:value-type="float">
            <text:p>0</text:p>
          </table:table-cell>
          <table:table-cell table:style-name="Default" table:formula="of:=[.AT42]/[.$AU42]*100" office:value-type="float" office:value="-0.00000000000012135644231304" calcext:value-type="float">
            <text:p>-1.2135644231304E-13</text:p>
          </table:table-cell>
        </table:table-row>
        <table:table-row table:style-name="ro1">
          <table:table-cell table:style-name="ce13" office:value-type="string" calcext:value-type="string">
            <text:p>grubhub-14-0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43]/[.$H43]*100" office:value-type="string" office:string-value="" calcext:value-type="error">
            <text:p>#DIV/0!</text:p>
          </table:table-cell>
          <table:table-cell table:style-name="Default" table:formula="of:=[.C43]/[.$H43]*100" office:value-type="string" office:string-value="" calcext:value-type="error">
            <text:p>#DIV/0!</text:p>
          </table:table-cell>
          <table:table-cell table:style-name="Default" table:formula="of:=[.D43]/[.$H43]*100" office:value-type="string" office:string-value="" calcext:value-type="error">
            <text:p>#DIV/0!</text:p>
          </table:table-cell>
          <table:table-cell table:style-name="Default" table:formula="of:=[.E43]/[.$H43]*100" office:value-type="string" office:string-value="" calcext:value-type="error">
            <text:p>#DIV/0!</text:p>
          </table:table-cell>
          <table:table-cell table:style-name="Default" table:formula="of:=[.F43]/[.$H43]*100" office:value-type="string" office:string-value="" calcext:value-type="error">
            <text:p>#DIV/0!</text:p>
          </table:table-cell>
          <table:table-cell table:style-name="Default" table:formula="of:=[.G43]/[.$H43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4341" calcext:value-type="float">
            <text:p>1.54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6341" calcext:value-type="float">
            <text:p>0.44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3715E-015" calcext:value-type="float">
            <text:p>-4.3715E-15</text:p>
          </table:table-cell>
          <table:table-cell table:style-name="Default" office:value-type="float" office:value="1.98976" calcext:value-type="float">
            <text:p>1.98976</text:p>
          </table:table-cell>
          <table:table-cell table:style-name="Default" table:formula="of:=[.O43]/[.$U43]*100" office:value-type="float" office:value="0" calcext:value-type="float">
            <text:p>0</text:p>
          </table:table-cell>
          <table:table-cell table:style-name="Default" table:formula="of:=[.P43]/[.$U43]*100" office:value-type="float" office:value="77.5676463493085" calcext:value-type="float">
            <text:p>77.5676463493085</text:p>
          </table:table-cell>
          <table:table-cell table:style-name="Default" table:formula="of:=[.Q43]/[.$U43]*100" office:value-type="float" office:value="0" calcext:value-type="float">
            <text:p>0</text:p>
          </table:table-cell>
          <table:table-cell table:style-name="Default" table:formula="of:=[.R43]/[.$U43]*100" office:value-type="float" office:value="22.4319013348344" calcext:value-type="float">
            <text:p>22.4319013348344</text:p>
          </table:table-cell>
          <table:table-cell table:style-name="Default" table:formula="of:=[.S43]/[.$U43]*100" office:value-type="float" office:value="0" calcext:value-type="float">
            <text:p>0</text:p>
          </table:table-cell>
          <table:table-cell table:style-name="Default" table:formula="of:=[.T43]/[.$U43]*100" office:value-type="float" office:value="-0.000000000000219699863300097" calcext:value-type="float">
            <text:p>-2.1969986330009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618" calcext:value-type="float">
            <text:p>1.746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6341" calcext:value-type="float">
            <text:p>0.44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25808E-015" calcext:value-type="float">
            <text:p>-7.25808E-15</text:p>
          </table:table-cell>
          <table:table-cell table:style-name="Default" office:value-type="float" office:value="2.19252" calcext:value-type="float">
            <text:p>2.19252</text:p>
          </table:table-cell>
          <table:table-cell table:style-name="Default" table:formula="of:=[.AB43]/[.$AH43]*100" office:value-type="float" office:value="0" calcext:value-type="float">
            <text:p>0</text:p>
          </table:table-cell>
          <table:table-cell table:style-name="Default" table:formula="of:=[.AC43]/[.$AH43]*100" office:value-type="float" office:value="79.6426030321274" calcext:value-type="float">
            <text:p>79.6426030321274</text:p>
          </table:table-cell>
          <table:table-cell table:style-name="Default" table:formula="of:=[.AD43]/[.$AH43]*100" office:value-type="float" office:value="0" calcext:value-type="float">
            <text:p>0</text:p>
          </table:table-cell>
          <table:table-cell table:style-name="Default" table:formula="of:=[.AE43]/[.$AH43]*100" office:value-type="float" office:value="20.3574425774907" calcext:value-type="float">
            <text:p>20.3574425774907</text:p>
          </table:table-cell>
          <table:table-cell table:style-name="Default" table:formula="of:=[.AF43]/[.$AH43]*100" office:value-type="float" office:value="0" calcext:value-type="float">
            <text:p>0</text:p>
          </table:table-cell>
          <table:table-cell table:style-name="Default" table:formula="of:=[.AG43]/[.$AH43]*100" office:value-type="float" office:value="-0.00000000000033103825734771" calcext:value-type="float">
            <text:p>-3.310382573477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6894" calcext:value-type="float">
            <text:p>2.06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6341" calcext:value-type="float">
            <text:p>0.44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6374" calcext:value-type="float">
            <text:p>4.76374</text:p>
          </table:table-cell>
          <table:table-cell table:style-name="Default" office:value-type="float" office:value="7.27902" calcext:value-type="float">
            <text:p>7.27902</text:p>
          </table:table-cell>
          <table:table-cell table:style-name="Default" table:formula="of:=[.AO43]/[.$AU43]*100" office:value-type="float" office:value="0" calcext:value-type="float">
            <text:p>0</text:p>
          </table:table-cell>
          <table:table-cell table:style-name="Default" table:formula="of:=[.AP43]/[.$AU43]*100" office:value-type="float" office:value="28.423331712236" calcext:value-type="float">
            <text:p>28.423331712236</text:p>
          </table:table-cell>
          <table:table-cell table:style-name="Default" table:formula="of:=[.AQ43]/[.$AU43]*100" office:value-type="float" office:value="0" calcext:value-type="float">
            <text:p>0</text:p>
          </table:table-cell>
          <table:table-cell table:style-name="Default" table:formula="of:=[.AR43]/[.$AU43]*100" office:value-type="float" office:value="6.13188313811475" calcext:value-type="float">
            <text:p>6.13188313811475</text:p>
          </table:table-cell>
          <table:table-cell table:style-name="Default" table:formula="of:=[.AS43]/[.$AU43]*100" office:value-type="float" office:value="0" calcext:value-type="float">
            <text:p>0</text:p>
          </table:table-cell>
          <table:table-cell table:style-name="Default" table:formula="of:=[.AT43]/[.$AU43]*100" office:value-type="float" office:value="65.4447988877624" calcext:value-type="float">
            <text:p>65.4447988877624</text:p>
          </table:table-cell>
        </table:table-row>
        <table:table-row table:style-name="ro1">
          <table:table-cell table:style-name="ce13" office:value-type="string" calcext:value-type="string">
            <text:p>grubhub-14-1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44]/[.$H44]*100" office:value-type="string" office:string-value="" calcext:value-type="error">
            <text:p>#DIV/0!</text:p>
          </table:table-cell>
          <table:table-cell table:style-name="Default" table:formula="of:=[.C44]/[.$H44]*100" office:value-type="string" office:string-value="" calcext:value-type="error">
            <text:p>#DIV/0!</text:p>
          </table:table-cell>
          <table:table-cell table:style-name="Default" table:formula="of:=[.D44]/[.$H44]*100" office:value-type="string" office:string-value="" calcext:value-type="error">
            <text:p>#DIV/0!</text:p>
          </table:table-cell>
          <table:table-cell table:style-name="Default" table:formula="of:=[.E44]/[.$H44]*100" office:value-type="string" office:string-value="" calcext:value-type="error">
            <text:p>#DIV/0!</text:p>
          </table:table-cell>
          <table:table-cell table:style-name="Default" table:formula="of:=[.F44]/[.$H44]*100" office:value-type="string" office:string-value="" calcext:value-type="error">
            <text:p>#DIV/0!</text:p>
          </table:table-cell>
          <table:table-cell table:style-name="Default" table:formula="of:=[.G44]/[.$H44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92195" calcext:value-type="float">
            <text:p>0.292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24421E-015" calcext:value-type="float">
            <text:p>-7.24421E-15</text:p>
          </table:table-cell>
          <table:table-cell table:style-name="Default" office:value-type="float" office:value="1.5722" calcext:value-type="float">
            <text:p>1.5722</text:p>
          </table:table-cell>
          <table:table-cell table:style-name="Default" table:formula="of:=[.O44]/[.$U44]*100" office:value-type="float" office:value="0" calcext:value-type="float">
            <text:p>0</text:p>
          </table:table-cell>
          <table:table-cell table:style-name="Default" table:formula="of:=[.P44]/[.$U44]*100" office:value-type="float" office:value="81.4145782979265" calcext:value-type="float">
            <text:p>81.4145782979265</text:p>
          </table:table-cell>
          <table:table-cell table:style-name="Default" table:formula="of:=[.Q44]/[.$U44]*100" office:value-type="float" office:value="0" calcext:value-type="float">
            <text:p>0</text:p>
          </table:table-cell>
          <table:table-cell table:style-name="Default" table:formula="of:=[.R44]/[.$U44]*100" office:value-type="float" office:value="18.585103676377" calcext:value-type="float">
            <text:p>18.585103676377</text:p>
          </table:table-cell>
          <table:table-cell table:style-name="Default" table:formula="of:=[.S44]/[.$U44]*100" office:value-type="float" office:value="0" calcext:value-type="float">
            <text:p>0</text:p>
          </table:table-cell>
          <table:table-cell table:style-name="Default" table:formula="of:=[.T44]/[.$U44]*100" office:value-type="float" office:value="-0.00000000000046076898613408" calcext:value-type="float">
            <text:p>-4.607689861340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3691" calcext:value-type="float">
            <text:p>1.73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9512" calcext:value-type="float">
            <text:p>0.37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92502E-015" calcext:value-type="float">
            <text:p>-6.92502E-15</text:p>
          </table:table-cell>
          <table:table-cell table:style-name="Default" office:value-type="float" office:value="2.11642" calcext:value-type="float">
            <text:p>2.11642</text:p>
          </table:table-cell>
          <table:table-cell table:style-name="Default" table:formula="of:=[.AB44]/[.$AH44]*100" office:value-type="float" office:value="0" calcext:value-type="float">
            <text:p>0</text:p>
          </table:table-cell>
          <table:table-cell table:style-name="Default" table:formula="of:=[.AC44]/[.$AH44]*100" office:value-type="float" office:value="82.068304022831" calcext:value-type="float">
            <text:p>82.068304022831</text:p>
          </table:table-cell>
          <table:table-cell table:style-name="Default" table:formula="of:=[.AD44]/[.$AH44]*100" office:value-type="float" office:value="0" calcext:value-type="float">
            <text:p>0</text:p>
          </table:table-cell>
          <table:table-cell table:style-name="Default" table:formula="of:=[.AE44]/[.$AH44]*100" office:value-type="float" office:value="17.9317904763705" calcext:value-type="float">
            <text:p>17.9317904763705</text:p>
          </table:table-cell>
          <table:table-cell table:style-name="Default" table:formula="of:=[.AF44]/[.$AH44]*100" office:value-type="float" office:value="0" calcext:value-type="float">
            <text:p>0</text:p>
          </table:table-cell>
          <table:table-cell table:style-name="Default" table:formula="of:=[.AG44]/[.$AH44]*100" office:value-type="float" office:value="-0.000000000000327204430122565" calcext:value-type="float">
            <text:p>-3.2720443012256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0439" calcext:value-type="float">
            <text:p>2.40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18537" calcext:value-type="float">
            <text:p>0.51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8472" calcext:value-type="float">
            <text:p>5.48472</text:p>
          </table:table-cell>
          <table:table-cell table:style-name="Default" office:value-type="float" office:value="8.40764" calcext:value-type="float">
            <text:p>8.40764</text:p>
          </table:table-cell>
          <table:table-cell table:style-name="Default" table:formula="of:=[.AO44]/[.$AU44]*100" office:value-type="float" office:value="0" calcext:value-type="float">
            <text:p>0</text:p>
          </table:table-cell>
          <table:table-cell table:style-name="Default" table:formula="of:=[.AP44]/[.$AU44]*100" office:value-type="float" office:value="28.5976802051467" calcext:value-type="float">
            <text:p>28.5976802051467</text:p>
          </table:table-cell>
          <table:table-cell table:style-name="Default" table:formula="of:=[.AQ44]/[.$AU44]*100" office:value-type="float" office:value="0" calcext:value-type="float">
            <text:p>0</text:p>
          </table:table-cell>
          <table:table-cell table:style-name="Default" table:formula="of:=[.AR44]/[.$AU44]*100" office:value-type="float" office:value="6.1674500811167" calcext:value-type="float">
            <text:p>6.1674500811167</text:p>
          </table:table-cell>
          <table:table-cell table:style-name="Default" table:formula="of:=[.AS44]/[.$AU44]*100" office:value-type="float" office:value="0" calcext:value-type="float">
            <text:p>0</text:p>
          </table:table-cell>
          <table:table-cell table:style-name="Default" table:formula="of:=[.AT44]/[.$AU44]*100" office:value-type="float" office:value="65.2349529713451" calcext:value-type="float">
            <text:p>65.2349529713451</text:p>
          </table:table-cell>
        </table:table-row>
        <table:table-row table:style-name="ro1">
          <table:table-cell table:style-name="ce13" office:value-type="string" calcext:value-type="string">
            <text:p>grubhub-14-2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45]/[.$H45]*100" office:value-type="string" office:string-value="" calcext:value-type="error">
            <text:p>#DIV/0!</text:p>
          </table:table-cell>
          <table:table-cell table:style-name="Default" table:formula="of:=[.C45]/[.$H45]*100" office:value-type="string" office:string-value="" calcext:value-type="error">
            <text:p>#DIV/0!</text:p>
          </table:table-cell>
          <table:table-cell table:style-name="Default" table:formula="of:=[.D45]/[.$H45]*100" office:value-type="string" office:string-value="" calcext:value-type="error">
            <text:p>#DIV/0!</text:p>
          </table:table-cell>
          <table:table-cell table:style-name="Default" table:formula="of:=[.E45]/[.$H45]*100" office:value-type="string" office:string-value="" calcext:value-type="error">
            <text:p>#DIV/0!</text:p>
          </table:table-cell>
          <table:table-cell table:style-name="Default" table:formula="of:=[.F45]/[.$H45]*100" office:value-type="string" office:string-value="" calcext:value-type="error">
            <text:p>#DIV/0!</text:p>
          </table:table-cell>
          <table:table-cell table:style-name="Default" table:formula="of:=[.G45]/[.$H45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3089" calcext:value-type="float">
            <text:p>0.703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21463" calcext:value-type="float">
            <text:p>0.52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1148E-015" calcext:value-type="float">
            <text:p>3.01148E-15</text:p>
          </table:table-cell>
          <table:table-cell table:style-name="Default" office:value-type="float" office:value="1.22455" calcext:value-type="float">
            <text:p>1.22455</text:p>
          </table:table-cell>
          <table:table-cell table:style-name="Default" table:formula="of:=[.O45]/[.$U45]*100" office:value-type="float" office:value="0" calcext:value-type="float">
            <text:p>0</text:p>
          </table:table-cell>
          <table:table-cell table:style-name="Default" table:formula="of:=[.P45]/[.$U45]*100" office:value-type="float" office:value="57.416112041158" calcext:value-type="float">
            <text:p>57.416112041158</text:p>
          </table:table-cell>
          <table:table-cell table:style-name="Default" table:formula="of:=[.Q45]/[.$U45]*100" office:value-type="float" office:value="0" calcext:value-type="float">
            <text:p>0</text:p>
          </table:table-cell>
          <table:table-cell table:style-name="Default" table:formula="of:=[.R45]/[.$U45]*100" office:value-type="float" office:value="42.5840512841452" calcext:value-type="float">
            <text:p>42.5840512841452</text:p>
          </table:table-cell>
          <table:table-cell table:style-name="Default" table:formula="of:=[.S45]/[.$U45]*100" office:value-type="float" office:value="0" calcext:value-type="float">
            <text:p>0</text:p>
          </table:table-cell>
          <table:table-cell table:style-name="Default" table:formula="of:=[.T45]/[.$U45]*100" office:value-type="float" office:value="0.000000000000245925441999102" calcext:value-type="float">
            <text:p>2.4592544199910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1805" calcext:value-type="float">
            <text:p>1.01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47805" calcext:value-type="float">
            <text:p>0.74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21431" calcext:value-type="float">
            <text:p>1.21431E-14</text:p>
          </table:table-cell>
          <table:table-cell table:style-name="Default" office:value-type="float" office:value="1.76585" calcext:value-type="float">
            <text:p>1.76585</text:p>
          </table:table-cell>
          <table:table-cell table:style-name="Default" table:formula="of:=[.AB45]/[.$AH45]*100" office:value-type="float" office:value="0" calcext:value-type="float">
            <text:p>0</text:p>
          </table:table-cell>
          <table:table-cell table:style-name="Default" table:formula="of:=[.AC45]/[.$AH45]*100" office:value-type="float" office:value="57.6521222074355" calcext:value-type="float">
            <text:p>57.6521222074355</text:p>
          </table:table-cell>
          <table:table-cell table:style-name="Default" table:formula="of:=[.AD45]/[.$AH45]*100" office:value-type="float" office:value="0" calcext:value-type="float">
            <text:p>0</text:p>
          </table:table-cell>
          <table:table-cell table:style-name="Default" table:formula="of:=[.AE45]/[.$AH45]*100" office:value-type="float" office:value="42.3481609423224" calcext:value-type="float">
            <text:p>42.3481609423224</text:p>
          </table:table-cell>
          <table:table-cell table:style-name="Default" table:formula="of:=[.AF45]/[.$AH45]*100" office:value-type="float" office:value="0" calcext:value-type="float">
            <text:p>0</text:p>
          </table:table-cell>
          <table:table-cell table:style-name="Default" table:formula="of:=[.AG45]/[.$AH45]*100" office:value-type="float" office:value="0.000000000000687663165047994" calcext:value-type="float">
            <text:p>6.8766316504799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5935" calcext:value-type="float">
            <text:p>0.315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47317" calcext:value-type="float">
            <text:p>0.147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7707" calcext:value-type="float">
            <text:p>5.07707</text:p>
          </table:table-cell>
          <table:table-cell table:style-name="Default" office:value-type="float" office:value="5.54033" calcext:value-type="float">
            <text:p>5.54033</text:p>
          </table:table-cell>
          <table:table-cell table:style-name="Default" table:formula="of:=[.AO45]/[.$AU45]*100" office:value-type="float" office:value="0" calcext:value-type="float">
            <text:p>0</text:p>
          </table:table-cell>
          <table:table-cell table:style-name="Default" table:formula="of:=[.AP45]/[.$AU45]*100" office:value-type="float" office:value="5.70245815682459" calcext:value-type="float">
            <text:p>5.70245815682459</text:p>
          </table:table-cell>
          <table:table-cell table:style-name="Default" table:formula="of:=[.AQ45]/[.$AU45]*100" office:value-type="float" office:value="0" calcext:value-type="float">
            <text:p>0</text:p>
          </table:table-cell>
          <table:table-cell table:style-name="Default" table:formula="of:=[.AR45]/[.$AU45]*100" office:value-type="float" office:value="2.65899323686495" calcext:value-type="float">
            <text:p>2.65899323686495</text:p>
          </table:table-cell>
          <table:table-cell table:style-name="Default" table:formula="of:=[.AS45]/[.$AU45]*100" office:value-type="float" office:value="0" calcext:value-type="float">
            <text:p>0</text:p>
          </table:table-cell>
          <table:table-cell table:style-name="Default" table:formula="of:=[.AT45]/[.$AU45]*100" office:value-type="float" office:value="91.6384042105795" calcext:value-type="float">
            <text:p>91.6384042105795</text:p>
          </table:table-cell>
        </table:table-row>
        <table:table-row table:style-name="ro1">
          <table:table-cell table:style-name="ce13" office:value-type="string" calcext:value-type="string">
            <text:p>grubhub-14-3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46]/[.$H46]*100" office:value-type="string" office:string-value="" calcext:value-type="error">
            <text:p>#DIV/0!</text:p>
          </table:table-cell>
          <table:table-cell table:style-name="Default" table:formula="of:=[.C46]/[.$H46]*100" office:value-type="string" office:string-value="" calcext:value-type="error">
            <text:p>#DIV/0!</text:p>
          </table:table-cell>
          <table:table-cell table:style-name="Default" table:formula="of:=[.D46]/[.$H46]*100" office:value-type="string" office:string-value="" calcext:value-type="error">
            <text:p>#DIV/0!</text:p>
          </table:table-cell>
          <table:table-cell table:style-name="Default" table:formula="of:=[.E46]/[.$H46]*100" office:value-type="string" office:string-value="" calcext:value-type="error">
            <text:p>#DIV/0!</text:p>
          </table:table-cell>
          <table:table-cell table:style-name="Default" table:formula="of:=[.F46]/[.$H46]*100" office:value-type="string" office:string-value="" calcext:value-type="error">
            <text:p>#DIV/0!</text:p>
          </table:table-cell>
          <table:table-cell table:style-name="Default" table:formula="of:=[.G46]/[.$H46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5902" calcext:value-type="float">
            <text:p>1.659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66341" calcext:value-type="float">
            <text:p>0.36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6419E-015" calcext:value-type="float">
            <text:p>6.56419E-15</text:p>
          </table:table-cell>
          <table:table-cell table:style-name="Default" office:value-type="float" office:value="2.02537" calcext:value-type="float">
            <text:p>2.02537</text:p>
          </table:table-cell>
          <table:table-cell table:style-name="Default" table:formula="of:=[.O46]/[.$U46]*100" office:value-type="float" office:value="0" calcext:value-type="float">
            <text:p>0</text:p>
          </table:table-cell>
          <table:table-cell table:style-name="Default" table:formula="of:=[.P46]/[.$U46]*100" office:value-type="float" office:value="81.9119469529024" calcext:value-type="float">
            <text:p>81.9119469529024</text:p>
          </table:table-cell>
          <table:table-cell table:style-name="Default" table:formula="of:=[.Q46]/[.$U46]*100" office:value-type="float" office:value="0" calcext:value-type="float">
            <text:p>0</text:p>
          </table:table-cell>
          <table:table-cell table:style-name="Default" table:formula="of:=[.R46]/[.$U46]*100" office:value-type="float" office:value="18.0876086838454" calcext:value-type="float">
            <text:p>18.0876086838454</text:p>
          </table:table-cell>
          <table:table-cell table:style-name="Default" table:formula="of:=[.S46]/[.$U46]*100" office:value-type="float" office:value="0" calcext:value-type="float">
            <text:p>0</text:p>
          </table:table-cell>
          <table:table-cell table:style-name="Default" table:formula="of:=[.T46]/[.$U46]*100" office:value-type="float" office:value="0.000000000000324098312900853" calcext:value-type="float">
            <text:p>3.24098312900853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9935" calcext:value-type="float">
            <text:p>1.79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976" calcext:value-type="float">
            <text:p>0.70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16712" calcext:value-type="float">
            <text:p>1.16712E-14</text:p>
          </table:table-cell>
          <table:table-cell table:style-name="Default" office:value-type="float" office:value="2.50033" calcext:value-type="float">
            <text:p>2.50033</text:p>
          </table:table-cell>
          <table:table-cell table:style-name="Default" table:formula="of:=[.AB46]/[.$AH46]*100" office:value-type="float" office:value="0" calcext:value-type="float">
            <text:p>0</text:p>
          </table:table-cell>
          <table:table-cell table:style-name="Default" table:formula="of:=[.AC46]/[.$AH46]*100" office:value-type="float" office:value="71.9645006859095" calcext:value-type="float">
            <text:p>71.9645006859095</text:p>
          </table:table-cell>
          <table:table-cell table:style-name="Default" table:formula="of:=[.AD46]/[.$AH46]*100" office:value-type="float" office:value="0" calcext:value-type="float">
            <text:p>0</text:p>
          </table:table-cell>
          <table:table-cell table:style-name="Default" table:formula="of:=[.AE46]/[.$AH46]*100" office:value-type="float" office:value="28.0353393352077" calcext:value-type="float">
            <text:p>28.0353393352077</text:p>
          </table:table-cell>
          <table:table-cell table:style-name="Default" table:formula="of:=[.AF46]/[.$AH46]*100" office:value-type="float" office:value="0" calcext:value-type="float">
            <text:p>0</text:p>
          </table:table-cell>
          <table:table-cell table:style-name="Default" table:formula="of:=[.AG46]/[.$AH46]*100" office:value-type="float" office:value="0.000000000000466786384197286" calcext:value-type="float">
            <text:p>4.6678638419728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9431" calcext:value-type="float">
            <text:p>2.09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40488" calcext:value-type="float">
            <text:p>0.640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5066E-015" calcext:value-type="float">
            <text:p>2.65066E-15</text:p>
          </table:table-cell>
          <table:table-cell table:style-name="Default" office:value-type="float" office:value="2.7348" calcext:value-type="float">
            <text:p>2.7348</text:p>
          </table:table-cell>
          <table:table-cell table:style-name="Default" table:formula="of:=[.AO46]/[.$AU46]*100" office:value-type="float" office:value="0" calcext:value-type="float">
            <text:p>0</text:p>
          </table:table-cell>
          <table:table-cell table:style-name="Default" table:formula="of:=[.AP46]/[.$AU46]*100" office:value-type="float" office:value="76.5800058505192" calcext:value-type="float">
            <text:p>76.5800058505192</text:p>
          </table:table-cell>
          <table:table-cell table:style-name="Default" table:formula="of:=[.AQ46]/[.$AU46]*100" office:value-type="float" office:value="0" calcext:value-type="float">
            <text:p>0</text:p>
          </table:table-cell>
          <table:table-cell table:style-name="Default" table:formula="of:=[.AR46]/[.$AU46]*100" office:value-type="float" office:value="23.4199210179903" calcext:value-type="float">
            <text:p>23.4199210179903</text:p>
          </table:table-cell>
          <table:table-cell table:style-name="Default" table:formula="of:=[.AS46]/[.$AU46]*100" office:value-type="float" office:value="0" calcext:value-type="float">
            <text:p>0</text:p>
          </table:table-cell>
          <table:table-cell table:style-name="Default" table:formula="of:=[.AT46]/[.$AU46]*100" office:value-type="float" office:value="0.0000000000000969233581980401" calcext:value-type="float">
            <text:p>9.69233581980401E-14</text:p>
          </table:table-cell>
        </table:table-row>
        <table:table-row table:style-name="ro1">
          <table:table-cell table:style-name="ce13" office:value-type="string" calcext:value-type="string">
            <text:p>grubhub-14-4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47]/[.$H47]*100" office:value-type="string" office:string-value="" calcext:value-type="error">
            <text:p>#DIV/0!</text:p>
          </table:table-cell>
          <table:table-cell table:style-name="Default" table:formula="of:=[.C47]/[.$H47]*100" office:value-type="string" office:string-value="" calcext:value-type="error">
            <text:p>#DIV/0!</text:p>
          </table:table-cell>
          <table:table-cell table:style-name="Default" table:formula="of:=[.D47]/[.$H47]*100" office:value-type="string" office:string-value="" calcext:value-type="error">
            <text:p>#DIV/0!</text:p>
          </table:table-cell>
          <table:table-cell table:style-name="Default" table:formula="of:=[.E47]/[.$H47]*100" office:value-type="string" office:string-value="" calcext:value-type="error">
            <text:p>#DIV/0!</text:p>
          </table:table-cell>
          <table:table-cell table:style-name="Default" table:formula="of:=[.F47]/[.$H47]*100" office:value-type="string" office:string-value="" calcext:value-type="error">
            <text:p>#DIV/0!</text:p>
          </table:table-cell>
          <table:table-cell table:style-name="Default" table:formula="of:=[.G47]/[.$H47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1707" calcext:value-type="float">
            <text:p>1.6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4146" calcext:value-type="float">
            <text:p>0.614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7463" calcext:value-type="float">
            <text:p>5.97463</text:p>
          </table:table-cell>
          <table:table-cell table:style-name="Default" office:value-type="float" office:value="8.20585" calcext:value-type="float">
            <text:p>8.20585</text:p>
          </table:table-cell>
          <table:table-cell table:style-name="Default" table:formula="of:=[.O47]/[.$U47]*100" office:value-type="float" office:value="0" calcext:value-type="float">
            <text:p>0</text:p>
          </table:table-cell>
          <table:table-cell table:style-name="Default" table:formula="of:=[.P47]/[.$U47]*100" office:value-type="float" office:value="19.7063070857985" calcext:value-type="float">
            <text:p>19.7063070857985</text:p>
          </table:table-cell>
          <table:table-cell table:style-name="Default" table:formula="of:=[.Q47]/[.$U47]*100" office:value-type="float" office:value="0" calcext:value-type="float">
            <text:p>0</text:p>
          </table:table-cell>
          <table:table-cell table:style-name="Default" table:formula="of:=[.R47]/[.$U47]*100" office:value-type="float" office:value="7.48424599523511" calcext:value-type="float">
            <text:p>7.48424599523511</text:p>
          </table:table-cell>
          <table:table-cell table:style-name="Default" table:formula="of:=[.S47]/[.$U47]*100" office:value-type="float" office:value="0" calcext:value-type="float">
            <text:p>0</text:p>
          </table:table-cell>
          <table:table-cell table:style-name="Default" table:formula="of:=[.T47]/[.$U47]*100" office:value-type="float" office:value="72.8093981732545" calcext:value-type="float">
            <text:p>72.80939817325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0911" calcext:value-type="float">
            <text:p>2.20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4146" calcext:value-type="float">
            <text:p>0.614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328348" calcext:value-type="float">
            <text:p>3.28348E-14</text:p>
          </table:table-cell>
          <table:table-cell table:style-name="Default" office:value-type="float" office:value="2.82325" calcext:value-type="float">
            <text:p>2.82325</text:p>
          </table:table-cell>
          <table:table-cell table:style-name="Default" table:formula="of:=[.AB47]/[.$AH47]*100" office:value-type="float" office:value="0" calcext:value-type="float">
            <text:p>0</text:p>
          </table:table-cell>
          <table:table-cell table:style-name="Default" table:formula="of:=[.AC47]/[.$AH47]*100" office:value-type="float" office:value="78.2470556982201" calcext:value-type="float">
            <text:p>78.2470556982201</text:p>
          </table:table-cell>
          <table:table-cell table:style-name="Default" table:formula="of:=[.AD47]/[.$AH47]*100" office:value-type="float" office:value="0" calcext:value-type="float">
            <text:p>0</text:p>
          </table:table-cell>
          <table:table-cell table:style-name="Default" table:formula="of:=[.AE47]/[.$AH47]*100" office:value-type="float" office:value="21.7531568228106" calcext:value-type="float">
            <text:p>21.7531568228106</text:p>
          </table:table-cell>
          <table:table-cell table:style-name="Default" table:formula="of:=[.AF47]/[.$AH47]*100" office:value-type="float" office:value="0" calcext:value-type="float">
            <text:p>0</text:p>
          </table:table-cell>
          <table:table-cell table:style-name="Default" table:formula="of:=[.AG47]/[.$AH47]*100" office:value-type="float" office:value="0.00000000000116301425661914" calcext:value-type="float">
            <text:p>1.16301425661914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278" calcext:value-type="float">
            <text:p>3.32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9268" calcext:value-type="float">
            <text:p>0.469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652" calcext:value-type="float">
            <text:p>5.2652</text:p>
          </table:table-cell>
          <table:table-cell table:style-name="Default" office:value-type="float" office:value="9.06228" calcext:value-type="float">
            <text:p>9.06228</text:p>
          </table:table-cell>
          <table:table-cell table:style-name="Default" table:formula="of:=[.AO47]/[.$AU47]*100" office:value-type="float" office:value="0" calcext:value-type="float">
            <text:p>0</text:p>
          </table:table-cell>
          <table:table-cell table:style-name="Default" table:formula="of:=[.AP47]/[.$AU47]*100" office:value-type="float" office:value="36.7214431688273" calcext:value-type="float">
            <text:p>36.7214431688273</text:p>
          </table:table-cell>
          <table:table-cell table:style-name="Default" table:formula="of:=[.AQ47]/[.$AU47]*100" office:value-type="float" office:value="0" calcext:value-type="float">
            <text:p>0</text:p>
          </table:table-cell>
          <table:table-cell table:style-name="Default" table:formula="of:=[.AR47]/[.$AU47]*100" office:value-type="float" office:value="5.17825536178533" calcext:value-type="float">
            <text:p>5.17825536178533</text:p>
          </table:table-cell>
          <table:table-cell table:style-name="Default" table:formula="of:=[.AS47]/[.$AU47]*100" office:value-type="float" office:value="0" calcext:value-type="float">
            <text:p>0</text:p>
          </table:table-cell>
          <table:table-cell table:style-name="Default" table:formula="of:=[.AT47]/[.$AU47]*100" office:value-type="float" office:value="58.1001690523798" calcext:value-type="float">
            <text:p>58.1001690523798</text:p>
          </table:table-cell>
        </table:table-row>
        <table:table-row table:style-name="ro1">
          <table:table-cell table:style-name="ce13" office:value-type="string" calcext:value-type="string">
            <text:p>grubhub-14-5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48]/[.$H48]*100" office:value-type="string" office:string-value="" calcext:value-type="error">
            <text:p>#DIV/0!</text:p>
          </table:table-cell>
          <table:table-cell table:style-name="Default" table:formula="of:=[.C48]/[.$H48]*100" office:value-type="string" office:string-value="" calcext:value-type="error">
            <text:p>#DIV/0!</text:p>
          </table:table-cell>
          <table:table-cell table:style-name="Default" table:formula="of:=[.D48]/[.$H48]*100" office:value-type="string" office:string-value="" calcext:value-type="error">
            <text:p>#DIV/0!</text:p>
          </table:table-cell>
          <table:table-cell table:style-name="Default" table:formula="of:=[.E48]/[.$H48]*100" office:value-type="string" office:string-value="" calcext:value-type="error">
            <text:p>#DIV/0!</text:p>
          </table:table-cell>
          <table:table-cell table:style-name="Default" table:formula="of:=[.F48]/[.$H48]*100" office:value-type="string" office:string-value="" calcext:value-type="error">
            <text:p>#DIV/0!</text:p>
          </table:table-cell>
          <table:table-cell table:style-name="Default" table:formula="of:=[.G48]/[.$H48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6341" calcext:value-type="float">
            <text:p>1.5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4146" calcext:value-type="float">
            <text:p>0.254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1234E-016" calcext:value-type="float">
            <text:p>5.41234E-16</text:p>
          </table:table-cell>
          <table:table-cell table:style-name="Default" office:value-type="float" office:value="1.81756" calcext:value-type="float">
            <text:p>1.81756</text:p>
          </table:table-cell>
          <table:table-cell table:style-name="Default" table:formula="of:=[.O48]/[.$U48]*100" office:value-type="float" office:value="0" calcext:value-type="float">
            <text:p>0</text:p>
          </table:table-cell>
          <table:table-cell table:style-name="Default" table:formula="of:=[.P48]/[.$U48]*100" office:value-type="float" office:value="86.0169678029886" calcext:value-type="float">
            <text:p>86.0169678029886</text:p>
          </table:table-cell>
          <table:table-cell table:style-name="Default" table:formula="of:=[.Q48]/[.$U48]*100" office:value-type="float" office:value="0" calcext:value-type="float">
            <text:p>0</text:p>
          </table:table-cell>
          <table:table-cell table:style-name="Default" table:formula="of:=[.R48]/[.$U48]*100" office:value-type="float" office:value="13.9828121217456" calcext:value-type="float">
            <text:p>13.9828121217456</text:p>
          </table:table-cell>
          <table:table-cell table:style-name="Default" table:formula="of:=[.S48]/[.$U48]*100" office:value-type="float" office:value="0" calcext:value-type="float">
            <text:p>0</text:p>
          </table:table-cell>
          <table:table-cell table:style-name="Default" table:formula="of:=[.T48]/[.$U48]*100" office:value-type="float" office:value="0.0000000000000297780540945003" calcext:value-type="float">
            <text:p>2.9778054094500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5447" calcext:value-type="float">
            <text:p>2.1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4146" calcext:value-type="float">
            <text:p>0.254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7675" calcext:value-type="float">
            <text:p>5.17675</text:p>
          </table:table-cell>
          <table:table-cell table:style-name="Default" office:value-type="float" office:value="7.58537" calcext:value-type="float">
            <text:p>7.58537</text:p>
          </table:table-cell>
          <table:table-cell table:style-name="Default" table:formula="of:=[.AB48]/[.$AH48]*100" office:value-type="float" office:value="0" calcext:value-type="float">
            <text:p>0</text:p>
          </table:table-cell>
          <table:table-cell table:style-name="Default" table:formula="of:=[.AC48]/[.$AH48]*100" office:value-type="float" office:value="28.4029651816589" calcext:value-type="float">
            <text:p>28.4029651816589</text:p>
          </table:table-cell>
          <table:table-cell table:style-name="Default" table:formula="of:=[.AD48]/[.$AH48]*100" office:value-type="float" office:value="0" calcext:value-type="float">
            <text:p>0</text:p>
          </table:table-cell>
          <table:table-cell table:style-name="Default" table:formula="of:=[.AE48]/[.$AH48]*100" office:value-type="float" office:value="3.35047598205493" calcext:value-type="float">
            <text:p>3.35047598205493</text:p>
          </table:table-cell>
          <table:table-cell table:style-name="Default" table:formula="of:=[.AF48]/[.$AH48]*100" office:value-type="float" office:value="0" calcext:value-type="float">
            <text:p>0</text:p>
          </table:table-cell>
          <table:table-cell table:style-name="Default" table:formula="of:=[.AG48]/[.$AH48]*100" office:value-type="float" office:value="68.246506103196" calcext:value-type="float">
            <text:p>68.2465061031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922" calcext:value-type="float">
            <text:p>2.99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7317" calcext:value-type="float">
            <text:p>0.327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20293" calcext:value-type="float">
            <text:p>4.20293</text:p>
          </table:table-cell>
          <table:table-cell table:style-name="Default" office:value-type="float" office:value="7.52244" calcext:value-type="float">
            <text:p>7.52244</text:p>
          </table:table-cell>
          <table:table-cell table:style-name="Default" table:formula="of:=[.AO48]/[.$AU48]*100" office:value-type="float" office:value="0" calcext:value-type="float">
            <text:p>0</text:p>
          </table:table-cell>
          <table:table-cell table:style-name="Default" table:formula="of:=[.AP48]/[.$AU48]*100" office:value-type="float" office:value="39.7769872541356" calcext:value-type="float">
            <text:p>39.7769872541356</text:p>
          </table:table-cell>
          <table:table-cell table:style-name="Default" table:formula="of:=[.AQ48]/[.$AU48]*100" office:value-type="float" office:value="0" calcext:value-type="float">
            <text:p>0</text:p>
          </table:table-cell>
          <table:table-cell table:style-name="Default" table:formula="of:=[.AR48]/[.$AU48]*100" office:value-type="float" office:value="4.35120785277118" calcext:value-type="float">
            <text:p>4.35120785277118</text:p>
          </table:table-cell>
          <table:table-cell table:style-name="Default" table:formula="of:=[.AS48]/[.$AU48]*100" office:value-type="float" office:value="0" calcext:value-type="float">
            <text:p>0</text:p>
          </table:table-cell>
          <table:table-cell table:style-name="Default" table:formula="of:=[.AT48]/[.$AU48]*100" office:value-type="float" office:value="55.8718979480062" calcext:value-type="float">
            <text:p>55.8718979480062</text:p>
          </table:table-cell>
        </table:table-row>
        <table:table-row table:style-name="ro1">
          <table:table-cell table:style-name="ce13" office:value-type="string" calcext:value-type="string">
            <text:p>grubhub-14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0569" calcext:value-type="float">
            <text:p>0.390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8537" calcext:value-type="float">
            <text:p>0.278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669106" calcext:value-type="float">
            <text:p>0.669106</text:p>
          </table:table-cell>
          <table:table-cell table:style-name="Default" table:formula="of:=[.B49]/[.$H49]*100" office:value-type="float" office:value="0" calcext:value-type="float">
            <text:p>0</text:p>
          </table:table-cell>
          <table:table-cell table:style-name="Default" table:formula="of:=[.C49]/[.$H49]*100" office:value-type="float" office:value="58.3717677019785" calcext:value-type="float">
            <text:p>58.3717677019785</text:p>
          </table:table-cell>
          <table:table-cell table:style-name="Default" table:formula="of:=[.D49]/[.$H49]*100" office:value-type="float" office:value="0" calcext:value-type="float">
            <text:p>0</text:p>
          </table:table-cell>
          <table:table-cell table:style-name="Default" table:formula="of:=[.E49]/[.$H49]*100" office:value-type="float" office:value="41.6282322980215" calcext:value-type="float">
            <text:p>41.6282322980215</text:p>
          </table:table-cell>
          <table:table-cell table:style-name="Default" table:formula="of:=[.F49]/[.$H49]*100" office:value-type="float" office:value="0" calcext:value-type="float">
            <text:p>0</text:p>
          </table:table-cell>
          <table:table-cell table:style-name="Default" table:formula="of:=[.G49]/[.$H49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161" calcext:value-type="float">
            <text:p>1.31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5122" calcext:value-type="float">
            <text:p>0.69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322381" calcext:value-type="float">
            <text:p>-3.22381E-14</text:p>
          </table:table-cell>
          <table:table-cell table:style-name="Default" office:value-type="float" office:value="2.01122" calcext:value-type="float">
            <text:p>2.01122</text:p>
          </table:table-cell>
          <table:table-cell table:style-name="Default" table:formula="of:=[.O49]/[.$U49]*100" office:value-type="float" office:value="0" calcext:value-type="float">
            <text:p>0</text:p>
          </table:table-cell>
          <table:table-cell table:style-name="Default" table:formula="of:=[.P49]/[.$U49]*100" office:value-type="float" office:value="65.4378934179255" calcext:value-type="float">
            <text:p>65.4378934179255</text:p>
          </table:table-cell>
          <table:table-cell table:style-name="Default" table:formula="of:=[.Q49]/[.$U49]*100" office:value-type="float" office:value="0" calcext:value-type="float">
            <text:p>0</text:p>
          </table:table-cell>
          <table:table-cell table:style-name="Default" table:formula="of:=[.R49]/[.$U49]*100" office:value-type="float" office:value="34.5622060242042" calcext:value-type="float">
            <text:p>34.5622060242042</text:p>
          </table:table-cell>
          <table:table-cell table:style-name="Default" table:formula="of:=[.S49]/[.$U49]*100" office:value-type="float" office:value="0" calcext:value-type="float">
            <text:p>0</text:p>
          </table:table-cell>
          <table:table-cell table:style-name="Default" table:formula="of:=[.T49]/[.$U49]*100" office:value-type="float" office:value="-0.00000000000160291265997753" calcext:value-type="float">
            <text:p>-1.60291265997753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9301" calcext:value-type="float">
            <text:p>1.79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8537" calcext:value-type="float">
            <text:p>0.91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9138" calcext:value-type="float">
            <text:p>5.59138</text:p>
          </table:table-cell>
          <table:table-cell table:style-name="Default" office:value-type="float" office:value="8.30293" calcext:value-type="float">
            <text:p>8.30293</text:p>
          </table:table-cell>
          <table:table-cell table:style-name="Default" table:formula="of:=[.AB49]/[.$AH49]*100" office:value-type="float" office:value="0" calcext:value-type="float">
            <text:p>0</text:p>
          </table:table-cell>
          <table:table-cell table:style-name="Default" table:formula="of:=[.AC49]/[.$AH49]*100" office:value-type="float" office:value="21.5949068581814" calcext:value-type="float">
            <text:p>21.5949068581814</text:p>
          </table:table-cell>
          <table:table-cell table:style-name="Default" table:formula="of:=[.AD49]/[.$AH49]*100" office:value-type="float" office:value="0" calcext:value-type="float">
            <text:p>0</text:p>
          </table:table-cell>
          <table:table-cell table:style-name="Default" table:formula="of:=[.AE49]/[.$AH49]*100" office:value-type="float" office:value="11.0628055397312" calcext:value-type="float">
            <text:p>11.0628055397312</text:p>
          </table:table-cell>
          <table:table-cell table:style-name="Default" table:formula="of:=[.AF49]/[.$AH49]*100" office:value-type="float" office:value="0" calcext:value-type="float">
            <text:p>0</text:p>
          </table:table-cell>
          <table:table-cell table:style-name="Default" table:formula="of:=[.AG49]/[.$AH49]*100" office:value-type="float" office:value="67.3422514702641" calcext:value-type="float">
            <text:p>67.34225147026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4439" calcext:value-type="float">
            <text:p>2.74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8537" calcext:value-type="float">
            <text:p>0.59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8049" calcext:value-type="float">
            <text:p>4.68049</text:p>
          </table:table-cell>
          <table:table-cell table:style-name="Default" office:value-type="float" office:value="8.02341" calcext:value-type="float">
            <text:p>8.02341</text:p>
          </table:table-cell>
          <table:table-cell table:style-name="Default" table:formula="of:=[.AO49]/[.$AU49]*100" office:value-type="float" office:value="0" calcext:value-type="float">
            <text:p>0</text:p>
          </table:table-cell>
          <table:table-cell table:style-name="Default" table:formula="of:=[.AP49]/[.$AU49]*100" office:value-type="float" office:value="34.2047832530059" calcext:value-type="float">
            <text:p>34.2047832530059</text:p>
          </table:table-cell>
          <table:table-cell table:style-name="Default" table:formula="of:=[.AQ49]/[.$AU49]*100" office:value-type="float" office:value="0" calcext:value-type="float">
            <text:p>0</text:p>
          </table:table-cell>
          <table:table-cell table:style-name="Default" table:formula="of:=[.AR49]/[.$AU49]*100" office:value-type="float" office:value="7.45988301732057" calcext:value-type="float">
            <text:p>7.45988301732057</text:p>
          </table:table-cell>
          <table:table-cell table:style-name="Default" table:formula="of:=[.AS49]/[.$AU49]*100" office:value-type="float" office:value="0" calcext:value-type="float">
            <text:p>0</text:p>
          </table:table-cell>
          <table:table-cell table:style-name="Default" table:formula="of:=[.AT49]/[.$AU49]*100" office:value-type="float" office:value="58.3354209743737" calcext:value-type="float">
            <text:p>58.3354209743737</text:p>
          </table:table-cell>
        </table:table-row>
        <table:table-row table:style-name="ro1">
          <table:table-cell table:style-name="ce13" office:value-type="string" calcext:value-type="string">
            <text:p>grubhub-14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374" calcext:value-type="float">
            <text:p>0.463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9268" calcext:value-type="float">
            <text:p>0.329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49E-016" calcext:value-type="float">
            <text:p>1.249E-16</text:p>
          </table:table-cell>
          <table:table-cell table:style-name="Default" office:value-type="float" office:value="0.793008" calcext:value-type="float">
            <text:p>0.793008</text:p>
          </table:table-cell>
          <table:table-cell table:style-name="Default" table:formula="of:=[.B50]/[.$H50]*100" office:value-type="float" office:value="0" calcext:value-type="float">
            <text:p>0</text:p>
          </table:table-cell>
          <table:table-cell table:style-name="Default" table:formula="of:=[.C50]/[.$H50]*100" office:value-type="float" office:value="58.4786029901338" calcext:value-type="float">
            <text:p>58.4786029901338</text:p>
          </table:table-cell>
          <table:table-cell table:style-name="Default" table:formula="of:=[.D50]/[.$H50]*100" office:value-type="float" office:value="0" calcext:value-type="float">
            <text:p>0</text:p>
          </table:table-cell>
          <table:table-cell table:style-name="Default" table:formula="of:=[.E50]/[.$H50]*100" office:value-type="float" office:value="41.5213970098662" calcext:value-type="float">
            <text:p>41.5213970098662</text:p>
          </table:table-cell>
          <table:table-cell table:style-name="Default" table:formula="of:=[.F50]/[.$H50]*100" office:value-type="float" office:value="0" calcext:value-type="float">
            <text:p>0</text:p>
          </table:table-cell>
          <table:table-cell table:style-name="Default" table:formula="of:=[.G50]/[.$H50]*100" office:value-type="float" office:value="0.0000000000000157501563666445" calcext:value-type="float">
            <text:p>1.57501563666445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5073" calcext:value-type="float">
            <text:p>1.15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59024" calcext:value-type="float">
            <text:p>0.75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3964E-015" calcext:value-type="float">
            <text:p>2.53964E-15</text:p>
          </table:table-cell>
          <table:table-cell table:style-name="Default" office:value-type="float" office:value="1.90976" calcext:value-type="float">
            <text:p>1.90976</text:p>
          </table:table-cell>
          <table:table-cell table:style-name="Default" table:formula="of:=[.O50]/[.$U50]*100" office:value-type="float" office:value="0" calcext:value-type="float">
            <text:p>0</text:p>
          </table:table-cell>
          <table:table-cell table:style-name="Default" table:formula="of:=[.P50]/[.$U50]*100" office:value-type="float" office:value="60.2552153150134" calcext:value-type="float">
            <text:p>60.2552153150134</text:p>
          </table:table-cell>
          <table:table-cell table:style-name="Default" table:formula="of:=[.Q50]/[.$U50]*100" office:value-type="float" office:value="0" calcext:value-type="float">
            <text:p>0</text:p>
          </table:table-cell>
          <table:table-cell table:style-name="Default" table:formula="of:=[.R50]/[.$U50]*100" office:value-type="float" office:value="39.7444705093834" calcext:value-type="float">
            <text:p>39.7444705093834</text:p>
          </table:table-cell>
          <table:table-cell table:style-name="Default" table:formula="of:=[.S50]/[.$U50]*100" office:value-type="float" office:value="0" calcext:value-type="float">
            <text:p>0</text:p>
          </table:table-cell>
          <table:table-cell table:style-name="Default" table:formula="of:=[.T50]/[.$U50]*100" office:value-type="float" office:value="0.000000000000132982154825737" calcext:value-type="float">
            <text:p>1.3298215482573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5073" calcext:value-type="float">
            <text:p>1.15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59024" calcext:value-type="float">
            <text:p>0.75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242167" calcext:value-type="float">
            <text:p>-2.42167E-14</text:p>
          </table:table-cell>
          <table:table-cell table:style-name="Default" office:value-type="float" office:value="1.90976" calcext:value-type="float">
            <text:p>1.90976</text:p>
          </table:table-cell>
          <table:table-cell table:style-name="Default" table:formula="of:=[.AB50]/[.$AH50]*100" office:value-type="float" office:value="0" calcext:value-type="float">
            <text:p>0</text:p>
          </table:table-cell>
          <table:table-cell table:style-name="Default" table:formula="of:=[.AC50]/[.$AH50]*100" office:value-type="float" office:value="60.2552153150134" calcext:value-type="float">
            <text:p>60.2552153150134</text:p>
          </table:table-cell>
          <table:table-cell table:style-name="Default" table:formula="of:=[.AD50]/[.$AH50]*100" office:value-type="float" office:value="0" calcext:value-type="float">
            <text:p>0</text:p>
          </table:table-cell>
          <table:table-cell table:style-name="Default" table:formula="of:=[.AE50]/[.$AH50]*100" office:value-type="float" office:value="39.7444705093834" calcext:value-type="float">
            <text:p>39.7444705093834</text:p>
          </table:table-cell>
          <table:table-cell table:style-name="Default" table:formula="of:=[.AF50]/[.$AH50]*100" office:value-type="float" office:value="0" calcext:value-type="float">
            <text:p>0</text:p>
          </table:table-cell>
          <table:table-cell table:style-name="Default" table:formula="of:=[.AG50]/[.$AH50]*100" office:value-type="float" office:value="-0.00000000000126804938840483" calcext:value-type="float">
            <text:p>-1.26804938840483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2325" calcext:value-type="float">
            <text:p>1.62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6829" calcext:value-type="float">
            <text:p>0.76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5707" calcext:value-type="float">
            <text:p>4.65707</text:p>
          </table:table-cell>
          <table:table-cell table:style-name="Default" office:value-type="float" office:value="7.04715" calcext:value-type="float">
            <text:p>7.04715</text:p>
          </table:table-cell>
          <table:table-cell table:style-name="Default" table:formula="of:=[.AO50]/[.$AU50]*100" office:value-type="float" office:value="0" calcext:value-type="float">
            <text:p>0</text:p>
          </table:table-cell>
          <table:table-cell table:style-name="Default" table:formula="of:=[.AP50]/[.$AU50]*100" office:value-type="float" office:value="23.0341343663751" calcext:value-type="float">
            <text:p>23.0341343663751</text:p>
          </table:table-cell>
          <table:table-cell table:style-name="Default" table:formula="of:=[.AQ50]/[.$AU50]*100" office:value-type="float" office:value="0" calcext:value-type="float">
            <text:p>0</text:p>
          </table:table-cell>
          <table:table-cell table:style-name="Default" table:formula="of:=[.AR50]/[.$AU50]*100" office:value-type="float" office:value="10.8814059584371" calcext:value-type="float">
            <text:p>10.8814059584371</text:p>
          </table:table-cell>
          <table:table-cell table:style-name="Default" table:formula="of:=[.AS50]/[.$AU50]*100" office:value-type="float" office:value="0" calcext:value-type="float">
            <text:p>0</text:p>
          </table:table-cell>
          <table:table-cell table:style-name="Default" table:formula="of:=[.AT50]/[.$AU50]*100" office:value-type="float" office:value="66.0844454850542" calcext:value-type="float">
            <text:p>66.0844454850542</text:p>
          </table:table-cell>
        </table:table-row>
        <table:table-row table:style-name="ro1">
          <table:table-cell table:style-name="ce13" office:value-type="string" calcext:value-type="string">
            <text:p>grubhub-14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7154" calcext:value-type="float">
            <text:p>0.3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561" calcext:value-type="float">
            <text:p>0.1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5186E-015" calcext:value-type="float">
            <text:p>1.15186E-15</text:p>
          </table:table-cell>
          <table:table-cell table:style-name="Default" office:value-type="float" office:value="0.482764" calcext:value-type="float">
            <text:p>0.482764</text:p>
          </table:table-cell>
          <table:table-cell table:style-name="Default" table:formula="of:=[.B51]/[.$H51]*100" office:value-type="float" office:value="0" calcext:value-type="float">
            <text:p>0</text:p>
          </table:table-cell>
          <table:table-cell table:style-name="Default" table:formula="of:=[.C51]/[.$H51]*100" office:value-type="float" office:value="63.6240481891773" calcext:value-type="float">
            <text:p>63.6240481891773</text:p>
          </table:table-cell>
          <table:table-cell table:style-name="Default" table:formula="of:=[.D51]/[.$H51]*100" office:value-type="float" office:value="0" calcext:value-type="float">
            <text:p>0</text:p>
          </table:table-cell>
          <table:table-cell table:style-name="Default" table:formula="of:=[.E51]/[.$H51]*100" office:value-type="float" office:value="36.3759518108227" calcext:value-type="float">
            <text:p>36.3759518108227</text:p>
          </table:table-cell>
          <table:table-cell table:style-name="Default" table:formula="of:=[.F51]/[.$H51]*100" office:value-type="float" office:value="0" calcext:value-type="float">
            <text:p>0</text:p>
          </table:table-cell>
          <table:table-cell table:style-name="Default" table:formula="of:=[.G51]/[.$H51]*100" office:value-type="float" office:value="0.000000000000238596912777258" calcext:value-type="float">
            <text:p>2.3859691277725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7154" calcext:value-type="float">
            <text:p>0.3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561" calcext:value-type="float">
            <text:p>0.1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09024" calcext:value-type="float">
            <text:p>6.09024</text:p>
          </table:table-cell>
          <table:table-cell table:style-name="Default" office:value-type="float" office:value="6.57301" calcext:value-type="float">
            <text:p>6.57301</text:p>
          </table:table-cell>
          <table:table-cell table:style-name="Default" table:formula="of:=[.O51]/[.$U51]*100" office:value-type="float" office:value="0" calcext:value-type="float">
            <text:p>0</text:p>
          </table:table-cell>
          <table:table-cell table:style-name="Default" table:formula="of:=[.P51]/[.$U51]*100" office:value-type="float" office:value="4.67295805118203" calcext:value-type="float">
            <text:p>4.67295805118203</text:p>
          </table:table-cell>
          <table:table-cell table:style-name="Default" table:formula="of:=[.Q51]/[.$U51]*100" office:value-type="float" office:value="0" calcext:value-type="float">
            <text:p>0</text:p>
          </table:table-cell>
          <table:table-cell table:style-name="Default" table:formula="of:=[.R51]/[.$U51]*100" office:value-type="float" office:value="2.67168314060073" calcext:value-type="float">
            <text:p>2.67168314060073</text:p>
          </table:table-cell>
          <table:table-cell table:style-name="Default" table:formula="of:=[.S51]/[.$U51]*100" office:value-type="float" office:value="0" calcext:value-type="float">
            <text:p>0</text:p>
          </table:table-cell>
          <table:table-cell table:style-name="Default" table:formula="of:=[.T51]/[.$U51]*100" office:value-type="float" office:value="92.6552675258367" calcext:value-type="float">
            <text:p>92.65526752583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7154" calcext:value-type="float">
            <text:p>0.3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561" calcext:value-type="float">
            <text:p>0.1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6819E-015" calcext:value-type="float">
            <text:p>1.56819E-15</text:p>
          </table:table-cell>
          <table:table-cell table:style-name="Default" office:value-type="float" office:value="0.482764" calcext:value-type="float">
            <text:p>0.482764</text:p>
          </table:table-cell>
          <table:table-cell table:style-name="Default" table:formula="of:=[.AB51]/[.$AH51]*100" office:value-type="float" office:value="0" calcext:value-type="float">
            <text:p>0</text:p>
          </table:table-cell>
          <table:table-cell table:style-name="Default" table:formula="of:=[.AC51]/[.$AH51]*100" office:value-type="float" office:value="63.6240481891773" calcext:value-type="float">
            <text:p>63.6240481891773</text:p>
          </table:table-cell>
          <table:table-cell table:style-name="Default" table:formula="of:=[.AD51]/[.$AH51]*100" office:value-type="float" office:value="0" calcext:value-type="float">
            <text:p>0</text:p>
          </table:table-cell>
          <table:table-cell table:style-name="Default" table:formula="of:=[.AE51]/[.$AH51]*100" office:value-type="float" office:value="36.3759518108227" calcext:value-type="float">
            <text:p>36.3759518108227</text:p>
          </table:table-cell>
          <table:table-cell table:style-name="Default" table:formula="of:=[.AF51]/[.$AH51]*100" office:value-type="float" office:value="0" calcext:value-type="float">
            <text:p>0</text:p>
          </table:table-cell>
          <table:table-cell table:style-name="Default" table:formula="of:=[.AG51]/[.$AH51]*100" office:value-type="float" office:value="0.000000000000324835737544639" calcext:value-type="float">
            <text:p>3.2483573754463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7154" calcext:value-type="float">
            <text:p>0.3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561" calcext:value-type="float">
            <text:p>0.1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0992" calcext:value-type="float">
            <text:p>5.60992</text:p>
          </table:table-cell>
          <table:table-cell table:style-name="Default" office:value-type="float" office:value="6.09268" calcext:value-type="float">
            <text:p>6.09268</text:p>
          </table:table-cell>
          <table:table-cell table:style-name="Default" table:formula="of:=[.AO51]/[.$AU51]*100" office:value-type="float" office:value="0" calcext:value-type="float">
            <text:p>0</text:p>
          </table:table-cell>
          <table:table-cell table:style-name="Default" table:formula="of:=[.AP51]/[.$AU51]*100" office:value-type="float" office:value="5.04136110874032" calcext:value-type="float">
            <text:p>5.04136110874032</text:p>
          </table:table-cell>
          <table:table-cell table:style-name="Default" table:formula="of:=[.AQ51]/[.$AU51]*100" office:value-type="float" office:value="0" calcext:value-type="float">
            <text:p>0</text:p>
          </table:table-cell>
          <table:table-cell table:style-name="Default" table:formula="of:=[.AR51]/[.$AU51]*100" office:value-type="float" office:value="2.88231123249539" calcext:value-type="float">
            <text:p>2.88231123249539</text:p>
          </table:table-cell>
          <table:table-cell table:style-name="Default" table:formula="of:=[.AS51]/[.$AU51]*100" office:value-type="float" office:value="0" calcext:value-type="float">
            <text:p>0</text:p>
          </table:table-cell>
          <table:table-cell table:style-name="Default" table:formula="of:=[.AT51]/[.$AU51]*100" office:value-type="float" office:value="92.0763933113178" calcext:value-type="float">
            <text:p>92.0763933113178</text:p>
          </table:table-cell>
        </table:table-row>
        <table:table-row table:style-name="ro1">
          <table:table-cell table:style-name="ce13" office:value-type="string" calcext:value-type="string">
            <text:p>grubhub-14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2764" calcext:value-type="float">
            <text:p>0.34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6098" calcext:value-type="float">
            <text:p>0.17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02056E-016" calcext:value-type="float">
            <text:p>-9.02056E-16</text:p>
          </table:table-cell>
          <table:table-cell table:style-name="Default" office:value-type="float" office:value="0.518862" calcext:value-type="float">
            <text:p>0.518862</text:p>
          </table:table-cell>
          <table:table-cell table:style-name="Default" table:formula="of:=[.B52]/[.$H52]*100" office:value-type="float" office:value="0" calcext:value-type="float">
            <text:p>0</text:p>
          </table:table-cell>
          <table:table-cell table:style-name="Default" table:formula="of:=[.C52]/[.$H52]*100" office:value-type="float" office:value="66.0607252024623" calcext:value-type="float">
            <text:p>66.0607252024623</text:p>
          </table:table-cell>
          <table:table-cell table:style-name="Default" table:formula="of:=[.D52]/[.$H52]*100" office:value-type="float" office:value="0" calcext:value-type="float">
            <text:p>0</text:p>
          </table:table-cell>
          <table:table-cell table:style-name="Default" table:formula="of:=[.E52]/[.$H52]*100" office:value-type="float" office:value="33.9392747975377" calcext:value-type="float">
            <text:p>33.9392747975377</text:p>
          </table:table-cell>
          <table:table-cell table:style-name="Default" table:formula="of:=[.F52]/[.$H52]*100" office:value-type="float" office:value="0" calcext:value-type="float">
            <text:p>0</text:p>
          </table:table-cell>
          <table:table-cell table:style-name="Default" table:formula="of:=[.G52]/[.$H52]*100" office:value-type="float" office:value="-0.000000000000173852777809899" calcext:value-type="float">
            <text:p>-1.7385277780989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4976" calcext:value-type="float">
            <text:p>1.34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6098" calcext:value-type="float">
            <text:p>0.17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02056E-016" calcext:value-type="float">
            <text:p>-9.02056E-16</text:p>
          </table:table-cell>
          <table:table-cell table:style-name="Default" office:value-type="float" office:value="1.52585" calcext:value-type="float">
            <text:p>1.52585</text:p>
          </table:table-cell>
          <table:table-cell table:style-name="Default" table:formula="of:=[.O52]/[.$U52]*100" office:value-type="float" office:value="0" calcext:value-type="float">
            <text:p>0</text:p>
          </table:table-cell>
          <table:table-cell table:style-name="Default" table:formula="of:=[.P52]/[.$U52]*100" office:value-type="float" office:value="88.459547137661" calcext:value-type="float">
            <text:p>88.459547137661</text:p>
          </table:table-cell>
          <table:table-cell table:style-name="Default" table:formula="of:=[.Q52]/[.$U52]*100" office:value-type="float" office:value="0" calcext:value-type="float">
            <text:p>0</text:p>
          </table:table-cell>
          <table:table-cell table:style-name="Default" table:formula="of:=[.R52]/[.$U52]*100" office:value-type="float" office:value="11.5409771602713" calcext:value-type="float">
            <text:p>11.5409771602713</text:p>
          </table:table-cell>
          <table:table-cell table:style-name="Default" table:formula="of:=[.S52]/[.$U52]*100" office:value-type="float" office:value="0" calcext:value-type="float">
            <text:p>0</text:p>
          </table:table-cell>
          <table:table-cell table:style-name="Default" table:formula="of:=[.T52]/[.$U52]*100" office:value-type="float" office:value="-0.0000000000000591182619523544" calcext:value-type="float">
            <text:p>-5.9118261952354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452" calcext:value-type="float">
            <text:p>1.6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02056E-016" calcext:value-type="float">
            <text:p>-9.02056E-16</text:p>
          </table:table-cell>
          <table:table-cell table:style-name="Default" office:value-type="float" office:value="2.0452" calcext:value-type="float">
            <text:p>2.0452</text:p>
          </table:table-cell>
          <table:table-cell table:style-name="Default" table:formula="of:=[.AB52]/[.$AH52]*100" office:value-type="float" office:value="0" calcext:value-type="float">
            <text:p>0</text:p>
          </table:table-cell>
          <table:table-cell table:style-name="Default" table:formula="of:=[.AC52]/[.$AH52]*100" office:value-type="float" office:value="80.4420105613143" calcext:value-type="float">
            <text:p>80.4420105613143</text:p>
          </table:table-cell>
          <table:table-cell table:style-name="Default" table:formula="of:=[.AD52]/[.$AH52]*100" office:value-type="float" office:value="0" calcext:value-type="float">
            <text:p>0</text:p>
          </table:table-cell>
          <table:table-cell table:style-name="Default" table:formula="of:=[.AE52]/[.$AH52]*100" office:value-type="float" office:value="19.5579894386857" calcext:value-type="float">
            <text:p>19.5579894386857</text:p>
          </table:table-cell>
          <table:table-cell table:style-name="Default" table:formula="of:=[.AF52]/[.$AH52]*100" office:value-type="float" office:value="0" calcext:value-type="float">
            <text:p>0</text:p>
          </table:table-cell>
          <table:table-cell table:style-name="Default" table:formula="of:=[.AG52]/[.$AH52]*100" office:value-type="float" office:value="-0.0000000000000441060043027577" calcext:value-type="float">
            <text:p>-4.41060043027577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1854" calcext:value-type="float">
            <text:p>2.61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3171" calcext:value-type="float">
            <text:p>0.33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02056E-016" calcext:value-type="float">
            <text:p>-9.02056E-16</text:p>
          </table:table-cell>
          <table:table-cell table:style-name="Default" office:value-type="float" office:value="2.95171" calcext:value-type="float">
            <text:p>2.95171</text:p>
          </table:table-cell>
          <table:table-cell table:style-name="Default" table:formula="of:=[.AO52]/[.$AU52]*100" office:value-type="float" office:value="0" calcext:value-type="float">
            <text:p>0</text:p>
          </table:table-cell>
          <table:table-cell table:style-name="Default" table:formula="of:=[.AP52]/[.$AU52]*100" office:value-type="float" office:value="88.7126445348628" calcext:value-type="float">
            <text:p>88.7126445348628</text:p>
          </table:table-cell>
          <table:table-cell table:style-name="Default" table:formula="of:=[.AQ52]/[.$AU52]*100" office:value-type="float" office:value="0" calcext:value-type="float">
            <text:p>0</text:p>
          </table:table-cell>
          <table:table-cell table:style-name="Default" table:formula="of:=[.AR52]/[.$AU52]*100" office:value-type="float" office:value="11.2873893438041" calcext:value-type="float">
            <text:p>11.2873893438041</text:p>
          </table:table-cell>
          <table:table-cell table:style-name="Default" table:formula="of:=[.AS52]/[.$AU52]*100" office:value-type="float" office:value="0" calcext:value-type="float">
            <text:p>0</text:p>
          </table:table-cell>
          <table:table-cell table:style-name="Default" table:formula="of:=[.AT52]/[.$AU52]*100" office:value-type="float" office:value="-0.000000000000030560454787225" calcext:value-type="float">
            <text:p>-3.0560454787225E-14</text:p>
          </table:table-cell>
        </table:table-row>
        <table:table-row table:style-name="ro1">
          <table:table-cell table:style-name="ce13" office:value-type="string" calcext:value-type="string">
            <text:p>grubhub-15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935" calcext:value-type="float">
            <text:p>0.63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4634" calcext:value-type="float">
            <text:p>0.4346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1799E-015" calcext:value-type="float">
            <text:p>1.81799E-15</text:p>
          </table:table-cell>
          <table:table-cell table:style-name="Default" office:value-type="float" office:value="1.07398" calcext:value-type="float">
            <text:p>1.07398</text:p>
          </table:table-cell>
          <table:table-cell table:style-name="Default" table:formula="of:=[.B53]/[.$H53]*100" office:value-type="float" office:value="0" calcext:value-type="float">
            <text:p>0</text:p>
          </table:table-cell>
          <table:table-cell table:style-name="Default" table:formula="of:=[.C53]/[.$H53]*100" office:value-type="float" office:value="59.5309037412242" calcext:value-type="float">
            <text:p>59.5309037412242</text:p>
          </table:table-cell>
          <table:table-cell table:style-name="Default" table:formula="of:=[.D53]/[.$H53]*100" office:value-type="float" office:value="0" calcext:value-type="float">
            <text:p>0</text:p>
          </table:table-cell>
          <table:table-cell table:style-name="Default" table:formula="of:=[.E53]/[.$H53]*100" office:value-type="float" office:value="40.46946870519" calcext:value-type="float">
            <text:p>40.46946870519</text:p>
          </table:table-cell>
          <table:table-cell table:style-name="Default" table:formula="of:=[.F53]/[.$H53]*100" office:value-type="float" office:value="0" calcext:value-type="float">
            <text:p>0</text:p>
          </table:table-cell>
          <table:table-cell table:style-name="Default" table:formula="of:=[.G53]/[.$H53]*100" office:value-type="float" office:value="0.000000000000169275964170655" calcext:value-type="float">
            <text:p>1.6927596417065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6488" calcext:value-type="float">
            <text:p>1.66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11707" calcext:value-type="float">
            <text:p>0.71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47415" calcext:value-type="float">
            <text:p>6.47415</text:p>
          </table:table-cell>
          <table:table-cell table:style-name="Default" office:value-type="float" office:value="8.85073" calcext:value-type="float">
            <text:p>8.85073</text:p>
          </table:table-cell>
          <table:table-cell table:style-name="Default" table:formula="of:=[.O53]/[.$U53]*100" office:value-type="float" office:value="0" calcext:value-type="float">
            <text:p>0</text:p>
          </table:table-cell>
          <table:table-cell table:style-name="Default" table:formula="of:=[.P53]/[.$U53]*100" office:value-type="float" office:value="18.8106517767461" calcext:value-type="float">
            <text:p>18.8106517767461</text:p>
          </table:table-cell>
          <table:table-cell table:style-name="Default" table:formula="of:=[.Q53]/[.$U53]*100" office:value-type="float" office:value="0" calcext:value-type="float">
            <text:p>0</text:p>
          </table:table-cell>
          <table:table-cell table:style-name="Default" table:formula="of:=[.R53]/[.$U53]*100" office:value-type="float" office:value="8.04122371826957" calcext:value-type="float">
            <text:p>8.04122371826957</text:p>
          </table:table-cell>
          <table:table-cell table:style-name="Default" table:formula="of:=[.S53]/[.$U53]*100" office:value-type="float" office:value="0" calcext:value-type="float">
            <text:p>0</text:p>
          </table:table-cell>
          <table:table-cell table:style-name="Default" table:formula="of:=[.T53]/[.$U53]*100" office:value-type="float" office:value="73.1482035945058" calcext:value-type="float">
            <text:p>73.14820359450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1154" calcext:value-type="float">
            <text:p>2.11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8293" calcext:value-type="float">
            <text:p>0.56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548" calcext:value-type="float">
            <text:p>5.9548</text:p>
          </table:table-cell>
          <table:table-cell table:style-name="Default" office:value-type="float" office:value="8.63463" calcext:value-type="float">
            <text:p>8.63463</text:p>
          </table:table-cell>
          <table:table-cell table:style-name="Default" table:formula="of:=[.AB53]/[.$AH53]*100" office:value-type="float" office:value="0" calcext:value-type="float">
            <text:p>0</text:p>
          </table:table-cell>
          <table:table-cell table:style-name="Default" table:formula="of:=[.AC53]/[.$AH53]*100" office:value-type="float" office:value="24.4543194091698" calcext:value-type="float">
            <text:p>24.4543194091698</text:p>
          </table:table-cell>
          <table:table-cell table:style-name="Default" table:formula="of:=[.AD53]/[.$AH53]*100" office:value-type="float" office:value="0" calcext:value-type="float">
            <text:p>0</text:p>
          </table:table-cell>
          <table:table-cell table:style-name="Default" table:formula="of:=[.AE53]/[.$AH53]*100" office:value-type="float" office:value="6.58155589758913" calcext:value-type="float">
            <text:p>6.58155589758913</text:p>
          </table:table-cell>
          <table:table-cell table:style-name="Default" table:formula="of:=[.AF53]/[.$AH53]*100" office:value-type="float" office:value="0" calcext:value-type="float">
            <text:p>0</text:p>
          </table:table-cell>
          <table:table-cell table:style-name="Default" table:formula="of:=[.AG53]/[.$AH53]*100" office:value-type="float" office:value="68.9641594370575" calcext:value-type="float">
            <text:p>68.9641594370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439" calcext:value-type="float">
            <text:p>2.9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2049" calcext:value-type="float">
            <text:p>1.12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4829" calcext:value-type="float">
            <text:p>5.04829</text:p>
          </table:table-cell>
          <table:table-cell table:style-name="Default" office:value-type="float" office:value="9.11268" calcext:value-type="float">
            <text:p>9.11268</text:p>
          </table:table-cell>
          <table:table-cell table:style-name="Default" table:formula="of:=[.AO53]/[.$AU53]*100" office:value-type="float" office:value="0" calcext:value-type="float">
            <text:p>0</text:p>
          </table:table-cell>
          <table:table-cell table:style-name="Default" table:formula="of:=[.AP53]/[.$AU53]*100" office:value-type="float" office:value="32.3055347054873" calcext:value-type="float">
            <text:p>32.3055347054873</text:p>
          </table:table-cell>
          <table:table-cell table:style-name="Default" table:formula="of:=[.AQ53]/[.$AU53]*100" office:value-type="float" office:value="0" calcext:value-type="float">
            <text:p>0</text:p>
          </table:table-cell>
          <table:table-cell table:style-name="Default" table:formula="of:=[.AR53]/[.$AU53]*100" office:value-type="float" office:value="12.2959436740893" calcext:value-type="float">
            <text:p>12.2959436740893</text:p>
          </table:table-cell>
          <table:table-cell table:style-name="Default" table:formula="of:=[.AS53]/[.$AU53]*100" office:value-type="float" office:value="0" calcext:value-type="float">
            <text:p>0</text:p>
          </table:table-cell>
          <table:table-cell table:style-name="Default" table:formula="of:=[.AT53]/[.$AU53]*100" office:value-type="float" office:value="55.3985216204234" calcext:value-type="float">
            <text:p>55.3985216204234</text:p>
          </table:table-cell>
        </table:table-row>
        <table:table-row table:style-name="ro1">
          <table:table-cell table:style-name="ce13" office:value-type="string" calcext:value-type="string">
            <text:p>grubhub-15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5447" calcext:value-type="float">
            <text:p>0.47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99024" calcext:value-type="float">
            <text:p>0.19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2941E-015" calcext:value-type="float">
            <text:p>1.42941E-15</text:p>
          </table:table-cell>
          <table:table-cell table:style-name="Default" office:value-type="float" office:value="0.674472" calcext:value-type="float">
            <text:p>0.674472</text:p>
          </table:table-cell>
          <table:table-cell table:style-name="Default" table:formula="of:=[.B54]/[.$H54]*100" office:value-type="float" office:value="0" calcext:value-type="float">
            <text:p>0</text:p>
          </table:table-cell>
          <table:table-cell table:style-name="Default" table:formula="of:=[.C54]/[.$H54]*100" office:value-type="float" office:value="70.4917327924658" calcext:value-type="float">
            <text:p>70.4917327924658</text:p>
          </table:table-cell>
          <table:table-cell table:style-name="Default" table:formula="of:=[.D54]/[.$H54]*100" office:value-type="float" office:value="0" calcext:value-type="float">
            <text:p>0</text:p>
          </table:table-cell>
          <table:table-cell table:style-name="Default" table:formula="of:=[.E54]/[.$H54]*100" office:value-type="float" office:value="29.5081189434106" calcext:value-type="float">
            <text:p>29.5081189434106</text:p>
          </table:table-cell>
          <table:table-cell table:style-name="Default" table:formula="of:=[.F54]/[.$H54]*100" office:value-type="float" office:value="0" calcext:value-type="float">
            <text:p>0</text:p>
          </table:table-cell>
          <table:table-cell table:style-name="Default" table:formula="of:=[.G54]/[.$H54]*100" office:value-type="float" office:value="0.00000000000021193022097285" calcext:value-type="float">
            <text:p>2.119302209728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0634" calcext:value-type="float">
            <text:p>1.306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1707" calcext:value-type="float">
            <text:p>0.35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2341" calcext:value-type="float">
            <text:p>5.62341</text:p>
          </table:table-cell>
          <table:table-cell table:style-name="Default" office:value-type="float" office:value="7.28146" calcext:value-type="float">
            <text:p>7.28146</text:p>
          </table:table-cell>
          <table:table-cell table:style-name="Default" table:formula="of:=[.O54]/[.$U54]*100" office:value-type="float" office:value="0" calcext:value-type="float">
            <text:p>0</text:p>
          </table:table-cell>
          <table:table-cell table:style-name="Default" table:formula="of:=[.P54]/[.$U54]*100" office:value-type="float" office:value="17.9406327851832" calcext:value-type="float">
            <text:p>17.9406327851832</text:p>
          </table:table-cell>
          <table:table-cell table:style-name="Default" table:formula="of:=[.Q54]/[.$U54]*100" office:value-type="float" office:value="0" calcext:value-type="float">
            <text:p>0</text:p>
          </table:table-cell>
          <table:table-cell table:style-name="Default" table:formula="of:=[.R54]/[.$U54]*100" office:value-type="float" office:value="4.83017142166544" calcext:value-type="float">
            <text:p>4.83017142166544</text:p>
          </table:table-cell>
          <table:table-cell table:style-name="Default" table:formula="of:=[.S54]/[.$U54]*100" office:value-type="float" office:value="0" calcext:value-type="float">
            <text:p>0</text:p>
          </table:table-cell>
          <table:table-cell table:style-name="Default" table:formula="of:=[.T54]/[.$U54]*100" office:value-type="float" office:value="77.2291545926229" calcext:value-type="float">
            <text:p>77.22915459262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7789" calcext:value-type="float">
            <text:p>1.77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5366" calcext:value-type="float">
            <text:p>0.50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2016" calcext:value-type="float">
            <text:p>5.32016</text:p>
          </table:table-cell>
          <table:table-cell table:style-name="Default" office:value-type="float" office:value="7.60341" calcext:value-type="float">
            <text:p>7.60341</text:p>
          </table:table-cell>
          <table:table-cell table:style-name="Default" table:formula="of:=[.AB54]/[.$AH54]*100" office:value-type="float" office:value="0" calcext:value-type="float">
            <text:p>0</text:p>
          </table:table-cell>
          <table:table-cell table:style-name="Default" table:formula="of:=[.AC54]/[.$AH54]*100" office:value-type="float" office:value="23.382797981432" calcext:value-type="float">
            <text:p>23.382797981432</text:p>
          </table:table-cell>
          <table:table-cell table:style-name="Default" table:formula="of:=[.AD54]/[.$AH54]*100" office:value-type="float" office:value="0" calcext:value-type="float">
            <text:p>0</text:p>
          </table:table-cell>
          <table:table-cell table:style-name="Default" table:formula="of:=[.AE54]/[.$AH54]*100" office:value-type="float" office:value="6.64657042037717" calcext:value-type="float">
            <text:p>6.64657042037717</text:p>
          </table:table-cell>
          <table:table-cell table:style-name="Default" table:formula="of:=[.AF54]/[.$AH54]*100" office:value-type="float" office:value="0" calcext:value-type="float">
            <text:p>0</text:p>
          </table:table-cell>
          <table:table-cell table:style-name="Default" table:formula="of:=[.AG54]/[.$AH54]*100" office:value-type="float" office:value="69.9707105101527" calcext:value-type="float">
            <text:p>69.97071051015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3415" calcext:value-type="float">
            <text:p>3.13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1707" calcext:value-type="float">
            <text:p>0.35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3561" calcext:value-type="float">
            <text:p>3.93561</text:p>
          </table:table-cell>
          <table:table-cell table:style-name="Default" office:value-type="float" office:value="7.42146" calcext:value-type="float">
            <text:p>7.42146</text:p>
          </table:table-cell>
          <table:table-cell table:style-name="Default" table:formula="of:=[.AO54]/[.$AU54]*100" office:value-type="float" office:value="0" calcext:value-type="float">
            <text:p>0</text:p>
          </table:table-cell>
          <table:table-cell table:style-name="Default" table:formula="of:=[.AP54]/[.$AU54]*100" office:value-type="float" office:value="42.2309087430236" calcext:value-type="float">
            <text:p>42.2309087430236</text:p>
          </table:table-cell>
          <table:table-cell table:style-name="Default" table:formula="of:=[.AQ54]/[.$AU54]*100" office:value-type="float" office:value="0" calcext:value-type="float">
            <text:p>0</text:p>
          </table:table-cell>
          <table:table-cell table:style-name="Default" table:formula="of:=[.AR54]/[.$AU54]*100" office:value-type="float" office:value="4.73905404057962" calcext:value-type="float">
            <text:p>4.73905404057962</text:p>
          </table:table-cell>
          <table:table-cell table:style-name="Default" table:formula="of:=[.AS54]/[.$AU54]*100" office:value-type="float" office:value="0" calcext:value-type="float">
            <text:p>0</text:p>
          </table:table-cell>
          <table:table-cell table:style-name="Default" table:formula="of:=[.AT54]/[.$AU54]*100" office:value-type="float" office:value="53.0301315374603" calcext:value-type="float">
            <text:p>53.0301315374603</text:p>
          </table:table-cell>
        </table:table-row>
        <table:table-row table:style-name="ro1">
          <table:table-cell table:style-name="ce13" office:value-type="string" calcext:value-type="string">
            <text:p>grubhub-15-2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4.73233E-015" calcext:value-type="float">
            <text:p>-4.73233E-15</text:p>
          </table:table-cell>
          <table:table-cell table:style-name="Default" table:formula="of:=[.B55]/[.$H55]*100" office:value-type="float" office:value="-0" calcext:value-type="float">
            <text:p>0</text:p>
          </table:table-cell>
          <table:table-cell table:style-name="Default" table:formula="of:=[.C55]/[.$H55]*100" office:value-type="float" office:value="-0" calcext:value-type="float">
            <text:p>0</text:p>
          </table:table-cell>
          <table:table-cell table:style-name="Default" table:formula="of:=[.D55]/[.$H55]*100" office:value-type="float" office:value="-0" calcext:value-type="float">
            <text:p>0</text:p>
          </table:table-cell>
          <table:table-cell table:style-name="Default" table:formula="of:=[.E55]/[.$H55]*100" office:value-type="float" office:value="-0" calcext:value-type="float">
            <text:p>0</text:p>
          </table:table-cell>
          <table:table-cell table:style-name="Default" table:formula="of:=[.F55]/[.$H55]*100" office:value-type="float" office:value="-0" calcext:value-type="float">
            <text:p>0</text:p>
          </table:table-cell>
          <table:table-cell table:style-name="Default" table:formula="of:=[.G55]/[.$H55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2634" calcext:value-type="float">
            <text:p>1.326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7561" calcext:value-type="float">
            <text:p>0.47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7967E-016" calcext:value-type="float">
            <text:p>4.57967E-16</text:p>
          </table:table-cell>
          <table:table-cell table:style-name="Default" office:value-type="float" office:value="1.8039" calcext:value-type="float">
            <text:p>1.8039</text:p>
          </table:table-cell>
          <table:table-cell table:style-name="Default" table:formula="of:=[.O55]/[.$U55]*100" office:value-type="float" office:value="0" calcext:value-type="float">
            <text:p>0</text:p>
          </table:table-cell>
          <table:table-cell table:style-name="Default" table:formula="of:=[.P55]/[.$U55]*100" office:value-type="float" office:value="73.5262486834082" calcext:value-type="float">
            <text:p>73.5262486834082</text:p>
          </table:table-cell>
          <table:table-cell table:style-name="Default" table:formula="of:=[.Q55]/[.$U55]*100" office:value-type="float" office:value="0" calcext:value-type="float">
            <text:p>0</text:p>
          </table:table-cell>
          <table:table-cell table:style-name="Default" table:formula="of:=[.R55]/[.$U55]*100" office:value-type="float" office:value="26.4738067520372" calcext:value-type="float">
            <text:p>26.4738067520372</text:p>
          </table:table-cell>
          <table:table-cell table:style-name="Default" table:formula="of:=[.S55]/[.$U55]*100" office:value-type="float" office:value="0" calcext:value-type="float">
            <text:p>0</text:p>
          </table:table-cell>
          <table:table-cell table:style-name="Default" table:formula="of:=[.T55]/[.$U55]*100" office:value-type="float" office:value="0.0000000000000253876046344032" calcext:value-type="float">
            <text:p>2.5387604634403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9008" calcext:value-type="float">
            <text:p>1.890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7561" calcext:value-type="float">
            <text:p>0.47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242723" calcext:value-type="float">
            <text:p>2.42723E-14</text:p>
          </table:table-cell>
          <table:table-cell table:style-name="Default" office:value-type="float" office:value="2.36764" calcext:value-type="float">
            <text:p>2.36764</text:p>
          </table:table-cell>
          <table:table-cell table:style-name="Default" table:formula="of:=[.AB55]/[.$AH55]*100" office:value-type="float" office:value="0" calcext:value-type="float">
            <text:p>0</text:p>
          </table:table-cell>
          <table:table-cell table:style-name="Default" table:formula="of:=[.AC55]/[.$AH55]*100" office:value-type="float" office:value="79.8297038401108" calcext:value-type="float">
            <text:p>79.8297038401108</text:p>
          </table:table-cell>
          <table:table-cell table:style-name="Default" table:formula="of:=[.AD55]/[.$AH55]*100" office:value-type="float" office:value="0" calcext:value-type="float">
            <text:p>0</text:p>
          </table:table-cell>
          <table:table-cell table:style-name="Default" table:formula="of:=[.AE55]/[.$AH55]*100" office:value-type="float" office:value="20.1703383960399" calcext:value-type="float">
            <text:p>20.1703383960399</text:p>
          </table:table-cell>
          <table:table-cell table:style-name="Default" table:formula="of:=[.AF55]/[.$AH55]*100" office:value-type="float" office:value="0" calcext:value-type="float">
            <text:p>0</text:p>
          </table:table-cell>
          <table:table-cell table:style-name="Default" table:formula="of:=[.AG55]/[.$AH55]*100" office:value-type="float" office:value="0.00000000000102516852224156" calcext:value-type="float">
            <text:p>1.02516852224156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639" calcext:value-type="float">
            <text:p>2.96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3415" calcext:value-type="float">
            <text:p>0.283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1394E-015" calcext:value-type="float">
            <text:p>3.41394E-15</text:p>
          </table:table-cell>
          <table:table-cell table:style-name="Default" office:value-type="float" office:value="3.24732" calcext:value-type="float">
            <text:p>3.24732</text:p>
          </table:table-cell>
          <table:table-cell table:style-name="Default" table:formula="of:=[.AO55]/[.$AU55]*100" office:value-type="float" office:value="0" calcext:value-type="float">
            <text:p>0</text:p>
          </table:table-cell>
          <table:table-cell table:style-name="Default" table:formula="of:=[.AP55]/[.$AU55]*100" office:value-type="float" office:value="91.2721875269453" calcext:value-type="float">
            <text:p>91.2721875269453</text:p>
          </table:table-cell>
          <table:table-cell table:style-name="Default" table:formula="of:=[.AQ55]/[.$AU55]*100" office:value-type="float" office:value="0" calcext:value-type="float">
            <text:p>0</text:p>
          </table:table-cell>
          <table:table-cell table:style-name="Default" table:formula="of:=[.AR55]/[.$AU55]*100" office:value-type="float" office:value="8.72765849993225" calcext:value-type="float">
            <text:p>8.72765849993225</text:p>
          </table:table-cell>
          <table:table-cell table:style-name="Default" table:formula="of:=[.AS55]/[.$AU55]*100" office:value-type="float" office:value="0" calcext:value-type="float">
            <text:p>0</text:p>
          </table:table-cell>
          <table:table-cell table:style-name="Default" table:formula="of:=[.AT55]/[.$AU55]*100" office:value-type="float" office:value="0.000000000000105131000332582" calcext:value-type="float">
            <text:p>1.05131000332582E-13</text:p>
          </table:table-cell>
        </table:table-row>
        <table:table-row table:style-name="ro1">
          <table:table-cell table:style-name="ce13" office:value-type="string" calcext:value-type="string">
            <text:p>grubhub-15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5203" calcext:value-type="float">
            <text:p>0.585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927" calcext:value-type="float">
            <text:p>0.4629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04813" calcext:value-type="float">
            <text:p>1.04813</text:p>
          </table:table-cell>
          <table:table-cell table:style-name="Default" table:formula="of:=[.B56]/[.$H56]*100" office:value-type="float" office:value="0" calcext:value-type="float">
            <text:p>0</text:p>
          </table:table-cell>
          <table:table-cell table:style-name="Default" table:formula="of:=[.C56]/[.$H56]*100" office:value-type="float" office:value="55.8330550599639" calcext:value-type="float">
            <text:p>55.8330550599639</text:p>
          </table:table-cell>
          <table:table-cell table:style-name="Default" table:formula="of:=[.D56]/[.$H56]*100" office:value-type="float" office:value="0" calcext:value-type="float">
            <text:p>0</text:p>
          </table:table-cell>
          <table:table-cell table:style-name="Default" table:formula="of:=[.E56]/[.$H56]*100" office:value-type="float" office:value="44.1669449400361" calcext:value-type="float">
            <text:p>44.1669449400361</text:p>
          </table:table-cell>
          <table:table-cell table:style-name="Default" table:formula="of:=[.F56]/[.$H56]*100" office:value-type="float" office:value="0" calcext:value-type="float">
            <text:p>0</text:p>
          </table:table-cell>
          <table:table-cell table:style-name="Default" table:formula="of:=[.G56]/[.$H56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2455" calcext:value-type="float">
            <text:p>1.12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927" calcext:value-type="float">
            <text:p>0.4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59595E-015" calcext:value-type="float">
            <text:p>-1.59595E-15</text:p>
          </table:table-cell>
          <table:table-cell table:style-name="Default" office:value-type="float" office:value="1.58748" calcext:value-type="float">
            <text:p>1.58748</text:p>
          </table:table-cell>
          <table:table-cell table:style-name="Default" table:formula="of:=[.O56]/[.$U56]*100" office:value-type="float" office:value="0" calcext:value-type="float">
            <text:p>0</text:p>
          </table:table-cell>
          <table:table-cell table:style-name="Default" table:formula="of:=[.P56]/[.$U56]*100" office:value-type="float" office:value="70.838687731499" calcext:value-type="float">
            <text:p>70.838687731499</text:p>
          </table:table-cell>
          <table:table-cell table:style-name="Default" table:formula="of:=[.Q56]/[.$U56]*100" office:value-type="float" office:value="0" calcext:value-type="float">
            <text:p>0</text:p>
          </table:table-cell>
          <table:table-cell table:style-name="Default" table:formula="of:=[.R56]/[.$U56]*100" office:value-type="float" office:value="29.1611232897422" calcext:value-type="float">
            <text:p>29.1611232897422</text:p>
          </table:table-cell>
          <table:table-cell table:style-name="Default" table:formula="of:=[.S56]/[.$U56]*100" office:value-type="float" office:value="0" calcext:value-type="float">
            <text:p>0</text:p>
          </table:table-cell>
          <table:table-cell table:style-name="Default" table:formula="of:=[.T56]/[.$U56]*100" office:value-type="float" office:value="-0.000000000000100533550028977" calcext:value-type="float">
            <text:p>-1.0053355002897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2455" calcext:value-type="float">
            <text:p>1.12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927" calcext:value-type="float">
            <text:p>0.4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8744E-015" calcext:value-type="float">
            <text:p>5.28744E-15</text:p>
          </table:table-cell>
          <table:table-cell table:style-name="Default" office:value-type="float" office:value="1.58748" calcext:value-type="float">
            <text:p>1.58748</text:p>
          </table:table-cell>
          <table:table-cell table:style-name="Default" table:formula="of:=[.AB56]/[.$AH56]*100" office:value-type="float" office:value="0" calcext:value-type="float">
            <text:p>0</text:p>
          </table:table-cell>
          <table:table-cell table:style-name="Default" table:formula="of:=[.AC56]/[.$AH56]*100" office:value-type="float" office:value="70.838687731499" calcext:value-type="float">
            <text:p>70.838687731499</text:p>
          </table:table-cell>
          <table:table-cell table:style-name="Default" table:formula="of:=[.AD56]/[.$AH56]*100" office:value-type="float" office:value="0" calcext:value-type="float">
            <text:p>0</text:p>
          </table:table-cell>
          <table:table-cell table:style-name="Default" table:formula="of:=[.AE56]/[.$AH56]*100" office:value-type="float" office:value="29.1611232897422" calcext:value-type="float">
            <text:p>29.1611232897422</text:p>
          </table:table-cell>
          <table:table-cell table:style-name="Default" table:formula="of:=[.AF56]/[.$AH56]*100" office:value-type="float" office:value="0" calcext:value-type="float">
            <text:p>0</text:p>
          </table:table-cell>
          <table:table-cell table:style-name="Default" table:formula="of:=[.AG56]/[.$AH56]*100" office:value-type="float" office:value="0.000000000000333071282787815" calcext:value-type="float">
            <text:p>3.3307128278781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6927" calcext:value-type="float">
            <text:p>1.46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927" calcext:value-type="float">
            <text:p>0.4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5268" calcext:value-type="float">
            <text:p>4.75268</text:p>
          </table:table-cell>
          <table:table-cell table:style-name="Default" office:value-type="float" office:value="6.68488" calcext:value-type="float">
            <text:p>6.68488</text:p>
          </table:table-cell>
          <table:table-cell table:style-name="Default" table:formula="of:=[.AO56]/[.$AU56]*100" office:value-type="float" office:value="0" calcext:value-type="float">
            <text:p>0</text:p>
          </table:table-cell>
          <table:table-cell table:style-name="Default" table:formula="of:=[.AP56]/[.$AU56]*100" office:value-type="float" office:value="21.9790033628128" calcext:value-type="float">
            <text:p>21.9790033628128</text:p>
          </table:table-cell>
          <table:table-cell table:style-name="Default" table:formula="of:=[.AQ56]/[.$AU56]*100" office:value-type="float" office:value="0" calcext:value-type="float">
            <text:p>0</text:p>
          </table:table-cell>
          <table:table-cell table:style-name="Default" table:formula="of:=[.AR56]/[.$AU56]*100" office:value-type="float" office:value="6.92498593841625" calcext:value-type="float">
            <text:p>6.92498593841625</text:p>
          </table:table-cell>
          <table:table-cell table:style-name="Default" table:formula="of:=[.AS56]/[.$AU56]*100" office:value-type="float" office:value="0" calcext:value-type="float">
            <text:p>0</text:p>
          </table:table-cell>
          <table:table-cell table:style-name="Default" table:formula="of:=[.AT56]/[.$AU56]*100" office:value-type="float" office:value="71.095965821376" calcext:value-type="float">
            <text:p>71.095965821376</text:p>
          </table:table-cell>
        </table:table-row>
        <table:table-row table:style-name="ro1">
          <table:table-cell table:style-name="ce13" office:value-type="string" calcext:value-type="string">
            <text:p>grubhub-15-4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3.51108E-015" calcext:value-type="float">
            <text:p>-3.51108E-15</text:p>
          </table:table-cell>
          <table:table-cell table:style-name="Default" table:formula="of:=[.B57]/[.$H57]*100" office:value-type="float" office:value="-0" calcext:value-type="float">
            <text:p>0</text:p>
          </table:table-cell>
          <table:table-cell table:style-name="Default" table:formula="of:=[.C57]/[.$H57]*100" office:value-type="float" office:value="-0" calcext:value-type="float">
            <text:p>0</text:p>
          </table:table-cell>
          <table:table-cell table:style-name="Default" table:formula="of:=[.D57]/[.$H57]*100" office:value-type="float" office:value="-0" calcext:value-type="float">
            <text:p>0</text:p>
          </table:table-cell>
          <table:table-cell table:style-name="Default" table:formula="of:=[.E57]/[.$H57]*100" office:value-type="float" office:value="-0" calcext:value-type="float">
            <text:p>0</text:p>
          </table:table-cell>
          <table:table-cell table:style-name="Default" table:formula="of:=[.F57]/[.$H57]*100" office:value-type="float" office:value="-0" calcext:value-type="float">
            <text:p>0</text:p>
          </table:table-cell>
          <table:table-cell table:style-name="Default" table:formula="of:=[.G57]/[.$H57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2894" calcext:value-type="float">
            <text:p>1.02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0488" calcext:value-type="float">
            <text:p>0.440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76088E-015" calcext:value-type="float">
            <text:p>-3.76088E-15</text:p>
          </table:table-cell>
          <table:table-cell table:style-name="Default" office:value-type="float" office:value="1.46943" calcext:value-type="float">
            <text:p>1.46943</text:p>
          </table:table-cell>
          <table:table-cell table:style-name="Default" table:formula="of:=[.O57]/[.$U57]*100" office:value-type="float" office:value="0" calcext:value-type="float">
            <text:p>0</text:p>
          </table:table-cell>
          <table:table-cell table:style-name="Default" table:formula="of:=[.P57]/[.$U57]*100" office:value-type="float" office:value="70.0230701700659" calcext:value-type="float">
            <text:p>70.0230701700659</text:p>
          </table:table-cell>
          <table:table-cell table:style-name="Default" table:formula="of:=[.Q57]/[.$U57]*100" office:value-type="float" office:value="0" calcext:value-type="float">
            <text:p>0</text:p>
          </table:table-cell>
          <table:table-cell table:style-name="Default" table:formula="of:=[.R57]/[.$U57]*100" office:value-type="float" office:value="29.976793722736" calcext:value-type="float">
            <text:p>29.976793722736</text:p>
          </table:table-cell>
          <table:table-cell table:style-name="Default" table:formula="of:=[.S57]/[.$U57]*100" office:value-type="float" office:value="0" calcext:value-type="float">
            <text:p>0</text:p>
          </table:table-cell>
          <table:table-cell table:style-name="Default" table:formula="of:=[.T57]/[.$U57]*100" office:value-type="float" office:value="-0.000000000000255941419461968" calcext:value-type="float">
            <text:p>-2.5594141946196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4569" calcext:value-type="float">
            <text:p>1.94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8711E-015" calcext:value-type="float">
            <text:p>-4.8711E-15</text:p>
          </table:table-cell>
          <table:table-cell table:style-name="Default" office:value-type="float" office:value="2.68569" calcext:value-type="float">
            <text:p>2.68569</text:p>
          </table:table-cell>
          <table:table-cell table:style-name="Default" table:formula="of:=[.AB57]/[.$AH57]*100" office:value-type="float" office:value="0" calcext:value-type="float">
            <text:p>0</text:p>
          </table:table-cell>
          <table:table-cell table:style-name="Default" table:formula="of:=[.AC57]/[.$AH57]*100" office:value-type="float" office:value="72.4465593571857" calcext:value-type="float">
            <text:p>72.4465593571857</text:p>
          </table:table-cell>
          <table:table-cell table:style-name="Default" table:formula="of:=[.AD57]/[.$AH57]*100" office:value-type="float" office:value="0" calcext:value-type="float">
            <text:p>0</text:p>
          </table:table-cell>
          <table:table-cell table:style-name="Default" table:formula="of:=[.AE57]/[.$AH57]*100" office:value-type="float" office:value="27.5534406428143" calcext:value-type="float">
            <text:p>27.5534406428143</text:p>
          </table:table-cell>
          <table:table-cell table:style-name="Default" table:formula="of:=[.AF57]/[.$AH57]*100" office:value-type="float" office:value="0" calcext:value-type="float">
            <text:p>0</text:p>
          </table:table-cell>
          <table:table-cell table:style-name="Default" table:formula="of:=[.AG57]/[.$AH57]*100" office:value-type="float" office:value="-0.000000000000181372384750288" calcext:value-type="float">
            <text:p>-1.8137238475028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3512" calcext:value-type="float">
            <text:p>2.63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25366" calcext:value-type="float">
            <text:p>0.92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69069E-015" calcext:value-type="float">
            <text:p>-4.69069E-15</text:p>
          </table:table-cell>
          <table:table-cell table:style-name="Default" office:value-type="float" office:value="3.56049" calcext:value-type="float">
            <text:p>3.56049</text:p>
          </table:table-cell>
          <table:table-cell table:style-name="Default" table:formula="of:=[.AO57]/[.$AU57]*100" office:value-type="float" office:value="0" calcext:value-type="float">
            <text:p>0</text:p>
          </table:table-cell>
          <table:table-cell table:style-name="Default" table:formula="of:=[.AP57]/[.$AU57]*100" office:value-type="float" office:value="74.0100379442155" calcext:value-type="float">
            <text:p>74.0100379442155</text:p>
          </table:table-cell>
          <table:table-cell table:style-name="Default" table:formula="of:=[.AQ57]/[.$AU57]*100" office:value-type="float" office:value="0" calcext:value-type="float">
            <text:p>0</text:p>
          </table:table-cell>
          <table:table-cell table:style-name="Default" table:formula="of:=[.AR57]/[.$AU57]*100" office:value-type="float" office:value="25.989849711697" calcext:value-type="float">
            <text:p>25.989849711697</text:p>
          </table:table-cell>
          <table:table-cell table:style-name="Default" table:formula="of:=[.AS57]/[.$AU57]*100" office:value-type="float" office:value="0" calcext:value-type="float">
            <text:p>0</text:p>
          </table:table-cell>
          <table:table-cell table:style-name="Default" table:formula="of:=[.AT57]/[.$AU57]*100" office:value-type="float" office:value="-0.000000000000131742821914961" calcext:value-type="float">
            <text:p>-1.31742821914961E-13</text:p>
          </table:table-cell>
        </table:table-row>
        <table:table-row table:style-name="ro1">
          <table:table-cell table:style-name="ce13" office:value-type="string" calcext:value-type="string">
            <text:p>grubhub-15-5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58]/[.$H58]*100" office:value-type="string" office:string-value="" calcext:value-type="error">
            <text:p>#DIV/0!</text:p>
          </table:table-cell>
          <table:table-cell table:style-name="Default" table:formula="of:=[.C58]/[.$H58]*100" office:value-type="string" office:string-value="" calcext:value-type="error">
            <text:p>#DIV/0!</text:p>
          </table:table-cell>
          <table:table-cell table:style-name="Default" table:formula="of:=[.D58]/[.$H58]*100" office:value-type="string" office:string-value="" calcext:value-type="error">
            <text:p>#DIV/0!</text:p>
          </table:table-cell>
          <table:table-cell table:style-name="Default" table:formula="of:=[.E58]/[.$H58]*100" office:value-type="string" office:string-value="" calcext:value-type="error">
            <text:p>#DIV/0!</text:p>
          </table:table-cell>
          <table:table-cell table:style-name="Default" table:formula="of:=[.F58]/[.$H58]*100" office:value-type="string" office:string-value="" calcext:value-type="error">
            <text:p>#DIV/0!</text:p>
          </table:table-cell>
          <table:table-cell table:style-name="Default" table:formula="of:=[.G58]/[.$H58]*100" office:value-type="string" office:string-value="" calcext:value-type="error">
            <text:p>#DIV/0!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9268" calcext:value-type="float">
            <text:p>1.59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1951" calcext:value-type="float">
            <text:p>0.6019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45E-016" calcext:value-type="float">
            <text:p>6.245E-16</text:p>
          </table:table-cell>
          <table:table-cell table:style-name="Default" office:value-type="float" office:value="2.19463" calcext:value-type="float">
            <text:p>2.19463</text:p>
          </table:table-cell>
          <table:table-cell table:style-name="Default" table:formula="of:=[.O58]/[.$U58]*100" office:value-type="float" office:value="0" calcext:value-type="float">
            <text:p>0</text:p>
          </table:table-cell>
          <table:table-cell table:style-name="Default" table:formula="of:=[.P58]/[.$U58]*100" office:value-type="float" office:value="72.5716863434839" calcext:value-type="float">
            <text:p>72.5716863434839</text:p>
          </table:table-cell>
          <table:table-cell table:style-name="Default" table:formula="of:=[.Q58]/[.$U58]*100" office:value-type="float" office:value="0" calcext:value-type="float">
            <text:p>0</text:p>
          </table:table-cell>
          <table:table-cell table:style-name="Default" table:formula="of:=[.R58]/[.$U58]*100" office:value-type="float" office:value="27.4283592222835" calcext:value-type="float">
            <text:p>27.4283592222835</text:p>
          </table:table-cell>
          <table:table-cell table:style-name="Default" table:formula="of:=[.S58]/[.$U58]*100" office:value-type="float" office:value="0" calcext:value-type="float">
            <text:p>0</text:p>
          </table:table-cell>
          <table:table-cell table:style-name="Default" table:formula="of:=[.T58]/[.$U58]*100" office:value-type="float" office:value="0.0000000000000284558217102655" calcext:value-type="float">
            <text:p>2.84558217102655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5642" calcext:value-type="float">
            <text:p>1.956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40976" calcext:value-type="float">
            <text:p>0.84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63278E-016" calcext:value-type="float">
            <text:p>-7.63278E-16</text:p>
          </table:table-cell>
          <table:table-cell table:style-name="Default" office:value-type="float" office:value="2.7974" calcext:value-type="float">
            <text:p>2.7974</text:p>
          </table:table-cell>
          <table:table-cell table:style-name="Default" table:formula="of:=[.AB58]/[.$AH58]*100" office:value-type="float" office:value="0" calcext:value-type="float">
            <text:p>0</text:p>
          </table:table-cell>
          <table:table-cell table:style-name="Default" table:formula="of:=[.AC58]/[.$AH58]*100" office:value-type="float" office:value="69.9370844355473" calcext:value-type="float">
            <text:p>69.9370844355473</text:p>
          </table:table-cell>
          <table:table-cell table:style-name="Default" table:formula="of:=[.AD58]/[.$AH58]*100" office:value-type="float" office:value="0" calcext:value-type="float">
            <text:p>0</text:p>
          </table:table-cell>
          <table:table-cell table:style-name="Default" table:formula="of:=[.AE58]/[.$AH58]*100" office:value-type="float" office:value="30.0627725745335" calcext:value-type="float">
            <text:p>30.0627725745335</text:p>
          </table:table-cell>
          <table:table-cell table:style-name="Default" table:formula="of:=[.AF58]/[.$AH58]*100" office:value-type="float" office:value="0" calcext:value-type="float">
            <text:p>0</text:p>
          </table:table-cell>
          <table:table-cell table:style-name="Default" table:formula="of:=[.AG58]/[.$AH58]*100" office:value-type="float" office:value="-0.0000000000000272852648888253" calcext:value-type="float">
            <text:p>-2.7285264888825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922" calcext:value-type="float">
            <text:p>3.39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68293" calcext:value-type="float">
            <text:p>0.086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3951" calcext:value-type="float">
            <text:p>4.43951</text:p>
          </table:table-cell>
          <table:table-cell table:style-name="Default" office:value-type="float" office:value="7.91854" calcext:value-type="float">
            <text:p>7.91854</text:p>
          </table:table-cell>
          <table:table-cell table:style-name="Default" table:formula="of:=[.AO58]/[.$AU58]*100" office:value-type="float" office:value="0" calcext:value-type="float">
            <text:p>0</text:p>
          </table:table-cell>
          <table:table-cell table:style-name="Default" table:formula="of:=[.AP58]/[.$AU58]*100" office:value-type="float" office:value="42.8387051148318" calcext:value-type="float">
            <text:p>42.8387051148318</text:p>
          </table:table-cell>
          <table:table-cell table:style-name="Default" table:formula="of:=[.AQ58]/[.$AU58]*100" office:value-type="float" office:value="0" calcext:value-type="float">
            <text:p>0</text:p>
          </table:table-cell>
          <table:table-cell table:style-name="Default" table:formula="of:=[.AR58]/[.$AU58]*100" office:value-type="float" office:value="1.09653168387102" calcext:value-type="float">
            <text:p>1.09653168387102</text:p>
          </table:table-cell>
          <table:table-cell table:style-name="Default" table:formula="of:=[.AS58]/[.$AU58]*100" office:value-type="float" office:value="0" calcext:value-type="float">
            <text:p>0</text:p>
          </table:table-cell>
          <table:table-cell table:style-name="Default" table:formula="of:=[.AT58]/[.$AU58]*100" office:value-type="float" office:value="56.0647543612838" calcext:value-type="float">
            <text:p>56.0647543612838</text:p>
          </table:table-cell>
        </table:table-row>
        <table:table-row table:style-name="ro1">
          <table:table-cell table:style-name="ce13" office:value-type="string" calcext:value-type="string">
            <text:p>grubhub-15-6.tsp 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formula="of:=[.B59]/[.$H59]*100" office:value-type="string" office:string-value="" calcext:value-type="error">
            <text:p>#DIV/0!</text:p>
          </table:table-cell>
          <table:table-cell table:style-name="Default" table:formula="of:=[.C59]/[.$H59]*100" office:value-type="string" office:string-value="" calcext:value-type="error">
            <text:p>#DIV/0!</text:p>
          </table:table-cell>
          <table:table-cell table:style-name="Default" table:formula="of:=[.D59]/[.$H59]*100" office:value-type="string" office:string-value="" calcext:value-type="error">
            <text:p>#DIV/0!</text:p>
          </table:table-cell>
          <table:table-cell table:style-name="Default" table:formula="of:=[.E59]/[.$H59]*100" office:value-type="string" office:string-value="" calcext:value-type="error">
            <text:p>#DIV/0!</text:p>
          </table:table-cell>
          <table:table-cell table:style-name="Default" table:formula="of:=[.F59]/[.$H59]*100" office:value-type="string" office:string-value="" calcext:value-type="error">
            <text:p>#DIV/0!</text:p>
          </table:table-cell>
          <table:table-cell table:style-name="Default" table:formula="of:=[.G59]/[.$H59]*100" office:value-type="string" office:string-value="" calcext:value-type="error">
            <text:p>#DIV/0!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1.7486E-015" calcext:value-type="float">
            <text:p>-1.7486E-15</text:p>
          </table:table-cell>
          <table:table-cell table:style-name="Default" table:formula="of:=[.O59]/[.$U59]*100" office:value-type="float" office:value="-0" calcext:value-type="float">
            <text:p>0</text:p>
          </table:table-cell>
          <table:table-cell table:style-name="Default" table:formula="of:=[.P59]/[.$U59]*100" office:value-type="float" office:value="-0" calcext:value-type="float">
            <text:p>0</text:p>
          </table:table-cell>
          <table:table-cell table:style-name="Default" table:formula="of:=[.Q59]/[.$U59]*100" office:value-type="float" office:value="-0" calcext:value-type="float">
            <text:p>0</text:p>
          </table:table-cell>
          <table:table-cell table:style-name="Default" table:formula="of:=[.R59]/[.$U59]*100" office:value-type="float" office:value="-0" calcext:value-type="float">
            <text:p>0</text:p>
          </table:table-cell>
          <table:table-cell table:style-name="Default" table:formula="of:=[.S59]/[.$U59]*100" office:value-type="float" office:value="-0" calcext:value-type="float">
            <text:p>0</text:p>
          </table:table-cell>
          <table:table-cell table:style-name="Default" table:formula="of:=[.T59]/[.$U59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024" calcext:value-type="float">
            <text:p>1.2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19512" calcext:value-type="float">
            <text:p>0.51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85882E-015" calcext:value-type="float">
            <text:p>-2.85882E-15</text:p>
          </table:table-cell>
          <table:table-cell table:style-name="Default" office:value-type="float" office:value="1.80976" calcext:value-type="float">
            <text:p>1.80976</text:p>
          </table:table-cell>
          <table:table-cell table:style-name="Default" table:formula="of:=[.AB59]/[.$AH59]*100" office:value-type="float" office:value="0" calcext:value-type="float">
            <text:p>0</text:p>
          </table:table-cell>
          <table:table-cell table:style-name="Default" table:formula="of:=[.AC59]/[.$AH59]*100" office:value-type="float" office:value="71.2934311731942" calcext:value-type="float">
            <text:p>71.2934311731942</text:p>
          </table:table-cell>
          <table:table-cell table:style-name="Default" table:formula="of:=[.AD59]/[.$AH59]*100" office:value-type="float" office:value="0" calcext:value-type="float">
            <text:p>0</text:p>
          </table:table-cell>
          <table:table-cell table:style-name="Default" table:formula="of:=[.AE59]/[.$AH59]*100" office:value-type="float" office:value="28.7061267792414" calcext:value-type="float">
            <text:p>28.7061267792414</text:p>
          </table:table-cell>
          <table:table-cell table:style-name="Default" table:formula="of:=[.AF59]/[.$AH59]*100" office:value-type="float" office:value="0" calcext:value-type="float">
            <text:p>0</text:p>
          </table:table-cell>
          <table:table-cell table:style-name="Default" table:formula="of:=[.AG59]/[.$AH59]*100" office:value-type="float" office:value="-0.00000000000015796680222792" calcext:value-type="float">
            <text:p>-1.579668022279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4455" calcext:value-type="float">
            <text:p>2.14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3659" calcext:value-type="float">
            <text:p>0.633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2098" calcext:value-type="float">
            <text:p>4.52098</text:p>
          </table:table-cell>
          <table:table-cell table:style-name="Default" office:value-type="float" office:value="7.29919" calcext:value-type="float">
            <text:p>7.29919</text:p>
          </table:table-cell>
          <table:table-cell table:style-name="Default" table:formula="of:=[.AO59]/[.$AU59]*100" office:value-type="float" office:value="0" calcext:value-type="float">
            <text:p>0</text:p>
          </table:table-cell>
          <table:table-cell table:style-name="Default" table:formula="of:=[.AP59]/[.$AU59]*100" office:value-type="float" office:value="29.3806573058106" calcext:value-type="float">
            <text:p>29.3806573058106</text:p>
          </table:table-cell>
          <table:table-cell table:style-name="Default" table:formula="of:=[.AQ59]/[.$AU59]*100" office:value-type="float" office:value="0" calcext:value-type="float">
            <text:p>0</text:p>
          </table:table-cell>
          <table:table-cell table:style-name="Default" table:formula="of:=[.AR59]/[.$AU59]*100" office:value-type="float" office:value="8.68122353302216" calcext:value-type="float">
            <text:p>8.68122353302216</text:p>
          </table:table-cell>
          <table:table-cell table:style-name="Default" table:formula="of:=[.AS59]/[.$AU59]*100" office:value-type="float" office:value="0" calcext:value-type="float">
            <text:p>0</text:p>
          </table:table-cell>
          <table:table-cell table:style-name="Default" table:formula="of:=[.AT59]/[.$AU59]*100" office:value-type="float" office:value="61.9381054610169" calcext:value-type="float">
            <text:p>61.9381054610169</text:p>
          </table:table-cell>
        </table:table-row>
        <table:table-row table:style-name="ro1">
          <table:table-cell table:style-name="ce13" office:value-type="string" calcext:value-type="string">
            <text:p>grubhub-15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1301" calcext:value-type="float">
            <text:p>0.341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1463" calcext:value-type="float">
            <text:p>0.2414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82764" calcext:value-type="float">
            <text:p>0.582764</text:p>
          </table:table-cell>
          <table:table-cell table:style-name="Default" table:formula="of:=[.B60]/[.$H60]*100" office:value-type="float" office:value="0" calcext:value-type="float">
            <text:p>0</text:p>
          </table:table-cell>
          <table:table-cell table:style-name="Default" table:formula="of:=[.C60]/[.$H60]*100" office:value-type="float" office:value="58.5659031786452" calcext:value-type="float">
            <text:p>58.5659031786452</text:p>
          </table:table-cell>
          <table:table-cell table:style-name="Default" table:formula="of:=[.D60]/[.$H60]*100" office:value-type="float" office:value="0" calcext:value-type="float">
            <text:p>0</text:p>
          </table:table-cell>
          <table:table-cell table:style-name="Default" table:formula="of:=[.E60]/[.$H60]*100" office:value-type="float" office:value="41.4340968213548" calcext:value-type="float">
            <text:p>41.4340968213548</text:p>
          </table:table-cell>
          <table:table-cell table:style-name="Default" table:formula="of:=[.F60]/[.$H60]*100" office:value-type="float" office:value="0" calcext:value-type="float">
            <text:p>0</text:p>
          </table:table-cell>
          <table:table-cell table:style-name="Default" table:formula="of:=[.G60]/[.$H60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6488" calcext:value-type="float">
            <text:p>1.26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8537" calcext:value-type="float">
            <text:p>0.658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92341" calcext:value-type="float">
            <text:p>1.92341</text:p>
          </table:table-cell>
          <table:table-cell table:style-name="Default" table:formula="of:=[.O60]/[.$U60]*100" office:value-type="float" office:value="0" calcext:value-type="float">
            <text:p>0</text:p>
          </table:table-cell>
          <table:table-cell table:style-name="Default" table:formula="of:=[.P60]/[.$U60]*100" office:value-type="float" office:value="65.7623699575234" calcext:value-type="float">
            <text:p>65.7623699575234</text:p>
          </table:table-cell>
          <table:table-cell table:style-name="Default" table:formula="of:=[.Q60]/[.$U60]*100" office:value-type="float" office:value="0" calcext:value-type="float">
            <text:p>0</text:p>
          </table:table-cell>
          <table:table-cell table:style-name="Default" table:formula="of:=[.R60]/[.$U60]*100" office:value-type="float" office:value="34.2379939794428" calcext:value-type="float">
            <text:p>34.2379939794428</text:p>
          </table:table-cell>
          <table:table-cell table:style-name="Default" table:formula="of:=[.S60]/[.$U60]*100" office:value-type="float" office:value="0" calcext:value-type="float">
            <text:p>0</text:p>
          </table:table-cell>
          <table:table-cell table:style-name="Default" table:formula="of:=[.T60]/[.$U60]*10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2472" calcext:value-type="float">
            <text:p>1.92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122" calcext:value-type="float">
            <text:p>0.47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9024" calcext:value-type="float">
            <text:p>6.19024</text:p>
          </table:table-cell>
          <table:table-cell table:style-name="Default" office:value-type="float" office:value="8.58618" calcext:value-type="float">
            <text:p>8.58618</text:p>
          </table:table-cell>
          <table:table-cell table:style-name="Default" table:formula="of:=[.AB60]/[.$AH60]*100" office:value-type="float" office:value="0" calcext:value-type="float">
            <text:p>0</text:p>
          </table:table-cell>
          <table:table-cell table:style-name="Default" table:formula="of:=[.AC60]/[.$AH60]*100" office:value-type="float" office:value="22.4164878910062" calcext:value-type="float">
            <text:p>22.4164878910062</text:p>
          </table:table-cell>
          <table:table-cell table:style-name="Default" table:formula="of:=[.AD60]/[.$AH60]*100" office:value-type="float" office:value="0" calcext:value-type="float">
            <text:p>0</text:p>
          </table:table-cell>
          <table:table-cell table:style-name="Default" table:formula="of:=[.AE60]/[.$AH60]*100" office:value-type="float" office:value="5.48812160937693" calcext:value-type="float">
            <text:p>5.48812160937693</text:p>
          </table:table-cell>
          <table:table-cell table:style-name="Default" table:formula="of:=[.AF60]/[.$AH60]*100" office:value-type="float" office:value="0" calcext:value-type="float">
            <text:p>0</text:p>
          </table:table-cell>
          <table:table-cell table:style-name="Default" table:formula="of:=[.AG60]/[.$AH60]*100" office:value-type="float" office:value="72.0953904996168" calcext:value-type="float">
            <text:p>72.09539049961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5073" calcext:value-type="float">
            <text:p>2.55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7805" calcext:value-type="float">
            <text:p>0.60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2179" calcext:value-type="float">
            <text:p>5.22179</text:p>
          </table:table-cell>
          <table:table-cell table:style-name="Default" office:value-type="float" office:value="8.38033" calcext:value-type="float">
            <text:p>8.38033</text:p>
          </table:table-cell>
          <table:table-cell table:style-name="Default" table:formula="of:=[.AO60]/[.$AU60]*100" office:value-type="float" office:value="0" calcext:value-type="float">
            <text:p>0</text:p>
          </table:table-cell>
          <table:table-cell table:style-name="Default" table:formula="of:=[.AP60]/[.$AU60]*100" office:value-type="float" office:value="30.437106891972" calcext:value-type="float">
            <text:p>30.437106891972</text:p>
          </table:table-cell>
          <table:table-cell table:style-name="Default" table:formula="of:=[.AQ60]/[.$AU60]*100" office:value-type="float" office:value="0" calcext:value-type="float">
            <text:p>0</text:p>
          </table:table-cell>
          <table:table-cell table:style-name="Default" table:formula="of:=[.AR60]/[.$AU60]*100" office:value-type="float" office:value="7.25275734965091" calcext:value-type="float">
            <text:p>7.25275734965091</text:p>
          </table:table-cell>
          <table:table-cell table:style-name="Default" table:formula="of:=[.AS60]/[.$AU60]*100" office:value-type="float" office:value="0" calcext:value-type="float">
            <text:p>0</text:p>
          </table:table-cell>
          <table:table-cell table:style-name="Default" table:formula="of:=[.AT60]/[.$AU60]*100" office:value-type="float" office:value="62.3100760948554" calcext:value-type="float">
            <text:p>62.3100760948554</text:p>
          </table:table-cell>
        </table:table-row>
        <table:table-row table:style-name="ro1">
          <table:table-cell table:style-name="ce13" office:value-type="string" calcext:value-type="string">
            <text:p>grubhub-15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47154" calcext:value-type="float">
            <text:p>0.54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9756" calcext:value-type="float">
            <text:p>0.189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5723E-016" calcext:value-type="float">
            <text:p>4.85723E-16</text:p>
          </table:table-cell>
          <table:table-cell table:style-name="Default" office:value-type="float" office:value="0.736911" calcext:value-type="float">
            <text:p>0.736911</text:p>
          </table:table-cell>
          <table:table-cell table:style-name="Default" table:formula="of:=[.B61]/[.$H61]*100" office:value-type="float" office:value="0" calcext:value-type="float">
            <text:p>0</text:p>
          </table:table-cell>
          <table:table-cell table:style-name="Default" table:formula="of:=[.C61]/[.$H61]*100" office:value-type="float" office:value="74.2496719413878" calcext:value-type="float">
            <text:p>74.2496719413878</text:p>
          </table:table-cell>
          <table:table-cell table:style-name="Default" table:formula="of:=[.D61]/[.$H61]*100" office:value-type="float" office:value="0" calcext:value-type="float">
            <text:p>0</text:p>
          </table:table-cell>
          <table:table-cell table:style-name="Default" table:formula="of:=[.E61]/[.$H61]*100" office:value-type="float" office:value="25.7501923570146" calcext:value-type="float">
            <text:p>25.7501923570146</text:p>
          </table:table-cell>
          <table:table-cell table:style-name="Default" table:formula="of:=[.F61]/[.$H61]*100" office:value-type="float" office:value="0" calcext:value-type="float">
            <text:p>0</text:p>
          </table:table-cell>
          <table:table-cell table:style-name="Default" table:formula="of:=[.G61]/[.$H61]*100" office:value-type="float" office:value="0.0000000000000659133870983063" calcext:value-type="float">
            <text:p>6.5913387098306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6602" calcext:value-type="float">
            <text:p>1.066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9756" calcext:value-type="float">
            <text:p>0.189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76088E-015" calcext:value-type="float">
            <text:p>-3.76088E-15</text:p>
          </table:table-cell>
          <table:table-cell table:style-name="Default" office:value-type="float" office:value="1.25577" calcext:value-type="float">
            <text:p>1.25577</text:p>
          </table:table-cell>
          <table:table-cell table:style-name="Default" table:formula="of:=[.O61]/[.$U61]*100" office:value-type="float" office:value="0" calcext:value-type="float">
            <text:p>0</text:p>
          </table:table-cell>
          <table:table-cell table:style-name="Default" table:formula="of:=[.P61]/[.$U61]*100" office:value-type="float" office:value="84.8897489189899" calcext:value-type="float">
            <text:p>84.8897489189899</text:p>
          </table:table-cell>
          <table:table-cell table:style-name="Default" table:formula="of:=[.Q61]/[.$U61]*100" office:value-type="float" office:value="0" calcext:value-type="float">
            <text:p>0</text:p>
          </table:table-cell>
          <table:table-cell table:style-name="Default" table:formula="of:=[.R61]/[.$U61]*100" office:value-type="float" office:value="15.1107288755106" calcext:value-type="float">
            <text:p>15.1107288755106</text:p>
          </table:table-cell>
          <table:table-cell table:style-name="Default" table:formula="of:=[.S61]/[.$U61]*100" office:value-type="float" office:value="0" calcext:value-type="float">
            <text:p>0</text:p>
          </table:table-cell>
          <table:table-cell table:style-name="Default" table:formula="of:=[.T61]/[.$U61]*100" office:value-type="float" office:value="-0.000000000000299487963560206" calcext:value-type="float">
            <text:p>-2.9948796356020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9122" calcext:value-type="float">
            <text:p>1.59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1463" calcext:value-type="float">
            <text:p>0.12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20257E-015" calcext:value-type="float">
            <text:p>-7.20257E-15</text:p>
          </table:table-cell>
          <table:table-cell table:style-name="Default" office:value-type="float" office:value="1.71268" calcext:value-type="float">
            <text:p>1.71268</text:p>
          </table:table-cell>
          <table:table-cell table:style-name="Default" table:formula="of:=[.AB61]/[.$AH61]*100" office:value-type="float" office:value="0" calcext:value-type="float">
            <text:p>0</text:p>
          </table:table-cell>
          <table:table-cell table:style-name="Default" table:formula="of:=[.AC61]/[.$AH61]*100" office:value-type="float" office:value="92.9081906719294" calcext:value-type="float">
            <text:p>92.9081906719294</text:p>
          </table:table-cell>
          <table:table-cell table:style-name="Default" table:formula="of:=[.AD61]/[.$AH61]*100" office:value-type="float" office:value="0" calcext:value-type="float">
            <text:p>0</text:p>
          </table:table-cell>
          <table:table-cell table:style-name="Default" table:formula="of:=[.AE61]/[.$AH61]*100" office:value-type="float" office:value="7.09198449214097" calcext:value-type="float">
            <text:p>7.09198449214097</text:p>
          </table:table-cell>
          <table:table-cell table:style-name="Default" table:formula="of:=[.AF61]/[.$AH61]*100" office:value-type="float" office:value="0" calcext:value-type="float">
            <text:p>0</text:p>
          </table:table-cell>
          <table:table-cell table:style-name="Default" table:formula="of:=[.AG61]/[.$AH61]*100" office:value-type="float" office:value="-0.000000000000420543826050401" calcext:value-type="float">
            <text:p>-4.2054382605040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5626" calcext:value-type="float">
            <text:p>2.45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1463" calcext:value-type="float">
            <text:p>0.12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4146" calcext:value-type="float">
            <text:p>4.84146</text:p>
          </table:table-cell>
          <table:table-cell table:style-name="Default" office:value-type="float" office:value="7.41919" calcext:value-type="float">
            <text:p>7.41919</text:p>
          </table:table-cell>
          <table:table-cell table:style-name="Default" table:formula="of:=[.AO61]/[.$AU61]*100" office:value-type="float" office:value="0" calcext:value-type="float">
            <text:p>0</text:p>
          </table:table-cell>
          <table:table-cell table:style-name="Default" table:formula="of:=[.AP61]/[.$AU61]*100" office:value-type="float" office:value="33.1068485912883" calcext:value-type="float">
            <text:p>33.1068485912883</text:p>
          </table:table-cell>
          <table:table-cell table:style-name="Default" table:formula="of:=[.AQ61]/[.$AU61]*100" office:value-type="float" office:value="0" calcext:value-type="float">
            <text:p>0</text:p>
          </table:table-cell>
          <table:table-cell table:style-name="Default" table:formula="of:=[.AR61]/[.$AU61]*100" office:value-type="float" office:value="1.63714637312159" calcext:value-type="float">
            <text:p>1.63714637312159</text:p>
          </table:table-cell>
          <table:table-cell table:style-name="Default" table:formula="of:=[.AS61]/[.$AU61]*100" office:value-type="float" office:value="0" calcext:value-type="float">
            <text:p>0</text:p>
          </table:table-cell>
          <table:table-cell table:style-name="Default" table:formula="of:=[.AT61]/[.$AU61]*100" office:value-type="float" office:value="65.2559106856678" calcext:value-type="float">
            <text:p>65.2559106856678</text:p>
          </table:table-cell>
        </table:table-row>
        <table:table-row table:style-name="ro1">
          <table:table-cell table:style-name="ce13" office:value-type="string" calcext:value-type="string">
            <text:p>grubhub-15-9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4.67681E-015" calcext:value-type="float">
            <text:p>-4.67681E-15</text:p>
          </table:table-cell>
          <table:table-cell table:style-name="Default" table:formula="of:=[.B62]/[.$H62]*100" office:value-type="float" office:value="-0" calcext:value-type="float">
            <text:p>0</text:p>
          </table:table-cell>
          <table:table-cell table:style-name="Default" table:formula="of:=[.C62]/[.$H62]*100" office:value-type="float" office:value="-0" calcext:value-type="float">
            <text:p>0</text:p>
          </table:table-cell>
          <table:table-cell table:style-name="Default" table:formula="of:=[.D62]/[.$H62]*100" office:value-type="float" office:value="-0" calcext:value-type="float">
            <text:p>0</text:p>
          </table:table-cell>
          <table:table-cell table:style-name="Default" table:formula="of:=[.E62]/[.$H62]*100" office:value-type="float" office:value="-0" calcext:value-type="float">
            <text:p>0</text:p>
          </table:table-cell>
          <table:table-cell table:style-name="Default" table:formula="of:=[.F62]/[.$H62]*100" office:value-type="float" office:value="-0" calcext:value-type="float">
            <text:p>0</text:p>
          </table:table-cell>
          <table:table-cell table:style-name="Default" table:formula="of:=[.G62]/[.$H62]*100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26829" calcext:value-type="float">
            <text:p>0.82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74423" calcext:value-type="float">
            <text:p>6.74423</text:p>
          </table:table-cell>
          <table:table-cell table:style-name="Default" office:value-type="float" office:value="9.05106" calcext:value-type="float">
            <text:p>9.05106</text:p>
          </table:table-cell>
          <table:table-cell table:style-name="Default" table:formula="of:=[.O62]/[.$U62]*100" office:value-type="float" office:value="0" calcext:value-type="float">
            <text:p>0</text:p>
          </table:table-cell>
          <table:table-cell table:style-name="Default" table:formula="of:=[.P62]/[.$U62]*100" office:value-type="float" office:value="16.3516759362992" calcext:value-type="float">
            <text:p>16.3516759362992</text:p>
          </table:table-cell>
          <table:table-cell table:style-name="Default" table:formula="of:=[.Q62]/[.$U62]*100" office:value-type="float" office:value="0" calcext:value-type="float">
            <text:p>0</text:p>
          </table:table-cell>
          <table:table-cell table:style-name="Default" table:formula="of:=[.R62]/[.$U62]*100" office:value-type="float" office:value="9.13516206941507" calcext:value-type="float">
            <text:p>9.13516206941507</text:p>
          </table:table-cell>
          <table:table-cell table:style-name="Default" table:formula="of:=[.S62]/[.$U62]*100" office:value-type="float" office:value="0" calcext:value-type="float">
            <text:p>0</text:p>
          </table:table-cell>
          <table:table-cell table:style-name="Default" table:formula="of:=[.T62]/[.$U62]*100" office:value-type="float" office:value="74.5131509458561" calcext:value-type="float">
            <text:p>74.5131509458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26829" calcext:value-type="float">
            <text:p>0.82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8732" calcext:value-type="float">
            <text:p>6.28732</text:p>
          </table:table-cell>
          <table:table-cell table:style-name="Default" office:value-type="float" office:value="8.59415" calcext:value-type="float">
            <text:p>8.59415</text:p>
          </table:table-cell>
          <table:table-cell table:style-name="Default" table:formula="of:=[.AB62]/[.$AH62]*100" office:value-type="float" office:value="0" calcext:value-type="float">
            <text:p>0</text:p>
          </table:table-cell>
          <table:table-cell table:style-name="Default" table:formula="of:=[.AC62]/[.$AH62]*100" office:value-type="float" office:value="17.2210166217718" calcext:value-type="float">
            <text:p>17.2210166217718</text:p>
          </table:table-cell>
          <table:table-cell table:style-name="Default" table:formula="of:=[.AD62]/[.$AH62]*100" office:value-type="float" office:value="0" calcext:value-type="float">
            <text:p>0</text:p>
          </table:table-cell>
          <table:table-cell table:style-name="Default" table:formula="of:=[.AE62]/[.$AH62]*100" office:value-type="float" office:value="9.62083510294793" calcext:value-type="float">
            <text:p>9.62083510294793</text:p>
          </table:table-cell>
          <table:table-cell table:style-name="Default" table:formula="of:=[.AF62]/[.$AH62]*100" office:value-type="float" office:value="0" calcext:value-type="float">
            <text:p>0</text:p>
          </table:table-cell>
          <table:table-cell table:style-name="Default" table:formula="of:=[.AG62]/[.$AH62]*100" office:value-type="float" office:value="73.1581366394582" calcext:value-type="float">
            <text:p>73.15813663945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0228" calcext:value-type="float">
            <text:p>1.80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7512" calcext:value-type="float">
            <text:p>1.17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02616E-015" calcext:value-type="float">
            <text:p>-2.02616E-15</text:p>
          </table:table-cell>
          <table:table-cell table:style-name="Default" office:value-type="float" office:value="2.9774" calcext:value-type="float">
            <text:p>2.9774</text:p>
          </table:table-cell>
          <table:table-cell table:style-name="Default" table:formula="of:=[.AO62]/[.$AU62]*100" office:value-type="float" office:value="0" calcext:value-type="float">
            <text:p>0</text:p>
          </table:table-cell>
          <table:table-cell table:style-name="Default" table:formula="of:=[.AP62]/[.$AU62]*100" office:value-type="float" office:value="60.5320077920333" calcext:value-type="float">
            <text:p>60.5320077920333</text:p>
          </table:table-cell>
          <table:table-cell table:style-name="Default" table:formula="of:=[.AQ62]/[.$AU62]*100" office:value-type="float" office:value="0" calcext:value-type="float">
            <text:p>0</text:p>
          </table:table-cell>
          <table:table-cell table:style-name="Default" table:formula="of:=[.AR62]/[.$AU62]*100" office:value-type="float" office:value="39.4679922079667" calcext:value-type="float">
            <text:p>39.4679922079667</text:p>
          </table:table-cell>
          <table:table-cell table:style-name="Default" table:formula="of:=[.AS62]/[.$AU62]*100" office:value-type="float" office:value="0" calcext:value-type="float">
            <text:p>0</text:p>
          </table:table-cell>
          <table:table-cell table:style-name="Default" table:formula="of:=[.AT62]/[.$AU62]*100" office:value-type="float" office:value="-0.0000000000000680513199435749" calcext:value-type="float">
            <text:p>-6.80513199435749E-14</text:p>
          </table:table-cell>
        </table:table-row>
        <table:table-row table:style-name="ro1" table:number-rows-repeated="75">
          <table:table-cell/>
          <table:table-cell table:style-name="Default" table:number-columns-repeated="14"/>
          <table:table-cell table:number-columns-repeated="38"/>
        </table:table-row>
        <table:table-row table:style-name="ro1" table:number-rows-repeated="1048438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Parcel Dist" table:style-name="ta1">
        <office:forms form:automatic-focus="false" form:apply-design-mode="false"/>
        <table:table-column table:style-name="co1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row table:style-name="ro1">
          <table:table-cell table:style-name="ce10"/>
          <table:table-cell table:style-name="ce19" office:value-type="percentage" office:value="0.1" calcext:value-type="percentage" table:number-columns-spanned="9" table:number-rows-spanned="1">
            <text:p>10.00%</text:p>
          </table:table-cell>
          <table:covered-table-cell table:number-columns-repeated="8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9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8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</table:table-row>
        <table:table-row table:style-name="ro1">
          <table:table-cell table:style-name="ce1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</table:table-row>
        <table:table-row table:style-name="ro1">
          <table:table-cell table:style-name="ce10" office:value-type="string" calcext:value-type="string">
            <text:p>grubhub-10-0.tsp </text:p>
          </table:table-cell>
          <table:table-cell table:number-columns-repeated="28" table:style-name="Default" office:value-type="float" office:value="0" calcext:value-type="float">
            <text:p>0</text:p>
          </table:table-cell>
          <table:table-cell table:style-name="Default" office:value-type="float" office:value="43.2" calcext:value-type="float">
            <text:p>43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58" calcext:value-type="float">
            <text:p>42.58</text:p>
          </table:table-cell>
          <table:table-cell table:style-name="Default" office:value-type="float" office:value="85.78" calcext:value-type="float">
            <text:p>85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614" calcext:value-type="float">
            <text:p>50.36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6386" calcext:value-type="float">
            <text:p>49.6386</text:p>
          </table:table-cell>
        </table:table-row>
        <table:table-row table:style-name="ro1">
          <table:table-cell table:style-name="ce10" office:value-type="string" calcext:value-type="string">
            <text:p>grubhub-10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6" calcext:value-type="float">
            <text:p>11.26</text:p>
          </table:table-cell>
          <table:table-cell table:style-name="Default" office:value-type="float" office:value="21.56" calcext:value-type="float">
            <text:p>21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737" calcext:value-type="float">
            <text:p>47.77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2263" calcext:value-type="float">
            <text:p>52.22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6" calcext:value-type="float">
            <text:p>11.26</text:p>
          </table:table-cell>
          <table:table-cell table:style-name="Default" office:value-type="float" office:value="21.56" calcext:value-type="float">
            <text:p>21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737" calcext:value-type="float">
            <text:p>47.77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2263" calcext:value-type="float">
            <text:p>52.22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28" calcext:value-type="float">
            <text:p>21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82" calcext:value-type="float">
            <text:p>22.82</text:p>
          </table:table-cell>
          <table:table-cell table:style-name="Default" office:value-type="float" office:value="44.1" calcext:value-type="float">
            <text:p>4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254" calcext:value-type="float">
            <text:p>48.2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746" calcext:value-type="float">
            <text:p>51.7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42" calcext:value-type="float">
            <text:p>63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6" calcext:value-type="float">
            <text:p>18.66</text:p>
          </table:table-cell>
          <table:table-cell table:style-name="Default" office:value-type="float" office:value="82.08" calcext:value-type="float">
            <text:p>82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2661" calcext:value-type="float">
            <text:p>77.26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9" calcext:value-type="float">
            <text:p>22.7339</text:p>
          </table:table-cell>
        </table:table-row>
        <table:table-row table:style-name="ro1">
          <table:table-cell table:style-name="ce10" office:value-type="string" calcext:value-type="string">
            <text:p>grubhub-10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6.76" calcext:value-type="float">
            <text:p>6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12" calcext:value-type="float">
            <text:p>11.12</text:p>
          </table:table-cell>
          <table:table-cell table:style-name="Default" office:value-type="float" office:value="17.88" calcext:value-type="float">
            <text:p>17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076" calcext:value-type="float">
            <text:p>37.80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1924" calcext:value-type="float">
            <text:p>62.1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8" calcext:value-type="float">
            <text:p>53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4" calcext:value-type="float">
            <text:p>16.24</text:p>
          </table:table-cell>
          <table:table-cell table:style-name="Default" office:value-type="float" office:value="70.02" calcext:value-type="float">
            <text:p>7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8066" calcext:value-type="float">
            <text:p>76.80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1934" calcext:value-type="float">
            <text:p>23.19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66" calcext:value-type="float">
            <text:p>61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4" calcext:value-type="float">
            <text:p>16.24</text:p>
          </table:table-cell>
          <table:table-cell table:style-name="Default" office:value-type="float" office:value="77.9" calcext:value-type="float">
            <text:p>77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1528" calcext:value-type="float">
            <text:p>79.1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8472" calcext:value-type="float">
            <text:p>20.8472</text:p>
          </table:table-cell>
        </table:table-row>
        <table:table-row table:style-name="ro1">
          <table:table-cell table:style-name="ce10" office:value-type="string" calcext:value-type="string">
            <text:p>grubhub-10-3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72" calcext:value-type="float">
            <text:p>16.72</text:p>
          </table:table-cell>
          <table:table-cell table:style-name="Default" office:value-type="float" office:value="29.52" calcext:value-type="float">
            <text:p>29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604" calcext:value-type="float">
            <text:p>43.36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6396" calcext:value-type="float">
            <text:p>56.6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32" calcext:value-type="float">
            <text:p>28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72" calcext:value-type="float">
            <text:p>16.72</text:p>
          </table:table-cell>
          <table:table-cell table:style-name="Default" office:value-type="float" office:value="45.04" calcext:value-type="float">
            <text:p>45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8774" calcext:value-type="float">
            <text:p>62.87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1226" calcext:value-type="float">
            <text:p>37.12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22" calcext:value-type="float">
            <text:p>58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74" calcext:value-type="float">
            <text:p>12.74</text:p>
          </table:table-cell>
          <table:table-cell table:style-name="Default" office:value-type="float" office:value="70.96" calcext:value-type="float">
            <text:p>70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0462" calcext:value-type="float">
            <text:p>82.04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9538" calcext:value-type="float">
            <text:p>17.9538</text:p>
          </table:table-cell>
        </table:table-row>
        <table:table-row table:style-name="ro1">
          <table:table-cell table:style-name="ce10" office:value-type="string" calcext:value-type="string">
            <text:p>grubhub-10-4.tsp </text:p>
          </table:table-cell>
          <table:table-cell table:number-columns-repeated="28" table:style-name="Default" office:value-type="float" office:value="0" calcext:value-type="float">
            <text:p>0</text:p>
          </table:table-cell>
          <table:table-cell table:style-name="Default" office:value-type="float" office:value="32.1" calcext:value-type="float">
            <text:p>32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58" calcext:value-type="float">
            <text:p>30.58</text:p>
          </table:table-cell>
          <table:table-cell table:style-name="Default" office:value-type="float" office:value="62.68" calcext:value-type="float">
            <text:p>62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2125" calcext:value-type="float">
            <text:p>51.2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875" calcext:value-type="float">
            <text:p>48.7875</text:p>
          </table:table-cell>
        </table:table-row>
        <table:table-row table:style-name="ro1">
          <table:table-cell table:style-name="ce10" office:value-type="string" calcext:value-type="string">
            <text:p>grubhub-10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04" calcext:value-type="float">
            <text:p>15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2" calcext:value-type="float">
            <text:p>15.82</text:p>
          </table:table-cell>
          <table:table-cell table:style-name="Default" office:value-type="float" office:value="30.86" calcext:value-type="float">
            <text:p>30.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362" calcext:value-type="float">
            <text:p>48.73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2638" calcext:value-type="float">
            <text:p>51.26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78" calcext:value-type="float">
            <text:p>30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2" calcext:value-type="float">
            <text:p>15.82</text:p>
          </table:table-cell>
          <table:table-cell table:style-name="Default" office:value-type="float" office:value="46.6" calcext:value-type="float">
            <text:p>46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0515" calcext:value-type="float">
            <text:p>66.05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9485" calcext:value-type="float">
            <text:p>33.94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8" calcext:value-type="float">
            <text:p>37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2" calcext:value-type="float">
            <text:p>15.82</text:p>
          </table:table-cell>
          <table:table-cell table:style-name="Default" office:value-type="float" office:value="53.1" calcext:value-type="float">
            <text:p>53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2072" calcext:value-type="float">
            <text:p>70.20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928" calcext:value-type="float">
            <text:p>29.79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56" calcext:value-type="float">
            <text:p>44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" calcext:value-type="float">
            <text:p>26.7</text:p>
          </table:table-cell>
          <table:table-cell table:style-name="Default" office:value-type="float" office:value="71.26" calcext:value-type="float">
            <text:p>71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5316" calcext:value-type="float">
            <text:p>62.53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4684" calcext:value-type="float">
            <text:p>37.4684</text:p>
          </table:table-cell>
        </table:table-row>
        <table:table-row table:style-name="ro1">
          <table:table-cell table:style-name="ce10" office:value-type="string" calcext:value-type="string">
            <text:p>grubhub-10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76" calcext:value-type="float">
            <text:p>12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23.48" calcext:value-type="float">
            <text:p>23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441" calcext:value-type="float">
            <text:p>54.34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559" calcext:value-type="float">
            <text:p>45.65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12" calcext:value-type="float">
            <text:p>18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38" calcext:value-type="float">
            <text:p>16.38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217" calcext:value-type="float">
            <text:p>52.52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783" calcext:value-type="float">
            <text:p>47.47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6" calcext:value-type="float">
            <text:p>29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40.48" calcext:value-type="float">
            <text:p>40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5178" calcext:value-type="float">
            <text:p>73.51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4822" calcext:value-type="float">
            <text:p>26.48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6" calcext:value-type="float">
            <text:p>29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4" calcext:value-type="float">
            <text:p>15.84</text:p>
          </table:table-cell>
          <table:table-cell table:style-name="Default" office:value-type="float" office:value="45.6" calcext:value-type="float">
            <text:p>45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2632" calcext:value-type="float">
            <text:p>65.26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7368" calcext:value-type="float">
            <text:p>34.7368</text:p>
          </table:table-cell>
        </table:table-row>
        <table:table-row table:style-name="ro1">
          <table:table-cell table:style-name="ce10" office:value-type="string" calcext:value-type="string">
            <text:p>grubhub-10-7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432" calcext:value-type="float">
            <text:p>45.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568" calcext:value-type="float">
            <text:p>54.3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432" calcext:value-type="float">
            <text:p>45.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568" calcext:value-type="float">
            <text:p>54.3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432" calcext:value-type="float">
            <text:p>45.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568" calcext:value-type="float">
            <text:p>54.3568</text:p>
          </table:table-cell>
        </table:table-row>
        <table:table-row table:style-name="ro1">
          <table:table-cell table:style-name="ce10" office:value-type="string" calcext:value-type="string">
            <text:p>grubhub-10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6" calcext:value-type="float">
            <text:p>4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2" calcext:value-type="float">
            <text:p>4.42</text:p>
          </table:table-cell>
          <table:table-cell table:style-name="Default" office:value-type="float" office:value="9.08" calcext:value-type="float">
            <text:p>9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3216" calcext:value-type="float">
            <text:p>51.32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784" calcext:value-type="float">
            <text:p>48.67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8" calcext:value-type="float">
            <text:p>13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68" calcext:value-type="float">
            <text:p>14.68</text:p>
          </table:table-cell>
          <table:table-cell table:style-name="Default" office:value-type="float" office:value="28.26" calcext:value-type="float">
            <text:p>28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0538" calcext:value-type="float">
            <text:p>48.05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9462" calcext:value-type="float">
            <text:p>51.94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6" calcext:value-type="float">
            <text:p>3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44" calcext:value-type="float">
            <text:p>13.4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826" calcext:value-type="float">
            <text:p>70.78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174" calcext:value-type="float">
            <text:p>29.21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6" calcext:value-type="float">
            <text:p>3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44" calcext:value-type="float">
            <text:p>13.4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826" calcext:value-type="float">
            <text:p>70.78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174" calcext:value-type="float">
            <text:p>29.2174</text:p>
          </table:table-cell>
        </table:table-row>
        <table:table-row table:style-name="ro1">
          <table:table-cell table:style-name="ce10" office:value-type="string" calcext:value-type="string">
            <text:p>grubhub-10-9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8.96" calcext:value-type="float">
            <text:p>8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21.92" calcext:value-type="float">
            <text:p>21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8759" calcext:value-type="float">
            <text:p>40.87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1241" calcext:value-type="float">
            <text:p>59.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44" calcext:value-type="float">
            <text:p>33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9" calcext:value-type="float">
            <text:p>22.9</text:p>
          </table:table-cell>
          <table:table-cell table:style-name="Default" office:value-type="float" office:value="56.34" calcext:value-type="float">
            <text:p>56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3539" calcext:value-type="float">
            <text:p>59.35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6461" calcext:value-type="float">
            <text:p>40.6461</text:p>
          </table:table-cell>
        </table:table-row>
        <table:table-row table:style-name="ro1">
          <table:table-cell table:style-name="ce10" office:value-type="string" calcext:value-type="string">
            <text:p>grubhub-11-0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7.34" calcext:value-type="float">
            <text:p>17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27.64" calcext:value-type="float">
            <text:p>27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352" calcext:value-type="float">
            <text:p>62.7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648" calcext:value-type="float">
            <text:p>37.2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34" calcext:value-type="float">
            <text:p>17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27.64" calcext:value-type="float">
            <text:p>27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352" calcext:value-type="float">
            <text:p>62.7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648" calcext:value-type="float">
            <text:p>37.2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34" calcext:value-type="float">
            <text:p>17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27.64" calcext:value-type="float">
            <text:p>27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352" calcext:value-type="float">
            <text:p>62.7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648" calcext:value-type="float">
            <text:p>37.2648</text:p>
          </table:table-cell>
        </table:table-row>
        <table:table-row table:style-name="ro1">
          <table:table-cell table:style-name="ce10" office:value-type="string" calcext:value-type="string">
            <text:p>grubhub-11-1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29.06" calcext:value-type="float">
            <text:p>29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22" calcext:value-type="float">
            <text:p>26.22</text:p>
          </table:table-cell>
          <table:table-cell table:style-name="Default" office:value-type="float" office:value="55.28" calcext:value-type="float">
            <text:p>55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687" calcext:value-type="float">
            <text:p>52.5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313" calcext:value-type="float">
            <text:p>47.43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6" calcext:value-type="float">
            <text:p>47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6" calcext:value-type="float">
            <text:p>34.6</text:p>
          </table:table-cell>
          <table:table-cell table:style-name="Default" office:value-type="float" office:value="82.36" calcext:value-type="float">
            <text:p>82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9893" calcext:value-type="float">
            <text:p>57.98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0107" calcext:value-type="float">
            <text:p>42.0107</text:p>
          </table:table-cell>
        </table:table-row>
        <table:table-row table:style-name="ro1">
          <table:table-cell table:style-name="ce10" office:value-type="string" calcext:value-type="string">
            <text:p>grubhub-11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0.8" calcext:value-type="float">
            <text:p>3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96" calcext:value-type="float">
            <text:p>34.96</text:p>
          </table:table-cell>
          <table:table-cell table:style-name="Default" office:value-type="float" office:value="65.76" calcext:value-type="float">
            <text:p>6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37" calcext:value-type="float">
            <text:p>46.8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163" calcext:value-type="float">
            <text:p>53.1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72" calcext:value-type="float">
            <text:p>40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28" calcext:value-type="float">
            <text:p>31.28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5556" calcext:value-type="float">
            <text:p>56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4444" calcext:value-type="float">
            <text:p>43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82" calcext:value-type="float">
            <text:p>59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28" calcext:value-type="float">
            <text:p>31.28</text:p>
          </table:table-cell>
          <table:table-cell table:style-name="Default" office:value-type="float" office:value="91.1" calcext:value-type="float">
            <text:p>9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6641" calcext:value-type="float">
            <text:p>65.66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3359" calcext:value-type="float">
            <text:p>34.3359</text:p>
          </table:table-cell>
        </table:table-row>
        <table:table-row table:style-name="ro1">
          <table:table-cell table:style-name="ce10" office:value-type="string" calcext:value-type="string">
            <text:p>grubhub-11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4" calcext:value-type="float">
            <text:p>11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21.88" calcext:value-type="float">
            <text:p>21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133" calcext:value-type="float">
            <text:p>54.11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867" calcext:value-type="float">
            <text:p>45.8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4" calcext:value-type="float">
            <text:p>11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21.88" calcext:value-type="float">
            <text:p>21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133" calcext:value-type="float">
            <text:p>54.11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867" calcext:value-type="float">
            <text:p>45.8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4" calcext:value-type="float">
            <text:p>11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21.88" calcext:value-type="float">
            <text:p>21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133" calcext:value-type="float">
            <text:p>54.11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867" calcext:value-type="float">
            <text:p>45.8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52" calcext:value-type="float">
            <text:p>23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22" calcext:value-type="float">
            <text:p>12.22</text:p>
          </table:table-cell>
          <table:table-cell table:style-name="Default" office:value-type="float" office:value="35.74" calcext:value-type="float">
            <text:p>35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8086" calcext:value-type="float">
            <text:p>65.80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1914" calcext:value-type="float">
            <text:p>34.1914</text:p>
          </table:table-cell>
        </table:table-row>
        <table:table-row table:style-name="ro1">
          <table:table-cell table:style-name="ce10" office:value-type="string" calcext:value-type="string">
            <text:p>grubhub-11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4" calcext:value-type="float">
            <text:p>12.54</text:p>
          </table:table-cell>
          <table:table-cell table:style-name="Default" office:value-type="float" office:value="26.04" calcext:value-type="float">
            <text:p>26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8433" calcext:value-type="float">
            <text:p>51.84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567" calcext:value-type="float">
            <text:p>48.15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4" calcext:value-type="float">
            <text:p>12.54</text:p>
          </table:table-cell>
          <table:table-cell table:style-name="Default" office:value-type="float" office:value="26.04" calcext:value-type="float">
            <text:p>26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8433" calcext:value-type="float">
            <text:p>51.84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567" calcext:value-type="float">
            <text:p>48.15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98" calcext:value-type="float">
            <text:p>27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44.18" calcext:value-type="float">
            <text:p>44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3318" calcext:value-type="float">
            <text:p>63.33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682" calcext:value-type="float">
            <text:p>36.66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98" calcext:value-type="float">
            <text:p>27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44.18" calcext:value-type="float">
            <text:p>44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3318" calcext:value-type="float">
            <text:p>63.33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682" calcext:value-type="float">
            <text:p>36.6682</text:p>
          </table:table-cell>
        </table:table-row>
        <table:table-row table:style-name="ro1">
          <table:table-cell table:style-name="ce10" office:value-type="string" calcext:value-type="string">
            <text:p>grubhub-11-5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38.2" calcext:value-type="float">
            <text:p>38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06" calcext:value-type="float">
            <text:p>47.06</text:p>
          </table:table-cell>
          <table:table-cell table:style-name="Default" office:value-type="float" office:value="85.26" calcext:value-type="float">
            <text:p>85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8041" calcext:value-type="float">
            <text:p>44.80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1959" calcext:value-type="float">
            <text:p>55.1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48" calcext:value-type="float">
            <text:p>60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1" calcext:value-type="float">
            <text:p>37.1</text:p>
          </table:table-cell>
          <table:table-cell table:style-name="Default" office:value-type="float" office:value="97.58" calcext:value-type="float">
            <text:p>97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9799" calcext:value-type="float">
            <text:p>61.97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0201" calcext:value-type="float">
            <text:p>38.0201</text:p>
          </table:table-cell>
        </table:table-row>
        <table:table-row table:style-name="ro1">
          <table:table-cell table:style-name="ce10" office:value-type="string" calcext:value-type="string">
            <text:p>grubhub-11-6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4.76" calcext:value-type="float">
            <text:p>14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66" calcext:value-type="float">
            <text:p>23.66</text:p>
          </table:table-cell>
          <table:table-cell table:style-name="Default" office:value-type="float" office:value="38.42" calcext:value-type="float">
            <text:p>38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4175" calcext:value-type="float">
            <text:p>38.41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5825" calcext:value-type="float">
            <text:p>61.58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4" calcext:value-type="float">
            <text:p>28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4" calcext:value-type="float">
            <text:p>39.24</text:p>
          </table:table-cell>
          <table:table-cell table:style-name="Default" office:value-type="float" office:value="67.68" calcext:value-type="float">
            <text:p>67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0213" calcext:value-type="float">
            <text:p>42.0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9787" calcext:value-type="float">
            <text:p>57.97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68" calcext:value-type="float">
            <text:p>32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48.98" calcext:value-type="float">
            <text:p>48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7211" calcext:value-type="float">
            <text:p>66.72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789" calcext:value-type="float">
            <text:p>33.2789</text:p>
          </table:table-cell>
        </table:table-row>
        <table:table-row table:style-name="ro1">
          <table:table-cell table:style-name="ce10" office:value-type="string" calcext:value-type="string">
            <text:p>grubhub-11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763" calcext:value-type="float">
            <text:p>49.7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237" calcext:value-type="float">
            <text:p>50.2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763" calcext:value-type="float">
            <text:p>49.7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237" calcext:value-type="float">
            <text:p>50.2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9" calcext:value-type="float">
            <text:p>2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2754" calcext:value-type="float">
            <text:p>69.2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7246" calcext:value-type="float">
            <text:p>30.72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9.8" calcext:value-type="float">
            <text:p>2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4295" calcext:value-type="float">
            <text:p>64.4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5705" calcext:value-type="float">
            <text:p>35.5705</text:p>
          </table:table-cell>
        </table:table-row>
        <table:table-row table:style-name="ro1">
          <table:table-cell table:style-name="ce10" office:value-type="string" calcext:value-type="string">
            <text:p>grubhub-11-8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.06" calcext:value-type="float">
            <text:p>4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8" calcext:value-type="float">
            <text:p>3.98</text:p>
          </table:table-cell>
          <table:table-cell table:style-name="Default" office:value-type="float" office:value="8.04" calcext:value-type="float">
            <text:p>8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4975" calcext:value-type="float">
            <text:p>50.49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5025" calcext:value-type="float">
            <text:p>49.50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12" calcext:value-type="float">
            <text:p>11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12" calcext:value-type="float">
            <text:p>11.12</text:p>
          </table:table-cell>
          <table:table-cell table:style-name="Default" office:value-type="float" office:value="22.24" calcext:value-type="float">
            <text:p>22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46" calcext:value-type="float">
            <text:p>32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9" calcext:value-type="float">
            <text:p>27.9</text:p>
          </table:table-cell>
          <table:table-cell table:style-name="Default" office:value-type="float" office:value="60.36" calcext:value-type="float">
            <text:p>60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773" calcext:value-type="float">
            <text:p>53.77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2227" calcext:value-type="float">
            <text:p>46.2227</text:p>
          </table:table-cell>
        </table:table-row>
        <table:table-row table:style-name="ro1">
          <table:table-cell table:style-name="ce10" office:value-type="string" calcext:value-type="string">
            <text:p>grubhub-11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94" calcext:value-type="float">
            <text:p>10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16" calcext:value-type="float">
            <text:p>10.16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8483" calcext:value-type="float">
            <text:p>51.84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517" calcext:value-type="float">
            <text:p>48.1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94" calcext:value-type="float">
            <text:p>10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16" calcext:value-type="float">
            <text:p>10.16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8483" calcext:value-type="float">
            <text:p>51.84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517" calcext:value-type="float">
            <text:p>48.1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2" calcext:value-type="float">
            <text:p>43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02" calcext:value-type="float">
            <text:p>30.02</text:p>
          </table:table-cell>
          <table:table-cell table:style-name="Default" office:value-type="float" office:value="73.34" calcext:value-type="float">
            <text:p>73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0674" calcext:value-type="float">
            <text:p>59.06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9326" calcext:value-type="float">
            <text:p>40.93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6" calcext:value-type="float">
            <text:p>5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64" calcext:value-type="float">
            <text:p>12.64</text:p>
          </table:table-cell>
          <table:table-cell table:style-name="Default" office:value-type="float" office:value="65.2" calcext:value-type="float">
            <text:p>65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6135" calcext:value-type="float">
            <text:p>80.6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3865" calcext:value-type="float">
            <text:p>19.3865</text:p>
          </table:table-cell>
        </table:table-row>
        <table:table-row table:style-name="ro1">
          <table:table-cell table:style-name="ce10" office:value-type="string" calcext:value-type="string">
            <text:p>grubhub-12-0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float" office:value="52.6" calcext:value-type="float">
            <text:p>52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175" calcext:value-type="float">
            <text:p>45.81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825" calcext:value-type="float">
            <text:p>54.18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4" calcext:value-type="float">
            <text:p>33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24" calcext:value-type="float">
            <text:p>35.24</text:p>
          </table:table-cell>
          <table:table-cell table:style-name="Default" office:value-type="float" office:value="68.48" calcext:value-type="float">
            <text:p>68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5397" calcext:value-type="float">
            <text:p>48.53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4603" calcext:value-type="float">
            <text:p>51.4603</text:p>
          </table:table-cell>
        </table:table-row>
        <table:table-row table:style-name="ro1">
          <table:table-cell table:style-name="ce10" office:value-type="string" calcext:value-type="string">
            <text:p>grubhub-12-1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8.32" calcext:value-type="float">
            <text:p>38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26" calcext:value-type="float">
            <text:p>17.26</text:p>
          </table:table-cell>
          <table:table-cell table:style-name="Default" office:value-type="float" office:value="55.58" calcext:value-type="float">
            <text:p>55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9457" calcext:value-type="float">
            <text:p>68.9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0543" calcext:value-type="float">
            <text:p>31.05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38" calcext:value-type="float">
            <text:p>47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26" calcext:value-type="float">
            <text:p>17.26</text:p>
          </table:table-cell>
          <table:table-cell table:style-name="Default" office:value-type="float" office:value="64.64" calcext:value-type="float">
            <text:p>64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2983" calcext:value-type="float">
            <text:p>73.29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017" calcext:value-type="float">
            <text:p>26.70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26" calcext:value-type="float">
            <text:p>51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" calcext:value-type="float">
            <text:p>25.9</text:p>
          </table:table-cell>
          <table:table-cell table:style-name="Default" office:value-type="float" office:value="77.16" calcext:value-type="float">
            <text:p>77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4334" calcext:value-type="float">
            <text:p>66.43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5666" calcext:value-type="float">
            <text:p>33.5666</text:p>
          </table:table-cell>
        </table:table-row>
        <table:table-row table:style-name="ro1">
          <table:table-cell table:style-name="ce10" office:value-type="string" calcext:value-type="string">
            <text:p>grubhub-12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26.22" calcext:value-type="float">
            <text:p>26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44" calcext:value-type="float">
            <text:p>8.44</text:p>
          </table:table-cell>
          <table:table-cell table:style-name="Default" office:value-type="float" office:value="34.66" calcext:value-type="float">
            <text:p>34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6492" calcext:value-type="float">
            <text:p>75.64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3508" calcext:value-type="float">
            <text:p>24.35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24" calcext:value-type="float">
            <text:p>36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44" calcext:value-type="float">
            <text:p>8.44</text:p>
          </table:table-cell>
          <table:table-cell table:style-name="Default" office:value-type="float" office:value="44.68" calcext:value-type="float">
            <text:p>44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1101" calcext:value-type="float">
            <text:p>81.11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8899" calcext:value-type="float">
            <text:p>18.88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4" calcext:value-type="float">
            <text:p>66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</table:table-row>
        <table:table-row table:style-name="ro1">
          <table:table-cell table:style-name="ce10" office:value-type="string" calcext:value-type="string">
            <text:p>grubhub-12-3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32.46" calcext:value-type="float">
            <text:p>32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62" calcext:value-type="float">
            <text:p>28.62</text:p>
          </table:table-cell>
          <table:table-cell table:style-name="Default" office:value-type="float" office:value="61.08" calcext:value-type="float">
            <text:p>61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1434" calcext:value-type="float">
            <text:p>53.1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566" calcext:value-type="float">
            <text:p>46.8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94" calcext:value-type="float">
            <text:p>53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42" calcext:value-type="float">
            <text:p>21.42</text:p>
          </table:table-cell>
          <table:table-cell table:style-name="Default" office:value-type="float" office:value="75.36" calcext:value-type="float">
            <text:p>75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764" calcext:value-type="float">
            <text:p>71.5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236" calcext:value-type="float">
            <text:p>28.4236</text:p>
          </table:table-cell>
        </table:table-row>
        <table:table-row table:style-name="ro1">
          <table:table-cell table:style-name="ce10" office:value-type="string" calcext:value-type="string">
            <text:p>grubhub-12-4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82" calcext:value-type="float">
            <text:p>16.82</text:p>
          </table:table-cell>
          <table:table-cell table:style-name="Default" office:value-type="float" office:value="40.82" calcext:value-type="float">
            <text:p>40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7947" calcext:value-type="float">
            <text:p>58.79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2053" calcext:value-type="float">
            <text:p>41.20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8" calcext:value-type="float">
            <text:p>48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82" calcext:value-type="float">
            <text:p>21.82</text:p>
          </table:table-cell>
          <table:table-cell table:style-name="Default" office:value-type="float" office:value="70.6" calcext:value-type="float">
            <text:p>7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0935" calcext:value-type="float">
            <text:p>69.0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065" calcext:value-type="float">
            <text:p>30.9065</text:p>
          </table:table-cell>
        </table:table-row>
        <table:table-row table:style-name="ro1">
          <table:table-cell table:style-name="ce10" office:value-type="string" calcext:value-type="string">
            <text:p>grubhub-12-5.tsp </text:p>
          </table:table-cell>
          <table:table-cell table:number-columns-repeated="28" table:style-name="Default" office:value-type="float" office:value="0" calcext:value-type="float">
            <text:p>0</text:p>
          </table:table-cell>
          <table:table-cell table:style-name="Default" office:value-type="float" office:value="37.2" calcext:value-type="float">
            <text:p>37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24" calcext:value-type="float">
            <text:p>30.24</text:p>
          </table:table-cell>
          <table:table-cell table:style-name="Default" office:value-type="float" office:value="67.44" calcext:value-type="float">
            <text:p>67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1601" calcext:value-type="float">
            <text:p>55.16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8399" calcext:value-type="float">
            <text:p>44.8399</text:p>
          </table:table-cell>
        </table:table-row>
        <table:table-row table:style-name="ro1">
          <table:table-cell table:style-name="ce10" office:value-type="string" calcext:value-type="string">
            <text:p>grubhub-12-6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7.84" calcext:value-type="float">
            <text:p>17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12" calcext:value-type="float">
            <text:p>26.12</text:p>
          </table:table-cell>
          <table:table-cell table:style-name="Default" office:value-type="float" office:value="43.96" calcext:value-type="float">
            <text:p>43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5823" calcext:value-type="float">
            <text:p>40.58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4177" calcext:value-type="float">
            <text:p>59.41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84" calcext:value-type="float">
            <text:p>17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12" calcext:value-type="float">
            <text:p>26.12</text:p>
          </table:table-cell>
          <table:table-cell table:style-name="Default" office:value-type="float" office:value="43.96" calcext:value-type="float">
            <text:p>43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5823" calcext:value-type="float">
            <text:p>40.58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4177" calcext:value-type="float">
            <text:p>59.41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02" calcext:value-type="float">
            <text:p>46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02" calcext:value-type="float">
            <text:p>28.02</text:p>
          </table:table-cell>
          <table:table-cell table:style-name="Default" office:value-type="float" office:value="74.04" calcext:value-type="float">
            <text:p>74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1556" calcext:value-type="float">
            <text:p>62.1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444" calcext:value-type="float">
            <text:p>37.8444</text:p>
          </table:table-cell>
        </table:table-row>
        <table:table-row table:style-name="ro1">
          <table:table-cell table:style-name="ce10" office:value-type="string" calcext:value-type="string">
            <text:p>grubhub-12-7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3.32" calcext:value-type="float">
            <text:p>33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3" calcext:value-type="float">
            <text:p>15.3</text:p>
          </table:table-cell>
          <table:table-cell table:style-name="Default" office:value-type="float" office:value="48.62" calcext:value-type="float">
            <text:p>48.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5315" calcext:value-type="float">
            <text:p>68.53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4685" calcext:value-type="float">
            <text:p>31.46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76" calcext:value-type="float">
            <text:p>41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42" calcext:value-type="float">
            <text:p>22.42</text:p>
          </table:table-cell>
          <table:table-cell table:style-name="Default" office:value-type="float" office:value="64.18" calcext:value-type="float">
            <text:p>64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067" calcext:value-type="float">
            <text:p>65.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933" calcext:value-type="float">
            <text:p>34.9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52" calcext:value-type="float">
            <text:p>53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92" calcext:value-type="float">
            <text:p>22.92</text:p>
          </table:table-cell>
          <table:table-cell table:style-name="Default" office:value-type="float" office:value="76.44" calcext:value-type="float">
            <text:p>76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0157" calcext:value-type="float">
            <text:p>70.01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9843" calcext:value-type="float">
            <text:p>29.9843</text:p>
          </table:table-cell>
        </table:table-row>
        <table:table-row table:style-name="ro1">
          <table:table-cell table:style-name="ce10" office:value-type="string" calcext:value-type="string">
            <text:p>grubhub-12-8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9.92" calcext:value-type="float">
            <text:p>39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2" calcext:value-type="float">
            <text:p>12.82</text:p>
          </table:table-cell>
          <table:table-cell table:style-name="Default" office:value-type="float" office:value="52.74" calcext:value-type="float">
            <text:p>52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6921" calcext:value-type="float">
            <text:p>75.69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3079" calcext:value-type="float">
            <text:p>24.30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18" calcext:value-type="float">
            <text:p>64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2" calcext:value-type="float">
            <text:p>12.82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3506" calcext:value-type="float">
            <text:p>83.35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6494" calcext:value-type="float">
            <text:p>16.64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68" calcext:value-type="float">
            <text:p>79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8" calcext:value-type="float">
            <text:p>15.18</text:p>
          </table:table-cell>
          <table:table-cell table:style-name="Default" office:value-type="float" office:value="94.86" calcext:value-type="float">
            <text:p>94.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9975" calcext:value-type="float">
            <text:p>83.99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0025" calcext:value-type="float">
            <text:p>16.0025</text:p>
          </table:table-cell>
        </table:table-row>
        <table:table-row table:style-name="ro1">
          <table:table-cell table:style-name="ce10" office:value-type="string" calcext:value-type="string">
            <text:p>grubhub-12-9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24.96" calcext:value-type="float">
            <text:p>24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68" calcext:value-type="float">
            <text:p>27.68</text:p>
          </table:table-cell>
          <table:table-cell table:style-name="Default" office:value-type="float" office:value="52.64" calcext:value-type="float">
            <text:p>52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164" calcext:value-type="float">
            <text:p>47.4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836" calcext:value-type="float">
            <text:p>52.58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28" calcext:value-type="float">
            <text:p>25.28</text:p>
          </table:table-cell>
          <table:table-cell table:style-name="Default" office:value-type="float" office:value="65.28" calcext:value-type="float">
            <text:p>65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2745" calcext:value-type="float">
            <text:p>61.27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7255" calcext:value-type="float">
            <text:p>38.72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9" calcext:value-type="float">
            <text:p>64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78" calcext:value-type="float">
            <text:p>9.78</text:p>
          </table:table-cell>
          <table:table-cell table:style-name="Default" office:value-type="float" office:value="74.68" calcext:value-type="float">
            <text:p>74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9041" calcext:value-type="float">
            <text:p>86.90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0959" calcext:value-type="float">
            <text:p>13.0959</text:p>
          </table:table-cell>
        </table:table-row>
        <table:table-row table:style-name="ro1">
          <table:table-cell table:style-name="ce10" office:value-type="string" calcext:value-type="string">
            <text:p>grubhub-13-0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9.12" calcext:value-type="float">
            <text:p>9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96" calcext:value-type="float">
            <text:p>6.96</text:p>
          </table:table-cell>
          <table:table-cell table:style-name="Default" office:value-type="float" office:value="16.08" calcext:value-type="float">
            <text:p>16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7164" calcext:value-type="float">
            <text:p>56.7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2836" calcext:value-type="float">
            <text:p>43.28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62" calcext:value-type="float">
            <text:p>31.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92" calcext:value-type="float">
            <text:p>39.92</text:p>
          </table:table-cell>
          <table:table-cell table:style-name="Default" office:value-type="float" office:value="71.54" calcext:value-type="float">
            <text:p>71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199" calcext:value-type="float">
            <text:p>44.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801" calcext:value-type="float">
            <text:p>55.8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96" calcext:value-type="float">
            <text:p>40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92" calcext:value-type="float">
            <text:p>39.92</text:p>
          </table:table-cell>
          <table:table-cell table:style-name="Default" office:value-type="float" office:value="80.88" calcext:value-type="float">
            <text:p>80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6429" calcext:value-type="float">
            <text:p>50.6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3571" calcext:value-type="float">
            <text:p>49.3571</text:p>
          </table:table-cell>
        </table:table-row>
        <table:table-row table:style-name="ro1">
          <table:table-cell table:style-name="ce10" office:value-type="string" calcext:value-type="string">
            <text:p>grubhub-13-1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65.18" calcext:value-type="float">
            <text:p>65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22" calcext:value-type="float">
            <text:p>9.22</text:p>
          </table:table-cell>
          <table:table-cell table:style-name="Default" office:value-type="float" office:value="74.4" calcext:value-type="float">
            <text:p>74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6075" calcext:value-type="float">
            <text:p>87.60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3925" calcext:value-type="float">
            <text:p>12.39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82" calcext:value-type="float">
            <text:p>66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28" calcext:value-type="float">
            <text:p>18.28</text:p>
          </table:table-cell>
          <table:table-cell table:style-name="Default" office:value-type="float" office:value="85.1" calcext:value-type="float">
            <text:p>85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5194" calcext:value-type="float">
            <text:p>78.51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4806" calcext:value-type="float">
            <text:p>21.4806</text:p>
          </table:table-cell>
        </table:table-row>
        <table:table-row table:style-name="ro1">
          <table:table-cell table:style-name="ce10" office:value-type="string" calcext:value-type="string">
            <text:p>grubhub-13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29.42" calcext:value-type="float">
            <text:p>29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40.14" calcext:value-type="float">
            <text:p>40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2935" calcext:value-type="float">
            <text:p>73.2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065" calcext:value-type="float">
            <text:p>26.70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26" calcext:value-type="float">
            <text:p>55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8" calcext:value-type="float">
            <text:p>18.38</text:p>
          </table:table-cell>
          <table:table-cell table:style-name="Default" office:value-type="float" office:value="73.64" calcext:value-type="float">
            <text:p>73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0407" calcext:value-type="float">
            <text:p>75.0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9593" calcext:value-type="float">
            <text:p>24.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96" calcext:value-type="float">
            <text:p>68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8" calcext:value-type="float">
            <text:p>18.38</text:p>
          </table:table-cell>
          <table:table-cell table:style-name="Default" office:value-type="float" office:value="87.34" calcext:value-type="float">
            <text:p>87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9558" calcext:value-type="float">
            <text:p>78.95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0442" calcext:value-type="float">
            <text:p>21.0442</text:p>
          </table:table-cell>
        </table:table-row>
        <table:table-row table:style-name="ro1">
          <table:table-cell table:style-name="ce10" office:value-type="string" calcext:value-type="string">
            <text:p>grubhub-13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15.74" calcext:value-type="float">
            <text:p>15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2135" calcext:value-type="float">
            <text:p>36.2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7865" calcext:value-type="float">
            <text:p>63.78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21.04" calcext:value-type="float">
            <text:p>21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2814" calcext:value-type="float">
            <text:p>52.28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186" calcext:value-type="float">
            <text:p>47.7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86" calcext:value-type="float">
            <text:p>29.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22" calcext:value-type="float">
            <text:p>35.22</text:p>
          </table:table-cell>
          <table:table-cell table:style-name="Default" office:value-type="float" office:value="65.08" calcext:value-type="float">
            <text:p>65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82" calcext:value-type="float">
            <text:p>45.8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18" calcext:value-type="float">
            <text:p>54.1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32" calcext:value-type="float">
            <text:p>41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04" calcext:value-type="float">
            <text:p>48.04</text:p>
          </table:table-cell>
          <table:table-cell table:style-name="Default" office:value-type="float" office:value="89.36" calcext:value-type="float">
            <text:p>89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2399" calcext:value-type="float">
            <text:p>46.23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601" calcext:value-type="float">
            <text:p>53.7601</text:p>
          </table:table-cell>
        </table:table-row>
        <table:table-row table:style-name="ro1">
          <table:table-cell table:style-name="ce10" office:value-type="string" calcext:value-type="string">
            <text:p>grubhub-13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18" calcext:value-type="float">
            <text:p>9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36" calcext:value-type="float">
            <text:p>12.36</text:p>
          </table:table-cell>
          <table:table-cell table:style-name="Default" office:value-type="float" office:value="21.54" calcext:value-type="float">
            <text:p>21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6184" calcext:value-type="float">
            <text:p>42.61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3816" calcext:value-type="float">
            <text:p>57.38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96" calcext:value-type="float">
            <text:p>8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6" calcext:value-type="float">
            <text:p>4.46</text:p>
          </table:table-cell>
          <table:table-cell table:style-name="Default" office:value-type="float" office:value="13.42" calcext:value-type="float">
            <text:p>13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766" calcext:value-type="float">
            <text:p>66.7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34" calcext:value-type="float">
            <text:p>33.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66" calcext:value-type="float">
            <text:p>26.66</text:p>
          </table:table-cell>
          <table:table-cell table:style-name="Default" office:value-type="float" office:value="51.66" calcext:value-type="float">
            <text:p>51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3933" calcext:value-type="float">
            <text:p>48.39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6067" calcext:value-type="float">
            <text:p>51.6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48" calcext:value-type="float">
            <text:p>35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34" calcext:value-type="float">
            <text:p>34.34</text:p>
          </table:table-cell>
          <table:table-cell table:style-name="Default" office:value-type="float" office:value="69.82" calcext:value-type="float">
            <text:p>69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8164" calcext:value-type="float">
            <text:p>50.8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1836" calcext:value-type="float">
            <text:p>49.1836</text:p>
          </table:table-cell>
        </table:table-row>
        <table:table-row table:style-name="ro1">
          <table:table-cell table:style-name="ce10" office:value-type="string" calcext:value-type="string">
            <text:p>grubhub-13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4" calcext:value-type="float">
            <text:p>17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30.26" calcext:value-type="float">
            <text:p>30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6424" calcext:value-type="float">
            <text:p>56.6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576" calcext:value-type="float">
            <text:p>43.35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4" calcext:value-type="float">
            <text:p>17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30.26" calcext:value-type="float">
            <text:p>30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6424" calcext:value-type="float">
            <text:p>56.6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576" calcext:value-type="float">
            <text:p>43.35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1" calcext:value-type="float">
            <text:p>6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74.22" calcext:value-type="float">
            <text:p>74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3228" calcext:value-type="float">
            <text:p>82.3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6772" calcext:value-type="float">
            <text:p>17.67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9" calcext:value-type="float">
            <text:p>77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91.02" calcext:value-type="float">
            <text:p>91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5856" calcext:value-type="float">
            <text:p>85.58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4144" calcext:value-type="float">
            <text:p>14.4144</text:p>
          </table:table-cell>
        </table:table-row>
        <table:table-row table:style-name="ro1">
          <table:table-cell table:style-name="ce10" office:value-type="string" calcext:value-type="string">
            <text:p>grubhub-13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82" calcext:value-type="float">
            <text:p>14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6" calcext:value-type="float">
            <text:p>15.16</text:p>
          </table:table-cell>
          <table:table-cell table:style-name="Default" office:value-type="float" office:value="29.98" calcext:value-type="float">
            <text:p>29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433" calcext:value-type="float">
            <text:p>49.4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567" calcext:value-type="float">
            <text:p>50.5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32" calcext:value-type="float">
            <text:p>28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86" calcext:value-type="float">
            <text:p>29.86</text:p>
          </table:table-cell>
          <table:table-cell table:style-name="Default" office:value-type="float" office:value="58.18" calcext:value-type="float">
            <text:p>58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765" calcext:value-type="float">
            <text:p>48.67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3235" calcext:value-type="float">
            <text:p>51.32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2" calcext:value-type="float">
            <text:p>43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78" calcext:value-type="float">
            <text:p>25.78</text:p>
          </table:table-cell>
          <table:table-cell table:style-name="Default" office:value-type="float" office:value="69.1" calcext:value-type="float">
            <text:p>6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6918" calcext:value-type="float">
            <text:p>62.6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3082" calcext:value-type="float">
            <text:p>37.30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52" calcext:value-type="float">
            <text:p>65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4" calcext:value-type="float">
            <text:p>29.24</text:p>
          </table:table-cell>
          <table:table-cell table:style-name="Default" office:value-type="float" office:value="94.76" calcext:value-type="float">
            <text:p>94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1431" calcext:value-type="float">
            <text:p>69.1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8569" calcext:value-type="float">
            <text:p>30.8569</text:p>
          </table:table-cell>
        </table:table-row>
        <table:table-row table:style-name="ro1">
          <table:table-cell table:style-name="ce10" office:value-type="string" calcext:value-type="string">
            <text:p>grubhub-13-7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43.22" calcext:value-type="float">
            <text:p>43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02" calcext:value-type="float">
            <text:p>16.02</text:p>
          </table:table-cell>
          <table:table-cell table:style-name="Default" office:value-type="float" office:value="59.24" calcext:value-type="float">
            <text:p>59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9575" calcext:value-type="float">
            <text:p>72.9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0425" calcext:value-type="float">
            <text:p>27.04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34" calcext:value-type="float">
            <text:p>52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02" calcext:value-type="float">
            <text:p>16.02</text:p>
          </table:table-cell>
          <table:table-cell table:style-name="Default" office:value-type="float" office:value="68.36" calcext:value-type="float">
            <text:p>68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5652" calcext:value-type="float">
            <text:p>76.5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4348" calcext:value-type="float">
            <text:p>23.4348</text:p>
          </table:table-cell>
        </table:table-row>
        <table:table-row table:style-name="ro1">
          <table:table-cell table:style-name="ce10" office:value-type="string" calcext:value-type="string">
            <text:p>grubhub-13-8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46.84" calcext:value-type="float">
            <text:p>46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8" calcext:value-type="float">
            <text:p>35.08</text:p>
          </table:table-cell>
          <table:table-cell table:style-name="Default" office:value-type="float" office:value="81.92" calcext:value-type="float">
            <text:p>81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1777" calcext:value-type="float">
            <text:p>57.1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223" calcext:value-type="float">
            <text:p>42.8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88" calcext:value-type="float">
            <text:p>68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8" calcext:value-type="float">
            <text:p>35.08</text:p>
          </table:table-cell>
          <table:table-cell table:style-name="Default" office:value-type="float" office:value="103.96" calcext:value-type="float">
            <text:p>103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2563" calcext:value-type="float">
            <text:p>66.25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7437" calcext:value-type="float">
            <text:p>33.7437</text:p>
          </table:table-cell>
        </table:table-row>
        <table:table-row table:style-name="ro1">
          <table:table-cell table:style-name="ce10" office:value-type="string" calcext:value-type="string">
            <text:p>grubhub-13-9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88" calcext:value-type="float">
            <text:p>6.88</text:p>
          </table:table-cell>
          <table:table-cell table:style-name="Default" office:value-type="float" office:value="17.6" calcext:value-type="float">
            <text:p>17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9091" calcext:value-type="float">
            <text:p>60.90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0909" calcext:value-type="float">
            <text:p>39.09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84" calcext:value-type="float">
            <text:p>18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06" calcext:value-type="float">
            <text:p>22.06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0636" calcext:value-type="float">
            <text:p>46.06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9364" calcext:value-type="float">
            <text:p>53.93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58" calcext:value-type="float">
            <text:p>49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94" calcext:value-type="float">
            <text:p>48.94</text:p>
          </table:table-cell>
          <table:table-cell table:style-name="Default" office:value-type="float" office:value="98.52" calcext:value-type="float">
            <text:p>98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248" calcext:value-type="float">
            <text:p>50.32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6752" calcext:value-type="float">
            <text:p>49.6752</text:p>
          </table:table-cell>
        </table:table-row>
        <table:table-row table:style-name="ro1">
          <table:table-cell table:style-name="ce10" office:value-type="string" calcext:value-type="string">
            <text:p>grubhub-14-0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2.78" calcext:value-type="float">
            <text:p>42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" calcext:value-type="float">
            <text:p>18.3</text:p>
          </table:table-cell>
          <table:table-cell table:style-name="Default" office:value-type="float" office:value="61.08" calcext:value-type="float">
            <text:p>61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0393" calcext:value-type="float">
            <text:p>70.03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9607" calcext:value-type="float">
            <text:p>29.96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26" calcext:value-type="float">
            <text:p>44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" calcext:value-type="float">
            <text:p>18.3</text:p>
          </table:table-cell>
          <table:table-cell table:style-name="Default" office:value-type="float" office:value="62.56" calcext:value-type="float">
            <text:p>6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481" calcext:value-type="float">
            <text:p>70.74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519" calcext:value-type="float">
            <text:p>29.25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66" calcext:value-type="float">
            <text:p>50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" calcext:value-type="float">
            <text:p>18.3</text:p>
          </table:table-cell>
          <table:table-cell table:style-name="Default" office:value-type="float" office:value="68.96" calcext:value-type="float">
            <text:p>68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4629" calcext:value-type="float">
            <text:p>73.46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5371" calcext:value-type="float">
            <text:p>26.5371</text:p>
          </table:table-cell>
        </table:table-row>
        <table:table-row table:style-name="ro1">
          <table:table-cell table:style-name="ce10" office:value-type="string" calcext:value-type="string">
            <text:p>grubhub-14-1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1.98" calcext:value-type="float">
            <text:p>31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98" calcext:value-type="float">
            <text:p>11.98</text:p>
          </table:table-cell>
          <table:table-cell table:style-name="Default" office:value-type="float" office:value="43.96" calcext:value-type="float">
            <text:p>43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748" calcext:value-type="float">
            <text:p>72.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252" calcext:value-type="float">
            <text:p>27.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88" calcext:value-type="float">
            <text:p>43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6" calcext:value-type="float">
            <text:p>15.56</text:p>
          </table:table-cell>
          <table:table-cell table:style-name="Default" office:value-type="float" office:value="59.44" calcext:value-type="float">
            <text:p>59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8223" calcext:value-type="float">
            <text:p>73.8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1777" calcext:value-type="float">
            <text:p>26.1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58" calcext:value-type="float">
            <text:p>57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26" calcext:value-type="float">
            <text:p>21.26</text:p>
          </table:table-cell>
          <table:table-cell table:style-name="Default" office:value-type="float" office:value="78.84" calcext:value-type="float">
            <text:p>78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034" calcext:value-type="float">
            <text:p>73.0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966" calcext:value-type="float">
            <text:p>26.966</text:p>
          </table:table-cell>
        </table:table-row>
        <table:table-row table:style-name="ro1">
          <table:table-cell table:style-name="ce10" office:value-type="string" calcext:value-type="string">
            <text:p>grubhub-14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5.16" calcext:value-type="float">
            <text:p>15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38" calcext:value-type="float">
            <text:p>21.38</text:p>
          </table:table-cell>
          <table:table-cell table:style-name="Default" office:value-type="float" office:value="36.54" calcext:value-type="float">
            <text:p>36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4888" calcext:value-type="float">
            <text:p>41.48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5112" calcext:value-type="float">
            <text:p>58.51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24" calcext:value-type="float">
            <text:p>21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66" calcext:value-type="float">
            <text:p>30.66</text:p>
          </table:table-cell>
          <table:table-cell table:style-name="Default" office:value-type="float" office:value="51.9" calcext:value-type="float">
            <text:p>51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9249" calcext:value-type="float">
            <text:p>40.92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0751" calcext:value-type="float">
            <text:p>59.07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2" calcext:value-type="float">
            <text:p>6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12.16" calcext:value-type="float">
            <text:p>12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289" calcext:value-type="float">
            <text:p>50.32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6711" calcext:value-type="float">
            <text:p>49.6711</text:p>
          </table:table-cell>
        </table:table-row>
        <table:table-row table:style-name="ro1">
          <table:table-cell table:style-name="ce10" office:value-type="string" calcext:value-type="string">
            <text:p>grubhub-14-3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7.52" calcext:value-type="float">
            <text:p>47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02" calcext:value-type="float">
            <text:p>15.02</text:p>
          </table:table-cell>
          <table:table-cell table:style-name="Default" office:value-type="float" office:value="62.54" calcext:value-type="float">
            <text:p>62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9834" calcext:value-type="float">
            <text:p>75.98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0166" calcext:value-type="float">
            <text:p>24.0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44" calcext:value-type="float">
            <text:p>46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74" calcext:value-type="float">
            <text:p>28.74</text:p>
          </table:table-cell>
          <table:table-cell table:style-name="Default" office:value-type="float" office:value="75.18" calcext:value-type="float">
            <text:p>75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7717" calcext:value-type="float">
            <text:p>61.7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2283" calcext:value-type="float">
            <text:p>38.2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7" calcext:value-type="float">
            <text:p>51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26" calcext:value-type="float">
            <text:p>26.26</text:p>
          </table:table-cell>
          <table:table-cell table:style-name="Default" office:value-type="float" office:value="77.96" calcext:value-type="float">
            <text:p>77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3161" calcext:value-type="float">
            <text:p>66.31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6839" calcext:value-type="float">
            <text:p>33.6839</text:p>
          </table:table-cell>
        </table:table-row>
        <table:table-row table:style-name="ro1">
          <table:table-cell table:style-name="ce10" office:value-type="string" calcext:value-type="string">
            <text:p>grubhub-14-4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5.8" calcext:value-type="float">
            <text:p>45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18" calcext:value-type="float">
            <text:p>25.18</text:p>
          </table:table-cell>
          <table:table-cell table:style-name="Default" office:value-type="float" office:value="70.98" calcext:value-type="float">
            <text:p>70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5252" calcext:value-type="float">
            <text:p>64.5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4748" calcext:value-type="float">
            <text:p>35.4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24" calcext:value-type="float">
            <text:p>63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18" calcext:value-type="float">
            <text:p>25.18</text:p>
          </table:table-cell>
          <table:table-cell table:style-name="Default" office:value-type="float" office:value="88.42" calcext:value-type="float">
            <text:p>88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223" calcext:value-type="float">
            <text:p>71.5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777" calcext:value-type="float">
            <text:p>28.4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44" calcext:value-type="float">
            <text:p>95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24" calcext:value-type="float">
            <text:p>19.24</text:p>
          </table:table-cell>
          <table:table-cell table:style-name="Default" office:value-type="float" office:value="114.68" calcext:value-type="float">
            <text:p>114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2229" calcext:value-type="float">
            <text:p>83.22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7771" calcext:value-type="float">
            <text:p>16.7771</text:p>
          </table:table-cell>
        </table:table-row>
        <table:table-row table:style-name="ro1">
          <table:table-cell table:style-name="ce10" office:value-type="string" calcext:value-type="string">
            <text:p>grubhub-14-5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3.6" calcext:value-type="float">
            <text:p>43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42" calcext:value-type="float">
            <text:p>10.42</text:p>
          </table:table-cell>
          <table:table-cell table:style-name="Default" office:value-type="float" office:value="54.02" calcext:value-type="float">
            <text:p>54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7108" calcext:value-type="float">
            <text:p>80.71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2892" calcext:value-type="float">
            <text:p>19.28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42" calcext:value-type="float">
            <text:p>10.42</text:p>
          </table:table-cell>
          <table:table-cell table:style-name="Default" office:value-type="float" office:value="71.42" calcext:value-type="float">
            <text:p>71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4102" calcext:value-type="float">
            <text:p>85.41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5898" calcext:value-type="float">
            <text:p>14.58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68" calcext:value-type="float">
            <text:p>81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42" calcext:value-type="float">
            <text:p>13.42</text:p>
          </table:table-cell>
          <table:table-cell table:style-name="Default" office:value-type="float" office:value="95.1" calcext:value-type="float">
            <text:p>95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8885" calcext:value-type="float">
            <text:p>85.88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1115" calcext:value-type="float">
            <text:p>14.1115</text:p>
          </table:table-cell>
        </table:table-row>
        <table:table-row table:style-name="ro1">
          <table:table-cell table:style-name="ce10" office:value-type="string" calcext:value-type="string">
            <text:p>grubhub-14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18" calcext:value-type="float">
            <text:p>9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42" calcext:value-type="float">
            <text:p>11.42</text:p>
          </table:table-cell>
          <table:table-cell table:style-name="Default" office:value-type="float" office:value="20.6" calcext:value-type="float">
            <text:p>2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5631" calcext:value-type="float">
            <text:p>44.56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4369" calcext:value-type="float">
            <text:p>55.43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46" calcext:value-type="float">
            <text:p>33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float" office:value="61.96" calcext:value-type="float">
            <text:p>61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0026" calcext:value-type="float">
            <text:p>54.00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9974" calcext:value-type="float">
            <text:p>45.99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8" calcext:value-type="float">
            <text:p>46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66" calcext:value-type="float">
            <text:p>37.66</text:p>
          </table:table-cell>
          <table:table-cell table:style-name="Default" office:value-type="float" office:value="83.84" calcext:value-type="float">
            <text:p>83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0811" calcext:value-type="float">
            <text:p>55.08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9189" calcext:value-type="float">
            <text:p>44.91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2" calcext:value-type="float">
            <text:p>71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54" calcext:value-type="float">
            <text:p>24.54</text:p>
          </table:table-cell>
          <table:table-cell table:style-name="Default" office:value-type="float" office:value="96.06" calcext:value-type="float">
            <text:p>96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4535" calcext:value-type="float">
            <text:p>74.45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465" calcext:value-type="float">
            <text:p>25.5465</text:p>
          </table:table-cell>
        </table:table-row>
        <table:table-row table:style-name="ro1">
          <table:table-cell table:style-name="ce10" office:value-type="string" calcext:value-type="string">
            <text:p>grubhub-14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18" calcext:value-type="float">
            <text:p>12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25.68" calcext:value-type="float">
            <text:p>25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299" calcext:value-type="float">
            <text:p>47.42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701" calcext:value-type="float">
            <text:p>52.57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68" calcext:value-type="float">
            <text:p>26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12" calcext:value-type="float">
            <text:p>31.12</text:p>
          </table:table-cell>
          <table:table-cell table:style-name="Default" office:value-type="float" office:value="57.8" calcext:value-type="float">
            <text:p>57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592" calcext:value-type="float">
            <text:p>46.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8408" calcext:value-type="float">
            <text:p>53.84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68" calcext:value-type="float">
            <text:p>26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12" calcext:value-type="float">
            <text:p>31.12</text:p>
          </table:table-cell>
          <table:table-cell table:style-name="Default" office:value-type="float" office:value="57.8" calcext:value-type="float">
            <text:p>57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592" calcext:value-type="float">
            <text:p>46.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8408" calcext:value-type="float">
            <text:p>53.84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2" calcext:value-type="float">
            <text:p>39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44" calcext:value-type="float">
            <text:p>31.44</text:p>
          </table:table-cell>
          <table:table-cell table:style-name="Default" office:value-type="float" office:value="70.66" calcext:value-type="float">
            <text:p>70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052" calcext:value-type="float">
            <text:p>55.50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948" calcext:value-type="float">
            <text:p>44.4948</text:p>
          </table:table-cell>
        </table:table-row>
        <table:table-row table:style-name="ro1">
          <table:table-cell table:style-name="ce10" office:value-type="string" calcext:value-type="string">
            <text:p>grubhub-14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44" calcext:value-type="float">
            <text:p>44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56" calcext:value-type="float">
            <text:p>55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44" calcext:value-type="float">
            <text:p>44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56" calcext:value-type="float">
            <text:p>55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44" calcext:value-type="float">
            <text:p>44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56" calcext:value-type="float">
            <text:p>55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44" calcext:value-type="float">
            <text:p>44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56" calcext:value-type="float">
            <text:p>55.5556</text:p>
          </table:table-cell>
        </table:table-row>
        <table:table-row table:style-name="ro1">
          <table:table-cell table:style-name="ce10" office:value-type="string" calcext:value-type="string">
            <text:p>grubhub-14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2" calcext:value-type="float">
            <text:p>7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2" calcext:value-type="float">
            <text:p>7.22</text:p>
          </table:table-cell>
          <table:table-cell table:style-name="Default" office:value-type="float" office:value="14.44" calcext:value-type="float">
            <text:p>14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84" calcext:value-type="float">
            <text:p>34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2" calcext:value-type="float">
            <text:p>7.22</text:p>
          </table:table-cell>
          <table:table-cell table:style-name="Default" office:value-type="float" office:value="42.06" calcext:value-type="float">
            <text:p>42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834" calcext:value-type="float">
            <text:p>82.8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66" calcext:value-type="float">
            <text:p>17.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12" calcext:value-type="float">
            <text:p>40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56.52" calcext:value-type="float">
            <text:p>56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9837" calcext:value-type="float">
            <text:p>70.98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0163" calcext:value-type="float">
            <text:p>29.01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36" calcext:value-type="float">
            <text:p>66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66" calcext:value-type="float">
            <text:p>13.66</text:p>
          </table:table-cell>
          <table:table-cell table:style-name="Default" office:value-type="float" office:value="80.02" calcext:value-type="float">
            <text:p>8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9293" calcext:value-type="float">
            <text:p>82.9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0707" calcext:value-type="float">
            <text:p>17.0707</text:p>
          </table:table-cell>
        </table:table-row>
        <table:table-row table:style-name="ro1">
          <table:table-cell table:style-name="ce10" office:value-type="string" calcext:value-type="string">
            <text:p>grubhub-15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38" calcext:value-type="float">
            <text:p>19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82" calcext:value-type="float">
            <text:p>17.82</text:p>
          </table:table-cell>
          <table:table-cell table:style-name="Default" office:value-type="float" office:value="37.2" calcext:value-type="float">
            <text:p>37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0968" calcext:value-type="float">
            <text:p>52.0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9032" calcext:value-type="float">
            <text:p>47.9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6" calcext:value-type="float">
            <text:p>47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18" calcext:value-type="float">
            <text:p>29.18</text:p>
          </table:table-cell>
          <table:table-cell table:style-name="Default" office:value-type="float" office:value="76.94" calcext:value-type="float">
            <text:p>76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743" calcext:value-type="float">
            <text:p>62.07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257" calcext:value-type="float">
            <text:p>37.92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24" calcext:value-type="float">
            <text:p>59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82.54" calcext:value-type="float">
            <text:p>82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7713" calcext:value-type="float">
            <text:p>71.77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2287" calcext:value-type="float">
            <text:p>28.22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7" calcext:value-type="float">
            <text:p>7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94" calcext:value-type="float">
            <text:p>45.94</text:p>
          </table:table-cell>
          <table:table-cell table:style-name="Default" office:value-type="float" office:value="125.64" calcext:value-type="float">
            <text:p>125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4352" calcext:value-type="float">
            <text:p>63.4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5648" calcext:value-type="float">
            <text:p>36.5648</text:p>
          </table:table-cell>
        </table:table-row>
        <table:table-row table:style-name="ro1">
          <table:table-cell table:style-name="ce10" office:value-type="string" calcext:value-type="string">
            <text:p>grubhub-15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66" calcext:value-type="float">
            <text:p>12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16" calcext:value-type="float">
            <text:p>8.16</text:p>
          </table:table-cell>
          <table:table-cell table:style-name="Default" office:value-type="float" office:value="20.82" calcext:value-type="float">
            <text:p>20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8069" calcext:value-type="float">
            <text:p>60.80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1931" calcext:value-type="float">
            <text:p>39.19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06" calcext:value-type="float">
            <text:p>33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42" calcext:value-type="float">
            <text:p>14.42</text:p>
          </table:table-cell>
          <table:table-cell table:style-name="Default" office:value-type="float" office:value="47.48" calcext:value-type="float">
            <text:p>47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6293" calcext:value-type="float">
            <text:p>69.6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707" calcext:value-type="float">
            <text:p>30.3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56" calcext:value-type="float">
            <text:p>45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72" calcext:value-type="float">
            <text:p>20.72</text:p>
          </table:table-cell>
          <table:table-cell table:style-name="Default" office:value-type="float" office:value="66.28" calcext:value-type="float">
            <text:p>66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7387" calcext:value-type="float">
            <text:p>68.7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2613" calcext:value-type="float">
            <text:p>31.2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5" calcext:value-type="float">
            <text:p>87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42" calcext:value-type="float">
            <text:p>14.42</text:p>
          </table:table-cell>
          <table:table-cell table:style-name="Default" office:value-type="float" office:value="101.92" calcext:value-type="float">
            <text:p>101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8516" calcext:value-type="float">
            <text:p>85.8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1484" calcext:value-type="float">
            <text:p>14.1484</text:p>
          </table:table-cell>
        </table:table-row>
        <table:table-row table:style-name="ro1">
          <table:table-cell table:style-name="ce10" office:value-type="string" calcext:value-type="string">
            <text:p>grubhub-15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3.88" calcext:value-type="float">
            <text:p>33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8" calcext:value-type="float">
            <text:p>19.58</text:p>
          </table:table-cell>
          <table:table-cell table:style-name="Default" office:value-type="float" office:value="53.46" calcext:value-type="float">
            <text:p>53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3745" calcext:value-type="float">
            <text:p>63.37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255" calcext:value-type="float">
            <text:p>36.62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16" calcext:value-type="float">
            <text:p>50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8" calcext:value-type="float">
            <text:p>19.58</text:p>
          </table:table-cell>
          <table:table-cell table:style-name="Default" office:value-type="float" office:value="69.74" calcext:value-type="float">
            <text:p>69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9243" calcext:value-type="float">
            <text:p>71.92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0757" calcext:value-type="float">
            <text:p>28.07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52" calcext:value-type="float">
            <text:p>80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2" calcext:value-type="float">
            <text:p>11.62</text:p>
          </table:table-cell>
          <table:table-cell table:style-name="Default" office:value-type="float" office:value="92.14" calcext:value-type="float">
            <text:p>92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3888" calcext:value-type="float">
            <text:p>87.38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6112" calcext:value-type="float">
            <text:p>12.6112</text:p>
          </table:table-cell>
        </table:table-row>
        <table:table-row table:style-name="ro1">
          <table:table-cell table:style-name="ce10" office:value-type="string" calcext:value-type="string">
            <text:p>grubhub-15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6" calcext:value-type="float">
            <text:p>17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8" calcext:value-type="float">
            <text:p>18.98</text:p>
          </table:table-cell>
          <table:table-cell table:style-name="Default" office:value-type="float" office:value="36.14" calcext:value-type="float">
            <text:p>36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82" calcext:value-type="float">
            <text:p>47.4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18" calcext:value-type="float">
            <text:p>52.5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44" calcext:value-type="float">
            <text:p>32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8" calcext:value-type="float">
            <text:p>18.98</text:p>
          </table:table-cell>
          <table:table-cell table:style-name="Default" office:value-type="float" office:value="51.42" calcext:value-type="float">
            <text:p>51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883" calcext:value-type="float">
            <text:p>63.08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9117" calcext:value-type="float">
            <text:p>36.9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44" calcext:value-type="float">
            <text:p>32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8" calcext:value-type="float">
            <text:p>18.98</text:p>
          </table:table-cell>
          <table:table-cell table:style-name="Default" office:value-type="float" office:value="51.42" calcext:value-type="float">
            <text:p>51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883" calcext:value-type="float">
            <text:p>63.08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9117" calcext:value-type="float">
            <text:p>36.9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74" calcext:value-type="float">
            <text:p>39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8" calcext:value-type="float">
            <text:p>18.98</text:p>
          </table:table-cell>
          <table:table-cell table:style-name="Default" office:value-type="float" office:value="58.72" calcext:value-type="float">
            <text:p>58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6771" calcext:value-type="float">
            <text:p>67.67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229" calcext:value-type="float">
            <text:p>32.3229</text:p>
          </table:table-cell>
        </table:table-row>
        <table:table-row table:style-name="ro1">
          <table:table-cell table:style-name="ce10" office:value-type="string" calcext:value-type="string">
            <text:p>grubhub-15-4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28.52" calcext:value-type="float">
            <text:p>28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06" calcext:value-type="float">
            <text:p>18.06</text:p>
          </table:table-cell>
          <table:table-cell table:style-name="Default" office:value-type="float" office:value="46.58" calcext:value-type="float">
            <text:p>46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228" calcext:value-type="float">
            <text:p>61.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772" calcext:value-type="float">
            <text:p>38.7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44" calcext:value-type="float">
            <text:p>52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4" calcext:value-type="float">
            <text:p>30.34</text:p>
          </table:table-cell>
          <table:table-cell table:style-name="Default" office:value-type="float" office:value="82.78" calcext:value-type="float">
            <text:p>82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3486" calcext:value-type="float">
            <text:p>63.34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514" calcext:value-type="float">
            <text:p>36.65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04" calcext:value-type="float">
            <text:p>67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4" calcext:value-type="float">
            <text:p>37.94</text:p>
          </table:table-cell>
          <table:table-cell table:style-name="Default" office:value-type="float" office:value="104.98" calcext:value-type="float">
            <text:p>104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8598" calcext:value-type="float">
            <text:p>63.85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1402" calcext:value-type="float">
            <text:p>36.1402</text:p>
          </table:table-cell>
        </table:table-row>
        <table:table-row table:style-name="ro1">
          <table:table-cell table:style-name="ce10" office:value-type="string" calcext:value-type="string">
            <text:p>grubhub-15-5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4.8" calcext:value-type="float">
            <text:p>44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68" calcext:value-type="float">
            <text:p>24.68</text:p>
          </table:table-cell>
          <table:table-cell table:style-name="Default" office:value-type="float" office:value="69.48" calcext:value-type="float">
            <text:p>69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479" calcext:value-type="float">
            <text:p>64.4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521" calcext:value-type="float">
            <text:p>35.5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88" calcext:value-type="float">
            <text:p>52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48" calcext:value-type="float">
            <text:p>34.48</text:p>
          </table:table-cell>
          <table:table-cell table:style-name="Default" office:value-type="float" office:value="87.36" calcext:value-type="float">
            <text:p>87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5311" calcext:value-type="float">
            <text:p>60.53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4689" calcext:value-type="float">
            <text:p>39.46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.08" calcext:value-type="float">
            <text:p>98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6" calcext:value-type="float">
            <text:p>3.56</text:p>
          </table:table-cell>
          <table:table-cell table:style-name="Default" office:value-type="float" office:value="101.64" calcext:value-type="float">
            <text:p>101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.4974" calcext:value-type="float">
            <text:p>96.49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0256" calcext:value-type="float">
            <text:p>3.50256</text:p>
          </table:table-cell>
        </table:table-row>
        <table:table-row table:style-name="ro1">
          <table:table-cell table:style-name="ce10" office:value-type="string" calcext:value-type="string">
            <text:p>grubhub-15-6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32.4" calcext:value-type="float">
            <text:p>32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53.7" calcext:value-type="float">
            <text:p>53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3352" calcext:value-type="float">
            <text:p>60.3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6648" calcext:value-type="float">
            <text:p>39.6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6" calcext:value-type="float">
            <text:p>53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8" calcext:value-type="float">
            <text:p>25.98</text:p>
          </table:table-cell>
          <table:table-cell table:style-name="Default" office:value-type="float" office:value="79.74" calcext:value-type="float">
            <text:p>79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4191" calcext:value-type="float">
            <text:p>67.41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809" calcext:value-type="float">
            <text:p>32.5809</text:p>
          </table:table-cell>
        </table:table-row>
        <table:table-row table:style-name="ro1">
          <table:table-cell table:style-name="ce10" office:value-type="string" calcext:value-type="string">
            <text:p>grubhub-15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16" calcext:value-type="float">
            <text:p>7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9" calcext:value-type="float">
            <text:p>9.9</text:p>
          </table:table-cell>
          <table:table-cell table:style-name="Default" office:value-type="float" office:value="17.06" calcext:value-type="float">
            <text:p>17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9695" calcext:value-type="float">
            <text:p>41.96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0305" calcext:value-type="float">
            <text:p>58.03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36" calcext:value-type="float">
            <text:p>31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58.36" calcext:value-type="float">
            <text:p>58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354" calcext:value-type="float">
            <text:p>53.7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2646" calcext:value-type="float">
            <text:p>46.26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58" calcext:value-type="float">
            <text:p>51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32" calcext:value-type="float">
            <text:p>19.32</text:p>
          </table:table-cell>
          <table:table-cell table:style-name="Default" office:value-type="float" office:value="70.9" calcext:value-type="float">
            <text:p>7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7504" calcext:value-type="float">
            <text:p>72.75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2496" calcext:value-type="float">
            <text:p>27.2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58" calcext:value-type="float">
            <text:p>63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92" calcext:value-type="float">
            <text:p>24.92</text:p>
          </table:table-cell>
          <table:table-cell table:style-name="Default" office:value-type="float" office:value="88.5" calcext:value-type="float">
            <text:p>88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8418" calcext:value-type="float">
            <text:p>71.84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1582" calcext:value-type="float">
            <text:p>28.1582</text:p>
          </table:table-cell>
        </table:table-row>
        <table:table-row table:style-name="ro1">
          <table:table-cell table:style-name="ce10" office:value-type="string" calcext:value-type="string">
            <text:p>grubhub-15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78" calcext:value-type="float">
            <text:p>7.78</text:p>
          </table:table-cell>
          <table:table-cell table:style-name="Default" office:value-type="float" office:value="23.38" calcext:value-type="float">
            <text:p>23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7237" calcext:value-type="float">
            <text:p>66.72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763" calcext:value-type="float">
            <text:p>33.27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04" calcext:value-type="float">
            <text:p>3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78" calcext:value-type="float">
            <text:p>7.78</text:p>
          </table:table-cell>
          <table:table-cell table:style-name="Default" office:value-type="float" office:value="37.82" calcext:value-type="float">
            <text:p>37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4289" calcext:value-type="float">
            <text:p>79.42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5711" calcext:value-type="float">
            <text:p>20.57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74" calcext:value-type="float">
            <text:p>44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8" calcext:value-type="float">
            <text:p>4.98</text:p>
          </table:table-cell>
          <table:table-cell table:style-name="Default" office:value-type="float" office:value="49.72" calcext:value-type="float">
            <text:p>49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9839" calcext:value-type="float">
            <text:p>89.98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161" calcext:value-type="float">
            <text:p>10.01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54" calcext:value-type="float">
            <text:p>66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8" calcext:value-type="float">
            <text:p>4.98</text:p>
          </table:table-cell>
          <table:table-cell table:style-name="Default" office:value-type="float" office:value="71.52" calcext:value-type="float">
            <text:p>71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0369" calcext:value-type="float">
            <text:p>93.03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96309" calcext:value-type="float">
            <text:p>6.96309</text:p>
          </table:table-cell>
        </table:table-row>
        <table:table-row table:style-name="ro1">
          <table:table-cell table:style-name="ce11" office:value-type="string" calcext:value-type="string">
            <text:p>grubhub-15-9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0.18" calcext:value-type="float">
            <text:p>40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74.08" calcext:value-type="float">
            <text:p>74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2387" calcext:value-type="float">
            <text:p>54.2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7613" calcext:value-type="float">
            <text:p>45.7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18" calcext:value-type="float">
            <text:p>40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74.08" calcext:value-type="float">
            <text:p>74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2387" calcext:value-type="float">
            <text:p>54.2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7613" calcext:value-type="float">
            <text:p>45.7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56" calcext:value-type="float">
            <text:p>46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8" calcext:value-type="float">
            <text:p>48.18</text:p>
          </table:table-cell>
          <table:table-cell table:style-name="Default" office:value-type="float" office:value="94.74" calcext:value-type="float">
            <text:p>94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145" calcext:value-type="float">
            <text:p>49.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855" calcext:value-type="float">
            <text:p>50.855</text:p>
          </table:table-cell>
        </table:table-row>
        <table:table-row table:style-name="ro1" table:number-rows-repeated="71">
          <table:table-cell/>
          <table:table-cell table:style-name="Default" table:number-columns-repeated="17"/>
          <table:table-cell table:number-columns-repeated="19"/>
        </table:table-row>
        <table:table-row table:style-name="ro1" table:number-rows-repeated="104844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ompare stats" table:style-name="ta2">
        <table:table-column table:style-name="co17" table:default-cell-style-name="ce23"/>
        <table:table-column table:style-name="co18" table:number-columns-repeated="3" table:default-cell-style-name="ce3"/>
        <table:table-column table:style-name="co19" table:default-cell-style-name="ce3"/>
        <table:table-column table:style-name="co18" table:number-columns-repeated="4" table:default-cell-style-name="ce3"/>
        <table:table-column table:style-name="co20" table:default-cell-style-name="ce3"/>
        <table:table-column table:style-name="co18" table:default-cell-style-name="ce3"/>
        <table:table-column table:style-name="co18" table:number-columns-repeated="3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Default"/>
          <table:table-cell table:style-name="ce74" office:value-type="percentage" office:value="0.1" calcext:value-type="percentage" table:number-columns-spanned="5" table:number-rows-spanned="1">
            <text:p>10.00%</text:p>
          </table:table-cell>
          <table:covered-table-cell table:number-columns-repeated="4" table:style-name="ce74"/>
          <table:table-cell table:style-name="ce74" office:value-type="percentage" office:value="0.2" calcext:value-type="percentage" table:number-columns-spanned="5" table:number-rows-spanned="1">
            <text:p>20.00%</text:p>
          </table:table-cell>
          <table:covered-table-cell table:number-columns-repeated="4" table:style-name="ce74"/>
          <table:table-cell table:style-name="ce74" office:value-type="percentage" office:value="0.3" calcext:value-type="percentage" table:number-columns-spanned="5" table:number-rows-spanned="1">
            <text:p>30.00%</text:p>
          </table:table-cell>
          <table:covered-table-cell table:number-columns-repeated="4" table:style-name="ce74"/>
          <table:table-cell table:style-name="ce74" office:value-type="percentage" office:value="0.4" calcext:value-type="percentage" table:number-columns-spanned="5" table:number-rows-spanned="1">
            <text:p>40.00%</text:p>
          </table:table-cell>
          <table:covered-table-cell table:number-columns-repeated="4" table:style-name="ce74"/>
        </table:table-row>
        <table:table-row table:style-name="ro2">
          <table:table-cell table:style-name="ce49" office:value-type="string" calcext:value-type="string" table:number-columns-spanned="1" table:number-rows-spanned="2">
            <text:p>Instance</text:p>
          </table:table-cell>
          <table:table-cell table:style-name="ce49" office:value-type="string" calcext:value-type="string" table:number-columns-spanned="5" table:number-rows-spanned="1">
            <text:p>Parcel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Parcel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Parcel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Parcel</text:p>
          </table:table-cell>
          <table:covered-table-cell table:number-columns-repeated="4" table:style-name="ce49"/>
        </table:table-row>
        <table:table-row table:style-name="ro1">
          <table:covered-table-cell table:style-name="ce49"/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Parcel stats'.E3]" office:value-type="float" office:value="0" calcext:value-type="float">
            <text:p>0</text:p>
          </table:table-cell>
          <table:table-cell table:formula="of:=[$'Parcel stats'.F3]" office:value-type="float" office:value="0" calcext:value-type="float">
            <text:p>0</text:p>
          </table:table-cell>
          <table:table-cell table:formula="of:=[$'Parcel stats'.G3]" office:value-type="float" office:value="0" calcext:value-type="float">
            <text:p>0</text:p>
          </table:table-cell>
          <table:table-cell table:formula="of:=[$'Parcel stats'.I3]" office:value-type="float" office:value="0" calcext:value-type="float">
            <text:p>0</text:p>
          </table:table-cell>
          <table:table-cell table:formula="of:=[$'Parcel stats'.J3]" office:value-type="float" office:value="0" calcext:value-type="float">
            <text:p>0</text:p>
          </table:table-cell>
          <table:table-cell table:formula="of:=[$'Parcel stats'.N3]" office:value-type="float" office:value="0" calcext:value-type="float">
            <text:p>0</text:p>
          </table:table-cell>
          <table:table-cell table:formula="of:=[$'Parcel stats'.O3]" office:value-type="float" office:value="0" calcext:value-type="float">
            <text:p>0</text:p>
          </table:table-cell>
          <table:table-cell table:formula="of:=[$'Parcel stats'.P3]" office:value-type="float" office:value="0" calcext:value-type="float">
            <text:p>0</text:p>
          </table:table-cell>
          <table:table-cell table:formula="of:=[$'Parcel stats'.R3]" office:value-type="float" office:value="0" calcext:value-type="float">
            <text:p>0</text:p>
          </table:table-cell>
          <table:table-cell table:formula="of:=[$'Parcel stats'.S3]" office:value-type="float" office:value="0" calcext:value-type="float">
            <text:p>0</text:p>
          </table:table-cell>
          <table:table-cell table:formula="of:=[$'Parcel stats'.W3]" office:value-type="float" office:value="0" calcext:value-type="float">
            <text:p>0</text:p>
          </table:table-cell>
          <table:table-cell table:formula="of:=[$'Parcel stats'.X3]" office:value-type="float" office:value="0" calcext:value-type="float">
            <text:p>0</text:p>
          </table:table-cell>
          <table:table-cell table:formula="of:=[$'Parcel stats'.Y3]" office:value-type="float" office:value="0" calcext:value-type="float">
            <text:p>0</text:p>
          </table:table-cell>
          <table:table-cell table:formula="of:=[$'Parcel stats'.AA3]" office:value-type="float" office:value="0" calcext:value-type="float">
            <text:p>0</text:p>
          </table:table-cell>
          <table:table-cell table:formula="of:=[$'Parcel stats'.AB3]" office:value-type="float" office:value="0" calcext:value-type="float">
            <text:p>0</text:p>
          </table:table-cell>
          <table:table-cell table:formula="of:=[$'Parcel stats'.AF3]" office:value-type="float" office:value="0" calcext:value-type="float">
            <text:p>0</text:p>
          </table:table-cell>
          <table:table-cell table:formula="of:=[$'Parcel stats'.AG3]" office:value-type="float" office:value="46.816" calcext:value-type="float">
            <text:p>46.816</text:p>
          </table:table-cell>
          <table:table-cell table:formula="of:=[$'Parcel stats'.AH3]" office:value-type="float" office:value="39.4588" calcext:value-type="float">
            <text:p>39.4588</text:p>
          </table:table-cell>
          <table:table-cell table:formula="of:=[$'Parcel stats'.AJ3]" office:value-type="float" office:value="0.01" calcext:value-type="float">
            <text:p>0.01</text:p>
          </table:table-cell>
          <table:table-cell table:formula="of:=[$'Parcel stats'.AK3]" office:value-type="float" office:value="7.3572" calcext:value-type="float">
            <text:p>7.3572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Parcel stats'.E4]" office:value-type="float" office:value="0" calcext:value-type="float">
            <text:p>0</text:p>
          </table:table-cell>
          <table:table-cell table:formula="of:=[$'Parcel stats'.F4]" office:value-type="float" office:value="11.289" calcext:value-type="float">
            <text:p>11.289</text:p>
          </table:table-cell>
          <table:table-cell table:formula="of:=[$'Parcel stats'.G4]" office:value-type="float" office:value="9.9176" calcext:value-type="float">
            <text:p>9.9176</text:p>
          </table:table-cell>
          <table:table-cell table:formula="of:=[$'Parcel stats'.I4]" office:value-type="float" office:value="0" calcext:value-type="float">
            <text:p>0</text:p>
          </table:table-cell>
          <table:table-cell table:formula="of:=[$'Parcel stats'.J4]" office:value-type="float" office:value="1.3714" calcext:value-type="float">
            <text:p>1.3714</text:p>
          </table:table-cell>
          <table:table-cell table:formula="of:=[$'Parcel stats'.N4]" office:value-type="float" office:value="0" calcext:value-type="float">
            <text:p>0</text:p>
          </table:table-cell>
          <table:table-cell table:formula="of:=[$'Parcel stats'.O4]" office:value-type="float" office:value="11.289" calcext:value-type="float">
            <text:p>11.289</text:p>
          </table:table-cell>
          <table:table-cell table:formula="of:=[$'Parcel stats'.P4]" office:value-type="float" office:value="9.9176" calcext:value-type="float">
            <text:p>9.9176</text:p>
          </table:table-cell>
          <table:table-cell table:formula="of:=[$'Parcel stats'.R4]" office:value-type="float" office:value="0" calcext:value-type="float">
            <text:p>0</text:p>
          </table:table-cell>
          <table:table-cell table:formula="of:=[$'Parcel stats'.S4]" office:value-type="float" office:value="1.3714" calcext:value-type="float">
            <text:p>1.3714</text:p>
          </table:table-cell>
          <table:table-cell table:formula="of:=[$'Parcel stats'.W4]" office:value-type="float" office:value="0" calcext:value-type="float">
            <text:p>0</text:p>
          </table:table-cell>
          <table:table-cell table:formula="of:=[$'Parcel stats'.X4]" office:value-type="float" office:value="23.1424" calcext:value-type="float">
            <text:p>23.1424</text:p>
          </table:table-cell>
          <table:table-cell table:formula="of:=[$'Parcel stats'.Y4]" office:value-type="float" office:value="20.286" calcext:value-type="float">
            <text:p>20.286</text:p>
          </table:table-cell>
          <table:table-cell table:formula="of:=[$'Parcel stats'.AA4]" office:value-type="float" office:value="0" calcext:value-type="float">
            <text:p>0</text:p>
          </table:table-cell>
          <table:table-cell table:formula="of:=[$'Parcel stats'.AB4]" office:value-type="float" office:value="2.8564" calcext:value-type="float">
            <text:p>2.8564</text:p>
          </table:table-cell>
          <table:table-cell table:formula="of:=[$'Parcel stats'.AF4]" office:value-type="float" office:value="0" calcext:value-type="float">
            <text:p>0</text:p>
          </table:table-cell>
          <table:table-cell table:formula="of:=[$'Parcel stats'.AG4]" office:value-type="float" office:value="48.6918" calcext:value-type="float">
            <text:p>48.6918</text:p>
          </table:table-cell>
          <table:table-cell table:formula="of:=[$'Parcel stats'.AH4]" office:value-type="float" office:value="37.7568" calcext:value-type="float">
            <text:p>37.7568</text:p>
          </table:table-cell>
          <table:table-cell table:formula="of:=[$'Parcel stats'.AJ4]" office:value-type="float" office:value="0.06" calcext:value-type="float">
            <text:p>0.06</text:p>
          </table:table-cell>
          <table:table-cell table:formula="of:=[$'Parcel stats'.AK4]" office:value-type="float" office:value="10.935" calcext:value-type="float">
            <text:p>10.935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Parcel stats'.E5]" office:value-type="float" office:value="0" calcext:value-type="float">
            <text:p>0</text:p>
          </table:table-cell>
          <table:table-cell table:formula="of:=[$'Parcel stats'.F5]" office:value-type="float" office:value="0" calcext:value-type="float">
            <text:p>0</text:p>
          </table:table-cell>
          <table:table-cell table:formula="of:=[$'Parcel stats'.G5]" office:value-type="float" office:value="0" calcext:value-type="float">
            <text:p>0</text:p>
          </table:table-cell>
          <table:table-cell table:formula="of:=[$'Parcel stats'.I5]" office:value-type="float" office:value="0" calcext:value-type="float">
            <text:p>0</text:p>
          </table:table-cell>
          <table:table-cell table:formula="of:=[$'Parcel stats'.J5]" office:value-type="float" office:value="0" calcext:value-type="float">
            <text:p>0</text:p>
          </table:table-cell>
          <table:table-cell table:formula="of:=[$'Parcel stats'.N5]" office:value-type="float" office:value="0" calcext:value-type="float">
            <text:p>0</text:p>
          </table:table-cell>
          <table:table-cell table:formula="of:=[$'Parcel stats'.O5]" office:value-type="float" office:value="8.3508" calcext:value-type="float">
            <text:p>8.3508</text:p>
          </table:table-cell>
          <table:table-cell table:formula="of:=[$'Parcel stats'.P5]" office:value-type="float" office:value="8.2248" calcext:value-type="float">
            <text:p>8.2248</text:p>
          </table:table-cell>
          <table:table-cell table:formula="of:=[$'Parcel stats'.R5]" office:value-type="float" office:value="0" calcext:value-type="float">
            <text:p>0</text:p>
          </table:table-cell>
          <table:table-cell table:formula="of:=[$'Parcel stats'.S5]" office:value-type="float" office:value="0.126" calcext:value-type="float">
            <text:p>0.126</text:p>
          </table:table-cell>
          <table:table-cell table:formula="of:=[$'Parcel stats'.W5]" office:value-type="float" office:value="0" calcext:value-type="float">
            <text:p>0</text:p>
          </table:table-cell>
          <table:table-cell table:formula="of:=[$'Parcel stats'.X5]" office:value-type="float" office:value="37.0044" calcext:value-type="float">
            <text:p>37.0044</text:p>
          </table:table-cell>
          <table:table-cell table:formula="of:=[$'Parcel stats'.Y5]" office:value-type="float" office:value="32.2092" calcext:value-type="float">
            <text:p>32.2092</text:p>
          </table:table-cell>
          <table:table-cell table:formula="of:=[$'Parcel stats'.AA5]" office:value-type="float" office:value="0.01" calcext:value-type="float">
            <text:p>0.01</text:p>
          </table:table-cell>
          <table:table-cell table:formula="of:=[$'Parcel stats'.AB5]" office:value-type="float" office:value="4.7952" calcext:value-type="float">
            <text:p>4.7952</text:p>
          </table:table-cell>
          <table:table-cell table:formula="of:=[$'Parcel stats'.AF5]" office:value-type="float" office:value="0" calcext:value-type="float">
            <text:p>0</text:p>
          </table:table-cell>
          <table:table-cell table:formula="of:=[$'Parcel stats'.AG5]" office:value-type="float" office:value="43.6952" calcext:value-type="float">
            <text:p>43.6952</text:p>
          </table:table-cell>
          <table:table-cell table:formula="of:=[$'Parcel stats'.AH5]" office:value-type="float" office:value="35.834" calcext:value-type="float">
            <text:p>35.834</text:p>
          </table:table-cell>
          <table:table-cell table:formula="of:=[$'Parcel stats'.AJ5]" office:value-type="float" office:value="0.02" calcext:value-type="float">
            <text:p>0.02</text:p>
          </table:table-cell>
          <table:table-cell table:formula="of:=[$'Parcel stats'.AK5]" office:value-type="float" office:value="7.8612" calcext:value-type="float">
            <text:p>7.8612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Parcel stats'.E6]" office:value-type="float" office:value="0" calcext:value-type="float">
            <text:p>0</text:p>
          </table:table-cell>
          <table:table-cell table:formula="of:=[$'Parcel stats'.F6]" office:value-type="float" office:value="0" calcext:value-type="float">
            <text:p>0</text:p>
          </table:table-cell>
          <table:table-cell table:formula="of:=[$'Parcel stats'.G6]" office:value-type="float" office:value="0" calcext:value-type="float">
            <text:p>0</text:p>
          </table:table-cell>
          <table:table-cell table:formula="of:=[$'Parcel stats'.I6]" office:value-type="float" office:value="0" calcext:value-type="float">
            <text:p>0</text:p>
          </table:table-cell>
          <table:table-cell table:formula="of:=[$'Parcel stats'.J6]" office:value-type="float" office:value="0" calcext:value-type="float">
            <text:p>0</text:p>
          </table:table-cell>
          <table:table-cell table:formula="of:=[$'Parcel stats'.N6]" office:value-type="float" office:value="0" calcext:value-type="float">
            <text:p>0</text:p>
          </table:table-cell>
          <table:table-cell table:formula="of:=[$'Parcel stats'.O6]" office:value-type="float" office:value="16.104" calcext:value-type="float">
            <text:p>16.104</text:p>
          </table:table-cell>
          <table:table-cell table:formula="of:=[$'Parcel stats'.P6]" office:value-type="float" office:value="13.5792" calcext:value-type="float">
            <text:p>13.5792</text:p>
          </table:table-cell>
          <table:table-cell table:formula="of:=[$'Parcel stats'.R6]" office:value-type="float" office:value="0" calcext:value-type="float">
            <text:p>0</text:p>
          </table:table-cell>
          <table:table-cell table:formula="of:=[$'Parcel stats'.S6]" office:value-type="float" office:value="2.5248" calcext:value-type="float">
            <text:p>2.5248</text:p>
          </table:table-cell>
          <table:table-cell table:formula="of:=[$'Parcel stats'.W6]" office:value-type="float" office:value="0" calcext:value-type="float">
            <text:p>0</text:p>
          </table:table-cell>
          <table:table-cell table:formula="of:=[$'Parcel stats'.X6]" office:value-type="float" office:value="25.4508" calcext:value-type="float">
            <text:p>25.4508</text:p>
          </table:table-cell>
          <table:table-cell table:formula="of:=[$'Parcel stats'.Y6]" office:value-type="float" office:value="20.7184" calcext:value-type="float">
            <text:p>20.7184</text:p>
          </table:table-cell>
          <table:table-cell table:formula="of:=[$'Parcel stats'.AA6]" office:value-type="float" office:value="0.01" calcext:value-type="float">
            <text:p>0.01</text:p>
          </table:table-cell>
          <table:table-cell table:formula="of:=[$'Parcel stats'.AB6]" office:value-type="float" office:value="4.7324" calcext:value-type="float">
            <text:p>4.7324</text:p>
          </table:table-cell>
          <table:table-cell table:formula="of:=[$'Parcel stats'.AF6]" office:value-type="float" office:value="0" calcext:value-type="float">
            <text:p>0</text:p>
          </table:table-cell>
          <table:table-cell table:formula="of:=[$'Parcel stats'.AG6]" office:value-type="float" office:value="43.5624" calcext:value-type="float">
            <text:p>43.5624</text:p>
          </table:table-cell>
          <table:table-cell table:formula="of:=[$'Parcel stats'.AH6]" office:value-type="float" office:value="32.6416" calcext:value-type="float">
            <text:p>32.6416</text:p>
          </table:table-cell>
          <table:table-cell table:formula="of:=[$'Parcel stats'.AJ6]" office:value-type="float" office:value="0.01" calcext:value-type="float">
            <text:p>0.01</text:p>
          </table:table-cell>
          <table:table-cell table:formula="of:=[$'Parcel stats'.AK6]" office:value-type="float" office:value="10.9208" calcext:value-type="float">
            <text:p>10.9208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Parcel stats'.E7]" office:value-type="float" office:value="0" calcext:value-type="float">
            <text:p>0</text:p>
          </table:table-cell>
          <table:table-cell table:formula="of:=[$'Parcel stats'.F7]" office:value-type="float" office:value="0" calcext:value-type="float">
            <text:p>0</text:p>
          </table:table-cell>
          <table:table-cell table:formula="of:=[$'Parcel stats'.G7]" office:value-type="float" office:value="0" calcext:value-type="float">
            <text:p>0</text:p>
          </table:table-cell>
          <table:table-cell table:formula="of:=[$'Parcel stats'.I7]" office:value-type="float" office:value="0" calcext:value-type="float">
            <text:p>0</text:p>
          </table:table-cell>
          <table:table-cell table:formula="of:=[$'Parcel stats'.J7]" office:value-type="float" office:value="0" calcext:value-type="float">
            <text:p>0</text:p>
          </table:table-cell>
          <table:table-cell table:formula="of:=[$'Parcel stats'.N7]" office:value-type="float" office:value="0" calcext:value-type="float">
            <text:p>0</text:p>
          </table:table-cell>
          <table:table-cell table:formula="of:=[$'Parcel stats'.O7]" office:value-type="float" office:value="0" calcext:value-type="float">
            <text:p>0</text:p>
          </table:table-cell>
          <table:table-cell table:formula="of:=[$'Parcel stats'.P7]" office:value-type="float" office:value="0" calcext:value-type="float">
            <text:p>0</text:p>
          </table:table-cell>
          <table:table-cell table:formula="of:=[$'Parcel stats'.R7]" office:value-type="float" office:value="0" calcext:value-type="float">
            <text:p>0</text:p>
          </table:table-cell>
          <table:table-cell table:formula="of:=[$'Parcel stats'.S7]" office:value-type="float" office:value="0" calcext:value-type="float">
            <text:p>0</text:p>
          </table:table-cell>
          <table:table-cell table:formula="of:=[$'Parcel stats'.W7]" office:value-type="float" office:value="0" calcext:value-type="float">
            <text:p>0</text:p>
          </table:table-cell>
          <table:table-cell table:formula="of:=[$'Parcel stats'.X7]" office:value-type="float" office:value="0" calcext:value-type="float">
            <text:p>0</text:p>
          </table:table-cell>
          <table:table-cell table:formula="of:=[$'Parcel stats'.Y7]" office:value-type="float" office:value="0" calcext:value-type="float">
            <text:p>0</text:p>
          </table:table-cell>
          <table:table-cell table:formula="of:=[$'Parcel stats'.AA7]" office:value-type="float" office:value="0.02" calcext:value-type="float">
            <text:p>0.02</text:p>
          </table:table-cell>
          <table:table-cell table:formula="of:=[$'Parcel stats'.AB7]" office:value-type="float" office:value="0" calcext:value-type="float">
            <text:p>0</text:p>
          </table:table-cell>
          <table:table-cell table:formula="of:=[$'Parcel stats'.AF7]" office:value-type="float" office:value="0" calcext:value-type="float">
            <text:p>0</text:p>
          </table:table-cell>
          <table:table-cell table:formula="of:=[$'Parcel stats'.AG7]" office:value-type="float" office:value="34.4646" calcext:value-type="float">
            <text:p>34.4646</text:p>
          </table:table-cell>
          <table:table-cell table:formula="of:=[$'Parcel stats'.AH7]" office:value-type="float" office:value="28.8328" calcext:value-type="float">
            <text:p>28.8328</text:p>
          </table:table-cell>
          <table:table-cell table:formula="of:=[$'Parcel stats'.AJ7]" office:value-type="float" office:value="0.02" calcext:value-type="float">
            <text:p>0.02</text:p>
          </table:table-cell>
          <table:table-cell table:formula="of:=[$'Parcel stats'.AK7]" office:value-type="float" office:value="5.6318" calcext:value-type="float">
            <text:p>5.6318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Parcel stats'.E8]" office:value-type="float" office:value="0" calcext:value-type="float">
            <text:p>0</text:p>
          </table:table-cell>
          <table:table-cell table:formula="of:=[$'Parcel stats'.F8]" office:value-type="float" office:value="15.2232" calcext:value-type="float">
            <text:p>15.2232</text:p>
          </table:table-cell>
          <table:table-cell table:formula="of:=[$'Parcel stats'.G8]" office:value-type="float" office:value="14.1956" calcext:value-type="float">
            <text:p>14.1956</text:p>
          </table:table-cell>
          <table:table-cell table:formula="of:=[$'Parcel stats'.I8]" office:value-type="float" office:value="0" calcext:value-type="float">
            <text:p>0</text:p>
          </table:table-cell>
          <table:table-cell table:formula="of:=[$'Parcel stats'.J8]" office:value-type="float" office:value="1.0276" calcext:value-type="float">
            <text:p>1.0276</text:p>
          </table:table-cell>
          <table:table-cell table:formula="of:=[$'Parcel stats'.N8]" office:value-type="float" office:value="0" calcext:value-type="float">
            <text:p>0</text:p>
          </table:table-cell>
          <table:table-cell table:formula="of:=[$'Parcel stats'.O8]" office:value-type="float" office:value="26.9106" calcext:value-type="float">
            <text:p>26.9106</text:p>
          </table:table-cell>
          <table:table-cell table:formula="of:=[$'Parcel stats'.P8]" office:value-type="float" office:value="21.436" calcext:value-type="float">
            <text:p>21.436</text:p>
          </table:table-cell>
          <table:table-cell table:formula="of:=[$'Parcel stats'.R8]" office:value-type="float" office:value="0" calcext:value-type="float">
            <text:p>0</text:p>
          </table:table-cell>
          <table:table-cell table:formula="of:=[$'Parcel stats'.S8]" office:value-type="float" office:value="5.4746" calcext:value-type="float">
            <text:p>5.4746</text:p>
          </table:table-cell>
          <table:table-cell table:formula="of:=[$'Parcel stats'.W8]" office:value-type="float" office:value="0" calcext:value-type="float">
            <text:p>0</text:p>
          </table:table-cell>
          <table:table-cell table:formula="of:=[$'Parcel stats'.X8]" office:value-type="float" office:value="40.4572" calcext:value-type="float">
            <text:p>40.4572</text:p>
          </table:table-cell>
          <table:table-cell table:formula="of:=[$'Parcel stats'.Y8]" office:value-type="float" office:value="24.426" calcext:value-type="float">
            <text:p>24.426</text:p>
          </table:table-cell>
          <table:table-cell table:formula="of:=[$'Parcel stats'.AA8]" office:value-type="float" office:value="0.01" calcext:value-type="float">
            <text:p>0.01</text:p>
          </table:table-cell>
          <table:table-cell table:formula="of:=[$'Parcel stats'.AB8]" office:value-type="float" office:value="16.0312" calcext:value-type="float">
            <text:p>16.0312</text:p>
          </table:table-cell>
          <table:table-cell table:formula="of:=[$'Parcel stats'.AF8]" office:value-type="float" office:value="0" calcext:value-type="float">
            <text:p>0</text:p>
          </table:table-cell>
          <table:table-cell table:formula="of:=[$'Parcel stats'.AG8]" office:value-type="float" office:value="49.2396" calcext:value-type="float">
            <text:p>49.2396</text:p>
          </table:table-cell>
          <table:table-cell table:formula="of:=[$'Parcel stats'.AH8]" office:value-type="float" office:value="32.7796" calcext:value-type="float">
            <text:p>32.7796</text:p>
          </table:table-cell>
          <table:table-cell table:formula="of:=[$'Parcel stats'.AJ8]" office:value-type="float" office:value="0.03" calcext:value-type="float">
            <text:p>0.03</text:p>
          </table:table-cell>
          <table:table-cell table:formula="of:=[$'Parcel stats'.AK8]" office:value-type="float" office:value="16.46" calcext:value-type="float">
            <text:p>16.46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Parcel stats'.E9]" office:value-type="float" office:value="0" calcext:value-type="float">
            <text:p>0</text:p>
          </table:table-cell>
          <table:table-cell table:formula="of:=[$'Parcel stats'.F9]" office:value-type="float" office:value="13.3308" calcext:value-type="float">
            <text:p>13.3308</text:p>
          </table:table-cell>
          <table:table-cell table:formula="of:=[$'Parcel stats'.G9]" office:value-type="float" office:value="10.8008" calcext:value-type="float">
            <text:p>10.8008</text:p>
          </table:table-cell>
          <table:table-cell table:formula="of:=[$'Parcel stats'.I9]" office:value-type="float" office:value="0" calcext:value-type="float">
            <text:p>0</text:p>
          </table:table-cell>
          <table:table-cell table:formula="of:=[$'Parcel stats'.J9]" office:value-type="float" office:value="2.53" calcext:value-type="float">
            <text:p>2.53</text:p>
          </table:table-cell>
          <table:table-cell table:formula="of:=[$'Parcel stats'.N9]" office:value-type="float" office:value="0" calcext:value-type="float">
            <text:p>0</text:p>
          </table:table-cell>
          <table:table-cell table:formula="of:=[$'Parcel stats'.O9]" office:value-type="float" office:value="20.5196" calcext:value-type="float">
            <text:p>20.5196</text:p>
          </table:table-cell>
          <table:table-cell table:formula="of:=[$'Parcel stats'.P9]" office:value-type="float" office:value="15.87" calcext:value-type="float">
            <text:p>15.87</text:p>
          </table:table-cell>
          <table:table-cell table:formula="of:=[$'Parcel stats'.R9]" office:value-type="float" office:value="0" calcext:value-type="float">
            <text:p>0</text:p>
          </table:table-cell>
          <table:table-cell table:formula="of:=[$'Parcel stats'.S9]" office:value-type="float" office:value="4.6496" calcext:value-type="float">
            <text:p>4.6496</text:p>
          </table:table-cell>
          <table:table-cell table:formula="of:=[$'Parcel stats'.W9]" office:value-type="float" office:value="0" calcext:value-type="float">
            <text:p>0</text:p>
          </table:table-cell>
          <table:table-cell table:formula="of:=[$'Parcel stats'.X9]" office:value-type="float" office:value="30.9122" calcext:value-type="float">
            <text:p>30.9122</text:p>
          </table:table-cell>
          <table:table-cell table:formula="of:=[$'Parcel stats'.Y9]" office:value-type="float" office:value="18.6208" calcext:value-type="float">
            <text:p>18.6208</text:p>
          </table:table-cell>
          <table:table-cell table:formula="of:=[$'Parcel stats'.AA9]" office:value-type="float" office:value="0" calcext:value-type="float">
            <text:p>0</text:p>
          </table:table-cell>
          <table:table-cell table:formula="of:=[$'Parcel stats'.AB9]" office:value-type="float" office:value="12.2914" calcext:value-type="float">
            <text:p>12.2914</text:p>
          </table:table-cell>
          <table:table-cell table:formula="of:=[$'Parcel stats'.AF9]" office:value-type="float" office:value="0" calcext:value-type="float">
            <text:p>0</text:p>
          </table:table-cell>
          <table:table-cell table:formula="of:=[$'Parcel stats'.AG9]" office:value-type="float" office:value="33.6522" calcext:value-type="float">
            <text:p>33.6522</text:p>
          </table:table-cell>
          <table:table-cell table:formula="of:=[$'Parcel stats'.AH9]" office:value-type="float" office:value="20.976" calcext:value-type="float">
            <text:p>20.976</text:p>
          </table:table-cell>
          <table:table-cell table:formula="of:=[$'Parcel stats'.AJ9]" office:value-type="float" office:value="0.02" calcext:value-type="float">
            <text:p>0.02</text:p>
          </table:table-cell>
          <table:table-cell table:formula="of:=[$'Parcel stats'.AK9]" office:value-type="float" office:value="12.6762" calcext:value-type="float">
            <text:p>12.6762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Parcel stats'.E10]" office:value-type="float" office:value="0" calcext:value-type="float">
            <text:p>0</text:p>
          </table:table-cell>
          <table:table-cell table:formula="of:=[$'Parcel stats'.F10]" office:value-type="float" office:value="0" calcext:value-type="float">
            <text:p>0</text:p>
          </table:table-cell>
          <table:table-cell table:formula="of:=[$'Parcel stats'.G10]" office:value-type="float" office:value="0" calcext:value-type="float">
            <text:p>0</text:p>
          </table:table-cell>
          <table:table-cell table:formula="of:=[$'Parcel stats'.I10]" office:value-type="float" office:value="0" calcext:value-type="float">
            <text:p>0</text:p>
          </table:table-cell>
          <table:table-cell table:formula="of:=[$'Parcel stats'.J10]" office:value-type="float" office:value="0" calcext:value-type="float">
            <text:p>0</text:p>
          </table:table-cell>
          <table:table-cell table:formula="of:=[$'Parcel stats'.N10]" office:value-type="float" office:value="0" calcext:value-type="float">
            <text:p>0</text:p>
          </table:table-cell>
          <table:table-cell table:formula="of:=[$'Parcel stats'.O10]" office:value-type="float" office:value="11.87" calcext:value-type="float">
            <text:p>11.87</text:p>
          </table:table-cell>
          <table:table-cell table:formula="of:=[$'Parcel stats'.P10]" office:value-type="float" office:value="11.086" calcext:value-type="float">
            <text:p>11.086</text:p>
          </table:table-cell>
          <table:table-cell table:formula="of:=[$'Parcel stats'.R10]" office:value-type="float" office:value="0" calcext:value-type="float">
            <text:p>0</text:p>
          </table:table-cell>
          <table:table-cell table:formula="of:=[$'Parcel stats'.S10]" office:value-type="float" office:value="0.784" calcext:value-type="float">
            <text:p>0.784</text:p>
          </table:table-cell>
          <table:table-cell table:formula="of:=[$'Parcel stats'.W10]" office:value-type="float" office:value="0" calcext:value-type="float">
            <text:p>0</text:p>
          </table:table-cell>
          <table:table-cell table:formula="of:=[$'Parcel stats'.X10]" office:value-type="float" office:value="11.87" calcext:value-type="float">
            <text:p>11.87</text:p>
          </table:table-cell>
          <table:table-cell table:formula="of:=[$'Parcel stats'.Y10]" office:value-type="float" office:value="11.086" calcext:value-type="float">
            <text:p>11.086</text:p>
          </table:table-cell>
          <table:table-cell table:formula="of:=[$'Parcel stats'.AA10]" office:value-type="float" office:value="0" calcext:value-type="float">
            <text:p>0</text:p>
          </table:table-cell>
          <table:table-cell table:formula="of:=[$'Parcel stats'.AB10]" office:value-type="float" office:value="0.784" calcext:value-type="float">
            <text:p>0.784</text:p>
          </table:table-cell>
          <table:table-cell table:formula="of:=[$'Parcel stats'.AF10]" office:value-type="float" office:value="0" calcext:value-type="float">
            <text:p>0</text:p>
          </table:table-cell>
          <table:table-cell table:formula="of:=[$'Parcel stats'.AG10]" office:value-type="float" office:value="11.87" calcext:value-type="float">
            <text:p>11.87</text:p>
          </table:table-cell>
          <table:table-cell table:formula="of:=[$'Parcel stats'.AH10]" office:value-type="float" office:value="11.086" calcext:value-type="float">
            <text:p>11.086</text:p>
          </table:table-cell>
          <table:table-cell table:formula="of:=[$'Parcel stats'.AJ10]" office:value-type="float" office:value="0" calcext:value-type="float">
            <text:p>0</text:p>
          </table:table-cell>
          <table:table-cell table:formula="of:=[$'Parcel stats'.AK10]" office:value-type="float" office:value="0.784" calcext:value-type="float">
            <text:p>0.784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Parcel stats'.E11]" office:value-type="float" office:value="0" calcext:value-type="float">
            <text:p>0</text:p>
          </table:table-cell>
          <table:table-cell table:formula="of:=[$'Parcel stats'.F11]" office:value-type="float" office:value="6.6078" calcext:value-type="float">
            <text:p>6.6078</text:p>
          </table:table-cell>
          <table:table-cell table:formula="of:=[$'Parcel stats'.G11]" office:value-type="float" office:value="4.1768" calcext:value-type="float">
            <text:p>4.1768</text:p>
          </table:table-cell>
          <table:table-cell table:formula="of:=[$'Parcel stats'.I11]" office:value-type="float" office:value="0" calcext:value-type="float">
            <text:p>0</text:p>
          </table:table-cell>
          <table:table-cell table:formula="of:=[$'Parcel stats'.J11]" office:value-type="float" office:value="2.431" calcext:value-type="float">
            <text:p>2.431</text:p>
          </table:table-cell>
          <table:table-cell table:formula="of:=[$'Parcel stats'.N11]" office:value-type="float" office:value="0" calcext:value-type="float">
            <text:p>0</text:p>
          </table:table-cell>
          <table:table-cell table:formula="of:=[$'Parcel stats'.O11]" office:value-type="float" office:value="16.7514" calcext:value-type="float">
            <text:p>16.7514</text:p>
          </table:table-cell>
          <table:table-cell table:formula="of:=[$'Parcel stats'.P11]" office:value-type="float" office:value="12.9996" calcext:value-type="float">
            <text:p>12.9996</text:p>
          </table:table-cell>
          <table:table-cell table:formula="of:=[$'Parcel stats'.R11]" office:value-type="float" office:value="0" calcext:value-type="float">
            <text:p>0</text:p>
          </table:table-cell>
          <table:table-cell table:formula="of:=[$'Parcel stats'.S11]" office:value-type="float" office:value="3.7518" calcext:value-type="float">
            <text:p>3.7518</text:p>
          </table:table-cell>
          <table:table-cell table:formula="of:=[$'Parcel stats'.W11]" office:value-type="float" office:value="0" calcext:value-type="float">
            <text:p>0</text:p>
          </table:table-cell>
          <table:table-cell table:formula="of:=[$'Parcel stats'.X11]" office:value-type="float" office:value="32.373" calcext:value-type="float">
            <text:p>32.373</text:p>
          </table:table-cell>
          <table:table-cell table:formula="of:=[$'Parcel stats'.Y11]" office:value-type="float" office:value="21.16" calcext:value-type="float">
            <text:p>21.16</text:p>
          </table:table-cell>
          <table:table-cell table:formula="of:=[$'Parcel stats'.AA11]" office:value-type="float" office:value="0" calcext:value-type="float">
            <text:p>0</text:p>
          </table:table-cell>
          <table:table-cell table:formula="of:=[$'Parcel stats'.AB11]" office:value-type="float" office:value="11.213" calcext:value-type="float">
            <text:p>11.213</text:p>
          </table:table-cell>
          <table:table-cell table:formula="of:=[$'Parcel stats'.AF11]" office:value-type="float" office:value="0" calcext:value-type="float">
            <text:p>0</text:p>
          </table:table-cell>
          <table:table-cell table:formula="of:=[$'Parcel stats'.AG11]" office:value-type="float" office:value="32.373" calcext:value-type="float">
            <text:p>32.373</text:p>
          </table:table-cell>
          <table:table-cell table:formula="of:=[$'Parcel stats'.AH11]" office:value-type="float" office:value="21.16" calcext:value-type="float">
            <text:p>21.16</text:p>
          </table:table-cell>
          <table:table-cell table:formula="of:=[$'Parcel stats'.AJ11]" office:value-type="float" office:value="0.02" calcext:value-type="float">
            <text:p>0.02</text:p>
          </table:table-cell>
          <table:table-cell table:formula="of:=[$'Parcel stats'.AK11]" office:value-type="float" office:value="11.213" calcext:value-type="float">
            <text:p>11.213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Parcel stats'.E12]" office:value-type="float" office:value="0" calcext:value-type="float">
            <text:p>0</text:p>
          </table:table-cell>
          <table:table-cell table:formula="of:=[$'Parcel stats'.F12]" office:value-type="float" office:value="0" calcext:value-type="float">
            <text:p>0</text:p>
          </table:table-cell>
          <table:table-cell table:formula="of:=[$'Parcel stats'.G12]" office:value-type="float" office:value="0" calcext:value-type="float">
            <text:p>0</text:p>
          </table:table-cell>
          <table:table-cell table:formula="of:=[$'Parcel stats'.I12]" office:value-type="float" office:value="0" calcext:value-type="float">
            <text:p>0</text:p>
          </table:table-cell>
          <table:table-cell table:formula="of:=[$'Parcel stats'.J12]" office:value-type="float" office:value="0" calcext:value-type="float">
            <text:p>0</text:p>
          </table:table-cell>
          <table:table-cell table:formula="of:=[$'Parcel stats'.N12]" office:value-type="float" office:value="0" calcext:value-type="float">
            <text:p>0</text:p>
          </table:table-cell>
          <table:table-cell table:formula="of:=[$'Parcel stats'.O12]" office:value-type="float" office:value="0" calcext:value-type="float">
            <text:p>0</text:p>
          </table:table-cell>
          <table:table-cell table:formula="of:=[$'Parcel stats'.P12]" office:value-type="float" office:value="0" calcext:value-type="float">
            <text:p>0</text:p>
          </table:table-cell>
          <table:table-cell table:formula="of:=[$'Parcel stats'.R12]" office:value-type="float" office:value="0" calcext:value-type="float">
            <text:p>0</text:p>
          </table:table-cell>
          <table:table-cell table:formula="of:=[$'Parcel stats'.S12]" office:value-type="float" office:value="0" calcext:value-type="float">
            <text:p>0</text:p>
          </table:table-cell>
          <table:table-cell table:formula="of:=[$'Parcel stats'.W12]" office:value-type="float" office:value="0" calcext:value-type="float">
            <text:p>0</text:p>
          </table:table-cell>
          <table:table-cell table:formula="of:=[$'Parcel stats'.X12]" office:value-type="float" office:value="12.9168" calcext:value-type="float">
            <text:p>12.9168</text:p>
          </table:table-cell>
          <table:table-cell table:formula="of:=[$'Parcel stats'.Y12]" office:value-type="float" office:value="10.0832" calcext:value-type="float">
            <text:p>10.0832</text:p>
          </table:table-cell>
          <table:table-cell table:formula="of:=[$'Parcel stats'.AA12]" office:value-type="float" office:value="0" calcext:value-type="float">
            <text:p>0</text:p>
          </table:table-cell>
          <table:table-cell table:formula="of:=[$'Parcel stats'.AB12]" office:value-type="float" office:value="2.8336" calcext:value-type="float">
            <text:p>2.8336</text:p>
          </table:table-cell>
          <table:table-cell table:formula="of:=[$'Parcel stats'.AF12]" office:value-type="float" office:value="0" calcext:value-type="float">
            <text:p>0</text:p>
          </table:table-cell>
          <table:table-cell table:formula="of:=[$'Parcel stats'.AG12]" office:value-type="float" office:value="35.5944" calcext:value-type="float">
            <text:p>35.5944</text:p>
          </table:table-cell>
          <table:table-cell table:formula="of:=[$'Parcel stats'.AH12]" office:value-type="float" office:value="25.9164" calcext:value-type="float">
            <text:p>25.9164</text:p>
          </table:table-cell>
          <table:table-cell table:formula="of:=[$'Parcel stats'.AJ12]" office:value-type="float" office:value="0.01" calcext:value-type="float">
            <text:p>0.01</text:p>
          </table:table-cell>
          <table:table-cell table:formula="of:=[$'Parcel stats'.AK12]" office:value-type="float" office:value="9.678" calcext:value-type="float">
            <text:p>9.678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Parcel stats'.E13]" office:value-type="float" office:value="0" calcext:value-type="float">
            <text:p>0</text:p>
          </table:table-cell>
          <table:table-cell table:formula="of:=[$'Parcel stats'.F13]" office:value-type="float" office:value="0" calcext:value-type="float">
            <text:p>0</text:p>
          </table:table-cell>
          <table:table-cell table:formula="of:=[$'Parcel stats'.G13]" office:value-type="float" office:value="0" calcext:value-type="float">
            <text:p>0</text:p>
          </table:table-cell>
          <table:table-cell table:formula="of:=[$'Parcel stats'.I13]" office:value-type="float" office:value="0" calcext:value-type="float">
            <text:p>0</text:p>
          </table:table-cell>
          <table:table-cell table:formula="of:=[$'Parcel stats'.J13]" office:value-type="float" office:value="0" calcext:value-type="float">
            <text:p>0</text:p>
          </table:table-cell>
          <table:table-cell table:formula="of:=[$'Parcel stats'.N13]" office:value-type="float" office:value="0" calcext:value-type="float">
            <text:p>0</text:p>
          </table:table-cell>
          <table:table-cell table:formula="of:=[$'Parcel stats'.O13]" office:value-type="float" office:value="17.1322" calcext:value-type="float">
            <text:p>17.1322</text:p>
          </table:table-cell>
          <table:table-cell table:formula="of:=[$'Parcel stats'.P13]" office:value-type="float" office:value="12.7144" calcext:value-type="float">
            <text:p>12.7144</text:p>
          </table:table-cell>
          <table:table-cell table:formula="of:=[$'Parcel stats'.R13]" office:value-type="float" office:value="0" calcext:value-type="float">
            <text:p>0</text:p>
          </table:table-cell>
          <table:table-cell table:formula="of:=[$'Parcel stats'.S13]" office:value-type="float" office:value="4.4178" calcext:value-type="float">
            <text:p>4.4178</text:p>
          </table:table-cell>
          <table:table-cell table:formula="of:=[$'Parcel stats'.W13]" office:value-type="float" office:value="0" calcext:value-type="float">
            <text:p>0</text:p>
          </table:table-cell>
          <table:table-cell table:formula="of:=[$'Parcel stats'.X13]" office:value-type="float" office:value="17.1322" calcext:value-type="float">
            <text:p>17.1322</text:p>
          </table:table-cell>
          <table:table-cell table:formula="of:=[$'Parcel stats'.Y13]" office:value-type="float" office:value="12.7144" calcext:value-type="float">
            <text:p>12.7144</text:p>
          </table:table-cell>
          <table:table-cell table:formula="of:=[$'Parcel stats'.AA13]" office:value-type="float" office:value="0" calcext:value-type="float">
            <text:p>0</text:p>
          </table:table-cell>
          <table:table-cell table:formula="of:=[$'Parcel stats'.AB13]" office:value-type="float" office:value="4.4178" calcext:value-type="float">
            <text:p>4.4178</text:p>
          </table:table-cell>
          <table:table-cell table:formula="of:=[$'Parcel stats'.AF13]" office:value-type="float" office:value="0" calcext:value-type="float">
            <text:p>0</text:p>
          </table:table-cell>
          <table:table-cell table:formula="of:=[$'Parcel stats'.AG13]" office:value-type="float" office:value="17.1322" calcext:value-type="float">
            <text:p>17.1322</text:p>
          </table:table-cell>
          <table:table-cell table:formula="of:=[$'Parcel stats'.AH13]" office:value-type="float" office:value="12.7144" calcext:value-type="float">
            <text:p>12.7144</text:p>
          </table:table-cell>
          <table:table-cell table:formula="of:=[$'Parcel stats'.AJ13]" office:value-type="float" office:value="0" calcext:value-type="float">
            <text:p>0</text:p>
          </table:table-cell>
          <table:table-cell table:formula="of:=[$'Parcel stats'.AK13]" office:value-type="float" office:value="4.4178" calcext:value-type="float">
            <text:p>4.4178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Parcel stats'.E14]" office:value-type="float" office:value="0" calcext:value-type="float">
            <text:p>0</text:p>
          </table:table-cell>
          <table:table-cell table:formula="of:=[$'Parcel stats'.F14]" office:value-type="float" office:value="0" calcext:value-type="float">
            <text:p>0</text:p>
          </table:table-cell>
          <table:table-cell table:formula="of:=[$'Parcel stats'.G14]" office:value-type="float" office:value="0" calcext:value-type="float">
            <text:p>0</text:p>
          </table:table-cell>
          <table:table-cell table:formula="of:=[$'Parcel stats'.I14]" office:value-type="float" office:value="0" calcext:value-type="float">
            <text:p>0</text:p>
          </table:table-cell>
          <table:table-cell table:formula="of:=[$'Parcel stats'.J14]" office:value-type="float" office:value="0" calcext:value-type="float">
            <text:p>0</text:p>
          </table:table-cell>
          <table:table-cell table:formula="of:=[$'Parcel stats'.N14]" office:value-type="float" office:value="0" calcext:value-type="float">
            <text:p>0</text:p>
          </table:table-cell>
          <table:table-cell table:formula="of:=[$'Parcel stats'.O14]" office:value-type="float" office:value="0" calcext:value-type="float">
            <text:p>0</text:p>
          </table:table-cell>
          <table:table-cell table:formula="of:=[$'Parcel stats'.P14]" office:value-type="float" office:value="0" calcext:value-type="float">
            <text:p>0</text:p>
          </table:table-cell>
          <table:table-cell table:formula="of:=[$'Parcel stats'.R14]" office:value-type="float" office:value="0" calcext:value-type="float">
            <text:p>0</text:p>
          </table:table-cell>
          <table:table-cell table:formula="of:=[$'Parcel stats'.S14]" office:value-type="float" office:value="0" calcext:value-type="float">
            <text:p>0</text:p>
          </table:table-cell>
          <table:table-cell table:formula="of:=[$'Parcel stats'.W14]" office:value-type="float" office:value="0" calcext:value-type="float">
            <text:p>0</text:p>
          </table:table-cell>
          <table:table-cell table:formula="of:=[$'Parcel stats'.X14]" office:value-type="float" office:value="34.9958" calcext:value-type="float">
            <text:p>34.9958</text:p>
          </table:table-cell>
          <table:table-cell table:formula="of:=[$'Parcel stats'.Y14]" office:value-type="float" office:value="25.4288" calcext:value-type="float">
            <text:p>25.4288</text:p>
          </table:table-cell>
          <table:table-cell table:formula="of:=[$'Parcel stats'.AA14]" office:value-type="float" office:value="0.04" calcext:value-type="float">
            <text:p>0.04</text:p>
          </table:table-cell>
          <table:table-cell table:formula="of:=[$'Parcel stats'.AB14]" office:value-type="float" office:value="9.567" calcext:value-type="float">
            <text:p>9.567</text:p>
          </table:table-cell>
          <table:table-cell table:formula="of:=[$'Parcel stats'.AF14]" office:value-type="float" office:value="0" calcext:value-type="float">
            <text:p>0</text:p>
          </table:table-cell>
          <table:table-cell table:formula="of:=[$'Parcel stats'.AG14]" office:value-type="float" office:value="53.2568" calcext:value-type="float">
            <text:p>53.2568</text:p>
          </table:table-cell>
          <table:table-cell table:formula="of:=[$'Parcel stats'.AH14]" office:value-type="float" office:value="37.8856" calcext:value-type="float">
            <text:p>37.8856</text:p>
          </table:table-cell>
          <table:table-cell table:formula="of:=[$'Parcel stats'.AJ14]" office:value-type="float" office:value="0.05" calcext:value-type="float">
            <text:p>0.05</text:p>
          </table:table-cell>
          <table:table-cell table:formula="of:=[$'Parcel stats'.AK14]" office:value-type="float" office:value="15.3712" calcext:value-type="float">
            <text:p>15.3712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Parcel stats'.E15]" office:value-type="float" office:value="0" calcext:value-type="float">
            <text:p>0</text:p>
          </table:table-cell>
          <table:table-cell table:formula="of:=[$'Parcel stats'.F15]" office:value-type="float" office:value="0" calcext:value-type="float">
            <text:p>0</text:p>
          </table:table-cell>
          <table:table-cell table:formula="of:=[$'Parcel stats'.G15]" office:value-type="float" office:value="0" calcext:value-type="float">
            <text:p>0</text:p>
          </table:table-cell>
          <table:table-cell table:formula="of:=[$'Parcel stats'.I15]" office:value-type="float" office:value="0" calcext:value-type="float">
            <text:p>0</text:p>
          </table:table-cell>
          <table:table-cell table:formula="of:=[$'Parcel stats'.J15]" office:value-type="float" office:value="0" calcext:value-type="float">
            <text:p>0</text:p>
          </table:table-cell>
          <table:table-cell table:formula="of:=[$'Parcel stats'.N15]" office:value-type="float" office:value="0" calcext:value-type="float">
            <text:p>0</text:p>
          </table:table-cell>
          <table:table-cell table:formula="of:=[$'Parcel stats'.O15]" office:value-type="float" office:value="30.38" calcext:value-type="float">
            <text:p>30.38</text:p>
          </table:table-cell>
          <table:table-cell table:formula="of:=[$'Parcel stats'.P15]" office:value-type="float" office:value="30.2496" calcext:value-type="float">
            <text:p>30.2496</text:p>
          </table:table-cell>
          <table:table-cell table:formula="of:=[$'Parcel stats'.R15]" office:value-type="float" office:value="0" calcext:value-type="float">
            <text:p>0</text:p>
          </table:table-cell>
          <table:table-cell table:formula="of:=[$'Parcel stats'.S15]" office:value-type="float" office:value="0.1304" calcext:value-type="float">
            <text:p>0.1304</text:p>
          </table:table-cell>
          <table:table-cell table:formula="of:=[$'Parcel stats'.W15]" office:value-type="float" office:value="0" calcext:value-type="float">
            <text:p>0</text:p>
          </table:table-cell>
          <table:table-cell table:formula="of:=[$'Parcel stats'.X15]" office:value-type="float" office:value="37.5688" calcext:value-type="float">
            <text:p>37.5688</text:p>
          </table:table-cell>
          <table:table-cell table:formula="of:=[$'Parcel stats'.Y15]" office:value-type="float" office:value="33.12" calcext:value-type="float">
            <text:p>33.12</text:p>
          </table:table-cell>
          <table:table-cell table:formula="of:=[$'Parcel stats'.AA15]" office:value-type="float" office:value="0.08" calcext:value-type="float">
            <text:p>0.08</text:p>
          </table:table-cell>
          <table:table-cell table:formula="of:=[$'Parcel stats'.AB15]" office:value-type="float" office:value="4.4488" calcext:value-type="float">
            <text:p>4.4488</text:p>
          </table:table-cell>
          <table:table-cell table:formula="of:=[$'Parcel stats'.AF15]" office:value-type="float" office:value="0" calcext:value-type="float">
            <text:p>0</text:p>
          </table:table-cell>
          <table:table-cell table:formula="of:=[$'Parcel stats'.AG15]" office:value-type="float" office:value="52.8086" calcext:value-type="float">
            <text:p>52.8086</text:p>
          </table:table-cell>
          <table:table-cell table:formula="of:=[$'Parcel stats'.AH15]" office:value-type="float" office:value="41.906" calcext:value-type="float">
            <text:p>41.906</text:p>
          </table:table-cell>
          <table:table-cell table:formula="of:=[$'Parcel stats'.AJ15]" office:value-type="float" office:value="0.82" calcext:value-type="float">
            <text:p>0.82</text:p>
          </table:table-cell>
          <table:table-cell table:formula="of:=[$'Parcel stats'.AK15]" office:value-type="float" office:value="10.9026" calcext:value-type="float">
            <text:p>10.9026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Parcel stats'.E16]" office:value-type="float" office:value="0" calcext:value-type="float">
            <text:p>0</text:p>
          </table:table-cell>
          <table:table-cell table:formula="of:=[$'Parcel stats'.F16]" office:value-type="float" office:value="12.5672" calcext:value-type="float">
            <text:p>12.5672</text:p>
          </table:table-cell>
          <table:table-cell table:formula="of:=[$'Parcel stats'.G16]" office:value-type="float" office:value="10.0648" calcext:value-type="float">
            <text:p>10.0648</text:p>
          </table:table-cell>
          <table:table-cell table:formula="of:=[$'Parcel stats'.I16]" office:value-type="float" office:value="0" calcext:value-type="float">
            <text:p>0</text:p>
          </table:table-cell>
          <table:table-cell table:formula="of:=[$'Parcel stats'.J16]" office:value-type="float" office:value="2.5024" calcext:value-type="float">
            <text:p>2.5024</text:p>
          </table:table-cell>
          <table:table-cell table:formula="of:=[$'Parcel stats'.N16]" office:value-type="float" office:value="0" calcext:value-type="float">
            <text:p>0</text:p>
          </table:table-cell>
          <table:table-cell table:formula="of:=[$'Parcel stats'.O16]" office:value-type="float" office:value="12.5672" calcext:value-type="float">
            <text:p>12.5672</text:p>
          </table:table-cell>
          <table:table-cell table:formula="of:=[$'Parcel stats'.P16]" office:value-type="float" office:value="10.0648" calcext:value-type="float">
            <text:p>10.0648</text:p>
          </table:table-cell>
          <table:table-cell table:formula="of:=[$'Parcel stats'.R16]" office:value-type="float" office:value="0" calcext:value-type="float">
            <text:p>0</text:p>
          </table:table-cell>
          <table:table-cell table:formula="of:=[$'Parcel stats'.S16]" office:value-type="float" office:value="2.5024" calcext:value-type="float">
            <text:p>2.5024</text:p>
          </table:table-cell>
          <table:table-cell table:formula="of:=[$'Parcel stats'.W16]" office:value-type="float" office:value="0" calcext:value-type="float">
            <text:p>0</text:p>
          </table:table-cell>
          <table:table-cell table:formula="of:=[$'Parcel stats'.X16]" office:value-type="float" office:value="12.5672" calcext:value-type="float">
            <text:p>12.5672</text:p>
          </table:table-cell>
          <table:table-cell table:formula="of:=[$'Parcel stats'.Y16]" office:value-type="float" office:value="10.0648" calcext:value-type="float">
            <text:p>10.0648</text:p>
          </table:table-cell>
          <table:table-cell table:formula="of:=[$'Parcel stats'.AA16]" office:value-type="float" office:value="0" calcext:value-type="float">
            <text:p>0</text:p>
          </table:table-cell>
          <table:table-cell table:formula="of:=[$'Parcel stats'.AB16]" office:value-type="float" office:value="2.5024" calcext:value-type="float">
            <text:p>2.5024</text:p>
          </table:table-cell>
          <table:table-cell table:formula="of:=[$'Parcel stats'.AF16]" office:value-type="float" office:value="0" calcext:value-type="float">
            <text:p>0</text:p>
          </table:table-cell>
          <table:table-cell table:formula="of:=[$'Parcel stats'.AG16]" office:value-type="float" office:value="25.0016" calcext:value-type="float">
            <text:p>25.0016</text:p>
          </table:table-cell>
          <table:table-cell table:formula="of:=[$'Parcel stats'.AH16]" office:value-type="float" office:value="16.4404" calcext:value-type="float">
            <text:p>16.4404</text:p>
          </table:table-cell>
          <table:table-cell table:formula="of:=[$'Parcel stats'.AJ16]" office:value-type="float" office:value="0" calcext:value-type="float">
            <text:p>0</text:p>
          </table:table-cell>
          <table:table-cell table:formula="of:=[$'Parcel stats'.AK16]" office:value-type="float" office:value="8.5612" calcext:value-type="float">
            <text:p>8.5612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Parcel stats'.E17]" office:value-type="float" office:value="0" calcext:value-type="float">
            <text:p>0</text:p>
          </table:table-cell>
          <table:table-cell table:formula="of:=[$'Parcel stats'.F17]" office:value-type="float" office:value="13.945" calcext:value-type="float">
            <text:p>13.945</text:p>
          </table:table-cell>
          <table:table-cell table:formula="of:=[$'Parcel stats'.G17]" office:value-type="float" office:value="11.9784" calcext:value-type="float">
            <text:p>11.9784</text:p>
          </table:table-cell>
          <table:table-cell table:formula="of:=[$'Parcel stats'.I17]" office:value-type="float" office:value="0" calcext:value-type="float">
            <text:p>0</text:p>
          </table:table-cell>
          <table:table-cell table:formula="of:=[$'Parcel stats'.J17]" office:value-type="float" office:value="1.9666" calcext:value-type="float">
            <text:p>1.9666</text:p>
          </table:table-cell>
          <table:table-cell table:formula="of:=[$'Parcel stats'.N17]" office:value-type="float" office:value="0" calcext:value-type="float">
            <text:p>0</text:p>
          </table:table-cell>
          <table:table-cell table:formula="of:=[$'Parcel stats'.O17]" office:value-type="float" office:value="13.945" calcext:value-type="float">
            <text:p>13.945</text:p>
          </table:table-cell>
          <table:table-cell table:formula="of:=[$'Parcel stats'.P17]" office:value-type="float" office:value="11.9784" calcext:value-type="float">
            <text:p>11.9784</text:p>
          </table:table-cell>
          <table:table-cell table:formula="of:=[$'Parcel stats'.R17]" office:value-type="float" office:value="0" calcext:value-type="float">
            <text:p>0</text:p>
          </table:table-cell>
          <table:table-cell table:formula="of:=[$'Parcel stats'.S17]" office:value-type="float" office:value="1.9666" calcext:value-type="float">
            <text:p>1.9666</text:p>
          </table:table-cell>
          <table:table-cell table:formula="of:=[$'Parcel stats'.W17]" office:value-type="float" office:value="0" calcext:value-type="float">
            <text:p>0</text:p>
          </table:table-cell>
          <table:table-cell table:formula="of:=[$'Parcel stats'.X17]" office:value-type="float" office:value="28.7034" calcext:value-type="float">
            <text:p>28.7034</text:p>
          </table:table-cell>
          <table:table-cell table:formula="of:=[$'Parcel stats'.Y17]" office:value-type="float" office:value="20.3228" calcext:value-type="float">
            <text:p>20.3228</text:p>
          </table:table-cell>
          <table:table-cell table:formula="of:=[$'Parcel stats'.AA17]" office:value-type="float" office:value="0.01" calcext:value-type="float">
            <text:p>0.01</text:p>
          </table:table-cell>
          <table:table-cell table:formula="of:=[$'Parcel stats'.AB17]" office:value-type="float" office:value="8.3806" calcext:value-type="float">
            <text:p>8.3806</text:p>
          </table:table-cell>
          <table:table-cell table:formula="of:=[$'Parcel stats'.AF17]" office:value-type="float" office:value="0" calcext:value-type="float">
            <text:p>0</text:p>
          </table:table-cell>
          <table:table-cell table:formula="of:=[$'Parcel stats'.AG17]" office:value-type="float" office:value="28.7034" calcext:value-type="float">
            <text:p>28.7034</text:p>
          </table:table-cell>
          <table:table-cell table:formula="of:=[$'Parcel stats'.AH17]" office:value-type="float" office:value="20.3228" calcext:value-type="float">
            <text:p>20.3228</text:p>
          </table:table-cell>
          <table:table-cell table:formula="of:=[$'Parcel stats'.AJ17]" office:value-type="float" office:value="0" calcext:value-type="float">
            <text:p>0</text:p>
          </table:table-cell>
          <table:table-cell table:formula="of:=[$'Parcel stats'.AK17]" office:value-type="float" office:value="8.3806" calcext:value-type="float">
            <text:p>8.3806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Parcel stats'.E18]" office:value-type="float" office:value="0" calcext:value-type="float">
            <text:p>0</text:p>
          </table:table-cell>
          <table:table-cell table:formula="of:=[$'Parcel stats'.F18]" office:value-type="float" office:value="0" calcext:value-type="float">
            <text:p>0</text:p>
          </table:table-cell>
          <table:table-cell table:formula="of:=[$'Parcel stats'.G18]" office:value-type="float" office:value="0" calcext:value-type="float">
            <text:p>0</text:p>
          </table:table-cell>
          <table:table-cell table:formula="of:=[$'Parcel stats'.I18]" office:value-type="float" office:value="0" calcext:value-type="float">
            <text:p>0</text:p>
          </table:table-cell>
          <table:table-cell table:formula="of:=[$'Parcel stats'.J18]" office:value-type="float" office:value="0" calcext:value-type="float">
            <text:p>0</text:p>
          </table:table-cell>
          <table:table-cell table:formula="of:=[$'Parcel stats'.N18]" office:value-type="float" office:value="0" calcext:value-type="float">
            <text:p>0</text:p>
          </table:table-cell>
          <table:table-cell table:formula="of:=[$'Parcel stats'.O18]" office:value-type="float" office:value="0" calcext:value-type="float">
            <text:p>0</text:p>
          </table:table-cell>
          <table:table-cell table:formula="of:=[$'Parcel stats'.P18]" office:value-type="float" office:value="0" calcext:value-type="float">
            <text:p>0</text:p>
          </table:table-cell>
          <table:table-cell table:formula="of:=[$'Parcel stats'.R18]" office:value-type="float" office:value="0" calcext:value-type="float">
            <text:p>0</text:p>
          </table:table-cell>
          <table:table-cell table:formula="of:=[$'Parcel stats'.S18]" office:value-type="float" office:value="0" calcext:value-type="float">
            <text:p>0</text:p>
          </table:table-cell>
          <table:table-cell table:formula="of:=[$'Parcel stats'.W18]" office:value-type="float" office:value="0" calcext:value-type="float">
            <text:p>0</text:p>
          </table:table-cell>
          <table:table-cell table:formula="of:=[$'Parcel stats'.X18]" office:value-type="float" office:value="39.926" calcext:value-type="float">
            <text:p>39.926</text:p>
          </table:table-cell>
          <table:table-cell table:formula="of:=[$'Parcel stats'.Y18]" office:value-type="float" office:value="39.2196" calcext:value-type="float">
            <text:p>39.2196</text:p>
          </table:table-cell>
          <table:table-cell table:formula="of:=[$'Parcel stats'.AA18]" office:value-type="float" office:value="0.03" calcext:value-type="float">
            <text:p>0.03</text:p>
          </table:table-cell>
          <table:table-cell table:formula="of:=[$'Parcel stats'.AB18]" office:value-type="float" office:value="0.7064" calcext:value-type="float">
            <text:p>0.7064</text:p>
          </table:table-cell>
          <table:table-cell table:formula="of:=[$'Parcel stats'.AF18]" office:value-type="float" office:value="0" calcext:value-type="float">
            <text:p>0</text:p>
          </table:table-cell>
          <table:table-cell table:formula="of:=[$'Parcel stats'.AG18]" office:value-type="float" office:value="52.3936" calcext:value-type="float">
            <text:p>52.3936</text:p>
          </table:table-cell>
          <table:table-cell table:formula="of:=[$'Parcel stats'.AH18]" office:value-type="float" office:value="44.8868" calcext:value-type="float">
            <text:p>44.8868</text:p>
          </table:table-cell>
          <table:table-cell table:formula="of:=[$'Parcel stats'.AJ18]" office:value-type="float" office:value="0.1" calcext:value-type="float">
            <text:p>0.1</text:p>
          </table:table-cell>
          <table:table-cell table:formula="of:=[$'Parcel stats'.AK18]" office:value-type="float" office:value="7.5068" calcext:value-type="float">
            <text:p>7.5068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Parcel stats'.E19]" office:value-type="float" office:value="0" calcext:value-type="float">
            <text:p>0</text:p>
          </table:table-cell>
          <table:table-cell table:formula="of:=[$'Parcel stats'.F19]" office:value-type="float" office:value="0" calcext:value-type="float">
            <text:p>0</text:p>
          </table:table-cell>
          <table:table-cell table:formula="of:=[$'Parcel stats'.G19]" office:value-type="float" office:value="0" calcext:value-type="float">
            <text:p>0</text:p>
          </table:table-cell>
          <table:table-cell table:formula="of:=[$'Parcel stats'.I19]" office:value-type="float" office:value="0" calcext:value-type="float">
            <text:p>0</text:p>
          </table:table-cell>
          <table:table-cell table:formula="of:=[$'Parcel stats'.J19]" office:value-type="float" office:value="0" calcext:value-type="float">
            <text:p>0</text:p>
          </table:table-cell>
          <table:table-cell table:formula="of:=[$'Parcel stats'.N19]" office:value-type="float" office:value="0" calcext:value-type="float">
            <text:p>0</text:p>
          </table:table-cell>
          <table:table-cell table:formula="of:=[$'Parcel stats'.O19]" office:value-type="float" office:value="17.7308" calcext:value-type="float">
            <text:p>17.7308</text:p>
          </table:table-cell>
          <table:table-cell table:formula="of:=[$'Parcel stats'.P19]" office:value-type="float" office:value="17.6732" calcext:value-type="float">
            <text:p>17.6732</text:p>
          </table:table-cell>
          <table:table-cell table:formula="of:=[$'Parcel stats'.R19]" office:value-type="float" office:value="0" calcext:value-type="float">
            <text:p>0</text:p>
          </table:table-cell>
          <table:table-cell table:formula="of:=[$'Parcel stats'.S19]" office:value-type="float" office:value="0.0576" calcext:value-type="float">
            <text:p>0.0576</text:p>
          </table:table-cell>
          <table:table-cell table:formula="of:=[$'Parcel stats'.W19]" office:value-type="float" office:value="0" calcext:value-type="float">
            <text:p>0</text:p>
          </table:table-cell>
          <table:table-cell table:formula="of:=[$'Parcel stats'.X19]" office:value-type="float" office:value="31.8252" calcext:value-type="float">
            <text:p>31.8252</text:p>
          </table:table-cell>
          <table:table-cell table:formula="of:=[$'Parcel stats'.Y19]" office:value-type="float" office:value="31.1328" calcext:value-type="float">
            <text:p>31.1328</text:p>
          </table:table-cell>
          <table:table-cell table:formula="of:=[$'Parcel stats'.AA19]" office:value-type="float" office:value="0.02" calcext:value-type="float">
            <text:p>0.02</text:p>
          </table:table-cell>
          <table:table-cell table:formula="of:=[$'Parcel stats'.AB19]" office:value-type="float" office:value="0.6924" calcext:value-type="float">
            <text:p>0.6924</text:p>
          </table:table-cell>
          <table:table-cell table:formula="of:=[$'Parcel stats'.AF19]" office:value-type="float" office:value="0" calcext:value-type="float">
            <text:p>0</text:p>
          </table:table-cell>
          <table:table-cell table:formula="of:=[$'Parcel stats'.AG19]" office:value-type="float" office:value="30.63" calcext:value-type="float">
            <text:p>30.63</text:p>
          </table:table-cell>
          <table:table-cell table:formula="of:=[$'Parcel stats'.AH19]" office:value-type="float" office:value="22.5308" calcext:value-type="float">
            <text:p>22.5308</text:p>
          </table:table-cell>
          <table:table-cell table:formula="of:=[$'Parcel stats'.AJ19]" office:value-type="float" office:value="0.06" calcext:value-type="float">
            <text:p>0.06</text:p>
          </table:table-cell>
          <table:table-cell table:formula="of:=[$'Parcel stats'.AK19]" office:value-type="float" office:value="8.0992" calcext:value-type="float">
            <text:p>8.0992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Parcel stats'.E20]" office:value-type="float" office:value="0" calcext:value-type="float">
            <text:p>0</text:p>
          </table:table-cell>
          <table:table-cell table:formula="of:=[$'Parcel stats'.F20]" office:value-type="float" office:value="11.455" calcext:value-type="float">
            <text:p>11.455</text:p>
          </table:table-cell>
          <table:table-cell table:formula="of:=[$'Parcel stats'.G20]" office:value-type="float" office:value="9.706" calcext:value-type="float">
            <text:p>9.706</text:p>
          </table:table-cell>
          <table:table-cell table:formula="of:=[$'Parcel stats'.I20]" office:value-type="float" office:value="0" calcext:value-type="float">
            <text:p>0</text:p>
          </table:table-cell>
          <table:table-cell table:formula="of:=[$'Parcel stats'.J20]" office:value-type="float" office:value="1.749" calcext:value-type="float">
            <text:p>1.749</text:p>
          </table:table-cell>
          <table:table-cell table:formula="of:=[$'Parcel stats'.N20]" office:value-type="float" office:value="0" calcext:value-type="float">
            <text:p>0</text:p>
          </table:table-cell>
          <table:table-cell table:formula="of:=[$'Parcel stats'.O20]" office:value-type="float" office:value="11.455" calcext:value-type="float">
            <text:p>11.455</text:p>
          </table:table-cell>
          <table:table-cell table:formula="of:=[$'Parcel stats'.P20]" office:value-type="float" office:value="9.706" calcext:value-type="float">
            <text:p>9.706</text:p>
          </table:table-cell>
          <table:table-cell table:formula="of:=[$'Parcel stats'.R20]" office:value-type="float" office:value="0" calcext:value-type="float">
            <text:p>0</text:p>
          </table:table-cell>
          <table:table-cell table:formula="of:=[$'Parcel stats'.S20]" office:value-type="float" office:value="1.749" calcext:value-type="float">
            <text:p>1.749</text:p>
          </table:table-cell>
          <table:table-cell table:formula="of:=[$'Parcel stats'.W20]" office:value-type="float" office:value="0" calcext:value-type="float">
            <text:p>0</text:p>
          </table:table-cell>
          <table:table-cell table:formula="of:=[$'Parcel stats'.X20]" office:value-type="float" office:value="18.3782" calcext:value-type="float">
            <text:p>18.3782</text:p>
          </table:table-cell>
          <table:table-cell table:formula="of:=[$'Parcel stats'.Y20]" office:value-type="float" office:value="15.87" calcext:value-type="float">
            <text:p>15.87</text:p>
          </table:table-cell>
          <table:table-cell table:formula="of:=[$'Parcel stats'.AA20]" office:value-type="float" office:value="0" calcext:value-type="float">
            <text:p>0</text:p>
          </table:table-cell>
          <table:table-cell table:formula="of:=[$'Parcel stats'.AB20]" office:value-type="float" office:value="2.5082" calcext:value-type="float">
            <text:p>2.5082</text:p>
          </table:table-cell>
          <table:table-cell table:formula="of:=[$'Parcel stats'.AF20]" office:value-type="float" office:value="0" calcext:value-type="float">
            <text:p>0</text:p>
          </table:table-cell>
          <table:table-cell table:formula="of:=[$'Parcel stats'.AG20]" office:value-type="float" office:value="18.9924" calcext:value-type="float">
            <text:p>18.9924</text:p>
          </table:table-cell>
          <table:table-cell table:formula="of:=[$'Parcel stats'.AH20]" office:value-type="float" office:value="13.708" calcext:value-type="float">
            <text:p>13.708</text:p>
          </table:table-cell>
          <table:table-cell table:formula="of:=[$'Parcel stats'.AJ20]" office:value-type="float" office:value="0.01" calcext:value-type="float">
            <text:p>0.01</text:p>
          </table:table-cell>
          <table:table-cell table:formula="of:=[$'Parcel stats'.AK20]" office:value-type="float" office:value="5.2844" calcext:value-type="float">
            <text:p>5.2844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Parcel stats'.E21]" office:value-type="float" office:value="0" calcext:value-type="float">
            <text:p>0</text:p>
          </table:table-cell>
          <table:table-cell table:formula="of:=[$'Parcel stats'.F21]" office:value-type="float" office:value="0" calcext:value-type="float">
            <text:p>0</text:p>
          </table:table-cell>
          <table:table-cell table:formula="of:=[$'Parcel stats'.G21]" office:value-type="float" office:value="0" calcext:value-type="float">
            <text:p>0</text:p>
          </table:table-cell>
          <table:table-cell table:formula="of:=[$'Parcel stats'.I21]" office:value-type="float" office:value="0" calcext:value-type="float">
            <text:p>0</text:p>
          </table:table-cell>
          <table:table-cell table:formula="of:=[$'Parcel stats'.J21]" office:value-type="float" office:value="0" calcext:value-type="float">
            <text:p>0</text:p>
          </table:table-cell>
          <table:table-cell table:formula="of:=[$'Parcel stats'.N21]" office:value-type="float" office:value="0" calcext:value-type="float">
            <text:p>0</text:p>
          </table:table-cell>
          <table:table-cell table:formula="of:=[$'Parcel stats'.O21]" office:value-type="float" office:value="6.1098" calcext:value-type="float">
            <text:p>6.1098</text:p>
          </table:table-cell>
          <table:table-cell table:formula="of:=[$'Parcel stats'.P21]" office:value-type="float" office:value="3.6984" calcext:value-type="float">
            <text:p>3.6984</text:p>
          </table:table-cell>
          <table:table-cell table:formula="of:=[$'Parcel stats'.R21]" office:value-type="float" office:value="0" calcext:value-type="float">
            <text:p>0</text:p>
          </table:table-cell>
          <table:table-cell table:formula="of:=[$'Parcel stats'.S21]" office:value-type="float" office:value="2.4114" calcext:value-type="float">
            <text:p>2.4114</text:p>
          </table:table-cell>
          <table:table-cell table:formula="of:=[$'Parcel stats'.W21]" office:value-type="float" office:value="0" calcext:value-type="float">
            <text:p>0</text:p>
          </table:table-cell>
          <table:table-cell table:formula="of:=[$'Parcel stats'.X21]" office:value-type="float" office:value="14.7096" calcext:value-type="float">
            <text:p>14.7096</text:p>
          </table:table-cell>
          <table:table-cell table:formula="of:=[$'Parcel stats'.Y21]" office:value-type="float" office:value="10.2304" calcext:value-type="float">
            <text:p>10.2304</text:p>
          </table:table-cell>
          <table:table-cell table:formula="of:=[$'Parcel stats'.AA21]" office:value-type="float" office:value="0" calcext:value-type="float">
            <text:p>0</text:p>
          </table:table-cell>
          <table:table-cell table:formula="of:=[$'Parcel stats'.AB21]" office:value-type="float" office:value="4.4792" calcext:value-type="float">
            <text:p>4.4792</text:p>
          </table:table-cell>
          <table:table-cell table:formula="of:=[$'Parcel stats'.AF21]" office:value-type="float" office:value="0" calcext:value-type="float">
            <text:p>0</text:p>
          </table:table-cell>
          <table:table-cell table:formula="of:=[$'Parcel stats'.AG21]" office:value-type="float" office:value="37.9018" calcext:value-type="float">
            <text:p>37.9018</text:p>
          </table:table-cell>
          <table:table-cell table:formula="of:=[$'Parcel stats'.AH21]" office:value-type="float" office:value="27.7656" calcext:value-type="float">
            <text:p>27.7656</text:p>
          </table:table-cell>
          <table:table-cell table:formula="of:=[$'Parcel stats'.AJ21]" office:value-type="float" office:value="0.05" calcext:value-type="float">
            <text:p>0.05</text:p>
          </table:table-cell>
          <table:table-cell table:formula="of:=[$'Parcel stats'.AK21]" office:value-type="float" office:value="10.1362" calcext:value-type="float">
            <text:p>10.1362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Parcel stats'.E22]" office:value-type="float" office:value="0" calcext:value-type="float">
            <text:p>0</text:p>
          </table:table-cell>
          <table:table-cell table:formula="of:=[$'Parcel stats'.F22]" office:value-type="float" office:value="11.8202" calcext:value-type="float">
            <text:p>11.8202</text:p>
          </table:table-cell>
          <table:table-cell table:formula="of:=[$'Parcel stats'.G22]" office:value-type="float" office:value="9.706" calcext:value-type="float">
            <text:p>9.706</text:p>
          </table:table-cell>
          <table:table-cell table:formula="of:=[$'Parcel stats'.I22]" office:value-type="float" office:value="0" calcext:value-type="float">
            <text:p>0</text:p>
          </table:table-cell>
          <table:table-cell table:formula="of:=[$'Parcel stats'.J22]" office:value-type="float" office:value="2.1142" calcext:value-type="float">
            <text:p>2.1142</text:p>
          </table:table-cell>
          <table:table-cell table:formula="of:=[$'Parcel stats'.N22]" office:value-type="float" office:value="0" calcext:value-type="float">
            <text:p>0</text:p>
          </table:table-cell>
          <table:table-cell table:formula="of:=[$'Parcel stats'.O22]" office:value-type="float" office:value="11.8202" calcext:value-type="float">
            <text:p>11.8202</text:p>
          </table:table-cell>
          <table:table-cell table:formula="of:=[$'Parcel stats'.P22]" office:value-type="float" office:value="9.706" calcext:value-type="float">
            <text:p>9.706</text:p>
          </table:table-cell>
          <table:table-cell table:formula="of:=[$'Parcel stats'.R22]" office:value-type="float" office:value="0" calcext:value-type="float">
            <text:p>0</text:p>
          </table:table-cell>
          <table:table-cell table:formula="of:=[$'Parcel stats'.S22]" office:value-type="float" office:value="2.1142" calcext:value-type="float">
            <text:p>2.1142</text:p>
          </table:table-cell>
          <table:table-cell table:formula="of:=[$'Parcel stats'.W22]" office:value-type="float" office:value="0" calcext:value-type="float">
            <text:p>0</text:p>
          </table:table-cell>
          <table:table-cell table:formula="of:=[$'Parcel stats'.X22]" office:value-type="float" office:value="37.0542" calcext:value-type="float">
            <text:p>37.0542</text:p>
          </table:table-cell>
          <table:table-cell table:formula="of:=[$'Parcel stats'.Y22]" office:value-type="float" office:value="33.7364" calcext:value-type="float">
            <text:p>33.7364</text:p>
          </table:table-cell>
          <table:table-cell table:formula="of:=[$'Parcel stats'.AA22]" office:value-type="float" office:value="0.01" calcext:value-type="float">
            <text:p>0.01</text:p>
          </table:table-cell>
          <table:table-cell table:formula="of:=[$'Parcel stats'.AB22]" office:value-type="float" office:value="3.3178" calcext:value-type="float">
            <text:p>3.3178</text:p>
          </table:table-cell>
          <table:table-cell table:formula="of:=[$'Parcel stats'.AF22]" office:value-type="float" office:value="0" calcext:value-type="float">
            <text:p>0</text:p>
          </table:table-cell>
          <table:table-cell table:formula="of:=[$'Parcel stats'.AG22]" office:value-type="float" office:value="39.2454" calcext:value-type="float">
            <text:p>39.2454</text:p>
          </table:table-cell>
          <table:table-cell table:formula="of:=[$'Parcel stats'.AH22]" office:value-type="float" office:value="29.992" calcext:value-type="float">
            <text:p>29.992</text:p>
          </table:table-cell>
          <table:table-cell table:formula="of:=[$'Parcel stats'.AJ22]" office:value-type="float" office:value="0.01" calcext:value-type="float">
            <text:p>0.01</text:p>
          </table:table-cell>
          <table:table-cell table:formula="of:=[$'Parcel stats'.AK22]" office:value-type="float" office:value="9.2534" calcext:value-type="float">
            <text:p>9.2534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Parcel stats'.E23]" office:value-type="float" office:value="0" calcext:value-type="float">
            <text:p>0</text:p>
          </table:table-cell>
          <table:table-cell table:formula="of:=[$'Parcel stats'.F23]" office:value-type="float" office:value="0" calcext:value-type="float">
            <text:p>0</text:p>
          </table:table-cell>
          <table:table-cell table:formula="of:=[$'Parcel stats'.G23]" office:value-type="float" office:value="0" calcext:value-type="float">
            <text:p>0</text:p>
          </table:table-cell>
          <table:table-cell table:formula="of:=[$'Parcel stats'.I23]" office:value-type="float" office:value="0" calcext:value-type="float">
            <text:p>0</text:p>
          </table:table-cell>
          <table:table-cell table:formula="of:=[$'Parcel stats'.J23]" office:value-type="float" office:value="0" calcext:value-type="float">
            <text:p>0</text:p>
          </table:table-cell>
          <table:table-cell table:formula="of:=[$'Parcel stats'.N23]" office:value-type="float" office:value="0" calcext:value-type="float">
            <text:p>0</text:p>
          </table:table-cell>
          <table:table-cell table:formula="of:=[$'Parcel stats'.O23]" office:value-type="float" office:value="0" calcext:value-type="float">
            <text:p>0</text:p>
          </table:table-cell>
          <table:table-cell table:formula="of:=[$'Parcel stats'.P23]" office:value-type="float" office:value="0" calcext:value-type="float">
            <text:p>0</text:p>
          </table:table-cell>
          <table:table-cell table:formula="of:=[$'Parcel stats'.R23]" office:value-type="float" office:value="0" calcext:value-type="float">
            <text:p>0</text:p>
          </table:table-cell>
          <table:table-cell table:formula="of:=[$'Parcel stats'.S23]" office:value-type="float" office:value="0" calcext:value-type="float">
            <text:p>0</text:p>
          </table:table-cell>
          <table:table-cell table:formula="of:=[$'Parcel stats'.W23]" office:value-type="float" office:value="0" calcext:value-type="float">
            <text:p>0</text:p>
          </table:table-cell>
          <table:table-cell table:formula="of:=[$'Parcel stats'.X23]" office:value-type="float" office:value="30.215" calcext:value-type="float">
            <text:p>30.215</text:p>
          </table:table-cell>
          <table:table-cell table:formula="of:=[$'Parcel stats'.Y23]" office:value-type="float" office:value="24.196" calcext:value-type="float">
            <text:p>24.196</text:p>
          </table:table-cell>
          <table:table-cell table:formula="of:=[$'Parcel stats'.AA23]" office:value-type="float" office:value="0.01" calcext:value-type="float">
            <text:p>0.01</text:p>
          </table:table-cell>
          <table:table-cell table:formula="of:=[$'Parcel stats'.AB23]" office:value-type="float" office:value="6.019" calcext:value-type="float">
            <text:p>6.019</text:p>
          </table:table-cell>
          <table:table-cell table:formula="of:=[$'Parcel stats'.AF23]" office:value-type="float" office:value="0" calcext:value-type="float">
            <text:p>0</text:p>
          </table:table-cell>
          <table:table-cell table:formula="of:=[$'Parcel stats'.AG23]" office:value-type="float" office:value="40.5412" calcext:value-type="float">
            <text:p>40.5412</text:p>
          </table:table-cell>
          <table:table-cell table:formula="of:=[$'Parcel stats'.AH23]" office:value-type="float" office:value="31.5008" calcext:value-type="float">
            <text:p>31.5008</text:p>
          </table:table-cell>
          <table:table-cell table:formula="of:=[$'Parcel stats'.AJ23]" office:value-type="float" office:value="0.04" calcext:value-type="float">
            <text:p>0.04</text:p>
          </table:table-cell>
          <table:table-cell table:formula="of:=[$'Parcel stats'.AK23]" office:value-type="float" office:value="9.0404" calcext:value-type="float">
            <text:p>9.0404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Parcel stats'.E24]" office:value-type="float" office:value="0" calcext:value-type="float">
            <text:p>0</text:p>
          </table:table-cell>
          <table:table-cell table:formula="of:=[$'Parcel stats'.F24]" office:value-type="float" office:value="0" calcext:value-type="float">
            <text:p>0</text:p>
          </table:table-cell>
          <table:table-cell table:formula="of:=[$'Parcel stats'.G24]" office:value-type="float" office:value="0" calcext:value-type="float">
            <text:p>0</text:p>
          </table:table-cell>
          <table:table-cell table:formula="of:=[$'Parcel stats'.I24]" office:value-type="float" office:value="0" calcext:value-type="float">
            <text:p>0</text:p>
          </table:table-cell>
          <table:table-cell table:formula="of:=[$'Parcel stats'.J24]" office:value-type="float" office:value="0" calcext:value-type="float">
            <text:p>0</text:p>
          </table:table-cell>
          <table:table-cell table:formula="of:=[$'Parcel stats'.N24]" office:value-type="float" office:value="0" calcext:value-type="float">
            <text:p>0</text:p>
          </table:table-cell>
          <table:table-cell table:formula="of:=[$'Parcel stats'.O24]" office:value-type="float" office:value="25.815" calcext:value-type="float">
            <text:p>25.815</text:p>
          </table:table-cell>
          <table:table-cell table:formula="of:=[$'Parcel stats'.P24]" office:value-type="float" office:value="25.5668" calcext:value-type="float">
            <text:p>25.5668</text:p>
          </table:table-cell>
          <table:table-cell table:formula="of:=[$'Parcel stats'.R24]" office:value-type="float" office:value="0" calcext:value-type="float">
            <text:p>0</text:p>
          </table:table-cell>
          <table:table-cell table:formula="of:=[$'Parcel stats'.S24]" office:value-type="float" office:value="0.2482" calcext:value-type="float">
            <text:p>0.2482</text:p>
          </table:table-cell>
          <table:table-cell table:formula="of:=[$'Parcel stats'.W24]" office:value-type="float" office:value="0" calcext:value-type="float">
            <text:p>0</text:p>
          </table:table-cell>
          <table:table-cell table:formula="of:=[$'Parcel stats'.X24]" office:value-type="float" office:value="36.2076" calcext:value-type="float">
            <text:p>36.2076</text:p>
          </table:table-cell>
          <table:table-cell table:formula="of:=[$'Parcel stats'.Y24]" office:value-type="float" office:value="29.7344" calcext:value-type="float">
            <text:p>29.7344</text:p>
          </table:table-cell>
          <table:table-cell table:formula="of:=[$'Parcel stats'.AA24]" office:value-type="float" office:value="0.01" calcext:value-type="float">
            <text:p>0.01</text:p>
          </table:table-cell>
          <table:table-cell table:formula="of:=[$'Parcel stats'.AB24]" office:value-type="float" office:value="6.4732" calcext:value-type="float">
            <text:p>6.4732</text:p>
          </table:table-cell>
          <table:table-cell table:formula="of:=[$'Parcel stats'.AF24]" office:value-type="float" office:value="0" calcext:value-type="float">
            <text:p>0</text:p>
          </table:table-cell>
          <table:table-cell table:formula="of:=[$'Parcel stats'.AG24]" office:value-type="float" office:value="42.168" calcext:value-type="float">
            <text:p>42.168</text:p>
          </table:table-cell>
          <table:table-cell table:formula="of:=[$'Parcel stats'.AH24]" office:value-type="float" office:value="35.4936" calcext:value-type="float">
            <text:p>35.4936</text:p>
          </table:table-cell>
          <table:table-cell table:formula="of:=[$'Parcel stats'.AJ24]" office:value-type="float" office:value="0.02" calcext:value-type="float">
            <text:p>0.02</text:p>
          </table:table-cell>
          <table:table-cell table:formula="of:=[$'Parcel stats'.AK24]" office:value-type="float" office:value="6.6744" calcext:value-type="float">
            <text:p>6.6744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Parcel stats'.E25]" office:value-type="float" office:value="0" calcext:value-type="float">
            <text:p>0</text:p>
          </table:table-cell>
          <table:table-cell table:formula="of:=[$'Parcel stats'.F25]" office:value-type="float" office:value="0" calcext:value-type="float">
            <text:p>0</text:p>
          </table:table-cell>
          <table:table-cell table:formula="of:=[$'Parcel stats'.G25]" office:value-type="float" office:value="0" calcext:value-type="float">
            <text:p>0</text:p>
          </table:table-cell>
          <table:table-cell table:formula="of:=[$'Parcel stats'.I25]" office:value-type="float" office:value="0" calcext:value-type="float">
            <text:p>0</text:p>
          </table:table-cell>
          <table:table-cell table:formula="of:=[$'Parcel stats'.J25]" office:value-type="float" office:value="0" calcext:value-type="float">
            <text:p>0</text:p>
          </table:table-cell>
          <table:table-cell table:formula="of:=[$'Parcel stats'.N25]" office:value-type="float" office:value="0" calcext:value-type="float">
            <text:p>0</text:p>
          </table:table-cell>
          <table:table-cell table:formula="of:=[$'Parcel stats'.O25]" office:value-type="float" office:value="19.4738" calcext:value-type="float">
            <text:p>19.4738</text:p>
          </table:table-cell>
          <table:table-cell table:formula="of:=[$'Parcel stats'.P25]" office:value-type="float" office:value="15.9436" calcext:value-type="float">
            <text:p>15.9436</text:p>
          </table:table-cell>
          <table:table-cell table:formula="of:=[$'Parcel stats'.R25]" office:value-type="float" office:value="0" calcext:value-type="float">
            <text:p>0</text:p>
          </table:table-cell>
          <table:table-cell table:formula="of:=[$'Parcel stats'.S25]" office:value-type="float" office:value="3.5302" calcext:value-type="float">
            <text:p>3.5302</text:p>
          </table:table-cell>
          <table:table-cell table:formula="of:=[$'Parcel stats'.W25]" office:value-type="float" office:value="0" calcext:value-type="float">
            <text:p>0</text:p>
          </table:table-cell>
          <table:table-cell table:formula="of:=[$'Parcel stats'.X25]" office:value-type="float" office:value="27.8578" calcext:value-type="float">
            <text:p>27.8578</text:p>
          </table:table-cell>
          <table:table-cell table:formula="of:=[$'Parcel stats'.Y25]" office:value-type="float" office:value="20.5528" calcext:value-type="float">
            <text:p>20.5528</text:p>
          </table:table-cell>
          <table:table-cell table:formula="of:=[$'Parcel stats'.AA25]" office:value-type="float" office:value="0" calcext:value-type="float">
            <text:p>0</text:p>
          </table:table-cell>
          <table:table-cell table:formula="of:=[$'Parcel stats'.AB25]" office:value-type="float" office:value="7.305" calcext:value-type="float">
            <text:p>7.305</text:p>
          </table:table-cell>
          <table:table-cell table:formula="of:=[$'Parcel stats'.AF25]" office:value-type="float" office:value="0" calcext:value-type="float">
            <text:p>0</text:p>
          </table:table-cell>
          <table:table-cell table:formula="of:=[$'Parcel stats'.AG25]" office:value-type="float" office:value="56.2458" calcext:value-type="float">
            <text:p>56.2458</text:p>
          </table:table-cell>
          <table:table-cell table:formula="of:=[$'Parcel stats'.AH25]" office:value-type="float" office:value="36.8" calcext:value-type="float">
            <text:p>36.8</text:p>
          </table:table-cell>
          <table:table-cell table:formula="of:=[$'Parcel stats'.AJ25]" office:value-type="float" office:value="0.03" calcext:value-type="float">
            <text:p>0.03</text:p>
          </table:table-cell>
          <table:table-cell table:formula="of:=[$'Parcel stats'.AK25]" office:value-type="float" office:value="19.4458" calcext:value-type="float">
            <text:p>19.4458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Parcel stats'.E26]" office:value-type="float" office:value="0" calcext:value-type="float">
            <text:p>0</text:p>
          </table:table-cell>
          <table:table-cell table:formula="of:=[$'Parcel stats'.F26]" office:value-type="float" office:value="0" calcext:value-type="float">
            <text:p>0</text:p>
          </table:table-cell>
          <table:table-cell table:formula="of:=[$'Parcel stats'.G26]" office:value-type="float" office:value="0" calcext:value-type="float">
            <text:p>0</text:p>
          </table:table-cell>
          <table:table-cell table:formula="of:=[$'Parcel stats'.I26]" office:value-type="float" office:value="0" calcext:value-type="float">
            <text:p>0</text:p>
          </table:table-cell>
          <table:table-cell table:formula="of:=[$'Parcel stats'.J26]" office:value-type="float" office:value="0" calcext:value-type="float">
            <text:p>0</text:p>
          </table:table-cell>
          <table:table-cell table:formula="of:=[$'Parcel stats'.N26]" office:value-type="float" office:value="0" calcext:value-type="float">
            <text:p>0</text:p>
          </table:table-cell>
          <table:table-cell table:formula="of:=[$'Parcel stats'.O26]" office:value-type="float" office:value="0" calcext:value-type="float">
            <text:p>0</text:p>
          </table:table-cell>
          <table:table-cell table:formula="of:=[$'Parcel stats'.P26]" office:value-type="float" office:value="0" calcext:value-type="float">
            <text:p>0</text:p>
          </table:table-cell>
          <table:table-cell table:formula="of:=[$'Parcel stats'.R26]" office:value-type="float" office:value="0" calcext:value-type="float">
            <text:p>0</text:p>
          </table:table-cell>
          <table:table-cell table:formula="of:=[$'Parcel stats'.S26]" office:value-type="float" office:value="0" calcext:value-type="float">
            <text:p>0</text:p>
          </table:table-cell>
          <table:table-cell table:formula="of:=[$'Parcel stats'.W26]" office:value-type="float" office:value="0" calcext:value-type="float">
            <text:p>0</text:p>
          </table:table-cell>
          <table:table-cell table:formula="of:=[$'Parcel stats'.X26]" office:value-type="float" office:value="32.539" calcext:value-type="float">
            <text:p>32.539</text:p>
          </table:table-cell>
          <table:table-cell table:formula="of:=[$'Parcel stats'.Y26]" office:value-type="float" office:value="28.0968" calcext:value-type="float">
            <text:p>28.0968</text:p>
          </table:table-cell>
          <table:table-cell table:formula="of:=[$'Parcel stats'.AA26]" office:value-type="float" office:value="0.02" calcext:value-type="float">
            <text:p>0.02</text:p>
          </table:table-cell>
          <table:table-cell table:formula="of:=[$'Parcel stats'.AB26]" office:value-type="float" office:value="4.4422" calcext:value-type="float">
            <text:p>4.4422</text:p>
          </table:table-cell>
          <table:table-cell table:formula="of:=[$'Parcel stats'.AF26]" office:value-type="float" office:value="0" calcext:value-type="float">
            <text:p>0</text:p>
          </table:table-cell>
          <table:table-cell table:formula="of:=[$'Parcel stats'.AG26]" office:value-type="float" office:value="45.2732" calcext:value-type="float">
            <text:p>45.2732</text:p>
          </table:table-cell>
          <table:table-cell table:formula="of:=[$'Parcel stats'.AH26]" office:value-type="float" office:value="34.6656" calcext:value-type="float">
            <text:p>34.6656</text:p>
          </table:table-cell>
          <table:table-cell table:formula="of:=[$'Parcel stats'.AJ26]" office:value-type="float" office:value="0.28" calcext:value-type="float">
            <text:p>0.28</text:p>
          </table:table-cell>
          <table:table-cell table:formula="of:=[$'Parcel stats'.AK26]" office:value-type="float" office:value="10.6076" calcext:value-type="float">
            <text:p>10.6076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Parcel stats'.E27]" office:value-type="float" office:value="0" calcext:value-type="float">
            <text:p>0</text:p>
          </table:table-cell>
          <table:table-cell table:formula="of:=[$'Parcel stats'.F27]" office:value-type="float" office:value="0" calcext:value-type="float">
            <text:p>0</text:p>
          </table:table-cell>
          <table:table-cell table:formula="of:=[$'Parcel stats'.G27]" office:value-type="float" office:value="0" calcext:value-type="float">
            <text:p>0</text:p>
          </table:table-cell>
          <table:table-cell table:formula="of:=[$'Parcel stats'.I27]" office:value-type="float" office:value="0" calcext:value-type="float">
            <text:p>0</text:p>
          </table:table-cell>
          <table:table-cell table:formula="of:=[$'Parcel stats'.J27]" office:value-type="float" office:value="0" calcext:value-type="float">
            <text:p>0</text:p>
          </table:table-cell>
          <table:table-cell table:formula="of:=[$'Parcel stats'.N27]" office:value-type="float" office:value="0" calcext:value-type="float">
            <text:p>0</text:p>
          </table:table-cell>
          <table:table-cell table:formula="of:=[$'Parcel stats'.O27]" office:value-type="float" office:value="0" calcext:value-type="float">
            <text:p>0</text:p>
          </table:table-cell>
          <table:table-cell table:formula="of:=[$'Parcel stats'.P27]" office:value-type="float" office:value="0" calcext:value-type="float">
            <text:p>0</text:p>
          </table:table-cell>
          <table:table-cell table:formula="of:=[$'Parcel stats'.R27]" office:value-type="float" office:value="0" calcext:value-type="float">
            <text:p>0</text:p>
          </table:table-cell>
          <table:table-cell table:formula="of:=[$'Parcel stats'.S27]" office:value-type="float" office:value="0" calcext:value-type="float">
            <text:p>0</text:p>
          </table:table-cell>
          <table:table-cell table:formula="of:=[$'Parcel stats'.W27]" office:value-type="float" office:value="0" calcext:value-type="float">
            <text:p>0</text:p>
          </table:table-cell>
          <table:table-cell table:formula="of:=[$'Parcel stats'.X27]" office:value-type="float" office:value="25.4" calcext:value-type="float">
            <text:p>25.4</text:p>
          </table:table-cell>
          <table:table-cell table:formula="of:=[$'Parcel stats'.Y27]" office:value-type="float" office:value="18.7772" calcext:value-type="float">
            <text:p>18.7772</text:p>
          </table:table-cell>
          <table:table-cell table:formula="of:=[$'Parcel stats'.AA27]" office:value-type="float" office:value="0" calcext:value-type="float">
            <text:p>0</text:p>
          </table:table-cell>
          <table:table-cell table:formula="of:=[$'Parcel stats'.AB27]" office:value-type="float" office:value="6.6228" calcext:value-type="float">
            <text:p>6.6228</text:p>
          </table:table-cell>
          <table:table-cell table:formula="of:=[$'Parcel stats'.AF27]" office:value-type="float" office:value="0" calcext:value-type="float">
            <text:p>0</text:p>
          </table:table-cell>
          <table:table-cell table:formula="of:=[$'Parcel stats'.AG27]" office:value-type="float" office:value="39.6272" calcext:value-type="float">
            <text:p>39.6272</text:p>
          </table:table-cell>
          <table:table-cell table:formula="of:=[$'Parcel stats'.AH27]" office:value-type="float" office:value="32.476" calcext:value-type="float">
            <text:p>32.476</text:p>
          </table:table-cell>
          <table:table-cell table:formula="of:=[$'Parcel stats'.AJ27]" office:value-type="float" office:value="0.02" calcext:value-type="float">
            <text:p>0.02</text:p>
          </table:table-cell>
          <table:table-cell table:formula="of:=[$'Parcel stats'.AK27]" office:value-type="float" office:value="7.1512" calcext:value-type="float">
            <text:p>7.1512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Parcel stats'.E28]" office:value-type="float" office:value="0" calcext:value-type="float">
            <text:p>0</text:p>
          </table:table-cell>
          <table:table-cell table:formula="of:=[$'Parcel stats'.F28]" office:value-type="float" office:value="0" calcext:value-type="float">
            <text:p>0</text:p>
          </table:table-cell>
          <table:table-cell table:formula="of:=[$'Parcel stats'.G28]" office:value-type="float" office:value="0" calcext:value-type="float">
            <text:p>0</text:p>
          </table:table-cell>
          <table:table-cell table:formula="of:=[$'Parcel stats'.I28]" office:value-type="float" office:value="0" calcext:value-type="float">
            <text:p>0</text:p>
          </table:table-cell>
          <table:table-cell table:formula="of:=[$'Parcel stats'.J28]" office:value-type="float" office:value="0" calcext:value-type="float">
            <text:p>0</text:p>
          </table:table-cell>
          <table:table-cell table:formula="of:=[$'Parcel stats'.N28]" office:value-type="float" office:value="0" calcext:value-type="float">
            <text:p>0</text:p>
          </table:table-cell>
          <table:table-cell table:formula="of:=[$'Parcel stats'.O28]" office:value-type="float" office:value="0" calcext:value-type="float">
            <text:p>0</text:p>
          </table:table-cell>
          <table:table-cell table:formula="of:=[$'Parcel stats'.P28]" office:value-type="float" office:value="0" calcext:value-type="float">
            <text:p>0</text:p>
          </table:table-cell>
          <table:table-cell table:formula="of:=[$'Parcel stats'.R28]" office:value-type="float" office:value="0" calcext:value-type="float">
            <text:p>0</text:p>
          </table:table-cell>
          <table:table-cell table:formula="of:=[$'Parcel stats'.S28]" office:value-type="float" office:value="0" calcext:value-type="float">
            <text:p>0</text:p>
          </table:table-cell>
          <table:table-cell table:formula="of:=[$'Parcel stats'.W28]" office:value-type="float" office:value="0" calcext:value-type="float">
            <text:p>0</text:p>
          </table:table-cell>
          <table:table-cell table:formula="of:=[$'Parcel stats'.X28]" office:value-type="float" office:value="0" calcext:value-type="float">
            <text:p>0</text:p>
          </table:table-cell>
          <table:table-cell table:formula="of:=[$'Parcel stats'.Y28]" office:value-type="float" office:value="0" calcext:value-type="float">
            <text:p>0</text:p>
          </table:table-cell>
          <table:table-cell table:formula="of:=[$'Parcel stats'.AA28]" office:value-type="float" office:value="0.01" calcext:value-type="float">
            <text:p>0.01</text:p>
          </table:table-cell>
          <table:table-cell table:formula="of:=[$'Parcel stats'.AB28]" office:value-type="float" office:value="0" calcext:value-type="float">
            <text:p>0</text:p>
          </table:table-cell>
          <table:table-cell table:formula="of:=[$'Parcel stats'.AF28]" office:value-type="float" office:value="0" calcext:value-type="float">
            <text:p>0</text:p>
          </table:table-cell>
          <table:table-cell table:formula="of:=[$'Parcel stats'.AG28]" office:value-type="float" office:value="39.8596" calcext:value-type="float">
            <text:p>39.8596</text:p>
          </table:table-cell>
          <table:table-cell table:formula="of:=[$'Parcel stats'.AH28]" office:value-type="float" office:value="31.0224" calcext:value-type="float">
            <text:p>31.0224</text:p>
          </table:table-cell>
          <table:table-cell table:formula="of:=[$'Parcel stats'.AJ28]" office:value-type="float" office:value="0.08" calcext:value-type="float">
            <text:p>0.08</text:p>
          </table:table-cell>
          <table:table-cell table:formula="of:=[$'Parcel stats'.AK28]" office:value-type="float" office:value="8.8372" calcext:value-type="float">
            <text:p>8.8372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Parcel stats'.E29]" office:value-type="float" office:value="0" calcext:value-type="float">
            <text:p>0</text:p>
          </table:table-cell>
          <table:table-cell table:formula="of:=[$'Parcel stats'.F29]" office:value-type="float" office:value="0" calcext:value-type="float">
            <text:p>0</text:p>
          </table:table-cell>
          <table:table-cell table:formula="of:=[$'Parcel stats'.G29]" office:value-type="float" office:value="0" calcext:value-type="float">
            <text:p>0</text:p>
          </table:table-cell>
          <table:table-cell table:formula="of:=[$'Parcel stats'.I29]" office:value-type="float" office:value="0" calcext:value-type="float">
            <text:p>0</text:p>
          </table:table-cell>
          <table:table-cell table:formula="of:=[$'Parcel stats'.J29]" office:value-type="float" office:value="0" calcext:value-type="float">
            <text:p>0</text:p>
          </table:table-cell>
          <table:table-cell table:formula="of:=[$'Parcel stats'.N29]" office:value-type="float" office:value="0" calcext:value-type="float">
            <text:p>0</text:p>
          </table:table-cell>
          <table:table-cell table:formula="of:=[$'Parcel stats'.O29]" office:value-type="float" office:value="20.2872" calcext:value-type="float">
            <text:p>20.2872</text:p>
          </table:table-cell>
          <table:table-cell table:formula="of:=[$'Parcel stats'.P29]" office:value-type="float" office:value="20.2216" calcext:value-type="float">
            <text:p>20.2216</text:p>
          </table:table-cell>
          <table:table-cell table:formula="of:=[$'Parcel stats'.R29]" office:value-type="float" office:value="0" calcext:value-type="float">
            <text:p>0</text:p>
          </table:table-cell>
          <table:table-cell table:formula="of:=[$'Parcel stats'.S29]" office:value-type="float" office:value="0.0656" calcext:value-type="float">
            <text:p>0.0656</text:p>
          </table:table-cell>
          <table:table-cell table:formula="of:=[$'Parcel stats'.W29]" office:value-type="float" office:value="0" calcext:value-type="float">
            <text:p>0</text:p>
          </table:table-cell>
          <table:table-cell table:formula="of:=[$'Parcel stats'.X29]" office:value-type="float" office:value="20.2872" calcext:value-type="float">
            <text:p>20.2872</text:p>
          </table:table-cell>
          <table:table-cell table:formula="of:=[$'Parcel stats'.Y29]" office:value-type="float" office:value="20.2216" calcext:value-type="float">
            <text:p>20.2216</text:p>
          </table:table-cell>
          <table:table-cell table:formula="of:=[$'Parcel stats'.AA29]" office:value-type="float" office:value="0" calcext:value-type="float">
            <text:p>0</text:p>
          </table:table-cell>
          <table:table-cell table:formula="of:=[$'Parcel stats'.AB29]" office:value-type="float" office:value="0.0656" calcext:value-type="float">
            <text:p>0.0656</text:p>
          </table:table-cell>
          <table:table-cell table:formula="of:=[$'Parcel stats'.AF29]" office:value-type="float" office:value="0" calcext:value-type="float">
            <text:p>0</text:p>
          </table:table-cell>
          <table:table-cell table:formula="of:=[$'Parcel stats'.AG29]" office:value-type="float" office:value="44.0106" calcext:value-type="float">
            <text:p>44.0106</text:p>
          </table:table-cell>
          <table:table-cell table:formula="of:=[$'Parcel stats'.AH29]" office:value-type="float" office:value="34.0584" calcext:value-type="float">
            <text:p>34.0584</text:p>
          </table:table-cell>
          <table:table-cell table:formula="of:=[$'Parcel stats'.AJ29]" office:value-type="float" office:value="0.01" calcext:value-type="float">
            <text:p>0.01</text:p>
          </table:table-cell>
          <table:table-cell table:formula="of:=[$'Parcel stats'.AK29]" office:value-type="float" office:value="9.9522" calcext:value-type="float">
            <text:p>9.9522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Parcel stats'.E30]" office:value-type="float" office:value="0" calcext:value-type="float">
            <text:p>0</text:p>
          </table:table-cell>
          <table:table-cell table:formula="of:=[$'Parcel stats'.F30]" office:value-type="float" office:value="0" calcext:value-type="float">
            <text:p>0</text:p>
          </table:table-cell>
          <table:table-cell table:formula="of:=[$'Parcel stats'.G30]" office:value-type="float" office:value="0" calcext:value-type="float">
            <text:p>0</text:p>
          </table:table-cell>
          <table:table-cell table:formula="of:=[$'Parcel stats'.I30]" office:value-type="float" office:value="0" calcext:value-type="float">
            <text:p>0</text:p>
          </table:table-cell>
          <table:table-cell table:formula="of:=[$'Parcel stats'.J30]" office:value-type="float" office:value="0" calcext:value-type="float">
            <text:p>0</text:p>
          </table:table-cell>
          <table:table-cell table:formula="of:=[$'Parcel stats'.N30]" office:value-type="float" office:value="0" calcext:value-type="float">
            <text:p>0</text:p>
          </table:table-cell>
          <table:table-cell table:formula="of:=[$'Parcel stats'.O30]" office:value-type="float" office:value="35.2272" calcext:value-type="float">
            <text:p>35.2272</text:p>
          </table:table-cell>
          <table:table-cell table:formula="of:=[$'Parcel stats'.P30]" office:value-type="float" office:value="22.3652" calcext:value-type="float">
            <text:p>22.3652</text:p>
          </table:table-cell>
          <table:table-cell table:formula="of:=[$'Parcel stats'.R30]" office:value-type="float" office:value="0" calcext:value-type="float">
            <text:p>0</text:p>
          </table:table-cell>
          <table:table-cell table:formula="of:=[$'Parcel stats'.S30]" office:value-type="float" office:value="12.862" calcext:value-type="float">
            <text:p>12.862</text:p>
          </table:table-cell>
          <table:table-cell table:formula="of:=[$'Parcel stats'.W30]" office:value-type="float" office:value="0" calcext:value-type="float">
            <text:p>0</text:p>
          </table:table-cell>
          <table:table-cell table:formula="of:=[$'Parcel stats'.X30]" office:value-type="float" office:value="44.9724" calcext:value-type="float">
            <text:p>44.9724</text:p>
          </table:table-cell>
          <table:table-cell table:formula="of:=[$'Parcel stats'.Y30]" office:value-type="float" office:value="29.5228" calcext:value-type="float">
            <text:p>29.5228</text:p>
          </table:table-cell>
          <table:table-cell table:formula="of:=[$'Parcel stats'.AA30]" office:value-type="float" office:value="0.01" calcext:value-type="float">
            <text:p>0.01</text:p>
          </table:table-cell>
          <table:table-cell table:formula="of:=[$'Parcel stats'.AB30]" office:value-type="float" office:value="15.4496" calcext:value-type="float">
            <text:p>15.4496</text:p>
          </table:table-cell>
          <table:table-cell table:formula="of:=[$'Parcel stats'.AF30]" office:value-type="float" office:value="0" calcext:value-type="float">
            <text:p>0</text:p>
          </table:table-cell>
          <table:table-cell table:formula="of:=[$'Parcel stats'.AG30]" office:value-type="float" office:value="62.1388" calcext:value-type="float">
            <text:p>62.1388</text:p>
          </table:table-cell>
          <table:table-cell table:formula="of:=[$'Parcel stats'.AH30]" office:value-type="float" office:value="35.1624" calcext:value-type="float">
            <text:p>35.1624</text:p>
          </table:table-cell>
          <table:table-cell table:formula="of:=[$'Parcel stats'.AJ30]" office:value-type="float" office:value="0.01" calcext:value-type="float">
            <text:p>0.01</text:p>
          </table:table-cell>
          <table:table-cell table:formula="of:=[$'Parcel stats'.AK30]" office:value-type="float" office:value="26.9764" calcext:value-type="float">
            <text:p>26.9764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Parcel stats'.E31]" office:value-type="float" office:value="0" calcext:value-type="float">
            <text:p>0</text:p>
          </table:table-cell>
          <table:table-cell table:formula="of:=[$'Parcel stats'.F31]" office:value-type="float" office:value="0" calcext:value-type="float">
            <text:p>0</text:p>
          </table:table-cell>
          <table:table-cell table:formula="of:=[$'Parcel stats'.G31]" office:value-type="float" office:value="0" calcext:value-type="float">
            <text:p>0</text:p>
          </table:table-cell>
          <table:table-cell table:formula="of:=[$'Parcel stats'.I31]" office:value-type="float" office:value="0" calcext:value-type="float">
            <text:p>0</text:p>
          </table:table-cell>
          <table:table-cell table:formula="of:=[$'Parcel stats'.J31]" office:value-type="float" office:value="0" calcext:value-type="float">
            <text:p>0</text:p>
          </table:table-cell>
          <table:table-cell table:formula="of:=[$'Parcel stats'.N31]" office:value-type="float" office:value="0" calcext:value-type="float">
            <text:p>0</text:p>
          </table:table-cell>
          <table:table-cell table:formula="of:=[$'Parcel stats'.O31]" office:value-type="float" office:value="28.0394" calcext:value-type="float">
            <text:p>28.0394</text:p>
          </table:table-cell>
          <table:table-cell table:formula="of:=[$'Parcel stats'.P31]" office:value-type="float" office:value="24.2604" calcext:value-type="float">
            <text:p>24.2604</text:p>
          </table:table-cell>
          <table:table-cell table:formula="of:=[$'Parcel stats'.R31]" office:value-type="float" office:value="0" calcext:value-type="float">
            <text:p>0</text:p>
          </table:table-cell>
          <table:table-cell table:formula="of:=[$'Parcel stats'.S31]" office:value-type="float" office:value="3.779" calcext:value-type="float">
            <text:p>3.779</text:p>
          </table:table-cell>
          <table:table-cell table:formula="of:=[$'Parcel stats'.W31]" office:value-type="float" office:value="0" calcext:value-type="float">
            <text:p>0</text:p>
          </table:table-cell>
          <table:table-cell table:formula="of:=[$'Parcel stats'.X31]" office:value-type="float" office:value="43.827" calcext:value-type="float">
            <text:p>43.827</text:p>
          </table:table-cell>
          <table:table-cell table:formula="of:=[$'Parcel stats'.Y31]" office:value-type="float" office:value="35.42" calcext:value-type="float">
            <text:p>35.42</text:p>
          </table:table-cell>
          <table:table-cell table:formula="of:=[$'Parcel stats'.AA31]" office:value-type="float" office:value="0" calcext:value-type="float">
            <text:p>0</text:p>
          </table:table-cell>
          <table:table-cell table:formula="of:=[$'Parcel stats'.AB31]" office:value-type="float" office:value="8.407" calcext:value-type="float">
            <text:p>8.407</text:p>
          </table:table-cell>
          <table:table-cell table:formula="of:=[$'Parcel stats'.AF31]" office:value-type="float" office:value="0" calcext:value-type="float">
            <text:p>0</text:p>
          </table:table-cell>
          <table:table-cell table:formula="of:=[$'Parcel stats'.AG31]" office:value-type="float" office:value="67.3512" calcext:value-type="float">
            <text:p>67.3512</text:p>
          </table:table-cell>
          <table:table-cell table:formula="of:=[$'Parcel stats'.AH31]" office:value-type="float" office:value="43.6356" calcext:value-type="float">
            <text:p>43.6356</text:p>
          </table:table-cell>
          <table:table-cell table:formula="of:=[$'Parcel stats'.AJ31]" office:value-type="float" office:value="0.1" calcext:value-type="float">
            <text:p>0.1</text:p>
          </table:table-cell>
          <table:table-cell table:formula="of:=[$'Parcel stats'.AK31]" office:value-type="float" office:value="23.7156" calcext:value-type="float">
            <text:p>23.7156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Parcel stats'.E32]" office:value-type="float" office:value="0" calcext:value-type="float">
            <text:p>0</text:p>
          </table:table-cell>
          <table:table-cell table:formula="of:=[$'Parcel stats'.F32]" office:value-type="float" office:value="0" calcext:value-type="float">
            <text:p>0</text:p>
          </table:table-cell>
          <table:table-cell table:formula="of:=[$'Parcel stats'.G32]" office:value-type="float" office:value="0" calcext:value-type="float">
            <text:p>0</text:p>
          </table:table-cell>
          <table:table-cell table:formula="of:=[$'Parcel stats'.I32]" office:value-type="float" office:value="0" calcext:value-type="float">
            <text:p>0</text:p>
          </table:table-cell>
          <table:table-cell table:formula="of:=[$'Parcel stats'.J32]" office:value-type="float" office:value="0" calcext:value-type="float">
            <text:p>0</text:p>
          </table:table-cell>
          <table:table-cell table:formula="of:=[$'Parcel stats'.N32]" office:value-type="float" office:value="0" calcext:value-type="float">
            <text:p>0</text:p>
          </table:table-cell>
          <table:table-cell table:formula="of:=[$'Parcel stats'.O32]" office:value-type="float" office:value="26.0142" calcext:value-type="float">
            <text:p>26.0142</text:p>
          </table:table-cell>
          <table:table-cell table:formula="of:=[$'Parcel stats'.P32]" office:value-type="float" office:value="24.2144" calcext:value-type="float">
            <text:p>24.2144</text:p>
          </table:table-cell>
          <table:table-cell table:formula="of:=[$'Parcel stats'.R32]" office:value-type="float" office:value="0" calcext:value-type="float">
            <text:p>0</text:p>
          </table:table-cell>
          <table:table-cell table:formula="of:=[$'Parcel stats'.S32]" office:value-type="float" office:value="1.7998" calcext:value-type="float">
            <text:p>1.7998</text:p>
          </table:table-cell>
          <table:table-cell table:formula="of:=[$'Parcel stats'.W32]" office:value-type="float" office:value="0" calcext:value-type="float">
            <text:p>0</text:p>
          </table:table-cell>
          <table:table-cell table:formula="of:=[$'Parcel stats'.X32]" office:value-type="float" office:value="41.2374" calcext:value-type="float">
            <text:p>41.2374</text:p>
          </table:table-cell>
          <table:table-cell table:formula="of:=[$'Parcel stats'.Y32]" office:value-type="float" office:value="30.0288" calcext:value-type="float">
            <text:p>30.0288</text:p>
          </table:table-cell>
          <table:table-cell table:formula="of:=[$'Parcel stats'.AA32]" office:value-type="float" office:value="0.03" calcext:value-type="float">
            <text:p>0.03</text:p>
          </table:table-cell>
          <table:table-cell table:formula="of:=[$'Parcel stats'.AB32]" office:value-type="float" office:value="11.2086" calcext:value-type="float">
            <text:p>11.2086</text:p>
          </table:table-cell>
          <table:table-cell table:formula="of:=[$'Parcel stats'.AF32]" office:value-type="float" office:value="0" calcext:value-type="float">
            <text:p>0</text:p>
          </table:table-cell>
          <table:table-cell table:formula="of:=[$'Parcel stats'.AG32]" office:value-type="float" office:value="49.5882" calcext:value-type="float">
            <text:p>49.5882</text:p>
          </table:table-cell>
          <table:table-cell table:formula="of:=[$'Parcel stats'.AH32]" office:value-type="float" office:value="34.3528" calcext:value-type="float">
            <text:p>34.3528</text:p>
          </table:table-cell>
          <table:table-cell table:formula="of:=[$'Parcel stats'.AJ32]" office:value-type="float" office:value="0.08" calcext:value-type="float">
            <text:p>0.08</text:p>
          </table:table-cell>
          <table:table-cell table:formula="of:=[$'Parcel stats'.AK32]" office:value-type="float" office:value="15.2354" calcext:value-type="float">
            <text:p>15.2354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Parcel stats'.E33]" office:value-type="float" office:value="0" calcext:value-type="float">
            <text:p>0</text:p>
          </table:table-cell>
          <table:table-cell table:formula="of:=[$'Parcel stats'.F33]" office:value-type="float" office:value="0" calcext:value-type="float">
            <text:p>0</text:p>
          </table:table-cell>
          <table:table-cell table:formula="of:=[$'Parcel stats'.G33]" office:value-type="float" office:value="0" calcext:value-type="float">
            <text:p>0</text:p>
          </table:table-cell>
          <table:table-cell table:formula="of:=[$'Parcel stats'.I33]" office:value-type="float" office:value="0" calcext:value-type="float">
            <text:p>0</text:p>
          </table:table-cell>
          <table:table-cell table:formula="of:=[$'Parcel stats'.J33]" office:value-type="float" office:value="0" calcext:value-type="float">
            <text:p>0</text:p>
          </table:table-cell>
          <table:table-cell table:formula="of:=[$'Parcel stats'.N33]" office:value-type="float" office:value="0" calcext:value-type="float">
            <text:p>0</text:p>
          </table:table-cell>
          <table:table-cell table:formula="of:=[$'Parcel stats'.O33]" office:value-type="float" office:value="10.3096" calcext:value-type="float">
            <text:p>10.3096</text:p>
          </table:table-cell>
          <table:table-cell table:formula="of:=[$'Parcel stats'.P33]" office:value-type="float" office:value="7.3968" calcext:value-type="float">
            <text:p>7.3968</text:p>
          </table:table-cell>
          <table:table-cell table:formula="of:=[$'Parcel stats'.R33]" office:value-type="float" office:value="0" calcext:value-type="float">
            <text:p>0</text:p>
          </table:table-cell>
          <table:table-cell table:formula="of:=[$'Parcel stats'.S33]" office:value-type="float" office:value="2.9128" calcext:value-type="float">
            <text:p>2.9128</text:p>
          </table:table-cell>
          <table:table-cell table:formula="of:=[$'Parcel stats'.W33]" office:value-type="float" office:value="0" calcext:value-type="float">
            <text:p>0</text:p>
          </table:table-cell>
          <table:table-cell table:formula="of:=[$'Parcel stats'.X33]" office:value-type="float" office:value="37.852" calcext:value-type="float">
            <text:p>37.852</text:p>
          </table:table-cell>
          <table:table-cell table:formula="of:=[$'Parcel stats'.Y33]" office:value-type="float" office:value="32.9084" calcext:value-type="float">
            <text:p>32.9084</text:p>
          </table:table-cell>
          <table:table-cell table:formula="of:=[$'Parcel stats'.AA33]" office:value-type="float" office:value="0.02" calcext:value-type="float">
            <text:p>0.02</text:p>
          </table:table-cell>
          <table:table-cell table:formula="of:=[$'Parcel stats'.AB33]" office:value-type="float" office:value="4.9436" calcext:value-type="float">
            <text:p>4.9436</text:p>
          </table:table-cell>
          <table:table-cell table:formula="of:=[$'Parcel stats'.AF33]" office:value-type="float" office:value="0" calcext:value-type="float">
            <text:p>0</text:p>
          </table:table-cell>
          <table:table-cell table:formula="of:=[$'Parcel stats'.AG33]" office:value-type="float" office:value="45.2732" calcext:value-type="float">
            <text:p>45.2732</text:p>
          </table:table-cell>
          <table:table-cell table:formula="of:=[$'Parcel stats'.AH33]" office:value-type="float" office:value="37.2048" calcext:value-type="float">
            <text:p>37.2048</text:p>
          </table:table-cell>
          <table:table-cell table:formula="of:=[$'Parcel stats'.AJ33]" office:value-type="float" office:value="0.11" calcext:value-type="float">
            <text:p>0.11</text:p>
          </table:table-cell>
          <table:table-cell table:formula="of:=[$'Parcel stats'.AK33]" office:value-type="float" office:value="8.0684" calcext:value-type="float">
            <text:p>8.0684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Parcel stats'.E34]" office:value-type="float" office:value="0" calcext:value-type="float">
            <text:p>0</text:p>
          </table:table-cell>
          <table:table-cell table:formula="of:=[$'Parcel stats'.F34]" office:value-type="float" office:value="0" calcext:value-type="float">
            <text:p>0</text:p>
          </table:table-cell>
          <table:table-cell table:formula="of:=[$'Parcel stats'.G34]" office:value-type="float" office:value="0" calcext:value-type="float">
            <text:p>0</text:p>
          </table:table-cell>
          <table:table-cell table:formula="of:=[$'Parcel stats'.I34]" office:value-type="float" office:value="0" calcext:value-type="float">
            <text:p>0</text:p>
          </table:table-cell>
          <table:table-cell table:formula="of:=[$'Parcel stats'.J34]" office:value-type="float" office:value="0" calcext:value-type="float">
            <text:p>0</text:p>
          </table:table-cell>
          <table:table-cell table:formula="of:=[$'Parcel stats'.N34]" office:value-type="float" office:value="0" calcext:value-type="float">
            <text:p>0</text:p>
          </table:table-cell>
          <table:table-cell table:formula="of:=[$'Parcel stats'.O34]" office:value-type="float" office:value="0" calcext:value-type="float">
            <text:p>0</text:p>
          </table:table-cell>
          <table:table-cell table:formula="of:=[$'Parcel stats'.P34]" office:value-type="float" office:value="0" calcext:value-type="float">
            <text:p>0</text:p>
          </table:table-cell>
          <table:table-cell table:formula="of:=[$'Parcel stats'.R34]" office:value-type="float" office:value="0" calcext:value-type="float">
            <text:p>0</text:p>
          </table:table-cell>
          <table:table-cell table:formula="of:=[$'Parcel stats'.S34]" office:value-type="float" office:value="0" calcext:value-type="float">
            <text:p>0</text:p>
          </table:table-cell>
          <table:table-cell table:formula="of:=[$'Parcel stats'.W34]" office:value-type="float" office:value="0" calcext:value-type="float">
            <text:p>0</text:p>
          </table:table-cell>
          <table:table-cell table:formula="of:=[$'Parcel stats'.X34]" office:value-type="float" office:value="39.6106" calcext:value-type="float">
            <text:p>39.6106</text:p>
          </table:table-cell>
          <table:table-cell table:formula="of:=[$'Parcel stats'.Y34]" office:value-type="float" office:value="34.224" calcext:value-type="float">
            <text:p>34.224</text:p>
          </table:table-cell>
          <table:table-cell table:formula="of:=[$'Parcel stats'.AA34]" office:value-type="float" office:value="0.09" calcext:value-type="float">
            <text:p>0.09</text:p>
          </table:table-cell>
          <table:table-cell table:formula="of:=[$'Parcel stats'.AB34]" office:value-type="float" office:value="5.3866" calcext:value-type="float">
            <text:p>5.3866</text:p>
          </table:table-cell>
          <table:table-cell table:formula="of:=[$'Parcel stats'.AF34]" office:value-type="float" office:value="0" calcext:value-type="float">
            <text:p>0</text:p>
          </table:table-cell>
          <table:table-cell table:formula="of:=[$'Parcel stats'.AG34]" office:value-type="float" office:value="53.3896" calcext:value-type="float">
            <text:p>53.3896</text:p>
          </table:table-cell>
          <table:table-cell table:formula="of:=[$'Parcel stats'.AH34]" office:value-type="float" office:value="39.146" calcext:value-type="float">
            <text:p>39.146</text:p>
          </table:table-cell>
          <table:table-cell table:formula="of:=[$'Parcel stats'.AJ34]" office:value-type="float" office:value="0.15" calcext:value-type="float">
            <text:p>0.15</text:p>
          </table:table-cell>
          <table:table-cell table:formula="of:=[$'Parcel stats'.AK34]" office:value-type="float" office:value="14.2436" calcext:value-type="float">
            <text:p>14.2436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Parcel stats'.E35]" office:value-type="float" office:value="0" calcext:value-type="float">
            <text:p>0</text:p>
          </table:table-cell>
          <table:table-cell table:formula="of:=[$'Parcel stats'.F35]" office:value-type="float" office:value="0" calcext:value-type="float">
            <text:p>0</text:p>
          </table:table-cell>
          <table:table-cell table:formula="of:=[$'Parcel stats'.G35]" office:value-type="float" office:value="0" calcext:value-type="float">
            <text:p>0</text:p>
          </table:table-cell>
          <table:table-cell table:formula="of:=[$'Parcel stats'.I35]" office:value-type="float" office:value="0" calcext:value-type="float">
            <text:p>0</text:p>
          </table:table-cell>
          <table:table-cell table:formula="of:=[$'Parcel stats'.J35]" office:value-type="float" office:value="0" calcext:value-type="float">
            <text:p>0</text:p>
          </table:table-cell>
          <table:table-cell table:formula="of:=[$'Parcel stats'.N35]" office:value-type="float" office:value="0" calcext:value-type="float">
            <text:p>0</text:p>
          </table:table-cell>
          <table:table-cell table:formula="of:=[$'Parcel stats'.O35]" office:value-type="float" office:value="24.5036" calcext:value-type="float">
            <text:p>24.5036</text:p>
          </table:table-cell>
          <table:table-cell table:formula="of:=[$'Parcel stats'.P35]" office:value-type="float" office:value="18.4644" calcext:value-type="float">
            <text:p>18.4644</text:p>
          </table:table-cell>
          <table:table-cell table:formula="of:=[$'Parcel stats'.R35]" office:value-type="float" office:value="0" calcext:value-type="float">
            <text:p>0</text:p>
          </table:table-cell>
          <table:table-cell table:formula="of:=[$'Parcel stats'.S35]" office:value-type="float" office:value="6.0392" calcext:value-type="float">
            <text:p>6.0392</text:p>
          </table:table-cell>
          <table:table-cell table:formula="of:=[$'Parcel stats'.W35]" office:value-type="float" office:value="0" calcext:value-type="float">
            <text:p>0</text:p>
          </table:table-cell>
          <table:table-cell table:formula="of:=[$'Parcel stats'.X35]" office:value-type="float" office:value="45.0232" calcext:value-type="float">
            <text:p>45.0232</text:p>
          </table:table-cell>
          <table:table-cell table:formula="of:=[$'Parcel stats'.Y35]" office:value-type="float" office:value="33.8744" calcext:value-type="float">
            <text:p>33.8744</text:p>
          </table:table-cell>
          <table:table-cell table:formula="of:=[$'Parcel stats'.AA35]" office:value-type="float" office:value="0.04" calcext:value-type="float">
            <text:p>0.04</text:p>
          </table:table-cell>
          <table:table-cell table:formula="of:=[$'Parcel stats'.AB35]" office:value-type="float" office:value="11.1488" calcext:value-type="float">
            <text:p>11.1488</text:p>
          </table:table-cell>
          <table:table-cell table:formula="of:=[$'Parcel stats'.AF35]" office:value-type="float" office:value="0" calcext:value-type="float">
            <text:p>0</text:p>
          </table:table-cell>
          <table:table-cell table:formula="of:=[$'Parcel stats'.AG35]" office:value-type="float" office:value="57.9058" calcext:value-type="float">
            <text:p>57.9058</text:p>
          </table:table-cell>
          <table:table-cell table:formula="of:=[$'Parcel stats'.AH35]" office:value-type="float" office:value="40.1764" calcext:value-type="float">
            <text:p>40.1764</text:p>
          </table:table-cell>
          <table:table-cell table:formula="of:=[$'Parcel stats'.AJ35]" office:value-type="float" office:value="0.06" calcext:value-type="float">
            <text:p>0.06</text:p>
          </table:table-cell>
          <table:table-cell table:formula="of:=[$'Parcel stats'.AK35]" office:value-type="float" office:value="17.7294" calcext:value-type="float">
            <text:p>17.7294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Parcel stats'.E36]" office:value-type="float" office:value="0" calcext:value-type="float">
            <text:p>0</text:p>
          </table:table-cell>
          <table:table-cell table:formula="of:=[$'Parcel stats'.F36]" office:value-type="float" office:value="7.471" calcext:value-type="float">
            <text:p>7.471</text:p>
          </table:table-cell>
          <table:table-cell table:formula="of:=[$'Parcel stats'.G36]" office:value-type="float" office:value="7.2404" calcext:value-type="float">
            <text:p>7.2404</text:p>
          </table:table-cell>
          <table:table-cell table:formula="of:=[$'Parcel stats'.I36]" office:value-type="float" office:value="0" calcext:value-type="float">
            <text:p>0</text:p>
          </table:table-cell>
          <table:table-cell table:formula="of:=[$'Parcel stats'.J36]" office:value-type="float" office:value="0.2306" calcext:value-type="float">
            <text:p>0.2306</text:p>
          </table:table-cell>
          <table:table-cell table:formula="of:=[$'Parcel stats'.N36]" office:value-type="float" office:value="0" calcext:value-type="float">
            <text:p>0</text:p>
          </table:table-cell>
          <table:table-cell table:formula="of:=[$'Parcel stats'.O36]" office:value-type="float" office:value="17.1332" calcext:value-type="float">
            <text:p>17.1332</text:p>
          </table:table-cell>
          <table:table-cell table:formula="of:=[$'Parcel stats'.P36]" office:value-type="float" office:value="9.6784" calcext:value-type="float">
            <text:p>9.6784</text:p>
          </table:table-cell>
          <table:table-cell table:formula="of:=[$'Parcel stats'.R36]" office:value-type="float" office:value="0" calcext:value-type="float">
            <text:p>0</text:p>
          </table:table-cell>
          <table:table-cell table:formula="of:=[$'Parcel stats'.S36]" office:value-type="float" office:value="7.4548" calcext:value-type="float">
            <text:p>7.4548</text:p>
          </table:table-cell>
          <table:table-cell table:formula="of:=[$'Parcel stats'.W36]" office:value-type="float" office:value="0" calcext:value-type="float">
            <text:p>0</text:p>
          </table:table-cell>
          <table:table-cell table:formula="of:=[$'Parcel stats'.X36]" office:value-type="float" office:value="38.267" calcext:value-type="float">
            <text:p>38.267</text:p>
          </table:table-cell>
          <table:table-cell table:formula="of:=[$'Parcel stats'.Y36]" office:value-type="float" office:value="29.9368" calcext:value-type="float">
            <text:p>29.9368</text:p>
          </table:table-cell>
          <table:table-cell table:formula="of:=[$'Parcel stats'.AA36]" office:value-type="float" office:value="0.11" calcext:value-type="float">
            <text:p>0.11</text:p>
          </table:table-cell>
          <table:table-cell table:formula="of:=[$'Parcel stats'.AB36]" office:value-type="float" office:value="8.3302" calcext:value-type="float">
            <text:p>8.3302</text:p>
          </table:table-cell>
          <table:table-cell table:formula="of:=[$'Parcel stats'.AF36]" office:value-type="float" office:value="0" calcext:value-type="float">
            <text:p>0</text:p>
          </table:table-cell>
          <table:table-cell table:formula="of:=[$'Parcel stats'.AG36]" office:value-type="float" office:value="50.5188" calcext:value-type="float">
            <text:p>50.5188</text:p>
          </table:table-cell>
          <table:table-cell table:formula="of:=[$'Parcel stats'.AH36]" office:value-type="float" office:value="41.1056" calcext:value-type="float">
            <text:p>41.1056</text:p>
          </table:table-cell>
          <table:table-cell table:formula="of:=[$'Parcel stats'.AJ36]" office:value-type="float" office:value="0.06" calcext:value-type="float">
            <text:p>0.06</text:p>
          </table:table-cell>
          <table:table-cell table:formula="of:=[$'Parcel stats'.AK36]" office:value-type="float" office:value="9.4132" calcext:value-type="float">
            <text:p>9.4132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Parcel stats'.E37]" office:value-type="float" office:value="0" calcext:value-type="float">
            <text:p>0</text:p>
          </table:table-cell>
          <table:table-cell table:formula="of:=[$'Parcel stats'.F37]" office:value-type="float" office:value="10.3594" calcext:value-type="float">
            <text:p>10.3594</text:p>
          </table:table-cell>
          <table:table-cell table:formula="of:=[$'Parcel stats'.G37]" office:value-type="float" office:value="9.9084" calcext:value-type="float">
            <text:p>9.9084</text:p>
          </table:table-cell>
          <table:table-cell table:formula="of:=[$'Parcel stats'.I37]" office:value-type="float" office:value="0" calcext:value-type="float">
            <text:p>0</text:p>
          </table:table-cell>
          <table:table-cell table:formula="of:=[$'Parcel stats'.J37]" office:value-type="float" office:value="0.451" calcext:value-type="float">
            <text:p>0.451</text:p>
          </table:table-cell>
          <table:table-cell table:formula="of:=[$'Parcel stats'.N37]" office:value-type="float" office:value="0" calcext:value-type="float">
            <text:p>0</text:p>
          </table:table-cell>
          <table:table-cell table:formula="of:=[$'Parcel stats'.O37]" office:value-type="float" office:value="10.1768" calcext:value-type="float">
            <text:p>10.1768</text:p>
          </table:table-cell>
          <table:table-cell table:formula="of:=[$'Parcel stats'.P37]" office:value-type="float" office:value="6.1732" calcext:value-type="float">
            <text:p>6.1732</text:p>
          </table:table-cell>
          <table:table-cell table:formula="of:=[$'Parcel stats'.R37]" office:value-type="float" office:value="0" calcext:value-type="float">
            <text:p>0</text:p>
          </table:table-cell>
          <table:table-cell table:formula="of:=[$'Parcel stats'.S37]" office:value-type="float" office:value="4.0036" calcext:value-type="float">
            <text:p>4.0036</text:p>
          </table:table-cell>
          <table:table-cell table:formula="of:=[$'Parcel stats'.W37]" office:value-type="float" office:value="0" calcext:value-type="float">
            <text:p>0</text:p>
          </table:table-cell>
          <table:table-cell table:formula="of:=[$'Parcel stats'.X37]" office:value-type="float" office:value="28.97" calcext:value-type="float">
            <text:p>28.97</text:p>
          </table:table-cell>
          <table:table-cell table:formula="of:=[$'Parcel stats'.Y37]" office:value-type="float" office:value="23.7636" calcext:value-type="float">
            <text:p>23.7636</text:p>
          </table:table-cell>
          <table:table-cell table:formula="of:=[$'Parcel stats'.AA37]" office:value-type="float" office:value="0" calcext:value-type="float">
            <text:p>0</text:p>
          </table:table-cell>
          <table:table-cell table:formula="of:=[$'Parcel stats'.AB37]" office:value-type="float" office:value="5.2064" calcext:value-type="float">
            <text:p>5.2064</text:p>
          </table:table-cell>
          <table:table-cell table:formula="of:=[$'Parcel stats'.AF37]" office:value-type="float" office:value="0" calcext:value-type="float">
            <text:p>0</text:p>
          </table:table-cell>
          <table:table-cell table:formula="of:=[$'Parcel stats'.AG37]" office:value-type="float" office:value="40.4084" calcext:value-type="float">
            <text:p>40.4084</text:p>
          </table:table-cell>
          <table:table-cell table:formula="of:=[$'Parcel stats'.AH37]" office:value-type="float" office:value="32.1172" calcext:value-type="float">
            <text:p>32.1172</text:p>
          </table:table-cell>
          <table:table-cell table:formula="of:=[$'Parcel stats'.AJ37]" office:value-type="float" office:value="0.01" calcext:value-type="float">
            <text:p>0.01</text:p>
          </table:table-cell>
          <table:table-cell table:formula="of:=[$'Parcel stats'.AK37]" office:value-type="float" office:value="8.2912" calcext:value-type="float">
            <text:p>8.2912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Parcel stats'.E38]" office:value-type="float" office:value="0" calcext:value-type="float">
            <text:p>0</text:p>
          </table:table-cell>
          <table:table-cell table:formula="of:=[$'Parcel stats'.F38]" office:value-type="float" office:value="16.9662" calcext:value-type="float">
            <text:p>16.9662</text:p>
          </table:table-cell>
          <table:table-cell table:formula="of:=[$'Parcel stats'.G38]" office:value-type="float" office:value="13.9196" calcext:value-type="float">
            <text:p>13.9196</text:p>
          </table:table-cell>
          <table:table-cell table:formula="of:=[$'Parcel stats'.I38]" office:value-type="float" office:value="0" calcext:value-type="float">
            <text:p>0</text:p>
          </table:table-cell>
          <table:table-cell table:formula="of:=[$'Parcel stats'.J38]" office:value-type="float" office:value="3.0466" calcext:value-type="float">
            <text:p>3.0466</text:p>
          </table:table-cell>
          <table:table-cell table:formula="of:=[$'Parcel stats'.N38]" office:value-type="float" office:value="0" calcext:value-type="float">
            <text:p>0</text:p>
          </table:table-cell>
          <table:table-cell table:formula="of:=[$'Parcel stats'.O38]" office:value-type="float" office:value="16.9662" calcext:value-type="float">
            <text:p>16.9662</text:p>
          </table:table-cell>
          <table:table-cell table:formula="of:=[$'Parcel stats'.P38]" office:value-type="float" office:value="13.9196" calcext:value-type="float">
            <text:p>13.9196</text:p>
          </table:table-cell>
          <table:table-cell table:formula="of:=[$'Parcel stats'.R38]" office:value-type="float" office:value="0" calcext:value-type="float">
            <text:p>0</text:p>
          </table:table-cell>
          <table:table-cell table:formula="of:=[$'Parcel stats'.S38]" office:value-type="float" office:value="3.0466" calcext:value-type="float">
            <text:p>3.0466</text:p>
          </table:table-cell>
          <table:table-cell table:formula="of:=[$'Parcel stats'.W38]" office:value-type="float" office:value="0" calcext:value-type="float">
            <text:p>0</text:p>
          </table:table-cell>
          <table:table-cell table:formula="of:=[$'Parcel stats'.X38]" office:value-type="float" office:value="37.4692" calcext:value-type="float">
            <text:p>37.4692</text:p>
          </table:table-cell>
          <table:table-cell table:formula="of:=[$'Parcel stats'.Y38]" office:value-type="float" office:value="34.1412" calcext:value-type="float">
            <text:p>34.1412</text:p>
          </table:table-cell>
          <table:table-cell table:formula="of:=[$'Parcel stats'.AA38]" office:value-type="float" office:value="0.06" calcext:value-type="float">
            <text:p>0.06</text:p>
          </table:table-cell>
          <table:table-cell table:formula="of:=[$'Parcel stats'.AB38]" office:value-type="float" office:value="3.328" calcext:value-type="float">
            <text:p>3.328</text:p>
          </table:table-cell>
          <table:table-cell table:formula="of:=[$'Parcel stats'.AF38]" office:value-type="float" office:value="0" calcext:value-type="float">
            <text:p>0</text:p>
          </table:table-cell>
          <table:table-cell table:formula="of:=[$'Parcel stats'.AG38]" office:value-type="float" office:value="54.0702" calcext:value-type="float">
            <text:p>54.0702</text:p>
          </table:table-cell>
          <table:table-cell table:formula="of:=[$'Parcel stats'.AH38]" office:value-type="float" office:value="41.8692" calcext:value-type="float">
            <text:p>41.8692</text:p>
          </table:table-cell>
          <table:table-cell table:formula="of:=[$'Parcel stats'.AJ38]" office:value-type="float" office:value="0.14" calcext:value-type="float">
            <text:p>0.14</text:p>
          </table:table-cell>
          <table:table-cell table:formula="of:=[$'Parcel stats'.AK38]" office:value-type="float" office:value="12.201" calcext:value-type="float">
            <text:p>12.201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Parcel stats'.E39]" office:value-type="float" office:value="0" calcext:value-type="float">
            <text:p>0</text:p>
          </table:table-cell>
          <table:table-cell table:formula="of:=[$'Parcel stats'.F39]" office:value-type="float" office:value="15.0406" calcext:value-type="float">
            <text:p>15.0406</text:p>
          </table:table-cell>
          <table:table-cell table:formula="of:=[$'Parcel stats'.G39]" office:value-type="float" office:value="13.7908" calcext:value-type="float">
            <text:p>13.7908</text:p>
          </table:table-cell>
          <table:table-cell table:formula="of:=[$'Parcel stats'.I39]" office:value-type="float" office:value="0" calcext:value-type="float">
            <text:p>0</text:p>
          </table:table-cell>
          <table:table-cell table:formula="of:=[$'Parcel stats'.J39]" office:value-type="float" office:value="1.2498" calcext:value-type="float">
            <text:p>1.2498</text:p>
          </table:table-cell>
          <table:table-cell table:formula="of:=[$'Parcel stats'.N39]" office:value-type="float" office:value="0" calcext:value-type="float">
            <text:p>0</text:p>
          </table:table-cell>
          <table:table-cell table:formula="of:=[$'Parcel stats'.O39]" office:value-type="float" office:value="28.9856" calcext:value-type="float">
            <text:p>28.9856</text:p>
          </table:table-cell>
          <table:table-cell table:formula="of:=[$'Parcel stats'.P39]" office:value-type="float" office:value="26.7628" calcext:value-type="float">
            <text:p>26.7628</text:p>
          </table:table-cell>
          <table:table-cell table:formula="of:=[$'Parcel stats'.R39]" office:value-type="float" office:value="0" calcext:value-type="float">
            <text:p>0</text:p>
          </table:table-cell>
          <table:table-cell table:formula="of:=[$'Parcel stats'.S39]" office:value-type="float" office:value="2.2228" calcext:value-type="float">
            <text:p>2.2228</text:p>
          </table:table-cell>
          <table:table-cell table:formula="of:=[$'Parcel stats'.W39]" office:value-type="float" office:value="0" calcext:value-type="float">
            <text:p>0</text:p>
          </table:table-cell>
          <table:table-cell table:formula="of:=[$'Parcel stats'.X39]" office:value-type="float" office:value="52.5596" calcext:value-type="float">
            <text:p>52.5596</text:p>
          </table:table-cell>
          <table:table-cell table:formula="of:=[$'Parcel stats'.Y39]" office:value-type="float" office:value="31.786" calcext:value-type="float">
            <text:p>31.786</text:p>
          </table:table-cell>
          <table:table-cell table:formula="of:=[$'Parcel stats'.AA39]" office:value-type="float" office:value="0" calcext:value-type="float">
            <text:p>0</text:p>
          </table:table-cell>
          <table:table-cell table:formula="of:=[$'Parcel stats'.AB39]" office:value-type="float" office:value="20.7736" calcext:value-type="float">
            <text:p>20.7736</text:p>
          </table:table-cell>
          <table:table-cell table:formula="of:=[$'Parcel stats'.AF39]" office:value-type="float" office:value="0" calcext:value-type="float">
            <text:p>0</text:p>
          </table:table-cell>
          <table:table-cell table:formula="of:=[$'Parcel stats'.AG39]" office:value-type="float" office:value="67.0026" calcext:value-type="float">
            <text:p>67.0026</text:p>
          </table:table-cell>
          <table:table-cell table:formula="of:=[$'Parcel stats'.AH39]" office:value-type="float" office:value="43.5896" calcext:value-type="float">
            <text:p>43.5896</text:p>
          </table:table-cell>
          <table:table-cell table:formula="of:=[$'Parcel stats'.AJ39]" office:value-type="float" office:value="0.16" calcext:value-type="float">
            <text:p>0.16</text:p>
          </table:table-cell>
          <table:table-cell table:formula="of:=[$'Parcel stats'.AK39]" office:value-type="float" office:value="23.413" calcext:value-type="float">
            <text:p>23.413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Parcel stats'.E40]" office:value-type="float" office:value="0" calcext:value-type="float">
            <text:p>0</text:p>
          </table:table-cell>
          <table:table-cell table:formula="of:=[$'Parcel stats'.F40]" office:value-type="float" office:value="0" calcext:value-type="float">
            <text:p>0</text:p>
          </table:table-cell>
          <table:table-cell table:formula="of:=[$'Parcel stats'.G40]" office:value-type="float" office:value="0" calcext:value-type="float">
            <text:p>0</text:p>
          </table:table-cell>
          <table:table-cell table:formula="of:=[$'Parcel stats'.I40]" office:value-type="float" office:value="0" calcext:value-type="float">
            <text:p>0</text:p>
          </table:table-cell>
          <table:table-cell table:formula="of:=[$'Parcel stats'.J40]" office:value-type="float" office:value="0" calcext:value-type="float">
            <text:p>0</text:p>
          </table:table-cell>
          <table:table-cell table:formula="of:=[$'Parcel stats'.N40]" office:value-type="float" office:value="0" calcext:value-type="float">
            <text:p>0</text:p>
          </table:table-cell>
          <table:table-cell table:formula="of:=[$'Parcel stats'.O40]" office:value-type="float" office:value="0" calcext:value-type="float">
            <text:p>0</text:p>
          </table:table-cell>
          <table:table-cell table:formula="of:=[$'Parcel stats'.P40]" office:value-type="float" office:value="0" calcext:value-type="float">
            <text:p>0</text:p>
          </table:table-cell>
          <table:table-cell table:formula="of:=[$'Parcel stats'.R40]" office:value-type="float" office:value="0" calcext:value-type="float">
            <text:p>0</text:p>
          </table:table-cell>
          <table:table-cell table:formula="of:=[$'Parcel stats'.S40]" office:value-type="float" office:value="0" calcext:value-type="float">
            <text:p>0</text:p>
          </table:table-cell>
          <table:table-cell table:formula="of:=[$'Parcel stats'.W40]" office:value-type="float" office:value="0" calcext:value-type="float">
            <text:p>0</text:p>
          </table:table-cell>
          <table:table-cell table:formula="of:=[$'Parcel stats'.X40]" office:value-type="float" office:value="38.3666" calcext:value-type="float">
            <text:p>38.3666</text:p>
          </table:table-cell>
          <table:table-cell table:formula="of:=[$'Parcel stats'.Y40]" office:value-type="float" office:value="27.2504" calcext:value-type="float">
            <text:p>27.2504</text:p>
          </table:table-cell>
          <table:table-cell table:formula="of:=[$'Parcel stats'.AA40]" office:value-type="float" office:value="0" calcext:value-type="float">
            <text:p>0</text:p>
          </table:table-cell>
          <table:table-cell table:formula="of:=[$'Parcel stats'.AB40]" office:value-type="float" office:value="11.1162" calcext:value-type="float">
            <text:p>11.1162</text:p>
          </table:table-cell>
          <table:table-cell table:formula="of:=[$'Parcel stats'.AF40]" office:value-type="float" office:value="0" calcext:value-type="float">
            <text:p>0</text:p>
          </table:table-cell>
          <table:table-cell table:formula="of:=[$'Parcel stats'.AG40]" office:value-type="float" office:value="48.7592" calcext:value-type="float">
            <text:p>48.7592</text:p>
          </table:table-cell>
          <table:table-cell table:formula="of:=[$'Parcel stats'.AH40]" office:value-type="float" office:value="31.4456" calcext:value-type="float">
            <text:p>31.4456</text:p>
          </table:table-cell>
          <table:table-cell table:formula="of:=[$'Parcel stats'.AJ40]" office:value-type="float" office:value="0.04" calcext:value-type="float">
            <text:p>0.04</text:p>
          </table:table-cell>
          <table:table-cell table:formula="of:=[$'Parcel stats'.AK40]" office:value-type="float" office:value="17.3136" calcext:value-type="float">
            <text:p>17.3136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Parcel stats'.E41]" office:value-type="float" office:value="0" calcext:value-type="float">
            <text:p>0</text:p>
          </table:table-cell>
          <table:table-cell table:formula="of:=[$'Parcel stats'.F41]" office:value-type="float" office:value="0" calcext:value-type="float">
            <text:p>0</text:p>
          </table:table-cell>
          <table:table-cell table:formula="of:=[$'Parcel stats'.G41]" office:value-type="float" office:value="0" calcext:value-type="float">
            <text:p>0</text:p>
          </table:table-cell>
          <table:table-cell table:formula="of:=[$'Parcel stats'.I41]" office:value-type="float" office:value="0" calcext:value-type="float">
            <text:p>0</text:p>
          </table:table-cell>
          <table:table-cell table:formula="of:=[$'Parcel stats'.J41]" office:value-type="float" office:value="0" calcext:value-type="float">
            <text:p>0</text:p>
          </table:table-cell>
          <table:table-cell table:formula="of:=[$'Parcel stats'.N41]" office:value-type="float" office:value="0" calcext:value-type="float">
            <text:p>0</text:p>
          </table:table-cell>
          <table:table-cell table:formula="of:=[$'Parcel stats'.O41]" office:value-type="float" office:value="0" calcext:value-type="float">
            <text:p>0</text:p>
          </table:table-cell>
          <table:table-cell table:formula="of:=[$'Parcel stats'.P41]" office:value-type="float" office:value="0" calcext:value-type="float">
            <text:p>0</text:p>
          </table:table-cell>
          <table:table-cell table:formula="of:=[$'Parcel stats'.R41]" office:value-type="float" office:value="0" calcext:value-type="float">
            <text:p>0</text:p>
          </table:table-cell>
          <table:table-cell table:formula="of:=[$'Parcel stats'.S41]" office:value-type="float" office:value="0" calcext:value-type="float">
            <text:p>0</text:p>
          </table:table-cell>
          <table:table-cell table:formula="of:=[$'Parcel stats'.W41]" office:value-type="float" office:value="0" calcext:value-type="float">
            <text:p>0</text:p>
          </table:table-cell>
          <table:table-cell table:formula="of:=[$'Parcel stats'.X41]" office:value-type="float" office:value="41.5704" calcext:value-type="float">
            <text:p>41.5704</text:p>
          </table:table-cell>
          <table:table-cell table:formula="of:=[$'Parcel stats'.Y41]" office:value-type="float" office:value="37.6832" calcext:value-type="float">
            <text:p>37.6832</text:p>
          </table:table-cell>
          <table:table-cell table:formula="of:=[$'Parcel stats'.AA41]" office:value-type="float" office:value="0.04" calcext:value-type="float">
            <text:p>0.04</text:p>
          </table:table-cell>
          <table:table-cell table:formula="of:=[$'Parcel stats'.AB41]" office:value-type="float" office:value="3.8872" calcext:value-type="float">
            <text:p>3.8872</text:p>
          </table:table-cell>
          <table:table-cell table:formula="of:=[$'Parcel stats'.AF41]" office:value-type="float" office:value="0" calcext:value-type="float">
            <text:p>0</text:p>
          </table:table-cell>
          <table:table-cell table:formula="of:=[$'Parcel stats'.AG41]" office:value-type="float" office:value="51.963" calcext:value-type="float">
            <text:p>51.963</text:p>
          </table:table-cell>
          <table:table-cell table:formula="of:=[$'Parcel stats'.AH41]" office:value-type="float" office:value="47.8216" calcext:value-type="float">
            <text:p>47.8216</text:p>
          </table:table-cell>
          <table:table-cell table:formula="of:=[$'Parcel stats'.AJ41]" office:value-type="float" office:value="0.16" calcext:value-type="float">
            <text:p>0.16</text:p>
          </table:table-cell>
          <table:table-cell table:formula="of:=[$'Parcel stats'.AK41]" office:value-type="float" office:value="4.1414" calcext:value-type="float">
            <text:p>4.1414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Parcel stats'.E42]" office:value-type="float" office:value="0" calcext:value-type="float">
            <text:p>0</text:p>
          </table:table-cell>
          <table:table-cell table:formula="of:=[$'Parcel stats'.F42]" office:value-type="float" office:value="0" calcext:value-type="float">
            <text:p>0</text:p>
          </table:table-cell>
          <table:table-cell table:formula="of:=[$'Parcel stats'.G42]" office:value-type="float" office:value="0" calcext:value-type="float">
            <text:p>0</text:p>
          </table:table-cell>
          <table:table-cell table:formula="of:=[$'Parcel stats'.I42]" office:value-type="float" office:value="0" calcext:value-type="float">
            <text:p>0</text:p>
          </table:table-cell>
          <table:table-cell table:formula="of:=[$'Parcel stats'.J42]" office:value-type="float" office:value="0" calcext:value-type="float">
            <text:p>0</text:p>
          </table:table-cell>
          <table:table-cell table:formula="of:=[$'Parcel stats'.N42]" office:value-type="float" office:value="0" calcext:value-type="float">
            <text:p>0</text:p>
          </table:table-cell>
          <table:table-cell table:formula="of:=[$'Parcel stats'.O42]" office:value-type="float" office:value="11.6376" calcext:value-type="float">
            <text:p>11.6376</text:p>
          </table:table-cell>
          <table:table-cell table:formula="of:=[$'Parcel stats'.P42]" office:value-type="float" office:value="8.096" calcext:value-type="float">
            <text:p>8.096</text:p>
          </table:table-cell>
          <table:table-cell table:formula="of:=[$'Parcel stats'.R42]" office:value-type="float" office:value="0" calcext:value-type="float">
            <text:p>0</text:p>
          </table:table-cell>
          <table:table-cell table:formula="of:=[$'Parcel stats'.S42]" office:value-type="float" office:value="3.5416" calcext:value-type="float">
            <text:p>3.5416</text:p>
          </table:table-cell>
          <table:table-cell table:formula="of:=[$'Parcel stats'.W42]" office:value-type="float" office:value="0" calcext:value-type="float">
            <text:p>0</text:p>
          </table:table-cell>
          <table:table-cell table:formula="of:=[$'Parcel stats'.X42]" office:value-type="float" office:value="23.8572" calcext:value-type="float">
            <text:p>23.8572</text:p>
          </table:table-cell>
          <table:table-cell table:formula="of:=[$'Parcel stats'.Y42]" office:value-type="float" office:value="18.814" calcext:value-type="float">
            <text:p>18.814</text:p>
          </table:table-cell>
          <table:table-cell table:formula="of:=[$'Parcel stats'.AA42]" office:value-type="float" office:value="0.04" calcext:value-type="float">
            <text:p>0.04</text:p>
          </table:table-cell>
          <table:table-cell table:formula="of:=[$'Parcel stats'.AB42]" office:value-type="float" office:value="5.0432" calcext:value-type="float">
            <text:p>5.0432</text:p>
          </table:table-cell>
          <table:table-cell table:formula="of:=[$'Parcel stats'.AF42]" office:value-type="float" office:value="0" calcext:value-type="float">
            <text:p>0</text:p>
          </table:table-cell>
          <table:table-cell table:formula="of:=[$'Parcel stats'.AG42]" office:value-type="float" office:value="53.5732" calcext:value-type="float">
            <text:p>53.5732</text:p>
          </table:table-cell>
          <table:table-cell table:formula="of:=[$'Parcel stats'.AH42]" office:value-type="float" office:value="45.3192" calcext:value-type="float">
            <text:p>45.3192</text:p>
          </table:table-cell>
          <table:table-cell table:formula="of:=[$'Parcel stats'.AJ42]" office:value-type="float" office:value="0.14" calcext:value-type="float">
            <text:p>0.14</text:p>
          </table:table-cell>
          <table:table-cell table:formula="of:=[$'Parcel stats'.AK42]" office:value-type="float" office:value="8.254" calcext:value-type="float">
            <text:p>8.254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Parcel stats'.E43]" office:value-type="float" office:value="0" calcext:value-type="float">
            <text:p>0</text:p>
          </table:table-cell>
          <table:table-cell table:formula="of:=[$'Parcel stats'.F43]" office:value-type="float" office:value="0" calcext:value-type="float">
            <text:p>0</text:p>
          </table:table-cell>
          <table:table-cell table:formula="of:=[$'Parcel stats'.G43]" office:value-type="float" office:value="0" calcext:value-type="float">
            <text:p>0</text:p>
          </table:table-cell>
          <table:table-cell table:formula="of:=[$'Parcel stats'.I43]" office:value-type="float" office:value="0" calcext:value-type="float">
            <text:p>0</text:p>
          </table:table-cell>
          <table:table-cell table:formula="of:=[$'Parcel stats'.J43]" office:value-type="float" office:value="0" calcext:value-type="float">
            <text:p>0</text:p>
          </table:table-cell>
          <table:table-cell table:formula="of:=[$'Parcel stats'.N43]" office:value-type="float" office:value="0" calcext:value-type="float">
            <text:p>0</text:p>
          </table:table-cell>
          <table:table-cell table:formula="of:=[$'Parcel stats'.O43]" office:value-type="float" office:value="38.1498" calcext:value-type="float">
            <text:p>38.1498</text:p>
          </table:table-cell>
          <table:table-cell table:formula="of:=[$'Parcel stats'.P43]" office:value-type="float" office:value="28.0968" calcext:value-type="float">
            <text:p>28.0968</text:p>
          </table:table-cell>
          <table:table-cell table:formula="of:=[$'Parcel stats'.R43]" office:value-type="float" office:value="0" calcext:value-type="float">
            <text:p>0</text:p>
          </table:table-cell>
          <table:table-cell table:formula="of:=[$'Parcel stats'.S43]" office:value-type="float" office:value="10.053" calcext:value-type="float">
            <text:p>10.053</text:p>
          </table:table-cell>
          <table:table-cell table:formula="of:=[$'Parcel stats'.W43]" office:value-type="float" office:value="0" calcext:value-type="float">
            <text:p>0</text:p>
          </table:table-cell>
          <table:table-cell table:formula="of:=[$'Parcel stats'.X43]" office:value-type="float" office:value="42.5996" calcext:value-type="float">
            <text:p>42.5996</text:p>
          </table:table-cell>
          <table:table-cell table:formula="of:=[$'Parcel stats'.Y43]" office:value-type="float" office:value="28.7776" calcext:value-type="float">
            <text:p>28.7776</text:p>
          </table:table-cell>
          <table:table-cell table:formula="of:=[$'Parcel stats'.AA43]" office:value-type="float" office:value="0.06" calcext:value-type="float">
            <text:p>0.06</text:p>
          </table:table-cell>
          <table:table-cell table:formula="of:=[$'Parcel stats'.AB43]" office:value-type="float" office:value="13.822" calcext:value-type="float">
            <text:p>13.822</text:p>
          </table:table-cell>
          <table:table-cell table:formula="of:=[$'Parcel stats'.AF43]" office:value-type="float" office:value="0" calcext:value-type="float">
            <text:p>0</text:p>
          </table:table-cell>
          <table:table-cell table:formula="of:=[$'Parcel stats'.AG43]" office:value-type="float" office:value="56.9098" calcext:value-type="float">
            <text:p>56.9098</text:p>
          </table:table-cell>
          <table:table-cell table:formula="of:=[$'Parcel stats'.AH43]" office:value-type="float" office:value="31.7216" calcext:value-type="float">
            <text:p>31.7216</text:p>
          </table:table-cell>
          <table:table-cell table:formula="of:=[$'Parcel stats'.AJ43]" office:value-type="float" office:value="0.18" calcext:value-type="float">
            <text:p>0.18</text:p>
          </table:table-cell>
          <table:table-cell table:formula="of:=[$'Parcel stats'.AK43]" office:value-type="float" office:value="25.1882" calcext:value-type="float">
            <text:p>25.1882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Parcel stats'.E44]" office:value-type="float" office:value="0" calcext:value-type="float">
            <text:p>0</text:p>
          </table:table-cell>
          <table:table-cell table:formula="of:=[$'Parcel stats'.F44]" office:value-type="float" office:value="0" calcext:value-type="float">
            <text:p>0</text:p>
          </table:table-cell>
          <table:table-cell table:formula="of:=[$'Parcel stats'.G44]" office:value-type="float" office:value="0" calcext:value-type="float">
            <text:p>0</text:p>
          </table:table-cell>
          <table:table-cell table:formula="of:=[$'Parcel stats'.I44]" office:value-type="float" office:value="0" calcext:value-type="float">
            <text:p>0</text:p>
          </table:table-cell>
          <table:table-cell table:formula="of:=[$'Parcel stats'.J44]" office:value-type="float" office:value="0" calcext:value-type="float">
            <text:p>0</text:p>
          </table:table-cell>
          <table:table-cell table:formula="of:=[$'Parcel stats'.N44]" office:value-type="float" office:value="0" calcext:value-type="float">
            <text:p>0</text:p>
          </table:table-cell>
          <table:table-cell table:formula="of:=[$'Parcel stats'.O44]" office:value-type="float" office:value="30.9288" calcext:value-type="float">
            <text:p>30.9288</text:p>
          </table:table-cell>
          <table:table-cell table:formula="of:=[$'Parcel stats'.P44]" office:value-type="float" office:value="20.2216" calcext:value-type="float">
            <text:p>20.2216</text:p>
          </table:table-cell>
          <table:table-cell table:formula="of:=[$'Parcel stats'.R44]" office:value-type="float" office:value="0" calcext:value-type="float">
            <text:p>0</text:p>
          </table:table-cell>
          <table:table-cell table:formula="of:=[$'Parcel stats'.S44]" office:value-type="float" office:value="10.7072" calcext:value-type="float">
            <text:p>10.7072</text:p>
          </table:table-cell>
          <table:table-cell table:formula="of:=[$'Parcel stats'.W44]" office:value-type="float" office:value="0" calcext:value-type="float">
            <text:p>0</text:p>
          </table:table-cell>
          <table:table-cell table:formula="of:=[$'Parcel stats'.X44]" office:value-type="float" office:value="41.8526" calcext:value-type="float">
            <text:p>41.8526</text:p>
          </table:table-cell>
          <table:table-cell table:formula="of:=[$'Parcel stats'.Y44]" office:value-type="float" office:value="27.3424" calcext:value-type="float">
            <text:p>27.3424</text:p>
          </table:table-cell>
          <table:table-cell table:formula="of:=[$'Parcel stats'.AA44]" office:value-type="float" office:value="0.09" calcext:value-type="float">
            <text:p>0.09</text:p>
          </table:table-cell>
          <table:table-cell table:formula="of:=[$'Parcel stats'.AB44]" office:value-type="float" office:value="14.5102" calcext:value-type="float">
            <text:p>14.5102</text:p>
          </table:table-cell>
          <table:table-cell table:formula="of:=[$'Parcel stats'.AF44]" office:value-type="float" office:value="0" calcext:value-type="float">
            <text:p>0</text:p>
          </table:table-cell>
          <table:table-cell table:formula="of:=[$'Parcel stats'.AG44]" office:value-type="float" office:value="56.3464" calcext:value-type="float">
            <text:p>56.3464</text:p>
          </table:table-cell>
          <table:table-cell table:formula="of:=[$'Parcel stats'.AH44]" office:value-type="float" office:value="36.2664" calcext:value-type="float">
            <text:p>36.2664</text:p>
          </table:table-cell>
          <table:table-cell table:formula="of:=[$'Parcel stats'.AJ44]" office:value-type="float" office:value="0.54" calcext:value-type="float">
            <text:p>0.54</text:p>
          </table:table-cell>
          <table:table-cell table:formula="of:=[$'Parcel stats'.AK44]" office:value-type="float" office:value="20.08" calcext:value-type="float">
            <text:p>20.08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Parcel stats'.E45]" office:value-type="float" office:value="0" calcext:value-type="float">
            <text:p>0</text:p>
          </table:table-cell>
          <table:table-cell table:formula="of:=[$'Parcel stats'.F45]" office:value-type="float" office:value="0" calcext:value-type="float">
            <text:p>0</text:p>
          </table:table-cell>
          <table:table-cell table:formula="of:=[$'Parcel stats'.G45]" office:value-type="float" office:value="0" calcext:value-type="float">
            <text:p>0</text:p>
          </table:table-cell>
          <table:table-cell table:formula="of:=[$'Parcel stats'.I45]" office:value-type="float" office:value="0" calcext:value-type="float">
            <text:p>0</text:p>
          </table:table-cell>
          <table:table-cell table:formula="of:=[$'Parcel stats'.J45]" office:value-type="float" office:value="0" calcext:value-type="float">
            <text:p>0</text:p>
          </table:table-cell>
          <table:table-cell table:formula="of:=[$'Parcel stats'.N45]" office:value-type="float" office:value="0" calcext:value-type="float">
            <text:p>0</text:p>
          </table:table-cell>
          <table:table-cell table:formula="of:=[$'Parcel stats'.O45]" office:value-type="float" office:value="18.0628" calcext:value-type="float">
            <text:p>18.0628</text:p>
          </table:table-cell>
          <table:table-cell table:formula="of:=[$'Parcel stats'.P45]" office:value-type="float" office:value="16.8084" calcext:value-type="float">
            <text:p>16.8084</text:p>
          </table:table-cell>
          <table:table-cell table:formula="of:=[$'Parcel stats'.R45]" office:value-type="float" office:value="0" calcext:value-type="float">
            <text:p>0</text:p>
          </table:table-cell>
          <table:table-cell table:formula="of:=[$'Parcel stats'.S45]" office:value-type="float" office:value="1.2544" calcext:value-type="float">
            <text:p>1.2544</text:p>
          </table:table-cell>
          <table:table-cell table:formula="of:=[$'Parcel stats'.W45]" office:value-type="float" office:value="0" calcext:value-type="float">
            <text:p>0</text:p>
          </table:table-cell>
          <table:table-cell table:formula="of:=[$'Parcel stats'.X45]" office:value-type="float" office:value="25.8492" calcext:value-type="float">
            <text:p>25.8492</text:p>
          </table:table-cell>
          <table:table-cell table:formula="of:=[$'Parcel stats'.Y45]" office:value-type="float" office:value="23.874" calcext:value-type="float">
            <text:p>23.874</text:p>
          </table:table-cell>
          <table:table-cell table:formula="of:=[$'Parcel stats'.AA45]" office:value-type="float" office:value="0" calcext:value-type="float">
            <text:p>0</text:p>
          </table:table-cell>
          <table:table-cell table:formula="of:=[$'Parcel stats'.AB45]" office:value-type="float" office:value="1.9752" calcext:value-type="float">
            <text:p>1.9752</text:p>
          </table:table-cell>
          <table:table-cell table:formula="of:=[$'Parcel stats'.AF45]" office:value-type="float" office:value="0" calcext:value-type="float">
            <text:p>0</text:p>
          </table:table-cell>
          <table:table-cell table:formula="of:=[$'Parcel stats'.AG45]" office:value-type="float" office:value="7.8196" calcext:value-type="float">
            <text:p>7.8196</text:p>
          </table:table-cell>
          <table:table-cell table:formula="of:=[$'Parcel stats'.AH45]" office:value-type="float" office:value="5.5936" calcext:value-type="float">
            <text:p>5.5936</text:p>
          </table:table-cell>
          <table:table-cell table:formula="of:=[$'Parcel stats'.AJ45]" office:value-type="float" office:value="0.03" calcext:value-type="float">
            <text:p>0.03</text:p>
          </table:table-cell>
          <table:table-cell table:formula="of:=[$'Parcel stats'.AK45]" office:value-type="float" office:value="2.226" calcext:value-type="float">
            <text:p>2.226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Parcel stats'.E46]" office:value-type="float" office:value="0" calcext:value-type="float">
            <text:p>0</text:p>
          </table:table-cell>
          <table:table-cell table:formula="of:=[$'Parcel stats'.F46]" office:value-type="float" office:value="0" calcext:value-type="float">
            <text:p>0</text:p>
          </table:table-cell>
          <table:table-cell table:formula="of:=[$'Parcel stats'.G46]" office:value-type="float" office:value="0" calcext:value-type="float">
            <text:p>0</text:p>
          </table:table-cell>
          <table:table-cell table:formula="of:=[$'Parcel stats'.I46]" office:value-type="float" office:value="0" calcext:value-type="float">
            <text:p>0</text:p>
          </table:table-cell>
          <table:table-cell table:formula="of:=[$'Parcel stats'.J46]" office:value-type="float" office:value="0" calcext:value-type="float">
            <text:p>0</text:p>
          </table:table-cell>
          <table:table-cell table:formula="of:=[$'Parcel stats'.N46]" office:value-type="float" office:value="0" calcext:value-type="float">
            <text:p>0</text:p>
          </table:table-cell>
          <table:table-cell table:formula="of:=[$'Parcel stats'.O46]" office:value-type="float" office:value="38.6644" calcext:value-type="float">
            <text:p>38.6644</text:p>
          </table:table-cell>
          <table:table-cell table:formula="of:=[$'Parcel stats'.P46]" office:value-type="float" office:value="28.7684" calcext:value-type="float">
            <text:p>28.7684</text:p>
          </table:table-cell>
          <table:table-cell table:formula="of:=[$'Parcel stats'.R46]" office:value-type="float" office:value="0.01" calcext:value-type="float">
            <text:p>0.01</text:p>
          </table:table-cell>
          <table:table-cell table:formula="of:=[$'Parcel stats'.S46]" office:value-type="float" office:value="9.896" calcext:value-type="float">
            <text:p>9.896</text:p>
          </table:table-cell>
          <table:table-cell table:formula="of:=[$'Parcel stats'.W46]" office:value-type="float" office:value="0" calcext:value-type="float">
            <text:p>0</text:p>
          </table:table-cell>
          <table:table-cell table:formula="of:=[$'Parcel stats'.X46]" office:value-type="float" office:value="47.0318" calcext:value-type="float">
            <text:p>47.0318</text:p>
          </table:table-cell>
          <table:table-cell table:formula="of:=[$'Parcel stats'.Y46]" office:value-type="float" office:value="34.5828" calcext:value-type="float">
            <text:p>34.5828</text:p>
          </table:table-cell>
          <table:table-cell table:formula="of:=[$'Parcel stats'.AA46]" office:value-type="float" office:value="0.02" calcext:value-type="float">
            <text:p>0.02</text:p>
          </table:table-cell>
          <table:table-cell table:formula="of:=[$'Parcel stats'.AB46]" office:value-type="float" office:value="12.449" calcext:value-type="float">
            <text:p>12.449</text:p>
          </table:table-cell>
          <table:table-cell table:formula="of:=[$'Parcel stats'.AF46]" office:value-type="float" office:value="0" calcext:value-type="float">
            <text:p>0</text:p>
          </table:table-cell>
          <table:table-cell table:formula="of:=[$'Parcel stats'.AG46]" office:value-type="float" office:value="60.0472" calcext:value-type="float">
            <text:p>60.0472</text:p>
          </table:table-cell>
          <table:table-cell table:formula="of:=[$'Parcel stats'.AH46]" office:value-type="float" office:value="35.8616" calcext:value-type="float">
            <text:p>35.8616</text:p>
          </table:table-cell>
          <table:table-cell table:formula="of:=[$'Parcel stats'.AJ46]" office:value-type="float" office:value="0.06" calcext:value-type="float">
            <text:p>0.06</text:p>
          </table:table-cell>
          <table:table-cell table:formula="of:=[$'Parcel stats'.AK46]" office:value-type="float" office:value="24.1856" calcext:value-type="float">
            <text:p>24.1856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Parcel stats'.E47]" office:value-type="float" office:value="0" calcext:value-type="float">
            <text:p>0</text:p>
          </table:table-cell>
          <table:table-cell table:formula="of:=[$'Parcel stats'.F47]" office:value-type="float" office:value="0" calcext:value-type="float">
            <text:p>0</text:p>
          </table:table-cell>
          <table:table-cell table:formula="of:=[$'Parcel stats'.G47]" office:value-type="float" office:value="0" calcext:value-type="float">
            <text:p>0</text:p>
          </table:table-cell>
          <table:table-cell table:formula="of:=[$'Parcel stats'.I47]" office:value-type="float" office:value="0" calcext:value-type="float">
            <text:p>0</text:p>
          </table:table-cell>
          <table:table-cell table:formula="of:=[$'Parcel stats'.J47]" office:value-type="float" office:value="0" calcext:value-type="float">
            <text:p>0</text:p>
          </table:table-cell>
          <table:table-cell table:formula="of:=[$'Parcel stats'.N47]" office:value-type="float" office:value="0" calcext:value-type="float">
            <text:p>0</text:p>
          </table:table-cell>
          <table:table-cell table:formula="of:=[$'Parcel stats'.O47]" office:value-type="float" office:value="37.8178" calcext:value-type="float">
            <text:p>37.8178</text:p>
          </table:table-cell>
          <table:table-cell table:formula="of:=[$'Parcel stats'.P47]" office:value-type="float" office:value="32.6508" calcext:value-type="float">
            <text:p>32.6508</text:p>
          </table:table-cell>
          <table:table-cell table:formula="of:=[$'Parcel stats'.R47]" office:value-type="float" office:value="0.02" calcext:value-type="float">
            <text:p>0.02</text:p>
          </table:table-cell>
          <table:table-cell table:formula="of:=[$'Parcel stats'.S47]" office:value-type="float" office:value="5.167" calcext:value-type="float">
            <text:p>5.167</text:p>
          </table:table-cell>
          <table:table-cell table:formula="of:=[$'Parcel stats'.W47]" office:value-type="float" office:value="0" calcext:value-type="float">
            <text:p>0</text:p>
          </table:table-cell>
          <table:table-cell table:formula="of:=[$'Parcel stats'.X47]" office:value-type="float" office:value="51.4308" calcext:value-type="float">
            <text:p>51.4308</text:p>
          </table:table-cell>
          <table:table-cell table:formula="of:=[$'Parcel stats'.Y47]" office:value-type="float" office:value="40.6732" calcext:value-type="float">
            <text:p>40.6732</text:p>
          </table:table-cell>
          <table:table-cell table:formula="of:=[$'Parcel stats'.AA47]" office:value-type="float" office:value="0.08" calcext:value-type="float">
            <text:p>0.08</text:p>
          </table:table-cell>
          <table:table-cell table:formula="of:=[$'Parcel stats'.AB47]" office:value-type="float" office:value="10.7576" calcext:value-type="float">
            <text:p>10.7576</text:p>
          </table:table-cell>
          <table:table-cell table:formula="of:=[$'Parcel stats'.AF47]" office:value-type="float" office:value="0" calcext:value-type="float">
            <text:p>0</text:p>
          </table:table-cell>
          <table:table-cell table:formula="of:=[$'Parcel stats'.AG47]" office:value-type="float" office:value="73.3946" calcext:value-type="float">
            <text:p>73.3946</text:p>
          </table:table-cell>
          <table:table-cell table:formula="of:=[$'Parcel stats'.AH47]" office:value-type="float" office:value="52.7528" calcext:value-type="float">
            <text:p>52.7528</text:p>
          </table:table-cell>
          <table:table-cell table:formula="of:=[$'Parcel stats'.AJ47]" office:value-type="float" office:value="0.74" calcext:value-type="float">
            <text:p>0.74</text:p>
          </table:table-cell>
          <table:table-cell table:formula="of:=[$'Parcel stats'.AK47]" office:value-type="float" office:value="20.6418" calcext:value-type="float">
            <text:p>20.6418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Parcel stats'.E48]" office:value-type="float" office:value="0" calcext:value-type="float">
            <text:p>0</text:p>
          </table:table-cell>
          <table:table-cell table:formula="of:=[$'Parcel stats'.F48]" office:value-type="float" office:value="0" calcext:value-type="float">
            <text:p>0</text:p>
          </table:table-cell>
          <table:table-cell table:formula="of:=[$'Parcel stats'.G48]" office:value-type="float" office:value="0" calcext:value-type="float">
            <text:p>0</text:p>
          </table:table-cell>
          <table:table-cell table:formula="of:=[$'Parcel stats'.I48]" office:value-type="float" office:value="0" calcext:value-type="float">
            <text:p>0</text:p>
          </table:table-cell>
          <table:table-cell table:formula="of:=[$'Parcel stats'.J48]" office:value-type="float" office:value="0" calcext:value-type="float">
            <text:p>0</text:p>
          </table:table-cell>
          <table:table-cell table:formula="of:=[$'Parcel stats'.N48]" office:value-type="float" office:value="0" calcext:value-type="float">
            <text:p>0</text:p>
          </table:table-cell>
          <table:table-cell table:formula="of:=[$'Parcel stats'.O48]" office:value-type="float" office:value="35.029" calcext:value-type="float">
            <text:p>35.029</text:p>
          </table:table-cell>
          <table:table-cell table:formula="of:=[$'Parcel stats'.P48]" office:value-type="float" office:value="24.8492" calcext:value-type="float">
            <text:p>24.8492</text:p>
          </table:table-cell>
          <table:table-cell table:formula="of:=[$'Parcel stats'.R48]" office:value-type="float" office:value="0.02" calcext:value-type="float">
            <text:p>0.02</text:p>
          </table:table-cell>
          <table:table-cell table:formula="of:=[$'Parcel stats'.S48]" office:value-type="float" office:value="10.1798" calcext:value-type="float">
            <text:p>10.1798</text:p>
          </table:table-cell>
          <table:table-cell table:formula="of:=[$'Parcel stats'.W48]" office:value-type="float" office:value="0" calcext:value-type="float">
            <text:p>0</text:p>
          </table:table-cell>
          <table:table-cell table:formula="of:=[$'Parcel stats'.X48]" office:value-type="float" office:value="49.9368" calcext:value-type="float">
            <text:p>49.9368</text:p>
          </table:table-cell>
          <table:table-cell table:formula="of:=[$'Parcel stats'.Y48]" office:value-type="float" office:value="32.8532" calcext:value-type="float">
            <text:p>32.8532</text:p>
          </table:table-cell>
          <table:table-cell table:formula="of:=[$'Parcel stats'.AA48]" office:value-type="float" office:value="0.12" calcext:value-type="float">
            <text:p>0.12</text:p>
          </table:table-cell>
          <table:table-cell table:formula="of:=[$'Parcel stats'.AB48]" office:value-type="float" office:value="17.0836" calcext:value-type="float">
            <text:p>17.0836</text:p>
          </table:table-cell>
          <table:table-cell table:formula="of:=[$'Parcel stats'.AF48]" office:value-type="float" office:value="0" calcext:value-type="float">
            <text:p>0</text:p>
          </table:table-cell>
          <table:table-cell table:formula="of:=[$'Parcel stats'.AG48]" office:value-type="float" office:value="72.548" calcext:value-type="float">
            <text:p>72.548</text:p>
          </table:table-cell>
          <table:table-cell table:formula="of:=[$'Parcel stats'.AH48]" office:value-type="float" office:value="43.746" calcext:value-type="float">
            <text:p>43.746</text:p>
          </table:table-cell>
          <table:table-cell table:formula="of:=[$'Parcel stats'.AJ48]" office:value-type="float" office:value="0.08" calcext:value-type="float">
            <text:p>0.08</text:p>
          </table:table-cell>
          <table:table-cell table:formula="of:=[$'Parcel stats'.AK48]" office:value-type="float" office:value="28.802" calcext:value-type="float">
            <text:p>28.802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Parcel stats'.E49]" office:value-type="float" office:value="0" calcext:value-type="float">
            <text:p>0</text:p>
          </table:table-cell>
          <table:table-cell table:formula="of:=[$'Parcel stats'.F49]" office:value-type="float" office:value="10.3594" calcext:value-type="float">
            <text:p>10.3594</text:p>
          </table:table-cell>
          <table:table-cell table:formula="of:=[$'Parcel stats'.G49]" office:value-type="float" office:value="9.476" calcext:value-type="float">
            <text:p>9.476</text:p>
          </table:table-cell>
          <table:table-cell table:formula="of:=[$'Parcel stats'.I49]" office:value-type="float" office:value="0" calcext:value-type="float">
            <text:p>0</text:p>
          </table:table-cell>
          <table:table-cell table:formula="of:=[$'Parcel stats'.J49]" office:value-type="float" office:value="0.8834" calcext:value-type="float">
            <text:p>0.8834</text:p>
          </table:table-cell>
          <table:table-cell table:formula="of:=[$'Parcel stats'.N49]" office:value-type="float" office:value="0" calcext:value-type="float">
            <text:p>0</text:p>
          </table:table-cell>
          <table:table-cell table:formula="of:=[$'Parcel stats'.O49]" office:value-type="float" office:value="35.9918" calcext:value-type="float">
            <text:p>35.9918</text:p>
          </table:table-cell>
          <table:table-cell table:formula="of:=[$'Parcel stats'.P49]" office:value-type="float" office:value="28.5016" calcext:value-type="float">
            <text:p>28.5016</text:p>
          </table:table-cell>
          <table:table-cell table:formula="of:=[$'Parcel stats'.R49]" office:value-type="float" office:value="0.01" calcext:value-type="float">
            <text:p>0.01</text:p>
          </table:table-cell>
          <table:table-cell table:formula="of:=[$'Parcel stats'.S49]" office:value-type="float" office:value="7.4902" calcext:value-type="float">
            <text:p>7.4902</text:p>
          </table:table-cell>
          <table:table-cell table:formula="of:=[$'Parcel stats'.W49]" office:value-type="float" office:value="0" calcext:value-type="float">
            <text:p>0</text:p>
          </table:table-cell>
          <table:table-cell table:formula="of:=[$'Parcel stats'.X49]" office:value-type="float" office:value="49.2894" calcext:value-type="float">
            <text:p>49.2894</text:p>
          </table:table-cell>
          <table:table-cell table:formula="of:=[$'Parcel stats'.Y49]" office:value-type="float" office:value="38.5664" calcext:value-type="float">
            <text:p>38.5664</text:p>
          </table:table-cell>
          <table:table-cell table:formula="of:=[$'Parcel stats'.AA49]" office:value-type="float" office:value="0.02" calcext:value-type="float">
            <text:p>0.02</text:p>
          </table:table-cell>
          <table:table-cell table:formula="of:=[$'Parcel stats'.AB49]" office:value-type="float" office:value="10.723" calcext:value-type="float">
            <text:p>10.723</text:p>
          </table:table-cell>
          <table:table-cell table:formula="of:=[$'Parcel stats'.AF49]" office:value-type="float" office:value="0" calcext:value-type="float">
            <text:p>0</text:p>
          </table:table-cell>
          <table:table-cell table:formula="of:=[$'Parcel stats'.AG49]" office:value-type="float" office:value="72.4484" calcext:value-type="float">
            <text:p>72.4484</text:p>
          </table:table-cell>
          <table:table-cell table:formula="of:=[$'Parcel stats'.AH49]" office:value-type="float" office:value="44.1876" calcext:value-type="float">
            <text:p>44.1876</text:p>
          </table:table-cell>
          <table:table-cell table:formula="of:=[$'Parcel stats'.AJ49]" office:value-type="float" office:value="0.06" calcext:value-type="float">
            <text:p>0.06</text:p>
          </table:table-cell>
          <table:table-cell table:formula="of:=[$'Parcel stats'.AK49]" office:value-type="float" office:value="28.2608" calcext:value-type="float">
            <text:p>28.2608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Parcel stats'.E50]" office:value-type="float" office:value="0" calcext:value-type="float">
            <text:p>0</text:p>
          </table:table-cell>
          <table:table-cell table:formula="of:=[$'Parcel stats'.F50]" office:value-type="float" office:value="12.8494" calcext:value-type="float">
            <text:p>12.8494</text:p>
          </table:table-cell>
          <table:table-cell table:formula="of:=[$'Parcel stats'.G50]" office:value-type="float" office:value="11.8128" calcext:value-type="float">
            <text:p>11.8128</text:p>
          </table:table-cell>
          <table:table-cell table:formula="of:=[$'Parcel stats'.I50]" office:value-type="float" office:value="0" calcext:value-type="float">
            <text:p>0</text:p>
          </table:table-cell>
          <table:table-cell table:formula="of:=[$'Parcel stats'.J50]" office:value-type="float" office:value="1.0366" calcext:value-type="float">
            <text:p>1.0366</text:p>
          </table:table-cell>
          <table:table-cell table:formula="of:=[$'Parcel stats'.N50]" office:value-type="float" office:value="0" calcext:value-type="float">
            <text:p>0</text:p>
          </table:table-cell>
          <table:table-cell table:formula="of:=[$'Parcel stats'.O50]" office:value-type="float" office:value="30.3644" calcext:value-type="float">
            <text:p>30.3644</text:p>
          </table:table-cell>
          <table:table-cell table:formula="of:=[$'Parcel stats'.P50]" office:value-type="float" office:value="26.588" calcext:value-type="float">
            <text:p>26.588</text:p>
          </table:table-cell>
          <table:table-cell table:formula="of:=[$'Parcel stats'.R50]" office:value-type="float" office:value="0.02" calcext:value-type="float">
            <text:p>0.02</text:p>
          </table:table-cell>
          <table:table-cell table:formula="of:=[$'Parcel stats'.S50]" office:value-type="float" office:value="3.7764" calcext:value-type="float">
            <text:p>3.7764</text:p>
          </table:table-cell>
          <table:table-cell table:formula="of:=[$'Parcel stats'.W50]" office:value-type="float" office:value="0" calcext:value-type="float">
            <text:p>0</text:p>
          </table:table-cell>
          <table:table-cell table:formula="of:=[$'Parcel stats'.X50]" office:value-type="float" office:value="30.3644" calcext:value-type="float">
            <text:p>30.3644</text:p>
          </table:table-cell>
          <table:table-cell table:formula="of:=[$'Parcel stats'.Y50]" office:value-type="float" office:value="26.588" calcext:value-type="float">
            <text:p>26.588</text:p>
          </table:table-cell>
          <table:table-cell table:formula="of:=[$'Parcel stats'.AA50]" office:value-type="float" office:value="0.01" calcext:value-type="float">
            <text:p>0.01</text:p>
          </table:table-cell>
          <table:table-cell table:formula="of:=[$'Parcel stats'.AB50]" office:value-type="float" office:value="3.7764" calcext:value-type="float">
            <text:p>3.7764</text:p>
          </table:table-cell>
          <table:table-cell table:formula="of:=[$'Parcel stats'.AF50]" office:value-type="float" office:value="0" calcext:value-type="float">
            <text:p>0</text:p>
          </table:table-cell>
          <table:table-cell table:formula="of:=[$'Parcel stats'.AG50]" office:value-type="float" office:value="42.8652" calcext:value-type="float">
            <text:p>42.8652</text:p>
          </table:table-cell>
          <table:table-cell table:formula="of:=[$'Parcel stats'.AH50]" office:value-type="float" office:value="32.5036" calcext:value-type="float">
            <text:p>32.5036</text:p>
          </table:table-cell>
          <table:table-cell table:formula="of:=[$'Parcel stats'.AJ50]" office:value-type="float" office:value="0.12" calcext:value-type="float">
            <text:p>0.12</text:p>
          </table:table-cell>
          <table:table-cell table:formula="of:=[$'Parcel stats'.AK50]" office:value-type="float" office:value="10.3616" calcext:value-type="float">
            <text:p>10.3616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Parcel stats'.E51]" office:value-type="float" office:value="0" calcext:value-type="float">
            <text:p>0</text:p>
          </table:table-cell>
          <table:table-cell table:formula="of:=[$'Parcel stats'.F51]" office:value-type="float" office:value="7.5208" calcext:value-type="float">
            <text:p>7.5208</text:p>
          </table:table-cell>
          <table:table-cell table:formula="of:=[$'Parcel stats'.G51]" office:value-type="float" office:value="5.9616" calcext:value-type="float">
            <text:p>5.9616</text:p>
          </table:table-cell>
          <table:table-cell table:formula="of:=[$'Parcel stats'.I51]" office:value-type="float" office:value="0" calcext:value-type="float">
            <text:p>0</text:p>
          </table:table-cell>
          <table:table-cell table:formula="of:=[$'Parcel stats'.J51]" office:value-type="float" office:value="1.5592" calcext:value-type="float">
            <text:p>1.5592</text:p>
          </table:table-cell>
          <table:table-cell table:formula="of:=[$'Parcel stats'.N51]" office:value-type="float" office:value="0" calcext:value-type="float">
            <text:p>0</text:p>
          </table:table-cell>
          <table:table-cell table:formula="of:=[$'Parcel stats'.O51]" office:value-type="float" office:value="7.5208" calcext:value-type="float">
            <text:p>7.5208</text:p>
          </table:table-cell>
          <table:table-cell table:formula="of:=[$'Parcel stats'.P51]" office:value-type="float" office:value="5.9616" calcext:value-type="float">
            <text:p>5.9616</text:p>
          </table:table-cell>
          <table:table-cell table:formula="of:=[$'Parcel stats'.R51]" office:value-type="float" office:value="0" calcext:value-type="float">
            <text:p>0</text:p>
          </table:table-cell>
          <table:table-cell table:formula="of:=[$'Parcel stats'.S51]" office:value-type="float" office:value="1.5592" calcext:value-type="float">
            <text:p>1.5592</text:p>
          </table:table-cell>
          <table:table-cell table:formula="of:=[$'Parcel stats'.W51]" office:value-type="float" office:value="0" calcext:value-type="float">
            <text:p>0</text:p>
          </table:table-cell>
          <table:table-cell table:formula="of:=[$'Parcel stats'.X51]" office:value-type="float" office:value="7.5208" calcext:value-type="float">
            <text:p>7.5208</text:p>
          </table:table-cell>
          <table:table-cell table:formula="of:=[$'Parcel stats'.Y51]" office:value-type="float" office:value="5.9616" calcext:value-type="float">
            <text:p>5.9616</text:p>
          </table:table-cell>
          <table:table-cell table:formula="of:=[$'Parcel stats'.AA51]" office:value-type="float" office:value="0" calcext:value-type="float">
            <text:p>0</text:p>
          </table:table-cell>
          <table:table-cell table:formula="of:=[$'Parcel stats'.AB51]" office:value-type="float" office:value="1.5592" calcext:value-type="float">
            <text:p>1.5592</text:p>
          </table:table-cell>
          <table:table-cell table:formula="of:=[$'Parcel stats'.AF51]" office:value-type="float" office:value="0" calcext:value-type="float">
            <text:p>0</text:p>
          </table:table-cell>
          <table:table-cell table:formula="of:=[$'Parcel stats'.AG51]" office:value-type="float" office:value="7.5208" calcext:value-type="float">
            <text:p>7.5208</text:p>
          </table:table-cell>
          <table:table-cell table:formula="of:=[$'Parcel stats'.AH51]" office:value-type="float" office:value="5.9616" calcext:value-type="float">
            <text:p>5.9616</text:p>
          </table:table-cell>
          <table:table-cell table:formula="of:=[$'Parcel stats'.AJ51]" office:value-type="float" office:value="0.02" calcext:value-type="float">
            <text:p>0.02</text:p>
          </table:table-cell>
          <table:table-cell table:formula="of:=[$'Parcel stats'.AK51]" office:value-type="float" office:value="1.5592" calcext:value-type="float">
            <text:p>1.5592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Parcel stats'.E52]" office:value-type="float" office:value="0" calcext:value-type="float">
            <text:p>0</text:p>
          </table:table-cell>
          <table:table-cell table:formula="of:=[$'Parcel stats'.F52]" office:value-type="float" office:value="8.7326" calcext:value-type="float">
            <text:p>8.7326</text:p>
          </table:table-cell>
          <table:table-cell table:formula="of:=[$'Parcel stats'.G52]" office:value-type="float" office:value="6.6424" calcext:value-type="float">
            <text:p>6.6424</text:p>
          </table:table-cell>
          <table:table-cell table:formula="of:=[$'Parcel stats'.I52]" office:value-type="float" office:value="0" calcext:value-type="float">
            <text:p>0</text:p>
          </table:table-cell>
          <table:table-cell table:formula="of:=[$'Parcel stats'.J52]" office:value-type="float" office:value="2.0902" calcext:value-type="float">
            <text:p>2.0902</text:p>
          </table:table-cell>
          <table:table-cell table:formula="of:=[$'Parcel stats'.N52]" office:value-type="float" office:value="0" calcext:value-type="float">
            <text:p>0</text:p>
          </table:table-cell>
          <table:table-cell table:formula="of:=[$'Parcel stats'.O52]" office:value-type="float" office:value="35.7096" calcext:value-type="float">
            <text:p>35.7096</text:p>
          </table:table-cell>
          <table:table-cell table:formula="of:=[$'Parcel stats'.P52]" office:value-type="float" office:value="19.3476" calcext:value-type="float">
            <text:p>19.3476</text:p>
          </table:table-cell>
          <table:table-cell table:formula="of:=[$'Parcel stats'.R52]" office:value-type="float" office:value="0.02" calcext:value-type="float">
            <text:p>0.02</text:p>
          </table:table-cell>
          <table:table-cell table:formula="of:=[$'Parcel stats'.S52]" office:value-type="float" office:value="16.362" calcext:value-type="float">
            <text:p>16.362</text:p>
          </table:table-cell>
          <table:table-cell table:formula="of:=[$'Parcel stats'.W52]" office:value-type="float" office:value="0" calcext:value-type="float">
            <text:p>0</text:p>
          </table:table-cell>
          <table:table-cell table:formula="of:=[$'Parcel stats'.X52]" office:value-type="float" office:value="42.832" calcext:value-type="float">
            <text:p>42.832</text:p>
          </table:table-cell>
          <table:table-cell table:formula="of:=[$'Parcel stats'.Y52]" office:value-type="float" office:value="25.9992" calcext:value-type="float">
            <text:p>25.9992</text:p>
          </table:table-cell>
          <table:table-cell table:formula="of:=[$'Parcel stats'.AA52]" office:value-type="float" office:value="0.02" calcext:value-type="float">
            <text:p>0.02</text:p>
          </table:table-cell>
          <table:table-cell table:formula="of:=[$'Parcel stats'.AB52]" office:value-type="float" office:value="16.8328" calcext:value-type="float">
            <text:p>16.8328</text:p>
          </table:table-cell>
          <table:table-cell table:formula="of:=[$'Parcel stats'.AF52]" office:value-type="float" office:value="0" calcext:value-type="float">
            <text:p>0</text:p>
          </table:table-cell>
          <table:table-cell table:formula="of:=[$'Parcel stats'.AG52]" office:value-type="float" office:value="69.145" calcext:value-type="float">
            <text:p>69.145</text:p>
          </table:table-cell>
          <table:table-cell table:formula="of:=[$'Parcel stats'.AH52]" office:value-type="float" office:value="36.8092" calcext:value-type="float">
            <text:p>36.8092</text:p>
          </table:table-cell>
          <table:table-cell table:formula="of:=[$'Parcel stats'.AJ52]" office:value-type="float" office:value="1.52" calcext:value-type="float">
            <text:p>1.52</text:p>
          </table:table-cell>
          <table:table-cell table:formula="of:=[$'Parcel stats'.AK52]" office:value-type="float" office:value="32.3358" calcext:value-type="float">
            <text:p>32.3358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Parcel stats'.E53]" office:value-type="float" office:value="0" calcext:value-type="float">
            <text:p>0</text:p>
          </table:table-cell>
          <table:table-cell table:formula="of:=[$'Parcel stats'.F53]" office:value-type="float" office:value="18.8254" calcext:value-type="float">
            <text:p>18.8254</text:p>
          </table:table-cell>
          <table:table-cell table:formula="of:=[$'Parcel stats'.G53]" office:value-type="float" office:value="17.112" calcext:value-type="float">
            <text:p>17.112</text:p>
          </table:table-cell>
          <table:table-cell table:formula="of:=[$'Parcel stats'.I53]" office:value-type="float" office:value="0" calcext:value-type="float">
            <text:p>0</text:p>
          </table:table-cell>
          <table:table-cell table:formula="of:=[$'Parcel stats'.J53]" office:value-type="float" office:value="1.7134" calcext:value-type="float">
            <text:p>1.7134</text:p>
          </table:table-cell>
          <table:table-cell table:formula="of:=[$'Parcel stats'.N53]" office:value-type="float" office:value="0" calcext:value-type="float">
            <text:p>0</text:p>
          </table:table-cell>
          <table:table-cell table:formula="of:=[$'Parcel stats'.O53]" office:value-type="float" office:value="47.8608" calcext:value-type="float">
            <text:p>47.8608</text:p>
          </table:table-cell>
          <table:table-cell table:formula="of:=[$'Parcel stats'.P53]" office:value-type="float" office:value="35.3924" calcext:value-type="float">
            <text:p>35.3924</text:p>
          </table:table-cell>
          <table:table-cell table:formula="of:=[$'Parcel stats'.R53]" office:value-type="float" office:value="0.03" calcext:value-type="float">
            <text:p>0.03</text:p>
          </table:table-cell>
          <table:table-cell table:formula="of:=[$'Parcel stats'.S53]" office:value-type="float" office:value="12.4684" calcext:value-type="float">
            <text:p>12.4684</text:p>
          </table:table-cell>
          <table:table-cell table:formula="of:=[$'Parcel stats'.W53]" office:value-type="float" office:value="0" calcext:value-type="float">
            <text:p>0</text:p>
          </table:table-cell>
          <table:table-cell table:formula="of:=[$'Parcel stats'.X53]" office:value-type="float" office:value="56.0456" calcext:value-type="float">
            <text:p>56.0456</text:p>
          </table:table-cell>
          <table:table-cell table:formula="of:=[$'Parcel stats'.Y53]" office:value-type="float" office:value="37.9684" calcext:value-type="float">
            <text:p>37.9684</text:p>
          </table:table-cell>
          <table:table-cell table:formula="of:=[$'Parcel stats'.AA53]" office:value-type="float" office:value="0.18" calcext:value-type="float">
            <text:p>0.18</text:p>
          </table:table-cell>
          <table:table-cell table:formula="of:=[$'Parcel stats'.AB53]" office:value-type="float" office:value="18.0772" calcext:value-type="float">
            <text:p>18.0772</text:p>
          </table:table-cell>
          <table:table-cell table:formula="of:=[$'Parcel stats'.AF53]" office:value-type="float" office:value="0" calcext:value-type="float">
            <text:p>0</text:p>
          </table:table-cell>
          <table:table-cell table:formula="of:=[$'Parcel stats'.AG53]" office:value-type="float" office:value="78.5074" calcext:value-type="float">
            <text:p>78.5074</text:p>
          </table:table-cell>
          <table:table-cell table:formula="of:=[$'Parcel stats'.AH53]" office:value-type="float" office:value="57.7944" calcext:value-type="float">
            <text:p>57.7944</text:p>
          </table:table-cell>
          <table:table-cell table:formula="of:=[$'Parcel stats'.AJ53]" office:value-type="float" office:value="2.16" calcext:value-type="float">
            <text:p>2.16</text:p>
          </table:table-cell>
          <table:table-cell table:formula="of:=[$'Parcel stats'.AK53]" office:value-type="float" office:value="20.713" calcext:value-type="float">
            <text:p>20.713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Parcel stats'.E54]" office:value-type="float" office:value="0" calcext:value-type="float">
            <text:p>0</text:p>
          </table:table-cell>
          <table:table-cell table:formula="of:=[$'Parcel stats'.F54]" office:value-type="float" office:value="13.2478" calcext:value-type="float">
            <text:p>13.2478</text:p>
          </table:table-cell>
          <table:table-cell table:formula="of:=[$'Parcel stats'.G54]" office:value-type="float" office:value="9.5772" calcext:value-type="float">
            <text:p>9.5772</text:p>
          </table:table-cell>
          <table:table-cell table:formula="of:=[$'Parcel stats'.I54]" office:value-type="float" office:value="0" calcext:value-type="float">
            <text:p>0</text:p>
          </table:table-cell>
          <table:table-cell table:formula="of:=[$'Parcel stats'.J54]" office:value-type="float" office:value="3.6706" calcext:value-type="float">
            <text:p>3.6706</text:p>
          </table:table-cell>
          <table:table-cell table:formula="of:=[$'Parcel stats'.N54]" office:value-type="float" office:value="0" calcext:value-type="float">
            <text:p>0</text:p>
          </table:table-cell>
          <table:table-cell table:formula="of:=[$'Parcel stats'.O54]" office:value-type="float" office:value="31.6094" calcext:value-type="float">
            <text:p>31.6094</text:p>
          </table:table-cell>
          <table:table-cell table:formula="of:=[$'Parcel stats'.P54]" office:value-type="float" office:value="21.8408" calcext:value-type="float">
            <text:p>21.8408</text:p>
          </table:table-cell>
          <table:table-cell table:formula="of:=[$'Parcel stats'.R54]" office:value-type="float" office:value="0" calcext:value-type="float">
            <text:p>0</text:p>
          </table:table-cell>
          <table:table-cell table:formula="of:=[$'Parcel stats'.S54]" office:value-type="float" office:value="9.7686" calcext:value-type="float">
            <text:p>9.7686</text:p>
          </table:table-cell>
          <table:table-cell table:formula="of:=[$'Parcel stats'.W54]" office:value-type="float" office:value="0" calcext:value-type="float">
            <text:p>0</text:p>
          </table:table-cell>
          <table:table-cell table:formula="of:=[$'Parcel stats'.X54]" office:value-type="float" office:value="44.7244" calcext:value-type="float">
            <text:p>44.7244</text:p>
          </table:table-cell>
          <table:table-cell table:formula="of:=[$'Parcel stats'.Y54]" office:value-type="float" office:value="30.4888" calcext:value-type="float">
            <text:p>30.4888</text:p>
          </table:table-cell>
          <table:table-cell table:formula="of:=[$'Parcel stats'.AA54]" office:value-type="float" office:value="0.06" calcext:value-type="float">
            <text:p>0.06</text:p>
          </table:table-cell>
          <table:table-cell table:formula="of:=[$'Parcel stats'.AB54]" office:value-type="float" office:value="14.2356" calcext:value-type="float">
            <text:p>14.2356</text:p>
          </table:table-cell>
          <table:table-cell table:formula="of:=[$'Parcel stats'.AF54]" office:value-type="float" office:value="0" calcext:value-type="float">
            <text:p>0</text:p>
          </table:table-cell>
          <table:table-cell table:formula="of:=[$'Parcel stats'.AG54]" office:value-type="float" office:value="72.8634" calcext:value-type="float">
            <text:p>72.8634</text:p>
          </table:table-cell>
          <table:table-cell table:formula="of:=[$'Parcel stats'.AH54]" office:value-type="float" office:value="46.8832" calcext:value-type="float">
            <text:p>46.8832</text:p>
          </table:table-cell>
          <table:table-cell table:formula="of:=[$'Parcel stats'.AJ54]" office:value-type="float" office:value="1.5" calcext:value-type="float">
            <text:p>1.5</text:p>
          </table:table-cell>
          <table:table-cell table:formula="of:=[$'Parcel stats'.AK54]" office:value-type="float" office:value="25.9802" calcext:value-type="float">
            <text:p>25.9802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Parcel stats'.E55]" office:value-type="float" office:value="0" calcext:value-type="float">
            <text:p>0</text:p>
          </table:table-cell>
          <table:table-cell table:formula="of:=[$'Parcel stats'.F55]" office:value-type="float" office:value="0" calcext:value-type="float">
            <text:p>0</text:p>
          </table:table-cell>
          <table:table-cell table:formula="of:=[$'Parcel stats'.G55]" office:value-type="float" office:value="0" calcext:value-type="float">
            <text:p>0</text:p>
          </table:table-cell>
          <table:table-cell table:formula="of:=[$'Parcel stats'.I55]" office:value-type="float" office:value="0" calcext:value-type="float">
            <text:p>0</text:p>
          </table:table-cell>
          <table:table-cell table:formula="of:=[$'Parcel stats'.J55]" office:value-type="float" office:value="0" calcext:value-type="float">
            <text:p>0</text:p>
          </table:table-cell>
          <table:table-cell table:formula="of:=[$'Parcel stats'.N55]" office:value-type="float" office:value="0" calcext:value-type="float">
            <text:p>0</text:p>
          </table:table-cell>
          <table:table-cell table:formula="of:=[$'Parcel stats'.O55]" office:value-type="float" office:value="32.5722" calcext:value-type="float">
            <text:p>32.5722</text:p>
          </table:table-cell>
          <table:table-cell table:formula="of:=[$'Parcel stats'.P55]" office:value-type="float" office:value="24.5916" calcext:value-type="float">
            <text:p>24.5916</text:p>
          </table:table-cell>
          <table:table-cell table:formula="of:=[$'Parcel stats'.R55]" office:value-type="float" office:value="0.02" calcext:value-type="float">
            <text:p>0.02</text:p>
          </table:table-cell>
          <table:table-cell table:formula="of:=[$'Parcel stats'.S55]" office:value-type="float" office:value="7.9806" calcext:value-type="float">
            <text:p>7.9806</text:p>
          </table:table-cell>
          <table:table-cell table:formula="of:=[$'Parcel stats'.W55]" office:value-type="float" office:value="0" calcext:value-type="float">
            <text:p>0</text:p>
          </table:table-cell>
          <table:table-cell table:formula="of:=[$'Parcel stats'.X55]" office:value-type="float" office:value="44.0604" calcext:value-type="float">
            <text:p>44.0604</text:p>
          </table:table-cell>
          <table:table-cell table:formula="of:=[$'Parcel stats'.Y55]" office:value-type="float" office:value="32.0804" calcext:value-type="float">
            <text:p>32.0804</text:p>
          </table:table-cell>
          <table:table-cell table:formula="of:=[$'Parcel stats'.AA55]" office:value-type="float" office:value="0.07" calcext:value-type="float">
            <text:p>0.07</text:p>
          </table:table-cell>
          <table:table-cell table:formula="of:=[$'Parcel stats'.AB55]" office:value-type="float" office:value="11.98" calcext:value-type="float">
            <text:p>11.98</text:p>
          </table:table-cell>
          <table:table-cell table:formula="of:=[$'Parcel stats'.AF55]" office:value-type="float" office:value="0" calcext:value-type="float">
            <text:p>0</text:p>
          </table:table-cell>
          <table:table-cell table:formula="of:=[$'Parcel stats'.AG55]" office:value-type="float" office:value="69.394" calcext:value-type="float">
            <text:p>69.394</text:p>
          </table:table-cell>
          <table:table-cell table:formula="of:=[$'Parcel stats'.AH55]" office:value-type="float" office:value="42.3844" calcext:value-type="float">
            <text:p>42.3844</text:p>
          </table:table-cell>
          <table:table-cell table:formula="of:=[$'Parcel stats'.AJ55]" office:value-type="float" office:value="0.16" calcext:value-type="float">
            <text:p>0.16</text:p>
          </table:table-cell>
          <table:table-cell table:formula="of:=[$'Parcel stats'.AK55]" office:value-type="float" office:value="27.0096" calcext:value-type="float">
            <text:p>27.0096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Parcel stats'.E56]" office:value-type="float" office:value="0" calcext:value-type="float">
            <text:p>0</text:p>
          </table:table-cell>
          <table:table-cell table:formula="of:=[$'Parcel stats'.F56]" office:value-type="float" office:value="16.9828" calcext:value-type="float">
            <text:p>16.9828</text:p>
          </table:table-cell>
          <table:table-cell table:formula="of:=[$'Parcel stats'.G56]" office:value-type="float" office:value="16.6244" calcext:value-type="float">
            <text:p>16.6244</text:p>
          </table:table-cell>
          <table:table-cell table:formula="of:=[$'Parcel stats'.I56]" office:value-type="float" office:value="0" calcext:value-type="float">
            <text:p>0</text:p>
          </table:table-cell>
          <table:table-cell table:formula="of:=[$'Parcel stats'.J56]" office:value-type="float" office:value="0.3584" calcext:value-type="float">
            <text:p>0.3584</text:p>
          </table:table-cell>
          <table:table-cell table:formula="of:=[$'Parcel stats'.N56]" office:value-type="float" office:value="0" calcext:value-type="float">
            <text:p>0</text:p>
          </table:table-cell>
          <table:table-cell table:formula="of:=[$'Parcel stats'.O56]" office:value-type="float" office:value="32.3886" calcext:value-type="float">
            <text:p>32.3886</text:p>
          </table:table-cell>
          <table:table-cell table:formula="of:=[$'Parcel stats'.P56]" office:value-type="float" office:value="23.6532" calcext:value-type="float">
            <text:p>23.6532</text:p>
          </table:table-cell>
          <table:table-cell table:formula="of:=[$'Parcel stats'.R56]" office:value-type="float" office:value="0" calcext:value-type="float">
            <text:p>0</text:p>
          </table:table-cell>
          <table:table-cell table:formula="of:=[$'Parcel stats'.S56]" office:value-type="float" office:value="8.7354" calcext:value-type="float">
            <text:p>8.7354</text:p>
          </table:table-cell>
          <table:table-cell table:formula="of:=[$'Parcel stats'.W56]" office:value-type="float" office:value="0" calcext:value-type="float">
            <text:p>0</text:p>
          </table:table-cell>
          <table:table-cell table:formula="of:=[$'Parcel stats'.X56]" office:value-type="float" office:value="32.3886" calcext:value-type="float">
            <text:p>32.3886</text:p>
          </table:table-cell>
          <table:table-cell table:formula="of:=[$'Parcel stats'.Y56]" office:value-type="float" office:value="23.6532" calcext:value-type="float">
            <text:p>23.6532</text:p>
          </table:table-cell>
          <table:table-cell table:formula="of:=[$'Parcel stats'.AA56]" office:value-type="float" office:value="0.02" calcext:value-type="float">
            <text:p>0.02</text:p>
          </table:table-cell>
          <table:table-cell table:formula="of:=[$'Parcel stats'.AB56]" office:value-type="float" office:value="8.7354" calcext:value-type="float">
            <text:p>8.7354</text:p>
          </table:table-cell>
          <table:table-cell table:formula="of:=[$'Parcel stats'.AF56]" office:value-type="float" office:value="0" calcext:value-type="float">
            <text:p>0</text:p>
          </table:table-cell>
          <table:table-cell table:formula="of:=[$'Parcel stats'.AG56]" office:value-type="float" office:value="46.6158" calcext:value-type="float">
            <text:p>46.6158</text:p>
          </table:table-cell>
          <table:table-cell table:formula="of:=[$'Parcel stats'.AH56]" office:value-type="float" office:value="27.0112" calcext:value-type="float">
            <text:p>27.0112</text:p>
          </table:table-cell>
          <table:table-cell table:formula="of:=[$'Parcel stats'.AJ56]" office:value-type="float" office:value="0.1" calcext:value-type="float">
            <text:p>0.1</text:p>
          </table:table-cell>
          <table:table-cell table:formula="of:=[$'Parcel stats'.AK56]" office:value-type="float" office:value="19.6046" calcext:value-type="float">
            <text:p>19.6046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Parcel stats'.E57]" office:value-type="float" office:value="0" calcext:value-type="float">
            <text:p>0</text:p>
          </table:table-cell>
          <table:table-cell table:formula="of:=[$'Parcel stats'.F57]" office:value-type="float" office:value="0" calcext:value-type="float">
            <text:p>0</text:p>
          </table:table-cell>
          <table:table-cell table:formula="of:=[$'Parcel stats'.G57]" office:value-type="float" office:value="0" calcext:value-type="float">
            <text:p>0</text:p>
          </table:table-cell>
          <table:table-cell table:formula="of:=[$'Parcel stats'.I57]" office:value-type="float" office:value="0" calcext:value-type="float">
            <text:p>0</text:p>
          </table:table-cell>
          <table:table-cell table:formula="of:=[$'Parcel stats'.J57]" office:value-type="float" office:value="0" calcext:value-type="float">
            <text:p>0</text:p>
          </table:table-cell>
          <table:table-cell table:formula="of:=[$'Parcel stats'.N57]" office:value-type="float" office:value="0" calcext:value-type="float">
            <text:p>0</text:p>
          </table:table-cell>
          <table:table-cell table:formula="of:=[$'Parcel stats'.O57]" office:value-type="float" office:value="27.558" calcext:value-type="float">
            <text:p>27.558</text:p>
          </table:table-cell>
          <table:table-cell table:formula="of:=[$'Parcel stats'.P57]" office:value-type="float" office:value="21.4268" calcext:value-type="float">
            <text:p>21.4268</text:p>
          </table:table-cell>
          <table:table-cell table:formula="of:=[$'Parcel stats'.R57]" office:value-type="float" office:value="0.01" calcext:value-type="float">
            <text:p>0.01</text:p>
          </table:table-cell>
          <table:table-cell table:formula="of:=[$'Parcel stats'.S57]" office:value-type="float" office:value="6.1312" calcext:value-type="float">
            <text:p>6.1312</text:p>
          </table:table-cell>
          <table:table-cell table:formula="of:=[$'Parcel stats'.W57]" office:value-type="float" office:value="0" calcext:value-type="float">
            <text:p>0</text:p>
          </table:table-cell>
          <table:table-cell table:formula="of:=[$'Parcel stats'.X57]" office:value-type="float" office:value="56.0456" calcext:value-type="float">
            <text:p>56.0456</text:p>
          </table:table-cell>
          <table:table-cell table:formula="of:=[$'Parcel stats'.Y57]" office:value-type="float" office:value="38.0788" calcext:value-type="float">
            <text:p>38.0788</text:p>
          </table:table-cell>
          <table:table-cell table:formula="of:=[$'Parcel stats'.AA57]" office:value-type="float" office:value="0.01" calcext:value-type="float">
            <text:p>0.01</text:p>
          </table:table-cell>
          <table:table-cell table:formula="of:=[$'Parcel stats'.AB57]" office:value-type="float" office:value="17.9668" calcext:value-type="float">
            <text:p>17.9668</text:p>
          </table:table-cell>
          <table:table-cell table:formula="of:=[$'Parcel stats'.AF57]" office:value-type="float" office:value="0" calcext:value-type="float">
            <text:p>0</text:p>
          </table:table-cell>
          <table:table-cell table:formula="of:=[$'Parcel stats'.AG57]" office:value-type="float" office:value="73.6436" calcext:value-type="float">
            <text:p>73.6436</text:p>
          </table:table-cell>
          <table:table-cell table:formula="of:=[$'Parcel stats'.AH57]" office:value-type="float" office:value="48.2908" calcext:value-type="float">
            <text:p>48.2908</text:p>
          </table:table-cell>
          <table:table-cell table:formula="of:=[$'Parcel stats'.AJ57]" office:value-type="float" office:value="0.01" calcext:value-type="float">
            <text:p>0.01</text:p>
          </table:table-cell>
          <table:table-cell table:formula="of:=[$'Parcel stats'.AK57]" office:value-type="float" office:value="25.3528" calcext:value-type="float">
            <text:p>25.3528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Parcel stats'.E58]" office:value-type="float" office:value="0" calcext:value-type="float">
            <text:p>0</text:p>
          </table:table-cell>
          <table:table-cell table:formula="of:=[$'Parcel stats'.F58]" office:value-type="float" office:value="0" calcext:value-type="float">
            <text:p>0</text:p>
          </table:table-cell>
          <table:table-cell table:formula="of:=[$'Parcel stats'.G58]" office:value-type="float" office:value="0" calcext:value-type="float">
            <text:p>0</text:p>
          </table:table-cell>
          <table:table-cell table:formula="of:=[$'Parcel stats'.I58]" office:value-type="float" office:value="0" calcext:value-type="float">
            <text:p>0</text:p>
          </table:table-cell>
          <table:table-cell table:formula="of:=[$'Parcel stats'.J58]" office:value-type="float" office:value="0" calcext:value-type="float">
            <text:p>0</text:p>
          </table:table-cell>
          <table:table-cell table:formula="of:=[$'Parcel stats'.N58]" office:value-type="float" office:value="0" calcext:value-type="float">
            <text:p>0</text:p>
          </table:table-cell>
          <table:table-cell table:formula="of:=[$'Parcel stats'.O58]" office:value-type="float" office:value="41.9346" calcext:value-type="float">
            <text:p>41.9346</text:p>
          </table:table-cell>
          <table:table-cell table:formula="of:=[$'Parcel stats'.P58]" office:value-type="float" office:value="31.9608" calcext:value-type="float">
            <text:p>31.9608</text:p>
          </table:table-cell>
          <table:table-cell table:formula="of:=[$'Parcel stats'.R58]" office:value-type="float" office:value="0.02" calcext:value-type="float">
            <text:p>0.02</text:p>
          </table:table-cell>
          <table:table-cell table:formula="of:=[$'Parcel stats'.S58]" office:value-type="float" office:value="9.9738" calcext:value-type="float">
            <text:p>9.9738</text:p>
          </table:table-cell>
          <table:table-cell table:formula="of:=[$'Parcel stats'.W58]" office:value-type="float" office:value="0" calcext:value-type="float">
            <text:p>0</text:p>
          </table:table-cell>
          <table:table-cell table:formula="of:=[$'Parcel stats'.X58]" office:value-type="float" office:value="51.381" calcext:value-type="float">
            <text:p>51.381</text:p>
          </table:table-cell>
          <table:table-cell table:formula="of:=[$'Parcel stats'.Y58]" office:value-type="float" office:value="40.1856" calcext:value-type="float">
            <text:p>40.1856</text:p>
          </table:table-cell>
          <table:table-cell table:formula="of:=[$'Parcel stats'.AA58]" office:value-type="float" office:value="0.07" calcext:value-type="float">
            <text:p>0.07</text:p>
          </table:table-cell>
          <table:table-cell table:formula="of:=[$'Parcel stats'.AB58]" office:value-type="float" office:value="11.1954" calcext:value-type="float">
            <text:p>11.1954</text:p>
          </table:table-cell>
          <table:table-cell table:formula="of:=[$'Parcel stats'.AF58]" office:value-type="float" office:value="0" calcext:value-type="float">
            <text:p>0</text:p>
          </table:table-cell>
          <table:table-cell table:formula="of:=[$'Parcel stats'.AG58]" office:value-type="float" office:value="77.196" calcext:value-type="float">
            <text:p>77.196</text:p>
          </table:table-cell>
          <table:table-cell table:formula="of:=[$'Parcel stats'.AH58]" office:value-type="float" office:value="46.7544" calcext:value-type="float">
            <text:p>46.7544</text:p>
          </table:table-cell>
          <table:table-cell table:formula="of:=[$'Parcel stats'.AJ58]" office:value-type="float" office:value="0.17" calcext:value-type="float">
            <text:p>0.17</text:p>
          </table:table-cell>
          <table:table-cell table:formula="of:=[$'Parcel stats'.AK58]" office:value-type="float" office:value="30.4416" calcext:value-type="float">
            <text:p>30.4416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Parcel stats'.E59]" office:value-type="float" office:value="0" calcext:value-type="float">
            <text:p>0</text:p>
          </table:table-cell>
          <table:table-cell table:formula="of:=[$'Parcel stats'.F59]" office:value-type="float" office:value="0" calcext:value-type="float">
            <text:p>0</text:p>
          </table:table-cell>
          <table:table-cell table:formula="of:=[$'Parcel stats'.G59]" office:value-type="float" office:value="0" calcext:value-type="float">
            <text:p>0</text:p>
          </table:table-cell>
          <table:table-cell table:formula="of:=[$'Parcel stats'.I59]" office:value-type="float" office:value="0" calcext:value-type="float">
            <text:p>0</text:p>
          </table:table-cell>
          <table:table-cell table:formula="of:=[$'Parcel stats'.J59]" office:value-type="float" office:value="0" calcext:value-type="float">
            <text:p>0</text:p>
          </table:table-cell>
          <table:table-cell table:formula="of:=[$'Parcel stats'.N59]" office:value-type="float" office:value="0" calcext:value-type="float">
            <text:p>0</text:p>
          </table:table-cell>
          <table:table-cell table:formula="of:=[$'Parcel stats'.O59]" office:value-type="float" office:value="0" calcext:value-type="float">
            <text:p>0</text:p>
          </table:table-cell>
          <table:table-cell table:formula="of:=[$'Parcel stats'.P59]" office:value-type="float" office:value="0" calcext:value-type="float">
            <text:p>0</text:p>
          </table:table-cell>
          <table:table-cell table:formula="of:=[$'Parcel stats'.R59]" office:value-type="float" office:value="0" calcext:value-type="float">
            <text:p>0</text:p>
          </table:table-cell>
          <table:table-cell table:formula="of:=[$'Parcel stats'.S59]" office:value-type="float" office:value="0" calcext:value-type="float">
            <text:p>0</text:p>
          </table:table-cell>
          <table:table-cell table:formula="of:=[$'Parcel stats'.W59]" office:value-type="float" office:value="0" calcext:value-type="float">
            <text:p>0</text:p>
          </table:table-cell>
          <table:table-cell table:formula="of:=[$'Parcel stats'.X59]" office:value-type="float" office:value="31.3438" calcext:value-type="float">
            <text:p>31.3438</text:p>
          </table:table-cell>
          <table:table-cell table:formula="of:=[$'Parcel stats'.Y59]" office:value-type="float" office:value="24.702" calcext:value-type="float">
            <text:p>24.702</text:p>
          </table:table-cell>
          <table:table-cell table:formula="of:=[$'Parcel stats'.AA59]" office:value-type="float" office:value="0.06" calcext:value-type="float">
            <text:p>0.06</text:p>
          </table:table-cell>
          <table:table-cell table:formula="of:=[$'Parcel stats'.AB59]" office:value-type="float" office:value="6.6418" calcext:value-type="float">
            <text:p>6.6418</text:p>
          </table:table-cell>
          <table:table-cell table:formula="of:=[$'Parcel stats'.AF59]" office:value-type="float" office:value="0" calcext:value-type="float">
            <text:p>0</text:p>
          </table:table-cell>
          <table:table-cell table:formula="of:=[$'Parcel stats'.AG59]" office:value-type="float" office:value="53.125" calcext:value-type="float">
            <text:p>53.125</text:p>
          </table:table-cell>
          <table:table-cell table:formula="of:=[$'Parcel stats'.AH59]" office:value-type="float" office:value="36.6804" calcext:value-type="float">
            <text:p>36.6804</text:p>
          </table:table-cell>
          <table:table-cell table:formula="of:=[$'Parcel stats'.AJ59]" office:value-type="float" office:value="0.22" calcext:value-type="float">
            <text:p>0.22</text:p>
          </table:table-cell>
          <table:table-cell table:formula="of:=[$'Parcel stats'.AK59]" office:value-type="float" office:value="16.4446" calcext:value-type="float">
            <text:p>16.4446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Parcel stats'.E60]" office:value-type="float" office:value="0" calcext:value-type="float">
            <text:p>0</text:p>
          </table:table-cell>
          <table:table-cell table:formula="of:=[$'Parcel stats'.F60]" office:value-type="float" office:value="8.6828" calcext:value-type="float">
            <text:p>8.6828</text:p>
          </table:table-cell>
          <table:table-cell table:formula="of:=[$'Parcel stats'.G60]" office:value-type="float" office:value="7.8476" calcext:value-type="float">
            <text:p>7.8476</text:p>
          </table:table-cell>
          <table:table-cell table:formula="of:=[$'Parcel stats'.I60]" office:value-type="float" office:value="0" calcext:value-type="float">
            <text:p>0</text:p>
          </table:table-cell>
          <table:table-cell table:formula="of:=[$'Parcel stats'.J60]" office:value-type="float" office:value="0.8352" calcext:value-type="float">
            <text:p>0.8352</text:p>
          </table:table-cell>
          <table:table-cell table:formula="of:=[$'Parcel stats'.N60]" office:value-type="float" office:value="0" calcext:value-type="float">
            <text:p>0</text:p>
          </table:table-cell>
          <table:table-cell table:formula="of:=[$'Parcel stats'.O60]" office:value-type="float" office:value="34.2488" calcext:value-type="float">
            <text:p>34.2488</text:p>
          </table:table-cell>
          <table:table-cell table:formula="of:=[$'Parcel stats'.P60]" office:value-type="float" office:value="26.8456" calcext:value-type="float">
            <text:p>26.8456</text:p>
          </table:table-cell>
          <table:table-cell table:formula="of:=[$'Parcel stats'.R60]" office:value-type="float" office:value="0.01" calcext:value-type="float">
            <text:p>0.01</text:p>
          </table:table-cell>
          <table:table-cell table:formula="of:=[$'Parcel stats'.S60]" office:value-type="float" office:value="7.4032" calcext:value-type="float">
            <text:p>7.4032</text:p>
          </table:table-cell>
          <table:table-cell table:formula="of:=[$'Parcel stats'.W60]" office:value-type="float" office:value="0" calcext:value-type="float">
            <text:p>0</text:p>
          </table:table-cell>
          <table:table-cell table:formula="of:=[$'Parcel stats'.X60]" office:value-type="float" office:value="41.6866" calcext:value-type="float">
            <text:p>41.6866</text:p>
          </table:table-cell>
          <table:table-cell table:formula="of:=[$'Parcel stats'.Y60]" office:value-type="float" office:value="32.614" calcext:value-type="float">
            <text:p>32.614</text:p>
          </table:table-cell>
          <table:table-cell table:formula="of:=[$'Parcel stats'.AA60]" office:value-type="float" office:value="0.02" calcext:value-type="float">
            <text:p>0.02</text:p>
          </table:table-cell>
          <table:table-cell table:formula="of:=[$'Parcel stats'.AB60]" office:value-type="float" office:value="9.0726" calcext:value-type="float">
            <text:p>9.0726</text:p>
          </table:table-cell>
          <table:table-cell table:formula="of:=[$'Parcel stats'.AF60]" office:value-type="float" office:value="0" calcext:value-type="float">
            <text:p>0</text:p>
          </table:table-cell>
          <table:table-cell table:formula="of:=[$'Parcel stats'.AG60]" office:value-type="float" office:value="56.5622" calcext:value-type="float">
            <text:p>56.5622</text:p>
          </table:table-cell>
          <table:table-cell table:formula="of:=[$'Parcel stats'.AH60]" office:value-type="float" office:value="40.71" calcext:value-type="float">
            <text:p>40.71</text:p>
          </table:table-cell>
          <table:table-cell table:formula="of:=[$'Parcel stats'.AJ60]" office:value-type="float" office:value="0.18" calcext:value-type="float">
            <text:p>0.18</text:p>
          </table:table-cell>
          <table:table-cell table:formula="of:=[$'Parcel stats'.AK60]" office:value-type="float" office:value="15.8522" calcext:value-type="float">
            <text:p>15.8522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Parcel stats'.E61]" office:value-type="float" office:value="0" calcext:value-type="float">
            <text:p>0</text:p>
          </table:table-cell>
          <table:table-cell table:formula="of:=[$'Parcel stats'.F61]" office:value-type="float" office:value="15.688" calcext:value-type="float">
            <text:p>15.688</text:p>
          </table:table-cell>
          <table:table-cell table:formula="of:=[$'Parcel stats'.G61]" office:value-type="float" office:value="10.7548" calcext:value-type="float">
            <text:p>10.7548</text:p>
          </table:table-cell>
          <table:table-cell table:formula="of:=[$'Parcel stats'.I61]" office:value-type="float" office:value="0" calcext:value-type="float">
            <text:p>0</text:p>
          </table:table-cell>
          <table:table-cell table:formula="of:=[$'Parcel stats'.J61]" office:value-type="float" office:value="4.9332" calcext:value-type="float">
            <text:p>4.9332</text:p>
          </table:table-cell>
          <table:table-cell table:formula="of:=[$'Parcel stats'.N61]" office:value-type="float" office:value="0" calcext:value-type="float">
            <text:p>0</text:p>
          </table:table-cell>
          <table:table-cell table:formula="of:=[$'Parcel stats'.O61]" office:value-type="float" office:value="29.384" calcext:value-type="float">
            <text:p>29.384</text:p>
          </table:table-cell>
          <table:table-cell table:formula="of:=[$'Parcel stats'.P61]" office:value-type="float" office:value="17.3972" calcext:value-type="float">
            <text:p>17.3972</text:p>
          </table:table-cell>
          <table:table-cell table:formula="of:=[$'Parcel stats'.R61]" office:value-type="float" office:value="0.01" calcext:value-type="float">
            <text:p>0.01</text:p>
          </table:table-cell>
          <table:table-cell table:formula="of:=[$'Parcel stats'.S61]" office:value-type="float" office:value="11.9868" calcext:value-type="float">
            <text:p>11.9868</text:p>
          </table:table-cell>
          <table:table-cell table:formula="of:=[$'Parcel stats'.W61]" office:value-type="float" office:value="0" calcext:value-type="float">
            <text:p>0</text:p>
          </table:table-cell>
          <table:table-cell table:formula="of:=[$'Parcel stats'.X61]" office:value-type="float" office:value="40.3078" calcext:value-type="float">
            <text:p>40.3078</text:p>
          </table:table-cell>
          <table:table-cell table:formula="of:=[$'Parcel stats'.Y61]" office:value-type="float" office:value="22.8712" calcext:value-type="float">
            <text:p>22.8712</text:p>
          </table:table-cell>
          <table:table-cell table:formula="of:=[$'Parcel stats'.AA61]" office:value-type="float" office:value="0.02" calcext:value-type="float">
            <text:p>0.02</text:p>
          </table:table-cell>
          <table:table-cell table:formula="of:=[$'Parcel stats'.AB61]" office:value-type="float" office:value="17.4366" calcext:value-type="float">
            <text:p>17.4366</text:p>
          </table:table-cell>
          <table:table-cell table:formula="of:=[$'Parcel stats'.AF61]" office:value-type="float" office:value="0" calcext:value-type="float">
            <text:p>0</text:p>
          </table:table-cell>
          <table:table-cell table:formula="of:=[$'Parcel stats'.AG61]" office:value-type="float" office:value="62.7364" calcext:value-type="float">
            <text:p>62.7364</text:p>
          </table:table-cell>
          <table:table-cell table:formula="of:=[$'Parcel stats'.AH61]" office:value-type="float" office:value="32.8992" calcext:value-type="float">
            <text:p>32.8992</text:p>
          </table:table-cell>
          <table:table-cell table:formula="of:=[$'Parcel stats'.AJ61]" office:value-type="float" office:value="0.26" calcext:value-type="float">
            <text:p>0.26</text:p>
          </table:table-cell>
          <table:table-cell table:formula="of:=[$'Parcel stats'.AK61]" office:value-type="float" office:value="29.8372" calcext:value-type="float">
            <text:p>29.8372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Parcel stats'.E62]" office:value-type="float" office:value="0" calcext:value-type="float">
            <text:p>0</text:p>
          </table:table-cell>
          <table:table-cell table:formula="of:=[$'Parcel stats'.F62]" office:value-type="float" office:value="0" calcext:value-type="float">
            <text:p>0</text:p>
          </table:table-cell>
          <table:table-cell table:formula="of:=[$'Parcel stats'.G62]" office:value-type="float" office:value="0" calcext:value-type="float">
            <text:p>0</text:p>
          </table:table-cell>
          <table:table-cell table:formula="of:=[$'Parcel stats'.I62]" office:value-type="float" office:value="0" calcext:value-type="float">
            <text:p>0</text:p>
          </table:table-cell>
          <table:table-cell table:formula="of:=[$'Parcel stats'.J62]" office:value-type="float" office:value="0" calcext:value-type="float">
            <text:p>0</text:p>
          </table:table-cell>
          <table:table-cell table:formula="of:=[$'Parcel stats'.N62]" office:value-type="float" office:value="0" calcext:value-type="float">
            <text:p>0</text:p>
          </table:table-cell>
          <table:table-cell table:formula="of:=[$'Parcel stats'.O62]" office:value-type="float" office:value="37.5356" calcext:value-type="float">
            <text:p>37.5356</text:p>
          </table:table-cell>
          <table:table-cell table:formula="of:=[$'Parcel stats'.P62]" office:value-type="float" office:value="34.0768" calcext:value-type="float">
            <text:p>34.0768</text:p>
          </table:table-cell>
          <table:table-cell table:formula="of:=[$'Parcel stats'.R62]" office:value-type="float" office:value="0.07" calcext:value-type="float">
            <text:p>0.07</text:p>
          </table:table-cell>
          <table:table-cell table:formula="of:=[$'Parcel stats'.S62]" office:value-type="float" office:value="3.4588" calcext:value-type="float">
            <text:p>3.4588</text:p>
          </table:table-cell>
          <table:table-cell table:formula="of:=[$'Parcel stats'.W62]" office:value-type="float" office:value="0" calcext:value-type="float">
            <text:p>0</text:p>
          </table:table-cell>
          <table:table-cell table:formula="of:=[$'Parcel stats'.X62]" office:value-type="float" office:value="37.5356" calcext:value-type="float">
            <text:p>37.5356</text:p>
          </table:table-cell>
          <table:table-cell table:formula="of:=[$'Parcel stats'.Y62]" office:value-type="float" office:value="34.0768" calcext:value-type="float">
            <text:p>34.0768</text:p>
          </table:table-cell>
          <table:table-cell table:formula="of:=[$'Parcel stats'.AA62]" office:value-type="float" office:value="0.09" calcext:value-type="float">
            <text:p>0.09</text:p>
          </table:table-cell>
          <table:table-cell table:formula="of:=[$'Parcel stats'.AB62]" office:value-type="float" office:value="3.4588" calcext:value-type="float">
            <text:p>3.4588</text:p>
          </table:table-cell>
          <table:table-cell table:formula="of:=[$'Parcel stats'.AF62]" office:value-type="float" office:value="0" calcext:value-type="float">
            <text:p>0</text:p>
          </table:table-cell>
          <table:table-cell table:formula="of:=[$'Parcel stats'.AG62]" office:value-type="float" office:value="49.0072" calcext:value-type="float">
            <text:p>49.0072</text:p>
          </table:table-cell>
          <table:table-cell table:formula="of:=[$'Parcel stats'.AH62]" office:value-type="float" office:value="43.5804" calcext:value-type="float">
            <text:p>43.5804</text:p>
          </table:table-cell>
          <table:table-cell table:formula="of:=[$'Parcel stats'.AJ62]" office:value-type="float" office:value="0.16" calcext:value-type="float">
            <text:p>0.16</text:p>
          </table:table-cell>
          <table:table-cell table:formula="of:=[$'Parcel stats'.AK62]" office:value-type="float" office:value="5.4268" calcext:value-type="float">
            <text:p>5.4268</text:p>
          </table:table-cell>
        </table:table-row>
        <table:table-row table:style-name="ro2">
          <table:table-cell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0" table:formula="of:=AVERAGE([.B4:.B13])" office:value-type="float" office:value="0" calcext:value-type="float">
            <text:p>0.000</text:p>
          </table:table-cell>
          <table:table-cell table:style-name="ce30" table:formula="of:=AVERAGE([.C4:.C13])" office:value-type="float" office:value="4.64508" calcext:value-type="float">
            <text:p>4.645</text:p>
          </table:table-cell>
          <table:table-cell table:style-name="ce30" table:formula="of:=AVERAGE([.D4:.D13])" office:value-type="float" office:value="3.90908" calcext:value-type="float">
            <text:p>3.909</text:p>
          </table:table-cell>
          <table:table-cell table:style-name="ce30" table:formula="of:=AVERAGE([.E4:.E13])" office:value-type="float" office:value="0" calcext:value-type="float">
            <text:p>0.000</text:p>
          </table:table-cell>
          <table:table-cell table:style-name="ce30" table:formula="of:=AVERAGE([.F4:.F13])" office:value-type="float" office:value="0.736" calcext:value-type="float">
            <text:p>0.736</text:p>
          </table:table-cell>
          <table:table-cell table:style-name="ce30" table:formula="of:=AVERAGE([.G4:.G13])" office:value-type="float" office:value="0" calcext:value-type="float">
            <text:p>0.000</text:p>
          </table:table-cell>
          <table:table-cell table:style-name="ce30" table:formula="of:=AVERAGE([.H4:.H13])" office:value-type="float" office:value="11.17954" calcext:value-type="float">
            <text:p>11.180</text:p>
          </table:table-cell>
          <table:table-cell table:style-name="ce30" table:formula="of:=AVERAGE([.I4:.I13])" office:value-type="float" office:value="9.31132" calcext:value-type="float">
            <text:p>9.311</text:p>
          </table:table-cell>
          <table:table-cell table:style-name="ce30" table:formula="of:=AVERAGE([.J4:.J13])" office:value-type="float" office:value="0" calcext:value-type="float">
            <text:p>0.000</text:p>
          </table:table-cell>
          <table:table-cell table:style-name="ce30" table:formula="of:=AVERAGE([.K4:.K13])" office:value-type="float" office:value="1.86822" calcext:value-type="float">
            <text:p>1.868</text:p>
          </table:table-cell>
          <table:table-cell table:style-name="ce30" table:formula="of:=AVERAGE([.L4:.L13])" office:value-type="float" office:value="0" calcext:value-type="float">
            <text:p>0.000</text:p>
          </table:table-cell>
          <table:table-cell table:style-name="ce30" table:formula="of:=AVERAGE([.M4:.M13])" office:value-type="float" office:value="21.41268" calcext:value-type="float">
            <text:p>21.413</text:p>
          </table:table-cell>
          <table:table-cell table:style-name="ce30" table:formula="of:=AVERAGE([.N4:.N13])" office:value-type="float" office:value="15.85896" calcext:value-type="float">
            <text:p>15.859</text:p>
          </table:table-cell>
          <table:table-cell table:style-name="ce30" table:formula="of:=AVERAGE([.O4:.O13])" office:value-type="float" office:value="0.005" calcext:value-type="float">
            <text:p>0.005</text:p>
          </table:table-cell>
          <table:table-cell table:style-name="ce30" table:formula="of:=AVERAGE([.P4:.P13])" office:value-type="float" office:value="5.55372" calcext:value-type="float">
            <text:p>5.554</text:p>
          </table:table-cell>
          <table:table-cell table:style-name="ce30" table:formula="of:=AVERAGE([.Q4:.Q13])" office:value-type="float" office:value="0" calcext:value-type="float">
            <text:p>0.000</text:p>
          </table:table-cell>
          <table:table-cell table:style-name="ce30" table:formula="of:=AVERAGE([.R4:.R13])" office:value-type="float" office:value="37.99592" calcext:value-type="float">
            <text:p>37.996</text:p>
          </table:table-cell>
          <table:table-cell table:style-name="ce30" table:formula="of:=AVERAGE([.S4:.S13])" office:value-type="float" office:value="28.6442" calcext:value-type="float">
            <text:p>28.644</text:p>
          </table:table-cell>
          <table:table-cell table:style-name="ce30" table:formula="of:=AVERAGE([.T4:.T13])" office:value-type="float" office:value="0.02" calcext:value-type="float">
            <text:p>0.020</text:p>
          </table:table-cell>
          <table:table-cell table:style-name="ce30" table:formula="of:=AVERAGE([.U4:.U13])" office:value-type="float" office:value="9.35172" calcext:value-type="float">
            <text:p>9.352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0" table:formula="of:=AVERAGE([.B14:.B23])" office:value-type="float" office:value="0" calcext:value-type="float">
            <text:p>0.000</text:p>
          </table:table-cell>
          <table:table-cell table:style-name="ce30" table:formula="of:=AVERAGE([.C14:.C23])" office:value-type="float" office:value="4.97874" calcext:value-type="float">
            <text:p>4.979</text:p>
          </table:table-cell>
          <table:table-cell table:style-name="ce30" table:formula="of:=AVERAGE([.D14:.D23])" office:value-type="float" office:value="4.14552" calcext:value-type="float">
            <text:p>4.146</text:p>
          </table:table-cell>
          <table:table-cell table:style-name="ce30" table:formula="of:=AVERAGE([.E14:.E23])" office:value-type="float" office:value="0" calcext:value-type="float">
            <text:p>0.000</text:p>
          </table:table-cell>
          <table:table-cell table:style-name="ce30" table:formula="of:=AVERAGE([.F14:.F23])" office:value-type="float" office:value="0.83322" calcext:value-type="float">
            <text:p>0.833</text:p>
          </table:table-cell>
          <table:table-cell table:style-name="ce30" table:formula="of:=AVERAGE([.G14:.G23])" office:value-type="float" office:value="0" calcext:value-type="float">
            <text:p>0.000</text:p>
          </table:table-cell>
          <table:table-cell table:style-name="ce30" table:formula="of:=AVERAGE([.H14:.H23])" office:value-type="float" office:value="12.11402" calcext:value-type="float">
            <text:p>12.114</text:p>
          </table:table-cell>
          <table:table-cell table:style-name="ce30" table:formula="of:=AVERAGE([.I14:.I23])" office:value-type="float" office:value="10.57908" calcext:value-type="float">
            <text:p>10.579</text:p>
          </table:table-cell>
          <table:table-cell table:style-name="ce30" table:formula="of:=AVERAGE([.J14:.J23])" office:value-type="float" office:value="0" calcext:value-type="float">
            <text:p>0.000</text:p>
          </table:table-cell>
          <table:table-cell table:style-name="ce30" table:formula="of:=AVERAGE([.K14:.K23])" office:value-type="float" office:value="1.53494" calcext:value-type="float">
            <text:p>1.535</text:p>
          </table:table-cell>
          <table:table-cell table:style-name="ce30" table:formula="of:=AVERAGE([.L14:.L23])" office:value-type="float" office:value="0" calcext:value-type="float">
            <text:p>0.000</text:p>
          </table:table-cell>
          <table:table-cell table:style-name="ce30" table:formula="of:=AVERAGE([.M14:.M23])" office:value-type="float" office:value="27.28606" calcext:value-type="float">
            <text:p>27.286</text:p>
          </table:table-cell>
          <table:table-cell table:style-name="ce30" table:formula="of:=AVERAGE([.N14:.N23])" office:value-type="float" office:value="23.184" calcext:value-type="float">
            <text:p>23.184</text:p>
          </table:table-cell>
          <table:table-cell table:style-name="ce30" table:formula="of:=AVERAGE([.O14:.O23])" office:value-type="float" office:value="0.019" calcext:value-type="float">
            <text:p>0.019</text:p>
          </table:table-cell>
          <table:table-cell table:style-name="ce30" table:formula="of:=AVERAGE([.P14:.P23])" office:value-type="float" office:value="4.10206" calcext:value-type="float">
            <text:p>4.102</text:p>
          </table:table-cell>
          <table:table-cell table:style-name="ce30" table:formula="of:=AVERAGE([.Q14:.Q23])" office:value-type="float" office:value="0" calcext:value-type="float">
            <text:p>0.000</text:p>
          </table:table-cell>
          <table:table-cell table:style-name="ce30" table:formula="of:=AVERAGE([.R14:.R23])" office:value-type="float" office:value="35.60658" calcext:value-type="float">
            <text:p>35.607</text:p>
          </table:table-cell>
          <table:table-cell table:style-name="ce30" table:formula="of:=AVERAGE([.S14:.S23])" office:value-type="float" office:value="26.81524" calcext:value-type="float">
            <text:p>26.815</text:p>
          </table:table-cell>
          <table:table-cell table:style-name="ce30" table:formula="of:=AVERAGE([.T14:.T23])" office:value-type="float" office:value="0.11" calcext:value-type="float">
            <text:p>0.110</text:p>
          </table:table-cell>
          <table:table-cell table:style-name="ce30" table:formula="of:=AVERAGE([.U14:.U23])" office:value-type="float" office:value="8.79134" calcext:value-type="float">
            <text:p>8.791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0" table:formula="of:=AVERAGE([.B24:.B33])" office:value-type="float" office:value="0" calcext:value-type="float">
            <text:p>0.000</text:p>
          </table:table-cell>
          <table:table-cell table:style-name="ce30" table:formula="of:=AVERAGE([.C24:.C33])" office:value-type="float" office:value="0" calcext:value-type="float">
            <text:p>0.000</text:p>
          </table:table-cell>
          <table:table-cell table:style-name="ce30" table:formula="of:=AVERAGE([.D24:.D33])" office:value-type="float" office:value="0" calcext:value-type="float">
            <text:p>0.000</text:p>
          </table:table-cell>
          <table:table-cell table:style-name="ce30" table:formula="of:=AVERAGE([.E24:.E33])" office:value-type="float" office:value="0" calcext:value-type="float">
            <text:p>0.000</text:p>
          </table:table-cell>
          <table:table-cell table:style-name="ce30" table:formula="of:=AVERAGE([.F24:.F33])" office:value-type="float" office:value="0" calcext:value-type="float">
            <text:p>0.000</text:p>
          </table:table-cell>
          <table:table-cell table:style-name="ce30" table:formula="of:=AVERAGE([.G24:.G33])" office:value-type="float" office:value="0" calcext:value-type="float">
            <text:p>0.000</text:p>
          </table:table-cell>
          <table:table-cell table:style-name="ce30" table:formula="of:=AVERAGE([.H24:.H33])" office:value-type="float" office:value="15.48568" calcext:value-type="float">
            <text:p>15.486</text:p>
          </table:table-cell>
          <table:table-cell table:style-name="ce30" table:formula="of:=AVERAGE([.I24:.I33])" office:value-type="float" office:value="13.2572" calcext:value-type="float">
            <text:p>13.257</text:p>
          </table:table-cell>
          <table:table-cell table:style-name="ce30" table:formula="of:=AVERAGE([.J24:.J33])" office:value-type="float" office:value="0" calcext:value-type="float">
            <text:p>0.000</text:p>
          </table:table-cell>
          <table:table-cell table:style-name="ce30" table:formula="of:=AVERAGE([.K24:.K33])" office:value-type="float" office:value="2.22848" calcext:value-type="float">
            <text:p>2.228</text:p>
          </table:table-cell>
          <table:table-cell table:style-name="ce30" table:formula="of:=AVERAGE([.L24:.L33])" office:value-type="float" office:value="0" calcext:value-type="float">
            <text:p>0.000</text:p>
          </table:table-cell>
          <table:table-cell table:style-name="ce30" table:formula="of:=AVERAGE([.M24:.M33])" office:value-type="float" office:value="30.25434" calcext:value-type="float">
            <text:p>30.254</text:p>
          </table:table-cell>
          <table:table-cell table:style-name="ce30" table:formula="of:=AVERAGE([.N24:.N33])" office:value-type="float" office:value="23.65504" calcext:value-type="float">
            <text:p>23.655</text:p>
          </table:table-cell>
          <table:table-cell table:style-name="ce30" table:formula="of:=AVERAGE([.O24:.O33])" office:value-type="float" office:value="0.009" calcext:value-type="float">
            <text:p>0.009</text:p>
          </table:table-cell>
          <table:table-cell table:style-name="ce30" table:formula="of:=AVERAGE([.P24:.P33])" office:value-type="float" office:value="6.5993" calcext:value-type="float">
            <text:p>6.599</text:p>
          </table:table-cell>
          <table:table-cell table:style-name="ce30" table:formula="of:=AVERAGE([.Q24:.Q33])" office:value-type="float" office:value="0" calcext:value-type="float">
            <text:p>0.000</text:p>
          </table:table-cell>
          <table:table-cell table:style-name="ce30" table:formula="of:=AVERAGE([.R24:.R33])" office:value-type="float" office:value="48.68038" calcext:value-type="float">
            <text:p>48.680</text:p>
          </table:table-cell>
          <table:table-cell table:style-name="ce30" table:formula="of:=AVERAGE([.S24:.S33])" office:value-type="float" office:value="34.91676" calcext:value-type="float">
            <text:p>34.917</text:p>
          </table:table-cell>
          <table:table-cell table:style-name="ce30" table:formula="of:=AVERAGE([.T24:.T33])" office:value-type="float" office:value="0.067" calcext:value-type="float">
            <text:p>0.067</text:p>
          </table:table-cell>
          <table:table-cell table:style-name="ce30" table:formula="of:=AVERAGE([.U24:.U33])" office:value-type="float" office:value="13.76362" calcext:value-type="float">
            <text:p>13.764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0" table:formula="of:=AVERAGE([.B34:.B43])" office:value-type="float" office:value="0" calcext:value-type="float">
            <text:p>0.000</text:p>
          </table:table-cell>
          <table:table-cell table:style-name="ce30" table:formula="of:=AVERAGE([.C34:.C43])" office:value-type="float" office:value="4.98372" calcext:value-type="float">
            <text:p>4.984</text:p>
          </table:table-cell>
          <table:table-cell table:style-name="ce30" table:formula="of:=AVERAGE([.D34:.D43])" office:value-type="float" office:value="4.48592" calcext:value-type="float">
            <text:p>4.486</text:p>
          </table:table-cell>
          <table:table-cell table:style-name="ce30" table:formula="of:=AVERAGE([.E34:.E43])" office:value-type="float" office:value="0" calcext:value-type="float">
            <text:p>0.000</text:p>
          </table:table-cell>
          <table:table-cell table:style-name="ce30" table:formula="of:=AVERAGE([.F34:.F43])" office:value-type="float" office:value="0.4978" calcext:value-type="float">
            <text:p>0.498</text:p>
          </table:table-cell>
          <table:table-cell table:style-name="ce30" table:formula="of:=AVERAGE([.G34:.G43])" office:value-type="float" office:value="0" calcext:value-type="float">
            <text:p>0.000</text:p>
          </table:table-cell>
          <table:table-cell table:style-name="ce30" table:formula="of:=AVERAGE([.H34:.H43])" office:value-type="float" office:value="11.97126" calcext:value-type="float">
            <text:p>11.971</text:p>
          </table:table-cell>
          <table:table-cell table:style-name="ce30" table:formula="of:=AVERAGE([.I34:.I43])" office:value-type="float" office:value="9.04912" calcext:value-type="float">
            <text:p>9.049</text:p>
          </table:table-cell>
          <table:table-cell table:style-name="ce30" table:formula="of:=AVERAGE([.J34:.J43])" office:value-type="float" office:value="0" calcext:value-type="float">
            <text:p>0.000</text:p>
          </table:table-cell>
          <table:table-cell table:style-name="ce30" table:formula="of:=AVERAGE([.K34:.K43])" office:value-type="float" office:value="2.92214" calcext:value-type="float">
            <text:p>2.922</text:p>
          </table:table-cell>
          <table:table-cell table:style-name="ce30" table:formula="of:=AVERAGE([.L34:.L43])" office:value-type="float" office:value="0" calcext:value-type="float">
            <text:p>0.000</text:p>
          </table:table-cell>
          <table:table-cell table:style-name="ce30" table:formula="of:=AVERAGE([.M34:.M43])" office:value-type="float" office:value="38.35458" calcext:value-type="float">
            <text:p>38.355</text:p>
          </table:table-cell>
          <table:table-cell table:style-name="ce30" table:formula="of:=AVERAGE([.N34:.N43])" office:value-type="float" office:value="30.4382" calcext:value-type="float">
            <text:p>30.438</text:p>
          </table:table-cell>
          <table:table-cell table:style-name="ce30" table:formula="of:=AVERAGE([.O34:.O43])" office:value-type="float" office:value="0.04" calcext:value-type="float">
            <text:p>0.040</text:p>
          </table:table-cell>
          <table:table-cell table:style-name="ce30" table:formula="of:=AVERAGE([.P34:.P43])" office:value-type="float" office:value="7.91638" calcext:value-type="float">
            <text:p>7.916</text:p>
          </table:table-cell>
          <table:table-cell table:style-name="ce30" table:formula="of:=AVERAGE([.Q34:.Q43])" office:value-type="float" office:value="0" calcext:value-type="float">
            <text:p>0.000</text:p>
          </table:table-cell>
          <table:table-cell table:style-name="ce30" table:formula="of:=AVERAGE([.R34:.R43])" office:value-type="float" office:value="52.2864" calcext:value-type="float">
            <text:p>52.286</text:p>
          </table:table-cell>
          <table:table-cell table:style-name="ce30" table:formula="of:=AVERAGE([.S34:.S43])" office:value-type="float" office:value="39.97952" calcext:value-type="float">
            <text:p>39.980</text:p>
          </table:table-cell>
          <table:table-cell table:style-name="ce30" table:formula="of:=AVERAGE([.T34:.T43])" office:value-type="float" office:value="0.103" calcext:value-type="float">
            <text:p>0.103</text:p>
          </table:table-cell>
          <table:table-cell table:style-name="ce30" table:formula="of:=AVERAGE([.U34:.U43])" office:value-type="float" office:value="12.30688" calcext:value-type="float">
            <text:p>12.307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0" table:formula="of:=AVERAGE([.B44:.B53])" office:value-type="float" office:value="0" calcext:value-type="float">
            <text:p>0.000</text:p>
          </table:table-cell>
          <table:table-cell table:style-name="ce30" table:formula="of:=AVERAGE([.C44:.C53])" office:value-type="float" office:value="3.94622" calcext:value-type="float">
            <text:p>3.946</text:p>
          </table:table-cell>
          <table:table-cell table:style-name="ce30" table:formula="of:=AVERAGE([.D44:.D53])" office:value-type="float" office:value="3.38928" calcext:value-type="float">
            <text:p>3.389</text:p>
          </table:table-cell>
          <table:table-cell table:style-name="ce30" table:formula="of:=AVERAGE([.E44:.E53])" office:value-type="float" office:value="0" calcext:value-type="float">
            <text:p>0.000</text:p>
          </table:table-cell>
          <table:table-cell table:style-name="ce30" table:formula="of:=AVERAGE([.F44:.F53])" office:value-type="float" office:value="0.55694" calcext:value-type="float">
            <text:p>0.557</text:p>
          </table:table-cell>
          <table:table-cell table:style-name="ce30" table:formula="of:=AVERAGE([.G44:.G53])" office:value-type="float" office:value="0" calcext:value-type="float">
            <text:p>0.000</text:p>
          </table:table-cell>
          <table:table-cell table:style-name="ce30" table:formula="of:=AVERAGE([.H44:.H53])" office:value-type="float" office:value="30.82392" calcext:value-type="float">
            <text:p>30.824</text:p>
          </table:table-cell>
          <table:table-cell table:style-name="ce30" table:formula="of:=AVERAGE([.I44:.I53])" office:value-type="float" office:value="23.1794" calcext:value-type="float">
            <text:p>23.179</text:p>
          </table:table-cell>
          <table:table-cell table:style-name="ce30" table:formula="of:=AVERAGE([.J44:.J53])" office:value-type="float" office:value="0.01" calcext:value-type="float">
            <text:p>0.010</text:p>
          </table:table-cell>
          <table:table-cell table:style-name="ce30" table:formula="of:=AVERAGE([.K44:.K53])" office:value-type="float" office:value="7.64452" calcext:value-type="float">
            <text:p>7.645</text:p>
          </table:table-cell>
          <table:table-cell table:style-name="ce30" table:formula="of:=AVERAGE([.L44:.L53])" office:value-type="float" office:value="0" calcext:value-type="float">
            <text:p>0.000</text:p>
          </table:table-cell>
          <table:table-cell table:style-name="ce30" table:formula="of:=AVERAGE([.M44:.M53])" office:value-type="float" office:value="38.87074" calcext:value-type="float">
            <text:p>38.871</text:p>
          </table:table-cell>
          <table:table-cell table:style-name="ce30" table:formula="of:=AVERAGE([.N44:.N53])" office:value-type="float" office:value="28.52184" calcext:value-type="float">
            <text:p>28.522</text:p>
          </table:table-cell>
          <table:table-cell table:style-name="ce30" table:formula="of:=AVERAGE([.O44:.O53])" office:value-type="float" office:value="0.042" calcext:value-type="float">
            <text:p>0.042</text:p>
          </table:table-cell>
          <table:table-cell table:style-name="ce30" table:formula="of:=AVERAGE([.P44:.P53])" office:value-type="float" office:value="10.3489" calcext:value-type="float">
            <text:p>10.349</text:p>
          </table:table-cell>
          <table:table-cell table:style-name="ce30" table:formula="of:=AVERAGE([.Q44:.Q53])" office:value-type="float" office:value="0" calcext:value-type="float">
            <text:p>0.000</text:p>
          </table:table-cell>
          <table:table-cell table:style-name="ce30" table:formula="of:=AVERAGE([.R44:.R53])" office:value-type="float" office:value="51.9045" calcext:value-type="float">
            <text:p>51.905</text:p>
          </table:table-cell>
          <table:table-cell table:style-name="ce30" table:formula="of:=AVERAGE([.S44:.S53])" office:value-type="float" office:value="32.5404" calcext:value-type="float">
            <text:p>32.540</text:p>
          </table:table-cell>
          <table:table-cell table:style-name="ce30" table:formula="of:=AVERAGE([.T44:.T53])" office:value-type="float" office:value="0.335" calcext:value-type="float">
            <text:p>0.335</text:p>
          </table:table-cell>
          <table:table-cell table:style-name="ce30" table:formula="of:=AVERAGE([.U44:.U53])" office:value-type="float" office:value="19.3641" calcext:value-type="float">
            <text:p>19.364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1" table:formula="of:=AVERAGE([.B54:.B63])" office:value-type="float" office:value="0" calcext:value-type="float">
            <text:p>0.000</text:p>
          </table:table-cell>
          <table:table-cell table:style-name="ce31" table:formula="of:=AVERAGE([.C54:.C63])" office:value-type="float" office:value="7.34268" calcext:value-type="float">
            <text:p>7.343</text:p>
          </table:table-cell>
          <table:table-cell table:style-name="ce31" table:formula="of:=AVERAGE([.D54:.D63])" office:value-type="float" office:value="6.1916" calcext:value-type="float">
            <text:p>6.192</text:p>
          </table:table-cell>
          <table:table-cell table:style-name="ce31" table:formula="of:=AVERAGE([.E54:.E63])" office:value-type="float" office:value="0" calcext:value-type="float">
            <text:p>0.000</text:p>
          </table:table-cell>
          <table:table-cell table:style-name="ce31" table:formula="of:=AVERAGE([.F54:.F63])" office:value-type="float" office:value="1.15108" calcext:value-type="float">
            <text:p>1.151</text:p>
          </table:table-cell>
          <table:table-cell table:style-name="ce31" table:formula="of:=AVERAGE([.G54:.G63])" office:value-type="float" office:value="0" calcext:value-type="float">
            <text:p>0.000</text:p>
          </table:table-cell>
          <table:table-cell table:style-name="ce31" table:formula="of:=AVERAGE([.H54:.H63])" office:value-type="float" office:value="31.5092" calcext:value-type="float">
            <text:p>31.509</text:p>
          </table:table-cell>
          <table:table-cell table:style-name="ce31" table:formula="of:=AVERAGE([.I54:.I63])" office:value-type="float" office:value="23.71852" calcext:value-type="float">
            <text:p>23.719</text:p>
          </table:table-cell>
          <table:table-cell table:style-name="ce31" table:formula="of:=AVERAGE([.J54:.J63])" office:value-type="float" office:value="0.017" calcext:value-type="float">
            <text:p>0.017</text:p>
          </table:table-cell>
          <table:table-cell table:style-name="ce31" table:formula="of:=AVERAGE([.K54:.K63])" office:value-type="float" office:value="7.79068" calcext:value-type="float">
            <text:p>7.791</text:p>
          </table:table-cell>
          <table:table-cell table:style-name="ce31" table:formula="of:=AVERAGE([.L54:.L63])" office:value-type="float" office:value="0" calcext:value-type="float">
            <text:p>0.000</text:p>
          </table:table-cell>
          <table:table-cell table:style-name="ce31" table:formula="of:=AVERAGE([.M54:.M63])" office:value-type="float" office:value="43.55194" calcext:value-type="float">
            <text:p>43.552</text:p>
          </table:table-cell>
          <table:table-cell table:style-name="ce31" table:formula="of:=AVERAGE([.N54:.N63])" office:value-type="float" office:value="31.67192" calcext:value-type="float">
            <text:p>31.672</text:p>
          </table:table-cell>
          <table:table-cell table:style-name="ce31" table:formula="of:=AVERAGE([.O54:.O63])" office:value-type="float" office:value="0.06" calcext:value-type="float">
            <text:p>0.060</text:p>
          </table:table-cell>
          <table:table-cell table:style-name="ce31" table:formula="of:=AVERAGE([.P54:.P63])" office:value-type="float" office:value="11.88002" calcext:value-type="float">
            <text:p>11.880</text:p>
          </table:table-cell>
          <table:table-cell table:style-name="ce31" table:formula="of:=AVERAGE([.Q54:.Q63])" office:value-type="float" office:value="0" calcext:value-type="float">
            <text:p>0.000</text:p>
          </table:table-cell>
          <table:table-cell table:style-name="ce31" table:formula="of:=AVERAGE([.R54:.R63])" office:value-type="float" office:value="63.9651" calcext:value-type="float">
            <text:p>63.965</text:p>
          </table:table-cell>
          <table:table-cell table:style-name="ce31" table:formula="of:=AVERAGE([.S54:.S63])" office:value-type="float" office:value="42.29884" calcext:value-type="float">
            <text:p>42.299</text:p>
          </table:table-cell>
          <table:table-cell table:style-name="ce31" table:formula="of:=AVERAGE([.T54:.T63])" office:value-type="float" office:value="0.492" calcext:value-type="float">
            <text:p>0.492</text:p>
          </table:table-cell>
          <table:table-cell table:style-name="ce31" table:formula="of:=AVERAGE([.U54:.U63])" office:value-type="float" office:value="21.66626" calcext:value-type="float">
            <text:p>21.666</text:p>
          </table:table-cell>
        </table:table-row>
      </table:table>
      <table:table table:name="Compare Time" table:style-name="ta2">
        <table:table-column table:style-name="co22" table:default-cell-style-name="ce23"/>
        <table:table-column table:style-name="co19" table:default-cell-style-name="ce13"/>
        <table:table-column table:style-name="co23" table:number-columns-repeated="2" table:default-cell-style-name="ce13"/>
        <table:table-column table:style-name="co19" table:default-cell-style-name="ce13"/>
        <table:table-column table:style-name="co24" table:number-columns-repeated="2" table:default-cell-style-name="ce13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26" table:default-cell-style-name="ce39"/>
        <table:table-column table:style-name="co27" table:default-cell-style-name="ce39"/>
        <table:table-column table:style-name="co26" table:default-cell-style-name="ce39"/>
        <table:table-column table:style-name="co23" table:default-cell-style-name="ce39"/>
        <table:table-column table:style-name="co25" table:default-cell-style-name="ce39"/>
        <table:table-column table:style-name="co18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6" table:number-rows-spanned="1">
            <text:p>10.00%</text:p>
          </table:table-cell>
          <table:covered-table-cell table:number-columns-repeated="5" table:style-name="ce74"/>
          <table:table-cell table:style-name="ce74" office:value-type="percentage" office:value="0.2" calcext:value-type="percentage" table:number-columns-spanned="6" table:number-rows-spanned="1">
            <text:p>20.00%</text:p>
          </table:table-cell>
          <table:covered-table-cell table:number-columns-repeated="5" table:style-name="Default"/>
          <table:table-cell table:style-name="ce74" office:value-type="percentage" office:value="0.3" calcext:value-type="percentage" table:number-columns-spanned="6" table:number-rows-spanned="1">
            <text:p>30.00%</text:p>
          </table:table-cell>
          <table:covered-table-cell table:number-columns-repeated="5" table:style-name="Default"/>
          <table:table-cell table:style-name="ce74" office:value-type="percentage" office:value="0.4" calcext:value-type="percentage" table:number-columns-spanned="6" table:number-rows-spanned="1">
            <text:p>40.00%</text:p>
          </table:table-cell>
          <table:covered-table-cell table:number-columns-repeated="5" table:style-name="Default"/>
        </table:table-row>
        <table:table-row table:style-name="ro2">
          <table:table-cell table:style-name="ce49" office:value-type="string" calcext:value-type="string" table:number-columns-spanned="1" table:number-rows-spanned="2">
            <text:p>Instance</text:p>
          </table:table-cell>
          <table:table-cell table:style-name="ce49" office:value-type="string" calcext:value-type="string" table:number-columns-spanned="6" table:number-rows-spanned="1">
            <text:p>Parcel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Parcel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Parcel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Parcel</text:p>
          </table:table-cell>
          <table:covered-table-cell table:number-columns-repeated="4" table:style-name="ce49"/>
          <table:covered-table-cell table:style-name="Default"/>
        </table:table-row>
        <table:table-row table:style-name="ro1">
          <table:covered-table-cell table:style-name="ce49"/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Parcel Time'.I3]" office:value-type="string" office:string-value="" calcext:value-type="error">
            <text:p>#DIV/0!</text:p>
          </table:table-cell>
          <table:table-cell table:formula="of:=[$'Parcel Time'.J3]" office:value-type="string" office:string-value="" calcext:value-type="error">
            <text:p>#DIV/0!</text:p>
          </table:table-cell>
          <table:table-cell table:formula="of:=[$'Parcel Time'.K3]" office:value-type="string" office:string-value="" calcext:value-type="error">
            <text:p>#DIV/0!</text:p>
          </table:table-cell>
          <table:table-cell table:formula="of:=[$'Parcel Time'.L3]" office:value-type="string" office:string-value="" calcext:value-type="error">
            <text:p>#DIV/0!</text:p>
          </table:table-cell>
          <table:table-cell table:formula="of:=[$'Parcel Time'.M3]" office:value-type="string" office:string-value="" calcext:value-type="error">
            <text:p>#DIV/0!</text:p>
          </table:table-cell>
          <table:table-cell table:formula="of:=[$'Parcel Time'.N3]" office:value-type="string" office:string-value="" calcext:value-type="error">
            <text:p>#DIV/0!</text:p>
          </table:table-cell>
          <table:table-cell table:formula="of:=[$'Parcel Time'.V3]" office:value-type="string" office:string-value="" calcext:value-type="error">
            <text:p>#DIV/0!</text:p>
          </table:table-cell>
          <table:table-cell table:formula="of:=[$'Parcel Time'.W3]" office:value-type="string" office:string-value="" calcext:value-type="error">
            <text:p>#DIV/0!</text:p>
          </table:table-cell>
          <table:table-cell table:formula="of:=[$'Parcel Time'.X3]" office:value-type="string" office:string-value="" calcext:value-type="error">
            <text:p>#DIV/0!</text:p>
          </table:table-cell>
          <table:table-cell table:formula="of:=[$'Parcel Time'.Y3]" office:value-type="string" office:string-value="" calcext:value-type="error">
            <text:p>#DIV/0!</text:p>
          </table:table-cell>
          <table:table-cell table:formula="of:=[$'Parcel Time'.Z3]" office:value-type="string" office:string-value="" calcext:value-type="error">
            <text:p>#DIV/0!</text:p>
          </table:table-cell>
          <table:table-cell table:formula="of:=[$'Parcel Time'.AA3]" office:value-type="string" office:string-value="" calcext:value-type="error">
            <text:p>#DIV/0!</text:p>
          </table:table-cell>
          <table:table-cell table:formula="of:=[$'Parcel Time'.AI3]" office:value-type="float" office:value="-0" calcext:value-type="float">
            <text:p>0.00</text:p>
          </table:table-cell>
          <table:table-cell table:formula="of:=[$'Parcel Time'.AJ3]" office:value-type="float" office:value="-0" calcext:value-type="float">
            <text:p>0.00</text:p>
          </table:table-cell>
          <table:table-cell table:formula="of:=[$'Parcel Time'.AK3]" office:value-type="float" office:value="-0" calcext:value-type="float">
            <text:p>0.00</text:p>
          </table:table-cell>
          <table:table-cell table:formula="of:=[$'Parcel Time'.AL3]" office:value-type="float" office:value="-0" calcext:value-type="float">
            <text:p>0.00</text:p>
          </table:table-cell>
          <table:table-cell table:formula="of:=[$'Parcel Time'.AM3]" office:value-type="float" office:value="-0" calcext:value-type="float">
            <text:p>0.00</text:p>
          </table:table-cell>
          <table:table-cell table:formula="of:=[$'Parcel Time'.AN3]" office:value-type="float" office:value="100" calcext:value-type="float">
            <text:p>100.00</text:p>
          </table:table-cell>
          <table:table-cell table:formula="of:=[$'Parcel Time'.AV3]" office:value-type="float" office:value="0" calcext:value-type="float">
            <text:p>0.00</text:p>
          </table:table-cell>
          <table:table-cell table:formula="of:=[$'Parcel Time'.AW3]" office:value-type="float" office:value="20.3540451228876" calcext:value-type="float">
            <text:p>20.35</text:p>
          </table:table-cell>
          <table:table-cell table:formula="of:=[$'Parcel Time'.AX3]" office:value-type="float" office:value="0" calcext:value-type="float">
            <text:p>0.00</text:p>
          </table:table-cell>
          <table:table-cell table:formula="of:=[$'Parcel Time'.AY3]" office:value-type="float" office:value="12.2874623019559" calcext:value-type="float">
            <text:p>12.29</text:p>
          </table:table-cell>
          <table:table-cell table:formula="of:=[$'Parcel Time'.AZ3]" office:value-type="float" office:value="0" calcext:value-type="float">
            <text:p>0.00</text:p>
          </table:table-cell>
          <table:table-cell table:formula="of:=[$'Parcel Time'.BA3]" office:value-type="float" office:value="67.3586108899282" calcext:value-type="float">
            <text:p>67.36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Parcel Time'.I4]" office:value-type="float" office:value="0" calcext:value-type="float">
            <text:p>0.00</text:p>
          </table:table-cell>
          <table:table-cell table:formula="of:=[$'Parcel Time'.J4]" office:value-type="float" office:value="60.3428059839427" calcext:value-type="float">
            <text:p>60.34</text:p>
          </table:table-cell>
          <table:table-cell table:formula="of:=[$'Parcel Time'.K4]" office:value-type="float" office:value="0" calcext:value-type="float">
            <text:p>0.00</text:p>
          </table:table-cell>
          <table:table-cell table:formula="of:=[$'Parcel Time'.L4]" office:value-type="float" office:value="39.6571940160573" calcext:value-type="float">
            <text:p>39.66</text:p>
          </table:table-cell>
          <table:table-cell table:formula="of:=[$'Parcel Time'.M4]" office:value-type="float" office:value="0" calcext:value-type="float">
            <text:p>0.00</text:p>
          </table:table-cell>
          <table:table-cell table:formula="of:=[$'Parcel Time'.N4]" office:value-type="float" office:value="0" calcext:value-type="float">
            <text:p>0.00</text:p>
          </table:table-cell>
          <table:table-cell table:formula="of:=[$'Parcel Time'.V4]" office:value-type="float" office:value="0" calcext:value-type="float">
            <text:p>0.00</text:p>
          </table:table-cell>
          <table:table-cell table:formula="of:=[$'Parcel Time'.W4]" office:value-type="float" office:value="60.3428059839427" calcext:value-type="float">
            <text:p>60.34</text:p>
          </table:table-cell>
          <table:table-cell table:formula="of:=[$'Parcel Time'.X4]" office:value-type="float" office:value="0" calcext:value-type="float">
            <text:p>0.00</text:p>
          </table:table-cell>
          <table:table-cell table:formula="of:=[$'Parcel Time'.Y4]" office:value-type="float" office:value="39.6571940160573" calcext:value-type="float">
            <text:p>39.66</text:p>
          </table:table-cell>
          <table:table-cell table:formula="of:=[$'Parcel Time'.Z4]" office:value-type="float" office:value="0" calcext:value-type="float">
            <text:p>0.00</text:p>
          </table:table-cell>
          <table:table-cell table:formula="of:=[$'Parcel Time'.AA4]" office:value-type="float" office:value="0" calcext:value-type="float">
            <text:p>0.00</text:p>
          </table:table-cell>
          <table:table-cell table:formula="of:=[$'Parcel Time'.AI4]" office:value-type="float" office:value="0" calcext:value-type="float">
            <text:p>0.00</text:p>
          </table:table-cell>
          <table:table-cell table:formula="of:=[$'Parcel Time'.AJ4]" office:value-type="float" office:value="60.4964015501015" calcext:value-type="float">
            <text:p>60.50</text:p>
          </table:table-cell>
          <table:table-cell table:formula="of:=[$'Parcel Time'.AK4]" office:value-type="float" office:value="0" calcext:value-type="float">
            <text:p>0.00</text:p>
          </table:table-cell>
          <table:table-cell table:formula="of:=[$'Parcel Time'.AL4]" office:value-type="float" office:value="39.503811375928" calcext:value-type="float">
            <text:p>39.50</text:p>
          </table:table-cell>
          <table:table-cell table:formula="of:=[$'Parcel Time'.AM4]" office:value-type="float" office:value="0" calcext:value-type="float">
            <text:p>0.00</text:p>
          </table:table-cell>
          <table:table-cell table:formula="of:=[$'Parcel Time'.AN4]" office:value-type="float" office:value="0" calcext:value-type="float">
            <text:p>0.00</text:p>
          </table:table-cell>
          <table:table-cell table:formula="of:=[$'Parcel Time'.AV4]" office:value-type="float" office:value="0" calcext:value-type="float">
            <text:p>0.00</text:p>
          </table:table-cell>
          <table:table-cell table:formula="of:=[$'Parcel Time'.AW4]" office:value-type="float" office:value="27.9844141920867" calcext:value-type="float">
            <text:p>27.98</text:p>
          </table:table-cell>
          <table:table-cell table:formula="of:=[$'Parcel Time'.AX4]" office:value-type="float" office:value="0" calcext:value-type="float">
            <text:p>0.00</text:p>
          </table:table-cell>
          <table:table-cell table:formula="of:=[$'Parcel Time'.AY4]" office:value-type="float" office:value="5.75392932276074" calcext:value-type="float">
            <text:p>5.75</text:p>
          </table:table-cell>
          <table:table-cell table:formula="of:=[$'Parcel Time'.AZ4]" office:value-type="float" office:value="0" calcext:value-type="float">
            <text:p>0.00</text:p>
          </table:table-cell>
          <table:table-cell table:formula="of:=[$'Parcel Time'.BA4]" office:value-type="float" office:value="66.2616817703698" calcext:value-type="float">
            <text:p>66.26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Parcel Time'.I5]" office:value-type="float" office:value="0" calcext:value-type="float">
            <text:p>0.00</text:p>
          </table:table-cell>
          <table:table-cell table:formula="of:=[$'Parcel Time'.J5]" office:value-type="float" office:value="0" calcext:value-type="float">
            <text:p>0.00</text:p>
          </table:table-cell>
          <table:table-cell table:formula="of:=[$'Parcel Time'.K5]" office:value-type="float" office:value="0" calcext:value-type="float">
            <text:p>0.00</text:p>
          </table:table-cell>
          <table:table-cell table:formula="of:=[$'Parcel Time'.L5]" office:value-type="float" office:value="0" calcext:value-type="float">
            <text:p>0.00</text:p>
          </table:table-cell>
          <table:table-cell table:formula="of:=[$'Parcel Time'.M5]" office:value-type="float" office:value="0" calcext:value-type="float">
            <text:p>0.00</text:p>
          </table:table-cell>
          <table:table-cell table:formula="of:=[$'Parcel Time'.N5]" office:value-type="float" office:value="100" calcext:value-type="float">
            <text:p>100.00</text:p>
          </table:table-cell>
          <table:table-cell table:formula="of:=[$'Parcel Time'.V5]" office:value-type="float" office:value="0" calcext:value-type="float">
            <text:p>0.00</text:p>
          </table:table-cell>
          <table:table-cell table:formula="of:=[$'Parcel Time'.W5]" office:value-type="float" office:value="55.0041143797573" calcext:value-type="float">
            <text:p>55.00</text:p>
          </table:table-cell>
          <table:table-cell table:formula="of:=[$'Parcel Time'.X5]" office:value-type="float" office:value="0" calcext:value-type="float">
            <text:p>0.00</text:p>
          </table:table-cell>
          <table:table-cell table:formula="of:=[$'Parcel Time'.Y5]" office:value-type="float" office:value="44.9960515226523" calcext:value-type="float">
            <text:p>45.00</text:p>
          </table:table-cell>
          <table:table-cell table:formula="of:=[$'Parcel Time'.Z5]" office:value-type="float" office:value="0" calcext:value-type="float">
            <text:p>0.00</text:p>
          </table:table-cell>
          <table:table-cell table:formula="of:=[$'Parcel Time'.AA5]" office:value-type="float" office:value="0.0000000000000253259982347984" calcext:value-type="float">
            <text:p>0.00</text:p>
          </table:table-cell>
          <table:table-cell table:formula="of:=[$'Parcel Time'.AI5]" office:value-type="float" office:value="0" calcext:value-type="float">
            <text:p>0.00</text:p>
          </table:table-cell>
          <table:table-cell table:formula="of:=[$'Parcel Time'.AJ5]" office:value-type="float" office:value="20.5902810136768" calcext:value-type="float">
            <text:p>20.59</text:p>
          </table:table-cell>
          <table:table-cell table:formula="of:=[$'Parcel Time'.AK5]" office:value-type="float" office:value="0" calcext:value-type="float">
            <text:p>0.00</text:p>
          </table:table-cell>
          <table:table-cell table:formula="of:=[$'Parcel Time'.AL5]" office:value-type="float" office:value="4.50169681072321" calcext:value-type="float">
            <text:p>4.50</text:p>
          </table:table-cell>
          <table:table-cell table:formula="of:=[$'Parcel Time'.AM5]" office:value-type="float" office:value="0" calcext:value-type="float">
            <text:p>0.00</text:p>
          </table:table-cell>
          <table:table-cell table:formula="of:=[$'Parcel Time'.AN5]" office:value-type="float" office:value="74.9081130964693" calcext:value-type="float">
            <text:p>74.91</text:p>
          </table:table-cell>
          <table:table-cell table:formula="of:=[$'Parcel Time'.AV5]" office:value-type="float" office:value="0" calcext:value-type="float">
            <text:p>0.00</text:p>
          </table:table-cell>
          <table:table-cell table:formula="of:=[$'Parcel Time'.AW5]" office:value-type="float" office:value="27.4823532390907" calcext:value-type="float">
            <text:p>27.48</text:p>
          </table:table-cell>
          <table:table-cell table:formula="of:=[$'Parcel Time'.AX5]" office:value-type="float" office:value="0" calcext:value-type="float">
            <text:p>0.00</text:p>
          </table:table-cell>
          <table:table-cell table:formula="of:=[$'Parcel Time'.AY5]" office:value-type="float" office:value="5.01513664765353" calcext:value-type="float">
            <text:p>5.02</text:p>
          </table:table-cell>
          <table:table-cell table:formula="of:=[$'Parcel Time'.AZ5]" office:value-type="float" office:value="0" calcext:value-type="float">
            <text:p>0.00</text:p>
          </table:table-cell>
          <table:table-cell table:formula="of:=[$'Parcel Time'.BA5]" office:value-type="float" office:value="67.5024847905496" calcext:value-type="float">
            <text:p>67.50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Parcel Time'.I6]" office:value-type="string" office:string-value="" calcext:value-type="error">
            <text:p>#DIV/0!</text:p>
          </table:table-cell>
          <table:table-cell table:formula="of:=[$'Parcel Time'.J6]" office:value-type="string" office:string-value="" calcext:value-type="error">
            <text:p>#DIV/0!</text:p>
          </table:table-cell>
          <table:table-cell table:formula="of:=[$'Parcel Time'.K6]" office:value-type="string" office:string-value="" calcext:value-type="error">
            <text:p>#DIV/0!</text:p>
          </table:table-cell>
          <table:table-cell table:formula="of:=[$'Parcel Time'.L6]" office:value-type="string" office:string-value="" calcext:value-type="error">
            <text:p>#DIV/0!</text:p>
          </table:table-cell>
          <table:table-cell table:formula="of:=[$'Parcel Time'.M6]" office:value-type="string" office:string-value="" calcext:value-type="error">
            <text:p>#DIV/0!</text:p>
          </table:table-cell>
          <table:table-cell table:formula="of:=[$'Parcel Time'.N6]" office:value-type="string" office:string-value="" calcext:value-type="error">
            <text:p>#DIV/0!</text:p>
          </table:table-cell>
          <table:table-cell table:formula="of:=[$'Parcel Time'.V6]" office:value-type="float" office:value="0" calcext:value-type="float">
            <text:p>0.00</text:p>
          </table:table-cell>
          <table:table-cell table:formula="of:=[$'Parcel Time'.W6]" office:value-type="float" office:value="61.2844977357523" calcext:value-type="float">
            <text:p>61.28</text:p>
          </table:table-cell>
          <table:table-cell table:formula="of:=[$'Parcel Time'.X6]" office:value-type="float" office:value="0" calcext:value-type="float">
            <text:p>0.00</text:p>
          </table:table-cell>
          <table:table-cell table:formula="of:=[$'Parcel Time'.Y6]" office:value-type="float" office:value="38.7157870752755" calcext:value-type="float">
            <text:p>38.72</text:p>
          </table:table-cell>
          <table:table-cell table:formula="of:=[$'Parcel Time'.Z6]" office:value-type="float" office:value="0" calcext:value-type="float">
            <text:p>0.00</text:p>
          </table:table-cell>
          <table:table-cell table:formula="of:=[$'Parcel Time'.AA6]" office:value-type="float" office:value="0.000000000000349141294750933" calcext:value-type="float">
            <text:p>0.00</text:p>
          </table:table-cell>
          <table:table-cell table:formula="of:=[$'Parcel Time'.AI6]" office:value-type="float" office:value="0" calcext:value-type="float">
            <text:p>0.00</text:p>
          </table:table-cell>
          <table:table-cell table:formula="of:=[$'Parcel Time'.AJ6]" office:value-type="float" office:value="74.4885958437074" calcext:value-type="float">
            <text:p>74.49</text:p>
          </table:table-cell>
          <table:table-cell table:formula="of:=[$'Parcel Time'.AK6]" office:value-type="float" office:value="0" calcext:value-type="float">
            <text:p>0.00</text:p>
          </table:table-cell>
          <table:table-cell table:formula="of:=[$'Parcel Time'.AL6]" office:value-type="float" office:value="25.5110913708759" calcext:value-type="float">
            <text:p>25.51</text:p>
          </table:table-cell>
          <table:table-cell table:formula="of:=[$'Parcel Time'.AM6]" office:value-type="float" office:value="0" calcext:value-type="float">
            <text:p>0.00</text:p>
          </table:table-cell>
          <table:table-cell table:formula="of:=[$'Parcel Time'.AN6]" office:value-type="float" office:value="0.000000000000537387240857282" calcext:value-type="float">
            <text:p>0.00</text:p>
          </table:table-cell>
          <table:table-cell table:formula="of:=[$'Parcel Time'.AV6]" office:value-type="float" office:value="0" calcext:value-type="float">
            <text:p>0.00</text:p>
          </table:table-cell>
          <table:table-cell table:formula="of:=[$'Parcel Time'.AW6]" office:value-type="float" office:value="87.0388754484024" calcext:value-type="float">
            <text:p>87.04</text:p>
          </table:table-cell>
          <table:table-cell table:formula="of:=[$'Parcel Time'.AX6]" office:value-type="float" office:value="0" calcext:value-type="float">
            <text:p>0.00</text:p>
          </table:table-cell>
          <table:table-cell table:formula="of:=[$'Parcel Time'.AY6]" office:value-type="float" office:value="12.9612079753066" calcext:value-type="float">
            <text:p>12.96</text:p>
          </table:table-cell>
          <table:table-cell table:formula="of:=[$'Parcel Time'.AZ6]" office:value-type="float" office:value="0" calcext:value-type="float">
            <text:p>0.00</text:p>
          </table:table-cell>
          <table:table-cell table:formula="of:=[$'Parcel Time'.BA6]" office:value-type="float" office:value="0.000000000000633861683490448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Parcel Time'.I7]" office:value-type="string" office:string-value="" calcext:value-type="error">
            <text:p>#DIV/0!</text:p>
          </table:table-cell>
          <table:table-cell table:formula="of:=[$'Parcel Time'.J7]" office:value-type="string" office:string-value="" calcext:value-type="error">
            <text:p>#DIV/0!</text:p>
          </table:table-cell>
          <table:table-cell table:formula="of:=[$'Parcel Time'.K7]" office:value-type="string" office:string-value="" calcext:value-type="error">
            <text:p>#DIV/0!</text:p>
          </table:table-cell>
          <table:table-cell table:formula="of:=[$'Parcel Time'.L7]" office:value-type="string" office:string-value="" calcext:value-type="error">
            <text:p>#DIV/0!</text:p>
          </table:table-cell>
          <table:table-cell table:formula="of:=[$'Parcel Time'.M7]" office:value-type="string" office:string-value="" calcext:value-type="error">
            <text:p>#DIV/0!</text:p>
          </table:table-cell>
          <table:table-cell table:formula="of:=[$'Parcel Time'.N7]" office:value-type="string" office:string-value="" calcext:value-type="error">
            <text:p>#DIV/0!</text:p>
          </table:table-cell>
          <table:table-cell table:formula="of:=[$'Parcel Time'.V7]" office:value-type="float" office:value="-0" calcext:value-type="float">
            <text:p>0.00</text:p>
          </table:table-cell>
          <table:table-cell table:formula="of:=[$'Parcel Time'.W7]" office:value-type="float" office:value="-0" calcext:value-type="float">
            <text:p>0.00</text:p>
          </table:table-cell>
          <table:table-cell table:formula="of:=[$'Parcel Time'.X7]" office:value-type="float" office:value="-0" calcext:value-type="float">
            <text:p>0.00</text:p>
          </table:table-cell>
          <table:table-cell table:formula="of:=[$'Parcel Time'.Y7]" office:value-type="float" office:value="-0" calcext:value-type="float">
            <text:p>0.00</text:p>
          </table:table-cell>
          <table:table-cell table:formula="of:=[$'Parcel Time'.Z7]" office:value-type="float" office:value="-0" calcext:value-type="float">
            <text:p>0.00</text:p>
          </table:table-cell>
          <table:table-cell table:formula="of:=[$'Parcel Time'.AA7]" office:value-type="float" office:value="100" calcext:value-type="float">
            <text:p>100.00</text:p>
          </table:table-cell>
          <table:table-cell table:formula="of:=[$'Parcel Time'.AI7]" office:value-type="float" office:value="0" calcext:value-type="float">
            <text:p>0.00</text:p>
          </table:table-cell>
          <table:table-cell table:formula="of:=[$'Parcel Time'.AJ7]" office:value-type="float" office:value="0" calcext:value-type="float">
            <text:p>0.00</text:p>
          </table:table-cell>
          <table:table-cell table:formula="of:=[$'Parcel Time'.AK7]" office:value-type="float" office:value="0" calcext:value-type="float">
            <text:p>0.00</text:p>
          </table:table-cell>
          <table:table-cell table:formula="of:=[$'Parcel Time'.AL7]" office:value-type="float" office:value="0" calcext:value-type="float">
            <text:p>0.00</text:p>
          </table:table-cell>
          <table:table-cell table:formula="of:=[$'Parcel Time'.AM7]" office:value-type="float" office:value="0" calcext:value-type="float">
            <text:p>0.00</text:p>
          </table:table-cell>
          <table:table-cell table:formula="of:=[$'Parcel Time'.AN7]" office:value-type="float" office:value="100" calcext:value-type="float">
            <text:p>100.00</text:p>
          </table:table-cell>
          <table:table-cell table:formula="of:=[$'Parcel Time'.AV7]" office:value-type="float" office:value="0" calcext:value-type="float">
            <text:p>0.00</text:p>
          </table:table-cell>
          <table:table-cell table:formula="of:=[$'Parcel Time'.AW7]" office:value-type="float" office:value="63.2365263853153" calcext:value-type="float">
            <text:p>63.24</text:p>
          </table:table-cell>
          <table:table-cell table:formula="of:=[$'Parcel Time'.AX7]" office:value-type="float" office:value="0" calcext:value-type="float">
            <text:p>0.00</text:p>
          </table:table-cell>
          <table:table-cell table:formula="of:=[$'Parcel Time'.AY7]" office:value-type="float" office:value="36.7636707775116" calcext:value-type="float">
            <text:p>36.76</text:p>
          </table:table-cell>
          <table:table-cell table:formula="of:=[$'Parcel Time'.AZ7]" office:value-type="float" office:value="0" calcext:value-type="float">
            <text:p>0.00</text:p>
          </table:table-cell>
          <table:table-cell table:formula="of:=[$'Parcel Time'.BA7]" office:value-type="float" office:value="0.00000000000028182700933566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Parcel Time'.I8]" office:value-type="float" office:value="0" calcext:value-type="float">
            <text:p>0.00</text:p>
          </table:table-cell>
          <table:table-cell table:formula="of:=[$'Parcel Time'.J8]" office:value-type="float" office:value="58.029694893131" calcext:value-type="float">
            <text:p>58.03</text:p>
          </table:table-cell>
          <table:table-cell table:formula="of:=[$'Parcel Time'.K8]" office:value-type="float" office:value="0" calcext:value-type="float">
            <text:p>0.00</text:p>
          </table:table-cell>
          <table:table-cell table:formula="of:=[$'Parcel Time'.L8]" office:value-type="float" office:value="41.970305106869" calcext:value-type="float">
            <text:p>41.97</text:p>
          </table:table-cell>
          <table:table-cell table:formula="of:=[$'Parcel Time'.M8]" office:value-type="float" office:value="0" calcext:value-type="float">
            <text:p>0.00</text:p>
          </table:table-cell>
          <table:table-cell table:formula="of:=[$'Parcel Time'.N8]" office:value-type="float" office:value="0" calcext:value-type="float">
            <text:p>0.00</text:p>
          </table:table-cell>
          <table:table-cell table:formula="of:=[$'Parcel Time'.V8]" office:value-type="float" office:value="0" calcext:value-type="float">
            <text:p>0.00</text:p>
          </table:table-cell>
          <table:table-cell table:formula="of:=[$'Parcel Time'.W8]" office:value-type="float" office:value="73.750272123653" calcext:value-type="float">
            <text:p>73.75</text:p>
          </table:table-cell>
          <table:table-cell table:formula="of:=[$'Parcel Time'.X8]" office:value-type="float" office:value="0" calcext:value-type="float">
            <text:p>0.00</text:p>
          </table:table-cell>
          <table:table-cell table:formula="of:=[$'Parcel Time'.Y8]" office:value-type="float" office:value="26.25" calcext:value-type="float">
            <text:p>26.25</text:p>
          </table:table-cell>
          <table:table-cell table:formula="of:=[$'Parcel Time'.Z8]" office:value-type="float" office:value="0" calcext:value-type="float">
            <text:p>0.00</text:p>
          </table:table-cell>
          <table:table-cell table:formula="of:=[$'Parcel Time'.AA8]" office:value-type="float" office:value="0" calcext:value-type="float">
            <text:p>0.00</text:p>
          </table:table-cell>
          <table:table-cell table:formula="of:=[$'Parcel Time'.AI8]" office:value-type="float" office:value="0" calcext:value-type="float">
            <text:p>0.00</text:p>
          </table:table-cell>
          <table:table-cell table:formula="of:=[$'Parcel Time'.AJ8]" office:value-type="float" office:value="78.5056152234948" calcext:value-type="float">
            <text:p>78.51</text:p>
          </table:table-cell>
          <table:table-cell table:formula="of:=[$'Parcel Time'.AK8]" office:value-type="float" office:value="0" calcext:value-type="float">
            <text:p>0.00</text:p>
          </table:table-cell>
          <table:table-cell table:formula="of:=[$'Parcel Time'.AL8]" office:value-type="float" office:value="21.4946076028343" calcext:value-type="float">
            <text:p>21.49</text:p>
          </table:table-cell>
          <table:table-cell table:formula="of:=[$'Parcel Time'.AM8]" office:value-type="float" office:value="0" calcext:value-type="float">
            <text:p>0.00</text:p>
          </table:table-cell>
          <table:table-cell table:formula="of:=[$'Parcel Time'.AN8]" office:value-type="float" office:value="0" calcext:value-type="float">
            <text:p>0.00</text:p>
          </table:table-cell>
          <table:table-cell table:formula="of:=[$'Parcel Time'.AV8]" office:value-type="float" office:value="0" calcext:value-type="float">
            <text:p>0.00</text:p>
          </table:table-cell>
          <table:table-cell table:formula="of:=[$'Parcel Time'.AW8]" office:value-type="float" office:value="72.919092451512" calcext:value-type="float">
            <text:p>72.92</text:p>
          </table:table-cell>
          <table:table-cell table:formula="of:=[$'Parcel Time'.AX8]" office:value-type="float" office:value="0" calcext:value-type="float">
            <text:p>0.00</text:p>
          </table:table-cell>
          <table:table-cell table:formula="of:=[$'Parcel Time'.AY8]" office:value-type="float" office:value="27.080907548488" calcext:value-type="float">
            <text:p>27.08</text:p>
          </table:table-cell>
          <table:table-cell table:formula="of:=[$'Parcel Time'.AZ8]" office:value-type="float" office:value="0" calcext:value-type="float">
            <text:p>0.00</text:p>
          </table:table-cell>
          <table:table-cell table:formula="of:=[$'Parcel Time'.BA8]" office:value-type="float" office:value="-0.000000000000596726438005256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Parcel Time'.I9]" office:value-type="float" office:value="0" calcext:value-type="float">
            <text:p>0.00</text:p>
          </table:table-cell>
          <table:table-cell table:formula="of:=[$'Parcel Time'.J9]" office:value-type="float" office:value="64.6359640224521" calcext:value-type="float">
            <text:p>64.64</text:p>
          </table:table-cell>
          <table:table-cell table:formula="of:=[$'Parcel Time'.K9]" office:value-type="float" office:value="0" calcext:value-type="float">
            <text:p>0.00</text:p>
          </table:table-cell>
          <table:table-cell table:formula="of:=[$'Parcel Time'.L9]" office:value-type="float" office:value="35.3639007236086" calcext:value-type="float">
            <text:p>35.36</text:p>
          </table:table-cell>
          <table:table-cell table:formula="of:=[$'Parcel Time'.M9]" office:value-type="float" office:value="0" calcext:value-type="float">
            <text:p>0.00</text:p>
          </table:table-cell>
          <table:table-cell table:formula="of:=[$'Parcel Time'.N9]" office:value-type="float" office:value="-9.38512206668019E-015" calcext:value-type="float">
            <text:p>0.00</text:p>
          </table:table-cell>
          <table:table-cell table:formula="of:=[$'Parcel Time'.V9]" office:value-type="float" office:value="0" calcext:value-type="float">
            <text:p>0.00</text:p>
          </table:table-cell>
          <table:table-cell table:formula="of:=[$'Parcel Time'.W9]" office:value-type="float" office:value="65.9929349676541" calcext:value-type="float">
            <text:p>65.99</text:p>
          </table:table-cell>
          <table:table-cell table:formula="of:=[$'Parcel Time'.X9]" office:value-type="float" office:value="0" calcext:value-type="float">
            <text:p>0.00</text:p>
          </table:table-cell>
          <table:table-cell table:formula="of:=[$'Parcel Time'.Y9]" office:value-type="float" office:value="34.006809669731" calcext:value-type="float">
            <text:p>34.01</text:p>
          </table:table-cell>
          <table:table-cell table:formula="of:=[$'Parcel Time'.Z9]" office:value-type="float" office:value="0" calcext:value-type="float">
            <text:p>0.00</text:p>
          </table:table-cell>
          <table:table-cell table:formula="of:=[$'Parcel Time'.AA9]" office:value-type="float" office:value="-0.000000000000294141130405175" calcext:value-type="float">
            <text:p>0.00</text:p>
          </table:table-cell>
          <table:table-cell table:formula="of:=[$'Parcel Time'.AI9]" office:value-type="float" office:value="0" calcext:value-type="float">
            <text:p>0.00</text:p>
          </table:table-cell>
          <table:table-cell table:formula="of:=[$'Parcel Time'.AJ9]" office:value-type="float" office:value="15.9362731078235" calcext:value-type="float">
            <text:p>15.94</text:p>
          </table:table-cell>
          <table:table-cell table:formula="of:=[$'Parcel Time'.AK9]" office:value-type="float" office:value="0" calcext:value-type="float">
            <text:p>0.00</text:p>
          </table:table-cell>
          <table:table-cell table:formula="of:=[$'Parcel Time'.AL9]" office:value-type="float" office:value="3.39906658693222" calcext:value-type="float">
            <text:p>3.40</text:p>
          </table:table-cell>
          <table:table-cell table:formula="of:=[$'Parcel Time'.AM9]" office:value-type="float" office:value="0" calcext:value-type="float">
            <text:p>0.00</text:p>
          </table:table-cell>
          <table:table-cell table:formula="of:=[$'Parcel Time'.AN9]" office:value-type="float" office:value="80.6645693039703" calcext:value-type="float">
            <text:p>80.66</text:p>
          </table:table-cell>
          <table:table-cell table:formula="of:=[$'Parcel Time'.AV9]" office:value-type="float" office:value="0" calcext:value-type="float">
            <text:p>0.00</text:p>
          </table:table-cell>
          <table:table-cell table:formula="of:=[$'Parcel Time'.AW9]" office:value-type="float" office:value="18.8838035570201" calcext:value-type="float">
            <text:p>18.88</text:p>
          </table:table-cell>
          <table:table-cell table:formula="of:=[$'Parcel Time'.AX9]" office:value-type="float" office:value="0" calcext:value-type="float">
            <text:p>0.00</text:p>
          </table:table-cell>
          <table:table-cell table:formula="of:=[$'Parcel Time'.AY9]" office:value-type="float" office:value="5.23912586535397" calcext:value-type="float">
            <text:p>5.24</text:p>
          </table:table-cell>
          <table:table-cell table:formula="of:=[$'Parcel Time'.AZ9]" office:value-type="float" office:value="0" calcext:value-type="float">
            <text:p>0.00</text:p>
          </table:table-cell>
          <table:table-cell table:formula="of:=[$'Parcel Time'.BA9]" office:value-type="float" office:value="75.876948529661" calcext:value-type="float">
            <text:p>75.88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Parcel Time'.I10]" office:value-type="float" office:value="-0" calcext:value-type="float">
            <text:p>0.00</text:p>
          </table:table-cell>
          <table:table-cell table:formula="of:=[$'Parcel Time'.J10]" office:value-type="float" office:value="-0" calcext:value-type="float">
            <text:p>0.00</text:p>
          </table:table-cell>
          <table:table-cell table:formula="of:=[$'Parcel Time'.K10]" office:value-type="float" office:value="-0" calcext:value-type="float">
            <text:p>0.00</text:p>
          </table:table-cell>
          <table:table-cell table:formula="of:=[$'Parcel Time'.L10]" office:value-type="float" office:value="-0" calcext:value-type="float">
            <text:p>0.00</text:p>
          </table:table-cell>
          <table:table-cell table:formula="of:=[$'Parcel Time'.M10]" office:value-type="float" office:value="-0" calcext:value-type="float">
            <text:p>0.00</text:p>
          </table:table-cell>
          <table:table-cell table:formula="of:=[$'Parcel Time'.N10]" office:value-type="float" office:value="100" calcext:value-type="float">
            <text:p>100.00</text:p>
          </table:table-cell>
          <table:table-cell table:formula="of:=[$'Parcel Time'.V10]" office:value-type="float" office:value="0" calcext:value-type="float">
            <text:p>0.00</text:p>
          </table:table-cell>
          <table:table-cell table:formula="of:=[$'Parcel Time'.W10]" office:value-type="float" office:value="57.6507809434943" calcext:value-type="float">
            <text:p>57.65</text:p>
          </table:table-cell>
          <table:table-cell table:formula="of:=[$'Parcel Time'.X10]" office:value-type="float" office:value="0" calcext:value-type="float">
            <text:p>0.00</text:p>
          </table:table-cell>
          <table:table-cell table:formula="of:=[$'Parcel Time'.Y10]" office:value-type="float" office:value="42.3490865134823" calcext:value-type="float">
            <text:p>42.35</text:p>
          </table:table-cell>
          <table:table-cell table:formula="of:=[$'Parcel Time'.Z10]" office:value-type="float" office:value="0" calcext:value-type="float">
            <text:p>0.00</text:p>
          </table:table-cell>
          <table:table-cell table:formula="of:=[$'Parcel Time'.AA10]" office:value-type="float" office:value="-0.0000000000016094831882429" calcext:value-type="float">
            <text:p>0.00</text:p>
          </table:table-cell>
          <table:table-cell table:formula="of:=[$'Parcel Time'.AI10]" office:value-type="float" office:value="0" calcext:value-type="float">
            <text:p>0.00</text:p>
          </table:table-cell>
          <table:table-cell table:formula="of:=[$'Parcel Time'.AJ10]" office:value-type="float" office:value="57.6507809434943" calcext:value-type="float">
            <text:p>57.65</text:p>
          </table:table-cell>
          <table:table-cell table:formula="of:=[$'Parcel Time'.AK10]" office:value-type="float" office:value="0" calcext:value-type="float">
            <text:p>0.00</text:p>
          </table:table-cell>
          <table:table-cell table:formula="of:=[$'Parcel Time'.AL10]" office:value-type="float" office:value="42.3490865134823" calcext:value-type="float">
            <text:p>42.35</text:p>
          </table:table-cell>
          <table:table-cell table:formula="of:=[$'Parcel Time'.AM10]" office:value-type="float" office:value="0" calcext:value-type="float">
            <text:p>0.00</text:p>
          </table:table-cell>
          <table:table-cell table:formula="of:=[$'Parcel Time'.AN10]" office:value-type="float" office:value="-0.000000000000526069887285413" calcext:value-type="float">
            <text:p>0.00</text:p>
          </table:table-cell>
          <table:table-cell table:formula="of:=[$'Parcel Time'.AV10]" office:value-type="float" office:value="0" calcext:value-type="float">
            <text:p>0.00</text:p>
          </table:table-cell>
          <table:table-cell table:formula="of:=[$'Parcel Time'.AW10]" office:value-type="float" office:value="57.6507809434943" calcext:value-type="float">
            <text:p>57.65</text:p>
          </table:table-cell>
          <table:table-cell table:formula="of:=[$'Parcel Time'.AX10]" office:value-type="float" office:value="0" calcext:value-type="float">
            <text:p>0.00</text:p>
          </table:table-cell>
          <table:table-cell table:formula="of:=[$'Parcel Time'.AY10]" office:value-type="float" office:value="42.3490865134823" calcext:value-type="float">
            <text:p>42.35</text:p>
          </table:table-cell>
          <table:table-cell table:formula="of:=[$'Parcel Time'.AZ10]" office:value-type="float" office:value="0" calcext:value-type="float">
            <text:p>0.00</text:p>
          </table:table-cell>
          <table:table-cell table:formula="of:=[$'Parcel Time'.BA10]" office:value-type="float" office:value="-0.000000000000498478406090617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Parcel Time'.I11]" office:value-type="float" office:value="0" calcext:value-type="float">
            <text:p>0.00</text:p>
          </table:table-cell>
          <table:table-cell table:formula="of:=[$'Parcel Time'.J11]" office:value-type="float" office:value="72.2245124056373" calcext:value-type="float">
            <text:p>72.22</text:p>
          </table:table-cell>
          <table:table-cell table:formula="of:=[$'Parcel Time'.K11]" office:value-type="float" office:value="0" calcext:value-type="float">
            <text:p>0.00</text:p>
          </table:table-cell>
          <table:table-cell table:formula="of:=[$'Parcel Time'.L11]" office:value-type="float" office:value="27.7754875943627" calcext:value-type="float">
            <text:p>27.78</text:p>
          </table:table-cell>
          <table:table-cell table:formula="of:=[$'Parcel Time'.M11]" office:value-type="float" office:value="0" calcext:value-type="float">
            <text:p>0.00</text:p>
          </table:table-cell>
          <table:table-cell table:formula="of:=[$'Parcel Time'.N11]" office:value-type="float" office:value="0" calcext:value-type="float">
            <text:p>0.00</text:p>
          </table:table-cell>
          <table:table-cell table:formula="of:=[$'Parcel Time'.V11]" office:value-type="float" office:value="0" calcext:value-type="float">
            <text:p>0.00</text:p>
          </table:table-cell>
          <table:table-cell table:formula="of:=[$'Parcel Time'.W11]" office:value-type="float" office:value="64.9866027772345" calcext:value-type="float">
            <text:p>64.99</text:p>
          </table:table-cell>
          <table:table-cell table:formula="of:=[$'Parcel Time'.X11]" office:value-type="float" office:value="0" calcext:value-type="float">
            <text:p>0.00</text:p>
          </table:table-cell>
          <table:table-cell table:formula="of:=[$'Parcel Time'.Y11]" office:value-type="float" office:value="35.0135928026599" calcext:value-type="float">
            <text:p>35.01</text:p>
          </table:table-cell>
          <table:table-cell table:formula="of:=[$'Parcel Time'.Z11]" office:value-type="float" office:value="0" calcext:value-type="float">
            <text:p>0.00</text:p>
          </table:table-cell>
          <table:table-cell table:formula="of:=[$'Parcel Time'.AA11]" office:value-type="float" office:value="0.0000000000000637840797965969" calcext:value-type="float">
            <text:p>0.00</text:p>
          </table:table-cell>
          <table:table-cell table:formula="of:=[$'Parcel Time'.AI11]" office:value-type="float" office:value="0" calcext:value-type="float">
            <text:p>0.00</text:p>
          </table:table-cell>
          <table:table-cell table:formula="of:=[$'Parcel Time'.AJ11]" office:value-type="float" office:value="79.7897592404205" calcext:value-type="float">
            <text:p>79.79</text:p>
          </table:table-cell>
          <table:table-cell table:formula="of:=[$'Parcel Time'.AK11]" office:value-type="float" office:value="0" calcext:value-type="float">
            <text:p>0.00</text:p>
          </table:table-cell>
          <table:table-cell table:formula="of:=[$'Parcel Time'.AL11]" office:value-type="float" office:value="20.210549030488" calcext:value-type="float">
            <text:p>20.21</text:p>
          </table:table-cell>
          <table:table-cell table:formula="of:=[$'Parcel Time'.AM11]" office:value-type="float" office:value="0" calcext:value-type="float">
            <text:p>0.00</text:p>
          </table:table-cell>
          <table:table-cell table:formula="of:=[$'Parcel Time'.AN11]" office:value-type="float" office:value="0.0000000000000402143099355714" calcext:value-type="float">
            <text:p>0.00</text:p>
          </table:table-cell>
          <table:table-cell table:formula="of:=[$'Parcel Time'.AV11]" office:value-type="float" office:value="0" calcext:value-type="float">
            <text:p>0.00</text:p>
          </table:table-cell>
          <table:table-cell table:formula="of:=[$'Parcel Time'.AW11]" office:value-type="float" office:value="79.7897592404205" calcext:value-type="float">
            <text:p>79.79</text:p>
          </table:table-cell>
          <table:table-cell table:formula="of:=[$'Parcel Time'.AX11]" office:value-type="float" office:value="0" calcext:value-type="float">
            <text:p>0.00</text:p>
          </table:table-cell>
          <table:table-cell table:formula="of:=[$'Parcel Time'.AY11]" office:value-type="float" office:value="20.210549030488" calcext:value-type="float">
            <text:p>20.21</text:p>
          </table:table-cell>
          <table:table-cell table:formula="of:=[$'Parcel Time'.AZ11]" office:value-type="float" office:value="0" calcext:value-type="float">
            <text:p>0.00</text:p>
          </table:table-cell>
          <table:table-cell table:formula="of:=[$'Parcel Time'.BA11]" office:value-type="float" office:value="0.0000000000000402143099355714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Parcel Time'.I12]" office:value-type="float" office:value="-0" calcext:value-type="float">
            <text:p>0.00</text:p>
          </table:table-cell>
          <table:table-cell table:formula="of:=[$'Parcel Time'.J12]" office:value-type="float" office:value="-0" calcext:value-type="float">
            <text:p>0.00</text:p>
          </table:table-cell>
          <table:table-cell table:formula="of:=[$'Parcel Time'.K12]" office:value-type="float" office:value="-0" calcext:value-type="float">
            <text:p>0.00</text:p>
          </table:table-cell>
          <table:table-cell table:formula="of:=[$'Parcel Time'.L12]" office:value-type="float" office:value="-0" calcext:value-type="float">
            <text:p>0.00</text:p>
          </table:table-cell>
          <table:table-cell table:formula="of:=[$'Parcel Time'.M12]" office:value-type="float" office:value="-0" calcext:value-type="float">
            <text:p>0.00</text:p>
          </table:table-cell>
          <table:table-cell table:formula="of:=[$'Parcel Time'.N12]" office:value-type="float" office:value="100" calcext:value-type="float">
            <text:p>100.00</text:p>
          </table:table-cell>
          <table:table-cell table:formula="of:=[$'Parcel Time'.V12]" office:value-type="float" office:value="0" calcext:value-type="float">
            <text:p>0.00</text:p>
          </table:table-cell>
          <table:table-cell table:formula="of:=[$'Parcel Time'.W12]" office:value-type="float" office:value="0" calcext:value-type="float">
            <text:p>0.00</text:p>
          </table:table-cell>
          <table:table-cell table:formula="of:=[$'Parcel Time'.X12]" office:value-type="float" office:value="0" calcext:value-type="float">
            <text:p>0.00</text:p>
          </table:table-cell>
          <table:table-cell table:formula="of:=[$'Parcel Time'.Y12]" office:value-type="float" office:value="0" calcext:value-type="float">
            <text:p>0.00</text:p>
          </table:table-cell>
          <table:table-cell table:formula="of:=[$'Parcel Time'.Z12]" office:value-type="float" office:value="0" calcext:value-type="float">
            <text:p>0.00</text:p>
          </table:table-cell>
          <table:table-cell table:formula="of:=[$'Parcel Time'.AA12]" office:value-type="float" office:value="100" calcext:value-type="float">
            <text:p>100.00</text:p>
          </table:table-cell>
          <table:table-cell table:formula="of:=[$'Parcel Time'.AI12]" office:value-type="float" office:value="0" calcext:value-type="float">
            <text:p>0.00</text:p>
          </table:table-cell>
          <table:table-cell table:formula="of:=[$'Parcel Time'.AJ12]" office:value-type="float" office:value="63.5819103721685" calcext:value-type="float">
            <text:p>63.58</text:p>
          </table:table-cell>
          <table:table-cell table:formula="of:=[$'Parcel Time'.AK12]" office:value-type="float" office:value="0" calcext:value-type="float">
            <text:p>0.00</text:p>
          </table:table-cell>
          <table:table-cell table:formula="of:=[$'Parcel Time'.AL12]" office:value-type="float" office:value="36.4182048395849" calcext:value-type="float">
            <text:p>36.42</text:p>
          </table:table-cell>
          <table:table-cell table:formula="of:=[$'Parcel Time'.AM12]" office:value-type="float" office:value="0" calcext:value-type="float">
            <text:p>0.00</text:p>
          </table:table-cell>
          <table:table-cell table:formula="of:=[$'Parcel Time'.AN12]" office:value-type="float" office:value="-0.000000000000772260926970726" calcext:value-type="float">
            <text:p>0.00</text:p>
          </table:table-cell>
          <table:table-cell table:formula="of:=[$'Parcel Time'.AV12]" office:value-type="float" office:value="0" calcext:value-type="float">
            <text:p>0.00</text:p>
          </table:table-cell>
          <table:table-cell table:formula="of:=[$'Parcel Time'.AW12]" office:value-type="float" office:value="72.63194515903" calcext:value-type="float">
            <text:p>72.63</text:p>
          </table:table-cell>
          <table:table-cell table:formula="of:=[$'Parcel Time'.AX12]" office:value-type="float" office:value="0" calcext:value-type="float">
            <text:p>0.00</text:p>
          </table:table-cell>
          <table:table-cell table:formula="of:=[$'Parcel Time'.AY12]" office:value-type="float" office:value="27.3683978420333" calcext:value-type="float">
            <text:p>27.37</text:p>
          </table:table-cell>
          <table:table-cell table:formula="of:=[$'Parcel Time'.AZ12]" office:value-type="float" office:value="0" calcext:value-type="float">
            <text:p>0.00</text:p>
          </table:table-cell>
          <table:table-cell table:formula="of:=[$'Parcel Time'.BA12]" office:value-type="float" office:value="-0.000000000000328446548184299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Parcel Time'.I13]" office:value-type="string" office:string-value="" calcext:value-type="error">
            <text:p>#DIV/0!</text:p>
          </table:table-cell>
          <table:table-cell table:formula="of:=[$'Parcel Time'.J13]" office:value-type="string" office:string-value="" calcext:value-type="error">
            <text:p>#DIV/0!</text:p>
          </table:table-cell>
          <table:table-cell table:formula="of:=[$'Parcel Time'.K13]" office:value-type="string" office:string-value="" calcext:value-type="error">
            <text:p>#DIV/0!</text:p>
          </table:table-cell>
          <table:table-cell table:formula="of:=[$'Parcel Time'.L13]" office:value-type="string" office:string-value="" calcext:value-type="error">
            <text:p>#DIV/0!</text:p>
          </table:table-cell>
          <table:table-cell table:formula="of:=[$'Parcel Time'.M13]" office:value-type="string" office:string-value="" calcext:value-type="error">
            <text:p>#DIV/0!</text:p>
          </table:table-cell>
          <table:table-cell table:formula="of:=[$'Parcel Time'.N13]" office:value-type="string" office:string-value="" calcext:value-type="error">
            <text:p>#DIV/0!</text:p>
          </table:table-cell>
          <table:table-cell table:formula="of:=[$'Parcel Time'.V13]" office:value-type="float" office:value="0" calcext:value-type="float">
            <text:p>0.00</text:p>
          </table:table-cell>
          <table:table-cell table:formula="of:=[$'Parcel Time'.W13]" office:value-type="float" office:value="70.1217749963428" calcext:value-type="float">
            <text:p>70.12</text:p>
          </table:table-cell>
          <table:table-cell table:formula="of:=[$'Parcel Time'.X13]" office:value-type="float" office:value="0" calcext:value-type="float">
            <text:p>0.00</text:p>
          </table:table-cell>
          <table:table-cell table:formula="of:=[$'Parcel Time'.Y13]" office:value-type="float" office:value="29.8782250036572" calcext:value-type="float">
            <text:p>29.88</text:p>
          </table:table-cell>
          <table:table-cell table:formula="of:=[$'Parcel Time'.Z13]" office:value-type="float" office:value="0" calcext:value-type="float">
            <text:p>0.00</text:p>
          </table:table-cell>
          <table:table-cell table:formula="of:=[$'Parcel Time'.AA13]" office:value-type="float" office:value="0" calcext:value-type="float">
            <text:p>0.00</text:p>
          </table:table-cell>
          <table:table-cell table:formula="of:=[$'Parcel Time'.AI13]" office:value-type="float" office:value="0" calcext:value-type="float">
            <text:p>0.00</text:p>
          </table:table-cell>
          <table:table-cell table:formula="of:=[$'Parcel Time'.AJ13]" office:value-type="float" office:value="70.1217749963428" calcext:value-type="float">
            <text:p>70.12</text:p>
          </table:table-cell>
          <table:table-cell table:formula="of:=[$'Parcel Time'.AK13]" office:value-type="float" office:value="0" calcext:value-type="float">
            <text:p>0.00</text:p>
          </table:table-cell>
          <table:table-cell table:formula="of:=[$'Parcel Time'.AL13]" office:value-type="float" office:value="29.8782250036572" calcext:value-type="float">
            <text:p>29.88</text:p>
          </table:table-cell>
          <table:table-cell table:formula="of:=[$'Parcel Time'.AM13]" office:value-type="float" office:value="0" calcext:value-type="float">
            <text:p>0.00</text:p>
          </table:table-cell>
          <table:table-cell table:formula="of:=[$'Parcel Time'.AN13]" office:value-type="float" office:value="-0.000000000000361464439774361" calcext:value-type="float">
            <text:p>0.00</text:p>
          </table:table-cell>
          <table:table-cell table:formula="of:=[$'Parcel Time'.AV13]" office:value-type="float" office:value="0" calcext:value-type="float">
            <text:p>0.00</text:p>
          </table:table-cell>
          <table:table-cell table:formula="of:=[$'Parcel Time'.AW13]" office:value-type="float" office:value="8.67048529411765" calcext:value-type="float">
            <text:p>8.67</text:p>
          </table:table-cell>
          <table:table-cell table:formula="of:=[$'Parcel Time'.AX13]" office:value-type="float" office:value="0" calcext:value-type="float">
            <text:p>0.00</text:p>
          </table:table-cell>
          <table:table-cell table:formula="of:=[$'Parcel Time'.AY13]" office:value-type="float" office:value="3.69441176470588" calcext:value-type="float">
            <text:p>3.69</text:p>
          </table:table-cell>
          <table:table-cell table:formula="of:=[$'Parcel Time'.AZ13]" office:value-type="float" office:value="0" calcext:value-type="float">
            <text:p>0.00</text:p>
          </table:table-cell>
          <table:table-cell table:formula="of:=[$'Parcel Time'.BA13]" office:value-type="float" office:value="87.6351470588235" calcext:value-type="float">
            <text:p>87.64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Parcel Time'.I14]" office:value-type="string" office:string-value="" calcext:value-type="error">
            <text:p>#DIV/0!</text:p>
          </table:table-cell>
          <table:table-cell table:formula="of:=[$'Parcel Time'.J14]" office:value-type="string" office:string-value="" calcext:value-type="error">
            <text:p>#DIV/0!</text:p>
          </table:table-cell>
          <table:table-cell table:formula="of:=[$'Parcel Time'.K14]" office:value-type="string" office:string-value="" calcext:value-type="error">
            <text:p>#DIV/0!</text:p>
          </table:table-cell>
          <table:table-cell table:formula="of:=[$'Parcel Time'.L14]" office:value-type="string" office:string-value="" calcext:value-type="error">
            <text:p>#DIV/0!</text:p>
          </table:table-cell>
          <table:table-cell table:formula="of:=[$'Parcel Time'.M14]" office:value-type="string" office:string-value="" calcext:value-type="error">
            <text:p>#DIV/0!</text:p>
          </table:table-cell>
          <table:table-cell table:formula="of:=[$'Parcel Time'.N14]" office:value-type="string" office:string-value="" calcext:value-type="error">
            <text:p>#DIV/0!</text:p>
          </table:table-cell>
          <table:table-cell table:formula="of:=[$'Parcel Time'.V14]" office:value-type="float" office:value="0" calcext:value-type="float">
            <text:p>0.00</text:p>
          </table:table-cell>
          <table:table-cell table:formula="of:=[$'Parcel Time'.W14]" office:value-type="float" office:value="0" calcext:value-type="float">
            <text:p>0.00</text:p>
          </table:table-cell>
          <table:table-cell table:formula="of:=[$'Parcel Time'.X14]" office:value-type="float" office:value="0" calcext:value-type="float">
            <text:p>0.00</text:p>
          </table:table-cell>
          <table:table-cell table:formula="of:=[$'Parcel Time'.Y14]" office:value-type="float" office:value="0" calcext:value-type="float">
            <text:p>0.00</text:p>
          </table:table-cell>
          <table:table-cell table:formula="of:=[$'Parcel Time'.Z14]" office:value-type="float" office:value="0" calcext:value-type="float">
            <text:p>0.00</text:p>
          </table:table-cell>
          <table:table-cell table:formula="of:=[$'Parcel Time'.AA14]" office:value-type="float" office:value="100" calcext:value-type="float">
            <text:p>100.00</text:p>
          </table:table-cell>
          <table:table-cell table:formula="of:=[$'Parcel Time'.AI14]" office:value-type="float" office:value="0" calcext:value-type="float">
            <text:p>0.00</text:p>
          </table:table-cell>
          <table:table-cell table:formula="of:=[$'Parcel Time'.AJ14]" office:value-type="float" office:value="65.3999101872542" calcext:value-type="float">
            <text:p>65.40</text:p>
          </table:table-cell>
          <table:table-cell table:formula="of:=[$'Parcel Time'.AK14]" office:value-type="float" office:value="0" calcext:value-type="float">
            <text:p>0.00</text:p>
          </table:table-cell>
          <table:table-cell table:formula="of:=[$'Parcel Time'.AL14]" office:value-type="float" office:value="34.6001980208733" calcext:value-type="float">
            <text:p>34.60</text:p>
          </table:table-cell>
          <table:table-cell table:formula="of:=[$'Parcel Time'.AM14]" office:value-type="float" office:value="0" calcext:value-type="float">
            <text:p>0.00</text:p>
          </table:table-cell>
          <table:table-cell table:formula="of:=[$'Parcel Time'.AN14]" office:value-type="float" office:value="0.0000000000000172694220062869" calcext:value-type="float">
            <text:p>0.00</text:p>
          </table:table-cell>
          <table:table-cell table:formula="of:=[$'Parcel Time'.AV14]" office:value-type="float" office:value="0" calcext:value-type="float">
            <text:p>0.00</text:p>
          </table:table-cell>
          <table:table-cell table:formula="of:=[$'Parcel Time'.AW14]" office:value-type="float" office:value="68.4572688706573" calcext:value-type="float">
            <text:p>68.46</text:p>
          </table:table-cell>
          <table:table-cell table:formula="of:=[$'Parcel Time'.AX14]" office:value-type="float" office:value="0" calcext:value-type="float">
            <text:p>0.00</text:p>
          </table:table-cell>
          <table:table-cell table:formula="of:=[$'Parcel Time'.AY14]" office:value-type="float" office:value="31.5424321142238" calcext:value-type="float">
            <text:p>31.54</text:p>
          </table:table-cell>
          <table:table-cell table:formula="of:=[$'Parcel Time'.AZ14]" office:value-type="float" office:value="0" calcext:value-type="float">
            <text:p>0.00</text:p>
          </table:table-cell>
          <table:table-cell table:formula="of:=[$'Parcel Time'.BA14]" office:value-type="float" office:value="0.0000000000000119302921003943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Parcel Time'.I15]" office:value-type="string" office:string-value="" calcext:value-type="error">
            <text:p>#DIV/0!</text:p>
          </table:table-cell>
          <table:table-cell table:formula="of:=[$'Parcel Time'.J15]" office:value-type="string" office:string-value="" calcext:value-type="error">
            <text:p>#DIV/0!</text:p>
          </table:table-cell>
          <table:table-cell table:formula="of:=[$'Parcel Time'.K15]" office:value-type="string" office:string-value="" calcext:value-type="error">
            <text:p>#DIV/0!</text:p>
          </table:table-cell>
          <table:table-cell table:formula="of:=[$'Parcel Time'.L15]" office:value-type="string" office:string-value="" calcext:value-type="error">
            <text:p>#DIV/0!</text:p>
          </table:table-cell>
          <table:table-cell table:formula="of:=[$'Parcel Time'.M15]" office:value-type="string" office:string-value="" calcext:value-type="error">
            <text:p>#DIV/0!</text:p>
          </table:table-cell>
          <table:table-cell table:formula="of:=[$'Parcel Time'.N15]" office:value-type="string" office:string-value="" calcext:value-type="error">
            <text:p>#DIV/0!</text:p>
          </table:table-cell>
          <table:table-cell table:formula="of:=[$'Parcel Time'.V15]" office:value-type="float" office:value="0" calcext:value-type="float">
            <text:p>0.00</text:p>
          </table:table-cell>
          <table:table-cell table:formula="of:=[$'Parcel Time'.W15]" office:value-type="float" office:value="55.9842869236646" calcext:value-type="float">
            <text:p>55.98</text:p>
          </table:table-cell>
          <table:table-cell table:formula="of:=[$'Parcel Time'.X15]" office:value-type="float" office:value="0" calcext:value-type="float">
            <text:p>0.00</text:p>
          </table:table-cell>
          <table:table-cell table:formula="of:=[$'Parcel Time'.Y15]" office:value-type="float" office:value="44.0153517375235" calcext:value-type="float">
            <text:p>44.02</text:p>
          </table:table-cell>
          <table:table-cell table:formula="of:=[$'Parcel Time'.Z15]" office:value-type="float" office:value="0" calcext:value-type="float">
            <text:p>0.00</text:p>
          </table:table-cell>
          <table:table-cell table:formula="of:=[$'Parcel Time'.AA15]" office:value-type="float" office:value="0" calcext:value-type="float">
            <text:p>0.00</text:p>
          </table:table-cell>
          <table:table-cell table:formula="of:=[$'Parcel Time'.AI15]" office:value-type="float" office:value="0" calcext:value-type="float">
            <text:p>0.00</text:p>
          </table:table-cell>
          <table:table-cell table:formula="of:=[$'Parcel Time'.AJ15]" office:value-type="float" office:value="17.7593425152834" calcext:value-type="float">
            <text:p>17.76</text:p>
          </table:table-cell>
          <table:table-cell table:formula="of:=[$'Parcel Time'.AK15]" office:value-type="float" office:value="0" calcext:value-type="float">
            <text:p>0.00</text:p>
          </table:table-cell>
          <table:table-cell table:formula="of:=[$'Parcel Time'.AL15]" office:value-type="float" office:value="9.07403839292086" calcext:value-type="float">
            <text:p>9.07</text:p>
          </table:table-cell>
          <table:table-cell table:formula="of:=[$'Parcel Time'.AM15]" office:value-type="float" office:value="0" calcext:value-type="float">
            <text:p>0.00</text:p>
          </table:table-cell>
          <table:table-cell table:formula="of:=[$'Parcel Time'.AN15]" office:value-type="float" office:value="73.1667023478199" calcext:value-type="float">
            <text:p>73.17</text:p>
          </table:table-cell>
          <table:table-cell table:formula="of:=[$'Parcel Time'.AV15]" office:value-type="float" office:value="0" calcext:value-type="float">
            <text:p>0.00</text:p>
          </table:table-cell>
          <table:table-cell table:formula="of:=[$'Parcel Time'.AW15]" office:value-type="float" office:value="73.5884263073717" calcext:value-type="float">
            <text:p>73.59</text:p>
          </table:table-cell>
          <table:table-cell table:formula="of:=[$'Parcel Time'.AX15]" office:value-type="float" office:value="0" calcext:value-type="float">
            <text:p>0.00</text:p>
          </table:table-cell>
          <table:table-cell table:formula="of:=[$'Parcel Time'.AY15]" office:value-type="float" office:value="26.4114698368079" calcext:value-type="float">
            <text:p>26.41</text:p>
          </table:table-cell>
          <table:table-cell table:formula="of:=[$'Parcel Time'.AZ15]" office:value-type="float" office:value="0" calcext:value-type="float">
            <text:p>0.00</text:p>
          </table:table-cell>
          <table:table-cell table:formula="of:=[$'Parcel Time'.BA15]" office:value-type="float" office:value="0.000000000000300749146651342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Parcel Time'.I16]" office:value-type="float" office:value="0" calcext:value-type="float">
            <text:p>0.00</text:p>
          </table:table-cell>
          <table:table-cell table:formula="of:=[$'Parcel Time'.J16]" office:value-type="float" office:value="65.0336629422054" calcext:value-type="float">
            <text:p>65.03</text:p>
          </table:table-cell>
          <table:table-cell table:formula="of:=[$'Parcel Time'.K16]" office:value-type="float" office:value="0" calcext:value-type="float">
            <text:p>0.00</text:p>
          </table:table-cell>
          <table:table-cell table:formula="of:=[$'Parcel Time'.L16]" office:value-type="float" office:value="34.9663370577946" calcext:value-type="float">
            <text:p>34.97</text:p>
          </table:table-cell>
          <table:table-cell table:formula="of:=[$'Parcel Time'.M16]" office:value-type="float" office:value="0" calcext:value-type="float">
            <text:p>0.00</text:p>
          </table:table-cell>
          <table:table-cell table:formula="of:=[$'Parcel Time'.N16]" office:value-type="float" office:value="0" calcext:value-type="float">
            <text:p>0.00</text:p>
          </table:table-cell>
          <table:table-cell table:formula="of:=[$'Parcel Time'.V16]" office:value-type="float" office:value="0" calcext:value-type="float">
            <text:p>0.00</text:p>
          </table:table-cell>
          <table:table-cell table:formula="of:=[$'Parcel Time'.W16]" office:value-type="float" office:value="65.0336629422054" calcext:value-type="float">
            <text:p>65.03</text:p>
          </table:table-cell>
          <table:table-cell table:formula="of:=[$'Parcel Time'.X16]" office:value-type="float" office:value="0" calcext:value-type="float">
            <text:p>0.00</text:p>
          </table:table-cell>
          <table:table-cell table:formula="of:=[$'Parcel Time'.Y16]" office:value-type="float" office:value="34.9663370577946" calcext:value-type="float">
            <text:p>34.97</text:p>
          </table:table-cell>
          <table:table-cell table:formula="of:=[$'Parcel Time'.Z16]" office:value-type="float" office:value="0" calcext:value-type="float">
            <text:p>0.00</text:p>
          </table:table-cell>
          <table:table-cell table:formula="of:=[$'Parcel Time'.AA16]" office:value-type="float" office:value="-0.000000000000303187805661657" calcext:value-type="float">
            <text:p>0.00</text:p>
          </table:table-cell>
          <table:table-cell table:formula="of:=[$'Parcel Time'.AI16]" office:value-type="float" office:value="0" calcext:value-type="float">
            <text:p>0.00</text:p>
          </table:table-cell>
          <table:table-cell table:formula="of:=[$'Parcel Time'.AJ16]" office:value-type="float" office:value="7.06751621217741" calcext:value-type="float">
            <text:p>7.07</text:p>
          </table:table-cell>
          <table:table-cell table:formula="of:=[$'Parcel Time'.AK16]" office:value-type="float" office:value="0" calcext:value-type="float">
            <text:p>0.00</text:p>
          </table:table-cell>
          <table:table-cell table:formula="of:=[$'Parcel Time'.AL16]" office:value-type="float" office:value="3.79995748134378" calcext:value-type="float">
            <text:p>3.80</text:p>
          </table:table-cell>
          <table:table-cell table:formula="of:=[$'Parcel Time'.AM16]" office:value-type="float" office:value="0" calcext:value-type="float">
            <text:p>0.00</text:p>
          </table:table-cell>
          <table:table-cell table:formula="of:=[$'Parcel Time'.AN16]" office:value-type="float" office:value="89.1324487176901" calcext:value-type="float">
            <text:p>89.13</text:p>
          </table:table-cell>
          <table:table-cell table:formula="of:=[$'Parcel Time'.AV16]" office:value-type="float" office:value="0" calcext:value-type="float">
            <text:p>0.00</text:p>
          </table:table-cell>
          <table:table-cell table:formula="of:=[$'Parcel Time'.AW16]" office:value-type="float" office:value="75.2665471685587" calcext:value-type="float">
            <text:p>75.27</text:p>
          </table:table-cell>
          <table:table-cell table:formula="of:=[$'Parcel Time'.AX16]" office:value-type="float" office:value="0" calcext:value-type="float">
            <text:p>0.00</text:p>
          </table:table-cell>
          <table:table-cell table:formula="of:=[$'Parcel Time'.AY16]" office:value-type="float" office:value="24.7335358162385" calcext:value-type="float">
            <text:p>24.73</text:p>
          </table:table-cell>
          <table:table-cell table:formula="of:=[$'Parcel Time'.AZ16]" office:value-type="float" office:value="0" calcext:value-type="float">
            <text:p>0.00</text:p>
          </table:table-cell>
          <table:table-cell table:formula="of:=[$'Parcel Time'.BA16]" office:value-type="float" office:value="0.000000000000548183462789617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Parcel Time'.I17]" office:value-type="float" office:value="0" calcext:value-type="float">
            <text:p>0.00</text:p>
          </table:table-cell>
          <table:table-cell table:formula="of:=[$'Parcel Time'.J17]" office:value-type="float" office:value="61.8535549876589" calcext:value-type="float">
            <text:p>61.85</text:p>
          </table:table-cell>
          <table:table-cell table:formula="of:=[$'Parcel Time'.K17]" office:value-type="float" office:value="0" calcext:value-type="float">
            <text:p>0.00</text:p>
          </table:table-cell>
          <table:table-cell table:formula="of:=[$'Parcel Time'.L17]" office:value-type="float" office:value="38.1464450123411" calcext:value-type="float">
            <text:p>38.15</text:p>
          </table:table-cell>
          <table:table-cell table:formula="of:=[$'Parcel Time'.M17]" office:value-type="float" office:value="0" calcext:value-type="float">
            <text:p>0.00</text:p>
          </table:table-cell>
          <table:table-cell table:formula="of:=[$'Parcel Time'.N17]" office:value-type="float" office:value="0.0000000000000294244495746387" calcext:value-type="float">
            <text:p>0.00</text:p>
          </table:table-cell>
          <table:table-cell table:formula="of:=[$'Parcel Time'.V17]" office:value-type="float" office:value="0" calcext:value-type="float">
            <text:p>0.00</text:p>
          </table:table-cell>
          <table:table-cell table:formula="of:=[$'Parcel Time'.W17]" office:value-type="float" office:value="61.8535549876589" calcext:value-type="float">
            <text:p>61.85</text:p>
          </table:table-cell>
          <table:table-cell table:formula="of:=[$'Parcel Time'.X17]" office:value-type="float" office:value="0" calcext:value-type="float">
            <text:p>0.00</text:p>
          </table:table-cell>
          <table:table-cell table:formula="of:=[$'Parcel Time'.Y17]" office:value-type="float" office:value="38.1464450123411" calcext:value-type="float">
            <text:p>38.15</text:p>
          </table:table-cell>
          <table:table-cell table:formula="of:=[$'Parcel Time'.Z17]" office:value-type="float" office:value="0" calcext:value-type="float">
            <text:p>0.00</text:p>
          </table:table-cell>
          <table:table-cell table:formula="of:=[$'Parcel Time'.AA17]" office:value-type="float" office:value="0.0000000000000294244495746387" calcext:value-type="float">
            <text:p>0.00</text:p>
          </table:table-cell>
          <table:table-cell table:formula="of:=[$'Parcel Time'.AI17]" office:value-type="float" office:value="0" calcext:value-type="float">
            <text:p>0.00</text:p>
          </table:table-cell>
          <table:table-cell table:formula="of:=[$'Parcel Time'.AJ17]" office:value-type="float" office:value="71.9949818908632" calcext:value-type="float">
            <text:p>71.99</text:p>
          </table:table-cell>
          <table:table-cell table:formula="of:=[$'Parcel Time'.AK17]" office:value-type="float" office:value="0" calcext:value-type="float">
            <text:p>0.00</text:p>
          </table:table-cell>
          <table:table-cell table:formula="of:=[$'Parcel Time'.AL17]" office:value-type="float" office:value="28.0051598636322" calcext:value-type="float">
            <text:p>28.01</text:p>
          </table:table-cell>
          <table:table-cell table:formula="of:=[$'Parcel Time'.AM17]" office:value-type="float" office:value="0" calcext:value-type="float">
            <text:p>0.00</text:p>
          </table:table-cell>
          <table:table-cell table:formula="of:=[$'Parcel Time'.AN17]" office:value-type="float" office:value="0.0000000000000167215020306331" calcext:value-type="float">
            <text:p>0.00</text:p>
          </table:table-cell>
          <table:table-cell table:formula="of:=[$'Parcel Time'.AV17]" office:value-type="float" office:value="0" calcext:value-type="float">
            <text:p>0.00</text:p>
          </table:table-cell>
          <table:table-cell table:formula="of:=[$'Parcel Time'.AW17]" office:value-type="float" office:value="12.3786079443324" calcext:value-type="float">
            <text:p>12.38</text:p>
          </table:table-cell>
          <table:table-cell table:formula="of:=[$'Parcel Time'.AX17]" office:value-type="float" office:value="0" calcext:value-type="float">
            <text:p>0.00</text:p>
          </table:table-cell>
          <table:table-cell table:formula="of:=[$'Parcel Time'.AY17]" office:value-type="float" office:value="4.81512579440277" calcext:value-type="float">
            <text:p>4.82</text:p>
          </table:table-cell>
          <table:table-cell table:formula="of:=[$'Parcel Time'.AZ17]" office:value-type="float" office:value="0" calcext:value-type="float">
            <text:p>0.00</text:p>
          </table:table-cell>
          <table:table-cell table:formula="of:=[$'Parcel Time'.BA17]" office:value-type="float" office:value="82.8062906341208" calcext:value-type="float">
            <text:p>82.81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Parcel Time'.I18]" office:value-type="float" office:value="0" calcext:value-type="float">
            <text:p>0.00</text:p>
          </table:table-cell>
          <table:table-cell table:formula="of:=[$'Parcel Time'.J18]" office:value-type="float" office:value="0" calcext:value-type="float">
            <text:p>0.00</text:p>
          </table:table-cell>
          <table:table-cell table:formula="of:=[$'Parcel Time'.K18]" office:value-type="float" office:value="0" calcext:value-type="float">
            <text:p>0.00</text:p>
          </table:table-cell>
          <table:table-cell table:formula="of:=[$'Parcel Time'.L18]" office:value-type="float" office:value="0" calcext:value-type="float">
            <text:p>0.00</text:p>
          </table:table-cell>
          <table:table-cell table:formula="of:=[$'Parcel Time'.M18]" office:value-type="float" office:value="0" calcext:value-type="float">
            <text:p>0.00</text:p>
          </table:table-cell>
          <table:table-cell table:formula="of:=[$'Parcel Time'.N18]" office:value-type="float" office:value="100" calcext:value-type="float">
            <text:p>100.00</text:p>
          </table:table-cell>
          <table:table-cell table:formula="of:=[$'Parcel Time'.V18]" office:value-type="float" office:value="0" calcext:value-type="float">
            <text:p>0.00</text:p>
          </table:table-cell>
          <table:table-cell table:formula="of:=[$'Parcel Time'.W18]" office:value-type="float" office:value="0" calcext:value-type="float">
            <text:p>0.00</text:p>
          </table:table-cell>
          <table:table-cell table:formula="of:=[$'Parcel Time'.X18]" office:value-type="float" office:value="0" calcext:value-type="float">
            <text:p>0.00</text:p>
          </table:table-cell>
          <table:table-cell table:formula="of:=[$'Parcel Time'.Y18]" office:value-type="float" office:value="0" calcext:value-type="float">
            <text:p>0.00</text:p>
          </table:table-cell>
          <table:table-cell table:formula="of:=[$'Parcel Time'.Z18]" office:value-type="float" office:value="0" calcext:value-type="float">
            <text:p>0.00</text:p>
          </table:table-cell>
          <table:table-cell table:formula="of:=[$'Parcel Time'.AA18]" office:value-type="float" office:value="100" calcext:value-type="float">
            <text:p>100.00</text:p>
          </table:table-cell>
          <table:table-cell table:formula="of:=[$'Parcel Time'.AI18]" office:value-type="float" office:value="0" calcext:value-type="float">
            <text:p>0.00</text:p>
          </table:table-cell>
          <table:table-cell table:formula="of:=[$'Parcel Time'.AJ18]" office:value-type="float" office:value="55.5031769599653" calcext:value-type="float">
            <text:p>55.50</text:p>
          </table:table-cell>
          <table:table-cell table:formula="of:=[$'Parcel Time'.AK18]" office:value-type="float" office:value="0" calcext:value-type="float">
            <text:p>0.00</text:p>
          </table:table-cell>
          <table:table-cell table:formula="of:=[$'Parcel Time'.AL18]" office:value-type="float" office:value="44.4968230400347" calcext:value-type="float">
            <text:p>44.50</text:p>
          </table:table-cell>
          <table:table-cell table:formula="of:=[$'Parcel Time'.AM18]" office:value-type="float" office:value="0" calcext:value-type="float">
            <text:p>0.00</text:p>
          </table:table-cell>
          <table:table-cell table:formula="of:=[$'Parcel Time'.AN18]" office:value-type="float" office:value="0.0000000000000182920399610779" calcext:value-type="float">
            <text:p>0.00</text:p>
          </table:table-cell>
          <table:table-cell table:formula="of:=[$'Parcel Time'.AV18]" office:value-type="float" office:value="0" calcext:value-type="float">
            <text:p>0.00</text:p>
          </table:table-cell>
          <table:table-cell table:formula="of:=[$'Parcel Time'.AW18]" office:value-type="float" office:value="70.29937604007" calcext:value-type="float">
            <text:p>70.30</text:p>
          </table:table-cell>
          <table:table-cell table:formula="of:=[$'Parcel Time'.AX18]" office:value-type="float" office:value="0" calcext:value-type="float">
            <text:p>0.00</text:p>
          </table:table-cell>
          <table:table-cell table:formula="of:=[$'Parcel Time'.AY18]" office:value-type="float" office:value="29.7005583144876" calcext:value-type="float">
            <text:p>29.70</text:p>
          </table:table-cell>
          <table:table-cell table:formula="of:=[$'Parcel Time'.AZ18]" office:value-type="float" office:value="0" calcext:value-type="float">
            <text:p>0.00</text:p>
          </table:table-cell>
          <table:table-cell table:formula="of:=[$'Parcel Time'.BA18]" office:value-type="float" office:value="0.0000000000000154872368848612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Parcel Time'.I19]" office:value-type="string" office:string-value="" calcext:value-type="error">
            <text:p>#DIV/0!</text:p>
          </table:table-cell>
          <table:table-cell table:formula="of:=[$'Parcel Time'.J19]" office:value-type="string" office:string-value="" calcext:value-type="error">
            <text:p>#DIV/0!</text:p>
          </table:table-cell>
          <table:table-cell table:formula="of:=[$'Parcel Time'.K19]" office:value-type="string" office:string-value="" calcext:value-type="error">
            <text:p>#DIV/0!</text:p>
          </table:table-cell>
          <table:table-cell table:formula="of:=[$'Parcel Time'.L19]" office:value-type="string" office:string-value="" calcext:value-type="error">
            <text:p>#DIV/0!</text:p>
          </table:table-cell>
          <table:table-cell table:formula="of:=[$'Parcel Time'.M19]" office:value-type="string" office:string-value="" calcext:value-type="error">
            <text:p>#DIV/0!</text:p>
          </table:table-cell>
          <table:table-cell table:formula="of:=[$'Parcel Time'.N19]" office:value-type="string" office:string-value="" calcext:value-type="error">
            <text:p>#DIV/0!</text:p>
          </table:table-cell>
          <table:table-cell table:formula="of:=[$'Parcel Time'.V19]" office:value-type="float" office:value="0" calcext:value-type="float">
            <text:p>0.00</text:p>
          </table:table-cell>
          <table:table-cell table:formula="of:=[$'Parcel Time'.W19]" office:value-type="float" office:value="54.5755307341724" calcext:value-type="float">
            <text:p>54.58</text:p>
          </table:table-cell>
          <table:table-cell table:formula="of:=[$'Parcel Time'.X19]" office:value-type="float" office:value="0" calcext:value-type="float">
            <text:p>0.00</text:p>
          </table:table-cell>
          <table:table-cell table:formula="of:=[$'Parcel Time'.Y19]" office:value-type="float" office:value="45.424154406845" calcext:value-type="float">
            <text:p>45.42</text:p>
          </table:table-cell>
          <table:table-cell table:formula="of:=[$'Parcel Time'.Z19]" office:value-type="float" office:value="0" calcext:value-type="float">
            <text:p>0.00</text:p>
          </table:table-cell>
          <table:table-cell table:formula="of:=[$'Parcel Time'.AA19]" office:value-type="float" office:value="0" calcext:value-type="float">
            <text:p>0.00</text:p>
          </table:table-cell>
          <table:table-cell table:formula="of:=[$'Parcel Time'.AI19]" office:value-type="float" office:value="0" calcext:value-type="float">
            <text:p>0.00</text:p>
          </table:table-cell>
          <table:table-cell table:formula="of:=[$'Parcel Time'.AJ19]" office:value-type="float" office:value="55.5002255048286" calcext:value-type="float">
            <text:p>55.50</text:p>
          </table:table-cell>
          <table:table-cell table:formula="of:=[$'Parcel Time'.AK19]" office:value-type="float" office:value="0" calcext:value-type="float">
            <text:p>0.00</text:p>
          </table:table-cell>
          <table:table-cell table:formula="of:=[$'Parcel Time'.AL19]" office:value-type="float" office:value="44.4999139826943" calcext:value-type="float">
            <text:p>44.50</text:p>
          </table:table-cell>
          <table:table-cell table:formula="of:=[$'Parcel Time'.AM19]" office:value-type="float" office:value="0" calcext:value-type="float">
            <text:p>0.00</text:p>
          </table:table-cell>
          <table:table-cell table:formula="of:=[$'Parcel Time'.AN19]" office:value-type="float" office:value="-0.000000000000169703310038917" calcext:value-type="float">
            <text:p>0.00</text:p>
          </table:table-cell>
          <table:table-cell table:formula="of:=[$'Parcel Time'.AV19]" office:value-type="float" office:value="0" calcext:value-type="float">
            <text:p>0.00</text:p>
          </table:table-cell>
          <table:table-cell table:formula="of:=[$'Parcel Time'.AW19]" office:value-type="float" office:value="19.5107679487122" calcext:value-type="float">
            <text:p>19.51</text:p>
          </table:table-cell>
          <table:table-cell table:formula="of:=[$'Parcel Time'.AX19]" office:value-type="float" office:value="0" calcext:value-type="float">
            <text:p>0.00</text:p>
          </table:table-cell>
          <table:table-cell table:formula="of:=[$'Parcel Time'.AY19]" office:value-type="float" office:value="5.98018643285093" calcext:value-type="float">
            <text:p>5.98</text:p>
          </table:table-cell>
          <table:table-cell table:formula="of:=[$'Parcel Time'.AZ19]" office:value-type="float" office:value="0" calcext:value-type="float">
            <text:p>0.00</text:p>
          </table:table-cell>
          <table:table-cell table:formula="of:=[$'Parcel Time'.BA19]" office:value-type="float" office:value="74.5089102387646" calcext:value-type="float">
            <text:p>74.51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Parcel Time'.I20]" office:value-type="float" office:value="0" calcext:value-type="float">
            <text:p>0.00</text:p>
          </table:table-cell>
          <table:table-cell table:formula="of:=[$'Parcel Time'.J20]" office:value-type="float" office:value="62.0524555225957" calcext:value-type="float">
            <text:p>62.05</text:p>
          </table:table-cell>
          <table:table-cell table:formula="of:=[$'Parcel Time'.K20]" office:value-type="float" office:value="0" calcext:value-type="float">
            <text:p>0.00</text:p>
          </table:table-cell>
          <table:table-cell table:formula="of:=[$'Parcel Time'.L20]" office:value-type="float" office:value="37.9475444774043" calcext:value-type="float">
            <text:p>37.95</text:p>
          </table:table-cell>
          <table:table-cell table:formula="of:=[$'Parcel Time'.M20]" office:value-type="float" office:value="0" calcext:value-type="float">
            <text:p>0.00</text:p>
          </table:table-cell>
          <table:table-cell table:formula="of:=[$'Parcel Time'.N20]" office:value-type="float" office:value="0" calcext:value-type="float">
            <text:p>0.00</text:p>
          </table:table-cell>
          <table:table-cell table:formula="of:=[$'Parcel Time'.V20]" office:value-type="float" office:value="0" calcext:value-type="float">
            <text:p>0.00</text:p>
          </table:table-cell>
          <table:table-cell table:formula="of:=[$'Parcel Time'.W20]" office:value-type="float" office:value="62.0524555225957" calcext:value-type="float">
            <text:p>62.05</text:p>
          </table:table-cell>
          <table:table-cell table:formula="of:=[$'Parcel Time'.X20]" office:value-type="float" office:value="0" calcext:value-type="float">
            <text:p>0.00</text:p>
          </table:table-cell>
          <table:table-cell table:formula="of:=[$'Parcel Time'.Y20]" office:value-type="float" office:value="37.9475444774043" calcext:value-type="float">
            <text:p>37.95</text:p>
          </table:table-cell>
          <table:table-cell table:formula="of:=[$'Parcel Time'.Z20]" office:value-type="float" office:value="0" calcext:value-type="float">
            <text:p>0.00</text:p>
          </table:table-cell>
          <table:table-cell table:formula="of:=[$'Parcel Time'.AA20]" office:value-type="float" office:value="0.0000000000000549977176020584" calcext:value-type="float">
            <text:p>0.00</text:p>
          </table:table-cell>
          <table:table-cell table:formula="of:=[$'Parcel Time'.AI20]" office:value-type="float" office:value="0" calcext:value-type="float">
            <text:p>0.00</text:p>
          </table:table-cell>
          <table:table-cell table:formula="of:=[$'Parcel Time'.AJ20]" office:value-type="float" office:value="77.9928498467824" calcext:value-type="float">
            <text:p>77.99</text:p>
          </table:table-cell>
          <table:table-cell table:formula="of:=[$'Parcel Time'.AK20]" office:value-type="float" office:value="0" calcext:value-type="float">
            <text:p>0.00</text:p>
          </table:table-cell>
          <table:table-cell table:formula="of:=[$'Parcel Time'.AL20]" office:value-type="float" office:value="22.0068947906026" calcext:value-type="float">
            <text:p>22.01</text:p>
          </table:table-cell>
          <table:table-cell table:formula="of:=[$'Parcel Time'.AM20]" office:value-type="float" office:value="0" calcext:value-type="float">
            <text:p>0.00</text:p>
          </table:table-cell>
          <table:table-cell table:formula="of:=[$'Parcel Time'.AN20]" office:value-type="float" office:value="-0.000000000000381556860742254" calcext:value-type="float">
            <text:p>0.00</text:p>
          </table:table-cell>
          <table:table-cell table:formula="of:=[$'Parcel Time'.AV20]" office:value-type="float" office:value="0" calcext:value-type="float">
            <text:p>0.00</text:p>
          </table:table-cell>
          <table:table-cell table:formula="of:=[$'Parcel Time'.AW20]" office:value-type="float" office:value="10.8834802112" calcext:value-type="float">
            <text:p>10.88</text:p>
          </table:table-cell>
          <table:table-cell table:formula="of:=[$'Parcel Time'.AX20]" office:value-type="float" office:value="0" calcext:value-type="float">
            <text:p>0.00</text:p>
          </table:table-cell>
          <table:table-cell table:formula="of:=[$'Parcel Time'.AY20]" office:value-type="float" office:value="3.51009363888274" calcext:value-type="float">
            <text:p>3.51</text:p>
          </table:table-cell>
          <table:table-cell table:formula="of:=[$'Parcel Time'.AZ20]" office:value-type="float" office:value="0" calcext:value-type="float">
            <text:p>0.00</text:p>
          </table:table-cell>
          <table:table-cell table:formula="of:=[$'Parcel Time'.BA20]" office:value-type="float" office:value="85.6064668801838" calcext:value-type="float">
            <text:p>85.61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Parcel Time'.I21]" office:value-type="float" office:value="-0" calcext:value-type="float">
            <text:p>0.00</text:p>
          </table:table-cell>
          <table:table-cell table:formula="of:=[$'Parcel Time'.J21]" office:value-type="float" office:value="-0" calcext:value-type="float">
            <text:p>0.00</text:p>
          </table:table-cell>
          <table:table-cell table:formula="of:=[$'Parcel Time'.K21]" office:value-type="float" office:value="-0" calcext:value-type="float">
            <text:p>0.00</text:p>
          </table:table-cell>
          <table:table-cell table:formula="of:=[$'Parcel Time'.L21]" office:value-type="float" office:value="-0" calcext:value-type="float">
            <text:p>0.00</text:p>
          </table:table-cell>
          <table:table-cell table:formula="of:=[$'Parcel Time'.M21]" office:value-type="float" office:value="-0" calcext:value-type="float">
            <text:p>0.00</text:p>
          </table:table-cell>
          <table:table-cell table:formula="of:=[$'Parcel Time'.N21]" office:value-type="float" office:value="100" calcext:value-type="float">
            <text:p>100.00</text:p>
          </table:table-cell>
          <table:table-cell table:formula="of:=[$'Parcel Time'.V21]" office:value-type="float" office:value="0" calcext:value-type="float">
            <text:p>0.00</text:p>
          </table:table-cell>
          <table:table-cell table:formula="of:=[$'Parcel Time'.W21]" office:value-type="float" office:value="73.2407295100947" calcext:value-type="float">
            <text:p>73.24</text:p>
          </table:table-cell>
          <table:table-cell table:formula="of:=[$'Parcel Time'.X21]" office:value-type="float" office:value="0" calcext:value-type="float">
            <text:p>0.00</text:p>
          </table:table-cell>
          <table:table-cell table:formula="of:=[$'Parcel Time'.Y21]" office:value-type="float" office:value="26.7593256221676" calcext:value-type="float">
            <text:p>26.76</text:p>
          </table:table-cell>
          <table:table-cell table:formula="of:=[$'Parcel Time'.Z21]" office:value-type="float" office:value="0" calcext:value-type="float">
            <text:p>0.00</text:p>
          </table:table-cell>
          <table:table-cell table:formula="of:=[$'Parcel Time'.AA21]" office:value-type="float" office:value="-0.00000000000105968343054989" calcext:value-type="float">
            <text:p>0.00</text:p>
          </table:table-cell>
          <table:table-cell table:formula="of:=[$'Parcel Time'.AI21]" office:value-type="float" office:value="0" calcext:value-type="float">
            <text:p>0.00</text:p>
          </table:table-cell>
          <table:table-cell table:formula="of:=[$'Parcel Time'.AJ21]" office:value-type="float" office:value="69.0308664812303" calcext:value-type="float">
            <text:p>69.03</text:p>
          </table:table-cell>
          <table:table-cell table:formula="of:=[$'Parcel Time'.AK21]" office:value-type="float" office:value="0" calcext:value-type="float">
            <text:p>0.00</text:p>
          </table:table-cell>
          <table:table-cell table:formula="of:=[$'Parcel Time'.AL21]" office:value-type="float" office:value="30.9692477037402" calcext:value-type="float">
            <text:p>30.97</text:p>
          </table:table-cell>
          <table:table-cell table:formula="of:=[$'Parcel Time'.AM21]" office:value-type="float" office:value="0" calcext:value-type="float">
            <text:p>0.00</text:p>
          </table:table-cell>
          <table:table-cell table:formula="of:=[$'Parcel Time'.AN21]" office:value-type="float" office:value="-0.00000000000057522277487748" calcext:value-type="float">
            <text:p>0.00</text:p>
          </table:table-cell>
          <table:table-cell table:formula="of:=[$'Parcel Time'.AV21]" office:value-type="float" office:value="0" calcext:value-type="float">
            <text:p>0.00</text:p>
          </table:table-cell>
          <table:table-cell table:formula="of:=[$'Parcel Time'.AW21]" office:value-type="float" office:value="16.0636434731845" calcext:value-type="float">
            <text:p>16.06</text:p>
          </table:table-cell>
          <table:table-cell table:formula="of:=[$'Parcel Time'.AX21]" office:value-type="float" office:value="0" calcext:value-type="float">
            <text:p>0.00</text:p>
          </table:table-cell>
          <table:table-cell table:formula="of:=[$'Parcel Time'.AY21]" office:value-type="float" office:value="7.4954343683567" calcext:value-type="float">
            <text:p>7.50</text:p>
          </table:table-cell>
          <table:table-cell table:formula="of:=[$'Parcel Time'.AZ21]" office:value-type="float" office:value="0" calcext:value-type="float">
            <text:p>0.00</text:p>
          </table:table-cell>
          <table:table-cell table:formula="of:=[$'Parcel Time'.BA21]" office:value-type="float" office:value="76.4409001288731" calcext:value-type="float">
            <text:p>76.44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Parcel Time'.I22]" office:value-type="float" office:value="0" calcext:value-type="float">
            <text:p>0.00</text:p>
          </table:table-cell>
          <table:table-cell table:formula="of:=[$'Parcel Time'.J22]" office:value-type="float" office:value="63.6276770472963" calcext:value-type="float">
            <text:p>63.63</text:p>
          </table:table-cell>
          <table:table-cell table:formula="of:=[$'Parcel Time'.K22]" office:value-type="float" office:value="0" calcext:value-type="float">
            <text:p>0.00</text:p>
          </table:table-cell>
          <table:table-cell table:formula="of:=[$'Parcel Time'.L22]" office:value-type="float" office:value="36.3723229527037" calcext:value-type="float">
            <text:p>36.37</text:p>
          </table:table-cell>
          <table:table-cell table:formula="of:=[$'Parcel Time'.M22]" office:value-type="float" office:value="0" calcext:value-type="float">
            <text:p>0.00</text:p>
          </table:table-cell>
          <table:table-cell table:formula="of:=[$'Parcel Time'.N22]" office:value-type="float" office:value="0" calcext:value-type="float">
            <text:p>0.00</text:p>
          </table:table-cell>
          <table:table-cell table:formula="of:=[$'Parcel Time'.V22]" office:value-type="float" office:value="0" calcext:value-type="float">
            <text:p>0.00</text:p>
          </table:table-cell>
          <table:table-cell table:formula="of:=[$'Parcel Time'.W22]" office:value-type="float" office:value="63.6276770472963" calcext:value-type="float">
            <text:p>63.63</text:p>
          </table:table-cell>
          <table:table-cell table:formula="of:=[$'Parcel Time'.X22]" office:value-type="float" office:value="0" calcext:value-type="float">
            <text:p>0.00</text:p>
          </table:table-cell>
          <table:table-cell table:formula="of:=[$'Parcel Time'.Y22]" office:value-type="float" office:value="36.3723229527037" calcext:value-type="float">
            <text:p>36.37</text:p>
          </table:table-cell>
          <table:table-cell table:formula="of:=[$'Parcel Time'.Z22]" office:value-type="float" office:value="0" calcext:value-type="float">
            <text:p>0.00</text:p>
          </table:table-cell>
          <table:table-cell table:formula="of:=[$'Parcel Time'.AA22]" office:value-type="float" office:value="-0.000000000000798485544568407" calcext:value-type="float">
            <text:p>0.00</text:p>
          </table:table-cell>
          <table:table-cell table:formula="of:=[$'Parcel Time'.AI22]" office:value-type="float" office:value="0" calcext:value-type="float">
            <text:p>0.00</text:p>
          </table:table-cell>
          <table:table-cell table:formula="of:=[$'Parcel Time'.AJ22]" office:value-type="float" office:value="68.0095946312009" calcext:value-type="float">
            <text:p>68.01</text:p>
          </table:table-cell>
          <table:table-cell table:formula="of:=[$'Parcel Time'.AK22]" office:value-type="float" office:value="0" calcext:value-type="float">
            <text:p>0.00</text:p>
          </table:table-cell>
          <table:table-cell table:formula="of:=[$'Parcel Time'.AL22]" office:value-type="float" office:value="31.9906238257937" calcext:value-type="float">
            <text:p>31.99</text:p>
          </table:table-cell>
          <table:table-cell table:formula="of:=[$'Parcel Time'.AM22]" office:value-type="float" office:value="0" calcext:value-type="float">
            <text:p>0.00</text:p>
          </table:table-cell>
          <table:table-cell table:formula="of:=[$'Parcel Time'.AN22]" office:value-type="float" office:value="-0.000000000000132182210610019" calcext:value-type="float">
            <text:p>0.00</text:p>
          </table:table-cell>
          <table:table-cell table:formula="of:=[$'Parcel Time'.AV22]" office:value-type="float" office:value="0" calcext:value-type="float">
            <text:p>0.00</text:p>
          </table:table-cell>
          <table:table-cell table:formula="of:=[$'Parcel Time'.AW22]" office:value-type="float" office:value="22.4105752712108" calcext:value-type="float">
            <text:p>22.41</text:p>
          </table:table-cell>
          <table:table-cell table:formula="of:=[$'Parcel Time'.AX22]" office:value-type="float" office:value="0" calcext:value-type="float">
            <text:p>0.00</text:p>
          </table:table-cell>
          <table:table-cell table:formula="of:=[$'Parcel Time'.AY22]" office:value-type="float" office:value="3.87722634310019" calcext:value-type="float">
            <text:p>3.88</text:p>
          </table:table-cell>
          <table:table-cell table:formula="of:=[$'Parcel Time'.AZ22]" office:value-type="float" office:value="0" calcext:value-type="float">
            <text:p>0.00</text:p>
          </table:table-cell>
          <table:table-cell table:formula="of:=[$'Parcel Time'.BA22]" office:value-type="float" office:value="73.7122361149888" calcext:value-type="float">
            <text:p>73.71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Parcel Time'.I23]" office:value-type="float" office:value="0" calcext:value-type="float">
            <text:p>0.00</text:p>
          </table:table-cell>
          <table:table-cell table:formula="of:=[$'Parcel Time'.J23]" office:value-type="float" office:value="0" calcext:value-type="float">
            <text:p>0.00</text:p>
          </table:table-cell>
          <table:table-cell table:formula="of:=[$'Parcel Time'.K23]" office:value-type="float" office:value="0" calcext:value-type="float">
            <text:p>0.00</text:p>
          </table:table-cell>
          <table:table-cell table:formula="of:=[$'Parcel Time'.L23]" office:value-type="float" office:value="0" calcext:value-type="float">
            <text:p>0.00</text:p>
          </table:table-cell>
          <table:table-cell table:formula="of:=[$'Parcel Time'.M23]" office:value-type="float" office:value="0" calcext:value-type="float">
            <text:p>0.00</text:p>
          </table:table-cell>
          <table:table-cell table:formula="of:=[$'Parcel Time'.N23]" office:value-type="float" office:value="100" calcext:value-type="float">
            <text:p>100.00</text:p>
          </table:table-cell>
          <table:table-cell table:formula="of:=[$'Parcel Time'.V23]" office:value-type="float" office:value="0" calcext:value-type="float">
            <text:p>0.00</text:p>
          </table:table-cell>
          <table:table-cell table:formula="of:=[$'Parcel Time'.W23]" office:value-type="float" office:value="0" calcext:value-type="float">
            <text:p>0.00</text:p>
          </table:table-cell>
          <table:table-cell table:formula="of:=[$'Parcel Time'.X23]" office:value-type="float" office:value="0" calcext:value-type="float">
            <text:p>0.00</text:p>
          </table:table-cell>
          <table:table-cell table:formula="of:=[$'Parcel Time'.Y23]" office:value-type="float" office:value="0" calcext:value-type="float">
            <text:p>0.00</text:p>
          </table:table-cell>
          <table:table-cell table:formula="of:=[$'Parcel Time'.Z23]" office:value-type="float" office:value="0" calcext:value-type="float">
            <text:p>0.00</text:p>
          </table:table-cell>
          <table:table-cell table:formula="of:=[$'Parcel Time'.AA23]" office:value-type="float" office:value="100" calcext:value-type="float">
            <text:p>100.00</text:p>
          </table:table-cell>
          <table:table-cell table:formula="of:=[$'Parcel Time'.AI23]" office:value-type="float" office:value="0" calcext:value-type="float">
            <text:p>0.00</text:p>
          </table:table-cell>
          <table:table-cell table:formula="of:=[$'Parcel Time'.AJ23]" office:value-type="float" office:value="61.0119298009457" calcext:value-type="float">
            <text:p>61.01</text:p>
          </table:table-cell>
          <table:table-cell table:formula="of:=[$'Parcel Time'.AK23]" office:value-type="float" office:value="0" calcext:value-type="float">
            <text:p>0.00</text:p>
          </table:table-cell>
          <table:table-cell table:formula="of:=[$'Parcel Time'.AL23]" office:value-type="float" office:value="38.9876214994419" calcext:value-type="float">
            <text:p>38.99</text:p>
          </table:table-cell>
          <table:table-cell table:formula="of:=[$'Parcel Time'.AM23]" office:value-type="float" office:value="0" calcext:value-type="float">
            <text:p>0.00</text:p>
          </table:table-cell>
          <table:table-cell table:formula="of:=[$'Parcel Time'.AN23]" office:value-type="float" office:value="0.000000000000282548389448829" calcext:value-type="float">
            <text:p>0.00</text:p>
          </table:table-cell>
          <table:table-cell table:formula="of:=[$'Parcel Time'.AV23]" office:value-type="float" office:value="0" calcext:value-type="float">
            <text:p>0.00</text:p>
          </table:table-cell>
          <table:table-cell table:formula="of:=[$'Parcel Time'.AW23]" office:value-type="float" office:value="63.2202352679393" calcext:value-type="float">
            <text:p>63.22</text:p>
          </table:table-cell>
          <table:table-cell table:formula="of:=[$'Parcel Time'.AX23]" office:value-type="float" office:value="0" calcext:value-type="float">
            <text:p>0.00</text:p>
          </table:table-cell>
          <table:table-cell table:formula="of:=[$'Parcel Time'.AY23]" office:value-type="float" office:value="36.7798503151598" calcext:value-type="float">
            <text:p>36.78</text:p>
          </table:table-cell>
          <table:table-cell table:formula="of:=[$'Parcel Time'.AZ23]" office:value-type="float" office:value="0" calcext:value-type="float">
            <text:p>0.00</text:p>
          </table:table-cell>
          <table:table-cell table:formula="of:=[$'Parcel Time'.BA23]" office:value-type="float" office:value="-0.000000000000267827173489779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Parcel Time'.I24]" office:value-type="string" office:string-value="" calcext:value-type="error">
            <text:p>#DIV/0!</text:p>
          </table:table-cell>
          <table:table-cell table:formula="of:=[$'Parcel Time'.J24]" office:value-type="string" office:string-value="" calcext:value-type="error">
            <text:p>#DIV/0!</text:p>
          </table:table-cell>
          <table:table-cell table:formula="of:=[$'Parcel Time'.K24]" office:value-type="string" office:string-value="" calcext:value-type="error">
            <text:p>#DIV/0!</text:p>
          </table:table-cell>
          <table:table-cell table:formula="of:=[$'Parcel Time'.L24]" office:value-type="string" office:string-value="" calcext:value-type="error">
            <text:p>#DIV/0!</text:p>
          </table:table-cell>
          <table:table-cell table:formula="of:=[$'Parcel Time'.M24]" office:value-type="string" office:string-value="" calcext:value-type="error">
            <text:p>#DIV/0!</text:p>
          </table:table-cell>
          <table:table-cell table:formula="of:=[$'Parcel Time'.N24]" office:value-type="string" office:string-value="" calcext:value-type="error">
            <text:p>#DIV/0!</text:p>
          </table:table-cell>
          <table:table-cell table:formula="of:=[$'Parcel Time'.V24]" office:value-type="float" office:value="0" calcext:value-type="float">
            <text:p>0.00</text:p>
          </table:table-cell>
          <table:table-cell table:formula="of:=[$'Parcel Time'.W24]" office:value-type="float" office:value="75.0748990491077" calcext:value-type="float">
            <text:p>75.07</text:p>
          </table:table-cell>
          <table:table-cell table:formula="of:=[$'Parcel Time'.X24]" office:value-type="float" office:value="0" calcext:value-type="float">
            <text:p>0.00</text:p>
          </table:table-cell>
          <table:table-cell table:formula="of:=[$'Parcel Time'.Y24]" office:value-type="float" office:value="24.9254562032991" calcext:value-type="float">
            <text:p>24.93</text:p>
          </table:table-cell>
          <table:table-cell table:formula="of:=[$'Parcel Time'.Z24]" office:value-type="float" office:value="0" calcext:value-type="float">
            <text:p>0.00</text:p>
          </table:table-cell>
          <table:table-cell table:formula="of:=[$'Parcel Time'.AA24]" office:value-type="float" office:value="0" calcext:value-type="float">
            <text:p>0.00</text:p>
          </table:table-cell>
          <table:table-cell table:formula="of:=[$'Parcel Time'.AI24]" office:value-type="float" office:value="0" calcext:value-type="float">
            <text:p>0.00</text:p>
          </table:table-cell>
          <table:table-cell table:formula="of:=[$'Parcel Time'.AJ24]" office:value-type="float" office:value="19.9623567881973" calcext:value-type="float">
            <text:p>19.96</text:p>
          </table:table-cell>
          <table:table-cell table:formula="of:=[$'Parcel Time'.AK24]" office:value-type="float" office:value="0" calcext:value-type="float">
            <text:p>0.00</text:p>
          </table:table-cell>
          <table:table-cell table:formula="of:=[$'Parcel Time'.AL24]" office:value-type="float" office:value="5.0758772363468" calcext:value-type="float">
            <text:p>5.08</text:p>
          </table:table-cell>
          <table:table-cell table:formula="of:=[$'Parcel Time'.AM24]" office:value-type="float" office:value="0" calcext:value-type="float">
            <text:p>0.00</text:p>
          </table:table-cell>
          <table:table-cell table:formula="of:=[$'Parcel Time'.AN24]" office:value-type="float" office:value="74.9617177458444" calcext:value-type="float">
            <text:p>74.96</text:p>
          </table:table-cell>
          <table:table-cell table:formula="of:=[$'Parcel Time'.AV24]" office:value-type="float" office:value="0" calcext:value-type="float">
            <text:p>0.00</text:p>
          </table:table-cell>
          <table:table-cell table:formula="of:=[$'Parcel Time'.AW24]" office:value-type="float" office:value="75.2136450314288" calcext:value-type="float">
            <text:p>75.21</text:p>
          </table:table-cell>
          <table:table-cell table:formula="of:=[$'Parcel Time'.AX24]" office:value-type="float" office:value="0" calcext:value-type="float">
            <text:p>0.00</text:p>
          </table:table-cell>
          <table:table-cell table:formula="of:=[$'Parcel Time'.AY24]" office:value-type="float" office:value="24.7862372578101" calcext:value-type="float">
            <text:p>24.79</text:p>
          </table:table-cell>
          <table:table-cell table:formula="of:=[$'Parcel Time'.AZ24]" office:value-type="float" office:value="0" calcext:value-type="float">
            <text:p>0.00</text:p>
          </table:table-cell>
          <table:table-cell table:formula="of:=[$'Parcel Time'.BA24]" office:value-type="float" office:value="-0.000000000000127962583672733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Parcel Time'.I25]" office:value-type="string" office:string-value="" calcext:value-type="error">
            <text:p>#DIV/0!</text:p>
          </table:table-cell>
          <table:table-cell table:formula="of:=[$'Parcel Time'.J25]" office:value-type="string" office:string-value="" calcext:value-type="error">
            <text:p>#DIV/0!</text:p>
          </table:table-cell>
          <table:table-cell table:formula="of:=[$'Parcel Time'.K25]" office:value-type="string" office:string-value="" calcext:value-type="error">
            <text:p>#DIV/0!</text:p>
          </table:table-cell>
          <table:table-cell table:formula="of:=[$'Parcel Time'.L25]" office:value-type="string" office:string-value="" calcext:value-type="error">
            <text:p>#DIV/0!</text:p>
          </table:table-cell>
          <table:table-cell table:formula="of:=[$'Parcel Time'.M25]" office:value-type="string" office:string-value="" calcext:value-type="error">
            <text:p>#DIV/0!</text:p>
          </table:table-cell>
          <table:table-cell table:formula="of:=[$'Parcel Time'.N25]" office:value-type="string" office:string-value="" calcext:value-type="error">
            <text:p>#DIV/0!</text:p>
          </table:table-cell>
          <table:table-cell table:formula="of:=[$'Parcel Time'.V25]" office:value-type="float" office:value="0" calcext:value-type="float">
            <text:p>0.00</text:p>
          </table:table-cell>
          <table:table-cell table:formula="of:=[$'Parcel Time'.W25]" office:value-type="float" office:value="82.5355052176126" calcext:value-type="float">
            <text:p>82.54</text:p>
          </table:table-cell>
          <table:table-cell table:formula="of:=[$'Parcel Time'.X25]" office:value-type="float" office:value="0" calcext:value-type="float">
            <text:p>0.00</text:p>
          </table:table-cell>
          <table:table-cell table:formula="of:=[$'Parcel Time'.Y25]" office:value-type="float" office:value="17.4644947823874" calcext:value-type="float">
            <text:p>17.46</text:p>
          </table:table-cell>
          <table:table-cell table:formula="of:=[$'Parcel Time'.Z25]" office:value-type="float" office:value="0" calcext:value-type="float">
            <text:p>0.00</text:p>
          </table:table-cell>
          <table:table-cell table:formula="of:=[$'Parcel Time'.AA25]" office:value-type="float" office:value="0.000000000000892457792483244" calcext:value-type="float">
            <text:p>0.00</text:p>
          </table:table-cell>
          <table:table-cell table:formula="of:=[$'Parcel Time'.AI25]" office:value-type="float" office:value="0" calcext:value-type="float">
            <text:p>0.00</text:p>
          </table:table-cell>
          <table:table-cell table:formula="of:=[$'Parcel Time'.AJ25]" office:value-type="float" office:value="87.0508756038647" calcext:value-type="float">
            <text:p>87.05</text:p>
          </table:table-cell>
          <table:table-cell table:formula="of:=[$'Parcel Time'.AK25]" office:value-type="float" office:value="0" calcext:value-type="float">
            <text:p>0.00</text:p>
          </table:table-cell>
          <table:table-cell table:formula="of:=[$'Parcel Time'.AL25]" office:value-type="float" office:value="12.9487469806763" calcext:value-type="float">
            <text:p>12.95</text:p>
          </table:table-cell>
          <table:table-cell table:formula="of:=[$'Parcel Time'.AM25]" office:value-type="float" office:value="0" calcext:value-type="float">
            <text:p>0.00</text:p>
          </table:table-cell>
          <table:table-cell table:formula="of:=[$'Parcel Time'.AN25]" office:value-type="float" office:value="0.000000000000827552586553945" calcext:value-type="float">
            <text:p>0.00</text:p>
          </table:table-cell>
          <table:table-cell table:formula="of:=[$'Parcel Time'.AV25]" office:value-type="float" office:value="0" calcext:value-type="float">
            <text:p>0.00</text:p>
          </table:table-cell>
          <table:table-cell table:formula="of:=[$'Parcel Time'.AW25]" office:value-type="float" office:value="88.0878418415902" calcext:value-type="float">
            <text:p>88.09</text:p>
          </table:table-cell>
          <table:table-cell table:formula="of:=[$'Parcel Time'.AX25]" office:value-type="float" office:value="0" calcext:value-type="float">
            <text:p>0.00</text:p>
          </table:table-cell>
          <table:table-cell table:formula="of:=[$'Parcel Time'.AY25]" office:value-type="float" office:value="11.912409545528" calcext:value-type="float">
            <text:p>11.91</text:p>
          </table:table-cell>
          <table:table-cell table:formula="of:=[$'Parcel Time'.AZ25]" office:value-type="float" office:value="0" calcext:value-type="float">
            <text:p>0.00</text:p>
          </table:table-cell>
          <table:table-cell table:formula="of:=[$'Parcel Time'.BA25]" office:value-type="float" office:value="0.000000000000670826524932215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Parcel Time'.I26]" office:value-type="string" office:string-value="" calcext:value-type="error">
            <text:p>#DIV/0!</text:p>
          </table:table-cell>
          <table:table-cell table:formula="of:=[$'Parcel Time'.J26]" office:value-type="string" office:string-value="" calcext:value-type="error">
            <text:p>#DIV/0!</text:p>
          </table:table-cell>
          <table:table-cell table:formula="of:=[$'Parcel Time'.K26]" office:value-type="string" office:string-value="" calcext:value-type="error">
            <text:p>#DIV/0!</text:p>
          </table:table-cell>
          <table:table-cell table:formula="of:=[$'Parcel Time'.L26]" office:value-type="string" office:string-value="" calcext:value-type="error">
            <text:p>#DIV/0!</text:p>
          </table:table-cell>
          <table:table-cell table:formula="of:=[$'Parcel Time'.M26]" office:value-type="string" office:string-value="" calcext:value-type="error">
            <text:p>#DIV/0!</text:p>
          </table:table-cell>
          <table:table-cell table:formula="of:=[$'Parcel Time'.N26]" office:value-type="string" office:string-value="" calcext:value-type="error">
            <text:p>#DIV/0!</text:p>
          </table:table-cell>
          <table:table-cell table:formula="of:=[$'Parcel Time'.V26]" office:value-type="float" office:value="0" calcext:value-type="float">
            <text:p>0.00</text:p>
          </table:table-cell>
          <table:table-cell table:formula="of:=[$'Parcel Time'.W26]" office:value-type="float" office:value="0" calcext:value-type="float">
            <text:p>0.00</text:p>
          </table:table-cell>
          <table:table-cell table:formula="of:=[$'Parcel Time'.X26]" office:value-type="float" office:value="0" calcext:value-type="float">
            <text:p>0.00</text:p>
          </table:table-cell>
          <table:table-cell table:formula="of:=[$'Parcel Time'.Y26]" office:value-type="float" office:value="0" calcext:value-type="float">
            <text:p>0.00</text:p>
          </table:table-cell>
          <table:table-cell table:formula="of:=[$'Parcel Time'.Z26]" office:value-type="float" office:value="0" calcext:value-type="float">
            <text:p>0.00</text:p>
          </table:table-cell>
          <table:table-cell table:formula="of:=[$'Parcel Time'.AA26]" office:value-type="float" office:value="100" calcext:value-type="float">
            <text:p>100.00</text:p>
          </table:table-cell>
          <table:table-cell table:formula="of:=[$'Parcel Time'.AI26]" office:value-type="float" office:value="0" calcext:value-type="float">
            <text:p>0.00</text:p>
          </table:table-cell>
          <table:table-cell table:formula="of:=[$'Parcel Time'.AJ26]" office:value-type="float" office:value="64.9178795432615" calcext:value-type="float">
            <text:p>64.92</text:p>
          </table:table-cell>
          <table:table-cell table:formula="of:=[$'Parcel Time'.AK26]" office:value-type="float" office:value="0" calcext:value-type="float">
            <text:p>0.00</text:p>
          </table:table-cell>
          <table:table-cell table:formula="of:=[$'Parcel Time'.AL26]" office:value-type="float" office:value="35.082070199421" calcext:value-type="float">
            <text:p>35.08</text:p>
          </table:table-cell>
          <table:table-cell table:formula="of:=[$'Parcel Time'.AM26]" office:value-type="float" office:value="0" calcext:value-type="float">
            <text:p>0.00</text:p>
          </table:table-cell>
          <table:table-cell table:formula="of:=[$'Parcel Time'.AN26]" office:value-type="float" office:value="-0.000000000000269916974911547" calcext:value-type="float">
            <text:p>0.00</text:p>
          </table:table-cell>
          <table:table-cell table:formula="of:=[$'Parcel Time'.AV26]" office:value-type="float" office:value="0" calcext:value-type="float">
            <text:p>0.00</text:p>
          </table:table-cell>
          <table:table-cell table:formula="of:=[$'Parcel Time'.AW26]" office:value-type="float" office:value="80.4430668792909" calcext:value-type="float">
            <text:p>80.44</text:p>
          </table:table-cell>
          <table:table-cell table:formula="of:=[$'Parcel Time'.AX26]" office:value-type="float" office:value="0" calcext:value-type="float">
            <text:p>0.00</text:p>
          </table:table-cell>
          <table:table-cell table:formula="of:=[$'Parcel Time'.AY26]" office:value-type="float" office:value="19.5568956868735" calcext:value-type="float">
            <text:p>19.56</text:p>
          </table:table-cell>
          <table:table-cell table:formula="of:=[$'Parcel Time'.AZ26]" office:value-type="float" office:value="0" calcext:value-type="float">
            <text:p>0.00</text:p>
          </table:table-cell>
          <table:table-cell table:formula="of:=[$'Parcel Time'.BA26]" office:value-type="float" office:value="0.000000000000396895986344137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Parcel Time'.I27]" office:value-type="string" office:string-value="" calcext:value-type="error">
            <text:p>#DIV/0!</text:p>
          </table:table-cell>
          <table:table-cell table:formula="of:=[$'Parcel Time'.J27]" office:value-type="string" office:string-value="" calcext:value-type="error">
            <text:p>#DIV/0!</text:p>
          </table:table-cell>
          <table:table-cell table:formula="of:=[$'Parcel Time'.K27]" office:value-type="string" office:string-value="" calcext:value-type="error">
            <text:p>#DIV/0!</text:p>
          </table:table-cell>
          <table:table-cell table:formula="of:=[$'Parcel Time'.L27]" office:value-type="string" office:string-value="" calcext:value-type="error">
            <text:p>#DIV/0!</text:p>
          </table:table-cell>
          <table:table-cell table:formula="of:=[$'Parcel Time'.M27]" office:value-type="string" office:string-value="" calcext:value-type="error">
            <text:p>#DIV/0!</text:p>
          </table:table-cell>
          <table:table-cell table:formula="of:=[$'Parcel Time'.N27]" office:value-type="string" office:string-value="" calcext:value-type="error">
            <text:p>#DIV/0!</text:p>
          </table:table-cell>
          <table:table-cell table:formula="of:=[$'Parcel Time'.V27]" office:value-type="string" office:string-value="" calcext:value-type="error">
            <text:p>#DIV/0!</text:p>
          </table:table-cell>
          <table:table-cell table:formula="of:=[$'Parcel Time'.W27]" office:value-type="string" office:string-value="" calcext:value-type="error">
            <text:p>#DIV/0!</text:p>
          </table:table-cell>
          <table:table-cell table:formula="of:=[$'Parcel Time'.X27]" office:value-type="string" office:string-value="" calcext:value-type="error">
            <text:p>#DIV/0!</text:p>
          </table:table-cell>
          <table:table-cell table:formula="of:=[$'Parcel Time'.Y27]" office:value-type="string" office:string-value="" calcext:value-type="error">
            <text:p>#DIV/0!</text:p>
          </table:table-cell>
          <table:table-cell table:formula="of:=[$'Parcel Time'.Z27]" office:value-type="string" office:string-value="" calcext:value-type="error">
            <text:p>#DIV/0!</text:p>
          </table:table-cell>
          <table:table-cell table:formula="of:=[$'Parcel Time'.AA27]" office:value-type="string" office:string-value="" calcext:value-type="error">
            <text:p>#DIV/0!</text:p>
          </table:table-cell>
          <table:table-cell table:formula="of:=[$'Parcel Time'.AI27]" office:value-type="float" office:value="0" calcext:value-type="float">
            <text:p>0.00</text:p>
          </table:table-cell>
          <table:table-cell table:formula="of:=[$'Parcel Time'.AJ27]" office:value-type="float" office:value="12.5177165327509" calcext:value-type="float">
            <text:p>12.52</text:p>
          </table:table-cell>
          <table:table-cell table:formula="of:=[$'Parcel Time'.AK27]" office:value-type="float" office:value="0" calcext:value-type="float">
            <text:p>0.00</text:p>
          </table:table-cell>
          <table:table-cell table:formula="of:=[$'Parcel Time'.AL27]" office:value-type="float" office:value="5.5897721683183" calcext:value-type="float">
            <text:p>5.59</text:p>
          </table:table-cell>
          <table:table-cell table:formula="of:=[$'Parcel Time'.AM27]" office:value-type="float" office:value="0" calcext:value-type="float">
            <text:p>0.00</text:p>
          </table:table-cell>
          <table:table-cell table:formula="of:=[$'Parcel Time'.AN27]" office:value-type="float" office:value="81.892415920558" calcext:value-type="float">
            <text:p>81.89</text:p>
          </table:table-cell>
          <table:table-cell table:formula="of:=[$'Parcel Time'.AV27]" office:value-type="float" office:value="0" calcext:value-type="float">
            <text:p>0.00</text:p>
          </table:table-cell>
          <table:table-cell table:formula="of:=[$'Parcel Time'.AW27]" office:value-type="float" office:value="22.379237593983" calcext:value-type="float">
            <text:p>22.38</text:p>
          </table:table-cell>
          <table:table-cell table:formula="of:=[$'Parcel Time'.AX27]" office:value-type="float" office:value="0" calcext:value-type="float">
            <text:p>0.00</text:p>
          </table:table-cell>
          <table:table-cell table:formula="of:=[$'Parcel Time'.AY27]" office:value-type="float" office:value="7.04840826586602" calcext:value-type="float">
            <text:p>7.05</text:p>
          </table:table-cell>
          <table:table-cell table:formula="of:=[$'Parcel Time'.AZ27]" office:value-type="float" office:value="0" calcext:value-type="float">
            <text:p>0.00</text:p>
          </table:table-cell>
          <table:table-cell table:formula="of:=[$'Parcel Time'.BA27]" office:value-type="float" office:value="70.5724203603172" calcext:value-type="float">
            <text:p>70.57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Parcel Time'.I28]" office:value-type="string" office:string-value="" calcext:value-type="error">
            <text:p>#DIV/0!</text:p>
          </table:table-cell>
          <table:table-cell table:formula="of:=[$'Parcel Time'.J28]" office:value-type="string" office:string-value="" calcext:value-type="error">
            <text:p>#DIV/0!</text:p>
          </table:table-cell>
          <table:table-cell table:formula="of:=[$'Parcel Time'.K28]" office:value-type="string" office:string-value="" calcext:value-type="error">
            <text:p>#DIV/0!</text:p>
          </table:table-cell>
          <table:table-cell table:formula="of:=[$'Parcel Time'.L28]" office:value-type="string" office:string-value="" calcext:value-type="error">
            <text:p>#DIV/0!</text:p>
          </table:table-cell>
          <table:table-cell table:formula="of:=[$'Parcel Time'.M28]" office:value-type="string" office:string-value="" calcext:value-type="error">
            <text:p>#DIV/0!</text:p>
          </table:table-cell>
          <table:table-cell table:formula="of:=[$'Parcel Time'.N28]" office:value-type="string" office:string-value="" calcext:value-type="error">
            <text:p>#DIV/0!</text:p>
          </table:table-cell>
          <table:table-cell table:formula="of:=[$'Parcel Time'.V28]" office:value-type="string" office:string-value="" calcext:value-type="error">
            <text:p>#DIV/0!</text:p>
          </table:table-cell>
          <table:table-cell table:formula="of:=[$'Parcel Time'.W28]" office:value-type="string" office:string-value="" calcext:value-type="error">
            <text:p>#DIV/0!</text:p>
          </table:table-cell>
          <table:table-cell table:formula="of:=[$'Parcel Time'.X28]" office:value-type="string" office:string-value="" calcext:value-type="error">
            <text:p>#DIV/0!</text:p>
          </table:table-cell>
          <table:table-cell table:formula="of:=[$'Parcel Time'.Y28]" office:value-type="string" office:string-value="" calcext:value-type="error">
            <text:p>#DIV/0!</text:p>
          </table:table-cell>
          <table:table-cell table:formula="of:=[$'Parcel Time'.Z28]" office:value-type="string" office:string-value="" calcext:value-type="error">
            <text:p>#DIV/0!</text:p>
          </table:table-cell>
          <table:table-cell table:formula="of:=[$'Parcel Time'.AA28]" office:value-type="string" office:string-value="" calcext:value-type="error">
            <text:p>#DIV/0!</text:p>
          </table:table-cell>
          <table:table-cell table:formula="of:=[$'Parcel Time'.AI28]" office:value-type="float" office:value="0" calcext:value-type="float">
            <text:p>0.00</text:p>
          </table:table-cell>
          <table:table-cell table:formula="of:=[$'Parcel Time'.AJ28]" office:value-type="float" office:value="0" calcext:value-type="float">
            <text:p>0.00</text:p>
          </table:table-cell>
          <table:table-cell table:formula="of:=[$'Parcel Time'.AK28]" office:value-type="float" office:value="0" calcext:value-type="float">
            <text:p>0.00</text:p>
          </table:table-cell>
          <table:table-cell table:formula="of:=[$'Parcel Time'.AL28]" office:value-type="float" office:value="0" calcext:value-type="float">
            <text:p>0.00</text:p>
          </table:table-cell>
          <table:table-cell table:formula="of:=[$'Parcel Time'.AM28]" office:value-type="float" office:value="0" calcext:value-type="float">
            <text:p>0.00</text:p>
          </table:table-cell>
          <table:table-cell table:formula="of:=[$'Parcel Time'.AN28]" office:value-type="float" office:value="100" calcext:value-type="float">
            <text:p>100.00</text:p>
          </table:table-cell>
          <table:table-cell table:formula="of:=[$'Parcel Time'.AV28]" office:value-type="float" office:value="0" calcext:value-type="float">
            <text:p>0.00</text:p>
          </table:table-cell>
          <table:table-cell table:formula="of:=[$'Parcel Time'.AW28]" office:value-type="float" office:value="65.6129946663683" calcext:value-type="float">
            <text:p>65.61</text:p>
          </table:table-cell>
          <table:table-cell table:formula="of:=[$'Parcel Time'.AX28]" office:value-type="float" office:value="0" calcext:value-type="float">
            <text:p>0.00</text:p>
          </table:table-cell>
          <table:table-cell table:formula="of:=[$'Parcel Time'.AY28]" office:value-type="float" office:value="34.3870519562866" calcext:value-type="float">
            <text:p>34.39</text:p>
          </table:table-cell>
          <table:table-cell table:formula="of:=[$'Parcel Time'.AZ28]" office:value-type="float" office:value="0" calcext:value-type="float">
            <text:p>0.00</text:p>
          </table:table-cell>
          <table:table-cell table:formula="of:=[$'Parcel Time'.BA28]" office:value-type="float" office:value="0.00000000000041603353101339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Parcel Time'.I29]" office:value-type="string" office:string-value="" calcext:value-type="error">
            <text:p>#DIV/0!</text:p>
          </table:table-cell>
          <table:table-cell table:formula="of:=[$'Parcel Time'.J29]" office:value-type="string" office:string-value="" calcext:value-type="error">
            <text:p>#DIV/0!</text:p>
          </table:table-cell>
          <table:table-cell table:formula="of:=[$'Parcel Time'.K29]" office:value-type="string" office:string-value="" calcext:value-type="error">
            <text:p>#DIV/0!</text:p>
          </table:table-cell>
          <table:table-cell table:formula="of:=[$'Parcel Time'.L29]" office:value-type="string" office:string-value="" calcext:value-type="error">
            <text:p>#DIV/0!</text:p>
          </table:table-cell>
          <table:table-cell table:formula="of:=[$'Parcel Time'.M29]" office:value-type="string" office:string-value="" calcext:value-type="error">
            <text:p>#DIV/0!</text:p>
          </table:table-cell>
          <table:table-cell table:formula="of:=[$'Parcel Time'.N29]" office:value-type="string" office:string-value="" calcext:value-type="error">
            <text:p>#DIV/0!</text:p>
          </table:table-cell>
          <table:table-cell table:formula="of:=[$'Parcel Time'.V29]" office:value-type="float" office:value="0" calcext:value-type="float">
            <text:p>0.00</text:p>
          </table:table-cell>
          <table:table-cell table:formula="of:=[$'Parcel Time'.W29]" office:value-type="float" office:value="54.6736818139776" calcext:value-type="float">
            <text:p>54.67</text:p>
          </table:table-cell>
          <table:table-cell table:formula="of:=[$'Parcel Time'.X29]" office:value-type="float" office:value="0" calcext:value-type="float">
            <text:p>0.00</text:p>
          </table:table-cell>
          <table:table-cell table:formula="of:=[$'Parcel Time'.Y29]" office:value-type="float" office:value="45.3261758909451" calcext:value-type="float">
            <text:p>45.33</text:p>
          </table:table-cell>
          <table:table-cell table:formula="of:=[$'Parcel Time'.Z29]" office:value-type="float" office:value="0" calcext:value-type="float">
            <text:p>0.00</text:p>
          </table:table-cell>
          <table:table-cell table:formula="of:=[$'Parcel Time'.AA29]" office:value-type="float" office:value="0" calcext:value-type="float">
            <text:p>0.00</text:p>
          </table:table-cell>
          <table:table-cell table:formula="of:=[$'Parcel Time'.AI29]" office:value-type="float" office:value="0" calcext:value-type="float">
            <text:p>0.00</text:p>
          </table:table-cell>
          <table:table-cell table:formula="of:=[$'Parcel Time'.AJ29]" office:value-type="float" office:value="54.6736818139776" calcext:value-type="float">
            <text:p>54.67</text:p>
          </table:table-cell>
          <table:table-cell table:formula="of:=[$'Parcel Time'.AK29]" office:value-type="float" office:value="0" calcext:value-type="float">
            <text:p>0.00</text:p>
          </table:table-cell>
          <table:table-cell table:formula="of:=[$'Parcel Time'.AL29]" office:value-type="float" office:value="45.3261758909451" calcext:value-type="float">
            <text:p>45.33</text:p>
          </table:table-cell>
          <table:table-cell table:formula="of:=[$'Parcel Time'.AM29]" office:value-type="float" office:value="0" calcext:value-type="float">
            <text:p>0.00</text:p>
          </table:table-cell>
          <table:table-cell table:formula="of:=[$'Parcel Time'.AN29]" office:value-type="float" office:value="0" calcext:value-type="float">
            <text:p>0.00</text:p>
          </table:table-cell>
          <table:table-cell table:formula="of:=[$'Parcel Time'.AV29]" office:value-type="float" office:value="0" calcext:value-type="float">
            <text:p>0.00</text:p>
          </table:table-cell>
          <table:table-cell table:formula="of:=[$'Parcel Time'.AW29]" office:value-type="float" office:value="21.483997867343" calcext:value-type="float">
            <text:p>21.48</text:p>
          </table:table-cell>
          <table:table-cell table:formula="of:=[$'Parcel Time'.AX29]" office:value-type="float" office:value="0" calcext:value-type="float">
            <text:p>0.00</text:p>
          </table:table-cell>
          <table:table-cell table:formula="of:=[$'Parcel Time'.AY29]" office:value-type="float" office:value="8.20658674006081" calcext:value-type="float">
            <text:p>8.21</text:p>
          </table:table-cell>
          <table:table-cell table:formula="of:=[$'Parcel Time'.AZ29]" office:value-type="float" office:value="0" calcext:value-type="float">
            <text:p>0.00</text:p>
          </table:table-cell>
          <table:table-cell table:formula="of:=[$'Parcel Time'.BA29]" office:value-type="float" office:value="70.3094754336162" calcext:value-type="float">
            <text:p>70.31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Parcel Time'.I30]" office:value-type="string" office:string-value="" calcext:value-type="error">
            <text:p>#DIV/0!</text:p>
          </table:table-cell>
          <table:table-cell table:formula="of:=[$'Parcel Time'.J30]" office:value-type="string" office:string-value="" calcext:value-type="error">
            <text:p>#DIV/0!</text:p>
          </table:table-cell>
          <table:table-cell table:formula="of:=[$'Parcel Time'.K30]" office:value-type="string" office:string-value="" calcext:value-type="error">
            <text:p>#DIV/0!</text:p>
          </table:table-cell>
          <table:table-cell table:formula="of:=[$'Parcel Time'.L30]" office:value-type="string" office:string-value="" calcext:value-type="error">
            <text:p>#DIV/0!</text:p>
          </table:table-cell>
          <table:table-cell table:formula="of:=[$'Parcel Time'.M30]" office:value-type="string" office:string-value="" calcext:value-type="error">
            <text:p>#DIV/0!</text:p>
          </table:table-cell>
          <table:table-cell table:formula="of:=[$'Parcel Time'.N30]" office:value-type="string" office:string-value="" calcext:value-type="error">
            <text:p>#DIV/0!</text:p>
          </table:table-cell>
          <table:table-cell table:formula="of:=[$'Parcel Time'.V30]" office:value-type="float" office:value="0" calcext:value-type="float">
            <text:p>0.00</text:p>
          </table:table-cell>
          <table:table-cell table:formula="of:=[$'Parcel Time'.W30]" office:value-type="float" office:value="75.4362522133505" calcext:value-type="float">
            <text:p>75.44</text:p>
          </table:table-cell>
          <table:table-cell table:formula="of:=[$'Parcel Time'.X30]" office:value-type="float" office:value="0" calcext:value-type="float">
            <text:p>0.00</text:p>
          </table:table-cell>
          <table:table-cell table:formula="of:=[$'Parcel Time'.Y30]" office:value-type="float" office:value="24.5638136112007" calcext:value-type="float">
            <text:p>24.56</text:p>
          </table:table-cell>
          <table:table-cell table:formula="of:=[$'Parcel Time'.Z30]" office:value-type="float" office:value="0" calcext:value-type="float">
            <text:p>0.00</text:p>
          </table:table-cell>
          <table:table-cell table:formula="of:=[$'Parcel Time'.AA30]" office:value-type="float" office:value="-0.000000000000113274179003285" calcext:value-type="float">
            <text:p>0.00</text:p>
          </table:table-cell>
          <table:table-cell table:formula="of:=[$'Parcel Time'.AI30]" office:value-type="float" office:value="0" calcext:value-type="float">
            <text:p>0.00</text:p>
          </table:table-cell>
          <table:table-cell table:formula="of:=[$'Parcel Time'.AJ30]" office:value-type="float" office:value="73.5238722359674" calcext:value-type="float">
            <text:p>73.52</text:p>
          </table:table-cell>
          <table:table-cell table:formula="of:=[$'Parcel Time'.AK30]" office:value-type="float" office:value="0" calcext:value-type="float">
            <text:p>0.00</text:p>
          </table:table-cell>
          <table:table-cell table:formula="of:=[$'Parcel Time'.AL30]" office:value-type="float" office:value="26.4760793465578" calcext:value-type="float">
            <text:p>26.48</text:p>
          </table:table-cell>
          <table:table-cell table:formula="of:=[$'Parcel Time'.AM30]" office:value-type="float" office:value="0" calcext:value-type="float">
            <text:p>0.00</text:p>
          </table:table-cell>
          <table:table-cell table:formula="of:=[$'Parcel Time'.AN30]" office:value-type="float" office:value="-0.0000000000000833192115698398" calcext:value-type="float">
            <text:p>0.00</text:p>
          </table:table-cell>
          <table:table-cell table:formula="of:=[$'Parcel Time'.AV30]" office:value-type="float" office:value="0" calcext:value-type="float">
            <text:p>0.00</text:p>
          </table:table-cell>
          <table:table-cell table:formula="of:=[$'Parcel Time'.AW30]" office:value-type="float" office:value="79.278057025933" calcext:value-type="float">
            <text:p>79.28</text:p>
          </table:table-cell>
          <table:table-cell table:formula="of:=[$'Parcel Time'.AX30]" office:value-type="float" office:value="0" calcext:value-type="float">
            <text:p>0.00</text:p>
          </table:table-cell>
          <table:table-cell table:formula="of:=[$'Parcel Time'.AY30]" office:value-type="float" office:value="20.7220912474237" calcext:value-type="float">
            <text:p>20.72</text:p>
          </table:table-cell>
          <table:table-cell table:formula="of:=[$'Parcel Time'.AZ30]" office:value-type="float" office:value="0" calcext:value-type="float">
            <text:p>0.00</text:p>
          </table:table-cell>
          <table:table-cell table:formula="of:=[$'Parcel Time'.BA30]" office:value-type="float" office:value="0.0000000000000483560191569177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Parcel Time'.I31]" office:value-type="string" office:string-value="" calcext:value-type="error">
            <text:p>#DIV/0!</text:p>
          </table:table-cell>
          <table:table-cell table:formula="of:=[$'Parcel Time'.J31]" office:value-type="string" office:string-value="" calcext:value-type="error">
            <text:p>#DIV/0!</text:p>
          </table:table-cell>
          <table:table-cell table:formula="of:=[$'Parcel Time'.K31]" office:value-type="string" office:string-value="" calcext:value-type="error">
            <text:p>#DIV/0!</text:p>
          </table:table-cell>
          <table:table-cell table:formula="of:=[$'Parcel Time'.L31]" office:value-type="string" office:string-value="" calcext:value-type="error">
            <text:p>#DIV/0!</text:p>
          </table:table-cell>
          <table:table-cell table:formula="of:=[$'Parcel Time'.M31]" office:value-type="string" office:string-value="" calcext:value-type="error">
            <text:p>#DIV/0!</text:p>
          </table:table-cell>
          <table:table-cell table:formula="of:=[$'Parcel Time'.N31]" office:value-type="string" office:string-value="" calcext:value-type="error">
            <text:p>#DIV/0!</text:p>
          </table:table-cell>
          <table:table-cell table:formula="of:=[$'Parcel Time'.V31]" office:value-type="float" office:value="0" calcext:value-type="float">
            <text:p>0.00</text:p>
          </table:table-cell>
          <table:table-cell table:formula="of:=[$'Parcel Time'.W31]" office:value-type="float" office:value="80.6948328980595" calcext:value-type="float">
            <text:p>80.69</text:p>
          </table:table-cell>
          <table:table-cell table:formula="of:=[$'Parcel Time'.X31]" office:value-type="float" office:value="0" calcext:value-type="float">
            <text:p>0.00</text:p>
          </table:table-cell>
          <table:table-cell table:formula="of:=[$'Parcel Time'.Y31]" office:value-type="float" office:value="19.3053523248563" calcext:value-type="float">
            <text:p>19.31</text:p>
          </table:table-cell>
          <table:table-cell table:formula="of:=[$'Parcel Time'.Z31]" office:value-type="float" office:value="0" calcext:value-type="float">
            <text:p>0.00</text:p>
          </table:table-cell>
          <table:table-cell table:formula="of:=[$'Parcel Time'.AA31]" office:value-type="float" office:value="0.0000000000000916804040329203" calcext:value-type="float">
            <text:p>0.00</text:p>
          </table:table-cell>
          <table:table-cell table:formula="of:=[$'Parcel Time'.AI31]" office:value-type="float" office:value="0" calcext:value-type="float">
            <text:p>0.00</text:p>
          </table:table-cell>
          <table:table-cell table:formula="of:=[$'Parcel Time'.AJ31]" office:value-type="float" office:value="86.8514118710708" calcext:value-type="float">
            <text:p>86.85</text:p>
          </table:table-cell>
          <table:table-cell table:formula="of:=[$'Parcel Time'.AK31]" office:value-type="float" office:value="0" calcext:value-type="float">
            <text:p>0.00</text:p>
          </table:table-cell>
          <table:table-cell table:formula="of:=[$'Parcel Time'.AL31]" office:value-type="float" office:value="13.1487142827106" calcext:value-type="float">
            <text:p>13.15</text:p>
          </table:table-cell>
          <table:table-cell table:formula="of:=[$'Parcel Time'.AM31]" office:value-type="float" office:value="0" calcext:value-type="float">
            <text:p>0.00</text:p>
          </table:table-cell>
          <table:table-cell table:formula="of:=[$'Parcel Time'.AN31]" office:value-type="float" office:value="0.0000000000000922053783562162" calcext:value-type="float">
            <text:p>0.00</text:p>
          </table:table-cell>
          <table:table-cell table:formula="of:=[$'Parcel Time'.AV31]" office:value-type="float" office:value="0" calcext:value-type="float">
            <text:p>0.00</text:p>
          </table:table-cell>
          <table:table-cell table:formula="of:=[$'Parcel Time'.AW31]" office:value-type="float" office:value="88.2351071976714" calcext:value-type="float">
            <text:p>88.24</text:p>
          </table:table-cell>
          <table:table-cell table:formula="of:=[$'Parcel Time'.AX31]" office:value-type="float" office:value="0" calcext:value-type="float">
            <text:p>0.00</text:p>
          </table:table-cell>
          <table:table-cell table:formula="of:=[$'Parcel Time'.AY31]" office:value-type="float" office:value="11.765019907912" calcext:value-type="float">
            <text:p>11.77</text:p>
          </table:table-cell>
          <table:table-cell table:formula="of:=[$'Parcel Time'.AZ31]" office:value-type="float" office:value="0" calcext:value-type="float">
            <text:p>0.00</text:p>
          </table:table-cell>
          <table:table-cell table:formula="of:=[$'Parcel Time'.BA31]" office:value-type="float" office:value="0.000000000000281349162215323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Parcel Time'.I32]" office:value-type="string" office:string-value="" calcext:value-type="error">
            <text:p>#DIV/0!</text:p>
          </table:table-cell>
          <table:table-cell table:formula="of:=[$'Parcel Time'.J32]" office:value-type="string" office:string-value="" calcext:value-type="error">
            <text:p>#DIV/0!</text:p>
          </table:table-cell>
          <table:table-cell table:formula="of:=[$'Parcel Time'.K32]" office:value-type="string" office:string-value="" calcext:value-type="error">
            <text:p>#DIV/0!</text:p>
          </table:table-cell>
          <table:table-cell table:formula="of:=[$'Parcel Time'.L32]" office:value-type="string" office:string-value="" calcext:value-type="error">
            <text:p>#DIV/0!</text:p>
          </table:table-cell>
          <table:table-cell table:formula="of:=[$'Parcel Time'.M32]" office:value-type="string" office:string-value="" calcext:value-type="error">
            <text:p>#DIV/0!</text:p>
          </table:table-cell>
          <table:table-cell table:formula="of:=[$'Parcel Time'.N32]" office:value-type="string" office:string-value="" calcext:value-type="error">
            <text:p>#DIV/0!</text:p>
          </table:table-cell>
          <table:table-cell table:formula="of:=[$'Parcel Time'.V32]" office:value-type="float" office:value="0" calcext:value-type="float">
            <text:p>0.00</text:p>
          </table:table-cell>
          <table:table-cell table:formula="of:=[$'Parcel Time'.W32]" office:value-type="float" office:value="58.254433479261" calcext:value-type="float">
            <text:p>58.25</text:p>
          </table:table-cell>
          <table:table-cell table:formula="of:=[$'Parcel Time'.X32]" office:value-type="float" office:value="0" calcext:value-type="float">
            <text:p>0.00</text:p>
          </table:table-cell>
          <table:table-cell table:formula="of:=[$'Parcel Time'.Y32]" office:value-type="float" office:value="41.7453191857733" calcext:value-type="float">
            <text:p>41.75</text:p>
          </table:table-cell>
          <table:table-cell table:formula="of:=[$'Parcel Time'.Z32]" office:value-type="float" office:value="0" calcext:value-type="float">
            <text:p>0.00</text:p>
          </table:table-cell>
          <table:table-cell table:formula="of:=[$'Parcel Time'.AA32]" office:value-type="float" office:value="0.000000000000150170042788949" calcext:value-type="float">
            <text:p>0.00</text:p>
          </table:table-cell>
          <table:table-cell table:formula="of:=[$'Parcel Time'.AI32]" office:value-type="float" office:value="0" calcext:value-type="float">
            <text:p>0.00</text:p>
          </table:table-cell>
          <table:table-cell table:formula="of:=[$'Parcel Time'.AJ32]" office:value-type="float" office:value="70.5291081158589" calcext:value-type="float">
            <text:p>70.53</text:p>
          </table:table-cell>
          <table:table-cell table:formula="of:=[$'Parcel Time'.AK32]" office:value-type="float" office:value="0" calcext:value-type="float">
            <text:p>0.00</text:p>
          </table:table-cell>
          <table:table-cell table:formula="of:=[$'Parcel Time'.AL32]" office:value-type="float" office:value="29.4706529012523" calcext:value-type="float">
            <text:p>29.47</text:p>
          </table:table-cell>
          <table:table-cell table:formula="of:=[$'Parcel Time'.AM32]" office:value-type="float" office:value="0" calcext:value-type="float">
            <text:p>0.00</text:p>
          </table:table-cell>
          <table:table-cell table:formula="of:=[$'Parcel Time'.AN32]" office:value-type="float" office:value="0.0000000000000922000764745244" calcext:value-type="float">
            <text:p>0.00</text:p>
          </table:table-cell>
          <table:table-cell table:formula="of:=[$'Parcel Time'.AV32]" office:value-type="float" office:value="0" calcext:value-type="float">
            <text:p>0.00</text:p>
          </table:table-cell>
          <table:table-cell table:formula="of:=[$'Parcel Time'.AW32]" office:value-type="float" office:value="30.643605761503" calcext:value-type="float">
            <text:p>30.64</text:p>
          </table:table-cell>
          <table:table-cell table:formula="of:=[$'Parcel Time'.AX32]" office:value-type="float" office:value="0" calcext:value-type="float">
            <text:p>0.00</text:p>
          </table:table-cell>
          <table:table-cell table:formula="of:=[$'Parcel Time'.AY32]" office:value-type="float" office:value="3.24931822577965" calcext:value-type="float">
            <text:p>3.25</text:p>
          </table:table-cell>
          <table:table-cell table:formula="of:=[$'Parcel Time'.AZ32]" office:value-type="float" office:value="0" calcext:value-type="float">
            <text:p>0.00</text:p>
          </table:table-cell>
          <table:table-cell table:formula="of:=[$'Parcel Time'.BA32]" office:value-type="float" office:value="66.1070351471297" calcext:value-type="float">
            <text:p>66.11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Parcel Time'.I33]" office:value-type="string" office:string-value="" calcext:value-type="error">
            <text:p>#DIV/0!</text:p>
          </table:table-cell>
          <table:table-cell table:formula="of:=[$'Parcel Time'.J33]" office:value-type="string" office:string-value="" calcext:value-type="error">
            <text:p>#DIV/0!</text:p>
          </table:table-cell>
          <table:table-cell table:formula="of:=[$'Parcel Time'.K33]" office:value-type="string" office:string-value="" calcext:value-type="error">
            <text:p>#DIV/0!</text:p>
          </table:table-cell>
          <table:table-cell table:formula="of:=[$'Parcel Time'.L33]" office:value-type="string" office:string-value="" calcext:value-type="error">
            <text:p>#DIV/0!</text:p>
          </table:table-cell>
          <table:table-cell table:formula="of:=[$'Parcel Time'.M33]" office:value-type="string" office:string-value="" calcext:value-type="error">
            <text:p>#DIV/0!</text:p>
          </table:table-cell>
          <table:table-cell table:formula="of:=[$'Parcel Time'.N33]" office:value-type="string" office:string-value="" calcext:value-type="error">
            <text:p>#DIV/0!</text:p>
          </table:table-cell>
          <table:table-cell table:formula="of:=[$'Parcel Time'.V33]" office:value-type="float" office:value="0" calcext:value-type="float">
            <text:p>0.00</text:p>
          </table:table-cell>
          <table:table-cell table:formula="of:=[$'Parcel Time'.W33]" office:value-type="float" office:value="69.6247016258039" calcext:value-type="float">
            <text:p>69.62</text:p>
          </table:table-cell>
          <table:table-cell table:formula="of:=[$'Parcel Time'.X33]" office:value-type="float" office:value="0" calcext:value-type="float">
            <text:p>0.00</text:p>
          </table:table-cell>
          <table:table-cell table:formula="of:=[$'Parcel Time'.Y33]" office:value-type="float" office:value="30.3752983741961" calcext:value-type="float">
            <text:p>30.38</text:p>
          </table:table-cell>
          <table:table-cell table:formula="of:=[$'Parcel Time'.Z33]" office:value-type="float" office:value="0" calcext:value-type="float">
            <text:p>0.00</text:p>
          </table:table-cell>
          <table:table-cell table:formula="of:=[$'Parcel Time'.AA33]" office:value-type="float" office:value="-0.000000000000434563452158136" calcext:value-type="float">
            <text:p>0.00</text:p>
          </table:table-cell>
          <table:table-cell table:formula="of:=[$'Parcel Time'.AI33]" office:value-type="float" office:value="0" calcext:value-type="float">
            <text:p>0.00</text:p>
          </table:table-cell>
          <table:table-cell table:formula="of:=[$'Parcel Time'.AJ33]" office:value-type="float" office:value="17.2836820184269" calcext:value-type="float">
            <text:p>17.28</text:p>
          </table:table-cell>
          <table:table-cell table:formula="of:=[$'Parcel Time'.AK33]" office:value-type="float" office:value="0" calcext:value-type="float">
            <text:p>0.00</text:p>
          </table:table-cell>
          <table:table-cell table:formula="of:=[$'Parcel Time'.AL33]" office:value-type="float" office:value="11.7035465511128" calcext:value-type="float">
            <text:p>11.70</text:p>
          </table:table-cell>
          <table:table-cell table:formula="of:=[$'Parcel Time'.AM33]" office:value-type="float" office:value="0" calcext:value-type="float">
            <text:p>0.00</text:p>
          </table:table-cell>
          <table:table-cell table:formula="of:=[$'Parcel Time'.AN33]" office:value-type="float" office:value="71.0127594102905" calcext:value-type="float">
            <text:p>71.01</text:p>
          </table:table-cell>
          <table:table-cell table:formula="of:=[$'Parcel Time'.AV33]" office:value-type="float" office:value="0" calcext:value-type="float">
            <text:p>0.00</text:p>
          </table:table-cell>
          <table:table-cell table:formula="of:=[$'Parcel Time'.AW33]" office:value-type="float" office:value="22.0291444104214" calcext:value-type="float">
            <text:p>22.03</text:p>
          </table:table-cell>
          <table:table-cell table:formula="of:=[$'Parcel Time'.AX33]" office:value-type="float" office:value="0" calcext:value-type="float">
            <text:p>0.00</text:p>
          </table:table-cell>
          <table:table-cell table:formula="of:=[$'Parcel Time'.AY33]" office:value-type="float" office:value="11.7056008194386" calcext:value-type="float">
            <text:p>11.71</text:p>
          </table:table-cell>
          <table:table-cell table:formula="of:=[$'Parcel Time'.AZ33]" office:value-type="float" office:value="0" calcext:value-type="float">
            <text:p>0.00</text:p>
          </table:table-cell>
          <table:table-cell table:formula="of:=[$'Parcel Time'.BA33]" office:value-type="float" office:value="66.2652427478603" calcext:value-type="float">
            <text:p>66.27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Parcel Time'.I34]" office:value-type="string" office:string-value="" calcext:value-type="error">
            <text:p>#DIV/0!</text:p>
          </table:table-cell>
          <table:table-cell table:formula="of:=[$'Parcel Time'.J34]" office:value-type="string" office:string-value="" calcext:value-type="error">
            <text:p>#DIV/0!</text:p>
          </table:table-cell>
          <table:table-cell table:formula="of:=[$'Parcel Time'.K34]" office:value-type="string" office:string-value="" calcext:value-type="error">
            <text:p>#DIV/0!</text:p>
          </table:table-cell>
          <table:table-cell table:formula="of:=[$'Parcel Time'.L34]" office:value-type="string" office:string-value="" calcext:value-type="error">
            <text:p>#DIV/0!</text:p>
          </table:table-cell>
          <table:table-cell table:formula="of:=[$'Parcel Time'.M34]" office:value-type="string" office:string-value="" calcext:value-type="error">
            <text:p>#DIV/0!</text:p>
          </table:table-cell>
          <table:table-cell table:formula="of:=[$'Parcel Time'.N34]" office:value-type="string" office:string-value="" calcext:value-type="error">
            <text:p>#DIV/0!</text:p>
          </table:table-cell>
          <table:table-cell table:formula="of:=[$'Parcel Time'.V34]" office:value-type="float" office:value="0" calcext:value-type="float">
            <text:p>0.00</text:p>
          </table:table-cell>
          <table:table-cell table:formula="of:=[$'Parcel Time'.W34]" office:value-type="float" office:value="0" calcext:value-type="float">
            <text:p>0.00</text:p>
          </table:table-cell>
          <table:table-cell table:formula="of:=[$'Parcel Time'.X34]" office:value-type="float" office:value="0" calcext:value-type="float">
            <text:p>0.00</text:p>
          </table:table-cell>
          <table:table-cell table:formula="of:=[$'Parcel Time'.Y34]" office:value-type="float" office:value="0" calcext:value-type="float">
            <text:p>0.00</text:p>
          </table:table-cell>
          <table:table-cell table:formula="of:=[$'Parcel Time'.Z34]" office:value-type="float" office:value="0" calcext:value-type="float">
            <text:p>0.00</text:p>
          </table:table-cell>
          <table:table-cell table:formula="of:=[$'Parcel Time'.AA34]" office:value-type="float" office:value="100" calcext:value-type="float">
            <text:p>100.00</text:p>
          </table:table-cell>
          <table:table-cell table:formula="of:=[$'Parcel Time'.AI34]" office:value-type="float" office:value="0" calcext:value-type="float">
            <text:p>0.00</text:p>
          </table:table-cell>
          <table:table-cell table:formula="of:=[$'Parcel Time'.AJ34]" office:value-type="float" office:value="26.4423156006069" calcext:value-type="float">
            <text:p>26.44</text:p>
          </table:table-cell>
          <table:table-cell table:formula="of:=[$'Parcel Time'.AK34]" office:value-type="float" office:value="0" calcext:value-type="float">
            <text:p>0.00</text:p>
          </table:table-cell>
          <table:table-cell table:formula="of:=[$'Parcel Time'.AL34]" office:value-type="float" office:value="2.84544399722134" calcext:value-type="float">
            <text:p>2.85</text:p>
          </table:table-cell>
          <table:table-cell table:formula="of:=[$'Parcel Time'.AM34]" office:value-type="float" office:value="0" calcext:value-type="float">
            <text:p>0.00</text:p>
          </table:table-cell>
          <table:table-cell table:formula="of:=[$'Parcel Time'.AN34]" office:value-type="float" office:value="70.712341628401" calcext:value-type="float">
            <text:p>70.71</text:p>
          </table:table-cell>
          <table:table-cell table:formula="of:=[$'Parcel Time'.AV34]" office:value-type="float" office:value="0" calcext:value-type="float">
            <text:p>0.00</text:p>
          </table:table-cell>
          <table:table-cell table:formula="of:=[$'Parcel Time'.AW34]" office:value-type="float" office:value="28.9357959542656" calcext:value-type="float">
            <text:p>28.94</text:p>
          </table:table-cell>
          <table:table-cell table:formula="of:=[$'Parcel Time'.AX34]" office:value-type="float" office:value="0" calcext:value-type="float">
            <text:p>0.00</text:p>
          </table:table-cell>
          <table:table-cell table:formula="of:=[$'Parcel Time'.AY34]" office:value-type="float" office:value="5.61793590431765" calcext:value-type="float">
            <text:p>5.62</text:p>
          </table:table-cell>
          <table:table-cell table:formula="of:=[$'Parcel Time'.AZ34]" office:value-type="float" office:value="0" calcext:value-type="float">
            <text:p>0.00</text:p>
          </table:table-cell>
          <table:table-cell table:formula="of:=[$'Parcel Time'.BA34]" office:value-type="float" office:value="65.4461925390549" calcext:value-type="float">
            <text:p>65.45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Parcel Time'.I35]" office:value-type="string" office:string-value="" calcext:value-type="error">
            <text:p>#DIV/0!</text:p>
          </table:table-cell>
          <table:table-cell table:formula="of:=[$'Parcel Time'.J35]" office:value-type="string" office:string-value="" calcext:value-type="error">
            <text:p>#DIV/0!</text:p>
          </table:table-cell>
          <table:table-cell table:formula="of:=[$'Parcel Time'.K35]" office:value-type="string" office:string-value="" calcext:value-type="error">
            <text:p>#DIV/0!</text:p>
          </table:table-cell>
          <table:table-cell table:formula="of:=[$'Parcel Time'.L35]" office:value-type="string" office:string-value="" calcext:value-type="error">
            <text:p>#DIV/0!</text:p>
          </table:table-cell>
          <table:table-cell table:formula="of:=[$'Parcel Time'.M35]" office:value-type="string" office:string-value="" calcext:value-type="error">
            <text:p>#DIV/0!</text:p>
          </table:table-cell>
          <table:table-cell table:formula="of:=[$'Parcel Time'.N35]" office:value-type="string" office:string-value="" calcext:value-type="error">
            <text:p>#DIV/0!</text:p>
          </table:table-cell>
          <table:table-cell table:formula="of:=[$'Parcel Time'.V35]" office:value-type="float" office:value="0" calcext:value-type="float">
            <text:p>0.00</text:p>
          </table:table-cell>
          <table:table-cell table:formula="of:=[$'Parcel Time'.W35]" office:value-type="float" office:value="80.0763510012497" calcext:value-type="float">
            <text:p>80.08</text:p>
          </table:table-cell>
          <table:table-cell table:formula="of:=[$'Parcel Time'.X35]" office:value-type="float" office:value="0" calcext:value-type="float">
            <text:p>0.00</text:p>
          </table:table-cell>
          <table:table-cell table:formula="of:=[$'Parcel Time'.Y35]" office:value-type="float" office:value="19.9231156085221" calcext:value-type="float">
            <text:p>19.92</text:p>
          </table:table-cell>
          <table:table-cell table:formula="of:=[$'Parcel Time'.Z35]" office:value-type="float" office:value="0" calcext:value-type="float">
            <text:p>0.00</text:p>
          </table:table-cell>
          <table:table-cell table:formula="of:=[$'Parcel Time'.AA35]" office:value-type="float" office:value="0" calcext:value-type="float">
            <text:p>0.00</text:p>
          </table:table-cell>
          <table:table-cell table:formula="of:=[$'Parcel Time'.AI35]" office:value-type="float" office:value="0" calcext:value-type="float">
            <text:p>0.00</text:p>
          </table:table-cell>
          <table:table-cell table:formula="of:=[$'Parcel Time'.AJ35]" office:value-type="float" office:value="81.7972518637626" calcext:value-type="float">
            <text:p>81.80</text:p>
          </table:table-cell>
          <table:table-cell table:formula="of:=[$'Parcel Time'.AK35]" office:value-type="float" office:value="0" calcext:value-type="float">
            <text:p>0.00</text:p>
          </table:table-cell>
          <table:table-cell table:formula="of:=[$'Parcel Time'.AL35]" office:value-type="float" office:value="18.2028699507869" calcext:value-type="float">
            <text:p>18.20</text:p>
          </table:table-cell>
          <table:table-cell table:formula="of:=[$'Parcel Time'.AM35]" office:value-type="float" office:value="0" calcext:value-type="float">
            <text:p>0.00</text:p>
          </table:table-cell>
          <table:table-cell table:formula="of:=[$'Parcel Time'.AN35]" office:value-type="float" office:value="0.000000000000112137601715149" calcext:value-type="float">
            <text:p>0.00</text:p>
          </table:table-cell>
          <table:table-cell table:formula="of:=[$'Parcel Time'.AV35]" office:value-type="float" office:value="0" calcext:value-type="float">
            <text:p>0.00</text:p>
          </table:table-cell>
          <table:table-cell table:formula="of:=[$'Parcel Time'.AW35]" office:value-type="float" office:value="84.8730251925037" calcext:value-type="float">
            <text:p>84.87</text:p>
          </table:table-cell>
          <table:table-cell table:formula="of:=[$'Parcel Time'.AX35]" office:value-type="float" office:value="0" calcext:value-type="float">
            <text:p>0.00</text:p>
          </table:table-cell>
          <table:table-cell table:formula="of:=[$'Parcel Time'.AY35]" office:value-type="float" office:value="15.1267386066852" calcext:value-type="float">
            <text:p>15.13</text:p>
          </table:table-cell>
          <table:table-cell table:formula="of:=[$'Parcel Time'.AZ35]" office:value-type="float" office:value="0" calcext:value-type="float">
            <text:p>0.00</text:p>
          </table:table-cell>
          <table:table-cell table:formula="of:=[$'Parcel Time'.BA35]" office:value-type="float" office:value="-0.000000000000323579926980206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Parcel Time'.I36]" office:value-type="float" office:value="0" calcext:value-type="float">
            <text:p>0.00</text:p>
          </table:table-cell>
          <table:table-cell table:formula="of:=[$'Parcel Time'.J36]" office:value-type="float" office:value="55.5227410188369" calcext:value-type="float">
            <text:p>55.52</text:p>
          </table:table-cell>
          <table:table-cell table:formula="of:=[$'Parcel Time'.K36]" office:value-type="float" office:value="0" calcext:value-type="float">
            <text:p>0.00</text:p>
          </table:table-cell>
          <table:table-cell table:formula="of:=[$'Parcel Time'.L36]" office:value-type="float" office:value="44.4772589811631" calcext:value-type="float">
            <text:p>44.48</text:p>
          </table:table-cell>
          <table:table-cell table:formula="of:=[$'Parcel Time'.M36]" office:value-type="float" office:value="0" calcext:value-type="float">
            <text:p>0.00</text:p>
          </table:table-cell>
          <table:table-cell table:formula="of:=[$'Parcel Time'.N36]" office:value-type="float" office:value="0" calcext:value-type="float">
            <text:p>0.00</text:p>
          </table:table-cell>
          <table:table-cell table:formula="of:=[$'Parcel Time'.V36]" office:value-type="float" office:value="0" calcext:value-type="float">
            <text:p>0.00</text:p>
          </table:table-cell>
          <table:table-cell table:formula="of:=[$'Parcel Time'.W36]" office:value-type="float" office:value="7.9853201754677" calcext:value-type="float">
            <text:p>7.99</text:p>
          </table:table-cell>
          <table:table-cell table:formula="of:=[$'Parcel Time'.X36]" office:value-type="float" office:value="0" calcext:value-type="float">
            <text:p>0.00</text:p>
          </table:table-cell>
          <table:table-cell table:formula="of:=[$'Parcel Time'.Y36]" office:value-type="float" office:value="3.2502405712655" calcext:value-type="float">
            <text:p>3.25</text:p>
          </table:table-cell>
          <table:table-cell table:formula="of:=[$'Parcel Time'.Z36]" office:value-type="float" office:value="0" calcext:value-type="float">
            <text:p>0.00</text:p>
          </table:table-cell>
          <table:table-cell table:formula="of:=[$'Parcel Time'.AA36]" office:value-type="float" office:value="88.7643596158824" calcext:value-type="float">
            <text:p>88.76</text:p>
          </table:table-cell>
          <table:table-cell table:formula="of:=[$'Parcel Time'.AI36]" office:value-type="float" office:value="0" calcext:value-type="float">
            <text:p>0.00</text:p>
          </table:table-cell>
          <table:table-cell table:formula="of:=[$'Parcel Time'.AJ36]" office:value-type="float" office:value="61.8887479037081" calcext:value-type="float">
            <text:p>61.89</text:p>
          </table:table-cell>
          <table:table-cell table:formula="of:=[$'Parcel Time'.AK36]" office:value-type="float" office:value="0" calcext:value-type="float">
            <text:p>0.00</text:p>
          </table:table-cell>
          <table:table-cell table:formula="of:=[$'Parcel Time'.AL36]" office:value-type="float" office:value="38.1114295601558" calcext:value-type="float">
            <text:p>38.11</text:p>
          </table:table-cell>
          <table:table-cell table:formula="of:=[$'Parcel Time'.AM36]" office:value-type="float" office:value="0" calcext:value-type="float">
            <text:p>0.00</text:p>
          </table:table-cell>
          <table:table-cell table:formula="of:=[$'Parcel Time'.AN36]" office:value-type="float" office:value="-0.000000000000492559827505124" calcext:value-type="float">
            <text:p>0.00</text:p>
          </table:table-cell>
          <table:table-cell table:formula="of:=[$'Parcel Time'.AV36]" office:value-type="float" office:value="0" calcext:value-type="float">
            <text:p>0.00</text:p>
          </table:table-cell>
          <table:table-cell table:formula="of:=[$'Parcel Time'.AW36]" office:value-type="float" office:value="61.1095806296364" calcext:value-type="float">
            <text:p>61.11</text:p>
          </table:table-cell>
          <table:table-cell table:formula="of:=[$'Parcel Time'.AX36]" office:value-type="float" office:value="0" calcext:value-type="float">
            <text:p>0.00</text:p>
          </table:table-cell>
          <table:table-cell table:formula="of:=[$'Parcel Time'.AY36]" office:value-type="float" office:value="38.8904193703636" calcext:value-type="float">
            <text:p>38.89</text:p>
          </table:table-cell>
          <table:table-cell table:formula="of:=[$'Parcel Time'.AZ36]" office:value-type="float" office:value="0" calcext:value-type="float">
            <text:p>0.00</text:p>
          </table:table-cell>
          <table:table-cell table:formula="of:=[$'Parcel Time'.BA36]" office:value-type="float" office:value="0.0000000000000769235109613821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Parcel Time'.I37]" office:value-type="float" office:value="0" calcext:value-type="float">
            <text:p>0.00</text:p>
          </table:table-cell>
          <table:table-cell table:formula="of:=[$'Parcel Time'.J37]" office:value-type="float" office:value="56.4379155329298" calcext:value-type="float">
            <text:p>56.44</text:p>
          </table:table-cell>
          <table:table-cell table:formula="of:=[$'Parcel Time'.K37]" office:value-type="float" office:value="0" calcext:value-type="float">
            <text:p>0.00</text:p>
          </table:table-cell>
          <table:table-cell table:formula="of:=[$'Parcel Time'.L37]" office:value-type="float" office:value="43.5619399652907" calcext:value-type="float">
            <text:p>43.56</text:p>
          </table:table-cell>
          <table:table-cell table:formula="of:=[$'Parcel Time'.M37]" office:value-type="float" office:value="0" calcext:value-type="float">
            <text:p>0.00</text:p>
          </table:table-cell>
          <table:table-cell table:formula="of:=[$'Parcel Time'.N37]" office:value-type="float" office:value="-0.000000000000824204915083529" calcext:value-type="float">
            <text:p>0.00</text:p>
          </table:table-cell>
          <table:table-cell table:formula="of:=[$'Parcel Time'.V37]" office:value-type="float" office:value="0" calcext:value-type="float">
            <text:p>0.00</text:p>
          </table:table-cell>
          <table:table-cell table:formula="of:=[$'Parcel Time'.W37]" office:value-type="float" office:value="5.03699257794724" calcext:value-type="float">
            <text:p>5.04</text:p>
          </table:table-cell>
          <table:table-cell table:formula="of:=[$'Parcel Time'.X37]" office:value-type="float" office:value="0" calcext:value-type="float">
            <text:p>0.00</text:p>
          </table:table-cell>
          <table:table-cell table:formula="of:=[$'Parcel Time'.Y37]" office:value-type="float" office:value="1.42242934927584" calcext:value-type="float">
            <text:p>1.42</text:p>
          </table:table-cell>
          <table:table-cell table:formula="of:=[$'Parcel Time'.Z37]" office:value-type="float" office:value="0" calcext:value-type="float">
            <text:p>0.00</text:p>
          </table:table-cell>
          <table:table-cell table:formula="of:=[$'Parcel Time'.AA37]" office:value-type="float" office:value="93.5406173013856" calcext:value-type="float">
            <text:p>93.54</text:p>
          </table:table-cell>
          <table:table-cell table:formula="of:=[$'Parcel Time'.AI37]" office:value-type="float" office:value="0" calcext:value-type="float">
            <text:p>0.00</text:p>
          </table:table-cell>
          <table:table-cell table:formula="of:=[$'Parcel Time'.AJ37]" office:value-type="float" office:value="63.0545454545455" calcext:value-type="float">
            <text:p>63.05</text:p>
          </table:table-cell>
          <table:table-cell table:formula="of:=[$'Parcel Time'.AK37]" office:value-type="float" office:value="0" calcext:value-type="float">
            <text:p>0.00</text:p>
          </table:table-cell>
          <table:table-cell table:formula="of:=[$'Parcel Time'.AL37]" office:value-type="float" office:value="36.9456818181818" calcext:value-type="float">
            <text:p>36.95</text:p>
          </table:table-cell>
          <table:table-cell table:formula="of:=[$'Parcel Time'.AM37]" office:value-type="float" office:value="0" calcext:value-type="float">
            <text:p>0.00</text:p>
          </table:table-cell>
          <table:table-cell table:formula="of:=[$'Parcel Time'.AN37]" office:value-type="float" office:value="0.0000000000000678119318181818" calcext:value-type="float">
            <text:p>0.00</text:p>
          </table:table-cell>
          <table:table-cell table:formula="of:=[$'Parcel Time'.AV37]" office:value-type="float" office:value="0" calcext:value-type="float">
            <text:p>0.00</text:p>
          </table:table-cell>
          <table:table-cell table:formula="of:=[$'Parcel Time'.AW37]" office:value-type="float" office:value="20.8248207428552" calcext:value-type="float">
            <text:p>20.82</text:p>
          </table:table-cell>
          <table:table-cell table:formula="of:=[$'Parcel Time'.AX37]" office:value-type="float" office:value="0" calcext:value-type="float">
            <text:p>0.00</text:p>
          </table:table-cell>
          <table:table-cell table:formula="of:=[$'Parcel Time'.AY37]" office:value-type="float" office:value="11.3849322051178" calcext:value-type="float">
            <text:p>11.38</text:p>
          </table:table-cell>
          <table:table-cell table:formula="of:=[$'Parcel Time'.AZ37]" office:value-type="float" office:value="0" calcext:value-type="float">
            <text:p>0.00</text:p>
          </table:table-cell>
          <table:table-cell table:formula="of:=[$'Parcel Time'.BA37]" office:value-type="float" office:value="67.7901247153974" calcext:value-type="float">
            <text:p>67.79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Parcel Time'.I38]" office:value-type="float" office:value="0" calcext:value-type="float">
            <text:p>0.00</text:p>
          </table:table-cell>
          <table:table-cell table:formula="of:=[$'Parcel Time'.J38]" office:value-type="float" office:value="64.6297452789" calcext:value-type="float">
            <text:p>64.63</text:p>
          </table:table-cell>
          <table:table-cell table:formula="of:=[$'Parcel Time'.K38]" office:value-type="float" office:value="0" calcext:value-type="float">
            <text:p>0.00</text:p>
          </table:table-cell>
          <table:table-cell table:formula="of:=[$'Parcel Time'.L38]" office:value-type="float" office:value="35.3702547211" calcext:value-type="float">
            <text:p>35.37</text:p>
          </table:table-cell>
          <table:table-cell table:formula="of:=[$'Parcel Time'.M38]" office:value-type="float" office:value="0" calcext:value-type="float">
            <text:p>0.00</text:p>
          </table:table-cell>
          <table:table-cell table:formula="of:=[$'Parcel Time'.N38]" office:value-type="float" office:value="0.0000000000000690272627291467" calcext:value-type="float">
            <text:p>0.00</text:p>
          </table:table-cell>
          <table:table-cell table:formula="of:=[$'Parcel Time'.V38]" office:value-type="float" office:value="0" calcext:value-type="float">
            <text:p>0.00</text:p>
          </table:table-cell>
          <table:table-cell table:formula="of:=[$'Parcel Time'.W38]" office:value-type="float" office:value="64.6297452789" calcext:value-type="float">
            <text:p>64.63</text:p>
          </table:table-cell>
          <table:table-cell table:formula="of:=[$'Parcel Time'.X38]" office:value-type="float" office:value="0" calcext:value-type="float">
            <text:p>0.00</text:p>
          </table:table-cell>
          <table:table-cell table:formula="of:=[$'Parcel Time'.Y38]" office:value-type="float" office:value="35.3702547211" calcext:value-type="float">
            <text:p>35.37</text:p>
          </table:table-cell>
          <table:table-cell table:formula="of:=[$'Parcel Time'.Z38]" office:value-type="float" office:value="0" calcext:value-type="float">
            <text:p>0.00</text:p>
          </table:table-cell>
          <table:table-cell table:formula="of:=[$'Parcel Time'.AA38]" office:value-type="float" office:value="0.000000000000340534864570611" calcext:value-type="float">
            <text:p>0.00</text:p>
          </table:table-cell>
          <table:table-cell table:formula="of:=[$'Parcel Time'.AI38]" office:value-type="float" office:value="0" calcext:value-type="float">
            <text:p>0.00</text:p>
          </table:table-cell>
          <table:table-cell table:formula="of:=[$'Parcel Time'.AJ38]" office:value-type="float" office:value="86.1486252510562" calcext:value-type="float">
            <text:p>86.15</text:p>
          </table:table-cell>
          <table:table-cell table:formula="of:=[$'Parcel Time'.AK38]" office:value-type="float" office:value="0" calcext:value-type="float">
            <text:p>0.00</text:p>
          </table:table-cell>
          <table:table-cell table:formula="of:=[$'Parcel Time'.AL38]" office:value-type="float" office:value="13.8513747489438" calcext:value-type="float">
            <text:p>13.85</text:p>
          </table:table-cell>
          <table:table-cell table:formula="of:=[$'Parcel Time'.AM38]" office:value-type="float" office:value="0" calcext:value-type="float">
            <text:p>0.00</text:p>
          </table:table-cell>
          <table:table-cell table:formula="of:=[$'Parcel Time'.AN38]" office:value-type="float" office:value="0.000000000000117738849643327" calcext:value-type="float">
            <text:p>0.00</text:p>
          </table:table-cell>
          <table:table-cell table:formula="of:=[$'Parcel Time'.AV38]" office:value-type="float" office:value="0" calcext:value-type="float">
            <text:p>0.00</text:p>
          </table:table-cell>
          <table:table-cell table:formula="of:=[$'Parcel Time'.AW38]" office:value-type="float" office:value="88.9145624543159" calcext:value-type="float">
            <text:p>88.91</text:p>
          </table:table-cell>
          <table:table-cell table:formula="of:=[$'Parcel Time'.AX38]" office:value-type="float" office:value="0" calcext:value-type="float">
            <text:p>0.00</text:p>
          </table:table-cell>
          <table:table-cell table:formula="of:=[$'Parcel Time'.AY38]" office:value-type="float" office:value="11.0854375456841" calcext:value-type="float">
            <text:p>11.09</text:p>
          </table:table-cell>
          <table:table-cell table:formula="of:=[$'Parcel Time'.AZ38]" office:value-type="float" office:value="0" calcext:value-type="float">
            <text:p>0.00</text:p>
          </table:table-cell>
          <table:table-cell table:formula="of:=[$'Parcel Time'.BA38]" office:value-type="float" office:value="0.0000000000000865356968409967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Parcel Time'.I39]" office:value-type="float" office:value="0" calcext:value-type="float">
            <text:p>0.00</text:p>
          </table:table-cell>
          <table:table-cell table:formula="of:=[$'Parcel Time'.J39]" office:value-type="float" office:value="58.8192710433173" calcext:value-type="float">
            <text:p>58.82</text:p>
          </table:table-cell>
          <table:table-cell table:formula="of:=[$'Parcel Time'.K39]" office:value-type="float" office:value="0" calcext:value-type="float">
            <text:p>0.00</text:p>
          </table:table-cell>
          <table:table-cell table:formula="of:=[$'Parcel Time'.L39]" office:value-type="float" office:value="41.1807289566827" calcext:value-type="float">
            <text:p>41.18</text:p>
          </table:table-cell>
          <table:table-cell table:formula="of:=[$'Parcel Time'.M39]" office:value-type="float" office:value="0" calcext:value-type="float">
            <text:p>0.00</text:p>
          </table:table-cell>
          <table:table-cell table:formula="of:=[$'Parcel Time'.N39]" office:value-type="float" office:value="-0.000000000000112829468328942" calcext:value-type="float">
            <text:p>0.00</text:p>
          </table:table-cell>
          <table:table-cell table:formula="of:=[$'Parcel Time'.V39]" office:value-type="float" office:value="0" calcext:value-type="float">
            <text:p>0.00</text:p>
          </table:table-cell>
          <table:table-cell table:formula="of:=[$'Parcel Time'.W39]" office:value-type="float" office:value="58.4394759067772" calcext:value-type="float">
            <text:p>58.44</text:p>
          </table:table-cell>
          <table:table-cell table:formula="of:=[$'Parcel Time'.X39]" office:value-type="float" office:value="0" calcext:value-type="float">
            <text:p>0.00</text:p>
          </table:table-cell>
          <table:table-cell table:formula="of:=[$'Parcel Time'.Y39]" office:value-type="float" office:value="41.560695290922" calcext:value-type="float">
            <text:p>41.56</text:p>
          </table:table-cell>
          <table:table-cell table:formula="of:=[$'Parcel Time'.Z39]" office:value-type="float" office:value="0" calcext:value-type="float">
            <text:p>0.00</text:p>
          </table:table-cell>
          <table:table-cell table:formula="of:=[$'Parcel Time'.AA39]" office:value-type="float" office:value="-0.0000000000000578123216690634" calcext:value-type="float">
            <text:p>0.00</text:p>
          </table:table-cell>
          <table:table-cell table:formula="of:=[$'Parcel Time'.AI39]" office:value-type="float" office:value="0" calcext:value-type="float">
            <text:p>0.00</text:p>
          </table:table-cell>
          <table:table-cell table:formula="of:=[$'Parcel Time'.AJ39]" office:value-type="float" office:value="73.266497451138" calcext:value-type="float">
            <text:p>73.27</text:p>
          </table:table-cell>
          <table:table-cell table:formula="of:=[$'Parcel Time'.AK39]" office:value-type="float" office:value="0" calcext:value-type="float">
            <text:p>0.00</text:p>
          </table:table-cell>
          <table:table-cell table:formula="of:=[$'Parcel Time'.AL39]" office:value-type="float" office:value="26.733502548862" calcext:value-type="float">
            <text:p>26.73</text:p>
          </table:table-cell>
          <table:table-cell table:formula="of:=[$'Parcel Time'.AM39]" office:value-type="float" office:value="0" calcext:value-type="float">
            <text:p>0.00</text:p>
          </table:table-cell>
          <table:table-cell table:formula="of:=[$'Parcel Time'.AN39]" office:value-type="float" office:value="-0.0000000000000135707877875707" calcext:value-type="float">
            <text:p>0.00</text:p>
          </table:table-cell>
          <table:table-cell table:formula="of:=[$'Parcel Time'.AV39]" office:value-type="float" office:value="0" calcext:value-type="float">
            <text:p>0.00</text:p>
          </table:table-cell>
          <table:table-cell table:formula="of:=[$'Parcel Time'.AW39]" office:value-type="float" office:value="29.4431144033161" calcext:value-type="float">
            <text:p>29.44</text:p>
          </table:table-cell>
          <table:table-cell table:formula="of:=[$'Parcel Time'.AX39]" office:value-type="float" office:value="0" calcext:value-type="float">
            <text:p>0.00</text:p>
          </table:table-cell>
          <table:table-cell table:formula="of:=[$'Parcel Time'.AY39]" office:value-type="float" office:value="8.63623758611461" calcext:value-type="float">
            <text:p>8.64</text:p>
          </table:table-cell>
          <table:table-cell table:formula="of:=[$'Parcel Time'.AZ39]" office:value-type="float" office:value="0" calcext:value-type="float">
            <text:p>0.00</text:p>
          </table:table-cell>
          <table:table-cell table:formula="of:=[$'Parcel Time'.BA39]" office:value-type="float" office:value="61.9205390238911" calcext:value-type="float">
            <text:p>61.92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Parcel Time'.I40]" office:value-type="float" office:value="-0" calcext:value-type="float">
            <text:p>0.00</text:p>
          </table:table-cell>
          <table:table-cell table:formula="of:=[$'Parcel Time'.J40]" office:value-type="float" office:value="-0" calcext:value-type="float">
            <text:p>0.00</text:p>
          </table:table-cell>
          <table:table-cell table:formula="of:=[$'Parcel Time'.K40]" office:value-type="float" office:value="-0" calcext:value-type="float">
            <text:p>0.00</text:p>
          </table:table-cell>
          <table:table-cell table:formula="of:=[$'Parcel Time'.L40]" office:value-type="float" office:value="-0" calcext:value-type="float">
            <text:p>0.00</text:p>
          </table:table-cell>
          <table:table-cell table:formula="of:=[$'Parcel Time'.M40]" office:value-type="float" office:value="-0" calcext:value-type="float">
            <text:p>0.00</text:p>
          </table:table-cell>
          <table:table-cell table:formula="of:=[$'Parcel Time'.N40]" office:value-type="float" office:value="100" calcext:value-type="float">
            <text:p>100.00</text:p>
          </table:table-cell>
          <table:table-cell table:formula="of:=[$'Parcel Time'.V40]" office:value-type="float" office:value="0" calcext:value-type="float">
            <text:p>0.00</text:p>
          </table:table-cell>
          <table:table-cell table:formula="of:=[$'Parcel Time'.W40]" office:value-type="float" office:value="0" calcext:value-type="float">
            <text:p>0.00</text:p>
          </table:table-cell>
          <table:table-cell table:formula="of:=[$'Parcel Time'.X40]" office:value-type="float" office:value="0" calcext:value-type="float">
            <text:p>0.00</text:p>
          </table:table-cell>
          <table:table-cell table:formula="of:=[$'Parcel Time'.Y40]" office:value-type="float" office:value="0" calcext:value-type="float">
            <text:p>0.00</text:p>
          </table:table-cell>
          <table:table-cell table:formula="of:=[$'Parcel Time'.Z40]" office:value-type="float" office:value="0" calcext:value-type="float">
            <text:p>0.00</text:p>
          </table:table-cell>
          <table:table-cell table:formula="of:=[$'Parcel Time'.AA40]" office:value-type="float" office:value="100" calcext:value-type="float">
            <text:p>100.00</text:p>
          </table:table-cell>
          <table:table-cell table:formula="of:=[$'Parcel Time'.AI40]" office:value-type="float" office:value="0" calcext:value-type="float">
            <text:p>0.00</text:p>
          </table:table-cell>
          <table:table-cell table:formula="of:=[$'Parcel Time'.AJ40]" office:value-type="float" office:value="81.4954961781449" calcext:value-type="float">
            <text:p>81.50</text:p>
          </table:table-cell>
          <table:table-cell table:formula="of:=[$'Parcel Time'.AK40]" office:value-type="float" office:value="0" calcext:value-type="float">
            <text:p>0.00</text:p>
          </table:table-cell>
          <table:table-cell table:formula="of:=[$'Parcel Time'.AL40]" office:value-type="float" office:value="18.5045985394546" calcext:value-type="float">
            <text:p>18.50</text:p>
          </table:table-cell>
          <table:table-cell table:formula="of:=[$'Parcel Time'.AM40]" office:value-type="float" office:value="0" calcext:value-type="float">
            <text:p>0.00</text:p>
          </table:table-cell>
          <table:table-cell table:formula="of:=[$'Parcel Time'.AN40]" office:value-type="float" office:value="-0.000000000000129475169781297" calcext:value-type="float">
            <text:p>0.00</text:p>
          </table:table-cell>
          <table:table-cell table:formula="of:=[$'Parcel Time'.AV40]" office:value-type="float" office:value="0" calcext:value-type="float">
            <text:p>0.00</text:p>
          </table:table-cell>
          <table:table-cell table:formula="of:=[$'Parcel Time'.AW40]" office:value-type="float" office:value="84.3748625357407" calcext:value-type="float">
            <text:p>84.37</text:p>
          </table:table-cell>
          <table:table-cell table:formula="of:=[$'Parcel Time'.AX40]" office:value-type="float" office:value="0" calcext:value-type="float">
            <text:p>0.00</text:p>
          </table:table-cell>
          <table:table-cell table:formula="of:=[$'Parcel Time'.AY40]" office:value-type="float" office:value="15.6252174434647" calcext:value-type="float">
            <text:p>15.63</text:p>
          </table:table-cell>
          <table:table-cell table:formula="of:=[$'Parcel Time'.AZ40]" office:value-type="float" office:value="0" calcext:value-type="float">
            <text:p>0.00</text:p>
          </table:table-cell>
          <table:table-cell table:formula="of:=[$'Parcel Time'.BA40]" office:value-type="float" office:value="0.0000000000000460624237698198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Parcel Time'.I41]" office:value-type="string" office:string-value="" calcext:value-type="error">
            <text:p>#DIV/0!</text:p>
          </table:table-cell>
          <table:table-cell table:formula="of:=[$'Parcel Time'.J41]" office:value-type="string" office:string-value="" calcext:value-type="error">
            <text:p>#DIV/0!</text:p>
          </table:table-cell>
          <table:table-cell table:formula="of:=[$'Parcel Time'.K41]" office:value-type="string" office:string-value="" calcext:value-type="error">
            <text:p>#DIV/0!</text:p>
          </table:table-cell>
          <table:table-cell table:formula="of:=[$'Parcel Time'.L41]" office:value-type="string" office:string-value="" calcext:value-type="error">
            <text:p>#DIV/0!</text:p>
          </table:table-cell>
          <table:table-cell table:formula="of:=[$'Parcel Time'.M41]" office:value-type="string" office:string-value="" calcext:value-type="error">
            <text:p>#DIV/0!</text:p>
          </table:table-cell>
          <table:table-cell table:formula="of:=[$'Parcel Time'.N41]" office:value-type="string" office:string-value="" calcext:value-type="error">
            <text:p>#DIV/0!</text:p>
          </table:table-cell>
          <table:table-cell table:formula="of:=[$'Parcel Time'.V41]" office:value-type="string" office:string-value="" calcext:value-type="error">
            <text:p>#DIV/0!</text:p>
          </table:table-cell>
          <table:table-cell table:formula="of:=[$'Parcel Time'.W41]" office:value-type="string" office:string-value="" calcext:value-type="error">
            <text:p>#DIV/0!</text:p>
          </table:table-cell>
          <table:table-cell table:formula="of:=[$'Parcel Time'.X41]" office:value-type="string" office:string-value="" calcext:value-type="error">
            <text:p>#DIV/0!</text:p>
          </table:table-cell>
          <table:table-cell table:formula="of:=[$'Parcel Time'.Y41]" office:value-type="string" office:string-value="" calcext:value-type="error">
            <text:p>#DIV/0!</text:p>
          </table:table-cell>
          <table:table-cell table:formula="of:=[$'Parcel Time'.Z41]" office:value-type="string" office:string-value="" calcext:value-type="error">
            <text:p>#DIV/0!</text:p>
          </table:table-cell>
          <table:table-cell table:formula="of:=[$'Parcel Time'.AA41]" office:value-type="string" office:string-value="" calcext:value-type="error">
            <text:p>#DIV/0!</text:p>
          </table:table-cell>
          <table:table-cell table:formula="of:=[$'Parcel Time'.AI41]" office:value-type="float" office:value="0" calcext:value-type="float">
            <text:p>0.00</text:p>
          </table:table-cell>
          <table:table-cell table:formula="of:=[$'Parcel Time'.AJ41]" office:value-type="float" office:value="67.8911855654628" calcext:value-type="float">
            <text:p>67.89</text:p>
          </table:table-cell>
          <table:table-cell table:formula="of:=[$'Parcel Time'.AK41]" office:value-type="float" office:value="0" calcext:value-type="float">
            <text:p>0.00</text:p>
          </table:table-cell>
          <table:table-cell table:formula="of:=[$'Parcel Time'.AL41]" office:value-type="float" office:value="32.1088144345372" calcext:value-type="float">
            <text:p>32.11</text:p>
          </table:table-cell>
          <table:table-cell table:formula="of:=[$'Parcel Time'.AM41]" office:value-type="float" office:value="0" calcext:value-type="float">
            <text:p>0.00</text:p>
          </table:table-cell>
          <table:table-cell table:formula="of:=[$'Parcel Time'.AN41]" office:value-type="float" office:value="0.000000000000102596895733886" calcext:value-type="float">
            <text:p>0.00</text:p>
          </table:table-cell>
          <table:table-cell table:formula="of:=[$'Parcel Time'.AV41]" office:value-type="float" office:value="0" calcext:value-type="float">
            <text:p>0.00</text:p>
          </table:table-cell>
          <table:table-cell table:formula="of:=[$'Parcel Time'.AW41]" office:value-type="float" office:value="28.3406383868818" calcext:value-type="float">
            <text:p>28.34</text:p>
          </table:table-cell>
          <table:table-cell table:formula="of:=[$'Parcel Time'.AX41]" office:value-type="float" office:value="0" calcext:value-type="float">
            <text:p>0.00</text:p>
          </table:table-cell>
          <table:table-cell table:formula="of:=[$'Parcel Time'.AY41]" office:value-type="float" office:value="9.64797046555762" calcext:value-type="float">
            <text:p>9.65</text:p>
          </table:table-cell>
          <table:table-cell table:formula="of:=[$'Parcel Time'.AZ41]" office:value-type="float" office:value="0" calcext:value-type="float">
            <text:p>0.00</text:p>
          </table:table-cell>
          <table:table-cell table:formula="of:=[$'Parcel Time'.BA41]" office:value-type="float" office:value="62.0113911475606" calcext:value-type="float">
            <text:p>62.01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Parcel Time'.I42]" office:value-type="string" office:string-value="" calcext:value-type="error">
            <text:p>#DIV/0!</text:p>
          </table:table-cell>
          <table:table-cell table:formula="of:=[$'Parcel Time'.J42]" office:value-type="string" office:string-value="" calcext:value-type="error">
            <text:p>#DIV/0!</text:p>
          </table:table-cell>
          <table:table-cell table:formula="of:=[$'Parcel Time'.K42]" office:value-type="string" office:string-value="" calcext:value-type="error">
            <text:p>#DIV/0!</text:p>
          </table:table-cell>
          <table:table-cell table:formula="of:=[$'Parcel Time'.L42]" office:value-type="string" office:string-value="" calcext:value-type="error">
            <text:p>#DIV/0!</text:p>
          </table:table-cell>
          <table:table-cell table:formula="of:=[$'Parcel Time'.M42]" office:value-type="string" office:string-value="" calcext:value-type="error">
            <text:p>#DIV/0!</text:p>
          </table:table-cell>
          <table:table-cell table:formula="of:=[$'Parcel Time'.N42]" office:value-type="string" office:string-value="" calcext:value-type="error">
            <text:p>#DIV/0!</text:p>
          </table:table-cell>
          <table:table-cell table:formula="of:=[$'Parcel Time'.V42]" office:value-type="float" office:value="0" calcext:value-type="float">
            <text:p>0.00</text:p>
          </table:table-cell>
          <table:table-cell table:formula="of:=[$'Parcel Time'.W42]" office:value-type="float" office:value="71.8417277052028" calcext:value-type="float">
            <text:p>71.84</text:p>
          </table:table-cell>
          <table:table-cell table:formula="of:=[$'Parcel Time'.X42]" office:value-type="float" office:value="0" calcext:value-type="float">
            <text:p>0.00</text:p>
          </table:table-cell>
          <table:table-cell table:formula="of:=[$'Parcel Time'.Y42]" office:value-type="float" office:value="28.1582722947972" calcext:value-type="float">
            <text:p>28.16</text:p>
          </table:table-cell>
          <table:table-cell table:formula="of:=[$'Parcel Time'.Z42]" office:value-type="float" office:value="0" calcext:value-type="float">
            <text:p>0.00</text:p>
          </table:table-cell>
          <table:table-cell table:formula="of:=[$'Parcel Time'.AA42]" office:value-type="float" office:value="0" calcext:value-type="float">
            <text:p>0.00</text:p>
          </table:table-cell>
          <table:table-cell table:formula="of:=[$'Parcel Time'.AI42]" office:value-type="float" office:value="0" calcext:value-type="float">
            <text:p>0.00</text:p>
          </table:table-cell>
          <table:table-cell table:formula="of:=[$'Parcel Time'.AJ42]" office:value-type="float" office:value="64.0716899489837" calcext:value-type="float">
            <text:p>64.07</text:p>
          </table:table-cell>
          <table:table-cell table:formula="of:=[$'Parcel Time'.AK42]" office:value-type="float" office:value="0" calcext:value-type="float">
            <text:p>0.00</text:p>
          </table:table-cell>
          <table:table-cell table:formula="of:=[$'Parcel Time'.AL42]" office:value-type="float" office:value="35.9283768263041" calcext:value-type="float">
            <text:p>35.93</text:p>
          </table:table-cell>
          <table:table-cell table:formula="of:=[$'Parcel Time'.AM42]" office:value-type="float" office:value="0" calcext:value-type="float">
            <text:p>0.00</text:p>
          </table:table-cell>
          <table:table-cell table:formula="of:=[$'Parcel Time'.AN42]" office:value-type="float" office:value="0.000000000000338242875076792" calcext:value-type="float">
            <text:p>0.00</text:p>
          </table:table-cell>
          <table:table-cell table:formula="of:=[$'Parcel Time'.AV42]" office:value-type="float" office:value="0" calcext:value-type="float">
            <text:p>0.00</text:p>
          </table:table-cell>
          <table:table-cell table:formula="of:=[$'Parcel Time'.AW42]" office:value-type="float" office:value="63.1160660762732" calcext:value-type="float">
            <text:p>63.12</text:p>
          </table:table-cell>
          <table:table-cell table:formula="of:=[$'Parcel Time'.AX42]" office:value-type="float" office:value="0" calcext:value-type="float">
            <text:p>0.00</text:p>
          </table:table-cell>
          <table:table-cell table:formula="of:=[$'Parcel Time'.AY42]" office:value-type="float" office:value="36.8839339237268" calcext:value-type="float">
            <text:p>36.88</text:p>
          </table:table-cell>
          <table:table-cell table:formula="of:=[$'Parcel Time'.AZ42]" office:value-type="float" office:value="0" calcext:value-type="float">
            <text:p>0.00</text:p>
          </table:table-cell>
          <table:table-cell table:formula="of:=[$'Parcel Time'.BA42]" office:value-type="float" office:value="-0.00000000000012135644231304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Parcel Time'.I43]" office:value-type="string" office:string-value="" calcext:value-type="error">
            <text:p>#DIV/0!</text:p>
          </table:table-cell>
          <table:table-cell table:formula="of:=[$'Parcel Time'.J43]" office:value-type="string" office:string-value="" calcext:value-type="error">
            <text:p>#DIV/0!</text:p>
          </table:table-cell>
          <table:table-cell table:formula="of:=[$'Parcel Time'.K43]" office:value-type="string" office:string-value="" calcext:value-type="error">
            <text:p>#DIV/0!</text:p>
          </table:table-cell>
          <table:table-cell table:formula="of:=[$'Parcel Time'.L43]" office:value-type="string" office:string-value="" calcext:value-type="error">
            <text:p>#DIV/0!</text:p>
          </table:table-cell>
          <table:table-cell table:formula="of:=[$'Parcel Time'.M43]" office:value-type="string" office:string-value="" calcext:value-type="error">
            <text:p>#DIV/0!</text:p>
          </table:table-cell>
          <table:table-cell table:formula="of:=[$'Parcel Time'.N43]" office:value-type="string" office:string-value="" calcext:value-type="error">
            <text:p>#DIV/0!</text:p>
          </table:table-cell>
          <table:table-cell table:formula="of:=[$'Parcel Time'.V43]" office:value-type="float" office:value="0" calcext:value-type="float">
            <text:p>0.00</text:p>
          </table:table-cell>
          <table:table-cell table:formula="of:=[$'Parcel Time'.W43]" office:value-type="float" office:value="77.5676463493085" calcext:value-type="float">
            <text:p>77.57</text:p>
          </table:table-cell>
          <table:table-cell table:formula="of:=[$'Parcel Time'.X43]" office:value-type="float" office:value="0" calcext:value-type="float">
            <text:p>0.00</text:p>
          </table:table-cell>
          <table:table-cell table:formula="of:=[$'Parcel Time'.Y43]" office:value-type="float" office:value="22.4319013348344" calcext:value-type="float">
            <text:p>22.43</text:p>
          </table:table-cell>
          <table:table-cell table:formula="of:=[$'Parcel Time'.Z43]" office:value-type="float" office:value="0" calcext:value-type="float">
            <text:p>0.00</text:p>
          </table:table-cell>
          <table:table-cell table:formula="of:=[$'Parcel Time'.AA43]" office:value-type="float" office:value="-0.000000000000219699863300097" calcext:value-type="float">
            <text:p>0.00</text:p>
          </table:table-cell>
          <table:table-cell table:formula="of:=[$'Parcel Time'.AI43]" office:value-type="float" office:value="0" calcext:value-type="float">
            <text:p>0.00</text:p>
          </table:table-cell>
          <table:table-cell table:formula="of:=[$'Parcel Time'.AJ43]" office:value-type="float" office:value="79.6426030321274" calcext:value-type="float">
            <text:p>79.64</text:p>
          </table:table-cell>
          <table:table-cell table:formula="of:=[$'Parcel Time'.AK43]" office:value-type="float" office:value="0" calcext:value-type="float">
            <text:p>0.00</text:p>
          </table:table-cell>
          <table:table-cell table:formula="of:=[$'Parcel Time'.AL43]" office:value-type="float" office:value="20.3574425774907" calcext:value-type="float">
            <text:p>20.36</text:p>
          </table:table-cell>
          <table:table-cell table:formula="of:=[$'Parcel Time'.AM43]" office:value-type="float" office:value="0" calcext:value-type="float">
            <text:p>0.00</text:p>
          </table:table-cell>
          <table:table-cell table:formula="of:=[$'Parcel Time'.AN43]" office:value-type="float" office:value="-0.00000000000033103825734771" calcext:value-type="float">
            <text:p>0.00</text:p>
          </table:table-cell>
          <table:table-cell table:formula="of:=[$'Parcel Time'.AV43]" office:value-type="float" office:value="0" calcext:value-type="float">
            <text:p>0.00</text:p>
          </table:table-cell>
          <table:table-cell table:formula="of:=[$'Parcel Time'.AW43]" office:value-type="float" office:value="28.423331712236" calcext:value-type="float">
            <text:p>28.42</text:p>
          </table:table-cell>
          <table:table-cell table:formula="of:=[$'Parcel Time'.AX43]" office:value-type="float" office:value="0" calcext:value-type="float">
            <text:p>0.00</text:p>
          </table:table-cell>
          <table:table-cell table:formula="of:=[$'Parcel Time'.AY43]" office:value-type="float" office:value="6.13188313811475" calcext:value-type="float">
            <text:p>6.13</text:p>
          </table:table-cell>
          <table:table-cell table:formula="of:=[$'Parcel Time'.AZ43]" office:value-type="float" office:value="0" calcext:value-type="float">
            <text:p>0.00</text:p>
          </table:table-cell>
          <table:table-cell table:formula="of:=[$'Parcel Time'.BA43]" office:value-type="float" office:value="65.4447988877624" calcext:value-type="float">
            <text:p>65.44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Parcel Time'.I44]" office:value-type="string" office:string-value="" calcext:value-type="error">
            <text:p>#DIV/0!</text:p>
          </table:table-cell>
          <table:table-cell table:formula="of:=[$'Parcel Time'.J44]" office:value-type="string" office:string-value="" calcext:value-type="error">
            <text:p>#DIV/0!</text:p>
          </table:table-cell>
          <table:table-cell table:formula="of:=[$'Parcel Time'.K44]" office:value-type="string" office:string-value="" calcext:value-type="error">
            <text:p>#DIV/0!</text:p>
          </table:table-cell>
          <table:table-cell table:formula="of:=[$'Parcel Time'.L44]" office:value-type="string" office:string-value="" calcext:value-type="error">
            <text:p>#DIV/0!</text:p>
          </table:table-cell>
          <table:table-cell table:formula="of:=[$'Parcel Time'.M44]" office:value-type="string" office:string-value="" calcext:value-type="error">
            <text:p>#DIV/0!</text:p>
          </table:table-cell>
          <table:table-cell table:formula="of:=[$'Parcel Time'.N44]" office:value-type="string" office:string-value="" calcext:value-type="error">
            <text:p>#DIV/0!</text:p>
          </table:table-cell>
          <table:table-cell table:formula="of:=[$'Parcel Time'.V44]" office:value-type="float" office:value="0" calcext:value-type="float">
            <text:p>0.00</text:p>
          </table:table-cell>
          <table:table-cell table:formula="of:=[$'Parcel Time'.W44]" office:value-type="float" office:value="81.4145782979265" calcext:value-type="float">
            <text:p>81.41</text:p>
          </table:table-cell>
          <table:table-cell table:formula="of:=[$'Parcel Time'.X44]" office:value-type="float" office:value="0" calcext:value-type="float">
            <text:p>0.00</text:p>
          </table:table-cell>
          <table:table-cell table:formula="of:=[$'Parcel Time'.Y44]" office:value-type="float" office:value="18.585103676377" calcext:value-type="float">
            <text:p>18.59</text:p>
          </table:table-cell>
          <table:table-cell table:formula="of:=[$'Parcel Time'.Z44]" office:value-type="float" office:value="0" calcext:value-type="float">
            <text:p>0.00</text:p>
          </table:table-cell>
          <table:table-cell table:formula="of:=[$'Parcel Time'.AA44]" office:value-type="float" office:value="-0.00000000000046076898613408" calcext:value-type="float">
            <text:p>0.00</text:p>
          </table:table-cell>
          <table:table-cell table:formula="of:=[$'Parcel Time'.AI44]" office:value-type="float" office:value="0" calcext:value-type="float">
            <text:p>0.00</text:p>
          </table:table-cell>
          <table:table-cell table:formula="of:=[$'Parcel Time'.AJ44]" office:value-type="float" office:value="82.068304022831" calcext:value-type="float">
            <text:p>82.07</text:p>
          </table:table-cell>
          <table:table-cell table:formula="of:=[$'Parcel Time'.AK44]" office:value-type="float" office:value="0" calcext:value-type="float">
            <text:p>0.00</text:p>
          </table:table-cell>
          <table:table-cell table:formula="of:=[$'Parcel Time'.AL44]" office:value-type="float" office:value="17.9317904763705" calcext:value-type="float">
            <text:p>17.93</text:p>
          </table:table-cell>
          <table:table-cell table:formula="of:=[$'Parcel Time'.AM44]" office:value-type="float" office:value="0" calcext:value-type="float">
            <text:p>0.00</text:p>
          </table:table-cell>
          <table:table-cell table:formula="of:=[$'Parcel Time'.AN44]" office:value-type="float" office:value="-0.000000000000327204430122565" calcext:value-type="float">
            <text:p>0.00</text:p>
          </table:table-cell>
          <table:table-cell table:formula="of:=[$'Parcel Time'.AV44]" office:value-type="float" office:value="0" calcext:value-type="float">
            <text:p>0.00</text:p>
          </table:table-cell>
          <table:table-cell table:formula="of:=[$'Parcel Time'.AW44]" office:value-type="float" office:value="28.5976802051467" calcext:value-type="float">
            <text:p>28.60</text:p>
          </table:table-cell>
          <table:table-cell table:formula="of:=[$'Parcel Time'.AX44]" office:value-type="float" office:value="0" calcext:value-type="float">
            <text:p>0.00</text:p>
          </table:table-cell>
          <table:table-cell table:formula="of:=[$'Parcel Time'.AY44]" office:value-type="float" office:value="6.1674500811167" calcext:value-type="float">
            <text:p>6.17</text:p>
          </table:table-cell>
          <table:table-cell table:formula="of:=[$'Parcel Time'.AZ44]" office:value-type="float" office:value="0" calcext:value-type="float">
            <text:p>0.00</text:p>
          </table:table-cell>
          <table:table-cell table:formula="of:=[$'Parcel Time'.BA44]" office:value-type="float" office:value="65.2349529713451" calcext:value-type="float">
            <text:p>65.23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Parcel Time'.I45]" office:value-type="string" office:string-value="" calcext:value-type="error">
            <text:p>#DIV/0!</text:p>
          </table:table-cell>
          <table:table-cell table:formula="of:=[$'Parcel Time'.J45]" office:value-type="string" office:string-value="" calcext:value-type="error">
            <text:p>#DIV/0!</text:p>
          </table:table-cell>
          <table:table-cell table:formula="of:=[$'Parcel Time'.K45]" office:value-type="string" office:string-value="" calcext:value-type="error">
            <text:p>#DIV/0!</text:p>
          </table:table-cell>
          <table:table-cell table:formula="of:=[$'Parcel Time'.L45]" office:value-type="string" office:string-value="" calcext:value-type="error">
            <text:p>#DIV/0!</text:p>
          </table:table-cell>
          <table:table-cell table:formula="of:=[$'Parcel Time'.M45]" office:value-type="string" office:string-value="" calcext:value-type="error">
            <text:p>#DIV/0!</text:p>
          </table:table-cell>
          <table:table-cell table:formula="of:=[$'Parcel Time'.N45]" office:value-type="string" office:string-value="" calcext:value-type="error">
            <text:p>#DIV/0!</text:p>
          </table:table-cell>
          <table:table-cell table:formula="of:=[$'Parcel Time'.V45]" office:value-type="float" office:value="0" calcext:value-type="float">
            <text:p>0.00</text:p>
          </table:table-cell>
          <table:table-cell table:formula="of:=[$'Parcel Time'.W45]" office:value-type="float" office:value="57.416112041158" calcext:value-type="float">
            <text:p>57.42</text:p>
          </table:table-cell>
          <table:table-cell table:formula="of:=[$'Parcel Time'.X45]" office:value-type="float" office:value="0" calcext:value-type="float">
            <text:p>0.00</text:p>
          </table:table-cell>
          <table:table-cell table:formula="of:=[$'Parcel Time'.Y45]" office:value-type="float" office:value="42.5840512841452" calcext:value-type="float">
            <text:p>42.58</text:p>
          </table:table-cell>
          <table:table-cell table:formula="of:=[$'Parcel Time'.Z45]" office:value-type="float" office:value="0" calcext:value-type="float">
            <text:p>0.00</text:p>
          </table:table-cell>
          <table:table-cell table:formula="of:=[$'Parcel Time'.AA45]" office:value-type="float" office:value="0.000000000000245925441999102" calcext:value-type="float">
            <text:p>0.00</text:p>
          </table:table-cell>
          <table:table-cell table:formula="of:=[$'Parcel Time'.AI45]" office:value-type="float" office:value="0" calcext:value-type="float">
            <text:p>0.00</text:p>
          </table:table-cell>
          <table:table-cell table:formula="of:=[$'Parcel Time'.AJ45]" office:value-type="float" office:value="57.6521222074355" calcext:value-type="float">
            <text:p>57.65</text:p>
          </table:table-cell>
          <table:table-cell table:formula="of:=[$'Parcel Time'.AK45]" office:value-type="float" office:value="0" calcext:value-type="float">
            <text:p>0.00</text:p>
          </table:table-cell>
          <table:table-cell table:formula="of:=[$'Parcel Time'.AL45]" office:value-type="float" office:value="42.3481609423224" calcext:value-type="float">
            <text:p>42.35</text:p>
          </table:table-cell>
          <table:table-cell table:formula="of:=[$'Parcel Time'.AM45]" office:value-type="float" office:value="0" calcext:value-type="float">
            <text:p>0.00</text:p>
          </table:table-cell>
          <table:table-cell table:formula="of:=[$'Parcel Time'.AN45]" office:value-type="float" office:value="0.000000000000687663165047994" calcext:value-type="float">
            <text:p>0.00</text:p>
          </table:table-cell>
          <table:table-cell table:formula="of:=[$'Parcel Time'.AV45]" office:value-type="float" office:value="0" calcext:value-type="float">
            <text:p>0.00</text:p>
          </table:table-cell>
          <table:table-cell table:formula="of:=[$'Parcel Time'.AW45]" office:value-type="float" office:value="5.70245815682459" calcext:value-type="float">
            <text:p>5.70</text:p>
          </table:table-cell>
          <table:table-cell table:formula="of:=[$'Parcel Time'.AX45]" office:value-type="float" office:value="0" calcext:value-type="float">
            <text:p>0.00</text:p>
          </table:table-cell>
          <table:table-cell table:formula="of:=[$'Parcel Time'.AY45]" office:value-type="float" office:value="2.65899323686495" calcext:value-type="float">
            <text:p>2.66</text:p>
          </table:table-cell>
          <table:table-cell table:formula="of:=[$'Parcel Time'.AZ45]" office:value-type="float" office:value="0" calcext:value-type="float">
            <text:p>0.00</text:p>
          </table:table-cell>
          <table:table-cell table:formula="of:=[$'Parcel Time'.BA45]" office:value-type="float" office:value="91.6384042105795" calcext:value-type="float">
            <text:p>91.64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Parcel Time'.I46]" office:value-type="string" office:string-value="" calcext:value-type="error">
            <text:p>#DIV/0!</text:p>
          </table:table-cell>
          <table:table-cell table:formula="of:=[$'Parcel Time'.J46]" office:value-type="string" office:string-value="" calcext:value-type="error">
            <text:p>#DIV/0!</text:p>
          </table:table-cell>
          <table:table-cell table:formula="of:=[$'Parcel Time'.K46]" office:value-type="string" office:string-value="" calcext:value-type="error">
            <text:p>#DIV/0!</text:p>
          </table:table-cell>
          <table:table-cell table:formula="of:=[$'Parcel Time'.L46]" office:value-type="string" office:string-value="" calcext:value-type="error">
            <text:p>#DIV/0!</text:p>
          </table:table-cell>
          <table:table-cell table:formula="of:=[$'Parcel Time'.M46]" office:value-type="string" office:string-value="" calcext:value-type="error">
            <text:p>#DIV/0!</text:p>
          </table:table-cell>
          <table:table-cell table:formula="of:=[$'Parcel Time'.N46]" office:value-type="string" office:string-value="" calcext:value-type="error">
            <text:p>#DIV/0!</text:p>
          </table:table-cell>
          <table:table-cell table:formula="of:=[$'Parcel Time'.V46]" office:value-type="float" office:value="0" calcext:value-type="float">
            <text:p>0.00</text:p>
          </table:table-cell>
          <table:table-cell table:formula="of:=[$'Parcel Time'.W46]" office:value-type="float" office:value="81.9119469529024" calcext:value-type="float">
            <text:p>81.91</text:p>
          </table:table-cell>
          <table:table-cell table:formula="of:=[$'Parcel Time'.X46]" office:value-type="float" office:value="0" calcext:value-type="float">
            <text:p>0.00</text:p>
          </table:table-cell>
          <table:table-cell table:formula="of:=[$'Parcel Time'.Y46]" office:value-type="float" office:value="18.0876086838454" calcext:value-type="float">
            <text:p>18.09</text:p>
          </table:table-cell>
          <table:table-cell table:formula="of:=[$'Parcel Time'.Z46]" office:value-type="float" office:value="0" calcext:value-type="float">
            <text:p>0.00</text:p>
          </table:table-cell>
          <table:table-cell table:formula="of:=[$'Parcel Time'.AA46]" office:value-type="float" office:value="0.000000000000324098312900853" calcext:value-type="float">
            <text:p>0.00</text:p>
          </table:table-cell>
          <table:table-cell table:formula="of:=[$'Parcel Time'.AI46]" office:value-type="float" office:value="0" calcext:value-type="float">
            <text:p>0.00</text:p>
          </table:table-cell>
          <table:table-cell table:formula="of:=[$'Parcel Time'.AJ46]" office:value-type="float" office:value="71.9645006859095" calcext:value-type="float">
            <text:p>71.96</text:p>
          </table:table-cell>
          <table:table-cell table:formula="of:=[$'Parcel Time'.AK46]" office:value-type="float" office:value="0" calcext:value-type="float">
            <text:p>0.00</text:p>
          </table:table-cell>
          <table:table-cell table:formula="of:=[$'Parcel Time'.AL46]" office:value-type="float" office:value="28.0353393352077" calcext:value-type="float">
            <text:p>28.04</text:p>
          </table:table-cell>
          <table:table-cell table:formula="of:=[$'Parcel Time'.AM46]" office:value-type="float" office:value="0" calcext:value-type="float">
            <text:p>0.00</text:p>
          </table:table-cell>
          <table:table-cell table:formula="of:=[$'Parcel Time'.AN46]" office:value-type="float" office:value="0.000000000000466786384197286" calcext:value-type="float">
            <text:p>0.00</text:p>
          </table:table-cell>
          <table:table-cell table:formula="of:=[$'Parcel Time'.AV46]" office:value-type="float" office:value="0" calcext:value-type="float">
            <text:p>0.00</text:p>
          </table:table-cell>
          <table:table-cell table:formula="of:=[$'Parcel Time'.AW46]" office:value-type="float" office:value="76.5800058505192" calcext:value-type="float">
            <text:p>76.58</text:p>
          </table:table-cell>
          <table:table-cell table:formula="of:=[$'Parcel Time'.AX46]" office:value-type="float" office:value="0" calcext:value-type="float">
            <text:p>0.00</text:p>
          </table:table-cell>
          <table:table-cell table:formula="of:=[$'Parcel Time'.AY46]" office:value-type="float" office:value="23.4199210179903" calcext:value-type="float">
            <text:p>23.42</text:p>
          </table:table-cell>
          <table:table-cell table:formula="of:=[$'Parcel Time'.AZ46]" office:value-type="float" office:value="0" calcext:value-type="float">
            <text:p>0.00</text:p>
          </table:table-cell>
          <table:table-cell table:formula="of:=[$'Parcel Time'.BA46]" office:value-type="float" office:value="0.0000000000000969233581980401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Parcel Time'.I47]" office:value-type="string" office:string-value="" calcext:value-type="error">
            <text:p>#DIV/0!</text:p>
          </table:table-cell>
          <table:table-cell table:formula="of:=[$'Parcel Time'.J47]" office:value-type="string" office:string-value="" calcext:value-type="error">
            <text:p>#DIV/0!</text:p>
          </table:table-cell>
          <table:table-cell table:formula="of:=[$'Parcel Time'.K47]" office:value-type="string" office:string-value="" calcext:value-type="error">
            <text:p>#DIV/0!</text:p>
          </table:table-cell>
          <table:table-cell table:formula="of:=[$'Parcel Time'.L47]" office:value-type="string" office:string-value="" calcext:value-type="error">
            <text:p>#DIV/0!</text:p>
          </table:table-cell>
          <table:table-cell table:formula="of:=[$'Parcel Time'.M47]" office:value-type="string" office:string-value="" calcext:value-type="error">
            <text:p>#DIV/0!</text:p>
          </table:table-cell>
          <table:table-cell table:formula="of:=[$'Parcel Time'.N47]" office:value-type="string" office:string-value="" calcext:value-type="error">
            <text:p>#DIV/0!</text:p>
          </table:table-cell>
          <table:table-cell table:formula="of:=[$'Parcel Time'.V47]" office:value-type="float" office:value="0" calcext:value-type="float">
            <text:p>0.00</text:p>
          </table:table-cell>
          <table:table-cell table:formula="of:=[$'Parcel Time'.W47]" office:value-type="float" office:value="19.7063070857985" calcext:value-type="float">
            <text:p>19.71</text:p>
          </table:table-cell>
          <table:table-cell table:formula="of:=[$'Parcel Time'.X47]" office:value-type="float" office:value="0" calcext:value-type="float">
            <text:p>0.00</text:p>
          </table:table-cell>
          <table:table-cell table:formula="of:=[$'Parcel Time'.Y47]" office:value-type="float" office:value="7.48424599523511" calcext:value-type="float">
            <text:p>7.48</text:p>
          </table:table-cell>
          <table:table-cell table:formula="of:=[$'Parcel Time'.Z47]" office:value-type="float" office:value="0" calcext:value-type="float">
            <text:p>0.00</text:p>
          </table:table-cell>
          <table:table-cell table:formula="of:=[$'Parcel Time'.AA47]" office:value-type="float" office:value="72.8093981732545" calcext:value-type="float">
            <text:p>72.81</text:p>
          </table:table-cell>
          <table:table-cell table:formula="of:=[$'Parcel Time'.AI47]" office:value-type="float" office:value="0" calcext:value-type="float">
            <text:p>0.00</text:p>
          </table:table-cell>
          <table:table-cell table:formula="of:=[$'Parcel Time'.AJ47]" office:value-type="float" office:value="78.2470556982201" calcext:value-type="float">
            <text:p>78.25</text:p>
          </table:table-cell>
          <table:table-cell table:formula="of:=[$'Parcel Time'.AK47]" office:value-type="float" office:value="0" calcext:value-type="float">
            <text:p>0.00</text:p>
          </table:table-cell>
          <table:table-cell table:formula="of:=[$'Parcel Time'.AL47]" office:value-type="float" office:value="21.7531568228106" calcext:value-type="float">
            <text:p>21.75</text:p>
          </table:table-cell>
          <table:table-cell table:formula="of:=[$'Parcel Time'.AM47]" office:value-type="float" office:value="0" calcext:value-type="float">
            <text:p>0.00</text:p>
          </table:table-cell>
          <table:table-cell table:formula="of:=[$'Parcel Time'.AN47]" office:value-type="float" office:value="0.00000000000116301425661914" calcext:value-type="float">
            <text:p>0.00</text:p>
          </table:table-cell>
          <table:table-cell table:formula="of:=[$'Parcel Time'.AV47]" office:value-type="float" office:value="0" calcext:value-type="float">
            <text:p>0.00</text:p>
          </table:table-cell>
          <table:table-cell table:formula="of:=[$'Parcel Time'.AW47]" office:value-type="float" office:value="36.7214431688273" calcext:value-type="float">
            <text:p>36.72</text:p>
          </table:table-cell>
          <table:table-cell table:formula="of:=[$'Parcel Time'.AX47]" office:value-type="float" office:value="0" calcext:value-type="float">
            <text:p>0.00</text:p>
          </table:table-cell>
          <table:table-cell table:formula="of:=[$'Parcel Time'.AY47]" office:value-type="float" office:value="5.17825536178533" calcext:value-type="float">
            <text:p>5.18</text:p>
          </table:table-cell>
          <table:table-cell table:formula="of:=[$'Parcel Time'.AZ47]" office:value-type="float" office:value="0" calcext:value-type="float">
            <text:p>0.00</text:p>
          </table:table-cell>
          <table:table-cell table:formula="of:=[$'Parcel Time'.BA47]" office:value-type="float" office:value="58.1001690523798" calcext:value-type="float">
            <text:p>58.10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Parcel Time'.I48]" office:value-type="string" office:string-value="" calcext:value-type="error">
            <text:p>#DIV/0!</text:p>
          </table:table-cell>
          <table:table-cell table:formula="of:=[$'Parcel Time'.J48]" office:value-type="string" office:string-value="" calcext:value-type="error">
            <text:p>#DIV/0!</text:p>
          </table:table-cell>
          <table:table-cell table:formula="of:=[$'Parcel Time'.K48]" office:value-type="string" office:string-value="" calcext:value-type="error">
            <text:p>#DIV/0!</text:p>
          </table:table-cell>
          <table:table-cell table:formula="of:=[$'Parcel Time'.L48]" office:value-type="string" office:string-value="" calcext:value-type="error">
            <text:p>#DIV/0!</text:p>
          </table:table-cell>
          <table:table-cell table:formula="of:=[$'Parcel Time'.M48]" office:value-type="string" office:string-value="" calcext:value-type="error">
            <text:p>#DIV/0!</text:p>
          </table:table-cell>
          <table:table-cell table:formula="of:=[$'Parcel Time'.N48]" office:value-type="string" office:string-value="" calcext:value-type="error">
            <text:p>#DIV/0!</text:p>
          </table:table-cell>
          <table:table-cell table:formula="of:=[$'Parcel Time'.V48]" office:value-type="float" office:value="0" calcext:value-type="float">
            <text:p>0.00</text:p>
          </table:table-cell>
          <table:table-cell table:formula="of:=[$'Parcel Time'.W48]" office:value-type="float" office:value="86.0169678029886" calcext:value-type="float">
            <text:p>86.02</text:p>
          </table:table-cell>
          <table:table-cell table:formula="of:=[$'Parcel Time'.X48]" office:value-type="float" office:value="0" calcext:value-type="float">
            <text:p>0.00</text:p>
          </table:table-cell>
          <table:table-cell table:formula="of:=[$'Parcel Time'.Y48]" office:value-type="float" office:value="13.9828121217456" calcext:value-type="float">
            <text:p>13.98</text:p>
          </table:table-cell>
          <table:table-cell table:formula="of:=[$'Parcel Time'.Z48]" office:value-type="float" office:value="0" calcext:value-type="float">
            <text:p>0.00</text:p>
          </table:table-cell>
          <table:table-cell table:formula="of:=[$'Parcel Time'.AA48]" office:value-type="float" office:value="0.0000000000000297780540945003" calcext:value-type="float">
            <text:p>0.00</text:p>
          </table:table-cell>
          <table:table-cell table:formula="of:=[$'Parcel Time'.AI48]" office:value-type="float" office:value="0" calcext:value-type="float">
            <text:p>0.00</text:p>
          </table:table-cell>
          <table:table-cell table:formula="of:=[$'Parcel Time'.AJ48]" office:value-type="float" office:value="28.4029651816589" calcext:value-type="float">
            <text:p>28.40</text:p>
          </table:table-cell>
          <table:table-cell table:formula="of:=[$'Parcel Time'.AK48]" office:value-type="float" office:value="0" calcext:value-type="float">
            <text:p>0.00</text:p>
          </table:table-cell>
          <table:table-cell table:formula="of:=[$'Parcel Time'.AL48]" office:value-type="float" office:value="3.35047598205493" calcext:value-type="float">
            <text:p>3.35</text:p>
          </table:table-cell>
          <table:table-cell table:formula="of:=[$'Parcel Time'.AM48]" office:value-type="float" office:value="0" calcext:value-type="float">
            <text:p>0.00</text:p>
          </table:table-cell>
          <table:table-cell table:formula="of:=[$'Parcel Time'.AN48]" office:value-type="float" office:value="68.246506103196" calcext:value-type="float">
            <text:p>68.25</text:p>
          </table:table-cell>
          <table:table-cell table:formula="of:=[$'Parcel Time'.AV48]" office:value-type="float" office:value="0" calcext:value-type="float">
            <text:p>0.00</text:p>
          </table:table-cell>
          <table:table-cell table:formula="of:=[$'Parcel Time'.AW48]" office:value-type="float" office:value="39.7769872541356" calcext:value-type="float">
            <text:p>39.78</text:p>
          </table:table-cell>
          <table:table-cell table:formula="of:=[$'Parcel Time'.AX48]" office:value-type="float" office:value="0" calcext:value-type="float">
            <text:p>0.00</text:p>
          </table:table-cell>
          <table:table-cell table:formula="of:=[$'Parcel Time'.AY48]" office:value-type="float" office:value="4.35120785277118" calcext:value-type="float">
            <text:p>4.35</text:p>
          </table:table-cell>
          <table:table-cell table:formula="of:=[$'Parcel Time'.AZ48]" office:value-type="float" office:value="0" calcext:value-type="float">
            <text:p>0.00</text:p>
          </table:table-cell>
          <table:table-cell table:formula="of:=[$'Parcel Time'.BA48]" office:value-type="float" office:value="55.8718979480062" calcext:value-type="float">
            <text:p>55.87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Parcel Time'.I49]" office:value-type="float" office:value="0" calcext:value-type="float">
            <text:p>0.00</text:p>
          </table:table-cell>
          <table:table-cell table:formula="of:=[$'Parcel Time'.J49]" office:value-type="float" office:value="58.3717677019785" calcext:value-type="float">
            <text:p>58.37</text:p>
          </table:table-cell>
          <table:table-cell table:formula="of:=[$'Parcel Time'.K49]" office:value-type="float" office:value="0" calcext:value-type="float">
            <text:p>0.00</text:p>
          </table:table-cell>
          <table:table-cell table:formula="of:=[$'Parcel Time'.L49]" office:value-type="float" office:value="41.6282322980215" calcext:value-type="float">
            <text:p>41.63</text:p>
          </table:table-cell>
          <table:table-cell table:formula="of:=[$'Parcel Time'.M49]" office:value-type="float" office:value="0" calcext:value-type="float">
            <text:p>0.00</text:p>
          </table:table-cell>
          <table:table-cell table:formula="of:=[$'Parcel Time'.N49]" office:value-type="float" office:value="0" calcext:value-type="float">
            <text:p>0.00</text:p>
          </table:table-cell>
          <table:table-cell table:formula="of:=[$'Parcel Time'.V49]" office:value-type="float" office:value="0" calcext:value-type="float">
            <text:p>0.00</text:p>
          </table:table-cell>
          <table:table-cell table:formula="of:=[$'Parcel Time'.W49]" office:value-type="float" office:value="65.4378934179255" calcext:value-type="float">
            <text:p>65.44</text:p>
          </table:table-cell>
          <table:table-cell table:formula="of:=[$'Parcel Time'.X49]" office:value-type="float" office:value="0" calcext:value-type="float">
            <text:p>0.00</text:p>
          </table:table-cell>
          <table:table-cell table:formula="of:=[$'Parcel Time'.Y49]" office:value-type="float" office:value="34.5622060242042" calcext:value-type="float">
            <text:p>34.56</text:p>
          </table:table-cell>
          <table:table-cell table:formula="of:=[$'Parcel Time'.Z49]" office:value-type="float" office:value="0" calcext:value-type="float">
            <text:p>0.00</text:p>
          </table:table-cell>
          <table:table-cell table:formula="of:=[$'Parcel Time'.AA49]" office:value-type="float" office:value="-0.00000000000160291265997753" calcext:value-type="float">
            <text:p>0.00</text:p>
          </table:table-cell>
          <table:table-cell table:formula="of:=[$'Parcel Time'.AI49]" office:value-type="float" office:value="0" calcext:value-type="float">
            <text:p>0.00</text:p>
          </table:table-cell>
          <table:table-cell table:formula="of:=[$'Parcel Time'.AJ49]" office:value-type="float" office:value="21.5949068581814" calcext:value-type="float">
            <text:p>21.59</text:p>
          </table:table-cell>
          <table:table-cell table:formula="of:=[$'Parcel Time'.AK49]" office:value-type="float" office:value="0" calcext:value-type="float">
            <text:p>0.00</text:p>
          </table:table-cell>
          <table:table-cell table:formula="of:=[$'Parcel Time'.AL49]" office:value-type="float" office:value="11.0628055397312" calcext:value-type="float">
            <text:p>11.06</text:p>
          </table:table-cell>
          <table:table-cell table:formula="of:=[$'Parcel Time'.AM49]" office:value-type="float" office:value="0" calcext:value-type="float">
            <text:p>0.00</text:p>
          </table:table-cell>
          <table:table-cell table:formula="of:=[$'Parcel Time'.AN49]" office:value-type="float" office:value="67.3422514702641" calcext:value-type="float">
            <text:p>67.34</text:p>
          </table:table-cell>
          <table:table-cell table:formula="of:=[$'Parcel Time'.AV49]" office:value-type="float" office:value="0" calcext:value-type="float">
            <text:p>0.00</text:p>
          </table:table-cell>
          <table:table-cell table:formula="of:=[$'Parcel Time'.AW49]" office:value-type="float" office:value="34.2047832530059" calcext:value-type="float">
            <text:p>34.20</text:p>
          </table:table-cell>
          <table:table-cell table:formula="of:=[$'Parcel Time'.AX49]" office:value-type="float" office:value="0" calcext:value-type="float">
            <text:p>0.00</text:p>
          </table:table-cell>
          <table:table-cell table:formula="of:=[$'Parcel Time'.AY49]" office:value-type="float" office:value="7.45988301732057" calcext:value-type="float">
            <text:p>7.46</text:p>
          </table:table-cell>
          <table:table-cell table:formula="of:=[$'Parcel Time'.AZ49]" office:value-type="float" office:value="0" calcext:value-type="float">
            <text:p>0.00</text:p>
          </table:table-cell>
          <table:table-cell table:formula="of:=[$'Parcel Time'.BA49]" office:value-type="float" office:value="58.3354209743737" calcext:value-type="float">
            <text:p>58.34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Parcel Time'.I50]" office:value-type="float" office:value="0" calcext:value-type="float">
            <text:p>0.00</text:p>
          </table:table-cell>
          <table:table-cell table:formula="of:=[$'Parcel Time'.J50]" office:value-type="float" office:value="58.4786029901338" calcext:value-type="float">
            <text:p>58.48</text:p>
          </table:table-cell>
          <table:table-cell table:formula="of:=[$'Parcel Time'.K50]" office:value-type="float" office:value="0" calcext:value-type="float">
            <text:p>0.00</text:p>
          </table:table-cell>
          <table:table-cell table:formula="of:=[$'Parcel Time'.L50]" office:value-type="float" office:value="41.5213970098662" calcext:value-type="float">
            <text:p>41.52</text:p>
          </table:table-cell>
          <table:table-cell table:formula="of:=[$'Parcel Time'.M50]" office:value-type="float" office:value="0" calcext:value-type="float">
            <text:p>0.00</text:p>
          </table:table-cell>
          <table:table-cell table:formula="of:=[$'Parcel Time'.N50]" office:value-type="float" office:value="0.0000000000000157501563666445" calcext:value-type="float">
            <text:p>0.00</text:p>
          </table:table-cell>
          <table:table-cell table:formula="of:=[$'Parcel Time'.V50]" office:value-type="float" office:value="0" calcext:value-type="float">
            <text:p>0.00</text:p>
          </table:table-cell>
          <table:table-cell table:formula="of:=[$'Parcel Time'.W50]" office:value-type="float" office:value="60.2552153150134" calcext:value-type="float">
            <text:p>60.26</text:p>
          </table:table-cell>
          <table:table-cell table:formula="of:=[$'Parcel Time'.X50]" office:value-type="float" office:value="0" calcext:value-type="float">
            <text:p>0.00</text:p>
          </table:table-cell>
          <table:table-cell table:formula="of:=[$'Parcel Time'.Y50]" office:value-type="float" office:value="39.7444705093834" calcext:value-type="float">
            <text:p>39.74</text:p>
          </table:table-cell>
          <table:table-cell table:formula="of:=[$'Parcel Time'.Z50]" office:value-type="float" office:value="0" calcext:value-type="float">
            <text:p>0.00</text:p>
          </table:table-cell>
          <table:table-cell table:formula="of:=[$'Parcel Time'.AA50]" office:value-type="float" office:value="0.000000000000132982154825737" calcext:value-type="float">
            <text:p>0.00</text:p>
          </table:table-cell>
          <table:table-cell table:formula="of:=[$'Parcel Time'.AI50]" office:value-type="float" office:value="0" calcext:value-type="float">
            <text:p>0.00</text:p>
          </table:table-cell>
          <table:table-cell table:formula="of:=[$'Parcel Time'.AJ50]" office:value-type="float" office:value="60.2552153150134" calcext:value-type="float">
            <text:p>60.26</text:p>
          </table:table-cell>
          <table:table-cell table:formula="of:=[$'Parcel Time'.AK50]" office:value-type="float" office:value="0" calcext:value-type="float">
            <text:p>0.00</text:p>
          </table:table-cell>
          <table:table-cell table:formula="of:=[$'Parcel Time'.AL50]" office:value-type="float" office:value="39.7444705093834" calcext:value-type="float">
            <text:p>39.74</text:p>
          </table:table-cell>
          <table:table-cell table:formula="of:=[$'Parcel Time'.AM50]" office:value-type="float" office:value="0" calcext:value-type="float">
            <text:p>0.00</text:p>
          </table:table-cell>
          <table:table-cell table:formula="of:=[$'Parcel Time'.AN50]" office:value-type="float" office:value="-0.00000000000126804938840483" calcext:value-type="float">
            <text:p>0.00</text:p>
          </table:table-cell>
          <table:table-cell table:formula="of:=[$'Parcel Time'.AV50]" office:value-type="float" office:value="0" calcext:value-type="float">
            <text:p>0.00</text:p>
          </table:table-cell>
          <table:table-cell table:formula="of:=[$'Parcel Time'.AW50]" office:value-type="float" office:value="23.0341343663751" calcext:value-type="float">
            <text:p>23.03</text:p>
          </table:table-cell>
          <table:table-cell table:formula="of:=[$'Parcel Time'.AX50]" office:value-type="float" office:value="0" calcext:value-type="float">
            <text:p>0.00</text:p>
          </table:table-cell>
          <table:table-cell table:formula="of:=[$'Parcel Time'.AY50]" office:value-type="float" office:value="10.8814059584371" calcext:value-type="float">
            <text:p>10.88</text:p>
          </table:table-cell>
          <table:table-cell table:formula="of:=[$'Parcel Time'.AZ50]" office:value-type="float" office:value="0" calcext:value-type="float">
            <text:p>0.00</text:p>
          </table:table-cell>
          <table:table-cell table:formula="of:=[$'Parcel Time'.BA50]" office:value-type="float" office:value="66.0844454850542" calcext:value-type="float">
            <text:p>66.08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Parcel Time'.I51]" office:value-type="float" office:value="0" calcext:value-type="float">
            <text:p>0.00</text:p>
          </table:table-cell>
          <table:table-cell table:formula="of:=[$'Parcel Time'.J51]" office:value-type="float" office:value="63.6240481891773" calcext:value-type="float">
            <text:p>63.62</text:p>
          </table:table-cell>
          <table:table-cell table:formula="of:=[$'Parcel Time'.K51]" office:value-type="float" office:value="0" calcext:value-type="float">
            <text:p>0.00</text:p>
          </table:table-cell>
          <table:table-cell table:formula="of:=[$'Parcel Time'.L51]" office:value-type="float" office:value="36.3759518108227" calcext:value-type="float">
            <text:p>36.38</text:p>
          </table:table-cell>
          <table:table-cell table:formula="of:=[$'Parcel Time'.M51]" office:value-type="float" office:value="0" calcext:value-type="float">
            <text:p>0.00</text:p>
          </table:table-cell>
          <table:table-cell table:formula="of:=[$'Parcel Time'.N51]" office:value-type="float" office:value="0.000000000000238596912777258" calcext:value-type="float">
            <text:p>0.00</text:p>
          </table:table-cell>
          <table:table-cell table:formula="of:=[$'Parcel Time'.V51]" office:value-type="float" office:value="0" calcext:value-type="float">
            <text:p>0.00</text:p>
          </table:table-cell>
          <table:table-cell table:formula="of:=[$'Parcel Time'.W51]" office:value-type="float" office:value="4.67295805118203" calcext:value-type="float">
            <text:p>4.67</text:p>
          </table:table-cell>
          <table:table-cell table:formula="of:=[$'Parcel Time'.X51]" office:value-type="float" office:value="0" calcext:value-type="float">
            <text:p>0.00</text:p>
          </table:table-cell>
          <table:table-cell table:formula="of:=[$'Parcel Time'.Y51]" office:value-type="float" office:value="2.67168314060073" calcext:value-type="float">
            <text:p>2.67</text:p>
          </table:table-cell>
          <table:table-cell table:formula="of:=[$'Parcel Time'.Z51]" office:value-type="float" office:value="0" calcext:value-type="float">
            <text:p>0.00</text:p>
          </table:table-cell>
          <table:table-cell table:formula="of:=[$'Parcel Time'.AA51]" office:value-type="float" office:value="92.6552675258367" calcext:value-type="float">
            <text:p>92.66</text:p>
          </table:table-cell>
          <table:table-cell table:formula="of:=[$'Parcel Time'.AI51]" office:value-type="float" office:value="0" calcext:value-type="float">
            <text:p>0.00</text:p>
          </table:table-cell>
          <table:table-cell table:formula="of:=[$'Parcel Time'.AJ51]" office:value-type="float" office:value="63.6240481891773" calcext:value-type="float">
            <text:p>63.62</text:p>
          </table:table-cell>
          <table:table-cell table:formula="of:=[$'Parcel Time'.AK51]" office:value-type="float" office:value="0" calcext:value-type="float">
            <text:p>0.00</text:p>
          </table:table-cell>
          <table:table-cell table:formula="of:=[$'Parcel Time'.AL51]" office:value-type="float" office:value="36.3759518108227" calcext:value-type="float">
            <text:p>36.38</text:p>
          </table:table-cell>
          <table:table-cell table:formula="of:=[$'Parcel Time'.AM51]" office:value-type="float" office:value="0" calcext:value-type="float">
            <text:p>0.00</text:p>
          </table:table-cell>
          <table:table-cell table:formula="of:=[$'Parcel Time'.AN51]" office:value-type="float" office:value="0.000000000000324835737544639" calcext:value-type="float">
            <text:p>0.00</text:p>
          </table:table-cell>
          <table:table-cell table:formula="of:=[$'Parcel Time'.AV51]" office:value-type="float" office:value="0" calcext:value-type="float">
            <text:p>0.00</text:p>
          </table:table-cell>
          <table:table-cell table:formula="of:=[$'Parcel Time'.AW51]" office:value-type="float" office:value="5.04136110874032" calcext:value-type="float">
            <text:p>5.04</text:p>
          </table:table-cell>
          <table:table-cell table:formula="of:=[$'Parcel Time'.AX51]" office:value-type="float" office:value="0" calcext:value-type="float">
            <text:p>0.00</text:p>
          </table:table-cell>
          <table:table-cell table:formula="of:=[$'Parcel Time'.AY51]" office:value-type="float" office:value="2.88231123249539" calcext:value-type="float">
            <text:p>2.88</text:p>
          </table:table-cell>
          <table:table-cell table:formula="of:=[$'Parcel Time'.AZ51]" office:value-type="float" office:value="0" calcext:value-type="float">
            <text:p>0.00</text:p>
          </table:table-cell>
          <table:table-cell table:formula="of:=[$'Parcel Time'.BA51]" office:value-type="float" office:value="92.0763933113178" calcext:value-type="float">
            <text:p>92.08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Parcel Time'.I52]" office:value-type="float" office:value="0" calcext:value-type="float">
            <text:p>0.00</text:p>
          </table:table-cell>
          <table:table-cell table:formula="of:=[$'Parcel Time'.J52]" office:value-type="float" office:value="66.0607252024623" calcext:value-type="float">
            <text:p>66.06</text:p>
          </table:table-cell>
          <table:table-cell table:formula="of:=[$'Parcel Time'.K52]" office:value-type="float" office:value="0" calcext:value-type="float">
            <text:p>0.00</text:p>
          </table:table-cell>
          <table:table-cell table:formula="of:=[$'Parcel Time'.L52]" office:value-type="float" office:value="33.9392747975377" calcext:value-type="float">
            <text:p>33.94</text:p>
          </table:table-cell>
          <table:table-cell table:formula="of:=[$'Parcel Time'.M52]" office:value-type="float" office:value="0" calcext:value-type="float">
            <text:p>0.00</text:p>
          </table:table-cell>
          <table:table-cell table:formula="of:=[$'Parcel Time'.N52]" office:value-type="float" office:value="-0.000000000000173852777809899" calcext:value-type="float">
            <text:p>0.00</text:p>
          </table:table-cell>
          <table:table-cell table:formula="of:=[$'Parcel Time'.V52]" office:value-type="float" office:value="0" calcext:value-type="float">
            <text:p>0.00</text:p>
          </table:table-cell>
          <table:table-cell table:formula="of:=[$'Parcel Time'.W52]" office:value-type="float" office:value="88.459547137661" calcext:value-type="float">
            <text:p>88.46</text:p>
          </table:table-cell>
          <table:table-cell table:formula="of:=[$'Parcel Time'.X52]" office:value-type="float" office:value="0" calcext:value-type="float">
            <text:p>0.00</text:p>
          </table:table-cell>
          <table:table-cell table:formula="of:=[$'Parcel Time'.Y52]" office:value-type="float" office:value="11.5409771602713" calcext:value-type="float">
            <text:p>11.54</text:p>
          </table:table-cell>
          <table:table-cell table:formula="of:=[$'Parcel Time'.Z52]" office:value-type="float" office:value="0" calcext:value-type="float">
            <text:p>0.00</text:p>
          </table:table-cell>
          <table:table-cell table:formula="of:=[$'Parcel Time'.AA52]" office:value-type="float" office:value="-0.0000000000000591182619523544" calcext:value-type="float">
            <text:p>0.00</text:p>
          </table:table-cell>
          <table:table-cell table:formula="of:=[$'Parcel Time'.AI52]" office:value-type="float" office:value="0" calcext:value-type="float">
            <text:p>0.00</text:p>
          </table:table-cell>
          <table:table-cell table:formula="of:=[$'Parcel Time'.AJ52]" office:value-type="float" office:value="80.4420105613143" calcext:value-type="float">
            <text:p>80.44</text:p>
          </table:table-cell>
          <table:table-cell table:formula="of:=[$'Parcel Time'.AK52]" office:value-type="float" office:value="0" calcext:value-type="float">
            <text:p>0.00</text:p>
          </table:table-cell>
          <table:table-cell table:formula="of:=[$'Parcel Time'.AL52]" office:value-type="float" office:value="19.5579894386857" calcext:value-type="float">
            <text:p>19.56</text:p>
          </table:table-cell>
          <table:table-cell table:formula="of:=[$'Parcel Time'.AM52]" office:value-type="float" office:value="0" calcext:value-type="float">
            <text:p>0.00</text:p>
          </table:table-cell>
          <table:table-cell table:formula="of:=[$'Parcel Time'.AN52]" office:value-type="float" office:value="-0.0000000000000441060043027577" calcext:value-type="float">
            <text:p>0.00</text:p>
          </table:table-cell>
          <table:table-cell table:formula="of:=[$'Parcel Time'.AV52]" office:value-type="float" office:value="0" calcext:value-type="float">
            <text:p>0.00</text:p>
          </table:table-cell>
          <table:table-cell table:formula="of:=[$'Parcel Time'.AW52]" office:value-type="float" office:value="88.7126445348628" calcext:value-type="float">
            <text:p>88.71</text:p>
          </table:table-cell>
          <table:table-cell table:formula="of:=[$'Parcel Time'.AX52]" office:value-type="float" office:value="0" calcext:value-type="float">
            <text:p>0.00</text:p>
          </table:table-cell>
          <table:table-cell table:formula="of:=[$'Parcel Time'.AY52]" office:value-type="float" office:value="11.2873893438041" calcext:value-type="float">
            <text:p>11.29</text:p>
          </table:table-cell>
          <table:table-cell table:formula="of:=[$'Parcel Time'.AZ52]" office:value-type="float" office:value="0" calcext:value-type="float">
            <text:p>0.00</text:p>
          </table:table-cell>
          <table:table-cell table:formula="of:=[$'Parcel Time'.BA52]" office:value-type="float" office:value="-0.000000000000030560454787225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Parcel Time'.I53]" office:value-type="float" office:value="0" calcext:value-type="float">
            <text:p>0.00</text:p>
          </table:table-cell>
          <table:table-cell table:formula="of:=[$'Parcel Time'.J53]" office:value-type="float" office:value="59.5309037412242" calcext:value-type="float">
            <text:p>59.53</text:p>
          </table:table-cell>
          <table:table-cell table:formula="of:=[$'Parcel Time'.K53]" office:value-type="float" office:value="0" calcext:value-type="float">
            <text:p>0.00</text:p>
          </table:table-cell>
          <table:table-cell table:formula="of:=[$'Parcel Time'.L53]" office:value-type="float" office:value="40.46946870519" calcext:value-type="float">
            <text:p>40.47</text:p>
          </table:table-cell>
          <table:table-cell table:formula="of:=[$'Parcel Time'.M53]" office:value-type="float" office:value="0" calcext:value-type="float">
            <text:p>0.00</text:p>
          </table:table-cell>
          <table:table-cell table:formula="of:=[$'Parcel Time'.N53]" office:value-type="float" office:value="0.000000000000169275964170655" calcext:value-type="float">
            <text:p>0.00</text:p>
          </table:table-cell>
          <table:table-cell table:formula="of:=[$'Parcel Time'.V53]" office:value-type="float" office:value="0" calcext:value-type="float">
            <text:p>0.00</text:p>
          </table:table-cell>
          <table:table-cell table:formula="of:=[$'Parcel Time'.W53]" office:value-type="float" office:value="18.8106517767461" calcext:value-type="float">
            <text:p>18.81</text:p>
          </table:table-cell>
          <table:table-cell table:formula="of:=[$'Parcel Time'.X53]" office:value-type="float" office:value="0" calcext:value-type="float">
            <text:p>0.00</text:p>
          </table:table-cell>
          <table:table-cell table:formula="of:=[$'Parcel Time'.Y53]" office:value-type="float" office:value="8.04122371826957" calcext:value-type="float">
            <text:p>8.04</text:p>
          </table:table-cell>
          <table:table-cell table:formula="of:=[$'Parcel Time'.Z53]" office:value-type="float" office:value="0" calcext:value-type="float">
            <text:p>0.00</text:p>
          </table:table-cell>
          <table:table-cell table:formula="of:=[$'Parcel Time'.AA53]" office:value-type="float" office:value="73.1482035945058" calcext:value-type="float">
            <text:p>73.15</text:p>
          </table:table-cell>
          <table:table-cell table:formula="of:=[$'Parcel Time'.AI53]" office:value-type="float" office:value="0" calcext:value-type="float">
            <text:p>0.00</text:p>
          </table:table-cell>
          <table:table-cell table:formula="of:=[$'Parcel Time'.AJ53]" office:value-type="float" office:value="24.4543194091698" calcext:value-type="float">
            <text:p>24.45</text:p>
          </table:table-cell>
          <table:table-cell table:formula="of:=[$'Parcel Time'.AK53]" office:value-type="float" office:value="0" calcext:value-type="float">
            <text:p>0.00</text:p>
          </table:table-cell>
          <table:table-cell table:formula="of:=[$'Parcel Time'.AL53]" office:value-type="float" office:value="6.58155589758913" calcext:value-type="float">
            <text:p>6.58</text:p>
          </table:table-cell>
          <table:table-cell table:formula="of:=[$'Parcel Time'.AM53]" office:value-type="float" office:value="0" calcext:value-type="float">
            <text:p>0.00</text:p>
          </table:table-cell>
          <table:table-cell table:formula="of:=[$'Parcel Time'.AN53]" office:value-type="float" office:value="68.9641594370575" calcext:value-type="float">
            <text:p>68.96</text:p>
          </table:table-cell>
          <table:table-cell table:formula="of:=[$'Parcel Time'.AV53]" office:value-type="float" office:value="0" calcext:value-type="float">
            <text:p>0.00</text:p>
          </table:table-cell>
          <table:table-cell table:formula="of:=[$'Parcel Time'.AW53]" office:value-type="float" office:value="32.3055347054873" calcext:value-type="float">
            <text:p>32.31</text:p>
          </table:table-cell>
          <table:table-cell table:formula="of:=[$'Parcel Time'.AX53]" office:value-type="float" office:value="0" calcext:value-type="float">
            <text:p>0.00</text:p>
          </table:table-cell>
          <table:table-cell table:formula="of:=[$'Parcel Time'.AY53]" office:value-type="float" office:value="12.2959436740893" calcext:value-type="float">
            <text:p>12.30</text:p>
          </table:table-cell>
          <table:table-cell table:formula="of:=[$'Parcel Time'.AZ53]" office:value-type="float" office:value="0" calcext:value-type="float">
            <text:p>0.00</text:p>
          </table:table-cell>
          <table:table-cell table:formula="of:=[$'Parcel Time'.BA53]" office:value-type="float" office:value="55.3985216204234" calcext:value-type="float">
            <text:p>55.40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Parcel Time'.I54]" office:value-type="float" office:value="0" calcext:value-type="float">
            <text:p>0.00</text:p>
          </table:table-cell>
          <table:table-cell table:formula="of:=[$'Parcel Time'.J54]" office:value-type="float" office:value="70.4917327924658" calcext:value-type="float">
            <text:p>70.49</text:p>
          </table:table-cell>
          <table:table-cell table:formula="of:=[$'Parcel Time'.K54]" office:value-type="float" office:value="0" calcext:value-type="float">
            <text:p>0.00</text:p>
          </table:table-cell>
          <table:table-cell table:formula="of:=[$'Parcel Time'.L54]" office:value-type="float" office:value="29.5081189434106" calcext:value-type="float">
            <text:p>29.51</text:p>
          </table:table-cell>
          <table:table-cell table:formula="of:=[$'Parcel Time'.M54]" office:value-type="float" office:value="0" calcext:value-type="float">
            <text:p>0.00</text:p>
          </table:table-cell>
          <table:table-cell table:formula="of:=[$'Parcel Time'.N54]" office:value-type="float" office:value="0.00000000000021193022097285" calcext:value-type="float">
            <text:p>0.00</text:p>
          </table:table-cell>
          <table:table-cell table:formula="of:=[$'Parcel Time'.V54]" office:value-type="float" office:value="0" calcext:value-type="float">
            <text:p>0.00</text:p>
          </table:table-cell>
          <table:table-cell table:formula="of:=[$'Parcel Time'.W54]" office:value-type="float" office:value="17.9406327851832" calcext:value-type="float">
            <text:p>17.94</text:p>
          </table:table-cell>
          <table:table-cell table:formula="of:=[$'Parcel Time'.X54]" office:value-type="float" office:value="0" calcext:value-type="float">
            <text:p>0.00</text:p>
          </table:table-cell>
          <table:table-cell table:formula="of:=[$'Parcel Time'.Y54]" office:value-type="float" office:value="4.83017142166544" calcext:value-type="float">
            <text:p>4.83</text:p>
          </table:table-cell>
          <table:table-cell table:formula="of:=[$'Parcel Time'.Z54]" office:value-type="float" office:value="0" calcext:value-type="float">
            <text:p>0.00</text:p>
          </table:table-cell>
          <table:table-cell table:formula="of:=[$'Parcel Time'.AA54]" office:value-type="float" office:value="77.2291545926229" calcext:value-type="float">
            <text:p>77.23</text:p>
          </table:table-cell>
          <table:table-cell table:formula="of:=[$'Parcel Time'.AI54]" office:value-type="float" office:value="0" calcext:value-type="float">
            <text:p>0.00</text:p>
          </table:table-cell>
          <table:table-cell table:formula="of:=[$'Parcel Time'.AJ54]" office:value-type="float" office:value="23.382797981432" calcext:value-type="float">
            <text:p>23.38</text:p>
          </table:table-cell>
          <table:table-cell table:formula="of:=[$'Parcel Time'.AK54]" office:value-type="float" office:value="0" calcext:value-type="float">
            <text:p>0.00</text:p>
          </table:table-cell>
          <table:table-cell table:formula="of:=[$'Parcel Time'.AL54]" office:value-type="float" office:value="6.64657042037717" calcext:value-type="float">
            <text:p>6.65</text:p>
          </table:table-cell>
          <table:table-cell table:formula="of:=[$'Parcel Time'.AM54]" office:value-type="float" office:value="0" calcext:value-type="float">
            <text:p>0.00</text:p>
          </table:table-cell>
          <table:table-cell table:formula="of:=[$'Parcel Time'.AN54]" office:value-type="float" office:value="69.9707105101527" calcext:value-type="float">
            <text:p>69.97</text:p>
          </table:table-cell>
          <table:table-cell table:formula="of:=[$'Parcel Time'.AV54]" office:value-type="float" office:value="0" calcext:value-type="float">
            <text:p>0.00</text:p>
          </table:table-cell>
          <table:table-cell table:formula="of:=[$'Parcel Time'.AW54]" office:value-type="float" office:value="42.2309087430236" calcext:value-type="float">
            <text:p>42.23</text:p>
          </table:table-cell>
          <table:table-cell table:formula="of:=[$'Parcel Time'.AX54]" office:value-type="float" office:value="0" calcext:value-type="float">
            <text:p>0.00</text:p>
          </table:table-cell>
          <table:table-cell table:formula="of:=[$'Parcel Time'.AY54]" office:value-type="float" office:value="4.73905404057962" calcext:value-type="float">
            <text:p>4.74</text:p>
          </table:table-cell>
          <table:table-cell table:formula="of:=[$'Parcel Time'.AZ54]" office:value-type="float" office:value="0" calcext:value-type="float">
            <text:p>0.00</text:p>
          </table:table-cell>
          <table:table-cell table:formula="of:=[$'Parcel Time'.BA54]" office:value-type="float" office:value="53.0301315374603" calcext:value-type="float">
            <text:p>53.03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Parcel Time'.I55]" office:value-type="float" office:value="-0" calcext:value-type="float">
            <text:p>0.00</text:p>
          </table:table-cell>
          <table:table-cell table:formula="of:=[$'Parcel Time'.J55]" office:value-type="float" office:value="-0" calcext:value-type="float">
            <text:p>0.00</text:p>
          </table:table-cell>
          <table:table-cell table:formula="of:=[$'Parcel Time'.K55]" office:value-type="float" office:value="-0" calcext:value-type="float">
            <text:p>0.00</text:p>
          </table:table-cell>
          <table:table-cell table:formula="of:=[$'Parcel Time'.L55]" office:value-type="float" office:value="-0" calcext:value-type="float">
            <text:p>0.00</text:p>
          </table:table-cell>
          <table:table-cell table:formula="of:=[$'Parcel Time'.M55]" office:value-type="float" office:value="-0" calcext:value-type="float">
            <text:p>0.00</text:p>
          </table:table-cell>
          <table:table-cell table:formula="of:=[$'Parcel Time'.N55]" office:value-type="float" office:value="100" calcext:value-type="float">
            <text:p>100.00</text:p>
          </table:table-cell>
          <table:table-cell table:formula="of:=[$'Parcel Time'.V55]" office:value-type="float" office:value="0" calcext:value-type="float">
            <text:p>0.00</text:p>
          </table:table-cell>
          <table:table-cell table:formula="of:=[$'Parcel Time'.W55]" office:value-type="float" office:value="73.5262486834082" calcext:value-type="float">
            <text:p>73.53</text:p>
          </table:table-cell>
          <table:table-cell table:formula="of:=[$'Parcel Time'.X55]" office:value-type="float" office:value="0" calcext:value-type="float">
            <text:p>0.00</text:p>
          </table:table-cell>
          <table:table-cell table:formula="of:=[$'Parcel Time'.Y55]" office:value-type="float" office:value="26.4738067520372" calcext:value-type="float">
            <text:p>26.47</text:p>
          </table:table-cell>
          <table:table-cell table:formula="of:=[$'Parcel Time'.Z55]" office:value-type="float" office:value="0" calcext:value-type="float">
            <text:p>0.00</text:p>
          </table:table-cell>
          <table:table-cell table:formula="of:=[$'Parcel Time'.AA55]" office:value-type="float" office:value="0.0000000000000253876046344032" calcext:value-type="float">
            <text:p>0.00</text:p>
          </table:table-cell>
          <table:table-cell table:formula="of:=[$'Parcel Time'.AI55]" office:value-type="float" office:value="0" calcext:value-type="float">
            <text:p>0.00</text:p>
          </table:table-cell>
          <table:table-cell table:formula="of:=[$'Parcel Time'.AJ55]" office:value-type="float" office:value="79.8297038401108" calcext:value-type="float">
            <text:p>79.83</text:p>
          </table:table-cell>
          <table:table-cell table:formula="of:=[$'Parcel Time'.AK55]" office:value-type="float" office:value="0" calcext:value-type="float">
            <text:p>0.00</text:p>
          </table:table-cell>
          <table:table-cell table:formula="of:=[$'Parcel Time'.AL55]" office:value-type="float" office:value="20.1703383960399" calcext:value-type="float">
            <text:p>20.17</text:p>
          </table:table-cell>
          <table:table-cell table:formula="of:=[$'Parcel Time'.AM55]" office:value-type="float" office:value="0" calcext:value-type="float">
            <text:p>0.00</text:p>
          </table:table-cell>
          <table:table-cell table:formula="of:=[$'Parcel Time'.AN55]" office:value-type="float" office:value="0.00000000000102516852224156" calcext:value-type="float">
            <text:p>0.00</text:p>
          </table:table-cell>
          <table:table-cell table:formula="of:=[$'Parcel Time'.AV55]" office:value-type="float" office:value="0" calcext:value-type="float">
            <text:p>0.00</text:p>
          </table:table-cell>
          <table:table-cell table:formula="of:=[$'Parcel Time'.AW55]" office:value-type="float" office:value="91.2721875269453" calcext:value-type="float">
            <text:p>91.27</text:p>
          </table:table-cell>
          <table:table-cell table:formula="of:=[$'Parcel Time'.AX55]" office:value-type="float" office:value="0" calcext:value-type="float">
            <text:p>0.00</text:p>
          </table:table-cell>
          <table:table-cell table:formula="of:=[$'Parcel Time'.AY55]" office:value-type="float" office:value="8.72765849993225" calcext:value-type="float">
            <text:p>8.73</text:p>
          </table:table-cell>
          <table:table-cell table:formula="of:=[$'Parcel Time'.AZ55]" office:value-type="float" office:value="0" calcext:value-type="float">
            <text:p>0.00</text:p>
          </table:table-cell>
          <table:table-cell table:formula="of:=[$'Parcel Time'.BA55]" office:value-type="float" office:value="0.000000000000105131000332582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Parcel Time'.I56]" office:value-type="float" office:value="0" calcext:value-type="float">
            <text:p>0.00</text:p>
          </table:table-cell>
          <table:table-cell table:formula="of:=[$'Parcel Time'.J56]" office:value-type="float" office:value="55.8330550599639" calcext:value-type="float">
            <text:p>55.83</text:p>
          </table:table-cell>
          <table:table-cell table:formula="of:=[$'Parcel Time'.K56]" office:value-type="float" office:value="0" calcext:value-type="float">
            <text:p>0.00</text:p>
          </table:table-cell>
          <table:table-cell table:formula="of:=[$'Parcel Time'.L56]" office:value-type="float" office:value="44.1669449400361" calcext:value-type="float">
            <text:p>44.17</text:p>
          </table:table-cell>
          <table:table-cell table:formula="of:=[$'Parcel Time'.M56]" office:value-type="float" office:value="0" calcext:value-type="float">
            <text:p>0.00</text:p>
          </table:table-cell>
          <table:table-cell table:formula="of:=[$'Parcel Time'.N56]" office:value-type="float" office:value="0" calcext:value-type="float">
            <text:p>0.00</text:p>
          </table:table-cell>
          <table:table-cell table:formula="of:=[$'Parcel Time'.V56]" office:value-type="float" office:value="0" calcext:value-type="float">
            <text:p>0.00</text:p>
          </table:table-cell>
          <table:table-cell table:formula="of:=[$'Parcel Time'.W56]" office:value-type="float" office:value="70.838687731499" calcext:value-type="float">
            <text:p>70.84</text:p>
          </table:table-cell>
          <table:table-cell table:formula="of:=[$'Parcel Time'.X56]" office:value-type="float" office:value="0" calcext:value-type="float">
            <text:p>0.00</text:p>
          </table:table-cell>
          <table:table-cell table:formula="of:=[$'Parcel Time'.Y56]" office:value-type="float" office:value="29.1611232897422" calcext:value-type="float">
            <text:p>29.16</text:p>
          </table:table-cell>
          <table:table-cell table:formula="of:=[$'Parcel Time'.Z56]" office:value-type="float" office:value="0" calcext:value-type="float">
            <text:p>0.00</text:p>
          </table:table-cell>
          <table:table-cell table:formula="of:=[$'Parcel Time'.AA56]" office:value-type="float" office:value="-0.000000000000100533550028977" calcext:value-type="float">
            <text:p>0.00</text:p>
          </table:table-cell>
          <table:table-cell table:formula="of:=[$'Parcel Time'.AI56]" office:value-type="float" office:value="0" calcext:value-type="float">
            <text:p>0.00</text:p>
          </table:table-cell>
          <table:table-cell table:formula="of:=[$'Parcel Time'.AJ56]" office:value-type="float" office:value="70.838687731499" calcext:value-type="float">
            <text:p>70.84</text:p>
          </table:table-cell>
          <table:table-cell table:formula="of:=[$'Parcel Time'.AK56]" office:value-type="float" office:value="0" calcext:value-type="float">
            <text:p>0.00</text:p>
          </table:table-cell>
          <table:table-cell table:formula="of:=[$'Parcel Time'.AL56]" office:value-type="float" office:value="29.1611232897422" calcext:value-type="float">
            <text:p>29.16</text:p>
          </table:table-cell>
          <table:table-cell table:formula="of:=[$'Parcel Time'.AM56]" office:value-type="float" office:value="0" calcext:value-type="float">
            <text:p>0.00</text:p>
          </table:table-cell>
          <table:table-cell table:formula="of:=[$'Parcel Time'.AN56]" office:value-type="float" office:value="0.000000000000333071282787815" calcext:value-type="float">
            <text:p>0.00</text:p>
          </table:table-cell>
          <table:table-cell table:formula="of:=[$'Parcel Time'.AV56]" office:value-type="float" office:value="0" calcext:value-type="float">
            <text:p>0.00</text:p>
          </table:table-cell>
          <table:table-cell table:formula="of:=[$'Parcel Time'.AW56]" office:value-type="float" office:value="21.9790033628128" calcext:value-type="float">
            <text:p>21.98</text:p>
          </table:table-cell>
          <table:table-cell table:formula="of:=[$'Parcel Time'.AX56]" office:value-type="float" office:value="0" calcext:value-type="float">
            <text:p>0.00</text:p>
          </table:table-cell>
          <table:table-cell table:formula="of:=[$'Parcel Time'.AY56]" office:value-type="float" office:value="6.92498593841625" calcext:value-type="float">
            <text:p>6.92</text:p>
          </table:table-cell>
          <table:table-cell table:formula="of:=[$'Parcel Time'.AZ56]" office:value-type="float" office:value="0" calcext:value-type="float">
            <text:p>0.00</text:p>
          </table:table-cell>
          <table:table-cell table:formula="of:=[$'Parcel Time'.BA56]" office:value-type="float" office:value="71.095965821376" calcext:value-type="float">
            <text:p>71.10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Parcel Time'.I57]" office:value-type="float" office:value="-0" calcext:value-type="float">
            <text:p>0.00</text:p>
          </table:table-cell>
          <table:table-cell table:formula="of:=[$'Parcel Time'.J57]" office:value-type="float" office:value="-0" calcext:value-type="float">
            <text:p>0.00</text:p>
          </table:table-cell>
          <table:table-cell table:formula="of:=[$'Parcel Time'.K57]" office:value-type="float" office:value="-0" calcext:value-type="float">
            <text:p>0.00</text:p>
          </table:table-cell>
          <table:table-cell table:formula="of:=[$'Parcel Time'.L57]" office:value-type="float" office:value="-0" calcext:value-type="float">
            <text:p>0.00</text:p>
          </table:table-cell>
          <table:table-cell table:formula="of:=[$'Parcel Time'.M57]" office:value-type="float" office:value="-0" calcext:value-type="float">
            <text:p>0.00</text:p>
          </table:table-cell>
          <table:table-cell table:formula="of:=[$'Parcel Time'.N57]" office:value-type="float" office:value="100" calcext:value-type="float">
            <text:p>100.00</text:p>
          </table:table-cell>
          <table:table-cell table:formula="of:=[$'Parcel Time'.V57]" office:value-type="float" office:value="0" calcext:value-type="float">
            <text:p>0.00</text:p>
          </table:table-cell>
          <table:table-cell table:formula="of:=[$'Parcel Time'.W57]" office:value-type="float" office:value="70.0230701700659" calcext:value-type="float">
            <text:p>70.02</text:p>
          </table:table-cell>
          <table:table-cell table:formula="of:=[$'Parcel Time'.X57]" office:value-type="float" office:value="0" calcext:value-type="float">
            <text:p>0.00</text:p>
          </table:table-cell>
          <table:table-cell table:formula="of:=[$'Parcel Time'.Y57]" office:value-type="float" office:value="29.976793722736" calcext:value-type="float">
            <text:p>29.98</text:p>
          </table:table-cell>
          <table:table-cell table:formula="of:=[$'Parcel Time'.Z57]" office:value-type="float" office:value="0" calcext:value-type="float">
            <text:p>0.00</text:p>
          </table:table-cell>
          <table:table-cell table:formula="of:=[$'Parcel Time'.AA57]" office:value-type="float" office:value="-0.000000000000255941419461968" calcext:value-type="float">
            <text:p>0.00</text:p>
          </table:table-cell>
          <table:table-cell table:formula="of:=[$'Parcel Time'.AI57]" office:value-type="float" office:value="0" calcext:value-type="float">
            <text:p>0.00</text:p>
          </table:table-cell>
          <table:table-cell table:formula="of:=[$'Parcel Time'.AJ57]" office:value-type="float" office:value="72.4465593571857" calcext:value-type="float">
            <text:p>72.45</text:p>
          </table:table-cell>
          <table:table-cell table:formula="of:=[$'Parcel Time'.AK57]" office:value-type="float" office:value="0" calcext:value-type="float">
            <text:p>0.00</text:p>
          </table:table-cell>
          <table:table-cell table:formula="of:=[$'Parcel Time'.AL57]" office:value-type="float" office:value="27.5534406428143" calcext:value-type="float">
            <text:p>27.55</text:p>
          </table:table-cell>
          <table:table-cell table:formula="of:=[$'Parcel Time'.AM57]" office:value-type="float" office:value="0" calcext:value-type="float">
            <text:p>0.00</text:p>
          </table:table-cell>
          <table:table-cell table:formula="of:=[$'Parcel Time'.AN57]" office:value-type="float" office:value="-0.000000000000181372384750288" calcext:value-type="float">
            <text:p>0.00</text:p>
          </table:table-cell>
          <table:table-cell table:formula="of:=[$'Parcel Time'.AV57]" office:value-type="float" office:value="0" calcext:value-type="float">
            <text:p>0.00</text:p>
          </table:table-cell>
          <table:table-cell table:formula="of:=[$'Parcel Time'.AW57]" office:value-type="float" office:value="74.0100379442155" calcext:value-type="float">
            <text:p>74.01</text:p>
          </table:table-cell>
          <table:table-cell table:formula="of:=[$'Parcel Time'.AX57]" office:value-type="float" office:value="0" calcext:value-type="float">
            <text:p>0.00</text:p>
          </table:table-cell>
          <table:table-cell table:formula="of:=[$'Parcel Time'.AY57]" office:value-type="float" office:value="25.989849711697" calcext:value-type="float">
            <text:p>25.99</text:p>
          </table:table-cell>
          <table:table-cell table:formula="of:=[$'Parcel Time'.AZ57]" office:value-type="float" office:value="0" calcext:value-type="float">
            <text:p>0.00</text:p>
          </table:table-cell>
          <table:table-cell table:formula="of:=[$'Parcel Time'.BA57]" office:value-type="float" office:value="-0.000000000000131742821914961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Parcel Time'.I58]" office:value-type="string" office:string-value="" calcext:value-type="error">
            <text:p>#DIV/0!</text:p>
          </table:table-cell>
          <table:table-cell table:formula="of:=[$'Parcel Time'.J58]" office:value-type="string" office:string-value="" calcext:value-type="error">
            <text:p>#DIV/0!</text:p>
          </table:table-cell>
          <table:table-cell table:formula="of:=[$'Parcel Time'.K58]" office:value-type="string" office:string-value="" calcext:value-type="error">
            <text:p>#DIV/0!</text:p>
          </table:table-cell>
          <table:table-cell table:formula="of:=[$'Parcel Time'.L58]" office:value-type="string" office:string-value="" calcext:value-type="error">
            <text:p>#DIV/0!</text:p>
          </table:table-cell>
          <table:table-cell table:formula="of:=[$'Parcel Time'.M58]" office:value-type="string" office:string-value="" calcext:value-type="error">
            <text:p>#DIV/0!</text:p>
          </table:table-cell>
          <table:table-cell table:formula="of:=[$'Parcel Time'.N58]" office:value-type="string" office:string-value="" calcext:value-type="error">
            <text:p>#DIV/0!</text:p>
          </table:table-cell>
          <table:table-cell table:formula="of:=[$'Parcel Time'.V58]" office:value-type="float" office:value="0" calcext:value-type="float">
            <text:p>0.00</text:p>
          </table:table-cell>
          <table:table-cell table:formula="of:=[$'Parcel Time'.W58]" office:value-type="float" office:value="72.5716863434839" calcext:value-type="float">
            <text:p>72.57</text:p>
          </table:table-cell>
          <table:table-cell table:formula="of:=[$'Parcel Time'.X58]" office:value-type="float" office:value="0" calcext:value-type="float">
            <text:p>0.00</text:p>
          </table:table-cell>
          <table:table-cell table:formula="of:=[$'Parcel Time'.Y58]" office:value-type="float" office:value="27.4283592222835" calcext:value-type="float">
            <text:p>27.43</text:p>
          </table:table-cell>
          <table:table-cell table:formula="of:=[$'Parcel Time'.Z58]" office:value-type="float" office:value="0" calcext:value-type="float">
            <text:p>0.00</text:p>
          </table:table-cell>
          <table:table-cell table:formula="of:=[$'Parcel Time'.AA58]" office:value-type="float" office:value="0.0000000000000284558217102655" calcext:value-type="float">
            <text:p>0.00</text:p>
          </table:table-cell>
          <table:table-cell table:formula="of:=[$'Parcel Time'.AI58]" office:value-type="float" office:value="0" calcext:value-type="float">
            <text:p>0.00</text:p>
          </table:table-cell>
          <table:table-cell table:formula="of:=[$'Parcel Time'.AJ58]" office:value-type="float" office:value="69.9370844355473" calcext:value-type="float">
            <text:p>69.94</text:p>
          </table:table-cell>
          <table:table-cell table:formula="of:=[$'Parcel Time'.AK58]" office:value-type="float" office:value="0" calcext:value-type="float">
            <text:p>0.00</text:p>
          </table:table-cell>
          <table:table-cell table:formula="of:=[$'Parcel Time'.AL58]" office:value-type="float" office:value="30.0627725745335" calcext:value-type="float">
            <text:p>30.06</text:p>
          </table:table-cell>
          <table:table-cell table:formula="of:=[$'Parcel Time'.AM58]" office:value-type="float" office:value="0" calcext:value-type="float">
            <text:p>0.00</text:p>
          </table:table-cell>
          <table:table-cell table:formula="of:=[$'Parcel Time'.AN58]" office:value-type="float" office:value="-0.0000000000000272852648888253" calcext:value-type="float">
            <text:p>0.00</text:p>
          </table:table-cell>
          <table:table-cell table:formula="of:=[$'Parcel Time'.AV58]" office:value-type="float" office:value="0" calcext:value-type="float">
            <text:p>0.00</text:p>
          </table:table-cell>
          <table:table-cell table:formula="of:=[$'Parcel Time'.AW58]" office:value-type="float" office:value="42.8387051148318" calcext:value-type="float">
            <text:p>42.84</text:p>
          </table:table-cell>
          <table:table-cell table:formula="of:=[$'Parcel Time'.AX58]" office:value-type="float" office:value="0" calcext:value-type="float">
            <text:p>0.00</text:p>
          </table:table-cell>
          <table:table-cell table:formula="of:=[$'Parcel Time'.AY58]" office:value-type="float" office:value="1.09653168387102" calcext:value-type="float">
            <text:p>1.10</text:p>
          </table:table-cell>
          <table:table-cell table:formula="of:=[$'Parcel Time'.AZ58]" office:value-type="float" office:value="0" calcext:value-type="float">
            <text:p>0.00</text:p>
          </table:table-cell>
          <table:table-cell table:formula="of:=[$'Parcel Time'.BA58]" office:value-type="float" office:value="56.0647543612838" calcext:value-type="float">
            <text:p>56.06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Parcel Time'.I59]" office:value-type="string" office:string-value="" calcext:value-type="error">
            <text:p>#DIV/0!</text:p>
          </table:table-cell>
          <table:table-cell table:formula="of:=[$'Parcel Time'.J59]" office:value-type="string" office:string-value="" calcext:value-type="error">
            <text:p>#DIV/0!</text:p>
          </table:table-cell>
          <table:table-cell table:formula="of:=[$'Parcel Time'.K59]" office:value-type="string" office:string-value="" calcext:value-type="error">
            <text:p>#DIV/0!</text:p>
          </table:table-cell>
          <table:table-cell table:formula="of:=[$'Parcel Time'.L59]" office:value-type="string" office:string-value="" calcext:value-type="error">
            <text:p>#DIV/0!</text:p>
          </table:table-cell>
          <table:table-cell table:formula="of:=[$'Parcel Time'.M59]" office:value-type="string" office:string-value="" calcext:value-type="error">
            <text:p>#DIV/0!</text:p>
          </table:table-cell>
          <table:table-cell table:formula="of:=[$'Parcel Time'.N59]" office:value-type="string" office:string-value="" calcext:value-type="error">
            <text:p>#DIV/0!</text:p>
          </table:table-cell>
          <table:table-cell table:formula="of:=[$'Parcel Time'.V59]" office:value-type="float" office:value="-0" calcext:value-type="float">
            <text:p>0.00</text:p>
          </table:table-cell>
          <table:table-cell table:formula="of:=[$'Parcel Time'.W59]" office:value-type="float" office:value="-0" calcext:value-type="float">
            <text:p>0.00</text:p>
          </table:table-cell>
          <table:table-cell table:formula="of:=[$'Parcel Time'.X59]" office:value-type="float" office:value="-0" calcext:value-type="float">
            <text:p>0.00</text:p>
          </table:table-cell>
          <table:table-cell table:formula="of:=[$'Parcel Time'.Y59]" office:value-type="float" office:value="-0" calcext:value-type="float">
            <text:p>0.00</text:p>
          </table:table-cell>
          <table:table-cell table:formula="of:=[$'Parcel Time'.Z59]" office:value-type="float" office:value="-0" calcext:value-type="float">
            <text:p>0.00</text:p>
          </table:table-cell>
          <table:table-cell table:formula="of:=[$'Parcel Time'.AA59]" office:value-type="float" office:value="100" calcext:value-type="float">
            <text:p>100.00</text:p>
          </table:table-cell>
          <table:table-cell table:formula="of:=[$'Parcel Time'.AI59]" office:value-type="float" office:value="0" calcext:value-type="float">
            <text:p>0.00</text:p>
          </table:table-cell>
          <table:table-cell table:formula="of:=[$'Parcel Time'.AJ59]" office:value-type="float" office:value="71.2934311731942" calcext:value-type="float">
            <text:p>71.29</text:p>
          </table:table-cell>
          <table:table-cell table:formula="of:=[$'Parcel Time'.AK59]" office:value-type="float" office:value="0" calcext:value-type="float">
            <text:p>0.00</text:p>
          </table:table-cell>
          <table:table-cell table:formula="of:=[$'Parcel Time'.AL59]" office:value-type="float" office:value="28.7061267792414" calcext:value-type="float">
            <text:p>28.71</text:p>
          </table:table-cell>
          <table:table-cell table:formula="of:=[$'Parcel Time'.AM59]" office:value-type="float" office:value="0" calcext:value-type="float">
            <text:p>0.00</text:p>
          </table:table-cell>
          <table:table-cell table:formula="of:=[$'Parcel Time'.AN59]" office:value-type="float" office:value="-0.00000000000015796680222792" calcext:value-type="float">
            <text:p>0.00</text:p>
          </table:table-cell>
          <table:table-cell table:formula="of:=[$'Parcel Time'.AV59]" office:value-type="float" office:value="0" calcext:value-type="float">
            <text:p>0.00</text:p>
          </table:table-cell>
          <table:table-cell table:formula="of:=[$'Parcel Time'.AW59]" office:value-type="float" office:value="29.3806573058106" calcext:value-type="float">
            <text:p>29.38</text:p>
          </table:table-cell>
          <table:table-cell table:formula="of:=[$'Parcel Time'.AX59]" office:value-type="float" office:value="0" calcext:value-type="float">
            <text:p>0.00</text:p>
          </table:table-cell>
          <table:table-cell table:formula="of:=[$'Parcel Time'.AY59]" office:value-type="float" office:value="8.68122353302216" calcext:value-type="float">
            <text:p>8.68</text:p>
          </table:table-cell>
          <table:table-cell table:formula="of:=[$'Parcel Time'.AZ59]" office:value-type="float" office:value="0" calcext:value-type="float">
            <text:p>0.00</text:p>
          </table:table-cell>
          <table:table-cell table:formula="of:=[$'Parcel Time'.BA59]" office:value-type="float" office:value="61.9381054610169" calcext:value-type="float">
            <text:p>61.94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Parcel Time'.I60]" office:value-type="float" office:value="0" calcext:value-type="float">
            <text:p>0.00</text:p>
          </table:table-cell>
          <table:table-cell table:formula="of:=[$'Parcel Time'.J60]" office:value-type="float" office:value="58.5659031786452" calcext:value-type="float">
            <text:p>58.57</text:p>
          </table:table-cell>
          <table:table-cell table:formula="of:=[$'Parcel Time'.K60]" office:value-type="float" office:value="0" calcext:value-type="float">
            <text:p>0.00</text:p>
          </table:table-cell>
          <table:table-cell table:formula="of:=[$'Parcel Time'.L60]" office:value-type="float" office:value="41.4340968213548" calcext:value-type="float">
            <text:p>41.43</text:p>
          </table:table-cell>
          <table:table-cell table:formula="of:=[$'Parcel Time'.M60]" office:value-type="float" office:value="0" calcext:value-type="float">
            <text:p>0.00</text:p>
          </table:table-cell>
          <table:table-cell table:formula="of:=[$'Parcel Time'.N60]" office:value-type="float" office:value="0" calcext:value-type="float">
            <text:p>0.00</text:p>
          </table:table-cell>
          <table:table-cell table:formula="of:=[$'Parcel Time'.V60]" office:value-type="float" office:value="0" calcext:value-type="float">
            <text:p>0.00</text:p>
          </table:table-cell>
          <table:table-cell table:formula="of:=[$'Parcel Time'.W60]" office:value-type="float" office:value="65.7623699575234" calcext:value-type="float">
            <text:p>65.76</text:p>
          </table:table-cell>
          <table:table-cell table:formula="of:=[$'Parcel Time'.X60]" office:value-type="float" office:value="0" calcext:value-type="float">
            <text:p>0.00</text:p>
          </table:table-cell>
          <table:table-cell table:formula="of:=[$'Parcel Time'.Y60]" office:value-type="float" office:value="34.2379939794428" calcext:value-type="float">
            <text:p>34.24</text:p>
          </table:table-cell>
          <table:table-cell table:formula="of:=[$'Parcel Time'.Z60]" office:value-type="float" office:value="0" calcext:value-type="float">
            <text:p>0.00</text:p>
          </table:table-cell>
          <table:table-cell table:formula="of:=[$'Parcel Time'.AA60]" office:value-type="float" office:value="0" calcext:value-type="float">
            <text:p>0.00</text:p>
          </table:table-cell>
          <table:table-cell table:formula="of:=[$'Parcel Time'.AI60]" office:value-type="float" office:value="0" calcext:value-type="float">
            <text:p>0.00</text:p>
          </table:table-cell>
          <table:table-cell table:formula="of:=[$'Parcel Time'.AJ60]" office:value-type="float" office:value="22.4164878910062" calcext:value-type="float">
            <text:p>22.42</text:p>
          </table:table-cell>
          <table:table-cell table:formula="of:=[$'Parcel Time'.AK60]" office:value-type="float" office:value="0" calcext:value-type="float">
            <text:p>0.00</text:p>
          </table:table-cell>
          <table:table-cell table:formula="of:=[$'Parcel Time'.AL60]" office:value-type="float" office:value="5.48812160937693" calcext:value-type="float">
            <text:p>5.49</text:p>
          </table:table-cell>
          <table:table-cell table:formula="of:=[$'Parcel Time'.AM60]" office:value-type="float" office:value="0" calcext:value-type="float">
            <text:p>0.00</text:p>
          </table:table-cell>
          <table:table-cell table:formula="of:=[$'Parcel Time'.AN60]" office:value-type="float" office:value="72.0953904996168" calcext:value-type="float">
            <text:p>72.10</text:p>
          </table:table-cell>
          <table:table-cell table:formula="of:=[$'Parcel Time'.AV60]" office:value-type="float" office:value="0" calcext:value-type="float">
            <text:p>0.00</text:p>
          </table:table-cell>
          <table:table-cell table:formula="of:=[$'Parcel Time'.AW60]" office:value-type="float" office:value="30.437106891972" calcext:value-type="float">
            <text:p>30.44</text:p>
          </table:table-cell>
          <table:table-cell table:formula="of:=[$'Parcel Time'.AX60]" office:value-type="float" office:value="0" calcext:value-type="float">
            <text:p>0.00</text:p>
          </table:table-cell>
          <table:table-cell table:formula="of:=[$'Parcel Time'.AY60]" office:value-type="float" office:value="7.25275734965091" calcext:value-type="float">
            <text:p>7.25</text:p>
          </table:table-cell>
          <table:table-cell table:formula="of:=[$'Parcel Time'.AZ60]" office:value-type="float" office:value="0" calcext:value-type="float">
            <text:p>0.00</text:p>
          </table:table-cell>
          <table:table-cell table:formula="of:=[$'Parcel Time'.BA60]" office:value-type="float" office:value="62.3100760948554" calcext:value-type="float">
            <text:p>62.31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Parcel Time'.I61]" office:value-type="float" office:value="0" calcext:value-type="float">
            <text:p>0.00</text:p>
          </table:table-cell>
          <table:table-cell table:formula="of:=[$'Parcel Time'.J61]" office:value-type="float" office:value="74.2496719413878" calcext:value-type="float">
            <text:p>74.25</text:p>
          </table:table-cell>
          <table:table-cell table:formula="of:=[$'Parcel Time'.K61]" office:value-type="float" office:value="0" calcext:value-type="float">
            <text:p>0.00</text:p>
          </table:table-cell>
          <table:table-cell table:formula="of:=[$'Parcel Time'.L61]" office:value-type="float" office:value="25.7501923570146" calcext:value-type="float">
            <text:p>25.75</text:p>
          </table:table-cell>
          <table:table-cell table:formula="of:=[$'Parcel Time'.M61]" office:value-type="float" office:value="0" calcext:value-type="float">
            <text:p>0.00</text:p>
          </table:table-cell>
          <table:table-cell table:formula="of:=[$'Parcel Time'.N61]" office:value-type="float" office:value="0.0000000000000659133870983063" calcext:value-type="float">
            <text:p>0.00</text:p>
          </table:table-cell>
          <table:table-cell table:formula="of:=[$'Parcel Time'.V61]" office:value-type="float" office:value="0" calcext:value-type="float">
            <text:p>0.00</text:p>
          </table:table-cell>
          <table:table-cell table:formula="of:=[$'Parcel Time'.W61]" office:value-type="float" office:value="84.8897489189899" calcext:value-type="float">
            <text:p>84.89</text:p>
          </table:table-cell>
          <table:table-cell table:formula="of:=[$'Parcel Time'.X61]" office:value-type="float" office:value="0" calcext:value-type="float">
            <text:p>0.00</text:p>
          </table:table-cell>
          <table:table-cell table:formula="of:=[$'Parcel Time'.Y61]" office:value-type="float" office:value="15.1107288755106" calcext:value-type="float">
            <text:p>15.11</text:p>
          </table:table-cell>
          <table:table-cell table:formula="of:=[$'Parcel Time'.Z61]" office:value-type="float" office:value="0" calcext:value-type="float">
            <text:p>0.00</text:p>
          </table:table-cell>
          <table:table-cell table:formula="of:=[$'Parcel Time'.AA61]" office:value-type="float" office:value="-0.000000000000299487963560206" calcext:value-type="float">
            <text:p>0.00</text:p>
          </table:table-cell>
          <table:table-cell table:formula="of:=[$'Parcel Time'.AI61]" office:value-type="float" office:value="0" calcext:value-type="float">
            <text:p>0.00</text:p>
          </table:table-cell>
          <table:table-cell table:formula="of:=[$'Parcel Time'.AJ61]" office:value-type="float" office:value="92.9081906719294" calcext:value-type="float">
            <text:p>92.91</text:p>
          </table:table-cell>
          <table:table-cell table:formula="of:=[$'Parcel Time'.AK61]" office:value-type="float" office:value="0" calcext:value-type="float">
            <text:p>0.00</text:p>
          </table:table-cell>
          <table:table-cell table:formula="of:=[$'Parcel Time'.AL61]" office:value-type="float" office:value="7.09198449214097" calcext:value-type="float">
            <text:p>7.09</text:p>
          </table:table-cell>
          <table:table-cell table:formula="of:=[$'Parcel Time'.AM61]" office:value-type="float" office:value="0" calcext:value-type="float">
            <text:p>0.00</text:p>
          </table:table-cell>
          <table:table-cell table:formula="of:=[$'Parcel Time'.AN61]" office:value-type="float" office:value="-0.000000000000420543826050401" calcext:value-type="float">
            <text:p>0.00</text:p>
          </table:table-cell>
          <table:table-cell table:formula="of:=[$'Parcel Time'.AV61]" office:value-type="float" office:value="0" calcext:value-type="float">
            <text:p>0.00</text:p>
          </table:table-cell>
          <table:table-cell table:formula="of:=[$'Parcel Time'.AW61]" office:value-type="float" office:value="33.1068485912883" calcext:value-type="float">
            <text:p>33.11</text:p>
          </table:table-cell>
          <table:table-cell table:formula="of:=[$'Parcel Time'.AX61]" office:value-type="float" office:value="0" calcext:value-type="float">
            <text:p>0.00</text:p>
          </table:table-cell>
          <table:table-cell table:formula="of:=[$'Parcel Time'.AY61]" office:value-type="float" office:value="1.63714637312159" calcext:value-type="float">
            <text:p>1.64</text:p>
          </table:table-cell>
          <table:table-cell table:formula="of:=[$'Parcel Time'.AZ61]" office:value-type="float" office:value="0" calcext:value-type="float">
            <text:p>0.00</text:p>
          </table:table-cell>
          <table:table-cell table:formula="of:=[$'Parcel Time'.BA61]" office:value-type="float" office:value="65.2559106856678" calcext:value-type="float">
            <text:p>65.26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Parcel Time'.I62]" office:value-type="float" office:value="-0" calcext:value-type="float">
            <text:p>0.00</text:p>
          </table:table-cell>
          <table:table-cell table:formula="of:=[$'Parcel Time'.J62]" office:value-type="float" office:value="-0" calcext:value-type="float">
            <text:p>0.00</text:p>
          </table:table-cell>
          <table:table-cell table:formula="of:=[$'Parcel Time'.K62]" office:value-type="float" office:value="-0" calcext:value-type="float">
            <text:p>0.00</text:p>
          </table:table-cell>
          <table:table-cell table:formula="of:=[$'Parcel Time'.L62]" office:value-type="float" office:value="-0" calcext:value-type="float">
            <text:p>0.00</text:p>
          </table:table-cell>
          <table:table-cell table:formula="of:=[$'Parcel Time'.M62]" office:value-type="float" office:value="-0" calcext:value-type="float">
            <text:p>0.00</text:p>
          </table:table-cell>
          <table:table-cell table:formula="of:=[$'Parcel Time'.N62]" office:value-type="float" office:value="100" calcext:value-type="float">
            <text:p>100.00</text:p>
          </table:table-cell>
          <table:table-cell table:formula="of:=[$'Parcel Time'.V62]" office:value-type="float" office:value="0" calcext:value-type="float">
            <text:p>0.00</text:p>
          </table:table-cell>
          <table:table-cell table:formula="of:=[$'Parcel Time'.W62]" office:value-type="float" office:value="16.3516759362992" calcext:value-type="float">
            <text:p>16.35</text:p>
          </table:table-cell>
          <table:table-cell table:formula="of:=[$'Parcel Time'.X62]" office:value-type="float" office:value="0" calcext:value-type="float">
            <text:p>0.00</text:p>
          </table:table-cell>
          <table:table-cell table:formula="of:=[$'Parcel Time'.Y62]" office:value-type="float" office:value="9.13516206941507" calcext:value-type="float">
            <text:p>9.14</text:p>
          </table:table-cell>
          <table:table-cell table:formula="of:=[$'Parcel Time'.Z62]" office:value-type="float" office:value="0" calcext:value-type="float">
            <text:p>0.00</text:p>
          </table:table-cell>
          <table:table-cell table:formula="of:=[$'Parcel Time'.AA62]" office:value-type="float" office:value="74.5131509458561" calcext:value-type="float">
            <text:p>74.51</text:p>
          </table:table-cell>
          <table:table-cell table:formula="of:=[$'Parcel Time'.AI62]" office:value-type="float" office:value="0" calcext:value-type="float">
            <text:p>0.00</text:p>
          </table:table-cell>
          <table:table-cell table:formula="of:=[$'Parcel Time'.AJ62]" office:value-type="float" office:value="17.2210166217718" calcext:value-type="float">
            <text:p>17.22</text:p>
          </table:table-cell>
          <table:table-cell table:formula="of:=[$'Parcel Time'.AK62]" office:value-type="float" office:value="0" calcext:value-type="float">
            <text:p>0.00</text:p>
          </table:table-cell>
          <table:table-cell table:formula="of:=[$'Parcel Time'.AL62]" office:value-type="float" office:value="9.62083510294793" calcext:value-type="float">
            <text:p>9.62</text:p>
          </table:table-cell>
          <table:table-cell table:formula="of:=[$'Parcel Time'.AM62]" office:value-type="float" office:value="0" calcext:value-type="float">
            <text:p>0.00</text:p>
          </table:table-cell>
          <table:table-cell table:formula="of:=[$'Parcel Time'.AN62]" office:value-type="float" office:value="73.1581366394582" calcext:value-type="float">
            <text:p>73.16</text:p>
          </table:table-cell>
          <table:table-cell table:formula="of:=[$'Parcel Time'.AV62]" office:value-type="float" office:value="0" calcext:value-type="float">
            <text:p>0.00</text:p>
          </table:table-cell>
          <table:table-cell table:formula="of:=[$'Parcel Time'.AW62]" office:value-type="float" office:value="60.5320077920333" calcext:value-type="float">
            <text:p>60.53</text:p>
          </table:table-cell>
          <table:table-cell table:formula="of:=[$'Parcel Time'.AX62]" office:value-type="float" office:value="0" calcext:value-type="float">
            <text:p>0.00</text:p>
          </table:table-cell>
          <table:table-cell table:formula="of:=[$'Parcel Time'.AY62]" office:value-type="float" office:value="39.4679922079667" calcext:value-type="float">
            <text:p>39.47</text:p>
          </table:table-cell>
          <table:table-cell table:formula="of:=[$'Parcel Time'.AZ62]" office:value-type="float" office:value="0" calcext:value-type="float">
            <text:p>0.00</text:p>
          </table:table-cell>
          <table:table-cell table:formula="of:=[$'Parcel Time'.BA62]" office:value-type="float" office:value="-0.0000000000000680513199435749" calcext:value-type="float">
            <text:p>0.00</text:p>
          </table:table-cell>
        </table:table-row>
        <table:table-row table:style-name="ro2">
          <table:table-cell table:style-name="ce49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7" table:formula="of:=AVERAGE([.B4:.B13])" office:value-type="string" office:string-value="" calcext:value-type="error">
            <text:p>#DIV/0!</text:p>
          </table:table-cell>
          <table:table-cell table:style-name="ce37" table:formula="of:=AVERAGE([.C4:.C13])" office:value-type="string" office:string-value="" calcext:value-type="error">
            <text:p>#DIV/0!</text:p>
          </table:table-cell>
          <table:table-cell table:style-name="ce37" table:formula="of:=AVERAGE([.D4:.D13])" office:value-type="string" office:string-value="" calcext:value-type="error">
            <text:p>#DIV/0!</text:p>
          </table:table-cell>
          <table:table-cell table:style-name="ce37" table:formula="of:=AVERAGE([.E4:.E13])" office:value-type="string" office:string-value="" calcext:value-type="error">
            <text:p>#DIV/0!</text:p>
          </table:table-cell>
          <table:table-cell table:style-name="ce37" table:formula="of:=AVERAGE([.F4:.F13])" office:value-type="string" office:string-value="" calcext:value-type="error">
            <text:p>#DIV/0!</text:p>
          </table:table-cell>
          <table:table-cell table:style-name="ce37" table:formula="of:=AVERAGE([.G4:.G13])" office:value-type="string" office:string-value="" calcext:value-type="error">
            <text:p>#DIV/0!</text:p>
          </table:table-cell>
          <table:table-cell table:style-name="ce37" table:formula="of:=AVERAGE([.H4:.H13])" office:value-type="string" office:string-value="" calcext:value-type="error">
            <text:p>#DIV/0!</text:p>
          </table:table-cell>
          <table:table-cell table:style-name="ce37" table:formula="of:=AVERAGE([.I4:.I13])" office:value-type="string" office:string-value="" calcext:value-type="error">
            <text:p>#DIV/0!</text:p>
          </table:table-cell>
          <table:table-cell table:style-name="ce37" table:formula="of:=AVERAGE([.J4:.J13])" office:value-type="string" office:string-value="" calcext:value-type="error">
            <text:p>#DIV/0!</text:p>
          </table:table-cell>
          <table:table-cell table:style-name="ce37" table:formula="of:=AVERAGE([.K4:.K13])" office:value-type="string" office:string-value="" calcext:value-type="error">
            <text:p>#DIV/0!</text:p>
          </table:table-cell>
          <table:table-cell table:style-name="ce37" table:formula="of:=AVERAGE([.L4:.L13])" office:value-type="string" office:string-value="" calcext:value-type="error">
            <text:p>#DIV/0!</text:p>
          </table:table-cell>
          <table:table-cell table:style-name="ce37" table:formula="of:=AVERAGE([.M4:.M13])" office:value-type="string" office:string-value="" calcext:value-type="error">
            <text:p>#DIV/0!</text:p>
          </table:table-cell>
          <table:table-cell table:style-name="ce37" table:formula="of:=AVERAGE([.N4:.N13])" office:value-type="float" office:value="0" calcext:value-type="float">
            <text:p>0.00</text:p>
          </table:table-cell>
          <table:table-cell table:style-name="ce37" table:formula="of:=AVERAGE([.O4:.O13])" office:value-type="float" office:value="45.1039617294887" calcext:value-type="float">
            <text:p>45.10</text:p>
          </table:table-cell>
          <table:table-cell table:style-name="ce37" table:formula="of:=AVERAGE([.P4:.P13])" office:value-type="float" office:value="0" calcext:value-type="float">
            <text:p>0.00</text:p>
          </table:table-cell>
          <table:table-cell table:style-name="ce37" table:formula="of:=AVERAGE([.Q4:.Q13])" office:value-type="float" office:value="19.3388114130849" calcext:value-type="float">
            <text:p>19.34</text:p>
          </table:table-cell>
          <table:table-cell table:style-name="ce37" table:formula="of:=AVERAGE([.R4:.R13])" office:value-type="float" office:value="0" calcext:value-type="float">
            <text:p>0.00</text:p>
          </table:table-cell>
          <table:table-cell table:style-name="ce37" table:formula="of:=AVERAGE([.S4:.S13])" office:value-type="float" office:value="35.5572682400439" calcext:value-type="float">
            <text:p>35.56</text:p>
          </table:table-cell>
          <table:table-cell table:style-name="ce37" table:formula="of:=AVERAGE([.T4:.T13])" office:value-type="float" office:value="0" calcext:value-type="float">
            <text:p>0.00</text:p>
          </table:table-cell>
          <table:table-cell table:style-name="ce37" table:formula="of:=AVERAGE([.U4:.U13])" office:value-type="float" office:value="52.797159573926" calcext:value-type="float">
            <text:p>52.80</text:p>
          </table:table-cell>
          <table:table-cell table:style-name="ce37" table:formula="of:=AVERAGE([.V4:.V13])" office:value-type="float" office:value="0" calcext:value-type="float">
            <text:p>0.00</text:p>
          </table:table-cell>
          <table:table-cell table:style-name="ce37" table:formula="of:=AVERAGE([.W4:.W13])" office:value-type="float" office:value="19.5029473825034" calcext:value-type="float">
            <text:p>19.50</text:p>
          </table:table-cell>
          <table:table-cell table:style-name="ce37" table:formula="of:=AVERAGE([.X4:.X13])" office:value-type="float" office:value="0" calcext:value-type="float">
            <text:p>0.00</text:p>
          </table:table-cell>
          <table:table-cell table:style-name="ce37" table:formula="of:=AVERAGE([.Y4:.Y13])" office:value-type="float" office:value="27.6999725980508" calcext:value-type="float">
            <text:p>27.70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7" table:formula="of:=AVERAGE([.B14:.B23])" office:value-type="string" office:string-value="" calcext:value-type="error">
            <text:p>#DIV/0!</text:p>
          </table:table-cell>
          <table:table-cell table:style-name="ce37" table:formula="of:=AVERAGE([.C14:.C23])" office:value-type="string" office:string-value="" calcext:value-type="error">
            <text:p>#DIV/0!</text:p>
          </table:table-cell>
          <table:table-cell table:style-name="ce37" table:formula="of:=AVERAGE([.D14:.D23])" office:value-type="string" office:string-value="" calcext:value-type="error">
            <text:p>#DIV/0!</text:p>
          </table:table-cell>
          <table:table-cell table:style-name="ce37" table:formula="of:=AVERAGE([.E14:.E23])" office:value-type="string" office:string-value="" calcext:value-type="error">
            <text:p>#DIV/0!</text:p>
          </table:table-cell>
          <table:table-cell table:style-name="ce37" table:formula="of:=AVERAGE([.F14:.F23])" office:value-type="string" office:string-value="" calcext:value-type="error">
            <text:p>#DIV/0!</text:p>
          </table:table-cell>
          <table:table-cell table:style-name="ce37" table:formula="of:=AVERAGE([.G14:.G23])" office:value-type="string" office:string-value="" calcext:value-type="error">
            <text:p>#DIV/0!</text:p>
          </table:table-cell>
          <table:table-cell table:style-name="ce37" table:formula="of:=AVERAGE([.H14:.H23])" office:value-type="float" office:value="0" calcext:value-type="float">
            <text:p>0.00</text:p>
          </table:table-cell>
          <table:table-cell table:style-name="ce37" table:formula="of:=AVERAGE([.I14:.I23])" office:value-type="float" office:value="50.6489672664031" calcext:value-type="float">
            <text:p>50.65</text:p>
          </table:table-cell>
          <table:table-cell table:style-name="ce37" table:formula="of:=AVERAGE([.J14:.J23])" office:value-type="float" office:value="0" calcext:value-type="float">
            <text:p>0.00</text:p>
          </table:table-cell>
          <table:table-cell table:style-name="ce37" table:formula="of:=AVERAGE([.K14:.K23])" office:value-type="float" office:value="29.3509706270437" calcext:value-type="float">
            <text:p>29.35</text:p>
          </table:table-cell>
          <table:table-cell table:style-name="ce37" table:formula="of:=AVERAGE([.L14:.L23])" office:value-type="float" office:value="0" calcext:value-type="float">
            <text:p>0.00</text:p>
          </table:table-cell>
          <table:table-cell table:style-name="ce37" table:formula="of:=AVERAGE([.M14:.M23])" office:value-type="float" office:value="19.9999999999998" calcext:value-type="float">
            <text:p>20.00</text:p>
          </table:table-cell>
          <table:table-cell table:style-name="ce37" table:formula="of:=AVERAGE([.N14:.N23])" office:value-type="float" office:value="0" calcext:value-type="float">
            <text:p>0.00</text:p>
          </table:table-cell>
          <table:table-cell table:style-name="ce37" table:formula="of:=AVERAGE([.O14:.O23])" office:value-type="float" office:value="55.8380239225929" calcext:value-type="float">
            <text:p>55.84</text:p>
          </table:table-cell>
          <table:table-cell table:style-name="ce37" table:formula="of:=AVERAGE([.P14:.P23])" office:value-type="float" office:value="0" calcext:value-type="float">
            <text:p>0.00</text:p>
          </table:table-cell>
          <table:table-cell table:style-name="ce37" table:formula="of:=AVERAGE([.Q14:.Q23])" office:value-type="float" office:value="27.9321082105293" calcext:value-type="float">
            <text:p>27.93</text:p>
          </table:table-cell>
          <table:table-cell table:style-name="ce37" table:formula="of:=AVERAGE([.R14:.R23])" office:value-type="float" office:value="0" calcext:value-type="float">
            <text:p>0.00</text:p>
          </table:table-cell>
          <table:table-cell table:style-name="ce37" table:formula="of:=AVERAGE([.S14:.S23])" office:value-type="float" office:value="16.2299151065508" calcext:value-type="float">
            <text:p>16.23</text:p>
          </table:table-cell>
          <table:table-cell table:style-name="ce37" table:formula="of:=AVERAGE([.T14:.T23])" office:value-type="float" office:value="0" calcext:value-type="float">
            <text:p>0.00</text:p>
          </table:table-cell>
          <table:table-cell table:style-name="ce37" table:formula="of:=AVERAGE([.U14:.U23])" office:value-type="float" office:value="37.7529178529415" calcext:value-type="float">
            <text:p>37.75</text:p>
          </table:table-cell>
          <table:table-cell table:style-name="ce37" table:formula="of:=AVERAGE([.V14:.V23])" office:value-type="float" office:value="0" calcext:value-type="float">
            <text:p>0.00</text:p>
          </table:table-cell>
          <table:table-cell table:style-name="ce37" table:formula="of:=AVERAGE([.W14:.W23])" office:value-type="float" office:value="14.1760474424057" calcext:value-type="float">
            <text:p>14.18</text:p>
          </table:table-cell>
          <table:table-cell table:style-name="ce37" table:formula="of:=AVERAGE([.X14:.X23])" office:value-type="float" office:value="0" calcext:value-type="float">
            <text:p>0.00</text:p>
          </table:table-cell>
          <table:table-cell table:style-name="ce37" table:formula="of:=AVERAGE([.Y14:.Y23])" office:value-type="float" office:value="48.0709951055755" calcext:value-type="float">
            <text:p>48.07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7" table:formula="of:=AVERAGE([.B24:.B33])" office:value-type="string" office:string-value="" calcext:value-type="error">
            <text:p>#DIV/0!</text:p>
          </table:table-cell>
          <table:table-cell table:style-name="ce37" table:formula="of:=AVERAGE([.C24:.C33])" office:value-type="string" office:string-value="" calcext:value-type="error">
            <text:p>#DIV/0!</text:p>
          </table:table-cell>
          <table:table-cell table:style-name="ce37" table:formula="of:=AVERAGE([.D24:.D33])" office:value-type="string" office:string-value="" calcext:value-type="error">
            <text:p>#DIV/0!</text:p>
          </table:table-cell>
          <table:table-cell table:style-name="ce37" table:formula="of:=AVERAGE([.E24:.E33])" office:value-type="string" office:string-value="" calcext:value-type="error">
            <text:p>#DIV/0!</text:p>
          </table:table-cell>
          <table:table-cell table:style-name="ce37" table:formula="of:=AVERAGE([.F24:.F33])" office:value-type="string" office:string-value="" calcext:value-type="error">
            <text:p>#DIV/0!</text:p>
          </table:table-cell>
          <table:table-cell table:style-name="ce37" table:formula="of:=AVERAGE([.G24:.G33])" office:value-type="string" office:string-value="" calcext:value-type="error">
            <text:p>#DIV/0!</text:p>
          </table:table-cell>
          <table:table-cell table:style-name="ce37" table:formula="of:=AVERAGE([.H24:.H33])" office:value-type="string" office:string-value="" calcext:value-type="error">
            <text:p>#DIV/0!</text:p>
          </table:table-cell>
          <table:table-cell table:style-name="ce37" table:formula="of:=AVERAGE([.I24:.I33])" office:value-type="string" office:string-value="" calcext:value-type="error">
            <text:p>#DIV/0!</text:p>
          </table:table-cell>
          <table:table-cell table:style-name="ce37" table:formula="of:=AVERAGE([.J24:.J33])" office:value-type="string" office:string-value="" calcext:value-type="error">
            <text:p>#DIV/0!</text:p>
          </table:table-cell>
          <table:table-cell table:style-name="ce37" table:formula="of:=AVERAGE([.K24:.K33])" office:value-type="string" office:string-value="" calcext:value-type="error">
            <text:p>#DIV/0!</text:p>
          </table:table-cell>
          <table:table-cell table:style-name="ce37" table:formula="of:=AVERAGE([.L24:.L33])" office:value-type="string" office:string-value="" calcext:value-type="error">
            <text:p>#DIV/0!</text:p>
          </table:table-cell>
          <table:table-cell table:style-name="ce37" table:formula="of:=AVERAGE([.M24:.M33])" office:value-type="string" office:string-value="" calcext:value-type="error">
            <text:p>#DIV/0!</text:p>
          </table:table-cell>
          <table:table-cell table:style-name="ce37" table:formula="of:=AVERAGE([.N24:.N33])" office:value-type="float" office:value="0" calcext:value-type="float">
            <text:p>0.00</text:p>
          </table:table-cell>
          <table:table-cell table:style-name="ce37" table:formula="of:=AVERAGE([.O24:.O33])" office:value-type="float" office:value="53.1038832305895" calcext:value-type="float">
            <text:p>53.10</text:p>
          </table:table-cell>
          <table:table-cell table:style-name="ce37" table:formula="of:=AVERAGE([.P24:.P33])" office:value-type="float" office:value="0" calcext:value-type="float">
            <text:p>0.00</text:p>
          </table:table-cell>
          <table:table-cell table:style-name="ce37" table:formula="of:=AVERAGE([.Q24:.Q33])" office:value-type="float" office:value="21.210571050567" calcext:value-type="float">
            <text:p>21.21</text:p>
          </table:table-cell>
          <table:table-cell table:style-name="ce37" table:formula="of:=AVERAGE([.R24:.R33])" office:value-type="float" office:value="0" calcext:value-type="float">
            <text:p>0.00</text:p>
          </table:table-cell>
          <table:table-cell table:style-name="ce37" table:formula="of:=AVERAGE([.S24:.S33])" office:value-type="float" office:value="25.6854133666403" calcext:value-type="float">
            <text:p>25.69</text:p>
          </table:table-cell>
          <table:table-cell table:style-name="ce37" table:formula="of:=AVERAGE([.T24:.T33])" office:value-type="float" office:value="0" calcext:value-type="float">
            <text:p>0.00</text:p>
          </table:table-cell>
          <table:table-cell table:style-name="ce37" table:formula="of:=AVERAGE([.U24:.U33])" office:value-type="float" office:value="61.4597789133051" calcext:value-type="float">
            <text:p>61.46</text:p>
          </table:table-cell>
          <table:table-cell table:style-name="ce37" table:formula="of:=AVERAGE([.V24:.V33])" office:value-type="float" office:value="0" calcext:value-type="float">
            <text:p>0.00</text:p>
          </table:table-cell>
          <table:table-cell table:style-name="ce37" table:formula="of:=AVERAGE([.W24:.W33])" office:value-type="float" office:value="17.84138691487" calcext:value-type="float">
            <text:p>17.84</text:p>
          </table:table-cell>
          <table:table-cell table:style-name="ce37" table:formula="of:=AVERAGE([.X24:.X33])" office:value-type="float" office:value="0" calcext:value-type="float">
            <text:p>0.00</text:p>
          </table:table-cell>
          <table:table-cell table:style-name="ce37" table:formula="of:=AVERAGE([.Y24:.Y33])" office:value-type="float" office:value="20.6988930941065" calcext:value-type="float">
            <text:p>20.70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table:formula="of:=AVERAGE([.B34:.B43])" office:value-type="string" office:string-value="" calcext:value-type="error">
            <text:p>#DIV/0!</text:p>
          </table:table-cell>
          <table:table-cell table:style-name="ce37" table:formula="of:=AVERAGE([.C34:.C43])" office:value-type="string" office:string-value="" calcext:value-type="error">
            <text:p>#DIV/0!</text:p>
          </table:table-cell>
          <table:table-cell table:style-name="ce37" table:formula="of:=AVERAGE([.D34:.D43])" office:value-type="string" office:string-value="" calcext:value-type="error">
            <text:p>#DIV/0!</text:p>
          </table:table-cell>
          <table:table-cell table:style-name="ce37" table:formula="of:=AVERAGE([.E34:.E43])" office:value-type="string" office:string-value="" calcext:value-type="error">
            <text:p>#DIV/0!</text:p>
          </table:table-cell>
          <table:table-cell table:style-name="ce37" table:formula="of:=AVERAGE([.F34:.F43])" office:value-type="string" office:string-value="" calcext:value-type="error">
            <text:p>#DIV/0!</text:p>
          </table:table-cell>
          <table:table-cell table:style-name="ce37" table:formula="of:=AVERAGE([.G34:.G43])" office:value-type="string" office:string-value="" calcext:value-type="error">
            <text:p>#DIV/0!</text:p>
          </table:table-cell>
          <table:table-cell table:style-name="ce37" table:formula="of:=AVERAGE([.H34:.H43])" office:value-type="string" office:string-value="" calcext:value-type="error">
            <text:p>#DIV/0!</text:p>
          </table:table-cell>
          <table:table-cell table:style-name="ce37" table:formula="of:=AVERAGE([.I34:.I43])" office:value-type="string" office:string-value="" calcext:value-type="error">
            <text:p>#DIV/0!</text:p>
          </table:table-cell>
          <table:table-cell table:style-name="ce37" table:formula="of:=AVERAGE([.J34:.J43])" office:value-type="string" office:string-value="" calcext:value-type="error">
            <text:p>#DIV/0!</text:p>
          </table:table-cell>
          <table:table-cell table:style-name="ce37" table:formula="of:=AVERAGE([.K34:.K43])" office:value-type="string" office:string-value="" calcext:value-type="error">
            <text:p>#DIV/0!</text:p>
          </table:table-cell>
          <table:table-cell table:style-name="ce37" table:formula="of:=AVERAGE([.L34:.L43])" office:value-type="string" office:string-value="" calcext:value-type="error">
            <text:p>#DIV/0!</text:p>
          </table:table-cell>
          <table:table-cell table:style-name="ce37" table:formula="of:=AVERAGE([.M34:.M43])" office:value-type="string" office:string-value="" calcext:value-type="error">
            <text:p>#DIV/0!</text:p>
          </table:table-cell>
          <table:table-cell table:style-name="ce37" table:formula="of:=AVERAGE([.N34:.N43])" office:value-type="float" office:value="0" calcext:value-type="float">
            <text:p>0.00</text:p>
          </table:table-cell>
          <table:table-cell table:style-name="ce37" table:formula="of:=AVERAGE([.O34:.O43])" office:value-type="float" office:value="62.3340037235835" calcext:value-type="float">
            <text:p>62.33</text:p>
          </table:table-cell>
          <table:table-cell table:style-name="ce37" table:formula="of:=AVERAGE([.P34:.P43])" office:value-type="float" office:value="0" calcext:value-type="float">
            <text:p>0.00</text:p>
          </table:table-cell>
          <table:table-cell table:style-name="ce37" table:formula="of:=AVERAGE([.Q34:.Q43])" office:value-type="float" office:value="23.493563897556" calcext:value-type="float">
            <text:p>23.49</text:p>
          </table:table-cell>
          <table:table-cell table:style-name="ce37" table:formula="of:=AVERAGE([.R34:.R43])" office:value-type="float" office:value="0" calcext:value-type="float">
            <text:p>0.00</text:p>
          </table:table-cell>
          <table:table-cell table:style-name="ce37" table:formula="of:=AVERAGE([.S34:.S43])" office:value-type="float" office:value="14.1725101038692" calcext:value-type="float">
            <text:p>14.17</text:p>
          </table:table-cell>
          <table:table-cell table:style-name="ce37" table:formula="of:=AVERAGE([.T34:.T43])" office:value-type="float" office:value="0" calcext:value-type="float">
            <text:p>0.00</text:p>
          </table:table-cell>
          <table:table-cell table:style-name="ce37" table:formula="of:=AVERAGE([.U34:.U43])" office:value-type="float" office:value="51.196161078621" calcext:value-type="float">
            <text:p>51.20</text:p>
          </table:table-cell>
          <table:table-cell table:style-name="ce37" table:formula="of:=AVERAGE([.V34:.V43])" office:value-type="float" office:value="0" calcext:value-type="float">
            <text:p>0.00</text:p>
          </table:table-cell>
          <table:table-cell table:style-name="ce37" table:formula="of:=AVERAGE([.W34:.W43])" office:value-type="float" office:value="16.4604423870471" calcext:value-type="float">
            <text:p>16.46</text:p>
          </table:table-cell>
          <table:table-cell table:style-name="ce37" table:formula="of:=AVERAGE([.X34:.X43])" office:value-type="float" office:value="0" calcext:value-type="float">
            <text:p>0.00</text:p>
          </table:table-cell>
          <table:table-cell table:style-name="ce37" table:formula="of:=AVERAGE([.Y34:.Y43])" office:value-type="float" office:value="32.3433490173764" calcext:value-type="float">
            <text:p>32.34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7" table:formula="of:=AVERAGE([.B44:.B53])" office:value-type="string" office:string-value="" calcext:value-type="error">
            <text:p>#DIV/0!</text:p>
          </table:table-cell>
          <table:table-cell table:style-name="ce37" table:formula="of:=AVERAGE([.C44:.C53])" office:value-type="string" office:string-value="" calcext:value-type="error">
            <text:p>#DIV/0!</text:p>
          </table:table-cell>
          <table:table-cell table:style-name="ce37" table:formula="of:=AVERAGE([.D44:.D53])" office:value-type="string" office:string-value="" calcext:value-type="error">
            <text:p>#DIV/0!</text:p>
          </table:table-cell>
          <table:table-cell table:style-name="ce37" table:formula="of:=AVERAGE([.E44:.E53])" office:value-type="string" office:string-value="" calcext:value-type="error">
            <text:p>#DIV/0!</text:p>
          </table:table-cell>
          <table:table-cell table:style-name="ce37" table:formula="of:=AVERAGE([.F44:.F53])" office:value-type="string" office:string-value="" calcext:value-type="error">
            <text:p>#DIV/0!</text:p>
          </table:table-cell>
          <table:table-cell table:style-name="ce37" table:formula="of:=AVERAGE([.G44:.G53])" office:value-type="string" office:string-value="" calcext:value-type="error">
            <text:p>#DIV/0!</text:p>
          </table:table-cell>
          <table:table-cell table:style-name="ce37" table:formula="of:=AVERAGE([.H44:.H53])" office:value-type="float" office:value="0" calcext:value-type="float">
            <text:p>0.00</text:p>
          </table:table-cell>
          <table:table-cell table:style-name="ce37" table:formula="of:=AVERAGE([.I44:.I53])" office:value-type="float" office:value="62.2859172451864" calcext:value-type="float">
            <text:p>62.29</text:p>
          </table:table-cell>
          <table:table-cell table:style-name="ce37" table:formula="of:=AVERAGE([.J44:.J53])" office:value-type="float" office:value="0" calcext:value-type="float">
            <text:p>0.00</text:p>
          </table:table-cell>
          <table:table-cell table:style-name="ce37" table:formula="of:=AVERAGE([.K44:.K53])" office:value-type="float" office:value="21.1675059930642" calcext:value-type="float">
            <text:p>21.17</text:p>
          </table:table-cell>
          <table:table-cell table:style-name="ce37" table:formula="of:=AVERAGE([.L44:.L53])" office:value-type="float" office:value="0" calcext:value-type="float">
            <text:p>0.00</text:p>
          </table:table-cell>
          <table:table-cell table:style-name="ce37" table:formula="of:=AVERAGE([.M44:.M53])" office:value-type="float" office:value="16.546466569909" calcext:value-type="float">
            <text:p>16.55</text:p>
          </table:table-cell>
          <table:table-cell table:style-name="ce37" table:formula="of:=AVERAGE([.N44:.N53])" office:value-type="float" office:value="0" calcext:value-type="float">
            <text:p>0.00</text:p>
          </table:table-cell>
          <table:table-cell table:style-name="ce37" table:formula="of:=AVERAGE([.O44:.O53])" office:value-type="float" office:value="62.3893731751869" calcext:value-type="float">
            <text:p>62.39</text:p>
          </table:table-cell>
          <table:table-cell table:style-name="ce37" table:formula="of:=AVERAGE([.P44:.P53])" office:value-type="float" office:value="0" calcext:value-type="float">
            <text:p>0.00</text:p>
          </table:table-cell>
          <table:table-cell table:style-name="ce37" table:formula="of:=AVERAGE([.Q44:.Q53])" office:value-type="float" office:value="24.051758343488" calcext:value-type="float">
            <text:p>24.05</text:p>
          </table:table-cell>
          <table:table-cell table:style-name="ce37" table:formula="of:=AVERAGE([.R44:.R53])" office:value-type="float" office:value="0" calcext:value-type="float">
            <text:p>0.00</text:p>
          </table:table-cell>
          <table:table-cell table:style-name="ce37" table:formula="of:=AVERAGE([.S44:.S53])" office:value-type="float" office:value="13.5588757573461" calcext:value-type="float">
            <text:p>13.56</text:p>
          </table:table-cell>
          <table:table-cell table:style-name="ce37" table:formula="of:=AVERAGE([.T44:.T53])" office:value-type="float" office:value="0" calcext:value-type="float">
            <text:p>0.00</text:p>
          </table:table-cell>
          <table:table-cell table:style-name="ce37" table:formula="of:=AVERAGE([.U44:.U53])" office:value-type="float" office:value="36.6794829610674" calcext:value-type="float">
            <text:p>36.68</text:p>
          </table:table-cell>
          <table:table-cell table:style-name="ce37" table:formula="of:=AVERAGE([.V44:.V53])" office:value-type="float" office:value="0" calcext:value-type="float">
            <text:p>0.00</text:p>
          </table:table-cell>
          <table:table-cell table:style-name="ce37" table:formula="of:=AVERAGE([.W44:.W53])" office:value-type="float" office:value="8.04187002407004" calcext:value-type="float">
            <text:p>8.04</text:p>
          </table:table-cell>
          <table:table-cell table:style-name="ce37" table:formula="of:=AVERAGE([.X44:.X53])" office:value-type="float" office:value="0" calcext:value-type="float">
            <text:p>0.00</text:p>
          </table:table-cell>
          <table:table-cell table:style-name="ce37" table:formula="of:=AVERAGE([.Y44:.Y53])" office:value-type="float" office:value="55.2786482840819" calcext:value-type="float">
            <text:p>55.28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table:formula="of:=AVERAGE([.B54:.B63])" office:value-type="string" office:string-value="" calcext:value-type="error">
            <text:p>#DIV/0!</text:p>
          </table:table-cell>
          <table:table-cell table:style-name="ce38" table:formula="of:=AVERAGE([.C54:.C63])" office:value-type="string" office:string-value="" calcext:value-type="error">
            <text:p>#DIV/0!</text:p>
          </table:table-cell>
          <table:table-cell table:style-name="ce38" table:formula="of:=AVERAGE([.D54:.D63])" office:value-type="string" office:string-value="" calcext:value-type="error">
            <text:p>#DIV/0!</text:p>
          </table:table-cell>
          <table:table-cell table:style-name="ce38" table:formula="of:=AVERAGE([.E54:.E63])" office:value-type="string" office:string-value="" calcext:value-type="error">
            <text:p>#DIV/0!</text:p>
          </table:table-cell>
          <table:table-cell table:style-name="ce38" table:formula="of:=AVERAGE([.F54:.F63])" office:value-type="string" office:string-value="" calcext:value-type="error">
            <text:p>#DIV/0!</text:p>
          </table:table-cell>
          <table:table-cell table:style-name="ce38" table:formula="of:=AVERAGE([.G54:.G63])" office:value-type="string" office:string-value="" calcext:value-type="error">
            <text:p>#DIV/0!</text:p>
          </table:table-cell>
          <table:table-cell table:style-name="ce38" table:formula="of:=AVERAGE([.H54:.H63])" office:value-type="float" office:value="0" calcext:value-type="float">
            <text:p>0.00</text:p>
          </table:table-cell>
          <table:table-cell table:style-name="ce38" table:formula="of:=AVERAGE([.I54:.I63])" office:value-type="float" office:value="49.0714772303199" calcext:value-type="float">
            <text:p>49.07</text:p>
          </table:table-cell>
          <table:table-cell table:style-name="ce38" table:formula="of:=AVERAGE([.J54:.J63])" office:value-type="float" office:value="0" calcext:value-type="float">
            <text:p>0.00</text:p>
          </table:table-cell>
          <table:table-cell table:style-name="ce38" table:formula="of:=AVERAGE([.K54:.K63])" office:value-type="float" office:value="18.4395363051103" calcext:value-type="float">
            <text:p>18.44</text:p>
          </table:table-cell>
          <table:table-cell table:style-name="ce38" table:formula="of:=AVERAGE([.L54:.L63])" office:value-type="float" office:value="0" calcext:value-type="float">
            <text:p>0.00</text:p>
          </table:table-cell>
          <table:table-cell table:style-name="ce38" table:formula="of:=AVERAGE([.M54:.M63])" office:value-type="float" office:value="32.4890509132984" calcext:value-type="float">
            <text:p>32.49</text:p>
          </table:table-cell>
          <table:table-cell table:style-name="ce38" table:formula="of:=AVERAGE([.N54:.N63])" office:value-type="float" office:value="0" calcext:value-type="float">
            <text:p>0.00</text:p>
          </table:table-cell>
          <table:table-cell table:style-name="ce38" table:formula="of:=AVERAGE([.O54:.O63])" office:value-type="float" office:value="54.4728279112846" calcext:value-type="float">
            <text:p>54.47</text:p>
          </table:table-cell>
          <table:table-cell table:style-name="ce38" table:formula="of:=AVERAGE([.P54:.P63])" office:value-type="float" office:value="0" calcext:value-type="float">
            <text:p>0.00</text:p>
          </table:table-cell>
          <table:table-cell table:style-name="ce38" table:formula="of:=AVERAGE([.Q54:.Q63])" office:value-type="float" office:value="17.1082869204804" calcext:value-type="float">
            <text:p>17.11</text:p>
          </table:table-cell>
          <table:table-cell table:style-name="ce38" table:formula="of:=AVERAGE([.R54:.R63])" office:value-type="float" office:value="0" calcext:value-type="float">
            <text:p>0.00</text:p>
          </table:table-cell>
          <table:table-cell table:style-name="ce38" table:formula="of:=AVERAGE([.S54:.S63])" office:value-type="float" office:value="28.4188397086286" calcext:value-type="float">
            <text:p>28.42</text:p>
          </table:table-cell>
          <table:table-cell table:style-name="ce38" table:formula="of:=AVERAGE([.T54:.T63])" office:value-type="float" office:value="0" calcext:value-type="float">
            <text:p>0.00</text:p>
          </table:table-cell>
          <table:table-cell table:style-name="ce38" table:formula="of:=AVERAGE([.U54:.U63])" office:value-type="float" office:value="45.8092997978421" calcext:value-type="float">
            <text:p>45.81</text:p>
          </table:table-cell>
          <table:table-cell table:style-name="ce38" table:formula="of:=AVERAGE([.V54:.V63])" office:value-type="float" office:value="0" calcext:value-type="float">
            <text:p>0.00</text:p>
          </table:table-cell>
          <table:table-cell table:style-name="ce38" table:formula="of:=AVERAGE([.W54:.W63])" office:value-type="float" office:value="11.6813143012347" calcext:value-type="float">
            <text:p>11.68</text:p>
          </table:table-cell>
          <table:table-cell table:style-name="ce38" table:formula="of:=AVERAGE([.X54:.X63])" office:value-type="float" office:value="0" calcext:value-type="float">
            <text:p>0.00</text:p>
          </table:table-cell>
          <table:table-cell table:style-name="ce38" table:formula="of:=AVERAGE([.Y54:.Y63])" office:value-type="float" office:value="42.5093465582084" calcext:value-type="float">
            <text:p>42.51</text:p>
          </table:table-cell>
        </table:table-row>
      </table:table>
      <table:table table:name="Compare Dist" table:style-name="ta2">
        <table:table-column table:style-name="co22" table:default-cell-style-name="ce23"/>
        <table:table-column table:style-name="co19" table:default-cell-style-name="ce13"/>
        <table:table-column table:style-name="co27" table:default-cell-style-name="ce13"/>
        <table:table-column table:style-name="co26" table:default-cell-style-name="ce13"/>
        <table:table-column table:style-name="co19" table:default-cell-style-name="ce13"/>
        <table:table-column table:style-name="co19" table:number-columns-repeated="2" table:default-cell-style-name="ce39"/>
        <table:table-column table:style-name="co26" table:default-cell-style-name="ce39"/>
        <table:table-column table:style-name="co19" table:default-cell-style-name="ce39"/>
        <table:table-column table:style-name="co19" table:default-cell-style-name="ce53"/>
        <table:table-column table:style-name="co19" table:number-columns-repeated="7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4" table:number-rows-spanned="1">
            <text:p>10.00%</text:p>
          </table:table-cell>
          <table:covered-table-cell table:number-columns-repeated="3" table:style-name="ce74"/>
          <table:table-cell table:style-name="ce74" office:value-type="percentage" office:value="0.2" calcext:value-type="percentage" table:number-columns-spanned="4" table:number-rows-spanned="1">
            <text:p>20.00%</text:p>
          </table:table-cell>
          <table:covered-table-cell table:number-columns-repeated="2" table:style-name="Default"/>
          <table:covered-table-cell table:style-name="ce87"/>
          <table:table-cell table:style-name="ce74" office:value-type="percentage" office:value="0.3" calcext:value-type="percentage" table:number-columns-spanned="4" table:number-rows-spanned="1">
            <text:p>30.00%</text:p>
          </table:table-cell>
          <table:covered-table-cell table:number-columns-repeated="3" table:style-name="Default"/>
          <table:table-cell table:style-name="ce74" office:value-type="percentage" office:value="0.4" calcext:value-type="percentage" table:number-columns-spanned="4" table:number-rows-spanned="1">
            <text:p>40.00%</text:p>
          </table:table-cell>
          <table:covered-table-cell table:number-columns-repeated="3" table:style-name="Default"/>
        </table:table-row>
        <table:table-row table:style-name="ro2">
          <table:table-cell table:style-name="ce49" office:value-type="string" calcext:value-type="string" table:number-columns-spanned="1" table:number-rows-spanned="2">
            <text:p>Instance</text:p>
          </table:table-cell>
          <table:table-cell table:style-name="ce49" office:value-type="string" calcext:value-type="string" table:number-columns-spanned="4" table:number-rows-spanned="1">
            <text:p>Parcel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arcel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arcel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arcel</text:p>
          </table:table-cell>
          <table:covered-table-cell table:number-columns-repeated="3" table:style-name="ce49"/>
        </table:table-row>
        <table:table-row table:style-name="ro1">
          <table:covered-table-cell table:style-name="ce49"/>
          <table:table-cell table:style-name="ce3" office:value-type="string" calcext:value-type="string">
            <text:p>c(%)</text:p>
          </table:table-cell>
          <table:table-cell table:style-name="ce3" office:value-type="string" calcext:value-type="string">
            <text:p>p(%)</text:p>
          </table:table-cell>
          <table:table-cell table:style-name="ce3" office:value-type="string" calcext:value-type="string">
            <text:p>b(%)</text:p>
          </table:table-cell>
          <table:table-cell table:style-name="ce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Parcel Dist'.G3]" office:value-type="float" office:value="0" calcext:value-type="float">
            <text:p>0.00</text:p>
          </table:table-cell>
          <table:table-cell table:formula="of:=[$'Parcel Dist'.H3]" office:value-type="float" office:value="0" calcext:value-type="float">
            <text:p>0.00</text:p>
          </table:table-cell>
          <table:table-cell table:formula="of:=[$'Parcel Dist'.I3]" office:value-type="float" office:value="0" calcext:value-type="float">
            <text:p>0.00</text:p>
          </table:table-cell>
          <table:table-cell table:formula="of:=[$'Parcel Dist'.J3]" office:value-type="float" office:value="0" calcext:value-type="float">
            <text:p>0.00</text:p>
          </table:table-cell>
          <table:table-cell table:formula="of:=[$'Parcel Dist'.P3]" office:value-type="float" office:value="0" calcext:value-type="float">
            <text:p>0.00</text:p>
          </table:table-cell>
          <table:table-cell table:formula="of:=[$'Parcel Dist'.Q3]" office:value-type="float" office:value="0" calcext:value-type="float">
            <text:p>0.00</text:p>
          </table:table-cell>
          <table:table-cell table:formula="of:=[$'Parcel Dist'.R3]" office:value-type="float" office:value="0" calcext:value-type="float">
            <text:p>0.00</text:p>
          </table:table-cell>
          <table:table-cell table:formula="of:=[$'Parcel Dist'.S3]" office:value-type="float" office:value="0" calcext:value-type="float">
            <text:p>0.00</text:p>
          </table:table-cell>
          <table:table-cell table:formula="of:=[$'Parcel Dist'.Y3]" office:value-type="float" office:value="0" calcext:value-type="float">
            <text:p>0.00</text:p>
          </table:table-cell>
          <table:table-cell table:formula="of:=[$'Parcel Dist'.Z3]" office:value-type="float" office:value="0" calcext:value-type="float">
            <text:p>0.00</text:p>
          </table:table-cell>
          <table:table-cell table:formula="of:=[$'Parcel Dist'.AA3]" office:value-type="float" office:value="0" calcext:value-type="float">
            <text:p>0.00</text:p>
          </table:table-cell>
          <table:table-cell table:formula="of:=[$'Parcel Dist'.AB3]" office:value-type="float" office:value="0" calcext:value-type="float">
            <text:p>0.00</text:p>
          </table:table-cell>
          <table:table-cell table:formula="of:=[$'Parcel Dist'.AH3]" office:value-type="float" office:value="0" calcext:value-type="float">
            <text:p>0.00</text:p>
          </table:table-cell>
          <table:table-cell table:formula="of:=[$'Parcel Dist'.AI3]" office:value-type="float" office:value="50.3614" calcext:value-type="float">
            <text:p>50.36</text:p>
          </table:table-cell>
          <table:table-cell table:formula="of:=[$'Parcel Dist'.AJ3]" office:value-type="float" office:value="0" calcext:value-type="float">
            <text:p>0.00</text:p>
          </table:table-cell>
          <table:table-cell table:formula="of:=[$'Parcel Dist'.AK3]" office:value-type="float" office:value="49.6386" calcext:value-type="float">
            <text:p>49.64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Parcel Dist'.G4]" office:value-type="float" office:value="0" calcext:value-type="float">
            <text:p>0.00</text:p>
          </table:table-cell>
          <table:table-cell table:formula="of:=[$'Parcel Dist'.H4]" office:value-type="float" office:value="47.7737" calcext:value-type="float">
            <text:p>47.77</text:p>
          </table:table-cell>
          <table:table-cell table:formula="of:=[$'Parcel Dist'.I4]" office:value-type="float" office:value="0" calcext:value-type="float">
            <text:p>0.00</text:p>
          </table:table-cell>
          <table:table-cell table:formula="of:=[$'Parcel Dist'.J4]" office:value-type="float" office:value="52.2263" calcext:value-type="float">
            <text:p>52.23</text:p>
          </table:table-cell>
          <table:table-cell table:formula="of:=[$'Parcel Dist'.P4]" office:value-type="float" office:value="0" calcext:value-type="float">
            <text:p>0.00</text:p>
          </table:table-cell>
          <table:table-cell table:formula="of:=[$'Parcel Dist'.Q4]" office:value-type="float" office:value="47.7737" calcext:value-type="float">
            <text:p>47.77</text:p>
          </table:table-cell>
          <table:table-cell table:formula="of:=[$'Parcel Dist'.R4]" office:value-type="float" office:value="0" calcext:value-type="float">
            <text:p>0.00</text:p>
          </table:table-cell>
          <table:table-cell table:formula="of:=[$'Parcel Dist'.S4]" office:value-type="float" office:value="52.2263" calcext:value-type="float">
            <text:p>52.23</text:p>
          </table:table-cell>
          <table:table-cell table:formula="of:=[$'Parcel Dist'.Y4]" office:value-type="float" office:value="0" calcext:value-type="float">
            <text:p>0.00</text:p>
          </table:table-cell>
          <table:table-cell table:formula="of:=[$'Parcel Dist'.Z4]" office:value-type="float" office:value="48.254" calcext:value-type="float">
            <text:p>48.25</text:p>
          </table:table-cell>
          <table:table-cell table:formula="of:=[$'Parcel Dist'.AA4]" office:value-type="float" office:value="0" calcext:value-type="float">
            <text:p>0.00</text:p>
          </table:table-cell>
          <table:table-cell table:formula="of:=[$'Parcel Dist'.AB4]" office:value-type="float" office:value="51.746" calcext:value-type="float">
            <text:p>51.75</text:p>
          </table:table-cell>
          <table:table-cell table:formula="of:=[$'Parcel Dist'.AH4]" office:value-type="float" office:value="0" calcext:value-type="float">
            <text:p>0.00</text:p>
          </table:table-cell>
          <table:table-cell table:formula="of:=[$'Parcel Dist'.AI4]" office:value-type="float" office:value="77.2661" calcext:value-type="float">
            <text:p>77.27</text:p>
          </table:table-cell>
          <table:table-cell table:formula="of:=[$'Parcel Dist'.AJ4]" office:value-type="float" office:value="0" calcext:value-type="float">
            <text:p>0.00</text:p>
          </table:table-cell>
          <table:table-cell table:formula="of:=[$'Parcel Dist'.AK4]" office:value-type="float" office:value="22.7339" calcext:value-type="float">
            <text:p>22.73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Parcel Dist'.G5]" office:value-type="float" office:value="0" calcext:value-type="float">
            <text:p>0.00</text:p>
          </table:table-cell>
          <table:table-cell table:formula="of:=[$'Parcel Dist'.H5]" office:value-type="float" office:value="0" calcext:value-type="float">
            <text:p>0.00</text:p>
          </table:table-cell>
          <table:table-cell table:formula="of:=[$'Parcel Dist'.I5]" office:value-type="float" office:value="0" calcext:value-type="float">
            <text:p>0.00</text:p>
          </table:table-cell>
          <table:table-cell table:formula="of:=[$'Parcel Dist'.J5]" office:value-type="float" office:value="0" calcext:value-type="float">
            <text:p>0.00</text:p>
          </table:table-cell>
          <table:table-cell table:formula="of:=[$'Parcel Dist'.P5]" office:value-type="float" office:value="0" calcext:value-type="float">
            <text:p>0.00</text:p>
          </table:table-cell>
          <table:table-cell table:formula="of:=[$'Parcel Dist'.Q5]" office:value-type="float" office:value="37.8076" calcext:value-type="float">
            <text:p>37.81</text:p>
          </table:table-cell>
          <table:table-cell table:formula="of:=[$'Parcel Dist'.R5]" office:value-type="float" office:value="0" calcext:value-type="float">
            <text:p>0.00</text:p>
          </table:table-cell>
          <table:table-cell table:formula="of:=[$'Parcel Dist'.S5]" office:value-type="float" office:value="62.1924" calcext:value-type="float">
            <text:p>62.19</text:p>
          </table:table-cell>
          <table:table-cell table:formula="of:=[$'Parcel Dist'.Y5]" office:value-type="float" office:value="0" calcext:value-type="float">
            <text:p>0.00</text:p>
          </table:table-cell>
          <table:table-cell table:formula="of:=[$'Parcel Dist'.Z5]" office:value-type="float" office:value="76.8066" calcext:value-type="float">
            <text:p>76.81</text:p>
          </table:table-cell>
          <table:table-cell table:formula="of:=[$'Parcel Dist'.AA5]" office:value-type="float" office:value="0" calcext:value-type="float">
            <text:p>0.00</text:p>
          </table:table-cell>
          <table:table-cell table:formula="of:=[$'Parcel Dist'.AB5]" office:value-type="float" office:value="23.1934" calcext:value-type="float">
            <text:p>23.19</text:p>
          </table:table-cell>
          <table:table-cell table:formula="of:=[$'Parcel Dist'.AH5]" office:value-type="float" office:value="0" calcext:value-type="float">
            <text:p>0.00</text:p>
          </table:table-cell>
          <table:table-cell table:formula="of:=[$'Parcel Dist'.AI5]" office:value-type="float" office:value="79.1528" calcext:value-type="float">
            <text:p>79.15</text:p>
          </table:table-cell>
          <table:table-cell table:formula="of:=[$'Parcel Dist'.AJ5]" office:value-type="float" office:value="0" calcext:value-type="float">
            <text:p>0.00</text:p>
          </table:table-cell>
          <table:table-cell table:formula="of:=[$'Parcel Dist'.AK5]" office:value-type="float" office:value="20.8472" calcext:value-type="float">
            <text:p>20.85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Parcel Dist'.G6]" office:value-type="float" office:value="0" calcext:value-type="float">
            <text:p>0.00</text:p>
          </table:table-cell>
          <table:table-cell table:formula="of:=[$'Parcel Dist'.H6]" office:value-type="float" office:value="0" calcext:value-type="float">
            <text:p>0.00</text:p>
          </table:table-cell>
          <table:table-cell table:formula="of:=[$'Parcel Dist'.I6]" office:value-type="float" office:value="0" calcext:value-type="float">
            <text:p>0.00</text:p>
          </table:table-cell>
          <table:table-cell table:formula="of:=[$'Parcel Dist'.J6]" office:value-type="float" office:value="0" calcext:value-type="float">
            <text:p>0.00</text:p>
          </table:table-cell>
          <table:table-cell table:formula="of:=[$'Parcel Dist'.P6]" office:value-type="float" office:value="0" calcext:value-type="float">
            <text:p>0.00</text:p>
          </table:table-cell>
          <table:table-cell table:formula="of:=[$'Parcel Dist'.Q6]" office:value-type="float" office:value="43.3604" calcext:value-type="float">
            <text:p>43.36</text:p>
          </table:table-cell>
          <table:table-cell table:formula="of:=[$'Parcel Dist'.R6]" office:value-type="float" office:value="0" calcext:value-type="float">
            <text:p>0.00</text:p>
          </table:table-cell>
          <table:table-cell table:formula="of:=[$'Parcel Dist'.S6]" office:value-type="float" office:value="56.6396" calcext:value-type="float">
            <text:p>56.64</text:p>
          </table:table-cell>
          <table:table-cell table:formula="of:=[$'Parcel Dist'.Y6]" office:value-type="float" office:value="0" calcext:value-type="float">
            <text:p>0.00</text:p>
          </table:table-cell>
          <table:table-cell table:formula="of:=[$'Parcel Dist'.Z6]" office:value-type="float" office:value="62.8774" calcext:value-type="float">
            <text:p>62.88</text:p>
          </table:table-cell>
          <table:table-cell table:formula="of:=[$'Parcel Dist'.AA6]" office:value-type="float" office:value="0" calcext:value-type="float">
            <text:p>0.00</text:p>
          </table:table-cell>
          <table:table-cell table:formula="of:=[$'Parcel Dist'.AB6]" office:value-type="float" office:value="37.1226" calcext:value-type="float">
            <text:p>37.12</text:p>
          </table:table-cell>
          <table:table-cell table:formula="of:=[$'Parcel Dist'.AH6]" office:value-type="float" office:value="0" calcext:value-type="float">
            <text:p>0.00</text:p>
          </table:table-cell>
          <table:table-cell table:formula="of:=[$'Parcel Dist'.AI6]" office:value-type="float" office:value="82.0462" calcext:value-type="float">
            <text:p>82.05</text:p>
          </table:table-cell>
          <table:table-cell table:formula="of:=[$'Parcel Dist'.AJ6]" office:value-type="float" office:value="0" calcext:value-type="float">
            <text:p>0.00</text:p>
          </table:table-cell>
          <table:table-cell table:formula="of:=[$'Parcel Dist'.AK6]" office:value-type="float" office:value="17.9538" calcext:value-type="float">
            <text:p>17.95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Parcel Dist'.G7]" office:value-type="float" office:value="0" calcext:value-type="float">
            <text:p>0.00</text:p>
          </table:table-cell>
          <table:table-cell table:formula="of:=[$'Parcel Dist'.H7]" office:value-type="float" office:value="0" calcext:value-type="float">
            <text:p>0.00</text:p>
          </table:table-cell>
          <table:table-cell table:formula="of:=[$'Parcel Dist'.I7]" office:value-type="float" office:value="0" calcext:value-type="float">
            <text:p>0.00</text:p>
          </table:table-cell>
          <table:table-cell table:formula="of:=[$'Parcel Dist'.J7]" office:value-type="float" office:value="0" calcext:value-type="float">
            <text:p>0.00</text:p>
          </table:table-cell>
          <table:table-cell table:formula="of:=[$'Parcel Dist'.P7]" office:value-type="float" office:value="0" calcext:value-type="float">
            <text:p>0.00</text:p>
          </table:table-cell>
          <table:table-cell table:formula="of:=[$'Parcel Dist'.Q7]" office:value-type="float" office:value="0" calcext:value-type="float">
            <text:p>0.00</text:p>
          </table:table-cell>
          <table:table-cell table:formula="of:=[$'Parcel Dist'.R7]" office:value-type="float" office:value="0" calcext:value-type="float">
            <text:p>0.00</text:p>
          </table:table-cell>
          <table:table-cell table:formula="of:=[$'Parcel Dist'.S7]" office:value-type="float" office:value="0" calcext:value-type="float">
            <text:p>0.00</text:p>
          </table:table-cell>
          <table:table-cell table:formula="of:=[$'Parcel Dist'.Y7]" office:value-type="float" office:value="0" calcext:value-type="float">
            <text:p>0.00</text:p>
          </table:table-cell>
          <table:table-cell table:formula="of:=[$'Parcel Dist'.Z7]" office:value-type="float" office:value="0" calcext:value-type="float">
            <text:p>0.00</text:p>
          </table:table-cell>
          <table:table-cell table:formula="of:=[$'Parcel Dist'.AA7]" office:value-type="float" office:value="0" calcext:value-type="float">
            <text:p>0.00</text:p>
          </table:table-cell>
          <table:table-cell table:formula="of:=[$'Parcel Dist'.AB7]" office:value-type="float" office:value="0" calcext:value-type="float">
            <text:p>0.00</text:p>
          </table:table-cell>
          <table:table-cell table:formula="of:=[$'Parcel Dist'.AH7]" office:value-type="float" office:value="0" calcext:value-type="float">
            <text:p>0.00</text:p>
          </table:table-cell>
          <table:table-cell table:formula="of:=[$'Parcel Dist'.AI7]" office:value-type="float" office:value="51.2125" calcext:value-type="float">
            <text:p>51.21</text:p>
          </table:table-cell>
          <table:table-cell table:formula="of:=[$'Parcel Dist'.AJ7]" office:value-type="float" office:value="0" calcext:value-type="float">
            <text:p>0.00</text:p>
          </table:table-cell>
          <table:table-cell table:formula="of:=[$'Parcel Dist'.AK7]" office:value-type="float" office:value="48.7875" calcext:value-type="float">
            <text:p>48.79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Parcel Dist'.G8]" office:value-type="float" office:value="0" calcext:value-type="float">
            <text:p>0.00</text:p>
          </table:table-cell>
          <table:table-cell table:formula="of:=[$'Parcel Dist'.H8]" office:value-type="float" office:value="48.7362" calcext:value-type="float">
            <text:p>48.74</text:p>
          </table:table-cell>
          <table:table-cell table:formula="of:=[$'Parcel Dist'.I8]" office:value-type="float" office:value="0" calcext:value-type="float">
            <text:p>0.00</text:p>
          </table:table-cell>
          <table:table-cell table:formula="of:=[$'Parcel Dist'.J8]" office:value-type="float" office:value="51.2638" calcext:value-type="float">
            <text:p>51.26</text:p>
          </table:table-cell>
          <table:table-cell table:formula="of:=[$'Parcel Dist'.P8]" office:value-type="float" office:value="0" calcext:value-type="float">
            <text:p>0.00</text:p>
          </table:table-cell>
          <table:table-cell table:formula="of:=[$'Parcel Dist'.Q8]" office:value-type="float" office:value="66.0515" calcext:value-type="float">
            <text:p>66.05</text:p>
          </table:table-cell>
          <table:table-cell table:formula="of:=[$'Parcel Dist'.R8]" office:value-type="float" office:value="0" calcext:value-type="float">
            <text:p>0.00</text:p>
          </table:table-cell>
          <table:table-cell table:formula="of:=[$'Parcel Dist'.S8]" office:value-type="float" office:value="33.9485" calcext:value-type="float">
            <text:p>33.95</text:p>
          </table:table-cell>
          <table:table-cell table:formula="of:=[$'Parcel Dist'.Y8]" office:value-type="float" office:value="0" calcext:value-type="float">
            <text:p>0.00</text:p>
          </table:table-cell>
          <table:table-cell table:formula="of:=[$'Parcel Dist'.Z8]" office:value-type="float" office:value="70.2072" calcext:value-type="float">
            <text:p>70.21</text:p>
          </table:table-cell>
          <table:table-cell table:formula="of:=[$'Parcel Dist'.AA8]" office:value-type="float" office:value="0" calcext:value-type="float">
            <text:p>0.00</text:p>
          </table:table-cell>
          <table:table-cell table:formula="of:=[$'Parcel Dist'.AB8]" office:value-type="float" office:value="29.7928" calcext:value-type="float">
            <text:p>29.79</text:p>
          </table:table-cell>
          <table:table-cell table:formula="of:=[$'Parcel Dist'.AH8]" office:value-type="float" office:value="0" calcext:value-type="float">
            <text:p>0.00</text:p>
          </table:table-cell>
          <table:table-cell table:formula="of:=[$'Parcel Dist'.AI8]" office:value-type="float" office:value="62.5316" calcext:value-type="float">
            <text:p>62.53</text:p>
          </table:table-cell>
          <table:table-cell table:formula="of:=[$'Parcel Dist'.AJ8]" office:value-type="float" office:value="0" calcext:value-type="float">
            <text:p>0.00</text:p>
          </table:table-cell>
          <table:table-cell table:formula="of:=[$'Parcel Dist'.AK8]" office:value-type="float" office:value="37.4684" calcext:value-type="float">
            <text:p>37.47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Parcel Dist'.G9]" office:value-type="float" office:value="0" calcext:value-type="float">
            <text:p>0.00</text:p>
          </table:table-cell>
          <table:table-cell table:formula="of:=[$'Parcel Dist'.H9]" office:value-type="float" office:value="54.3441" calcext:value-type="float">
            <text:p>54.34</text:p>
          </table:table-cell>
          <table:table-cell table:formula="of:=[$'Parcel Dist'.I9]" office:value-type="float" office:value="0" calcext:value-type="float">
            <text:p>0.00</text:p>
          </table:table-cell>
          <table:table-cell table:formula="of:=[$'Parcel Dist'.J9]" office:value-type="float" office:value="45.6559" calcext:value-type="float">
            <text:p>45.66</text:p>
          </table:table-cell>
          <table:table-cell table:formula="of:=[$'Parcel Dist'.P9]" office:value-type="float" office:value="0" calcext:value-type="float">
            <text:p>0.00</text:p>
          </table:table-cell>
          <table:table-cell table:formula="of:=[$'Parcel Dist'.Q9]" office:value-type="float" office:value="52.5217" calcext:value-type="float">
            <text:p>52.52</text:p>
          </table:table-cell>
          <table:table-cell table:formula="of:=[$'Parcel Dist'.R9]" office:value-type="float" office:value="0" calcext:value-type="float">
            <text:p>0.00</text:p>
          </table:table-cell>
          <table:table-cell table:formula="of:=[$'Parcel Dist'.S9]" office:value-type="float" office:value="47.4783" calcext:value-type="float">
            <text:p>47.48</text:p>
          </table:table-cell>
          <table:table-cell table:formula="of:=[$'Parcel Dist'.Y9]" office:value-type="float" office:value="0" calcext:value-type="float">
            <text:p>0.00</text:p>
          </table:table-cell>
          <table:table-cell table:formula="of:=[$'Parcel Dist'.Z9]" office:value-type="float" office:value="73.5178" calcext:value-type="float">
            <text:p>73.52</text:p>
          </table:table-cell>
          <table:table-cell table:formula="of:=[$'Parcel Dist'.AA9]" office:value-type="float" office:value="0" calcext:value-type="float">
            <text:p>0.00</text:p>
          </table:table-cell>
          <table:table-cell table:formula="of:=[$'Parcel Dist'.AB9]" office:value-type="float" office:value="26.4822" calcext:value-type="float">
            <text:p>26.48</text:p>
          </table:table-cell>
          <table:table-cell table:formula="of:=[$'Parcel Dist'.AH9]" office:value-type="float" office:value="0" calcext:value-type="float">
            <text:p>0.00</text:p>
          </table:table-cell>
          <table:table-cell table:formula="of:=[$'Parcel Dist'.AI9]" office:value-type="float" office:value="65.2632" calcext:value-type="float">
            <text:p>65.26</text:p>
          </table:table-cell>
          <table:table-cell table:formula="of:=[$'Parcel Dist'.AJ9]" office:value-type="float" office:value="0" calcext:value-type="float">
            <text:p>0.00</text:p>
          </table:table-cell>
          <table:table-cell table:formula="of:=[$'Parcel Dist'.AK9]" office:value-type="float" office:value="34.7368" calcext:value-type="float">
            <text:p>34.74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Parcel Dist'.G10]" office:value-type="float" office:value="0" calcext:value-type="float">
            <text:p>0.00</text:p>
          </table:table-cell>
          <table:table-cell table:formula="of:=[$'Parcel Dist'.H10]" office:value-type="float" office:value="0" calcext:value-type="float">
            <text:p>0.00</text:p>
          </table:table-cell>
          <table:table-cell table:formula="of:=[$'Parcel Dist'.I10]" office:value-type="float" office:value="0" calcext:value-type="float">
            <text:p>0.00</text:p>
          </table:table-cell>
          <table:table-cell table:formula="of:=[$'Parcel Dist'.J10]" office:value-type="float" office:value="0" calcext:value-type="float">
            <text:p>0.00</text:p>
          </table:table-cell>
          <table:table-cell table:formula="of:=[$'Parcel Dist'.P10]" office:value-type="float" office:value="0" calcext:value-type="float">
            <text:p>0.00</text:p>
          </table:table-cell>
          <table:table-cell table:formula="of:=[$'Parcel Dist'.Q10]" office:value-type="float" office:value="45.6432" calcext:value-type="float">
            <text:p>45.64</text:p>
          </table:table-cell>
          <table:table-cell table:formula="of:=[$'Parcel Dist'.R10]" office:value-type="float" office:value="0" calcext:value-type="float">
            <text:p>0.00</text:p>
          </table:table-cell>
          <table:table-cell table:formula="of:=[$'Parcel Dist'.S10]" office:value-type="float" office:value="54.3568" calcext:value-type="float">
            <text:p>54.36</text:p>
          </table:table-cell>
          <table:table-cell table:formula="of:=[$'Parcel Dist'.Y10]" office:value-type="float" office:value="0" calcext:value-type="float">
            <text:p>0.00</text:p>
          </table:table-cell>
          <table:table-cell table:formula="of:=[$'Parcel Dist'.Z10]" office:value-type="float" office:value="45.6432" calcext:value-type="float">
            <text:p>45.64</text:p>
          </table:table-cell>
          <table:table-cell table:formula="of:=[$'Parcel Dist'.AA10]" office:value-type="float" office:value="0" calcext:value-type="float">
            <text:p>0.00</text:p>
          </table:table-cell>
          <table:table-cell table:formula="of:=[$'Parcel Dist'.AB10]" office:value-type="float" office:value="54.3568" calcext:value-type="float">
            <text:p>54.36</text:p>
          </table:table-cell>
          <table:table-cell table:formula="of:=[$'Parcel Dist'.AH10]" office:value-type="float" office:value="0" calcext:value-type="float">
            <text:p>0.00</text:p>
          </table:table-cell>
          <table:table-cell table:formula="of:=[$'Parcel Dist'.AI10]" office:value-type="float" office:value="45.6432" calcext:value-type="float">
            <text:p>45.64</text:p>
          </table:table-cell>
          <table:table-cell table:formula="of:=[$'Parcel Dist'.AJ10]" office:value-type="float" office:value="0" calcext:value-type="float">
            <text:p>0.00</text:p>
          </table:table-cell>
          <table:table-cell table:formula="of:=[$'Parcel Dist'.AK10]" office:value-type="float" office:value="54.3568" calcext:value-type="float">
            <text:p>54.36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Parcel Dist'.G11]" office:value-type="float" office:value="0" calcext:value-type="float">
            <text:p>0.00</text:p>
          </table:table-cell>
          <table:table-cell table:formula="of:=[$'Parcel Dist'.H11]" office:value-type="float" office:value="51.3216" calcext:value-type="float">
            <text:p>51.32</text:p>
          </table:table-cell>
          <table:table-cell table:formula="of:=[$'Parcel Dist'.I11]" office:value-type="float" office:value="0" calcext:value-type="float">
            <text:p>0.00</text:p>
          </table:table-cell>
          <table:table-cell table:formula="of:=[$'Parcel Dist'.J11]" office:value-type="float" office:value="48.6784" calcext:value-type="float">
            <text:p>48.68</text:p>
          </table:table-cell>
          <table:table-cell table:formula="of:=[$'Parcel Dist'.P11]" office:value-type="float" office:value="0" calcext:value-type="float">
            <text:p>0.00</text:p>
          </table:table-cell>
          <table:table-cell table:formula="of:=[$'Parcel Dist'.Q11]" office:value-type="float" office:value="48.0538" calcext:value-type="float">
            <text:p>48.05</text:p>
          </table:table-cell>
          <table:table-cell table:formula="of:=[$'Parcel Dist'.R11]" office:value-type="float" office:value="0" calcext:value-type="float">
            <text:p>0.00</text:p>
          </table:table-cell>
          <table:table-cell table:formula="of:=[$'Parcel Dist'.S11]" office:value-type="float" office:value="51.9462" calcext:value-type="float">
            <text:p>51.95</text:p>
          </table:table-cell>
          <table:table-cell table:formula="of:=[$'Parcel Dist'.Y11]" office:value-type="float" office:value="0" calcext:value-type="float">
            <text:p>0.00</text:p>
          </table:table-cell>
          <table:table-cell table:formula="of:=[$'Parcel Dist'.Z11]" office:value-type="float" office:value="70.7826" calcext:value-type="float">
            <text:p>70.78</text:p>
          </table:table-cell>
          <table:table-cell table:formula="of:=[$'Parcel Dist'.AA11]" office:value-type="float" office:value="0" calcext:value-type="float">
            <text:p>0.00</text:p>
          </table:table-cell>
          <table:table-cell table:formula="of:=[$'Parcel Dist'.AB11]" office:value-type="float" office:value="29.2174" calcext:value-type="float">
            <text:p>29.22</text:p>
          </table:table-cell>
          <table:table-cell table:formula="of:=[$'Parcel Dist'.AH11]" office:value-type="float" office:value="0" calcext:value-type="float">
            <text:p>0.00</text:p>
          </table:table-cell>
          <table:table-cell table:formula="of:=[$'Parcel Dist'.AI11]" office:value-type="float" office:value="70.7826" calcext:value-type="float">
            <text:p>70.78</text:p>
          </table:table-cell>
          <table:table-cell table:formula="of:=[$'Parcel Dist'.AJ11]" office:value-type="float" office:value="0" calcext:value-type="float">
            <text:p>0.00</text:p>
          </table:table-cell>
          <table:table-cell table:formula="of:=[$'Parcel Dist'.AK11]" office:value-type="float" office:value="29.2174" calcext:value-type="float">
            <text:p>29.22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Parcel Dist'.G12]" office:value-type="float" office:value="0" calcext:value-type="float">
            <text:p>0.00</text:p>
          </table:table-cell>
          <table:table-cell table:formula="of:=[$'Parcel Dist'.H12]" office:value-type="float" office:value="0" calcext:value-type="float">
            <text:p>0.00</text:p>
          </table:table-cell>
          <table:table-cell table:formula="of:=[$'Parcel Dist'.I12]" office:value-type="float" office:value="0" calcext:value-type="float">
            <text:p>0.00</text:p>
          </table:table-cell>
          <table:table-cell table:formula="of:=[$'Parcel Dist'.J12]" office:value-type="float" office:value="0" calcext:value-type="float">
            <text:p>0.00</text:p>
          </table:table-cell>
          <table:table-cell table:formula="of:=[$'Parcel Dist'.P12]" office:value-type="float" office:value="0" calcext:value-type="float">
            <text:p>0.00</text:p>
          </table:table-cell>
          <table:table-cell table:formula="of:=[$'Parcel Dist'.Q12]" office:value-type="float" office:value="0" calcext:value-type="float">
            <text:p>0.00</text:p>
          </table:table-cell>
          <table:table-cell table:formula="of:=[$'Parcel Dist'.R12]" office:value-type="float" office:value="0" calcext:value-type="float">
            <text:p>0.00</text:p>
          </table:table-cell>
          <table:table-cell table:formula="of:=[$'Parcel Dist'.S12]" office:value-type="float" office:value="0" calcext:value-type="float">
            <text:p>0.00</text:p>
          </table:table-cell>
          <table:table-cell table:formula="of:=[$'Parcel Dist'.Y12]" office:value-type="float" office:value="0" calcext:value-type="float">
            <text:p>0.00</text:p>
          </table:table-cell>
          <table:table-cell table:formula="of:=[$'Parcel Dist'.Z12]" office:value-type="float" office:value="40.8759" calcext:value-type="float">
            <text:p>40.88</text:p>
          </table:table-cell>
          <table:table-cell table:formula="of:=[$'Parcel Dist'.AA12]" office:value-type="float" office:value="0" calcext:value-type="float">
            <text:p>0.00</text:p>
          </table:table-cell>
          <table:table-cell table:formula="of:=[$'Parcel Dist'.AB12]" office:value-type="float" office:value="59.1241" calcext:value-type="float">
            <text:p>59.12</text:p>
          </table:table-cell>
          <table:table-cell table:formula="of:=[$'Parcel Dist'.AH12]" office:value-type="float" office:value="0" calcext:value-type="float">
            <text:p>0.00</text:p>
          </table:table-cell>
          <table:table-cell table:formula="of:=[$'Parcel Dist'.AI12]" office:value-type="float" office:value="59.3539" calcext:value-type="float">
            <text:p>59.35</text:p>
          </table:table-cell>
          <table:table-cell table:formula="of:=[$'Parcel Dist'.AJ12]" office:value-type="float" office:value="0" calcext:value-type="float">
            <text:p>0.00</text:p>
          </table:table-cell>
          <table:table-cell table:formula="of:=[$'Parcel Dist'.AK12]" office:value-type="float" office:value="40.6461" calcext:value-type="float">
            <text:p>40.65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Parcel Dist'.G13]" office:value-type="float" office:value="0" calcext:value-type="float">
            <text:p>0.00</text:p>
          </table:table-cell>
          <table:table-cell table:formula="of:=[$'Parcel Dist'.H13]" office:value-type="float" office:value="0" calcext:value-type="float">
            <text:p>0.00</text:p>
          </table:table-cell>
          <table:table-cell table:formula="of:=[$'Parcel Dist'.I13]" office:value-type="float" office:value="0" calcext:value-type="float">
            <text:p>0.00</text:p>
          </table:table-cell>
          <table:table-cell table:formula="of:=[$'Parcel Dist'.J13]" office:value-type="float" office:value="0" calcext:value-type="float">
            <text:p>0.00</text:p>
          </table:table-cell>
          <table:table-cell table:formula="of:=[$'Parcel Dist'.P13]" office:value-type="float" office:value="0" calcext:value-type="float">
            <text:p>0.00</text:p>
          </table:table-cell>
          <table:table-cell table:formula="of:=[$'Parcel Dist'.Q13]" office:value-type="float" office:value="62.7352" calcext:value-type="float">
            <text:p>62.74</text:p>
          </table:table-cell>
          <table:table-cell table:formula="of:=[$'Parcel Dist'.R13]" office:value-type="float" office:value="0" calcext:value-type="float">
            <text:p>0.00</text:p>
          </table:table-cell>
          <table:table-cell table:formula="of:=[$'Parcel Dist'.S13]" office:value-type="float" office:value="37.2648" calcext:value-type="float">
            <text:p>37.26</text:p>
          </table:table-cell>
          <table:table-cell table:formula="of:=[$'Parcel Dist'.Y13]" office:value-type="float" office:value="0" calcext:value-type="float">
            <text:p>0.00</text:p>
          </table:table-cell>
          <table:table-cell table:formula="of:=[$'Parcel Dist'.Z13]" office:value-type="float" office:value="62.7352" calcext:value-type="float">
            <text:p>62.74</text:p>
          </table:table-cell>
          <table:table-cell table:formula="of:=[$'Parcel Dist'.AA13]" office:value-type="float" office:value="0" calcext:value-type="float">
            <text:p>0.00</text:p>
          </table:table-cell>
          <table:table-cell table:formula="of:=[$'Parcel Dist'.AB13]" office:value-type="float" office:value="37.2648" calcext:value-type="float">
            <text:p>37.26</text:p>
          </table:table-cell>
          <table:table-cell table:formula="of:=[$'Parcel Dist'.AH13]" office:value-type="float" office:value="0" calcext:value-type="float">
            <text:p>0.00</text:p>
          </table:table-cell>
          <table:table-cell table:formula="of:=[$'Parcel Dist'.AI13]" office:value-type="float" office:value="62.7352" calcext:value-type="float">
            <text:p>62.74</text:p>
          </table:table-cell>
          <table:table-cell table:formula="of:=[$'Parcel Dist'.AJ13]" office:value-type="float" office:value="0" calcext:value-type="float">
            <text:p>0.00</text:p>
          </table:table-cell>
          <table:table-cell table:formula="of:=[$'Parcel Dist'.AK13]" office:value-type="float" office:value="37.2648" calcext:value-type="float">
            <text:p>37.26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Parcel Dist'.G14]" office:value-type="float" office:value="0" calcext:value-type="float">
            <text:p>0.00</text:p>
          </table:table-cell>
          <table:table-cell table:formula="of:=[$'Parcel Dist'.H14]" office:value-type="float" office:value="0" calcext:value-type="float">
            <text:p>0.00</text:p>
          </table:table-cell>
          <table:table-cell table:formula="of:=[$'Parcel Dist'.I14]" office:value-type="float" office:value="0" calcext:value-type="float">
            <text:p>0.00</text:p>
          </table:table-cell>
          <table:table-cell table:formula="of:=[$'Parcel Dist'.J14]" office:value-type="float" office:value="0" calcext:value-type="float">
            <text:p>0.00</text:p>
          </table:table-cell>
          <table:table-cell table:formula="of:=[$'Parcel Dist'.P14]" office:value-type="float" office:value="0" calcext:value-type="float">
            <text:p>0.00</text:p>
          </table:table-cell>
          <table:table-cell table:formula="of:=[$'Parcel Dist'.Q14]" office:value-type="float" office:value="0" calcext:value-type="float">
            <text:p>0.00</text:p>
          </table:table-cell>
          <table:table-cell table:formula="of:=[$'Parcel Dist'.R14]" office:value-type="float" office:value="0" calcext:value-type="float">
            <text:p>0.00</text:p>
          </table:table-cell>
          <table:table-cell table:formula="of:=[$'Parcel Dist'.S14]" office:value-type="float" office:value="0" calcext:value-type="float">
            <text:p>0.00</text:p>
          </table:table-cell>
          <table:table-cell table:formula="of:=[$'Parcel Dist'.Y14]" office:value-type="float" office:value="0" calcext:value-type="float">
            <text:p>0.00</text:p>
          </table:table-cell>
          <table:table-cell table:formula="of:=[$'Parcel Dist'.Z14]" office:value-type="float" office:value="52.5687" calcext:value-type="float">
            <text:p>52.57</text:p>
          </table:table-cell>
          <table:table-cell table:formula="of:=[$'Parcel Dist'.AA14]" office:value-type="float" office:value="0" calcext:value-type="float">
            <text:p>0.00</text:p>
          </table:table-cell>
          <table:table-cell table:formula="of:=[$'Parcel Dist'.AB14]" office:value-type="float" office:value="47.4313" calcext:value-type="float">
            <text:p>47.43</text:p>
          </table:table-cell>
          <table:table-cell table:formula="of:=[$'Parcel Dist'.AH14]" office:value-type="float" office:value="0" calcext:value-type="float">
            <text:p>0.00</text:p>
          </table:table-cell>
          <table:table-cell table:formula="of:=[$'Parcel Dist'.AI14]" office:value-type="float" office:value="57.9893" calcext:value-type="float">
            <text:p>57.99</text:p>
          </table:table-cell>
          <table:table-cell table:formula="of:=[$'Parcel Dist'.AJ14]" office:value-type="float" office:value="0" calcext:value-type="float">
            <text:p>0.00</text:p>
          </table:table-cell>
          <table:table-cell table:formula="of:=[$'Parcel Dist'.AK14]" office:value-type="float" office:value="42.0107" calcext:value-type="float">
            <text:p>42.01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Parcel Dist'.G15]" office:value-type="float" office:value="0" calcext:value-type="float">
            <text:p>0.00</text:p>
          </table:table-cell>
          <table:table-cell table:formula="of:=[$'Parcel Dist'.H15]" office:value-type="float" office:value="0" calcext:value-type="float">
            <text:p>0.00</text:p>
          </table:table-cell>
          <table:table-cell table:formula="of:=[$'Parcel Dist'.I15]" office:value-type="float" office:value="0" calcext:value-type="float">
            <text:p>0.00</text:p>
          </table:table-cell>
          <table:table-cell table:formula="of:=[$'Parcel Dist'.J15]" office:value-type="float" office:value="0" calcext:value-type="float">
            <text:p>0.00</text:p>
          </table:table-cell>
          <table:table-cell table:formula="of:=[$'Parcel Dist'.P15]" office:value-type="float" office:value="0" calcext:value-type="float">
            <text:p>0.00</text:p>
          </table:table-cell>
          <table:table-cell table:formula="of:=[$'Parcel Dist'.Q15]" office:value-type="float" office:value="46.837" calcext:value-type="float">
            <text:p>46.84</text:p>
          </table:table-cell>
          <table:table-cell table:formula="of:=[$'Parcel Dist'.R15]" office:value-type="float" office:value="0" calcext:value-type="float">
            <text:p>0.00</text:p>
          </table:table-cell>
          <table:table-cell table:formula="of:=[$'Parcel Dist'.S15]" office:value-type="float" office:value="53.163" calcext:value-type="float">
            <text:p>53.16</text:p>
          </table:table-cell>
          <table:table-cell table:formula="of:=[$'Parcel Dist'.Y15]" office:value-type="float" office:value="0" calcext:value-type="float">
            <text:p>0.00</text:p>
          </table:table-cell>
          <table:table-cell table:formula="of:=[$'Parcel Dist'.Z15]" office:value-type="float" office:value="56.5556" calcext:value-type="float">
            <text:p>56.56</text:p>
          </table:table-cell>
          <table:table-cell table:formula="of:=[$'Parcel Dist'.AA15]" office:value-type="float" office:value="0" calcext:value-type="float">
            <text:p>0.00</text:p>
          </table:table-cell>
          <table:table-cell table:formula="of:=[$'Parcel Dist'.AB15]" office:value-type="float" office:value="43.4444" calcext:value-type="float">
            <text:p>43.44</text:p>
          </table:table-cell>
          <table:table-cell table:formula="of:=[$'Parcel Dist'.AH15]" office:value-type="float" office:value="0" calcext:value-type="float">
            <text:p>0.00</text:p>
          </table:table-cell>
          <table:table-cell table:formula="of:=[$'Parcel Dist'.AI15]" office:value-type="float" office:value="65.6641" calcext:value-type="float">
            <text:p>65.66</text:p>
          </table:table-cell>
          <table:table-cell table:formula="of:=[$'Parcel Dist'.AJ15]" office:value-type="float" office:value="0" calcext:value-type="float">
            <text:p>0.00</text:p>
          </table:table-cell>
          <table:table-cell table:formula="of:=[$'Parcel Dist'.AK15]" office:value-type="float" office:value="34.3359" calcext:value-type="float">
            <text:p>34.34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Parcel Dist'.G16]" office:value-type="float" office:value="0" calcext:value-type="float">
            <text:p>0.00</text:p>
          </table:table-cell>
          <table:table-cell table:formula="of:=[$'Parcel Dist'.H16]" office:value-type="float" office:value="54.1133" calcext:value-type="float">
            <text:p>54.11</text:p>
          </table:table-cell>
          <table:table-cell table:formula="of:=[$'Parcel Dist'.I16]" office:value-type="float" office:value="0" calcext:value-type="float">
            <text:p>0.00</text:p>
          </table:table-cell>
          <table:table-cell table:formula="of:=[$'Parcel Dist'.J16]" office:value-type="float" office:value="45.8867" calcext:value-type="float">
            <text:p>45.89</text:p>
          </table:table-cell>
          <table:table-cell table:formula="of:=[$'Parcel Dist'.P16]" office:value-type="float" office:value="0" calcext:value-type="float">
            <text:p>0.00</text:p>
          </table:table-cell>
          <table:table-cell table:formula="of:=[$'Parcel Dist'.Q16]" office:value-type="float" office:value="54.1133" calcext:value-type="float">
            <text:p>54.11</text:p>
          </table:table-cell>
          <table:table-cell table:formula="of:=[$'Parcel Dist'.R16]" office:value-type="float" office:value="0" calcext:value-type="float">
            <text:p>0.00</text:p>
          </table:table-cell>
          <table:table-cell table:formula="of:=[$'Parcel Dist'.S16]" office:value-type="float" office:value="45.8867" calcext:value-type="float">
            <text:p>45.89</text:p>
          </table:table-cell>
          <table:table-cell table:formula="of:=[$'Parcel Dist'.Y16]" office:value-type="float" office:value="0" calcext:value-type="float">
            <text:p>0.00</text:p>
          </table:table-cell>
          <table:table-cell table:formula="of:=[$'Parcel Dist'.Z16]" office:value-type="float" office:value="54.1133" calcext:value-type="float">
            <text:p>54.11</text:p>
          </table:table-cell>
          <table:table-cell table:formula="of:=[$'Parcel Dist'.AA16]" office:value-type="float" office:value="0" calcext:value-type="float">
            <text:p>0.00</text:p>
          </table:table-cell>
          <table:table-cell table:formula="of:=[$'Parcel Dist'.AB16]" office:value-type="float" office:value="45.8867" calcext:value-type="float">
            <text:p>45.89</text:p>
          </table:table-cell>
          <table:table-cell table:formula="of:=[$'Parcel Dist'.AH16]" office:value-type="float" office:value="0" calcext:value-type="float">
            <text:p>0.00</text:p>
          </table:table-cell>
          <table:table-cell table:formula="of:=[$'Parcel Dist'.AI16]" office:value-type="float" office:value="65.8086" calcext:value-type="float">
            <text:p>65.81</text:p>
          </table:table-cell>
          <table:table-cell table:formula="of:=[$'Parcel Dist'.AJ16]" office:value-type="float" office:value="0" calcext:value-type="float">
            <text:p>0.00</text:p>
          </table:table-cell>
          <table:table-cell table:formula="of:=[$'Parcel Dist'.AK16]" office:value-type="float" office:value="34.1914" calcext:value-type="float">
            <text:p>34.19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Parcel Dist'.G17]" office:value-type="float" office:value="0" calcext:value-type="float">
            <text:p>0.00</text:p>
          </table:table-cell>
          <table:table-cell table:formula="of:=[$'Parcel Dist'.H17]" office:value-type="float" office:value="51.8433" calcext:value-type="float">
            <text:p>51.84</text:p>
          </table:table-cell>
          <table:table-cell table:formula="of:=[$'Parcel Dist'.I17]" office:value-type="float" office:value="0" calcext:value-type="float">
            <text:p>0.00</text:p>
          </table:table-cell>
          <table:table-cell table:formula="of:=[$'Parcel Dist'.J17]" office:value-type="float" office:value="48.1567" calcext:value-type="float">
            <text:p>48.16</text:p>
          </table:table-cell>
          <table:table-cell table:formula="of:=[$'Parcel Dist'.P17]" office:value-type="float" office:value="0" calcext:value-type="float">
            <text:p>0.00</text:p>
          </table:table-cell>
          <table:table-cell table:formula="of:=[$'Parcel Dist'.Q17]" office:value-type="float" office:value="51.8433" calcext:value-type="float">
            <text:p>51.84</text:p>
          </table:table-cell>
          <table:table-cell table:formula="of:=[$'Parcel Dist'.R17]" office:value-type="float" office:value="0" calcext:value-type="float">
            <text:p>0.00</text:p>
          </table:table-cell>
          <table:table-cell table:formula="of:=[$'Parcel Dist'.S17]" office:value-type="float" office:value="48.1567" calcext:value-type="float">
            <text:p>48.16</text:p>
          </table:table-cell>
          <table:table-cell table:formula="of:=[$'Parcel Dist'.Y17]" office:value-type="float" office:value="0" calcext:value-type="float">
            <text:p>0.00</text:p>
          </table:table-cell>
          <table:table-cell table:formula="of:=[$'Parcel Dist'.Z17]" office:value-type="float" office:value="63.3318" calcext:value-type="float">
            <text:p>63.33</text:p>
          </table:table-cell>
          <table:table-cell table:formula="of:=[$'Parcel Dist'.AA17]" office:value-type="float" office:value="0" calcext:value-type="float">
            <text:p>0.00</text:p>
          </table:table-cell>
          <table:table-cell table:formula="of:=[$'Parcel Dist'.AB17]" office:value-type="float" office:value="36.6682" calcext:value-type="float">
            <text:p>36.67</text:p>
          </table:table-cell>
          <table:table-cell table:formula="of:=[$'Parcel Dist'.AH17]" office:value-type="float" office:value="0" calcext:value-type="float">
            <text:p>0.00</text:p>
          </table:table-cell>
          <table:table-cell table:formula="of:=[$'Parcel Dist'.AI17]" office:value-type="float" office:value="63.3318" calcext:value-type="float">
            <text:p>63.33</text:p>
          </table:table-cell>
          <table:table-cell table:formula="of:=[$'Parcel Dist'.AJ17]" office:value-type="float" office:value="0" calcext:value-type="float">
            <text:p>0.00</text:p>
          </table:table-cell>
          <table:table-cell table:formula="of:=[$'Parcel Dist'.AK17]" office:value-type="float" office:value="36.6682" calcext:value-type="float">
            <text:p>36.67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Parcel Dist'.G18]" office:value-type="float" office:value="0" calcext:value-type="float">
            <text:p>0.00</text:p>
          </table:table-cell>
          <table:table-cell table:formula="of:=[$'Parcel Dist'.H18]" office:value-type="float" office:value="0" calcext:value-type="float">
            <text:p>0.00</text:p>
          </table:table-cell>
          <table:table-cell table:formula="of:=[$'Parcel Dist'.I18]" office:value-type="float" office:value="0" calcext:value-type="float">
            <text:p>0.00</text:p>
          </table:table-cell>
          <table:table-cell table:formula="of:=[$'Parcel Dist'.J18]" office:value-type="float" office:value="0" calcext:value-type="float">
            <text:p>0.00</text:p>
          </table:table-cell>
          <table:table-cell table:formula="of:=[$'Parcel Dist'.P18]" office:value-type="float" office:value="0" calcext:value-type="float">
            <text:p>0.00</text:p>
          </table:table-cell>
          <table:table-cell table:formula="of:=[$'Parcel Dist'.Q18]" office:value-type="float" office:value="0" calcext:value-type="float">
            <text:p>0.00</text:p>
          </table:table-cell>
          <table:table-cell table:formula="of:=[$'Parcel Dist'.R18]" office:value-type="float" office:value="0" calcext:value-type="float">
            <text:p>0.00</text:p>
          </table:table-cell>
          <table:table-cell table:formula="of:=[$'Parcel Dist'.S18]" office:value-type="float" office:value="0" calcext:value-type="float">
            <text:p>0.00</text:p>
          </table:table-cell>
          <table:table-cell table:formula="of:=[$'Parcel Dist'.Y18]" office:value-type="float" office:value="0" calcext:value-type="float">
            <text:p>0.00</text:p>
          </table:table-cell>
          <table:table-cell table:formula="of:=[$'Parcel Dist'.Z18]" office:value-type="float" office:value="44.8041" calcext:value-type="float">
            <text:p>44.80</text:p>
          </table:table-cell>
          <table:table-cell table:formula="of:=[$'Parcel Dist'.AA18]" office:value-type="float" office:value="0" calcext:value-type="float">
            <text:p>0.00</text:p>
          </table:table-cell>
          <table:table-cell table:formula="of:=[$'Parcel Dist'.AB18]" office:value-type="float" office:value="55.1959" calcext:value-type="float">
            <text:p>55.20</text:p>
          </table:table-cell>
          <table:table-cell table:formula="of:=[$'Parcel Dist'.AH18]" office:value-type="float" office:value="0" calcext:value-type="float">
            <text:p>0.00</text:p>
          </table:table-cell>
          <table:table-cell table:formula="of:=[$'Parcel Dist'.AI18]" office:value-type="float" office:value="61.9799" calcext:value-type="float">
            <text:p>61.98</text:p>
          </table:table-cell>
          <table:table-cell table:formula="of:=[$'Parcel Dist'.AJ18]" office:value-type="float" office:value="0" calcext:value-type="float">
            <text:p>0.00</text:p>
          </table:table-cell>
          <table:table-cell table:formula="of:=[$'Parcel Dist'.AK18]" office:value-type="float" office:value="38.0201" calcext:value-type="float">
            <text:p>38.02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Parcel Dist'.G19]" office:value-type="float" office:value="0" calcext:value-type="float">
            <text:p>0.00</text:p>
          </table:table-cell>
          <table:table-cell table:formula="of:=[$'Parcel Dist'.H19]" office:value-type="float" office:value="0" calcext:value-type="float">
            <text:p>0.00</text:p>
          </table:table-cell>
          <table:table-cell table:formula="of:=[$'Parcel Dist'.I19]" office:value-type="float" office:value="0" calcext:value-type="float">
            <text:p>0.00</text:p>
          </table:table-cell>
          <table:table-cell table:formula="of:=[$'Parcel Dist'.J19]" office:value-type="float" office:value="0" calcext:value-type="float">
            <text:p>0.00</text:p>
          </table:table-cell>
          <table:table-cell table:formula="of:=[$'Parcel Dist'.P19]" office:value-type="float" office:value="0" calcext:value-type="float">
            <text:p>0.00</text:p>
          </table:table-cell>
          <table:table-cell table:formula="of:=[$'Parcel Dist'.Q19]" office:value-type="float" office:value="38.4175" calcext:value-type="float">
            <text:p>38.42</text:p>
          </table:table-cell>
          <table:table-cell table:formula="of:=[$'Parcel Dist'.R19]" office:value-type="float" office:value="0" calcext:value-type="float">
            <text:p>0.00</text:p>
          </table:table-cell>
          <table:table-cell table:formula="of:=[$'Parcel Dist'.S19]" office:value-type="float" office:value="61.5825" calcext:value-type="float">
            <text:p>61.58</text:p>
          </table:table-cell>
          <table:table-cell table:formula="of:=[$'Parcel Dist'.Y19]" office:value-type="float" office:value="0" calcext:value-type="float">
            <text:p>0.00</text:p>
          </table:table-cell>
          <table:table-cell table:formula="of:=[$'Parcel Dist'.Z19]" office:value-type="float" office:value="42.0213" calcext:value-type="float">
            <text:p>42.02</text:p>
          </table:table-cell>
          <table:table-cell table:formula="of:=[$'Parcel Dist'.AA19]" office:value-type="float" office:value="0" calcext:value-type="float">
            <text:p>0.00</text:p>
          </table:table-cell>
          <table:table-cell table:formula="of:=[$'Parcel Dist'.AB19]" office:value-type="float" office:value="57.9787" calcext:value-type="float">
            <text:p>57.98</text:p>
          </table:table-cell>
          <table:table-cell table:formula="of:=[$'Parcel Dist'.AH19]" office:value-type="float" office:value="0" calcext:value-type="float">
            <text:p>0.00</text:p>
          </table:table-cell>
          <table:table-cell table:formula="of:=[$'Parcel Dist'.AI19]" office:value-type="float" office:value="66.7211" calcext:value-type="float">
            <text:p>66.72</text:p>
          </table:table-cell>
          <table:table-cell table:formula="of:=[$'Parcel Dist'.AJ19]" office:value-type="float" office:value="0" calcext:value-type="float">
            <text:p>0.00</text:p>
          </table:table-cell>
          <table:table-cell table:formula="of:=[$'Parcel Dist'.AK19]" office:value-type="float" office:value="33.2789" calcext:value-type="float">
            <text:p>33.28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Parcel Dist'.G20]" office:value-type="float" office:value="0" calcext:value-type="float">
            <text:p>0.00</text:p>
          </table:table-cell>
          <table:table-cell table:formula="of:=[$'Parcel Dist'.H20]" office:value-type="float" office:value="49.763" calcext:value-type="float">
            <text:p>49.76</text:p>
          </table:table-cell>
          <table:table-cell table:formula="of:=[$'Parcel Dist'.I20]" office:value-type="float" office:value="0" calcext:value-type="float">
            <text:p>0.00</text:p>
          </table:table-cell>
          <table:table-cell table:formula="of:=[$'Parcel Dist'.J20]" office:value-type="float" office:value="50.237" calcext:value-type="float">
            <text:p>50.24</text:p>
          </table:table-cell>
          <table:table-cell table:formula="of:=[$'Parcel Dist'.P20]" office:value-type="float" office:value="0" calcext:value-type="float">
            <text:p>0.00</text:p>
          </table:table-cell>
          <table:table-cell table:formula="of:=[$'Parcel Dist'.Q20]" office:value-type="float" office:value="49.763" calcext:value-type="float">
            <text:p>49.76</text:p>
          </table:table-cell>
          <table:table-cell table:formula="of:=[$'Parcel Dist'.R20]" office:value-type="float" office:value="0" calcext:value-type="float">
            <text:p>0.00</text:p>
          </table:table-cell>
          <table:table-cell table:formula="of:=[$'Parcel Dist'.S20]" office:value-type="float" office:value="50.237" calcext:value-type="float">
            <text:p>50.24</text:p>
          </table:table-cell>
          <table:table-cell table:formula="of:=[$'Parcel Dist'.Y20]" office:value-type="float" office:value="0" calcext:value-type="float">
            <text:p>0.00</text:p>
          </table:table-cell>
          <table:table-cell table:formula="of:=[$'Parcel Dist'.Z20]" office:value-type="float" office:value="69.2754" calcext:value-type="float">
            <text:p>69.28</text:p>
          </table:table-cell>
          <table:table-cell table:formula="of:=[$'Parcel Dist'.AA20]" office:value-type="float" office:value="0" calcext:value-type="float">
            <text:p>0.00</text:p>
          </table:table-cell>
          <table:table-cell table:formula="of:=[$'Parcel Dist'.AB20]" office:value-type="float" office:value="30.7246" calcext:value-type="float">
            <text:p>30.72</text:p>
          </table:table-cell>
          <table:table-cell table:formula="of:=[$'Parcel Dist'.AH20]" office:value-type="float" office:value="0" calcext:value-type="float">
            <text:p>0.00</text:p>
          </table:table-cell>
          <table:table-cell table:formula="of:=[$'Parcel Dist'.AI20]" office:value-type="float" office:value="64.4295" calcext:value-type="float">
            <text:p>64.43</text:p>
          </table:table-cell>
          <table:table-cell table:formula="of:=[$'Parcel Dist'.AJ20]" office:value-type="float" office:value="0" calcext:value-type="float">
            <text:p>0.00</text:p>
          </table:table-cell>
          <table:table-cell table:formula="of:=[$'Parcel Dist'.AK20]" office:value-type="float" office:value="35.5705" calcext:value-type="float">
            <text:p>35.57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Parcel Dist'.G21]" office:value-type="float" office:value="0" calcext:value-type="float">
            <text:p>0.00</text:p>
          </table:table-cell>
          <table:table-cell table:formula="of:=[$'Parcel Dist'.H21]" office:value-type="float" office:value="0" calcext:value-type="float">
            <text:p>0.00</text:p>
          </table:table-cell>
          <table:table-cell table:formula="of:=[$'Parcel Dist'.I21]" office:value-type="float" office:value="0" calcext:value-type="float">
            <text:p>0.00</text:p>
          </table:table-cell>
          <table:table-cell table:formula="of:=[$'Parcel Dist'.J21]" office:value-type="float" office:value="0" calcext:value-type="float">
            <text:p>0.00</text:p>
          </table:table-cell>
          <table:table-cell table:formula="of:=[$'Parcel Dist'.P21]" office:value-type="float" office:value="0" calcext:value-type="float">
            <text:p>0.00</text:p>
          </table:table-cell>
          <table:table-cell table:formula="of:=[$'Parcel Dist'.Q21]" office:value-type="float" office:value="50.4975" calcext:value-type="float">
            <text:p>50.50</text:p>
          </table:table-cell>
          <table:table-cell table:formula="of:=[$'Parcel Dist'.R21]" office:value-type="float" office:value="0" calcext:value-type="float">
            <text:p>0.00</text:p>
          </table:table-cell>
          <table:table-cell table:formula="of:=[$'Parcel Dist'.S21]" office:value-type="float" office:value="49.5025" calcext:value-type="float">
            <text:p>49.50</text:p>
          </table:table-cell>
          <table:table-cell table:formula="of:=[$'Parcel Dist'.Y21]" office:value-type="float" office:value="0" calcext:value-type="float">
            <text:p>0.00</text:p>
          </table:table-cell>
          <table:table-cell table:formula="of:=[$'Parcel Dist'.Z21]" office:value-type="float" office:value="50" calcext:value-type="float">
            <text:p>50.00</text:p>
          </table:table-cell>
          <table:table-cell table:formula="of:=[$'Parcel Dist'.AA21]" office:value-type="float" office:value="0" calcext:value-type="float">
            <text:p>0.00</text:p>
          </table:table-cell>
          <table:table-cell table:formula="of:=[$'Parcel Dist'.AB21]" office:value-type="float" office:value="50" calcext:value-type="float">
            <text:p>50.00</text:p>
          </table:table-cell>
          <table:table-cell table:formula="of:=[$'Parcel Dist'.AH21]" office:value-type="float" office:value="0" calcext:value-type="float">
            <text:p>0.00</text:p>
          </table:table-cell>
          <table:table-cell table:formula="of:=[$'Parcel Dist'.AI21]" office:value-type="float" office:value="53.7773" calcext:value-type="float">
            <text:p>53.78</text:p>
          </table:table-cell>
          <table:table-cell table:formula="of:=[$'Parcel Dist'.AJ21]" office:value-type="float" office:value="0" calcext:value-type="float">
            <text:p>0.00</text:p>
          </table:table-cell>
          <table:table-cell table:formula="of:=[$'Parcel Dist'.AK21]" office:value-type="float" office:value="46.2227" calcext:value-type="float">
            <text:p>46.22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Parcel Dist'.G22]" office:value-type="float" office:value="0" calcext:value-type="float">
            <text:p>0.00</text:p>
          </table:table-cell>
          <table:table-cell table:formula="of:=[$'Parcel Dist'.H22]" office:value-type="float" office:value="51.8483" calcext:value-type="float">
            <text:p>51.85</text:p>
          </table:table-cell>
          <table:table-cell table:formula="of:=[$'Parcel Dist'.I22]" office:value-type="float" office:value="0" calcext:value-type="float">
            <text:p>0.00</text:p>
          </table:table-cell>
          <table:table-cell table:formula="of:=[$'Parcel Dist'.J22]" office:value-type="float" office:value="48.1517" calcext:value-type="float">
            <text:p>48.15</text:p>
          </table:table-cell>
          <table:table-cell table:formula="of:=[$'Parcel Dist'.P22]" office:value-type="float" office:value="0" calcext:value-type="float">
            <text:p>0.00</text:p>
          </table:table-cell>
          <table:table-cell table:formula="of:=[$'Parcel Dist'.Q22]" office:value-type="float" office:value="51.8483" calcext:value-type="float">
            <text:p>51.85</text:p>
          </table:table-cell>
          <table:table-cell table:formula="of:=[$'Parcel Dist'.R22]" office:value-type="float" office:value="0" calcext:value-type="float">
            <text:p>0.00</text:p>
          </table:table-cell>
          <table:table-cell table:formula="of:=[$'Parcel Dist'.S22]" office:value-type="float" office:value="48.1517" calcext:value-type="float">
            <text:p>48.15</text:p>
          </table:table-cell>
          <table:table-cell table:formula="of:=[$'Parcel Dist'.Y22]" office:value-type="float" office:value="0" calcext:value-type="float">
            <text:p>0.00</text:p>
          </table:table-cell>
          <table:table-cell table:formula="of:=[$'Parcel Dist'.Z22]" office:value-type="float" office:value="59.0674" calcext:value-type="float">
            <text:p>59.07</text:p>
          </table:table-cell>
          <table:table-cell table:formula="of:=[$'Parcel Dist'.AA22]" office:value-type="float" office:value="0" calcext:value-type="float">
            <text:p>0.00</text:p>
          </table:table-cell>
          <table:table-cell table:formula="of:=[$'Parcel Dist'.AB22]" office:value-type="float" office:value="40.9326" calcext:value-type="float">
            <text:p>40.93</text:p>
          </table:table-cell>
          <table:table-cell table:formula="of:=[$'Parcel Dist'.AH22]" office:value-type="float" office:value="0" calcext:value-type="float">
            <text:p>0.00</text:p>
          </table:table-cell>
          <table:table-cell table:formula="of:=[$'Parcel Dist'.AI22]" office:value-type="float" office:value="80.6135" calcext:value-type="float">
            <text:p>80.61</text:p>
          </table:table-cell>
          <table:table-cell table:formula="of:=[$'Parcel Dist'.AJ22]" office:value-type="float" office:value="0" calcext:value-type="float">
            <text:p>0.00</text:p>
          </table:table-cell>
          <table:table-cell table:formula="of:=[$'Parcel Dist'.AK22]" office:value-type="float" office:value="19.3865" calcext:value-type="float">
            <text:p>19.39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Parcel Dist'.G23]" office:value-type="float" office:value="0" calcext:value-type="float">
            <text:p>0.00</text:p>
          </table:table-cell>
          <table:table-cell table:formula="of:=[$'Parcel Dist'.H23]" office:value-type="float" office:value="0" calcext:value-type="float">
            <text:p>0.00</text:p>
          </table:table-cell>
          <table:table-cell table:formula="of:=[$'Parcel Dist'.I23]" office:value-type="float" office:value="0" calcext:value-type="float">
            <text:p>0.00</text:p>
          </table:table-cell>
          <table:table-cell table:formula="of:=[$'Parcel Dist'.J23]" office:value-type="float" office:value="0" calcext:value-type="float">
            <text:p>0.00</text:p>
          </table:table-cell>
          <table:table-cell table:formula="of:=[$'Parcel Dist'.P23]" office:value-type="float" office:value="0" calcext:value-type="float">
            <text:p>0.00</text:p>
          </table:table-cell>
          <table:table-cell table:formula="of:=[$'Parcel Dist'.Q23]" office:value-type="float" office:value="0" calcext:value-type="float">
            <text:p>0.00</text:p>
          </table:table-cell>
          <table:table-cell table:formula="of:=[$'Parcel Dist'.R23]" office:value-type="float" office:value="0" calcext:value-type="float">
            <text:p>0.00</text:p>
          </table:table-cell>
          <table:table-cell table:formula="of:=[$'Parcel Dist'.S23]" office:value-type="float" office:value="0" calcext:value-type="float">
            <text:p>0.00</text:p>
          </table:table-cell>
          <table:table-cell table:formula="of:=[$'Parcel Dist'.Y23]" office:value-type="float" office:value="0" calcext:value-type="float">
            <text:p>0.00</text:p>
          </table:table-cell>
          <table:table-cell table:formula="of:=[$'Parcel Dist'.Z23]" office:value-type="float" office:value="45.8175" calcext:value-type="float">
            <text:p>45.82</text:p>
          </table:table-cell>
          <table:table-cell table:formula="of:=[$'Parcel Dist'.AA23]" office:value-type="float" office:value="0" calcext:value-type="float">
            <text:p>0.00</text:p>
          </table:table-cell>
          <table:table-cell table:formula="of:=[$'Parcel Dist'.AB23]" office:value-type="float" office:value="54.1825" calcext:value-type="float">
            <text:p>54.18</text:p>
          </table:table-cell>
          <table:table-cell table:formula="of:=[$'Parcel Dist'.AH23]" office:value-type="float" office:value="0" calcext:value-type="float">
            <text:p>0.00</text:p>
          </table:table-cell>
          <table:table-cell table:formula="of:=[$'Parcel Dist'.AI23]" office:value-type="float" office:value="48.5397" calcext:value-type="float">
            <text:p>48.54</text:p>
          </table:table-cell>
          <table:table-cell table:formula="of:=[$'Parcel Dist'.AJ23]" office:value-type="float" office:value="0" calcext:value-type="float">
            <text:p>0.00</text:p>
          </table:table-cell>
          <table:table-cell table:formula="of:=[$'Parcel Dist'.AK23]" office:value-type="float" office:value="51.4603" calcext:value-type="float">
            <text:p>51.46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Parcel Dist'.G24]" office:value-type="float" office:value="0" calcext:value-type="float">
            <text:p>0.00</text:p>
          </table:table-cell>
          <table:table-cell table:formula="of:=[$'Parcel Dist'.H24]" office:value-type="float" office:value="0" calcext:value-type="float">
            <text:p>0.00</text:p>
          </table:table-cell>
          <table:table-cell table:formula="of:=[$'Parcel Dist'.I24]" office:value-type="float" office:value="0" calcext:value-type="float">
            <text:p>0.00</text:p>
          </table:table-cell>
          <table:table-cell table:formula="of:=[$'Parcel Dist'.J24]" office:value-type="float" office:value="0" calcext:value-type="float">
            <text:p>0.00</text:p>
          </table:table-cell>
          <table:table-cell table:formula="of:=[$'Parcel Dist'.P24]" office:value-type="float" office:value="0" calcext:value-type="float">
            <text:p>0.00</text:p>
          </table:table-cell>
          <table:table-cell table:formula="of:=[$'Parcel Dist'.Q24]" office:value-type="float" office:value="68.9457" calcext:value-type="float">
            <text:p>68.95</text:p>
          </table:table-cell>
          <table:table-cell table:formula="of:=[$'Parcel Dist'.R24]" office:value-type="float" office:value="0" calcext:value-type="float">
            <text:p>0.00</text:p>
          </table:table-cell>
          <table:table-cell table:formula="of:=[$'Parcel Dist'.S24]" office:value-type="float" office:value="31.0543" calcext:value-type="float">
            <text:p>31.05</text:p>
          </table:table-cell>
          <table:table-cell table:formula="of:=[$'Parcel Dist'.Y24]" office:value-type="float" office:value="0" calcext:value-type="float">
            <text:p>0.00</text:p>
          </table:table-cell>
          <table:table-cell table:formula="of:=[$'Parcel Dist'.Z24]" office:value-type="float" office:value="73.2983" calcext:value-type="float">
            <text:p>73.30</text:p>
          </table:table-cell>
          <table:table-cell table:formula="of:=[$'Parcel Dist'.AA24]" office:value-type="float" office:value="0" calcext:value-type="float">
            <text:p>0.00</text:p>
          </table:table-cell>
          <table:table-cell table:formula="of:=[$'Parcel Dist'.AB24]" office:value-type="float" office:value="26.7017" calcext:value-type="float">
            <text:p>26.70</text:p>
          </table:table-cell>
          <table:table-cell table:formula="of:=[$'Parcel Dist'.AH24]" office:value-type="float" office:value="0" calcext:value-type="float">
            <text:p>0.00</text:p>
          </table:table-cell>
          <table:table-cell table:formula="of:=[$'Parcel Dist'.AI24]" office:value-type="float" office:value="66.4334" calcext:value-type="float">
            <text:p>66.43</text:p>
          </table:table-cell>
          <table:table-cell table:formula="of:=[$'Parcel Dist'.AJ24]" office:value-type="float" office:value="0" calcext:value-type="float">
            <text:p>0.00</text:p>
          </table:table-cell>
          <table:table-cell table:formula="of:=[$'Parcel Dist'.AK24]" office:value-type="float" office:value="33.5666" calcext:value-type="float">
            <text:p>33.57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Parcel Dist'.G25]" office:value-type="float" office:value="0" calcext:value-type="float">
            <text:p>0.00</text:p>
          </table:table-cell>
          <table:table-cell table:formula="of:=[$'Parcel Dist'.H25]" office:value-type="float" office:value="0" calcext:value-type="float">
            <text:p>0.00</text:p>
          </table:table-cell>
          <table:table-cell table:formula="of:=[$'Parcel Dist'.I25]" office:value-type="float" office:value="0" calcext:value-type="float">
            <text:p>0.00</text:p>
          </table:table-cell>
          <table:table-cell table:formula="of:=[$'Parcel Dist'.J25]" office:value-type="float" office:value="0" calcext:value-type="float">
            <text:p>0.00</text:p>
          </table:table-cell>
          <table:table-cell table:formula="of:=[$'Parcel Dist'.P25]" office:value-type="float" office:value="0" calcext:value-type="float">
            <text:p>0.00</text:p>
          </table:table-cell>
          <table:table-cell table:formula="of:=[$'Parcel Dist'.Q25]" office:value-type="float" office:value="75.6492" calcext:value-type="float">
            <text:p>75.65</text:p>
          </table:table-cell>
          <table:table-cell table:formula="of:=[$'Parcel Dist'.R25]" office:value-type="float" office:value="0" calcext:value-type="float">
            <text:p>0.00</text:p>
          </table:table-cell>
          <table:table-cell table:formula="of:=[$'Parcel Dist'.S25]" office:value-type="float" office:value="24.3508" calcext:value-type="float">
            <text:p>24.35</text:p>
          </table:table-cell>
          <table:table-cell table:formula="of:=[$'Parcel Dist'.Y25]" office:value-type="float" office:value="0" calcext:value-type="float">
            <text:p>0.00</text:p>
          </table:table-cell>
          <table:table-cell table:formula="of:=[$'Parcel Dist'.Z25]" office:value-type="float" office:value="81.1101" calcext:value-type="float">
            <text:p>81.11</text:p>
          </table:table-cell>
          <table:table-cell table:formula="of:=[$'Parcel Dist'.AA25]" office:value-type="float" office:value="0" calcext:value-type="float">
            <text:p>0.00</text:p>
          </table:table-cell>
          <table:table-cell table:formula="of:=[$'Parcel Dist'.AB25]" office:value-type="float" office:value="18.8899" calcext:value-type="float">
            <text:p>18.89</text:p>
          </table:table-cell>
          <table:table-cell table:formula="of:=[$'Parcel Dist'.AH25]" office:value-type="float" office:value="0" calcext:value-type="float">
            <text:p>0.00</text:p>
          </table:table-cell>
          <table:table-cell table:formula="of:=[$'Parcel Dist'.AI25]" office:value-type="float" office:value="83" calcext:value-type="float">
            <text:p>83.00</text:p>
          </table:table-cell>
          <table:table-cell table:formula="of:=[$'Parcel Dist'.AJ25]" office:value-type="float" office:value="0" calcext:value-type="float">
            <text:p>0.00</text:p>
          </table:table-cell>
          <table:table-cell table:formula="of:=[$'Parcel Dist'.AK25]" office:value-type="float" office:value="17" calcext:value-type="float">
            <text:p>17.00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Parcel Dist'.G26]" office:value-type="float" office:value="0" calcext:value-type="float">
            <text:p>0.00</text:p>
          </table:table-cell>
          <table:table-cell table:formula="of:=[$'Parcel Dist'.H26]" office:value-type="float" office:value="0" calcext:value-type="float">
            <text:p>0.00</text:p>
          </table:table-cell>
          <table:table-cell table:formula="of:=[$'Parcel Dist'.I26]" office:value-type="float" office:value="0" calcext:value-type="float">
            <text:p>0.00</text:p>
          </table:table-cell>
          <table:table-cell table:formula="of:=[$'Parcel Dist'.J26]" office:value-type="float" office:value="0" calcext:value-type="float">
            <text:p>0.00</text:p>
          </table:table-cell>
          <table:table-cell table:formula="of:=[$'Parcel Dist'.P26]" office:value-type="float" office:value="0" calcext:value-type="float">
            <text:p>0.00</text:p>
          </table:table-cell>
          <table:table-cell table:formula="of:=[$'Parcel Dist'.Q26]" office:value-type="float" office:value="0" calcext:value-type="float">
            <text:p>0.00</text:p>
          </table:table-cell>
          <table:table-cell table:formula="of:=[$'Parcel Dist'.R26]" office:value-type="float" office:value="0" calcext:value-type="float">
            <text:p>0.00</text:p>
          </table:table-cell>
          <table:table-cell table:formula="of:=[$'Parcel Dist'.S26]" office:value-type="float" office:value="0" calcext:value-type="float">
            <text:p>0.00</text:p>
          </table:table-cell>
          <table:table-cell table:formula="of:=[$'Parcel Dist'.Y26]" office:value-type="float" office:value="0" calcext:value-type="float">
            <text:p>0.00</text:p>
          </table:table-cell>
          <table:table-cell table:formula="of:=[$'Parcel Dist'.Z26]" office:value-type="float" office:value="53.1434" calcext:value-type="float">
            <text:p>53.14</text:p>
          </table:table-cell>
          <table:table-cell table:formula="of:=[$'Parcel Dist'.AA26]" office:value-type="float" office:value="0" calcext:value-type="float">
            <text:p>0.00</text:p>
          </table:table-cell>
          <table:table-cell table:formula="of:=[$'Parcel Dist'.AB26]" office:value-type="float" office:value="46.8566" calcext:value-type="float">
            <text:p>46.86</text:p>
          </table:table-cell>
          <table:table-cell table:formula="of:=[$'Parcel Dist'.AH26]" office:value-type="float" office:value="0" calcext:value-type="float">
            <text:p>0.00</text:p>
          </table:table-cell>
          <table:table-cell table:formula="of:=[$'Parcel Dist'.AI26]" office:value-type="float" office:value="71.5764" calcext:value-type="float">
            <text:p>71.58</text:p>
          </table:table-cell>
          <table:table-cell table:formula="of:=[$'Parcel Dist'.AJ26]" office:value-type="float" office:value="0" calcext:value-type="float">
            <text:p>0.00</text:p>
          </table:table-cell>
          <table:table-cell table:formula="of:=[$'Parcel Dist'.AK26]" office:value-type="float" office:value="28.4236" calcext:value-type="float">
            <text:p>28.42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Parcel Dist'.G27]" office:value-type="float" office:value="0" calcext:value-type="float">
            <text:p>0.00</text:p>
          </table:table-cell>
          <table:table-cell table:formula="of:=[$'Parcel Dist'.H27]" office:value-type="float" office:value="0" calcext:value-type="float">
            <text:p>0.00</text:p>
          </table:table-cell>
          <table:table-cell table:formula="of:=[$'Parcel Dist'.I27]" office:value-type="float" office:value="0" calcext:value-type="float">
            <text:p>0.00</text:p>
          </table:table-cell>
          <table:table-cell table:formula="of:=[$'Parcel Dist'.J27]" office:value-type="float" office:value="0" calcext:value-type="float">
            <text:p>0.00</text:p>
          </table:table-cell>
          <table:table-cell table:formula="of:=[$'Parcel Dist'.P27]" office:value-type="float" office:value="0" calcext:value-type="float">
            <text:p>0.00</text:p>
          </table:table-cell>
          <table:table-cell table:formula="of:=[$'Parcel Dist'.Q27]" office:value-type="float" office:value="0" calcext:value-type="float">
            <text:p>0.00</text:p>
          </table:table-cell>
          <table:table-cell table:formula="of:=[$'Parcel Dist'.R27]" office:value-type="float" office:value="0" calcext:value-type="float">
            <text:p>0.00</text:p>
          </table:table-cell>
          <table:table-cell table:formula="of:=[$'Parcel Dist'.S27]" office:value-type="float" office:value="0" calcext:value-type="float">
            <text:p>0.00</text:p>
          </table:table-cell>
          <table:table-cell table:formula="of:=[$'Parcel Dist'.Y27]" office:value-type="float" office:value="0" calcext:value-type="float">
            <text:p>0.00</text:p>
          </table:table-cell>
          <table:table-cell table:formula="of:=[$'Parcel Dist'.Z27]" office:value-type="float" office:value="58.7947" calcext:value-type="float">
            <text:p>58.79</text:p>
          </table:table-cell>
          <table:table-cell table:formula="of:=[$'Parcel Dist'.AA27]" office:value-type="float" office:value="0" calcext:value-type="float">
            <text:p>0.00</text:p>
          </table:table-cell>
          <table:table-cell table:formula="of:=[$'Parcel Dist'.AB27]" office:value-type="float" office:value="41.2053" calcext:value-type="float">
            <text:p>41.21</text:p>
          </table:table-cell>
          <table:table-cell table:formula="of:=[$'Parcel Dist'.AH27]" office:value-type="float" office:value="0" calcext:value-type="float">
            <text:p>0.00</text:p>
          </table:table-cell>
          <table:table-cell table:formula="of:=[$'Parcel Dist'.AI27]" office:value-type="float" office:value="69.0935" calcext:value-type="float">
            <text:p>69.09</text:p>
          </table:table-cell>
          <table:table-cell table:formula="of:=[$'Parcel Dist'.AJ27]" office:value-type="float" office:value="0" calcext:value-type="float">
            <text:p>0.00</text:p>
          </table:table-cell>
          <table:table-cell table:formula="of:=[$'Parcel Dist'.AK27]" office:value-type="float" office:value="30.9065" calcext:value-type="float">
            <text:p>30.91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Parcel Dist'.G28]" office:value-type="float" office:value="0" calcext:value-type="float">
            <text:p>0.00</text:p>
          </table:table-cell>
          <table:table-cell table:formula="of:=[$'Parcel Dist'.H28]" office:value-type="float" office:value="0" calcext:value-type="float">
            <text:p>0.00</text:p>
          </table:table-cell>
          <table:table-cell table:formula="of:=[$'Parcel Dist'.I28]" office:value-type="float" office:value="0" calcext:value-type="float">
            <text:p>0.00</text:p>
          </table:table-cell>
          <table:table-cell table:formula="of:=[$'Parcel Dist'.J28]" office:value-type="float" office:value="0" calcext:value-type="float">
            <text:p>0.00</text:p>
          </table:table-cell>
          <table:table-cell table:formula="of:=[$'Parcel Dist'.P28]" office:value-type="float" office:value="0" calcext:value-type="float">
            <text:p>0.00</text:p>
          </table:table-cell>
          <table:table-cell table:formula="of:=[$'Parcel Dist'.Q28]" office:value-type="float" office:value="0" calcext:value-type="float">
            <text:p>0.00</text:p>
          </table:table-cell>
          <table:table-cell table:formula="of:=[$'Parcel Dist'.R28]" office:value-type="float" office:value="0" calcext:value-type="float">
            <text:p>0.00</text:p>
          </table:table-cell>
          <table:table-cell table:formula="of:=[$'Parcel Dist'.S28]" office:value-type="float" office:value="0" calcext:value-type="float">
            <text:p>0.00</text:p>
          </table:table-cell>
          <table:table-cell table:formula="of:=[$'Parcel Dist'.Y28]" office:value-type="float" office:value="0" calcext:value-type="float">
            <text:p>0.00</text:p>
          </table:table-cell>
          <table:table-cell table:formula="of:=[$'Parcel Dist'.Z28]" office:value-type="float" office:value="0" calcext:value-type="float">
            <text:p>0.00</text:p>
          </table:table-cell>
          <table:table-cell table:formula="of:=[$'Parcel Dist'.AA28]" office:value-type="float" office:value="0" calcext:value-type="float">
            <text:p>0.00</text:p>
          </table:table-cell>
          <table:table-cell table:formula="of:=[$'Parcel Dist'.AB28]" office:value-type="float" office:value="0" calcext:value-type="float">
            <text:p>0.00</text:p>
          </table:table-cell>
          <table:table-cell table:formula="of:=[$'Parcel Dist'.AH28]" office:value-type="float" office:value="0" calcext:value-type="float">
            <text:p>0.00</text:p>
          </table:table-cell>
          <table:table-cell table:formula="of:=[$'Parcel Dist'.AI28]" office:value-type="float" office:value="55.1601" calcext:value-type="float">
            <text:p>55.16</text:p>
          </table:table-cell>
          <table:table-cell table:formula="of:=[$'Parcel Dist'.AJ28]" office:value-type="float" office:value="0" calcext:value-type="float">
            <text:p>0.00</text:p>
          </table:table-cell>
          <table:table-cell table:formula="of:=[$'Parcel Dist'.AK28]" office:value-type="float" office:value="44.8399" calcext:value-type="float">
            <text:p>44.84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Parcel Dist'.G29]" office:value-type="float" office:value="0" calcext:value-type="float">
            <text:p>0.00</text:p>
          </table:table-cell>
          <table:table-cell table:formula="of:=[$'Parcel Dist'.H29]" office:value-type="float" office:value="0" calcext:value-type="float">
            <text:p>0.00</text:p>
          </table:table-cell>
          <table:table-cell table:formula="of:=[$'Parcel Dist'.I29]" office:value-type="float" office:value="0" calcext:value-type="float">
            <text:p>0.00</text:p>
          </table:table-cell>
          <table:table-cell table:formula="of:=[$'Parcel Dist'.J29]" office:value-type="float" office:value="0" calcext:value-type="float">
            <text:p>0.00</text:p>
          </table:table-cell>
          <table:table-cell table:formula="of:=[$'Parcel Dist'.P29]" office:value-type="float" office:value="0" calcext:value-type="float">
            <text:p>0.00</text:p>
          </table:table-cell>
          <table:table-cell table:formula="of:=[$'Parcel Dist'.Q29]" office:value-type="float" office:value="40.5823" calcext:value-type="float">
            <text:p>40.58</text:p>
          </table:table-cell>
          <table:table-cell table:formula="of:=[$'Parcel Dist'.R29]" office:value-type="float" office:value="0" calcext:value-type="float">
            <text:p>0.00</text:p>
          </table:table-cell>
          <table:table-cell table:formula="of:=[$'Parcel Dist'.S29]" office:value-type="float" office:value="59.4177" calcext:value-type="float">
            <text:p>59.42</text:p>
          </table:table-cell>
          <table:table-cell table:formula="of:=[$'Parcel Dist'.Y29]" office:value-type="float" office:value="0" calcext:value-type="float">
            <text:p>0.00</text:p>
          </table:table-cell>
          <table:table-cell table:formula="of:=[$'Parcel Dist'.Z29]" office:value-type="float" office:value="40.5823" calcext:value-type="float">
            <text:p>40.58</text:p>
          </table:table-cell>
          <table:table-cell table:formula="of:=[$'Parcel Dist'.AA29]" office:value-type="float" office:value="0" calcext:value-type="float">
            <text:p>0.00</text:p>
          </table:table-cell>
          <table:table-cell table:formula="of:=[$'Parcel Dist'.AB29]" office:value-type="float" office:value="59.4177" calcext:value-type="float">
            <text:p>59.42</text:p>
          </table:table-cell>
          <table:table-cell table:formula="of:=[$'Parcel Dist'.AH29]" office:value-type="float" office:value="0" calcext:value-type="float">
            <text:p>0.00</text:p>
          </table:table-cell>
          <table:table-cell table:formula="of:=[$'Parcel Dist'.AI29]" office:value-type="float" office:value="62.1556" calcext:value-type="float">
            <text:p>62.16</text:p>
          </table:table-cell>
          <table:table-cell table:formula="of:=[$'Parcel Dist'.AJ29]" office:value-type="float" office:value="0" calcext:value-type="float">
            <text:p>0.00</text:p>
          </table:table-cell>
          <table:table-cell table:formula="of:=[$'Parcel Dist'.AK29]" office:value-type="float" office:value="37.8444" calcext:value-type="float">
            <text:p>37.84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Parcel Dist'.G30]" office:value-type="float" office:value="0" calcext:value-type="float">
            <text:p>0.00</text:p>
          </table:table-cell>
          <table:table-cell table:formula="of:=[$'Parcel Dist'.H30]" office:value-type="float" office:value="0" calcext:value-type="float">
            <text:p>0.00</text:p>
          </table:table-cell>
          <table:table-cell table:formula="of:=[$'Parcel Dist'.I30]" office:value-type="float" office:value="0" calcext:value-type="float">
            <text:p>0.00</text:p>
          </table:table-cell>
          <table:table-cell table:formula="of:=[$'Parcel Dist'.J30]" office:value-type="float" office:value="0" calcext:value-type="float">
            <text:p>0.00</text:p>
          </table:table-cell>
          <table:table-cell table:formula="of:=[$'Parcel Dist'.P30]" office:value-type="float" office:value="0" calcext:value-type="float">
            <text:p>0.00</text:p>
          </table:table-cell>
          <table:table-cell table:formula="of:=[$'Parcel Dist'.Q30]" office:value-type="float" office:value="68.5315" calcext:value-type="float">
            <text:p>68.53</text:p>
          </table:table-cell>
          <table:table-cell table:formula="of:=[$'Parcel Dist'.R30]" office:value-type="float" office:value="0" calcext:value-type="float">
            <text:p>0.00</text:p>
          </table:table-cell>
          <table:table-cell table:formula="of:=[$'Parcel Dist'.S30]" office:value-type="float" office:value="31.4685" calcext:value-type="float">
            <text:p>31.47</text:p>
          </table:table-cell>
          <table:table-cell table:formula="of:=[$'Parcel Dist'.Y30]" office:value-type="float" office:value="0" calcext:value-type="float">
            <text:p>0.00</text:p>
          </table:table-cell>
          <table:table-cell table:formula="of:=[$'Parcel Dist'.Z30]" office:value-type="float" office:value="65.067" calcext:value-type="float">
            <text:p>65.07</text:p>
          </table:table-cell>
          <table:table-cell table:formula="of:=[$'Parcel Dist'.AA30]" office:value-type="float" office:value="0" calcext:value-type="float">
            <text:p>0.00</text:p>
          </table:table-cell>
          <table:table-cell table:formula="of:=[$'Parcel Dist'.AB30]" office:value-type="float" office:value="34.933" calcext:value-type="float">
            <text:p>34.93</text:p>
          </table:table-cell>
          <table:table-cell table:formula="of:=[$'Parcel Dist'.AH30]" office:value-type="float" office:value="0" calcext:value-type="float">
            <text:p>0.00</text:p>
          </table:table-cell>
          <table:table-cell table:formula="of:=[$'Parcel Dist'.AI30]" office:value-type="float" office:value="70.0157" calcext:value-type="float">
            <text:p>70.02</text:p>
          </table:table-cell>
          <table:table-cell table:formula="of:=[$'Parcel Dist'.AJ30]" office:value-type="float" office:value="0" calcext:value-type="float">
            <text:p>0.00</text:p>
          </table:table-cell>
          <table:table-cell table:formula="of:=[$'Parcel Dist'.AK30]" office:value-type="float" office:value="29.9843" calcext:value-type="float">
            <text:p>29.98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Parcel Dist'.G31]" office:value-type="float" office:value="0" calcext:value-type="float">
            <text:p>0.00</text:p>
          </table:table-cell>
          <table:table-cell table:formula="of:=[$'Parcel Dist'.H31]" office:value-type="float" office:value="0" calcext:value-type="float">
            <text:p>0.00</text:p>
          </table:table-cell>
          <table:table-cell table:formula="of:=[$'Parcel Dist'.I31]" office:value-type="float" office:value="0" calcext:value-type="float">
            <text:p>0.00</text:p>
          </table:table-cell>
          <table:table-cell table:formula="of:=[$'Parcel Dist'.J31]" office:value-type="float" office:value="0" calcext:value-type="float">
            <text:p>0.00</text:p>
          </table:table-cell>
          <table:table-cell table:formula="of:=[$'Parcel Dist'.P31]" office:value-type="float" office:value="0" calcext:value-type="float">
            <text:p>0.00</text:p>
          </table:table-cell>
          <table:table-cell table:formula="of:=[$'Parcel Dist'.Q31]" office:value-type="float" office:value="75.6921" calcext:value-type="float">
            <text:p>75.69</text:p>
          </table:table-cell>
          <table:table-cell table:formula="of:=[$'Parcel Dist'.R31]" office:value-type="float" office:value="0" calcext:value-type="float">
            <text:p>0.00</text:p>
          </table:table-cell>
          <table:table-cell table:formula="of:=[$'Parcel Dist'.S31]" office:value-type="float" office:value="24.3079" calcext:value-type="float">
            <text:p>24.31</text:p>
          </table:table-cell>
          <table:table-cell table:formula="of:=[$'Parcel Dist'.Y31]" office:value-type="float" office:value="0" calcext:value-type="float">
            <text:p>0.00</text:p>
          </table:table-cell>
          <table:table-cell table:formula="of:=[$'Parcel Dist'.Z31]" office:value-type="float" office:value="83.3506" calcext:value-type="float">
            <text:p>83.35</text:p>
          </table:table-cell>
          <table:table-cell table:formula="of:=[$'Parcel Dist'.AA31]" office:value-type="float" office:value="0" calcext:value-type="float">
            <text:p>0.00</text:p>
          </table:table-cell>
          <table:table-cell table:formula="of:=[$'Parcel Dist'.AB31]" office:value-type="float" office:value="16.6494" calcext:value-type="float">
            <text:p>16.65</text:p>
          </table:table-cell>
          <table:table-cell table:formula="of:=[$'Parcel Dist'.AH31]" office:value-type="float" office:value="0" calcext:value-type="float">
            <text:p>0.00</text:p>
          </table:table-cell>
          <table:table-cell table:formula="of:=[$'Parcel Dist'.AI31]" office:value-type="float" office:value="83.9975" calcext:value-type="float">
            <text:p>84.00</text:p>
          </table:table-cell>
          <table:table-cell table:formula="of:=[$'Parcel Dist'.AJ31]" office:value-type="float" office:value="0" calcext:value-type="float">
            <text:p>0.00</text:p>
          </table:table-cell>
          <table:table-cell table:formula="of:=[$'Parcel Dist'.AK31]" office:value-type="float" office:value="16.0025" calcext:value-type="float">
            <text:p>16.00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Parcel Dist'.G32]" office:value-type="float" office:value="0" calcext:value-type="float">
            <text:p>0.00</text:p>
          </table:table-cell>
          <table:table-cell table:formula="of:=[$'Parcel Dist'.H32]" office:value-type="float" office:value="0" calcext:value-type="float">
            <text:p>0.00</text:p>
          </table:table-cell>
          <table:table-cell table:formula="of:=[$'Parcel Dist'.I32]" office:value-type="float" office:value="0" calcext:value-type="float">
            <text:p>0.00</text:p>
          </table:table-cell>
          <table:table-cell table:formula="of:=[$'Parcel Dist'.J32]" office:value-type="float" office:value="0" calcext:value-type="float">
            <text:p>0.00</text:p>
          </table:table-cell>
          <table:table-cell table:formula="of:=[$'Parcel Dist'.P32]" office:value-type="float" office:value="0" calcext:value-type="float">
            <text:p>0.00</text:p>
          </table:table-cell>
          <table:table-cell table:formula="of:=[$'Parcel Dist'.Q32]" office:value-type="float" office:value="47.4164" calcext:value-type="float">
            <text:p>47.42</text:p>
          </table:table-cell>
          <table:table-cell table:formula="of:=[$'Parcel Dist'.R32]" office:value-type="float" office:value="0" calcext:value-type="float">
            <text:p>0.00</text:p>
          </table:table-cell>
          <table:table-cell table:formula="of:=[$'Parcel Dist'.S32]" office:value-type="float" office:value="52.5836" calcext:value-type="float">
            <text:p>52.58</text:p>
          </table:table-cell>
          <table:table-cell table:formula="of:=[$'Parcel Dist'.Y32]" office:value-type="float" office:value="0" calcext:value-type="float">
            <text:p>0.00</text:p>
          </table:table-cell>
          <table:table-cell table:formula="of:=[$'Parcel Dist'.Z32]" office:value-type="float" office:value="61.2745" calcext:value-type="float">
            <text:p>61.27</text:p>
          </table:table-cell>
          <table:table-cell table:formula="of:=[$'Parcel Dist'.AA32]" office:value-type="float" office:value="0" calcext:value-type="float">
            <text:p>0.00</text:p>
          </table:table-cell>
          <table:table-cell table:formula="of:=[$'Parcel Dist'.AB32]" office:value-type="float" office:value="38.7255" calcext:value-type="float">
            <text:p>38.73</text:p>
          </table:table-cell>
          <table:table-cell table:formula="of:=[$'Parcel Dist'.AH32]" office:value-type="float" office:value="0" calcext:value-type="float">
            <text:p>0.00</text:p>
          </table:table-cell>
          <table:table-cell table:formula="of:=[$'Parcel Dist'.AI32]" office:value-type="float" office:value="86.9041" calcext:value-type="float">
            <text:p>86.90</text:p>
          </table:table-cell>
          <table:table-cell table:formula="of:=[$'Parcel Dist'.AJ32]" office:value-type="float" office:value="0" calcext:value-type="float">
            <text:p>0.00</text:p>
          </table:table-cell>
          <table:table-cell table:formula="of:=[$'Parcel Dist'.AK32]" office:value-type="float" office:value="13.0959" calcext:value-type="float">
            <text:p>13.10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Parcel Dist'.G33]" office:value-type="float" office:value="0" calcext:value-type="float">
            <text:p>0.00</text:p>
          </table:table-cell>
          <table:table-cell table:formula="of:=[$'Parcel Dist'.H33]" office:value-type="float" office:value="0" calcext:value-type="float">
            <text:p>0.00</text:p>
          </table:table-cell>
          <table:table-cell table:formula="of:=[$'Parcel Dist'.I33]" office:value-type="float" office:value="0" calcext:value-type="float">
            <text:p>0.00</text:p>
          </table:table-cell>
          <table:table-cell table:formula="of:=[$'Parcel Dist'.J33]" office:value-type="float" office:value="0" calcext:value-type="float">
            <text:p>0.00</text:p>
          </table:table-cell>
          <table:table-cell table:formula="of:=[$'Parcel Dist'.P33]" office:value-type="float" office:value="0" calcext:value-type="float">
            <text:p>0.00</text:p>
          </table:table-cell>
          <table:table-cell table:formula="of:=[$'Parcel Dist'.Q33]" office:value-type="float" office:value="56.7164" calcext:value-type="float">
            <text:p>56.72</text:p>
          </table:table-cell>
          <table:table-cell table:formula="of:=[$'Parcel Dist'.R33]" office:value-type="float" office:value="0" calcext:value-type="float">
            <text:p>0.00</text:p>
          </table:table-cell>
          <table:table-cell table:formula="of:=[$'Parcel Dist'.S33]" office:value-type="float" office:value="43.2836" calcext:value-type="float">
            <text:p>43.28</text:p>
          </table:table-cell>
          <table:table-cell table:formula="of:=[$'Parcel Dist'.Y33]" office:value-type="float" office:value="0" calcext:value-type="float">
            <text:p>0.00</text:p>
          </table:table-cell>
          <table:table-cell table:formula="of:=[$'Parcel Dist'.Z33]" office:value-type="float" office:value="44.199" calcext:value-type="float">
            <text:p>44.20</text:p>
          </table:table-cell>
          <table:table-cell table:formula="of:=[$'Parcel Dist'.AA33]" office:value-type="float" office:value="0" calcext:value-type="float">
            <text:p>0.00</text:p>
          </table:table-cell>
          <table:table-cell table:formula="of:=[$'Parcel Dist'.AB33]" office:value-type="float" office:value="55.801" calcext:value-type="float">
            <text:p>55.80</text:p>
          </table:table-cell>
          <table:table-cell table:formula="of:=[$'Parcel Dist'.AH33]" office:value-type="float" office:value="0" calcext:value-type="float">
            <text:p>0.00</text:p>
          </table:table-cell>
          <table:table-cell table:formula="of:=[$'Parcel Dist'.AI33]" office:value-type="float" office:value="50.6429" calcext:value-type="float">
            <text:p>50.64</text:p>
          </table:table-cell>
          <table:table-cell table:formula="of:=[$'Parcel Dist'.AJ33]" office:value-type="float" office:value="0" calcext:value-type="float">
            <text:p>0.00</text:p>
          </table:table-cell>
          <table:table-cell table:formula="of:=[$'Parcel Dist'.AK33]" office:value-type="float" office:value="49.3571" calcext:value-type="float">
            <text:p>49.36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Parcel Dist'.G34]" office:value-type="float" office:value="0" calcext:value-type="float">
            <text:p>0.00</text:p>
          </table:table-cell>
          <table:table-cell table:formula="of:=[$'Parcel Dist'.H34]" office:value-type="float" office:value="0" calcext:value-type="float">
            <text:p>0.00</text:p>
          </table:table-cell>
          <table:table-cell table:formula="of:=[$'Parcel Dist'.I34]" office:value-type="float" office:value="0" calcext:value-type="float">
            <text:p>0.00</text:p>
          </table:table-cell>
          <table:table-cell table:formula="of:=[$'Parcel Dist'.J34]" office:value-type="float" office:value="0" calcext:value-type="float">
            <text:p>0.00</text:p>
          </table:table-cell>
          <table:table-cell table:formula="of:=[$'Parcel Dist'.P34]" office:value-type="float" office:value="0" calcext:value-type="float">
            <text:p>0.00</text:p>
          </table:table-cell>
          <table:table-cell table:formula="of:=[$'Parcel Dist'.Q34]" office:value-type="float" office:value="0" calcext:value-type="float">
            <text:p>0.00</text:p>
          </table:table-cell>
          <table:table-cell table:formula="of:=[$'Parcel Dist'.R34]" office:value-type="float" office:value="0" calcext:value-type="float">
            <text:p>0.00</text:p>
          </table:table-cell>
          <table:table-cell table:formula="of:=[$'Parcel Dist'.S34]" office:value-type="float" office:value="0" calcext:value-type="float">
            <text:p>0.00</text:p>
          </table:table-cell>
          <table:table-cell table:formula="of:=[$'Parcel Dist'.Y34]" office:value-type="float" office:value="0" calcext:value-type="float">
            <text:p>0.00</text:p>
          </table:table-cell>
          <table:table-cell table:formula="of:=[$'Parcel Dist'.Z34]" office:value-type="float" office:value="87.6075" calcext:value-type="float">
            <text:p>87.61</text:p>
          </table:table-cell>
          <table:table-cell table:formula="of:=[$'Parcel Dist'.AA34]" office:value-type="float" office:value="0" calcext:value-type="float">
            <text:p>0.00</text:p>
          </table:table-cell>
          <table:table-cell table:formula="of:=[$'Parcel Dist'.AB34]" office:value-type="float" office:value="12.3925" calcext:value-type="float">
            <text:p>12.39</text:p>
          </table:table-cell>
          <table:table-cell table:formula="of:=[$'Parcel Dist'.AH34]" office:value-type="float" office:value="0" calcext:value-type="float">
            <text:p>0.00</text:p>
          </table:table-cell>
          <table:table-cell table:formula="of:=[$'Parcel Dist'.AI34]" office:value-type="float" office:value="78.5194" calcext:value-type="float">
            <text:p>78.52</text:p>
          </table:table-cell>
          <table:table-cell table:formula="of:=[$'Parcel Dist'.AJ34]" office:value-type="float" office:value="0" calcext:value-type="float">
            <text:p>0.00</text:p>
          </table:table-cell>
          <table:table-cell table:formula="of:=[$'Parcel Dist'.AK34]" office:value-type="float" office:value="21.4806" calcext:value-type="float">
            <text:p>21.48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Parcel Dist'.G35]" office:value-type="float" office:value="0" calcext:value-type="float">
            <text:p>0.00</text:p>
          </table:table-cell>
          <table:table-cell table:formula="of:=[$'Parcel Dist'.H35]" office:value-type="float" office:value="0" calcext:value-type="float">
            <text:p>0.00</text:p>
          </table:table-cell>
          <table:table-cell table:formula="of:=[$'Parcel Dist'.I35]" office:value-type="float" office:value="0" calcext:value-type="float">
            <text:p>0.00</text:p>
          </table:table-cell>
          <table:table-cell table:formula="of:=[$'Parcel Dist'.J35]" office:value-type="float" office:value="0" calcext:value-type="float">
            <text:p>0.00</text:p>
          </table:table-cell>
          <table:table-cell table:formula="of:=[$'Parcel Dist'.P35]" office:value-type="float" office:value="0" calcext:value-type="float">
            <text:p>0.00</text:p>
          </table:table-cell>
          <table:table-cell table:formula="of:=[$'Parcel Dist'.Q35]" office:value-type="float" office:value="73.2935" calcext:value-type="float">
            <text:p>73.29</text:p>
          </table:table-cell>
          <table:table-cell table:formula="of:=[$'Parcel Dist'.R35]" office:value-type="float" office:value="0" calcext:value-type="float">
            <text:p>0.00</text:p>
          </table:table-cell>
          <table:table-cell table:formula="of:=[$'Parcel Dist'.S35]" office:value-type="float" office:value="26.7065" calcext:value-type="float">
            <text:p>26.71</text:p>
          </table:table-cell>
          <table:table-cell table:formula="of:=[$'Parcel Dist'.Y35]" office:value-type="float" office:value="0" calcext:value-type="float">
            <text:p>0.00</text:p>
          </table:table-cell>
          <table:table-cell table:formula="of:=[$'Parcel Dist'.Z35]" office:value-type="float" office:value="75.0407" calcext:value-type="float">
            <text:p>75.04</text:p>
          </table:table-cell>
          <table:table-cell table:formula="of:=[$'Parcel Dist'.AA35]" office:value-type="float" office:value="0" calcext:value-type="float">
            <text:p>0.00</text:p>
          </table:table-cell>
          <table:table-cell table:formula="of:=[$'Parcel Dist'.AB35]" office:value-type="float" office:value="24.9593" calcext:value-type="float">
            <text:p>24.96</text:p>
          </table:table-cell>
          <table:table-cell table:formula="of:=[$'Parcel Dist'.AH35]" office:value-type="float" office:value="0" calcext:value-type="float">
            <text:p>0.00</text:p>
          </table:table-cell>
          <table:table-cell table:formula="of:=[$'Parcel Dist'.AI35]" office:value-type="float" office:value="78.9558" calcext:value-type="float">
            <text:p>78.96</text:p>
          </table:table-cell>
          <table:table-cell table:formula="of:=[$'Parcel Dist'.AJ35]" office:value-type="float" office:value="0" calcext:value-type="float">
            <text:p>0.00</text:p>
          </table:table-cell>
          <table:table-cell table:formula="of:=[$'Parcel Dist'.AK35]" office:value-type="float" office:value="21.0442" calcext:value-type="float">
            <text:p>21.04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Parcel Dist'.G36]" office:value-type="float" office:value="0" calcext:value-type="float">
            <text:p>0.00</text:p>
          </table:table-cell>
          <table:table-cell table:formula="of:=[$'Parcel Dist'.H36]" office:value-type="float" office:value="36.2135" calcext:value-type="float">
            <text:p>36.21</text:p>
          </table:table-cell>
          <table:table-cell table:formula="of:=[$'Parcel Dist'.I36]" office:value-type="float" office:value="0" calcext:value-type="float">
            <text:p>0.00</text:p>
          </table:table-cell>
          <table:table-cell table:formula="of:=[$'Parcel Dist'.J36]" office:value-type="float" office:value="63.7865" calcext:value-type="float">
            <text:p>63.79</text:p>
          </table:table-cell>
          <table:table-cell table:formula="of:=[$'Parcel Dist'.P36]" office:value-type="float" office:value="0" calcext:value-type="float">
            <text:p>0.00</text:p>
          </table:table-cell>
          <table:table-cell table:formula="of:=[$'Parcel Dist'.Q36]" office:value-type="float" office:value="52.2814" calcext:value-type="float">
            <text:p>52.28</text:p>
          </table:table-cell>
          <table:table-cell table:formula="of:=[$'Parcel Dist'.R36]" office:value-type="float" office:value="0" calcext:value-type="float">
            <text:p>0.00</text:p>
          </table:table-cell>
          <table:table-cell table:formula="of:=[$'Parcel Dist'.S36]" office:value-type="float" office:value="47.7186" calcext:value-type="float">
            <text:p>47.72</text:p>
          </table:table-cell>
          <table:table-cell table:formula="of:=[$'Parcel Dist'.Y36]" office:value-type="float" office:value="0" calcext:value-type="float">
            <text:p>0.00</text:p>
          </table:table-cell>
          <table:table-cell table:formula="of:=[$'Parcel Dist'.Z36]" office:value-type="float" office:value="45.882" calcext:value-type="float">
            <text:p>45.88</text:p>
          </table:table-cell>
          <table:table-cell table:formula="of:=[$'Parcel Dist'.AA36]" office:value-type="float" office:value="0" calcext:value-type="float">
            <text:p>0.00</text:p>
          </table:table-cell>
          <table:table-cell table:formula="of:=[$'Parcel Dist'.AB36]" office:value-type="float" office:value="54.118" calcext:value-type="float">
            <text:p>54.12</text:p>
          </table:table-cell>
          <table:table-cell table:formula="of:=[$'Parcel Dist'.AH36]" office:value-type="float" office:value="0" calcext:value-type="float">
            <text:p>0.00</text:p>
          </table:table-cell>
          <table:table-cell table:formula="of:=[$'Parcel Dist'.AI36]" office:value-type="float" office:value="46.2399" calcext:value-type="float">
            <text:p>46.24</text:p>
          </table:table-cell>
          <table:table-cell table:formula="of:=[$'Parcel Dist'.AJ36]" office:value-type="float" office:value="0" calcext:value-type="float">
            <text:p>0.00</text:p>
          </table:table-cell>
          <table:table-cell table:formula="of:=[$'Parcel Dist'.AK36]" office:value-type="float" office:value="53.7601" calcext:value-type="float">
            <text:p>53.76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Parcel Dist'.G37]" office:value-type="float" office:value="0" calcext:value-type="float">
            <text:p>0.00</text:p>
          </table:table-cell>
          <table:table-cell table:formula="of:=[$'Parcel Dist'.H37]" office:value-type="float" office:value="42.6184" calcext:value-type="float">
            <text:p>42.62</text:p>
          </table:table-cell>
          <table:table-cell table:formula="of:=[$'Parcel Dist'.I37]" office:value-type="float" office:value="0" calcext:value-type="float">
            <text:p>0.00</text:p>
          </table:table-cell>
          <table:table-cell table:formula="of:=[$'Parcel Dist'.J37]" office:value-type="float" office:value="57.3816" calcext:value-type="float">
            <text:p>57.38</text:p>
          </table:table-cell>
          <table:table-cell table:formula="of:=[$'Parcel Dist'.P37]" office:value-type="float" office:value="0" calcext:value-type="float">
            <text:p>0.00</text:p>
          </table:table-cell>
          <table:table-cell table:formula="of:=[$'Parcel Dist'.Q37]" office:value-type="float" office:value="66.766" calcext:value-type="float">
            <text:p>66.77</text:p>
          </table:table-cell>
          <table:table-cell table:formula="of:=[$'Parcel Dist'.R37]" office:value-type="float" office:value="0" calcext:value-type="float">
            <text:p>0.00</text:p>
          </table:table-cell>
          <table:table-cell table:formula="of:=[$'Parcel Dist'.S37]" office:value-type="float" office:value="33.234" calcext:value-type="float">
            <text:p>33.23</text:p>
          </table:table-cell>
          <table:table-cell table:formula="of:=[$'Parcel Dist'.Y37]" office:value-type="float" office:value="0" calcext:value-type="float">
            <text:p>0.00</text:p>
          </table:table-cell>
          <table:table-cell table:formula="of:=[$'Parcel Dist'.Z37]" office:value-type="float" office:value="48.3933" calcext:value-type="float">
            <text:p>48.39</text:p>
          </table:table-cell>
          <table:table-cell table:formula="of:=[$'Parcel Dist'.AA37]" office:value-type="float" office:value="0" calcext:value-type="float">
            <text:p>0.00</text:p>
          </table:table-cell>
          <table:table-cell table:formula="of:=[$'Parcel Dist'.AB37]" office:value-type="float" office:value="51.6067" calcext:value-type="float">
            <text:p>51.61</text:p>
          </table:table-cell>
          <table:table-cell table:formula="of:=[$'Parcel Dist'.AH37]" office:value-type="float" office:value="0" calcext:value-type="float">
            <text:p>0.00</text:p>
          </table:table-cell>
          <table:table-cell table:formula="of:=[$'Parcel Dist'.AI37]" office:value-type="float" office:value="50.8164" calcext:value-type="float">
            <text:p>50.82</text:p>
          </table:table-cell>
          <table:table-cell table:formula="of:=[$'Parcel Dist'.AJ37]" office:value-type="float" office:value="0" calcext:value-type="float">
            <text:p>0.00</text:p>
          </table:table-cell>
          <table:table-cell table:formula="of:=[$'Parcel Dist'.AK37]" office:value-type="float" office:value="49.1836" calcext:value-type="float">
            <text:p>49.18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Parcel Dist'.G38]" office:value-type="float" office:value="0" calcext:value-type="float">
            <text:p>0.00</text:p>
          </table:table-cell>
          <table:table-cell table:formula="of:=[$'Parcel Dist'.H38]" office:value-type="float" office:value="56.6424" calcext:value-type="float">
            <text:p>56.64</text:p>
          </table:table-cell>
          <table:table-cell table:formula="of:=[$'Parcel Dist'.I38]" office:value-type="float" office:value="0" calcext:value-type="float">
            <text:p>0.00</text:p>
          </table:table-cell>
          <table:table-cell table:formula="of:=[$'Parcel Dist'.J38]" office:value-type="float" office:value="43.3576" calcext:value-type="float">
            <text:p>43.36</text:p>
          </table:table-cell>
          <table:table-cell table:formula="of:=[$'Parcel Dist'.P38]" office:value-type="float" office:value="0" calcext:value-type="float">
            <text:p>0.00</text:p>
          </table:table-cell>
          <table:table-cell table:formula="of:=[$'Parcel Dist'.Q38]" office:value-type="float" office:value="56.6424" calcext:value-type="float">
            <text:p>56.64</text:p>
          </table:table-cell>
          <table:table-cell table:formula="of:=[$'Parcel Dist'.R38]" office:value-type="float" office:value="0" calcext:value-type="float">
            <text:p>0.00</text:p>
          </table:table-cell>
          <table:table-cell table:formula="of:=[$'Parcel Dist'.S38]" office:value-type="float" office:value="43.3576" calcext:value-type="float">
            <text:p>43.36</text:p>
          </table:table-cell>
          <table:table-cell table:formula="of:=[$'Parcel Dist'.Y38]" office:value-type="float" office:value="0" calcext:value-type="float">
            <text:p>0.00</text:p>
          </table:table-cell>
          <table:table-cell table:formula="of:=[$'Parcel Dist'.Z38]" office:value-type="float" office:value="82.3228" calcext:value-type="float">
            <text:p>82.32</text:p>
          </table:table-cell>
          <table:table-cell table:formula="of:=[$'Parcel Dist'.AA38]" office:value-type="float" office:value="0" calcext:value-type="float">
            <text:p>0.00</text:p>
          </table:table-cell>
          <table:table-cell table:formula="of:=[$'Parcel Dist'.AB38]" office:value-type="float" office:value="17.6772" calcext:value-type="float">
            <text:p>17.68</text:p>
          </table:table-cell>
          <table:table-cell table:formula="of:=[$'Parcel Dist'.AH38]" office:value-type="float" office:value="0" calcext:value-type="float">
            <text:p>0.00</text:p>
          </table:table-cell>
          <table:table-cell table:formula="of:=[$'Parcel Dist'.AI38]" office:value-type="float" office:value="85.5856" calcext:value-type="float">
            <text:p>85.59</text:p>
          </table:table-cell>
          <table:table-cell table:formula="of:=[$'Parcel Dist'.AJ38]" office:value-type="float" office:value="0" calcext:value-type="float">
            <text:p>0.00</text:p>
          </table:table-cell>
          <table:table-cell table:formula="of:=[$'Parcel Dist'.AK38]" office:value-type="float" office:value="14.4144" calcext:value-type="float">
            <text:p>14.41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Parcel Dist'.G39]" office:value-type="float" office:value="0" calcext:value-type="float">
            <text:p>0.00</text:p>
          </table:table-cell>
          <table:table-cell table:formula="of:=[$'Parcel Dist'.H39]" office:value-type="float" office:value="49.433" calcext:value-type="float">
            <text:p>49.43</text:p>
          </table:table-cell>
          <table:table-cell table:formula="of:=[$'Parcel Dist'.I39]" office:value-type="float" office:value="0" calcext:value-type="float">
            <text:p>0.00</text:p>
          </table:table-cell>
          <table:table-cell table:formula="of:=[$'Parcel Dist'.J39]" office:value-type="float" office:value="50.567" calcext:value-type="float">
            <text:p>50.57</text:p>
          </table:table-cell>
          <table:table-cell table:formula="of:=[$'Parcel Dist'.P39]" office:value-type="float" office:value="0" calcext:value-type="float">
            <text:p>0.00</text:p>
          </table:table-cell>
          <table:table-cell table:formula="of:=[$'Parcel Dist'.Q39]" office:value-type="float" office:value="48.6765" calcext:value-type="float">
            <text:p>48.68</text:p>
          </table:table-cell>
          <table:table-cell table:formula="of:=[$'Parcel Dist'.R39]" office:value-type="float" office:value="0" calcext:value-type="float">
            <text:p>0.00</text:p>
          </table:table-cell>
          <table:table-cell table:formula="of:=[$'Parcel Dist'.S39]" office:value-type="float" office:value="51.3235" calcext:value-type="float">
            <text:p>51.32</text:p>
          </table:table-cell>
          <table:table-cell table:formula="of:=[$'Parcel Dist'.Y39]" office:value-type="float" office:value="0" calcext:value-type="float">
            <text:p>0.00</text:p>
          </table:table-cell>
          <table:table-cell table:formula="of:=[$'Parcel Dist'.Z39]" office:value-type="float" office:value="62.6918" calcext:value-type="float">
            <text:p>62.69</text:p>
          </table:table-cell>
          <table:table-cell table:formula="of:=[$'Parcel Dist'.AA39]" office:value-type="float" office:value="0" calcext:value-type="float">
            <text:p>0.00</text:p>
          </table:table-cell>
          <table:table-cell table:formula="of:=[$'Parcel Dist'.AB39]" office:value-type="float" office:value="37.3082" calcext:value-type="float">
            <text:p>37.31</text:p>
          </table:table-cell>
          <table:table-cell table:formula="of:=[$'Parcel Dist'.AH39]" office:value-type="float" office:value="0" calcext:value-type="float">
            <text:p>0.00</text:p>
          </table:table-cell>
          <table:table-cell table:formula="of:=[$'Parcel Dist'.AI39]" office:value-type="float" office:value="69.1431" calcext:value-type="float">
            <text:p>69.14</text:p>
          </table:table-cell>
          <table:table-cell table:formula="of:=[$'Parcel Dist'.AJ39]" office:value-type="float" office:value="0" calcext:value-type="float">
            <text:p>0.00</text:p>
          </table:table-cell>
          <table:table-cell table:formula="of:=[$'Parcel Dist'.AK39]" office:value-type="float" office:value="30.8569" calcext:value-type="float">
            <text:p>30.86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Parcel Dist'.G40]" office:value-type="float" office:value="0" calcext:value-type="float">
            <text:p>0.00</text:p>
          </table:table-cell>
          <table:table-cell table:formula="of:=[$'Parcel Dist'.H40]" office:value-type="float" office:value="0" calcext:value-type="float">
            <text:p>0.00</text:p>
          </table:table-cell>
          <table:table-cell table:formula="of:=[$'Parcel Dist'.I40]" office:value-type="float" office:value="0" calcext:value-type="float">
            <text:p>0.00</text:p>
          </table:table-cell>
          <table:table-cell table:formula="of:=[$'Parcel Dist'.J40]" office:value-type="float" office:value="0" calcext:value-type="float">
            <text:p>0.00</text:p>
          </table:table-cell>
          <table:table-cell table:formula="of:=[$'Parcel Dist'.P40]" office:value-type="float" office:value="0" calcext:value-type="float">
            <text:p>0.00</text:p>
          </table:table-cell>
          <table:table-cell table:formula="of:=[$'Parcel Dist'.Q40]" office:value-type="float" office:value="0" calcext:value-type="float">
            <text:p>0.00</text:p>
          </table:table-cell>
          <table:table-cell table:formula="of:=[$'Parcel Dist'.R40]" office:value-type="float" office:value="0" calcext:value-type="float">
            <text:p>0.00</text:p>
          </table:table-cell>
          <table:table-cell table:formula="of:=[$'Parcel Dist'.S40]" office:value-type="float" office:value="0" calcext:value-type="float">
            <text:p>0.00</text:p>
          </table:table-cell>
          <table:table-cell table:formula="of:=[$'Parcel Dist'.Y40]" office:value-type="float" office:value="0" calcext:value-type="float">
            <text:p>0.00</text:p>
          </table:table-cell>
          <table:table-cell table:formula="of:=[$'Parcel Dist'.Z40]" office:value-type="float" office:value="72.9575" calcext:value-type="float">
            <text:p>72.96</text:p>
          </table:table-cell>
          <table:table-cell table:formula="of:=[$'Parcel Dist'.AA40]" office:value-type="float" office:value="0" calcext:value-type="float">
            <text:p>0.00</text:p>
          </table:table-cell>
          <table:table-cell table:formula="of:=[$'Parcel Dist'.AB40]" office:value-type="float" office:value="27.0425" calcext:value-type="float">
            <text:p>27.04</text:p>
          </table:table-cell>
          <table:table-cell table:formula="of:=[$'Parcel Dist'.AH40]" office:value-type="float" office:value="0" calcext:value-type="float">
            <text:p>0.00</text:p>
          </table:table-cell>
          <table:table-cell table:formula="of:=[$'Parcel Dist'.AI40]" office:value-type="float" office:value="76.5652" calcext:value-type="float">
            <text:p>76.57</text:p>
          </table:table-cell>
          <table:table-cell table:formula="of:=[$'Parcel Dist'.AJ40]" office:value-type="float" office:value="0" calcext:value-type="float">
            <text:p>0.00</text:p>
          </table:table-cell>
          <table:table-cell table:formula="of:=[$'Parcel Dist'.AK40]" office:value-type="float" office:value="23.4348" calcext:value-type="float">
            <text:p>23.43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Parcel Dist'.G41]" office:value-type="float" office:value="0" calcext:value-type="float">
            <text:p>0.00</text:p>
          </table:table-cell>
          <table:table-cell table:formula="of:=[$'Parcel Dist'.H41]" office:value-type="float" office:value="0" calcext:value-type="float">
            <text:p>0.00</text:p>
          </table:table-cell>
          <table:table-cell table:formula="of:=[$'Parcel Dist'.I41]" office:value-type="float" office:value="0" calcext:value-type="float">
            <text:p>0.00</text:p>
          </table:table-cell>
          <table:table-cell table:formula="of:=[$'Parcel Dist'.J41]" office:value-type="float" office:value="0" calcext:value-type="float">
            <text:p>0.00</text:p>
          </table:table-cell>
          <table:table-cell table:formula="of:=[$'Parcel Dist'.P41]" office:value-type="float" office:value="0" calcext:value-type="float">
            <text:p>0.00</text:p>
          </table:table-cell>
          <table:table-cell table:formula="of:=[$'Parcel Dist'.Q41]" office:value-type="float" office:value="0" calcext:value-type="float">
            <text:p>0.00</text:p>
          </table:table-cell>
          <table:table-cell table:formula="of:=[$'Parcel Dist'.R41]" office:value-type="float" office:value="0" calcext:value-type="float">
            <text:p>0.00</text:p>
          </table:table-cell>
          <table:table-cell table:formula="of:=[$'Parcel Dist'.S41]" office:value-type="float" office:value="0" calcext:value-type="float">
            <text:p>0.00</text:p>
          </table:table-cell>
          <table:table-cell table:formula="of:=[$'Parcel Dist'.Y41]" office:value-type="float" office:value="0" calcext:value-type="float">
            <text:p>0.00</text:p>
          </table:table-cell>
          <table:table-cell table:formula="of:=[$'Parcel Dist'.Z41]" office:value-type="float" office:value="57.1777" calcext:value-type="float">
            <text:p>57.18</text:p>
          </table:table-cell>
          <table:table-cell table:formula="of:=[$'Parcel Dist'.AA41]" office:value-type="float" office:value="0" calcext:value-type="float">
            <text:p>0.00</text:p>
          </table:table-cell>
          <table:table-cell table:formula="of:=[$'Parcel Dist'.AB41]" office:value-type="float" office:value="42.8223" calcext:value-type="float">
            <text:p>42.82</text:p>
          </table:table-cell>
          <table:table-cell table:formula="of:=[$'Parcel Dist'.AH41]" office:value-type="float" office:value="0" calcext:value-type="float">
            <text:p>0.00</text:p>
          </table:table-cell>
          <table:table-cell table:formula="of:=[$'Parcel Dist'.AI41]" office:value-type="float" office:value="66.2563" calcext:value-type="float">
            <text:p>66.26</text:p>
          </table:table-cell>
          <table:table-cell table:formula="of:=[$'Parcel Dist'.AJ41]" office:value-type="float" office:value="0" calcext:value-type="float">
            <text:p>0.00</text:p>
          </table:table-cell>
          <table:table-cell table:formula="of:=[$'Parcel Dist'.AK41]" office:value-type="float" office:value="33.7437" calcext:value-type="float">
            <text:p>33.74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Parcel Dist'.G42]" office:value-type="float" office:value="0" calcext:value-type="float">
            <text:p>0.00</text:p>
          </table:table-cell>
          <table:table-cell table:formula="of:=[$'Parcel Dist'.H42]" office:value-type="float" office:value="0" calcext:value-type="float">
            <text:p>0.00</text:p>
          </table:table-cell>
          <table:table-cell table:formula="of:=[$'Parcel Dist'.I42]" office:value-type="float" office:value="0" calcext:value-type="float">
            <text:p>0.00</text:p>
          </table:table-cell>
          <table:table-cell table:formula="of:=[$'Parcel Dist'.J42]" office:value-type="float" office:value="0" calcext:value-type="float">
            <text:p>0.00</text:p>
          </table:table-cell>
          <table:table-cell table:formula="of:=[$'Parcel Dist'.P42]" office:value-type="float" office:value="0" calcext:value-type="float">
            <text:p>0.00</text:p>
          </table:table-cell>
          <table:table-cell table:formula="of:=[$'Parcel Dist'.Q42]" office:value-type="float" office:value="60.9091" calcext:value-type="float">
            <text:p>60.91</text:p>
          </table:table-cell>
          <table:table-cell table:formula="of:=[$'Parcel Dist'.R42]" office:value-type="float" office:value="0" calcext:value-type="float">
            <text:p>0.00</text:p>
          </table:table-cell>
          <table:table-cell table:formula="of:=[$'Parcel Dist'.S42]" office:value-type="float" office:value="39.0909" calcext:value-type="float">
            <text:p>39.09</text:p>
          </table:table-cell>
          <table:table-cell table:formula="of:=[$'Parcel Dist'.Y42]" office:value-type="float" office:value="0" calcext:value-type="float">
            <text:p>0.00</text:p>
          </table:table-cell>
          <table:table-cell table:formula="of:=[$'Parcel Dist'.Z42]" office:value-type="float" office:value="46.0636" calcext:value-type="float">
            <text:p>46.06</text:p>
          </table:table-cell>
          <table:table-cell table:formula="of:=[$'Parcel Dist'.AA42]" office:value-type="float" office:value="0" calcext:value-type="float">
            <text:p>0.00</text:p>
          </table:table-cell>
          <table:table-cell table:formula="of:=[$'Parcel Dist'.AB42]" office:value-type="float" office:value="53.9364" calcext:value-type="float">
            <text:p>53.94</text:p>
          </table:table-cell>
          <table:table-cell table:formula="of:=[$'Parcel Dist'.AH42]" office:value-type="float" office:value="0" calcext:value-type="float">
            <text:p>0.00</text:p>
          </table:table-cell>
          <table:table-cell table:formula="of:=[$'Parcel Dist'.AI42]" office:value-type="float" office:value="50.3248" calcext:value-type="float">
            <text:p>50.32</text:p>
          </table:table-cell>
          <table:table-cell table:formula="of:=[$'Parcel Dist'.AJ42]" office:value-type="float" office:value="0" calcext:value-type="float">
            <text:p>0.00</text:p>
          </table:table-cell>
          <table:table-cell table:formula="of:=[$'Parcel Dist'.AK42]" office:value-type="float" office:value="49.6752" calcext:value-type="float">
            <text:p>49.68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Parcel Dist'.G43]" office:value-type="float" office:value="0" calcext:value-type="float">
            <text:p>0.00</text:p>
          </table:table-cell>
          <table:table-cell table:formula="of:=[$'Parcel Dist'.H43]" office:value-type="float" office:value="0" calcext:value-type="float">
            <text:p>0.00</text:p>
          </table:table-cell>
          <table:table-cell table:formula="of:=[$'Parcel Dist'.I43]" office:value-type="float" office:value="0" calcext:value-type="float">
            <text:p>0.00</text:p>
          </table:table-cell>
          <table:table-cell table:formula="of:=[$'Parcel Dist'.J43]" office:value-type="float" office:value="0" calcext:value-type="float">
            <text:p>0.00</text:p>
          </table:table-cell>
          <table:table-cell table:formula="of:=[$'Parcel Dist'.P43]" office:value-type="float" office:value="0" calcext:value-type="float">
            <text:p>0.00</text:p>
          </table:table-cell>
          <table:table-cell table:formula="of:=[$'Parcel Dist'.Q43]" office:value-type="float" office:value="70.0393" calcext:value-type="float">
            <text:p>70.04</text:p>
          </table:table-cell>
          <table:table-cell table:formula="of:=[$'Parcel Dist'.R43]" office:value-type="float" office:value="0" calcext:value-type="float">
            <text:p>0.00</text:p>
          </table:table-cell>
          <table:table-cell table:formula="of:=[$'Parcel Dist'.S43]" office:value-type="float" office:value="29.9607" calcext:value-type="float">
            <text:p>29.96</text:p>
          </table:table-cell>
          <table:table-cell table:formula="of:=[$'Parcel Dist'.Y43]" office:value-type="float" office:value="0" calcext:value-type="float">
            <text:p>0.00</text:p>
          </table:table-cell>
          <table:table-cell table:formula="of:=[$'Parcel Dist'.Z43]" office:value-type="float" office:value="70.7481" calcext:value-type="float">
            <text:p>70.75</text:p>
          </table:table-cell>
          <table:table-cell table:formula="of:=[$'Parcel Dist'.AA43]" office:value-type="float" office:value="0" calcext:value-type="float">
            <text:p>0.00</text:p>
          </table:table-cell>
          <table:table-cell table:formula="of:=[$'Parcel Dist'.AB43]" office:value-type="float" office:value="29.2519" calcext:value-type="float">
            <text:p>29.25</text:p>
          </table:table-cell>
          <table:table-cell table:formula="of:=[$'Parcel Dist'.AH43]" office:value-type="float" office:value="0" calcext:value-type="float">
            <text:p>0.00</text:p>
          </table:table-cell>
          <table:table-cell table:formula="of:=[$'Parcel Dist'.AI43]" office:value-type="float" office:value="73.4629" calcext:value-type="float">
            <text:p>73.46</text:p>
          </table:table-cell>
          <table:table-cell table:formula="of:=[$'Parcel Dist'.AJ43]" office:value-type="float" office:value="0" calcext:value-type="float">
            <text:p>0.00</text:p>
          </table:table-cell>
          <table:table-cell table:formula="of:=[$'Parcel Dist'.AK43]" office:value-type="float" office:value="26.5371" calcext:value-type="float">
            <text:p>26.54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Parcel Dist'.G44]" office:value-type="float" office:value="0" calcext:value-type="float">
            <text:p>0.00</text:p>
          </table:table-cell>
          <table:table-cell table:formula="of:=[$'Parcel Dist'.H44]" office:value-type="float" office:value="0" calcext:value-type="float">
            <text:p>0.00</text:p>
          </table:table-cell>
          <table:table-cell table:formula="of:=[$'Parcel Dist'.I44]" office:value-type="float" office:value="0" calcext:value-type="float">
            <text:p>0.00</text:p>
          </table:table-cell>
          <table:table-cell table:formula="of:=[$'Parcel Dist'.J44]" office:value-type="float" office:value="0" calcext:value-type="float">
            <text:p>0.00</text:p>
          </table:table-cell>
          <table:table-cell table:formula="of:=[$'Parcel Dist'.P44]" office:value-type="float" office:value="0" calcext:value-type="float">
            <text:p>0.00</text:p>
          </table:table-cell>
          <table:table-cell table:formula="of:=[$'Parcel Dist'.Q44]" office:value-type="float" office:value="72.748" calcext:value-type="float">
            <text:p>72.75</text:p>
          </table:table-cell>
          <table:table-cell table:formula="of:=[$'Parcel Dist'.R44]" office:value-type="float" office:value="0" calcext:value-type="float">
            <text:p>0.00</text:p>
          </table:table-cell>
          <table:table-cell table:formula="of:=[$'Parcel Dist'.S44]" office:value-type="float" office:value="27.252" calcext:value-type="float">
            <text:p>27.25</text:p>
          </table:table-cell>
          <table:table-cell table:formula="of:=[$'Parcel Dist'.Y44]" office:value-type="float" office:value="0" calcext:value-type="float">
            <text:p>0.00</text:p>
          </table:table-cell>
          <table:table-cell table:formula="of:=[$'Parcel Dist'.Z44]" office:value-type="float" office:value="73.8223" calcext:value-type="float">
            <text:p>73.82</text:p>
          </table:table-cell>
          <table:table-cell table:formula="of:=[$'Parcel Dist'.AA44]" office:value-type="float" office:value="0" calcext:value-type="float">
            <text:p>0.00</text:p>
          </table:table-cell>
          <table:table-cell table:formula="of:=[$'Parcel Dist'.AB44]" office:value-type="float" office:value="26.1777" calcext:value-type="float">
            <text:p>26.18</text:p>
          </table:table-cell>
          <table:table-cell table:formula="of:=[$'Parcel Dist'.AH44]" office:value-type="float" office:value="0" calcext:value-type="float">
            <text:p>0.00</text:p>
          </table:table-cell>
          <table:table-cell table:formula="of:=[$'Parcel Dist'.AI44]" office:value-type="float" office:value="73.034" calcext:value-type="float">
            <text:p>73.03</text:p>
          </table:table-cell>
          <table:table-cell table:formula="of:=[$'Parcel Dist'.AJ44]" office:value-type="float" office:value="0" calcext:value-type="float">
            <text:p>0.00</text:p>
          </table:table-cell>
          <table:table-cell table:formula="of:=[$'Parcel Dist'.AK44]" office:value-type="float" office:value="26.966" calcext:value-type="float">
            <text:p>26.97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Parcel Dist'.G45]" office:value-type="float" office:value="0" calcext:value-type="float">
            <text:p>0.00</text:p>
          </table:table-cell>
          <table:table-cell table:formula="of:=[$'Parcel Dist'.H45]" office:value-type="float" office:value="0" calcext:value-type="float">
            <text:p>0.00</text:p>
          </table:table-cell>
          <table:table-cell table:formula="of:=[$'Parcel Dist'.I45]" office:value-type="float" office:value="0" calcext:value-type="float">
            <text:p>0.00</text:p>
          </table:table-cell>
          <table:table-cell table:formula="of:=[$'Parcel Dist'.J45]" office:value-type="float" office:value="0" calcext:value-type="float">
            <text:p>0.00</text:p>
          </table:table-cell>
          <table:table-cell table:formula="of:=[$'Parcel Dist'.P45]" office:value-type="float" office:value="0" calcext:value-type="float">
            <text:p>0.00</text:p>
          </table:table-cell>
          <table:table-cell table:formula="of:=[$'Parcel Dist'.Q45]" office:value-type="float" office:value="41.4888" calcext:value-type="float">
            <text:p>41.49</text:p>
          </table:table-cell>
          <table:table-cell table:formula="of:=[$'Parcel Dist'.R45]" office:value-type="float" office:value="0" calcext:value-type="float">
            <text:p>0.00</text:p>
          </table:table-cell>
          <table:table-cell table:formula="of:=[$'Parcel Dist'.S45]" office:value-type="float" office:value="58.5112" calcext:value-type="float">
            <text:p>58.51</text:p>
          </table:table-cell>
          <table:table-cell table:formula="of:=[$'Parcel Dist'.Y45]" office:value-type="float" office:value="0" calcext:value-type="float">
            <text:p>0.00</text:p>
          </table:table-cell>
          <table:table-cell table:formula="of:=[$'Parcel Dist'.Z45]" office:value-type="float" office:value="40.9249" calcext:value-type="float">
            <text:p>40.92</text:p>
          </table:table-cell>
          <table:table-cell table:formula="of:=[$'Parcel Dist'.AA45]" office:value-type="float" office:value="0" calcext:value-type="float">
            <text:p>0.00</text:p>
          </table:table-cell>
          <table:table-cell table:formula="of:=[$'Parcel Dist'.AB45]" office:value-type="float" office:value="59.0751" calcext:value-type="float">
            <text:p>59.08</text:p>
          </table:table-cell>
          <table:table-cell table:formula="of:=[$'Parcel Dist'.AH45]" office:value-type="float" office:value="0" calcext:value-type="float">
            <text:p>0.00</text:p>
          </table:table-cell>
          <table:table-cell table:formula="of:=[$'Parcel Dist'.AI45]" office:value-type="float" office:value="50.3289" calcext:value-type="float">
            <text:p>50.33</text:p>
          </table:table-cell>
          <table:table-cell table:formula="of:=[$'Parcel Dist'.AJ45]" office:value-type="float" office:value="0" calcext:value-type="float">
            <text:p>0.00</text:p>
          </table:table-cell>
          <table:table-cell table:formula="of:=[$'Parcel Dist'.AK45]" office:value-type="float" office:value="49.6711" calcext:value-type="float">
            <text:p>49.67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Parcel Dist'.G46]" office:value-type="float" office:value="0" calcext:value-type="float">
            <text:p>0.00</text:p>
          </table:table-cell>
          <table:table-cell table:formula="of:=[$'Parcel Dist'.H46]" office:value-type="float" office:value="0" calcext:value-type="float">
            <text:p>0.00</text:p>
          </table:table-cell>
          <table:table-cell table:formula="of:=[$'Parcel Dist'.I46]" office:value-type="float" office:value="0" calcext:value-type="float">
            <text:p>0.00</text:p>
          </table:table-cell>
          <table:table-cell table:formula="of:=[$'Parcel Dist'.J46]" office:value-type="float" office:value="0" calcext:value-type="float">
            <text:p>0.00</text:p>
          </table:table-cell>
          <table:table-cell table:formula="of:=[$'Parcel Dist'.P46]" office:value-type="float" office:value="0" calcext:value-type="float">
            <text:p>0.00</text:p>
          </table:table-cell>
          <table:table-cell table:formula="of:=[$'Parcel Dist'.Q46]" office:value-type="float" office:value="75.9834" calcext:value-type="float">
            <text:p>75.98</text:p>
          </table:table-cell>
          <table:table-cell table:formula="of:=[$'Parcel Dist'.R46]" office:value-type="float" office:value="0" calcext:value-type="float">
            <text:p>0.00</text:p>
          </table:table-cell>
          <table:table-cell table:formula="of:=[$'Parcel Dist'.S46]" office:value-type="float" office:value="24.0166" calcext:value-type="float">
            <text:p>24.02</text:p>
          </table:table-cell>
          <table:table-cell table:formula="of:=[$'Parcel Dist'.Y46]" office:value-type="float" office:value="0" calcext:value-type="float">
            <text:p>0.00</text:p>
          </table:table-cell>
          <table:table-cell table:formula="of:=[$'Parcel Dist'.Z46]" office:value-type="float" office:value="61.7717" calcext:value-type="float">
            <text:p>61.77</text:p>
          </table:table-cell>
          <table:table-cell table:formula="of:=[$'Parcel Dist'.AA46]" office:value-type="float" office:value="0" calcext:value-type="float">
            <text:p>0.00</text:p>
          </table:table-cell>
          <table:table-cell table:formula="of:=[$'Parcel Dist'.AB46]" office:value-type="float" office:value="38.2283" calcext:value-type="float">
            <text:p>38.23</text:p>
          </table:table-cell>
          <table:table-cell table:formula="of:=[$'Parcel Dist'.AH46]" office:value-type="float" office:value="0" calcext:value-type="float">
            <text:p>0.00</text:p>
          </table:table-cell>
          <table:table-cell table:formula="of:=[$'Parcel Dist'.AI46]" office:value-type="float" office:value="66.3161" calcext:value-type="float">
            <text:p>66.32</text:p>
          </table:table-cell>
          <table:table-cell table:formula="of:=[$'Parcel Dist'.AJ46]" office:value-type="float" office:value="0" calcext:value-type="float">
            <text:p>0.00</text:p>
          </table:table-cell>
          <table:table-cell table:formula="of:=[$'Parcel Dist'.AK46]" office:value-type="float" office:value="33.6839" calcext:value-type="float">
            <text:p>33.68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Parcel Dist'.G47]" office:value-type="float" office:value="0" calcext:value-type="float">
            <text:p>0.00</text:p>
          </table:table-cell>
          <table:table-cell table:formula="of:=[$'Parcel Dist'.H47]" office:value-type="float" office:value="0" calcext:value-type="float">
            <text:p>0.00</text:p>
          </table:table-cell>
          <table:table-cell table:formula="of:=[$'Parcel Dist'.I47]" office:value-type="float" office:value="0" calcext:value-type="float">
            <text:p>0.00</text:p>
          </table:table-cell>
          <table:table-cell table:formula="of:=[$'Parcel Dist'.J47]" office:value-type="float" office:value="0" calcext:value-type="float">
            <text:p>0.00</text:p>
          </table:table-cell>
          <table:table-cell table:formula="of:=[$'Parcel Dist'.P47]" office:value-type="float" office:value="0" calcext:value-type="float">
            <text:p>0.00</text:p>
          </table:table-cell>
          <table:table-cell table:formula="of:=[$'Parcel Dist'.Q47]" office:value-type="float" office:value="64.5252" calcext:value-type="float">
            <text:p>64.53</text:p>
          </table:table-cell>
          <table:table-cell table:formula="of:=[$'Parcel Dist'.R47]" office:value-type="float" office:value="0" calcext:value-type="float">
            <text:p>0.00</text:p>
          </table:table-cell>
          <table:table-cell table:formula="of:=[$'Parcel Dist'.S47]" office:value-type="float" office:value="35.4748" calcext:value-type="float">
            <text:p>35.47</text:p>
          </table:table-cell>
          <table:table-cell table:formula="of:=[$'Parcel Dist'.Y47]" office:value-type="float" office:value="0" calcext:value-type="float">
            <text:p>0.00</text:p>
          </table:table-cell>
          <table:table-cell table:formula="of:=[$'Parcel Dist'.Z47]" office:value-type="float" office:value="71.5223" calcext:value-type="float">
            <text:p>71.52</text:p>
          </table:table-cell>
          <table:table-cell table:formula="of:=[$'Parcel Dist'.AA47]" office:value-type="float" office:value="0" calcext:value-type="float">
            <text:p>0.00</text:p>
          </table:table-cell>
          <table:table-cell table:formula="of:=[$'Parcel Dist'.AB47]" office:value-type="float" office:value="28.4777" calcext:value-type="float">
            <text:p>28.48</text:p>
          </table:table-cell>
          <table:table-cell table:formula="of:=[$'Parcel Dist'.AH47]" office:value-type="float" office:value="0" calcext:value-type="float">
            <text:p>0.00</text:p>
          </table:table-cell>
          <table:table-cell table:formula="of:=[$'Parcel Dist'.AI47]" office:value-type="float" office:value="83.2229" calcext:value-type="float">
            <text:p>83.22</text:p>
          </table:table-cell>
          <table:table-cell table:formula="of:=[$'Parcel Dist'.AJ47]" office:value-type="float" office:value="0" calcext:value-type="float">
            <text:p>0.00</text:p>
          </table:table-cell>
          <table:table-cell table:formula="of:=[$'Parcel Dist'.AK47]" office:value-type="float" office:value="16.7771" calcext:value-type="float">
            <text:p>16.78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Parcel Dist'.G48]" office:value-type="float" office:value="0" calcext:value-type="float">
            <text:p>0.00</text:p>
          </table:table-cell>
          <table:table-cell table:formula="of:=[$'Parcel Dist'.H48]" office:value-type="float" office:value="0" calcext:value-type="float">
            <text:p>0.00</text:p>
          </table:table-cell>
          <table:table-cell table:formula="of:=[$'Parcel Dist'.I48]" office:value-type="float" office:value="0" calcext:value-type="float">
            <text:p>0.00</text:p>
          </table:table-cell>
          <table:table-cell table:formula="of:=[$'Parcel Dist'.J48]" office:value-type="float" office:value="0" calcext:value-type="float">
            <text:p>0.00</text:p>
          </table:table-cell>
          <table:table-cell table:formula="of:=[$'Parcel Dist'.P48]" office:value-type="float" office:value="0" calcext:value-type="float">
            <text:p>0.00</text:p>
          </table:table-cell>
          <table:table-cell table:formula="of:=[$'Parcel Dist'.Q48]" office:value-type="float" office:value="80.7108" calcext:value-type="float">
            <text:p>80.71</text:p>
          </table:table-cell>
          <table:table-cell table:formula="of:=[$'Parcel Dist'.R48]" office:value-type="float" office:value="0" calcext:value-type="float">
            <text:p>0.00</text:p>
          </table:table-cell>
          <table:table-cell table:formula="of:=[$'Parcel Dist'.S48]" office:value-type="float" office:value="19.2892" calcext:value-type="float">
            <text:p>19.29</text:p>
          </table:table-cell>
          <table:table-cell table:formula="of:=[$'Parcel Dist'.Y48]" office:value-type="float" office:value="0" calcext:value-type="float">
            <text:p>0.00</text:p>
          </table:table-cell>
          <table:table-cell table:formula="of:=[$'Parcel Dist'.Z48]" office:value-type="float" office:value="85.4102" calcext:value-type="float">
            <text:p>85.41</text:p>
          </table:table-cell>
          <table:table-cell table:formula="of:=[$'Parcel Dist'.AA48]" office:value-type="float" office:value="0" calcext:value-type="float">
            <text:p>0.00</text:p>
          </table:table-cell>
          <table:table-cell table:formula="of:=[$'Parcel Dist'.AB48]" office:value-type="float" office:value="14.5898" calcext:value-type="float">
            <text:p>14.59</text:p>
          </table:table-cell>
          <table:table-cell table:formula="of:=[$'Parcel Dist'.AH48]" office:value-type="float" office:value="0" calcext:value-type="float">
            <text:p>0.00</text:p>
          </table:table-cell>
          <table:table-cell table:formula="of:=[$'Parcel Dist'.AI48]" office:value-type="float" office:value="85.8885" calcext:value-type="float">
            <text:p>85.89</text:p>
          </table:table-cell>
          <table:table-cell table:formula="of:=[$'Parcel Dist'.AJ48]" office:value-type="float" office:value="0" calcext:value-type="float">
            <text:p>0.00</text:p>
          </table:table-cell>
          <table:table-cell table:formula="of:=[$'Parcel Dist'.AK48]" office:value-type="float" office:value="14.1115" calcext:value-type="float">
            <text:p>14.11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Parcel Dist'.G49]" office:value-type="float" office:value="0" calcext:value-type="float">
            <text:p>0.00</text:p>
          </table:table-cell>
          <table:table-cell table:formula="of:=[$'Parcel Dist'.H49]" office:value-type="float" office:value="44.5631" calcext:value-type="float">
            <text:p>44.56</text:p>
          </table:table-cell>
          <table:table-cell table:formula="of:=[$'Parcel Dist'.I49]" office:value-type="float" office:value="0" calcext:value-type="float">
            <text:p>0.00</text:p>
          </table:table-cell>
          <table:table-cell table:formula="of:=[$'Parcel Dist'.J49]" office:value-type="float" office:value="55.4369" calcext:value-type="float">
            <text:p>55.44</text:p>
          </table:table-cell>
          <table:table-cell table:formula="of:=[$'Parcel Dist'.P49]" office:value-type="float" office:value="0" calcext:value-type="float">
            <text:p>0.00</text:p>
          </table:table-cell>
          <table:table-cell table:formula="of:=[$'Parcel Dist'.Q49]" office:value-type="float" office:value="54.0026" calcext:value-type="float">
            <text:p>54.00</text:p>
          </table:table-cell>
          <table:table-cell table:formula="of:=[$'Parcel Dist'.R49]" office:value-type="float" office:value="0" calcext:value-type="float">
            <text:p>0.00</text:p>
          </table:table-cell>
          <table:table-cell table:formula="of:=[$'Parcel Dist'.S49]" office:value-type="float" office:value="45.9974" calcext:value-type="float">
            <text:p>46.00</text:p>
          </table:table-cell>
          <table:table-cell table:formula="of:=[$'Parcel Dist'.Y49]" office:value-type="float" office:value="0" calcext:value-type="float">
            <text:p>0.00</text:p>
          </table:table-cell>
          <table:table-cell table:formula="of:=[$'Parcel Dist'.Z49]" office:value-type="float" office:value="55.0811" calcext:value-type="float">
            <text:p>55.08</text:p>
          </table:table-cell>
          <table:table-cell table:formula="of:=[$'Parcel Dist'.AA49]" office:value-type="float" office:value="0" calcext:value-type="float">
            <text:p>0.00</text:p>
          </table:table-cell>
          <table:table-cell table:formula="of:=[$'Parcel Dist'.AB49]" office:value-type="float" office:value="44.9189" calcext:value-type="float">
            <text:p>44.92</text:p>
          </table:table-cell>
          <table:table-cell table:formula="of:=[$'Parcel Dist'.AH49]" office:value-type="float" office:value="0" calcext:value-type="float">
            <text:p>0.00</text:p>
          </table:table-cell>
          <table:table-cell table:formula="of:=[$'Parcel Dist'.AI49]" office:value-type="float" office:value="74.4535" calcext:value-type="float">
            <text:p>74.45</text:p>
          </table:table-cell>
          <table:table-cell table:formula="of:=[$'Parcel Dist'.AJ49]" office:value-type="float" office:value="0" calcext:value-type="float">
            <text:p>0.00</text:p>
          </table:table-cell>
          <table:table-cell table:formula="of:=[$'Parcel Dist'.AK49]" office:value-type="float" office:value="25.5465" calcext:value-type="float">
            <text:p>25.55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Parcel Dist'.G50]" office:value-type="float" office:value="0" calcext:value-type="float">
            <text:p>0.00</text:p>
          </table:table-cell>
          <table:table-cell table:formula="of:=[$'Parcel Dist'.H50]" office:value-type="float" office:value="47.4299" calcext:value-type="float">
            <text:p>47.43</text:p>
          </table:table-cell>
          <table:table-cell table:formula="of:=[$'Parcel Dist'.I50]" office:value-type="float" office:value="0" calcext:value-type="float">
            <text:p>0.00</text:p>
          </table:table-cell>
          <table:table-cell table:formula="of:=[$'Parcel Dist'.J50]" office:value-type="float" office:value="52.5701" calcext:value-type="float">
            <text:p>52.57</text:p>
          </table:table-cell>
          <table:table-cell table:formula="of:=[$'Parcel Dist'.P50]" office:value-type="float" office:value="0" calcext:value-type="float">
            <text:p>0.00</text:p>
          </table:table-cell>
          <table:table-cell table:formula="of:=[$'Parcel Dist'.Q50]" office:value-type="float" office:value="46.1592" calcext:value-type="float">
            <text:p>46.16</text:p>
          </table:table-cell>
          <table:table-cell table:formula="of:=[$'Parcel Dist'.R50]" office:value-type="float" office:value="0" calcext:value-type="float">
            <text:p>0.00</text:p>
          </table:table-cell>
          <table:table-cell table:formula="of:=[$'Parcel Dist'.S50]" office:value-type="float" office:value="53.8408" calcext:value-type="float">
            <text:p>53.84</text:p>
          </table:table-cell>
          <table:table-cell table:formula="of:=[$'Parcel Dist'.Y50]" office:value-type="float" office:value="0" calcext:value-type="float">
            <text:p>0.00</text:p>
          </table:table-cell>
          <table:table-cell table:formula="of:=[$'Parcel Dist'.Z50]" office:value-type="float" office:value="46.1592" calcext:value-type="float">
            <text:p>46.16</text:p>
          </table:table-cell>
          <table:table-cell table:formula="of:=[$'Parcel Dist'.AA50]" office:value-type="float" office:value="0" calcext:value-type="float">
            <text:p>0.00</text:p>
          </table:table-cell>
          <table:table-cell table:formula="of:=[$'Parcel Dist'.AB50]" office:value-type="float" office:value="53.8408" calcext:value-type="float">
            <text:p>53.84</text:p>
          </table:table-cell>
          <table:table-cell table:formula="of:=[$'Parcel Dist'.AH50]" office:value-type="float" office:value="0" calcext:value-type="float">
            <text:p>0.00</text:p>
          </table:table-cell>
          <table:table-cell table:formula="of:=[$'Parcel Dist'.AI50]" office:value-type="float" office:value="55.5052" calcext:value-type="float">
            <text:p>55.51</text:p>
          </table:table-cell>
          <table:table-cell table:formula="of:=[$'Parcel Dist'.AJ50]" office:value-type="float" office:value="0" calcext:value-type="float">
            <text:p>0.00</text:p>
          </table:table-cell>
          <table:table-cell table:formula="of:=[$'Parcel Dist'.AK50]" office:value-type="float" office:value="44.4948" calcext:value-type="float">
            <text:p>44.49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Parcel Dist'.G51]" office:value-type="float" office:value="0" calcext:value-type="float">
            <text:p>0.00</text:p>
          </table:table-cell>
          <table:table-cell table:formula="of:=[$'Parcel Dist'.H51]" office:value-type="float" office:value="44.4444" calcext:value-type="float">
            <text:p>44.44</text:p>
          </table:table-cell>
          <table:table-cell table:formula="of:=[$'Parcel Dist'.I51]" office:value-type="float" office:value="0" calcext:value-type="float">
            <text:p>0.00</text:p>
          </table:table-cell>
          <table:table-cell table:formula="of:=[$'Parcel Dist'.J51]" office:value-type="float" office:value="55.5556" calcext:value-type="float">
            <text:p>55.56</text:p>
          </table:table-cell>
          <table:table-cell table:formula="of:=[$'Parcel Dist'.P51]" office:value-type="float" office:value="0" calcext:value-type="float">
            <text:p>0.00</text:p>
          </table:table-cell>
          <table:table-cell table:formula="of:=[$'Parcel Dist'.Q51]" office:value-type="float" office:value="44.4444" calcext:value-type="float">
            <text:p>44.44</text:p>
          </table:table-cell>
          <table:table-cell table:formula="of:=[$'Parcel Dist'.R51]" office:value-type="float" office:value="0" calcext:value-type="float">
            <text:p>0.00</text:p>
          </table:table-cell>
          <table:table-cell table:formula="of:=[$'Parcel Dist'.S51]" office:value-type="float" office:value="55.5556" calcext:value-type="float">
            <text:p>55.56</text:p>
          </table:table-cell>
          <table:table-cell table:formula="of:=[$'Parcel Dist'.Y51]" office:value-type="float" office:value="0" calcext:value-type="float">
            <text:p>0.00</text:p>
          </table:table-cell>
          <table:table-cell table:formula="of:=[$'Parcel Dist'.Z51]" office:value-type="float" office:value="44.4444" calcext:value-type="float">
            <text:p>44.44</text:p>
          </table:table-cell>
          <table:table-cell table:formula="of:=[$'Parcel Dist'.AA51]" office:value-type="float" office:value="0" calcext:value-type="float">
            <text:p>0.00</text:p>
          </table:table-cell>
          <table:table-cell table:formula="of:=[$'Parcel Dist'.AB51]" office:value-type="float" office:value="55.5556" calcext:value-type="float">
            <text:p>55.56</text:p>
          </table:table-cell>
          <table:table-cell table:formula="of:=[$'Parcel Dist'.AH51]" office:value-type="float" office:value="0" calcext:value-type="float">
            <text:p>0.00</text:p>
          </table:table-cell>
          <table:table-cell table:formula="of:=[$'Parcel Dist'.AI51]" office:value-type="float" office:value="44.4444" calcext:value-type="float">
            <text:p>44.44</text:p>
          </table:table-cell>
          <table:table-cell table:formula="of:=[$'Parcel Dist'.AJ51]" office:value-type="float" office:value="0" calcext:value-type="float">
            <text:p>0.00</text:p>
          </table:table-cell>
          <table:table-cell table:formula="of:=[$'Parcel Dist'.AK51]" office:value-type="float" office:value="55.5556" calcext:value-type="float">
            <text:p>55.56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Parcel Dist'.G52]" office:value-type="float" office:value="0" calcext:value-type="float">
            <text:p>0.00</text:p>
          </table:table-cell>
          <table:table-cell table:formula="of:=[$'Parcel Dist'.H52]" office:value-type="float" office:value="50" calcext:value-type="float">
            <text:p>50.00</text:p>
          </table:table-cell>
          <table:table-cell table:formula="of:=[$'Parcel Dist'.I52]" office:value-type="float" office:value="0" calcext:value-type="float">
            <text:p>0.00</text:p>
          </table:table-cell>
          <table:table-cell table:formula="of:=[$'Parcel Dist'.J52]" office:value-type="float" office:value="50" calcext:value-type="float">
            <text:p>50.00</text:p>
          </table:table-cell>
          <table:table-cell table:formula="of:=[$'Parcel Dist'.P52]" office:value-type="float" office:value="0" calcext:value-type="float">
            <text:p>0.00</text:p>
          </table:table-cell>
          <table:table-cell table:formula="of:=[$'Parcel Dist'.Q52]" office:value-type="float" office:value="82.834" calcext:value-type="float">
            <text:p>82.83</text:p>
          </table:table-cell>
          <table:table-cell table:formula="of:=[$'Parcel Dist'.R52]" office:value-type="float" office:value="0" calcext:value-type="float">
            <text:p>0.00</text:p>
          </table:table-cell>
          <table:table-cell table:formula="of:=[$'Parcel Dist'.S52]" office:value-type="float" office:value="17.166" calcext:value-type="float">
            <text:p>17.17</text:p>
          </table:table-cell>
          <table:table-cell table:formula="of:=[$'Parcel Dist'.Y52]" office:value-type="float" office:value="0" calcext:value-type="float">
            <text:p>0.00</text:p>
          </table:table-cell>
          <table:table-cell table:formula="of:=[$'Parcel Dist'.Z52]" office:value-type="float" office:value="70.9837" calcext:value-type="float">
            <text:p>70.98</text:p>
          </table:table-cell>
          <table:table-cell table:formula="of:=[$'Parcel Dist'.AA52]" office:value-type="float" office:value="0" calcext:value-type="float">
            <text:p>0.00</text:p>
          </table:table-cell>
          <table:table-cell table:formula="of:=[$'Parcel Dist'.AB52]" office:value-type="float" office:value="29.0163" calcext:value-type="float">
            <text:p>29.02</text:p>
          </table:table-cell>
          <table:table-cell table:formula="of:=[$'Parcel Dist'.AH52]" office:value-type="float" office:value="0" calcext:value-type="float">
            <text:p>0.00</text:p>
          </table:table-cell>
          <table:table-cell table:formula="of:=[$'Parcel Dist'.AI52]" office:value-type="float" office:value="82.9293" calcext:value-type="float">
            <text:p>82.93</text:p>
          </table:table-cell>
          <table:table-cell table:formula="of:=[$'Parcel Dist'.AJ52]" office:value-type="float" office:value="0" calcext:value-type="float">
            <text:p>0.00</text:p>
          </table:table-cell>
          <table:table-cell table:formula="of:=[$'Parcel Dist'.AK52]" office:value-type="float" office:value="17.0707" calcext:value-type="float">
            <text:p>17.07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Parcel Dist'.G53]" office:value-type="float" office:value="0" calcext:value-type="float">
            <text:p>0.00</text:p>
          </table:table-cell>
          <table:table-cell table:formula="of:=[$'Parcel Dist'.H53]" office:value-type="float" office:value="52.0968" calcext:value-type="float">
            <text:p>52.10</text:p>
          </table:table-cell>
          <table:table-cell table:formula="of:=[$'Parcel Dist'.I53]" office:value-type="float" office:value="0" calcext:value-type="float">
            <text:p>0.00</text:p>
          </table:table-cell>
          <table:table-cell table:formula="of:=[$'Parcel Dist'.J53]" office:value-type="float" office:value="47.9032" calcext:value-type="float">
            <text:p>47.90</text:p>
          </table:table-cell>
          <table:table-cell table:formula="of:=[$'Parcel Dist'.P53]" office:value-type="float" office:value="0" calcext:value-type="float">
            <text:p>0.00</text:p>
          </table:table-cell>
          <table:table-cell table:formula="of:=[$'Parcel Dist'.Q53]" office:value-type="float" office:value="62.0743" calcext:value-type="float">
            <text:p>62.07</text:p>
          </table:table-cell>
          <table:table-cell table:formula="of:=[$'Parcel Dist'.R53]" office:value-type="float" office:value="0" calcext:value-type="float">
            <text:p>0.00</text:p>
          </table:table-cell>
          <table:table-cell table:formula="of:=[$'Parcel Dist'.S53]" office:value-type="float" office:value="37.9257" calcext:value-type="float">
            <text:p>37.93</text:p>
          </table:table-cell>
          <table:table-cell table:formula="of:=[$'Parcel Dist'.Y53]" office:value-type="float" office:value="0" calcext:value-type="float">
            <text:p>0.00</text:p>
          </table:table-cell>
          <table:table-cell table:formula="of:=[$'Parcel Dist'.Z53]" office:value-type="float" office:value="71.7713" calcext:value-type="float">
            <text:p>71.77</text:p>
          </table:table-cell>
          <table:table-cell table:formula="of:=[$'Parcel Dist'.AA53]" office:value-type="float" office:value="0" calcext:value-type="float">
            <text:p>0.00</text:p>
          </table:table-cell>
          <table:table-cell table:formula="of:=[$'Parcel Dist'.AB53]" office:value-type="float" office:value="28.2287" calcext:value-type="float">
            <text:p>28.23</text:p>
          </table:table-cell>
          <table:table-cell table:formula="of:=[$'Parcel Dist'.AH53]" office:value-type="float" office:value="0" calcext:value-type="float">
            <text:p>0.00</text:p>
          </table:table-cell>
          <table:table-cell table:formula="of:=[$'Parcel Dist'.AI53]" office:value-type="float" office:value="63.4352" calcext:value-type="float">
            <text:p>63.44</text:p>
          </table:table-cell>
          <table:table-cell table:formula="of:=[$'Parcel Dist'.AJ53]" office:value-type="float" office:value="0" calcext:value-type="float">
            <text:p>0.00</text:p>
          </table:table-cell>
          <table:table-cell table:formula="of:=[$'Parcel Dist'.AK53]" office:value-type="float" office:value="36.5648" calcext:value-type="float">
            <text:p>36.56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Parcel Dist'.G54]" office:value-type="float" office:value="0" calcext:value-type="float">
            <text:p>0.00</text:p>
          </table:table-cell>
          <table:table-cell table:formula="of:=[$'Parcel Dist'.H54]" office:value-type="float" office:value="60.8069" calcext:value-type="float">
            <text:p>60.81</text:p>
          </table:table-cell>
          <table:table-cell table:formula="of:=[$'Parcel Dist'.I54]" office:value-type="float" office:value="0" calcext:value-type="float">
            <text:p>0.00</text:p>
          </table:table-cell>
          <table:table-cell table:formula="of:=[$'Parcel Dist'.J54]" office:value-type="float" office:value="39.1931" calcext:value-type="float">
            <text:p>39.19</text:p>
          </table:table-cell>
          <table:table-cell table:formula="of:=[$'Parcel Dist'.P54]" office:value-type="float" office:value="0" calcext:value-type="float">
            <text:p>0.00</text:p>
          </table:table-cell>
          <table:table-cell table:formula="of:=[$'Parcel Dist'.Q54]" office:value-type="float" office:value="69.6293" calcext:value-type="float">
            <text:p>69.63</text:p>
          </table:table-cell>
          <table:table-cell table:formula="of:=[$'Parcel Dist'.R54]" office:value-type="float" office:value="0" calcext:value-type="float">
            <text:p>0.00</text:p>
          </table:table-cell>
          <table:table-cell table:formula="of:=[$'Parcel Dist'.S54]" office:value-type="float" office:value="30.3707" calcext:value-type="float">
            <text:p>30.37</text:p>
          </table:table-cell>
          <table:table-cell table:formula="of:=[$'Parcel Dist'.Y54]" office:value-type="float" office:value="0" calcext:value-type="float">
            <text:p>0.00</text:p>
          </table:table-cell>
          <table:table-cell table:formula="of:=[$'Parcel Dist'.Z54]" office:value-type="float" office:value="68.7387" calcext:value-type="float">
            <text:p>68.74</text:p>
          </table:table-cell>
          <table:table-cell table:formula="of:=[$'Parcel Dist'.AA54]" office:value-type="float" office:value="0" calcext:value-type="float">
            <text:p>0.00</text:p>
          </table:table-cell>
          <table:table-cell table:formula="of:=[$'Parcel Dist'.AB54]" office:value-type="float" office:value="31.2613" calcext:value-type="float">
            <text:p>31.26</text:p>
          </table:table-cell>
          <table:table-cell table:formula="of:=[$'Parcel Dist'.AH54]" office:value-type="float" office:value="0" calcext:value-type="float">
            <text:p>0.00</text:p>
          </table:table-cell>
          <table:table-cell table:formula="of:=[$'Parcel Dist'.AI54]" office:value-type="float" office:value="85.8516" calcext:value-type="float">
            <text:p>85.85</text:p>
          </table:table-cell>
          <table:table-cell table:formula="of:=[$'Parcel Dist'.AJ54]" office:value-type="float" office:value="0" calcext:value-type="float">
            <text:p>0.00</text:p>
          </table:table-cell>
          <table:table-cell table:formula="of:=[$'Parcel Dist'.AK54]" office:value-type="float" office:value="14.1484" calcext:value-type="float">
            <text:p>14.15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Parcel Dist'.G55]" office:value-type="float" office:value="0" calcext:value-type="float">
            <text:p>0.00</text:p>
          </table:table-cell>
          <table:table-cell table:formula="of:=[$'Parcel Dist'.H55]" office:value-type="float" office:value="0" calcext:value-type="float">
            <text:p>0.00</text:p>
          </table:table-cell>
          <table:table-cell table:formula="of:=[$'Parcel Dist'.I55]" office:value-type="float" office:value="0" calcext:value-type="float">
            <text:p>0.00</text:p>
          </table:table-cell>
          <table:table-cell table:formula="of:=[$'Parcel Dist'.J55]" office:value-type="float" office:value="0" calcext:value-type="float">
            <text:p>0.00</text:p>
          </table:table-cell>
          <table:table-cell table:formula="of:=[$'Parcel Dist'.P55]" office:value-type="float" office:value="0" calcext:value-type="float">
            <text:p>0.00</text:p>
          </table:table-cell>
          <table:table-cell table:formula="of:=[$'Parcel Dist'.Q55]" office:value-type="float" office:value="63.3745" calcext:value-type="float">
            <text:p>63.37</text:p>
          </table:table-cell>
          <table:table-cell table:formula="of:=[$'Parcel Dist'.R55]" office:value-type="float" office:value="0" calcext:value-type="float">
            <text:p>0.00</text:p>
          </table:table-cell>
          <table:table-cell table:formula="of:=[$'Parcel Dist'.S55]" office:value-type="float" office:value="36.6255" calcext:value-type="float">
            <text:p>36.63</text:p>
          </table:table-cell>
          <table:table-cell table:formula="of:=[$'Parcel Dist'.Y55]" office:value-type="float" office:value="0" calcext:value-type="float">
            <text:p>0.00</text:p>
          </table:table-cell>
          <table:table-cell table:formula="of:=[$'Parcel Dist'.Z55]" office:value-type="float" office:value="71.9243" calcext:value-type="float">
            <text:p>71.92</text:p>
          </table:table-cell>
          <table:table-cell table:formula="of:=[$'Parcel Dist'.AA55]" office:value-type="float" office:value="0" calcext:value-type="float">
            <text:p>0.00</text:p>
          </table:table-cell>
          <table:table-cell table:formula="of:=[$'Parcel Dist'.AB55]" office:value-type="float" office:value="28.0757" calcext:value-type="float">
            <text:p>28.08</text:p>
          </table:table-cell>
          <table:table-cell table:formula="of:=[$'Parcel Dist'.AH55]" office:value-type="float" office:value="0" calcext:value-type="float">
            <text:p>0.00</text:p>
          </table:table-cell>
          <table:table-cell table:formula="of:=[$'Parcel Dist'.AI55]" office:value-type="float" office:value="87.3888" calcext:value-type="float">
            <text:p>87.39</text:p>
          </table:table-cell>
          <table:table-cell table:formula="of:=[$'Parcel Dist'.AJ55]" office:value-type="float" office:value="0" calcext:value-type="float">
            <text:p>0.00</text:p>
          </table:table-cell>
          <table:table-cell table:formula="of:=[$'Parcel Dist'.AK55]" office:value-type="float" office:value="12.6112" calcext:value-type="float">
            <text:p>12.61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Parcel Dist'.G56]" office:value-type="float" office:value="0" calcext:value-type="float">
            <text:p>0.00</text:p>
          </table:table-cell>
          <table:table-cell table:formula="of:=[$'Parcel Dist'.H56]" office:value-type="float" office:value="47.482" calcext:value-type="float">
            <text:p>47.48</text:p>
          </table:table-cell>
          <table:table-cell table:formula="of:=[$'Parcel Dist'.I56]" office:value-type="float" office:value="0" calcext:value-type="float">
            <text:p>0.00</text:p>
          </table:table-cell>
          <table:table-cell table:formula="of:=[$'Parcel Dist'.J56]" office:value-type="float" office:value="52.518" calcext:value-type="float">
            <text:p>52.52</text:p>
          </table:table-cell>
          <table:table-cell table:formula="of:=[$'Parcel Dist'.P56]" office:value-type="float" office:value="0" calcext:value-type="float">
            <text:p>0.00</text:p>
          </table:table-cell>
          <table:table-cell table:formula="of:=[$'Parcel Dist'.Q56]" office:value-type="float" office:value="63.0883" calcext:value-type="float">
            <text:p>63.09</text:p>
          </table:table-cell>
          <table:table-cell table:formula="of:=[$'Parcel Dist'.R56]" office:value-type="float" office:value="0" calcext:value-type="float">
            <text:p>0.00</text:p>
          </table:table-cell>
          <table:table-cell table:formula="of:=[$'Parcel Dist'.S56]" office:value-type="float" office:value="36.9117" calcext:value-type="float">
            <text:p>36.91</text:p>
          </table:table-cell>
          <table:table-cell table:formula="of:=[$'Parcel Dist'.Y56]" office:value-type="float" office:value="0" calcext:value-type="float">
            <text:p>0.00</text:p>
          </table:table-cell>
          <table:table-cell table:formula="of:=[$'Parcel Dist'.Z56]" office:value-type="float" office:value="63.0883" calcext:value-type="float">
            <text:p>63.09</text:p>
          </table:table-cell>
          <table:table-cell table:formula="of:=[$'Parcel Dist'.AA56]" office:value-type="float" office:value="0" calcext:value-type="float">
            <text:p>0.00</text:p>
          </table:table-cell>
          <table:table-cell table:formula="of:=[$'Parcel Dist'.AB56]" office:value-type="float" office:value="36.9117" calcext:value-type="float">
            <text:p>36.91</text:p>
          </table:table-cell>
          <table:table-cell table:formula="of:=[$'Parcel Dist'.AH56]" office:value-type="float" office:value="0" calcext:value-type="float">
            <text:p>0.00</text:p>
          </table:table-cell>
          <table:table-cell table:formula="of:=[$'Parcel Dist'.AI56]" office:value-type="float" office:value="67.6771" calcext:value-type="float">
            <text:p>67.68</text:p>
          </table:table-cell>
          <table:table-cell table:formula="of:=[$'Parcel Dist'.AJ56]" office:value-type="float" office:value="0" calcext:value-type="float">
            <text:p>0.00</text:p>
          </table:table-cell>
          <table:table-cell table:formula="of:=[$'Parcel Dist'.AK56]" office:value-type="float" office:value="32.3229" calcext:value-type="float">
            <text:p>32.32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Parcel Dist'.G57]" office:value-type="float" office:value="0" calcext:value-type="float">
            <text:p>0.00</text:p>
          </table:table-cell>
          <table:table-cell table:formula="of:=[$'Parcel Dist'.H57]" office:value-type="float" office:value="0" calcext:value-type="float">
            <text:p>0.00</text:p>
          </table:table-cell>
          <table:table-cell table:formula="of:=[$'Parcel Dist'.I57]" office:value-type="float" office:value="0" calcext:value-type="float">
            <text:p>0.00</text:p>
          </table:table-cell>
          <table:table-cell table:formula="of:=[$'Parcel Dist'.J57]" office:value-type="float" office:value="0" calcext:value-type="float">
            <text:p>0.00</text:p>
          </table:table-cell>
          <table:table-cell table:formula="of:=[$'Parcel Dist'.P57]" office:value-type="float" office:value="0" calcext:value-type="float">
            <text:p>0.00</text:p>
          </table:table-cell>
          <table:table-cell table:formula="of:=[$'Parcel Dist'.Q57]" office:value-type="float" office:value="61.228" calcext:value-type="float">
            <text:p>61.23</text:p>
          </table:table-cell>
          <table:table-cell table:formula="of:=[$'Parcel Dist'.R57]" office:value-type="float" office:value="0" calcext:value-type="float">
            <text:p>0.00</text:p>
          </table:table-cell>
          <table:table-cell table:formula="of:=[$'Parcel Dist'.S57]" office:value-type="float" office:value="38.772" calcext:value-type="float">
            <text:p>38.77</text:p>
          </table:table-cell>
          <table:table-cell table:formula="of:=[$'Parcel Dist'.Y57]" office:value-type="float" office:value="0" calcext:value-type="float">
            <text:p>0.00</text:p>
          </table:table-cell>
          <table:table-cell table:formula="of:=[$'Parcel Dist'.Z57]" office:value-type="float" office:value="63.3486" calcext:value-type="float">
            <text:p>63.35</text:p>
          </table:table-cell>
          <table:table-cell table:formula="of:=[$'Parcel Dist'.AA57]" office:value-type="float" office:value="0" calcext:value-type="float">
            <text:p>0.00</text:p>
          </table:table-cell>
          <table:table-cell table:formula="of:=[$'Parcel Dist'.AB57]" office:value-type="float" office:value="36.6514" calcext:value-type="float">
            <text:p>36.65</text:p>
          </table:table-cell>
          <table:table-cell table:formula="of:=[$'Parcel Dist'.AH57]" office:value-type="float" office:value="0" calcext:value-type="float">
            <text:p>0.00</text:p>
          </table:table-cell>
          <table:table-cell table:formula="of:=[$'Parcel Dist'.AI57]" office:value-type="float" office:value="63.8598" calcext:value-type="float">
            <text:p>63.86</text:p>
          </table:table-cell>
          <table:table-cell table:formula="of:=[$'Parcel Dist'.AJ57]" office:value-type="float" office:value="0" calcext:value-type="float">
            <text:p>0.00</text:p>
          </table:table-cell>
          <table:table-cell table:formula="of:=[$'Parcel Dist'.AK57]" office:value-type="float" office:value="36.1402" calcext:value-type="float">
            <text:p>36.14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Parcel Dist'.G58]" office:value-type="float" office:value="0" calcext:value-type="float">
            <text:p>0.00</text:p>
          </table:table-cell>
          <table:table-cell table:formula="of:=[$'Parcel Dist'.H58]" office:value-type="float" office:value="0" calcext:value-type="float">
            <text:p>0.00</text:p>
          </table:table-cell>
          <table:table-cell table:formula="of:=[$'Parcel Dist'.I58]" office:value-type="float" office:value="0" calcext:value-type="float">
            <text:p>0.00</text:p>
          </table:table-cell>
          <table:table-cell table:formula="of:=[$'Parcel Dist'.J58]" office:value-type="float" office:value="0" calcext:value-type="float">
            <text:p>0.00</text:p>
          </table:table-cell>
          <table:table-cell table:formula="of:=[$'Parcel Dist'.P58]" office:value-type="float" office:value="0" calcext:value-type="float">
            <text:p>0.00</text:p>
          </table:table-cell>
          <table:table-cell table:formula="of:=[$'Parcel Dist'.Q58]" office:value-type="float" office:value="64.479" calcext:value-type="float">
            <text:p>64.48</text:p>
          </table:table-cell>
          <table:table-cell table:formula="of:=[$'Parcel Dist'.R58]" office:value-type="float" office:value="0" calcext:value-type="float">
            <text:p>0.00</text:p>
          </table:table-cell>
          <table:table-cell table:formula="of:=[$'Parcel Dist'.S58]" office:value-type="float" office:value="35.521" calcext:value-type="float">
            <text:p>35.52</text:p>
          </table:table-cell>
          <table:table-cell table:formula="of:=[$'Parcel Dist'.Y58]" office:value-type="float" office:value="0" calcext:value-type="float">
            <text:p>0.00</text:p>
          </table:table-cell>
          <table:table-cell table:formula="of:=[$'Parcel Dist'.Z58]" office:value-type="float" office:value="60.5311" calcext:value-type="float">
            <text:p>60.53</text:p>
          </table:table-cell>
          <table:table-cell table:formula="of:=[$'Parcel Dist'.AA58]" office:value-type="float" office:value="0" calcext:value-type="float">
            <text:p>0.00</text:p>
          </table:table-cell>
          <table:table-cell table:formula="of:=[$'Parcel Dist'.AB58]" office:value-type="float" office:value="39.4689" calcext:value-type="float">
            <text:p>39.47</text:p>
          </table:table-cell>
          <table:table-cell table:formula="of:=[$'Parcel Dist'.AH58]" office:value-type="float" office:value="0" calcext:value-type="float">
            <text:p>0.00</text:p>
          </table:table-cell>
          <table:table-cell table:formula="of:=[$'Parcel Dist'.AI58]" office:value-type="float" office:value="96.4974" calcext:value-type="float">
            <text:p>96.50</text:p>
          </table:table-cell>
          <table:table-cell table:formula="of:=[$'Parcel Dist'.AJ58]" office:value-type="float" office:value="0" calcext:value-type="float">
            <text:p>0.00</text:p>
          </table:table-cell>
          <table:table-cell table:formula="of:=[$'Parcel Dist'.AK58]" office:value-type="float" office:value="3.50256" calcext:value-type="float">
            <text:p>3.50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Parcel Dist'.G59]" office:value-type="float" office:value="0" calcext:value-type="float">
            <text:p>0.00</text:p>
          </table:table-cell>
          <table:table-cell table:formula="of:=[$'Parcel Dist'.H59]" office:value-type="float" office:value="0" calcext:value-type="float">
            <text:p>0.00</text:p>
          </table:table-cell>
          <table:table-cell table:formula="of:=[$'Parcel Dist'.I59]" office:value-type="float" office:value="0" calcext:value-type="float">
            <text:p>0.00</text:p>
          </table:table-cell>
          <table:table-cell table:formula="of:=[$'Parcel Dist'.J59]" office:value-type="float" office:value="0" calcext:value-type="float">
            <text:p>0.00</text:p>
          </table:table-cell>
          <table:table-cell table:formula="of:=[$'Parcel Dist'.P59]" office:value-type="float" office:value="0" calcext:value-type="float">
            <text:p>0.00</text:p>
          </table:table-cell>
          <table:table-cell table:formula="of:=[$'Parcel Dist'.Q59]" office:value-type="float" office:value="0" calcext:value-type="float">
            <text:p>0.00</text:p>
          </table:table-cell>
          <table:table-cell table:formula="of:=[$'Parcel Dist'.R59]" office:value-type="float" office:value="0" calcext:value-type="float">
            <text:p>0.00</text:p>
          </table:table-cell>
          <table:table-cell table:formula="of:=[$'Parcel Dist'.S59]" office:value-type="float" office:value="0" calcext:value-type="float">
            <text:p>0.00</text:p>
          </table:table-cell>
          <table:table-cell table:formula="of:=[$'Parcel Dist'.Y59]" office:value-type="float" office:value="0" calcext:value-type="float">
            <text:p>0.00</text:p>
          </table:table-cell>
          <table:table-cell table:formula="of:=[$'Parcel Dist'.Z59]" office:value-type="float" office:value="60.3352" calcext:value-type="float">
            <text:p>60.34</text:p>
          </table:table-cell>
          <table:table-cell table:formula="of:=[$'Parcel Dist'.AA59]" office:value-type="float" office:value="0" calcext:value-type="float">
            <text:p>0.00</text:p>
          </table:table-cell>
          <table:table-cell table:formula="of:=[$'Parcel Dist'.AB59]" office:value-type="float" office:value="39.6648" calcext:value-type="float">
            <text:p>39.66</text:p>
          </table:table-cell>
          <table:table-cell table:formula="of:=[$'Parcel Dist'.AH59]" office:value-type="float" office:value="0" calcext:value-type="float">
            <text:p>0.00</text:p>
          </table:table-cell>
          <table:table-cell table:formula="of:=[$'Parcel Dist'.AI59]" office:value-type="float" office:value="67.4191" calcext:value-type="float">
            <text:p>67.42</text:p>
          </table:table-cell>
          <table:table-cell table:formula="of:=[$'Parcel Dist'.AJ59]" office:value-type="float" office:value="0" calcext:value-type="float">
            <text:p>0.00</text:p>
          </table:table-cell>
          <table:table-cell table:formula="of:=[$'Parcel Dist'.AK59]" office:value-type="float" office:value="32.5809" calcext:value-type="float">
            <text:p>32.58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Parcel Dist'.G60]" office:value-type="float" office:value="0" calcext:value-type="float">
            <text:p>0.00</text:p>
          </table:table-cell>
          <table:table-cell table:formula="of:=[$'Parcel Dist'.H60]" office:value-type="float" office:value="41.9695" calcext:value-type="float">
            <text:p>41.97</text:p>
          </table:table-cell>
          <table:table-cell table:formula="of:=[$'Parcel Dist'.I60]" office:value-type="float" office:value="0" calcext:value-type="float">
            <text:p>0.00</text:p>
          </table:table-cell>
          <table:table-cell table:formula="of:=[$'Parcel Dist'.J60]" office:value-type="float" office:value="58.0305" calcext:value-type="float">
            <text:p>58.03</text:p>
          </table:table-cell>
          <table:table-cell table:formula="of:=[$'Parcel Dist'.P60]" office:value-type="float" office:value="0" calcext:value-type="float">
            <text:p>0.00</text:p>
          </table:table-cell>
          <table:table-cell table:formula="of:=[$'Parcel Dist'.Q60]" office:value-type="float" office:value="53.7354" calcext:value-type="float">
            <text:p>53.74</text:p>
          </table:table-cell>
          <table:table-cell table:formula="of:=[$'Parcel Dist'.R60]" office:value-type="float" office:value="0" calcext:value-type="float">
            <text:p>0.00</text:p>
          </table:table-cell>
          <table:table-cell table:formula="of:=[$'Parcel Dist'.S60]" office:value-type="float" office:value="46.2646" calcext:value-type="float">
            <text:p>46.26</text:p>
          </table:table-cell>
          <table:table-cell table:formula="of:=[$'Parcel Dist'.Y60]" office:value-type="float" office:value="0" calcext:value-type="float">
            <text:p>0.00</text:p>
          </table:table-cell>
          <table:table-cell table:formula="of:=[$'Parcel Dist'.Z60]" office:value-type="float" office:value="72.7504" calcext:value-type="float">
            <text:p>72.75</text:p>
          </table:table-cell>
          <table:table-cell table:formula="of:=[$'Parcel Dist'.AA60]" office:value-type="float" office:value="0" calcext:value-type="float">
            <text:p>0.00</text:p>
          </table:table-cell>
          <table:table-cell table:formula="of:=[$'Parcel Dist'.AB60]" office:value-type="float" office:value="27.2496" calcext:value-type="float">
            <text:p>27.25</text:p>
          </table:table-cell>
          <table:table-cell table:formula="of:=[$'Parcel Dist'.AH60]" office:value-type="float" office:value="0" calcext:value-type="float">
            <text:p>0.00</text:p>
          </table:table-cell>
          <table:table-cell table:formula="of:=[$'Parcel Dist'.AI60]" office:value-type="float" office:value="71.8418" calcext:value-type="float">
            <text:p>71.84</text:p>
          </table:table-cell>
          <table:table-cell table:formula="of:=[$'Parcel Dist'.AJ60]" office:value-type="float" office:value="0" calcext:value-type="float">
            <text:p>0.00</text:p>
          </table:table-cell>
          <table:table-cell table:formula="of:=[$'Parcel Dist'.AK60]" office:value-type="float" office:value="28.1582" calcext:value-type="float">
            <text:p>28.16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Parcel Dist'.G61]" office:value-type="float" office:value="0" calcext:value-type="float">
            <text:p>0.00</text:p>
          </table:table-cell>
          <table:table-cell table:formula="of:=[$'Parcel Dist'.H61]" office:value-type="float" office:value="66.7237" calcext:value-type="float">
            <text:p>66.72</text:p>
          </table:table-cell>
          <table:table-cell table:formula="of:=[$'Parcel Dist'.I61]" office:value-type="float" office:value="0" calcext:value-type="float">
            <text:p>0.00</text:p>
          </table:table-cell>
          <table:table-cell table:formula="of:=[$'Parcel Dist'.J61]" office:value-type="float" office:value="33.2763" calcext:value-type="float">
            <text:p>33.28</text:p>
          </table:table-cell>
          <table:table-cell table:formula="of:=[$'Parcel Dist'.P61]" office:value-type="float" office:value="0" calcext:value-type="float">
            <text:p>0.00</text:p>
          </table:table-cell>
          <table:table-cell table:formula="of:=[$'Parcel Dist'.Q61]" office:value-type="float" office:value="79.4289" calcext:value-type="float">
            <text:p>79.43</text:p>
          </table:table-cell>
          <table:table-cell table:formula="of:=[$'Parcel Dist'.R61]" office:value-type="float" office:value="0" calcext:value-type="float">
            <text:p>0.00</text:p>
          </table:table-cell>
          <table:table-cell table:formula="of:=[$'Parcel Dist'.S61]" office:value-type="float" office:value="20.5711" calcext:value-type="float">
            <text:p>20.57</text:p>
          </table:table-cell>
          <table:table-cell table:formula="of:=[$'Parcel Dist'.Y61]" office:value-type="float" office:value="0" calcext:value-type="float">
            <text:p>0.00</text:p>
          </table:table-cell>
          <table:table-cell table:formula="of:=[$'Parcel Dist'.Z61]" office:value-type="float" office:value="89.9839" calcext:value-type="float">
            <text:p>89.98</text:p>
          </table:table-cell>
          <table:table-cell table:formula="of:=[$'Parcel Dist'.AA61]" office:value-type="float" office:value="0" calcext:value-type="float">
            <text:p>0.00</text:p>
          </table:table-cell>
          <table:table-cell table:formula="of:=[$'Parcel Dist'.AB61]" office:value-type="float" office:value="10.0161" calcext:value-type="float">
            <text:p>10.02</text:p>
          </table:table-cell>
          <table:table-cell table:formula="of:=[$'Parcel Dist'.AH61]" office:value-type="float" office:value="0" calcext:value-type="float">
            <text:p>0.00</text:p>
          </table:table-cell>
          <table:table-cell table:formula="of:=[$'Parcel Dist'.AI61]" office:value-type="float" office:value="93.0369" calcext:value-type="float">
            <text:p>93.04</text:p>
          </table:table-cell>
          <table:table-cell table:formula="of:=[$'Parcel Dist'.AJ61]" office:value-type="float" office:value="0" calcext:value-type="float">
            <text:p>0.00</text:p>
          </table:table-cell>
          <table:table-cell table:formula="of:=[$'Parcel Dist'.AK61]" office:value-type="float" office:value="6.96309" calcext:value-type="float">
            <text:p>6.96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Parcel Dist'.G62]" office:value-type="float" office:value="0" calcext:value-type="float">
            <text:p>0.00</text:p>
          </table:table-cell>
          <table:table-cell table:formula="of:=[$'Parcel Dist'.H62]" office:value-type="float" office:value="0" calcext:value-type="float">
            <text:p>0.00</text:p>
          </table:table-cell>
          <table:table-cell table:formula="of:=[$'Parcel Dist'.I62]" office:value-type="float" office:value="0" calcext:value-type="float">
            <text:p>0.00</text:p>
          </table:table-cell>
          <table:table-cell table:formula="of:=[$'Parcel Dist'.J62]" office:value-type="float" office:value="0" calcext:value-type="float">
            <text:p>0.00</text:p>
          </table:table-cell>
          <table:table-cell table:formula="of:=[$'Parcel Dist'.P62]" office:value-type="float" office:value="0" calcext:value-type="float">
            <text:p>0.00</text:p>
          </table:table-cell>
          <table:table-cell table:formula="of:=[$'Parcel Dist'.Q62]" office:value-type="float" office:value="54.2387" calcext:value-type="float">
            <text:p>54.24</text:p>
          </table:table-cell>
          <table:table-cell table:formula="of:=[$'Parcel Dist'.R62]" office:value-type="float" office:value="0" calcext:value-type="float">
            <text:p>0.00</text:p>
          </table:table-cell>
          <table:table-cell table:formula="of:=[$'Parcel Dist'.S62]" office:value-type="float" office:value="45.7613" calcext:value-type="float">
            <text:p>45.76</text:p>
          </table:table-cell>
          <table:table-cell table:formula="of:=[$'Parcel Dist'.Y62]" office:value-type="float" office:value="0" calcext:value-type="float">
            <text:p>0.00</text:p>
          </table:table-cell>
          <table:table-cell table:formula="of:=[$'Parcel Dist'.Z62]" office:value-type="float" office:value="54.2387" calcext:value-type="float">
            <text:p>54.24</text:p>
          </table:table-cell>
          <table:table-cell table:formula="of:=[$'Parcel Dist'.AA62]" office:value-type="float" office:value="0" calcext:value-type="float">
            <text:p>0.00</text:p>
          </table:table-cell>
          <table:table-cell table:formula="of:=[$'Parcel Dist'.AB62]" office:value-type="float" office:value="45.7613" calcext:value-type="float">
            <text:p>45.76</text:p>
          </table:table-cell>
          <table:table-cell table:formula="of:=[$'Parcel Dist'.AH62]" office:value-type="float" office:value="0" calcext:value-type="float">
            <text:p>0.00</text:p>
          </table:table-cell>
          <table:table-cell table:formula="of:=[$'Parcel Dist'.AI62]" office:value-type="float" office:value="49.145" calcext:value-type="float">
            <text:p>49.15</text:p>
          </table:table-cell>
          <table:table-cell table:formula="of:=[$'Parcel Dist'.AJ62]" office:value-type="float" office:value="0" calcext:value-type="float">
            <text:p>0.00</text:p>
          </table:table-cell>
          <table:table-cell table:formula="of:=[$'Parcel Dist'.AK62]" office:value-type="float" office:value="50.855" calcext:value-type="float">
            <text:p>50.86</text:p>
          </table:table-cell>
        </table:table-row>
        <table:table-row table:style-name="ro2">
          <table:table-cell table:style-name="ce49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9" office:value-type="string" calcext:value-type="string" table:number-columns-spanned="4" table:number-rows-spanned="1">
            <text:p>ScSp</text:p>
          </table:table-cell>
          <table:covered-table-cell table:number-columns-repeated="3" table:style-name="ce49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42" table:formula="of:=AVERAGE([.B4:.B13])" office:value-type="float" office:value="0" calcext:value-type="float">
            <text:p>0.00</text:p>
          </table:table-cell>
          <table:table-cell table:style-name="ce37" table:formula="of:=AVERAGE([.C4:.C13])" office:value-type="float" office:value="20.21756" calcext:value-type="float">
            <text:p>20.22</text:p>
          </table:table-cell>
          <table:table-cell table:style-name="ce37" table:formula="of:=AVERAGE([.D4:.D13])" office:value-type="float" office:value="0" calcext:value-type="float">
            <text:p>0.00</text:p>
          </table:table-cell>
          <table:table-cell table:style-name="ce37" table:formula="of:=AVERAGE([.E4:.E13])" office:value-type="float" office:value="19.78244" calcext:value-type="float">
            <text:p>19.78</text:p>
          </table:table-cell>
          <table:table-cell table:style-name="ce42" table:formula="of:=AVERAGE([.F4:.F13])" office:value-type="float" office:value="0" calcext:value-type="float">
            <text:p>0.00</text:p>
          </table:table-cell>
          <table:table-cell table:style-name="ce37" table:formula="of:=AVERAGE([.G4:.G13])" office:value-type="float" office:value="34.12119" calcext:value-type="float">
            <text:p>34.12</text:p>
          </table:table-cell>
          <table:table-cell table:style-name="ce37" table:formula="of:=AVERAGE([.H4:.H13])" office:value-type="float" office:value="0" calcext:value-type="float">
            <text:p>0.00</text:p>
          </table:table-cell>
          <table:table-cell table:style-name="ce37" table:formula="of:=AVERAGE([.I4:.I13])" office:value-type="float" office:value="35.87881" calcext:value-type="float">
            <text:p>35.88</text:p>
          </table:table-cell>
          <table:table-cell table:style-name="ce42" table:formula="of:=AVERAGE([.J4:.J13])" office:value-type="float" office:value="0" calcext:value-type="float">
            <text:p>0.00</text:p>
          </table:table-cell>
          <table:table-cell table:style-name="ce37" table:formula="of:=AVERAGE([.K4:.K13])" office:value-type="float" office:value="48.89647" calcext:value-type="float">
            <text:p>48.90</text:p>
          </table:table-cell>
          <table:table-cell table:style-name="ce37" table:formula="of:=AVERAGE([.L4:.L13])" office:value-type="float" office:value="0" calcext:value-type="float">
            <text:p>0.00</text:p>
          </table:table-cell>
          <table:table-cell table:style-name="ce37" table:formula="of:=AVERAGE([.M4:.M13])" office:value-type="float" office:value="31.10353" calcext:value-type="float">
            <text:p>31.10</text:p>
          </table:table-cell>
          <table:table-cell table:style-name="ce37" table:formula="of:=AVERAGE([.N4:.N13])" office:value-type="float" office:value="0" calcext:value-type="float">
            <text:p>0.00</text:p>
          </table:table-cell>
          <table:table-cell table:style-name="ce37" table:formula="of:=AVERAGE([.O4:.O13])" office:value-type="float" office:value="64.36135" calcext:value-type="float">
            <text:p>64.36</text:p>
          </table:table-cell>
          <table:table-cell table:style-name="ce37" table:formula="of:=AVERAGE([.P4:.P13])" office:value-type="float" office:value="0" calcext:value-type="float">
            <text:p>0.00</text:p>
          </table:table-cell>
          <table:table-cell table:style-name="ce37" table:formula="of:=AVERAGE([.Q4:.Q13])" office:value-type="float" office:value="35.63865" calcext:value-type="float">
            <text:p>35.64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42" table:formula="of:=AVERAGE([.B14:.B23])" office:value-type="float" office:value="0" calcext:value-type="float">
            <text:p>0.00</text:p>
          </table:table-cell>
          <table:table-cell table:style-name="ce37" table:formula="of:=AVERAGE([.C14:.C23])" office:value-type="float" office:value="20.75679" calcext:value-type="float">
            <text:p>20.76</text:p>
          </table:table-cell>
          <table:table-cell table:style-name="ce37" table:formula="of:=AVERAGE([.D14:.D23])" office:value-type="float" office:value="0" calcext:value-type="float">
            <text:p>0.00</text:p>
          </table:table-cell>
          <table:table-cell table:style-name="ce37" table:formula="of:=AVERAGE([.E14:.E23])" office:value-type="float" office:value="19.24321" calcext:value-type="float">
            <text:p>19.24</text:p>
          </table:table-cell>
          <table:table-cell table:style-name="ce42" table:formula="of:=AVERAGE([.F14:.F23])" office:value-type="float" office:value="0" calcext:value-type="float">
            <text:p>0.00</text:p>
          </table:table-cell>
          <table:table-cell table:style-name="ce37" table:formula="of:=AVERAGE([.G14:.G23])" office:value-type="float" office:value="40.60551" calcext:value-type="float">
            <text:p>40.61</text:p>
          </table:table-cell>
          <table:table-cell table:style-name="ce37" table:formula="of:=AVERAGE([.H14:.H23])" office:value-type="float" office:value="0" calcext:value-type="float">
            <text:p>0.00</text:p>
          </table:table-cell>
          <table:table-cell table:style-name="ce37" table:formula="of:=AVERAGE([.I14:.I23])" office:value-type="float" office:value="39.39449" calcext:value-type="float">
            <text:p>39.39</text:p>
          </table:table-cell>
          <table:table-cell table:style-name="ce42" table:formula="of:=AVERAGE([.J14:.J23])" office:value-type="float" office:value="0" calcext:value-type="float">
            <text:p>0.00</text:p>
          </table:table-cell>
          <table:table-cell table:style-name="ce37" table:formula="of:=AVERAGE([.K14:.K23])" office:value-type="float" office:value="55.44728" calcext:value-type="float">
            <text:p>55.45</text:p>
          </table:table-cell>
          <table:table-cell table:style-name="ce37" table:formula="of:=AVERAGE([.L14:.L23])" office:value-type="float" office:value="0" calcext:value-type="float">
            <text:p>0.00</text:p>
          </table:table-cell>
          <table:table-cell table:style-name="ce37" table:formula="of:=AVERAGE([.M14:.M23])" office:value-type="float" office:value="44.55272" calcext:value-type="float">
            <text:p>44.55</text:p>
          </table:table-cell>
          <table:table-cell table:style-name="ce37" table:formula="of:=AVERAGE([.N14:.N23])" office:value-type="float" office:value="0" calcext:value-type="float">
            <text:p>0.00</text:p>
          </table:table-cell>
          <table:table-cell table:style-name="ce37" table:formula="of:=AVERAGE([.O14:.O23])" office:value-type="float" office:value="64.30503" calcext:value-type="float">
            <text:p>64.31</text:p>
          </table:table-cell>
          <table:table-cell table:style-name="ce37" table:formula="of:=AVERAGE([.P14:.P23])" office:value-type="float" office:value="0" calcext:value-type="float">
            <text:p>0.00</text:p>
          </table:table-cell>
          <table:table-cell table:style-name="ce37" table:formula="of:=AVERAGE([.Q14:.Q23])" office:value-type="float" office:value="35.69497" calcext:value-type="float">
            <text:p>35.69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42" table:formula="of:=AVERAGE([.B24:.B33])" office:value-type="float" office:value="0" calcext:value-type="float">
            <text:p>0.00</text:p>
          </table:table-cell>
          <table:table-cell table:style-name="ce37" table:formula="of:=AVERAGE([.C24:.C33])" office:value-type="float" office:value="0" calcext:value-type="float">
            <text:p>0.00</text:p>
          </table:table-cell>
          <table:table-cell table:style-name="ce37" table:formula="of:=AVERAGE([.D24:.D33])" office:value-type="float" office:value="0" calcext:value-type="float">
            <text:p>0.00</text:p>
          </table:table-cell>
          <table:table-cell table:style-name="ce37" table:formula="of:=AVERAGE([.E24:.E33])" office:value-type="float" office:value="0" calcext:value-type="float">
            <text:p>0.00</text:p>
          </table:table-cell>
          <table:table-cell table:style-name="ce42" table:formula="of:=AVERAGE([.F24:.F33])" office:value-type="float" office:value="0" calcext:value-type="float">
            <text:p>0.00</text:p>
          </table:table-cell>
          <table:table-cell table:style-name="ce37" table:formula="of:=AVERAGE([.G24:.G33])" office:value-type="float" office:value="37.68172" calcext:value-type="float">
            <text:p>37.68</text:p>
          </table:table-cell>
          <table:table-cell table:style-name="ce37" table:formula="of:=AVERAGE([.H24:.H33])" office:value-type="float" office:value="0" calcext:value-type="float">
            <text:p>0.00</text:p>
          </table:table-cell>
          <table:table-cell table:style-name="ce37" table:formula="of:=AVERAGE([.I24:.I33])" office:value-type="float" office:value="22.31828" calcext:value-type="float">
            <text:p>22.32</text:p>
          </table:table-cell>
          <table:table-cell table:style-name="ce42" table:formula="of:=AVERAGE([.J24:.J33])" office:value-type="float" office:value="0" calcext:value-type="float">
            <text:p>0.00</text:p>
          </table:table-cell>
          <table:table-cell table:style-name="ce37" table:formula="of:=AVERAGE([.K24:.K33])" office:value-type="float" office:value="56.24384" calcext:value-type="float">
            <text:p>56.24</text:p>
          </table:table-cell>
          <table:table-cell table:style-name="ce37" table:formula="of:=AVERAGE([.L24:.L33])" office:value-type="float" office:value="0" calcext:value-type="float">
            <text:p>0.00</text:p>
          </table:table-cell>
          <table:table-cell table:style-name="ce37" table:formula="of:=AVERAGE([.M24:.M33])" office:value-type="float" office:value="33.75616" calcext:value-type="float">
            <text:p>33.76</text:p>
          </table:table-cell>
          <table:table-cell table:style-name="ce37" table:formula="of:=AVERAGE([.N24:.N33])" office:value-type="float" office:value="0" calcext:value-type="float">
            <text:p>0.00</text:p>
          </table:table-cell>
          <table:table-cell table:style-name="ce37" table:formula="of:=AVERAGE([.O24:.O33])" office:value-type="float" office:value="69.6876" calcext:value-type="float">
            <text:p>69.69</text:p>
          </table:table-cell>
          <table:table-cell table:style-name="ce37" table:formula="of:=AVERAGE([.P24:.P33])" office:value-type="float" office:value="0" calcext:value-type="float">
            <text:p>0.00</text:p>
          </table:table-cell>
          <table:table-cell table:style-name="ce37" table:formula="of:=AVERAGE([.Q24:.Q33])" office:value-type="float" office:value="30.3124" calcext:value-type="float">
            <text:p>30.31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42" table:formula="of:=AVERAGE([.B34:.B43])" office:value-type="float" office:value="0" calcext:value-type="float">
            <text:p>0.00</text:p>
          </table:table-cell>
          <table:table-cell table:style-name="ce37" table:formula="of:=AVERAGE([.C34:.C43])" office:value-type="float" office:value="18.49073" calcext:value-type="float">
            <text:p>18.49</text:p>
          </table:table-cell>
          <table:table-cell table:style-name="ce37" table:formula="of:=AVERAGE([.D34:.D43])" office:value-type="float" office:value="0" calcext:value-type="float">
            <text:p>0.00</text:p>
          </table:table-cell>
          <table:table-cell table:style-name="ce37" table:formula="of:=AVERAGE([.E34:.E43])" office:value-type="float" office:value="21.50927" calcext:value-type="float">
            <text:p>21.51</text:p>
          </table:table-cell>
          <table:table-cell table:style-name="ce42" table:formula="of:=AVERAGE([.F34:.F43])" office:value-type="float" office:value="0" calcext:value-type="float">
            <text:p>0.00</text:p>
          </table:table-cell>
          <table:table-cell table:style-name="ce37" table:formula="of:=AVERAGE([.G34:.G43])" office:value-type="float" office:value="41.52853" calcext:value-type="float">
            <text:p>41.53</text:p>
          </table:table-cell>
          <table:table-cell table:style-name="ce37" table:formula="of:=AVERAGE([.H34:.H43])" office:value-type="float" office:value="0" calcext:value-type="float">
            <text:p>0.00</text:p>
          </table:table-cell>
          <table:table-cell table:style-name="ce37" table:formula="of:=AVERAGE([.I34:.I43])" office:value-type="float" office:value="28.47147" calcext:value-type="float">
            <text:p>28.47</text:p>
          </table:table-cell>
          <table:table-cell table:style-name="ce42" table:formula="of:=AVERAGE([.J34:.J43])" office:value-type="float" office:value="0" calcext:value-type="float">
            <text:p>0.00</text:p>
          </table:table-cell>
          <table:table-cell table:style-name="ce37" table:formula="of:=AVERAGE([.K34:.K43])" office:value-type="float" office:value="62.23359" calcext:value-type="float">
            <text:p>62.23</text:p>
          </table:table-cell>
          <table:table-cell table:style-name="ce37" table:formula="of:=AVERAGE([.L34:.L43])" office:value-type="float" office:value="0" calcext:value-type="float">
            <text:p>0.00</text:p>
          </table:table-cell>
          <table:table-cell table:style-name="ce37" table:formula="of:=AVERAGE([.M34:.M43])" office:value-type="float" office:value="37.76641" calcext:value-type="float">
            <text:p>37.77</text:p>
          </table:table-cell>
          <table:table-cell table:style-name="ce37" table:formula="of:=AVERAGE([.N34:.N43])" office:value-type="float" office:value="0" calcext:value-type="float">
            <text:p>0.00</text:p>
          </table:table-cell>
          <table:table-cell table:style-name="ce37" table:formula="of:=AVERAGE([.O34:.O43])" office:value-type="float" office:value="65.30494" calcext:value-type="float">
            <text:p>65.30</text:p>
          </table:table-cell>
          <table:table-cell table:style-name="ce37" table:formula="of:=AVERAGE([.P34:.P43])" office:value-type="float" office:value="0" calcext:value-type="float">
            <text:p>0.00</text:p>
          </table:table-cell>
          <table:table-cell table:style-name="ce37" table:formula="of:=AVERAGE([.Q34:.Q43])" office:value-type="float" office:value="34.69506" calcext:value-type="float">
            <text:p>34.70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42" table:formula="of:=AVERAGE([.B44:.B53])" office:value-type="float" office:value="0" calcext:value-type="float">
            <text:p>0.00</text:p>
          </table:table-cell>
          <table:table-cell table:style-name="ce37" table:formula="of:=AVERAGE([.C44:.C53])" office:value-type="float" office:value="18.64374" calcext:value-type="float">
            <text:p>18.64</text:p>
          </table:table-cell>
          <table:table-cell table:style-name="ce37" table:formula="of:=AVERAGE([.D44:.D53])" office:value-type="float" office:value="0" calcext:value-type="float">
            <text:p>0.00</text:p>
          </table:table-cell>
          <table:table-cell table:style-name="ce37" table:formula="of:=AVERAGE([.E44:.E53])" office:value-type="float" office:value="21.35626" calcext:value-type="float">
            <text:p>21.36</text:p>
          </table:table-cell>
          <table:table-cell table:style-name="ce42" table:formula="of:=AVERAGE([.F44:.F53])" office:value-type="float" office:value="0" calcext:value-type="float">
            <text:p>0.00</text:p>
          </table:table-cell>
          <table:table-cell table:style-name="ce37" table:formula="of:=AVERAGE([.G44:.G53])" office:value-type="float" office:value="63.29357" calcext:value-type="float">
            <text:p>63.29</text:p>
          </table:table-cell>
          <table:table-cell table:style-name="ce37" table:formula="of:=AVERAGE([.H44:.H53])" office:value-type="float" office:value="0" calcext:value-type="float">
            <text:p>0.00</text:p>
          </table:table-cell>
          <table:table-cell table:style-name="ce37" table:formula="of:=AVERAGE([.I44:.I53])" office:value-type="float" office:value="36.70643" calcext:value-type="float">
            <text:p>36.71</text:p>
          </table:table-cell>
          <table:table-cell table:style-name="ce42" table:formula="of:=AVERAGE([.J44:.J53])" office:value-type="float" office:value="0" calcext:value-type="float">
            <text:p>0.00</text:p>
          </table:table-cell>
          <table:table-cell table:style-name="ce37" table:formula="of:=AVERAGE([.K44:.K53])" office:value-type="float" office:value="62.08679" calcext:value-type="float">
            <text:p>62.09</text:p>
          </table:table-cell>
          <table:table-cell table:style-name="ce37" table:formula="of:=AVERAGE([.L44:.L53])" office:value-type="float" office:value="0" calcext:value-type="float">
            <text:p>0.00</text:p>
          </table:table-cell>
          <table:table-cell table:style-name="ce37" table:formula="of:=AVERAGE([.M44:.M53])" office:value-type="float" office:value="37.91321" calcext:value-type="float">
            <text:p>37.91</text:p>
          </table:table-cell>
          <table:table-cell table:style-name="ce37" table:formula="of:=AVERAGE([.N44:.N53])" office:value-type="float" office:value="0" calcext:value-type="float">
            <text:p>0.00</text:p>
          </table:table-cell>
          <table:table-cell table:style-name="ce37" table:formula="of:=AVERAGE([.O44:.O53])" office:value-type="float" office:value="68.95857" calcext:value-type="float">
            <text:p>68.96</text:p>
          </table:table-cell>
          <table:table-cell table:style-name="ce37" table:formula="of:=AVERAGE([.P44:.P53])" office:value-type="float" office:value="0" calcext:value-type="float">
            <text:p>0.00</text:p>
          </table:table-cell>
          <table:table-cell table:style-name="ce37" table:formula="of:=AVERAGE([.Q44:.Q53])" office:value-type="float" office:value="31.04143" calcext:value-type="float">
            <text:p>31.04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43" table:formula="of:=AVERAGE([.B54:.B63])" office:value-type="float" office:value="0" calcext:value-type="float">
            <text:p>0.00</text:p>
          </table:table-cell>
          <table:table-cell table:style-name="ce45" table:formula="of:=AVERAGE([.C54:.C63])" office:value-type="float" office:value="26.90789" calcext:value-type="float">
            <text:p>26.91</text:p>
          </table:table-cell>
          <table:table-cell table:style-name="ce45" table:formula="of:=AVERAGE([.D54:.D63])" office:value-type="float" office:value="0" calcext:value-type="float">
            <text:p>0.00</text:p>
          </table:table-cell>
          <table:table-cell table:style-name="ce45" table:formula="of:=AVERAGE([.E54:.E63])" office:value-type="float" office:value="23.09211" calcext:value-type="float">
            <text:p>23.09</text:p>
          </table:table-cell>
          <table:table-cell table:style-name="ce43" table:formula="of:=AVERAGE([.F54:.F63])" office:value-type="float" office:value="0" calcext:value-type="float">
            <text:p>0.00</text:p>
          </table:table-cell>
          <table:table-cell table:style-name="ce45" table:formula="of:=AVERAGE([.G54:.G63])" office:value-type="float" office:value="57.12764" calcext:value-type="float">
            <text:p>57.13</text:p>
          </table:table-cell>
          <table:table-cell table:style-name="ce45" table:formula="of:=AVERAGE([.H54:.H63])" office:value-type="float" office:value="0" calcext:value-type="float">
            <text:p>0.00</text:p>
          </table:table-cell>
          <table:table-cell table:style-name="ce45" table:formula="of:=AVERAGE([.I54:.I63])" office:value-type="float" office:value="32.87236" calcext:value-type="float">
            <text:p>32.87</text:p>
          </table:table-cell>
          <table:table-cell table:style-name="ce43" table:formula="of:=AVERAGE([.J54:.J63])" office:value-type="float" office:value="0" calcext:value-type="float">
            <text:p>0.00</text:p>
          </table:table-cell>
          <table:table-cell table:style-name="ce45" table:formula="of:=AVERAGE([.K54:.K63])" office:value-type="float" office:value="67.67105" calcext:value-type="float">
            <text:p>67.67</text:p>
          </table:table-cell>
          <table:table-cell table:style-name="ce45" table:formula="of:=AVERAGE([.L54:.L63])" office:value-type="float" office:value="0" calcext:value-type="float">
            <text:p>0.00</text:p>
          </table:table-cell>
          <table:table-cell table:style-name="ce45" table:formula="of:=AVERAGE([.M54:.M63])" office:value-type="float" office:value="32.32895" calcext:value-type="float">
            <text:p>32.33</text:p>
          </table:table-cell>
          <table:table-cell table:style-name="ce38" table:formula="of:=AVERAGE([.N54:.N63])" office:value-type="float" office:value="0" calcext:value-type="float">
            <text:p>0.00</text:p>
          </table:table-cell>
          <table:table-cell table:style-name="ce38" table:formula="of:=AVERAGE([.O54:.O63])" office:value-type="float" office:value="74.61527" calcext:value-type="float">
            <text:p>74.62</text:p>
          </table:table-cell>
          <table:table-cell table:style-name="ce38" table:formula="of:=AVERAGE([.P54:.P63])" office:value-type="float" office:value="0" calcext:value-type="float">
            <text:p>0.00</text:p>
          </table:table-cell>
          <table:table-cell table:style-name="ce38" table:formula="of:=AVERAGE([.Q54:.Q63])" office:value-type="float" office:value="25.384725" calcext:value-type="float">
            <text:p>25.38</text:p>
          </table:table-cell>
        </table:table-row>
      </table:table>
      <table:table table:name="ResumedStats" table:style-name="ta3">
        <table:table-column table:style-name="co28" table:default-cell-style-name="Default"/>
        <table:table-column table:style-name="co29" table:default-cell-style-name="Default"/>
        <table:table-column table:style-name="co30" table:default-cell-style-name="ce3"/>
        <table:table-column table:style-name="co31" table:default-cell-style-name="ce3"/>
        <table:table-column table:style-name="co32" table:default-cell-style-name="ce13"/>
        <table:table-column table:style-name="co9" table:default-cell-style-name="ce13"/>
        <table:table-column table:style-name="co26" table:default-cell-style-name="ce106"/>
        <table:table-column table:style-name="co26" table:default-cell-style-name="ce107"/>
        <table:table-column table:style-name="co33" table:default-cell-style-name="ce13"/>
        <table:table-column table:style-name="co11" table:number-columns-repeated="1000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000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9" office:value-type="string" calcext:value-type="string" table:number-columns-spanned="5" table:number-rows-spanned="1">
            <text:p>Parcel</text:p>
          </table:table-cell>
          <table:covered-table-cell table:number-columns-repeated="4" table:style-name="ce49"/>
          <table:table-cell table:number-columns-repeated="1000"/>
        </table:table-row>
        <table:table-row table:style-name="ro3">
          <table:table-cell table:style-name="ce97" office:value-type="string" calcext:value-type="string">
            <text:p>Size</text:p>
          </table:table-cell>
          <table:table-cell table:style-name="ce97" office:value-type="string" calcext:value-type="string">
            <text:p>Parcel Proportion(%)</text:p>
          </table:table-cell>
          <table:table-cell table:style-name="ce97" office:value-type="string" calcext:value-type="string">
            <text:p>n</text:p>
          </table:table-cell>
          <table:table-cell table:style-name="ce97" office:value-type="string" calcext:value-type="string">
            <text:p>m</text:p>
          </table:table-cell>
          <table:table-cell table:style-name="ce98" office:value-type="string" calcext:value-type="string">
            <text:p>Revenue Customer (USD)</text:p>
          </table:table-cell>
          <table:table-cell table:style-name="ce97" office:value-type="string" calcext:value-type="string">
            <text:p>Revenue Parcel (USD)</text:p>
          </table:table-cell>
          <table:table-cell table:style-name="ce97" office:value-type="string" calcext:value-type="string">
            <text:p>Costs (USD)</text:p>
          </table:table-cell>
          <table:table-cell table:style-name="ce97" office:value-type="string" calcext:value-type="string">
            <text:p>Sol. Value (USD)</text:p>
          </table:table-cell>
          <table:table-cell table:style-name="ce99" office:value-type="string" calcext:value-type="string">
            <text:p>Solving Time (s)</text:p>
          </table:table-cell>
          <table:table-cell table:style-name="ce100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stats'.Q66]" office:value-type="float" office:value="0" calcext:value-type="float">
            <text:p>0.00</text:p>
          </table:table-cell>
          <table:table-cell table:formula="of:=[$'Compare stats'.R66]" office:value-type="float" office:value="37.99592" calcext:value-type="float">
            <text:p>38.00</text:p>
          </table:table-cell>
          <table:table-cell table:formula="of:=[$'Compare stats'.S66]" office:value-type="float" office:value="28.6442" calcext:value-type="float">
            <text:p>28.64</text:p>
          </table:table-cell>
          <table:table-cell table:formula="of:=[$'Compare stats'.U66]" office:value-type="float" office:value="9.35172" calcext:value-type="float">
            <text:p>9.35</text:p>
          </table:table-cell>
          <table:table-cell table:formula="of:=[$'Compare stats'.T66]" office:value-type="float" office:value="0.02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stats'.L66]" office:value-type="float" office:value="0" calcext:value-type="float">
            <text:p>0.00</text:p>
          </table:table-cell>
          <table:table-cell table:formula="of:=[$'Compare stats'.M66]" office:value-type="float" office:value="21.41268" calcext:value-type="float">
            <text:p>21.41</text:p>
          </table:table-cell>
          <table:table-cell table:formula="of:=[$'Compare stats'.N66]" office:value-type="float" office:value="15.85896" calcext:value-type="float">
            <text:p>15.86</text:p>
          </table:table-cell>
          <table:table-cell table:formula="of:=[$'Compare stats'.P66]" office:value-type="float" office:value="5.55372" calcext:value-type="float">
            <text:p>5.55</text:p>
          </table:table-cell>
          <table:table-cell table:formula="of:=[$'Compare stats'.O66]" office:value-type="float" office:value="0.005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Q67]" office:value-type="float" office:value="0" calcext:value-type="float">
            <text:p>0.00</text:p>
          </table:table-cell>
          <table:table-cell table:formula="of:=[$'Compare stats'.R67]" office:value-type="float" office:value="35.60658" calcext:value-type="float">
            <text:p>35.61</text:p>
          </table:table-cell>
          <table:table-cell table:formula="of:=[$'Compare stats'.S67]" office:value-type="float" office:value="26.81524" calcext:value-type="float">
            <text:p>26.82</text:p>
          </table:table-cell>
          <table:table-cell table:formula="of:=[$'Compare stats'.U67]" office:value-type="float" office:value="8.79134" calcext:value-type="float">
            <text:p>8.79</text:p>
          </table:table-cell>
          <table:table-cell table:formula="of:=[$'Compare stats'.T67]" office:value-type="float" office:value="0.11" calcext:value-type="float">
            <text:p>0.11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8]" office:value-type="float" office:value="0" calcext:value-type="float">
            <text:p>0.00</text:p>
          </table:table-cell>
          <table:table-cell table:formula="of:=[$'Compare stats'.R68]" office:value-type="float" office:value="48.68038" calcext:value-type="float">
            <text:p>48.68</text:p>
          </table:table-cell>
          <table:table-cell table:formula="of:=[$'Compare stats'.S68]" office:value-type="float" office:value="34.91676" calcext:value-type="float">
            <text:p>34.92</text:p>
          </table:table-cell>
          <table:table-cell table:formula="of:=[$'Compare stats'.U68]" office:value-type="float" office:value="13.76362" calcext:value-type="float">
            <text:p>13.76</text:p>
          </table:table-cell>
          <table:table-cell table:formula="of:=[$'Compare stats'.T68]" office:value-type="float" office:value="0.067" calcext:value-type="float">
            <text:p>0.07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stats'.G66]" office:value-type="float" office:value="0" calcext:value-type="float">
            <text:p>0.00</text:p>
          </table:table-cell>
          <table:table-cell table:formula="of:=[$'Compare stats'.H66]" office:value-type="float" office:value="11.17954" calcext:value-type="float">
            <text:p>11.18</text:p>
          </table:table-cell>
          <table:table-cell table:formula="of:=[$'Compare stats'.I66]" office:value-type="float" office:value="9.31132" calcext:value-type="float">
            <text:p>9.31</text:p>
          </table:table-cell>
          <table:table-cell table:formula="of:=[$'Compare stats'.K66]" office:value-type="float" office:value="1.86822" calcext:value-type="float">
            <text:p>1.87</text:p>
          </table:table-cell>
          <table:table-cell table:formula="of:=[$'Compare stats'.J66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7]" office:value-type="float" office:value="0" calcext:value-type="float">
            <text:p>0.00</text:p>
          </table:table-cell>
          <table:table-cell table:formula="of:=[$'Compare stats'.M67]" office:value-type="float" office:value="27.28606" calcext:value-type="float">
            <text:p>27.29</text:p>
          </table:table-cell>
          <table:table-cell table:formula="of:=[$'Compare stats'.N67]" office:value-type="float" office:value="23.184" calcext:value-type="float">
            <text:p>23.18</text:p>
          </table:table-cell>
          <table:table-cell table:formula="of:=[$'Compare stats'.P67]" office:value-type="float" office:value="4.10206" calcext:value-type="float">
            <text:p>4.10</text:p>
          </table:table-cell>
          <table:table-cell table:formula="of:=[$'Compare stats'.O67]" office:value-type="float" office:value="0.019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9]" office:value-type="float" office:value="0" calcext:value-type="float">
            <text:p>0.00</text:p>
          </table:table-cell>
          <table:table-cell table:formula="of:=[$'Compare stats'.R69]" office:value-type="float" office:value="52.2864" calcext:value-type="float">
            <text:p>52.29</text:p>
          </table:table-cell>
          <table:table-cell table:formula="of:=[$'Compare stats'.S69]" office:value-type="float" office:value="39.97952" calcext:value-type="float">
            <text:p>39.98</text:p>
          </table:table-cell>
          <table:table-cell table:formula="of:=[$'Compare stats'.U69]" office:value-type="float" office:value="12.30688" calcext:value-type="float">
            <text:p>12.31</text:p>
          </table:table-cell>
          <table:table-cell table:formula="of:=[$'Compare stats'.T69]" office:value-type="float" office:value="0.103" calcext:value-type="float">
            <text:p>0.10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0]" office:value-type="float" office:value="0" calcext:value-type="float">
            <text:p>0.00</text:p>
          </table:table-cell>
          <table:table-cell table:formula="of:=[$'Compare stats'.R70]" office:value-type="float" office:value="51.9045" calcext:value-type="float">
            <text:p>51.90</text:p>
          </table:table-cell>
          <table:table-cell table:formula="of:=[$'Compare stats'.S70]" office:value-type="float" office:value="32.5404" calcext:value-type="float">
            <text:p>32.54</text:p>
          </table:table-cell>
          <table:table-cell table:formula="of:=[$'Compare stats'.U70]" office:value-type="float" office:value="19.3641" calcext:value-type="float">
            <text:p>19.36</text:p>
          </table:table-cell>
          <table:table-cell table:formula="of:=[$'Compare stats'.T70]" office:value-type="float" office:value="0.335" calcext:value-type="float">
            <text:p>0.34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stats'.B66]" office:value-type="float" office:value="0" calcext:value-type="float">
            <text:p>0.00</text:p>
          </table:table-cell>
          <table:table-cell table:formula="of:=[$'Compare stats'.C66]" office:value-type="float" office:value="4.64508" calcext:value-type="float">
            <text:p>4.65</text:p>
          </table:table-cell>
          <table:table-cell table:formula="of:=[$'Compare stats'.D66]" office:value-type="float" office:value="3.90908" calcext:value-type="float">
            <text:p>3.91</text:p>
          </table:table-cell>
          <table:table-cell table:formula="of:=[$'Compare stats'.F66]" office:value-type="float" office:value="0.736" calcext:value-type="float">
            <text:p>0.74</text:p>
          </table:table-cell>
          <table:table-cell table:formula="of:=[$'Compare stats'.E66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7]" office:value-type="float" office:value="0" calcext:value-type="float">
            <text:p>0.00</text:p>
          </table:table-cell>
          <table:table-cell table:formula="of:=[$'Compare stats'.H67]" office:value-type="float" office:value="12.11402" calcext:value-type="float">
            <text:p>12.11</text:p>
          </table:table-cell>
          <table:table-cell table:formula="of:=[$'Compare stats'.I67]" office:value-type="float" office:value="10.57908" calcext:value-type="float">
            <text:p>10.58</text:p>
          </table:table-cell>
          <table:table-cell table:formula="of:=[$'Compare stats'.K67]" office:value-type="float" office:value="1.53494" calcext:value-type="float">
            <text:p>1.53</text:p>
          </table:table-cell>
          <table:table-cell table:formula="of:=[$'Compare stats'.J67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8]" office:value-type="float" office:value="0" calcext:value-type="float">
            <text:p>0.00</text:p>
          </table:table-cell>
          <table:table-cell table:formula="of:=[$'Compare stats'.M68]" office:value-type="float" office:value="30.25434" calcext:value-type="float">
            <text:p>30.25</text:p>
          </table:table-cell>
          <table:table-cell table:formula="of:=[$'Compare stats'.N68]" office:value-type="float" office:value="23.65504" calcext:value-type="float">
            <text:p>23.66</text:p>
          </table:table-cell>
          <table:table-cell table:formula="of:=[$'Compare stats'.P68]" office:value-type="float" office:value="6.5993" calcext:value-type="float">
            <text:p>6.60</text:p>
          </table:table-cell>
          <table:table-cell table:formula="of:=[$'Compare stats'.O68]" office:value-type="float" office:value="0.009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69]" office:value-type="float" office:value="0" calcext:value-type="float">
            <text:p>0.00</text:p>
          </table:table-cell>
          <table:table-cell table:formula="of:=[$'Compare stats'.M69]" office:value-type="float" office:value="38.35458" calcext:value-type="float">
            <text:p>38.35</text:p>
          </table:table-cell>
          <table:table-cell table:formula="of:=[$'Compare stats'.N69]" office:value-type="float" office:value="30.4382" calcext:value-type="float">
            <text:p>30.44</text:p>
          </table:table-cell>
          <table:table-cell table:formula="of:=[$'Compare stats'.P69]" office:value-type="float" office:value="7.91638" calcext:value-type="float">
            <text:p>7.92</text:p>
          </table:table-cell>
          <table:table-cell table:formula="of:=[$'Compare stats'.O69]" office:value-type="float" office:value="0.04" calcext:value-type="float">
            <text:p>0.04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1]" office:value-type="float" office:value="0" calcext:value-type="float">
            <text:p>0.00</text:p>
          </table:table-cell>
          <table:table-cell table:formula="of:=[$'Compare stats'.R71]" office:value-type="float" office:value="63.9651" calcext:value-type="float">
            <text:p>63.97</text:p>
          </table:table-cell>
          <table:table-cell table:formula="of:=[$'Compare stats'.S71]" office:value-type="float" office:value="42.29884" calcext:value-type="float">
            <text:p>42.30</text:p>
          </table:table-cell>
          <table:table-cell table:formula="of:=[$'Compare stats'.U71]" office:value-type="float" office:value="21.66626" calcext:value-type="float">
            <text:p>21.67</text:p>
          </table:table-cell>
          <table:table-cell table:formula="of:=[$'Compare stats'.T71]" office:value-type="float" office:value="0.492" calcext:value-type="float">
            <text:p>0.49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stats'.B67]" office:value-type="float" office:value="0" calcext:value-type="float">
            <text:p>0.00</text:p>
          </table:table-cell>
          <table:table-cell table:formula="of:=[$'Compare stats'.C67]" office:value-type="float" office:value="4.97874" calcext:value-type="float">
            <text:p>4.98</text:p>
          </table:table-cell>
          <table:table-cell table:formula="of:=[$'Compare stats'.D67]" office:value-type="float" office:value="4.14552" calcext:value-type="float">
            <text:p>4.15</text:p>
          </table:table-cell>
          <table:table-cell table:formula="of:=[$'Compare stats'.F67]" office:value-type="float" office:value="0.83322" calcext:value-type="float">
            <text:p>0.83</text:p>
          </table:table-cell>
          <table:table-cell table:formula="of:=[$'Compare stats'.E67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8]" office:value-type="float" office:value="0" calcext:value-type="float">
            <text:p>0.00</text:p>
          </table:table-cell>
          <table:table-cell table:formula="of:=[$'Compare stats'.H68]" office:value-type="float" office:value="15.48568" calcext:value-type="float">
            <text:p>15.49</text:p>
          </table:table-cell>
          <table:table-cell table:formula="of:=[$'Compare stats'.I68]" office:value-type="float" office:value="13.2572" calcext:value-type="float">
            <text:p>13.26</text:p>
          </table:table-cell>
          <table:table-cell table:formula="of:=[$'Compare stats'.K68]" office:value-type="float" office:value="2.22848" calcext:value-type="float">
            <text:p>2.23</text:p>
          </table:table-cell>
          <table:table-cell table:formula="of:=[$'Compare stats'.J68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0]" office:value-type="float" office:value="0" calcext:value-type="float">
            <text:p>0.00</text:p>
          </table:table-cell>
          <table:table-cell table:formula="of:=[$'Compare stats'.M70]" office:value-type="float" office:value="38.87074" calcext:value-type="float">
            <text:p>38.87</text:p>
          </table:table-cell>
          <table:table-cell table:formula="of:=[$'Compare stats'.N70]" office:value-type="float" office:value="28.52184" calcext:value-type="float">
            <text:p>28.52</text:p>
          </table:table-cell>
          <table:table-cell table:formula="of:=[$'Compare stats'.P70]" office:value-type="float" office:value="10.3489" calcext:value-type="float">
            <text:p>10.35</text:p>
          </table:table-cell>
          <table:table-cell table:formula="of:=[$'Compare stats'.O70]" office:value-type="float" office:value="0.042" calcext:value-type="float">
            <text:p>0.04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stats'.B68]" office:value-type="float" office:value="0" calcext:value-type="float">
            <text:p>0.00</text:p>
          </table:table-cell>
          <table:table-cell table:formula="of:=[$'Compare stats'.C68]" office:value-type="float" office:value="0" calcext:value-type="float">
            <text:p>0.00</text:p>
          </table:table-cell>
          <table:table-cell table:formula="of:=[$'Compare stats'.D68]" office:value-type="float" office:value="0" calcext:value-type="float">
            <text:p>0.00</text:p>
          </table:table-cell>
          <table:table-cell table:formula="of:=[$'Compare stats'.F68]" office:value-type="float" office:value="0" calcext:value-type="float">
            <text:p>0.00</text:p>
          </table:table-cell>
          <table:table-cell table:formula="of:=[$'Compare stats'.E68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9]" office:value-type="float" office:value="0" calcext:value-type="float">
            <text:p>0.00</text:p>
          </table:table-cell>
          <table:table-cell table:formula="of:=[$'Compare stats'.H69]" office:value-type="float" office:value="11.97126" calcext:value-type="float">
            <text:p>11.97</text:p>
          </table:table-cell>
          <table:table-cell table:formula="of:=[$'Compare stats'.I69]" office:value-type="float" office:value="9.04912" calcext:value-type="float">
            <text:p>9.05</text:p>
          </table:table-cell>
          <table:table-cell table:formula="of:=[$'Compare stats'.K69]" office:value-type="float" office:value="2.92214" calcext:value-type="float">
            <text:p>2.92</text:p>
          </table:table-cell>
          <table:table-cell table:formula="of:=[$'Compare stats'.J69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0]" office:value-type="float" office:value="0" calcext:value-type="float">
            <text:p>0.00</text:p>
          </table:table-cell>
          <table:table-cell table:formula="of:=[$'Compare stats'.H70]" office:value-type="float" office:value="30.82392" calcext:value-type="float">
            <text:p>30.82</text:p>
          </table:table-cell>
          <table:table-cell table:formula="of:=[$'Compare stats'.I70]" office:value-type="float" office:value="23.1794" calcext:value-type="float">
            <text:p>23.18</text:p>
          </table:table-cell>
          <table:table-cell table:formula="of:=[$'Compare stats'.K70]" office:value-type="float" office:value="7.64452" calcext:value-type="float">
            <text:p>7.64</text:p>
          </table:table-cell>
          <table:table-cell table:formula="of:=[$'Compare stats'.J70]" office:value-type="float" office:value="0.01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1]" office:value-type="float" office:value="0" calcext:value-type="float">
            <text:p>0.00</text:p>
          </table:table-cell>
          <table:table-cell table:formula="of:=[$'Compare stats'.M71]" office:value-type="float" office:value="43.55194" calcext:value-type="float">
            <text:p>43.55</text:p>
          </table:table-cell>
          <table:table-cell table:formula="of:=[$'Compare stats'.N71]" office:value-type="float" office:value="31.67192" calcext:value-type="float">
            <text:p>31.67</text:p>
          </table:table-cell>
          <table:table-cell table:formula="of:=[$'Compare stats'.P71]" office:value-type="float" office:value="11.88002" calcext:value-type="float">
            <text:p>11.88</text:p>
          </table:table-cell>
          <table:table-cell table:formula="of:=[$'Compare stats'.O71]" office:value-type="float" office:value="0.06" calcext:value-type="float">
            <text:p>0.06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stats'.B69]" office:value-type="float" office:value="0" calcext:value-type="float">
            <text:p>0.00</text:p>
          </table:table-cell>
          <table:table-cell table:formula="of:=[$'Compare stats'.C69]" office:value-type="float" office:value="4.98372" calcext:value-type="float">
            <text:p>4.98</text:p>
          </table:table-cell>
          <table:table-cell table:formula="of:=[$'Compare stats'.D69]" office:value-type="float" office:value="4.48592" calcext:value-type="float">
            <text:p>4.49</text:p>
          </table:table-cell>
          <table:table-cell table:formula="of:=[$'Compare stats'.F69]" office:value-type="float" office:value="0.4978" calcext:value-type="float">
            <text:p>0.50</text:p>
          </table:table-cell>
          <table:table-cell table:formula="of:=[$'Compare stats'.E69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1]" office:value-type="float" office:value="0" calcext:value-type="float">
            <text:p>0.00</text:p>
          </table:table-cell>
          <table:table-cell table:formula="of:=[$'Compare stats'.H71]" office:value-type="float" office:value="31.5092" calcext:value-type="float">
            <text:p>31.51</text:p>
          </table:table-cell>
          <table:table-cell table:formula="of:=[$'Compare stats'.I71]" office:value-type="float" office:value="23.71852" calcext:value-type="float">
            <text:p>23.72</text:p>
          </table:table-cell>
          <table:table-cell table:formula="of:=[$'Compare stats'.K71]" office:value-type="float" office:value="7.79068" calcext:value-type="float">
            <text:p>7.79</text:p>
          </table:table-cell>
          <table:table-cell table:formula="of:=[$'Compare stats'.J71]" office:value-type="float" office:value="0.017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stats'.B70]" office:value-type="float" office:value="0" calcext:value-type="float">
            <text:p>0.00</text:p>
          </table:table-cell>
          <table:table-cell table:formula="of:=[$'Compare stats'.C70]" office:value-type="float" office:value="3.94622" calcext:value-type="float">
            <text:p>3.95</text:p>
          </table:table-cell>
          <table:table-cell table:formula="of:=[$'Compare stats'.D70]" office:value-type="float" office:value="3.38928" calcext:value-type="float">
            <text:p>3.39</text:p>
          </table:table-cell>
          <table:table-cell table:formula="of:=[$'Compare stats'.F70]" office:value-type="float" office:value="0.55694" calcext:value-type="float">
            <text:p>0.56</text:p>
          </table:table-cell>
          <table:table-cell table:formula="of:=[$'Compare stats'.E70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stats'.B71]" office:value-type="float" office:value="0" calcext:value-type="float">
            <text:p>0.00</text:p>
          </table:table-cell>
          <table:table-cell table:formula="of:=[$'Compare stats'.C71]" office:value-type="float" office:value="7.34268" calcext:value-type="float">
            <text:p>7.34</text:p>
          </table:table-cell>
          <table:table-cell table:formula="of:=[$'Compare stats'.D71]" office:value-type="float" office:value="6.1916" calcext:value-type="float">
            <text:p>6.19</text:p>
          </table:table-cell>
          <table:table-cell table:formula="of:=[$'Compare stats'.F71]" office:value-type="float" office:value="1.15108" calcext:value-type="float">
            <text:p>1.15</text:p>
          </table:table-cell>
          <table:table-cell table:formula="of:=[$'Compare stats'.E71]" office:value-type="float" office:value="0" calcext:value-type="float">
            <text:p>0.00</text:p>
          </table:table-cell>
          <table:table-cell table:number-columns-repeated="1000"/>
        </table:table-row>
      </table:table>
      <table:table table:name="ResumedTime" table:style-name="ta3"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3" table:default-cell-style-name="ce13"/>
        <table:table-column table:style-name="co37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9" office:value-type="string" calcext:value-type="string" table:number-columns-spanned="6" table:number-rows-spanned="1">
            <text:p>Parcel</text:p>
          </table:table-cell>
          <table:covered-table-cell table:number-columns-repeated="4" table:style-name="ce49"/>
          <table:covered-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Time'.T66]" office:value-type="float" office:value="0" calcext:value-type="float">
            <text:p>0.00</text:p>
          </table:table-cell>
          <table:table-cell table:formula="of:=[$'Compare Time'.U66]" office:value-type="float" office:value="52.797159573926" calcext:value-type="float">
            <text:p>52.80</text:p>
          </table:table-cell>
          <table:table-cell table:formula="of:=[$'Compare Time'.V66]" office:value-type="float" office:value="0" calcext:value-type="float">
            <text:p>0.00</text:p>
          </table:table-cell>
          <table:table-cell table:formula="of:=[$'Compare Time'.W66]" office:value-type="float" office:value="19.5029473825034" calcext:value-type="float">
            <text:p>19.50</text:p>
          </table:table-cell>
          <table:table-cell table:formula="of:=[$'Compare Time'.X66]" office:value-type="float" office:value="0" calcext:value-type="float">
            <text:p>0.00</text:p>
          </table:table-cell>
          <table:table-cell table:formula="of:=[$'Compare Time'.Y66]" office:value-type="float" office:value="27.6999725980508" calcext:value-type="float">
            <text:p>27.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Time'.N66]" office:value-type="float" office:value="0" calcext:value-type="float">
            <text:p>0.00</text:p>
          </table:table-cell>
          <table:table-cell table:formula="of:=[$'Compare Time'.O66]" office:value-type="float" office:value="45.1039617294887" calcext:value-type="float">
            <text:p>45.10</text:p>
          </table:table-cell>
          <table:table-cell table:formula="of:=[$'Compare Time'.P66]" office:value-type="float" office:value="0" calcext:value-type="float">
            <text:p>0.00</text:p>
          </table:table-cell>
          <table:table-cell table:formula="of:=[$'Compare Time'.Q66]" office:value-type="float" office:value="19.3388114130849" calcext:value-type="float">
            <text:p>19.34</text:p>
          </table:table-cell>
          <table:table-cell table:formula="of:=[$'Compare Time'.R66]" office:value-type="float" office:value="0" calcext:value-type="float">
            <text:p>0.00</text:p>
          </table:table-cell>
          <table:table-cell table:formula="of:=[$'Compare Time'.S66]" office:value-type="float" office:value="35.5572682400439" calcext:value-type="float">
            <text:p>35.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T67]" office:value-type="float" office:value="0" calcext:value-type="float">
            <text:p>0.00</text:p>
          </table:table-cell>
          <table:table-cell table:formula="of:=[$'Compare Time'.U67]" office:value-type="float" office:value="37.7529178529415" calcext:value-type="float">
            <text:p>37.75</text:p>
          </table:table-cell>
          <table:table-cell table:formula="of:=[$'Compare Time'.V67]" office:value-type="float" office:value="0" calcext:value-type="float">
            <text:p>0.00</text:p>
          </table:table-cell>
          <table:table-cell table:formula="of:=[$'Compare Time'.W67]" office:value-type="float" office:value="14.1760474424057" calcext:value-type="float">
            <text:p>14.18</text:p>
          </table:table-cell>
          <table:table-cell table:formula="of:=[$'Compare Time'.X67]" office:value-type="float" office:value="0" calcext:value-type="float">
            <text:p>0.00</text:p>
          </table:table-cell>
          <table:table-cell table:formula="of:=[$'Compare Time'.Y67]" office:value-type="float" office:value="48.0709951055755" calcext:value-type="float">
            <text:p>48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8]" office:value-type="float" office:value="0" calcext:value-type="float">
            <text:p>0.00</text:p>
          </table:table-cell>
          <table:table-cell table:formula="of:=[$'Compare Time'.U68]" office:value-type="float" office:value="61.4597789133051" calcext:value-type="float">
            <text:p>61.46</text:p>
          </table:table-cell>
          <table:table-cell table:formula="of:=[$'Compare Time'.V68]" office:value-type="float" office:value="0" calcext:value-type="float">
            <text:p>0.00</text:p>
          </table:table-cell>
          <table:table-cell table:formula="of:=[$'Compare Time'.W68]" office:value-type="float" office:value="17.84138691487" calcext:value-type="float">
            <text:p>17.84</text:p>
          </table:table-cell>
          <table:table-cell table:formula="of:=[$'Compare Time'.X68]" office:value-type="float" office:value="0" calcext:value-type="float">
            <text:p>0.00</text:p>
          </table:table-cell>
          <table:table-cell table:formula="of:=[$'Compare Time'.Y68]" office:value-type="float" office:value="20.6988930941065" calcext:value-type="float">
            <text:p>20.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Time'.H66]" office:value-type="string" office:string-value="" calcext:value-type="error">
            <text:p>#DIV/0!</text:p>
          </table:table-cell>
          <table:table-cell table:formula="of:=[$'Compare Time'.I66]" office:value-type="string" office:string-value="" calcext:value-type="error">
            <text:p>#DIV/0!</text:p>
          </table:table-cell>
          <table:table-cell table:formula="of:=[$'Compare Time'.J66]" office:value-type="string" office:string-value="" calcext:value-type="error">
            <text:p>#DIV/0!</text:p>
          </table:table-cell>
          <table:table-cell table:formula="of:=[$'Compare Time'.K66]" office:value-type="string" office:string-value="" calcext:value-type="error">
            <text:p>#DIV/0!</text:p>
          </table:table-cell>
          <table:table-cell table:formula="of:=[$'Compare Time'.L66]" office:value-type="string" office:string-value="" calcext:value-type="error">
            <text:p>#DIV/0!</text:p>
          </table:table-cell>
          <table:table-cell table:formula="of:=[$'Compare Time'.M6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7]" office:value-type="float" office:value="0" calcext:value-type="float">
            <text:p>0.00</text:p>
          </table:table-cell>
          <table:table-cell table:formula="of:=[$'Compare Time'.O67]" office:value-type="float" office:value="55.8380239225929" calcext:value-type="float">
            <text:p>55.84</text:p>
          </table:table-cell>
          <table:table-cell table:formula="of:=[$'Compare Time'.P67]" office:value-type="float" office:value="0" calcext:value-type="float">
            <text:p>0.00</text:p>
          </table:table-cell>
          <table:table-cell table:formula="of:=[$'Compare Time'.Q67]" office:value-type="float" office:value="27.9321082105293" calcext:value-type="float">
            <text:p>27.93</text:p>
          </table:table-cell>
          <table:table-cell table:formula="of:=[$'Compare Time'.R67]" office:value-type="float" office:value="0" calcext:value-type="float">
            <text:p>0.00</text:p>
          </table:table-cell>
          <table:table-cell table:formula="of:=[$'Compare Time'.S67]" office:value-type="float" office:value="16.2299151065508" calcext:value-type="float">
            <text:p>16.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9]" office:value-type="float" office:value="0" calcext:value-type="float">
            <text:p>0.00</text:p>
          </table:table-cell>
          <table:table-cell table:formula="of:=[$'Compare Time'.U69]" office:value-type="float" office:value="51.196161078621" calcext:value-type="float">
            <text:p>51.20</text:p>
          </table:table-cell>
          <table:table-cell table:formula="of:=[$'Compare Time'.V69]" office:value-type="float" office:value="0" calcext:value-type="float">
            <text:p>0.00</text:p>
          </table:table-cell>
          <table:table-cell table:formula="of:=[$'Compare Time'.W69]" office:value-type="float" office:value="16.4604423870471" calcext:value-type="float">
            <text:p>16.46</text:p>
          </table:table-cell>
          <table:table-cell table:formula="of:=[$'Compare Time'.X69]" office:value-type="float" office:value="0" calcext:value-type="float">
            <text:p>0.00</text:p>
          </table:table-cell>
          <table:table-cell table:formula="of:=[$'Compare Time'.Y69]" office:value-type="float" office:value="32.3433490173764" calcext:value-type="float">
            <text:p>32.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0]" office:value-type="float" office:value="0" calcext:value-type="float">
            <text:p>0.00</text:p>
          </table:table-cell>
          <table:table-cell table:formula="of:=[$'Compare Time'.U70]" office:value-type="float" office:value="36.6794829610674" calcext:value-type="float">
            <text:p>36.68</text:p>
          </table:table-cell>
          <table:table-cell table:formula="of:=[$'Compare Time'.V70]" office:value-type="float" office:value="0" calcext:value-type="float">
            <text:p>0.00</text:p>
          </table:table-cell>
          <table:table-cell table:formula="of:=[$'Compare Time'.W70]" office:value-type="float" office:value="8.04187002407004" calcext:value-type="float">
            <text:p>8.04</text:p>
          </table:table-cell>
          <table:table-cell table:formula="of:=[$'Compare Time'.X70]" office:value-type="float" office:value="0" calcext:value-type="float">
            <text:p>0.00</text:p>
          </table:table-cell>
          <table:table-cell table:formula="of:=[$'Compare Time'.Y70]" office:value-type="float" office:value="55.2786482840819" calcext:value-type="float">
            <text:p>55.2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Time'.B66]" office:value-type="string" office:string-value="" calcext:value-type="error">
            <text:p>#DIV/0!</text:p>
          </table:table-cell>
          <table:table-cell table:formula="of:=[$'Compare Time'.C66]" office:value-type="string" office:string-value="" calcext:value-type="error">
            <text:p>#DIV/0!</text:p>
          </table:table-cell>
          <table:table-cell table:formula="of:=[$'Compare Time'.D66]" office:value-type="string" office:string-value="" calcext:value-type="error">
            <text:p>#DIV/0!</text:p>
          </table:table-cell>
          <table:table-cell table:formula="of:=[$'Compare Time'.E66]" office:value-type="string" office:string-value="" calcext:value-type="error">
            <text:p>#DIV/0!</text:p>
          </table:table-cell>
          <table:table-cell table:formula="of:=[$'Compare Time'.F66]" office:value-type="string" office:string-value="" calcext:value-type="error">
            <text:p>#DIV/0!</text:p>
          </table:table-cell>
          <table:table-cell table:formula="of:=[$'Compare Time'.G6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7]" office:value-type="float" office:value="0" calcext:value-type="float">
            <text:p>0.00</text:p>
          </table:table-cell>
          <table:table-cell table:formula="of:=[$'Compare Time'.I67]" office:value-type="float" office:value="50.6489672664031" calcext:value-type="float">
            <text:p>50.65</text:p>
          </table:table-cell>
          <table:table-cell table:formula="of:=[$'Compare Time'.J67]" office:value-type="float" office:value="0" calcext:value-type="float">
            <text:p>0.00</text:p>
          </table:table-cell>
          <table:table-cell table:formula="of:=[$'Compare Time'.K67]" office:value-type="float" office:value="29.3509706270437" calcext:value-type="float">
            <text:p>29.35</text:p>
          </table:table-cell>
          <table:table-cell table:formula="of:=[$'Compare Time'.L67]" office:value-type="float" office:value="0" calcext:value-type="float">
            <text:p>0.00</text:p>
          </table:table-cell>
          <table:table-cell table:formula="of:=[$'Compare Time'.M67]" office:value-type="float" office:value="19.9999999999998" calcext:value-type="float">
            <text:p>2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8]" office:value-type="float" office:value="0" calcext:value-type="float">
            <text:p>0.00</text:p>
          </table:table-cell>
          <table:table-cell table:formula="of:=[$'Compare Time'.O68]" office:value-type="float" office:value="53.1038832305895" calcext:value-type="float">
            <text:p>53.10</text:p>
          </table:table-cell>
          <table:table-cell table:formula="of:=[$'Compare Time'.P68]" office:value-type="float" office:value="0" calcext:value-type="float">
            <text:p>0.00</text:p>
          </table:table-cell>
          <table:table-cell table:formula="of:=[$'Compare Time'.Q68]" office:value-type="float" office:value="21.210571050567" calcext:value-type="float">
            <text:p>21.21</text:p>
          </table:table-cell>
          <table:table-cell table:formula="of:=[$'Compare Time'.R68]" office:value-type="float" office:value="0" calcext:value-type="float">
            <text:p>0.00</text:p>
          </table:table-cell>
          <table:table-cell table:formula="of:=[$'Compare Time'.S68]" office:value-type="float" office:value="25.6854133666403" calcext:value-type="float">
            <text:p>25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69]" office:value-type="float" office:value="0" calcext:value-type="float">
            <text:p>0.00</text:p>
          </table:table-cell>
          <table:table-cell table:formula="of:=[$'Compare Time'.O69]" office:value-type="float" office:value="62.3340037235835" calcext:value-type="float">
            <text:p>62.33</text:p>
          </table:table-cell>
          <table:table-cell table:formula="of:=[$'Compare Time'.P69]" office:value-type="float" office:value="0" calcext:value-type="float">
            <text:p>0.00</text:p>
          </table:table-cell>
          <table:table-cell table:formula="of:=[$'Compare Time'.Q69]" office:value-type="float" office:value="23.493563897556" calcext:value-type="float">
            <text:p>23.49</text:p>
          </table:table-cell>
          <table:table-cell table:formula="of:=[$'Compare Time'.R69]" office:value-type="float" office:value="0" calcext:value-type="float">
            <text:p>0.00</text:p>
          </table:table-cell>
          <table:table-cell table:formula="of:=[$'Compare Time'.S69]" office:value-type="float" office:value="14.1725101038692" calcext:value-type="float">
            <text:p>14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1]" office:value-type="float" office:value="0" calcext:value-type="float">
            <text:p>0.00</text:p>
          </table:table-cell>
          <table:table-cell table:formula="of:=[$'Compare Time'.U71]" office:value-type="float" office:value="45.8092997978421" calcext:value-type="float">
            <text:p>45.81</text:p>
          </table:table-cell>
          <table:table-cell table:formula="of:=[$'Compare Time'.V71]" office:value-type="float" office:value="0" calcext:value-type="float">
            <text:p>0.00</text:p>
          </table:table-cell>
          <table:table-cell table:formula="of:=[$'Compare Time'.W71]" office:value-type="float" office:value="11.6813143012347" calcext:value-type="float">
            <text:p>11.68</text:p>
          </table:table-cell>
          <table:table-cell table:formula="of:=[$'Compare Time'.X71]" office:value-type="float" office:value="0" calcext:value-type="float">
            <text:p>0.00</text:p>
          </table:table-cell>
          <table:table-cell table:formula="of:=[$'Compare Time'.Y71]" office:value-type="float" office:value="42.5093465582084" calcext:value-type="float">
            <text:p>42.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Time'.B67]" office:value-type="string" office:string-value="" calcext:value-type="error">
            <text:p>#DIV/0!</text:p>
          </table:table-cell>
          <table:table-cell table:formula="of:=[$'Compare Time'.C67]" office:value-type="string" office:string-value="" calcext:value-type="error">
            <text:p>#DIV/0!</text:p>
          </table:table-cell>
          <table:table-cell table:formula="of:=[$'Compare Time'.D67]" office:value-type="string" office:string-value="" calcext:value-type="error">
            <text:p>#DIV/0!</text:p>
          </table:table-cell>
          <table:table-cell table:formula="of:=[$'Compare Time'.E67]" office:value-type="string" office:string-value="" calcext:value-type="error">
            <text:p>#DIV/0!</text:p>
          </table:table-cell>
          <table:table-cell table:formula="of:=[$'Compare Time'.F67]" office:value-type="string" office:string-value="" calcext:value-type="error">
            <text:p>#DIV/0!</text:p>
          </table:table-cell>
          <table:table-cell table:formula="of:=[$'Compare Time'.G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8]" office:value-type="string" office:string-value="" calcext:value-type="error">
            <text:p>#DIV/0!</text:p>
          </table:table-cell>
          <table:table-cell table:formula="of:=[$'Compare Time'.I68]" office:value-type="string" office:string-value="" calcext:value-type="error">
            <text:p>#DIV/0!</text:p>
          </table:table-cell>
          <table:table-cell table:formula="of:=[$'Compare Time'.J68]" office:value-type="string" office:string-value="" calcext:value-type="error">
            <text:p>#DIV/0!</text:p>
          </table:table-cell>
          <table:table-cell table:formula="of:=[$'Compare Time'.K68]" office:value-type="string" office:string-value="" calcext:value-type="error">
            <text:p>#DIV/0!</text:p>
          </table:table-cell>
          <table:table-cell table:formula="of:=[$'Compare Time'.L68]" office:value-type="string" office:string-value="" calcext:value-type="error">
            <text:p>#DIV/0!</text:p>
          </table:table-cell>
          <table:table-cell table:formula="of:=[$'Compare Time'.M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0]" office:value-type="float" office:value="0" calcext:value-type="float">
            <text:p>0.00</text:p>
          </table:table-cell>
          <table:table-cell table:formula="of:=[$'Compare Time'.O70]" office:value-type="float" office:value="62.3893731751869" calcext:value-type="float">
            <text:p>62.39</text:p>
          </table:table-cell>
          <table:table-cell table:formula="of:=[$'Compare Time'.P70]" office:value-type="float" office:value="0" calcext:value-type="float">
            <text:p>0.00</text:p>
          </table:table-cell>
          <table:table-cell table:formula="of:=[$'Compare Time'.Q70]" office:value-type="float" office:value="24.051758343488" calcext:value-type="float">
            <text:p>24.05</text:p>
          </table:table-cell>
          <table:table-cell table:formula="of:=[$'Compare Time'.R70]" office:value-type="float" office:value="0" calcext:value-type="float">
            <text:p>0.00</text:p>
          </table:table-cell>
          <table:table-cell table:formula="of:=[$'Compare Time'.S70]" office:value-type="float" office:value="13.5588757573461" calcext:value-type="float">
            <text:p>13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Time'.B68]" office:value-type="string" office:string-value="" calcext:value-type="error">
            <text:p>#DIV/0!</text:p>
          </table:table-cell>
          <table:table-cell table:formula="of:=[$'Compare Time'.C68]" office:value-type="string" office:string-value="" calcext:value-type="error">
            <text:p>#DIV/0!</text:p>
          </table:table-cell>
          <table:table-cell table:formula="of:=[$'Compare Time'.D68]" office:value-type="string" office:string-value="" calcext:value-type="error">
            <text:p>#DIV/0!</text:p>
          </table:table-cell>
          <table:table-cell table:formula="of:=[$'Compare Time'.E68]" office:value-type="string" office:string-value="" calcext:value-type="error">
            <text:p>#DIV/0!</text:p>
          </table:table-cell>
          <table:table-cell table:formula="of:=[$'Compare Time'.F68]" office:value-type="string" office:string-value="" calcext:value-type="error">
            <text:p>#DIV/0!</text:p>
          </table:table-cell>
          <table:table-cell table:formula="of:=[$'Compare Time'.G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9]" office:value-type="string" office:string-value="" calcext:value-type="error">
            <text:p>#DIV/0!</text:p>
          </table:table-cell>
          <table:table-cell table:formula="of:=[$'Compare Time'.I69]" office:value-type="string" office:string-value="" calcext:value-type="error">
            <text:p>#DIV/0!</text:p>
          </table:table-cell>
          <table:table-cell table:formula="of:=[$'Compare Time'.J69]" office:value-type="string" office:string-value="" calcext:value-type="error">
            <text:p>#DIV/0!</text:p>
          </table:table-cell>
          <table:table-cell table:formula="of:=[$'Compare Time'.K69]" office:value-type="string" office:string-value="" calcext:value-type="error">
            <text:p>#DIV/0!</text:p>
          </table:table-cell>
          <table:table-cell table:formula="of:=[$'Compare Time'.L69]" office:value-type="string" office:string-value="" calcext:value-type="error">
            <text:p>#DIV/0!</text:p>
          </table:table-cell>
          <table:table-cell table:formula="of:=[$'Compare Time'.M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0]" office:value-type="float" office:value="0" calcext:value-type="float">
            <text:p>0.00</text:p>
          </table:table-cell>
          <table:table-cell table:formula="of:=[$'Compare Time'.I70]" office:value-type="float" office:value="62.2859172451864" calcext:value-type="float">
            <text:p>62.29</text:p>
          </table:table-cell>
          <table:table-cell table:formula="of:=[$'Compare Time'.J70]" office:value-type="float" office:value="0" calcext:value-type="float">
            <text:p>0.00</text:p>
          </table:table-cell>
          <table:table-cell table:formula="of:=[$'Compare Time'.K70]" office:value-type="float" office:value="21.1675059930642" calcext:value-type="float">
            <text:p>21.17</text:p>
          </table:table-cell>
          <table:table-cell table:formula="of:=[$'Compare Time'.L70]" office:value-type="float" office:value="0" calcext:value-type="float">
            <text:p>0.00</text:p>
          </table:table-cell>
          <table:table-cell table:formula="of:=[$'Compare Time'.M70]" office:value-type="float" office:value="16.546466569909" calcext:value-type="float">
            <text:p>16.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1]" office:value-type="float" office:value="0" calcext:value-type="float">
            <text:p>0.00</text:p>
          </table:table-cell>
          <table:table-cell table:formula="of:=[$'Compare Time'.O71]" office:value-type="float" office:value="54.4728279112846" calcext:value-type="float">
            <text:p>54.47</text:p>
          </table:table-cell>
          <table:table-cell table:formula="of:=[$'Compare Time'.P71]" office:value-type="float" office:value="0" calcext:value-type="float">
            <text:p>0.00</text:p>
          </table:table-cell>
          <table:table-cell table:formula="of:=[$'Compare Time'.Q71]" office:value-type="float" office:value="17.1082869204804" calcext:value-type="float">
            <text:p>17.11</text:p>
          </table:table-cell>
          <table:table-cell table:formula="of:=[$'Compare Time'.R71]" office:value-type="float" office:value="0" calcext:value-type="float">
            <text:p>0.00</text:p>
          </table:table-cell>
          <table:table-cell table:formula="of:=[$'Compare Time'.S71]" office:value-type="float" office:value="28.4188397086286" calcext:value-type="float">
            <text:p>28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Time'.B69]" office:value-type="string" office:string-value="" calcext:value-type="error">
            <text:p>#DIV/0!</text:p>
          </table:table-cell>
          <table:table-cell table:formula="of:=[$'Compare Time'.C69]" office:value-type="string" office:string-value="" calcext:value-type="error">
            <text:p>#DIV/0!</text:p>
          </table:table-cell>
          <table:table-cell table:formula="of:=[$'Compare Time'.D69]" office:value-type="string" office:string-value="" calcext:value-type="error">
            <text:p>#DIV/0!</text:p>
          </table:table-cell>
          <table:table-cell table:formula="of:=[$'Compare Time'.E69]" office:value-type="string" office:string-value="" calcext:value-type="error">
            <text:p>#DIV/0!</text:p>
          </table:table-cell>
          <table:table-cell table:formula="of:=[$'Compare Time'.F69]" office:value-type="string" office:string-value="" calcext:value-type="error">
            <text:p>#DIV/0!</text:p>
          </table:table-cell>
          <table:table-cell table:formula="of:=[$'Compare Time'.G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1]" office:value-type="float" office:value="0" calcext:value-type="float">
            <text:p>0.00</text:p>
          </table:table-cell>
          <table:table-cell table:formula="of:=[$'Compare Time'.I71]" office:value-type="float" office:value="49.0714772303199" calcext:value-type="float">
            <text:p>49.07</text:p>
          </table:table-cell>
          <table:table-cell table:formula="of:=[$'Compare Time'.J71]" office:value-type="float" office:value="0" calcext:value-type="float">
            <text:p>0.00</text:p>
          </table:table-cell>
          <table:table-cell table:formula="of:=[$'Compare Time'.K71]" office:value-type="float" office:value="18.4395363051103" calcext:value-type="float">
            <text:p>18.44</text:p>
          </table:table-cell>
          <table:table-cell table:formula="of:=[$'Compare Time'.L71]" office:value-type="float" office:value="0" calcext:value-type="float">
            <text:p>0.00</text:p>
          </table:table-cell>
          <table:table-cell table:formula="of:=[$'Compare Time'.M71]" office:value-type="float" office:value="32.4890509132984" calcext:value-type="float">
            <text:p>32.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Time'.B70]" office:value-type="string" office:string-value="" calcext:value-type="error">
            <text:p>#DIV/0!</text:p>
          </table:table-cell>
          <table:table-cell table:formula="of:=[$'Compare Time'.C70]" office:value-type="string" office:string-value="" calcext:value-type="error">
            <text:p>#DIV/0!</text:p>
          </table:table-cell>
          <table:table-cell table:formula="of:=[$'Compare Time'.D70]" office:value-type="string" office:string-value="" calcext:value-type="error">
            <text:p>#DIV/0!</text:p>
          </table:table-cell>
          <table:table-cell table:formula="of:=[$'Compare Time'.E70]" office:value-type="string" office:string-value="" calcext:value-type="error">
            <text:p>#DIV/0!</text:p>
          </table:table-cell>
          <table:table-cell table:formula="of:=[$'Compare Time'.F70]" office:value-type="string" office:string-value="" calcext:value-type="error">
            <text:p>#DIV/0!</text:p>
          </table:table-cell>
          <table:table-cell table:formula="of:=[$'Compare Time'.G7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Time'.B71]" office:value-type="string" office:string-value="" calcext:value-type="error">
            <text:p>#DIV/0!</text:p>
          </table:table-cell>
          <table:table-cell table:formula="of:=[$'Compare Time'.C71]" office:value-type="string" office:string-value="" calcext:value-type="error">
            <text:p>#DIV/0!</text:p>
          </table:table-cell>
          <table:table-cell table:formula="of:=[$'Compare Time'.D71]" office:value-type="string" office:string-value="" calcext:value-type="error">
            <text:p>#DIV/0!</text:p>
          </table:table-cell>
          <table:table-cell table:formula="of:=[$'Compare Time'.E71]" office:value-type="string" office:string-value="" calcext:value-type="error">
            <text:p>#DIV/0!</text:p>
          </table:table-cell>
          <table:table-cell table:formula="of:=[$'Compare Time'.F71]" office:value-type="string" office:string-value="" calcext:value-type="error">
            <text:p>#DIV/0!</text:p>
          </table:table-cell>
          <table:table-cell table:formula="of:=[$'Compare Time'.G71]" office:value-type="string" office:string-value="" calcext:value-type="error">
            <text:p>#DIV/0!</text:p>
          </table:table-cell>
        </table:table-row>
      </table:table>
      <table:table table:name="ResumedDist" table:style-name="ta3"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4" table:default-cell-style-name="ce13"/>
        <table:table-column table:style-name="co38" table:number-columns-repeated="2" table:default-cell-style-name="ce13"/>
        <table:table-column table:style-name="co36" table:number-columns-repeated="4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1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0" office:value-type="string" calcext:value-type="string" table:number-columns-spanned="4" table:number-rows-spanned="1">
            <text:p>Parcel</text:p>
          </table:table-cell>
          <table:covered-table-cell table:number-columns-repeated="3" table:style-name="ce85"/>
          <table:table-cell table:style-name="Default" table:number-columns-repeated="2"/>
          <table:table-cell table:style-name="ce54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/>
          <table:table-cell table:style-name="ce20"/>
          <table:table-cell table:number-columns-repeated="5"/>
          <table:table-cell table:style-name="ce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Dist'.N66]" office:value-type="float" office:value="0" calcext:value-type="float">
            <text:p>0.00</text:p>
          </table:table-cell>
          <table:table-cell table:formula="of:=[$'Compare Dist'.O66]" office:value-type="float" office:value="64.36135" calcext:value-type="float">
            <text:p>64.36</text:p>
          </table:table-cell>
          <table:table-cell table:formula="of:=[$'Compare Dist'.P66]" office:value-type="float" office:value="0" calcext:value-type="float">
            <text:p>0.00</text:p>
          </table:table-cell>
          <table:table-cell table:formula="of:=[$'Compare Dist'.Q66]" office:value-type="float" office:value="35.63865" calcext:value-type="float">
            <text:p>35.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Dist'.J66]" office:value-type="float" office:value="0" calcext:value-type="float">
            <text:p>0.00</text:p>
          </table:table-cell>
          <table:table-cell table:formula="of:=[$'Compare Dist'.K66]" office:value-type="float" office:value="48.89647" calcext:value-type="float">
            <text:p>48.90</text:p>
          </table:table-cell>
          <table:table-cell table:formula="of:=[$'Compare Dist'.L66]" office:value-type="float" office:value="0" calcext:value-type="float">
            <text:p>0.00</text:p>
          </table:table-cell>
          <table:table-cell table:formula="of:=[$'Compare Dist'.M66]" office:value-type="float" office:value="31.10353" calcext:value-type="float">
            <text:p>31.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N67]" office:value-type="float" office:value="0" calcext:value-type="float">
            <text:p>0.00</text:p>
          </table:table-cell>
          <table:table-cell table:formula="of:=[$'Compare Dist'.O67]" office:value-type="float" office:value="64.30503" calcext:value-type="float">
            <text:p>64.31</text:p>
          </table:table-cell>
          <table:table-cell table:formula="of:=[$'Compare Dist'.P67]" office:value-type="float" office:value="0" calcext:value-type="float">
            <text:p>0.00</text:p>
          </table:table-cell>
          <table:table-cell table:formula="of:=[$'Compare Dist'.Q67]" office:value-type="float" office:value="35.69497" calcext:value-type="float">
            <text:p>35.6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8]" office:value-type="float" office:value="0" calcext:value-type="float">
            <text:p>0.00</text:p>
          </table:table-cell>
          <table:table-cell table:formula="of:=[$'Compare Dist'.O68]" office:value-type="float" office:value="69.6876" calcext:value-type="float">
            <text:p>69.69</text:p>
          </table:table-cell>
          <table:table-cell table:formula="of:=[$'Compare Dist'.P68]" office:value-type="float" office:value="0" calcext:value-type="float">
            <text:p>0.00</text:p>
          </table:table-cell>
          <table:table-cell table:formula="of:=[$'Compare Dist'.Q68]" office:value-type="float" office:value="30.3124" calcext:value-type="float">
            <text:p>30.3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Dist'.F66]" office:value-type="float" office:value="0" calcext:value-type="float">
            <text:p>0.00</text:p>
          </table:table-cell>
          <table:table-cell table:formula="of:=[$'Compare Dist'.G66]" office:value-type="float" office:value="34.12119" calcext:value-type="float">
            <text:p>34.12</text:p>
          </table:table-cell>
          <table:table-cell table:formula="of:=[$'Compare Dist'.H66]" office:value-type="float" office:value="0" calcext:value-type="float">
            <text:p>0.00</text:p>
          </table:table-cell>
          <table:table-cell table:formula="of:=[$'Compare Dist'.I66]" office:value-type="float" office:value="35.87881" calcext:value-type="float">
            <text:p>35.8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7]" office:value-type="float" office:value="0" calcext:value-type="float">
            <text:p>0.00</text:p>
          </table:table-cell>
          <table:table-cell table:formula="of:=[$'Compare Dist'.K67]" office:value-type="float" office:value="55.44728" calcext:value-type="float">
            <text:p>55.45</text:p>
          </table:table-cell>
          <table:table-cell table:formula="of:=[$'Compare Dist'.L67]" office:value-type="float" office:value="0" calcext:value-type="float">
            <text:p>0.00</text:p>
          </table:table-cell>
          <table:table-cell table:formula="of:=[$'Compare Dist'.M67]" office:value-type="float" office:value="44.55272" calcext:value-type="float">
            <text:p>44.5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9]" office:value-type="float" office:value="0" calcext:value-type="float">
            <text:p>0.00</text:p>
          </table:table-cell>
          <table:table-cell table:formula="of:=[$'Compare Dist'.O69]" office:value-type="float" office:value="65.30494" calcext:value-type="float">
            <text:p>65.30</text:p>
          </table:table-cell>
          <table:table-cell table:formula="of:=[$'Compare Dist'.P69]" office:value-type="float" office:value="0" calcext:value-type="float">
            <text:p>0.00</text:p>
          </table:table-cell>
          <table:table-cell table:formula="of:=[$'Compare Dist'.Q69]" office:value-type="float" office:value="34.69506" calcext:value-type="float">
            <text:p>34.7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0]" office:value-type="float" office:value="0" calcext:value-type="float">
            <text:p>0.00</text:p>
          </table:table-cell>
          <table:table-cell table:formula="of:=[$'Compare Dist'.O70]" office:value-type="float" office:value="68.95857" calcext:value-type="float">
            <text:p>68.96</text:p>
          </table:table-cell>
          <table:table-cell table:formula="of:=[$'Compare Dist'.P70]" office:value-type="float" office:value="0" calcext:value-type="float">
            <text:p>0.00</text:p>
          </table:table-cell>
          <table:table-cell table:formula="of:=[$'Compare Dist'.Q70]" office:value-type="float" office:value="31.04143" calcext:value-type="float">
            <text:p>31.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66]" office:value-type="float" office:value="0" calcext:value-type="float">
            <text:p>0.00</text:p>
          </table:table-cell>
          <table:table-cell table:formula="of:=[$'Compare Dist'.C66]" office:value-type="float" office:value="20.21756" calcext:value-type="float">
            <text:p>20.22</text:p>
          </table:table-cell>
          <table:table-cell table:formula="of:=[$'Compare Dist'.D66]" office:value-type="float" office:value="0" calcext:value-type="float">
            <text:p>0.00</text:p>
          </table:table-cell>
          <table:table-cell table:formula="of:=[$'Compare Dist'.E66]" office:value-type="float" office:value="19.78244" calcext:value-type="float">
            <text:p>19.7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7]" office:value-type="float" office:value="0" calcext:value-type="float">
            <text:p>0.00</text:p>
          </table:table-cell>
          <table:table-cell table:formula="of:=[$'Compare Dist'.G67]" office:value-type="float" office:value="40.60551" calcext:value-type="float">
            <text:p>40.61</text:p>
          </table:table-cell>
          <table:table-cell table:formula="of:=[$'Compare Dist'.H67]" office:value-type="float" office:value="0" calcext:value-type="float">
            <text:p>0.00</text:p>
          </table:table-cell>
          <table:table-cell table:formula="of:=[$'Compare Dist'.I67]" office:value-type="float" office:value="39.39449" calcext:value-type="float">
            <text:p>39.3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8]" office:value-type="float" office:value="0" calcext:value-type="float">
            <text:p>0.00</text:p>
          </table:table-cell>
          <table:table-cell table:formula="of:=[$'Compare Dist'.K68]" office:value-type="float" office:value="56.24384" calcext:value-type="float">
            <text:p>56.24</text:p>
          </table:table-cell>
          <table:table-cell table:formula="of:=[$'Compare Dist'.L68]" office:value-type="float" office:value="0" calcext:value-type="float">
            <text:p>0.00</text:p>
          </table:table-cell>
          <table:table-cell table:formula="of:=[$'Compare Dist'.M68]" office:value-type="float" office:value="33.75616" calcext:value-type="float">
            <text:p>33.7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69]" office:value-type="float" office:value="0" calcext:value-type="float">
            <text:p>0.00</text:p>
          </table:table-cell>
          <table:table-cell table:formula="of:=[$'Compare Dist'.K69]" office:value-type="float" office:value="62.23359" calcext:value-type="float">
            <text:p>62.23</text:p>
          </table:table-cell>
          <table:table-cell table:formula="of:=[$'Compare Dist'.L69]" office:value-type="float" office:value="0" calcext:value-type="float">
            <text:p>0.00</text:p>
          </table:table-cell>
          <table:table-cell table:formula="of:=[$'Compare Dist'.M69]" office:value-type="float" office:value="37.76641" calcext:value-type="float">
            <text:p>37.7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1]" office:value-type="float" office:value="0" calcext:value-type="float">
            <text:p>0.00</text:p>
          </table:table-cell>
          <table:table-cell table:formula="of:=[$'Compare Dist'.O71]" office:value-type="float" office:value="74.61527" calcext:value-type="float">
            <text:p>74.62</text:p>
          </table:table-cell>
          <table:table-cell table:formula="of:=[$'Compare Dist'.P71]" office:value-type="float" office:value="0" calcext:value-type="float">
            <text:p>0.00</text:p>
          </table:table-cell>
          <table:table-cell table:formula="of:=[$'Compare Dist'.Q71]" office:value-type="float" office:value="25.384725" calcext:value-type="float">
            <text:p>25.3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67]" office:value-type="float" office:value="0" calcext:value-type="float">
            <text:p>0.00</text:p>
          </table:table-cell>
          <table:table-cell table:formula="of:=[$'Compare Dist'.C67]" office:value-type="float" office:value="20.75679" calcext:value-type="float">
            <text:p>20.76</text:p>
          </table:table-cell>
          <table:table-cell table:formula="of:=[$'Compare Dist'.D67]" office:value-type="float" office:value="0" calcext:value-type="float">
            <text:p>0.00</text:p>
          </table:table-cell>
          <table:table-cell table:formula="of:=[$'Compare Dist'.E67]" office:value-type="float" office:value="19.24321" calcext:value-type="float">
            <text:p>19.2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8]" office:value-type="float" office:value="0" calcext:value-type="float">
            <text:p>0.00</text:p>
          </table:table-cell>
          <table:table-cell table:formula="of:=[$'Compare Dist'.G68]" office:value-type="float" office:value="37.68172" calcext:value-type="float">
            <text:p>37.68</text:p>
          </table:table-cell>
          <table:table-cell table:formula="of:=[$'Compare Dist'.H68]" office:value-type="float" office:value="0" calcext:value-type="float">
            <text:p>0.00</text:p>
          </table:table-cell>
          <table:table-cell table:formula="of:=[$'Compare Dist'.I68]" office:value-type="float" office:value="22.31828" calcext:value-type="float">
            <text:p>22.3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0]" office:value-type="float" office:value="0" calcext:value-type="float">
            <text:p>0.00</text:p>
          </table:table-cell>
          <table:table-cell table:formula="of:=[$'Compare Dist'.K70]" office:value-type="float" office:value="62.08679" calcext:value-type="float">
            <text:p>62.09</text:p>
          </table:table-cell>
          <table:table-cell table:formula="of:=[$'Compare Dist'.L70]" office:value-type="float" office:value="0" calcext:value-type="float">
            <text:p>0.00</text:p>
          </table:table-cell>
          <table:table-cell table:formula="of:=[$'Compare Dist'.M70]" office:value-type="float" office:value="37.91321" calcext:value-type="float">
            <text:p>37.9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68]" office:value-type="float" office:value="0" calcext:value-type="float">
            <text:p>0.00</text:p>
          </table:table-cell>
          <table:table-cell table:formula="of:=[$'Compare Dist'.C68]" office:value-type="float" office:value="0" calcext:value-type="float">
            <text:p>0.00</text:p>
          </table:table-cell>
          <table:table-cell table:formula="of:=[$'Compare Dist'.D68]" office:value-type="float" office:value="0" calcext:value-type="float">
            <text:p>0.00</text:p>
          </table:table-cell>
          <table:table-cell table:formula="of:=[$'Compare Dist'.E68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9]" office:value-type="float" office:value="0" calcext:value-type="float">
            <text:p>0.00</text:p>
          </table:table-cell>
          <table:table-cell table:formula="of:=[$'Compare Dist'.G69]" office:value-type="float" office:value="41.52853" calcext:value-type="float">
            <text:p>41.53</text:p>
          </table:table-cell>
          <table:table-cell table:formula="of:=[$'Compare Dist'.H69]" office:value-type="float" office:value="0" calcext:value-type="float">
            <text:p>0.00</text:p>
          </table:table-cell>
          <table:table-cell table:formula="of:=[$'Compare Dist'.I69]" office:value-type="float" office:value="28.47147" calcext:value-type="float">
            <text:p>28.4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0]" office:value-type="float" office:value="0" calcext:value-type="float">
            <text:p>0.00</text:p>
          </table:table-cell>
          <table:table-cell table:formula="of:=[$'Compare Dist'.G70]" office:value-type="float" office:value="63.29357" calcext:value-type="float">
            <text:p>63.29</text:p>
          </table:table-cell>
          <table:table-cell table:formula="of:=[$'Compare Dist'.H70]" office:value-type="float" office:value="0" calcext:value-type="float">
            <text:p>0.00</text:p>
          </table:table-cell>
          <table:table-cell table:formula="of:=[$'Compare Dist'.I70]" office:value-type="float" office:value="36.70643" calcext:value-type="float">
            <text:p>36.7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1]" office:value-type="float" office:value="0" calcext:value-type="float">
            <text:p>0.00</text:p>
          </table:table-cell>
          <table:table-cell table:formula="of:=[$'Compare Dist'.K71]" office:value-type="float" office:value="67.67105" calcext:value-type="float">
            <text:p>67.67</text:p>
          </table:table-cell>
          <table:table-cell table:formula="of:=[$'Compare Dist'.L71]" office:value-type="float" office:value="0" calcext:value-type="float">
            <text:p>0.00</text:p>
          </table:table-cell>
          <table:table-cell table:formula="of:=[$'Compare Dist'.M71]" office:value-type="float" office:value="32.32895" calcext:value-type="float">
            <text:p>32.3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69]" office:value-type="float" office:value="0" calcext:value-type="float">
            <text:p>0.00</text:p>
          </table:table-cell>
          <table:table-cell table:formula="of:=[$'Compare Dist'.C69]" office:value-type="float" office:value="18.49073" calcext:value-type="float">
            <text:p>18.49</text:p>
          </table:table-cell>
          <table:table-cell table:formula="of:=[$'Compare Dist'.D69]" office:value-type="float" office:value="0" calcext:value-type="float">
            <text:p>0.00</text:p>
          </table:table-cell>
          <table:table-cell table:formula="of:=[$'Compare Dist'.E69]" office:value-type="float" office:value="21.50927" calcext:value-type="float">
            <text:p>21.5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1]" office:value-type="float" office:value="0" calcext:value-type="float">
            <text:p>0.00</text:p>
          </table:table-cell>
          <table:table-cell table:formula="of:=[$'Compare Dist'.G71]" office:value-type="float" office:value="57.12764" calcext:value-type="float">
            <text:p>57.13</text:p>
          </table:table-cell>
          <table:table-cell table:formula="of:=[$'Compare Dist'.H71]" office:value-type="float" office:value="0" calcext:value-type="float">
            <text:p>0.00</text:p>
          </table:table-cell>
          <table:table-cell table:formula="of:=[$'Compare Dist'.I71]" office:value-type="float" office:value="32.87236" calcext:value-type="float">
            <text:p>32.8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70]" office:value-type="float" office:value="0" calcext:value-type="float">
            <text:p>0.00</text:p>
          </table:table-cell>
          <table:table-cell table:formula="of:=[$'Compare Dist'.C70]" office:value-type="float" office:value="18.64374" calcext:value-type="float">
            <text:p>18.64</text:p>
          </table:table-cell>
          <table:table-cell table:formula="of:=[$'Compare Dist'.D70]" office:value-type="float" office:value="0" calcext:value-type="float">
            <text:p>0.00</text:p>
          </table:table-cell>
          <table:table-cell table:formula="of:=[$'Compare Dist'.E70]" office:value-type="float" office:value="21.35626" calcext:value-type="float">
            <text:p>21.3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Dist'.B71]" office:value-type="float" office:value="0" calcext:value-type="float">
            <text:p>0.00</text:p>
          </table:table-cell>
          <table:table-cell table:formula="of:=[$'Compare Dist'.C71]" office:value-type="float" office:value="26.90789" calcext:value-type="float">
            <text:p>26.91</text:p>
          </table:table-cell>
          <table:table-cell table:formula="of:=[$'Compare Dist'.D71]" office:value-type="float" office:value="0" calcext:value-type="float">
            <text:p>0.00</text:p>
          </table:table-cell>
          <table:table-cell table:formula="of:=[$'Compare Dist'.E71]" office:value-type="float" office:value="23.09211" calcext:value-type="float">
            <text:p>23.0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8:38:34.233897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1-07T08:40:36.399397981</dc:date>
    <meta:editing-duration>P10DT2H42M36S</meta:editing-duration>
    <meta:editing-cycles>147</meta:editing-cycles>
    <meta:generator>LibreOffice/6.4.6.2$Linux_X86_64 LibreOffice_project/40$Build-2</meta:generator>
    <meta:document-statistic meta:table-count="10" meta:cell-count="17625" meta:object-count="0"/>
  </office:meta>
</office:document-meta>
</file>